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wrap-option="wrap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ext-properties fo:color="#333333" style:font-name="Arial" style:font-name-asian="Arial" style:font-name-complex="Arial" fo:font-size="8pt" style:font-size-asian="8pt" style:font-size-complex="8pt"/>
    </style:style>
    <style:style style:name="ce4" style:family="table-cell" style:parent-style-name="Default" style:data-style-name="N0">
      <style:table-cell-properties fo:background-color="transparent"/>
      <style:text-properties fo:color="#333333"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6.20183333333333cm" style:use-optimal-column-width="true"/>
    </style:style>
    <style:style style:name="co3" style:family="table-column">
      <style:table-column-properties fo:break-before="auto" style:column-width="8.61483333333333cm" style:use-optimal-column-width="true"/>
    </style:style>
    <style:style style:name="co4" style:family="table-column">
      <style:table-column-properties fo:break-before="auto" style:column-width="3.19616666666667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r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onstructora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base64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string" table:style-name="ce1">
            <text:p>104 Viviendas Los Girasoles</text:p>
          </table:table-cell>
          <table:table-cell office:value-type="string" table:style-name="ce1">
            <text:p>SJ8 Promociones y Obras,S.A.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data:image/jpeg;base64,/9j/4AAQSkZJRgABAQEAYABgAAD/4Txg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4OjE3AAAGkAMAAgAAABQAABEckAQAAgAAABQAABEwkpEAAgAAAAMwNQAAkpIAAgAAAAMwN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NDoyNQAyMDIwOjA0OjI4IDEwOjU0OjI1AAAAAAYBAwADAAAAAQAGAAABGgAFAAAAAQAAEZQBGwAFAAAAAQAAEZwBKAADAAAAAQACAAACAQAEAAAAAQAAEaQCAgAEAAAAAQAAKrQ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wttG2vuT4G4u2jFAgxS4pCDFLtoAXbS7aLAG0UbaNQ1FANLtp2uTdBtoAotFBdoXHtS7anmVxahtwaft4ocmF09Q24NWtPthcXyqOURtxHrjmubFVVGlJeR04SEp1o6dUXbuY3OoSy9VjPlL74+9+vH/AAGr9unlQ5PQ8mvlI7Nn2+1kZr64iyMqrwCQKKXOUYe2l219ufn9xdtLtoC4baXbSEG2lxxSukGoYoAycf0qfaIfLJ7IlS1uHPyW8je6oTVqPRNUm5j0+7Y9sQt/hWc8TCO7NoYarLZFlPC2tv8A8w2cf72F/mamXwnqoGZEtovXzJ1H9a5Z5hQjszpjlmIl0Hf8IrL/AMtNS0yM+nn5P6A04eG7VeJtdtF9QkTN/hXLLN4dDpp5LVluSLoWjrw+sTv/ANc7f/E077B4di4abUZD6gIo/WuapnMnokdkMiju2G3w5FyLK7lx3e5x/IUfbNEjHyaLA3vJMzVySzOq1Y7IZTSW5JHrFgGCxaTpyk8D90WP6mqOq6+GjWOGO3SXoiRRBASeBnFc08RWmtWddLC0KbukQ2MWZUjVzhDy5/iPf8+f0qxrl0bawkC8O/APoK0lokh03zts5VbuwCgEtkDniisbGh0ieFNaYZayCD1klRf5mnf8IpqI5e4sY/Zrof0zX08syorZnyMMqqy3JB4XI5m1awT1xvf+lSL4asRzJrQPqEtmI/WuWebqOx2QySXVkg0PRE/1moXr/wC5CoH6mnDTvD0f8F/L/vSqo/Qf1rkqZxN7HVDJILccI/D6dNMd/wDrpcNip0m0ZR8mkWYwOrBm/rXLLMcRI645ZQj0JRfW6kCDTbAHGRi1BOPxFP8A7V1AfLFGI/ZLdQP5Vg8VWZ0QwtJdCKTWtSRT514Yx6GQJ/UVQm19Rkza3b8dQ98px+TVm5TepsoxiV9Tvl05oRf3kFv58YljEjt86nuMA5FZEvibSAcNqgY+iW8jD89oH60KMpDuis/izR14Fxev/wBc7YD+b1CfGelKcC11KQ+pZE/xpqkCma/hHUbfxVq01kttNCqWzy7nmVicYGMbVx+dcy3jWUHbFpNtkHBMk0j/AMiKfskDZA3jTUifks9Oj9/JLf8AoTGoH8Y6uc7ZLRDjqlrHx+YqlEVzW8EeJr6/8Y2NtqOoie0w7SQFUCthGIBCj1xVfTBNqPivVNQuZZHWGZ40DsW2/M2FGegA7DimlZkSV0zvdOjMcRlY4Y96wb+RtTvXQHNup2qPXHU1c90iYK0S+ujtsXEeBjiir5URdmc3i7R2Yk3pckAEpDJz17kAVA/jLS1OFe7f/diA/m1cXsHLqdV7EJ8aWeflt71h/tMqj+tXNB8TLrHiGx0z7C6R3MojMhnBx+G3n86tUuXcXNHoVdd8TXGla/f6bBaW0iW07Rq0hfkDvgHArKfxpqg6QWKD/rkT/M1ahFi5pIi/4SjXZjmCVVHfyrZD/wCymuu8F3epXsPiE6lJKxh055IDMm3YRnDLgCnyJIlTbeozx19udvDiafNMJJ9LWWYRSFd54+Y4+vWuMutK1oRNJLFdygEZCt5jHJx0zk1UY6ailJXsinFoupyuscGiX2Tlhui8vI/Gp5PDeupZzSjSJhHHkMDIgOB7A5NK6SDldzuviDo19rKeHprE2hSLTUWTzrlUKMe1cQnhbWZCURrM+vllpD+gpKoloXY1rP4daxc7jNc+TnHCWTuT+VaMfwp1Bxk398fZdOI/nUOoPkOk8GeAtV8L+IXvvIvbu2a2eFg5ijcMT1wX6cd81Wb4NRSDiK681mzma9GB+C4/nSuwUTL1X4VyaWYlj0yG7EgIOb0qExxzuBPOc/hUlt4LmiSJI/Cfh1SowXuLmWUt7/colUsPlOZ8Wz33hW80/wAqDSLW7AaRFsoGUIDxzk85yfyq/wCDy1xp0UrkeZcytJKwGNzMSa0TukydtDrtYuvsVjtTh3/dofT1P5ZqDSLHy7ZHPUj5R7f/AF6a95k7GwF4oqrMd0eYw+Bdemy42qSc4+zSNj8hj/8AXV1Phlr8sbFWnL4ONmnso/MmsucfKWovhL4hfb5n2nPO75oU547V0nh74X32j61Y6myzNLbSCQK92uCR2IApOWgcpfv/AIWDVtW1LUbuCETXspkIN4+IyfYLipF+EGmMVL2+mowGMCJ39OvIz/8AXp83ugo6nRaN4LTQ4GSylsoFYnd5Vnjt7uatN4VieS4ka9kHnQtBL5MUab0blgflNRzBylmLw5HCsMf268K28QhjAdRtQdF4XPb61M2g2UiFZnvJVPUNeSgH8AwFNMdhqeG9HRtwskbH992Y/qTUy6HpQ5/s60/4FCp/nSKLMVpbwf6m2hjx0KRquPyFTAVIxcUUMApD0P0qr6CZja9/rYfof5isR2CKzMcAAkn0rGWsilofN/i3Wm17xJeX4b9yzlYR/sDgfpz+ddB4Z1Axt4csV+9NLub6AGuu3upGfU7C936jqsar/qU+Vfl7Dqc/57V0KKI4woztUZOPT/8AVWjVjKEua6Mp/E1ssjKFbAJAorO5oezUVhY0Clp2C4UUmD2FoJwMmiwET3dtECZLmBMf3pAKpvr2jxvtbVLAN6G4XP5ZpoRVk8XeHoWw+sWe7+6sgJ/IVGPGWgSOEiu5JXPQR20jZ/JcUwEn8Z6fARuttQfd022xP+FVG8e2iHcmlamcd8Rr/wChPUgOuPGEluke3SJCX6BriNenr1qo/jXVHBaPRLfCjPz3rN/6DGRQMtjXtWeLd5djG20ELtd8ZHrlf5VjSeKfEpJ8lrGLacAfYmbH/kUUQ1YmOstU1DUhIuoTJK0e3Z5cPljnrwGNcn4me+jsZ45tZuPLuXMAVI41+Uhu+3Pt1qqcLyZMpaI8c1qxh0+5SKIyOrJu+dhnqRjgV0XgCxYzTanIdxjXyoT9fvf4VsQno2ek6XaLlpW6jj8qZr975Fn5KHDuM9cfLVVJEUY2TZwx1NFJU2shxxnNFYXNT2b/AITPWriG4ns9AtpIID+8ke9wM9f7me9Rt4t8SLDHJdabpVvHOreWyzyTMSODkFVx1qbWVy1uZp8ZeJp1YwtYKofbxbMT1I7yf0qVPEPiLLLPqJQ46RW8a/z3UONlcSeoGXxLcafPfrrd0sMcmzA8pT29I896HTVYoopbnV76VJ1JC/aCuMEjtil0Gyn/AGf5uli+l1idmkkYCJr6Y4GT6yY7elP/ALO0u2dWEsNyZIwWD/OU5PGSTRLYFuVbnSrO5uN8VnG5C4BS1V8f+O5q1aaXNBPG0djeEKc/LaMB+i4rT7BL3L02k6hcXDSJp930x3T/ANmFSwaDqiXCSDTpeM/emHp7tR9mwPc0YtG1B38ybTUdVjdVWWVOMgc96ktfD1/FZzwm3sQJlwG80kp/45/Ws1orDe5YtdD1KKaOYyWYKoVA2sevft6VJDoN/Ak0YvrfbKCGzAxI+nze9C2AVPDMmMSagduMDZABx+JNMHhC3BJe/vWz1AEYH6pTi+UbK17pFtpDKIWkcy8PubJ44Hb3rx7xtqWnyzCA3oeaOQllFwRtOSMEA9etXSerJktEedaw9uZozbyeYuz5juLYP1JrvfBoA0C1U/xFh+pq2Lozv2aKyssucJEvzGuWhibVtR86XALc8jovapb1FbQ6QafCFAWFSAOPlorQk7G18Im3tLi2XU5fLnIMm2BQcgAdeewqZvCNtJDFDPfXckcO4qCyLtLcnovtXPe6sbLcSLwZpEWQPtODyf3x5qwvhPR15+zu/wDvTP8A0NDldWElqWF8O6Mq4+wRH2di38yalXRdLj+7ptoPfyV/nil0GydLK0T7ltEvssY/wqZVCfdCgegUUdBLcdmiqXYaCilcQUtLcApM0AOprcDt+NG5RxvxD1hNF0WS/wB6+YiMEUd2JAH6kV8rTyvNK8jvuZmLM394/wCea1pxM5MgJHfpXYeGNSeS/wBA0+3fpMWmC/UnBrSWwonf+I75nlWzXcYlOZCe/oP8+9aOjW4itg23DH7x/kKnlI5tbGpRQXY9KLoBncF9zVaTU7CHiW+tkI/vTKv8zWBpYqSeKNAhP73WtNUjsbmMn+dRp4t8PSAmLWLWbHXyTvH6A0+YaIZPG2gRnabx2b0S3kb+S1GnjrRpHZIvtrlfvYtXUfqBQ9hdSnJ8RtK3MI9N1aQq235LUAfmTUkPjqO5LLFo1/CF7TsiA/TBam4cseYmLu7DbjxzNHIY4dIJ+XcS1yAOf+A1DF411SZ48aLbLEx2h2u2OP8AyH/WjdXK2dh0niXxJIZpLSw0poYgod5riQcn2280xNZ8VGGG5uDpEMErlf3UcjOOPcgdqN1cV9bBLq3iGaZIbS8QMQzMVt4+gx6n396q/afE01vPMusSbYhlwscIx/46alaq5WzIdTuNXkSAQ67qFuW5ZozGWYDtylZjw6kUZpPEetOQOn2rZn/vkCtIaoznubUcMJjQSPNIxQE753Y/jk1m3mgWVtJAjyRSLKiks5LYzxj5iRWcfiNHsjzf4mtaadfLo2mvAbchZ5WhVQGbBGCB1wP51zZstHGlWEqsrzuF85Q2dvBzx27V0xWhk9yhr9vY281t9gGAYvn6/e7da6b4f2Itw+qn/XMdkQ9AOp/MfpSYdGdlbWRub7LfX6+p/wA+tdKAkK4zhVHBqqjsrGNJe82Z51m2DEZ6GiseY3uVrfQNOurC/uJov9JXAgi8kNvGBk8qatxaJDDa209pZTC5bes6JangAjHRayNR9vpN+IARo93vMhY5gYZGT6irkei6uSSNLuAABwdqjjPqRRYSL8Xh+9Ok3EL6Q5uZJciRpEwowPRqsP4dvmht1j0+GGSMEO5lXLZIPYe1WtYi6leHwfqsabC1ovzFuZSepz2FXE8J6kGLGazAbj7zf4VTlzR5SYqzuXIPDl/FDcwm6tFE4XJEbN0z/tD1qYeG7hrBbV9Qj8uNi/y253d/9r3qNlYrdj4vDTJFND/aL7JSC37le3TrmpB4ciNukD31yY1YsirtGGP/AAH3o2Vg5eosXhu1jdZRd3n3Sv31HB5PRakj8OWCqyI1wQ/DYuZBn64IpLRWB6sX/hG9KPL2zP2+aZ2/r7U9dA0hPu6fBn/aBP8AWqTsrBYkGi6YOf7Pth/2yU0r2dhbRtItnbqEGSRCv+FJAfN/xUuvtuqWtxgKGMpG3A4yMdPpWI/imE6Za2gtZd8ChWfcMNgH8a6vsmb3MjW9XTV2tj5LR+RH5fLZzz9K7TwnIsOhW4l6OSq/UtgfqRUSDoz0SztzDDuH32PP+FZmuakYo2t4cbsfPk4/Cpk+YUVyo4C48R3EVzLHtX5HK9T2NFTYLn1MBilzWZsFFABS00MM0ZpXFYM0tHmC3AdKRmC8sQAO5ot1BvoQte2q8NdW6+xmAP8AOq8muaPFxLqdih/2rhf8aESQy+J9CgwZNXsox6tcKPy5qBvGPhzH/IZtW/3SW/kDQ2VYk/4SnSsArNOwPzAraSnP0+SuU8TfEDSJtNe2sjeSTSsFJ+wzDg/VfWnBczJk9Dw7xrqUGoXVssCTo0QbcksRQ84x1HtXJsrHgqw/CuroZLcR0dMK0ZGegI610nha6nvdc0WwjRykE4kYevOcn6VMnoWkev6lqQs4eGy752D0965qEG8uCRnAOWI7n0qFG7uKU7Kx0a2Hyj/Qbbp3A/woq7GdzoH+I1y0jiDRY2CckyXeB0/6501fiDfmVVbSrRAcHi4Zv/ZRXIdIi+M9fntWuo9NtUt/M8red7AkHH09ac/irxGhU3EdlF5iBkYQMcg8f36qXwgRjXvFs9pcXkU9qtuj7MrbAnOPd6VtW8SQCOS41JFjmBaMRwRjpjPUH+dN/CFzNTWfEFyjSf21dL8xAC+Svf8A65/1qxBf6uGYT6xfSg/d/eD+gFOUbRuTGXvFiO3u9Qt72eXV9VQQRptSK6ZQck+nPao10yKPTYr99S1WSczFSsuoSspHIGVLYPQUP4B/aMq6sbK6una4d2xjg3DgH8A3NJbaZpcFzDKtvCGVjhiS3Y+pNUl7hF/fNJLLTL2eNLhYBCsbsPlQ88Y6ipLXTbA2d5ujkEij9yEjOCcf7K1EdinuSTRXJSPyrG9baegtnIHHutMNnqsm8JptwMjHIKn+VQO5oR2OpLCqjT7nKgA8L6e5rk/EGsXF1cwoLC4C2zp1dP4ev8Va0dyJnlfjVZv7XjupomiEsW1VMgJJU85xn1FXGju/+Ef03/Q0CoiESGXk4HpjiuiRC3MjxWbhprI3Eccf7jChH3ZAPfjrXR+AraK1t11D70shJ3Z6AE8Vmy07GpfGbUr5wCC7D5XIb5Rn8q6nSNMS0hQgAbV4XuPUn61pJcsTlg3OZp0VnzHRylxfh7fkyZ1K3BkxwIyR+tTx/D6487e+rI2VA4h6f5xXMbmpD4Uni0ldOGpx+SJDIcW/zZJz13/WnzeEjeeR5+pSEwxCNRHEq8D8TVS+EmxLB4WjhsmsxqV00Lv5hQLHyc5/u+3rTm8KW0sccMtzdyLEDsUyAYz16CnELCR+ENLiBx9pwev74/0p/wDwiGiHl7d3/wB6Zv8AGmJ7jx4R0IcixB+sj4/nVmPQNKh4jsIgex+Y/wBaB76lqOztYhhYIwPQKP61KIkXlI1HuFFIHuOApaTGFIAO9AmZ2tXy6fpctw339u1fr0ryK4be7N3PWtqa0IkcF4/x51jnph8/+O1gv4kv2soLX9z5cCBE2rzjkdc1oSUb7UJ9Q8o3LK5hXYoC44612nhaeGDw7A0zld7lRjry2P61L6Db0Z22k6YqAyyqRls59f8AP6k+1bjMFy5IAxwTRJmdKPLqZra5YKxBlGQcdKKg1PYaXHFZGlw6UbgDyQB70BcaZY15aRAB3qB9SsY+XvrZMf3plH8zQFyBvEGjIf3msacvqDdJn8s1EviXQ3z5WrWEmOvlzhsfkaYNEU/jHw5bMFudZsomPQPJgn6Co08beG5XCQ6rbyseixhmJ/IUxbaBN4z0KBwrXE2T/dtZW/8AZaYvjbRJHCob1mPQiylA/VQKQPcWXxnYxMIxaanKx6CG1LscewJwKgPjiDy3ZNF1p1UEsfsigD6lm4prYYlz42ht0VjpV0yscAF4lOfxeqjfEBMEro9yABnP2mIY/ImlYTOE8cfFCN7hbD+zXCxrvdRMDyR3wPT+dcx/wkWrSJG8fh662zYMbNJwc9O1b01oZS3OT8TandX80MV1Ym0kiDHaX3Zyfp6is7+yb1raK5EOIZT8rcfNnpVPYCG8sLqxMYuIthkXenTpmtTw19o1LXtIssboYZw+1egGckmpewLXQ9zDrHGfmCouSc+lcprGtPdCWG2H7gDBdv4/p7VDepTWljhbjVp4rmWP5fkcr+RooA9ator7ULG/vpdcvle3I2p9qk+b2+8KimiktLO0uRq9zKZ/MVo2unbaARg8t3z6dqwZqZ1sqTpO8t05YS8B5j0yferX2O1jf90FfcON3zCtH8JEZPmNC10bQ59Cu5LjS7aS/Mv7stBl9vy47dOtWZNMsLa1tP7P0pIZ8Hzvs9rtPtnin9kPtCwaRB/Y6yNZ3RvnnO7EL/cyfb6Van0xw0L2tjdkmIedmN/v/iKmXwjj8RasLO7itb1H065MkkaCP9yT6557damNnfvocVmNNuBMsxc5VRxyeufcU/si+0Qw6NfC3uQdJdpnC+U5aPCgdf4qkXRL3+y4IhpgW4jl3NIXQcYb3+lSth9SxZaRqlteidrZCBCyczjvj/CpotI1SO1vIGhhP2lSoJl4GR9KForCe5TfwvqUmwlrYbBjHmHv+HtUF34ZvobSaR5bVFVCS3mNx+lXCVkTON3c8bvfBc93dyTTaipZjknyzx6d63wmpLZWdqbm3xaqijEJydo929q3jNmbOI8Y2zxXtvczTCWSYFTtTaOD2/Or0kMw8N6Y0l38hjVkRYhxxnr+NDKRieJldWsmeZpMw4yVAxg9OK6XwBDBDbRXJUhnky7j2J/TFRLYuO5veI9ZZoiofy7VRuYfxP6H6e1Yll9p1ko0P7m0Aw0pU/P7L6n37e9NU9bmEql00dAvhSy2jNhnjqTkmitORGXvHuC6Tpi8DT7T/vyv+FSrY2ifdtYh7LGv+Fcdj0SQRIowiKv0UU7bR5CdhQKWi/QVgpKYBS0BYKKQmFFG47CHJ4HWuX8aaiIbJLVesp3H6D/69VFXYmzzeQ/qahb+tdUbWMWcR48/5h/X+PofpXHs7tje7NjplulSykRMR3ruPDeow2Oh23mHDyOwjXOMkse/b61Mg6M6ptOGoyBHDlHAGxW4I9/b+ddHZ6elpGgwNwGFAGAoHYCtJytY5aMeZtst4orLU69Dp18d2UiTPBpmqTLEP3rR242j6nd1pjePrZY4nbSdXRJAxR2jiw2Dg4+esOhqNXx4JbM3MXh3VXtvNaITboVUsGx/f/pTpvG7wLH5+hXdv5qB082ZMlf+Alqbdlcm+pTb4ivvcQ6HI4HU/aR/RKF8fXbkb9EWLPTddH/43T5bLmDm1D/hONVeH7RHokJtixjWQ3DYLAkdk9qd/wAJprCENcaTawblV0/escj8h3pPRXC+pLH4m167WZrWz04JAgaQyySA8k4wAp9KD4h8RJZJeSR6UsLPswvmM/U+uPSjdXC9nYg/4SXxLOZXtlsGt49u9jAxwT/20pi+IPFH2WG6lNgLeVthItznof8App61PNZXHYfd69rOGFtdojbgWzAGG36HpWYPE3iCaKWaLV0kjjyD5drGduPwNYUKvNFjLo1XxBezwwW+rMjOC5byYRjA/wByuB1VPF2qXd7I+uofsqcDyFzjbnsortoxvqZVJWPOT4n1vAI1GQHHACgcj8K9Ci0yVtK0y6bUb5pLtYS43qOGHOPl966EjKT0OE8XJJDqqW7XE8qqgceaQxBJOf5VM2iaeNAsbwRsZpgpcmQ981nIuOxmeIbCzsXtBbLjzItz/OW5z9aPDVhc6jr1mIUYxxzKWJ6KM80nohtXPc7eFIEIXGTz709nVFLMyqo6knAqHK4JWViodc08HBuE4/2aKOYZ02n+FdYsdKvrLbYt9rx83nN8uAB0285xUX/CEaodJsrA3FpstGkYOCxL7yD0x2xWPQ1Ltt4V1O30QaYLq0CGdphIEfPLZxS33hC+1D7MZb21XyIhGNsbc459apq6sTbUhi8D3EcbRnUIfmbPERz/ADqVvBEshVn1FAw5H7n/AOyp811ykpe8WofCc8WmLp7akDAshk/49+ckk9d1OuPCkl2IfM1A5hiEa4twOPzpPVWKtqPt/Cn2aOUR6jIPP2+ZiFc8Z9frT28MBrMWcmpXBt1bcFCIMH8qNlYLXdwg8LQQRyImoXirJjcvyc4P+7TLnw7HDZANc3jwREyeX8nXrnhfeokvdY7nnuuakiXSWIuDEsp+cg4IX9MfnXY6HoVrcWyi1mnhsGQAjzQDKe/A6D/Oa4cJpcSeozXNJ0yz0b7TCbmOZ12RlZ2BAI9ua85m06AF/nut0gw5a5kO79a9WlKyIqRuZp8NaQME2CdcD72P51MdLtFUAQnA6Zc4H61spGbRyXjG0trQ2nlQBC24MyjlgAMVXe80c6TZx7I/PSMCXEWDkDnJ+tIb2M3V57GdbX7GqghP3mE285+ldj4EyLG0IOP3p/8AQjUT2LgdpqXiGy0xSAxml/upyPxPauF1bxZJN/rLogE/LDGOn4d/qahIL3Zk/wBrXvayn/If4UU+UD64zS54rI1DNFNALiilbqJhRQSFB6VV9B9RjFipCkBvU1Rmtbnkx6g6g9UYBgfbHas5K6sM4qHwTp11r2oXV7dRKIWVEDBSA2wHOT2GenHSpvFk8uiaeuoaTqhJAEboJRjHYjGOgzXP7JR1JZiLr8WoQ2MsryNbwxco7ggyH/DniqWnXdlOkisEdXJUE4O3p+XNKNW0PmJmRLe2ka/PdQhc4yXAHfn3qs2p6cOt7bf9/VH9a9SnLmiZM5Lxld2119kEFxFKU3bvLYH0rkyabKQmea6vw/rVvY6dbWpDSXDyEBEOMZbvUW1KvZXOg1m2uLu2lt4VZn2EYD7ccdx0/Pms7SPA6nDajI0km7Plwn+Z7/hWso6I5ITdmkdkuhW20YtFxjvHRSsg/emhb6zrV2k8r63qSlDtGyXaOn0/rUR1XW4HQvr+oyBx0a4P9K4mekaVsNSu9AOpP4ivw/2oxCEXLjgNt/vUmo/bNONvs1u8nWeESNuuXOMnGPvVT+Eyi/eKcBuriCaZ9VvVZSQoF2wGOP8Aap83m2sisNQu3DAg5uGIyMf7VV9klSvKxlCe7aWQtdTlfMb/AJbP6/71WreUhzuncn3mP9TUy+EqO5p2kFhd2uoG7ffMkSfZlaYjJyc4Gee1PWw0mPw5DOIoRfCfHzOd2MnPBPpSvoUyrFpVhfLcTzC0XylCqjxgmT6fzoXQ7COyhu0Sz+0GQboRCNwHPNHQZV1zSIZ4LPFlFIChZv3W7ndj+QrOfSJbmJYhpzRxp939yOefQDis7OQmZeprLatbQTITaKG8x5o2VgccAYGBzjpTL6786Dy4IWSUlWbahO/A657npWTpWh8yGcxqdpdXrgGOYrjIjSLcc+p6DNd7Z6vpsWh6XAUmWeDyN/8Aobg/LjdztxXoUdIGU9zz3xaySawtykTpHIny5jKc5Pb6Y/Os3+zphaRTndhsY/dkevetGNFa5tZLYqXztkXK5UitTw5oV1qN5azLsSESqdzty3PQCkynseu22loqKrnCqOFX+VaMMKRDCIF/3e/1pSnfQyjSsyX5aKyszb3jpfD0+ha6jNFpdnEw5CeSOfxx+lb40XTBz/ZtmP8AtiP8K56UuaJoPGk6aORp9oD7Qr/hThpmnjkWNt/35X/CtbBYX+z7IdLK2H0hX/CnCytRyLWEfSMf4U7CsBt7dQT5EQx/0zH+FUo7y3DlfLjHylicD1x+H0rOcuVDuZt7rASORiqKF6FMZZPb3qqurwzXsD2VyPnjYumOScAdPT+tcsqtxnWQB/LVnbO4D+GpfT6iuyL0Qitbj/SLr/fH/oI/+vVkAnpnPtTSGeb+MWgu7OzmCLhJJVBb1DYP6g1xL36w3DRsR8yuoYdCTxVJjjT5ncq+dCMyEBS2OnU96kVw6/Lux71pBkThynHeNcedY56bZO/utZB1qQ6fb2jQKFiUKG3cmrsZWuVdR1J7+O3Ro0XyFKhlJ+bNdp4JOLG1/wCux/8AQqiexcT0ZG5H19M+tD3MKffmjT/ebFRcGR/brT/n7g/7+D/GimBZ8NXlppOuG51HyLaHy2MRL4YHpyD1z83P1rtR408P9tTgz/vD/GuHD6QNBf8AhNNB/wCglAf+Bj/GpIvF+izSrFDexvIxwqo6kk+g5rp5gsSyeJNPhmkhncpIpwytjI9iM8UyTxVpkeA82M9OR/jUSnYLFW98Y6UkDMLtUIHDMy4H5muNvvEEU0O23EjzHlWSQDrxyB1GP5Vz1Z3CxhXd+Z7LyHiYXbcsWbICHnPXjmjSdZ+z5aQ7SrAu3GFXvzn36CuVrUDvrT4iaBDElu94JJkXDAMg6cd2q5D4/wBGuZ44IXdpZGCou6Pknp/FXpReiAdd+MdO0e/mhvFmjlf5hF8mQPu/3v8AZqu/xH0XaSBOSB/s/wCNWnoJnGeKfEljf2iQKTGrSPIjHHCucjv9K4C/lH2rMj5DgY5+6eh/TH5UJnVS0iQxySmWNS2dvAG7r7/yq7JrlrFEd5xsJVjnHPp9auD1Jrq6Oc1++tNWkt2iuI4/LDZyCc5/CsUwRD/l9jP0U1rzHHsQvFCAT9pU+wU1t6V4hOl2cccUIcoSQxOO5ND1QFo+KdW1C4Rd8zo758uEHcR3AqlrM9vqGrzXEFm9tGQFEUzlmQjrknv3qOUbKXkp/cWikB6d8VLOGHxJZfZ4NgexjdlUcFiTz+Ncbb2c9xMsUNrLJIxwqJGWJP0FYwj7pZ22jfCnXNRKvfCHT4Mgk3BzJ/3yOn4kV3mn/Cnw/YXNpdGa5kvraZZ0lZwOVP3duMY/DPvVAyl4q8DX1/f6hdQfZ5obuf7TnjzEO1RgZ7fKeAaz5RLZ+Iy06GMbOd6Dvgd8Y/CuSvO0hxV0UtZvxf6RPAsSjc6qAkYA46cjpzz796r+H7K5lNxZtvndIy+5to2cgHjqeh9uaxlPnKS5SHWtLYSJbW82+YJgMp2tyu7A/lWFPc+TZoiMssijadq5ye5+nv7itIwvYlmCbK4v79N8JUzHaGKYxmup8GeD/wDie6df/a4migljcIZAh8zI7biSBj0zyK9NL3DF/Eev3UFiviSa9vZrbytirHHIFDI4JOd3UjacYNXvtdjfxyw289o8hQgASL1IwKf2RdThFnsjZXFjeLaS2ssm2TMyo6npuHPI4647V5neIF1C4teSqPtjcAcr2Jx14xWctjrpPSxJcR/ZkQyXCRxMuWkPXOSOn0xXNajdJKWhj2sg6MOP09acUOpPSxmlajIq7HKyNhViLO3gZI5q0glsd54JjXRtF1PxTOMGKMw2/u3/ANc4H51xyyyXBaaVt8jsWdvUnkn+dZW1HfQfRRYOY9M+IN7JDq2nmznaENpsRkEL7cnnk4rCttV1P+y7+T7fOZFeHD+acrndmsk9CxdQ1XU4boLHe3SDyImCiY941JPXvn9aZpOpX8niTSxJd3DA3MaHMhztJORnNAHVeL7+SHxffW32hkR7lgiCQgcBOPbr2qreaszMQJTlCQxHbOOetcWJj75pAqRajsJlDZU/KCn93ua6rwA0F7r93HKgkVbNmxIAwX5h0z/nisqEbzsOTuifxakFp430eGKBYxLCsm5AAQwyMkd/l4/KvK2vLqK7leK4liYuceW5XjPqO1ehGNmZIqXWoatLJDHHf6gXZsAC4fnn612tvb3ovtEkhv5Ekjiia4O5yZSAB34yMfWt+bSxi/iHfEC7uWt2u1lvAVEsZaORlCkBSN20471vfCu2tbm9mvEPmYtILeQsxb5myzHJPsKL+6UtzDvbBTqU0MNtIwtx5Mab24Ks2cDPv+lctoNxcanrMGkzoQsg2ncCCjZPr+VLdFRlZlHxz5a6oi2w22/Oz3XJxXPn+LjPFXFCcrssWcUUu7cmcEd604tNs5CMw5P+8a1itDNs0oNB0x1y9tngnG8j+tQ3WkadHOyJAg+dRjJJ5/EU7aGcp6Gh4sg0m1srXTdPCnyYyzum8BmwSOC7D34HesKztLYWIlaHLHaS5PqoP8yTWUtEHPoO2Wnov/fVFc/MHMdV40/5Cdp/16LWXaf8gi//AOulv/N6aOobqH+v/wC2MX/otKfpX/Ia0/8A6/of/QXqkBp+MHaTxzOXYsRctgsc4+WKqGsf8hS4/wB8/wAqwxO6HA1NPAFnIQMfJ/jV3wnI8Ooak8TsjBF+ZTg/fWuWn8TEy/rsjyeMNHMjs5+yvyxz2avPD95v89zXbTBbGrpaILfzAqhxuwwHPbvWzHLILi0IkYHb6+9Y1XqYS3JvF3z+C7kt8x8xuT/urXYfCJVHh9sAffi7f7BrWHwl9TkNWJHi7VSCQftj9P8AeauY8L8/EUk8nzm5/wCBCtKe4L4jJ8af8hCP6H+YrDbv9K2QIt2PRvr/AEratuorSJEjTh/i+o/nWTq3/H7H/wBdY/5CiRJmuSIcj+8f/RZq5CzHS1BJ6J3/AOmVYz+ET+EnHSiuUR/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1NDoyNS4wNTE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316 Viviendas en Cañaveral</text:p>
          </table:table-cell>
          <table:table-cell office:value-type="string" table:style-name="ce1">
            <text:p>FCC <text:s/>Construcciones y Contratas, S.A.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data:image/jpeg;base64,/9j/4AAQSkZJRgABAQEAYABgAAD/4Tcg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4OjMxAAAGkAMAAgAAABQAABEckAQAAgAAABQAABEwkpEAAgAAAAM5NwAAkpIAAgAAAAM5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NDowNgAyMDIwOjA0OjI4IDEwOjU0OjA2AAAAAAYBAwADAAAAAQAGAAABGgAFAAAAAQAAEZQBGwAFAAAAAQAAEZwBKAADAAAAAQACAAACAQAEAAAAAQAAEaQCAgAEAAAAAQAAJXMAAAAAAAAAYAAAAAEAAABgAAAAAf/Y/9sAQwAIBgYHBgUIBwcHCQkICgwUDQwLCwwZEhMPFB0aHx4dGhwcICQuJyAiLCMcHCg3KSwwMTQ0NB8nOT04MjwuMzQy/9sAQwEJCQkMCwwYDQ0YMiEcITIyMjIyMjIyMjIyMjIyMjIyMjIyMjIyMjIyMjIyMjIyMjIyMjIyMjIyMjIyMjIyMjIy/8AAEQgAyADH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vClBr6A84dkU04oAQikxTAbRigQlLigBDSGgBKWqAXFLtqQE20YNAC0UAOxS4oAMU4Uhi5ooER0c0DFoxQAZpKdwEpaYCEUuKQhMc88UbT2/nQAqQvJIsaDJY4HOKjR1kBKHIBx0pc65uXqUotx5h+KXFU7IkMUcf5FK42hQM9KTBxnt60J3EL9aXnGSCoxnJFF0gWoCihIYUUgDbSYoAKWgBdtLtoATbTf4gO5ppcwNCEgdc8dzxVGbWLKFgolMrnosQLfr0/WsKtdUzSFNszbjxDP92K3WL3l5P5HFc6fGGr288se6KVRJgbkA/lXmvG1LnWqKsaWn/EN7e6SaewyVOT5UuO3oRUun+LtMWMpP9pjZnJB2buPwpwxDdX2j2sKVK0LGzBr+kzgeXqEGT2Ztp/XFaKukqb43VlPQhgQa9GNak92cvsmWUtZpPuROfqMfzqymlTn7zRL9FJ/wrhxGYxh8B1UsI3uc9rs9zpuqeVDKCnlqfnQH+lVI9ckBzLbqx9VcisaWOqNXYVKKTsWU1y0Y4lWVf+AZ/lV7U9SsrrWbZ7SSJo2hw75IO7J/Ctp4nnqQSIjSspE4+hoGCcCvTUk3ZHLKLQcUUxCUU7ALigCkgF5NABOMd6dmO2tinNqMcd19liimuLgdY4IyxX69qrTzX6lkmlstOB7SyeZKfoq5x+IFeZiMXZ2gdEKXczbq502CQfa2vr+TG4ecfKixjOdoyenoadc65cWE1pHYi1tY7qOORTbxhGYOAcbvvHr3NcDnKfxHSop7Gf4m1V7HxbfabDK4CPtRW54/GuPEdze3TtHC00jsS3lp159qiUmmVG7RtWPgrXb4ZWzMK+sx210tl8L2DKb293AfwxDH6kVnKoo6G0KbZ0lj4H0KzKn7KJ2H8Ux3V0EFpBAAIbeONU6BVHH0rBzfQ19lG5MAOuf0pMgdWOMZz2qbJF+hw3i3/kNY/wCmS/zNYRrqi3y2OOp8QZOPf1owGJJHXtVapponoAZk/wBXJIn+65H8q09OvrpryKOW5LRk4IYDP5100K0+fUynTTN8c0V7lmcFxKMj0pgANO69Bn6UrcwXvsAYVV1HVo9P8mNYrVGkQlZbqY4LA4xjH881yV6rS5EzWFKT1OW1vxDqP9tXulpcSMYZNnlxLsVh9EAqU6Dq+oi2eGwEam1hMhkO0BzGuePXOa8aU1Fts74wdkbk/gVtQWAXF80CJBHE4iXLEqoBIP1H5Vtp4W00PbSzw+fJbxJDG0h6KowOB1OB1rCVQ6I07CHwtpU15Jd3Vss8sjFsvz+dacFlaWabLe3iQY/hUA1m6jZappErSJGN5kVT6GqVxqltCm7cGAGTt5wKcYuSuEpKLsVJvEOnQfbgbpWaxTfcKgJKD3pNE8TWeuC4NqkiiJlBMuBnOemCfTvVcmgufU2VcMM5A4zya838JeIdS1bxPDDc3E7qBKPmlODgMOAMAciinHSVxVJaxsaHis510+0SisQ1rHZHPP4mVdSunsrJ50Clk25U/XFWAeAfWrJFpfMWGQSOcYYYx7nFLmtK4HbIFZAwYFSMg+o9aK7P7RmL6oRU5EZ32qpJxngV7E5qKbfQ8+EXKXKiymm3DDJUKMZ+Y1YXTYkOHd2PtxXi18wUnamehTwnKrsuxW8UJxHGo4zxzWfqeg6frU0ct9CZlT7iluPrXmSqTfvNnZ7ONrIsSQafYNJK6wQv94uQAx+pNUr/AMS6dptsbqaYSoTgLAfNYnqOB9KIqU07heMbJkN74v0bTzGLi5eOR0RxCqHeAwBGR+NSSeI4k8WLoKxEzbdxkLHpt3cDHoO+Kfs2HtEJqnii10nWbHS5Y55J7oKUKqAoBOOTn1rYnnit03zTRxp3Z2AA/GlyWHzXON1jVIprlpLa5SS3yQXjbcOMZ5FZkmuWqySmOOZ98ezBwg6fWutcsY2OSXM5XMh7kfatUmEQxqQxMrnOBjGB0/Oq8dzNpljcJYyPaq6/N5T7SSB6g5/Wp6F31Kdr4u8QWVxGItUnZN67lkw4YZ6c5r1vQ47CSwhu7aCJPMXcCqjIJ6/1rKouWOhpTactTnfFJzrsntGv8qxauOyMZ/EyOeCO5haGVA8bdiaeOFUelWIWquoSiKylfbnAGPrxzSA1NF8SWkVmlvd3IQqMxggkkehA9KKmzNvaM6irVpfQaek9zcP5cKAAsc8En2Fe7j03QbR5mHV6iIdc1ie0nEEbohLcLj5sY6+veuPm8ZaxDYSSSeTFKqZB25IOV/Dpu7eleF7Nclz0uf32jRufEsHi7S5tF0mWWLUpkVkeUeWAAyk8j2zWxea8NJvdKsj5LQuhF1IDnytoHXBqOToac3Uw/FPiWwmsZ/sszOXAXcsZUf0rhv7Qha93Kx3CQMCQemMVvBpI55Jtno954Eg1XVhqtzeSqXiiAjVR2Ud810f9hWB11tZMWb0jZv3cYC7en0JrnnVsdMImL4l0m0bUbXVnlVbiJFhUM4CgAltw981ymvX0E88OblJGVTkhs4P1rWFnTRhO6mzNtr+0s9MNoWZ5i0jcINoBOep+npWYuu2zhvLV2KjJO3H61bVyUxg1kt91cfXmla8knil+bI2nv7UrDIorJDKrFeAQevvXd+APEPm3R0pYZPLcNKrs3THBGKlq8WODtJFrxR/yHZf9xB/47WPRHZCluyKe4jtoPOmJVAQCcZ61JVEAao6ucaZKfp/MUgOZMH2iYfvniK9wOtFMo9pxXJa/d3H9ozW4lbyRt+ToOg/OvXx0mqaSOLC/Gmc3PqVrp15HcyAvJsZQFHHJGc/lVaTVYdQjlRCVU/MWx05968izOy+rZNoVxFo2ox6uZHkihbawCZPPGOtbAsL+4sm1CGylNq+4iQY5AJ98+vbtUvRlp3RgX10bi0kBXaquAWzn0P8AWs+3ZIJDP5QuFU/6pjgN35q0lYjm1PY5vGNpY6immrETPujQjzFH3sdBnPf0qWHxNLP43m0EwKEgUlnHU/IG/DrXO6a6nSqiewzWdR0dvENnpN9p6XFxMilHl2nAYsO/PY8Vz3jTQ7WxihurKNIYeUcJnGe2aIppoUmmn3OeNtbDQZZfLXzPJcliMnvXOw/NpjHJx5ZyB9a67HMiW38Pao4mPlIu4ApucDrVxNFudO0i6knaNiBj5GJxnj0puFlcSmr2JIPMLKoikJY4Hy11vgXw/Jp+uySzGRJIID8jgfxEVlNpRfmXBNyRb8T/APIemHoqf+gisepjshy3ZV1K0N5ZtCrAFiCSw9DVoUyQNUNZ40qX8P5igDk3ukiILtyfQUVVgue5V554itHm8TmXztkURwykEbuBXq4/4F6nHhfiOU1axitWjjQkghmY455rV8JaDPrwvYYSoRYwGLkjg9O1eU3ZHYld2O3sPhzFbWy211co8AkDsvOTgjvx6VQ0aaV4tFmjkIs4bZ1mhOfmZmfBx0xzURftdi5L2W5yepRNFZ3m1SE+3NGM9ODwP0qjFC43rjBE+wqOvSrRm0e0f8IfpF1qw1aaCSS6bY4O87cqBjj8BWsumWEeoS6ilvH9sfhpiACeMda5HJ2+R2RikcV4yAtvE8N1F8twtshWQcsuGbocf5zWHHdXd/rVst3ezNAEff50uVBxxwTj17V0U9bGE9Lk+ri0azmihu4mZ4yigHgE+uK5dbFBY+S95CrsmBgn1+latmKOlh1nT4Yym2SVmCjIIAXiqupatFdaTPYwxAGUhvMZ++fTFHNfQLW1KMN1IJY08gbQwBdX6e/SvRPDV2l5q9zLvDN9mjGc8sV61jUu0zano0Z3ibnxBc+wQf8AjgrHpx2RMt2B6f0opkBWfrX/ACCpfw/mKAOQkhEoGWbj0OKKu47Hu5FYepaNYGb7Xc3NxHJc3CwIEC43EcZz24r1ccv3d+xxYZ2nY4G4tY7m4vIrlSZbRGyd3JYEjH0q54Q12bSrRTbwq/nXMMDbgeA27J/DAryJK6O6LtK56N4p1G/sdFWbS9xladVcBA2FPXt7V53Brb2xSwtnKLEQigKvAxnr1/WopK2xpV97cytT1SSeCZArbYpshtw+Z8nJxVXTL+7+1AxSbfMdVJYA961sZs9Nk8dzJ4v/ALCSxXK3CwtIzkk88nFaWmeI7u98b6norpCttaoxV1zvP3Pf/arB09DbnDVbnRrvxNDpN3YrLc7ABI0mMKQSMAHPrXMeM9Eh0yaCW0UpBIpBXJIDjv1/ziiKcQm1K9jMtNDtbm2hlkDNvXcTzj9K4+UFWYKCFBwBXRynMjR0S2QpMQvO4Zyf8ar+ZJJ5u2Vxh2AwT64oiveFJ6HQWsIWzUjJYR9uprT+G9rNH4gEksTKBbOMuuOTjA/nUStaRpG90bHiX/kYLv8A4D/6CKyamOyHLdlDWXePT8xMQ29RlOvWr9MkKztbP/Epl/D+YoA49p1ixuzzRVWC575ipo7C2v4E8+NZPJnE0eT91h0P6mvUzF2pP5HLhFeocbq2hS2/iW+u4raV7e4jU4jQsSxyW7dK4/VZw0UlsCfOWQAqwxjH1ryYu6R2yWrNLwPO+n6jeCU+XFPbsgy2PmCtgVXW1hWUzCEb3wd/Pb8cfpRHQb1M/VYIIrddkQ3PISx3H5jg9eapaVC8uoQxRRsy+anQepq7mbPdI/DukDUDqC2FuLtnLtLtG7P496upY2kV1LdR28S3MnDyKMM3Hr+A/KuJzdjsUUcF4rc2Pi77bbMIrnyEIkABI4Yf4/nWTd6tf6goF5dNKqkEKwXqB9K3WtjF6XKV7dXC6dMqXMmFiIUByAK5BixkXO/k561rcykjvfA3h6LVLK6luWmiKTALtUDdxXZJ4L07u85zycFR/SsZ1GpM1hTTjcsp4R0wN8ySsMf89OK0bDSLLTGb7NEqs2AfmJz155rJzbTNVBJo43xIf+Kgu/qg/wDHRWVW8dkc0t2G35evHXpmiqIErO1z/kEy/h/MUFHHSRLLjPairuKx9A4rAv8AX4ZNW02C0uZYzbXRluUAZQ6Abce/JFenjbOnbucuG+O5zeuRedqOpfvmT7RAiR4UYU7eT1GOtcjPpRsRHPJdNKd4yNmO3rmvKurJHXrdmz4f09/EOoQ28SlVgmSWYtyCoPNdff2mnTa9d6FbWCpMlibiOdZGznOAMZxUyZcFocFBI97N5bqCqk8d8g4pukxONQtdkrxl7uPOw443Dj9auxmz0Oz8Z6jceL20gRQfZ1vXgLqh3bQxwc59hWhoWv3mpeJ9Y0+YoLe1LBNo54Yd/wATWMqaSNoybM7UGttT+JEum3QkKG0VUEZC/OBuJJ9MVieKNNOj6hELWVjbyLwDydw68046NIJaxbOXFxNNp7GWQtujJqnFGjGaTad8RwDuraxjc9N+Gk1zNpN8J5vNVLgBMjG35RUZ+JG0uF09PlYqcyt1Bwf4ayVJzm0jX2nJA7NL5m8P/wBo+WN32bz9mePu5x9K5/wl4wl8RXxha0jgUQebkHJzkD+tZqneLNHO0omd4i51+8Poy/8AoIrMrSOyMJbsqahc/YrbztgY7wuM4HP0qzVEhWbrp/4lMv1A/UUAcc0qx/ezRVWC59D7D6EfhXLahpNhZanbrE1wb3UGlVHyu0EAvggjmvRxtnFHLhk+axxL6w101zNOrl4UyzcfT+QqnqM4uLCORVZVL5+YY/hzXm2Osv8AgfU/7N8RW5cEi5kFvjI/i6frivZRbxCXzhEvmldnmBRuI9M1jWdmb0UmjG/4RDSd7SCJ8liflbHWuR07wdcxXOnStIhMcweTDqejIQPfv71cKpFSlsekfZbYXBmEaiUtuJ2jOfXj608QxI7yIoV2B3HHJJ+lYOTZ0KKRwN8RbfE27ukAeSO2jdc+rAr/ACpfEMp1PTJGmQIYDvBXsMYrqjTvBPyOSVS0mjgFjZNNXd/FAGGPfpSW9lN/xNlwP9GciQ549P5iqJsei/DNGj0q/DqVJuQOf9wVdT4faTucs8rb2Zju55Jz61h7TlmzeMOaKOl+wx/2Z9hBPl+SYf8AgOMfyrM0LwnZaBO0toz7jGY/myeOPf2FZqdk13NZQu0znPEB/wCJ7e/7yj/x0Vl1tHY5ZbsgurWO7j8uQts3BuOOQeKmqiArM13/AJBMv+8P50Ace0Syfeoq7hY7Q3dy3W4l/Bj/AI133hWKN9DtnlRXlWR2jLqCy5OOM84xxUVaspJIWHS5zj9X0uODVbxIbEeQz5/1fynjucYIrnNb2rbxLGiKNx+VFAHA9BRqa2NDwBaw3GvwmWJJNkhdN3OGCkivRbKLVh4z1KWUy/2WbdFtxv8Al8z5egzgd6zm1fU0pp20MrwkfEgvrx9aM/lCFjGJGzzn6ntXO6BptobzQl+zoPnSYED+LcnP14rRRjbQiUpaXNvQ9c12bxTFaXMd4LUzyqXkA27QGIP3fYVqeGdZ1DUdY1q3vPOMNvIyxFwAp+YjgY9AKzml0Lg31M2R49R+ImpWe54JPJTa6opLY5OSc8DtxWZ4llvdKupLJ2863eLcHZAC3qM4qoyasiZRi02czNqT3Gj/AGcW0MUWxSCijIx0Gagj1i4e5mlcROsn+ujMKgSY9cVpYyuek/Dy5+06ReTG3S2DXXyqDuB+Ra3k8TaIQCNRh/EHj9K5pwbk7HTCaUVc1PPhW3+0NKixBdxZjgBfXNR2up2d7/x63lvOcZxHIGP6Vnyu1zTmV7HC6/zrt7/10H8hWYa6Y7HJLdjJJI4lDSOFBOMn1p2aokSszXj/AMSmX/eX+dAHGvMI+oJ+lFVYVz27UdUg0h41NuWMgJHl47fWsdtbiutWs76Qywi3jkTywN27djBzx09Md6yirq5nQi07mFrkt5exXz2d/IJZZw0QMrK2zA4B7fTPeubg0zVI7lN6qwYkn96pByPrW1kbG5ot++l+IrB2niht1dluHLrgLtxXrdvqFtdSyRQzo8kfDKvUVjVXU2ovoPuZotkkInVXkjIAJGehGeTXM2Xhs2lzYyCeOQW6qMActgg/yxUwukOdmzrgVJDDbnOAT044o2BCSEUAEZJ/P8ayu2a2SPPnK2XxF1W7SMu6RoBufb94c9vYVF4nkOpaW1yYljkgLcIxb5dp9q6Y07pM5pVLXRxHllLIboyGMS459SKpQggTZU8ZyPStDI9U+G25vDd0Djc1y688fwLWEvgzxKikJcR98fvW45/3aiFRQk7mk6bnFWPRL6CeXwxPbIhac2TRhV6k7MEDNcv4D03W9P1C4bVYnI+zgLuIPO4d6xU1Zo1cHdMg17P9u3v/AF0/pWaa0WxjLdlDVbaW7tlihXcRMpyeOh5q6RVECVl6+f8AiUy/7y/zpgceyh6KoLHq/issbu1RcZ8tjz9TWEdy/wAOPoaiCvC6JpS92xA0jh3UQyOoHJUDrgH196QXKbgjI6EdN0Zq1F2uac6vYpTaLbTh5DPOrOSSPlIH510+gXtlpl3dXMtzdvNcxoj7412AqMZGGzz9Kh7amidmLfz217q8Uq3CiJISn7zKjcT71iaNFqlvrsCFGNqb/wA0usysNuGHOCcDp1qpJW0Ii3fU6jwvd6nJ4z1tbj7U1spJiVgxX7/btVvwbqOqzyX6auZgquv2cyoVyCzDjPXoKxlDS6NYT1sU457XUvGGqxWhC3ZYiVZo2wAmF4ZW9/SqGvXgtVuNNvLbazoMvDJlSD6Aj61pGTSUSJQTuzCvb7TZdPSC0hkW7j2BnaQZKjHXAHtWfA0ctw8ZhaJLg7nPmcjnPHFXcix6f4HgSz0eZAck3TEA/RR/SurDEkAAZPpXLUV22zppu0VYeMnkjORwAaUY2njrznGKzS1Zo7ux55rh/wCJ7e/9dMfpWdXStjjluxGGex/Om5pkjay9f/5BMnuy/wA6dwONMoTrz9KKsD1jxHIk2r25jYMqwnJB96y5SRRFWp2M6as0htvx5jjgluuefuinOD5Z+Y8ds8VovhB/EU/KllciOfYAccrmkMV4Dw8Le+CpqVG6KcrMczFI2Zvl2ryF5/wqFrlFGJo5UycktGT/ACFZpM0bSJFdXj2ISEI2naduaiSxtI7qK6j+1RvHIHXE4IGDkdV5/OlboO/U3rCfRbPWptX/ANNS5nDCQsoZfmIPXdnsO1J4lks9Y8iWzuUEqZDCVWjyp98Y4+tK2tyr6WOOOl6gJ7t0g3JIoCNHOrAnK+jfWqy2Oo288clxY3ccY/jkhYL+eMVoZam5ZanNpvw8WaGRw41Q9HYHaUPoc44r0Pwfqj33hm2uHdnLu2CzlicMR1NZVY6G1J+/ZmnrWovY6De3dswEsEDPHk55AzWL4M8U3fiC4mW5C7UjR1KLg5J9cmslH3GzSc/3iRma0Q2t3rDJHmnsaoHitktDnluZ2rzSwQRGJthMyg49KuEN2B/lTEMaRB1kQfVgKydbljm09oo5Y2kJB2hx2/Ggk5z7AD/rJY0+pJ/kDRVgexa/4XuYr5LjTrd5LZYtrDzAzhs56VzM6sjbZEeNvR1INXPawor3kyuudhA6tKoH6CrD/cfg1SXuEv4iG2H7yT2YfyqX5VIAOMnHNENgmtSlcYMMygjcFORkZq625VySfpUwsOdyCcDtjt2qqZWGW8iUxgkblAI4/Gpcby0LTtHUPtkOOXZP95cU9ZI3Hyyp+BB/lU2K5h+Mghh+J5FEZaFy8TNG/Yxnb/Ko1Ksid728kt/IkuZJYt27ZKd65+jZFXLLXb7T4Uht4rTy0JKoLdVUZOf4cUbrUW2xbk8UPc2z295p1tNFKpWQJI6ZB+pYfpWHaeKbfRbmY6Vodtb5+VgZmYMAT1wB60KO429myheeJr68uZp2SBGlYsQqkjP4k1TfWL5+swH+6gH9KpbES3IJL26kGHmdgDkZPeoXlkk+9Ix+pNMCMgdufqaN2BgnH40JCG5QdlX8aKqwH0dbalG5ZbhPKzyCjbuf0/TNWJrG11SPGyC9T0Ay35HBrZq5jGVjAu/BOmSIVTzbYqdwAOQD75zx+NYF74T1SAMIQlyO5jbDD8DS6WHfW5z32eeznmS5glhbcOJFI7CmXCgrH6mVBx/vDNCVkDd2YW3d4kuOMgx4OBxnit6BmltkZsbnGRjiogVMZMOcU21+42QSC7H9TQviY38KLGFcZdAarvZWjAExLg+gxV8pnzEZgS3OyPOPc02Z2SGUrjIGRXO1qdKegwi9j+9bo/8AuNimG42nEtvKv+6M/wBavkM+Ycl1DIwUP8x7EYrDmP7+X/eP86l6FXuR00sPWhIlsQmm5oasCYuaaVD9aaBh5Mf90H6mirsRc9MttTubcKqT7kH8LdDWrba7G3E8ciH+8nK/rzWhB0FnrjsAIJkmjHRH+Yj6dx+BrSj1G0kUefFJCf8AYO5T+HagCU20V3FsjaK5UnmMcnH+4ef0rHufC2kTt89j5bAg/I7L09un6U+g1ucjdfDe6i1OW9tL6OV3AVYZF2EDI/iGcnjuKoTaNf6XHFFdW7DZGuZFG5M/7w4qIxsVJ3M+bG/O4YNFsSI88dWP/jxqV8Rb+BEoHy49etRxyMzTKQNsLbR+QP8AWtDEbN/rKrXH+ok91P8AKsH8R0L4S+4HPbHoKaDhs4HTNdBzXdrjJFR9z7FLDoStctN/rpD6sf51hPc2jsR0cegpoGNxxkjFRLkn+tKQIM0K2TgAknoKSQ2W4NN1C6bEFlcSf7sRorblIujugcdSB+FHmDbjJ+gOKZA5CyncpcN/eHWrsGtXUG0M3mgf3+tAGrb65azHe0jQv7//AFq3rfW7sR5Lrcxf9NQG/wDHhz+tAF+LUbGbCvHJbsO4+dP8R+tT/ZjKCbYxToOD5bAkfUHkfjQBk3fhzS73Pm2iq4+88fyMPrt/qDXPXHgUwDbp94pX+5MP6r/hQlrcblpYw7zQ9SsD+9s5WX+9GNw/TmsmHG66I7TAH/vlaBCy4MnHT17fnVa4H7h/pisJfEdC+EuvyWA6ntSEYxxnIx9K3ML6kQljYOqsGbJBA7c4rlZj8745G48496ynuaR2IwaQtihAzr9I+Hes6nBDO8M0Ecq7kH2dicHp1rrZPgHemz82HVlWUglo5ohkfTFUyU2eXeItGl8Oa3Npc00Mk0ON7R9ASM49KyllMbq45KkMKgs66D4g6rGgVLWyAHZY2H/s1FacxlyM3AFHfP1pcj+5VCHj/dH503Cf3V/OnYBNg7YH0p0dxNbPuhdx/un+lFgNS28Q3A2rPDlR3U4IrXttSt7hg0EoWUdOcEfT0pAa6axeogFxGlyg6CbqPow5/WrkN9p9wvzeZbyf3WXen59f0oQMtm2k8rzI9skf9+I7h+Y6fjWZeabZXy7LmBJNxznBDZ9cjmgZzuo+CoJWMllO0TD+GQb1/Mc1zGp+GtVsopA1q0qj+OH5h+XX9KycG3c1U1axXjG4qoBcsQNqjGKgheRYE81SrDgqev41fULR9nchtQDZNggHzZBkDr85rAMEcqkszqxJwQff0rOWrEtERGzYfdlVj6FcH9Kgkt51BJjOB6c/ypoGyRL3UIAqR311Gq4+VbhgPyBpzahqchA/tS+fI6LcOf60MFYi+xyuWPlNzzljyT71MmnS9CUU+gXNIdyymksf+WUh+o2fzopXI5mdiEyCfm496cNndcfjW5AMfQU3D/3RVAIQw7g/SlV9nvQA7cJOmaQwZ5J59zUgWYNRuLU/Jcl1/uucite312CY7ZY2ib1zlaANe1mkU+dbXAH+1Gef8/WtOPW3Py3dsk4P8f3HP1I6/jRYC5HJZXJAhuWjdv4LgbT+DDg/jinPbSwcyK6K38XY/iKLDOf8WWCT+Hb+VYlaeOFmVgAG468/TmuZtPC8k2nQtILve0akbVR1PAIOSwq7LkuLmd7FB/COrWOmzStAJI43LDa3z4Jz938f0rs5PAeg3dsmLHyG2gFoZChJ9epH5iuSvPl1R1UKfNozn7z4WMDnTtUbH924Tj/vpf8ACsS68Gano6STzLvjC4Lq4KAnjnoR+IpU6ybsKpRaVygNJiyzSxW+V/hJyf0qU6XaBlUSykA/w4UY/HNW2Y3sH2aFMkW6HHUyOT/XH6VALiSJf3URUekS/wCFRJWG2kWbTSdS1JN8cahfWRv/ANdFY+3j2I9qj0LxH4Iu9PLS26s0J/hUcVxsiKjES5Ujtiu5O4DAIieMfnShY/U1dxDvMI6R0m12/hUfWgBpRu0mPoKaY0bru/OlYA8oDoBTwxToy49KLASRXElu++MlT/snArWt9el+7cQhh/ej4NMDWt76C6X93IN39w8H8jWja6jdWjFY5WVD1RuVP/ATx+lAF039jfQvBfWe0OpVmhOAQRggr/gRVi00Sw8sLZXMsqooVYxdSAgDpgFqBdCZLFIJACJC4z9+RmI/M1OrKdqmMDGPaolTjJFwqSix7KrDgjPoelc/4uiL+GbpY1ZmAUhVTceG7YrldBxlc6lXUo2PLwlyw8w20m09XIwP5VZt9IvLg/vv3C+u3dVTlynHKVjXTwzbRrG0snm+ZIEJLZ4/lW5HplpbrhYwPqvFcc6kmZSlcq6qotbJpLfcjBhh0JHXr3oqo6q9iT2140kTZIoZfQ1xXiTwHbaiGmtlAk9BXfF2Opo8t1HSpNKuBHPEVUnGcVU+X1P5VqiBpJ9aVUZ+rUwBkAoBX/nnQAp2/wBwfnTSqnsKAGGL/bqRRs6PQAhkJPU4rVs9Xu7cbS4lX0k5P50AakOtRSnayiEnqT0q+mSvmCUFfVf/AK1AjUt9YuoE2SMLiP8AuTDP69avx6np842yF7aT3O5fz60AX/JfbvTZIn96Ntw/+t+NRkn5lKkcYweBSSuDdjNu9C0+9bdPaxl+7rlSfrjGfxrOn8LQn/UXE0XsZCy/l1/WlOmmQ9TKn8OXULKUiSTa4bcjYP64/nUby3dt/rFliPpMuP51xVcM+hDK2qXM8mnMroo+Ycg+9FZxVlYdj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1NDowNi45Njg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70 Viviendas en Aravaca</text:p>
          </table:table-cell>
          <table:table-cell office:value-type="string" table:style-name="ce1">
            <text:p>Arpada, S.A.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data:image/jpeg;base64,/9j/4AAQSkZJRgABAQEAYABgAAD/4ThC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4OjQ1AAAGkAMAAgAAABQAABEckAQAAgAAABQAABEwkpEAAgAAAAM3MgAAkpIAAgAAAAM3Mg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zo1NAAyMDIwOjA0OjI4IDEwOjUzOjU0AAAAAAYBAwADAAAAAQAGAAABGgAFAAAAAQAAEZQBGwAFAAAAAQAAEZwBKAADAAAAAQACAAACAQAEAAAAAQAAEaQCAgAEAAAAAQAAJpUAAAAAAAAAYAAAAAEAAABgAAAAAf/Y/9sAQwAIBgYHBgUIBwcHCQkICgwUDQwLCwwZEhMPFB0aHx4dGhwcICQuJyAiLCMcHCg3KSwwMTQ0NB8nOT04MjwuMzQy/9sAQwEJCQkMCwwYDQ0YMiEcITIyMjIyMjIyMjIyMjIyMjIyMjIyMjIyMjIyMjIyMjIyMjIyMjIyMjIyMjIyMjIyMjIy/8AAEQgArgCu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1CY8YEeMdadHKkRz5YPPcZrqeqOOOjGajepJBLN5ZBRCRle9U9J1EXdl9qCKXErRkAYyAB1/Ooe9jRaq5bcRFsqNo68dBQJIxwYs++TzVvsZId5kfURgY9VFIfLdSxAHpgYpFXEWUqMKSPpQ8m9cPlh70rA2ItzsXagIX2pfNTr81FikxGm+X5Sw9aTziVGST9aOWwcwxpT2GfxxSCQnqc/jnFMXMKz/AC9vxOKbuBj53f8AfVAEUjosQ+9yR3zSrKD0x17UAmOZ+BUZkpWKuWTKg9fwqN7iOOJ5XJVEGWdui07k2IpdRhtz+9OxgdozjPTkCmaRBbzS3z2ZtEJnyQ0qxk/IvQEg9c0na9xx2sOk1BEYrjJBwcMMfpUJ1Hn5UHvk5qtNzMQ6i4/gWkOovjoB9KYDf7QdjS/bj3OKdg1A33vmmG9zQLqJ9t9yPpTxeZH+sI+tK47Ci5B6yZo+0gdJMUDsJ9pz/wAtaPPJHEmaAIZJXLxjefvZ49qctw+0HJOeeaAHfaX9vxo+0v7fhQx7lGS4mh0KbTLaMSCaRmkDXca71YYx8zA9QPasn/ieSL9h81IdPmQQun22FgqZyRgOcn+decmehKI7UtLnu7oKLoS20LABNQuvObOMFhtHHYY9qhTSLeMMkVvB5rsTGyqMqMY6n8abZMYDZ7fWLq8WCIouwAJiaNM4HJPI9PSqk+j6jp6LNdzwRMeAVulkJx3+Vv1pvVGSp6jLBbnUgk32iMqPlQuS2eo/vcdau6nb31gZ4Zvs6SwyMr5ypRlyCB8xBweO+fWnGdivZXQaRBfTWrR297YeWqbjJczBAg/uc5P41Xh8R4ZbprVJV3NvRVG1jg4xxwAMH8M96vnJcLEccUV8Vv8A7dLbxMg+Zm3t/wB9Z/vDoB3rTt9Tt7ON43ELwIoPmrvLITx0654Jx/tUo1OgnE2NL1LQ76LdvtIJFQgx3M8qE++drKeg96ydT1PTUl22qOxxjdZ3jMnX/pogJ/Ch1bIiMb6GRpviS+064Mxk/fbSnzgsF49MitC58aateaHNZS3ZMZYvhIlVs5J6j3P6VDrO41G2hjx6rcPJHvknCbst8x5GMdh70txq8y4IvzluSpUrtHYcitXVdrkpEB1m++Qm+zg9OOfX9c1LNrt1ARi6LccgZ4pe1dtxqOpXfxBe71CzkEepx1pz61dIn7zVZUlDFSuD0GOcnjqSMDpj3qedtl2N2XWLCCZo5J3EinDLsY4x1HTmp7G6tb5GeEkoh2DKsPfvj1rO1jqvoM1DUYrW8ePybg/OqfIAfvA+/tU6ak9tbi5ik2BRvEmAGUHnr68+tLcSehPbanNfwR3kqQvLMu5pGiQse3JIycAAfhTiY2YlrS0LN/F9lQE/pTT0sOxT1FZpIYooUiX98hOFVTjPOMCtvxAHs/GOq+XPE6S3E7sEUEqfMPUkdcY4FPl0uLms7FT7ZNyqSYBJ9v0pv2m4Vs8ZXplQf50h2uNWdANj7jAPvrnAZe/4YzTJ49IvLNrGO2SM3AI81VwEA6ZIzj2FZTbTBxRzj2M1hBFO8aSYch45IsBgAec55B+ldHbS2zaX5J09FScLK4LE84zwW7Va1VyYQSZnNomkyFmEEwyc/LOB+XGKzpraystPubgxNLHHJtEcz5BwQDnAHfNXZMlx6lKPxBY52jSFQEcCOcg//WqeO9sL2T/kHEFgEGSJSfw4/nWrtaxmkXLjSrCGB5bi0MaKoK/Mwz9VB4PNMki0na0cdpIssnyea5Y7O+cZx+dc9Soou1i+XQh/syKOFpZbdmzwgVgOvsP/AK1YUwiFy6TQS5XgAsAR+laQkpIlqyPoaT4ZeFJ5mnm02UvK24n7XIMn1wDVi28A+HbCIi008qGJY75Wb5sY/iPtTZXMeeXd6ZLVVniimjR9yxvGApOOOmMkZrkb2G21DUBaC6W1WGIs74LKMZIGB/wHntUxLktDuovhxr8WiR2qSWvmrFs3JMygNj1xn9KzP+FWeLsfNcW2OhJvZOufpVJC5rG9aeCPENnpItv9FaR5InkkM5IBVTn+Hk/N/OtzxX4RfVtRnu9Oi8mSVmZvNm+Vic/NwCQTxVMjm1OF/wCFV+Kcf8fVsM9f9Kf+RWtax+HWtw2RtrmS3YlmDkSscjPqR6YqbFcxz7+H49B8QG4SVZ2i+SSFlHUADhsYYcHqq/Sr9345tr7XlhNvJbNGvlJJAwYBiTkYIHGAOmcelJ6jt1KUXgrX/FcMmpaZqNtNBNI0bebKVIxxjhMEYx0rYv8A4a69PbwQwSWgKkF8zMOgA9PanYlMz4/hZ4mWaNjLZ7QQzf6S3Izz2rdtvh5qCxCG5ggmt5HLOBJjhiTwOOhPqKdgctCY6JYeEdPSG706C6ad2YNsBOOBgg55A46nk1UF/wCHln85dAtl24C7LeNSPcH16flRz20BK+pgTQrL5jLdXEJlyfljBHU9BkcY9655bp4Lgq0jkA5y2Oeev8qxnHmLaNSBzNAXkkAjHT5Sz9fQVl6qZJHWEWkdwF5/eMQR1+lRF8rB7Gpc/Evx1G0kS6hGZI2w4S1jOD/3zXV/DXxh4m13xb9i1u5821e1dwn2eNPmBXByq56E11GVjC1ewW+sWt3l8sKwbfs3dPavPJS8c86Rv8u1xv8AUf0rOn1Np6WPozU/iJ4e0C/fTb6S4W4iVNwjgZlwUBHPToRVP/hbvhT/AJ63n/gI1aGO4p+LnhU9Jbv8bZhQfi34W/563f4W7UCsIPi14WP/AC1vP/AZjVmw+Jfh3U9Qt7C2kuzNcSCOPNuyjcTgc/jQCR5j461OS01y9SI58wyFTjkHeQP5VwtrIcszdTnJ9c1ETWUuh7t4P1ix8L/DW3vtRMgt2lOdiFzluBwPpVj/AIW34Tzhri7445tXqzMX/hbfhH/n6uh/26v/AIUh+LXhLaSLy5AHX/RZP8KYrGd481RZtX0m1WLcj2r3APQgEjHGK89vtbe2u5IEtgwQ9TJt/pWbV2bR0Q7TtRn1B5UEGwomRtk3ZP0wKoNY7GKvHGWTOSvDAjjkZ6/lU31sOT0Et/MtbpSJsAYHIP6569+mavieN8vIka5Jw0jFS/uB2H1qJRuSekP8YvCUeM2moc+lqn/xVanhv4kaB4m1qPS9Nt7xbiRWfMsCquFGTzuzW5C3PLvGVzJa2jpEQrSTeXuz0HJ/XFcGNxVk6HawPOc4FKHwlz3Pf9e+GVt4n1B9UfUprdp0jzGsQIGEC9fwrOf4KWnl+X/bc/P/AExH+NMgST4K2jBT/bc3yjvCP8aI/gtaId/9tTHPpCP8aYAPgzaebn+2J+f+mI/xq/pXwqttJ1qz1FdUmlNtKJPLaIANjtmhhc8q8dTk+IpiegBI692bmudtj5hJpLYctz3zTPDKeIPhxpOny3LW6DbOXVQem4Y/WsiT4KWrytIdbuRuOcG3HHb19qBDX+Clo7L/AMTycbc/8u4/+KprfBS1MDJ/bs3IIJNuOP8Ax6mFx/jW4t38TvEmwzWsCR8KN6ggt16965FtQ0zcd7WBYHDb7eMk49cjNZGy2B7qIwNLZtbKVZVDxQoAcHODtAyOe9QJcRX0xjkQQTDleDtPfK9/w/Q1XLpcictbD7ixmjQySwiSNgcsvJ5/n1/zzWS8WZHKEBc4AdVA4A6Agj8qUZdAkrnrKfB/wyo+a6vpMnILyx8fTC1q6D8PNC8O6vDqVhNP9pjDBd7qRgqQf4c96szPJ/iMpiZgei3z44/3q4ePD7hxlg38qUPhLn8R674v0nxdfeIDcaUNYNo1vDs+zzyIn+rXOADjrmucbRPHwlC+X4hwTjIuJiB9cNTJJbnw/wCPbZl2S67ccZJimn+X8yKSPRPH7W7SNJ4gVgDtUzT7m+mCaYEcel/EBvvL4mBwOs8w/wDZq6DwdYeMbfxhpsup/wBufYVZzN9qmkaPHltjcGOOuPxxQwscD4ucPrs2OoVR/X+tZFtwrH0pLYctz2rxVb69H4T8OwaGdSUrEWlaxLg/dXaCV7Hca4dV+IofYT4nChj/AM9z39aBCSXPxEinKg+Jyvb93Mf1xWroEnjufxFpUd5ca8tq93GJjKJAuzOWz7YBphY0/EUUTeKtWug5ZpZArA4+XYNuBXMPoFg5OZ7pcH0UmsjZbDxYXlparFptn9t/eZYSjHBB9xVUR6g00dtdaHFGzEYUttI6YPU1XNpYmUbsuWusR3JMNyGt7hcgxl+VIGMHPOf51m3Kn70I8oyu8jbV3ZJPoen4Uox1uS9rGs3wY8SO7bo7NVBO0+dncM/StzwZ8L9c8PeL9O1Sf7L5MDuX2y84KMv/ALMKtsVir4v0uLVNRvIHuXtzHeyMGWIPnlwRyw9a871CyWy1doIzK8UYASR0Cl/lyT1Pc+tTBjmj17xF8Ub3wtqEGlwaVFdRraQSeY0zD7yA44BrNT446k3B0C3H1uWH/stWSPPxtv0xnQbbn0um/wDiad/wuy/xkaBAc9f9KP8A8RSsFgX41XjdPD0HHX/SyP8A2Strw38TLrxFqradJpEVspt5JfMW4LkbR6bR6+tFgPMNc8N6nqGrTXEcUZjfaBmeJTwo7Fgf0rGh065sbxbe4jUOHGdrq2ef9kkUk9LDa6nuPiTxz/wh0emWa6abvzLVXOJdmzAA9DnpWGPjWjfKfD0nvi6H/wATTEJ/wuu3B2/2BMPpcg/+y1ueGPiTD4k1yPTY9Klt2dGcyNKGAC+2B3I/OmBwlzHqU1pqV8YbstPczupKtuCtIQMA84/xrlnTVUUkrf5HGMP9OTUXNr2R0mjapcRWqxWqGW6CqsiSsUZyAMlCwIY5zxnPoD2hn8S/vH+02jo6gqUkONpz3BAI9xx/KqMOdplE3NtrcclxaBzc2rCQgk70UEcjn5k7eo4z1FTwT25dRK0CbVIAJyDz1H+eoosO99RdU8S61aajNBFqU4jUjaN3qB3q1ofiHVbuSb7RqE7BQMDzCKzb0NrE15F9o1KwhnvZLaCW6AnkVzuKEc4HUnj9eayfG+p/a9Xe3WEwxpnCD7gVgCFA9sUoiauju5PHHhbybY6roiS3ItoxvZSxIC4H8PtUU3ifwARHPN4VgCyn927RDt/wHPetLk8peXUPBd1HLK/hOF0ige4YkKP3a4LH9RVeLV/h/PDI0fhmJo0/1m1MYH+f5VPMFiFde+HW75dAVCR/d7f99D1NXbbW/CMFvNd6Ro0kFy0MkUcyqP4hj+90yBRzBynJ22p2t7q8Wlq4hnmk8uNpQAm7oBnJxk8fU1yl7eZ1tpfLk3xzjMbrtbKnBB9DkHjNC7lS7Hresa94I1OSKfV9OnkkWMRo8rBeB6YcDvVCOL4bvho9FmAYZVg7EEfTzKdyLFYn4WFiTaOrZ6eef/jlaGl6n4F0uWfUNGt5BdCBowQ5YYODj7xAyQOaYM5WHUEkASO7RuOcS84/Crkst1bjE0rx4UMQ7FTg9Dz1HvWZqiuuoOWUR3hYnoBISePbNcBr19Lc6jMxnMm5iCTnPHA5+gFXEzqJMq6feXFhcpc20u2aPkH9CPoRxXoumx2XiCy+2WqRLLkCe2kJGxuTkeoPr/XNW9jNLoWX12URkslm3Yb7WHP/AKBSrrEiZAjsxkYO23jXIPrhRWF2dFhv2xtev7O38iyM6NtjkZAnlKvzMRj2WrGv+FX1UxNbtDFdFSxLxjkZAwXAz6eveqi3cTKF94NvJYbdzLCnlwoj4O7kAjrSzeCL6S0trdpYg0IbnPXJ/wDrU+pNzB0iW+vfEH2WGUrHJbPaSAYwIyNrdfU4/KumtPClxaw3UEJVw+FZiQMHH4HoRTYrlYeDLyNlZpIBn5QNx7fnWhZ+Hru2hjtnAyGJZkYFQN3HfPT2FKWw1Jnnmpwyxa1O7O6sshwMEcZyD+OQa2r7TdW1bWFvpoo5JJVinnZCBuU/xnsSQpJI6nJ6k1SXQXU2NU0O/uzCI0ULg/KwYZ/Q9qlttLuI7BImi/eRxL8uM+nNRKyKTMWbwpqcMTTP5IjjGdzN1wK3baXR5NOSTTrG2iaQ4uLYyyuyPgZIO/5lPr1HQ9iScuhN7sppZaZHuMekwBnXy2xLMDg8nH7zvgVftrc3mmXGl2en27N9lk+z/M7PG2OFRnc7V3YJHA/Wmn0KktLmJYeGNW0q4WW6tz92RVVXVgCcAcgnGfmqOTQ7DWtJ+23V7Z2t2pAlnhicKkh4xcIFwnPHmAAex5NaWM7nI6ppV7pF15F7bmJmG5GBDJIp/iVhww9xRY6jeaczSWdy8EjDB2dxT6Es9sW0gfONfYY/vEj/ANmFKbGL/oYsf8DI/wDZq5VVRq5ALCPquvDj1cn/ANmpDbSA4XW42+rf/Xp+0TJ5hTbXPH/E3hPpk5oFtfYIGqwZPAIA4/MGqTQXM+DwxdL4ni1T7ZZFVAEkYXBcA9sLjPvWzcWmoG4ke3lghjchlTAOPlAPLKSeQapMEyA2Ottz9pgOP9hT/wCyUfZ9bX/lrbNj1Rf/AImhD5kZbaX9vupIXttPuLi3C78xLkAjK87RngfpV220q5trW5T7JEJHiEURicKAPmxu9huokA6SDWOCbeEvtxgEDHTP8XsK55FOnXc1zMkMUkhaNgX+90J/i9aynFppgLPpZ1K0UpaExOdw2TSMG9uXIqroduryW3nwsqTFjGzLjfEFLfe74JA61TjdoNtS4lvZ6XNMY0uLoSNuJui42+y7cDFWbTV4LSVpoLCISMu0/vWPGQT1J9Kb0ZSd0Lf6/b6jbSwXemJLE/8AC0p/McHn3rnrS107T7tLm0XU4ZUJw8d4owD1BzEcj1B4NPnDkLVrJpkEE1nPZXV1YTMz/ZZ50MSMehTbEDGc91I9xivPLsQpeTJbhxCrkIHfcwXtkgAH8hVqVzOUbHqCTgjgleOQwANO8zd3zXhtsaYZzTcjPNLULXLdlo17qDxmC0ebeflVe/4VNL4cu7aNlurC7iIXJZ4mUdexI5FdUKLsQ5NspRW0kTma3kKuGKq0bgMD/OtaHxFr1omFu/NB5AuV8zj+fatYU5R969xc6Wi3LZ8c6oFQPaWhI+9+7bn6DPH61PF4+JZftOkRMBx8j7f5g0OrK+xSn3LNp4w0KMyE6Y1u0rbpWSFOT05wRV0a94b1hZoJZYYo0AO6YiIk+x49PXvWsao+Yr+TpWhQO8Vw8sNw5VAoWZUOOBjr+WPrWA+m3dzaxzS2Wm3kf2pG8+BVVtrzLuXk5BAOO1bN3QbnSTWOnWWhzBbYJLDA/kg5iZjzhevJz6ZBpI/CFmj2DGXfHZwtGkYGN+VAySCPT070uboOxQ1jTLSHTPNW3ClZAPlUnIbH5c5rkby2jQncAmODjjPP/wCqspzsy4LQxhIJTNsR/wB3IY239TjFMF1CJSsgcDftynWib5Vc0jq7HMare3K3sghuJFjAAUDpjFY7Zzz9c10w+G5hPc9bZecUwrXhMTVhpDfwsR7itXR9Ilv7lHKM8bEBUHWRv8PWtqUOaSQj2LRdFh0SzLy7DOU+dugQdSAe3SuWv/Ht2uov9hWE2q8KZVJL/wC1wRj6V9TluCjXk1LY8zH414eMVHdkZ8bxXJ26joVtcZ6kkH9GU/zqNtT8GXg2zaRLbkHrECoH/fDf0rprZFN6wdzlpZ1DaogfSfBd8f3OrXEDD5drOQOOOd6/1pH8AWl3N5thrlvOjHiMxA/qrf0ryq2X1KejiejSxVGr8LKM3w21WObdm0liLjOyRgf/AB4AfrWVJ4K1qNj52mTsoB5j2yc49Fya4nRcWdCfY0vCmlyaZHeNPbmB5iiiOeIpkA5PB68GukmijkAke3jlbcvzbenI5B9sE/hVrRGsWTPK6Iu9e6qMH1IoLKkfzDbzjIGR6U+XS47mPeoP7NugDtUJvHBBwCe/5Vxd7aBghVgpCAyZJ3Njj8a58RHVFwehweui9tpZJ4p2UMw55BI5498UuhFL9JUMj+YI/PLDIbcDgj6YNdVGkqzUTCtVdOPMZGoxMZ5CxKq3Kkknb6D+n4VlMOhx16/WrWjcR3uk+56urZHf8acBuPtXgPcov6ZpzXcqMyEJnCqvVz6V6/4d8PjSoBPOqC7dcDH/ACzX0HvXp4Wm0yW+pzHjLxKbyR9Ls2/cp8szr/y0Yfwj2Fca+SeisAMZ7Z9q+9y6h7KhG+7PjMyr+2ru2yGnhSOBnsO9BTEec9e3pXfexwpXEQdOQvuaHHJ6P7jFLTqh6rqWINR1G3XNveXUap/CkjYH1rStfF+urIAL4uPSRVP9M1y1cDhqmskddHG4mkvcehpw/EDVIhtltreRR127kz9eatR+ObCX57vRhn+8hVj+oFeXUyWL1ps9OnnMlZVEWU8T+G5+W82Bj/eVv6Eipzf6BOoC6sqHqBI4xnt2H615lTLKsHtoepSzKlPrqUHtY54biaO6inVkfOwYCg89j1/+vXAyTRSwoZGdAVMcYZdrAnPAI78dK8rGQlTtddzuw9RTvZmHq1u0tq068+WwOeApYdQB69etZFmEs55biI/LNC6mPoCW6N7dKrCVOSSkLEx5o2M/UIg9ueMHPJ9ux/SsQuM72BO70rSMuZtgklFI9O2IDnOBWhp1h57KzrmPOAo6sfSvGpR5pJFvRHrfhjw4mmxpdXQUXTL8idREPb3xWf4z8TG0ifTLNgLhx+9deTGD2Hua+lyzDqrWSPOzGv7Ci2efKzYzxikdhxj8a+10vZHxsVdXYZHejA6jtQyloKW3DbUT8celJXTuhN3RGafF3HrVtprUlIkzjj0pM+2TWSTvdGratZgTHjphu9RZwflz74q09NURLTVMC3zAq5J757VpWmjXN7YJJFAzRCQk7SGLcH+Ac+nX3rwM+op4dSS6nuZLUft2m+hzWtJcxRLamxnt4rZ0UxzRGIsOcEA9s/LkdefSqkOi3d9ZyJbeSHtpTGWVtrFeqn5uOQQfxr5OKtofUyXMUL6zuIpliugwdMDtkd+o61y+qRol0UKeU4J3ADIOe9bw00MOVpnpttB5gV3jbyicZKkhvqew969R8L6GLO1OoXDK9ysZaGFsHaMcE+/P+c1zYakoxuNtyk0dJqM162nSCwSPz2GFLsRt9T/hXlU+ga0ALl7OWVZRvMkZ3ZzznjmvqMnrUaN+bRnh5xQrVmnHVGcysjFXRlYdQ4IP5GmY3AivpIzU1dPQ+clFwdmhxb5AvpUeeapWtdA7vfYDs42/jTTRFdSZPog25GfSkDYqhD1zIcDsKZ5hxk1KKYBs54zTT9MUkC1G5xXQ6PqDx6RLZLtx5mW3ehFebm8b4Zs9LK3bEpE3jSV4tDsL2J2UyQSWUnzfKflyoI6Hoa4bSdQezeR1mMbSRbXB2Hcy7gpwxJ+7tHtzXw1SVnY+yhKxT8V3Qu7SG6ICSxnk7CoIyMDP3SO/41g6k8d48c+FZjGuWEm/qO59a2gtLimz6L8J+GjbImoX6gMvMMLAfKPUj+Q7c+oq/feKtBW/ksroglOGfyzgH0BXniurC4SdVvk6HNXxMKEVzdS7a3OmXyr/AGfqByOirJvx9VPNWIra6hijEckMwRQuCCh4H5DpUzpzpyaloVCpCpBOOpWNvi2KXVg5BZmI2CQfMxP9awZdF8PXE9wJLZV/eDaIQy4GF7D3zW9HGVaL9xmFbCU6q99FA+DdPurmRLHVCMYysgVuecjiqV34D1S3DSRPbTxqMna20gfjx+tezhs6ja1VHj4jJpfFTMW40TVLcB5LC4CMMhgpYEeuRxWcw2kqRhh1B617FDEUqqvFnj18PVpO0kMzzTu1dKMGIaSkgF3beaaGy27GaSRSYFvmPGKvaS/7yWP1TP5f/rrizCN8JJHbgHbEpnRatbjU/AV/F/FABcL/AMBPP/joNeUO0fmHrk/lmvzrFaVF6H2KelyzYa1f6PaPbWciFHlMhEy+YMn+lWf+EhhuGMl94b0q5kPV0j2fpzVQr2Hc9i8X+K/scbWFg/791xI4/wCWYP8A7MRXm+e7EZ9q+7yfDeyo876nymcYj2lblXQA3vj6HFX7XX9VssCC/nUdlZywH4HNd9WhSrq01c8+jXq0HeDN6z8f6op8u4t4ZweMx5jdvoeRn8K6y6W/lgBM1u8piDNDcoNwHXHAwxHrxXy+ZYKOGleD3Pp8txksRG01t1G2dpLaWd1DPZP+/DEGPDrz0GAcjr6Ut/qEnmLEzeW7ygCKRcZAPGG79snPpXlnqGra7z5i7lZY8AbenTn+VJcWNpeLtubeKbPQSIGx+dXGpODvF6ilThNWkjGufBeiXHzramFj18lyP0OR+lY9z8PYiM21+w/2ZUDfmRjH5V6mHzerT/iao8qvlVOp8GjMS88EarApMaQzDP8Ayyb+jVlT6PqNspNxZXCKP4ihx+nFe3QzOhUVjxa+WV6bKD/d6g0g+6K74SjNXizhlGUHaSHBPMjf2xU9i3l3sZ9eP0rmxMl7KcfI68NF+0hJd0dv4fKytNayf6udGib6Ef8A668bvLZ7S7ntZP8AWQSNE31BxX53io2sfZJ3VyqRTDntXIM90uY9C1Ny1xZiKRzkyqNpDepxgn8j0rLXwhDeWUM1nfhXeNWKvgjkZ7YP6GvqsJmc6DtPZnm4zLYV23DcxZdA1SO4mhW1aVocbmjBwc56Z5PTtWc8ckMm2aNkfONrqQf1r6PDY+lXV07HzuIwNWg7NXOl8H6ckt42oToXS3+aJOpkYdwO+3r+Vd1biG+vs/LKojVgW9ctnHp9K+czeqquJaW0T6LKKTpYe7+0bZ2KoUY9s1i6ldyxJIXeJo0Una8eAegxnt1/n9R5h6bIPCCzvpMl3K7bLmZniQjAVAcAgds4z+VbrUXsNFa4cqFwzoM5MigHbjnnPY89BUIv7b7Uto1zAt2yB/JLqH25IBx15wfypabju9rE7EbjjPvmk757jvVJta2JaT6lO606xu2H2m0gl92UH/8AVWNdeCtEud2IpIhnP7uTp9M5FdlHH1qekXoclXAUaivJamTdeAY4rdvsWpyqC2ds6Bh+fBrFl8M6vbEPtt5URgwMbkHg+hrujmKqRcXuzhll7hJSWyNPSJvKvQwA2k5/I/5/OuM+Idl9h8YXTD7tyqzj8eD+qmvncWrxv5nrQ+E5MtTdxHSvPKPUQ7heuanF5KsWHXcO2T0r2HuUXrLWJLKNkFwx3Nubec4OAP6VaGqW99fRG7tY5IlhdSSAckshzg5/untQpNPQmcU0XnurJdPlgtP3CxIWRRgZOMkjHWuitLcwLJvKnft2kcHjPX86icrjhGw25uJLfLDMoHG0KCf8D+eeO9Y6iHUbhrSe6hnUqAR5gVzknrjGeAew75FKLGzdgtItNtY44pGWCJQiozcAY45zSMcHe4EZ6mRG4+pHpVpXEeZf27f6747eKxvJYrbzBHmN8J5an5mxnHI3GsbxnY32pau2oi1L2kgVLfkE7RkL8uc549KVTQqlsc6vjLV/DhIj1O9j2nd5Ej+YP93a2QB9MfWvStS8d3/hqLSU1i2gu7i8tRNKltmJofYqSQTncO33anoFSXKrluz+Img38Wz+0PsVwQSFvk8sZ7DeMp1966S0vDcqX2RvHsUrNBKJEfOc4Pt9O9NMiM7i3DxS20gJQquM5PA+tZ/lttAWUGL+6w39OeCTnt71omEtUcmmYLtdw2ndtYVQ+KdkLnR9H1QDJUGCRvUkZH6q1Y1vgZNtDzJiyscd+tMMhHWuC17CO3h167Vd0ypMgHJYYY/lWtpmoQaiPkjdNpzg4xXVQrNqzN2XZk2senrUKOdxwSPpXT0JQI7YOWYj61sx+KtQiBHm+YoPHmIM/mKTiUXf+Ena8jjiWMxXDH5TgOrH35BH1569KNJ1JJNRvnuIcvMUiYDkZUMe/bB/SkkSzW0uWT7RqojdlhS6wkWflUCKPhV6Lkkn8aoeI9eSxsI4i80Bv5WtFkijDlHKn5sFlH48U721BGFpnhi78N2moyyzwyXFztgt5I8jar/eJyMg4yBgnrWINcutQvrGGZVRLcCIqnRumD09hWdVmlNWRxNtnxX8QLJbzDLeXqhw3aNedv8A3yCK6L4gzLqHiWZ7jepjleGJkxlUTAA/PJ/4EaqXwmFfY5S4tJrWNZPMV43yRnOfxplpq9zYTLLaSzW0ueXglZCfrgjNQmc0ZNHV6b8R9fRdlzLFfx55FzGA2PTcuD/Ouj0DxdpeqalDp6W1/ZXTIyCMSieAjv8AeIYHrjHrWiZtGV2djcR39kds88UybztV0DLjOecjPp3rmvG995vhC4tZbSFQZE8toWKhWznODntkfjU1PhZq1oePMPujuB26daAv0/GuFbEH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UzOjU0LjcxOT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191 Viviendas en Villaverde</text:p>
          </table:table-cell>
          <table:table-cell office:value-type="string" table:style-name="ce1">
            <text:p>Acciona Infraestructuras, S.A.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data:image/jpeg;base64,/9j/4AAQSkZJRgABAQEAYABgAAD/4T4e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4OjU4AAAGkAMAAgAAABQAABEckAQAAgAAABQAABEwkpEAAgAAAAM5MAAAkpIAAgAAAAM5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zo0MgAyMDIwOjA0OjI4IDEwOjUzOjQyAAAAAAYBAwADAAAAAQAGAAABGgAFAAAAAQAAEZQBGwAFAAAAAQAAEZwBKAADAAAAAQACAAACAQAEAAAAAQAAEaQCAgAEAAAAAQAALHIAAAAAAAAAYAAAAAEAAABgAAAAAf/Y/9sAQwAIBgYHBgUIBwcHCQkICgwUDQwLCwwZEhMPFB0aHx4dGhwcICQuJyAiLCMcHCg3KSwwMTQ0NB8nOT04MjwuMzQy/9sAQwEJCQkMCwwYDQ0YMiEcITIyMjIyMjIyMjIyMjIyMjIyMjIyMjIyMjIyMjIyMjIyMjIyMjIyMjIyMjIyMjIyMjIy/8AAEQgAtgC2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4KnpI0bZVsV9XY+Yi7M0ba/kk/dyPjuDRdMl2QckuepFZ2s7nRzc0bGbIjRuVbPtmm1qndGDjbQMU0ipZSYwiiosMQ0UxFqAI8Tqfvf0qV0iAUDrUlrYbG/ls4/GlST94H/u0rXHfQ6bQ7kREzlWIJxxXYWsqOoZQRkZ5rz8StT06D0NtWc24+lc/qkzxqfmxXPTXvGs9jjbu9JmZXfiqTXzv+7B+X1r1qcNDzpzs7EySZX7273op7EmEdn96j5P71b80e5x8j7ACgOd9TpdGPBR149aTlF9SlzRexeN1ZXkSrMI0cHG7OD9azbiJYpCqNuXqGznNSpK9rlyTetiDKjrRuT1xVNruQkxCU/vj8aTKf31qboqzEJT++tGU/vrS5l3HysVXRTnetW7eeB22yuu364pSku5UUzUsrawuSxLJuXgHd19qztQtktJgqyKVz0LdKyU1c0nTajcvafqMcMaqJlG3tu613Wkr5yxzhgFYdAc4rmxLTOvD3OiEibNuc1zGuSqVkx1HFc9Fe8dNX4Tg712L4PSoreLcwx0717UdIni1H75p70UAelFTy3KcraHvQPvmjP+1ivluZ9z6DlXYX/gdOHT79HM+4cq7Bnn79L/ANtPwo5n3DlQopKOZ9w5V2Clo5n3DlQY5+6D9aML3CijmfcOVAFHbbRs/wBlTRzPuFkGxe6LTWVM9EFHMwshuxP7qn8M0ojHZB+AxRdhZWPO9UvmiurnYNpMrr/48awnuIZI2MrbmU16tGDsmcdV6nNXAEkzyP8AdzxUcYDDb/DmvWSsrHj1H7xIxjCgK2MGimZOWp7+IB2ln/7+Gj7Pz/rZ/wDv4f8AGvkj6oPs/H+tn/7/ABH9aT7Kp6yz/wDf5v8AGgBRap/z1n/7/N/jTvsqf89Z/wDv83+NACi1T/ntP/3+b/Gg2if897kfSZv8aAE+yDtcXX/f5v8AGkNp/wBPF1/3+b/GgBRZrjm4uv8Av81L9iT/AJ+Lr/v8f8aAE+wjtcXX/f40fYv+ni6/7/NQAfYv+ni6/wC/zUhsv+ni6/7+k0AJ9i/6eLr/AL+Gj7GRgi6uh6nziDil0Apnw1pLg+barKxJLM8jEsSSSTyPWs7WPDWi22iajPDp0aTR20jqwZuCFJB+9610U61TmUUYzp+65HjRJkQgnPoc5qAdcelfSxvbU+cqMsQwPNnauQKKly1FGF1c9k0HVda1cw3UkGnpYu8gITzPMAVnUdeOqip/Emr3elHTorCKCSa9uWt/35YKoETvnjv8mPxNfKJn1JoaNPeXWmJNfpAl0zEEW5JUckDG7muY1LxjeWviO406NtHjihljiAuZWWRgyq2QM88sfyoQHTa/fSaRod7ewLFJJDHuVZAQCdwHOPrVLw3qmp6mboaitivlFQn2XdyCDnO76DpQ2B0GSeTnnnmsvxDqUukaHcXtukTzR7AqyZwdzqvOP96m3ZXHfQqeF9X1DVI7k6ktmrRyKE+y7scg9d34VmeIvE+sabrcmn6fBYvHHBHIzXPmZy27IGDj+Gpv7tyVsdNql6+n6Hf3ygSSW1rJOoOcMUQnnvjIxWP4X17VNWu501CKwSOOMMht9+7OQMHdx+XrTcrfMZH4p1/UtH1C3tNOgsn8yAySfavM4IbAxtP0rorCWW5061nnCCWSFGcJnbkgE4zzRfWwXLBB6DPPp2rkL3xJqsXitdLtray+xiWKNnl3+YQyqT04/i70Sdhtmx4k1C50nw/d3tpFDNNFtMcczEIcsAc49jVDwhrWpa5Y3U+p2tpAUkCRC3ctuBUMc7vZhTvcSM/xB4n1nT9eksLC2sHhjEf7y4MgfLAf3eMf/Xrodfz/AMI9qintaSgc56IadOXvpeZM37rPBCrKxUd+afHATnNfWXPmrXZ0ui2m6Njt7daK4ak2pM7qcFyI9atLC3srZYLWMRwoWKqvQZJY/qSfxpLnT7W+kge4g8xrd/MiPPysQVz+TEfjXz6R7JLHBHBEI44/3fOB/P8AnVGTw9pc9/JfPaubqVlMjpNIm4r0ztYA/iKFsBeubSG/tXtrqMTQyDDqCeQDnsc9aZaafbWW4W0HlByN3Ug4zg4PpSaA8/8AEN5qlv4zlKXbxWQmjZlacqNvylsLuHHHp612OlRJq/hCxj1NWuPNhjaUMTkkEEZ5z1ANXa6sO2ho2en22n7kt4PKEh3NyTk846+38qgudA02/upLuey3zuioz5I+UZwOvuai3u2JWxcuLeK6tprWdPMhmQxSLn7ykYIz75IqGy0iz0yR5LWDyi67SdxOR6ck0ON/kMbd6LZanMlxc2vmyInlqcsMLnPY46069T7NotzHBlDFbMiEZJXCnGKdtbhY878L6jqH9s20VxfTyK8kagPcNJuycMMEntmu/k0PT577+0Gt83O5XMnmNyy8DjPoookrjaLN5Zw6havZ3Mfmwy/eUEjODnt7iodO0u00uEw2qssTndhnZu2M/MT2x+VO1hIhu9BsL+9N3NAxuG2hnDEdBgcZpNfz/wAI5qjAnLWkvX/cNOnH30/NEzXus8QtoFDbpj16CrEjIjKFGM8Cvqb6nzz0LVreSwQhAzDntRWcopsuNaysd14T0fyjbXlyl2l5vmLiWaTHLOB8hO0cY7Va8ZW1zeDRo4VuWia9YziAuvy+RKRkrjA3bep64r5g+gNbQLUWWjxW+2bAdj+8Zmfkk8liT9M1yd/pstx4r1Cadb0RpcxeUVnlSPbsTOADtIznt1zU9EB1PixLiXwxqUVsJZLhosIIgd3UdMf0rO8Hae1g18DHcqJCmBO8jZHzdNxJB+lDA3X1exiupLZ7nEqnYY9rdT+GO/61neJJG1Lwbcz6c88pnWJo2hJDMpkTP3cH7tU9gZV8GWL2MN8rrdKXZP8Aj4dmPfoXJ9axPF+mXF/4ouGWK+aJLSFUaJpVTdl92NpwTgL+lZ3aiB2esRyv4cv4bfcJGsZVhEec5MZxt75zjHeuN+HEF7Hqd4bq0uYF+zrt8+S5bcxIJGJVGMH0JP4VoldAHxD0/UL/AF7Rjbm+W0WJ2ma3aUDllxkx9/vdeeuK7XS1Wx8PWnnO+2Czj8x5MlgVQA5zzn681fQaG22v6VeSLFbX6u7jABQru9skdfT61x2rWd7J8Ro5St19nE8DBluZ0TAC54UbDyD1/HipA6PxnHO/hS8S3ExfdFxbMRIy+amduOfu571neAIzFp96TFqMbmcDbfSMzZC9t7HA5/nSYjn/ABjaX8vjQ+XDetBIIVDxXFxFGoxhifLUrxjPXP4CvQNbQSaFqUY6NbSAfipq4aTT9BNXTR5NNoxSEuOorMht5PMOVY4PYV9HCpc+frQaZYERXggj6jFFVcxaPUtN8XaRql4LO0e4eTcybjbSKp27gfmK46qwq3q2uWWhQwS3jyDz3MaLHA8jM20tjaoJ6KT+FfMdD6cn07UbbVbBLm187yXYhfNhaJiQSD8rciqF54t0my1KSwlmuDco4QrFaSsAWCkAsFI6MOSaXRAaeoX8GmWc99dsUt4ELOygsQBgcADJ/Cquja/Ya60v2H7RmDG4TW8kX3s/31GenbNDAwtW8L3t3rz6hbmB1LpIhaXZggjgjaf5962bQp4Y8Jw/2hKFWzhUSvGrPj5scADJ5I6UwZNpGv2XiBZWsGuGEJXd59rJDjOcYDgZ6Gq2reMdH0W9+xXs1wtwUWXZHayygqc4yVUjsaV0oga891Fa2U15IxWGKMyuQpyFA3E4xnoOnXis7R/E+la9cPBYyzu8Sb28y0kiXbnHBdRnr60+YA1rxPpmgywxag9wjTKzxrBbSSkgHBzsU45Pfk1dMq6rpDy2pBW7g3RbwUOHU4yCMjr0oT1GjjdG8Iapp2pwTyC3MYkR5CJssAp3cDaM/nW/e+M9D07XE0W6u5E1F3RFiWCRgS+NvzBSvcd6ANLU9StdH06XULxnjt4tuWEbOQWIUYVRk8kVX0XX9P8AENvNPpxnkSJ9jeZbyRNuPPAYAn8KTEVNU8YaLpF61hdz3QuFCkrFaSyD5uR8yqR+R/nWlq2U0e9bOW8l8/XBqoayE3Y4HYrJ/pD/ALvrtqncXMEUbCKPacYU+nvXuU73PNquNivBCrx7jEsrHksaK1uc3Inqdt4f8MHQwN08UziWR9wUr8rljjGf9s1b1zRTrMmmMs4hFjcmfkZ3ZjdMe33859q+deqse5YvafaCxsxbu4fa2d4OOpJrFfwzI+tXt/8AaV23E0cojMf3dqKuM9/u1HLogsa2uaa+saJeabHKImuU2b8EheQc1HomkSaW9yZJ45fO2nI7Yz/jRy3YNGLqfjf+zPEMmkPbK5EiRq2cfewfX3rSmSTxX4MwGWB7yJSQclEw4Pb/AHf1q9xtEnh/Qzo32nJjzLtb93uwMZ/vE+tU9W8LT6lrs2oR3cccckEURRlJIKFznI4/jx+FTKN0K2ht39q19o93ZbxG1xbPAHxkAlCuT9OtZvh/QJ9IuJWlnilDxhMAEYwRzzRKGqFYbr/h+fWdSt7qK6jjEcLR7WXJOWDZyPpWofM07QzwHa1tiBycMVXv9cZ/Gly2dxpHH+HviLLreqJaPp8UOWTLRuT94gA8gdM5rWvfC89z4th1hZ7fy45Y5BGxYt8gx9O1XHQo0vEOlPregXWmxypC0gUBznCkMGzxz/DVbwpoNxoGnzW1zPHO7yh96M5wNoXB3Entn0yTRbUkyNf8E3GseJ49WjurdYlMLPG24M2zscccjium1pwNEvjlQRA54/3T0q4L30KWkWzyma7dmIyTnnmqUzv8qL95mGCPU9P6n8K+gXKkeG7ykjstJ0C7urNXP7pOxcEk0VxTxKUmjvhh7xTJvDniHXdXvYmuG0xLOSSZSkdvIJAqM6j5jIQfug9O5rQ8Xa1f6LDpi6cLXzbq6NuWu4nkVQInfICspzlAOvc8GvHvZndc0NAur290iO4vjA07Mf8Aj3jKR8MccMSenuea43X/ABvr+n+LJtMsbGyktIpYIy7Qyu6iRc87WwOh6gU73SKR2viPUJtI8P6jqFv5bTwRGRVcHacY6gEHv61n+FdT1bU3vRqZsT5QQxm0ikTBO7O7c7Z4AxjFJysyW9S7e+GdO1C8e9kjnEzFSTHIQCRjBHp0HT0pmqSnw14TnbT0QtaRqIFnyynLAfNggn73qKeyY2yDwpq2qaqt0NSNmTEUC/ZYnjGDnOd7t6CszxN4m1vTddksNOXTRElpFKWu4ndizmQY+V1AHyelRz+7cV9Dq725kt9IubtViMsVs0oDD5NwQnpnOMj1rjfAfjPWPEup3VtqlvYQxwWyTKbdJAWLEddzHsfStOa+oF7xn4q1DQNTsLSzaxjNzHI5N3FLKSwZQAvlsD37810Vg51PQbeW58s/arVTJ5IZFO9RnaDk454zUp3YX1KFp4P0iyvYrmGOZZImDr84AJ4PPAyOnFZl94h1qLxgum2w08WazQxOZY5DKQwUtghwM/McZB/GnLQbZs+JdSudJ0Ca8slha6DRRoJ1JTLyKnO0g9/XtVbwpqeparZ3Uup/YwySKqi0V0AG3vuY8/TFS5WYjK1zxLrVr4insdP/ALM+zx+WD9ohkd8uoY/dcDHPHA/Guh8SIH8OaoFXOLaTrx/Cf8+v9dKUv3hM37rR4yly9qZFbL/KWGF5XHU/Xp/nr0vhh1u2juI0jy0yjJwAMRuQPzOPwr1q7aVzhwyTlqeiRXaiMBCxUdGCjB+lFeXZvU77W2GWmjWNi4e2slh2sxyu7AJJJ/Mkn8alutOttRFutzbRz+TJvj3jO1sEZH4MR9DWfKnqMlgt47aFYoYhGvJKAY+v86pTeHtLuNQk1CbT0kupMb5jnLY4H8qYIu3tpBf2U1ndRedBIm10P8a91pbfT7axZ/s8CRGTlyv8WOn9aQM838TtrUPjSYwXFxHZ+bGShnCIFwMkLvHHXoPWu00W2TVfCFrBfK1wssIVw7Hc2GPXnPYUdCjStdMttO8zyIPK8zl+Sc4+v1qO60Owv7s3lxYpJMUERc5yVBOB19WP50lFOJJakiintZLeRN0UqGNkPdWGCOtU7Dw/pujyu9jYrAzLsJXPI/Gq2GGo6DpusvDJfWK3DxIUQksMBiCR8pqW5iFpotxDbLt8u1ZIwjHIwmBj8RQB5f4Ru/EKeIYF1O9uzFJJGirLdCQElxuGA7ds9RXpz6HYSX7X72u653hzJuYcqMDjOOAoH4UmDJr2yg1C0e3uovMjYqxXOMlWDA9exANMg0+30q3lFrB5Sk7yuScnueaQupXbQ7C8unu5rXfOwUs+SM7QFB646AU7WznQr4Dgm3dc5J2nb7fhV0kudMU1eDPJdUtI5YSjHFwPuEAfMc44PTPPf+taHgXTJbu1hubsYtQ5lijQ588kHLt3C8tgHrn0xXo4qonojkw9OyuekMQDg449OlFcKOw4zwnok1tqNveXdjcJP5s5MkgYkZZ9vXjoR+GKh+IMt/rWqafotjbO8FvdpJcTRzMHLeWxKAKMlQCpY+roPUjBX1A6TRp7Tw74XjfUriKxiErKz3EgUAljjliRkjkfj2rkNf0jVr/xreXNrDP9jzbtHL5bPG2FAbBHuB+OaqOw0d34tiuLjwlq6WccjTPbOsYj+8W9Bg5rM8GaY+nSX262mg83Zjfu7Fv73pUy3EzZuvE+laffNZXN+sV0pCshDE5IGO3oareJGbVPBN8+neZN50IMQiU7j8wzjGPenLYbKfg7TX043++3ni3eXgylzwN3TcSM81z3jix1OfxdvttOurq3axQb4/O2q6u+QNnGTlfyqUm4iO7v45JPDV3HEHWQ2LoqoDuDeWQMd89OOtcX8ObLUrXU53v9PmtN1mqqZBMDu3LkHeSPyrSwyL4naVqupalox06G9aFI3M5tQ5HLKcHb3POK7fRQ1h4XsReM6Pb2UfnNIpyCqANnjOc0AR2HivQtRvVtbXUo5rggfuwpGencjqe30rkdYs75/iQkn9kXs9sZrdvtAMixRrhQ3AGDgjv60gZ0fj63vbrwVqcVkkz3L+UI1gVt5IlQ8befXp71g+BrO80rwvexXqXK3TSh5PtAcHARRxntnd0oGjO8Q2d7feMJXGmXt1BI0IFwjyLGq7QCflGCM57+telX8Imtp1ONrK2cr8pGOhFJJ3uK100efeJdPhPh7ULeBTBKIXaFUxtZ9pAwfqR3/wAa6KztLexhS3hXEYUKpxjgcD9MV0zu2RFWVh7rcu3l2oB28szdPpRUspHL638S4jcw2Hh2Fri5a5eK4lmt5GjhWIgyZCqWbI4yBwDnPFZugeNdM0a+vhqcl9BJJLKGUKrxCVmMkmFRiWIYtlhwMHpxnEojm8Z23xB8Rx+HbFLmCyE6TLPFII5pl8s7gQ+CqgtnKkttXIGcCtZPE2uaX4gk0yY6fc2sE4jcRWs+4K2CDuAIzhuc45zwKTdgbO91G+t9K024vbt3W3tkMjlRuZQOvA6n8O1QaTrlnrLzLax3K+VjeJ7ZoeucY3AZ6dqq99RHOa74Dk1XxI+rLdcsUYLuAwVAGPuH09a6C3KeGvCqHUHXbaREyvGC+Pm7cZPUcUr21H0JtJ1yz1rzvsouQsW3eJrdo+uem7r0qpq3izS9Fv8A7FeG7M3lLMRDbPKFViwByowPunvS5vdJua01zDbWUt1IGWGKMyuSCDtAyfl6+vFZuj+JdN1y5aCyF3uRPMPnWrxLjIHBYDPXtQ5WC4ur+JdO0OeKK8F0ZZozKghtpJeAec7Qcc1dfy9W0WRoHdUu7Y7S6bWUOuBkHp16EUN9ATOM8PfDmfQ9XhvBdJKoaPeGcfdU54wg549a6efxRpkGs/2U/wBqa7Loh8u1dk3PgjLAYHUd6UnZDZc1fU7fSdMkvboSCJSqkRoXPzHaMAcnkiszSdYtvELXklr5u2PahM0TRnJHPB57frT5rysUZll4qsdJI0m7W6e5tNsbmG3aRSxQHqBjgnHXtXW3eYrGZhw6pkDrThLWxNzhtalkk09VKqzG9tIiCpBG+eMZwf8Ae4+ldOsMixhvLyGI5rZkkMDMstwo28SDqcfwLRUhY+dPE1rqPhDX794Z3jmlu2kSQhSdu59rKMkdQ69f4appLL4oEn2t45LsEyT3pV2eYKCR0BPc5IXHQtyc1mWa/gi2Wy8QQXUWwaukoWCCXcqAkYLOwGQg3Y29WIGMA5Htlv4aN7rerakbhovMvF/dMoJTaidxUvUGjoda0l9a0S+01X8oXULQl9m/bkdcZ/Tisfw74Vg8EWN5KLhXaSJVLvGy7mXcR1Y5yT/9eq2Ecvc/E3XrVyp0izY9QBFJ/wDFfSt+y1G68Z6Pd6RdJFaXF1aRuGjUkJlUYgqT/tdc02roGael6XLolyFjdZ47mTErl9hiwGIIHOc+mR+NVdW8KvqmtTait6saSW0cIiKZxtZ2Jznvv6e1Z290VjXvRBc6be2LXUSOYjbSMDu8t3UKNw9TvU49+tUtA8PHRpTIboTFohGRtxjBBzj8KGr/ACCw7WvDD63e292tz5IjgaLb5ZO7LA5zn2x0qHxZqtz4O8K2txCIpHjkjtz5qsQRtIz1HPFNLW4upwVp8W9fu9etNPTTbDyriRUMvlyKVycHviu3tdFfVdSXxGJxEs80cvklMkbAq4z3+7n8acloUzQ8SafJq2nR2UUqRNJOjFyCdoVg5799oH41B4Z0P+xo7+NpEcS3AO5RxwoHP4g/lRy2lcoo/wDCIPPq17qH21ds9yWWNk5UJtXr3ztzn3rqr51WznaSVUBX7zADGaIr3rk2OJ8Q3Vrb2lrIbyB5Fv7EOo9BdRH9Bk1oSeIoAfKG6RRwdoBHT0zk1q2JIorrN+JpWjtSVdt3ABH3QOufaigdj5nuZ3mtovOdm2JtABxtHVR9OTx65qfR9bu9Mhmt7ZbdkmZWPnRKSCM46/X9M9eRBVzufAl7caPq7Xvlw3V40R8iIhmyZMkFmXgjKnnkLnPfFerQajqV59tVUiWNrnzHKySxEMdq/wALjjuRz+PFc8qiV0bezvFM4rxNd6rZarZwf2ndyrdoJIkkAcRkjkfNk446nNc9rWsXdpFHE0ztK53KwAyW54GB06n6j1FcOHxTrRXN11N5UlY0YbzW2t0EeoSbccHaBx9SKq6lq+q6bYuzTROZARloVy2BnrwaqljHOfKzR4aPLzHS+Evihqmqw/Y7yOza6ij3pJ5b/OMhcH5uo3VtXHxA1S1ZUMNozSRtKuyBmyBw2fnHTK/XNdjnK+hzSpJI5S68b6unie5V7SMTzOMS7CPkUfKFGcEgtwexAruL7xVr9jZwyzR6eFMkcY2I4yGJ5HzdPl/HFTz8sW+pmoe8kcL4uub2x1GwnN1Of7TYBUwHKMSo6sMkfN35qmv9sqMLfSD1IVRz+AzXEsY3SU+/6HcsNFtpgf7ZK4a9l54PGcj3qNPEet+EJ4b63kjkDv5TRSA7GUjOMAj0HPatKeMcppCnhlBHd6f8RL3V7QXUEFkmx8FZA3y5yBnDYGBz+R6Vo3XirXtPnto5ILAfaJG5WNyVPB/verH8MV1Os1ozm9inJGVdeJtSjaRHTjltqzSgDJJ6BxVaLUJ5nVfsNmCUZ/OZpNp+fbnJcj1J96I1bs2eHUVcZrMyLp1vsWEH7ZbSDywc7fPiIGB+Pr39q2U1iF4FhDRFywOEDnaGXC/hy35CuhTONwH2/iyyjuJ2eSErK3mo0kbkMCAuRwR1WikqqL5DxC906z8820U6kpIIoxHGjM6keYWcr8v8WBjPC45xVy08P21xqs0K6tZJ9nUReY8IdfLVdxk54wBt54ySMVi5uxSpq56PoWm2lpNcyFp5GZlTd5ajd3wPmYrye56dKuyanbWTXLsLlEWYh3iy2xS3JI3DPTrjjNccryTZ1Kl7poGeCSBlE4kjG0ouwY29hjv0/XvWdd+G9Buwwu4C24o21iwUnHUgH+VYxp8j901lT0Jl0zTAu2EP8gxGqxk7e3qc/wD1hVe70rR7uNBPaB1yD5bxnOTnI6jj3HTvkcUciTuh8ra5SCPSPDFmt2bfT0jHl7SEhYsRleODnn8Ovfu6G/0XzG2QNIYUZF82wkOD3xkE59ue+TW6c2ZeyexWeLw19oa9ltLjduaRSLecYz94AHGFx06Yx7VP/bml3+2zuPtwZNkiQSWjDAU8OMDpyfpn8alc2rYlTSafYuf25ZR2EqXEczQomArW7RMRxwN3vnnn/G9p+iafqVpb3UIjZriJZCFucsARn+teRUy2vZukzodWC1ZcHhS3zloMKeTifJx+XWqGseB9JvYY0lsZ54VbJVWbI4IzxjJ5PWujA4WvRTnV3M6tdS0RUh0rwro0JnSK1hhdRulRyzNjg5TJPXOcfpVXUvEGi3E9sXmFz5ZOw2rFwue5GRx+JPHSvQUZN+9uYJe9coXHiDRri5ZGFz5YxhhbjHHbqG79eP8AFYNZ8NzFIrgSeS0RRgIhg5bIxhj+ntxWsY2Y3NtWK+qp4buAxtLxYcyJJKDCV37GB9v4S3UY49avwWEMdyl3bXrTxRxCJ44ZWOQpX5uM88DrjrzgHNavc547GHcwTqtmglKj7PjbIDk4ZuT8vXBA7dOlFOxPOcVdTT3lrHbm2sI2jl3rOoYSuMHClsnI+bPPJ5yasaJqdxo8scq2emzOrlljlt2IUkrjuOm3jJ45PXGG9ilo7nQjx5q/2pZBbaSsI6QrakJjOeu7d6/nViPx/dxmUNpGjvLI5OSjnbnsPm6Dnr61FjTmY+1+ID2yhP8AhH9G8pf7kTJn6YbHWpU+IdyLx520XR2hf7sYRtw+rAnNFhOoy3N8SRiAjwzp6ENhizscj0HTb+tXH+JeiGyZj4Whe5XlUEy7DjrkkAjv0Bp8iF7WRp2HjPwxqW37N4V1KRnGG2Qx7cdcbi4GPyq7deIvBliv+l6UsUhGTCEjd8/7QVj6+uOetFkPmkzc0+08MavptvexWFkkd1Er7JgodQw6EDvirp8O+HHERlsNOJi5jJRSV7cUuXUXPIrTaLoE8bRf2bYNC/3lYBgfwNSWtnpGmCQWdtYWobAZLdUTP1xVrQTbaLscsDyANLCd3/TQenp+NcJ5cN7ZLFNGJIpYwGXA6Y457H3HNEtSobHnmraXcaRfiEMTG5JSQoBuUe3TPY/Q+1ZpDEjhSpOAEbj8+5znipsAuxQ5API4+ckEfWnFDyXYgY/hXH50AQ3HlyTBXjZm2jDYYDGOmc9P/rVFJFHtw0DPjGFIJI/OncRdju5oTtSeSNcD5TIeKKdybFNg6tho5Qo6fuz/AD/rSFJCVYQMOw5OTU3KsOaCfYpMDHI/hUmh7Wd0OIXGB3jJ/oaYrDUgmKDNsWz8ufJbNWbXSb+8kCW+nzvzjJjZVH4ngUDujcj8GC0U3Grahb2qlcfJySPTceB+tQNqHh3SflsbH7fOORNccKT+X8gPrT5WyrIqXniXVL+IxvdiCLGBFD+7GPTPU1lmRRkELk5x65qrD5kjvtHu7c6TaJKw3LEo2sMnp/L61ee7Q9M4HA4wKXULoZ9qB4GPwprSccfj9KTKTRWa4P2qBNwCCRSc+mf/AK1T2WtWMVrFa3N3bxyKCu2WVVYgNgZH06fQ1KCQ7VLvQ9XsXtpdZ02Fwd0TefGdrZxkdyD3XuM+lczNoGlzurnxfYRYOSI1U59878VViWhW0DRWUFvFdmc4G1ZEDHjrjeP5jrzxTovD2mzhSviq1jA5GxlwvH+0zUCFbw/p4Df8VPAcn/pmP5EVAmg6crsW8R2zqRja0uB/6FT5RDJdB0+bC/25bNt6Dzhx/wCP0U+UVjJPi3Wup1QnHBzCv/xNM/4SzWXDMuosQOPliUf+y1PKaXQP4w18cR6lMD7og/8AZaa/jLXxsJ1eZef7qYz+VPlFJoVPGmtmJWbWWbkgnyBwf++Klg8Xa6Zlzq7vGXHSIAj8dv8AWiwRsRXk800rTSvJPIxx5hO58e5Jquri3mimCb3jdWCg5zg9PbPT/GqiEnfQllkk1C8lnWMBpnMjg9Fyc1ctbJVcYk8w+rfdH0qjPY6C2j2qCQC3Yt3q785T/Vqfq20f/X7UhkqEgfMm0+p/z/nn1qu8uG2+XjJ9M9wP6/pUlIqtIWngbCgF1PIx3z/WuR8SBRr0w3AEIuMZ6gt7VLKMGRyr7WJJwCcAn+lT7nXZjdtPqv8A9aqaJUnccY23/JgEnqFx196YZULMjylmJxtEbH+lJIpvS40mASKecj5eUYf0p0iyl/3Oz5v7wIx+lMLgIi3zuMueMoMgiigVyu9pbeWdkbhzyN26oxaRgsXQdvu7s1VzJxdyZtNTJIBAPTlh+fFN/s2MLkqD9CTRcbptkkEVvCCDCGLHGW3YH69alhdPtMW1W+/1OevbrUsqKtoaT7fMEjsMjOCO3X/PGD7inw2BngSWdjDGeQq4y1UhPc1IkwFjQIigcCrsSlCCSD24/wA/zqhF+JtmRkdN2M/zxnI+nXp61aWVTGGMbc85LE/5/wAT0wBUsYGUBCAigL2LnjoP6AVWkmweqnaTyCTuPPp9TUlIqlt11GvPEoGCSMYZR/SuY8Uuf7cuCcbQqjoxNDHLYyRcRbW2bsYG75ZOmf8A9VKJ96FRnbgdRJVNEcyRKjtltm3bkZyJDz7UyWW5UZXZ5W/usmcc4/Skht+6KJRIMr9wMQOHFG+VTnjy8npvzQwT0Kzvc7F3bMEn/np170UCuPxldphmXjkiIjP+eKap42/Zpjx94owp2C47cYkGIJST/sMaYry5J8p1z2MJNLlD2jWg3zJwCcMBn/niaWKZmYHazc4I2n9cijlF7RnS2y6ekau9zC0hHIcPtX8Npz+PFWE+zkkvfQs2e0Up/TZzVolyuy3H9i2tm8jX/Z8qQj6klOKsQyWCJtN7E270MoI/8c6/XtQNsso1kI2C31vgfwrDKV9z93g+hpEmtk5+0w42nqJRg9uQvYfh3pFcw4XFuu4iWFhwQoSTnjjgpj3qJr20KqDdxMeDnZIf/ZOOaQcxUeS38xC0yEA54STPXn+Cub8STJcazLLbCR49ihG2ORmklqDZkLNMMeZ07/I9PeVzGduc/wAHyPjNVYXNoIZZ8N68dI5MY75p4knw/mbuoxsjkx/npRyhzgXG7JWUvnn5JKjEcfmhljmLhieEkpWE3cm3nqIpueuY5KKLD5l3Omle6NxLGJpRs6NvAx/UfSoFugg2Pe3Dyrx8rkc/p/T6GrsIjF7NgkzOCDkkycH+Zz+J+gqN7y6lG6O7nz3AkY4H4Y/r9RSbLSQefcFebu52453TNx+v+H41oRRX8lsJ49Qm8sjIQTNuPvx0H1x0/GlcLIliF0qq7300g+8VaZ8r9QD0+uD6AU57i+kcBLhxHjIkDuMfUZ/T86ZLjqWvtUqhPMuJQg4LRyMSPrz1+p47etH9oXyy72uJWBIVQsr7WPbJ4xj60FKJOL27l2xrdvlsqCzNtZu5z6D15qGS9v4tmbmZEY7UPnsAQO4b3pCsWor+6YbjdTB2O9lMjKMYwAD37HpUR1O9CjM0qyFMkZYYz7UBYe1/LvYPcS7soOreuOhPNRXNwx/d+fMG8wfN5jYxjP3c/wBaEDiUDJdABDcsWKlR85/PFI8820qbhhIMNgOSQR2/pVXJURzLc+YAs7SqRuyjHoev+cVHcXFxE6xtcFd38YLc+hznqP8APuXHyGmA2p26iKVkvIx82wnEg/z3/PHbKmN4qkmSXcp2uCTg0EjfMmJAkMqjbkHzQR+GDRRYavYtTW8KzOJIo8RMEO1P4j6e34fhUV4sKFkSFcoVUg8qOeMDv+PHtQhyfvDhZp5zSOiuYyC245H4D8P/AK1W2j+zSvKwztTccndhe3GACfwAFI0TK/2ySWN7hQNqxead5LNjPHfk8d+BR5pjZSpO7YJWzyOvBwep470mSiJXLSK7u5dzuJz9OfryKnygt7aUF1WVQwVe2cHr6nP+e7kC2ZHKC7o8GI0kXCj29/f/AD9XJtEKTc/Nwo/ujr+fH8qEJ/GG0GDcgySnybjwozg49+Dz9KmRpBCNxzuYKoLE7V6HB7dD+lQUkEqug8zONzKqrndgZHc89zRDdOLSb5VDMygt1PUHrVImxC0jZk+ZiFkUYY5/u96JZNyygcIHUkdcniiw72I8At5oGFEqhlznI4ou3ZWkWPgKiyAZ45P/AOumhSXuj1jaFJPm2lY/MUKOOnPP4H9KmlhWX5JlDBTvUA8Y9KOpaWg+1jy4aL5dmGjz2B4xV27g+32S3yoiSq4V/mIDE8A/XmmjKWxkxBZWYhQZBw24cde3eihlH//Z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UzOjQyLjg5OT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as Carcavas</text:p>
          </table:table-cell>
          <table:table-cell office:value-type="string" table:style-name="ce1">
            <text:p>Arpada, S.A.</text:p>
          </table:table-cell>
          <table:table-cell office:value-type="float" office:value="2014" table:style-name="ce1">
            <text:p>2014</text:p>
          </table:table-cell>
          <table:table-cell office:value-type="string" table:style-name="ce3">
            <text:p>data:image/jpeg;base64,/9j/4AAQSkZJRgABAQEAYABgAAD/4TG8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5OjEzAAAGkAMAAgAAABQAABEckAQAAgAAABQAABEwkpEAAgAAAAM2NAAAkpIAAgAAAAM2N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zozMAAyMDIwOjA0OjI4IDEwOjUzOjMwAAAAAAYBAwADAAAAAQAGAAABGgAFAAAAAQAAEZQBGwAFAAAAAQAAEZwBKAADAAAAAQACAAACAQAEAAAAAQAAEaQCAgAEAAAAAQAAIA8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0LeD7FpL28qbfKV1aNW5A5OAfoetZfhi1iSfUkR1liZo2Vl4P8XUfwsP6cZGDVdxD0tXfxla36Os9vOrKsi+qoQQfRuORU9rcSzeINV0133W+3eq9xkAEA9gQc/UA+uUA6W3lstJ0+JN37q68mXcv30YsrAjPfg+xwe1WLp5ba+vb3ylZ4rDcvbftJJB9P6ZPpVCI76D7twifJOu76EjP69fz9Kqha+mw01OkmeNWjyzaFC0oWui5kPC0u2i4AFpcUXAMUbaLgG2l21NwDbS7aLjALQwouA3bRtouAuKKkZZ023uEkuLK4lWf7Hs8qRl5dGBOx/UcY/H8KTTNPi0/UtSSJGVJWjfy2/gJDZUH+IccH3r5Tue6YvhLe+parFvbZ5m9V9G3Ebh7449xxWhplvKni+9uH2tFPbh4pF5VxlRkH8KQC6bDcXujRJdbmls7oKrdyqEYJP8WFJ57gA9uZduyfWE+0bUZlWP/YZ1C49iWC/p0yaYixGrvJLbyuqxfZ7fy93ZiCP6Dj3PrVNonSR0f76/K1ezlk/dcDzsXHVTE20u2vTOIULS7aYDttG2gA20u2gA20u2kAoWjbRcYm2grQAm2jFACYopDNK0D/2lqG/7+2JW3f7nNZOn390/iC602X5kVpHgmbqg3HKH+8v8v5fKdz3CPw1p1xp+u6klwm3cqsrdiCSeD3qPwhKiaTey3Eu2K2mLKzZIQEZPH909SPx60hli5snsvD92lvKyvFdCWKTdz/CRg9DxwOx/GrGqQ2/kalEnzOyx+ZGvUYOQT6jH6A+maoRJdhJp9Q/dNvW4t0bb32uHDf8Ajx/I+oqS6i3/AL3ytu1mRl9lYgH9B+YrswNTlqp/I58TG8CrtpQte/a2p5O6F8ul21Nxhto207gG2jbRcBwWl8ulcBwSlZKVwIytJtp3ATbRtp3ANtFK4y7ZTJNvv0Zpbe8VWWRlwU2jGGH9enH551utx/wl+y4i+fyZGjk7lSeBnoQO3cdOwA+V7nuDo9RuP+EvuNNd90XDRN3jOwEgeqnuPXmmaTpT6TpOsW919xsvuXnKleoHfv8AlSGPRYk8N6baum77Spt4pOcb8koD3AyOD2+hNPvGihvtSuniZkWzVmVu4BOQPQ9R9RVCLEiS+ej79vn3kTfVShGP0J9iPYUxZ08yK4+ZopYz8vTO6UAZ9/m/D3q4vlkn8yZK6Eki2SbHpoWvpIT5oXPFmuWViVVoKUCE20m2quAu2gLRcB22lUVIAwpMUgE20m2mAeXR5VO4C7aKVxiaY7W3hSKWLbvit2ePd0yASM+2aj0nUU1bZdJbtFLbZSS34K/PjlD6fL0/yflz3SjbfP8AEF3/AINvy/8AfsD+lXNKeWbxJrVrLL/o6sXjVudhJwcf7JHVen480tgJmWJ7HR0i2yxLeRuskecBSxww9udvPTPrT5hLN/bCO+11byYm24yGHA9zngevT0qhCbkhvpXd2ZFa02qv8DNkfkcLnHp7UwQv+6t3fbt8jau3v5zE/TO1R+A6UwHQfvrSLf8AfWMbfUjaCfyzS7a9vBT5qaR5WJjyzbHBafsrqbOcNlJtouAbaNtFxWFxRtouUG2jbSuIXZRtouAAUu3fRcoPKooAhshs8MJ8m7bbt8reoByCBVTwr5T/ANoNEjKjSL8rNnBwc4Pp9f1618ye4N8P3Uup3cr3CK1xZ/6u46F1bI2sB16df8m1o1vKniTVbh0+SePfG3UEE9j0NLcCtYyxWXh9bhIvNiW83ejDLdQOmQcHHQ4q7qNt/ompeajfvZon+XnkMASPbOPpn6E0Is3ifv5furuuIl+oU7+h7/eP4Z9agZP38SJ/DJ5rSM38KykY/DPT0+nLAhtGfyLeX/lr5ce5upfKwknn1yRVxYd/z16OAla6OLGRukyRYaf5Veg2cNhvlUGGi4WGGKkKVVxCbacEouAeXTvLpDsGymbaAsGKCaAG4oqgINMlupp7pLrbFdW0gTzoekmQCCV78Y9/TFT2axW13cS7IoknZdrR/dLDIPPYk9j39a+ZfU9syPCC7LvUP+Afzan+Fp/s3h+9lfcyQSFlVW5T5QTj078d8+9Shl2VEfQne32+VK3nK20AEE5Ix2P+RRdMltfaxcfNKiwxu0asRyAQSO2SvGfbBqxGkPnk+fbvaZG/Qc+3Ucdsj2JoTwv5dv8AebbJBu+XjmdTn/x0n249qYCRH/QYrjZ87Qh26AHKx8D0Hyj6VfC7Pk/u/LXbgdHI5MXoh216SvR3OHYAaduosFxtIRRcVhNtLtp3CwYo20XCwhWk207hYTbTdtNuMRLmYny+i/8AfQoqPaRL5ZEWn/8AIS1X/rsv/osVn6StxD4ouIpYv3Uqu6yK3yyfMBggfKWHHPUZwa+ffU9gu2ktrDrt1a2sXlXHG5f+WbgDPBH3SN3TGKg0nT7iy0bUrWWLdLuLLH/fG0DjB5H0oQx6LKljoXlPt/eKkke4fOjDlSD97oKmk/0mPUkiRldVNu3ckjJBH94EH6j3qhA++G+uJYk+dpLVWZvQ8ZB9gf0pZJf3dvs3f65U+bjOGcEY/SgB1mYprGJfup5aJt/3hGdozz0YCr8Lb97/AC/eK/iMg/qDXThZ2mYYiPNAlZaFtJX+4n+183GfpnrXo8/KcFrkflUeVVcxFhwipClFx2DyqNlFwsLspClFwsZk2r2sP/2TAVnzeJbdPubf1P8AhXLLFJHVHCtmfL4od/ubv++QP/r1mvrcv8ESrub+Jia46leTOlUYornVLrcfmTr/AHRRWXtZF+zid3atsnuLh03RXLK6yQ/OvCgduecZ6Y96q2On/ZvE/wBqSVZYrmF2Vl9mBOe38QqO5QloP+K2l/3T/wCgiptMd5td1WJ3ZolkLRqzHCHceh6r+FIZaEO+0tXeLa8FwNqswyCOuMcMNuSOh9utVrqDfBqDvt+a6idWVR/eXGemDn8aoklkbfdypKn3r1Uj29PlHmDPPXO4Z9+R3pknySI6f8tWVN3s0/b32tkH3FMYyAp9kili+55I+VuwMcZCk/RQf88XkPk73/g84q34/wBen4VUHZ3JmrqxphU++laNnqLWcezarfz/ADr0Jr2kEcEXyyZFeyNePu2bf9mq3kbKum+WNiZLmlcClR7atMmwu2kKU7isGymsn7t6TYJHlK/6tKa3+NeMz10MH8P+7/Sox/B/vUgHYopAd7bl4fC6bH2utv8AK3ocU3w3O+px3Et0i/aIpNizRrsYj3I69OnT2p9xEul+Vc6k9/buzOq7ZY5F2N8wwP8AZPTtxT9MhdNZ1CV02+f8ybu/JPHrSGX5UR9NlR0VvmP3vUdKLpX8y6f5m+VWVeAfcA9+mee/cdqEQmNPtb7HXet0ssvfbmPHP93sf61TiHk/Z4nT5VW32x/3CDIfx5VeOnHamAsEOy0TY+7bGE3e22IYPoSF+o/I1bYfu5X/ANr5vwOP/r/j9RR0F1Na0X/RE/H+ZqyqJXowlaCPPmveZLimslCdwtYBTPL31SYWEMNJsp3FYTyqa8X7t/8AdouFjyAD92lNcff/AAryj0xD/qKYf4P896QElFIDvrQS/wDCPxfZ93m/Zx5frkjio/CwuPLvftEXlS/aPmXyxH24+UADpg++c96AG+Gx/wAfv+6n/s1N0uWWHw3ev97ymLKsmXAwqnGM9PpQBoi4T7Dp6NuV775f76htue53Dv7cVM0u/wC1f7K7G2tvAYZyDjkfiBTEV5l/0uV03LuuLZlZW6joeh6dR+FRk7/KSX+8NrL0J8x0Ax2HzZyPXpTASNdkCOjq37vcrdiPLXB+nAPrVo/6uXZ99ZN232PX6j/6/wBaANqzX/RE/H+Zqxsrui/dRwyWrF20bashhtpcUFDsJS7EpAIUqORf3b/7pouFjxNW/d/lSkV5p6AoFJigBKKAO80h/tMcv+jy20sEmzashI6A9Onf0p+n30T6lcRW8qtK3zyRyRsDwAvB4HYetAD9Nt3s57hETzd2P9Ww4xnOc49aZYW7w6bdWry+RKzHy2bI7ADB/A0AWPKf7JoT7NyKy7m9Pl4xUE8WyO92b4v+JijfU5X07GmIn3S/a3R/m3XmzcuMooTcOnBIb1z1qGNopvs8qfK+6KVlbjguZMDsT8relACW0MttaRJ91/JXcvUHCRDkd/ukZq8Nn73+H95t+9xx057UAdBYR/6BFu9/5mrQiSuuL91HLJasBDUgtU2feXdRziUCPyKcbV/7lHOLlBbZn/ho+zN/dp86K5ANrL/dqGVf3b/7p/lRzJiseEqf6U+uI7AFBoAmFjckAi1mIPQ+Xn+lFAHbaMyeZqCb13+cX27hnAUDOOuOKq6UIv8AhKJXid23W/zbo8Y+Ye5zSAuWiJ/wklw+xd+1vm/Lv+FWNNL/ANpakm9vvHarMSB8x6A9PpQMhgnlTQre4liX7R9oCyfLsP3iO2MEVZuZ0T+0kdJdkHlu3Q5zjB5wcjb60xA/lJfOu9d63Ss3UfMyYAHY5HvVfyH8uLZ+92qi/Lg/dEgJyOvLCgB6q6R/8B3beoyEGOPrU4ZH81HTb8wbcvP6GgDqdMjX+zYvn9f/AEI1a210xehhJC7acFoJ5QxTttIqwoNOzUlXELPUE/8AqJd/90/yp6E6nz0p/d/lUwasDcM0qS7JEdKAJvt82Oc578CigDtoIUhnunewZklk3xttQ8bQD39QabZW8VlfJdRRS7Gh2ysqufmJBHXt97pxSAmt/k1Z7h0l8ps/N5L98dgPapLQbLu93+aqT52yeW3ctzyODyKBjYYPJ0aK1+0f6qbc3y43gMf58HvTrz5/7V2XETefGnldDwM5A9TwfzFMQs//AB/SvviZPtEDq27+EYGfrn9KiRP3kT7NvzIvbtKScY+v60ANie4S0T52/wBSv3uf+WcY7/j+ZqrrWqy6fptxLFta43fuo9vJAIBwvfANAFSHxvq6WKfZ3X5cfK0IyM+tSP4y1rz/APj92p/FthTr/wB81XPoKxGni3XHjffqTK+4/wDLNBnHUcLUf/CT618n+ny/eC/eX7p6dB7Uc4uUaviHWn/5iV190/8ALYjk5x0+lI+t6l87/wBpXXdv+Ph+mwEdDS52FiF9Rv33p9tvG+Ur80znnYR6/wB4GkNxcb/9bL97+8398f0zRzhykZeXy/n3fd+br/dP+FQX8/k75ZU+TaE/HMn+IpWZV0Ykcu+OpA1ADw1G6gBN1FAA/wARtc8zZ5Vh/d/1L/8AxVb+leKdSmvr21f7KsVtIEj2xnOASBn5uuBSGzYTW7r+/F/37/8Ar0HXr3y3+eL+9/q/b607EuRheDvGmueI/EEVhcPZxJLhd0cLcfgW5qPQ/HGuanrtvYSvarFLNs3LCc4LYzy3pUlFqz8V61c67qFk8tr9ntluNreTz+7VyM5bvtH50zQfFOpanHcPepBvXaq7YQOoJ70xbEsviK/+1pEnkbP7Tt7T/UjOx4ixOfXcBj61yup67cah9nuLh1V4v+eahB8xbPT2C9fehjuXbS7t5vKiTdvbHmbvrg4x2rQv/KtpHRPm+bd96iyAltUimjd3+9tL/iRzUI/1/wAiN95f06UICylunyfe+XH6Zx/M0G3i8vZ833dv3v8AZA/lQIgd08z+L738yT/U1M2xNnztSHZEiKjx/wAX3f6Ef1qlqSpMiI7tsaYf+zH+tNEuxgXUCW32jyn3JFt27vfrmoop3ff8lNjSRYjL+Yny/wAQrsP+EZsv+es//fS//E0wuN/4Rey/5+J/++l/+Joqhcx5tfD/AEtK6rQl/wCJzrH/AF2/9naswZ0kVu7/AOfpRLYS+RK+xvljLfd/2SadyWjjfhpb3tt4ktb2WJlt9u7ztpC5BHfp61Y8M6Hq9lrtlf38UUEUEitJ8yA8H+6pz+lSaGrYaJcQ6te3CP573Kzp5dvGzkeYrAEkgdN3St7S/Dz6fHse127lXzPOk2H5QR0HP6VHMLcsvpGh+f5txe2sT+cs22ON5TvVcBgSQAQOOlVJ9L8Ip8lvpvnp/wBNpmQZ7EBRnHJ4z3qXMVzKk02y8/fb29rbf7Me/wD9mzSSW6PJ89wv/fJ/qtZczJ5hUhT59l0v3f7p/wDiasJEnmb/ALUv/fLf/E1qphzEczbP+Xhf++T/APWpDbyzb/KZpfm2/u1J/kearmY/sktv4e1K5k/48LqJPveZJbvj9AfWrcvhy9/vwL/veYPX/ZqxWZA2h3qfIlxZ/wC79oYenqPcVXuPDOq3MCeU9rvVt277QPT3+tWkJwZWbwXrTxv5sSs7fe23Cc9ff2/Spf8AhDJYYEfym3bfu+Yn3sDI9hnNNgkynJpF0kf7qylZ938XP6j8fyrdjvbjyE821lV/u/d+8epxTJuKLmXAxaS/98miqJucRL4Zuku/9NuLNdv+s8u4DkcA84HHUfnXQQ3FlpN9cOiNK87fvPmAG7cTgZ/4FXK60UtDpsbts+uXOz7Bosv97c3A7dzgeh/A1q2/h7xJN/x8XtrbJt/329OgGMY96zcpy3HYjk0pLKd4mv7q5lX73lx4HQHkDOBzjrU6tcfci0qdk/h8xcH8cj3rRNfaZnqDDXPL/dRLbJ/ssM5P4/0qqdD1eaTfcSxS/wC1JIeo+g/ShxUkOEnGQL4Tuv47qL/gKn/CiXwy8Mfz3Esv/XO3BP6t/nFL2QrEH9i2qfft9Rb/AHY0T+ecU0ppEPyPpE7f9dLwj9FWtlRRk5NCfadNT/VaJbf9tJpZP03AVINWiX7thp0X+7aKf/Qt1aKijF1pEg1+43/JKsXRf3cKp3PoopJ9duJvv3t0393982OnoOK1VJEuuyuup3Cfcurxf92Zx/7NUo1zUY/+X+8/4Fcsf5mk4phGrJi23ivV5k/dX8+3/aUHPp94VYbVNcuf42b/ALd4/wCe2pcUjbmqXGCDVbmT50gX/ejHtnp9anSx2Rp5r2q/7Xl8/gc+1ZTcIGsURedpqfffc+4/d3evtVSS/tUkR4om+X5l+bvyPfjBriq41Q2NOUb/AGw3oPxL/wCNFc314Zrr4c8N6fHLLL5rPF80klwzDnAIJ2gZ7evaprPXNF0mxiSKKJrry1WVYVRGLY5yzYzznnJrtfs6a1C5Tu/G1+8f+i2VrB/tSXCuf5gfzrGn1rWr2PZcXu5W/hWZEXH0UiuGtVnL4RcxQFt+83J5G/8AveYmfr96rsUt/DJ8l/Kv+z9oGPyJxXJFVo/CyudFtda1dPk+2rL827a209Dnr1/WrEXirVU+SW1gl/vbcIf/AELH6V2U8RWSE5Itw+LX/wCXjSJV6bvLkD+nbHtVyLxNYPH+9iuov96HP/oOfeuuNe4rly21jTZnfZcfxH/WRsnYeoFW1nt32f6REybf7wxwf/r10KbJdmNeztXj+e3gb/eVe3/1xUDaRpr/APLrB97d8vH06VSmwcYlU+HdNed9kTr8o+7IepznrmqT+GrfzPkedfyPr7e1UqjM3QiNHhmJI/nll7r2HT61DcroFlG/m3ETP91lVi7D8BnFTOryjjTiihZ6/YafB5SJLO+4N5nliMcKBjBOR0pzeKXf/VRRRfmf8K86tjWjWzuU31W9mk+e4b5v7vH4DAFVvN/eb3f5/wATXnVK05lWBtn8dRfJ/A//AHzWF31C4eW3tRSEVSEmkWWWWWV/4mZmJP1zSy/PJv2fPu27tuPzx/OvQU9P68hCqX+f7y9NrbvWpVH39/3ONtRZf18xCt/n6dqQf6zZ8vf1/CqSJYed/wCgj9TTWuHT+939O1aKIXG/aXTf8m7+7+XFNabfv+7/AMCrT2aC4hKf3P8AORUJVH++n9PT/CrsyR8c0sP+quJ1/wBlZCB+n4/nVmHWNXh+5qUvm/7Sg9s8ls/xEn8auM7ATx+I9SSTfvgb5gzbo8525x0I7E1HPrmpTfIlwsSfd2qoGRye/PU1p7ZhczZLm4m+eWVpX/vMxP5Uryy+X/Fs/Gs+jJIAz1Jn+P8A9lrymjcsxK7/AO1VlVf7mzdWU2MXP+3RhP8AOKzUhj9q/wCf/wBVFLmGZQuH8v7jf5BP9KspO/8Au/Mf5iu1LQyJN7+X9/0/pTftGzY/97H9O/50Ri2MgkuN+z5F/vfe+lPO9Pn/AHX3h6n+KuiCIZGGf5Pur8o+7nsTnrSGV/8Ax3+dbIkVp5fM/h/75oSV0/u/54oswJWn+5/n3pRKn99t/wDtZqrgH+4//AaCv9+pANu/7nzdKb5bf3KOdDFMSUxrZ0j37G2f3tpxRzOzJEEP7v7v/jtSpC/+7+ea8d1TpsTCB0k++zfnUp3/AO1WbdxjW/3/APvqnZoSEM8z/d/76opWGZcgfzJfu/d3fLz2I9felM8vmRfeX5f4segPb6V7Cir/ADMRI72V47f7vzZ/So4xK/2d9/8Ae/ipU7L+vQGIh/dpvT5/Lb+L0x/hStL+7d/l+6jfr7VcXcm5MG2Sf9tGX8h/9ekj3vt2Izfc9+ua1UBXJvst79/7LLs2/wB1sZ3f4VKmn3H9xf8Av4n9761qoDJF0i4+RH2r+foR1CkdxV6Lw7ev/eZP+mcee/vin7ILE8Xha4++7sqfd/ebY88D1Y1bXQLVPv3W3/Z8zeP/AB1fej2CHyDxoll/Ak8v+1HGx/mwqeDSE+RPsErfL8zNtj/Q5NUqCK5S4NIlePZ5VrF/vSOT/wCOkUkuk/u99w8Gxfm2rbqf1bJqpQ90djjw1PVv+BV8lLSRqODUwslCnNoY2kIrRMmwu3/c/wC+aKr2jEYyWEr3dw6SwbGj2rtuFfnA7KSRVuDSbj91vuPkVSrL5Mg555G5QOhHftXuKi7/ADMixaaI/wC6RHnbbn/lmmDn/gZP6Vet/DFx5cTpZXW1c7WkYp14OR5ZHr3rRYZ/l+n+QMtR+GX+TfFAu1Sv7xiTg9RlXH8qsjQbBI/3stqvyhWVVB4H+8rVpGgkHKTrZaVD/wAvDf3v3cYTn1yuOaf5Vk/yJb3U/wDvMSP1zWqgiuQjCIkj+Vovz/d3NIU/QYqxCl0//LvZxf7y7zQiuQvw2t0//L75X/XOMCphpiP/AK26nb/gXFVcVhY9Lsk+9Fu/3smr0It0T91Eq/7qilZlEhd6icUO4Dc1BdQyvA+yKVtynbtWlJ+6I4OSxv7L/j6spV/2tuR+dZ51OwSTypbpVf8AuyZH86+Zlhm5FlqC4imjfypVb/rmwP8AI04n+/XM4TiyhrTRJ/Gv+6vJ/IUz7R/dilb/AIDj/wBCxWqiIXzH7Wg/7+D/ABopXQjo0Z3/ANVpv/fxm/8AZianSG//AILezg/4CP8A2UV9aZ2HtFfv8j3u3/dXj9TUUlhdP8kupT7P7qtj+VSUOtNLt9/73zZf+ukhrSjt7JPuW6/98g/zoAmwn8ESr/uqKU76YEYV/npiqifwfd/hpAW0+0f8+7VaS3uHj+5t/wB6mIetg/8AG61PHYJ/z1bZ/u0gJFsYv9r/AL6qQW8SfwL/AJ+tUAEIn8G39KZtoAWs+60rTb3/AI+LKCX/AGvLGfzHNRKlGSAxrnwRoryb7eKWB/70LH9e5H41mT+Bn/5ZPBL/ALMykH8+a8+tgb/AVzGXP4e1W2377JmT/pmwcfkOf0rMlV0+SVGV/wC7JkH9a8qpQnT/AIhVyv8APRWN/ILHoW7ZSFn/AL9fWEDY598mz5v0NT+RcP8AcRv++TQBImnXT/wKv+1VlNKl/juP60ATx6cn/PVm/wCA1KLCJPv7m/3v8KYEotYvL3+Uuz86kRP3fyf99LxTAcpdP73/AALmnZpCDf8A7FKvz/5/wpgKfk+5/wChcUbtn8f9aAE/3/8ACmZf+B6AD/vj9ajY/wB2izTAaf8AO7/Go2H+eopN3+ELDWqOWFJo9kqLKn91lz+hpSjCW6C5n/2Rpf8Az4wf9+RRXP8AVqPYrmKEn+srSEafJ8i9+1dAy3HV6UD0HamQOH8H+9Uh/i/z60wGQff/AOA/1qUUgET7lMXiBscZYZx3pgTQ/wCreoY/9Z/wEfyoAdgego/5b0APIGzoPvU2X+OgBjfw/wC9R/yzegCL/lp+f9aRf9Z+VACp/F/nvTG+43+7QA0f41AaACikB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1MzozMC42MzY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147 Viviendas en Los Molinos</text:p>
          </table:table-cell>
          <table:table-cell office:value-type="string" table:style-name="ce1">
            <text:p>Avintia Proyectos y Construcciones, S.L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TUI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5OjI3AAAGkAMAAgAAABQAABEckAQAAgAAABQAABEwkpEAAgAAAAM4OAAAkpIAAgAAAAM4O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zoxMAAyMDIwOjA0OjI4IDEwOjUzOjEwAAAAAAYBAwADAAAAAQAGAAABGgAFAAAAAQAAEZQBGwAFAAAAAQAAEZwBKAADAAAAAQACAAACAQAEAAAAAQAAEaQCAgAEAAAAAQAAI1sAAAAAAAAAYAAAAAEAAABgAAAAAf/Y/9sAQwAIBgYHBgUIBwcHCQkICgwUDQwLCwwZEhMPFB0aHx4dGhwcICQuJyAiLCMcHCg3KSwwMTQ0NB8nOT04MjwuMzQy/9sAQwEJCQkMCwwYDQ0YMiEcITIyMjIyMjIyMjIyMjIyMjIyMjIyMjIyMjIyMjIyMjIyMjIyMjIyMjIyMjIyMjIyMjIy/8AAEQgAnwCf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zlXkVpQJhd1fWSPBiK2GGB1qe3gZV3t0qHsadRZMHkdKgMWeaUQYqQ7j9KsRDJx6USVwSsy4Jfl2+lRyncAvpWSvctyIXfAxVR3yTW6TepnJ3BGyMVctbclt56U57BFks/704/hFRFQOB0rNIqWrEPyjNQO6ljmtESyJnHaoy2a0MyrDHvbPpV4FgMDpUSHEFBaQA9a0CPLQfLms5GiK7vu4xio8bRmmgYnmoqM7MAFGWLdFHqf1q1bvlFfIGcHjo3vUTlypjprmZqXPh7XZY7abShaTRPEZH+0SFecAhRgHBOT8xyOOlZhKs7KGAcfeI6D/AArmo11J2OipSsrlSeeODszO3AVepqwmnXn9nreSwAxlmBZRkL9a2niVGSiZRp3jcda2Xmnc33V96luLqKNRDEgdh2HX8faqnMUYEw0+7XT1vJIg0UmQXQZC845qrI36cdaijPmuOpHlK7E456VAxG7jpXXFGDY3rShaokLG0uZ1eSG3klSPG/YucZpzK3bgY71hzxlKxajKMbktrC+7dVplOOetKW+hcLNaldsK/Oemeegq5pFkddWQ2kisFUsNxwGwQCB+NRVqqnqVCnzsddeHzZyJHqtkr23mhnDkMjhSDjr7d+OOnWqVxPZ2k32e0tVt45HJgtYT0yecE9Bz16D8AK82vV9pPQ7aEORO5qaf8QBp8wt7mGO4tUX5JrX04Hy7sbkUcb2K7iMjriuv06fQ9fiN1Z+TcCVfnG3axz3ZTyD71xt8jubpcyOc1DRLGy1qQwbmwgxvOduewrW8Ma3pF6lxpcF9bS3Mbtvt92T0HI/vY9ulKVTmdwjCyH6r4VW5EkthM0ErLjZ/CT/jXISadNYM0UluyuPvfWuiNe8LGXsrSuaWi+OdM0xF0zVz9mRpCiTynMTZAOG/u9Tyfl9SK29U8NQXsQn07YN3zhQcq2ecg+lRSqujNPuVUjzxscTeWl3auUmjcYOCaqhfr+NfQ05qUbxPHqQcJWFxUiQGTk9KpsSR1HhK8sdLkltridIZJVBUsCM4Jzz+Irp7rSNM1WPzJYYm3DKyx8E/iMZr5+dSUajkevGEXBIwLrwdLGC1lcCUDpHJww/HGD+Nc3qUV1pzqk9tIrudqAj7x9Bjg13UcUpLU5atBxegz7MyOFnQoccq4xzj+X1q/b6gfC9na3MSRSXF6RDbWikZMefvkjO0ZA7H/DmxlTnaSN8PDlV2dLB4r0TUQtvO0UZkdkVbgfJIRgfKTwcE4z3II6iqev8AgiDV7fFnOsDg5w6b1YYxtOTnb1O3oWYkgnIPEm1I6baGFqXgfULfyLsKb1kaN5NnDAqB97n5sYP07AVL8NY7q0kvBftm4CMzHy9mAGGBt7YGBTn70RRdmZXjJL/UYpVs7xrYSMS4HG8f3S3UD6da8su9D12xiW6gtmYRnepgzlSD1454xnjOKxitDWTPV9J8ealoVqItXaTVIYkDGTgTdexOA34nPqTXfabrOi+LrLfZzx3QX78QGyWL2ZTyPxrVw5UmQ5XMXV/h7p+p2jrG5jn3FvMf7p/3h7dMj071xUF54p+HH2KGSNZdPWOKKW3kOY2OQC0b9Vbn6eq1cZKS5WJ6HoFprOgeMFlslk236L+8gziVMgcr/eHPUZH06Vzur6DcaVKCcSwMSElUYHrg124Cs6cvZyOPE0k1zGesCx8E5I61KqSyHEYwvr2r1ZM4UZqyy3EnlxZ+0T8ZP8C+v4c/U/Q1PYXs9jPtsLg2tlahjK3OJCqsSP05PrXC6S5LHUqnvXN6z+IdzaQxnVLQSNK21IouJcf7Q6Ejrxiuls/FOh6kz2y3cSyqMvFKdpHfnPHPtXm16Xs36nbTnzKxsXFpZ6hAvnRRzI6go5APXuDXP6p4PSewe3sZQmW3y+YCWk4wFLZPH4cdsc5yjOzKcDhdR8LXWhSZggmhnYArIqgxox6iM9iMn5uOcnFaOhWlxpiRJ9suFyQpRZDjB9Sepq+a6uCR6f8An+NUNVVxZSvBDunddm5V+bBP8qxKseeXFvHcX0fmktsBwuOCa67Q4dP1TSJLKUQTGOXDxkglMgY91+tDeoMJvBekzRSpJG7M7bhKOWTtjPcfUH8K4LWvh7q2i3c1/omZMRjD2zlJUIbPA/Mdwc4PWtYVL6EuJL4c+KN3DZyxa/BJcrbz/Z3nij/epgDO9Bw2M9sewNekWt7pHibS/OtZbe/spTtbPIPsQQCpHuM1M4cvvoE+hxWv/DlFvoNU0R/Llt2aXypCf7rDKtnjGQcH04NRx6vqt9p8VnqBEzrJuWfbhjkEYI59euQfWunDfvJqRjiHaFhVtwFDS9uiqcY+ppGuFAwqg+wGMV7O55y0Rt2PgC1hkvGlvZZpJwNkigKyAZGMcg9RST+EL+3P+jzR3ECIwWNxhskEdWz/AEryFjOaR3/V+VWOL1LR7+yld5YJIruVeJpF3JGv+yeB6nqfWuH1xrqSAWGlRO9m3Ms0Z3yXDd+Ou39D9Kireq7l048ps6Nd6n4c1EDTdQu4Imi8wQKx2Kd2PuH5T9Sua7vTfiXexr5d/p4vMAsWtBtkIA5+QnDE+xHSolSsjRTJtV8faFqsUUcN+ICi+ZLFdIYHXv8AdbGfqM1gaP4/0abVJN1nd3FpCwHnRleWPfYcZX6HPsawbsaJHoVr4p03ULffpF2l5MQoS0yUkOSAMq2GA9zxgVtpcEYMq7SRzzkfn3qFIdinq2iafrdq0MweNpBt+0W7bHH0I/8Ar/SvItV+E/iDRLr7f4a1E3LJkhmfyZ0HswPzfmPpVJXVwRuWHjvXPDyfZ/EEDXzRKHYiLyZhyforfpn1rt9C8W6N4iGNNvEefG5reQFJV99h5I9xn6nrTcOVJk31F1vwppWvxMLmDZKQCs8B2vn3Pf8AHNea6r4I8R+FbA3mh311NNaiR45rVcO2dzbXj/iGfYjjOKuEujBxtqdBovxI2+XBr1sVXaP9KiBIXjnenUc91z7gVra2NOfTY9S05oplnkCho2DRt1PbjtW2GlyVLGNaPNC5zbSSOTuxg+gxSYxxXu2tqeVe50s3iXXtI2HU/Ds064PmS6e2/B9dvPHXqRV+w8deHL5ii6ikD5x5d1mM59MnjP0Jr5pw7Ht8x0BKTQ4cLJG468EMP5VgX3gjQL2Zbj7EkEyMD5ludvIwRkD5TS5nELF3U9F0jUUebULG3kYKWMuMMBjn5hzXA/2LptvO01usr5TOJHyB64GBn8Sacal0LlO3TSdO1jRbKPUdPgulSNSFlQNsOOo9D71zN78LNKM09xpk0tnLKQzI3zpkdx3H60rlXOO1jwFrtk8chtWuYoiGElqS5BGMHAwwPvj8apW3jbxh4ZWSSScahYJzsuxuZV/uh/vDt13Chx5gTO00T4jaBbxQ22o+dptwx3GVyZI3buSw6fVlxXa6dqo1OOWa38meyJxDPDKGEp6nGOOOnUdKizgO9yS7tLHVIDBd28U6kcJKvI+men1FcNq/wttpZHudKunt2KhfKlbgEEHKsvKnjrg/UVrTqdyXEzbXxF4y8HQyw6vbvqFuku2NrhvvJtH3ZVByev3s/wBa7LQfHuia9DCVn+y3UzGNYLlgjllJBAOSDyOxzTnHS6EnYh8UeEINUW6vYD5d00eXUvtD445JyAeOuPTPSs/SLXRdL0L7Nb6XdpJKB5i3M4Zg3qSp2+/AqYz5WmHLdMs3Xhm4ULNZkyxlQSufmX8O9ZqQRIxVgZGHYjGK9uhX54cp5tWjy6noFtqVjektbXMEzDqsbgsPr3qK+0XTNTAF9YwTt2dkG4fQj5hXiqVtD0bHMzfDi3tpXuPD2t6pos5/gt5fMhJ9TG3B/Go/+Lj6OVOzSPEES8dTazt7/wBwfhTumVcq634/js9MaHV9J1DR5ZCFLzRbojnqA69fTOO9cDe/EqOPVLWzsdPF6rMgkaSQorA4xjAJHUc4/ColCzHc63/hatkkMKS2V1pUmMMQomiI9ivP4lBW/pXjq31GQhDb3EYXhoJPm/FDgj8xUXZXKdFb61p0+MXaox/hlO05/Hj8qTUtD0vW7V4b+0iuI5AVJbIOMc4Ycjt6VanYTicfq/wr064ikNnK6ueUjn5A9sgZx065rh7jwb4m8KO1zaz3FoySMRc2jMUdc9X2g8D/AGxitOZSJ2L2j/EDV0jkvta06DVorQ+ULqFdhAIySGGUJOccbenWu10f4g6NrUsMdnerBKy5lhvyUYdPunoxJPYnoeKxlHlehSdzqJLiFX+zzJ/rFJ2Mu8EDqT7fXArl9c+HOh6vbOlvH9id92PKXdHubk/KeOvoRVQnZ6ikjltRtfG/hLTWW0L6hZCMKY1BlQDGDx99OM9MgelY1l4ti1iJZJ2kt1xtaOdwoBJx97gMOvXb06g802uZ3HsjoPD0/i621CGCxiRLGVjsiu3yuzBPydxwCM10tzJLd3skpiEUrY3qGzggY6124JWmzkxLujPvNd0KOyNrE72+m26KHiiXbNduedm4du5buSfepYtS1m2u7TUJbtSs5ctpkDr5cUXlsV3HBwd23t+fIHBa51X0Oji1e9ikFrIsF1dxHddOmUhtl/2nOfmxjgD8qsxeIbFreS5cyRW6PtSZ1+WQnjCDq34A0k7CtdFxbu0ut0SzxuxHzRFvmx7qef0rn9U+H3hbVrgXF1okMdyrBlmtw0T5HTO3GencVdwsctr/AMLY1s2k0yaa4ePpbvtBPTPzcD8/SvONT8H6pp8bXF1p15E0bgZ8srg4HRunftVRQmypZeINdtXjgivZblAu/wAm6Xf0+vJx7GursPifeaeWS6s7i3AOPMtn3L+KNjH5mpnStqilLQ7PRfidY3aRrLd2s0rdEYmFz9Fbr+FdFP4r082U+LnyJgp4lXGM4AOenf8ASsruI7XMrTfGGgWV1Jbz6hETLtChFZx+OBipdR8D+F/EkMjwQpFI42vNYuFPY8jlc9Oq1ad9RWsc3J4T8W+DbCe70LXftsMI8zyLkYHlquSNvK8c9NpPtVbQ/izamGK61yzlgNyShltXJRdvBPlk4XkZ/iPOKHG40zsrLxrpdzCJVuobgbTIy25w8a5GNyHn+L07Vy+p6n4fh1Ke9nmsBIWJL7V8zOcjIxnOPaklYDstNvtE8QWsb2dzDLIoDHaQHXA6lSP1I+lV7m2NrcPCshkCnhj3zzXdhZXlY5K8bFa98Mma4tojakIV/ey/eJOCeOuPTNV9Us47SK0to9ioXdVVRtbODyTzkkLXPFJs0ba0OWXxLHFH9le8lECzszx3EJZJG3EkHBORnnHfA9DWlD4pa6lkuVNtc3ROIpUcO1vHwDsUngkZ5xnNKVMpSOT1TVbq08+Se0uULHOc7mkbuXk/oOKbonibxdJLELO/kghIARHwyY7ABs+9RLQ0PWfC2u3N3pkNxrF7aCaVAwVI2Tr0yxOPyrp1kSRNyMrrj7ytkClGQOJk3/hbQ9RlWW70y2aXGBKqbWGfRhg1xus/CDSr+OY6fd3FlLIMAsPMXnqex9uprRTtuRY5XXfhLq6AtZQ2t0mMssb4Lf8AAWx+hNccbPxB4dTa5urFWLL5UoIXHrtYYPX3p3jIrmOp8PWFzrMMjX8MMEbIcXUETRbgeOTuAPX6da073SLPTbWE6Le3KTq+2S7diGAz0yMccds0cmhnz3lY7DwzrM8a7NQ1xrpMfKWgDD/vsdPxBrQ1bwj4a8SWsizWcEm4cyWx2sCc8kqevJ61ipamzRwXiP4P3EyeZo2oI7KoCR3alSuM9HUH/wBBH1rhrbwVr1jG9pdae/nFjkq6leCed3Sq6gd/o3g+x0e4tZtWg1NMYy6sPLyemCgz1x3rsjIhJxucDgMxJJA45zzXZhVaVzkru+h1gNI6rIh3hTjj5xkfrXEjpsYl74R8P3wPn6XBlv4oxsP5qRXP3vwr0SdD9nuru3J9SGUfmAf1rWNSxLgRW/w8u7CwW2ivYbkBiSZFKEg/nXF6v8Pdam1Am60NLm1jUiN4WzjgcYVs/pRzXYrEGp6XqVhJJPa3WpWUnGIvMYJ2HCsAB+RqhaeLvEdk7HEc+MKXeLa7d+qbf61LpKRanodBZfF+9gKLd2lwM9lbzMgezgH9TXT2Xxd0K4PlzzxwuOSJQ0XH1II/Ws+RxK0Z1Vj4q0jUkRo7kFWOAQQ6/muao6zNBd3MiKYpkVNoXaG/ShMOUPD99p8E01o9zbRyMihYfMUMev8ADmtW/wBB0zUoWimtkwxBPlHaSe3T6+9XGRDgcnq3gCOLTLqbSru5+1LAxiUgFsheApGCDnH6V5pHrfinQFE1197e2Vu4jHJgEgfMNp6Dqc1UrSCPum1YfF27tI4zeQSEMOrASD8xhv0NLc/EK2uAZhYyK0nRZH2g55z3PNYyfKXe512g/Ee31F47SXTL0SBdu61iM6HAHoN3vwK898deOtXHiy8sdBu1WzjZdht4AWJ2jcDkHBDZBGB0rWlUsrkSgmZMPxG8XWG0DV7k7e0yiXP/AH0Ca6TSfi94qmfy5LawuU2kkvGyE9O4b09qhF2L9p8fbdlxe6G6DuYJw36ECuhsvjT4RvConku7Qn/ntb7gP++N1HKNnS2Pjjw1qAU22u2Tegkfyyf++q24p4LhQ1vLHKvX922R+dJMlobf2FvqljLY3W5oJlAPODwc/wAx+lc03w38P+WyJHcLlt25ZDleAMD8qtSaJ5TBufg/ZvcRy22pyIIkKqkyhxzjPTHoK53WvhLrP2e4FpHZXJdNibCVbJ6HpWntEybNHNan4I1fSriORrC5SSJN2+H5z6cFORXN3F1q8q+TcXd2QGxsmdiT065OTUuKLUhul6RcXs0ixuishyf3nPPTg/412No+seHrITWWrajBtcLkyM8YX/cUEH8jT5PduTz+8d/4X8eW8i+VqniO2u3wAALcQt+rA/8Ajtdkb/S9St2jaaCVG/hnHB/ButYxbRpa5wvj7wVYRaFLq+i2JjvITvxbfc2AckJnHXB4FeFKkkN0JbiCR/LfBjPb29v/AK1RPUDqdC8c6jpEhnN/ORGCLeIkOhz/AHVOQO+SOe9ULjxZqQSSN5JRK0hkk8vgEnk9O3NQr2sRZnUXmnRRxMLm2uEyehfaB+BBqva6dbi5XYz7dpATaD29QRXZGnHoZyqO6OKn8NsZGMd5Bgk4Dh1I/JSP1qB/Dt+hzGIpB2ZZ0GP++iD+lN0pdDT2hr6boGoGx3OjowJyNmR+Y4rOWS50/XXRmdShyfLk8tm9g2OOvXmsuR3sWpKx6hoXxGm0CP7ObK4uCAA0k120u73AZgF+mK6O3+NWlsCbyyuYNvBLAk/kob+dRZqVhtI2rb4q+ErraDqQhLdBIcH8mrdtfE+iXp/0fU7dvx/rTu0ibF9Ly1uBtimilB/hDhv0rk/E+haXe3MguLCA7VByV2dh6URbHyieF/D2ieTdBdKtTkLlvKBPfuea1Lrwbo1xEyJFJApYMfJkPBAPrn1rVS5TOUDntU+GlvcWc6W14XkKkx/aowxDY4w3GOR1xXBTfDjxTpNmDarJv3Mx+y3BA5YkccZockwiuUyJ9f8AFOhgxyXskUqgh45gFIOOp24JHI/OuX1HWpdXfferHuiVY02RqgAHODjB/PNYPc1uUvPMxYOT5argBAMjAxwPyz649qYZVBVYCqr1wXyR/wACwP0/LvQSfZ5iR1+dFb6rVWXSdOnbdLYQOcY3PEDinzNA4oypvAvhqcHOkWwBPVBsP6Vm3Hwt8Mzg7LWeHPdJ2P8APIq1WmifZkUXwv0u3i8qC+ulBO4btrfyArj/ABR4PutAv4ZY715bW4ZU3SIwVcnD8DOdqgufbOOhpuslqyfZsr+KvDUNr4fl1WK/0y9ty6xrJC2WLZI64x/Ce/Y1ydsumXun3MrrbiWGPzGDSMjNyB64zk/4c4qPbLnBpmPAYLieRltpWs4Tud1UjyweOTk8Hgc9Sauf8Iv9qtPtcUc6oxKrJ9n3gfQgj+VVTmpSsU3ZEs+kajYbQmpXFvtBwjtKgP4DIqF5/E4RhFrEzKSf9TP5f88Vu6aFzlazn8RW10zyarqEOVP7xbksSBjphvet2w+IviWEoserXjDO4q+JTj1O/P8AOuafxWKUrna6T8W/Lh/4msV5NzgSCFEz+Ck10Fv8VPDM8TSedcxBQS2+A9uOv4fzoeg3qeA+INRudT1a5ufPUpNNJJuVuBkkn3P49Kx9yRSny4zIAQcuo/QVAA7JLwFOAvds4Pr9P8adDHhPMV95HHzJkE+2QQe5/wD1CmB9DW/x38JSkCSHVIj/ALdujfyc1sWHxZ8I6hIVhu7pWC5O60kHGQOw+lCQ2aUXxC8LSgD+11XI6PDIP5rVuPxf4ck5j1iz5/vSbf507MLltNe0ef7mq6e2f7typ/rWfq+seGprZrLVZraS2kmSPbJlkkfhhjHUDj2zSlEVz58vZYrOO7WO7njMMxZIY2ymSTnLcYYKSOAfr3POxyz4P2ZWzyG+Ulj+nOee3Y1mkBuQQ3VlH9icyLG5HmRQcltvTcMfw7u4z6CvbPDN9qrrDows7i0bTxE0X2jciywZ2s3KnGcFgrAHsDgHAlZgjt5rSCZcSW8LL33pkY/GvNPHviTwloUh01NLsbnUFKvIPsylYl6+2WI6DI659jqpMVjxvVtTtdQ1TfD5n2NW3RutuI969zhfu44GMnvyehsQX8VtpUTLfMzu7OZNhUhunBzz37du2cVD3A9O8FeAtM1LQTO2sQ391PtaQJEHWEkZ2HPJPv8AL06VZ1j4Txy6S0VlPC0y7mCqgh3tyQMj9a1jK8bEuOp4r4i8M6t4dvEi1K1kt3KhwXwQ2euG6H/H61gqGJBckx8d8/kPwNQWNkRgCWC9MgqQeOnanySTfZFbzcq5AK7ucLwOPxNMDp5/AfiPA2aRJ91c/vov/iq0NI8L63pslw8ukzqChXhkbJyDjrWqQmznL+9a5vJCwYxB+EDHA6ZGO3AFdDba2slmskyKmchVzuxg04yVxSehf3sOGVSvfjPFc5ea5J5d1HKqt8zIg2/dGD/9anUSsRFla7QQQLboBJ5XKsBtx7e9MsTMbiNLdVaVmCKhG7JPGMdP8MVy9TU6WYeJPDt8n2fUrqwu5VDTtFKQ+CenoRkE1GnxD8bxXM8EXiW6YRO6hnVGyAeTypqmikXofir42j1DToTrZkjn2CXfbQn7zkHB2e1ZOofEPWPEStHqtrpFw8vyfaWsUEqc8YdeRTtoIx5r2cIi+Y4kQnczHrz/ACqZJU1GWJ5EmMqH5XVuvI49B161mSei6L8S7bwjossVv4XhUKwEh+3FnkYjIJYpk9Tx6V0I+NMLCdBobeZEgcAXW4DI4/hFVawzzHxb461PxYi2+oInlQyM0aRIBjORnOM9CP5+mOMQc4b5scD2/wA8UwJhFvbeV3qOv4cfyqQ2s0J+VHGeQq9v88UrgfX/APwjGmfe2S8f9NW/+Kpj+F9OAJVJWYA4XzDz7dadxGBH8JvCsa7jZu0hHzSGV/mPrweOppo+EnhYSrMbeXKEqu2ZxwR0+9zUWKEk+EPheSFojDcAEAYNw/b/AIFxTF+D3haMOFjmCscklyf1PPrTsybEc3wb8N3AAc3HpmOTGK5Wz+DkOo6pfzWuqtb2MF81uibCXZUwC27PXduHQ9PelylHVz/B3Qrpcz6hqjNtKKyypnHUA5U8+9V3+B/h35nF/qiM4wxEkY39M5+Xn8fWmAx/gX4cMlu8d1frJBjYfMU5PUE5Xnk9vSo7v4H6TeXzXc2ranJKxXJZ0PCqFA+76AD8KYGPqXwQWKS6uU1p1sYIDIg8rdKWAJOTwMfQE8/mnhv4NQXOj2Wo3OrTpcTxiRxFHtVc84wwz2HUCpcRGjdfBHTbtsyajMAWB2hRgnGBn8BTR8ENLWRpf7RnZn4bcgIxjH+TigDiPGfw3vfDxii0xLjUk8ve7JEPMUcjAUckADqKxPDHhTUvE17Pa2toBLasBLvO3yz/ALQPPGD/APqoaA6LXPh/rWiaGby/kheGLbHiNvmyzqBjj3OelGv/AA18Sw6eszWEVykOFWK3O5uTzxwSP/r+9S4jPo4CkPWrAZmnA8U7gKOlIetO4DXdYxvk4QDLH2z/AJ/OsLwmWHh6GaRVj89nuCT3Mjs5P0+bH4Urgb6yK3O8E98etSjBGQcikA07e/Wk+nSgChrUyQaJqEsjABLaVufTaf8ACqHhS5kvPD9pNIoC7AMr0Y9/1ptjNplqGSRYxkuF28nNIDAe4hufGNsY5FdUtSGIPA+Yjp+VTeHvsy2k8qRxiR7q5DHABx9okxnv6/hQ2Bi/EyUHwpFEFDie/t4Rg5wdwP8ASusmu4YXUS5UEnLEcU+gjULJngKKTcg54/BaaEI1xGOWIA9SBUL39uOd+7b2XnP4D+dMDCvvG2l2Mcn2tbm07KZ4SA5/2fWsi8+IegwyR29vM0sjKrIywMQM569MYGKmWgINR8X2VxosiQzkXE6tGoCYwW4Gc1vaRqumXUMdpayxtLFGqgYyeF/z+dJSTYWNQJEHJVId/dgnJ/GlaeaN8LEX4ydm39cnNWIw9Q8Zf2exWXStUdQcBltxg/ma53VfiiLZF8jw/q0jEnI+yg7vbgn/ADmhgcdqvj7xLrKTWX9l3lraTpJHKJ4DF8rLtHJ44zn6j61reD/F+rWZtdNm2ywb9oLjBx3ye314HT3rCUnzAetLdHyg6wb2I52HqfY+lYN9e6+yy+ToMMi7MKG1AL3+hrdDuecX3hrxxLrDXllp4tI2THlx3icZyDg55yADz603TtA8b215HEbCeCIymR3M8ZUZ/iOG92/M1hKm3K4ja8e2t3b6L4fhkukfGr26lWiwzNliGJDcgYIwMdetWtT8H+Jr+6kmPiWBgX3LEYWRVHPYMfWtZRvGxR2H2gvbRPtLZbO3djcRwPyLZ/D878U/yO3T5iMem04poRJtcrtBJ9+Ka8DYG5VI91FWSVL3Q9Nvxi9sYJwf769qzJPBnh6PlNLhiDEKxjJBxzj24yaUlcpFSTwJpdx8kV3dpGeQq7eAO2cVPp3gnT9JkE1vd3pdPuszqcf+O+1Yqk07hc6WNQIwMl8fxNjJ/KgnAxitRCK56A/hikeUqxB6/Wq6ANVmbJDY/wA/So8tn75/CpsgHbm29c/WkBciqEMk3dScVEr5+XOaBnF/Ego0Phy2kPE2tQKOvo9dk8yRkjcAAevJoA//2QD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TA6NTM6MTAuODgy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284 Viviendas en Vallecas</text:p>
          </table:table-cell>
          <table:table-cell office:value-type="string" table:style-name="ce1">
            <text:p>Arpada, S.A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Tsk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5OjM5AAAGkAMAAgAAABQAABEckAQAAgAAABQAABEwkpEAAgAAAAM1MQAAkpIAAgAAAAM1M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jo0OQAyMDIwOjA0OjI4IDEwOjUyOjQ5AAAAAAYBAwADAAAAAQAGAAABGgAFAAAAAQAAEZQBGwAFAAAAAQAAEZwBKAADAAAAAQACAAACAQAEAAAAAQAAEaQCAgAEAAAAAQAAKXg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80ApwWvqD55igUuKZFxcUu2mK4u2jFIVx2KMUxBjNKFoehUbv3R8sDwvslXa9MxilHUUk4uwYpdtMm4YoxQFwxSbaAuGKMUBcQrSbaTQ7jdtFBQ3bS4pDbHAU7FMm4uKMUyRcUuKYBilApiuG2p1XZH/ALdc9Wdjtw1O/vHTXVjFf2ibvv7RtbuOP5VzNzay20nlSp/ut2I9RSozuViqVlzEOKMV0nnhijFAXDbRigLhikxQFwxSEUmh3G7aKkq4gFKBTBsUClxTFcXFLimK47FLtzQk9xNqwBKXH8K0pS5UVSi5ysSIuyml/wB55S/N13e3HT3PtXBNpO3c9mnCyOtLNDHb+ajKkqhY5P4HYDlc/wB7vjv2qO6t4rmDypf+At3H0qKdS7t2LnC8TnLi0e2k2N/wFvWoMV6MZcyPBqRcJWDbRirIuGKMUCuGKTFIdwxTcUDuNxRSHcaBTgKZTY/bRtoIuO20u2mK4+NHZ9ipudqu3mj3tgiyzxfumXcsi8jnsfQ1z1MSoVYwOinh5Tpyq9ChinAVNWV2deFpcseckhsri/nS3g/i+83TH+ef/rdRbvha2ED2VttlfaFaRegxgkD8c8D+defKMpVbdj0V8B1mmTRPB9iudstvOoWSGf8A1b8DlT/Aw6g9D7HBqjqMCaVdyxNceba7d6tJ/rY+cFHHfGR83cH8Tmm41bdy/slWaFJo9jJ8lYlzavbSf3k/havSoT1PLxtH3edFfbRtrsPJDbRigAxSYpAGKbigYmKKB3GgU4LQU2OApcUEXFxUkULzSIkSbmapqVFTXMy6cHUkoo6Kx09bNP70v8Tf0FO1TxH/AKIlhY/c8vZNJt/MLn+f5etfORviq7mfWqKwuGVM5lh+7qzNplxZ2Nve3Py+e3yw9cDGQSfX6cV6c5aqJxLUrJLKm7a7Lu+Vtv8AjULn/wCJ/TtV6R1IOsU/u0/3R/Kpofs813F/aG6W3+5J8xztIA4I54wMY54rGUeaLZqmVfscVhJLbwStLErfu29j0xjgCmlUmj/vJyv5cH9aKbtFCmr3Mq5tfJk/2f8APWq+2vTg7o+exEOSdhdtJtqzG4baTbQFxNtNIoBMMUUh3GAU7FBTHBaXbTJuLt5rV0Qfv5f90Vx5g7YeTO7LVfEwRqWl7b3klwkD7vI+VmXpk5498Yrk1ZPM2fx7d232rx8BpdI+jxktrjUsriGDzbm4VpZ/lWNVwEUdD+Of0q1d3txebPPfckS7Y17D6D8K76a5kpM43oMt7a4vJ0t7ZNzt825uEQep7/gOtbOoaFa6PoUss8yy3rYVWb6gkIvYYz7+prOpUbqchcYe6dNpehWusaNvWXyNQi+7MvJxgYDr/EvX9cEVj3dndWF29rdxbZdu5WXlHHTKnr17Hke/WojUtUcBuPukBq/d2drNHp8um7ftU6+VNDu2B5AowT6HjG7uOtXU0sKCvcxrv/USoyMkqttkjbh0PoR/nNZu2vQwr5oHh5lpVDbRiuk864mKNtAXE20hWgpMbtopDuMApwWgbY4LTgtGq0QtN2SRRPNJtjTc9dBY2KWf3n+dl+b07V5GaV1y+yXU9zJ8K3L2r6C6fp62cEu3/lr8zfXFcy32dINkG7ezB2boOV5GP4jnufTArjwfvzfyPXxS5UojG/2qsTaddW1jFdTosSTt+7j/AIsYzuPYfT/9Vek5WaicaV7i6fqEumzyyxIrOy7F3dBz1x3qnd3EtzI8ty7NK38Tfy9h7Cl7O0nIXPodZbTy23lSwO0Tqo+ZfoP09q0zfRa3q1kmpRReUqmKbd9x88g/7PP9OlZVKV7yNIvQoapYJpupXFrFK0sS4aPzOTggHBPfHPJ5qvE7JIksT7XVtysrdCD2/GmtYoHpIdrl/wD2l9nlliVbiJSkki/xjII+nQ8dOfesQrXZgouNO/meFmjXtl6CbaNtdp5lw20hWpC4hFJigdxu2ikVcjApwFBTY8LVi2tXuZNif8CbsKyrV1RjzM2w1B4ipyI3oLe3sIP7v96RvyH/AOqmW9zLNqV1btFtigwqtuzvJzn6AYFfK1qjqzc31PtqFNUIKC6Caffvf/av9HaKKJti7ur9cnHYdK5NTv37d3y/KzbeM+memfau3A+638jnxT5kpF+90+Kz021fzfNup13SfN0HGML2HJ57+tVbi5uLn/Xys235VVuiDsABx+PWu2C5kpHG3y3IM/vERfmdvuqqkk/QDrV2bRLqGxlurn5duP3arvIyQPnbovX7o56UVatpKI4wujqoNHvbnTUvbTbL/A1v0fgDlW6E89D+dZ+/946fMrr8rRspDof9pTyKmFW8nArlshx3/wAX+cdK07qyspo9PfTXiW6nXypo9xAMgUYLL2Oc/MBznvilU92wL3jOFk8189hcpLBcfxKy5K+hHZlz3H86pXljcWE3kzpt/usvQ+4NdGFxScvZ+R5eaYV8qqLuVttG2vTPn7iYpMVI7iYppFBQYopFEYFPAoW1yn2RbsrB7n/Zi/ib+g9615prfTYN+xtnCqqrkkk47fzr57MMR7Wp7NbH1eU4X2dP2kt2PvLNLnyt3/LKQP8Al16eoyPxqdYkSfeqfO3zN715l9D2LaiQW8Vsj7U+98zN64GK5J7nfpsVqu75W3dgOc546k8nnP4dz6GCjzycvQ48Xol8yqahhuEmkfajbF+Xd7+nTGfbOfYV6TlytROHlvc0dNube2u2lneXZt27Y2wX9s9u3cVPqviO6v7H7FFFFa2S/wDLGNfTnk/X0xWbo3qc4+f3TptI1640qNItiy2/DNG3BBIHIb+hz+FTare6brGrWrtK0Fv5JWaRvkdOcjnpjP1HXNZVaPJPniaRleJmXds9hdy27SrOi4ZZFXG5SARkZIzz24pkMrwyJLG+11bcrehFax9+KuS9GaF7qt7qU9q8SKt1ArfMuMEHb/Ce2AciljvUffa6vu+0M3+r8v5Ce2zaC2fqSa8nEN0qqfkd1GnGtSal3M2+0mW2TzY9z2/+7gp/vD+tZ+K+kwmIVenzdep8Tj8NLD1uV7dBCtJtrqscd9BCKaVpXKTE20UrjuRha0bLTvO+eX7n93uf/rVyYzEqlA9PLsI69TU1kliSf7Kv31j3/d4Azgc9M+3tUVraunm+a7NumMvzNzyAMewH+FfMSbevU+zsmrR2RYuJfJjTai/M235mwB7n/PUiq9tE/wDaV1KzysjYVVb7oAHb86m2hV9RmmSXU0l09zKr/NtjVVwEGOPck5GfpXKhX8vzfKbyt23zG4BPoO56HnpXo4J8knH0OHE+8l8ya4gtYbG38p5Zbhl3TM3ToMADoByeg/E0lzfedAlusSrEshf3JPXNd0FzpSOWT5bmdc3kFom6eVV/2e5/DrWJd+IXf5LZPKT+83J/LoKc61tBRgaGm+L54dqXyeen/PRcBh/Q/pXWWWo2t/HutLhW/vL0YfUdRShPSzKtylqNUT7vy/7vFWmNrc/Z/IiWzl+5NIzfun44cgEfNxycd+pqKr2sC95lizguLbVore5t2V2Usu1so645ZW6Ec9OD7Vp32mJeX3msitE0Z3fLg5AON3PI6YzyOcHmvMxc1OS9D0MPF8rt3E0ISzabFcXLy7+VZWkyBglcdBuHHU81W1XQ4k/e2jqu7/lmzYz/ALuf5VWBxDo1LdOpzZngli6XMt+hhNDs+Sm+XX1KnfY+IdNqVmL5NIYqLlKI3yqKkfIWtOsFdEuJfu/eVf6mtCJopoEeJ1dJY90fuPUD8q+ax1ZzqWPs8soKnh15ha2qW0EUS/wxhPyGP6Uwt50fzIyosm1ljbLkD1x93J9+mK43ud60XKPu5bdNnm/w/Mq989sVSs9QS81b7Orr+6jLNHu5GSMZpbmqiomrGiJH/DXGS3zzWNvZbFWKJi3uTz/jXo4GF5P5HBi5aL5lMj+6nz1zmoajqibljt/IT+91P59vwrqxVdUrQRz0qPOmzCdpd+9lZm/vNTfMf+5XH7aJt7FjhK392pormVH3x7lZfusuQR9CKftuVD9iuh1WneLL22RP7Qt2li+75m3D/wCBrrNP1S1v499pcKzr823o4+oPI/lXVTqRmjCcJRNErLfzxIz7fKU7duR6HIweDx1HtV0TXWiT/Z2t/P3fduNp3kd9xwd2M9ODXnYuHLL5HdhZe6aH9sWVnpryrtlRWG77NGTjLAdOxyeh5/lVLU2uE1a1+w/K89uzbtuQQuGA2kE5OT0/I1yJHRzW90Ys9rqsf7391cfwszZkf32qMMvuOnoOlU5rWW2k2Sp/u+h+le5luKUl7OR8xm+CcZe1j1I/LpNles21qeKlbVDdtFFyi5aRedBb7k+RcMvp90j8Tk9/apBYxQyRSxJ/qITEv078/gPyr5itb2sj7TDJuhD0Q2081Nlxd7d7QrubcRz3AXsPxz0qlfanFbRv5XyJu+aRsck9+eB9TXO9zpgrrmK5iieRPPdtnLNtzk+gOOak0lNmrO/y72jO5voVo2KcWyxplq9tPdS/N+/YNukYk8D37ZJrmfs1x9kS6ZNtuzbF+bknnsO3B759q9LBz5ZP5Hn4le4vmJGbXy4ki81rj/lszZ/IdvyqGe23yfcrmxTfOmzqwa/dsW8j3+b9muIFb/ln5kTYYZ746cVUu7e6+yWv2b7I9xt/fKyvgHJ6fpUynTMo0arNO0sbfyN8/lebz8qxt+FQ2enNMiy3NuqysoaRV6A9+5rnqyujqw9FxlqdAujxXPhuX+F4piy7cf3RkHPBHNZOreAZYZPtWm7l/iVo25B78Z/l+VXQlKKM8QlzWNLww+pWc8UuszQeV/yzkaNskHj5jgAfjXcR3Fvf7PKlVkXP8Jwcgjhuh/CitW9pL5DpU+WJixae8OmxWVyjfL97c2Tw5K89+g/SnS6/FYXcVvdxKqRKPLmZSfYjAHHbn3rBS9439nePMXbq3t7m0R4n2yq3mxttw/Jzxg5AwetZ/mvZyS293EzWqybfM2568gklsKMEc/n76U5uMvaRMalNVIOEuok1n+782J/Ni/vL/wDW4P1HFVilfT4XEKrTPjsVhXhqnIxNlFb3Oew+0MrwRIvyorL8y4JIOcg5HHbpzTGd7OSKKN/kih2tHtwM9j68Y6e9fM1nerJn2GEuqUF5Iq75bn97L9zj5W++CRnp0GKrsieXsaJV6/d/jySST78/oK59ju5boUn+DYzO33VVST+n0p2mPL/bLo0X7pYTtbd98kjPHbtSSHKf2TXgure5kliglWV4vlk284PPB7Z4rjJb2V7SK1Z/3UTblXb39/zr0sBDV/I83GPb5kUB/fp/ntU9zO8Me+KLzf8AZ3Y/Wsse/wB4vT9TpwPwS9f0KX9qy/8AQO/8irUg1b+9pkv/AAGVa4mos6ecni1tPL+bTJ1f/ZlX/PStO1uWuY9/2RoE/h3MCT78dBWc04mkJPobml6ulnBsli2o0h3SNnYOAMHap/XAragvbW/jeW2mZfl2+d5ZAP8AwIgBv1FODsZVVdsJdOt5rFFaLzZYseXIq89RnBHODjp0rMutLeG++z2N20CMu9oVZ06DPbgg+xBFMgi+03Gq6SlxFL5W5R5bR7t/Dc8tyOh4Ofxp1zp8Vzd2txPtbbGysvc7gM4/LpT5rM1u3+BSj0+60r97prt5W4tJC2BkZIBzjKnHPH5Vdg1i31KC4sLl1guG+VtzYHBAHLHnoPu5IqQaNaztks7SV1t1Z90jL05XJKgHsKzI3t7/AOe2+V/veS3Xn0/T867cFiHSnqedj8Mq1Hm6jdlFe/7aB8tyVew7zt8n7pNqbvvN6Fd3A6jt19elZEv2hJ0il+b92PMZm5zgdgMev5V8y3fU+zhaNl6Bn94/9/jd17+pqN4t/lefLsilbd+767QT8pPqcdsdfxqdzW9kLHLLDJvi+/tP3l9Rg0/Tjs1L/tm38xSTHKH2jRtk8mPZsVfmL/L6kAf0/WuOks5UsUvWddkrbVXv35J/DpivSwU9X8jzcUvdXzJvs9lbQWvlPuuJWPmfvCTjbxxn5Rk1aiT94jsnybq58a/fXp+p1YFfu5ev6HTGbSvn23cX+z/oz0TPpTxxbbtVdVKt+44zuJH3lPrUKdMx9jWI4zpv8VxE3/bAc8n/AGfpWZd+V9rfyP8AVfl2GePrmoqyi4nThYVIS940LS2S58N3XzsssU25WViP7oP1GCeDxVi68L75EuLR4ldvnjjb5D6ZB5DDr/CfrUQjeI6srTYhur+wkt5Z7ieWJlH7v5E59Pu4zyBjI6Vcg12ymk/0tFtbj7qq2fMOeMYxzx6E1AENytlommp88q2sWNrNGcjc54IxnqR26Vl6jZXFzqUUtpcNFLLGV3L3xgqMHtyfela7N+dKP3fmRjULiGNLfVbH5PM2qyqSARkZYksQcg9M9auzRWWqxs3/AHyyxlDuVcAjI5OQM496AY7T1ls40lllll8hpfl3DJXBA5wCTgDrn60sZ03VbTfYvtlVdqrtG8YUAAg9TwOvr3quZXIlC2vQjlu9UileMTqQjFchhziiq9pMx9nS7FgTxfJt+bc23d26ZHPfjHT1FZE0++f97tWWWPdt59B3qxx3IIIUhjTbu+WMJtVvk4x29eKN+/8A1Sbn3bdseOvf+RqXqaLRDdrzSIiyqvXc23PABPH5CjTdn9pO+9t7Rn5WY4GCvTt6UImUm2aFvcyzb90SxIrbV+bJPGcnjjqPWuLeV3+RnZkX7q9h+Fejgo6v5Hn4qV0vmLa/8fcX+9/Q1qT6glt/yyaX/d/+vWGYu9Reh15d8EvX9Csdft/+fS5/8d/xp/8Ab1r/AM+9z/47/jXByI7OcF163f71pcr/AMBX/GrlvfJc/OtvLF/10xz9MHpTceVDhJyZ0Giavb2EDxToy7pC3mfwDgcE1vRapYXkD7bhWt+V3NkIfXG7g9O1JKxjVV2y1s32P2eLaycbW3emDngc1VvdMt7mdHaLduVlk64+6cZHTNUZ8phW1jFNpMXnxL5rL8zKuOjHAGc46Dj+VNvtWfTbuKJreVotu5WjwXyOuBke3PvUOTfunVGKUb+SJI76yv4H8u4iZ2zu8xehJyevf6VDNoib7i6sfNtZfv8A3sB8DJzjsTn86aJvcltWuvISW5l/1TSLJ+7xnGRng89M+tQWtnZX/wC9sZf3u3arR9cBe47nIH5mn1E1oWpNQ1q3leHzom8timdvXHFFVznPYDLbpJ99WfhfunOccZGPl4HoKyZZkmk+1Lu+Zdy7uvTvWg47kCnZI+52b5Qu7sfU7egpu+4h2P8Ac252ttxwc+vXrUvQ0WqIHZPL+aptMlR9S2L99Yzu/EipQ5SSRrRxbP8APt2/IVxr2ezTYrrf/rW27doAHX8SeK9HBT1fyPOxULJfMkggt0+yvFLulZju+bJxtzV8RJ5ibv7wrnxrvNen6nXgV+7l6/odGW0V/wDlrF/36P8A8TSTTaR5cSLtl2qV+WMD+In+LHrS56Zh7GsNE2kfxW//AJDT/Gsm4MXny+R8sX8Kr/Dx7VlWaaOnDwqJmjDafafD8u3zd63W7dGxBHyjuvPetWTwrb3P+kQSrFLx/CODj1XDA/jUwXNEKsmpsrGz1K2jt722dpflCyeZIXAJPX5mz39egFTJrmpW0nlXNp9ql/vRthOOv8PJHpk1I7j72+e/g822SWJ9oXdtHBzzgNye/al2I727y7WdV+63fIpOSXvGsYt+75IpXOj2U0by+UsUsW542j4I5JVcj2wOKnNje2f2h7aWKeKJv9W3PGAx5HOevB9KSFL3SW3W4mjR/s6xRbpFmXcCBgHJzx3qgNMtXk820l2y7fvQNzkL/dXnqB7dafUTloSm912MlEvHKKcKTE+SPyoo5TK43ykT/Z+b6DhduMfQdKzmsopr6K9V1aJYSq7e+cdDnpxWt2ySe2ZX+7b+Unlh924Zyc8d/Trms+5lfzEe5fcnzfLHxj5hjPc9D3FTLQOdspyyy/I8HlM6/wDPTkDsenfFT6Yf9O/7Zn+Y/wAaaldFuH2ifTb24uZ72Kfbsi27dq46jNclur0sDBXZ5+KeiJ7I/wCnRfj/ACNas95b233tzf7q5/nXNmOs4+h25b7sJev6FU61ap92K5/79j/GpP7atf7tz/37H+NcHLI7PbME1i3f70Vyv/bMf41bt7hLn51SVU/6aKBn6AE0nBxRUJqTNnT/ABJb6JH9nlRmSVi/mL24Awauv4x0qaRPK3b2ba3y/PjIGR3701sZVGrsl/te3+yJErxbG/10Mcg38Y24zyRz7dDW1bI7x28rPFEkSn933Bxj72ew9qDJooX00Vt87Oqqq/e3ZHLHvWNqOm/bLuK4iuJYm2ld0bkHGMjBB9c0uvMdH2OX0ILb+2oYEliu1uotpZlnjG8AZzyMfXvW6NcuIfNS+09vKX5GkjXAwfYnngg1aM5aItQXyXPlRWiS+VOzeY0kZGzjJxkYz29s1TPh5IYN9s7RS7dvmRt3Cjn6lgfXrTMirJ/b8MrxLqOVRioJA5AopDKhg2Sb2/hYN69F29T+NVy/kyJF8zRLH7c9e/4fpVyqKJmR3F7FZ/uokX5VHy+igd8dh0rNlunf7O/mtK8rHau3OMgDA9vesZTvIq6RWe42fuli3OzD5VYcE+56jkVY0mV/7WdPuosZ+bdknJHbHFawWg3P7JsKUSPYqf8AfPFchJbxQ6bb3G9vNlba3zdsHtXfg73Zx4qOiH2y26SWvl7fN3Hd3PQ9e9aSonmJu/vVjjNZR9P1OnBa05ev6HQG30X+/Z/98/8A1qVrfRXji+ez+VSv3R/eJo5omfJVFWx0P+/Z/pWTKtuk7pBt8rd8u3pisa1mjbDwkp6mhp0Nlc6bdee671UtHubvx0x3wTVL7Lpr+VFOn73nd5cgIOPTqRnjjHr1rJbFVnqyg8Fr5busrLcLtRffPOeDngk9uPrSRQXHlxPG88UUsn7ttxxk57457VIlI2baeW80pPPlll3YX5dvADZHOOmR61avtQurOeKKKx89Gj/hkwcjr2I6YpdeU6Y7c3oQR+IYvL2S2l5Fu+T/AFYI568g/hW9Hr+hvHLbtfeU8vyyLPkYONuPm4/WmiZaotWz2X7q3glinS5aX/VspAzhucH2NZ8fh17ODfbSywS+X83lscbtoJIA6/MD2/iqzAgmbXYppI1udwRioYxjnHfpRSGcG+sXFy/lS3Hz7drRs2EJDHnGeeADj1qxHqEvl7P3W/7rSNJnHHTHuM9+/as62pzKV2Bv3SdP+WW5Qv1AyD165wadJKjwI8UvyeZvX5SMDoBwOOP61EUapCtLs/2XXPzK3f2/KpLaeK2u/N+ZUZW/mMcduhrZSNUrEen3rwz3XnvKyMw8nc2cDHPU8c1gDZXr4B6yPPxSsl8yxYf8f8X+8f5GtuW6t4flkdv+Arn+tc2YK9RHTl2kJepGdV03/nrP/wB+D/jTv7U03/n4l/8AAY/41w8sTs55dhyappvl/wDHxL/34P8AjTftHnSb4N23b95l2Z/A/hUtNA5SexCmoeT91GV9x/izz36GrjappV5v8/8AdP8Ad2+W3OMkD7vfr2qUrmblYpLPE8HzXG3aoXy9rdTljnIyee39KsRXkrxptvlXbn5WlBz2PH+c9aciGy8txL/ZNukT/JE3yqsg5JbJyAcjGen+FdFt3xo7Pt+Xdu9Mj36daSdveN6a5ny9BjWG+0+zq7f73c855PellsrV/NeW3XYy/Nt65x1/lV3L5F+BFbw28MaRbPKRvM9uu38uM1Sht72zn8qLULyLcvy7pWcZCg5Ckkdc/nQ5EPQle81hXZR4gBwcZ8uP/wCJoo5yTy9WiSNX+bYuV+9yM5HUdRn3rVsmieP/AFXmu0i/XO0ljgDrx3qnG558FqWppdknyovlLj16nqODg/SqbXmz/v5/CvRckkZH0P51EUbORcF550f7jzfvbdu3PJwM/QYH+NOfek/zPudcr6YJ6jHfv+VSkaU5cweZWWQnkI/zb938XTHt2r1cC9TnxyskWbQIk9qy7t7Md27P909M1p+SjyfNWOMk3NGuD0py9QLaV8/yT7FXd8sbnj/JFXYrKwmgilVJdjZ/hfsxHI7UctMz56nckTTrD+JJf/H6jEUX8Lts5Xv6/wD1qyqpKJth5VJS1Kusbk0392m2JptrNuHOVJxj2wKozj7NHLui2vF8rdOQcbsdccHgnocfSsErFVk1IYLm1eOJWRovKwkbbh2PzFu57fT8cVoG0t/LXyJYp9y7lVV+fHb2bv0pSM1c0NID20e9bRpXb7u5cc8fy+grfuNlzYukqNsZTujb2+lYp39076KtC3UxodKsvsKXS+bvZQ22Pd1PbAPTtmrNzp3kyM8V9c/e3MqytgZ9Bnn8MVtYmz/AbEv/ADy3M7K235j6rg59eT+lVJZb/wAtLf7WzdNsf8fTJyQPmA4FJozmV2hvyxJuJgc8jYOKKmzEY9t4Ufz/ALOz/wCjtIPvKCR8pzxnHcVevtJi0SCK1iTz3XErNHFsJGT1+Y5xx0GK7KkfdPORk3Dv8/lJKr/73U88gEf5/GqZMryI+zb/AAq24n1znnk8H/PXCNMrnNCJYk/esiqir7cYPX0z7n0HpVsW3nb7jf8AIq/M3ljgEfePIwBg/n05rWjQcpFRrKIr2aQ7N1wq7vu7l9z6E9cZ/EVhNbXH/PJq9TDU3Tuc+Jre0sWNOhdL6381NqM3zNtPHBHNd/ps2kab+9l/euv3m8ok4PBwPxoq0+aaYqVXlhyGr/ZOi63afbbFGg3ZVf3eOQSDlfqO2K56fRXhkdP9Gb5tv3uuPwrjq4ZuWh1UcSox1GjSJf8Aph/30f8AClOmXCfxwL/wI/4VH1Gfc3+vQ7Fm10jUn+e28pvmO797gduMYyf0FU/7Elubv5Xi3wL80ayAuCcjHzDHBBPPaspYZpililJEGm6eltJcI0sUW24kik2rvyAAcYIPGSR61oR+GpUu4ri2lli2/MrMvGOTgL1OCAOR0IwD2X1ZszddJG3BYNDvSV7n727zI4vMycDvkdj3q9FpcTxo++f/AIEoGMevPHWtI4JGn1+wxtPi++zy/dPzbhjg8du9FxZ2/kSpsZl8lm9egHoPrWv1SMTJ4+UiJ9OtbafT4miVd25F8yQAHGMDp1609rO1hu0814ovlKrulPck4/JB+VJUqdxPE1Nh6HSBGoa/sgwAyDIeD+dFHKhe0OHvPE9xNv8As2lXMD8bZJFHBHIJXPtj8azYdUutVvopb5182Binypj5dpIyRx1I5GOvTrUSdyUjUFhvn81fNZ9u37wIA44xnjpWbqukeTAl0tv86yRLubHdgvIHqT1/wqLmsqRai0SV5H82Jl/3ZCc/ic8dfzp39l/eSC4l2c7l2o4Ps3I4/Ct6FTl1MamGYXenSpPK/mxMnmNtVlYHqfY5qudOvU+7Esu7/nnIr/pnNd0cQnc5ZU2rEDJLDInmxSxf7ykep6nrV+3ZJpFT73zD+YxVc6smRyu9z0OxitbCx8qB/k5b72TkksT+ZJ/GsO7Z5ruXbbz/AOuP/LNuevcCiMk9QcWNVZf+eU//AH6b/CmTK/yfJL94fwn1q7w7hafY2NCnRIJfkl/1n3VU+g5q5FZ/6d9oW3+do93p1JAyD3x/Wuepa5pCLsZPh23332tJ+6V1vy3qQCi8DH4/nXQR2aJG+64ZU3H7qgd/fPtWPOkbOLbE+0WEMj+bdq3zfd8zJ+6Oy89jUH9q2Cb9tvLKm7+KM+gH8RB9azdVoqNHmK8mtIkbpFaKm7P8Prn0FY+t61Lc2jRNuX5Svy7x19xWUpyZuqMUY13q+l3OyC81WWJomzH5c6+YhP8AFlzWxY3mlPBubXpZ0Zdm25kjcZI3EllY4Ixj/gXerXLYym3zHMT6baSXMskFpctCzkxssq4Kk8EcdMUUXDkNi6tkubSVIpdrspX5uAM9880psYpvnlfa/wB3dHJ244yRwOB0rA6uUg1uDZod79maf7R5LbdrHOcdsVURX/4RB0l3eaq79rdeGyOvPan0F9o6NQj/AOT/AEpH+zpH/D/wLH9aSKuMa5t0/g/3qrtc2/8ADbr/AN81QtLDVvfJ+7uX/gXHHtUWXeT7R5W7+L5okPb125H4GrU2YSiW31+9hkf960X+yuEHH4Uf8JpLNJsW7g3q27arA8j9e9HOxcpL/wAJZe/8/H+fpR/wlN15ez7R6emeDn0o52HIPfxVdP8AJ9oX/vlf6imDxLdPI/8Apfz7f9npkn+774pObDkOas/FD219qrwO37+QPu3YPCgH7vfIzW6Lq1m2P97/AGmbf+p71m3cuLJ0uYvL+/Kv/Aaa1w/mfunl/wB3yxj88ZosW5oY9xcfw/8AoOf1qCV7j77PL/wLirIlMoTSxTSbGiglf/aiBz+lOghSFHlgtLaL+HcsQB5yeuPaqIuOIjLEm8JOf+er/wCNFAXKoMv9+nBpf7+3/PtUFe0J4Ul+T/S/++s8+9UbzTtcvN8XnQPEyldv1z/jRLYXOTQ6briRxebcQfL/AAsx+YVOBdJv3bf7vb9MGpRXMIovXu5UitJ2Td97bj+eAfzqRjKkmxopVf8A2oz/APqqh30G+a/l7vKl/wC/T5/lTFuIn+RX/et8vofxB5FCmguSMn/jv3vbmq0txbp/y13fNt2r1/zxRzom5Vu2tU+RrhovmC/LjPOPy61UhvYkk2b2lT+8zDn8uaUqqFzkk99EkbvEm5F+Xdt7nkdfYGqhv4n37rGLf/tL6+/pms3VRPOWGFgkaXC2Pzsx27cY4bnkHv8A1p8F/qUP+qtIvK/hVnPT68+1Najua0GrbI4vPiXf5Y3bZMnPp0/rUp1GWb/UWkrf73H8q1sQ2Nee6f70qwJ91umcjg/qDVZmtf8AlrNLO/6VQidZ5fL32losW1fvden/AOqp1053nRLu4+9/CvsRx+tAXLKabD5a5SXOBnrRUjKFKlWD2Jl/1lWkoJLSf6urMVZsqBZk/wBXWXqMjpA+12Xp0NQzc464uJvPT99J3/iPoKvadFFPH++jST5j99QahGZn+Jf3Qijj+SP+6vA/KsGIny+p+7/SpmZzNbQf+Yg38SKdp7jgdK6f7PB5Msnkx79gG7aM9u9Uti4bGesMX2GX90nMnPyjn5aqxwxf88k/75FT1QSGGNIpH8tFT733RjtU9oqvIm5Q31Fdi2JZuWcafvfkX7x7ewqjdzS/P+9f/vo0CM5v8/nWzpsafJ8i/lSYF6T/AI8br/dk/kaqyf8AIS/4DUMDUtGb7HByf9Wvf2ooKP/Z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UyOjQ5LjUwNT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75 Viviendas en Alcalá de Henares</text:p>
          </table:table-cell>
          <table:table-cell office:value-type="string" table:style-name="ce1">
            <text:p>Avintia Proyectos y Construcciones, S.L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S58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wOjU5OjUyAAAGkAMAAgAAABQAABEckAQAAgAAABQAABEwkpEAAgAAAAM0OQAAkpIAAgAAAAM0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jowOAAyMDIwOjA0OjI4IDEwOjUyOjA4AAAAAAYBAwADAAAAAQAGAAABGgAFAAAAAQAAEZQBGwAFAAAAAQAAEZwBKAADAAAAAQACAAACAQAEAAAAAQAAEaQCAgAEAAAAAQAAHM8AAAAAAAAAYAAAAAEAAABgAAAAAf/Y/9sAQwAIBgYHBgUIBwcHCQkICgwUDQwLCwwZEhMPFB0aHx4dGhwcICQuJyAiLCMcHCg3KSwwMTQ0NB8nOT04MjwuMzQy/9sAQwEJCQkMCwwYDQ0YMiEcITIyMjIyMjIyMjIyMjIyMjIyMjIyMjIyMjIyMjIyMjIyMjIyMjIyMjIyMjIyMjIyMjIy/8AAEQgAqgCq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4LSUJ1K3UplGcI2T0z3rpNT8C61FG00XlTxw4McqnDOvYYx1Fe9Wq8sjwoQ5kXdH1O5sIS+p7/O2/KH6sB/Wt3T9divgsyMNpPVuorgqx6o6YS5TrYL+J7Qo5Ux4+U1jlrdLszRW8SyKSjSooDMpIOCfwrnSsdF+Y0rq7jltFjj69eKqhX+zb/emaD7WXc2K3bV/KZSi9uaGJGdr+l6dqO+5l063muMEFnQMcfzpZdPsNc063S6RUmVCqlOMqRgr9Of5U4yZLR4TrejS6HqT2c0iSOp6oMDoD/Ws7qK9ynLmpo8qorSDFOArWxDYoFOxQQx2KUU7CuOApcVRLZu+G/7HNvJ9sC+cDt+fjAPAIPevTvDt4JLcwNcrdIuU3Dv7GvFxfxHp4daDL/w/D/q5YlmtXbcCcZQ1zGs+HhbXEUmmSbdzAtGThawpztuazhYn0fTNasp57a+ikMUg8yCUMGUg44/z61fKvBL5cnBJ4NKXxFw0NOziUrknJHWnXDbRtToetQbFUStEc1pWV60hRN3U0MSHeILqDQbeTVLsyy2kqpDLEP4ST94e/r7V5jfatf6TeRpHqDzWyy+YrhjuKHnj2IxXZh4KUTmr1OWRV8aa5b67dwNbRqxTJeTZgsTjP8q5jH0/CvSpRtE4Jy5mLinAVsZsUCnYoJbFpQKZIoFOxTE2X7XS/M8O2GpBPM82ICb/AGW3Ebvp611GjqU0+KaFnhlXdh0JB6ng+or5qtV57I+ho0uVs6az8U3MREWowiZTx5sKgH8V6H8D+FOvDaanIJ7G4BccPERg/l1FZxdhzhcmsvEKYSC/jMSo5USJyuPfuP1H0qDWXQyrJBIJYeq4bIHriiL1BxsirbTEnLNjParEtwhGD1HSrauCIMs9aGmELMiv3NAHTa14esvE+hNp1xkHG+KRCcxuAcH9a8I8R6Ne6LqM1le5aOAiNJVTCsuMjH4Gu3A1deRnHjaWnMjFK03bXrWPNuGKcBTEPApcUyWOxQFoJuPAoxVE3LXh3xNZL4a/syZ/LuYR5Kr0Mm5sAj6bufYZrr9JUDSogOg3f+hV8jJWsfWJlwrUbQIzBmA3Do2SrD6EdKTYMbsnUkq3mr/tH5vz7/jSqyE7cvG57Px/+ukmDVx+2VDTgx79a2UjNqxLGWzV2AsTleoqyDe0m9nifCHdnqKs+IYdM1O3jg1CKNpCQNrEjcG45xj/ACKUW1K6BpONmeMeJtBfR7nzU2LBLIwRVPMfPQ/lWCRX0FCXNA8StHlkGKXFbmI4CnBaRLY8LSgVRNxwWl20E3OLsuPEFl/18R/zFe26Sv8AxLIvqf518nU3PrY7FsrSYrIYVgeKtXlsLa3htWQXEj7mDruGwDv6ckfkacdwWxm2XjIeX5N9HLZOVwJYwHQe/PT/ADgV0FrqXnRB8RXkePlmthlsepU8imG5eguI5wTA6uB1Uthh+FaFvInCbtrn+E8GtIzsZtHTaRE6WtzcCIyyQxl1jzjeQOleT634qm1hbaUEieGQupJwdoxtye+CP1rvwdJTk2cOLq8iSMvWNYudXlUzyExouFXt7k+5yay8cV69OHLE8yc+ZhinAVqZscBUgFBDY7FKFoIuOC07bQK5w1n/AMjFY/8AXxH/ADFe4aSP+JdH/vN/Ovk57n2CLuOKNlZAZ+p38VipX78zD5UHb3PpXnepzy3OsO877m8sH6cmqitQlsRqvAqhczXOn3vnWpkiGAdydz3q5IiLNmx8ZuQF1C2WfBwJ0OyQf8CHP4112neIbW+VUguklJ48m5+WT/vrofyzWRbR1Gn+IJrQtAXKbs/urhcZHs3/AOv8K871PQrrSlDsu6Bmwrr24JGfwB/KvSy6tapynnY+jeHMZhFJiveTueMtrihaeBTE2OC04CgzbHhacFoIHBadtoA4OzH/ABUFln/n5i/9CFe56Qv/ABLE/wB5v518lM+yRbC8Vn6jqS2ymGA5mPU9krMZzc+5mZmOWJyT6mubvP8AkON/1wH8zVx3JlsSBVzUnkknPls646+n8x+laWuZ3sZ8tvp8szwEpHKQDj7h/wAD+B/CmPpVxCwKYbHOD8rVlJNGiaZoWXiDU9PIiZzJD1MFwu4f/WroIvEOnappzWdxJLZLKwZgP3kQIPUZ5XuPxpUqvJNMJw54MrXGiXSRedbGO6tx/wAtIG3DHuO1Zu3HFfUUK6qxTR83XoukxQtOArpOZjgKeBQZseBTgtIm5KqU7y6TKSPPLX/kYrH/AK+Yv/QhXvGjL/xLV/3m/nXydTc+yRX1HUtjNbQNl8YZvT2FYZX3z71mMglFctfxK+utu+b9yPlxkD5quO5Mth625XlJZF9mO8f4/rj2pv28WlyY5CVc4O6POMYq72I5bkjwWWpkysEkkIxvQ7X6YqzHCsNqsdvK2EAAWTgE/wAjV8ykZuDiUtUvRZ6h9nl8uRHG5VdOCBnJyOR0qJRYzRqys1uScA53oT9RXLUp+8zphL3UW4Vv7CRZbeRgMH95E2QfY1PBMtyVVogGbIDI3B/A/wBD+FdGBxDozUWY4zDqpT5iTZ7Yp23ivqk7q58vJWYBaeFpmDHqlTKtIcY3JVSpNlQ2apHmdmP+Kisf+vmL/wBCFeyLdypYC3h+UZJZh3ye1fJz3PrUV9vpTWFIorTCuXvR/wAVA3/XsP8A0KmtxPYk7moprUzyqWhhlAX7rHa34Hp+taOPMQpcpVlsLZZVLSTWrfw+ap25/wB7P9TUjPqtqqhEF4rfKm0h8nPBz1rLWJbszso9NguLCOC8tYZCI8EbRgHngH8azX8E2SzJLaTPAEJzGfmQ0KpYTjcguNGu9PimuEQssaF/3bZDAZP/ANasCGeWK5Vo1cqjggheMDn+VD+JTQlqmmdK8YLEr93PH0pojr66m7wifL1N5DglSBKowsPVOakVKlspIkC0u2szRI8wtf8AkYtP/wCvqL/0IV7Ai8NXy0tz6tBtprJxSGVJ14rk9Q3J4h+SMM32bnLbeN3brn9Ka3E9hVuB/Eskf++uR+Yzj860bN4JBu2CT+HKtn0rVOxm1cr3VjcSXjS2V40IZCDE5IBbbxxyDz61ftLL7LZpNLbjziPnaAYOT/u4H5irumZNNE1zrE9hdrDugfK7vLlOG/AjH8jV+DXbdyouIZYMnAP3hn6jn8wKxnSNac7mpJ5Umn3MolBiETFivJxg5rzCFYWvLeZFuX2lfmYAA1EPdaTNJ67Hq9n4CvtQ062urOaIxklHXnKbTjPv34xWnc/DVVsy1veytOoz++iCox9Bzle3r369K9mOOskkeRLA3uziZrWS3nktp12vGxDDOcEHmkCeleondXPKcbOw8R08RUmJIfspdlSaJHlNsMeJdOx/z9Rf+hCvZEHBr5ae59UGOKYwqUBXmHFcpqH/ACMY/wCvb/2aqW4nsO3LvHy1Uu7WGS+3iWaGYqCCq8YH0qpCiTwi9DYS8t7nH8DEbv8AP41bjvZ7dlE9tJEc4DRNkZ/X+dRzj5Tpv7LtNQsovt1mksnlkM0gG8ZGDyORwT+dS2fgi1ESNG7xW8T+ZtkcvuAIyBnnHH60/aC5CHxBb3jw3DWyA+XGxVV4xgcD+n4muCjSbcQqHDcgFgOo6Yz2zRN89giuVHtnw81ozWU8ZlYMgiYp1CBkU5H4g121/Pd29hJd2Km9fjdF0O324yfpVw1auKekdDxq+Ms19K8yMj7iSrdRz0PvUKx8CvpYWcUfMzupskWOn7adxIcEp+yobLSPHrbP/CSWGev2qH/0IV7Si8GvmZ7n04YpjipQFWYcVyeoD/ipB/17D/0M1S3E9hGHzCt3SxDJF5cjR7SMfN64HtirJMzWoIV1FkNisieUXEkZ7qpJ5wV7frWjpVtFFYQ3SvKoYblWQ7gOeg6fyrT2KMvasvzaxLptzAs0cMqyLvEbyeWzgcHt/StV/GVrcRQwG2mtmkbaBww7dMc45HYVjKkaxmE8iPY3Dqyt+7b5GOCeDXBQ3aFIUGnQqUk3GVpBuA759h1xUL3bFy1R3/hMC28X6paoh2tDDjHT5RkfoT+VeladdTLIqxx7lPUVr8UdCNtzJ8U+FIb+WfU0mWF9mZEOBlh/jwK888hhXsYKq5QszxsZSUZ3Qvl4pQldlzjSJAlO2VDZaR4tB/yMFj/18xf+hLXtwHDV81Lc+lG7eKay0AV5Vrj9Wt438SLvBP8Ao3UEjHze3+eaaB7CiyGfkuZU9mO7P5j/ADz+LglxHL5cRgnOM4LFW/rTZKJ0nuY/ne1uY2HBKkSf5HNa1rrTRQxwt5TIh4WVCuOffil7QrkOsh0PTde0i1uNQs45pfKdQ/QqpyCFPbI9KwIfAWmi7gezknjitGaRQzBkAOPUZ/hoVWwnAtavpcrWMsUDA4jfac4O7Hv+A+tcMvh/Wrq3a+jtgISwV3Mg2q5xkcfUH8aJvnYRXIjptDuLiHUzcCTyrxYYC5Hc+WVPPrgmux0/X7u1mHms80PUozdK78LSU6djhxNRwnck1fXrjVpAoHlxEDcobg1i7M8+tehRpuEbHBWmpyuNaOkEVaXMbEiQ7jirAhIAGE4qGy0jwWP/AJD9n/18xf8AoQr3FBwa+enufQhjimMKAIJV4rktTX/ipx/16f8As1NA9hkg+ZvwrW0/S7a8l3y7Qyx9Cuc9D1zTZKINQ0iWK9K2l1GmE3iIyFSSAT9O1dF4b064Fh59+0bM4xsdVdcZzye/IHvxS5A5zR1fxd/Y91Dby20cwmjLK0ZK/d69j2+lQweMNPks4YoIZ03PgsApBbA989x2qXTuNTJZbuFrO5CSDd5bbdwI+bB9RXCwa5fRwG0JgiQyBmGSSCvXHHtQvdZXxI3p4Q+s3sqjbHF5LnHRkKMD+WQfzregk0+5iE8RuoI1G5/OtnIX/gQGMZI610UsT7M56tD2hKkMNwcW13aTt6JKCae9hcIPmib8DmvQpY1S0PPqYRx1IfKwcEY9qUQV0qSZzcrRKkdSbKm40j59UY8RWJ4H+kRde/zLXtNlLLJHJHME89GO5U7A8j9BXgyPfRY201lpAQSrxXHauki+Jo3CswNqR8uP7/uaAF8l3OHhlUdzjP8ALNXbS5ubV8KowBhdybe3vVXBRHTN9rvBcNBlghTMbZ6gj+tdFpevWdrpUVpdWs21VIIZD8xzk9KLi5DZTQ9I17TbW6urQtiIrGdxUqCCCBj1rFi8C6eLqNrWS7jS3cyAvIHAJAznj/ZFL2gvZk2qaS0ljcxRuuDE45BHOK4228PQX+gXFzLeMuoRyIgw2I2X5RuPfPUceg9aJPnGlY0YPOhKoJVbdFDFNluQpifk/jimWmq+ILe4WEakZLLBVEZUfbgjaOVzjHv2qUDHaj4omtInbUtAt5sR7ixtmiz1HDDIrQh8R6fZRBX0+8tjKq7Wtbwvs6Ho2Mn6+poUWHNoXbLxRp0sj28mtXEk21tkd1ZfdIPdkBzz15q7Yag2oyrFC2kTkEFmtLrDAf7hGf1ralWlTlcxqwUomp5LK4UrjPX2FaCW2l7F3STk45Ixg/pXpuTaTR5sVZtHzHLg61beY22MTR5b0GRk/wCfSvSoL2PSYXJYuyrlMP8A67aGHTqB0/Ej8fIkeyjqLe4iuwXUng7WBGMNjkfUZp7LxUgQyDiuM15/K8R27Zxutyv1+amVYiFzIQpSRlJHAzgj6Hv9DWpDBPI7TZkZRallUZ2lhjA6d/SqsSmURfy3AilglASSHzQskYyCAf04rpfDUMl5bCe5jiwcjaoK5wexB9qLC5zcvvFEWh/ZrRdN3o8bEeVNgrjnoetUIvHWmtBFbRWt1E0shXlVPzAA9Q3uPypezF7QszX8P2S4LPsHlt8zKT2OOa4Q3c0IWKW7hVQQfkQ/NwMHOenAqfhLWptzzxS6hMygNFemNUYf7jkH8hj8a5+C1RdTEv2wPGwIMBb7pLDHH5/nTRLNXxj/AGxH4duhP9kazMS5KEh87h26en5mqUr3Ea2hjQXG5Bnf1HA9KtESWhShlkm1RhJYCGRlY+ae/wA349/5VueFJbdjMI57ixTje7Njadh6DGOBzQ7MIs9Ds4wbOErcfagRxOf4/erHlcdc+9elTfuI86atNnzQ6j+3LQsCf38XHHPI9a9Yj0ryJUUqGhy0nlum5s5+UHtnJB/AV5ckmz1Yt21N2FJI7ZRMF8w/f8voT3pSPbHtU2GQyiuI8SxrJr1r6rCW/ENSGikjAySqFbA4APAPbpWkL+NYoXMzwNbFHI2ZDBcEr16H2FXZCa1JIbiO4vHuIZYkJR0c+pw2Dj6sPpXW6JfWf9kwwy3aeaAd5Dc9aq5DXvGmNJ07V7eKeZXkKKQjZIxng1if8InYPc4hedI45DJuDAgHjPb2qecOQdf2Xm2syJIQNjKQV9fxrkbGS5t/CU+msSbe4ulIl8sHYQEPGevHb3/MvcdrGlBGEBtZ5gxWNFiKr8u8I3OR6jP6VjWcunnV1NqjLcfvA6gkdxnr74/OhAzR8WQWw8PXDQ6vK8giXbamZSrfN12/56VA8ayQ2xW4a3wg3cAbjxVCexFFFMt2DLqAmt/L4jxgg545zzx/Otzwx9uS9fzhb3U5AKR7gu87TwcjnmkB6Rp6N9ghL26wPt+aJTkKc9Aam2D+7mu6ErI8+pG8j5oazb+0IbhWjdYpEcqGHRSCcdu1dePiHpaXAlOl3QELMu3KEgtg/LyP7p/OuevR5dUdlKt7RWLC/E7Sn+/ZXy++1P8A4qrq+PNJdFYQ3g3DcPkU/wDs1YWNxP8AhONHf7wulH+1F/8AXqpceI/D9xcrOZpUlC7A3kN0P4VI0U4NZ0qJ5HbUCWYYG6Fun5VN/bejspH9oIM/9MDz+a1FmW1qQx6loaXGVvrLZj5skDae4wfWtPT5/Dt3MTNqGnrHj73mqCT7c07sVjr7LWdDt7SK3ttWsAidvtKf41Hcavp6QeTb39udx3FlmU5/WlYCg1zG9vNieMblKq24Hk/5/SsD+w9VtvDM96L6eWxjnQPEqISz4Ud+em2qvYVrkbyxXm0xxurQnec4HOCMDB7ZP51l6fdibWFjWERlN+W3BgcMAePx/SqRmy/4sntH0O4VNHlhmKKFufs4UKAemR+P51XuZ4F+yfaoWmPlgRlEB28D/wCtVkPYpWM+mNqm61t5Y5th3MQQCN/Pt1/lW34TudMUTN9quLODGXkDuCCI/p+NIpHqlle6fY6Db3Mt4ZISpMUk7gGbHuTWqs1myhgUIIyCHyK05rGDjc+SrrRTa2yXcjH7O6K6kgEvuzjAByOAefammeFrYMgKLuQZLZIwGH8sUua50WFSVNow3GOPmNXbS4RgYpH+Vvu/NnDfj69PyqGwsSvtBIPUden+NQl1qbl2Gyyrhfm7f3qfbRSXjsttE07oMsqnPFK4WK48OasZJi1oyLLnljgZyCAfxA/Oul0TQL+OwWFrLMilgTweCfenJiSLx8O6i0YZbbLDO7hOmOB0rPbw5qzyf8g+RU9tv+NTcYknhfVGGE06U+/y/wCNXI9L8T29stvaPfQReWN8Pnfu2YM/VCSvTZ+VO4rF62tfEctvHZy6faSkylxPKpRlPH8S9uD271X1KfUtCtxeXemWTIHeJXguX3blB9unymmloFxkviW+8R2r2T6TEbaUAF1uSoUD1OOOlPkF5HIsUWm21xlQil7kbifTBB9B+VHUlk+meHNQvr6Q/YILHy1Hy+Z06ZHAHc5rqtB8Mx6VDHJ58gkLrvET4VsDHcE9PenYCtrfhvS7i/k1GW1E88jAMJXZgu0Y4BOOgoSJkjVI440RQAqg4AHpU2Cxsf2Np3/QNs/+/Cf4VC1hYpfxINPtdpjbd+6XqCoHb3/WoTsjRosf2fp25f8AiX2x9/ITj9KkFhYE5NhakjoTEuf5UNhYcdP0+QZksLTI6ZgX/CgaZYf8+Fn/AN+F/wAKVxkcGm2LmbdYWbBZcY8hfQe1TrYWMRzFY2qn/ZhUf0p3HYWa3tvKLm3iyuD9wdiP8KljjjhfEUKKGHzbVx/Ki4NDgSeT1NLU3FYQusY3OyqFyTubtjml3xp96VB77hTuOw7z4W+UTxFjwAXGTVDS9Cj1PVnhvhbXNnAZJTE43hmdm4PGMANz703LQXKat74P0KE4t9Mgt4m6/Z1EQyOei1Rbwjo75zDKGGSrLIfl47dqFLQTiM0vwabC6uLq31Vrg3BJMc0W0jJ6ZB/pU5tLy2jMUifvA33VOT06/wAqrmJsZsyyOfLbuzdscnms90PmNjpk0uYLGAPCkUP+qub5f+2u3+S0r6LdxsGt73UGkCYVftrqR0PBAwOnpXO6rN1SRbtYtUSMmW81AEf3bkSZH0ZasLFqbAAazeoe5dYcf+g1DrMapjjBrSjaNauefRYcfolMaDU1IWXV7857x4x+i0e3ZXsyKGK6QzA3+pn5yciTaG6c9P8AOKl+zvNEssd/qgVwGQNeEHB9cVXtnYr2SI/7MuJkkC3uouuOP9KkYg9Omamh0Cd2/fteTHsftEox+Baj2rFyItf8IwGGGX/v7I7f1p6eErDH73B9hn+uaEySyvhjRFKlrG3kYDgyICasLpOmRn91Y2an2gUH+VUTYmWzt45EdYIAwI2FYhkHPHv1ras0uy3zXMy+kYc5NUiWW5pTjyhIzgcls5B9qrfSrJGOgb5h94dKpzW0c8yyTIHkRSoPIIzj0PsOooEZ15braX0Cw5dJw21jxjaOQeffrWXKJvOfcybtxz0qGUjaHU/j/MVO0UZjUmNDle6j1asmaIwtSVUlTaoXkdBjtWbJI+w/O3Ud/esmdCLkPIQ+1PBPljk9T/WpLKysz6siMSUMXKk8d66WzghVbcLFGOB0UegrWOxlImYADAH+cUh+8KozFH3j/n1pq/fH+8f50IQ1/wDP6Uzt+H+NUInsP9ZJ/nvW6P8AVXh9gP0FaIhlQdKUfe/CqJGH+H8agX7xoAfaQxPPMzRozBHwSoz0Fcqyrvb5R19KhjR/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UyOjA4LjQ5MT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66 Viviendas en Leganés</text:p>
          </table:table-cell>
          <table:table-cell office:value-type="string" table:style-name="ce1">
            <text:p>Avintia Proyectos y Construcciones, S.L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TCK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wOjA0AAAGkAMAAgAAABQAABEckAQAAgAAABQAABEwkpEAAgAAAAM1OQAAkpIAAgAAAAM1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To1NQAyMDIwOjA0OjI4IDEwOjUxOjU1AAAAAAYBAwADAAAAAQAGAAABGgAFAAAAAQAAEZQBGwAFAAAAAQAAEZwBKAADAAAAAQACAAACAQAEAAAAAQAAEaQCAgAEAAAAAQAAHt4AAAAAAAAAYAAAAAEAAABgAAAAAf/Y/9sAQwAIBgYHBgUIBwcHCQkICgwUDQwLCwwZEhMPFB0aHx4dGhwcICQuJyAiLCMcHCg3KSwwMTQ0NB8nOT04MjwuMzQy/9sAQwEJCQkMCwwYDQ0YMiEcITIyMjIyMjIyMjIyMjIyMjIyMjIyMjIyMjIyMjIyMjIyMjIyMjIyMjIyMjIyMjIyMjIy/8AAEQgAtgC3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t7dxxWhYabHPFI0isSPu7TXrzk4o4IoqXMLQuvmR4HY4qvVQldCktQA3NircVkDC0zNjBwKUnYaVy5oqE3jBmbHpngnt/SpdcgRUBExL5+4RnNZPWaZpHSDRgkc9c/hRjiulmABCxwvWpPs7AKW6kmpbKSLH2VRbMxbGxd1U3QAcHNJW6DloiPHFOjO3PvTu3uSrMcI2bgUrWpRN7dKLlcpDx26UmKd2hX6F7TLQXUzo33dmeeP1qxHFcLO0EKsSDk/NWMpWNIxub0Xh60eLzp4nMzYJ+fj9KK53Xdzb2ZhPp86XYtWjIk6YIwBzjP0rRisryxleB4dzBenYjPrW8qiaM4x1JLqFJIMPsLA7ev3O1YE0JhleM4+U44p02Koiaw2eeoftk/8A1q3rRLfyyXRWRsEA+tKqx00Zd3JJHqjSRoEb7nBxwaivizWscrD52P385xRHdMl9jOoroMQDbWzVhJ1xzUtFJliK6hGUf+KpPsD3wDWkbHHU9B+ZxXPKXsndm0I8+hU1Wz/sr7Ok0y7p1b7q/KMY7/jVM9aqjiY1bpCrYdwsySOQIOOtPN0zcMcj0rW1jNMGtJ3ge78lktl6yHgenBPvVbHrSjVTdhyhZXJIp5bfcY+hHPeum0W7coJPLQ5IXO/n8qzrLS5dJnTcsoJGPaiuFtHXcnMCTSbsKGPykn09KfcRbQrYDYGMimIyJNHW6PlyNsR3yfX6Vha7on2BFnE3mLI/zr/d/wA9K3pVLPlMakNLmbbWzTSFgMD09BWzbh4oRnoDhq0qMimiu1q7NcMV3bsEoO44/wDr/ka1bDT1FoUnQbQTkA/e96y5jWxyl7bmC6lCf6stxx+NVP8A9ddsbcqZyS3FA+YAHLN0GevsPetO18P3twQXCwR/9NPvf98j/EVjWxEaSujWlSlUdmblpoNnAQ5QzuP4pBwPw6fnWmBxxn8a8OviPaM9ejQ9mjjPHPFxYeySfzFc1BcSRbVXDDGCD2rKlWdOVzWdFVI2Ol0TTItVjeRrgKsbbWQD5umfaumtNKsrXa0Vspb++53t+HGB+FdtfGucbI5KWEUWQeJjnw5fEkn5B1/3hXnMFzJAQD8ydge30rmoVnCd2dNWipwsaUMizKWUjjjHce1dloGmPaTOzklSEYEivanWUoXR5MaLhI6RVPf60Vx3OixElwFYBmwauGUOODkVViURucYFZ+p20N8gtnkIZhuI74Hpx1/xojvcT1VjL+yxwfdZmA4BbrUsbI4KetaOVyErCLYtGxMMoRyRgupYZz6cfl3z+VxEnjSRGmjcbj92Pbgdh1OTgdcCs29S0tDmr+0DXaW1sXuZIycxxjLLnnnsv1PFR6XbWFzcPbXE5iuVJRrVhhjjuDyG/AnHt0rWpXcKZFOkpTOjtNPtLMD7NbrGwGCx+Zj7bjyRVrBPP8XavFqTlN6nrRjGK0GkkBjEskjICSI13EexPQfiRUNre216oeBwxUcx4IZfqDS9nZXEql3Y5Lxv/wAflngY/dN2965gcAn2rKTN4po1fB+o/Z9dlgZsJcjA9mAyP6j8q9F6celVHYlrUyvEgz4evP8AdH/oQrzYCtE7ku6HozROssbMjqchgeldxonjSIskGqKsb4wtwo+X/gQ7fXpW9Go4vU56lPS51L36Eb0kVlPdTkH8aK74rmVzhcrM40NcFgwZuOa6bRLiS8hKSAkKeCa6Ky0Mae5qbCrkkYp4ZQclckiuVHQzMlhD5wMZNU5vLslEkpCoOrFgBmrTJZUurTWNdsnt7CNoN5B+1SLtVMdNoOWJ6cgdhzV3QPBKWEbpf6pfX5Z8lZZm2ZPPAznHtnB7iocibnT/AGW3tLMRQRpHGvRY1AA59K80u7VLu/ukZNy+ZwCMis3qCLkF5faWYhLP51oZEjKTEs0YYgZVu/B6EdsZFegR6bAqsJUMuTyD0P1Hf8c1zyhZ3OuM7xsSXTCCylVQAoifAAxgBSa8vUHcpRiki/ddTgj8RzVIRX1eC61Ly5ZJVZ4l2gkYJ57+9c7cxy274dSvsa5atPW520KiasyPTLO/ur4NYW0s0quGVo0LbSOR06dM816/badqdwil4Y7PI+bzG3v/AN8qcfm1VTomVauoPQtT+HrU2sou2e7zGxIlbCdD/AMA/jmvHpbKS3JMH7xB1i/iH+6fT2OPr2rq9n7pxxrXncjRklJCMQw6gjGKTHoc1yyVmd0ZKSLFvqF1aI0aSHyj/AelFdFPFOMbGM8MpO508KbnCEE88gdcV22jWggQSKGCEcKw6V6daWh59Lc0ZVVslQAfQGs6a4iSQxKzTXHeCJd7fiP4fqcD3rkTNmRJZ6hcOQxS0jK9BiWTr/3yD/30KuLo9nbYlMZlmVhiWZt7jkdM9PwwKLmbNMfeHGOaZEMb2/26GiRlzIuxs+tefK8Znmx13VDKRS1yU+XBH6ygmvR9FumvtHtZnc7ym1lHqOD/ACqJs2pFi/XZpt2eP9Q/T/dNeYj5nzSiWyzGmafHa2Mmq2K30KyQPIQytnB4wM+3+FNrmM5N20PRooIreNYoI0jiXhURQAPoBUlWlYx16kV1/wAek3/XNv5GvG2+8atbEtdSJrFLqZcZWU8B1OCP8R7Hit3RPClveWt+1zcM1xaoSFXgHKkg9j2PQ1z1IHVRqHL3Nk8WDgMvqO9FYuKOtSdifwRd63LqUtprM8cdvFAXS7IG7duUbSwwP4j1GfevVLOe4eJfstu8o7TT5iTH0I3H8gPevR9pzRPP5eVll7GS5cfa7p5FY5MUQ8qPgdDj5m+hbHtV6G3itoVhgiSKNBgIihQPwFZEN6iD/Xv9BRO6gqCc/N0oAfuJztXaPWoYwNpZ3/iP86LCIrm4j8oopyQc/pXAK0bSNuxnfnmkykjI1RmN7blSSnmcA/7prufBF2XhuLLIXaRKgJ9eD/IfnUM1gdBqgP8AZN7nOfIfqP8AZNecL96pRoy1G2AKp30mLmIjqDmqW5lPY9I0q7F7ptvMPvFMN9Rwf1FXck8nrVsy6Edx/wAesv8AumvG3+8apCbHW52zo3owrV0jU2tr6WX/AJZSI0Un0K9fwOD/APrqZF0tyicBQGXtRWdjquekWWg6ZpEZNnZxxELneeXP/AjzWmgwqj0GK1irI5ZT5tRrsolXPXB/pTgxx8qkjHfpQQRRctIXIHzDgfSo5pYVdUQ5bOTj8aBmFrXjjRNFLLe6jbwyryYkJeUj/cUE/mK4XUviuWDppWnZJJxPetx9RGh5H1ZT7UpSsVGNzkNS8U6vqgIvtSlaI8mKH9zGP+ArjI/3sn3rNh8YT6YdsVx9pQcGKUF/yfqP1+lQnc0asbej+IoNbvYljjmjdMsVKFgPlI+8OPzxXqXgfc1/c4GB5OM/8CH+FEghudXrAP8AY18Sc/uH5/CvOF4apRoyTzMDFULt83Ef1qluZT2Ox8F3vM1m3ceYp/Qir+r+NfDuhIx1DV7WJl/5Zq+9s+mBmrZlE4TVfjhpm2WLRtNu7+QIQHZdqjPf6fjXIaT4t0/UiI3cW10eqScDPse9UhuJvA8dc1NbHmSpkOluTGis7nXY9XlkDIQFyeP8/rTvmx8xwPTFa2OEgaaKObk5+X1rK1XxZpelkrc3sMTAf6sHc/8A3yuT+lA7HF6l8TE+dNOtGfnmW4bao/4COSPxFclqHijV9T3JcX0ix45ih/drj3A5YfXNBdjzm6uRFeXIQgRmZmwO/P8A9ao31WfPACA9PWpZfQrTTvJjezSE9NzdPwpoVmOGYD2AxQCR3Pw6gCzai4OQFjXr/vV7Z4GVhcXgH/PNP5n/AApPYuJ0mt5/sO9y2P3RrzcNt5zmoRTGyS5XNcj4v1i90y0ilszEGaTYS6k4+Unj8qtEW0OCk1jWb5t9zqVxzztjfaPfgf55rbsPDenGOOaUyXDOA3ztgfpz+dUSbQtYLOxuI4Io41ZGzsXH8J7964aW1jmwGBHoVGMU+gkaGmeI9T0UbXb7VbA42ufmUexr0DQNdtNYtJZrdZFGQrB1xg/XvUsa3NkjiioNzu9W8U6VpI23t9b27fe2M+XI9kGWP4CuJ1X4rJkpplhLP/dkuWEa/UKMk/Q7frWkpHJGNzkr3xdruqxn7RfGOPvFbgwr+OCSR9SaylKKMbPfgf5yKa2LsIWw2QCD25/ke/0OaCzMM7lCFhn0/A/wn9KAOUg0nUtZu51sbK4uWkkYgoh4yfXpXX6N8GNduSJdRmt7JTzgnzH/ACHApWE2dvH8JPD1hp88t01xeTiNtpkbYF49Aev51xWo/DpkiM+n3OV6iOdf5MKQKRe8EWU2mpfwXa+VM7IVUnlgAeR6jmvXPBW4vekJwVj/APZqT2NIm14g3/2BecY+Uf8AoQrzlmIY561CLZDNyma4bx1/yD4P+uw/9BarRPQ4uP7o+ldfoMhXSVLsoUOVXP4HmqIN23sLvUreZLK2uJiVYAxxEjJB74xXBTQyQStHKjJIp+ZWGCKfQSK0w+Wu48FHbocfvK//AKEallLc6LVyV0mYo+1wRhgcFfmFFI0PP7gLaRzMF24BZuOp+v4Vgy6xO/yBliA6Y5NStWRY6TRI2m0+3dnYu+5huPzHLE8ev0rdtdCvr1gLSykkz/s/KPx/hNakNm9Y/Dy9mO68nigHdI8O31Pb8RzXT2PgvR7JleSJ7mQfxzPnP5Y/WgjmOgjiS3h8uBFjQfwquAPwqbgcCmIq6k2NNuPdf8P8awtO+aLyWBKsu4A9Km41sVLjSohqdrJHtiWQlGJOAASME/57V3ujaONIjmXzDK02MsF2qMZ6fnUyNaewniMv/YF3xj7n/oYrzhs7jmoRoxrplc1y/iXRbjVo4YYZFQCTcS3+7j+tUtyHsU7LwHaqB9quZZccEJ8gr2vQvB+gadp9v9l0y3DlFO5k3Hp71qzDmOhkUCEhRgBSAAPavG9S0u21AOtxCH569CPx6/lSEjj9V8GSohl0+USLj/VucEfQ9Pzq74SiMOkC3mRklSRtyMMEc5FKRtB6nS6hH5llICMdOPxFFSatmBF4Q1jVVJgsiqEZEs4CKD/X8jVrSPglCgV9X1dmH/PK1UL26Fjn+QpxRi5HoGleEtG0q3SK1sVIQYBk+c8VvhVCYUBQBgADFWZtkHelHWkTYKeo4pFFHWty6TcEdMD/ANCFc3bXghZHkBAXnNK5S2Ll7cxTPDJG42spYY6dRXe6fei9063uQM+YgJPv0P65rORtT2KPiYt/wj9xgY+ZP/Qlrz7ndzQimIy5FU5uJh9DVLcznsSR/fH1r1bT/wDkH2v/AFyT+QrVnNFXZYk/1bf7teWSD9431NIpEEi/IapQhd8mfQf1pSNI7lpo1kQqeV4orM6eU77OTmnY4rU4wU4NSM3y49aQEaw04bVZgeooCxHLLHFCXbaozkuxwB9TWDe+PfDtiGB1WKdw2NtoDPg+hKZA/EikOxy+rfEi2vIjBbabdbCfmaV0RsdeFG4H8SKz4PFelXI8tbxYZSP9XNhTn65IP4GkUT2MnmXzt6J/OvUPBtz52kSRvj5JSFwecEA/zNRI0gWfFDf8SKT5SfnTqPeuAJ3HGMUjRiMuFxVKX/XD/dP9KuO5nU2Hx/e/CvV7H/jwt/8Armv8q1kzlQ+4lSC3Z5ZI40AJLO20AfWvLTIrsXQgqxyCMYI/CpNLCdf1qnbFQ7gtj5f60mNLUsAgjg5oqTpR6Aq/MaMKoyWxWhyCGaNYyzbdq9WPT86w9Q8Z6FZhkk1CFnwP3cGZW/8AHRx+NIdjmr34nQ79un6bNIw/iuJAmP8AgI3E/pXL6x8QPEMtlNJDdRWYGMfZ4R6gcltxH6UFWOCutcub6TfqFxNdtnjz5WcA8dAxIFQ/2rMygKET8cmkVYrS3k0hKyTO3+z2qNN5JCIAO+TxmkB6b4FsxHoImcMHkYk5JHyhiBx0r2rwUPL0SY8f8fJHH+6tRItE/ip8aKf+uqf1rgc5GaRQ12wtc54h8QpoYheS3ebfkKEIHp1q47ky2OTn8f6jIcWllbxbv4pDu/lj+VaQ8cePtYtlEGpfZoAu0GDbH046gA1bZkoGe2kX167S6xq1xdNgsF80nkepPas62vdY0d1eyuJFjfkRSE7WHtnr9eaB2On034gxbvJ1OEwMeC6DKn/P+RXR6ZqFpel5La4SRdvO1+Rz3pMEtS6Rz1z70VmdA2/+KlmNwsbCeduzTOsa/puP8q5i9+Jes3UyxrdW1mrEYW3Tc/8A302f0ArQ5uUzrm+u7xt15PcXTE5UXEpbH0ydv4YqqzSH5CoAP8IHX8P8KZQKARhiWA7EkgfgMEVQ1gj+zpduMcdB7+vX86AscxMMgGn2kLPIRGjM57LyT+FArl9dE1OKRLqXTbqK2Jx5rREAHFbOg6rZ6Lfmd7RLomIBgQMq248jI64H/wBeoA9D0e9/tXTYr3y/L80sQpOcYYj+leoeDU26Eflzvnb+QqWaRF8XPt0iPjGZx/Jq4Pbk1KKIpuFrgfHhzb2if9NG/kKpbiexw6OzQKR03Y/Wuw8J2EeoW9wbmWUJB8yorEA5xmrM7nQahY6dZyn+z4vKV4T5ifewRnv+NXtAtbe78N2y3ESSoUYMrruH3j2PFMEjjdX0W28lJbfcpZ5t27JHyyED36Y6Vb8BWyRLfP5eJBKI8juMA4H40h9TusAjIG4kchf5UVBrc8c1wMksRBzuUqBVXSg76lBgYwSwHf7p/wDrVcdjFs6w/NkFsewGM/8AATUkNhdXTLHBatIeyqhbH4cH8qoDatPA+t3JG61ES+szdP5GtX/hVovolS/1EIu7nyFBP5mgnmNix+Fvhe0cNJavclf+e75H5V1Flo2l6eo+yWFvCo6BIxkfjQTcp+IfmggT+FmJP6DpXOap4P0+/QSmCJ2Yfextb8xSGVNHsJNPibT9zCO2bCAj5ueeT0PWvUfCsSroEeTkvI/86zZtHYi8Ygf2THjp54/k1cNjipRRFIPkNcB45BeO0jUZbe5AUZJ4A/rVLcT2OYtdC1O5gG2xmJ3scMpXGfc16l4T+Hev2VnJJPBbr55DKWnwAvvgH3/OtDG505+G9zcgfa76CMYKkwxsxIPuzY/SuZhtLrQ4xZqn2m3hYhXX5ZDz3B4P4EUApHM3xyiRSbkkEspKEbSMvkU7wWOdR/6+R/6AKRXU7BUBjwOpopG9jBl+FOo6nNC897DaomcqF3sc49PpW1pPwn0awkE091dXMq/KAxCg/gBVLY5uY6u18N6PZYMWnQ7h3clyPz/wrTVVRQqKFUdABgCmSKelAoEOHWpKAMbXTlrdfr/Sm2W0psb7yj5aRS2JtHWEeJR5kUbrJhTuAbnHH6gfnXcKu0AbiPYAYrKRtHY57xiP+JZDyT+97/7prh6Cgb7lUJkUzAnrtP8ASrjuRPYeigMuPWvWrL/jxt/+ua/yrRnMiY9DXk95MBfTowwBI3P41JSK00NvcQsrosikfxYNZmmaVb2F3I1sWRJBudQep45z16UjRbmqQUUNzx1+XOc96Kg3O7HSitTlsKOlGOaAF28U5YWIyKBDhEQxy2OKkEaquS/OKAOa8QsPPt9r84P86zFv5LRlZcNjH1qDRbD7XV/OuZLuBWUJLlAx7rj+tepRu00SSqyBXUMOM8Hn1qGaR2Od8Y7xZ2vzj/WN0H+zXFcgAEZx3oKEZlxyMGqc5BmGPSrjuRPYWLqK9asv+PC3/wCua/yrRnMiZvu/hXk2oYOpzhum5v51JSM19qyEL0qa3GZf+AmkUtydvvGioZ0HfiJyc0eUPMG5sVpexzbjsQp3zSCVd/yLmjcCK81CC1QvdTwQIP4pXCj8zWDdfEHwzaqfM12zfH8MDGU/+OBqYWMK7+LvhuEkwG8uj/sxBf8A0Ig/pWLdfGlGBFnpBZf70s5/9BCj+dIrlMK5+KWoXdyJLiwtmjUfdj3IR+JJqYeO9PvFHmR3FucYIxuH6f4UDsdJos8ctgsq79rEkfKRx9DzXsGgPI2gWRKk/uhjPp2/Ss5GsTI8Zs/2ez4x8z/yFcduOOetIY1z8tUJv9ePpVR3InsPiPI+leq208MOnW7TTRxr5S8u2B0+taHMkVbjxRoFof32s6ehHJBnUnH0BzXmUuo2GoX1w1pdxT7pGI2sOmfTrQaWInXBpYN3mrikwS1J2L7jRWZ0BdfF3QIziJL25A/iCIq/qcj8qq2XxI1DWZzHpmkW0e7hWnnZ8Y5yflUAfU/StUryOaSsipq3i7xDB8i6rp7YOCdPCHb9d4Y/jmududc1a9JM+pXjDuBO6qfwQ4/SqmuUcdSh5MIcyCOIueSyorE/j8prC1tt1+vXiMdQfU+tSXYyWkbecLkZ9alTeY92MY96QXERnYZ3Ypz5ETEsT8pOCeKBnudtGsdvGhABVQMAV6voZA0GxA6eQv8AKs5Fow/GbfLZ/wDA/wCQrkM8UhkMx+SuC8baje2U9r9ku3h3I4ZVOM4K/wCNUtyXsce97qE+BNf3DhuSPMPFaVnptxqNuJptQm2ltm0knp+NaGaRbh8OWiMpeSSYHkgtj+VYb24jl3RM8RX7u00FWRftvEOs2WFW686Nf4JD/wDrrqfDfiibU9QFvJZFXClmdW4Aweo+v86TJS1OsZ3KqQuSegorM2PClZiAR0rp9IwunRljgnLD5gM4J9RitEZlu9lkdYWI2MZVAOMZ/HJHSkUAuTxu9iGP6EGmJImIwvz5/wCBtx/48K5nVcPqMir0AHcegPagZmEfvW/GrI/1H/AaQrjIlzGpqRY94Zf7wxQM908va23bnBxXq+k8aPZcY/cJ/wCgis2aI57xp96y+j/+y1x5HFIZXn+5Xnfj3/WWX+7J/wCyVURPY5QV0+ij/iW/8DNaGVjVA+Zfr/WuRl/1r/7xoCxC3St3waf+JvP/ANcf/Zv/AK9IaPQQ2Is+nFFQzQ8Wt7G4mwsNtLJkgKUjY5/ECu20zw9rDWUCRafdbtg3fu2HP5GrMblyTwlqpurJJofKnnlKwglRkhGY9D2A/WtaD4e6o2DJPaoD/Czbsfoat7Ec2pqQfDtuPO1HZ6iJCP6ipV+FehyXDT3Ml3NI2N2ZMA8elSPmL9t8OfC1uQ39lJK3rIxYn+la9v4a0S1H7jSbSMDoBECaYrnP6l4e03UNVnSSxtyOwMYU/nXPXngCz83dBbSwspBGx8jPbg5qS0bln5ktqkszgyEFmwMf/Xr1uxjVdPtlJziJR+grNm0TmPGmBNa4/wCebfzFckwpDIJh8lcL4v029v7q1W0gaXaj79oHcrjv7GqiQ3oYkfhXWZAB9nRccDc4r0PQ/hjr0enxhzbLv/eZLccj2rQy5jYi+GGqFQJLq0UZ7Fj/AErzzWfBmo2N/cxRSRTeXIykglc80BzHPXGm3trnzbaUY6nHH6VpeEG/4nUvGP8ARzxj/aWkWj0McqKKhmh3aRJGp8tQoHQCnKSRk1ocpjagN/izRF/55x3Mv/jgX/2atjFXLZen6kxFXrUlSUKBzTj900wOYuGKalOw7Sk/rWsqo6AlfvYqDRGn4O2NZSgRoCrBg2Ofm/8A1V0+04Hzdqye5vHY43xpxeW3/XI/zrk84FNAyGRuKoyczf8AAf61cdzOpsSx/fr1zTv+Qba/9cl/lWjOaJZI6/WvJ/EX/IZu/wDrqakox3wVwwyPSoY7G2e4im8lBIGG1tvI/GhjW5ocY4oqDoP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1MTo1NS41OTM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68 Viviendas en Valdebebas</text:p>
          </table:table-cell>
          <table:table-cell office:value-type="string" table:style-name="ce1">
            <text:p>Arpada, S.A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T2i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wOjE2AAAGkAMAAgAAABQAABEckAQAAgAAABQAABEwkpEAAgAAAAM0MgAAkpIAAgAAAAM0Mg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TozOQAyMDIwOjA0OjI4IDEwOjUxOjM5AAAAAAYBAwADAAAAAQAGAAABGgAFAAAAAQAAEZQBGwAFAAAAAQAAEZwBKAADAAAAAQACAAACAQAEAAAAAQAAEaQCAgAEAAAAAQAAK/YAAAAAAAAAYAAAAAEAAABgAAAAAf/Y/9sAQwAIBgYHBgUIBwcHCQkICgwUDQwLCwwZEhMPFB0aHx4dGhwcICQuJyAiLCMcHCg3KSwwMTQ0NB8nOT04MjwuMzQy/9sAQwEJCQkMCwwYDQ0YMiEcITIyMjIyMjIyMjIyMjIyMjIyMjIyMjIyMjIyMjIyMjIyMjIyMjIyMjIyMjIyMjIyMjIy/8AAEQgAtgC3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7/Znmjy69a55Qnl00pRcBjLTNvFUiWJ0pGPFXckjJ5pRTZHURhUDryaaZEojQlL5dVcnlHCPil2YNS9R8ovSgNigdx2/ik83FCQ3ITzv9rFBmyuM5oasgUrkDOwPFFVYyOh6UhHNch6AYppFADGXioitUmSxu2jy93FVcmwotqcIP9nNDkCgDQ8dMVCYeaSYSiJ5K96NqDiquRyjHKDioGYZ46VcSJOwwvTd9WZXAvx1B9jVKw1RNRieRbe7t2jfa0V1CY3UkccHrxzUOVpFpXjctlz1PJAyBUX9n3VldLdy6i08N1HuFu0YAiOdowRyeh/OpqztJJDpR0ZK7UVuYnS44pNtcJ6Yu2jZxRcBvl0hSgVhpCg4PWjeAMDpVCGmWmPO2OOlNIlsqvI553YqMM5PXNW17pk2ShSRk1TbU7BNVXTGuohflQ6QNwWHPTseh468GplPlRSTaLLw5JP9KjMFaKTZDp3I2iwaiZcHFWrvcxlFLYktLdbq8it3Zgsj4JHYV1kmjWU13JcyRF3dsnLHGfpXnY2rKM1ys78HSjKHvIbfw21hpN3LFaJhYiflTLAY5P8An0rgZPEFvNbxJkSKmQuDjgknGPxrip16ildnZKguWyIP7Smk4it/lHTjNFdH1iu+pz+woLRo70CnAV0iH01mxRcCJjxUZDHkdKZNhhQnk03y6shiFcHFRsKaYmiIrzVa60O9v5LS7tLu5hMMyq0Ue3y5UOS24MO20DIPeorVOWI6dPmZuRaTOI280Ko2ngt0xWe8ltMtqQF8yCZtzcfLlVxz+dczxCbR0qlyoZNfWEH3rhMjsCCaz5tdslyUZm9sYrSWJUSFQuUm15ZeIYdzemeaRJtTuTiO2cZ6Db/jWEsROexoqMIasvWWlarJdRPLmBFfJc5GCO/4V3IuYgoBYk45AHFcFeolK8mddGDcfdRXvZI7uwuLYIyiRChYjOMjrXKWHgzTbIu7TTTOxyc4UHP4Z/WuGWKl0Oj2LW5sxaXZRHi3U4HG/LfzorL6xUvuaexp9i3ilAr6s8QMUEL3oGRuVAPAOPXofSsvSb2+u1uE1Cxjtp7ebyysc/mh+OucDHPbFS58rBRuN1qwe/0+RFvrqymhIkV7WTY2eBg5HI+bOPYVbUny13cnAohO8hSjoMklRB87hfq1UpdUs4+GnViOyjNU68Y7keylLYpS67ajARHY9uK67w9dm+0uNypUqxGD9TXHiMRGpotDpo0XDUvXKB7OdGz80Zxg4PTjn8K8kt9L8QXtwymKYxcYaUYP4biK4faKJ1crZvaV4UIkkOqKzJ/AqSkfnit+HRtItl/dabASBjdIC5/8e6VjPF2NY4fqRjRbFTGxtxvQkqcnuc9q0IgIhiIADuAK5ZYly2No0Utw4xxVa51GysULXV5bQgdfNkVMfrWSjORT5YmVN410CON2W8M4T5s28TSfkVBB+ma524+LOnpuFpouoz453SKkI/Vif0rpp4RtGU68Vqc1L8a9VuZGXTtBhUKcEyO0h/TFFdKy9WMXi2eyBs0/Ne6ecJuppJY4UMT6CkA+2TN4iyIOOSpIyPetZEVGwqBcnJwABmuDE1PesdNKN0eX6/rt3a+Iri28pHYOyBlJxjj1/CmoNavFUB5sEdwQP0AFQqvKmV7O5ah8M3MyMZ5WViDjjj8cc/lVuDwoiBC9w7sANysuQT9cj9a55YqCV1uaRw83vsblpaW9id8FtGkg4BVKtm5mYY3t+eK46mIdR22OmFLk3GZJ5Ykn3NVbvU7CwUm7vbaADr5sipj8zWPLJ7Gl4owbz4jeFLEEvrEMx7CINIf0H9a5+8+NGhQIfs9peXIH8W1UH59a3hhnLcylXSMWX4z6neq/9naFbpt6tNIzgfgNv86onxn481WVVSYWsbdTawKDjnuQ3867qGXXZxVsbymjoWmatq3iGKPVr3Uri15LCa9ZQ5xwCo7ZxXazeGNGW4Vxpdk0ijbueEOV/Ou54WNNo5I4mU0zTt9Fs72GPT7iPy4WbBSFQg6MfeprvwH4dg065aLShNcCF2RnZnOcHGAT1oSUWVaUonI6d4MvId32XQkhU9G2Kh/HNFdSnTOXkqs77OKTNM6CnqRuTaEW0jpJuXBQZ6kDofrWHqujeIVjBtBLe7jgxiTYfqdxAx+NcmIaN6abNfQLbUNNjZ9Q0uwtJyR5ckUrSsw77s9OcdCa1nvp2BIcKM847141es7tHo06StcrCGMStII1DnlnCjJ+pqG51LT7JN11fW8KjqZJFX+tc7U5M1SgkYN58RfCVkp8zWYJCO0CmTP4qD/OsG5+MmhrkWlje3JH3SVVFP45J/St4YWc9zKdeEFqZsvxY1Wdd9po9tACMAzytIfyUCurWPxDeaXFNJrZtvNQMfslqoIyOmWya74ZZypNnBLME21Ejj8MXF7bPbtql/czyH5Wvbj5R64VBjoD2rn9a+EUemaVc6hLewKUAykdvk8tjO4t/Suulh4wlYwqVJTg5LdHK6b4Q02MsCZbh8/xAcj8K6SDwQ00e2LRJph2DxMVH58V6SoUIK7PHeJxFaV4qxu6b4C1OFdsWn29mvu6KP8Ax3mt+DwFc5Hn3sEZ7+WrNn89tZTxEY+7E6KWGnUfNMt/8Ita6Qv2v7bI0y/KN2FXnj+RqpfatptiWN1qNrCNxwJJwP61yznzOx2+wUUMtfEumQbNQhka5hj3E/Z4927g8Dtn2zWdefGW2Qf6L4e1KRs8faGjhH8yf0rJxvoaxdjmX+OuuXk0kem+HLRdhwTJOXP/ALKKKVpGnNE9QMmDSb8816ByGnpzhbZ2YgAMeT0XABNZNx468NWw/eatC5AyRCrOfT+EEV5lSLnNnYqijFFbTPF2leKjP/ZTzOtkwSVpItmSemB36VbuG2WspU4Kqxyo6HFeTXSVVxPQpNunc8z1DwP4tuNKkv8AVdXkXy49zI165zwP4V4/WuMtPBUZkL3d2HJOSAvP86+iwmDhNXPBxmMlTbSNWPwLZ3KbYrK5nIP/ACzVjn/vkf1rpdO8B3yQRww6K6Rr080AY5/2jXaqWGpPzPPdXE4hWRuWvw+1Mffa2hXPrnH5D+tb3lPHCIpDnyxtJxjOPrWVasqmkTahhpU9Zi219aWt9HJPcwwpGSzGR1GBg88VDf8AxJ8Fpass2pxXkeBlIYXlU455wpHauKTad+x6NNJLmZz0vxt8LWpKaXpN9c46+TbrGP8AP4Vjaj8dtQiUyWvhpI4v79xckn8VAH86htyRouSLszHj+LHj/Wo2azisrZezQ2zFse2SQaifUPH2qOFvdc1DyjncsbCHtxnbt74rWlhpVFc56+LjT92Jo+GPDU914itptX/0mOMM376d5GBxwea9HuNNtfPUxWsGQfv+QMj6VdSlySRlTquaLUNjb3his7pGkiduQG29AT2+lSz+CdAjtJ3j0eJ5hG2xny5zjjGSec1k9JHRFXicrYeEbmFz9n0aKJT0PlqtFdPtIo5nSm3c65Is81IVWKN3IztGcU3q7G2yLVonn6fKoXyxKrAH6rjOK5b/AIVjo8kcYnnlzHgEwqIy3bkkGuP23spyj3NZUfaxjLsR+HNC07QLzVoNPjdFa4/eF5CxJGcVs3xzp9wCuMxt+PynvXj4v+K2enh3+6sUr/x/4LSx+z3Ws21zFIoVkgVpiwx32A/rXNP8VfAOnOf7N0u6nb+/bWKj9Wwa9lVJxXunluCbuZ+ofHdoF/0TwzKEb7pnuAv/AI6FP86zT8VfG2qQiSy0+wtUf7rLC8jD8yR+lKEKlR2YVKsKcbyIX1vx/qMamfV7tSwOUtxHDjn2UGu9Ph61l0m3iu2mu2IDOZrh2YnjOT36V0SociRhGuqjbRY0/wAN6YE+xQ2kVqsrctBEFPT1P0rP1/4baHZ6LczoLu4mAATfJ0ywB4UD1NKGk7dCpLmpOXVHMaT4JkgQi00O42t/fDEf+PcVvQeBtUyNunxQD/adRj8BXb7WjBWPOVHE1pczNW18DX+R5tzap/uksf5CtNPA8X/Le/dgOyIF/mTWE8Wl8J108Df4hs+maJoyNKL1ftAxtWW4UdeOg+tZ994h0izkWO51C3jaT7ikli30ArmnVlM6FQUFYdbeJ7GNFvokupoYWJIWErnAIwN23nmsq8+M8cTbbXw7eEsMf6TNHGOv+yWqGrs0hLkVznJPjpr99K6aboFgjRnB86dn/qtFL2bLdSJ6p5iA4pk7lreRE27nUhc/Q12panNJ3iP0SS6s/Dc0twCZYvMfDvnOBkDI9cYrgbz4meICyxW+n2sRYcKI2d/wG4fyrjVFVak5djWdd0oQiupc8Aahq2prrU+rwvFMbzC7oTGMYHauqv2A0+6bnPkyEY7fLXj4rWvJHqYZfukzn7/4aaNZ+G5hbxXtzcRxgxgyck+yqBXN6d8PZos+RoTqpPLStj/0I5r6XDSglzT6HzuMjWb5aXU3I/h9qBKnyLOD3Zh/StW38AXAIE19GPURxlv1yK0ljKa2RhDAVmv3jLh8LaTpql7/AFNowOcySJGD+dVJ9c0q2tRM+o2wg3bFfzdwPOByPwrlqYhzZ3ww6pKyGWXibTt32yBppo4idzRwEA8ds4Hcd6o33xksbUuINB1FwMsPMkjQH6fMTWLTm7x6G8bQj7xzf/C8dYvix07w3aqoP3p7ot+YAWs+++KHxCkhaSC3sVA4C21ozkfmTSVOo46FOrBSsijaaz8SdZWQ3GrahbKeiJEsZP6AinDwzr16wGoapqE0RzlZ75mGfcZNa08M95HPXxFtImt4R8ExWXiG1uLgWxRNxKrFuzwcdq9ImsU85fJVVx12ooqppQZMJymtSWK1t7to7W6j86J2+YM+Ox9PpVibwd4ejtpnj0e1M4jIVim8g4OMbu9Y31ubqN1Y5S08HTRyF49HijLdW2KuaK39ojH2TN0z80ySfCMcgfKeR1710JNq5nKSS5Ta0UxzaQA/7xZCwbcM8en0q+ohtegjhA7cKAK8mpzOq0up6EIxjTVzmdPuYLq81AwTRyhLplYo+7B9DUmpkjSr0EZP2eT/ANBPFebiVatY76H8M42X4uai1o0tpoFvsA+9JdsSfwCf1rAtPil461lpRZWNhbKpwGFtI5/MnH6V7MKblY8uVSKTbK2oa58ULhV8rVZ8uTkRQww4H1xmoYvD/inUrVDqmu6i0jD50k1Byo/AcVpDDty1Mp4u0dCWP4fxiMCSSIyAHMhUyFvxNerw2Fvb6fb28MSxqqAAqqgflWs6cY6GFOpKo/eJ7e0huXjtbkCaGRuQW9ASOnuBTNW8IaRJpUi22jWr3BIVcxgnGRn5m/GsFLlmdXJenYxdP8F3dtHth0+2t19iox+QrVHhG7YYa4hVfbJ/pW/t1Yw9hK5Zg8Hqn+suyR6qmP5k1KfD+lW4Pn3Tr33PKqj+QrJ4lvRGkcOvtGbdap4OsisUGr6d9sLBUAvA7ZPB4Bqre+J9KsZ9s1zmRgXAjt5HJH4D3rNzbL5IxCHxPbC3W+itb6SCEltpt/LzgHj5seves28+MDRtsg8MzEnp9ouo0H/joao1bsaRslc57/hdviC7upYNP0OwheNsHz7hnHf2HpRRyzH7SmtzsNI0tYrUWdhassak4RAdq9z175rZm0UxaY9zPcxpIwG2LdnknjOT711yxCjFROWOHc5Nk1nYSr4Wns4GbzpEmWPMnRmBAwfriuMuPhlfXUqyLdwL6tMxZvw45rkjUSk0zrlB8qRc8F+G38LWeo2clwJ2lvGlJWPYBkKMdT6Vv6ln+y7wYwv2dzjH+ya8jEfxz0KStSRr3umrPpctpbLDHvUDhABwc9vpWLb+DnHMl4oGP4Yz/U179Osoo8eph3OV0LPoOj2gDX+pCNR/fkSMH86p3Gq+AdOXbc6zYf7putx/IUpYm+w44ZJ6lV/H/gGHLQu1yAvWCylfP47cfrUn9vbrBLq10vUJUdvkjESo2CeDgkYFQ5SkVKMUtBE169t4GvX0l4vLPC3FyuG4/wBnOOTXLaj8WvEaxObbTdKRgC2T5k2PxG3FCjeQublSMO2+JfxA1ZSY5YbT08vT85+hbNVr3WPiRPbsyazqLOf7qxxD+Qqlhm43CWJip2KlhovjC/8ANfUtT1EuSNoe/Yg/gDU9v4AbzfMmFuzMMlnZpDn8a2p0ElqY1cQ38J0XhXwoNP8AEFtcSyxtGu75BEADwfevQriI+YPLZkA9ABU1Eosmm5Naj7eC3uZIra4RZ4i/zb3/AB/pVt/COgJEzRaPaGVVO1jEGIOOMZrLmSkbxi3A4ex8JX6OZBowQt3ZVB/U0V1+0gcvs6h6Pcalp9uC099bQhe7TKAP1rC8Qa7ZXPhm5u7C8trpIZ4Q8kTiQL865Bx7V5EYt6s9ZySVkWNE1q1l8KNq6OZbeMSvIVX+4TuwD9DWHL8UtKUsIrG+kIPU7VH/AKEa19nzzbM+bkgkReDvES+J7bVLtLdoFS+eIIx3E8A5/WtrVi7aLfGPl/s8mBkDnYcf5NeVX1rM9CjpSOC1PRfiF/ZMl1favfxbBuKx3yxY7D/VY/UmuRtfDmu3zMdY1ea5z91ZL6VyPwNe/Sw6nG541XEODsRXngCCbYftQhOTkrGWJ/EmtGx8IWNtbRxeZ5jKOWWMAmumnhoRldnHVxlTltFG1beGYjC0a21xIu3Axnnn2r0TC/ZYoihAVQMFTn9aiuop+6OhOb1kT2CJHdwoqLtZjuyo/umtPV7F7/TJrWHYrvjG4fLwc9h7GuW/LK53Jc1M56HwddZ/fXMA9Qqsf54q+vhKIACS6OP9mMD+praVdNGKoO44+HtJgX99dsFHdnVapXEngnTztutX06OQ9PO1BQfyzWXtn0NlQWzKVz4n8CxII7PUrCW4dgkflbpiSeOwNV77xNYWsixMLmSSTLqILRmOOO+MDqOtLmk3qS4JbElv4jRIft6WGoeTExb54ghOOPb1xWVe/GVoGKw+GpS+M4nu0X/0EGlyczsWp8quY/8AwvHWbmeSC38P2kUiHkzXLEfoooqlh6vQTrQW5zCwgmIRKmcrwqZ7+1d3p8Lw/D/UFmRk82/iHKFcj5B0rStCLXLExw85L3pHYeGtNtH8HJp4V1tZ1lRxk7iGY55/E0+PwV4cTk6cjkHJMjs2fzOP0rk5vZzcTsS9pBSM/QrKy0/7dHYW0NvGbt2KxDaCeBn61dvyqaZdEsPLELksTgDg15lb+Nc76OtJD9U8S+FJbOS1vtf05Y2wrL9sTdxz2Oa59fEnw0tJPl1G0ldeMAyy/wCNezTqyirHlVKSk7lS4+Jnw+sOVt3kbttsCPy3AUwfGLQhGHsNB1GRT90mKKMH/wAe/pVJzlLQVqcI3kMb4x3BiMsHhsAKM/vr3acdOyH+dactxrj6bFcxW2nxTvhj5sjsgB684GTVezlFpsl1qclaIQt4gjtHuAbOSdG+QWsDHHHfcTnqa5XV9U+JawPcLc3kMSfeZbSJME8Dque470uXnYKfLC5zlpfeO72N/t2saqjHOFW4CbvywarXuia/dW7f8TS7Mhxlpb6Rsfqa6I4JuNznlj1GpYr6b4KkHmtfvbzSORhyWYj861bfwnFFIvleUvHO2EenrmtqOFUNZHPiMbKcrRN3wvoEVl4htLgyOxUk7cAA/Ka9Du1EjFVk2AHrnGayrxjGWhth5SlB3FtoopjHbzok0TyBWDNmrz+EvD+x2XRrMyKuFJgDHPtkVyuXLO51KPNTPO7TwbfK2+LRdrMPmPlgfzor0Y1qVtTy50MRKV0aU3xQuI3UWuixKhbA3XOP0C/1qbUdfude8CXV68MMMkd6kaKpLA4w3PPrXlTounaa1PYhWVS8HoamhXeoR/DJrpY/L1AQTMiohOHDNtwpznoOK5E33xGnJ8uXUWBz92zVP/ZaKcYzblLcdS8FFRNT4eprC6PqJ13zvtT6hJs8087dq449M5rpNVgFzpN9bs2zzYHQtt6ZUjOPxrx638dnp0lakrHKa18NdN07w9PN9vu5ZIgAMBQOTj0965PTvBltablhhvJFY5J2/wCAr6bC8kleR87iZVIpqPUvS+BkvwgOj3coXkEo+ORWha+BbqKFEi0VgijA3DP/AKEa6r0IT5jj5a9SHIaUPgrUPLYDTIkJ4AYxj+VdKXbylR8ccHDf/WrnrVYydkdOHpSprXqWNPI/tCDHTce5/un8K1dW00atp01mzmMS4+cDOMHP9K5G7T5jujFum4o5+LwFYwsWmvpz6naB/SnHw34chH76/Ax18ydVP8q3ljJHPHAxepBIPAlgdtxqumxk/wDPW/UE/wDj1RL4g+HUIJGp6Y5HULKZP5ZrH6zKXU3jhIR1aK0vjrwNIfs2muj3DkKnkafIOSR32YpNR8UWliYxLDfHzB8vl25I7dyAO461PPLqDhHoLZ+KIW/0kWF6Ft33MkyKhx2PXgHtVC4+MJiU+V4bnYggASXaDqPYGovdlxfLG5jf8Lu1N5pIE8OWsbxYz5t2xHP0SirVGUtQdWmtzah+F14zIJL60jCnJEcbEf0q7qmhnw/4PFoLoTF9RjkLBNuORx1PpUvEXkosPZKKclqdPoksUPh63llkVIo0YtI7YCjceSc9KQ+KtAUZbWtOz/szqf5Vg6cnVbjtc3U0qacuqMXw/qNpqVtdz2VylxH9qcb0ORkYOKuatcraaRe3MoYxxQvIwTqQozx715lb+Oztoq1FJnO3fxfsbeJpI9D1CVBnaXeJcj8GJ/Ssu3+N016WFr4aUIOplv8Ab/KM17kacmkl1PLlUgleXQo6p8btYslRo9B0/wCYkLmd5MfkFpIvip4vvLZJIrfTYt4yFFpKxH5yf0qo4eU58j6EzxMYQU1rccfG/jea3Z/tEauBkCKwHr0+bJrrptN1V9LhL61OtwQC8sUEYLcc8c4q54dxaMY4hVLsZDo+o/Y5Ug1S9kuWJ2GaRUPTkAqBjjNcfrfgrxVHZS3s2qTmFPvBtUlbknA46d6hRvKxp7RqN1scvYeFdTeN1v5VnOTnfM7gD8qdc+BvOg8tGt4mbGGWPOOfwrtWEXKcUsa/aXjsS6Z4IaxWRWuw+4jJEGMfrWlH4aiVxm4fkdgBWtKhFR1Zz4jETnO6Rq+HNCgsfENpcmWRijNjLDHKmuo8WCX7K0qMGiiVjNDvwGHHJI57EY569q5MWow2OrCOUlZnKW+p2tjp3nm2WVppwfKSVmjmAx2KjB7HgGq/h+3sNWXUWvrZhHFko6Ku1WYkqAx7DGMe/wCXm89pnoKF4WLGmeE7too5l0ZzJIgYsYRzketFe5TqUFFXPGqUsQ5O2xmzz3lxLCtxNO4LciSdm7H3NdNBbp/wrZrf5EWbUwpOMgZUc4wK86qouCR6lJtTbNzSpdOXwM2gtceQyWb/ALxlGCpLElQDzj61m6b8O7LVrKO6i1d/Lfptt8fzNctKt7O8fM6KsPaJP5mh4P0GDw3pFxZQ3DTq9zJKzsACM444+lbN7Gk9hNbyIJI3Xy2QjIIPBB9sZ/OvLrK1d+p6ENaXyE1rwrp0+kSW9jo9iJONgECqfvc84471xkOi2thqclg0dlBMi7nUBcLxnsOeDX0dGuoRseFiKDm9DUsvDsuoxkwy2yEc4JIODyOMelaK+CrpQA11EPzNb/XIbmH1JtE8fgtwObxRu/ux/wD16sFXMartJ9yg5rCdb2jNoYf2aMbxFdzaZbwSRttLybGAUEnKnHH5g9euawJdahv9OngW+22093sSOMqFTBY55bIBwOcHtx3rjqTtU5TrpxvE1tAm8IPplu+pX1pDdsXDLJebQArEDJ4A4ArSfVPh3GuW1XTD/wBvm7+Rrojiqko3RksJSbu9xsfiP4eDPlXthLjrsVpP6Go5PG3gWEnyoUkYDhU02Tn8SmKn20pK7H9XoxZxXifxda6tqkUelr5Vosf+rW2KHdj+IED8x2+tVpPEry6RPBK9zLLIhJcgEgHHU5+7nHvya4pVvedzbkXQxrzWGvHt4FUSRxgORJ1LdwD6Ek8H0FUhqk0Ep+zo6CZSJFJXG04yBxxyuQRz+Vc6qO5rbQ6rSfivqFpJLEunwTPgAB5SI1x6BVz+P/16K7YczVzGUkmbWh+L/DBt4objQTLPnAdYY3xwcckjJwDn3rU8Wanptz4C+1Wtkbe2S9U+UVUbiAecDj0/Kou3DmLjZSscDpuvPLBdglc+UscOSo6EnHzZyDk9Ae/rW3o3j6TQTJAlkskUsjTsGkPBPAAOOAAMdKwTvK5o5cqOn8Ga+fEGgtqLW4ty1xIm0NuHGOc1oa3Ncx6HetZrm5SFjCu3dufHy8d+cce9cNad679TugrUreRw2peNPHNkB9rnNo7j5FNigHAJ4yPY1zj61rBnmurm7cNKzu2Y0G4t14xwOR+denKTvY83QoprGvxFZNL1aeK4A8sujAfLgY6+wrXh1fxJc2kaf21fPMEG/wD01lye/eilUg9GKeiIjBr95GxbUr9pFAG06jKRnJ/2sdMV6i3hjTW0q3tT5koUKf3ly+ePfqfoa64xs7oxlO6scN41srWwWCytLUw8Fy4ZnDZA/vccAN6/SuQtoYXnjRriJFmH39mcEnG3tzxXLU1q3NYaQARPaXRjEocGTCuE4/8A1/l/Wuok8IxazpbI146biM7Yx659f6V14Wm2nE5q8veU10LGj+AbXTEl23c8u/GflUdM+1O1PQbWwi86KWVyiEspI9MDkdPf8PTnrnSjCmYOpzzucvdCKNRPbPId+5QDwSOcnge9U5LuSVlMrHkY3DPK+hH0NeDWXvnqU9ivEYJbpVkdXGeAMA/TkYx9fSte9h0+3UOAZZCGzkDajZOBx3wAMfWiFrFsteHtOt71WuIrFdynaxZifxPHf+hor1KUkoI86rF8xa8M+E9U1PElvAq7WyyvKFYYHBxnOMkc1v8AiS2S38H2+mXBK3MWoFmDMQPmjbHP4e/X3ri5707Hao2lc89fcJ1Nu65jk/cgxjB5HbHI6demKtXT20mt2ySSpGJHTzD5QxggZ4HvkZ496xiaHrHhdIo9Dj8oRhWy58sYGegNadyQsIP/AE1jB/FwK86o7136ndD+CcB8QJIxqE8izKPKmH7pQSSG5yc+/t/WuS1G+jNtawRSAoib8hcfM3PH5Drz6816k2ec46lHT3ha7WO7kkVXztKY5P1/Kty6mstPuEcTCRH6neucd+nII4GDWKiVY6Hwrf8AhqS3Z9UuEiLHG5rgKpGcgn/PGK7OXXtOt7IONStVUjEUrThlY/mM8enPFd1Gp7voc9Smmzi/FOtR32lJukhmI3A7JASrAHB4zweB16n8K4/dAjJFMw2hvMJGeMDPOB+GevX61jUledzSGkbFZ9YiOurfLBGIUKs0ZTILY/HIyOPY16Z4b8feD9O0VU1SOK1kB5/0R23HPqAa0pSab1BxTNqH4n+BZFYwS7iv9yxb/AVzniXxhpF/K0ulrNIpTlHQoqtlccZ74OaudR8rJUFzHAzXiblCwlIl3FFIAIJ9Scn8Kzrhmm2yAOAox7Y4rz29TexJAcXasU3YByMdRxx6etWZ76OVljMMpQHhWYfLg+vfv+ZqkwN638fyW2nCztLcQKgA3ADDgf3hjr3z+FFbJyexEuW5j6L4i1SwvGFrfTQicYcLgg5B7MDjseK1r/WJ7y1FnLKxunnDB3VRjg4yx7Y9fU1m9Il3uzPLM5gsRAjXMbBQ6yfOevfOCeT/APrqlqWhXlvdQoyjzrkbjzjaffnOee9OIHqngPT7rTPDMdrfKVvFkcyAuG4z8vI9sVq67aS6hoN5Z22POniKLk4wT3z+f5V5dbSs35nfD+CjyPWNHTTpY4WlhlnyRIocnH5/zrLlthZj5WjZMfKV6c9q7nK7OPlKrwnZtZFy3eoNzKu0EDHGQcZFaJk2NfQ9IvdbSSG2gYrna8mOFBBx+fT8a9g1zRLJ/DUcUFnEs1soZSsY5IGCOP8AP6Vm8RyPlL9g2rnn0mrq8Elhd2flMTujdUCkH0Oe3T8qySROywyTGKJCcOVO0ZHT8+9E6hChbQq3OkWcOpxxR38jRs3zMV6e3oe3PHXmuztvAWla7ZvEuqXIVQuGWMEDvx+VKWJUI3saRoNsu6f8ItHsy6vf38m4fw7R0/CsTxVo+l6Rby29izySx4DmRwxxnrgdKmGL5x1MO4u5zsE0c8UNu6tG2cuduc5wen0qAzHzSpzgL3GOKpu7M7WGpOqxtHhQrjg9Dn6+lOaOL7RtZQ684ZGOQ3bPtn+f5tMCbw7ojajqBR2IUKTxyf5dOf5etFZzrTi7ItUoNXZ6D4a8E+GraG3Gs3zT385ZoUtlkAdQOdoCZbAIJI6AiovHEXhS2tbKzsZF+3xTkSq24SqpRsbsgHriu3l90zucN/on2OVnug86ybVSM5L992T9QR+NS+fZz3Ed5faoY2OWeJQQV+bIwccdM55/pWUVZj3Z2Ph7xlo1n9oF5eRW8LECMYY5AOAOB6c5rWuPiF4XW1mMWrJJKE+UCOTr+K1x1MPOc20dsFywSPOdTvNO1cqUvFilXI3KjbHXt244rLEhj3FyHj6KBntn1raMWlZnNN+8NE0YkBIyOuP6cU28vRLbJEExEG4Hv1PvVpEXNHw74pOgI8cTmNXYNnGSDyP6/pXocHxV8MmBDPLcpLj51FuTg1jUw7nK50U6mljnvEvi3QfET+Vb5CBR+/e3w4PoO+OBXMrqdm1gohZjcocO8g+XGDj6YOauFFxIlvcINQ0qJlmuEnlfGWjAypOeM89PYelb/h/4haXpV3K14Z/KkU/JFECEA+6Bz061MqDmrBCpyu519t8TtCuWIhW5JAY7WVAeB1wWrlNf8ZaFe6vFPb+dtdSZGAUkngKMA4x+Pc1nDCuJpKspGRea5ocruI7SSCMblRAAeAxOc5Bz/gB3rGleNsgMGKfLlRwSOOK6FTaMJe8tBkNwmdmMO2AD7nj+hqNby0gmYXSTyDLA+W3T9fWtFAmx0nhzxtonh64Ew0y7mkKbWfKkj6c8UVnLCczubKokrGsvje5g1fSr2CwgUaeJ1jRndt3mhQxJJ4xt7Vz+v6tNr/iWPV7i3iV5JY3aFM7fkXhck5wQOa9Bx0OO5DGUi1BbqO2UR5BMW44OAo69eduaq36efdTXWFTzMny1BIHXuaylDS5pS1miiyBgAUycggev4Voa9DbrqnlJBAht0WKQwqFV3Ay5wP8AaJA9lrDmkj25UtUjGnItYRJGMEMOKihv5tkpc52pux+IrSEeZXZ5uKhyVDQjb/RZ32cCMfnkf/Xqt9pUWMMrjlnZfyAq3TOS5Tkn8w/jWp4ftobvXtOgmRHje5j3pIcKy5HH48j8feiSSRtRVzW8UWcMGpwGOGS3L20bFHType4+ZBwrHGcehFYl5D5eltKgx++VePoTWaldnoTo/ubmWbqVgFzjOM+/NaL2kLsG2fN3/wDHf8TW8Yo8psknmkilKo2wGTB+UdCOe1LdxSPHHG0u6MBmPygcgt3/AAp2RF7DjbpJKsfqNv8APmrllHarrIW6DmF3dCVTcQSCFOO+GwcdTWNVWaO/Bw51K5W16IWWotbwum62VY5HQYDSDqfwJx+FUNQAF9cYG0iVjj05pohxsjOaQu3PXFFaI55LU9T/AOEPu9o/0mPp6/8A2NNbwbdb43N1Flc/56VPtGTyinwndCMAXMW4sBnnpg+3sKibwre7Mtcw7D2Gc/ypc7sy6ekhieCzIvF0A3oVyKc/gS4Rci9i+m01g4npLFNaGbeeDZnUxm9QFfRCf61Cnghoon33auXXaTsI7g+vtWsDjxEueVxW8PNao8S3LP5pCfOTheDVBtEWNTDuB2cZJrS5hYgXSbfeVbdkd81Yg0VjJmO42gdPlwfzzUT2NaLsy6dFlc7jcBie7Ak0T6GZdPFr9oCs028sE7AYx196yjodVXEtw5TKHhoA5a6JxzwuKsJpG7rdS5HYYxW/tNDgaB9Ia4d2acjDAgD6fSpl0CWRd32puff/AOtS9oTyk0XhubzY3N2WXI+Ut7/T3p0+j3f2mSaOSJcOzKQxDKcnkHH0rKpPmO3Cz5UZ1xot2xYCSL5hk5cn+lN1PSbh7+4ZGiCmQ4BY+v0qobCqzuykuh3J5aaMD2JNFaqRzPc//9n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TA6NTE6MzkuNDI0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60 Viviendas en Las Rozas</text:p>
          </table:table-cell>
          <table:table-cell office:value-type="string" table:style-name="ce1">
            <text:p>Avintia Proyectos y Construcciones, S.L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S+i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wOjI4AAAGkAMAAgAAABQAABEckAQAAgAAABQAABEwkpEAAgAAAAMwMAAAkpIAAgAAAAMw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TowNgAyMDIwOjA0OjI4IDEwOjUxOjA2AAAAAAYBAwADAAAAAQAGAAABGgAFAAAAAQAAEZQBGwAFAAAAAQAAEZwBKAADAAAAAQACAAACAQAEAAAAAQAAEaQCAgAEAAAAAQAAHfYAAAAAAAAAYAAAAAEAAABgAAAAAf/Y/9sAQwAIBgYHBgUIBwcHCQkICgwUDQwLCwwZEhMPFB0aHx4dGhwcICQuJyAiLCMcHCg3KSwwMTQ0NB8nOT04MjwuMzQy/9sAQwEJCQkMCwwYDQ0YMiEcITIyMjIyMjIyMjIyMjIyMjIyMjIyMjIyMjIyMjIyMjIyMjIyMjIyMjIyMjIyMjIyMjIy/8AAEQgAwwDD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VTTxXtHmE8VLNLUFXM2cv5lVytaIzYm2mmqEMJqE00DCiqJCigVxyipBSZSHqlTpDv/AIKkY/alSxLUX0Gatuu/+CryW38dYORqomjD8kdNd3rNM1tYrmVM0U7E3OUDU4S7K6jEnEyVE8tKwXKrvTc1oiWDGq7NQIiY0zNWiWGaWgQuKeBQIeBVmGB/vuny1DLQ6SlX/bf/AIDUjJAf7iVpWlpv+d6zk9C4mkkqQ/JUzXNYtGqZGbpE+d6qy6hLN9yqURSkQZeiqsRcxS1ITXQiBvm0F6LCuJmo2anYdxhaoGamQ2NJpKZI7bTgKYyQLTglTcdizGiQ/PUzSvN99/krNlDCv+3QEemBKnyVOtxN/BUWGhd7/wB+pV30miiQLUqpUtjRJsopXLsc+5qEmuhGJHig1RncYz1EXp2C40mgCmShQKmii30hluKwd/nf7lPMCJ9ysucoUC3T7+5qYQnmfIm2i5RMwieP/W/981GCifcoQCk1IDSuBYjg3/fenbE/gqOYaHrFU6QUnIonWGp1irNstIdtopXNbHIyB0k2Soyv/dZcH8jQJk8uuxcr2OSzW5A039xKhLPVWdiHZjStAWqIJdmyP/b/AJUBP++6TKsSxWu+tKKGKGspu5aQk071WJpRGwKU3ZTJJYoN9Ti2pNjSF+z1IkSVLZSLAg/d1JHbVHMWWUgqwsNQ2aJDhE9OEVSUibyaKgoszWcUybJYlZP9pR+gNY114XtJv+Pd2if8x+R/xFclHESp7mtWgqmxi3Phu9h+4iyp/s9fyP8ATNUv7NlST50ZX/utXrUsSpI8+dBxHfYJf7lKLPZV85PIPFslSx2aUnMLD2VEqCWV/wC5SWpTIkG/777amVbRPvuzVRCFDp5nyPtSpCfOpFFuGzT+OWpTEiVk2WkRiFP8tU0aRf3KTYJFgOiU8NvqC7E0aVNUNmiHJUu2gpDsUUgPLdN8dX1tt/0hZ4v7u7/9YH5V1Fl4/tH/AOPiJl/2l/yf6V5zVzs2OgtNd0y6/wBVdr/wL/HpVx0imj+4rJ+BFEW4g1cqTaRE/wDqnaL9RWfLpdwn8Hm/7v8AhXZRxF9zlnRKhgTzNjpt/SkNv/t11qd9TmlGw3yUqCcf7FWpENFIxf7FJ5Va3M7CiKpFR6GxWLEe9Kk3PWbNExyI9XI0qGykiZUqVUrJs2RYSKpQlQUOAqZBSYyXCUVnco+e5vDMv26KL7PKrspbb5ZzgDJNT2ug6n5my0llZ/u+W3JPtg1xwlc65HW6L4S1aa7e31N4rWVVD7dp34JIBA6Y4I69ulWotY/sPxAljb2moXSbtrSSZ5PIOFCk49yab1Ejv7eZ5oEleKWL/pnJ1FPEyeZs3rvX+HcM/lWbTexTM/W2RIIv4fm/pWP5if369TD607nm13aVhj3Cf36hdnf7iV1JGLZJHDL/ABpTmi2UXCxBhKnSFKGxWJ0t6nW3rJzNFElWCpVhqGy0hwiqZIqhstIl20baRQop4akxh5lFHKBlW1rY3upeaj/OsknltHJztKr+lbFnA6XzpE6s/kht0i88kjG7rXHFWOllO+NxD4h3ywq3m2qIu1v7rOT1/wB6mXk9vNYy/umW9XY0cnllGC7lBw349M07e9cLl5zvjZN7Lu+XcvUfT3rjpfBF3pk8up2mrTra/fmXh3I6nrwfzrOA5GxrkSQ2lujyyy7WPzNjJ49gBWG8sX+7/tM2K9PDyjGlY4K8ZOpcZ9u0+H79xF/wHn+Vb72cqR7Nmx/9mm60biVKVikzU1bd3/jrXmS2MmmSLpP996tppUSfxt/31Wbqs0VJMm+y7PuP/wB9VKipUNmnKSqU/uU7CVFyhRsoLUXAZuoy9Fx2HAPTglAC7UoosVyI8vj1rSX+ffPF/tSRh8f98kmtW18ROkm+31bb8u3/AFmOB7NXKbs0V1XUHu4r53inZVKruUEHP+7j0q//AG5Le2q2ktui9NrKxPJkQ9COBgHnNK4WN6ptT/5Fu4/641nSHI5Lx07paWux2X94/wDIVwhNTzySsUop6iY/eV7K7Ikmx3Xf/Cu7mpXNcb5bDJLW3m+/Ev8AX86i/suL/ll8v/Ac10067W5zuihhtZk/2qMV0KaZi4OImKAKadwuOxRilcANRtOifx0XAj+3W6fxr/30KadVt/761pYXMNOrJ/fX/voUxtUT/nrEv/bQVXKieZkf9pRf8/cX/fwf40UWJvI8LTQrvz3iTzd+3d8qnI5x2q/b6Bq3kPLFLO237y8nHOOc9OTXmxPSmei6B4F8mPfq120sv/POH5APqw5J+mKW9g8Q6Zfb9M0xpbVf+mzysQOhJJO36DFJPmZMloSQ+L9TSN3uNBvlRflZo/3gGOoORwa2bDxWmuQPZJaXP3drboCCB2+bOKtC7Gf48b/RLL/ro/8AIVxFc8nqbxWgL/rE/wB7+teman4atLm+/tvzZ1uImRdqyMARkDHByBz2qqe5FQXXnvraC3lt75bW1gkH2j935jupIAA3Hnr/AJxXGXfxI1u2nf8A0GLyt37tvLyce/zdauOxm9y9Y/FW3fYl9b7f7zK2P0bj9aq+INbi1a7ilsbhok8v/VyMYyc98n5SMY71S91jepzX9ou8mxLuX/v4aR790+/cS/8Afw1omZkcmoon+tuNv/AjULavaf8AP3/48aLjGjVrH/n4Wpxqlp/z1WqW4miOTVbH/nqtU21jT/8AnqtU7kpDG1jT/wDnqtMGp2j/ADo/yL/Ft4pK4NairfQMoZXXB6UVQHq9nNcTeJEm2RbvsRX7x6eYfQdeK27+5d/D91F9n+fdF5ki4GcuMdTk+lclM6Jkba1bwz/Z5UZZdpfb1OAQD0+vrWtoOpxahA/lRTr/ABK0keARx059xRBWZMnoQ2o/066/6/H/AJgVNqcEUN/ZPDEqOzPu2qBn5T1x1q19oXY5Hx2f9Esv+uj/AMhXFVyy3OmOwkf+vT/eH869luSn9mypvXf5g+XdyfmHQVpT3M6hBeSoljK7v8i7G/8AH1rDvn0+9+zy3EWnrumdGabbuwFJBP6VpHYye5hS6DpP2RL7ZFOu2OVo1mDryRkdMkc9Ca5HWpvO1m4dEbZtiX2+WJAf5VbV2JEElrb20aPFEqv/AHqjWGKaT96m7/erRx94j7JQnS3edEl+bdnau3NZ91bW/mPsTb0/ho5fdD7RNHa2/lo/lf8AjtMnKQ/wf+O1T2Epe8RBYpt77Gb+L7vtmmy21v5f+qb/AL5q2vdEpe8Frb27yf6r+H+7U8Mtv56RInybv7vGKlL3SnuWJFVZGC9AaKZJ6bFLqFtP5qff8vyvmUfd3E/zJqafVdQmtJbfYv73YzNt/ukEY546VyLQ6HqV7e6uIdSS++zq3+jmH7p53MpLE5PPy10/hPV3+S0u4liSKHasnODjA5yODxTj0JkalqyJdyu7qqtdO/zMOhbg/lU+pyo93ZOjqyKz7trA4yuBmq2uLaxxfj8/uNP/AN6T+QriVNcctzrhsSQ/8fEX+8P5ivTNZ0GXVpPtEWrXNm9spZVjwVJ65IPfgVpS3M6uxi6jY69p+mpfJqzXiMyL5MlpHuy3TlV5GcV5nqOn6h9uluJdM+eVt21o2H1wD2rfoZdS2nim4htIopdHtpUVQv3mBwBgd6Y3iOxuo5U/snypdu3cs3TcuRxt57d6YjPl1O7mj/49/kX+L/JqKO8vvvpb1t1Rn0ZUvXleRH3su3P3feqMplT77z/99VCloVbUA9x5f359n/XSopWl/j8//v5VN6EqOpAJZU+RPP8A+/lDPcf35/8Av5VX0DlVxitL/B5//fw1ZtVlSRJd7bl/2s0k9B21L32m9PPlLz/tD/CitDMliOrP/qrif/v4a6DQtK8Q6tPshvrxUX70nzkIPciuNanS9DvNN0dIbS9sn1a5lvYmCtcMznZuUEYTIxwe+fWq66BrdldoieJpV81Sys0G/GMdmHvR3AuR6dr3mOieKYGdcbl+yLkZGRkDpxViG1161nSXUNWgltdwVlhhwxyQB14HWiPvXFLoZ/jm9t3j0/yrhZf9Y33geDjB4rko5Uf7jrXLLc6YbFiD/j7i/wCug/mK9mQ/uLr5/wDlmf5GtKW5nV2KlwyJoW93+7JEzfgyk/yrm5vFOmeeiS6xZwPFdfNHuGUHltgnPuQPxrXoZdTl/Fk6ahBZPaJFL/o4lZoYcZZtpwSOvT9a4OS2uLWeWWWJoE4XdIp25AwB9TWpBoxn/Qf+A0+2/wBR/wACrTqjPozFvZ/J2fd+b+99KrXF5E//AC1i+6P89ahLQ0vqKt9EkafvYv8Avn/69Vrm9R/41/75rRx0JT1GR3MXmb3dV+Ufw+nFPa6i8v8A1y/980+XQXK7jYbq3ST/AFq/d/u0iXv7xU3rs/3fepS0Kvqa/nRf31/76FFbGR7fp95Y/YbdN8W/yU+X8BWrDfWiQb/tEC/73Hf3Irgpu0jslHQwbK9t08Qa7K8q/vZotrbTg4jA4rRvtVtEu7d3l3Isb/MsbHGdvoKT3kK3wlK11G3TUtSlfdslaPazKRnCAHr71a1LWrR7HykuF3bo/wD0IZx6nr+VEJcoSiee6lBcP9iSK3lbyrcLJtXocLkE9/8A61UxZXcMnmyxMqbSvzY6kj39qxkrm0CaJtk8Tu/8Qb9a73U9MvdQu/7TtNenit9o8uFYCVwe+CME85yadFXZNbYytXttQttCl1C38QSzosYdd1km0qcHJ+Xpg5rz650LW9QgfWEt18qVS/mLHGikKCSewzgH3rZPQxejG3Wp+KdJgit5biKLbGnlr5ER+Ujjnae2Kw9T8R6te7Le4uIpU4ba0KD58kZ+UDjBrQW5mRa3ffa0t9kG9pAn3T1Jx61oy3t35CyxPEyMu7/VsMfjnrnP/wBeqQmUZbiW5TfNcRrtZ1+WMn7qgjv3JA9uvPSqay3D/cfd8u75Yx059qFoAxprjzNm/wD2fuj/AAojaV54keX5Gb720euPSncViVPn3732/wCRSKH/AL/+fyqhPcTD/wB+pgn9+hAwO/P32/76NFVcVz1hbq4mjd98Xy/3mx6+rfpVeTUpUjf5Nzr/AA7Se/1rk5bHTe7ITrn7h5di/LlvunpnFVLfxDfPJvSKJYl+982PxzUvYdiS+8Ry+XLFb/63hV6nBOO2KfMPtNpa/bn3PF/Fz97pSSuBL/beoJBvi0yeVFYK22FzngnjHWrc8t3c6a/+iNFL5kSxxyfIx3Zzx+C/nVWFzGRqEOoaT/yEItssuWX94CMBsDAGce+etaVv8V9mmpaf2Z92MLu8z+7gDj3xSguVg3zIng8VfadJTSZXsWRrEIq7hkts4HJ+9naB71SjuNWm8L2+ky+RBEu9WjXbuPUAE5PP0qlHQl6szG0vXtWnea7lgb5gq7VdyO3Py8/nUDeDP9ElleVldlO7933DEDqw9KoWxWuvB76fse08+6laQf6vbwAclsDJHp+Nc1e6ffQxp5tvLE8UY8zcuMEscZ/MVoiGEEMyRxf6Pu/fFt3qCqjH6E1XFjqCbP8AR2+7t+6Dx+NWlcm4xLO4/jib9KRILhJE/dN8rf1o5RcxJAr+Z86bUbPtn0qJg/mPsRtm4/Nt96C3sN/e/wBxv++acrP5nz7vu/L1oZLIvv8AzetFAWPpXWIrT+zbqK0t4vNZk2qsOPrzirt1cI8d1FEjfNGdvy46g46mpKucXBoSeQ6fZ7P7zq25m5wxznLetWItHSH5EfT4k/u+WH69fvA1nyFc4yawihjTZd2y/vE/1MIQ/eHdRVh4ESNv+Js393v/AI+/6Ucg+crxW2n+RE76mzPt/u89PU/Wm+Vp8P71LieV1mRl2qMcMD0pKIc6DxBav4gkidEud6/Lu8k42lgSAFHOQMZ7ZrAXwjF5nz6Tcqu0/eV05zn+LHYGnYV7GtpfgnT4Y7e7u5YLW7i2MytIzkMAD0DbT24rejTSYfv6hPL8xbbDGEHX1Aq1EzlMgl1PQbb/AJd5W+bd++uTgn3Gaot4s0+H/j00+zX/AHYd5/M1qqVzN1bGTeeOrtJ02J/rW2/dVB3xnAP96sh/G1xM7+bbxN/tbjWypGfPzCf8JMj/AH9Pi/76H/xNKviO3/58dv8AusP8KfITzDv+EhtP47SX9P8AGmNrGnv/AMu8v/fI/wDiqOUrmKdxPpNz99G/75/wpkr6Y8exHWL5f+eH69KlRGpFaSG0eP5NQi/4FbL/APE02LT0f5ElgZ9wXd5I+vTHShxGSf2PL/z2g/79iilyhzHrh07fv36m3zY3bYXPSnLpkT73+3XLfwttjx7Y+bvXObDofDlp5fzpfS/MW/gzyc1INAsv+fedf96cp+eKLgRvpekpJ/pCRLtbd8125/8AHelL9o0S2+5DbN/uwZP5nNAhp8Q28PyW9vLs/wB1EH6Cq03jJ4Y/+WEX+82TVqJNzJufHEr/APL3K3+zGvH51j3fia4m/glbr/rJPb2raNMylVMiDX7u5nlRNsScN8sfPT3z6U6S5uH+/cSt/wACx/KtlSRjKbK7FEkpGuUq1FIzcmzNvmeaSLZ8u1qp+RL9/ev+f5UnI0joSeVKn/7J79Kd+9/2az5yrDSz/wBykMr/ANyquAnm/wCw1SwlH/gZn3bdtS2WkaNlp+/53+b+QrWzFbR/PtX+9I3FZtlmedbss8Izj+8E4NFRzFcp7BDLsv8AekX3pijSMwIwEzjGfUenc+tPspHTZ91f9HiZugJJzkn1PFY2NGyxJcJ/HL/OoJFt5v8Al3Zv0oSZLaRQutPsUgeV4liRfm3bjXB6jqjvO6Wj7Yv73eumFO5hKqZzPK/35ZW/4Eaj2p/s10qFjmchu6oZbhPLf5/4ab2EZljO6Tyvs+8o9P6Vc86V/wDP9ahMqW4ogd/v7f8AgUy/40ihP76r/vf/AFqlyCw3G+gRJ/Gm7/Z7fpUXLQqzPDv8r91u+9t/HpnOO9OmuYpo/n+V/wC9tJOPrnn8qRoVCf8Ab/4FTWaquTYlhgeb/c/vVqWunIkm9JWVP4vSobuaJWC51C00+DYj7tv8Td/8a5DUtZe5f5HZv7rN2+g6Cs5s1gjIaRmYn1orE1PePDOp31zI730sEsv2j5VkZYgF2EZAVSSSTVZjK/i/TbeXzflaL5ZJA5GVUkEADHJPUZPXvXVGCOSc2d+q7PuIq0krpDHvd9qLWqSMG2zzzxH4h/tCR4on/wBHVvzrmXuYk++9aJcpBVfUE/g3NU9qst7/AMtYFdvlVWkw36rg0OY1Eq3UXk/I9xul3bWj4498qSPzwaZ5SPs8rd935vr7Vk56mnJ7pNDp0v39lWhYbPv1m5D5dSGeJE2bKr0mwsLSBqYkRTHZ9+mMr+X9z/a/D1pGhED/AAVdt7NH+eX/AL5ouVFFxp4of49yL/DwB+J9Kx9R1/8AgR938vwHek3Y0Suc1cXktzJvd6i/gT8f51g3c1SsJRSGestaxfwbl/4F/n0/Q02OC4hkSa3uGV1bcrdCD7Y79PzA7V02MCzceMvEOmPapvinSeYRfvIweMEnBGD2pdX8T6hqcHlOiwf3tqk5/X60KbTIlRRzEsFw/wDy13f8CxUSRPD/AMslb/eXOK09oY+zYkryv992+X8APoBxUcYlSTem5f8Aa70OY1EsRW3nT/O7M7fxM2TXQxafFDHWMpal2JT8lpWXcS0kNlYjfUTrsq0QxhplVYBhP+7/AMCXNMKO8iS72Xru+Y8/5zUsuKLEaJDVe81OKH5N+5/7q/19KRqkYtzey3Mbvv8AkVkXb2+bPP6frWZKf6/+hGsZM1RCKeP9X/wI/wBKgYUVQHrob/P+fw/QUb/8/wD1/wA/1NdVzmMrVpN99pH/AF87vyU8/wD1vTFazFH+/wD5/wA/0HrQrNlakTWsT/wf988f5/oMVA9gn8Ev/jv+ePT8anlFchaxl/2W/wBlv5Z/z2qq8Gz78X9B/wDqqWNRCFkSTf8A8C/DtWqNUt3j/iX/AHlqbXYrB5sTx/I61TuNlNEMqlv4KVIXuZNm9U/2m6VaM2TjS0Tf5tx/u+Xg5/OqV3CkMmyJ2ZNv8VaDK2x/M/z7USzw20e+V9v8z9BWbNYozDfzahdxWlu/lea21d3X8SOn4Vgzu/mMn91iPyrKUjdIsxNixuP+2R/Imq83/sx/9CrMaIaf/wAs/wDgR/kKQwoqgPVt7/56/wCf/r0A11HOZmpH/ia6Rx/y1kb8lz+fOf07VqZ/z/n/AD0pLqNi/wCf/rf59qUP/n+v+HsaCLCbv/idv9P8T6ikLf8AxW719/p3FNsqO9iELE/39u/73bI9/r3H41G1rF/c2/5/mamy6FPmjuQtZP8AwS//AFs9PXJP+feJreZP++fyHv71PKFyCQSp/B8/91uP85rPuNYuLNFle0aJ921fmUj6HBovYXs0Wknm1CCJ967PvfL2OPX8cVKUSGN97/J/EzdP1rS5PKZF5raJ8lp83/TRun4D/GqF7a3CabFqEsu/z22r3OME59unSspM1ijTulSHxHouxFVfJj+Vfcn/ABrmrof6VN/10b+dZSKRPF/x43X/AFxVv/HwP61DN/rH/wCuj/zFDKIqcP8AV/59KkAopCPUd++lJrtMDKvz/wATzSP+2v8A6CP8/WtgH/P+H+euKS6jY4f5/wAM/wCe1Ix/z9f8c/kakVhuf/if/rf4+4rndf1T959kR/8Aroy9z6fT/GorPlib4aHNMzLeC4/dO9vKsX3vM2ngev0961bTXt93sfasTfKrenoT61hTk4bnZVhGrsbuf8/zP9RTd/8A8UvuezH2rruebYY0yJ/nr/8Aq7VQu47e82+bErbWz83rjGTVctxalC81i3tvkT97L/dXoPqf6VgXl3d3X72Xd5W7au1flz6D3rOTsaRRJcaZdwaV9rby2gkVG/2hu6UXk18+h2sM0O21VgYpPXgjH6msrlEk2p+ZqWm3EsLx/ZlTdu/iAIOR+FZVzIr3Err91pCV+hOaUgRLGcWtx/tQj/0MVFKfnf8A3m/pQyiOlH+fyNSAtFMR6Yf9X/wGkX+D/erqZkULz/kP6V9Jv/QRWw33KhDD/HH4c0rf6z8Cfx/yaYiJ/wD2X+ma5CRRJ4l8txlftHQ/71Z1dkb4fd+h1o/h/D/CuP1WNItTljRQqYzgVFf4TTCfGdLaSO2m2+WJ3xjd71LIx8tue+P0reHwnNPdlI1jeIZ5YYYUjkZVdfmx3qp/CZx3MqyjSW8hjdQyM4BB9K6DxbBFBaQRxRqied91RgfdrHobPdEOoMf+ESjXPHlQ8VBqH/Im6b/vH+Zof6CX6i3/APx/6F/uxf8AstYd7xf3WOP3rfzNTIaIW/1a/wC7/U0f8s/z/kKkobTx/wCzD+RpALRQM//Z/+Ex5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UxOjA2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44 Viviendas en Móstoles</text:p>
          </table:table-cell>
          <table:table-cell office:value-type="string" table:style-name="ce1">
            <text:p>Inversión y Edificaciones Sodelor, S.L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Sh4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wOjQwAAAGkAMAAgAAABQAABEckAQAAgAAABQAABEwkpEAAgAAAAM2NwAAkpIAAgAAAAM2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Do0OAAyMDIwOjA0OjI4IDEwOjUwOjQ4AAAAAAYBAwADAAAAAQAGAAABGgAFAAAAAQAAEZQBGwAFAAAAAQAAEZwBKAADAAAAAQACAAACAQAEAAAAAQAAEaQCAgAEAAAAAQAAFswAAAAAAAAAYAAAAAEAAABgAAAAAf/Y/9sAQwAIBgYHBgUIBwcHCQkICgwUDQwLCwwZEhMPFB0aHx4dGhwcICQuJyAiLCMcHCg3KSwwMTQ0NB8nOT04MjwuMzQy/9sAQwEJCQkMCwwYDQ0YMiEcITIyMjIyMjIyMjIyMjIyMjIyMjIyMjIyMjIyMjIyMjIyMjIyMjIyMjIyMjIyMjIyMjIy/8AAEQgAtQC1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5XFFe2eaIRTT1oAMUmKBiYoxQAYoxTAMUYpALRigBwWnUAFAFMB6rTqCgxSgUyRwFFSBDikxQAmKQigQlGKBiYoxQAYoxTAMUUgDFGKAFp3agBQKeq0AOxQBQUPC08LQSOAooArkUmKV2gTEIpuKYCYpMUAGKTFABijFUAYpMVIC4oxQAuKeFoAcBTqCgp4WgB4WnUgDFFMC3f8Ah/ULEkmESpj70Rzn8Oo/lWW2AdpADDqp6isaFdVEOceUSitiBMUYoAMU3FABijFUAmKTFSA7FKBQAoFL3oAdilxQUPAp4FAD9vFKBSAMUUwPSc4GfT0+lUrzSrG/XM9uuT/y0Aw35187Cbiei1cwL3wcytuspyVP8En+I/qKdZeGraWwaO+SS3ug7YdXySO3sf0Ndn1x2Mfqxn33hW+t8tAVuY/ReG/I9fwrFdXikMToUYdVIIIruoYhVNzmnSaEoIroM72ExSYoAMUYoAAKXFACgU4CgB2KcEz060mUiRYgBl23Y/hHWnjJ4Vam4Dgg/jpdpPCnANMZIIkUYb5j60UAegf5/Sl7/wCfWvnLXPSFpp5BBAP1p6BqMEZHKErjsOR+VRXNrBeR7bu2WRcdSuT/AIiqhUcdUJwUjBvPCMUmX0+cxkj7kmSPz61z95pN9YEi4tyFH/LRfmB/Ef1r1cPi1M5KtKxTFGK7TmEIoxQAoFLigBQKdigCeJUHLDJHb1qUguflj21DNEOFuF+Z3x7U1nVPu0hEed5FTqmBk9vXpVAJu/u9KKAPQz0pMf1/nXzh6QUdqBhj/P50AUAFAP8AnFUnYDz7Xo0j166SNFRAQQqDA+6KoAV71JtwiebNe8w20YrTWxNkhuKcBRqF7igU9aAFyTwDUiuE+8zZoGDSSSfc71MsESoGdsueopAG9U+4tM+eRgBzk4pXsBaSykUfPhc9BRRcZ3WOKNvP+fWvnT0R1IelAxBSj36UAQXTPHbSvDt3KhK7umcd6qLf3UKgXVqwXAO+Plfy6UwOR1pxc6zcSxcoxVlI64wP8Kybe8t7hpI7eVXki+9s5wTnqfwNe5SqpQiefNe8xzXAju1t1ilckZLqvyKPqe/HatXStLOqyTRJMIpYl3jK5B5x+FZ1MUouxUaDYl7o1/YkmeEtH2dfmX/61UQK6KdZSiZyjyjgtKBz0zVkjwvvt9qUL60DH7yowtCq7mpAuwacm3fcTBV9sZqU3KoDDZwgY4MhXk1ne4yP7JLJ80j8mincCO28YanEAbiO3uVHG7BVvzGR+lasHjWx4+1W9xA3qqh1/Mc/pXgnomtY63pWonFlqNvO3dVkyc+mODmtAUcowxzR/n+VIBjxiVWjY4Djace9MENxAg2TCbbwFkGCR9Rx+hpjSOb1fTb2S6llW2UK23BVd+MDnj/61cxOltZl5Db4uHwGIABYk4BPfua2c/dMVDUsiGMnc245A49K3vCe1bucKv8Ayz/rXPfU6LaHV1nXmiWF0294BG5/5aQ8E/UVtRqcsjGcOY5XVdLGmzpEk4mSQFgduMfhVILXt0pKpFM4Ki5WLtpdtXZismLtqxDbO+NqYHqepqW7AkXGs4oVDXMrMOy9Kha7/ghi8tO2OpqYq4yIszHLNzRVkmGlDpvrwD0zHn8Fwu5e3uHSQncDtBx9MYNSQQeL9HIFhqszxA/cMu4f98vxTuBox/EbxPpYzqumRzovG8KYz+fK11+k+ObTULOO4azuIVlz0w+MHBzj6UcoHT2lzDdwR3EDF45OVJBBI+hFWGA79Kg0SMjWNdh0mLYgEt0RkIew9T6V53qMsmoXRuboiSXOdx7egFBPUtxn92v0rovCZ/0y5/65j+dZrc0ex1lFW0Z3sQ3dtDPbOk0ayfKSAy57djXmP2m9F8+2CL7MoyHMhDMT7Y4712Yeu6cDCpS52b2j6b/a63KxyeU0QUjIzuzkc/lS3mj3llnzISyD+NPmH/1q7KOLU5GE6LiVY28sg7elT/bJipCkAY6jqK6WrmKZCdxO5mZs92pwWmlYLjgtFMRzJkZD81HnZ49a+ePUNVfuD6CpkNJAZXitf+KZufu/eT/0KqnhuXGjW6jsD/6Eaq+gR3PTdNurew8ORXlw+y3ijLs+PujJ5q1Za7pOppvstRtp2/upIN35daixZx+vpnWrtvV/6CsWVOadgsW40yoHtXR+Extu7kf9Mx/Osy5bHV0VZjcGXKMMZyOleZ6lYy6VavLLbzQBRkmTlDjoMnjn601oBLp99eWKyPbXAQzAFmWMHGM+oPrXR+Fru7u7m78+8nkKInVshevbp+lKLsypLQtarokt1MLi38r7uCmNpJyfwz/hWH9jnF7HaSROJpAdqldobAyeelerRxKUbHBOj7wSW8kEhSWNlI/vDB/+vSBa6lJNaGFuVjttFO4zrZbW3n/11vDLnruQH+dZ0/hfRrg5NkkZ7GMlcflxXz9z0yF/DFuyfupjkcAyIDgfRdv65qs/hyePmKSJgP7xI/TH9aSGY2v+GNSvtJktoocSEqcs3Bxz/Dk/pWFDoep6VYQQTWkh+XJdY2I6n1Aqr6DjuegafDHdeD4YpoxJG8JDIy+5rz7xjoem6dc6RNaWqxPNc4YZOMAgjg8dzTiKWhia1c3Fpd3TQzvF+9OAjEDrWbH4n1KHGWjlHfeoH8sVdieYmfxXqlwWWJ4bcccpHk/+PE1t+D9QvJb25Z7+4LiMcrKRjn04FTyjc9DrJ/EviKzjUWUcd+wf50kwp247EY9vWpIfiZFANmsaNe2OOrqvmIP5H9KVhXOt03XNO1aOOSymEglQSBShUlePUe4rkfE+rvfTPbIdtvEcBf7xHG40mUZVuP3VdV4QH+kXn+4n8zUR3NJbHV1g+IL2Kw1fSLqYExhpQwQc8rjpWjutDJ6kdz4qtZt6mwMsf8JdwM/hz71C2k3fkrOiCRHQMuw8gEZxj8a68LiOR2ZhWpaXKxTb8rKysOoPFFejdHLY6qlxXgHoh/n+VFABml3cUDI3OVwfUfzqG80yy1AJ9rs7ebacoZIw20+oz0plGNqPgXQtUEjSWrwu7ZLwysvP05H6VzN58IbFsm01S6i4482NXH6bTVcxm0ZM/wAJ9Xt2ZrW7srhePvZjb+v86bo/hnWtAuLltQs2jjdAEdXVwcHnof6VXMFjd06XzJXHonf8Kh8SnPh+/wDl/wCWLVIWLXw9fEFicZ22WeuOy1yk3i6ynlkM8EsTM5bIO4df89qdtRkg8VaSiDaZpG7hIv8AHFdL4O8U2pubpxBNtZExyuep7ZqFDW5o5XR1Nr408O3Fw0J1SCKVW2GO4PlHIPbdwfwqh402yQ6cUw2HchgQfToRVS2IW5z67vLFel2ODp1sCMjyU/lUQdhyRka/qNpZ3scc9ityxj3Bs4xyRj9KK0VdpGTpJmlRnn/PvWZYv+f5UUDDHNLjj/PtQUNlHyD/AHh/6FT6YBiiixLCigRG9tBKcywox/2lBqnPoOl3cDwTW25WzuGSQR9DxRcLEGn+HLPSHD2hdQIjHsbBCjjpx7VxmofB+Gbc9pq8isx6TwhsH0yCKalqIw5/hVr9txbPaXWOhWQqfyIA/Wm6XoOtaC9w93p0sW8LtfIYHr3XI71fNoOO4/xTEreG5JWiQN8pBK9MkZ/nWprusJpfh3SHMBmEssvCtjGNtDWg1uYI8ZH/AJZ2AA9Wlzj8AK9Cj8dJp+lWst1pc7W4gBkltiG2DA5YHB/nUqIpSI/El1BqF1a3cG/y5IBt38HG5qKh2uVFOx1qyRuPkZW91INOxz/n3pbBYP8AP8qMUXGJ3pR0/wA+1MYjdPxH/oVSUCCjNVcQUhNIkUdKXtQMRvun6U7sv0oEJThQBDNa21wCs9vHIMch0Bz+dZ994X0TUrZba9sIpI42YovKlS3UgjkcAdKYGDc/Cvw/Nn7O97aj0WQMv/jwJ/WlvfA9y+i3GnwXkL74TDGzgjHGBn/61MRheJPBPim+j01dPZB9ngMUu262AnexHcZ4Ioq9ALXii7nt9AuJmCPtKdIwP4wK4iPxLcoPkBX/AHTj+tYR941kWYvFd9j/AI+ZU/7bMP5GrcXi7UccahJn3n/xosIs/wDCa30cgI1X9yB8xJQn6dPpVw+N9QO1o9Vh2kceZCjfyYUhk0fjfUBy2oWbn08oDP5E1OvjzUAMkWL4/wCmcn9DQMmT4hsq7p4bYAckgSAD8was2nxEgmnjiNoxErBA6P8ALycdxVEl+/8AG+n6feG2uE+fAb/WAcHmm2XjzSb27SGJZcynCngjpmmKxuf2nbsCdrDGenTrQuqWn9//AMeX/GgZHc67ptkUW4uUiMgOzIJzjjtmlTX9KkQbb+DB98fzoFYnXUrBx8l7B/38FSpcwP8Acmjf/dcH+tAiUEvyvT86cBTEONApgLRRcDzLxmF/4RO4xt+9F/6GteZqf92ohsaT3AHlfx/nTy1UIgvTm0P+8Kei/u1+lPoLqP7Go1Xlv940IZRvJt7bE+6vX610nh4/6Rpw/wBuL/0IU5/CTH4iT4jSuniJo16PCv8AKjwaH/tXT/8AeP8AI0n8BX2z1MswXYUUjBHI55//AFUxVReMbf8AgVYXNLHGeP3McumlHww8zcf++a42S9uEmgQTtgsSa2jsZS3JmuJQUPmtyRUSajPNqXleZIYlHKsxw1NLQXU3dQnkTRNKKu67pJ+F9tgr0DQbiY6DYgSy8wj/AJaGo6Gi3MXxnrep2DWC215OnmuwPznjlfeufufGWuWcWU1GZiGCqWPrVRWhEjp/DfiXWL23maa9aQqQFJVen5UUgI/GYP8Awitxt/vx9ST/ABivNBGxFKGxc9wxtdB7H+lOaqJIrv8A49D/ALwp6/cX6U+guoo6UiD73+8aaGZdx/x+P/vGuq8Oj97pf/XWL/0IUT+EmPxEvxGTPiXcW4EQNN8Gsf7VsVL4CMcfkaT+ApfGenu77vvK3vSgv/nIrnNjiPH24y6YPl/j/pXGzp/pVv8AU10Q2MJbkxHC/wC+P5VStB/xN3z6tVJC6nS6iSNC0Mr0Etx/NK9C8PcaBYr6xqetZS2NFuc58RoHhl0kSLsPmMQuc91ritV/49h/12X+tXHYiR13hH/UXX+8v9aKkDR8Wn/imp/l/jTkr0+YV56h4qaexc9xr/6xPof6UEVZJHd/8eh/3hTlP7tfpT6C6gOlJHwWP+0aEMzbn5ruU/5610/h3/W6X/11i/8AQhTn8JMPiLfxGP8AxUI/65Dp+NQeDxt1HT2PHzN/I1L+AtfGeuppqTaQ155ijapbZ5eM8kdc+1P0MN50vlx55GARjPDd6zSsyr3TOE+JZb+07PIWNt0mRnPYd8Vw1z809sWfkE+taxM2TFctE2/o2f0NZ8AxrDnd1LU0xNHSanJGugaMH/563H/slej+HblU8J2kRTJkVX38dMfSsjQzvF+i33iOWxazt4v9Hb94S4TaPl/w/SufvfAGrTWuzztPjZXVgHmPQZ9AeauLIaNPw5od9psdzFeGJHLAht+4P1zjH9aKVguL4v58MSxhl/1iH5eP4q88WJ6insXLca0T+Yn0P9KeInzWhJDdI3kD6ipI0GxMpkYHfHan0F1HARZbcrE4+UZzg/XikGwAkdd/P+c0IZm3IUXMh2ryW/rXQ+HXBuNPBGQJU/8AQhTn8JMPiNrx0ZW1xFhhd8wgZTJ9ePasrwc6rrGnwkhZVyCnfhTWd/cLXxnqf2icIbctIIwPu5+Ug01beV1O+L5e/wAtZp3Zpy2TKOreGLbXbiFry7a1S3zgIud2cDr+FUG8G+F4TH597cytGcD5gP5CtYmczQt9G8KpgRWSzMvJMkzH9M0k+g+GpDuTRrNXP8Q4/UGtEiGy1ZRQ6ZbLBZRQxRDO3I38+xOan+0MOTLFuPX5QKOQnnFa7ZlC7o/++Vpm/nop9uKXKDkLlP4l2n0op2Fc57xY3l+HiW5UyJjndnk1wYkT/nkv5EVhT2N6mjGrHJPMojBcgHCoM1oQ+H9Yuf8AVaZeNnuYmA/MjFWRctP4E8S3duAlht56SSov9avwfDjWDHGs8lnbsAM7pt3b2WmBfi+GwAzcavEPaOEtn8circXgTRIcb724kYdQoUZ/MU7BcRvAPhWSTc8N27nrumIH6U+LwbolpPG9pBcq0bBlDSsRkHPpVXIbN3zLuOPZb21oQOzx5P60qT6h/FbwIf8ApmQP6VPKPnI579o8m5nhTHXzJf8AGs6fxJp8OdsyO3/TMk5/TFP2ZaqGZJ4vG5tticdmaTH9KhPjC7/59Ytn+0xq+QPaIT/hLbhhn7PB+ZoXxVKDukSFlPRY4yD+eafIRKdxp8WXG07IBuzwzdv1qNvFmoZ+5B/3y1VymVxp8Vah/wA8oh+dSJ4s1FvlEMTEdCWYf+zVXKIZP4h1ZGHzomecRx7v55oosFzu30GKdQmoxrcw9fKfAUnseDk/lUsOi6bbcQ6Vp8bdnEYJ/wDQR/OuOOx0SlzMtMZoFC/JEn/TMAVE8zEY8+T8/wDAVdiSIrvH+tb/AL+N/jUZEKnDIGP+1z/OqC4h8n/nktZt5rthYEiSR1I/uxsf6U7CuZD+ObZXIitZXH97fjP51RufG15NlLaBIOwP3j/KtOUzbKLeINVk+9fSrn+6MfyFVpry4mP767mfPXLnFPlEQhVX5gN2e9L/AMBWnYExQEown9ymK4bVx92m7P8AfpgG1/b/AIFSgN/eWgA2801lpiFGzH39vttopWA9ceeblt/6CmCZn2hgG3HHzjNcR2AJGcfL8oBxg/MP16fhTIx9oacLlGiz7g8fpTRnIiy2fvU7tWhIwj0NRvtK7HQOD/epoTM6bw/pV4cPZorE8unBrK1Dwnb2w3QXMir/AHSAaq4jmZYfs8uzdu69sUgFWiR9NIqhCgc0pU56mmAhHFKo4oATvRmmiRyipJIwFB9KAIS6A8xKaKAP/9n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TA6NTA6NDguNjc0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8P3hwYWNrZXQgZW5kPSd3Jz8+/9sAQwADAgIDAgIDAwMDBAMDBAUIBQUEBAUKBwcGCAwKDAwLCgsLDQ4SEA0OEQ4LCxAWEBETFBUVFQwPFxgWFBgSFBUU/9sAQwEDBAQFBAUJBQUJFA0LDRQUFBQUFBQUFBQUFBQUFBQUFBQUFBQUFBQUFBQUFBQUFBQUFBQUFBQUFBQUFBQUFBQU/8AAEQgAtQC1AwEi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8Q8ukqcx0wx1+oHxXKQOlRN94VZ8uo3SgCLy6YY+KmpPLoKK+w0bDU3l0eXQBDsNGw1N5dHl1YEOw0BTmptlFQAylEfNO8ujZQBJHDt5qSoqmHK0AJSrHxilSOrMMPFWMZDDgZqWn+XSpHQaEfl1IkdTRwdKspDT5jIqrHxRV9Y6KzAyXjpvl13Piz4PeJvCjO7WK6hbYJ8+zO8ke6/eX8Rj3riJdsbeUyKky/ejb76/WuahiaWJV6UjWVOdHSZC8dNMdTUHpXSZFYx0zy6s7DRsNAFYx8UzZVwoaYY6a3ArbKNlTeXR5dbAQFKaI6smOmCOsAGbKAnNTeXT1j4oAhEfNTpDT0Snr94UDCNKloEdPCc0GgwDJAqeODpT44+lWY4+lAajI4cYNS1MsPyn6UqR1IakHl0VZ8uiqA+wt2xd2CcAHCg5+6fSud8SfD/w/wCLow2o6bEXbj7UqBZPpvHOfY1vt2/D/wBBNO/iP1P/AKEK/FoVKlP4D7d009GeF+Jv2bZYZDLoOos8Tf8ALveDOfYOufyKfjUnhf4I6XfeG5LXxBBcaPri3EgWeO43sy5+TAztYZx2BHqK9yOcGonUMrKwVgRghhkH6+1en/auL5VHnOb6nQ/lPmnxV+z/AOIdFLy6c8WuWmCdkX7ubH/XNsbj9CTXnNxb3FjctaXED200f3oWRkYfWvtZLNo/mhLRBedq/Mv4DtVHXNAsPElsYtZ0mK8i2kb2jLsB6jncp9xz6V7OF4gnD+P7xwVcrjP4D40pHjr3vxJ+zpZ3e+bw1qLWbsD/AKNdFmT6bwNw/L8a8r8SfD3xB4Rdl1LTHjiXkXUQEsbf8DXp+PNfV4bMsLiV7kjyKuEq0TljHxTNhq4vSjZXpHGU9ho2GrLR80nl0CIEjp3l1PHH0qXy6AK6R1MkdPjjqXy88UAQiPmp47ctgKCWPAx1rS0+3t48PKnmMvIT+97VeaNrhsw2vkj0rOUjojEy4tPVFLTTCUjny16j61MgZuIYsA960o9HSD97PP5eeqevtTLi6jtwRF0rLmFylZLVRzN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116 Viviendas en Torrejón de Ardoz</text:p>
          </table:table-cell>
          <table:table-cell office:value-type="string" table:style-name="ce1">
            <text:p>SJ8 Promociones y Obras,S.A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Tpk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wOjUxAAAGkAMAAgAAABQAABEckAQAAgAAABQAABEwkpEAAgAAAAM4NwAAkpIAAgAAAAM4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DoyNgAyMDIwOjA0OjI4IDEwOjUwOjI2AAAAAAYBAwADAAAAAQAGAAABGgAFAAAAAQAAEZQBGwAFAAAAAQAAEZwBKAADAAAAAQACAAACAQAEAAAAAQAAEaQCAgAEAAAAAQAAKLgAAAAAAAAAYAAAAAEAAABgAAAAAf/Y/9sAQwAIBgYHBgUIBwcHCQkICgwUDQwLCwwZEhMPFB0aHx4dGhwcICQuJyAiLCMcHCg3KSwwMTQ0NB8nOT04MjwuMzQy/9sAQwEJCQkMCwwYDQ0YMiEcITIyMjIyMjIyMjIyMjIyMjIyMjIyMjIyMjIyMjIyMjIyMjIyMjIyMjIyMjIyMjIyMjIy/8AAEQgAtgC3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fsLw2FstvsMirgZL5PQda4PxvFNcfbpYlJ+0AhAOuQBwa44123Y39lYreHPLW4sURdsnmRlx6H5Qa9HE6xbmlYIidSf/r1NR3lc0S0M6XxXpKE7JmlYdooz/M8VAfGiIG+zWTMT/ecDH4DNXGTTIaKcHidNHtYYLS0jkZo1V2LFQGUY6Y5p9nrurahrdq0hWCJcqURWAfg9ck5PFac+hPKdQl1PHI5kfzlY8KQF2fkM/nVldQQ8urr9RkUoVSXAnS4ilX5H6+1SBscda6FqjJ6MXdS9RmgYZrg/H5zdWQ9Ebt6kD+lJ6IcdWcmbgAHcrFQMcAf4/wBKtC2ZkVmwoIH35AtYG4G3QDHnR/8Af5T/ACNNxBH96eIH6Of/AGWixNyGaeMKFgmZ5XIVUROuTjvWf5k8kkCG3u5PNVtiAqMgDnjPYYq1TYnKxPpmgi11Nry40dJCFbG/DFicDp3/APre1FXysjmR6U0BfOQqdOSO4/Hn/wCtWdPo7ToftDpJiJo1YDBDHBz+GK85NJnXzX0OI8ttH14Qy7lZXBDeuOf6VpalqV3qdq0TOwVgec4x7/yrRO4JaET+Z9hhgEcKOm7zpCm7zM8+3QmohJMNoW9Zsc4QKufyFacyQmjf8O6LBdS3gu4ZTKqqm7eysPXkfQVrWnhuzsr9LuFpRMucb5C4yRg/eJ9ahkmsS/oD7iq08CyyRTOzo0Lbl2kHPTt+FTYp7F+zMMYkDNgs/O44HTtV1ZY8DacjFd1J+6clTcXeGbAqQL/tYrRki7a4XxhafbNaWFSQy2nmcHAJ3N1qd3Ya01Odi0XfpNxcXUjRsGwgVvbrkjmsiGC4fYkE8aKq/OXiLd+KUoalRndFl7ee0vhE84mXBBbyyADnpTZYZ7qeKNbh4MHlx6dccj1A/M+tK3vWHf3blu00NbO/t5hfSzlQcq7DgbcA4+uK2GjiMf3VPydePWulI5nO5Y0xF+3Dag4U9D/n1oqroizOhyy3Pkx3JcbgoYkHPHtWd4j+3Qm3itrmKOYOHBKnDLzwcEV5EYczselzcupwGvvMuq2txPEhLMSGjYhTwwxg5549autYXxtWuRLCijawDZY8kccMf7wraNC0hOroTG1kvbbDzlOflaGNflLD0Ix0Pr3pulaT52qFHuLhllthIVYdCHK8enFaKjoZyq6naaZaxwa7rWGLFnQ5J5+6a1mbiuWWjsbLVXI2fCHnPBOMDtQHaSASGLcgAJx27/54ppXQnuNfGBuwo9u9OVY924DAFCWqE+pYS7OPlViParCTSP0GPrXoW0OW5Oofu1cR4kukg8TymSZI8WG1S2BlsnHWobsykrmPfanZp4fkiW6g895B8q7RuHHpWPazGMGRCTlcHjjH0P4VM6mqKhTLEs7TyM7Y3ZycADk89qh8ySNw6HGOQf8AIrNytK5ry3ViY6sUYtNKWBQqoxxnI9B6U3+04wrSKHGQFU7T6fSt4VdDnnS1LGn+IreCZ2mdmBXao2HrxntRVc6J9mzrJbhEtnkEigAcFTnjtzXHX2trYt9oupl2bwpeWY7Rn3NebRk4s7pxUkcrrGrPd3ttEZI2twVwEOfm+fJ3emCOPatka8n2MRSMm8ogOJsFjlT0x/sn866va6mLp+6XG1X7LbL52NoZSA6kgEL7D2qDSdeddSc2zxFoYFj5RgPmZjzk0Ks7A6Op2OlaqJ9V1aRgDudMkfQ1sxXkchCgYGK5ZO7ubJWVi7AB5yY/vUrs2Zo1P3sj+f8AjVJ2RD3GFnETIhU7lKnNB2oPmKgL1JOBQpaoO5LFc2xQPHsbPcHNTC79FH4V6Nro4x63Wf4K858Vxy3viiZY4Wkwq/KO3yionEuEjmNYsrmGOFpLNwpbqcYH5VasoXZAI4nl9doPFYSjeRupaE8n7r5HSRGHXcOag+aRsQqzt32g5/Gla8rDvZXHJYPLIVn326gAFtvPJ46/j+VQTaTIPNVblThgIwQTnr1+U47VvCmYTqDZdKu4reS4jxPGsm04OcenYUVLou5aqqx3HliHTJYIhnbGSu3HHJPT8f0rCt5InntkkczSBlDu6jDHK4OPrmuehJcxrUg0jmPGKQJq1v5CRgeUpG1RgHcwPI+o4rftzbyaeCm3lAQuBwN0eB/n1robXMzDWxJaYx5ZZTtePavlgY+Ue3P51Z0QQnXVIVT/AKCOcf8ATZquLjYUuY0pyI9c1IoAAXXOPpViGcRzKwrhq6yOyHwmnaX4luI02NlmwSDjP41aDxG3bzSRJnCkljmlHYh7iSzRxxlXdlmkUiJf7xA6VBrE5h0LULiMkOlrIwB7fKSKLh3OX8AahG1jOly+5jJ8iqrEge/GAK7tUiz8hrvpyurHG49TnvFfi638MLHGYfNuponeEdsqR1/U+vHvXHaTqUl3eX2ql2VbmEOcLkgbwFAyccA1V9RJXRoa5cLcaRburFlctglQDw4HQcVmWN1JA8bLceRH5gaXj/WIAcjoe+PyqJtKdzWCvGxDNLNMA1xN50x+9Jj736D+VWdOuRaTE+cImIHJUkbcnPQHn/Gsov37lte5YuLcSSJI0580MwUBFKYAPHVeetEhjLIxjkALnjcM9vbpxXcjjY6edbfw/wCbESBJPkiVhjgAe3rRScmWoqxLeXkluksILbHXBLIVbhiOgJ449a5xUk1e0VoJGt/MnMaeZEpIKuFPAb3z1rzKVBpnbUqXVzmtUtpVuLaR3D/KD8ibR94jH1rok0ydIFaO6hVAqsQYufvKDz/wL9K39k7mamuUzLnUmt086MoU7CQY9fWqNv4jSB5HntyxIXb5Yx3PYn3qHFpGyszqdG1+H+xr7WxBMIg27y+N/Bxx2qt/wsrSjt/0bUGOcLkLkckf3vasdxvc3bnxpZ6E1hdXUVwy3CGRVQDgDGc88feqe0+JWhygLHHehgSSPIGM/nU9Aa1NvUvEWjWN1FHfCUOkwSJhEThygbgjno4/OovEmrWt14f1axilbzm095vuYGwjbkkjH8XQ0uiJfU4DwdqAsJJZbm+kXYCEj34zx1Hb8OO9dLaeNHu72EXDQKisW8yIEHHt9R6V0QlY507xOP8AHviGDWbpPLuLn91GVMMqjKHODtPvkce1XdIdk0uzaCXy28pSRnvgHp9QPyq3IVJXE1C7ujeWsLTP5e05TGAOauAFlBIx+BqHK8jdRsIdwBw2Me1Zcoaaabc67XAByB0x60oMckW7e/nhRkPlyLvGFcEAYAA6H2pzazJ8mbOOREHQSdD+RroVUxdIlk1/zrSGI2SeXEzNt8zkk/8AAKKPbIPZMunIyJGJIPBb5jVO8vRZL9ocHEbKxJUsBgg9q44Te50umtjl9U1EXslvIkiyYIUlQV43ZPBP61qW2vLFAbX5UKpsXcOeGQjvz93Fb+0ZjymHc+bIWdojgOx4ODkjJB/Lp6VWjRGk3ONsPI5H3f8ACqeqLjod14a02FvDz6deO6rLk/KMnbvzx+a1z+t+EHXVYjpcck1qMFnYhcH8hXLtI1vodfc6LpupWdot40iPDFtVUGeoGexFVU8K3S6VapZ2YaUsxkcsASD079MGs2NbGp4i0HUdU12N4UZLVJvMaVWXnKIuQCc/wn/69Z99p2t2+n6/dXSl2ktBDAQ4Y8uuOAfQVafumM463PO/Lv7e0Dup2EspdomBAHJHv0FULa7KSiRX2kDnnr611LY5RbnUBM4WePIKnaYxhvX8+MfStzWWMT6TKgwVtsiPnqcY71D3HDRsv6ferqKqksKsyoCjBeRk55P+etaFtaSXC67cm8ZBapCscYk5LN1IGfTvSe5rCXulbQdI8Q3+hf2mJ99oZpAHeXDbUJByPQYrVm0lWeDyXZWkiifrnl3C/kFyR9K1hC7E57nIaxokb+J71VkdgrbASQM447fSp7bw0JGf/SpY9gZhtck8DP8AjQoe/YblaKZJJNdWkEMZskmCIFyXwTgdTxRWTWpombV1r0FsCXkyki4G0hm689jVTWWtruOUWpeSzdcFplwT+vrTaSCN3I46+XyNUtbeMqEaJQq9mOT0/KraeZKGEJVZBDudZGUYAPUEng8duT0786JqxN7EkM6TRiGaQllfbg/X/DP+eKg8xoJ5EG0KrHg9+apbDubnh3VprS5ad1+0Pt2gSEcD88/59qv+Jb7UF1CCNpDbGRUISFiq4PfGetctRWmaRehqeINZuNH0W2ktvILMiKfNTcxJYAt+tcnpus6rea3FD9sunXzMMqTybFXPcbuhJHaiMbwbJcrOx13xD1K50jWwtld/vJI97Rs5IUk49cY46evNZOjahrc9vcsiGaV02kg52AHfkrnnmlGPuoz9pdtECa/OLe5tp7eK43pyWAG1ick4GM59DxVG0n0qe7uJPslou5zu82NyiccAANgd+3frWvNYwOlsdKW5jMNrY6VKGk3MqHaB1xnIz3/z3ztT0dtRnBlLRxRxKg2AE53dPyoNacb3LmnLZaRb3Fnp+l3Cy3BVZLp5Uwqhg3T6qKyb3Urmyh1GCPTp7hrmVT5kf3SqjgFcc885pvcpRtEZoWvz2ml2mlmzlG4uJNwZPK3MxJ5XByCOh7V18N9nU7crNAbSNYVO4IThAM9fm67q1hKxm4bnLvNHcazczKcgu5zn1JrTtHESFdkTBlZDksDhhj1xnk9qz57Tua8l4Ir3C75c/wCr4xtzmio5tS7W0Mn+xr67uPs7yjDH5BjliByQPyrVXR9RitFRQgAQqe/TitUk2Zc1jOvfDbSSLNJGHdBwwY/Lz7Vz14gjuHSNtyjOeRn8MVo1YFqV5ZZI0UyBAFGcYGfTqPrSo8Ey7w+0n+8Rg554P+NJDsKl1+7aFSVyeeMA9a1hPp8pt5nDJLH/AKwiQkEDpjIyPz71lVFzuJtate6VrNkiX9+LXyhtUeW0hcddw2kY6Y5zV7Sv7FY20Fpr9hZxxuHlihtpAZyB/wAtGY5PTpnHPSojC6D2juW9W8LaFr2v31+PE0hmuSX+zxWpfbgAEbicelURpLeHDcPpk12ksyiPzJYo+GHAwFZvXnP9DWvIkgavqc/Y2sl1PLHDHcvvkcFlJLYVRyf05960E8PS2Nukpnkto5P3kjSquc7Scde5wPxFZtaDUE1coJfTrf3YtJ4i0ki/MBwFHIx7c0niTUruz1Vjb3kqLsGVDcMfpRTiK+jH+HtS1G8u1+0XBaNULD5RnPH/ANenxazdi61AGNWjtmcocY3YJwOv17UpL3jSMvdEv9Wu9Jvvsmo2UUchhM5aG4EqYxkA8dcjGM8Zq3a6zZyxozXsUcjxhijSAYI7e9DQlO+hm6I3nGSTcG3PnIre+YAAetJmiHNkDJ60VIWMs3ZuJRJMTvAIDqQpB9QQPaoJLyZIy/nTKxXORIaSbTOasrMjh1TUkfz2vJHUYGxmyeo6jv8AnWdqGpQSI5W2jiZnyWQDknrxjOc988fjXRCbe5EJamW0iSoxYhcYwcZ7jqKYLUFnUy5yMjYMjHp1961Rtc6Sz0dN8csF20kZzknIyQSOO1Lc6eIpNktukLoCQQNuevOR+VTONwumKNMstRlVXsniWIgtKjMCwPUD16dK0tP0GOwffFbTPMCAN4QjqeeB1OPXvSjTaRF1c2U1GaO7CPcxwybDhXhPfj0Iqvf6vDbpMLvUnkZZFIFvbqwzwc/eXHT0qXFlORxUOv3dnLIsBWaykcSSRuoBLDHfqPwNd3PbRa/4Dt54S1rNckAbnMmACfp/dp20Ii3exxVrp1zoutwok0Zfeiu3l7tw445/nW/eXul2k9/NqWmveLujVP33llTg9ODUp2aNVH3Sroeo2N7fObTTlsljQ4/e+YSuR/sj1FVv7OuItMvL6ZFjiv0YRMW64JBOM+pFKXxBFaHLXKul1LvvfPCKF2gEEHIH5cVu6FZwXWmGW4jLjzGIOCwXgdx0ptGS0kbENraW5AT5eP4XK1YRVErmK5m3L1BwR+oqGdCepE8skIbdMixnruTB/wA/hRSsHMV4jFcXKRQoUjxkyEHPucE59Oh7e1draahb2ltGLKBkQDAmEGzd/wACxk/jXXhlDVNGGJlKyYs2r28rbbxbeeNuP9Ito5Av5rmqeq6Fous6aDZ2tjbnzF/ewho8Z6/KDg5yO3/1+1YenJHnqvUizntX8Cadb2Pn211eFkmRpCNpUQlwGxleoXnuOOlXH8C6YVuvIvpIvLBUC4tc9ADnKscenSuedBR2N4VnIzzBc2y2yQajHhV+co7Y4J7MOvNNS9urG6aXyoLgtF5YTGw44OeOM8Vmo2RsX18VGZ4Umt5YmZdsm4ggYUng9ucH8K1YNd0qSQFZ0AVSf3nUYoTEZ0hWXVN67pVJOSnGOvGe/r+NRxaO+peJVabfBBcMqkouTGMdBz1OMfiKLJlFbxT4ftdKv4orJrmbzRvQTxDzO/YAcfLxWtpmq6np+jRwiKGeJAQIJoAQoyenIJ7VPLqDZFL4msNkzTeHbSO5KZWdFwRwccMvb61myWel6lptxLfXMsDyMHiEeMEKvCnI9c1MoalRl7pBpkvh2y+5azpIw2NJ55LEHH+zgdPWuisL7Rp9Ot7CWXfbwgqpmhEnfOPk3fWnykqWh5bqFyrXs0ZWMqJGAMYK5GevIrS0/wARTWFoLNFVoQrY3ncVzk/1pIjW56D4DuE1DSLm5MPytIEAbnOB/iTxXJ+I9QMd3NLD8jFxs7HBLE8fQAU5r3UWibxHK1npTsgYEojMDzyWH+BopFrY0rfSUuVjvldcSPlvMJjPXtt7+4/StmCXUbZsW7RGPPTep6dD61006conNVqRloXba3udTs4GurNJHKqRkAg8deaq39npVvGVvZ7CDDDKYBI5HYVtKrGC1MFBt6GVqOv+G7bTby2sYpZZJoXRJEQIAcHHPXrinDxyjWcsD6YjxXC7Xw+GbIGeQM89c+9cVTE3NopRMS71CCVttok8CjkbpFc4Hb7v9ap/bI2jhNz9oaNwAzxNhufTtWPtbuxfMaGiLpct3JGulXl05b5DEfMYL0O4cD16YPNb9r8PJ9RuZHeCSwt8HbGV+cjjHO48HnrWiY4lh/h2tq5az8SLCw6Bwp/P5h/Kojofie1Egt7zSdQQLlf3u139umKvle5ZRhGtW9zb3F1od60CqCJYQJgQVIzxk98/hWm93pki5mMcTEfcmBVh+Bppha5gate6UjvD5Ylcj5SgwAe2SP8APArKeOS8vrW2U+UJGUYxkD6UNhYkvfDdzCW2yKwU8nGBVFLdk8pGRWTfkspBAzj/AOJqZPQaWpoT+HNNlZiYwhJ4Mbkc/hgVl3nhWMLIY7t1Crk7yGBx+X9a5+Z3NvZK1zc8E65/ZGlS2vk+aglLh1bByQCc56/nWBrs80skfy/dO5vY59fTrWk5aIxSsLrsoudMigErNM5XzMEnAAJ/mf1opoDsbi6/s6ZYzDK1uXG9hCSudpY4bpkspGD6GsPVfF8kmxLOIR8nczndxg9hwK2q1m0c8aaW5XuNd1fUE2S38xQDARGCAD8KzjA7ndIznPcnNefKbuJjhEiDv+NI2DwO9Je8JMj+0scY6Vp+GnsZdYsl1IjyN6ko4O1zwP8AP0xWkVaRokrnrkzzASNpXkriEwQx4AjycYOB/tYX8815lq1n4oczf2ilyi4OWmY+XnHYL8vbtxXbzKEbovlTKENhN56QfaYNzeseQPrxWj/wjOqBgBJAADnO08jHbHTv1ojXdg9kiql5qelQQ3cFxtSX5kWOYqwGcAlSenvioDrer6jcR29689yshyUYlc+49e9EpcxrThyontdJhmvk8x2jt2YIGBIxyfr3B7HlaszWUOl6xEY7t5o948oldshzkZORjuOwrPZi3R0Ys7SY7nXzm/vS/P8AoTx+FJJbJjaAox+VamRVe1jHA27v9k1TntWdXQM4DLtPzf8A1qhwuWpFK10hbRNqAsCeQTkn1/pXN6vFcWtyUuYZY2bPysmz/I5rKpB6EN3KVrHLqUywQurSdf05/pRVxjoJM9Gu/FFiZYvJtXfa0TB3Ij5G7PI5Gd1VLi7Gq3CyXEtvEY2JUiIPJHwVxuZRkcn9D2FZuaZ0yotjrnTtOmkZmkmEjHO9ZMBj/Ksm80toY5JIzIY1GSSATgc9ql0k9TCVOxH4ejsb7XrG3vSy20sg3YGCwxkD8eB6813nijS9Bu9BaXTtIWyuInVY5AoRXJIyjepxz69PobhTsiFE85TRbpvMEaRORIylUfDH3Aam/YJxOtuYpUcnHzjbt6dSePxzihrQbps6C0sdfsRA1vqvloc/LIx2rjsGYFT+BrbTxJ4pgt2W5sIr2Fxt8yJecEY/gJ/lS1W5XI0cfruu3uq6pdp9ktrWAqqCJbdFYdCT5m0H36j/AB39D0PSTpjtqPisM7RlmgjuiFjHuM5b8l/GtopWK1OT1W8iS7jGnzNcLGAN7xgLnHZec9+2PapbPWLiS4QWsaeYWJBbJByuOAOgwtS3ZmreliZroxSZ8zzbzhQ3aPgjAxwevSp7WwuZX+0y4eRmB+bOf/rflU3uybWR00Bu1Ub7YN/uS5P6gVO02Pme2uE+sZf/ANBzW6MWRG9tAcNKiMf4ZfkP5ECgsrDtt7YqkIq3U5sovtFsVE0bKylk3DIIxkZ5Ht9aa3inUZRIbqys7lpNzMys0JBOMnB3emKyq1UnY1pwuinNqGm3citFo6Wt1vaRpjsyVPGwMADgZ7jtRTjK6uJxsZYZHG5W2sBgjH5e2QR3qNvOBy+wsy8E8EjqSfTvn8K89HdNlrTodRupN9rE7uOp4XH4nAz+Nak3h67khln1TUURdvCRr+GCSMZ5HQHrW8EzGa0M2xsY7WxhkMaIxjXeZuqkjkc5H5YqreTX14jrc3c80CsGUTSYVTjt1x+GK1RztDdKaOOWZbtJPJ2ggjqMntnOfxrbdoFjjjivy4WQEJKCQMc5xyuePSm5WGvhGTXhiuv3ZEciEHdCxjYgjOflJXHPt0qr/bDW1zcznczMnLNhznnndjPbtUPXUNjNvrlr++815MsSoJyTzwO5PpTLtQ1tIWG7g4PGRz2oKjLQpS2kjXEkIAITBaQ+4zV+JSIfs9nHtDf6xu7/AF9qV7spKyua1horxlZCiysevXC1uR28ynOEPuK2UNDNvUvRZUAsgz7VOZM87K0RmyNpMjbgDPUEA5qvJZ2EY8ySGCIt/Eo2k/lzRKXKhGZqItUtz5Ujhy33WkLBh7bjWDNOlvt80Yd22rwTXBVnzM6qMkkZt9eS218BAAf3fRj70VvBe6TJ6l+zjtbobZriG1QEgGcFV3emTweOetdlp/hjS440lIF5zkMWBVvQjHWslA1TNJ7q1s8wxMC4/wCWUCgn8R0H44HvWfcXlxLcxwkLDHIrsTwzjG322jr79OtapWRDkYN5HaRuJIsq7crM7MA3qM9T9Bx9KyiJHmbZITGPmyBg9vu+np37c0MzZf0eeOK52syCGYbWdV5A9Oepzj86cumf2nqFx9mlFrboocSzA8j275JB4pJcw38B0Fj4TsDbM91Ik6o2CxlKg+5PQZ9AM/nVLU9H0fTQ0t68sBlXEccDEyTHnlVY8D3P/wCrbk0M73Oc03XILe9FpJptxOYZjKgBDEem4+3tWlrT2c43zxLgrlIEQKXHqT6e5rJ7FwRlW9nLfdQI4EXggfKPYeprQtFiQr9ncrCPUZJNFOPUqUuht20rZGOn0xWgHJHP8810GNwbgZ3YzUQUhuTkdqBEqqc/N1rC8UXKWv2cykFCCNoxn1zzUVNYgcpHrG9ishJZwdzgZ9+/cVv6LNFqUwBtreZYYmklxksQOu7HPGRzxXIoDjKxFBo8Us7S+WTuHZ+B+lFdMVoNsqaRq9gmqCVcs5mDRlkwCWRASxHT5g/T+9WprUE1nbtewuLebzFBFoojRwzAHd/e69yKVrM0TvEZFrP2F7i2lIYiQ7QihcDv0xj8c9ao3euyOfMKrIYw4EZ5Ucdx3/HjjpQK5BLdieQzTCVpG4yzHGPy/QYqq93J5kgVApZQNy98cD/P1qbXL6GvomqaHbki/guPPBysgQSR4BBACgg88jnPXpWpY6vp2pXqLZtDDtiRTmZYwQrNng8cDHGOn1FXF2M2hL/xRDYxudNlWcocG8nGY4zjH7pT95uPvGuIu9WnvLrzTJK0szgvNI26R+fXsPYUN3QkrM6ESWlmn7hS0p+aSRhwh9fc/oKksNNk1GUTXDP5Z5x/E3v9Kyirs2bsjo49NRYxHgiMdQvSpEsIYmyELH37V02Oe5OE9FzSFNrZximICAwyGIPv0pgjlB3AA+4H9aQEyNIo+ZCoz97Ofyrzzxhqf2i8aLeG8pSMDof/AK/apnsPdHJNOysojDB8dv4faptPRr2/tY2QMvm9+SOQaytYInqFoAozGQRjoD0orZbAzgvDQgi8S2QuQGtTKdwYEjocH8Dg11XjS/gEHlWM6TQNEHZoXyoYN0J7dBx/jUdDRPc5ySRXM0g/5Zvu+7tG0qP/AK35VNIGITIy5U4HQDIPaouUolpYV8hHk27HXIJ6H15749KqavciJh5aFtyBcvwAcHPHQgcDFQpagyvJPJOzzOVLONzHGP0/GiC3t57xFeJXG1R06HNNsq2hTv5ZJbuXexKo5VVxwMHtRa28lxcIFUkgjk/X+dabRuZbyO7sdF3ES3Hz4PEY/rW9Au3B2VVNaXFN62LYORnGKd2rUzGbMnNNMYzx1pAJ5b/3c1dsdHvtSB8iBti9XJ2gfQ5osBBd21zp03l3UcijHUgFTjnqOv0968mvLKK5uWm8tkyc4UgqPwrCtKzsbU43KX9hgfPHcc9dskf9amshNpl5HdNsZt3y/L6VCld2KcOU7CDVRJgiMAegoroRkzipVs7TUFGZJI3QlC44B/DtV+Z4pNLmCbWXYQNvQcVgy/hdhdOH2mVkUbhIQSfqo/z6cVoW8traoLcwG/vUbaYk+ZAB6nvkenvxTsO5Uk+23Ihe7vYRmNdqxoWAGBjJHT8Klu7KzsbWRr24EsrxkxxBeScHGO4571KjZ3GULaxu9QMv2O2KxA8M5JCj69TV/wCwfY5laS5zINu6PGeM9c+lEnZlJGcmnyXmoy7Rn942DjHGa6/TNLjtACnzN3Y9vp/jWkfeZEtDajTbyBirCtW2xi9yQNxTgWPIoELuIPNIZMc/3aAFAEkfzMQM44rUm8WrYaVFbKu0IgGFp3sM5668RPd6ZeEIzKYnYeZ2IHH8jXnynbEykbo268dPxBrlq6s6qOiJYthVVBycf3cVSljLXQUdVGemOtRH4i5vQ0raKTgHqoxRXSchz+paZdqIx5LAL2biq2ngJqMSTREhjhlOfm9jjHHTjNZdC3rK53EV5o5SQ3FvJDvQIRCRt2r09MVBNpmiSyD7JqjxOBzkFeexyR16j8qjmNOUvWQsLSzgW+1tGkChY2RFcxY4wDtJx9enaqlwfDURlIt7i8mIOZXJ6/Vu/wCFPmuKxDJrM0kfkWcSwRBcDnc358Y/Dn3qsqtJlpJY40AzJK54X/E0rXZTdkdRplhai1WS3kWSMjJdTnNaqRgYAUEe3SumEbI55O7H7FzyMGnKoU5HeqJJQmKceMUAOLZ+WmbW5x0oAi2uDlfxqnqs7C3tlVVYvdRxBXHByefyGT+FK1xkupGCO1kDBRDGuWGMA+1cLJcfuJHe0j3k/eAK4J7H8zUOFyozsNtNGaZpnEjjZiPKnq+AW/XFalr4dkjbz5ZVYtzyMVKhqW5XRp21izMQ3b34oraxmaEllGQykKQe1ZF14dtZCCnyTZ+U9QPwPSolG44ysZEujX0IJWNZlBOQpxVJ4JInDmCVSOo8sj+lY+zNuYjW3kY4WCQn2jOf5Vah0y/nwsduyj+9IQP0NJUw5zUtfDjLk3k6iMdVh/qa1JNL064hEEkEToo+UYyQfr1FawhYynIor4TgjlMunXVxaSdhv4P4jBqbfrunnNzCl5GvV0GW/NefzFakFq28U6bcP5c5a3foTINw/Mf/AFq2oXgnTzbeZJlHdOVoAeo3cA5/GnY8vj1oAQrjmo5LqKDaZZVTP3ct1pc3KgM2TXVhmIZNyltu5SOhGR/I1Fqt/ZNJpMUcLtNFPJNcMr7QQqMRtJ+XGSMfT3rH2uoFuW0h1yGRYLg2sShZHkuVJHB+5uH4HPfpjmucl8N6o7CS2t472NMktasHJ2jptHP6d6qMxkugtJbQ/ZbmGSKXJZ0kQq2c55zXQMqhAYzkt1Oc1UQKV5e22kWn2u537Q23K9cntRUudtBGgQTyahaNieK1FYYYnpjRPRYdyPyHLZqVYHxQkO44WxJ561ItvtOaYrEyqP4vwqVSRwaQWIrmwsr1SLm0jlJ/iIww/wCBDmsiXwlEjmXTr2W3k7BufyI5oAi+0eJdJcfaIY76Af8ALQruI/FefzFT23jDT7h9t1FLbP0P8Q/TkflQBu209tfwl7WWOQL/AHCGI+vesbxDIts0LzRlokO44Xhz0x6+vHtWdT4QMSBllWa4lUFGVkWVBjDeox9Gzk46elUoLmMairu/lxhHb5Pm25wMc/j0rjSAv3EhsoIRlIppHy5VQThchTkepz+Q+lW7O5uYLo2ZVpJXfBWNfnVQMkDZznk/iKfM07DNfxBfG+1iON23G2jVGODyevOec4xmiFpHABOSOcfpXXDYDhPE9zPLqTZYhUwqLxgep/pzRXNJ3Yj0oR4GDj8KXZxXaAmOKYFy1AD3jGBTGQjnPHpQAgx3H0pyLwaAAJuPQcetJIei0APUYUUuw/ezQA5ScgZ+tR3Ol2V/uW4t43x1Yj5vwPUfgaAMe58FREmawvJLeReRu+b9eCP1rKutU1jRmktby5juRgAbk34B9yAc9KifwgctdX7iaX7OPK3Zbjsep/So2u9ptpSi4ZQAMZ5yef0rkjsMvw6vItxbzNDHI8ZCxK+So2rjBAxweuK2re2mzNcM37m2JYbXIc4GT0HHQd/5UR3EWtGZr6Oa9lOfNlLkY5ySc8/WrGu3xstKeSAESGRVBJ/rmt/sgzzK9d5jgHaqHAFFZrYaP//Z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UwOjI2Ljg3Mj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81 en Vallecas</text:p>
          </table:table-cell>
          <table:table-cell office:value-type="string" table:style-name="ce1">
            <text:p>Ferrovial Agroman, S.A. Agroman,S.A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TYS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xOjA1AAAGkAMAAgAAABQAABEckAQAAgAAABQAABEwkpEAAgAAAAMwMAAAkpIAAgAAAAMw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1MDowNgAyMDIwOjA0OjI4IDEwOjUwOjA2AAAAAAYBAwADAAAAAQAGAAABGgAFAAAAAQAAEZQBGwAFAAAAAQAAEZwBKAADAAAAAQACAAACAQAEAAAAAQAAEaQCAgAEAAAAAQAAJGYAAAAAAAAAYAAAAAEAAABgAAAAAf/Y/9sAQwAIBgYHBgUIBwcHCQkICgwUDQwLCwwZEhMPFB0aHx4dGhwcICQuJyAiLCMcHCg3KSwwMTQ0NB8nOT04MjwuMzQy/9sAQwEJCQkMCwwYDQ0YMiEcITIyMjIyMjIyMjIyMjIyMjIyMjIyMjIyMjIyMjIyMjIyMjIyMjIyMjIyMjIyMjIyMjIy/8AAEQgAtgC3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/pDQA2igB9JmgApM0IBDTaaQBTh0piGtTKaBhSE0xDDSUAFFAD1604mgQm6igROxxkngCq63sLls5UA7S54H51maFkYIyOh9KMUAHSjNACE1DNPHBE8ssixIoyzscKB6kngU0Bm6X4i0rWJnisL2OaRDkoODj1Geo9xWnkdunaqsAUZpCF7U00wYlNamIbRQAd6cKAHiloENooA5bVvELSkLbttjA+ZsZB/xI9eg7Z6jl7XxXbW940cWoCOTPzNuOHP1PBrK+puo6HT2fiHDBnAZWxzAQMc+nQk9PwrZg1+0klSMyozP90Z2N9MN1/CncixpxzxSbgj/N3B6j6jtWJfeMdHsbxbaWfcc4ZlG4J9aLahY1La+tr6PzbWZJV7bTXluoyah4l1KYanfr9nt5Dts4DtVRnClvfvzzzTbshqOp0fhHTbS21Kea2hETfZ/L46Ebgf6V2mT3oi7oJbi5pM0yWLmlzxTEMJ5ppNMQ3PNAoAdSigBc0m6gQmaKBngGra/JeIzO62mnp1JPL+3/1hXMrqFnM2xZjGewmGP17Vko3Rs5WdjQtNQ1HTyHtp3Cjspyp/A5zXQWXjgMnl6la7h0Zo+QR7g0ijo4dUt9Us/s9jqLKADtiDcrntg844HTFUUsrrTpZHktob+2OB5RLDcO4zkEcc5+lHNqTY6W68Hov73RdSe3ZssEkO5GHHRx07dc1zOkh1v7kyBA5RCdnQnLc0T2Kgdz4XuIFupFllVGdAEDNjNdgEGOOlOD90zluIU4phWrRAiqOQRg9jVLU777HpdxdxIspjX5QWxk5A59OtMCS3lNxaQzMMGSNXI9MgGnk0xDD1pQaAJBT8UAITimZ5oEIWooGfMWm6Pe63qAudXjdbFCE4YL8xXcEAHOMYz/jWncaVpc0sge3EapLtjwNowOAB2/CtqcTOpOzuYraBeWcX2myuzhlLGMfLkntzkGm2p1CS9jtL2wEbudquCFz+A61NaFlcujU5nYuahbzWDA4brw2SCMVa0/xjqVky7phPEONr8n8xg/nXItUdEm0zrNL8dafcErK0lhK4Ks4JwR/vD+taaAeXGYpFkiPKurAg/iKUo6FJmj/Z2n31s7ahdParDh0lRlGD64PJ+g5rKs/Fep6Pd+RY3/8AaNsGAj8xCN3HQA8iqg9LEy1Ox0z4gadcP5F/E9nODgh/u5+vauqjuYZ7czQSJImMgqc5qrGZ5Ve6z4k8SDbPN/ZVg6/6i3/1jD0Lf4flV/QdFj0zQ9dNtI5WSFGKyPxlNxJzjv0+oqlJXsPl0O8tI2SwtkfG9YkDY6Z2ipMU2QNYc0AUCHrUpbC0wImaoi1ADC1FAjx0CGzQuccyFzn16fyArEj1C3MkgkcqzOxOe/JreEtTKUboeY4ZLaMoWUZXJQ98j9aSKNpPEFgjMrKA7AkY9Kus70zPD3U7FnV9OOryLFb3Rt2jDNkRhlbp15Fcte6Jqdm2ZrIXEarzJZnJHvsPP5VwxVona6q5rGJJcxiN2hkD7PvIy4YfUVNpGr6jA7yW13JBgD5Ubrz3HQ/rVJXG5HdweN57NY01G1W4jfq0K7X6dwcg/pWrayeHdYkjktpxDdD7qElGBI/unj8qiUeVlR1NzTLJbYzQ6w8mp2ZUCIy/M8Prhx84HfAB+ner7+HHgtzeeH9XkgjZDiO4JCt143Dp34IzVJ6COX0U+S0y7QvCfKCTjg8ZJNdpps8UegayrMqyNbEqGbBbhun6VlH4i5fCdtGmLeMeij+VMYc1sYDMc0tMQtNY0wGGmEUANIooEeCobnUSzw5WFgSJ5E4YA4+UdT16nj69Blvpc/2Y3EdxG3yl9so2n14YZH6VrCNyJT5Sq4urPBlimgA6Pj5fxYcfnV/QryS615XkcOI4G6fUUqitE0pRU5KRrwazYwXpM023qu4qSv446frWujxXC77eRJUxy8ZDAfUjpXPF6DlDUo32l2WoxsLu3jcsNpcjBx/vDmuS1jw/baOnnWsshErbfLc529elWmZkGoHD2v159ulZ8S70JhdZVU84PI+tTM1ps2dO8UavpZVY7lnjHVJvmH4dx+GK63TfiBauCt7DJas2Q0kDEg5GOcYP86zsapWNW2e1uIUaxuFmt15DRndjnv3rQeXTYLG6n1JoVK27iBpnChWPcZxnp2yamCtO45O6O90PxBpuvWm/T5zJGgAJaNlz9N3Wr7vk8V0dTnYwHJooGBbFN3cUCG5pKAFAopAeLu2YQyDKrb8nsP8AOKzJFlWxWJtrAovIOfT1rspHJVdx0simSJCQN0g+Vhgng/pUWk2Kw6/clQDviLliuGG44xnuPlqcSrQNMM3zqJieJ4bex1ZIfPWFpE34c4B+Yjr+FZMU1zbymSJnRgc+ZGSD/wB9CvPi9Duatoa1t40v4MLcCK5QdTIuG/76H9Qas3et6V4ghSI3EljKrf8ALZN6Hr/Ev9QK1Rm4kj6VcSXNtcRBLi3jkBM0DiRRyOpHStq/8O6XqLhpbUJN182A7H/Nf609yJe6zDu/CN9GjNaXKXSj+C6XDD/gYH8656WynhYx3Ci1PbzZEZT9CCcj3OB70rFqdx1ld29pdq1tPJNcAH94h2hcemOP/QvwrqNNhW9lgvbpmnndgS0khO0cYxn/ADzQ1ZXC92dno/jzTiUgFx9lKDYqXKjZxwMHt+ldlbeIHKJ5hyp/izuB/r/OpUhuJtWuo20rff6DLHqoB/Dj8cVbyGQMOhGRj3qyBhHNNIpiDFKFoAU8UUAeE6jqgEUyQDJKYLdhwax49aIj2yx4AA5U+ntW8KljCdK6L39pWlw6ZdTliSkoxnINWtEaP+271ojkRQopA6bssccUYiSlSYsOnCoiW502y1qSb7faxyMFAU9GUc8A9f5Vz914GjjeRtLvp7Zs8Iw3Ln8OfzzXPHQ29o07nOar4Z1yO0fzLdLjYwzJbjcSMHOV6+naqmlxsgKujIwkXKsMEfhVLQpz5jYu3kt76KS3lkilCH54n2nr6jBq7Z+MNRtyouljuE9xtb/vof1BqJvUuEbo1U1vR9VkC3tzdwqf+WEjYi/NRn88fWt+ztbFIC9mkTIwwWUhhj65OfpmkpEyjoc/r+h6bbWM15FarDMBgGMbFOSAcgcdCam0IgWURABYEYx9BTbuTHQ4683W906SRTQysxwssZGfo3Q1uWVxqWlRRS290YhIo2jf8rE/7J4J/OoaszeKTOjsvHUsbrHqVmW7F4eGH4H+hFen+G/F2i6nZwW8d+BOq4Mcp2sfzpxQpo6UEHkEEdsUEVZmMxR0FAhjNzRTA+f59J22lw93J50isECL8qDOM8Hqee/5Cq91otthDC80RaQLgPuUA9eCP61vThcwqVeVopT6TewkBGinzubA+RuMepx3657GrPhOSUw6hMscoDRptDLjIwTx6jFZYiDUWb0JKU0Sx+Kvsd1JHJZkqx5G/Dj8eR+laVv4l0m6wrTGBvSVcD81z+tYplOlc00xNGGgZZIu7oQwH1I6VzXij/j6tPx/mKtO5mo2ZkT2r3uoQ26StG0i7A4Gduc84/H26Ul14d1yzyVjg1CMd1O1v1x/WiUSlPlMmWRIZBHdxT2kx6LMpwfp3NRpey2Q+020zKy9XgfBH5VnbU0vdGlZ+NLy+je1u7eO9ttpZi5MbnBHQr+HJBrrNLkgaJTbxSxLlfkkYNjj1HUfgKvZGbNxVhu4Mjyp4zxlSHX6VS1fw9Z6vp32eZWVYvnj2HBBwR0+hoXvMzk5LU5fSdAu59UtrSHU2EM08cJWaMSAb2UZ6jpnPUdK970bwXoeiQQ+XYQy3CLzPIhLMfUA52/StJx5S4T5kbpPNAapKGySpHguduenvUTz/OqFlQt91WOC30pCGk8//WophY+e9RuRL4kktGZRJuViqDJA2jvjr7VfkSRpYwsqsFbI3gA9D6f4V10dTkraWELFbpHkV8BG+7z6Vc8PRrNPqjKMIZlxxj+FayxbapmuEs6tzkfE0N5BrVyyaa81vtXEqA+gzyKwFu7Rtw8x429HTgfkP8K44x0OxzTdiJ9RmsSstrOQzEhZIZNp/MVtab4m1W6ij+2Lb3is+3bdRBiBxyG61aRDdjZ/tXSY9RikuLO4t5Uw4eGTzE/ENg10lpqOn6h/x7XsMjEZ2k7W/BWwfyo5rESjcnmtVljMc8IkU9Y5FBB+orBufBeiXfmbYGtmZcEwPjGfY8flTTMruJzs/hKTRkeZbpJoMbQCpVhn9D+Yre0yVIIw0siIowwJI9CfxpsuLuzmmleyl82zvULEkhoJCGH9a6e31rV7WwhnvBFPFKdihwA5yM8EdfxzWafvG7tylrRdQsz4i0+WUeUq3cTsz9FUOpyT7DNe3aj4g0jTJNt7qdpFKekZkBf/AL5HJronIwpx1uZ8XizS7hJJInuCE6B7Z03fTcB+pFVZ/Fecm2hUehlP9B/jWDqcpvy3MHV72XW4lh1DY8CsHEbKAoYAgH16E1QbUtPsCfOmjjjVcBchTx04OCfwrPnuWopIt2viKHUIfLs9VmAznYr/ADf98sN2PccUU7k2PKY7rQ9OuC0t5NNdHrMF3kH16rn/ADya1oNTtrohYNTtJT/dlYxMfwbj9a6KdRrUwnSUi2ZZ48vJazLGV2+YBuXn3HFWPD9zusNQnVlBec8Kc8YAH6CqrVVKCRNGk4zbLtsoEMxbcwMp6/QVRvtB0vUNxuLJCzfxoSrfmMZrJPQjmaOfvvANrLEFtLuWLYxYLIvmDkevBrNTSJNIkS3ndHbf5gZM4IJHr9KaNIy5iLVnSEPNJu8tUCt68nH9aorJZybgLgIwPKyDgfjUSRtHsaltqurWCK0F5IYh0UHcp/A5Falv46lXAu7KJ8dGjYof1yP5UkxySZauPEOja3a/Z474Wk2dxFwhCjH+0uQPxqfT9MmjvorjbHLEEZRNG4ZenQEVfQzUbal+68N6Rc3Hny2MSzA/6yMbST744/OrN/pa3OkR2irGVhAPz89AacY+8Z87szm4tNikvQis6AzIp2kHqR0yD6nmu6t7a1tMi3gjj9SEAJPfmjEPlZrh/eRI8yJjcypnoGOM1n61eSWemy3KSGNYhuZghY474Gfp1rlavI6HpE4m58QzXBYbbh+esswjU/8AAU/rVQXN3Opjha3ic/wi34P1JJrshROCdezKrzYkWO7tGVjkCS3fcpPXoenT1orOcLOxtGd1cZo9pB5sG2FdrOPvck/n2rfu9F02eWKNrONNzHc0fycYPHHviuqlBSic1So4yKDaHNaTN/ZN/c20gj3KPMKjOTgZB6cVqaQmrXem3ElzfJLMkjID5YYELwecZPOa58TDlR0YWXOzN/4SDWLCZ49+5UYgq0asvX3HH4Vdg8c5wt1YxsO7RSlT+RzWCZtKBpQeKdEuSA9zJbMe00Zx+a5/Wq2o2MurXaXGmvBeRqoDeTKrEYOeg5rVSMlTVyvZWcketwi4t3UfMDujIB+Q+tad54d0q/2tNZoGXlWT5CPyxVN6mU209DEuvBC8vYX0kEh555z+I6Vhah4V8QJbzJIiXIwCpicE5yPXB6UrFRqGZpljJBNJHcQvC3l8iUFecjsa7TRl/wCJzG2CCIGXIHTkU+hV7u5EfFOrWM8glZJ4t5CiaLPGexGD+db1t4qL2u+6s5oUcFPMTDL+uP61EXqXKN0ZRu4o3EkG3MbB13AjkYI49OlV28RazqE/kxTzL8uSlvFgfXPUfnW1WKdmZ0m1dD7TRNUub2O6ntZMKVPmTPkjnPfmut8QZfQr5T1MTHr7Vzzkm0bqL5WeY+ccrlsDFTWlwgnxvb8K609Tz5Q0JpLhJLiJME/OTk/7p/xorOp8RrSvyk2mKn2qAndggE4+U9K2WU+dGfMYKFONwzjj1/z1rekmomdZrmGjz2lkkCpINqgkHae9bXhgR/2CZHIUPPKWz3O81lineJpg/dlc5jUPDk8+p3N3B5yRSuXBikA/iOeDXJ3s1/YLtuoCRuIBlt9mefXisOXQ6faXZn3rSSrbuoKCRTkA5HWtrSLVWt7aTYPk3Yz1HJqkiXc2G1nV7K4K219N5aqMRud69P8AaB/Sr1v42uo8C7sYJc9WjYxn+o/Sob1KilJamrb+LNJuMLKZrZvV49y/mvP6Vpw3dldY+z3sEjH+FZMH8jg0+YylTM/xNDKml/On8X9DWZpH/ISVhwRGfwq+g4rQil8EH7U80GoPtYljFKvBJ75B/pW9qulK2hWsEcbF4iN5VsYO3GeMVKXvISn7rOdXTCbhY0nbBkRCJEDcEjPTHrmu4e4tbRMSSRWyrwBIyrTxCadi8O01dlGTxNpUUyx/ajIzYwI1LjrjrjFTa18+hXq4xuhc9PasOWzRtzXTPIJ5PIH3c4A/ix6/4VZ0tmkv23R4jVSM7f613W1PPctC7LaSRyiUycbiAMe3rRWVX4jalNcoW9wqsQswXb6NVyPU5xyJg49xmqjJpCnBNkzas5jk3ooZl2hlOMH1rpNGkRfCtmNxG7d1PUgmliJXSHQp2TNKGOQWiZidScnPbk5pjoduGxg9feo5r6EuLM680XS73b59jExX7pRNp/8AHa5+axg0+9NraqVhT7oJz15PP1JpoItorT6dcak4gtiglB35diBgEdx0NQXWh67Y+WFjluI2B37QH28fjmiSuaRnZmbd3L2uDdWoBY7cglW6ehqhLd77VpIvMXbt4fuDWagac9y/oWraujusGpXUeF3KiyfL/wB8ng/jXZ6fqF3c6msE3lPmMt5ohVHznGMrgY+oq2tCGXIPFlk2RPaXUBzyyjev5nGK1odY068hkSC9hJdMAOdhz/wLH9alOzE6d1c5WUM6SRxPmQnA2vnJ/wAelVYfCuozSFpI1Rj0Ltz+NbVZLQKULmnZ+EGikWSW6UbSGwq9cH1zXR6p/wAgm6PPELdfpXLKV5I6FCyZ5KZlJyansbhI7tT6iuxPU4XTTRZurrKkbsLnIorOo/eKpw90veH5FWYOgwqrwB78f0rWnSC6ugZYI3CxgcoM8k857/jXTTScDGrJqZRm0uzmMxHmwqGwBG5yBtHrn36g1uW2nCfwzYIGkUeUG6nPIzz+dc2KVkjqwc+a5wltqd3AA1tqJjbsBI0f9ea2bXxRrSoRJdLI3YSRK+ffPWue9tTdtCr8RjASt1pcUjA/MYXaM4/4Fuq0mp6Rqtx9oKahbSOAQGRJV6exB/StIszui9pTabHfs8esWknyFSj7oyMkdmA9K6JITIu+MeYMdVORVXsRKPUieFJUKvGJFPUOuRWVceGNHuY5EaxiUPjd5XyE/limmY3aMS78OWmkgzWzTnzDs2yEEDqeOM9qsWKl55VVsYgPzKcEHI98/lTkaRdzOQ+LLa5aN2vBARjerZyM9OK39S042Wj2M9pNJa3HykvCdpYkdMDr61na8kbc3usyVvtTiJaaSyukBAZ5oCrqOMncmD+pPFa//CW6dEiInnSnaB8iMFHofmIOOKdem7ipSsrkN34yMN21vBYeYUZkZ2m2gY44G0+ldDqAB0+6Vu8TfyNYuNmjXnumeT3Nj8g8psfLzzRpln5V8kjnPB4/Cu1LU81yepqX9lbm3eQBw2RkbjjqO1FTUj7xdKp7pa0KGPM2ULLt+XJAx6HitMIFZyJGD4XABralsZ1W+cqSzGC3kdpCFYEknv2rtLWSK00K0D7uYQox9B/9asMVrY6MLLljI4+TwcXt2ZVg+YblblMEjjoK5+60HUtGEZuIVWM/LuVtwY+mBzn2PFZTXule0uypqGkSySrIsKxMo+YNlc8Z6evOetaWn3dvBFDCyfvAu0NnrUczViyPUhFF85QsJGwcH2qLd9juAvmT2sxGQfUfVSapq+pUGXofEmq2+BHqwlA6LK4kz9N4NXP+E9vbVVa+sLeRT3AZSfxBI/SklqErEv8Awl+ma5H5U1jeQYb70bK46H1xWjZCwFzIlveNI3lH93JEVIGeuen4A55rR7EWOihMNwAbaaG44/5YuG//AFU+5jU2c4kjUlVJwwzjg0KXvGUkziWg8/8AcZx5zBc46ZwOmasx+EYUzJJeu3AzhQB7fzp4idjWhG6Ln9iaLLPJK7GRnYswSU8EnPRcVrXdwDaSgK2AjZ+Qjt71zc12jpt7rPLWvoigVEPTviizuf8ATI+Mda7U9TznBF2e5EkbRNuwcYxRSm9R06S5RlvdFeQ5VO5BwKtrfS7fknLN3BbNEZ2Ro0mxk2oTiFwu3cR3GOvH9TXczXK/YIAxUERjJJwO3vWFWd2iqcPdkXvNUWe4spjjGWZSGwB16VxniTV5o5Ra3VtHIJI90TE4AbON2QPp0Pf8KUpEclmJp8/2K4j3ljHGAGQjjcQMkH1A+nSua1Le2u3DxKQrNmIZAJXPUHv3rKM09DU6XTdLs719t2ZHUJvyTgq2cZyPqa09Q8K297MkgnlSSNSi4AYfjW8JJomb5TG1LwPdyRRpbXcDMm4kSKVznH19KxbnwdrEVtKPsiuSy48tx05z1/CqsTzj9M027sWmF5aywhlGDIpAPXv0NdRp4UXcjHtFjpjPIoZUZHHpc+fceUkbxtzyGyK7maLUdN0e0kt7ufezDIaQkAY7A5FZpe8atrlMN5LuGcyyLKrod7NwcH14JqSXxjdkEJYwJwM7iWx+HFaVY3aM6UrK5Hquv6hY3jW1k8USgEkCME5/Gu3uOYJFHPyt29qylDlsbxldM8g8pWjQFckAVoaQEXU4zs6iumKuzz53sbV9bW7wuQieYOvr1H9KKc4+8KjflMSHVrjTbwGN3IePbIA7dBwCQCM4+o+o5raHiXSpIWuryyiPmvuWPywRjAA/kfzoi1Y1lHUd5GnXWlOUtdsuz5WjDAZbjOV46noa3/EOmC5sWKR5ZIjsOfb/APVWOI0aNsPszgZobm3t2laJ1UHBcOGA/XNGnTPcSizbzpWcghWb5QOvr+lYS2HLc1QrfZWCSYTzCBzyeMAD8zStZwzsry7wpJx5f3mHp9e9cSk1IbRdExs1CxALbsOd3LN6ZPf/AOsfelTUWsZUEUzurktuKEpt/nnpzg1tSlqK11Y6CDWtKnbC38CEAcykqD+YFXUkjuoj5E0E47eXKr/yJrsjIydMzdet7lraEC3kYhjn5TxxVDTVb7RKGU52YII6fUVd7oIrlRqHw5pRl81LJY3bjMZK9evfFal9aC6skiLlVtx8uO+B3pJ+8iZTdjlyjFvmAKM6ggfhVs6PpiEymzRiDnlck08Q9Ua4d3iyzbWUCqGkt0aXrllG4fjVtn/ct9D/ACrn6o6Fszx9X3IB83TtViwMkV/E6BywYYBJxXYtzhklY1ru7YSZaPDEcjGKKJvUmEdCubSJt28/K4HO7p/T+dRz2FtPbbYRGJY+jOcgqAOvPrnsMcevHJ7Rp2Ohlqyv9TS9j0klTaiWMnK87S4xzk/zr0m/njWB4hu3lME+nvV1HzNDh7qbPMby6CedbzZVQzISe46/z9Ko28cS3jyQN5RK4Rgdwz1znt0/nWctEF7lwSXJVwvKqecchPYflTJLyUxGMGTah3ctgA/3q50kW2OuL2ZBHDayuygAs46fj+VJLOqTR53A7fML9Dz1U+vrWiiJOzIL+WODcsgEi5I3oSCfbP51QtrkKzMyncxwATkCtoLQJS1Ny21KaOQfZ724j4BKQzFQfwzXUaff31y8nnXcksSpkLL82Dnrk/jxTi9DPdlCPx1eKwzFZznGdq5B/Qj+VdC/iJ4tMjmubEos7bf3cuSOM55X+tOL1LcVY5qTVZW8wRtgH7rYBIHY+n6Vjya7qzzKDezsCONsY+nYVrUXMRT90t61dak2p3gSe+MfmNsERcjHbpXeo25AOfu9+vSueStY3i9zyeJkhkbf3NXLO4gN9bqvXzV/nXXHc86aep0E8kJ3Ald2TkH6iiiS1CnOyMTUorZJNtrqRnikco0Txn5T659OnAqKysEad0N4iYOEYqwVx6Zx6dsDrXJc7XGzNa002O0ukmglgYhlYhblcPtbI4J7EV0816lxvKELnqSwx/OqlK7Qcuhynio2UkSSLJCbkEAYHXPqf8n6VzazmKb5jIyKqoeMDBxnA/OiWqIjodBLLCrYhiyrfIFU4PHqPy5rEkmZbghxvKgKw/ukVyU0aSZdt7RriKWTzkGxAwG5ckYznBI4H9a6rR7Cymjdb6COS4C/NHJFkjnGQfTIxj2roiTJls+FtEuUJNqF3fMSJXH9cVgap4e0G1R/sty0c3K7Cd4yB+JHqc1szNM563Kb1kEisQ2Nr/eYev1rsdEBeOXGeV7/AF78VKKbMa28I6jDeGV0gZO218EfgRXR+IbtIbOzgUoUiQbx0cNgZOD1GAeRSejuONmjFGpWz3KpHCZBJIv7wgDHSupIAQgIM47U60nJqxdGKSZMCONwwcCpVYYODkY6Vjyu6Neh5CzfMfk7+9TWrst1CRFn94pHB9a7kcLSNq5lmMm94G9MgUVEpahGGhafQrhopI5rOQSO5ZZMLtH4jv7U620CVvMMiNGNgKr1CZ7fWuaSOvckm0cIvCn8TWbPp5UMVGDSSuVsrGBdJJG7A9RVZCSu8gEA4weK0Ri9y+l/PLlyViY4wV9Pw9qhecG4k3kFm65HNTyBcm1ZZoL1RnMRVNgAx/CP8TW1p+uS2FsrSW3mvt2jdIwC8AYwDjHANDVhpXZqweLFvSsUOmsssjKF/fgrycdNv+f583qOqRXk8hkgMcighWWXdhgTwc9s8mrTCULDNNitJ2CXF1JHIZPkDRFhj1OO/X8q7TT7dbK4ngluUeTG4ptYFQe53AcfiaOouXQ11uLWRS0VzbuScgCVQf1Pr/k1xOuahdXV5JtX/VL+8KMDgc9wen/1vajchU2jLXS7maSGVNvGTtAI9OnGP1p39lahMvFvK4xjrnH61SasVGLLOtae4vp7m4jKRuw2krnPy11en63BLAoOVCn8DWUnsaRZwlwxhdso3+sPXPrTIrkx3kLAAAOGOPrXWmcUk9TpBdx3O2RbkIXXBVvQd+/eispLU0hK0T1PxHBZ6Tawzm1D+bOsQ+du4PuPz5+lczq0kcd1btBGYkltlm2Ft20k9M1mjcLOz+3G7laRlW3tmm2g9cf/AKjWc+fN57CgGjHm0O3nuZpmJDHoVJBB/P8ApUc2g2U0Zd4x5jsMsPYU0QR3GiWQgllMeD5ZwB0yB1+vArmfLjmm84FgzHBGABu79O1NjR193o9m8UUsyuZAqjKvgcADp+FWv7EtJ4lA3jjuR/hSYrk+maFDY30U6yOTHIGArz6/iZr66KNgNO/U/wC0aSKvzG5oVgi7pJPmyOPau51CEHWbvBxthQdPakty9onI6bLBeX/2Pyyrgn5icjisfWIGs9Rnt/M34JLcYHYjv70faG/hLunao1ndLIklxGgBGEft1x2rebxNb3B+cXJIH8QB/mfepa1COxleItShuUW2IkOwKTlRySMjnOf/ANdc6ty1tIAGYr94L2FMie5pW1xBclkniJRmDHb1HH1p902l27t5ouWwRwoHf8aqnKwnRT1G3MyQyxx2bzeS67sSnv8AQUVLepPLbQ//2f/hMeR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1MDowNj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decuación avenida Europa</text:p>
          </table:table-cell>
          <table:table-cell office:value-type="string" table:style-name="ce1">
            <text:p>FCC <text:s/>Construcciones y Contratas, S.A.</text:p>
          </table:table-cell>
          <table:table-cell office:value-type="float" office:value="2015" table:style-name="ce1">
            <text:p>2015</text:p>
          </table:table-cell>
          <table:table-cell office:value-type="string" table:style-name="ce3">
            <text:p>data:image/jpeg;base64,/9j/4AAQSkZJRgABAQEAYABgAAD/4TgS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xOjE3AAAGkAMAAgAAABQAABEckAQAAgAAABQAABEwkpEAAgAAAAM5OAAAkpIAAgAAAAM5O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xNTo1MgAyMDIwOjA0OjI4IDEwOjE1OjUyAAAAAAYBAwADAAAAAQAGAAABGgAFAAAAAQAAEZQBGwAFAAAAAQAAEZwBKAADAAAAAQACAAACAQAEAAAAAQAAEaQCAgAEAAAAAQAAJmYAAAAAAAAAYAAAAAEAAABgAAAAAf/Y/9sAQwAIBgYHBgUIBwcHCQkICgwUDQwLCwwZEhMPFB0aHx4dGhwcICQuJyAiLCMcHCg3KSwwMTQ0NB8nOT04MjwuMzQy/9sAQwEJCQkMCwwYDQ0YMiEcITIyMjIyMjIyMjIyMjIyMjIyMjIyMjIyMjIyMjIyMjIyMjIyMjIyMjIyMjIyMjIyMjIy/8AAEQgAzADM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wkTPzVXzzWkWYT3AnkGvC/iK3m+IJE9biQfltFbQ6mb3KurnDr7gn+VYt6f9Gb60qvxGsPhE01j/alkq7smUAkdhW+lmtgmo3F2UZJgZTCACSgzn69RRF2Ie5n31w91pdmzxNBBNPtCK/3k6DOPetPYIfGMcMI2Rx2/PGcAbgBSbuNFqysVsby5czAyXchZY+M4GTgevFVbXUrnVLK/uI4Rb2MUUiIM5kL7c59gB/OkUtER6XBFH4MuGRAHZZtz454Hr3rR0I7vD1ttJySxwTz1PNK9mLcj1HVbXTgTNLukI+WNeWP/ANaqksMz+JLedYnaOOMFmB4/i70NlOOhZvf9cDjG7J/SqucUmOKskG6qt9dy27RlNu1s7s/h/jSKJmuXGoRREr5bKxwBzwKsFrqENItuWjwTuSQfd9x3poiTsdn8M5VfVpWRdqNasVGMfxLXqGKzkaR2FopDKpm4qMurHJraKOaUrjTtzx1rwjxx83iVYz95rqTH/fYrRbMz+0Ra4hjnjU/3f61iX/8Ax5f8CP8AWoqfEb0/hJ9Hu3t7pYYYVae4cIrucBB3/Pj8qsqvmJ4kuHJMiqY1djkqMt8o9vlB/CjoTIvx2C3ek6Z5kgijt18yUv8AXI/nVufUy2tw2VnAjyTIJZJmPGzknHqcZ/OhrQEVNFiWbXtYuZsvNEwETscmMEkcfgKPDUZl8NXsS8NLKyrk4/5ZgUkO90aFpFHpOi+RcssixK0sm1RyuOeO4qvb3l7qmn3U0FsIITE8du+/Ds4BGSB0A4pFJWRW07wzDbhXvn8+UnO05259z1NT6jfXK6lb6ZZiOFplB81xu2A5HT1496TRTeg+7jNvHDC0pldFIaRhgscdTVNj0+lD3CL0BTxWdqrYMP1P9KBll+dQtW/3v5Vuojy2TFFY4UjimjKqbnwsI/tNcAjFrIDn13rXrVZyNlsFFIZUZaiK1ujkY3oa8K8Ytnxbaqfui7Y/nIKtbMUdyPXSXu0b/Y4/M1haj/x6fjUVfiZvT+FEmmQyNqFrKoOyN2ZyOgwBjNayyQaat+xlE0xPnyQrj1OP5mrgupnJXZQv5pr6z0yS42hJrgM0QPy7cjAPr1rVVo18aEphVFsyqcYA+Uj+tKSuF+ha060+wT30ssiZvJDtx2AJI/nUFvq6XNldtYW/kWVvE4jm4U7wMgBf1qbalJ2K2mwoPC17eyF3upllV5XYkkBTge1aXh5seGICwx+8fP8A30aSQNlp7pQdqjj1rDuWY+K7Fwc/Ko/VqbQNl7UQRcDPfNUT1qZfEVT+EAeKrXbwAL5/TB28d+KlmhI1yUnhiEYZJTgndyMVet766s5vMgW5RlyUeMbh+nNUjOR1Xw0MP9up5H+rMEgHX1r1s9SPTis5GiCikMpmm4zW6ORgFyQvrXz74obf4usz/en3fnLVrZijuO1Y5vB7Jj9TWJqR/wBFH+9UVfiZvT+BEunXFyb23s4XWNJG3M23LHAzgfXFLbx5stclRRuM2Bgcnk9KqMtLGcnqa6aWJrLT5Z5RCluoZ94A9OvpUzXpfWo7C0tt8zKJJpd21VjxkkEck4/DkUS2BLqU9Iia71bVp5mLyW7+XEWJ+QEsCAOnajQEaXwxfbTvzI4UY5J2cf0pXuxvY0NOs5ItA+xXSbCzOXzwQCMfnxUUN7ZRWtxDYMskdrGXJBJUd/vd/wAKkdjIS31bX8GX91CwICklV/xNbN4dPsZo7i7lBnRAqDJzj2A6nrSuU0FxL51tBLsdN/IV1wR+FU88Cp6sqOyFzxWZqp/cj8aGUTzn/SLP/eNb9t80Kj2NUjKpsbHwuP8AxPLYeiS/yr2Ws5GsdgopDKeKb3rY5WivqbeXpF6/pA//AKCa+f8AVX3+LtMHoE/9DatY/CT1JNWbN4PZAP51i6j/AMew/wB7+orOpq2bU/gRa0qznl1GK5Qfuo1IJyOpB7fjV831pYWd8bEmeSM+ZKCTjcTjr/TrxWkFojOW7KWoSSXcegC7KStLMHdFGEILJgY9gcVt2jqPFt0jcb7bAULjt+nap6B0HaRYTWc+pSzYVbmUlMNyBljn6cimWd/YQWt1DpEReO2RpHfBKFwPu7j1J9uwqSl0K9qbq+8O3t/d3AfzYpFEKrhUAXt6/wCGKueH0C+GocLtBduDRFaoG9PmX9zBwo9TWDfAjxVpZPqn/oZpNDvoaOsNun/4EaygeKmXxFU/hFBqpqMDXES7MZXJ5+lSaEzSJEYFdCWY7VZRnaatC/8As42l2UA4+ZTjHXrVIiR1Pw5MUfiazSFgyHzcEHP8DV7N049Kh7miikgozikFyuRTcVojAz9cONB1A+lu/wDI18/34z4y09fRFP5bjW8fhMX8TJNWH/EwZPRR/KsfUD+5Ueh/qKzqPVm9P4UWNNmmfV7K1EzrCFMrIvG4gHGfyFFujP4e1QRRlne6wAg68jt+VaQd0iJ7s1TpfmQ6VPcSeQLJVaQE9/lOD6DK81ZOoxjWxZwWxe6YBppMABVAyTnqeO3Sh7Eor6TNPe6nqc1xO7/Zm8uGNflRQSwJI7nAFQeHyF8JX+BjMkh57/uxWaNOxNp8g/4QmUd9s38jVvQnVPDUJkYAKztznpzT2sTuije+KYQu2wgaYjP7x/kXr1Hc1JcW89xrFhcqmVRVZzu75zxUp3LasixqD7mBHQscc5qjngUT3HT+EOoqjqMkkcAMbbTk8/gazNBZnYiyLHJLrz+FdJpzKbNge2T+uKtGFZ2iWfh25h8V2qquQJ3BPp8pFe5CRWUFW3KeQfWpe5qr2EaSmb80rDJWFR0yWjL8Rnb4c1BvSFq8Du3z46svZB/6C5raC9y5i17w/VRm/k9gB+lYep8Rp9f6ioqatmkFaJo6NYO97HqBdAiIYgp6kn/9dWP7StbPSrqXS4WZYSPnbO0sWAPuSM59Oa1i7RMpblbUC9xN4f8Atcgl811klUDCNkqQCO+AcfnV21Yf8JrdSDolvxxjstK2t/MHt8hugNmbWf8Aam/q9RaICPCVzzwS7Y/7Z4oW43/kSafIW8HTbUwAswz+BqzokfneGY0ZuJDIjN6A+lK17egXt95Pa2FnZKPIiDN/fdssf8Koape3S6hbWkDrEszAM+3LDnHHapUbIrmvclmjMCxxmWWXB+/K2WP1NVs0qnxF0vgDNUNWP+ir/vf0qSxZT+4s/wDeSuk0uYxRS/u0dZEMZB4I5BBz+FUjCsrxNvw4Vjk+0OsiSLO2H43EHsGABIHqa9Fhupo5NsgKrgfKe/qfw/rXLSerNvsovveqAGfaozwDRv8AN+YEEdsV0iL+6kqUTcyvERH/AAj16ndkx9ckV4RLbH/hYFvltu1M4IJ/5ZsMfWtIS92xLWpJrsflXW/ruwMZz2Fc1qJIjhxyVfrUPdmn2UXtCRpNfRJizJHEzqu44DYxnHrUY/5Eu5JHJuOfzQ1rDVGE9y3cx77zw7H/AHY0P5BKs2gH/CYX6dxB/Rad9beYunyGaBl31lT/AAzfzL1BoZc+Er0j7vmSf+ixQt0U/wDIk0znwZKv/XX+Rq74fb/in4h6SP8AzoW6Je3zLE88UKs80qxIOrMwFY18wbXNLwQQWXkf71OQ7bmrqa7XH1/pWaOlZVPiNaXwi9qgupo4YQ0q5Utj7uak0ILtg8FqyjCmRCOK6fR7X7a3kBYi5Ykb/wAOKqOphWdo3L3hmWUeJZbEt/qb3ZvA6gMB09M8/nXp5jfftKbo1Bx6+mM//X9qxjGzZrB3iitZM/kyWrxZkSQocehGevfhhzUkt3PbSlYoWkDgMSOxwBj9B+daRGzpaO2KkgxPFQZPD9wVOCdozj1YD8K8feJJvFbvG2JIhxHnp8h/Hv0quzDcydamB1CYP95SMfTArAvhgRD/AGhVNbsL7I1NDz/wkDkfwwZP51St8L4ImZfvfaBu/wDHauL0M2tTavAG1zw4PVU3fkv+FNsjnxrf56+Rz+SULf5i6EXh5gv9tevmj/2emaIGXwjeZ6EyH/yGKcegXt95LZsP+ELkAz9yX6dKtaaHXwmhif8AekSbFUc7ucfrTSvb0I5vzMiHQLy8xJfTgSfxFyXb6e1a10NNs5IJLyWPzIxti3DLHHdVHOc+1ZxVkbyd2Le3AntY3VJEDNnbIpVhweoPNVFGJPu5/wD1VE9y4bIjzx0xVHVD/oY/3x/I0kUD7m0u3x28s/yrotMdo0Em51O8crj2/wAKqO5jXXuMk0WWN/HQdNxiOpRMpbry617e6yAnaexAHpnvTZUXokZ7BrXWkDAeVdwhGJ5AdDx+JDH/AL5qMXqWe5GQsSzHJ9mK/wDstIo6alFSIw/FzMvhq5I7lB/48K8Ss7tm8b3UBQHYpcMM5H7tc/hVpXRF7MpakzyXszHOS3NYd8SGhB/vinPZoqPRml4fG7xJMfS1Y/8AoNV4lX/hApCf4rr/AOJoT0Je5s3ij/hJvD4H8CKf0H+FLYMreNdUc/wwj/0GOmviXqLoR6GMWWrOMbWlP1/iqLTkUeCpnGc/vOv/AFzqo9DGX6ktozSeCnJ6LHL/ACNT6Cgbw7Aw7u386cd0CWnzL5hZuBWHfwq3iLTUlbb8wKk9OGpSehtFas1NWRgxPUb1yfwrPRgV+XpjisanxGlL4SFjyaq3sDXFvsDbeetIsjnBi0+GM87Cq5rpdDtH1Cf7NEQrsT8xbAAx9DVR3Ma7tBjNOtmsvHTWzsrMl9Fll6HkGvoBkwcbc02VFaJmVrqlNPF0IixtZFn464HDfjtZq4zxTZ315qq/Z7W8maGIRzG3OFEmSx/9CB+hFIpHp+2jbUcwWMHxgrDw9JjvKg/XNeHWwlPjrUrdI97MpA+XODhRnPbgmtYy0sZ8upW1FiNTvATnErD8jWHqB3SW496JFQ6Gt4Yj83WL5s/6u1Y4/FajWHy/AMEuMbrsD+RpJky3Nq7gVfF2jI/QxH+dV9NjB8Yaso6LCB/6BVJmbWhH4fybDVj/AAiUj9GpulnPga63df3uOO2wU29Qtr8yewVm8BTkjgRzHOc9jU2hstt4TguTvdFZ2YAemSf5VF9S+iM9fEN9qAYafZxKD/HPJz+CjHt/hV64sZL3U9PeWF98e1mlQgKrhgTlTjrzyCMYrPmNmtTR1GMSDeFUx7lwVx/d7/l+lZMlv3VVBHQLkepqebUcVZETQhmGRyDy3v8A55rO1F9sDeS7Aq/BHr6U76FEFwXbR0aTJYhSSfwrrvClzBbatC07hE3EFmIAGVI5NXE5sQr02JcSxnx9cXUWPLa6hYbTkcYz+tfQbsq5JpNXNaekTN1OeJtPuUk5R4WVhjORj/P51zfh2calp8l5dLKtw87JIFkIG6PEZPHrsz+NVyjR2e+kL/yNRYVzl/Et2J7Ke3GN0c6Z556eleR+HLqO88c6lJFna0LPyc/xIP5EVVrNE7mTrDbdWvG/vTOP/Hqxb/8A10P0NOQ47G74Sb/TtWVvu/YXP6rUUzE/Daz/ANm8AH4A/wCFSmT1NzUV3eOdDX0hP8mqPSUDeN9aU42mML7/APLOmmJrQh8LqP7K1hyhJMrYJ+j1DpMbDwDcsehEvb/YFNvUGvzJrVVTwA6p954pu+exq1pGJPCVtE4yrMwZScZHOaCewsOn28KiC2t4o2xjhcd+OarXl8ba5to4JkzKBt3MeBntzzyeg6+o61lY6OpNdyfZ45IfMabY4LHGCeB+HTiqL7JVVySTjjC571Nhxeg2WTzI88/KO4/Kqe2OSNvObZEWBL7QcHI7npVdBoi27tMVWThQNvuDxWzpa+ZCCWCuCNyn8j+tVEzqq8WVIFLX7zEoAZQwx6A45/KvoOWXe+d545561cNiZO1kUtQfdZTENkmNmA+gP9cVzWga3p9nDfRXd9a20v26dikzYJBbIP0xVPccXoPTxrqVvCvmPo923K5hvFZm64/iOM8DnGPXnFdDc6xbQX6sZ96PENqROGw5zxx+PPtWSZvWpwb91nK6lrETaUZHTEgkQNLj0z/iPyrzXwXMP+EovnAxm1bj/gcdXfU57WRT1L59Xuj/AHZnb/x41lahzdQr/s0mUja8KNi51lst/wAebLgD6H+lE8e34eacuCN12G5Oez0kS9ze1Fl/4WBpgfoITj6/NTdA+bxdrn+5j9Upsi4zwqinw3qzk/8ALQ8f8Baq2klW+Hdy3yqAsw5/3BSKsWNOZD4KUrhvklHAz2P+eaZozumhW0XynBY7ycZ/D/PSk9yYrRepbuWWN2VpI1bcSSx6An1/CsLUJBBq+nuVVlkI2h14+ZgCRSvobW3NS+gJfzNxd9wUlF+Y5/yPwqqJEkRzHz2JUZ9e2PT/AD6zLccdkRNLt34LZZvmHA6cc/mapuY3jZXVdqngY4xnj+dCKYwOqWci25byypH3cAf5OamtbtoLCcqRuwFQDuSP8atET2JrmOOz1CS2i+ZIUjUN6nb/AI5r3tXxGiht3y4J9sc1rDYy6IpiUuhQjI3bGGP++q82/wCETTWdV1abzVURXrwjK7sgAc/rRLoXHYz2sISGLWU6HJHzQsv06Uf2bbRuuQFD/L9yQHnjuTWNtTXmW5T1zToLK2jkt55N8jkMN/bBzXM2c8ltfyvDO0WU3My9SM9P5VWzI6FxA7gySMWd2LMT6ms++4v4R/s/40AhbS7nghvVhkCq64fjJxUU95NcaXaWsmzy4uFGcHnJyfzNIm12bSeImuvE9rqM0Ch4Y9pSM8HO7v8AjUuna61trGp3axFUnI3LtyQMj+oHNBPKQaZrM9lol1DCFPmyMGTvgg80umatBD4Zu7GQ7SUk25ySzEdPp2oLSLGm3+3wnLEJ4xLHFIFjDYcHn39/T8asWepWH9iQKZEB2tlPMwwwOOx4ORz7UpCitF6lRYI7yFIfNcEcBpWLFh9cc9Knu7NPPslbkwZ2sjgZIIxn8jUxZs1uO+3RTpHILlWLOfund0qCJljibJUsG2nPpmm9yY7ISViyIVYDy+mOwBzVYbI2ePblSRsbjgen60FCmVDbFo9yKQflAznJ606EE3EYO/aFMnAIOeR/hQtyZbDriQG/mHOWjyc19ExKGhQnoVBraGxl0RSkMUNzMzHbGV3knpjv+WBXiI8S6xpDPtZVF2xu8N3385/SiXQpLQtRBEWZftVqkgXAVLkrjnrzj0/WlshdthnvLhmRXZyL0FSTnGAW444/CuaGjNWN8STyyQW6HzG2yZyWVv4fXJrkraPfcSS4xwBWrJL+3aw9zms7UD/xMIv900xEUTBYbs5+YjGKiaRGSArH8yEZycA0ieo9bhRfJIF2g8MOtT20uLu4Y9WHNIZFbyrHazruUO5PX0xSwugsHXcpkyePwoBbi24VbFpNoVsHBBxk8/5/GnRyStGIt5O3qmMAd/pQgWxYgaVflZwq7hhl6qc/5/Ko5/N8nB+8W9O1JllqNGVwZPvdvlxx9KcJGzIOd2ce3PFCFHYkL7iW3AZ4PpUcwKoD8pVM5LdOO1DGTXEcUNltjTg4OxWx2z/hUNizF0cuMshQfXH8+KI7ilsSDLTSlTkNHuHtnp+lfRllvktIDgndGpyO+RWydjO10jB8avLZeGNSnjiJfyDEM9fnO0Y+jFT/AJFeSeJLS4uLq1YQqsccBt4iufmWKR4gTnudnalzGsImilpbRywqs0yMF4/dJ83y9/mqEw2hSQpehvtC7GWWEEEHsBu9qyaswZjapYfZLpbvzoW+0cARwlAMDHqaybZiJpBvIBAOD3yTzT6iLbYC8en9az7v/j8T/dpvYRVR5ALhU6beeAfWkO/7LEpVTzlcqPekHUfIzm74QFhwVAx/KnQs6SSvsyOAT6c0Ax0EWbCSX3P8jR5CRWazFiGkBA6Y6UCW4M0P2RWU5m2fwmpIZY3tm2g+Yi5clf8APpQgWxWa5kkjV4ouCCc7qs582PeWw7AFec4P+RSZaLMTBZAjDdj60/gYwMd6fQSJkYKn3uScfT3quXaR9u8ZVjy33W6UmMsaa811bzwCIE7WG4fXqf5Uy2TfBBE5LMLgKyjP3ec/nk0IUti6ZIbnUWnWFIQ0eCN+WOD1r6K0u9MmiWcgHlAwpkDkg4wf1FWR0RzfxPkhtvB0pD/v2mjKB35ODu6fh+lVL/w/DbWek2ssLPJBYxo5U/xZYt+pNTY2gzhDOjyxIILUsM4I3gj/AMeqrNHa4AFsvmKflEcxDZPpn3pczZFij4hmVIrNUSRV2uBuk3Z+72I4rm4n3GZtwGNo+XGenejqC2LzjB6g554+tZt4f9PHsM1XQRFEQ1rdHfhiOmM0PFhbacLlW69uee1ICfMiamcfMTGxBxjaOarLMweZd4PJye9AMfD5jWUp3EgZOCcdqYok+ys4GEI5+YHmgkTEotxkfIUJzsH86mt2YRkPGoVhjcVPPtmhDJwUiQbkCL6CkWVUfcy5jHzcdTz/APXpspCxKyS9cSAfMPUVYeQELgYGaOgC785FQSjaLg+w/wD1fjxSAbbTOlvvRmVsMMp1zzjH41PbNJBO5fG6JPNJIyCdoNIb2NzUbIWN7ZwBApWzTdg7QWBOT7nPeve9AZZPD2npwT9nRv8AdyMgn86p7GVJ+6jnviN5KWGiWqBcTatDvZsfMBkHP51m/EPxPBpfiGG3Dnm1VyBjjLNUmsVdnPtbTeYvkeZjvhh6+hqC8W7hs7gwxFpuPJaOEMw554xz+FXoQndnFa1d31xNFBcs7LGcIXh2HHGewz2rHsGXbLv5BIOPzqEaS2NVm64PGePasy5G/UQP9mqexBEjbIrkeuR/OnSSf6Laj+6alB1Hsd1+G/vJj+dRwx5aZs48s9fxpgx9sP8AQJeG6t078Umdump15J60EgqMljvH8SEVJBG4tlk/56EChDHMu5QWqDanmFUbDMpA+uKbKHwwvCwEhy1WQ2QaOgB6fNjmpVCsXRn+8MUgGLHDCj7WJ+UnGOM4yO9RtKfOjEKjDRqpXHB+tIbV0dXr0yXOoWxVmk/cFSQpA3ZyRn05r2nwjFJHolqzk/vbS2myT0/dBcf+O/rWiMaatFHM/FYx/Z9Bj80KTfZyfXaMEfjiuN8T6ZJr/i3WLqO6QxxXTQLvxxtABxnoM5qGtTXoWbd4E8vdcIMZ+4SFOT34qr5kFmftFxd2kcO8szNIQACMAdPX+dHN0Ecbqcy3d/cyCYtCrkJznIHArMs0cxHa+0u2AN2P0qSzVk0p44ncNuAXk/41kzp5V5Im5RhR91sigTIxkWjsCxBbBx9DVlo1MlupUtHgcGmSOG3+0JVVVxs4z2PNEIaOOYjBy/JH1ouJ9BIjnTXQv8xyemOx702QZskDnIA5yRjpTBdAM6GxVAGyFJYinuVXT4QvMj9ySCDihE9ioI1MCrI7bgOcsaFZopozkFcEDAxQzUunAOB2FKHUFc+tPoIezRtlizLt7jFQySoYHK5OeMn6GkAyAqLI7t24gkY59aahIhjcZJXGM/SlYZqPeSxXkBMwZWUkKeR06GvevB15NLolijQgL/Z0DLgZypz/ACOQfbFXEg5/4tO0Nlot2YSEivdwBX/Zzj9K86vY0WCyu5pts99E9zJ83VjLIM/kop9R9DojY2pkjLXMgdiFCnHJJ+n+c1l6mljFp1xcJcGUqhZAApJJ4GR9TUcvUDlrm2htrS3Ks7tJH5jqRgJ7D24qjA2ImkG35uQB1FQykSx6jOu3nI/uuTiqt3cme6mkIUbgOFGKEDIkkUWsxJ9OKnmkEj25AxkbabJW4oGb+RD02hTTAX+zzKBgbsFt2OntSuN9B1l81m77v169e1SPMq6Y4Y5ySM7s1SBdBscobTZVKZcAgHGONoq0JC+kW4+XHQ5Of0pojsQSRpvPT8BVWfMboY2wc+1JmhYOd6sX52805Z2G4B+3X0pvYS3IDL5iEMfmHI/Xir1vYm9doYZAjqMqG6H29jUN2RRFcQmO2XDBSRgB8DAGeTn+VIymP5JA3mGMZ3A+gpp3QJXIGnZriNOuxelesaF4x1GHQ9MWJY0FrD9mBYjJUjPTHqg5qr2Qox1KvxE8TTa3oVlBcQeUsdwHysm7ewRwe3HXpXH+Jp5r27sokCqlnZRWygg9ACc/juz+NRzamrgrHZpHayurpFAcNn5hkAjp+lYniQR/ZYLWG2RGlnCDavQc+/riiFW6sY8tmZ3iwx/aLVUjEbGA5QHOOSB+grni0ZTb3QBf0psaK6nDVGSDK2em2hAw/d+Q4FAljYrnqOBQxE6OgZmJw/QkDJolkiDlRyDyV29fekhiwTRssioMfKQRjFSIiyRcbgjDgj04NMCCeSKEiPczbSSfpUgmja3V1PyjnB64oewiM3AYZVHwelV53LsgAOc9DQhlmQsbRiy7ShzimQDcWX1GaY0MRsyD61qWd7NbTssWPnG0+vOalq6ArXMwYITnYijrUYkDgOv3WG1v8/jTtZAtxLqUvcbm++w5/Kuw0hydA5C5CBgx7bckfrRfQExupMl1rOnWjEbC3mMR2HX/ANlP51kavLC2rXBVy6lhtb1G0c0RLbOrjmdpTgkqOx9c/wD1qo6xJc3GpWEUTZmCNJEPfjH8q54RtIT2MjxA9yNSjN4XZ1hDndjoCfT3H61z1tITHKx6liTW5JCj/OPrTicyP9KaExu7Fvj/AGqQDHl/73+FMQ9Q3muy54HOBmpVXNuz88fLyO1AxbPetu8nGxW3cgH2p5usxqDjPzZwMdKQFANlce1Wo12wD0bg/Sh7CJlKhNifdFR+UjNl/wCHmkMlVzKSu7HynHvwar26/v8Abnrn8KBoQRu0ojT7ynb/AEH61Z3YlYei5H15pgQbl5z1AAP5U6AAQxoP7oahsQXIbERA/iJB/Cu30R7e10GCRkWSQozHcT6nj6VM3ZCRlaIFvdUdnZR5dviNiduACFHXuR/OsactLMzYkBwAdh4zgUIpnUafp8s0xkjMW0tuBYn7pwc9PenTwSN4kt4Z5EixblnZRgLgNjOfwpKNlcfNrY53xFcxS3Dm3l8wACMt2bBJJH51jIcBuMHac1aBkO7mnA0xDgdw28fjQG57celIRMJNit/tDFPhkWRBE3fmgC3FJCkQjVNuRjFUHPlFgMZGfrg8f1pICIqqjvu75qYGPav97NMBwdQxz61DckM0YHrSBkkm6NgV7c07K+fEw6MMn69KY0K15MskgPQnjNSElY5pOxUKPqf/AK1AELKuCScBhkn6cf4VPCUSOAseXVkA9B0z/OmIbK+2OJW5CEtn9MVchuHFsqIcsYyo5Ixnii1xdRbaby4ZnHUjaec/L3qWwu2ghZVi3AvnP4ClYYyz8QSwatERJIbHcIwg4+QcDP4VY8RXnm6jL5LsqsixA7skggZH05NJvoNLW5hXJUt8uMIAvFVojkmmhscPvmlQZzTEREYB+tOI+7SEA/1p+lMRmV2KtjHP0oAuxEEI6MwOdxAOKgLK9uzZJYgYyc80kAKn7lpG+8tQxyEgqeoGFpgTxxSMvzNg45psxOIwTnB/wpgSzH5vxp6KZIwETfIGBVfXpSGhLpR5oI6lefrTpGzAp9Tn8h/9egBv3gPbn+VODbGiO1W2IOG+v/16ZLJL2Ml/lGCGwSOw9Kvx6bI2iw3XmYHzfL6AMRSbshoqZxAMvhS2ce2KngI8kbjhsnP501qrgNbzvJST7QInkGAGiVfbPHaoJJGO2WVpHbPU9WOOKi1i09CnMZA0qyZLZ+bPc96QACCPC7eD/M1SJYynCQojbdu4+tMQzAMQGAdx5AqeaDy7mOIlcgZ+XtkZH6YpARqvzv7CmQRE7z26UAWYLcRRsVP3gcD3ppVjborjDL8tStgEllzb4/CqsP3qtC6k2cGkaXbxQMaJN5rQssRsjdCG3A+lJ7AWrzylZnP3W4z6joDWdMCFUH1pIYkf+spJfvke1US9jSuIskOW++mQPQ4FbFj83hFyXx8ku7vt+Y1lV2HDY5uQFULdWLhcfnUttqUsUITyUkx/E1bLYHuWn0+KG18wNIzMFzubpwKoXA5VfQ4/SlLcaK8qLH8qjjNNH3aBDf4qjH+uFACr90fWrEoHnxcDJOCfbikBM7+VqVxsAVcEBQOBxTbOR/Il57mh7ABdg/XuKkmJaGMn+8aiIENwx8gL2xUmxF09XCDfn73etELqV5htfvzzVeTov1oGPUYqxD2+v9DSYEr9G/36J+YkoGQFB5MTd8kfypznMy5/u4oJexpXJOYT6j/CtFSf+EUZexlx+bD/AAqKmw4bIzvIja0ViOfM/wDiqRIUC4ArToD3P//Z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E1OjUyLjk3OT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34 Viviendas en Alcala de Henares</text:p>
          </table:table-cell>
          <table:table-cell office:value-type="string" table:style-name="ce1">
            <text:p>Camporrosso Promotora, S.L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TpE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xOjI5AAAGkAMAAgAAABQAABEckAQAAgAAABQAABEwkpEAAgAAAAMzNwAAkpIAAgAAAAMz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wNDo0MgAyMDIwOjA0OjI4IDEwOjA0OjQyAAAAAAYBAwADAAAAAQAGAAABGgAFAAAAAQAAEZQBGwAFAAAAAQAAEZwBKAADAAAAAQACAAACAQAEAAAAAQAAEaQCAgAEAAAAAQAAKJc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hNPu5oPtEUTSp/s/MfTkDkVXZf4Pm313KabPNdNpKQ0xU0wVZGo0wVEYKpMTRG0FMKvTTIaIytNw9XcVhRvp26lcYoNToaUlcY8Gnb6zsMBLTgaY7hSbaVgGYp22gLDGieozA9UpE8o/wCxy0VXtB8gy+8PXdzpr69p+oNa3UUgjZVzHuHAGGU5ByayrHxd4kEDM/lanFFI8TefCHIZTgjcMN+ZrzHBxZ6SkpRUS/B400e5+S90+6sH/vQsJV/FWww/A1sWs+n6ls/s/VrOd2+7G0nlSf8AfL4J/CtI1WRKiiSe2uLb/j4t5Yv95Tj8+lRV0KRyuIhWmbKpMhoY0VNMNPmFYYYUphgSnckTyqULsp8wCmiiwxhpwlpiFEyVOsm+lYoGpyy7KkLh5qUJPQkK4n2pP79FHKHObLx/ZvCmpRJ91b1I4/M+UNkxDr9TivFdO1ZLfw74oTzdsrXM7KV/2gBkH8K4YVND0qlPU7LT7rT9Y02yaZ7WeaSFGZWZd2Soz75zWINOstR+yS2SSwJPNIjKzbtu1yuefpn8a3nGM1oYQlKDuzat4fEej/8AIM1Zmi/557uP++GytTf8JjfW3/IY0GKVP+ekO6BvzG5T+QrBwlT2NVOFXc0LXxH4cv8A7moS2b/3b2P5f++1yPzArVSzmmg8208q8i/56WsglH/jvT8q2p1ebcyqUexDv/v0mUreyWxz3b3IJ7u0tp4opbuKKWX/AFaySBS+OuM9anK0lK43DS43bSGGrJ5RDDTTFRcXKRGKmFXqkSxu16MOn3KdxEgmqu70khNjN1O+d6uxFxfKoouO5tT2NveQOk27Y33trFd2DkZx1wQOtcrdfDfTXguorSaWD7T/AKz/AD/9avFUbI9yT1MFvhzfWEafZHin/wBr7pbFangrQprbTbq31u4azuLZvMtdzD97uJLD5jjrj0PPetItxZEoqSOn+zXCfclinT8VP6ZFRszp/rbeVf8Aa27h+a5/WumFVPc4p4eUdjlpW0651/V4riJWgtrSOf8AdrtbOCzcjBJxj8qSPSLf+0ok0y+ntbqW1+0xt/dUkAfMCCDk1m4c2xqqvJuamj654ou40i2pq3ylvLmjErbVAyd3DAcjnNXF8VaekmzU9MvNOf8AvQt5i/Xa+CB9CaxjUlDc2lTjPY0Z9J8I+JLGKLfa3l0zHd52YnxgBVTdjA68A9TTrfSU0G0isYopYreL5Y/Mz0JzjPfrWtKd5E1YcsCTzEpwZK6zjuLlKaxoHciNJiqTM2G2mNDSuSQmCgQVaYnEcLegwUuYOQPJeii4cpsL/q6U15Sd0e01cAaRhVEsrNp9v99IvKf+9GxjP/jpqOW2u4fnt7jzf9mZR/MYP507iscXqei3c2ra1qD7d19YG2jiZeEbaFVsntwfzqPSLKeHxPpTyvLFBFpCW00+7comDEkfN2OBVJkSVztPA2o/2VpVxs0+KV5/lkk8wq+AowvIIwCSccdap+JJnfSfKexnZG+Vm2rtTkck56HpxS+0N/CZcC6feQRRJY7UgjCySLuVnPOThuOOnTn1NX0sNWsN/wDZOsNBbqu5vOk2xqvq4OVx+FS6abD2jUdRNJ1a+1WCV763s12ttWSGMo7fUAhcf8BzV4Cu6l8B59b4x26nbquxFxC1IGpiuPWnE0ikAXfT1R6BolET/wBymlf9iouXYTZRRzAWFNcdea34htr67e3lsJ7dZnVYZoWVlAJGA6tz06kVw046Hozlykll4zunkt0vdEeLz5EjWS3nV1G4hQWBCkDJ9666iWgLUht7u3uf+Pe4il/65yBvzxU1K4xCqP8AfTdUMlhbv/BQmK1yBtFRN7pK0W3+Ldt/WoLqyvprR4kuPNib+Lhuhzwfw9adxNCR3XkwRRXen+b5Shdy9eOO/wDjUFxexXknlP8AurWJt0cDZ5P95yfvMOw6D681pCLbMqkkolbRz+7uNn8UxatMrXXDaxwVN7iYoNaWIEoBpiHh/wDYoaVEj3vtVKgpEVrf2l+jvaXEUqKxjby23bSOoNWQ/wDt0FvQf571Ir1PKPmHbqKXKFyVf9XXO6joNxNJK8T7vNYt97ldxJx+tcVOXKejVjzIz7XSL62kt/tETbFkjZm27h8rqSePYGuxe1vpo0u7eVfKVtrRsv3zgng54/z+BUfMxU1yo8q1T4ceIEu3vdP8hnaQyeWsgTZk8Bdw6/j+dR3aeO9BvvKt31F7fja0kZnX+oFHIPnO7u7zXdN0LR5Xitbq9ubcS3CyMYhhhkBcA4OMdR61BpnjF7m7t4rvR7qB55BCskciSopJ28nIYDP+zScdBqep0Hifxbb+GNDZ4bVJ7y5byFZvuxgg5Y9z7AV51bfEyxf577R9r/8APS1kG79dpH51KLZ22ha1p+t6alxYvK8TMV2zfeXHHOSePfNXZLW3m/gqr2ZnYqy6PE/3H2vUH2C+h/1Uu5P7rVrGoZypXGme7h/1tvv/AN2ni+t3++jRf7y/4VuqyOeVEkHlP9x1b/gVQzPFD9+VV/n+Q5q5VacVzHOqchw/2Pm/yPzHPWtrwxY2upax5N7bxTxLGZPLkXcMgjBweDjNEpqVPmHSi/a2F8QWcVtqM9xM8FnFLK+1pPl3kHsACx4xzjGKz47Z5o99u8V0n963kEn5gcj8RWUKsEjoq0ZuTZCTS+bXQrTORtvyDzaKORk8yNBPuU+vKWp7l9SaIUzxDe3Gm6Fay277Xa8Kt8o+YeX05oT1HbQ5uLxZd/cliglT/Zyp/rV6LxXb+Z+9t5V/3WDf4VpzmXIamoeItB1LTZUSX/SFtdsazRlTuAxwSK47T7aWGe3d/wB7FFMJGaPDcAk9Ac009BOOpW+IB36Tb/8AXb/2U145Eu+P/tnWaNWdt4eS7h0m1lstQktnWQr8qqynknJyM/kRXW6f4r1WbTbeb7Ja3Uvz+d+8MRO1toKjDD8K25bow5zduPEtpZ2On3d3b3SJeQib93GZfKyqnDbef4uwq/p2q2OqwPLYy+aittb5WUqcA4IYAg4I/Os+WxqpXLZFRPbxP9+JaFcNBpsrd/vxK3+13/Mc1CdKi8zen/fMmJB+Ibr1NTJKS5RJRDSNOi02NIriL7Vbr/zzYRsxJJyRjB69iKu2d+lhJvS3eBNu2Tdu3Ee8q8KP90D6mtee0eUzjSSlzEusj+0vDH+gvBEzXbt2nC5XjPzLnnHJNcsnhz7HBE9xL/pEsYn8yHdGE3fwjOcYIP6UoKDYVZTUWyO4vdYsJ4of7TiuklV9q38Yk4UAn5/vDr2Ip0euxeZEl7pksTy52yWU3mq23hvlbnj/AHq0TcDCUVW30LP9o6P/ANBBx7NbtkfXiitPrRH1Q21rm7jxLqdtdXCf2PFPbxSOqyR3O1sKSMlSuM8f3q5IR5jvnLlLNn4wieSLzdM1GDzWRVZo1ZcsQFyVY45I6ik8a3WrXNpa29jbq1vAxlk2/MzMQAOD/CAD09fbmZR5WVGXMjgRrdxDI6PErOv3l7/jgn+VSL4ki/5a27L/AMC3fzxTuBYj13T3/wCWrL/vKf6VdS8tH2bLiJv+BDNMRLcKlzH5Uv71PvbW+YVjTeFdJf7kTRf9c5D0+hyKLDLllpaWdolukrMitu+bGcn6VqeH0tLCf/SH/dLv2/LuHzBjzx/eIrRSsYygbnkaJeQRW/7pUi+6qsU29Og7dBWppmmWNnA6W7tvnm8xt3zfwIo6deEqpPmM43izmvEnht7PXVvfNlga+Ytut5nRvlVR82Dg9R19K6DTUuIdGt0llae4WHc0knViRnJ9eoqZLRGsd2Yui69q15qUVpcWlqyNlWnhkZdpVS33GB64/vVHafELQZtiXDz2r/3Zo/1+Unioasy07o6S0u7e8tEu7SVZYm+6y9ODg/yqaT/Vv/u/0pdB2GPbxTfO8SM/97bz+fWnL5sOzyriXYq7VVv3gUenzZOPxoWgWuc/4q0S71v7FLE9qr2yyfKsZXfu2+5wRt6+9UtKtvsf9mpd+assH2nzmbLKu59y4zg9ODVRZEkbnnwH/ltD/wB/f/rUVtzI5/ZMvr9yuY1Cwu0kuP3TMjSOysvzDDEkdOnWsaLsdFVXK1ouyC1il3K6zQ7t3y7drqT1+lddjfRUd2FNWRxepeGtMv7u9luLRWl859zbjnismbwzdp4btZbdHl3W8bboV3MuQp6de9OUQjI46/8A7Q02d0e3bb/ekhK9vXFMt9SluX2fZ1+7u3buO3+NSXctagbu2kiiiuGVGb+Fip49xWfB4l1iH7l80v8AvYb+dOwrm7YeJr54EeVIG/vfw9D16/5zV9fFCJ/rbFv+2bbvx6f1qWiizH4l0x/vvLF/vR//ABOavWurWn37e+VX/wBmTaf6Gi9haNG1DrEr7Ptcv2qL+HzG8wLn0J+ldLp72k0H7qWKJFX5vMY/KPYc/kKJS0RMVqzLifTNB12WJ/tXlRSHc0eG3ZUjIyRjhjTL3SfA15JbpFbqqRR7VaRZFfPPVs89u9NS5mNrlRtxafpP9jRafaXETRfZzHt3CT727cCO/wB41m6F4S/sr7RNFcfL5PlrCrMqD5gchc7QccVfLoRze8V/EU3iHSrvfaeV9naEssc0YYMyjJAIIYZHrkVJ4h19PDclqlxbyzvPI8f7nGVKjJ4PHr37VLKjIbpfirTNYkeKL7VE6xmZlmt2X5VxuOcFTjI7960ba90/Uo3e0uILrb97y5A23646VOw9x/2CH/n2X/viii7HoKDUhNTHYbEzQoqgQ1rG0uZN8sS7/wC9ypb8q0T9n0fwxdS7G8qJoY1VcfKAwAAz2HHFTzai5dDIHiPTJvvuy/N/FGf6ZqvcxeGb+RHli05n2/ekjVT19SAa6edGHIzF8UeG9BfQr3ULeJftFtCZI2jmZhnIHIzg14hlPn2f3f8AGokzSOh3fhLwZceIdCa7t75YN2+La0e7p3znkc9Kc/ww1i2gTyvIndWP+rmKlhk9mApKJPMaGpeDLv7J9ol8218rC/LtZW3EDJ/Osm00JEvr23uJfN8hkVWVRHwyhug+tHKHPc2I7GWz2JY28Gxv9oq2QCeTg56VA+q3H9mxatE7QIqlpI2+bjkc46+tDQ0ypL4z+2PLcPLFLcN/s+WM49hTYvFe/wD1tju/65yBv0rOxoXY/E1j/wAtUni/3o/8K1bPxSif8e+rbf8AZ8wr+jU7isb1rrsusSImpyrdRKp2suFK5wDyuMjFdzjR30b7RKlrPerDNIu7az/dYkjPKnA9qmTKijl7DV9E8y4eWHyHlh8nd5fYspI+Xt8o/Ki1g8P6a7PplxulnjRZGZtvClyB82Dn5/0FaykZRjynDNouoB2CR3e0HjbO2Me3zUVIHoi1g3PiK6tp5d+nweQsjRrJ9r2sdpIPylcDp/eNKOxcxLfxSlz5T/2fdeVLIkfmK0TBSxAGcNkcsO1dCKJAjJg8Y+H3dk/ti1Rlbays23kdeuKd4l8Y6OnheW0iuPtUtzMm37OwYIFIJLHPHTGKztqXfQ4P+3LH+PzV/wCA/wCFPGtaf/z8Kv8AvKV/pWhJMmoWL/cu4P8Av4KkaK3ufvpBL/wENRcVi7p13No8Hlae/wBli3FvLjUbc9zjFXl8R6gn/PJv96P/AAxTUyeQZqOvS3mmy2ksUS7mRtysexB/pWPEESR3/jlxub+9gYHX2FaRdzOUeUso7+Ymx1+X5trL7Ef1qnFaxQ2kVjL+9i/1bbvl3A5PaqaEmdFD8PdBhgidHlgluYUmZfOGOR2DAkD/AArHvfhLbvdvcW+psqMp+WS33DP1DD+VZ2NOYkh+H1wlj9n82Buq7lYxnn0yODXOTeHvsHiC40+43P5VqkjbmDfMxPce2KfKHMW72W40eNJbFLXylX5lZSp+8q8FT79xVrUtS16KNP7Pl29VZY1XdhgQ3LdchiPxqZRHGRzh8R31taW8sssWyfO3zI/TrnbWnZ+JEm++itt+ZvLz/JqVi73J/wDhIIeykfWRf8aKCbHpi/6uuQ1Cy1BJNQRLR5YrmYyK23dgZbG3n5fvcjvgelKGxT3IdJhu7aO3t5bRlT7RHIzbf7rKSf8Ax2vQLeylufniTcm7bu3DGeuKJO4I861HwRNZ+H737boK/a59/wBlkXymO4e6tkc4rDPhjfq0ry6e7Jxt3KWHQ/gauGpE9EdvqPgvRP7JskeGKJ/7KE+5v+eoj3YAJABJ+X6V5x/YsPkJKifP5wX5ZG6bsdN2OntUlGVqdiiTxfjWIyPDI6b/AJ1/u5pNDOt0PQdQ1LTYri01Pyv33k7Wkfr1zlT07dKt6bp/iG/gllt77/UMVk8yY9QSPlypznaeuKdhX1LGnT31zaLcO7T+bGJNv7tNoO0Ac4yeR3q7bXXnPKnkujQN5cisytyQG4IYg8Ed6uO5nJFg3Gx9jpP/ALO23kYN9CFwfzqjqzpeaTvifcjfxL6Zxn3qpCRseJvGGg6lq0T6fcStbxW8cKt5LLu25HAxnH4VRi1+0T/Vah5X/fUf88VijZl+HxHL/Bq27/emDf8AoRpLid7+d7iV/Nll+83H07cdBTFykM0MU0eyVNyf7X1B/mBTj8/8f+c1rHYwejKFtoen6lrOj6Pdo0sXnJHt3FWKkjcMj2rprvwz4WttSureLdA6s8LL5j44OCPmyO1Q5ami2M4eB/De0bbtcY4y0f8AhRVXFzM7NT+7qSsE7I3e5PAadrupy6PoVvcRffa7K/lH9Km9wRy0/i24vIEiuE3IudvTv+FU01OLzN/lS/7PStV7pDXMjeufFOmXOky27xS72sxB8yjGQMHnPSuZthpkMiS/Z2glVtyyRsflPrg1JRmeKbG0vI4pbGLddLJ8zL8vGDzjgE5x2rgJ9F1PzJX/ALPnb5f4V3dvammI7bwtq2p6JpqQpaQfLcef/pFqWOcYAzkHb3xWp4JH+lvpOxpfP37d3yljhmAyeOpqyOp02i+FdHh3W6axPYvBbqqtJ5D5K44w6EZyvb+tYk2ku+pXV3NqDz3F3MJJG8tV5CgdFwBwo6ClHcqSKupR6hYR2r29wrJ86qvljK4C85PXrWdpsHk2NvFcfK6/e/i28/rVmbGatYWn9rW/2Typ4lkfdOtmYt2cgZBOccKce9Yl/wCC9es57LfZTr5se5l85enODgN9KhlpmpZeFrh7RPtFjdb/AOLy1+fH+zkEZ9M8VFd6DLbSRPaWerNFJZmRluo+RIHYABlVeNoXrzkmkO41Lm7h0mW4TarRQmTa0bYbaVA4JyOp71av9Uls/sqRRLK8+fvNt24Xd71pHYyerHafqmoWHiSy1OKytWuoo3aNZJGZScbcnG0/xetR3HiLVrzVrp7ixtftDN50irlR8xJ4+Zves2tTRbAdV1EHB09lI4I8zp+lFK7L909QBrDuPGWk2d3Lby/at8TFW2w7hkdcYNTEctx1r450SaeKJJZ987CNd1u/UkAc4x1NWvFt7d3mm29paWSz+VMZmbztp+7twBjB+ufwpMaPOH11LaeWKW0ZZYm2su45U8cH5eP/AK9Sf2/F5e/7PLsb+LcMe1USIPElj/tL/wACX/GpP+Eh0/8AvN+n+NAhsviTTIZPnllXd/0zP9KQeKNH/wCfv/vqNv8ACmMsxaxp80e9Ltfm/wBk/wCFP/tSx/5+4v8AgTf40APF/afwXcX/AH8FTLfJ/wA/a/8Afwf40kwsE9y80afvdyK3y/Nu9M/0rOuL10vrJP4GmRZF/vLnkZ7cZ5rVfCZP4jodcs7eHWbq3t02xLJ+7XcflGAep5PWprzXL68kie48pnijEa/L2Gcd+vNZXNLDYtXuE/u/N96tSw8aanpsieVtbau1Vbpii47GR4j1VNe+e4tF+aQyNu+YNkDjp7H86r+Dv7Pv/EkqX1usqWNtNLtkVW4CHO0Hq2M4+lWn7hm4+8bAv9Be73/2TFsX5Vby1VlGfb8Kpa7Fok09vcaTb+RK0ZW4+VucEFepPT5vzo5h8pmGxlkJcugLc4OKKOYVjuwK8v1+G4/tnUE+zy/NM7K3lnDAk4I9ammXLcj0W3/07T/OR18q4Rm3LtGNwOSTXqQ+elMaPLNag2eK9V/0e62SyFtyxlg3yjGDit2fwn/xSFvfW6S/Lbw+Yu3cMkKCMjocnoaAOJ1LRbhJ/wDj3n/78lu3rVCz06+8/wCe0n7/AHoW9V9qoRfu4HtrR4pbKXYzbvMaNuOPlb0HIx7Z75FcuwT+5/DSiI04bLztjp/dH8J/pUiWsvkI+yX7x9fU1VguaesW/k+Vs3r8v3lYr3FTaBbpc/anfdKiyDbuYtt46c0lEOYn1GZ7a+2JcNEm0fLu2j8qkVXudCiuJX3S+WW8zjPXrVrsQzJge4uZ7hPtbttYemeRnsKry3V9DffZ0u2+7u+9/wDXqOU0ua1v9uex837XPv5/5aN2/GjTrnUJruWJ7uXYsYk+8e5I7n2o5Rcxcv7+4s/kTaybR97PcgevvUyT3uiTy3GnyrE86mOTcobhlZSOenDGm1oCZlXHiHULaxt7j903m5+XaO34VPbeIb6benlRfKu77v3qmw7gviS92j/QD0/z3oosOx68D+7oYJUrQYzYn9xakA2UMCWNEf76K1W9YCQ+CdSfYn+sh+7/AL4qeYa2OBnvbeaNEeJvl/u47CrP27Sf7JSL7DL9tVv9f7Z5B+bnj2qiTJ1QRX9jcW6bleWHarN0U5B7dutcSPBd3/z9wf8AfLVfMB0ujaY+m2mx5dz7v4en61oIESP56OYnlLNxdI9jLFsb5tn3sY4YH+lZ0Son3EVf92nEmQ5oLeb78UTf7TKKr6iUs7H/AFX7pf4VXj8qtkpHVa7axabJp9o8S7/sEDNtUdSDnP45rLf7C/zvb/P/ANc1/WsuY1FY2P8AAjbGUf8ALNeuBnj65qpe29u+pS3FpFFEkqhV+XacAAc4+hP401ITiQTWNvN88sSt/wDWp0tvFcxokqbqvoQJpWmWN54r0fSZbGKWJpgvlsu5cZywOe2Aa29XsNHttduootMgiSKR42VYx2OOMfSspPUtR0MoafpmP9Qo9to4/WiouPlNTTp00G0+yPdq21i376Qbuea0E8S6T/y1vbVX/wCuy/41owJB4i0T/oMWH/gQv+NSHXNJ/wCgha/9/BUsoa3ivRLb/W6taru/6aCm6v440e78N3dja3UE/mMjeZ5nHykEjp7VPKNbHnp8S2ifwf5/Kmv4qtE+R0+dvr/hWhIn/CV2n9z+f/xNMXxhaeZ9z+f/AMTSsBIPFVv/AM8m/X/CoW8X26SbPKaiwXJpPFFp5e90l/u/Ko/qfamxeKLF/uRXX/fI/wDiquJMhzeKLRP+Xe6/8d/+KqC48QWN/AqeVOqN825lH64J9KbBI1Nd+IH9sXyXdx5ET+WI1WON8YGcdSfWs1vFUSR7967P+ubf41lYsUeJk/zH/wDXpF8VReZs+bf/ANc//sqaQmyY+Jbfy/8Aj3nb/gK//FUf8JNb+Qkv2SfZ/wAB7fjV9CCG28afYNZi1Oyt5UurZT5bMqsOQQeDkdDReeLb65vriWW3naWWQszLGMMSckjj1qLalp6FU+JLvJ/0G4/74H/xNFLlFcn8QXKTa7cPv3fc+9/urWMJovMlT+OrigYyUReZE+/96uNvze4q4l7/AH6JILlLVZd8kWxN3yn+KprHZ/Zsv8PX8KVh3KDz/f8Au/e/vD0pQEubuL+H+GqYiW9s3hg3/eTdtrNtR+8oAtSM6SbE/u1AT+/TfQkBbuS6QfI/8X/1v61HZfPG/wDvf4UCJpE37/nZflP3V3bvbFEcL/ZPuN93+6fegCjNLvkR6nmX/RE2I33v4fqaALyWtx5G9Imb5f7p9Kgt7a4893e3lX5f7p9qQy59nuPL2JbtQbO7+yInlfPz/EPb3p3JZm7XS+uIn/hX+ldjCsT/AOt+Wl0GXRYRY/1yf99D/GioGc3qdrLNqUrp9zj+L/ZFU/7Pl+ffErOzD5mb7v6VqShqaTceYj71+9WiNL3/APLVV/4DQFyvcaG82z/SPu/7P/16ns9P8mPyvOb/AICopWHcmi0K3m+/fN/3yKvQ+FrTzEm+1y71+mKljNCbQdPuYPKlR/73ysetRQ+FNJh+fym/4FJU8xQ6bw3Yv88SbX/2vmFUZdB8n/l0ib/aVR/+sVSkSReSn/PFP++acFT+4tUIMU2VkSN3l27P4t3SgCqb7T0/5ar/AMBX/AVZt5ormPfE/wAlAFqKZ6tpMlz8kqK3y/iv41AxJNPf53t/nRW27e/IH+NUnHk/JL8n+9TuDRif2XNf6tcbJoIPM+60zFd/yjOAAScYJ6dq6WeyS2jV3vrBkZQy+XMW3A8A9OM+9K+o7CLYXRUFbfcCOGABB984ooHYoXY/fv8A57VWJrVO5k9BA1L51NoSZKLih7hPLZ/7q7qTQKRnf24n8ETf99VPba5cPOifZ9qM33tx/wAKlxKuad3rF2kH+iIrS7v4l7c571HYavqb3cX2jatvzu+VfQ49+uKloakTX1xqdzff6DdrFb+WPl3fxZOT0J6Yp9pp+pvPE8urbkVgzKsjfMAQSO1Q7IpK507aV9s/5d93+1x/PNUpfCtx/wAstq/7Mjf1FR7U09ncrr4Q1t/4LVf96Y/0U1M3gXUJo9lxcWexvvKu5v6CtPbEezEj+HcX8d3B/wABtf8AFq19M+G/2mTZb33rtXy/L3EZzt4wTx0yaFUuJ07FS68NWnh6f/TtQl3spjWORR1yAWyGBPPHIxyKzrvS7e5nT97dMm3/AJ7bix55xtwB7DpgdetbJmLbLVncWOiTp9oRlsm+WaSZdyrJt3BRzkNgjOBjBxWsnizwpDOjvd2vy/dZrXzAPfHB9OQeOfw5qkeaR0U/hLWteMNEex+16YlrdXDRjb5lqV64DNuJ6deP1ri11lJtlwnm+bt+7Dau+3Jzj7vy/gayUWjRyLC61rTorLaxopGQskbMwHoTnk0VrczsLeeI/Cz3b28Xh68ll/uxsrN09Mk01NBfXp4v7M0nVrDd/FcWRaFef4m3Db+RrdOxi9SW88DvpUDS6zqFnaxfwzrcLhuvARgGLewzXLNbfvH2PuTd8reWfmHY89PpmmpDcRptn/zj/GpotMu3j+SJm/3VLfyFJyJUS9HomrP9y02/9sXrQtfBup3P+tl8pP8AaX/9VZuobchpDwRYw/8AHxqH/sv9asw6D4ctvv3ay/8AbRWH5AVk6rLVMuIvhyH7lvE3+7blv6VOuq6ZD/qrRv8AgMKr/PFQ02UlYD4iT+C0l/4Ew/pmoX12V/8Al0X/AIEx/wAKPZlc1iP+1rv+BIl/3VP+NMbU9Q/5+FX/AHVX+op8guYia8u3+/fS/wDAW2/+g4qxpuo3em3aXFvcMr8/wht2Rjq3OfcHNUo2IcrmbqLXF5HdPcXy/v12s3kquwbi3BJ67mY5OetYMy2if8fGt6jLt/hjm2j8lArVMltD400R7RYnedovMLqsksjDceCx+bH51qWthp6f8e9pa/7yqrHP880pOxMWaDpKn302/wC9/hWPresxaJBE7p5ssrbVjVtp+pz2qVqWznW8ZXe9sWq4z/cY0VryEcx6jJrl3YR7HigX/rjcKx/FVNRXHiT7TfW+n6VDa/a/LDXV7eQFthbP7tFJHOOSxyOeneiwXOS1TX9k9xaanexfu2EnZQ25cgheo4PT/I5xfFOz5LTTNObr+8k3uz88MQGABqpRQi7F4l8Rzf8AHpY2sX/XGw/XJzzVtNQ8czPv+0Sxf7O2JR+WM1lyIfOzZspdWeP/AImdwu/+Hy5GX8+QPyqdkR/vvu/3mLfzqDQQRRJ/B/47S0rDY0zRJ/Gv/fVQPf26fxr+n9TVKJLYLf27ybPN+f8A75qz8/8AtUO6Ep3JEt7ib7kTMn+6WFIYZUk+dFX8qGUhVRP45VX8/wClO2xeYiI//fS7R/M0AcLqlxqyXdw9wm1N33VXeqgA4xx1PHPFVLHVEvJHS4hVUijMjNGxUYHYg5/nXRFaHO27iDVtYuY/+Jfb+Un/AExh8w49zg/0oR9bSTfvut/+990/jTFc6DSdYu9mzULf51bb5i4UHjqRnr9KytRttQ1LVt6W6ypu/cruHzKCMDrk/T61nymqlcyH0PXN7bbG4Vc8Ao2R+lFVcVjvzpUr/wCt1XU2/wB2YRD8kAp9tpNvbSM6ebvl+80lw7N6Z5PpxWHMacof2Ppm/wA37Fau33maSMMWPqS2TmrSbIfubV/3Ywv8qLsOUcXf/aoy/wDcpaj0AI/8CLStBcJ9/wCX/eWmBlX+rJYfJslll/h9P15P4DHvVWG71B5H823iVGX70kg2KevOOh9+f6irGbkZl5cP5bvcXG1t23av8WPTbwR+dY1xqjp9z/P5VsokNkB1CXy9+9tn8VWofEV9CnlfaJdn8O1uV+naqdmJaGra61qHzebceai/d3KG3D8wQfatiz1qKaRElTb/ALW7+Y7frWbgUpmvlKsWhi8zZcJ8m0/8s93OOMjuKxNjCv8AUJfP+zxbZdvyq20My+3PzD6VHBpl7DaRS3F8v3t23aFLD0bI6fia25tCU1cy5tVt7mfZE8v3flbaVDjplc9R064qCS4/2/8AvqrMuUqXF8kMfyP8/wB37vr35rKvH+0J9nSZ5VWTcu7LdsHk846UXElYgzfg4E91/wCPUU+UfMexPTUrlNyRaSgBpqa2A8+LgfeoAfeXEyPtWaRV9AxxTYvnni3fN8w680Ac74ujRI5dqKvysOBj0rn97PB8zFtn3cn7v0rWHQwqEN//AMuX/XQ/0rnwq+Wnyj8q0e4LY2oIItn+qT/vkUydF+T5R970qkSTNTrf/Vv/ALtUiZGj9ruUSXbcSr8o6OfQVZ0u7uXkTdcSt83dzXLI6EZutfJqKSL8r7h8w6/nV3V3Z9Jfcxb933NNFMxoufs+ef3ff6VjalJJlhvb73rVmUdhtnGjv8yK31Fadmi/3R+VVETLlFUSf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wNDo0Mi4zNzA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162 Viviendas en El Roson</text:p>
          </table:table-cell>
          <table:table-cell office:value-type="string" table:style-name="ce1">
            <text:p>Arpada, S.A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TpE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xOjQxAAAGkAMAAgAAABQAABEckAQAAgAAABQAABEwkpEAAgAAAAMwNAAAkpIAAgAAAAMwN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wMTowMQAyMDIwOjA0OjI4IDEwOjAxOjAxAAAAAAYBAwADAAAAAQAGAAABGgAFAAAAAQAAEZQBGwAFAAAAAQAAEZwBKAADAAAAAQACAAACAQAEAAAAAQAAEaQCAgAEAAAAAQAAKJc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hNPu5oPtEUTSp/s/MfTkDkVXZf4Pm313KabPNdNpKQ0xU0wVZGo0wVEYKpMTRG0FMKvTTIaIytNw9XcVhRvp26lcYoNToaUlcY8Gnb6zsMBLTgaY7hSbaVgGYp22gLDGieozA9UpE8o/wCxy0VXtB8gy+8PXdzpr69p+oNa3UUgjZVzHuHAGGU5ByayrHxd4kEDM/lanFFI8TefCHIZTgjcMN+ZrzHBxZ6SkpRUS/B400e5+S90+6sH/vQsJV/FWww/A1sWs+n6ls/s/VrOd2+7G0nlSf8AfL4J/CtI1WRKiiSe2uLb/j4t5Yv95Tj8+lRV0KRyuIhWmbKpMhoY0VNMNPmFYYYUphgSnckTyqULsp8wCmiiwxhpwlpiFEyVOsm+lYoGpyy7KkLh5qUJPQkK4n2pP79FHKHObLx/ZvCmpRJ91b1I4/M+UNkxDr9TivFdO1ZLfw74oTzdsrXM7KV/2gBkH8K4YVND0qlPU7LT7rT9Y02yaZ7WeaSFGZWZd2Soz75zWINOstR+yS2SSwJPNIjKzbtu1yuefpn8a3nGM1oYQlKDuzat4fEej/8AIM1Zmi/557uP++GytTf8JjfW3/IY0GKVP+ekO6BvzG5T+QrBwlT2NVOFXc0LXxH4cv8A7moS2b/3b2P5f++1yPzArVSzmmg8208q8i/56WsglH/jvT8q2p1ebcyqUexDv/v0mUreyWxz3b3IJ7u0tp4opbuKKWX/AFaySBS+OuM9anK0lK43DS43bSGGrJ5RDDTTFRcXKRGKmFXqkSxu16MOn3KdxEgmqu70khNjN1O+d6uxFxfKoouO5tT2NveQOk27Y33trFd2DkZx1wQOtcrdfDfTXguorSaWD7T/AKz/AD/9avFUbI9yT1MFvhzfWEafZHin/wBr7pbFangrQprbTbq31u4azuLZvMtdzD97uJLD5jjrj0PPetItxZEoqSOn+zXCfclinT8VP6ZFRszp/rbeVf8Aa27h+a5/WumFVPc4p4eUdjlpW0651/V4riJWgtrSOf8AdrtbOCzcjBJxj8qSPSLf+0ok0y+ntbqW1+0xt/dUkAfMCCDk1m4c2xqqvJuamj654ou40i2pq3ylvLmjErbVAyd3DAcjnNXF8VaekmzU9MvNOf8AvQt5i/Xa+CB9CaxjUlDc2lTjPY0Z9J8I+JLGKLfa3l0zHd52YnxgBVTdjA68A9TTrfSU0G0isYopYreL5Y/Mz0JzjPfrWtKd5E1YcsCTzEpwZK6zjuLlKaxoHciNJiqTM2G2mNDSuSQmCgQVaYnEcLegwUuYOQPJeii4cpsL/q6U15Sd0e01cAaRhVEsrNp9v99IvKf+9GxjP/jpqOW2u4fnt7jzf9mZR/MYP507iscXqei3c2ra1qD7d19YG2jiZeEbaFVsntwfzqPSLKeHxPpTyvLFBFpCW00+7comDEkfN2OBVJkSVztPA2o/2VpVxs0+KV5/lkk8wq+AowvIIwCSccdap+JJnfSfKexnZG+Vm2rtTkck56HpxS+0N/CZcC6feQRRJY7UgjCySLuVnPOThuOOnTn1NX0sNWsN/wDZOsNBbqu5vOk2xqvq4OVx+FS6abD2jUdRNJ1a+1WCV763s12ttWSGMo7fUAhcf8BzV4Cu6l8B59b4x26nbquxFxC1IGpiuPWnE0ikAXfT1R6BolET/wBymlf9iouXYTZRRzAWFNcdea34htr67e3lsJ7dZnVYZoWVlAJGA6tz06kVw046Hozlykll4zunkt0vdEeLz5EjWS3nV1G4hQWBCkDJ9666iWgLUht7u3uf+Pe4il/65yBvzxU1K4xCqP8AfTdUMlhbv/BQmK1yBtFRN7pK0W3+Ldt/WoLqyvprR4kuPNib+Lhuhzwfw9adxNCR3XkwRRXen+b5Shdy9eOO/wDjUFxexXknlP8AurWJt0cDZ5P95yfvMOw6D681pCLbMqkkolbRz+7uNn8UxatMrXXDaxwVN7iYoNaWIEoBpiHh/wDYoaVEj3vtVKgpEVrf2l+jvaXEUqKxjby23bSOoNWQ/wDt0FvQf571Ir1PKPmHbqKXKFyVf9XXO6joNxNJK8T7vNYt97ldxJx+tcVOXKejVjzIz7XSL62kt/tETbFkjZm27h8rqSePYGuxe1vpo0u7eVfKVtrRsv3zgng54/z+BUfMxU1yo8q1T4ceIEu3vdP8hnaQyeWsgTZk8Bdw6/j+dR3aeO9BvvKt31F7fja0kZnX+oFHIPnO7u7zXdN0LR5Xitbq9ubcS3CyMYhhhkBcA4OMdR61BpnjF7m7t4rvR7qB55BCskciSopJ28nIYDP+zScdBqep0Hifxbb+GNDZ4bVJ7y5byFZvuxgg5Y9z7AV51bfEyxf577R9r/8APS1kG79dpH51KLZ22ha1p+t6alxYvK8TMV2zfeXHHOSePfNXZLW3m/gqr2ZnYqy6PE/3H2vUH2C+h/1Uu5P7rVrGoZypXGme7h/1tvv/AN2ni+t3++jRf7y/4VuqyOeVEkHlP9x1b/gVQzPFD9+VV/n+Q5q5VacVzHOqchw/2Pm/yPzHPWtrwxY2upax5N7bxTxLGZPLkXcMgjBweDjNEpqVPmHSi/a2F8QWcVtqM9xM8FnFLK+1pPl3kHsACx4xzjGKz47Z5o99u8V0n963kEn5gcj8RWUKsEjoq0ZuTZCTS+bXQrTORtvyDzaKORk8yNBPuU+vKWp7l9SaIUzxDe3Gm6Fay277Xa8Kt8o+YeX05oT1HbQ5uLxZd/cliglT/Zyp/rV6LxXb+Z+9t5V/3WDf4VpzmXIamoeItB1LTZUSX/SFtdsazRlTuAxwSK47T7aWGe3d/wB7FFMJGaPDcAk9Ac009BOOpW+IB36Tb/8AXb/2U145Eu+P/tnWaNWdt4eS7h0m1lstQktnWQr8qqynknJyM/kRXW6f4r1WbTbeb7Ja3Uvz+d+8MRO1toKjDD8K25bow5zduPEtpZ2On3d3b3SJeQib93GZfKyqnDbef4uwq/p2q2OqwPLYy+aittb5WUqcA4IYAg4I/Os+WxqpXLZFRPbxP9+JaFcNBpsrd/vxK3+13/Mc1CdKi8zen/fMmJB+Ibr1NTJKS5RJRDSNOi02NIriL7Vbr/zzYRsxJJyRjB69iKu2d+lhJvS3eBNu2Tdu3Ee8q8KP90D6mtee0eUzjSSlzEusj+0vDH+gvBEzXbt2nC5XjPzLnnHJNcsnhz7HBE9xL/pEsYn8yHdGE3fwjOcYIP6UoKDYVZTUWyO4vdYsJ4of7TiuklV9q38Yk4UAn5/vDr2Ip0euxeZEl7pksTy52yWU3mq23hvlbnj/AHq0TcDCUVW30LP9o6P/ANBBx7NbtkfXiitPrRH1Q21rm7jxLqdtdXCf2PFPbxSOqyR3O1sKSMlSuM8f3q5IR5jvnLlLNn4wieSLzdM1GDzWRVZo1ZcsQFyVY45I6ik8a3WrXNpa29jbq1vAxlk2/MzMQAOD/CAD09fbmZR5WVGXMjgRrdxDI6PErOv3l7/jgn+VSL4ki/5a27L/AMC3fzxTuBYj13T3/wCWrL/vKf6VdS8tH2bLiJv+BDNMRLcKlzH5Uv71PvbW+YVjTeFdJf7kTRf9c5D0+hyKLDLllpaWdolukrMitu+bGcn6VqeH0tLCf/SH/dLv2/LuHzBjzx/eIrRSsYygbnkaJeQRW/7pUi+6qsU29Og7dBWppmmWNnA6W7tvnm8xt3zfwIo6deEqpPmM43izmvEnht7PXVvfNlga+Ytut5nRvlVR82Dg9R19K6DTUuIdGt0llae4WHc0knViRnJ9eoqZLRGsd2Yui69q15qUVpcWlqyNlWnhkZdpVS33GB64/vVHafELQZtiXDz2r/3Zo/1+Unioasy07o6S0u7e8tEu7SVZYm+6y9ODg/yqaT/Vv/u/0pdB2GPbxTfO8SM/97bz+fWnL5sOzyriXYq7VVv3gUenzZOPxoWgWuc/4q0S71v7FLE9qr2yyfKsZXfu2+5wRt6+9UtKtvsf9mpd+assH2nzmbLKu59y4zg9ODVRZEkbnnwH/ltD/wB/f/rUVtzI5/ZMvr9yuY1Cwu0kuP3TMjSOysvzDDEkdOnWsaLsdFVXK1ouyC1il3K6zQ7t3y7drqT1+lddjfRUd2FNWRxepeGtMv7u9luLRWl859zbjnismbwzdp4btZbdHl3W8bboV3MuQp6de9OUQjI46/8A7Q02d0e3bb/ekhK9vXFMt9SluX2fZ1+7u3buO3+NSXctagbu2kiiiuGVGb+Fip49xWfB4l1iH7l80v8AvYb+dOwrm7YeJr54EeVIG/vfw9D16/5zV9fFCJ/rbFv+2bbvx6f1qWiizH4l0x/vvLF/vR//ABOavWurWn37e+VX/wBmTaf6Gi9haNG1DrEr7Ptcv2qL+HzG8wLn0J+ldLp72k0H7qWKJFX5vMY/KPYc/kKJS0RMVqzLifTNB12WJ/tXlRSHc0eG3ZUjIyRjhjTL3SfA15JbpFbqqRR7VaRZFfPPVs89u9NS5mNrlRtxafpP9jRafaXETRfZzHt3CT727cCO/wB41m6F4S/sr7RNFcfL5PlrCrMqD5gchc7QccVfLoRze8V/EU3iHSrvfaeV9naEssc0YYMyjJAIIYZHrkVJ4h19PDclqlxbyzvPI8f7nGVKjJ4PHr37VLKjIbpfirTNYkeKL7VE6xmZlmt2X5VxuOcFTjI7960ba90/Uo3e0uILrb97y5A23646VOw9x/2CH/n2X/viii7HoKDUhNTHYbEzQoqgQ1rG0uZN8sS7/wC9ypb8q0T9n0fwxdS7G8qJoY1VcfKAwAAz2HHFTzai5dDIHiPTJvvuy/N/FGf6ZqvcxeGb+RHli05n2/ekjVT19SAa6edGHIzF8UeG9BfQr3ULeJftFtCZI2jmZhnIHIzg14hlPn2f3f8AGokzSOh3fhLwZceIdCa7t75YN2+La0e7p3znkc9Kc/ww1i2gTyvIndWP+rmKlhk9mApKJPMaGpeDLv7J9ol8218rC/LtZW3EDJ/Osm00JEvr23uJfN8hkVWVRHwyhug+tHKHPc2I7GWz2JY28Gxv9oq2QCeTg56VA+q3H9mxatE7QIqlpI2+bjkc46+tDQ0ypL4z+2PLcPLFLcN/s+WM49hTYvFe/wD1tju/65yBv0rOxoXY/E1j/wAtUni/3o/8K1bPxSif8e+rbf8AZ8wr+jU7isb1rrsusSImpyrdRKp2suFK5wDyuMjFdzjR30b7RKlrPerDNIu7az/dYkjPKnA9qmTKijl7DV9E8y4eWHyHlh8nd5fYspI+Xt8o/Ki1g8P6a7PplxulnjRZGZtvClyB82Dn5/0FaykZRjynDNouoB2CR3e0HjbO2Me3zUVIHoi1g3PiK6tp5d+nweQsjRrJ9r2sdpIPylcDp/eNKOxcxLfxSlz5T/2fdeVLIkfmK0TBSxAGcNkcsO1dCKJAjJg8Y+H3dk/ti1Rlbays23kdeuKd4l8Y6OnheW0iuPtUtzMm37OwYIFIJLHPHTGKztqXfQ4P+3LH+PzV/wCA/wCFPGtaf/z8Kv8AvKV/pWhJMmoWL/cu4P8Av4KkaK3ufvpBL/wENRcVi7p13No8Hlae/wBli3FvLjUbc9zjFXl8R6gn/PJv96P/AAxTUyeQZqOvS3mmy2ksUS7mRtysexB/pWPEESR3/jlxub+9gYHX2FaRdzOUeUso7+Ymx1+X5trL7Ef1qnFaxQ2kVjL+9i/1bbvl3A5PaqaEmdFD8PdBhgidHlgluYUmZfOGOR2DAkD/AArHvfhLbvdvcW+psqMp+WS33DP1DD+VZ2NOYkh+H1wlj9n82Buq7lYxnn0yODXOTeHvsHiC40+43P5VqkjbmDfMxPce2KfKHMW72W40eNJbFLXylX5lZSp+8q8FT79xVrUtS16KNP7Pl29VZY1XdhgQ3LdchiPxqZRHGRzh8R31taW8sssWyfO3zI/TrnbWnZ+JEm++itt+ZvLz/JqVi73J/wDhIIeykfWRf8aKCbHpi/6uuQ1Cy1BJNQRLR5YrmYyK23dgZbG3n5fvcjvgelKGxT3IdJhu7aO3t5bRlT7RHIzbf7rKSf8Ax2vQLeylufniTcm7bu3DGeuKJO4I861HwRNZ+H737boK/a59/wBlkXymO4e6tkc4rDPhjfq0ry6e7Jxt3KWHQ/gauGpE9EdvqPgvRP7JskeGKJ/7KE+5v+eoj3YAJABJ+X6V5x/YsPkJKifP5wX5ZG6bsdN2OntUlGVqdiiTxfjWIyPDI6b/AJ1/u5pNDOt0PQdQ1LTYri01Pyv33k7Wkfr1zlT07dKt6bp/iG/gllt77/UMVk8yY9QSPlypznaeuKdhX1LGnT31zaLcO7T+bGJNv7tNoO0Ac4yeR3q7bXXnPKnkujQN5cisytyQG4IYg8Ed6uO5nJFg3Gx9jpP/ALO23kYN9CFwfzqjqzpeaTvifcjfxL6Zxn3qpCRseJvGGg6lq0T6fcStbxW8cKt5LLu25HAxnH4VRi1+0T/Vah5X/fUf88VijZl+HxHL/Bq27/emDf8AoRpLid7+d7iV/Nll+83H07cdBTFykM0MU0eyVNyf7X1B/mBTj8/8f+c1rHYwejKFtoen6lrOj6Pdo0sXnJHt3FWKkjcMj2rprvwz4WttSureLdA6s8LL5j44OCPmyO1Q5ami2M4eB/De0bbtcY4y0f8AhRVXFzM7NT+7qSsE7I3e5PAadrupy6PoVvcRffa7K/lH9Km9wRy0/i24vIEiuE3IudvTv+FU01OLzN/lS/7PStV7pDXMjeufFOmXOky27xS72sxB8yjGQMHnPSuZthpkMiS/Z2glVtyyRsflPrg1JRmeKbG0vI4pbGLddLJ8zL8vGDzjgE5x2rgJ9F1PzJX/ALPnb5f4V3dvammI7bwtq2p6JpqQpaQfLcef/pFqWOcYAzkHb3xWp4JH+lvpOxpfP37d3yljhmAyeOpqyOp02i+FdHh3W6axPYvBbqqtJ5D5K44w6EZyvb+tYk2ku+pXV3NqDz3F3MJJG8tV5CgdFwBwo6ClHcqSKupR6hYR2r29wrJ86qvljK4C85PXrWdpsHk2NvFcfK6/e/i28/rVmbGatYWn9rW/2Typ4lkfdOtmYt2cgZBOccKce9Yl/wCC9es57LfZTr5se5l85enODgN9KhlpmpZeFrh7RPtFjdb/AOLy1+fH+zkEZ9M8VFd6DLbSRPaWerNFJZmRluo+RIHYABlVeNoXrzkmkO41Lm7h0mW4TarRQmTa0bYbaVA4JyOp71av9Uls/sqRRLK8+fvNt24Xd71pHYyerHafqmoWHiSy1OKytWuoo3aNZJGZScbcnG0/xetR3HiLVrzVrp7ixtftDN50irlR8xJ4+Zves2tTRbAdV1EHB09lI4I8zp+lFK7L909QBrDuPGWk2d3Lby/at8TFW2w7hkdcYNTEctx1r450SaeKJJZ987CNd1u/UkAc4x1NWvFt7d3mm29paWSz+VMZmbztp+7twBjB+ufwpMaPOH11LaeWKW0ZZYm2su45U8cH5eP/AK9Sf2/F5e/7PLsb+LcMe1USIPElj/tL/wACX/GpP+Eh0/8AvN+n+NAhsviTTIZPnllXd/0zP9KQeKNH/wCfv/vqNv8ACmMsxaxp80e9Ltfm/wBk/wCFP/tSx/5+4v8AgTf40APF/afwXcX/AH8FTLfJ/wA/a/8Afwf40kwsE9y80afvdyK3y/Nu9M/0rOuL10vrJP4GmRZF/vLnkZ7cZ5rVfCZP4jodcs7eHWbq3t02xLJ+7XcflGAep5PWprzXL68kie48pnijEa/L2Gcd+vNZXNLDYtXuE/u/N96tSw8aanpsieVtbau1Vbpii47GR4j1VNe+e4tF+aQyNu+YNkDjp7H86r+Dv7Pv/EkqX1usqWNtNLtkVW4CHO0Hq2M4+lWn7hm4+8bAv9Be73/2TFsX5Vby1VlGfb8Kpa7Fok09vcaTb+RK0ZW4+VucEFepPT5vzo5h8pmGxlkJcugLc4OKKOYVjuwK8v1+G4/tnUE+zy/NM7K3lnDAk4I9ammXLcj0W3/07T/OR18q4Rm3LtGNwOSTXqQ+elMaPLNag2eK9V/0e62SyFtyxlg3yjGDit2fwn/xSFvfW6S/Lbw+Yu3cMkKCMjocnoaAOJ1LRbhJ/wDj3n/78lu3rVCz06+8/wCe0n7/AHoW9V9qoRfu4HtrR4pbKXYzbvMaNuOPlb0HIx7Z75FcuwT+5/DSiI04bLztjp/dH8J/pUiWsvkI+yX7x9fU1VguaesW/k+Vs3r8v3lYr3FTaBbpc/anfdKiyDbuYtt46c0lEOYn1GZ7a+2JcNEm0fLu2j8qkVXudCiuJX3S+WW8zjPXrVrsQzJge4uZ7hPtbttYemeRnsKry3V9DffZ0u2+7u+9/wDXqOU0ua1v9uex837XPv5/5aN2/GjTrnUJruWJ7uXYsYk+8e5I7n2o5Rcxcv7+4s/kTaybR97PcgevvUyT3uiTy3GnyrE86mOTcobhlZSOenDGm1oCZlXHiHULaxt7j903m5+XaO34VPbeIb6benlRfKu77v3qmw7gviS92j/QD0/z3oosOx68D+7oYJUrQYzYn9xakA2UMCWNEf76K1W9YCQ+CdSfYn+sh+7/AL4qeYa2OBnvbeaNEeJvl/u47CrP27Sf7JSL7DL9tVv9f7Z5B+bnj2qiTJ1QRX9jcW6bleWHarN0U5B7dutcSPBd3/z9wf8AfLVfMB0ujaY+m2mx5dz7v4en61oIESP56OYnlLNxdI9jLFsb5tn3sY4YH+lZ0Son3EVf92nEmQ5oLeb78UTf7TKKr6iUs7H/AFX7pf4VXj8qtkpHVa7axabJp9o8S7/sEDNtUdSDnP45rLf7C/zvb/P/ANc1/WsuY1FY2P8AAjbGUf8ALNeuBnj65qpe29u+pS3FpFFEkqhV+XacAAc4+hP401ITiQTWNvN88sSt/wDWp0tvFcxokqbqvoQJpWmWN54r0fSZbGKWJpgvlsu5cZywOe2Aa29XsNHttduootMgiSKR42VYx2OOMfSspPUtR0MoafpmP9Qo9to4/WiouPlNTTp00G0+yPdq21i376Qbuea0E8S6T/y1vbVX/wCuy/41owJB4i0T/oMWH/gQv+NSHXNJ/wCgha/9/BUsoa3ivRLb/W6taru/6aCm6v440e78N3dja3UE/mMjeZ5nHykEjp7VPKNbHnp8S2ifwf5/Kmv4qtE+R0+dvr/hWhIn/CV2n9z+f/xNMXxhaeZ9z+f/AMTSsBIPFVv/AM8m/X/CoW8X26SbPKaiwXJpPFFp5e90l/u/Ko/qfamxeKLF/uRXX/fI/wDiquJMhzeKLRP+Xe6/8d/+KqC48QWN/AqeVOqN825lH64J9KbBI1Nd+IH9sXyXdx5ET+WI1WON8YGcdSfWs1vFUSR7967P+ubf41lYsUeJk/zH/wDXpF8VReZs+bf/ANc//sqaQmyY+Jbfy/8Aj3nb/gK//FUf8JNb+Qkv2SfZ/wAB7fjV9CCG28afYNZi1Oyt5UurZT5bMqsOQQeDkdDReeLb65vriWW3naWWQszLGMMSckjj1qLalp6FU+JLvJ/0G4/74H/xNFLlFcn8QXKTa7cPv3fc+9/urWMJovMlT+OrigYyUReZE+/96uNvze4q4l7/AH6JILlLVZd8kWxN3yn+KprHZ/Zsv8PX8KVh3KDz/f8Au/e/vD0pQEubuL+H+GqYiW9s3hg3/eTdtrNtR+8oAtSM6SbE/u1AT+/TfQkBbuS6QfI/8X/1v61HZfPG/wDvf4UCJpE37/nZflP3V3bvbFEcL/ZPuN93+6fegCjNLvkR6nmX/RE2I33v4fqaALyWtx5G9Imb5f7p9Kgt7a4893e3lX5f7p9qQy59nuPL2JbtQbO7+yInlfPz/EPb3p3JZm7XS+uIn/hX+ldjCsT/AOt+Wl0GXRYRY/1yf99D/GioGc3qdrLNqUrp9zj+L/ZFU/7Pl+ffErOzD5mb7v6VqShqaTceYj71+9WiNL3/APLVV/4DQFyvcaG82z/SPu/7P/16ns9P8mPyvOb/AICopWHcmi0K3m+/fN/3yKvQ+FrTzEm+1y71+mKljNCbQdPuYPKlR/73ysetRQ+FNJh+fym/4FJU8xQ6bw3Yv88SbX/2vmFUZdB8n/l0ib/aVR/+sVSkSReSn/PFP++acFT+4tUIMU2VkSN3l27P4t3SgCqb7T0/5ar/AMBX/AVZt5ormPfE/wAlAFqKZ6tpMlz8kqK3y/iv41AxJNPf53t/nRW27e/IH+NUnHk/JL8n+9TuDRif2XNf6tcbJoIPM+60zFd/yjOAAScYJ6dq6WeyS2jV3vrBkZQy+XMW3A8A9OM+9K+o7CLYXRUFbfcCOGABB984ooHYoXY/fv8A57VWJrVO5k9BA1L51NoSZKLih7hPLZ/7q7qTQKRnf24n8ETf99VPba5cPOifZ9qM33tx/wAKlxKuad3rF2kH+iIrS7v4l7c571HYavqb3cX2jatvzu+VfQ49+uKloakTX1xqdzff6DdrFb+WPl3fxZOT0J6Yp9pp+pvPE8urbkVgzKsjfMAQSO1Q7IpK507aV9s/5d93+1x/PNUpfCtx/wAstq/7Mjf1FR7U09ncrr4Q1t/4LVf96Y/0U1M3gXUJo9lxcWexvvKu5v6CtPbEezEj+HcX8d3B/wABtf8AFq19M+G/2mTZb33rtXy/L3EZzt4wTx0yaFUuJ07FS68NWnh6f/TtQl3spjWORR1yAWyGBPPHIxyKzrvS7e5nT97dMm3/AJ7bix55xtwB7DpgdetbJmLbLVncWOiTp9oRlsm+WaSZdyrJt3BRzkNgjOBjBxWsnizwpDOjvd2vy/dZrXzAPfHB9OQeOfw5qkeaR0U/hLWteMNEex+16YlrdXDRjb5lqV64DNuJ6deP1ri11lJtlwnm+bt+7Dau+3Jzj7vy/gayUWjRyLC61rTorLaxopGQskbMwHoTnk0VrczsLeeI/Cz3b28Xh68ll/uxsrN09Mk01NBfXp4v7M0nVrDd/FcWRaFef4m3Db+RrdOxi9SW88DvpUDS6zqFnaxfwzrcLhuvARgGLewzXLNbfvH2PuTd8reWfmHY89PpmmpDcRptn/zj/GpotMu3j+SJm/3VLfyFJyJUS9HomrP9y02/9sXrQtfBup3P+tl8pP8AaX/9VZuobchpDwRYw/8AHxqH/sv9asw6D4ctvv3ay/8AbRWH5AVk6rLVMuIvhyH7lvE3+7blv6VOuq6ZD/qrRv8AgMKr/PFQ02UlYD4iT+C0l/4Ew/pmoX12V/8Al0X/AIEx/wAKPZlc1iP+1rv+BIl/3VP+NMbU9Q/5+FX/AHVX+op8guYia8u3+/fS/wDAW2/+g4qxpuo3em3aXFvcMr8/wht2Rjq3OfcHNUo2IcrmbqLXF5HdPcXy/v12s3kquwbi3BJ67mY5OetYMy2if8fGt6jLt/hjm2j8lArVMltD400R7RYnedovMLqsksjDceCx+bH51qWthp6f8e9pa/7yqrHP880pOxMWaDpKn302/wC9/hWPresxaJBE7p5ssrbVjVtp+pz2qVqWznW8ZXe9sWq4z/cY0VryEcx6jJrl3YR7HigX/rjcKx/FVNRXHiT7TfW+n6VDa/a/LDXV7eQFthbP7tFJHOOSxyOeneiwXOS1TX9k9xaanexfu2EnZQ25cgheo4PT/I5xfFOz5LTTNObr+8k3uz88MQGABqpRQi7F4l8Rzf8AHpY2sX/XGw/XJzzVtNQ8czPv+0Sxf7O2JR+WM1lyIfOzZspdWeP/AImdwu/+Hy5GX8+QPyqdkR/vvu/3mLfzqDQQRRJ/B/47S0rDY0zRJ/Gv/fVQPf26fxr+n9TVKJLYLf27ybPN+f8A75qz8/8AtUO6Ep3JEt7ib7kTMn+6WFIYZUk+dFX8qGUhVRP45VX8/wClO2xeYiI//fS7R/M0AcLqlxqyXdw9wm1N33VXeqgA4xx1PHPFVLHVEvJHS4hVUijMjNGxUYHYg5/nXRFaHO27iDVtYuY/+Jfb+Un/AExh8w49zg/0oR9bSTfvut/+990/jTFc6DSdYu9mzULf51bb5i4UHjqRnr9KytRttQ1LVt6W6ypu/cruHzKCMDrk/T61nymqlcyH0PXN7bbG4Vc8Ao2R+lFVcVjvzpUr/wCt1XU2/wB2YRD8kAp9tpNvbSM6ebvl+80lw7N6Z5PpxWHMacof2Ppm/wA37Fau33maSMMWPqS2TmrSbIfubV/3Ywv8qLsOUcXf/aoy/wDcpaj0AI/8CLStBcJ9/wCX/eWmBlX+rJYfJslll/h9P15P4DHvVWG71B5H823iVGX70kg2KevOOh9+f6irGbkZl5cP5bvcXG1t23av8WPTbwR+dY1xqjp9z/P5VsokNkB1CXy9+9tn8VWofEV9CnlfaJdn8O1uV+naqdmJaGra61qHzebceai/d3KG3D8wQfatiz1qKaRElTb/ALW7+Y7frWbgUpmvlKsWhi8zZcJ8m0/8s93OOMjuKxNjCv8AUJfP+zxbZdvyq20My+3PzD6VHBpl7DaRS3F8v3t23aFLD0bI6fia25tCU1cy5tVt7mfZE8v3flbaVDjplc9R064qCS4/2/8AvqrMuUqXF8kMfyP8/wB37vr35rKvH+0J9nSZ5VWTcu7LdsHk846UXElYgzfg4E91/wCPUU+UfMexPTUrlNyRaSgBpqa2A8+LgfeoAfeXEyPtWaRV9AxxTYvnni3fN8w680Ac74ujRI5dqKvysOBj0rn97PB8zFtn3cn7v0rWHQwqEN//AMuX/XQ/0rnwq+Wnyj8q0e4LY2oIItn+qT/vkUydF+T5R970qkSTNTrf/Vv/ALtUiZGj9ruUSXbcSr8o6OfQVZ0u7uXkTdcSt83dzXLI6EZutfJqKSL8r7h8w6/nV3V3Z9Jfcxb933NNFMxoufs+ef3ff6VjalJJlhvb73rVmUdhtnGjv8yK31Fadmi/3R+VVETLlFUSf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wMTowMS4wMzU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202 Viviendas en Cañaveral</text:p>
          </table:table-cell>
          <table:table-cell office:value-type="string" table:style-name="ce2">
            <text:p>High Innovation Obras y Servicios, S.L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Tge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xOjUzAAAGkAMAAgAAABQAABEckAQAAgAAABQAABEwkpEAAgAAAAM4MgAAkpIAAgAAAAM4Mg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wMDo0NgAyMDIwOjA0OjI4IDEwOjAwOjQ2AAAAAAYBAwADAAAAAQAGAAABGgAFAAAAAQAAEZQBGwAFAAAAAQAAEZwBKAADAAAAAQACAAACAQAEAAAAAQAAEaQCAgAEAAAAAQAAJnIAAAAAAAAAYAAAAAEAAABgAAAAAf/Y/9sAQwAIBgYHBgUIBwcHCQkICgwUDQwLCwwZEhMPFB0aHx4dGhwcICQuJyAiLCMcHCg3KSwwMTQ0NB8nOT04MjwuMzQy/9sAQwEJCQkMCwwYDQ0YMiEcITIyMjIyMjIyMjIyMjIyMjIyMjIyMjIyMjIyMjIyMjIyMjIyMjIyMjIyMjIyMjIyMjIy/8AAEQgArgCu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7MUteicYUUDQtFMBaWkAoHNPFIBaWgBRS0DF7U4UmA6lpAL2pwoGLS0DMmirMxcUuKBoXFGKYDgKXFIB2OKAOaQC0tAAOtOoGOAp3akwADmnCkA4CloGLTgKBmUBTgtaEDgtLspMBdlLtpAG2kxQMXFFAm+gVk3viTR7DUUsbq9SO6cZ8rYx2g/xHAwBx3NS5cqDlbNZCsi70IdMZDKcgjtgjjHfNUdQ1rT9Ntpppp1kaNS3lRYkc47ADvQ2rXKSbdiXTdTi1O3SZYZ4GYcx3Ee1/wARnj/69X6mLuDXKxwpwFUwFpw60hi4pwFAigI6eIqskeIqcIqVwF8qgxUAMMdNKUDQhXisDXPEyaNdpappuoXs7ReaFtowUC5IGXJAXoambsioK8iKfxYtvbOzadOk8IPmRzSKqqQMnkZyPfjtx6VtH1WDUfEUOos0PlsrIwxlWAjYYORk549RzXNiKloXR00Kd52MC7bU7uNEW5EEYkbahO9BFn5AqnIXjHFCwhVhjWRgUIUhBtDAdN3Xjr0rn+sPlOiNBXO08MQNq8F+s8pWWPyliJJwgAIAx6YArZihuLeMR3YzOM7iOhHYj2xj+vOa2w1W7sYYinZXJRS12M5BwHNOA5pDHY4pRQIhWKpVhqriSJBFTxFmk7bsau9EVLjUdPtSVnu4kI6qrbj+S1Hp+oQ6tFJLZpK8cTBWdk2jn2PP6Vi66vY19g+W4t1e2NocT3UEfqC2T+Q5NYOrJq19q+jJpepGytbpHLE24YOcEpywyBSnXS0HGky/PqmnW2VuL+AyKNsgRskHpyB0zzXP3wfxBqUg0uJpRDbAkH5CcPzt6nPzd6yr1uaFjWjStK5iTlxdSGUOJlf5xKcsO/OefTj3ogYrmQbckFePy/rXA7nciCDasa7+2Bj0/wA+tTKAXUr03jvQM7XwFj/ia5IxmMnLezV0F7JHN5EsEiyQumUZG3Agng5966MN8ZzYn4SuKcBXpHnigc04UAO7U4CgB6pUqpQxDtvviuI8XzSDVxEZG8j7OrbN5C5JPOOmeK5sRJqOh04eKctTnEmh8vbC4b+7sGcGug0PX5NFs74fZXM0jBlYsqqoAxk4JPX2rzFJpnpOKasc3ZaWLdZ2e7ld7iV5pNxDMS5zjn0xxx3NX55Jri2SynnkltowFEcr4Ax0+Xp+NOU22EaaR0ng20trlNRt54I5LdliG3YMDlu3atex8OR6Nqz31kXeKSIo0BPK8gggnqOO/PvTTuZPRj7/AEqw1uBjOjbkO3zkXbImOx/wOa4XVfDt7pCOTi5tT1mRQdvpuHUH9KbKiYcDFI1x85zxx0H9anYsXQmPA3DnPvSKO18BbNupbP70efyan+Fk2eDtFX0tj/6G1dGG+M5sT8JrgU4CvSPPHAUuKAFA5p4FJgTKKg1W7k07Sbi7iVGeJQQHzjqB2qZzcUyowUpI4u48S6vcEqlwkSgldsKBe3+1k/lmsuVDdTCS4LT3GNpklPmNj0yegryp1ec9SFLkHLGg6oFHqAQfzNNyIlaQMMLyQPlx9awcTZSG/ffO5TzkjOc5xznvxQ0KZDbcMAcDgED3z0p9Ro6bwbL9lh1a48p5fKgR/LTG5sbzgE8ZPuQK6fT9a0/WVK204MqLmSCQFZE5/iQ4IHXB6HsTWqTtc5ptc1i68Su6uG2nHDqfmx/UfWsnU9Ti0eFXuFZ97bE8pclzgnkE4H4HH0qObTUqMTz7X7JoZxqcNk0NjdhZEKgFRkd8cKfaqAZSFIOOR6etUho7PwI3/IV+Y/ej6fRqteHTEfC2k+T5vlmA7PMUAgb24OOM+uPT6VtRlyyuYV48ysaYFOxxXqX0uef5DhS0riHAUuKQywOlZ/iH/kXb/p9wdf8AeFTUa5GVTvzo87j+53PPb/INO+YkeZIw5+6T+v414nU9zoZ+thhpbiKfyWaaNC0cm04Mig4Pbgnj8aj1WC2a106OVElhjnUkOPMzhGGTkHJ9zzmtYaq5jLSRpux2K0ZkKbR/wH1GD+FRJtbKo67jzltvP5fyqHuaR2Llrq1zpVndpa+S32ldrrKvzAcgYwRjr3BrpNQ8K3BuLK5tHSf7NIZRn5JFBR1+U/8AAhyCDW1OaXunNVg2+Yig8RalpcvkXwNzCZlT94PKuItzYHbaw5HUKeMlmOaz/FWq6fq8dj9juY2lilbzYZAVkj44yh5AODzgAnuadWC3QqUujOz0UK/h/T1dfle0jBVhkN8orB1jwPbTnz9NcQSZ3GBmzGT7f3f5VimavcPBtrdWdxqsF5C8T/ujtI4H3uh7j3FX/BsSzeCdNjZdyCNsj/gbfl9atbEuxozW7xn5FLx91PXH9f59OCTmuTl8Y7bloY9LmJRirNLKijcODgAnPI/qODmuynibRszmnh7u6LGj+ILzUZrwnT0kEEQcRwH943qAScE9O4ro1Hpnp+X+f8a2p1OfUwqU+R2HYpQK1MyZRz9Oaw/FGpW9tpU9hIz/AGiaLMcaqcYyMknp2NY13aBrQjeaOHjYkM2RuB2sxPJ4pVQMD82V/hGMc1473PYtYQxq8Txywqyn+BgCAfxzz704fIhH8Q/hzntRcLCfwBtvl/7Xqfw/rQT8qLtAx3J6/wAxT6i6EFxzC4dCrYyMEEEV6o2pWcVzFZT3Ucdy8YeONztLZz0z16Hgc1Sv0M6lia6sbPUIxHd2ySquGXcOhHOc/UVxOv8Aw/uJb1NR024V2jiKCGUAHBOcq/T88VrGbSszHlXMmWLz7bYW+kbJprWdLGNXXqhI6qydDg/j6HmsjX/FclxbwWl2v2aRZSJGikxHKAoPflfvdOfrV+yUo3EqjUrHVeH7yzutOtobS5CXEcEeYnU/MNo+bb3Hup71k6tZahpXhe0niwL3Tobj9/ZqV2NkkYHPykryMbe3pRBWdmE9Voatp4mQTy2+qAAxFWFzGh8sqS2N4H3fu8nJXvkZxVnVvD9jq6eYjiOdgClymDlTyM+o/X0NRVhyPQdOZkeGNHvdJ1y6juoQFMI2TIMpJ8w6H+hrppB+9b6104RWkZ4r4UJilxXYjjHwzRTwCWCWOWJuQ6MGB/EGuQ8ZJ/xNrVv+mH/szVzYl/uzfDfxEc46ghQSAcDdk4+nvSlCCCXUHsApOPxryj1XuVtWuGj0t3tp9r740zt38M6g8fjVK/En9m2MjTXCl3VZWWQoXGwnJK46kDpgcemK0jG6uZSlaVjUC/u03lh8o53kj+uaVn+ZVeXf6ADP49/8/lUvcqOxBNt8t+QOvU4P4/4V23iW0e6lid7Yvam2VS23enBPUdhyK2otc1mYYhPlujH0rVr+1sStpdDalxKAlwTIgUSMAOuRxjGCMY/CugsvGNrMjC7he1kjcxs2TJFnaDndgEcHuB3/AB3qU09Uc8JvRM2nFvf2in9zNE65VwA6t7g9/qPWuB8V6FZ6fNa3MQkxLI6+XkEj5MZB5I6D1rHncUjo5Ey3pXh+6t5tDuVIubVAjluNyfL1Kscg+6nv0rr5dVttO8tL1xD5pfa5B2DB5yR0HPfFOUuZqSJULKzKt/4fs7vznhBhnmjCmSPlGHOOOP7x9M571hp/aegXsEaKfJeI7g4YxOw2Ac4+U9fc9SDitIy51yszatsXpdcj1TTrOSAS2032u0Z42bBVXlUcMOGB5Hr7Cr+pagLKa2VbaWdricQgR7cAkFsncw4wO1XQTjJomq7xRbDDccck9apanq1no8Mcl40kYkbau2GSTOOf4VYjr3rrvocqV2TRz6RqUUtlYXwgmmRiUibyp1yMFwrAMGHrjsBXFaxpDaLfLA93dXzSp5qyXEjuy8kYyzH07YHtXm1J+7Y9CjG0jNJKNuCKrN1IJz+nvTMb28z/AJaL1ZRj+f8AjXMdg2aJL6KWCeJvLYrk7mHPUfd98d6JLBcJFJZMVQfIjAYAHAIJOR1P50c2lhNa3LtraR3LiN2EaLGxLbAzZCkgH8qhlW3hRVhnDAn54/KIKn8c7v0+gp8ulxdSC4ijETFT5hKnjAGOPYda9diGIgcY4H48D86qJnUKl7pFld8vb7JD/FGQp+tc+3hee0lmmtJ0lV5PN2P8jD5VGPQ/dz2rpp1eXRnPKnfUwrO3vdItrKJ3uLC7S2ijba/UgYIIOVbBz13D3yeaOv8AiKe6jtre/hSWaGd1EsIIJG1W5Xnn5uxx7DNOcFNcwqcuU6/QPEVlPaafbMJoZZIY0hd1+WT5RjDDjPXg4PFXNe0WTWtNmit5kSXy5o13525fPXHI7VlG8Jaly/eRMIvqugXl06K0EBRWVHTdFIcybgAO5+X7pB6ZrctfEdlcokV9tt2kjDfviDEw+Xow92XrjPbNazpp+8jKMuV8pHqGk2enGOaCIhJLi0iEQbhAswIK/TNY3inVtQttSjY20MNvBP5lvcE/6xtp77sZ5PHXpUxm76lOGhzJ8SXEqyA69K6hj5gjcjae+dg/SqwvmuU84vezjO0SHnJ743nOPwqpSuCjY9Wh8S6RcPiYtDIvUSxElQf9oZA6etcz4ult5dUtZLd47hfs/USb8/Oe/NZVY2RdGXvGAwdgTsjVcnOW46jtQEYL8hQf3dqlfx647VzHYQahNPaWAli8l28xVxJ0+ZgvofWi4F0UtVSYJK7hZHCBl+6x+VSeOQPX/ClG6uZylZ2NbSUC6lJFljiGZQXzknyzng/TtVCJEjxtAGQMqQeffJ+tNy0sOO4y4ZRG5G/hT8pJ2njtn+tdd4jHlatbPDNNA4tFw8UpQ9W4IHDDnocitaKu7GOIdlcq6d4n1JbUGVYrtkmeMFm8ptoYjOQu3sOwHvWxa+LdNuFJnZ7NlYqyzqNoIweXGVxgjqf1rWpStqYwqX0NhnjubbGI5oJBuJIDK/07fjXDeL9JsbB7WeGPa0juHQklGymDkevA9PpWPO0bKkmy/pXhhbcaXe2l18kccbvGy4Zhs7FCAwHoR/wIVpa7rMuhRRziGOWBVmklifIYhTn5WHfrjI545FXzKq7Ih/u0WoNc06+ZrOX9zMQFeC5UANuyAM8q2dpxz61HdeG7d5kmtW8lo1KpGBmPBx26r0A449qajKDsyWk1c577Bf6Zpj2lw+xIRamMeZmPzFfnbnoeBxxnOepo8LT2dv4biiuk3xXF00bE7QD8inBDEbh7c1LknLQuMXGOpU8TaFdaT5t3p1lLPZr8wS3bLxcc8HnGe4zj0Fc1cTedpaX32WaZdyKYoUVmXeGI4JHHynn1NMD0lP8AhFrx3dZLeFjj+IwkdccNx69vWud8R2MWm31vFZmSZHhZg7yDj5j0I60pyko2YUrc+hlJuLgFedvXJ5NOR3ySiblHVlbgfXpXMnc6yG8tUu4DCfMUBlYmPG7IYEYyD3FPFvGz26XJcmBxKhVtrAgH7x9fam5WViJx0uaNjHcC52Ru0bqkigg5PAJ6Z54461SeQFcymPJOCAAP5jP51PRCpu5DcRxkNhFAUdAuMfkK9Wa1trmJFnt43BQDlMnpWsXZkVVdGVceF9NdWEDS2w3FxtbcMnJPB565/OsaXwxf2cN3JayrNMzmSLadoB8sKoZW4wWUE11RrJrU5nTa2OadNR0Oy82RJ7NrTTrYAICgMg3iRdy/exhOMkDg96raj4ivtRRYZ4/PFrdyJkJtcgRocnoBnd6DGMUSjGYQlKLOv8PeKDKunWclmB5sSKkkcwO35f4lPI+oyK6e402z1K1e3vbcSI24ckggEnI4rFx9nLQ1v7SOph33hUsbt7Wc7poghSbpxuP3gPV/TtVINq+j3MMJaWKExkMJEMkO4bcY/u9+AR9K1VTnWpl7Plegl3rh1jRA8tv5MgNtMSrbkYM/A7EYIPHP1p3hOzt73wstvcBT/pDFMnac7F/OspR5XdGylzKzLkkmoaTp32O4tRLbLbKiSx5yCVIPrxkd8VzHhrxE2j2bXTW5mmuUizCWxs4Ynt7jt3ptBHsdVFouhXbO9pcgFsKRDchumcdScda5zXtIGkX0NtHM7oYtxLAcHc3tSnJ294KaSloZoK52n94nb5wcVJFtEe4RqAepUA4/MVhe50or31yLG1aZlWX5lBiDYLZYD+op0E7ywwOyjeyh2j37kBOMZOOeSP0ocdLmdSdtDb0V3a/Dk5VhLgDPB8th9M9OfWsts427WBCjJPXGO/6UvsiolWfY0BCAKCOHLZwT+Ndzrmq31hqECWUkSo1ursksO4ZyRnIIbOAO+K1ox5nYmu7RILXxi7WpebT2Lea8R8mQfNtYrnDbfT171oweKtKkIWS4EJU7WMylAp44J6ZwR3PWtJ0GnoZxqJo01mjuYQ8MqSxMPvrhgenfPvXFeMbKxs5LWW3s4IppZm8ySNQuSV5JA4OQAM+1ZpyiaJJmvpfh6xa30u8iaSNoI43EW8OjHaOzAkfgRSeKRfrafabFbnzYUnKtb7t27twOvIHX0rSEuaVmZyjyrQpx+J7+2nu4JfLu0gVHG8BGIO/IyBj+EdV9RWzF4ksJH2TiSByhf98uVYAjPzDIwMjqKuVLqiI1OjM/WRpy6Y09h5G6R40YxEEMgfsvTqTyBVDw9YS3/hmB7abypIblpAcZyNijHpmsou0tTWSvDQv2viK8gkit7+0ZpCqk4XY+SrE5U8E/L2I6+1cNr93qR8QXT6TYxNaNsaNgFU4KKehdepNbctmZqV0bOpnQ7C/uIHk1F5l2q+Y4nQ8ZGMlfWs2SaFnURSSMiqcGSMKRkk8DceBnFZVKrnH3jWnSUZXQgG45Vvl78Y/zzmpMYCHlv9oE5H9P51z7HTuV9QgW7s2hMqplkLF4yzcMCM8jPT0AqcQFhaKJGkSJsFkUqPulM45wuenPbqOtNy92xjUXvGnpkc8l6qhgocuzEHHAGR2z6fz57UGeVyAwLttwoJzgfj1osuUVPSRFPlYgzYGOSCv3T+GPpXo9/pFpqIjlnMolCCMNG/OM8dcjv196unLkegVY30Mh/CIjjKWt6zfO77ZUB5Zix5GO5P8ADVIeGdUtZJpMRS7n3gxTA4+VR/Fg9Qa6o4i+5zOk0ZdvpVzp9jYi6sZYpobeONnQEEEAZG9fT696x9Y1C9nmhtRc+ckUrOqTygnIRT1ILHqe5qm1IUbxZ0/h3X9SkfS7WTyZLWdFGHtnDINmcB1+Xp2IBrrJ9Xs9NAW7meESGRg3lkqoU85IBA6jqRWEqetkbKd1qR3ZstRs5pLeGz1BxxtEgbjgEFuxxkfWqTeHrW5SK6tbkwyCIgdJYlDYzjoTyoxyaI1JLRkygpamPJpj6ZpM3msrjMUKvH1Z0kcEkHtyO5Pajw/dXVl4cgltkkdTcusigHGNi4yQpwPypfHLUv4I6GzF4g0y7SNLuExkqsgV494PBPBHToeSB0rzrxB/aLeILoaa0C2O2MwiRl+75a4681fLFP3iLykvdJ9Ttk03WLu2VgRG4XzAQp5UHp2qszwkbjMmfeQZ/nWEryZ0RtFD0uYQMedEv/AlwPpipBdRnn7SCzcEAn+Qpco+aw5ZIXRsSB9gzJlGPHp0qQzwy3AkjyIpMKQA3y54xnjvjjj8c0nEznLQv28wnvgiFZIyzsBnaATngjn0/TvVLzlZVIDLIV5GV/nn9P50cjZmp2YrrhJBsZWOerDnivT1YeUgCvgqM4HH1q2uVWZte7FywBKkDnv1qG8naOJGVwG85ByAcgkAj8jWbXUNGK1wHu3gRy0qKCygYAz059f/AK1cj40mSRrQxhi6yuryKvIOOm7+gp87BRTN/TNKsPstherZwidIUIkSIKc7R6Yz+NRa/pB1bT5WNwsDJFMvzJuDZz78dK0hUalzMzlT00Of1jR7mC4uZXUE+Uu1wB2Eh4z0Pzce9NtdT1OzWEPc3KfKwlx+8G/cp/iBx/F+OfY1q5Rk00Y2aLZ1C71DR2jlCeZGYp3MXBy7vuGD2G369al8K6lDY+HIGnLBJp3Thd38K9s59uBWbXv3Run7lmWtQs9Iu7VJrKayQRgMwEmz5ADjAz8uATjj1rz7W7LVl1idbPUIltUCJGUGcgRqOPlOeh5qrxv75HvW9w7SXwdHK5ZtQmdcBdrpvzgHoc/hWB4j8PDSNAlnM/neY4RW+zgFMEsDjv0xk/nSjVuVKlZFix8E3E0KTXGqlllO6JUCrhCDgMCp+boCRxWJYaLPewylZPMk+0NAFWcKWYYBxuPT7x57ValcjlK0Hm6bf+IYo3O+O1Biy6uM7cjkdevp3osmS70K8iiZoWeZcFCFIbAwAD/T+fWZag1ZFrwtNtuPIQyFY3BVpVAeM7JQdw684wAeR0+uPa30FkHmtRE7TcovmhmjG08e3XPbsKlXGrEunyt9vS4uLkbSGdyZcDoR0/z1r0bx1dX9p4Fu7jTvNlvoTDsWAkucuoPTn1pNaq5qtnY4zxV4v1jw7/Y5t7m4P2iyE03nEth97A/eBx0xiqujfE7V9ZvorSV7WSMtlmdMkMqlh0xnpVSjdNoyuluddL4suNNknlltISJIhNLOxZBGMHhVwwOApOM88cmsdfF+neKbF4rWyuIU02M3Mm1w2Q3XnA9/8axpwbV2VGor2Os8MX95qdtFMjj+z1UorvEu4bRgDgnP6/hW5eXEOn6VLLe3MEcQyHkkYRoCxOBySOSQMZ71XkaMwvEVzHe2Un2e8tpISyEeXKpJABPHzDuPXoO/GM7R/O+0xwvlLcsZ5mU7EAU8E9wOox3z7UjN7mnrN0smiB4jJ5c1y+XRTkqHJ59utM8PQ27eE0E0ZkZJnCBS33iOeR2/SnezHYp6ppttBaREXKnLxoqyDOVC9eOf4zzgDiuPubC6lk2wag0EG1SFjHJbHJyc/wCTVupcx5bMX/hKpMkNdX+TnOAgH86jPiB3Yf6Vd9ecqAfzrVULMp17nRP4p+zeF9b1iyWaCFJrdUiDBvlYqjZyMEnOc9e9YJ+Ll8EYmFJAGwBJAhzn8PY0U4XTJnMhufiUkil08M6PdPN8jGW28ssoGOo5PbispvHXh932XvgXSIpmAJEUrqCvTqorVU9CHM6jw14hsNduo0ttF+zRwyiMf6dLJj5STgOPl4Urx/eJ7VV0XRfDet38NtFoNzaSuhkBXVWccAesZ9R2qWlFAryZ1EngCwSGOFTqG3zAAI5kk7g4yY14zXWFgk1v1ZP9YxOPlwOv0zgcZFctSd9jrpxaVmMvLaTU9DnjU+Q95EyjzAcAMCBnv0I/GuEf4d6mrJJbz6ZvByJBuVs899hrSFVKLTM503LVEGsaVNHIbe+jilnvpls0w7BX3J9zcACF+bP0Y1oeEvAiaZJqsV9p/kR3VusB8u43bwSd3RjjgjGfWlzJQM6dNqR2Nlp9po2jtb2qOsMas4Ej7mBx/wDqrD8ZxS6r4DukijkdpWQqkcZdtolUnAHUcVlHVnTLRHB2sVxHFp9hLaXMQjnx5j27KG3BFHXjqO5r0G00R3aOZX3IzKzyKu0ADGNpzycc55x9auorMxg7kzsEuriy+fyQBiMEnO6SUEf72AOOvA9K5zW21fw3eK9lb2/9m3BVWMqBnVt2flwey5PTqO9Ra7Lk7RB9WkvdRMS2SSz20CzRSQkgkfKpQDJyACGI57GmnQZZR/o97EJsAtHLASceuQQOvGP0p8hne6ucBh+Pr/WmhW83n+XsK9SxyI6FYzJ8MdaVQSTcW3Q/9NRXDtYzfZZfkb/WL6dwx/pWUFuaT2RJ9lkjtoZQjZDOG6dgn+NJFoU+pwtNbq+4XCEEFQpChuBlgc/N9Kc3aIoK8j03Q9Lvo/E1/dBUaC4vlbcZfmY7AoJUAY5dB+JOBV7wt4b1bS9dtrm8tESJImVyJ1OCQODjnHFc3OnTOnkaqHZzZ+1wKknDAsRt64KY/HkgVia3rtzbzPHa2D3GI2SXzY5IwD6A4JP16dMda5oq7tc1nJxQ6x1yYxRm/sTBkARJHPI5ZsZIHA+UY5PuBXXPbxJG0kYlR+PvOxwOOOeK56tqTSTvcyVRuSOK8R2N3dXGl3CQ3EzWd+05WK3dt4VsBeAQOFPPsOO9amn6nqNwHabRbmH+6mGy3GeNyjsPz/TvVJzVglVUGal8GSwYtvjYgEBgNykjoayze2cWnsk11bQHyvKjFxMI1ZcEH2POTxUKGtjTmTjcqFPENzdRi8m08Ro5I+zS5LuAflOccYJPtjNXNS1O80aa3gnjsmlMRaQJM7soHQkBeAcYBPofStVRve5lKrbbsVNE1i01TUQiGNbg5d0DBiw3MdvfgFuua1dYsV1PZaS2SXCjdsMkO5VfaQGyehGeorOVPlZUJqUfeKFvoFlp1lFdWlikV39mKvdRKQ2dnJPHPIznr0pLLT743kdxKFl/0bypG3gfvFbBxwOOOOB+HSn1uOXKlZHm48GeI+M2GDjnc4H9acvgbxCWybNR7+ev+NdnMcdrHQ6d4Q1J/C1/pt0sdvJcSxOrGQOPlYHsfaqv/Cs7wwlTqEI+YE4U54BH/s1ZqVmzWUbpCf8ACsrqS2EH9oxx7S7ZMDEfNj3HpVvTvhpe6baMj6rBINxkz5TDAwP8KU3eIQVpHQaVpskItZdwYXZW5CAEbFzCTn6AV0SWxRs+apYYztixn2/lXOqTcEdDqpSZxvjDUdTNoY9K0rVWukkCkpAQCNynKspODxXNxa/4yS8iK6Lq62oCsUuoZHIIOc/Ko9Bxzz+VH1ZMidVSOzstd1e5Vhexywb1V032hXarKMoctnIOck9cj8EudS1J72GGK5gNvCySs0kqIkuCcx8LuXBCkEDnJGa5Y4Nud30FpZGBO/iQajNNBdaNEjytIka3LsQCSeuwZ6+9b+leJr22uF+1mCO2ih8pYYp2kDEnO8nYMHqMehr1FUW5k6bb1JDryXS3pmebdcPiN4o/MEafw/K/AOODjqea5jVrOHVLhZpdY1CMxx7VjhjhjUd93HfA/Ksno7ml9LDrezvIZy/9pahc7RvRRGgEZBjBZQqdwuOQcA8YqWbR5NUvEurhr65ubGYuHkkBaMjb8rYQcDaOPc0KbdwcULY6nDYyQ3GnRwgXUW0Hr9znO3JAbDHnAz/J8ev+LbiS88uzmKLIEg8u2OJMjdnp74yMjPFS9So8q3FRPF9yE8qw1BUnkYzLM0abOOvLA4PIxjjNaVpo3iKGd3urtIoiuEVr1yQe/QHj/PeixcqqS0RNH4tg80LNDH5fd4WZsfgVGfzqRvFel54t7hz7Io/m1avYwI28Vw/8stLuSPUvj+hqFvFM2f3el4PYtJ/9aluBE3iPUmOUtLYexyf6/wBKgm8Q6wYpBm3HynJVRkDHPU0nomNboadW1G3YqtwiRQxGOIlV4G5B+PGBUa6vqlxLJG2pSZVQx4Krg9ADgAnJ6ZqYy0KluLPPdKNs99cGQMFyZsjnkcZyOn+e9VriN08zzWl3AHBmG459uewo52mJi+dYjSpryO4hMkRwbbbuYduf17dq2tO0OLUUWXF8u8Z2rBGAPzbiqTuSzUTwhCCCWnP++6qf0Q/zq0nhiyXG1ULdwwZv/Zl/lVWC5KdHsYkIK2yEfxCAZH/fe7NZL2GiqqefrkqrGx2qHhXAPYALnH+ecCpcbgND+G4nlmN3dzyyj94wklJPfkjA7Cqsuo6PFNutNDguEclpTcBSzHscnd6nrTURkn/CSXMWBb6fa2y9gvb/AL5x3zUEvifUpj/x8Kn+zEgP88+tPlEU5dSvJwfMuLpgeo8zA/IcVWYljloi3uxzTSA6BfBd66Za4s4uP4FZsfyrI1uKPRLDzmuZpmV9uFiVAPpkk0pbDMXw3fQvKj39xdSGJGO2NFGRuOPmz/sntznqOg0ru9b+0LO60pALK6QM0dyWLKoU+hIJPPX261lzDSuTaeuoXWoQeTa2IMaMyiSVjn5hgbgoIHPQDtWlaeGvETanJezXGmQxuMiKDzOCVI54GR7cY7U73QNWNK+8K3t8I2uNZIhgXZ5aW45Xjjk/7I68+9D+E7C6uknmur2QrH5aR71SMDdnoB1980uWyQr6kq+FtC89XbT/ADJMBP3krEYA+uD064/nVuOy0i1XcumWy+WMpthU7Tz0z0qojZly+MrW1ZhFayM5PdQgH5E1Wk8Z3jH93aRLnoXlZv0GKokgbxRqr5Ia3j91iJP6moP7W1OWHe902P8AZYr+gqgKzXMjtukwzf3jnP8AOmtckDiGPIIOTmmIcLuX5cJHkADOPqKEuZCdxSPHB4Wi4DlnOQCq4wRxn/GobW2Es/lRhd0h3DJwOg/wouA64jW2maEuWlX73y8D6HPP5Codm7mgD//Z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EwOjAwOjQ2LjgxOD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63 Viviendas Residencial Rivas Futura</text:p>
          </table:table-cell>
          <table:table-cell office:value-type="string" table:style-name="ce1">
            <text:p>Construcciones Lobe, S.A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T6g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yOjExAAAGkAMAAgAAABQAABEckAQAAgAAABQAABEwkpEAAgAAAAM1NAAAkpIAAgAAAAM1N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wMDozMAAyMDIwOjA0OjI4IDEwOjAwOjMwAAAAAAYBAwADAAAAAQAGAAABGgAFAAAAAQAAEZQBGwAFAAAAAQAAEZwBKAADAAAAAQACAAACAQAEAAAAAQAAEaQCAgAEAAAAAQAALPMAAAAAAAAAYAAAAAEAAABgAAAAAf/Y/9sAQwAIBgYHBgUIBwcHCQkICgwUDQwLCwwZEhMPFB0aHx4dGhwcICQuJyAiLCMcHCg3KSwwMTQ0NB8nOT04MjwuMzQy/9sAQwEJCQkMCwwYDQ0YMiEcITIyMjIyMjIyMjIyMjIyMjIyMjIyMjIyMjIyMjIyMjIyMjIyMjIyMjIyMjIyMjIyMjIy/8AAEQgAtgC3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4rFNIr7w8FDSKQigYykoGFJikAlFIBKMUAJiijzAK7b4W3kNj4smklbCmxlCqoyzHfGeB3PB/wA5NcmOjahJ9zahrUR6LMb/AMRX+y3VIkQlXnIDJbA4ztH8Uh44PA7+ja8ngrw/dWQt7vTIZ1GSZ3z5rE8E+Z97cfY9MAcV8f5Hst2ZyWo+Dv8AhB2bxPoVxI/2JJGezuGyrqVI+8MHAyODk9815dZW2v8Aj/XBeMsuoXVygBMuEjjj9DtyEjB/hHX3Jqo6Et3Z9E2/h+wg1eXWWgDanNEkTTnkLtGPlHQfXv0PFalIT2Ob8U3uoQm2trKe4jEwbItIA87ldv3S3yKozyW68Ac8UVSWhnLc8BpCK+6PFQ0imkUDExTcc0DG4pKADFGKTAMUmKQCYoxR0E9izp+nXGpXkdtboGdjnrjA7kn/AD9DXTXF6PCMMNtpumXF8ZAHvb2FOSmSMIRyBkEZHAxwd2Svi5viHD92d+Ep/aPS/B/i+38R6PnTNLns0jGwF1/dqR1werEew+pBNRarK1v4lkVZ50me0hcskpWQjfNk8fQdeBXgpaXOqUtShqNrqd5pdnYjUDJYKUgJnLbzuIQM7fxnkdfzrtfD/h7TfDGkQ6bpsCxQxgByvWRu7N6k9eenQUPQuLuhdc1/S/DWnPe6teLbwg7UB+/I2PuqvUsfQCuF0LxV4k8ZeKbS6tYf7M8OwMH8uXHm3isGVScZyMgnA46ct2SG9jr/ABPZPeR2ix24mPmMvlyXDRR8rnLbeWHy9PUg9qK0jsZy3Pn3FIa+5PEG0hFIBpFJigaY0imkUDDtSUhiUUnbqC1dgoApRlF6dB8rT5TvfCng6/j0+TXrpPKheMJBAUZnmVyBuwGBC+2Ru9QDztWfhWPxBq0d5M3+iRwLyFXdOMtgrIoBxxgMmFxgINoVj8rjqyrV21sj0qcfZwsdPe6rDp0Qs9M8lPs+VaUgCKADrgdGIPXsD1yRg+aeKtMn125t7qz2PJCzEyTviSRzj5gT6YHJIP0AGeCctDphGyuZZ8S+ItKgi0688+S2lljQCdd+BuU/K/4eveu91r4wWel6PBb6fENR18wZkiBxFARwTI3rxnaOfXGRUp6BbUx9Ua517RPAepauI9UvH1KeGcxQ7lYMxYKFA7KgGMdq9H0nQ54rn7XO5jGF2xDG7AORk9h14HPrjpVp2QWuaeqGRLdJYoJJmicPsiALHgrkZ+v0xRRGWhMo6nzjimkV94eChuKMUgAimlaAQwikxQUJikxSGG2tPw9pVvq+v2Nhd7xb3MyxShDhip9D1zj9KxxDtSlbsXSV6iQ7V9A0/S7lzp8DReZOybVdm6HgDOcV6D4G+G3kvHquuoC/DW9mw4X0aT19l/Pnp4H1qUMGl1Z3+yvW9DtvEV9YR262N3JCzXBVmilAwYwQWLcYCYByTx+tczrOuoTJIJJILF1CHAxLORk4A6gcnjqcZOADnyr2R1OPMzkp9Ra9IXakdun+rhX7q+mfU/oOMDjNSEXaQxyC2ldJlZkIA+fbtzjnJ5YdOvQc1FrlOVtDKt7qXUnkE0Utu6OwEE3yvgYwxHcH1qr4X8Aan4i1XVDFD5Gni9bF3J908jcFA5Y5A6dPWnayFe57t4d8P2nhvSIdNtHkkjiJ+d2yzMfvH2rU5xz1oY0RzmVYmMKrI4wVVv1oppCb1PmsrTStfenzw0ikxQAmKTFAxCKbtoYxCKNlStdASuOWOt/wdGV8YaS7HaBcL+PpXLin+5lc3pq9RNHrGieE4bS7Oo3sayXXmNJCvVYiT1/3v5frVnxH4iXTdG1GexeOa6szGrjtGXbaOnUjnjtxkc18fKV7Hs26nnOltfahcT6s6SymMM008ysQz4wBxkt24UHA7AYFYvi3Tpb25sI1iluJ5DLGCA5ffmPI+Q7Uwf4FLFersSx2tRIc7HX+EvAr2VtHca1M80+MratIJVBznJJALHtj7vH8Waf4v1+ytktZkWSeCJ2hd4NpUFl6AkgHGztkDpmm9CLc7I9Mv9C8R2bwSXVuXZCDHcLsOcYzh8cj29q9A8OXFtc+H7J7WJI0ZAGjToH/AIvrk96hu5pGNifVdUs9F0u41C+k8u2t08yRgpc46DAHOefSvG/E3xQ1bWQ1ppavo9jIdocEfbJcjoO0Z69Mtx1FOMeZhJnq3hKaSXwbo8hM2/7JGrNIcuSo28k9+O9FDWoXPBSKTFfeHz43HNJtoBDStNxQDDFJtoY0OWOrf9j6rNp7X1raxfZRKIS8zFfNYrnCY64xyemTjrXDi8R7CKkbUafPIlstPnvbuO3toWkmkOI41GST6+wH+eK9f8LeELfw9CJ5ds2oMvzS9o/Ze4+vU15mZ4u0FFdTqwtF3bZh+LfiFBbXB06wadA2A14sb4bd0EZA4BH8ff8Ah7NUmg6U114c1EajE0VtcGBwCdrFVYtz6A5Hv19jXicup3yl0NO9hQaHIkQhtLVk8qESDHmnsEAIOOM54J5I4O6oorex0Ga3eZizvFJGpCDJ5j2xoijCqBn5VGMcsepq0zJq7MzVNVM6D7Wxgt3XC2sZy8mf73rx2B2jJySOa57U/L1qAQ3S+XbjlI4yMqegyfoTwOBk5z1rOTubQXKcxqPhuKGJvs1/vJ+6sy85HuP/AImtGy+IepeFdJXQbGFPtsqLKbiXMgjyAvyIMbjlepxioRch3hK+1DXtC8di7knu7y40vzVedt8jMm8gYHAGWGFA4zit7wv8P9UvtJX7fCNOjuEHms6g3MuDuH+6MgegGOlbU5WuZyVz1TS9MttK02DTrbd5EQO3zXyTkkk5Pue1FTe4WPnkijFfenzomKTFSNAVppWgY3ZShaNmLVnR+E9Hg1W/nNzGz21payXDAcLuHQE/XJ/D61v3eqabH4W0nSDeQx3CsJCspKqgJfkt0GCfXjpXzOZ137ZeR6+Fpe4db4P0XSdN0sTWN3BezOMS3kLBlOOSAR0HI46njPaqf/CT2HinRdYTS0kltrSWKJZihK3BLDJRcHKjpkgg89uT5k6jqTuzqS5I8pmWPhi1TVn1G+hNzdtIohhYBtrBQSRzyfUknHUsT89buoaoml6Pqk8iw3dxarG7WZ+ZI2LjaWbuQ3JHGMDpwxJSsZxjrc4C31W913WkubiR5ZgCeR/qk74APyqOOf1J5KeIPEs1jZw31tC9412dqXcsiqHUAkmMHAZRjsAmW4zyKzSNrmBbaw95uuZo51Zztbem4k+ny5454HA54rfl0XVRp32sqttvZEQS53HccZ254H1P4UctzNzsY9h4f1u2u7ifUJBfLMV8owdIwM/wnnv79Ktad4BvfFfikX0MwtNPhtxFLO6MWL7zlQOORjnJGMinayKjPmPXPD3hLS/DUYFlC7XGzY1zI2ZGHGenA5A4HHAzW4f84pFWG5oouFj50K03bX3582JtoxUgNIoAoA3vDHhmXXL3czGKxj5nmHHvtHv/AC6/VLjTrVbqYwxARFm2J2CnIH5f0rwcZjJxqOMT0sPh1KNy8nic6L4a+yxWZVHO0i2VmlnJzy3Pyrwcnjp8tbOk6t4L1bSpZr/SrjZBAZWuL+xI3gEDajDJPXhF9M8nk+JUlKUry6noQtBWMuOy/tXxHoVt4UiuoNDcx6lqEDSMFSQMhUSMWPO0fcBxuB7gkdpoXhOw8G+FmsrW7Ut8hnubo7VJGBnHGB1wv4E5OaiO9hv3lc4/xH47/s+9m0zTLa6jMmBPesUEsmf4QucxjGOMAjuFIJOh4Z0ybVPD+qxXSSQWt2sIDlMMQJMnAI6H15HpnpQ1dkc1ka6WNrZaRdWen2pKrG3nSL8wX5Ty7Z5b0A5GRwAcjjLvQrjxNHapaTxB2uSzXpUzBl8tsfvWUea3OQsYWNRkA8Zq0tbEOWlzq9E8KaP4bgNxGqGYDdJdzbRtOOSOyfhj6mqHivxAG0a4NjbmVYGSYzSExo2yQNhcgs2duM4xg8E4qpaIUVzMw9D8e6d5ipf2txBuXJb/AFiD8eD+Yrv/AAXr9lqn9owWc6SwxztNGVGPlYksPwYn/vqsFK5tGHKdVxwC20bufrXnHiH4vadYT3FhodhPql9E5ikbb5UEbA4IZyMkj0A59auKuxt2RY+GviLWPElxqkms3dvLlYXiggj2Rw537lGSSxyB1J6ccUVUo2YRldHmxHFJivuz5sTFIRRYA21rS6E1vpdncyyYN2rso27tqjbj+Zrgxtf2MFbqdGHpe0kdVpXiK2srSxsns3FtDjzBEw/eMOrEcZ5AOMj61iOwZXI6HJFfL1JOUrntRSjGxb0vQrK/srO41IILSNmbYwyZWzjGOfXtgn8BVbW/FN5Y6q32bR2ltVVcBCV2ADGwlVYZGOnbPWsm7EpXZ03g7xlpF9aXFwYzYNJdx2yxSkF5pSvAGOW/HoOSAM0mj+K5/G3hnVLyG2EMYniS2iDZk25B3MQw5I9CAMYyepjqadCGz8M6fBqH2y/AmuiyrFBkuq7UH3VwAx+igDHAGK6S4uY9O0u+udTyscUImNrA+ZwoIIJIYYyeODjg/N6XJ6GUVqcJc+MLvWZILS1RbLT/ADFVLeBcZXIADH09hgHPINdDe6xGRbfYAlz5T8uTtjAKsv3/AOI5I6ccckUoOxVSPMYmoajG8ub2dru5Q5EIACRt/u9Bj1JLfXpVCa9a8DJcFfJcYMQPy/iep/Qe1TKVzSPuo52/0nRduyLzoH7LDJn9Gzx9DVbT9evvAQSfTo4pp7t3gR7kHamcHJA69PWoT1G5XLPhvV9b1T4g6Bf6zqtzduLvaIzhYoywK/IgOP4v7o/GnppGoXni7xJp9lbTzqmqzMI4wSgLNnJPQcYGTW9J8srsiSuj03wF4S1Hw289zfzREzJtWBG3bfmyCTwOBkcZ69aKdWV5BGOh5mVppWvuj5wTbTkhMjhEBLnoo6nPFTOXLFsErux0A8OEfYEJK3E8XmybwBsGSOncgD8c1peJ/LjtNHihffEtoCjZzkHof0r5XF4l1ZcvY9mhS5I3Od3c02WVvL/A1xyd9Dos0LdaneWOj6ZDYr5lxOrhVJJJ5HCAc5JOMgEkjHHymn3Vn4jjhkit7K3F0qALE84+TKq2PQ4DDofyqGrgnY0/C/gjU9S8RWOqXriBbGNVmDrl5Zflc7R0xz97JxngHmvQYNG0rw34eFnpy2+nWaFRvcF9xyOTzudjwBz1IHtUdSnscJrvj0aReS6fpdnOk3AmvpmjMznHTaSNnGOCOOflU07w+LnWNJ8RRKj+ZPbhC8+4gyFu7nqemec0PViWiLVh4OstOgNzdn7VcRKWQn5VRu23PJOcYJ/IVzHiG9uZdBa5t7yVFMiIZLKP92AT085wN56cIMDkGqcbEQnqcxZXN5G3kmR5G3ARCW3AJBBIGFI9K35PDXii602+vJPJ06zggeUGTLSy7VzwnRemPm9M4qIxuzWU0ijpvgTUrLV1vmukv3BYF2cq4BBGADxgE1fu/Bmp+Kbu006CE2pt7lZppJR8sabT3XPJxxz1ppJMlT5j0fw58NtL0SeO6kllu7pWEisSVRWUjHA5PI7muzRUQFV4U/MQOhPrTc77FC9eetFLcq54CVpNtfeXPl1uG2ui8N6bLBr+mXEm3bIDMo6/KA3P5rXBj6yp03HudWFp80ky5qM8U1xpzT/LAbdI2J/jA5bp2yQMenHqKj8WyK9xpxT7osomH0Oa+Ze57COdzUFy/wC6NS9GUdfoclvZaPa3nlq8/kkb5CNkeWHGeOSByOSeASBtxz2q3mvnV5LzTbyExNtYo4UEsAFzgjIGFA659ahsXJqdD4S8fMivZazCDqtzcHyILVcrsWNRvY8gD5fXrnip/DniXUvF/hPUb+7i2sbuNYYoUwFj+VuDuUtwTklsH0/hqFHUuTtEii8Iae1zNf6swdIyE8jeFiACL14AP0wqjpiuvtIh9hnRYlsrZYsJLLGFRQCD93Iwoxk5wPQmtZOyOeKcjn73xDolm4htxJqly/yiaTAijJ/uds89VBz3asZvDkup2cP9oEpBI8WWeZp52HGAMjZEPZVOcnPNKGppP3To9J0HSdBib7HaxREL88z8v+LHoPYYFV9U1q3lsbmztoZrnzonhLoNsa5UjJYnkc/w7uapySRCi5HHaT4808OjT2d1FkAMVw+D+YOPwrr/AA34q0y+8WmOxuDIs1qkZ4K4kUyHp/u5/MVg5XZtGFjvfoMe1QXl7bWFubi9u4LWBesk0iov5k4pK9yjkT8VPDEurx6ZY3E99I5YGS2iJiTAJzvOM9MfLuFFU1JC5jz4pSbK+6b0PmEXdJt1m1axiZdyNcxhvpuGf612G/zNYSYAjZp5fH1jY4/8erwc3m5TSXQ9fAR925wvi2DVv7bNtGwCRBViSNjhQVBIA79ce+AK2vFUZg1K1tmxuis4Yjj2X/69eU97nbHa5g1UvB+7NKW4y9d6bq+sRaVbadLMBFbgttcqsWQuCcMMHqRuUnBOCRwF1Hwbqd1LJZQa75LIdrlYz8/APDFsjk4/AdKlxJ59TqvDPw/T+2Rqt/Mwa1jFvHbwtkNwSWLdcEOBgYwR1rtp7Kx0zRBb232PT7SIqATGFiTkdht/n1NTfUvdHFav420vQLpobWyuru8U7jd3cLbEJHBVcZHGM4CgjnJqtaa7da9p3iJbq4nkYaXIyqVKovI+6MAH68mlJ3FBWRg6R4Z1K5Ecsdu8EYYOWkO0Eew6nPriusOo3cljbwwwpAIymZJDvb5SOig47Hkk9elOL5UJrndjJuL20aUfa7l72ZOgYh9p9hwifoahk1eRxkFYwTwcZb8zwPy+lZydzaMeU5i70/Q4sfvpombhAsoIz0A+YZ6+9VbGf/hFb2TXI0muIrd45fKJCMdrc/N6c46VK3He5oav8VPGOrxt9gNlpcTAFFtx50zD/eb5eOOgXqPfE3xNt0vfGuiy3MYlS40hHXduIVsuTjnr061vHSSuZN6Mxok+ylxEPLQKpAXgZywz+Rx+Jorsmo3ME2dNsqe0sZLqRUVWK71V26bQzAfzIr6StWVODkeJShzTSOjiFtaa7FLCiiCPy0Vzzg+WDx78E1ZEZOo30QOCuniNT6ZjRf5mvlasryu+p7tOPLGxxfiDxPbWmsPFaO7SqpRnCg5c8cE89CB+davi9t/ie5HXaka/+Q1NS37xcVaJgNVO6Py1LGdhFrkemaRYxG5htne3j2oSpduOSAeB1HJz+BrlNVN19uuNSg197WNsMqmVwBhQM7gcE5GeneplK4JWOl8JeOZ9Njk0nUBJfancNJciYECNYxGduTwcny+mOOuc9dfQdd1TxJ4R1O5vZlmuftipGtrEUWP5UO1dp3declv+BDtMVdjexjTeAxq2oTz3c0dtG7BSiRJ5hBUZ5AIX839yTzXWaJoemaEt2thbEXD2+ZW3M8rqCPqfwUYz25rRxszBPm0L8dpqV0WZbYW8QGDJcNyfcIuc/iV+leX+Io5pfD96LhZt8mPK+13aR713qMRQxcsMEjc+Dj3xUt3NYrlRx1qssdwgV5FVoycCdigw4HADcde9XbnRfFOr3UUOjpNJbMnzzDbtzk/xHj8uahR1NHUsjJtPBuv/AG62v5LV7pUkRzIZt5GGBPfPrxiuq1uwln0e8sYYJfPmhYRI0ZXcQR0JwO4qkrEqdza0L4Xa61tbG8+zWOIVSVHcSMDjsE49epFd/e+AtJ1SXTJtUMk9xptqLVCj+WrjABJA5/WtKlRNJExjZ3NnT9D0rSlxZ2EEJxjeEy5+rH5jRWXMXY86bQr5JPKaFAQOcsMY9Ov6VtR2iabHBArbv9Nj3nPJICsf5fhXtY/FxqQ5Y9TzcNQ5JXZz0Nnc3PiFJpZWWG1iuUihU/IcJIAfc/dY/wCFdJMdt7rL4zjZF9cyqP6V5U1qjvi7xucjqmm2N34yFzeRKvmytJ5e3PzM67QeemM54/nVnxWS3irUCeu8A/goH9KbXvBF+6YbVUuh8h+lSyuhtHwjea+8D71trcW8YLFeT97kKCAfqdv1b7xivvh1YapdNbyXd0oid0VsKQTnGSMdeD6daiSsZKV3Y7Lw54C04ajNql7I9zcxL9mVE+SNV2nsOSxEjd8dMCuuksIrXS1tNOt7S3SPG2JcRRqB/ugjj6GpUrM1tdHL3/iDwxpbOuoa9FNP1aC2kCjp0JBz09W/CksfF9rPbasNIs7a2+y2MtyuCGZmXoWAx6+p+tOcwhTtqefXfiLV9UiLXly069Nm4qv/AHxjFdSfDRlspmkmt7eC6nUutlZpG8qtIAfMlbcWPPUben1p09dSKsuhtWXhrRLJlki0+HzVXAlkG9sH3OcfpV661CysJB9svbeEnhQ8oVmPsOprRqxmm2cbp+s6RAuyS8hjZHZGEmVPDEc59q6aLU7OLU9JnjuYmZ5mifa4Jw4x298GsZM2jE7PP0/CipRpYM0U7BY4C+vngUXfnwMS6oRnGSThV9D1AogLyArKAR9qlZQrdQqSDOfciu2smmrnLTd0Zumx3t74iaWdljtIYZEitwPusx25PqcMefpW9b7XutT+b/XX0aA7c43SNz/WsGryNlpE8z2azeePbWB7mVle8QklgBsEnTH0H61ueIXEniHUGHQ3Dj8iRSt7w0/dMtqo3n3Pvd8UXBbnVX3iK10pLe2uJb0sLeMBIoWRcDIHzYyeh5zjiuG1m60cXc18dRltGlYsqJHnHsOhPTrWb1HBWudl4T8Z3ehw3GiNBJf3YE1611PKQFURMyjHJYkx45I4/KtrQtd1TxT4CvLzWTab2u4xCkcSqgXbGwHzhxnJzk5PTHanFaik9DmdV8N6zrWpXL2sLmJggWSeZlGdgBGHAJ/75A9MV0PhbwZd6SusS39+J1u7B4BDGvyxAgZIY9/wH41Tp63MlVadjRtPCWkWbf8AHs07YwzTsW4x1wMD9KrfatQe0+zR+RGoPythpGYBsjrgA5A7Gm9EEI8+5SnnL5+1alcSDP3DMEH/AHygXI+uarpc2dud0KIPUogWsXI6YxUTmL7ShPfXFwl5B+9dn2nPGTnHANUrSymtNRSbzEKqjZZSeOODyAf0pXY27nqB+Lfhw20ZtzqF/cbMsltasCTjnBfaO1Lq/j+a18I2Wu2ulPm5uzB5V3JtaPG8Bjtz129M9605HYz59Tlbzxr4zuWUf2pYaerNgfYrUNjqf+Wm4Hp2x1orpeGuzD22prgP9ojKK7u8qDK4+UbgSeSOgz09quaVmaOCKR1kYvc8INu3cQFXHYgSV0Y1rnSRlg3eDuUvDtzfahryu1skFj5UIjQMSQTPF1J6nG6tS3X7Tp8rA/NJfRtj1wrn/wCvXFL4jq6HJ6bq2n3Hju1FrL5ivcxbTtOCoIJ6j60aq+7WL5j1N1Kf/HjSv7w0vdKR6VSuzwaGriW51X/CERatdfaLi4WKN0UGOKJNxzlsltq4JDdwx4+8etZ9x4C0jULto5pLhTDJLCmHX7u8jn5eelTPRGcZNto7TQfBOji4uNSnWS5umL2xy5VQmCNpAODkM2T/ALXbGa6T+zLbTNNW103T0hjDAmK3QIOmPUDp/KlF6mj1RUj0zUCZJNkECNhsu+5hwByBx2/vUsJsoRcLcatDO4gdpUgAGxMctgFiCPrVOoTTpq9zmZPFXguDc6W8t/jn/SNzgfTzm49eBXH69JBJZ6rHJNaNN5E5QSaw7yDAbbttlXC44AJ+p4qU+Y02WhxdtZLDIREIk3F1/dBh0I7HijxC95YvYxx3EkYm37iWBORjHJ6VlbUfQoWtquoWsbXFxcztI0iFWkznEZYYyfUfT+voMcQaFGC8FMj8q2SSI5jD8KRiXRbXMiIoupULOeF4bjH5fnXda5pNzqXw3itNPgmupYtSR0jjiYnHc44/vH2rWc1y6ERV5FZ/But3RVYbCXbnOZdidj/tGitXibGfsdTdIie7h8hPK2EsWbLblCnj0B4/WqelmOKxkdGcotu8pdTliQ6Bj2HVD+VPEP8AeIqhFcjJPDWoG81q4VbR4IIDFGRMw3MdzNyB3+Q1d0uY29lZSbd7C9Zj7gQn/wCKrmvdmrVo6HI+F9ItY/iBECH+TylAXpnbIW6ehVPxNQ3WDdzEdDIxGPrQ9x9CE1TukBGB1Jw3br/nvQNbnRan4st9PuPsn2CadtqqpMylcngfLkjp6YrhNav7CTUZLlhepLcs0gjQKQiljkL04z261m0KLR3nhTxi/h6yu9E+zG9uLeG4v2llnwSoiZwNuCTygHXv+FdPpHiTUvEXg2fUbiNIJWnQQrZGUHyyiN1GWz8xyQF4/E0RWo5S0PMvFslxJq08cty7MiqVjLSEj5RjG6R8d/8AAYwdnwBBqb6trYnt7kWw0uRYWMTBWZlHAJ4J46U5QuxRqaFaz8N6w0Z3WEyE/wB4hOP+BEV1E2iS3GgX8kmq3UELRzCS1hSJVb7wKs2wu3fv0OKuELGU5lxPCGix4WSGWYIzEGSdyRn3GM9K0bfRtJhdSmn2u9eNzRbz+BbmrasZuTZhi0tm1DUPMgjZRcMAGUHsp/rVm90bS47KO6aziAjuIdzRoAwUuA3I9mrGUjaMep3FpZWlhBHBa28cUaKETYBnAGBz3qwc5/xqb3NgopAefKI1lVpM7VDMFI4YhT+J65qlpyw2+jELJiNbY/vOWJQySnJHXlVBPtXdXdqiOShF8jLmg38F498Lcloon4dkK5byZyRg+hA/OrlqSNJjUFckXMoyucbUXHfpx+prmbuze1onG+EL2+uviDDDPEDskaWQheADGx/9mqoX3nd680dS+gVUuzgZ9KBM7iXwbY3eoyT3k0/3wQuVVeAp/u5P51x994e0eXX7WGUyHezRoVl+6AxC8Y56Hr/SieiMqerZ6BofgPRJhcahc+fcXM6S2jlpNo8shkK4XHUE/mPQVuyaJo+k6CbKGzijszKjeXJmRCQAB97PoMfQVEZamjjdFC28iIyC1s5FBfjybNwuNg/urjqK0bcyOLlTb3QPkuAzxFdxx0G7FatmSiUNmpO4/wCJPdjg/MzwgD/yJn9K5+ae/wDKubFWt44281GDQtI43ZzyGAzk/kKlzsXGncDeakST9sjGf+eVuB/6EzVBJJqEhO7VL0e0floB+SA1Lnc0VA4fWdR1PT9euo4L+68ttjkmQnJ2gdSM84qu3inW3WGzlv5pLd5IwyE5DYIOTx6gVle7NFGyPePDd3/aHhywuXGXaLYx90yv/stav0GPamkSOCtj7tFMDyG4vbe/Vo5pogrKMMqsCOcnnPfGD7VctLXTNH8PIILu0W5vWWWYshU/MrAqT1OC5FbylzMyjDlRLpN9ptpY30f2iFZMSdOhzFt6/VquRXlhJptiFvYFbZPx5g6lx/hSBozPDOpWI8RyyiZEZ0kYMWG3hAODn/drh5PEWlQTNFLeKJFwCNjcZH0qXqyoqyHQ+JdIlkEUd5lm6L5b8/8AjtN1HXdOtTGs8+MnKr5bnOOo+771MtNikkzo/wDhZPgpgpJuonK5cCxyoOBnnPT3xXm95qOkXWoS3i3coDSPM2yE4XJOQPlHGSKm7e5Vktj0Lwl8WPD/AIZ8JrZSfbLy4WZ2CiLb8p5zuOeh4/Gt7/hfXhsWKyi1vvtBJzAF4Az13/TnpQG5Tb4/6Tj5NGum/wC2i/4UxP2gNM8w+bol4E2HBSRCd3YEZHH40hWEh+N81zayXNvoTeSmQxZiSMAE9OOh9axpvjJbs7O3hqyZmY8mDJJ/77oeocxn698TFu1+zR6LFBJDKRmA+VwMgg4LZ5x+XvXLTeMfOGGsFxgjmfcf/QaXLcpTM5NakW4WVLZV/diPYG44OfSrcfiO86pDFxz1J/rT5LEuR1GkfFrxDpOnrbQpZNCmdiyREkEnd1DfX86q3Xj/AMS6rdtONSkhMhdmSOR1TgZ4G7inyiUjMXxJrJiVW1GdgMqS7ls/ic0Uco+Y3hDIl5Z2y3FuTMXJYZyNoB/nirUkBltrNVuI8BdoY5+Xjfn9APxrRyuyErIJNEmt4obh5UXzRujPQ8HGRznHYH/ZPpXOW2szWsgngiSeXazKeflxwOh9M/h0qbgzTtL/AOzXsM6RqFWR/lywx2Ayc9xXS6Z8LtF8SQ21+19qMEt4rNII5UZFxkYAKew796lysxp6EupfBez0Oyk1K21y5doQMRSW6nduIXqCPX9KhT4OXnibTre+Otw25JfbG9sW4zjk7/UU1ILNlOb9n7XF5g1zTpAeglV0/kDVCb4HeJ7cxxm60lzct5ceyeTqAX5zGOyH8xTumKzRWk+B3jOMY8rT5cf3bvH8wK5G38N6pe+I38OWVmsup27SxSRpIvzMhJb5mIBxj9KB3Nl/hV42j/5l254/uyxn+T1mXPhTVY9Rh0ePTrttXMbPLZBdzggk5GP9nB7+uewuEea5MpHQaZomq6b4Z1S11DTbq3uW3lIpYijMrJjhfcjFYdn4a1i+uhaQWNw07AkeYu3jBJyTwOAc89BWdiraDdT0jU5bh79dOuBbyzMY3SPdu5znK5yOOuTWO8EkI/exlB/tAj+dFiWNVov7yf8AfQqVWTP31/76FGw7FiJGcHHTNT2qyQ8qu7D9/cYp3HYsaaiTiYXKYyoYe2CB/Wii4WOltri0e5jupdX1bdEj7Ua2aNgflIySxG04wcHPoKknvbGOW3W3utcniCfMxcIVOD0GMY7ZzzXRHHU43comboyex1MXxCshGivpt5IU+75yIxxuBxn07YB7VF4h8UaFqluDBpLiQBgV+zqm/ONvzbs8EZ/H8a5p4unJ+6rGiotbmbqWt6Dq2py39xomorcSgkNHeqpXOc7vkKk89ccCp9J8TafpNxGYLXVI7eNCFRb8k5OM8DAHf865JVLstQsdDceN9G1q2+waimoCyb/WHzCrEggj5kfdgEZq0PFtnHpn2LTr2zhiRisSksj7DuyS0nTkg5U5z0q1XWw7WOp0/W7q8tkaO/t5DgbhiNhn6xtio9Q1a/F7YBLa2neK852PsJzBJ69MA5rRTTFubMWu2yy+TdGO3uGwfKLE4z0524546GvPdB0Sw0P4pa1rl88LySER2EVsjkxKRg5BXGdgUZz3atE1bQVrHdXvinSrGyluZZgixpufzEYDGcc8f5xXAaHMs/xzv9RubiBWW0mjRVcg4Vowmc/3kYYxxkeua0pN2ZLKXim9h/ty+LXERC3J2gOD8oORj8MmoNA1GP8AthUtJ4ZvNKxzopEhaPcNwPXjjGR/9asU2mX0Pao4YbWNUjRIE6KqDavpwKdJOE/1s4Uf7T4oc3cVrkY8qVTIrJMvQsDuU+2aY1hZyD57aFs/3kU/0o5hNFdtF0t/v6dYt/vWyH+lQt4Z0GT7+iaY3/bnF/8AE00xWGL4Q8OBiV8P6Ypbri0jGf8Ax32H5UUwsfO/lXEqMGjcsUIG2Nj1HT9aBaXB5Nldc+sLAV5zi7bm7t1GGzucnbZ3De21sf1p62V33tmT/gJ/rTcdBcy6D2srpncGIYwv3sdMD3p/9n3icrEM/wCy6f41myXIb9jvWcAov/A5Fz/OrC6TfnkIvP8A00B/lS5GyWyQaNehg7FFYdMswP6CrUZ1i1kUJqRRlZWQGaQ46fw4I+7mtEmgua8ep6x5gee7sbhgBtMqZIx7gKR2rRXU5Zbo3csYa4OD+6mYcqMdwx7etawqcr1C9y63i1QpSTSkkIAIaRww/H5aqRa3p39svqjaGVuZIvJeVJicoDn7vA7Cr+s8rEV0sPBN3e/bNT064N9uLNNumA9AfkfH3fat7SbTwTppmfTEtbaSZSju28HB9S5960jWTYzoUkW4H7jV2kHQhZg4P681haj4Ot7y4aWZUZXchiBswCvLcd9xzVuzC9ivpkXjmz8UHC248PJujjgMykom35AqrjocYz2zXYjU9QUZa0jf/dbH9TSsFxra9cow36bJ/wABY/8AxNOHiSHP7yznQ9/u/wD1qdrBuSr4isf4hMv+8g/oTRQOx4NdXk2nNJdtI8sCLumiZs7lGDlc9GGfoeh7EaqxmVN67Qrc4PvWUloISSLKYbG0c8cGozKQnKblA43Nz/KudiIvNypaMbV7g8n86d5pdRjOMetZskEIc7Dx/wDr+tTRW8iZZJyAOcFQadgJPtZhHzqCRxlR1qR58w7lZlDDI4H+e/6VfN0KIk+dMhic+oFAhP8Af/n/AI1NhIYWKnHyHH+z/wDXpVzuG5FOeh3Gk1cGWIyrNtIxjjgf596N0aszeXkg+v1H9P1oSsxCfZY8jBI+XJGMjHJ/9lP+Txbiee33eTcTLgchZGXOCpxwfV1/XsMNSbGWF13VYiI476XcWCqXO8H5iuTnnqpPX9SSLsPizVPJWTMDps3/ADphtuC2ODjO0AcdyfStPauKAmfxxPZrm5skcqCW8pyoOFX1Hq1aFn41s7m4aH7PcBlYgkhT/Ht9auNdsZsxXUVzCriMEFQw3KO+f8KK257iP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wMDozMC41NDI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80 Viviendas en Montecarmelo</text:p>
          </table:table-cell>
          <table:table-cell office:value-type="string" table:style-name="ce1">
            <text:p>Bauen Empresa Constructora, S.A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TLu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yOjI0AAAGkAMAAgAAABQAABEckAQAAgAAABQAABEwkpEAAgAAAAM3MAAAkpIAAgAAAAM3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xMDowMDowOAAyMDIwOjA0OjI4IDEwOjAwOjA4AAAAAAYBAwADAAAAAQAGAAABGgAFAAAAAQAAEZQBGwAFAAAAAQAAEZwBKAADAAAAAQACAAACAQAEAAAAAQAAEaQCAgAEAAAAAQAAIUE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FENPEFejc4LDhBThBSuFiQQUogpXHYd5NL5NFx2HeTR5NK4rB5NN8ii4CGCmmGmPlQnk00wU7k3IzBTTDRzsOVDDDUZhqtBWQx4N/8A9jVe3g2eamxtnmfxc9h70ybsbeSxWUD3Fxu2Ljd8uaVfKeNJUf5GXcvajQLC7PY/99UU+ZCszcVakC1zXOiw8JTgtHMFgUo8e9HXZ/e7VWi1XTJo3eK+gZFbazLIPlPvU8w+UgTXtJm+0Jb3cUssSncqtg/gT1q7bz2/2SJ/NVd0YbbuHp060cw7GLJ400lN/wAkrbW29vmx171AfHumfJsib5m/iYDjnn/PrS5h8paTxpoL+bvu9vlN/Ep+b6Y60kPjTQZp9n2tl2/NuaMgfh70cwchXm8c6MmpJbo7NFt3Ncr9xfw6ms7UfHlvDqWy1lilsvLH/LNt7Nk5HPbpS9oP2TM0+PrjyH+eLzeNrLGcLzyOe+P1qKbx7cfutku3bu8z93nfzwfbil7Qr2JYXx8j6zv/AHq6ftC+X5YJzg57/SjWfHKTWmzSvNiuNw+aeMEY/Oq9sg+rsoaT42u4fN/tLdeI2PL8tQm01cufH6eQ6W9kyy/w+YwI/ECp9sP6qyifHGpvG7olr/3yf8aw/wC1tTm3umpzruYsy7sBc+lL2xX1dGzP4oebQksXiaWVVCtIzfeI7msi61Z5p7eVov8AVRiPbu4bHHP50e2D2A8a/rCjagOwcLjPT8qKXtWP2CPRR4x0l4/k89v+2Z/nU9v4s0+b+8qVZkonO+LfFzpHavpV3KqcrJtwNxOMda5mXxXq3n+U2oT/ADf9NPWs2zWMSla30vmSpFLKu35W2se4qnezeTs2P8nO5em7FTcuw5bnfaebs/h3bas7ZfsiXH8DfKq8+mf607jtqVDL+/eLYvy7f1okldJ3TYvyqG3N7kilYTQ64m8mB5fl+8F+bNOtZ/tMDy/K21tu5c44pX0KvqQxT3DyJut1WJs7W/vYqWf5IHdP4aTWo1sTC1d50RPmTbu3KtRMr/xvQ1YE7lKTUPJneJ3+7j+EnjFT2zfadjo//jtNx0BS1LYXZSEfxu9Z3NBPMieN9kqt8p+61UYfkjf5/wCE0mHQhGqxeX/x8Rb/AManhuftP8attYfdrWVOyMY1LsuYeiouaWFi1q0mn+eJmdlPt/X0Bqwl/aQxxXEVuy+b8q/Nnr7VrzkKKKjXkSb96fdYL+dSvcxeekTp87KP1qGx8o6CaKaSXb8u1trVlNKnn/P9xZG9+9Fx2NGN4vI83+Dbu7dKI5reb/VbW/4D/wDWpi6jS9v5mx9u/wDu7eaextPM+d4N/wDtYzS5hMcRb/xorp+FOSK3SP5Il/4CoxS6FcupGLeH+4v/AAFae9vE8dJy1KUdBiwon3Ny/wC6xH9aDEnl/wD2Rocrgo2IZLG08zznT52/i5oigSGRNnyp/vU3PQlQ1LQT/bptxF+4l+f+E/yrIszrI2nmfuk+fyzu+X6d6IE3x/fpsI6oaui2/l/fb9Kmhsktt6I7fNj0rSVW6IjSsyx5L/36KzLMWxV3nifY3yqW+793gjr9SK3Wd/It/wDS1X5h8yqcP7DitJMxgxWvU+fen/LTy/z70slzbpP9ndP3v8Pyj+dTc2CB4n83yvvq3zfWsgqjz7H+5ubd+ZpJikaENrEkHlRfc2/w0sNmkP3N1VzMXKgksf3/AJu/59w/h9KjutOea7+0b1+VQv5c/wBaakJxFvIHuYHiTb94fSk06ylsrHypUVn5+ZaObQfLqUbKz1CG+3yp+65/iHv/APWrTuz/AKI+zdv2/L1zSluOMbIqafbXdzI6PffZdv3fM43c+laJGyPZv3Ovy7l/i96c0iINkdkv2m7uIX81vK27du0dR/tEU6WDybvYnm/9tMZ6exIocfdGpXkTbHT/AHKZIn7h/n/hNYo1ZmWNvsn3/wB6M+lSWzbI/uVctyI7EkVx50afIzbsfxD/ABqT5P7jb+KTRSkT7v8Af/75NFIQiN9ijiR5dyKvyrt9RjnFFxDNNJbvFbrt+98yj5McetF/eMIDGvUT/Wxbf33lru/Q0sjWL33lOn+lKu5fl5x9aLnTYIliSR3i/ib5vrWLJF50mz7u5m/maEKRfis3Sx+zo/z7flan2sDwxpudmf8Ai+bj8O9acyJ5WV5Z75NSRNjfZ+PpSXWovDfJF/A2P4fz5oSBst3F59mtPN2bvmHtUltffaYPNRPk5/ipW0HfUZBqFvNJsidt/wDu1bLonzu+2iW44u6Hq8T/AMat/usKZIifP8lQ0yk0RPbRff2fPUXk/v02f1qnU90lU7Fvd/fqOUv5b/7pqEWzK09X8z97/wA8zt/SnWwl8v5PenJ6kRWhAmmXEOx9ittUf8tMdPwq2gdN7vEy9P4s03IlIseY9FSXYb5O+Te7wL821tzDK/gTW5p1nFcyS/6dKyRRlvljGOB03dPSuqUNDkhK8jMa8T7ksX/LTbTGW0+170RVl+73zXIkdY1ESHfs/ibc1YkofzP3X3udv5mmiWi+k8sNjvf5pVWksr97nfvTbt/Cr5VYOpOb6Lz/ALP82+pDPF5mx3Xf/daiw7jjFFNHsliVk/u9uKdFaxQx7Iv3Sf3V96nm0DqQRackMiOj/dX+761LdQvNA8Sbd7LTcrtCUbIkhL+f/pFv8iqF+VVfp9RSOyf8A/3cUVJcwQjylMXD/a7hPN+RWXavmAduetSwtvn/AIl+Y+9OUbRuJS1Lg/uJTZVTy3/v7TWSZsypbFPk+9/q/wCLjsKit5NkdD3JjsWEuEf7jq3/AAIU9z/wGhqUdQTi9B+f96ii4zr2stH0yR5Yks59q7m/eDKgdycGqOr+IYv7NdLdNqS/LuVuMA88j2/nXZKehwW5ZHJGeJ/+Pe4/4C3P/wCqovNRJ/NdPn/vK3t3Fc6R13HwOnlvs+bcxb5veseS4fzN6J8652/nUoGzRjvU+yfaH/u/MtSJcRP/AOzfLVcrsHUBbRPP9o2fvV/iqKaxea+S481l24+Xs2KXMOxJqCXE0H+jp+93f3sU6xMqWP8ApW5ZefvUW0DqVrHVHubvyv4+f4SK1ZJ/Jg810+7SmrNDg7oiGq26SbHdon/uyKRVkzI8fyPuokrAncQiJ/vov/AlFMEcKTpsRV/3aXtOb3RqnqWgKSU7I3/3T/KoRTMexuZXk2P8v7s/8C6Ulu37v7jd60nuZx2MiPYnlb9quuPvKR0rYtJUm3/d+XH3WzXXV5XTuclLmdSxo/8AA6K8+532I/EniS7mkltE/dRK21Vj/i+tcjPcy/6p/wCL+Gt4u5xT1Y+BpUk3/N93bVsz/wCiS/7pq2ioMs6fNvtEqju2R+c+7erfLt9yalbmrWhbS6img+faytldvQ8U61it4ZH8r5d396q6C6jhDL9u835djY+633eKc09wl26b9qfLtXb97PXmoaKuWprpLaPe/wAybtvy1JBeRXMG9H+T/dqehXNqSosT/PsXf/eWh4kmjdN+2ploxrVFa4sLia7iu96ttx8rLjdj3FWj/q33pt/2etVKdxQhZ3M17j7NPcP97cw2rz0x2qxby75EdP8Avndmqklykxm+Yvs33PnokZ/LfZ83ymuZG7K9uqJBF/1zP8qr2rp5dXLciOxeBR/9qo2hi+fYir/u8U+YOQXy/wDbaiosO5BqGi+dI9xZff8AvNG3rXLzLNDO/mpsf/aramzmqxsyKJ5fM3u9WluEeP50X+7XSkYp2LkDJ5f7r7n92q9y7vG+9PT7tQo6m6loUp/+Qan9/c3y1XsbqWGN03t833e9O2gupr3N99ik+dN3zBdy8H8ulT2+rwzfIsq/7snB/wAKhIouyGKaPZcIy/xe36U+3gihtPKt33Jz95qi2hVtSnZWtxDfb3/1W0/xf0q/czeTaPLE/wA6/wALUpasadkRf2x5MmyVP+BLV7zEeP8AiXctTKFhwndAf+AslRpGnnp+6XZ/s1NmXoXVVPv0yQv5b7P7tQimZ9ncRXOyLydrrGfmqvAE8h/n9a1luZR2LFiz+Qj7G+aMfdYHtUrTb96fN2+9xTlEIzH+ZRWNxlg3Dp+9R92773+17/Wqd09vex7JUVv51vKFpcxCldWOdutLeGT/AEf5k/u1niR/MdJU21spXOedOxYtn+/tfbVmB98j/P8A99VaRC0LDxI/92qzWqU7GyZDqAluv4KpRwbJ0/3h/OosO50WqO8MaPE7L1+7WPFrcv8Ay1iWX/aXg1ESpM1LPVUufkilZX/uyLx+Yq+bjfHsliVk/wBnBpOOpS2IRa2L/PE+1/8APY1fA2Rom/dt+Wom2EFYo3k8sMD7Ym3+du3bTjG0d/rUmmzfadj/ADL13L9KqSXKTGT5zT/9A/vUkn+rfY/8J/lXOtzoexSt9Q0+58pLeLbLFGVk+XG7gVFaBPLq57mcPhLBsLT/AJZfun/6ZsRTfs8sO/8Aes3T73+NNzuVyWJsv/sf99UVIzFsdR875N+1+Pl/wq3cB/L3p9+uvf3Tnfusom5ehzb3Mex0+eoSsDlzGebd4fni+ZKYlzLD9/b/ALq1qpGL0HLfv5m/ZVyK4R/uPup3JTJQUeo2ip2NLkd8ZZo0RPeso2eyo5S5F7Q12akn+6ah1B3hu98T7X3H7v1qG9SlsEWsXH/LVFl/3uv5itSx1KK5k8pPNgfafvcpx/KhtApF5L6X7n7qdP4vLb+lOt7hHvkTZt/2dtZSg+U0i1e5ob6JW/cP/umsVuaPY5vQw6Xb7/8Anmavwf6j79azWpjD4S3bHzoIn3r8yhtrZH86kd3T5P8A69JwsVGfMG5P9mioNDl2s5fM2IjeatalrLNDBsun/wC+eT+PauyV/iOdvQr3S2/mb/N2ov8ADVN7+JP+PdN3+01DdzJ2RWknlf77/wDAVpj/AOspGDkG2lRf7lCYky2jXCff+ZP1qZLlH/8AsqpM1uTB99NdUq7Gl7jYB5M/molUbi3lmk3vWbiUV2t9lW9FiT+0k3/3T/KplsC3K163k30vlfL12/nXWWBf7Jb+b9/yx8zdelTLYuO5a3U2Zv3D/wC6f5Vias5jQ7h3nl3/AMMZ21oQPE8HyP8AerSS1M4O0TUtJr6FEt4pYmiX5VWePt9RUkwd983lRRdN3lyZDe4ok9AjEi81P9iisbGxfla3vdnlW8s8u4/vGby48ds92/SsLXHuLbyk3xRbs7o4FwF/HvWv1lOXIebOpqYRXfB/tbv6VHtrRO5k7sAlOSF3+581UCRL5SJ8jvuf+6v+Nadjod7e/wDTCL/P51SiaqJpTeF0T/j1lbzV/vfxf4VjXVrLbSbL2L/tov8AnmiUbGiVyuqOn+qfzU/u9/ypVuU/j+V/9qlzE3sWllSlIrRs1uMaPfTbdPs135tZyWg1uZF/A807v935jXW2L/6Jbo7/APLMfyrKpsXT3LoamyLvjdN/3qyNWZNnpX9nySuj7kaM1S+1W/mbJbdt/wDej4/StL3ZnJWiXyrwxp5V387Mflk4o+03Cf8AHxE+z+8tFtCYzHfbLfHR/wDvmilyl8x1Dun8H3KgubWK9g8qXa3/ALLXjp2nc8s5G+06Wyk+5+6bOxl/ipkWmXE33Im/3m4H517FOpzItalmaxt7KP8Aev58rfwrwF+vepbXSL7UNnyeRF+QrdR10NYK3uvY6C10mx0z53Tc/wDeb+gqaS73/InyJ+tevgcC5+/I4MdjlSXJHc07ZIpoEdLdti/xd6juLVH+TZuT+61aYjCqWxGExXLuc5feGon+e1/dPWBd21xbfJe2/m/9NO/5140otPlZ6ujXMiusP/PrLu/6Ztwf/r0C7dPklTa/41KZOxZSdHqQVV7lxdyN4qmimeH/AG0/u1Djc0RaivE/v/P/ALVTCR3rBo2THyN+4f5/4TXNy2rvOnmpKsW75pFU/L+VCfKRUehq65pyPo0TxP5vlRj5pOH4/WqXhtJbmC4T7XtdWG3c2fwpwldGUNzUeKdHZdsfBx92itLmh0Pmo6UoH9yvFUbnn2H4R/3Uqbvl3fl7dv8APFW7fTLjU5NiRL5Xl/eZtiKP97/CvQoxszeEBlz4ai0+T7QiLPEv8W3Az/sg9frVOXUP4Iq9/L8G6ruzix2MVGPKtyssVxc//ZVq2mnKmx32u9fQTapR5YnzqvWnd7mmgdPvv/u+i04N/fridztjGwj29vN99Nv+7VG50793s+WVP7veuLE4dTXOj0MNiXF8kjnb7wzbzR+bF+6lWuZu4LiGB/N/ep/C3/168eUbHqbmem9PufLVqO8/glT/AIEv+FTexlF2Lavvj+R91OBq0zdMQjfSHf5bojtUNGqYWb3CSbHl+Tb8u7+E9s+1dlo81x9hid4llTcdzKwwuPcf1rlxL5SJPQgu3imglt0Ta/3dzNnbnj8eucVhwWsttJK7+V22tHgbvfANRRldChuI13MXY+9FdFzU6CJE/g/h/P8AwFX9O0u71CSX7On7rjczNgL/AMCNctOlY5YQcjdsdHtLKd5XT7Y6/KrN8kSnqfr2ptzqsST/ALpPPuGwq9o0x0Cr7epr2sDgnVleXwmGKxUaK5I7lQwX2oSb7h2/p+VNPh6JJN9fQqoqMeSJ8/KLrO7GfY0STZ82z9anVUT7n/fVTJ8wUocooL04Gsza4tU7+6+zbN37pGXd5nt7e9YYiqqcLHRh6TqSuc/dXyJv+0O32VVEi7uC+fWuUvb57z5PuxL91a8Obue23ZWKYpAtZmIj/wCrT8acl66ff/e/ofzplp2LsEyP9x93+9wadHLvq90aRkTpD/G+/Y392uosLyLT7HYibf8AaaQE+56fpiuLENS0KkV5DF57wpLu89QzMze3fjvWXLcWkMjojyt821lb09Qf6VnRVmKLszOeeIyNjfjJxRXVc0uev6Z4dsbaDzbpPtkv3vL6RJ/vHv8AQ02XULdPkT/Sn3Ftsa4iU9uB96uzB4T2kjixWKVGOhSk+3Xv+tl2p/CvQL9BU1vZxQ/wbn/2utfRRSpR9nE+cblVfNLctAU/L1lbqzZbaEUtuj/79VWidPv072GNxTGKJHv/AIKTdilG5lzXj3XyRfLF/e/vVR1+aV7Hzn+baytt/H/61eJiKrqSse3h6SpxucnqUz3ux3fbtjH0+lZormZU3qBFKaRJGd7/APAaRhQNkkKbP/Zqu2zo/wAmyrl7qNKaOl0G633bpKm5FX7u4Y9uCMVv6jeaP8m63ib/AGlx8v415NVNSKOd1hNPhnR7J/vKV+9kZHsfSs+O5t0+SW3ildc7pOSW/WtoPQXUvb9Ib5vsSjPPGaK0uy7nrGpoms2KJb/uvK/5Z+46g/41jRWyQ/Iiba+gy2ouRwPGzKi1PnJQtPAruuefYfijNI0sLikdEf7/ANyjzApzW7+W7xIzbV3bV9KypJriGPzUl+dsfKv8PXKkHvwK4MVXVuVHo4Sg7qTM2W6ih+eX+L7qr/hUF5c75Lf5Pkn+VV/PqO9eames4nN66tvD8iP+9/iVeiiscH9389SzlluIRSZoEC0qrvk/9BpxRQsp/wCWSfM/8W2tfRgkM+x/mRv4WwP16ior7Gq0R1M1laahJ8lv5Tqo2yK2N39D0rNitktpJU2btud23Py449eSK864jnbp4ku/KT7m7a349D+NTRnen3/84rpS0Agorc0PXtH1tJo7jU4v9VtHnx/3eOSPcfyrburdJo0uIv7u7/eFa4Wq4TTM8XTVSFjOFSKtfQXPnrBmikMSpobaW5+58qf3m/pWWIqckTfD0+eRoaeiWsm/ZuT/ANC96z/EmjpqEj/YtsUqxiT2b73X8hXz7qObue/GmoJI4F7B9Pu0fUk/etny4/p3b0FYk7XGoTvLE/zrIzK3sM4A/CtEJs591l89/N+9/Fu61HQzlluJQ2ygQxF3yVaAdP8Afb5Vq4oqGpaisk8v/bq1BZvNJs3r/n8axqbG7Whrym70yPykiX5l+9H0Yk8HjoAO3vVfUNeR4NiP87Ntk24A6YJx3rhjHmIOVvmR5N9v/EvzL/XNTWty/wAm+utLQCbalFWUdZa3r6Zvl/5d7xSsi/3cggf0r0exvktp4ovvWs6+YrdkOQCPYHNZRehotUT6jZ7P3sX3P4l/umqQ/wC+a+hwtRVKdzwcVTcJ2FzTa3vb0MFdvlNCz0p5oPtEr7Yl+6vd/wD61Tm5TzJbeJPnijHzL0XIJGPyrxMXW52e3g6Pso6kWgXP/Eptbf8A1srKdrddmSevqPanrcol9s3rLLt2/L9zIznI7H2rjudljn9atU1nWbW3T/bWST3xnj1Nc1e6PLpMkqbP3SttVv1H862gZyM27sre9j2Sp8/8Mi9f/r1zd/pUtl975ov4WX+tWYyiZ2KZUXM2W4ov4P8AgTNViBPOk83+D7q/StXojWmtS3SRTIk/zv8A/Y++PWsamsTSRp6jrnk2NqkW5klz5m7BfAOOuKwJtO+077i3/wBUzfL/ALOe1clP3SCvForpJ5Tbt6/ljNNlieyk+f7lbc3MAw3UeaKYjrLWV5o/slwn3f8AW/gOPwJrofDOoeTqX9n3r/J5ZWPdzwxH+AFZ03dm0Hodrpl953m28v8AyykaNd38aj19+aiuoNknyfc/h/wr0cDU5ZchyY6mpQ5yL/Y2bv8AZq4kEWnx/aLp/n/5Zr/ePoB/Ea68ZX5I+zW5yYKhzvmZnXt9dvrumxPL5FvLvaSNemFH8R74z07VYtm+23d6lvuW1aMbpOd74B6HsD615Frs9dsTSLaWy02K4td7Jt+aPcTt91z/ACrK0hri9nSJN0SNNJuZlwV+Y9D680cocxsX1j9jn037KnzrNt+X0IOf59avvpHnT77p1aKX5pY/p0x6e9aLQzvc5TVvDcU0bXei3CzxKx8yNeSprnin7vY6f7yt/KrhqFzG1Hw6j75bL5X/AIo+34VjnTHsoEuLj5ZWb93H3x0LU+QxaBl+5bp/wKr6LsjpTepvTWhHKf3dY633kyb9/wDwH8qlr3SZHS6T5WrQbHt4m2t95sYX0A596tXsCQ/vfmlTbt29SoHPy5rgl8QjIkvnvbS4eJ33qu7b9fvY79zVN50eCL5/Ni27ZN3O09q0irAZ/kpRW4jsbxfJk+1p/Cu2Vfb1/CnH/TbTzbd/3qtuVu/FclNlU2dX4b1D+0NJlTftvYGaX5uuQP8A635V1tkv9p2iO7qj7RuX+6SM5FdUHZ3NJq6I5fs+nyeVb7p71vur/d92P8IrOhlS2vtQuNSl3PEqbW/u7gcqo7dPqaqpLmlcVOPIjl77xImoeJLL/R0+ywbvLVuN3TPPfpXc6RdRanJdPa/cbarf7Hy8g+9JO7CRoxWP9kwJb790X8Le/ofT61zun/Jd/In/AC3lVdvViWTj9TWliTprJEffL96XcVb0XBxge1cr4q8R/f0+yf8A2ZZF/wDQR/WuevKyJk+U5Ww1G40y7S4tX2v/ABejD0PrXSKdP8Ux/JttdS/u9n+nrWOHrcrITMS8spdMfZdRNsVgu1f4yTwBXPeIpUubuX5F3rj7vsOg9q9JvmRaVzKt4Nnz/wAbVZxUG5Svv9Xs37aw5w/3HT/9X1oexzTfvF21uX0+TfFcbd1btpq8TyfvXaKXaqxybj8p5JPvmuOdMpGaZkmnd/4+d39ePfmqDhPvp8qf7P8ACaaQDtjUVYHbkVlNK+mTvF/Ay/uvr/d/WuOkzKDL3+kafIl3b/fVf3ir/GCMGu8i1NP+Efi1Cwfa6xpE3fbkgHI9RnI+ldVN8yOmErotXV7Y+HLR3uH82Vvmbc3zufUn0rgpb278QalcXd1uit+FWNeO3H6UN2Lb0IJmR9Zi8pFaKCAru/ukmtfRtWl0O7823+ZG/wBav9//AOvWDqcrOaU/ePTrDULfVrTenzI3ysv932NZkGlxQ6lLbxSyxPuaRW3ZKhgCCPyI/Cu2ErxuWUPEOtxaTaf2ZYPuuOfMk/u56k+5rgjXDiJXdjKo7hUtvE7zokX3/wC9/drCC1ITNnVtVuLnSdksXmvFjy5++0cEn688/wCFcxqWk3FtsuH+ZJ18z5f4cjP8jXsRdkdNNXM9FpcUzUpXdu7yffrKkTZ8j/MlC2Mpx6kEtv8Au0dPm3Z+91psNy8Mif521LRKHmZ/M3o9R+dsk2f3vmqGiiXzP9uilYk79/8AV1ma3/x42/8A12X+dcFL4jBbmon+rSrXhn/kFa0n8O5OO33xXRS3Oin1G66TJ4k+clv3ij5uexqnMT/pvJ/1v/soqpmtQg0z/j0Y/wC0f51ZeuCfxHBLc6zwA7fb7pNx27OmePvCupuf+RgT/r0H/s9ejR/hnTDY8xuv+PuU/wDTQ/zqL/lpXA/iZg9xGq9p3+ruv+uY/nVUfiBbl26/5AWpf9cU/lU7f8i3pX/AP/Qa9WfQ66OzOJuP9e3+8f500/6ygtEU3+rrOu/9XUL4hz+EzZfuRfj/ADqO9/1af7taM52VjTF++lQNbFyP/Vr9BRSEf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xMDowMDowOC43MDA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58 Viviendas en Valdebebas</text:p>
          </table:table-cell>
          <table:table-cell office:value-type="string" table:style-name="ce1">
            <text:p>Avintia Proyectos y Construcciones, S.L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Ui+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yOjM4AAAGkAMAAgAAABQAABEckAQAAgAAABQAABEwkpEAAgAAAAMzMAAAkpIAAgAAAAMz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To1MQAyMDIwOjA0OjI4IDA5OjU5OjUxAAAAAAYBAwADAAAAAQAGAAABGgAFAAAAAQAAEZQBGwAFAAAAAQAAEZwBKAADAAAAAQACAAACAQAEAAAAAQAAEaQCAgAEAAAAAQAANxIAAAAAAAAAYAAAAAEAAABgAAAAAf/Y/9sAQwAIBgYHBgUIBwcHCQkICgwUDQwLCwwZEhMPFB0aHx4dGhwcICQuJyAiLCMcHCg3KSwwMTQ0NB8nOT04MjwuMzQy/9sAQwEJCQkMCwwYDQ0YMiEcITIyMjIyMjIyMjIyMjIyMjIyMjIyMjIyMjIyMjIyMjIyMjIyMjIyMjIyMjIyMjIyMjIy/8AAEQgAuwC8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uSGcvGzMrbej55X1B9qi8pRhnITLMV5zkdx7Yr0UeYrMjfbOr3CyeYpbbIMdunTtWZO6RLD+4CKrcELnd6Z9eK0jcNCCYpl5I0VSh3Iqev8AhVWSNixLxjg/MqtwPpWqXmJuxAzyb0KSRLG2Quec49TTTvf7ic9v61RlfUkiXnPpVgMq8+tJljXlDcLSbuBmlYCvLK4fnp2qvLLjgN16VaJcirKWx8v/AAGqciZ5rSJg9yEtjj0pQ1aXXUGiRZKfvo90zcRQd3FSKvNCt0Ieg4ioyOapExPTri2iS1ZZpnVychgvJGefwp2m6TJrOtLpsM7RxSAsWVeEAGQ3UZ//AFV5Dlyps9WMeZpI6eb4WvKVP9ubWBy3+i9T/wB90yf4VvOTnXVH/bp/9nXL9csdTwxEfhGev9utnp/x65/9nph+D/yAf29905z9k/T79UsZd2SF9Xsjy+9jFvc3UaybokkKA4xnBwGx2z1qEA7wvzFguSPQ16UXeNzikrSJlb14pzPtGaoGQGRSSajM3ahIRUmk3yKdzfITUW3H3c5b+9VpGMnqNZ1PJZmPfHamko4xWiJIXh+XI5yevpXrun/BO1v9PguxrkkZniVmQW4O0kZIzmuXE4h0Umjqw9L2raLH/Cibft4glx/17D/4qk/4UTB/0MEn/gIP/iq5P7Sl2Oj6kPHwLiH/ADMEv/gKP/iq4Xxn4Rl8H6tFaGc3EEsYkjmKbMnOCMexx+YrahjXUlZqxz4jC8kbnNs2Rmoiea9NHnxWh6XqNjqukrHLfWNxHD5vyGVhwSOeld78ONKWHTpNUfJN0dsBfqIx/Qn9AK8KtNez0PZowakdwPWjFeajvA1T1MXEmmXUdqMzvEyx8gYJGO/501oxPY8Yvfhv4nnuZWjso9jNnmdOuPrUcXwy8VD79tEPb7Qn+NetTxUYxszz5UJOV0Sn4aeJv+fSL/v+n+NM/wCFZeKdp/0SD/v+lafXKZLw9QhPwu8UdVtIM/8AXdP8agk+Ffi5+PsUH/gSv+NNYymJ4aoysfhL4w/59IP/AAJT/Gj/AIVR4zH/AC5Qf+BKf40/r1Jbsz+qVBD8JPF55NjBn/r5T/Gmf8Kk8YA8afF/4Ex/41Sx1LoP6pPqOh+E/jAXCeZp8XlZG7FxHnbnn+L0r3bwzbXtnpCW19H5UiSNtXerfKeR0/GuDF1o1X7p14ak6e5sDpzRXFY6ha4b4p6B/bPhCaeJM3NgTcR/7uPnH5c/gK2oT5aiZnWV6bR4Roegat4onlt9Jt/PkhQO4MipxnA5Yit7/hVPjP8A6BK/+BMX/wAVXuzxcKcnGTPJhhZNaHq/iTGv3ZsgQYVkEakSbe4yc4P8j0rtLW2jtLSG2gTZFCixovooGAPyr5yMnJWZ7XJZ3JqMVK3GYXjG/uNM8H6te2k3k3MFq7xuFDbWA44IIrwdfif44Y4/tOX/AMA4/wD4inYTJG+JvjSFA8uqPGhOAXto1GfxSlHxO8XMf+Q2Pwhj/wDiafqTr0A/Evxh/wBBlv8AwHj/APiaT/hZfjH/AKDbf+A8f/xNHuheQv8AwsbxqeRq05HqLeP/AOIpB8RfG7HC6rP/AOA8f/xFHuoLyJP+FgeO/wDoJ3P/AIDR/wDxFJ/wsTxsODqs+f8Ar3j/APiKObsx+8OHxH8Y99Ylz/17x/8AxFB+JXi5eusP+MMf/wATRzX3Hr1CH4j+NbuQx2upSzOBkpDbI7AfQKaSTx98Q4+txf8A/gAP/jdPTdCbPTvhVr2ta9o9/Nrk8slzFdbFWWERlU2A5wAOpz+VegDpRcEFNZFcFSMgjB96ENq6PN7Hw9p/gnWbo6R5uJXEsglYHb1+RcAcYJxnPWuyub7UC0b6fDHLA6BgxPc0OtzybbJ5eWOhythbNe30MI6O3zf7vU11niDUbvSNEuL2y06XUbqMfu7WE4aQ+mcHH5VhSNZHBD4leM/+iYan/wCBB/8AjdTW3xC8Y3F3DC3w1v4lkkVTJJdYCAnBJ/d9q2JOn8ZSy/2VHbQq7NNIM7AT8o5P67a46Gxu8DMMuf8ArmauNmRI4/4m6HqWpWGn2qB1iWRpG/0eV+duB9xW9WrzofD7Um581uf+nG5/+N1aSEnYkPw61BGAe4I+UMB9iuD1+kdLH8OL+RlAuH+bI/48Ln+sdDsh8xUuvB2s2V2IIrC7ugyq3mR2cgXntyuasR+FtXNhd3DaZeh42jWNWsT8wbdu6rk4wPzrCTOqDTWpUfwxrM1xFG2nXSo7AFlsXG3n021tH4ZToFP2y8G7I/5Bknb8auD0IqWT0Gj4bS/KRe3mc4/5Bkn+NRzfDeWF2U3F+dpIyNKl/wAatWZne50Xw/8ADFzo3i+3njku33o8bLJp8sYYFc9TwOQPyr1W4srxsgW8uP8AdP8AhTsjGSNPwktzaapNDNG6JNHxuU9R/wDWzUeveK/GWm65c2mmeBm1Ozj2+XdrfrGJAVBPyleMHI/CoaSLjsZv/CcfEMcf8Kyl/wDBmn/xNdV4U1jW9ZtLhtd8PvotxHJiOIzCUOpGchh360nsUYOr+ZF4ou4ZOA4WWE+qlcH8iCPyrQ0zWpbC08gorAMSuT0B7fnmuZaSNEtDS8O2eyN7p1+Z/lX6Dr/n2reqoaImT1DNFUI+ePibJrQ+IOojTv7VeHbH/wAevm7A3lrn7vGa5aJPFcn3V13P/bar1JZUm8QahY3Eltc6rfwzp8rxyTuCp9+aUeK7j/oO3A9vtL/407MVhD4quv8AoPT/APgW/wDjSf8ACT3p6a9cf+Brf/FUWaE0adufFl7Cstpc6lLGw3Ky3RwQehHzU9YPG2f9bqw/7en/APiqz6lK9iTyvGS8vLq3/gQ//wAVVBvEGqQyvFPrF2joxVla7bII6g/NTTsNJscviS/7a9df+Bh/+Kp3/CU3I4PiCbI65vT/APFU9WDViGbxZOOf+EhuScdFunb8OtX3HisDcH1cg8grM+Pw+ai0hSWg6ym8TJqVqbh9Z8jz4/N/eyEbcgnvjpX1ECCARyD0p2aFEWjNHUo5bxpZE2kGqRqDJZvmT3iPDflwfwNZMLp5S+/Nc9TSRrDY7mOMQW6oi/LGuAMYzivMbjWvjCL2cWvhrSDaiRvJMknzbM/Ln94OcY7CtuUzIzrfxm/h8M6Jn/rp/wDbK7Twnd+JZdEmuPFttaWt6JGPl2p+VIgBjJyec7j16YpqIHDmaa7upbll2mZzIRt6ZOatQ7wyk/Tk7fetbaGT3PDdb8Lapq+uahfPf6dummeQq92ARzwD74qj/wAIHqG9l+36VuAJI+1jgYz6elVY0TGf8IPff9BHSf8AwLH+FPTwHqL/AHb/AEr/AMCx/hQ9Aueg2ei6xFpFhBbX7xNBbCJ/IlJQnc3SkGleJAk0v9rX4lSRVUeZwQQxOePYfrXHK6ehSZPFZeIQVa61G6aJSC4duMZ71xuveE7q+13UbuPUdKEc11KymSfBxuJAOR1q6d29SkzOHgW+fcRqWk8DLBbngD8qibwTfBAf7R0kqRlSLscj8q6EiWyB/CV0nB1LS8Y/5+1r3nQorifwzpssjRu/2dFZl5BIAUkHuOKDKbuSXFlLzluOv5fjXc2l3qV34I8zTTENVjt2SLzvueaowA3PQkD86ligcgH+NP8Azx8N/wDj3+NIW+NfZPDf/j3+NI0PQNJXULnQIIteigW/eHZdJCd0ZPQkex6+2a4p9ukyyafOxZoG2KzHkr/CT+GKwrK6RcWekmityOoVw/xR8Q3/AIc8NRXVi0AM1wIJFmj3hlKt7+1K4M8d/wCFma8DhbbSQR2+xjj9alT4neIjhRHpYOCP+PQd+3WlzCM9/EjySb30HQWfrubTYyfxNKPE8quzLonh9WIILLpkeSMYPb0OKrmEB8WXXleX/Y+g+WTkqdMixk9T0603/hL7xB8ul6Iu4EcaZFn19PXFJyEydfid4hjGIl02NR0C2MYwPypR8UvE+eunH/tyj/wqdENMf/wtDxHJ8jjTCp6q1lHz+lRr4yvpVYPpehvubcc6bEf6UcyKTJo/FtwNwGj6Gu5SrbdMj5B7HipP+EolMY3aJoJRT8oGmR4Hr2p847XB9dDcP4f0D/wWR/4VaT4gatY26wW9tpUMMfCRrZoAPoKfOS0Rv8Tdayd0Wkkf9eaf413Xwt8X6l4g1a9tLprJII4fNEcESxksWAzx+P5ii9xI9VooGFYereGrDVrwXNzxIEC/gM/40mrjTON8RfF+Lw/r91pS+Hb69EBx58J+VsDnHy9jxWd/wvXIB/4Q/Vj+f/xNMDc8IfE2Xxdrw0tfDV7ZIIWmee4bCgLgDgqM5JA/P0qT4gvb3c9npstvHcIgMpRgD8x4HX23fnRYTZy0elab/wBAyy/4FCv+Fcv8TBY6d4R2QWdnDNPOkatFEqsoGXPPXsPzqlESZ42LucHHmv8A99n/ABp3224/56yf9/D/AI07GqYC9uP+er/9/D/jViC8uEkjkM7sqsCQTkHkcVLQz6F0vTfDzafG1w5Vzksos94HPTOeadHpugC7bbKxtgg3N9i53E8KBnpgHJ9cViyLakuoabowtMWeJ5cjCyWgTjnvXjXiidrfxPfxwOYohKAiICFX5R0/GpaZ0UFG/vGN9vnAx9ob9f8AGmte3OPlml/X/Gmo6nTLkXwlSW5v3P35v+A5r0T4PTyvqmpWV2hcSQrKvnrkfKcHBP8AvD8q6Ix0OCqeoyW6Y4tIv0qz4clWx8S27CDy1mBhYj36frii1jDqbHjjxVrnhl7NtL8Ptq0NwHD+WzAxsMYyAD1yfyrlh8VPFxAP/CB3HP8A11/+IqW2jQif4qeMhIip4CuCGbaTmQbc9ySlet20wuLSGZUIEiBwpGCM9qqLuBNiipAgurmC0t5Lm4kEcMaF3djwoHU15lq+qaJqGr3F23iTSkRsbMzkHAGB2ovYT1K63fh5OvifS8/9dj/hUWoajpb26JYeJdIEgOTvkPPt90/X8BVKQkig165yf+E10ZDg9HJGc/8AXOhr8NEw/wCEz0pZQ6kMJG5UAk4GzjPGcUORS0I7m/LyF4vG2lRrk5QM4B6Yx8hxjk1B9qDIxk8c6aZDKpDh5PuYO4H92PUflSbuDlY7Cy8ReALe123Os2sknmO29TJ0LHHalTxH8PVvnb+2LbyGjA8v95ncD16dMVFtRcxNN4j+HjW8ipqtqGZCFy0mAcfSuOvLk+ddLYfEGyghdl8pGklGwYOQRt6dPyqlZFKS6leKbUxOkh+IOlyoG3FC8oDgduEp6C/eKUH4gabvYgoVmkwvP+76U7pluolsVpLDVXXA+I9iF7j7TL/8TVvw9bNp+q/adU8d2F3bFCAhuJHIb1AZcVSZk5XOnfUvDOT/AMVJYj6s3+FQm/8AD24SReJ7FWQhlbzG4IP0qWyD0nTNXsNYs/tNhcx3MIYqXjOQGGMj9av1WhogopqwGR/wlHh7H/Ie0z/wLj/xqNvFfh0H/kPaYDj/AJ+09frzUuSAd4mUP4V1SMLu8y0kRRkDJZSAOoHUivnIeFdcIB/szGef9fH/APFVMldkjk8Ja5n/AJBn/kxH/wDFVzt/qNtp1/NZXUcsdxC2yQAKcHHrnmlyjWpH/a+m/wDPU/itKNU0s8/aP/HaTTL5binUdL/5+v8Ax00+2ksr++htbe5UzTOsaKyNyzEAcn3xS1QnS0OiPgDUm+Yz2wx23Hj9KjXwNqBn2/aLXkf3v/rVKkZ8tiU+BdQiUs01vgf7X/1qwNW8vQ7tbe6JMhj8wGMgjGSPX1FUndlKLKP9v2Cfwz/go/xqWDX7KaQIkFy7AFsIm44AyTjPYAn8KuwnF3E/4SrTtxzDc5/3R/8AFUh8U2DH5YJ/TkAY/WnYTgdmPBusSwpIhsSrqGU+aeQfwpv/AAhWsKM7rD/v4/8A8TScTNnsnwwtpLDwp9in8rz4p3L+U2R82COw7fyrfufFGg2lzLbXOs6fDPE22SKS4QMpxnBGeOKrZGsXoRf8Jn4Z/wChg0v/AMC0/wAab/wmnhYHB8Q6Vn/r7T/Gk2PmODHwC0X/AKDurf8AkL/4ip7P4F6FaX9rdtq2pzmCZJfLk8ra+1gdpwmcHGDzSUBnU+OLwQ6fb2yNtaaTcT7D/wDWPyriEaUAYlXFPqSy1DJITksCQegYZP8A+uvFNV8C+LdQ1e6vBoc5M0hdj5icE8+tVuCZUHwz8YEZGiS4P/TWP/4qrCfC/wAZkD/iQMeP+e8f/wAXSaNVIkX4XeMs86Bt9/tMf/xdX9N+Hfiqw1Wyun0pU8meORm+1xcAMM/8tM9vSokjVySR7ZZ6Fq9xYpInmBJANoEuBjt3qv8A8I1qJ1Bjtc3kagqxl+ZY23A856ZC/lWXKYbl8+H9X8pvOWVlxkgyZHT0zXinizw3qOpa2935KC1EflxsZ41OULbl2lt3r0GfT1DWg+ZRVzk5PDVzPqEdnYR7ppSwVZJkGQO+7cAOh4bHbrkCu3+Hvh4eEtfn1TxVbwpp/wBlkgUxSx3DF3Kj7qMzfd3DOMfnW8dUT7RSORn+HPiATyfZYbaW33HypDqFuN654ODJxke1RH4eeJl+b7JajHf+0bf/AOOVVhOSPa/DiXMfhbTILyFFnhhWFiJg4+XjqvB4FXHaXrtX/vqh6GbNzwZdvDq8ls/C3CHH+8vI/TNL4n+E+ieKdem1e5u763uJkRWW3aMKSoxu+ZSc4wPwFLcqOqMj/hQvh7/oLax/38j/APiKhk/Z+8Ou+7+1tXH1ki/+N0uUdj1umM6xgszbVAJLHoMfyp3KOD16703VNSEya7pSxIioubuLnuf4vwrN8vS+p8Q6KT/tXcX+NRzEj1j0sAsuvaF5gBKYu0A3Y46H1xXFp4V/flz4l8PhWOQDqPI+gAxVKWgLc0o9CgSPa3ivRBg52reht3tW79htZJpWTxDpLwglRtu87QOxHsMVDqR6mlxix6Oh2y+KdFLDnm5H61chn8OrPbGXxJpLxpkt/pQznOfy6U1K5NzpLHxb4YtrGKH/AISDTPkGP+PlPX601fFfhwam90df0zy2iEYxcLnIJNF9QuiW48YeHJbWVY9f00MyEKTcrjJrhLvR/D97Zxu3ibSRdqjAg3IKEnkc5yMdfrSlqxOzR5fLp8kWuiO61XSJHB2sLdt8ajkA5weuQck+ucYOOoPgmyuUKx+LfDyvtDNtuM4PBHp356U6crEKKLGreAbW+1a5vIfFegJHK+4I83K55x34rMk+GCOv/I3eHf8Av/8A/WrdVEDijuPD2k2Gk6JDYXXiPQ5JIsqHS5GMZz3q4YNHfga9om7t/pS/41nKSchWRYsLW0tdRt7qDV9Kd4m3v5d0D8vf9M/nXfwXEN1CJIJUkib7rxnINZwqJtouKKmrazp2iW/n39zHApyEDHliATgDvwDU2maja6vp0GoWE6y2s6743A+8PWr5r6DvcwX+IvhFDltct/TgMc/pW+LiC4077SjB4JIfMDYxlSM/qDS5uYZ81C0vH+7pl2x9BASPzxWla6FPLa+Y2nXXmg/ceMr36Dnn9Oo5rnqOwkZmqJHpT232u3uIVuS3lqYiWwv3uB25H51ky6tatFutAXUEB8wyZwT14H068Z/Sou8QY9b2eyQXIhWRe8yqD5YDDDEMCCCCPcHI9q1bfxHc3tnczwWiSSKuSkIbHK9SPQjA6nGc8VzV4OSViOaxBcGzvbKfU3MkTKw84LHuAyitkEdjnv71nWKRarceTYkSyBdxUcYA9zWtGT5bMfK2bB8F6v8A88l/7+CkTwfqhbDRJuHRfMGW+latgotEh8GawvLW64/66Cqd/YNokMcuofuVlYqrZ3btvUcexpcxShdmHf3WmXEiGO4J3EK6x7wzZPUDGOnqal0m7WW7kjMgEEEbkO0e1y2RnJPsB79KNkTKLiy82t6TC+2W4dG9Ghfn9KRvEejJ/wAvTfhG3+FUrsr2baLOlX9prd79j05/OuGBZUI2lsDJ6j0qa50zX4r0QLo0jY+YyYLAAY7gdef0olF3MmnFl6z1a8OkeXaIlteRAs5dlGTgn5g3POec8YHHpXoOj+KrpPDGnSMoW0s43OqXscqJEkxVmC+rLkhjs5GQOQTWFKDg2ylI5Txh450jWPDOmrdvcNq1tOyhDBujZ8FTuZTu2gZJCnJOOorq/DHxA8O23hyyt2mvQYYlQpa2zhI8AfL8vBPqeM5zgdK2i7agnqY+k/B/wpqbHZrOts0MgWSGWRM/jheQcEZ+tep+IZxZ6BMkYA3gRIAOgPHt2zRCtGSbNGeZyXsFvdR288sS3MikojMAXAIB4Le9WZBI9g62yRG4xgZaMEnpjqcdQemM+tTOzhclHkvi26iGru93IGRJWjYxTB9nB5TAXof/ANXNQ+B7QarqE2oXscdzHEdxSW6A3DBXLLtLNjg7gQR1HtF7UuYpalz+y5725+1WzW6TzzSRypFHmJScHI4O4bTk5Ge4HAxFc6V/ZulPqU8d3G8sflYt3GJxllLN3wQOnfBPNZqo27EuJzrXsLPcwrKpjlBSOQrgqOOcDjpkZra8I3cn/CaQLtWMOjIURdozt7cnI49q6FGyNIS6H0qfCiMoIePB5+7WSnhWN9dlTzVWWBAysOAQ3UEfgP1qZRBFv/hHraO6FpJdxLOY/NI8sj5QQpO7p1IH41418TY9mrafYrteGB5CwHcMVyB+tKSsio7nKyvZyeZH9jjELt8gH+sCg55OOOOPy981LZo4ZwqSu10wVFXGQMvg5BPoP19qzp3tY56krjNXWWCN3ZV8skorAA7D1A9QRj7p9a5d2/28+1dNJaGtOXum34MvV0/xhpVy33BcKjfRvlPY/wB79K+hZTGxKkRlSeVYIc/+OVszKZy/irS5Zfs1zpUMf2iElzxEqKBjkll6jtjHANchbWeoajaXFpHbbljkOoRlpSFaQsq8KAQcYIyRgKTzisXoyUUYNP0W8vLGK4LQ+Qkq6i1sWbylThApAYZIBBbH1A+8djUbXwhHevFay3wijCqMbzngYznBBAIBGByDUzvbQpndXfi6xh1R5bUGO1YMzqhQYYj5t3IJzuycjovPGayrjxIy6vNDqWovaWyxuEWCR3CkKoXkjClRn7vH5ZryqakpFM46+8SXV7qourwCWKQILdgvMQxnBIHLc84657ZzXb6R4pF14dvLy6naAWw8uSbPAJAyfugEjcOh5616UVpYlM57xBY6Z4f1iOa8t/tUG0iSGWFdqOYiwXlsMfmVuBjJ7ZxXf2Ol6Bqmh+ZoumadA0qkL5SeWHYcFXIXIHUHAzxxyBVSVocpcWecXNnqvhG5Sygis0W4jdZGaROX+8/LLyAo2gdz1B4FZtn4nuzHLarYiX7VIHEcsYyip0AyTtCnHHcA575Sppq4mym0sDMtvc2cEcn2lmWNY0KuSQMKOu3ORgEA8Z716J4HXSp9LuI/7EtornS7Zpbi+ms0WZWwSQWwCMDgj0z+NxfQUdz1fxJrB0nRvtUE6LNFsfy3Iw4PY5PHAJBz1HesrwpqhZReapcwR3E1vDuaR9gZ2Z+Fz+HAqJS9+xotzV1Tw3p11ezXskGJXhbzZVkcEYxjAB46c4/uj0FcXo/ibR7DT9XhuYoX1KN3a2hnhJ81QAgUHHPzBgB3x6Di21ewXszzvxpqFuNQga2uWO63VG/0ZIPKmRyCNigFGw5JP8QJ/ug1Q8NaVa6rqN/G93LPJBbB4EhgVXnbO/bjnkAZOCSSBzgmhWMGrs19P0+7muoludKitninUkbtzx5TAJj2gAEImWbgnOdxY12N3cbbWE29nYl/LG5JbKL5jjIAO35s9aq/K0aR0Rzq6pqS3SFtLsFhjdRJtsYQ3rxhQex5rsm8ze2DkZ6/aK3ntcjdla9m2280M8kKI0Y2yyz/ACqT0DAe449fTjnyu4M1lrc1vdXMUYaaKEkRje8OA3zIx3BcHkAAEkj68ik3JoDU0+6tbHV7qRLnUZbZJWunk04KzlHjLMzq5DbADgs3IIA4IGYpIteu7iWfw6l1aaeW2rGYvNYlQEyzbDlsKM8nnPJFEpJfENnSv/wj+paZfSxfZ7y4tefJtV2zSuPmVgG+ZsDpt77gTjiuD1GGa6lN3ZrhSEmkAOxYpHH3fcHn9T/Ca5UuXRjeqKfkzXt0u5nSQAKSX6MWHX06gA+vvWxZTR2N0qX0UkFukv2xiknzqgJwAGGSSQMsQeB1FdCkm7kpWZ0emah4fvtI1bT9ftd+pXSPcNNIFhYMVB2xttBPCnGeDgBc5IqxeX8Wn2Ya2aO4X+z1t4baV1aZEkkV9+T1YbepIGdpPTnOpVkpJFnK6vqsd5q8ur2892pmLGVXmCyW7sfvRqCBu2jk5x9MYrC0nUJoPEEFy1zcQeeGEkjtv+Y5BYbj1JVepHPtXTo46CR6TdtpGoWSm3uZA0yeUsc8LyKMsD3JdeEDD5hjJ+YjkP8A+Emh8L29zb21vcPbXEskE0skKux4ICghju24YderDp0PLTlrZjbH658S5NdtIpLfw/Jb3JhYRNJcRmJ0PBypXLA5UgEA9MYBNW/DfjvT7PUoxJY3iwx2iRtauqSLCYwW8wMecnI4xgYNaSsnzIE9TuYPG1lcQzx3VjqELxxgurKOc7h1zz0rkvEV9omm25uLSwu4pmfzZbgojllXBOFOQw+o5AGD0xmqvOy29DyG/wBet7iG7hWK5Zv7QE7XLPhzHtA2tx97cARnhSvQ1JpHjBrfT2tJpTFbjavmRqPMVM4wG5IOCwzgnkdK3cL2Meh3N9458N3fgiTRJdHmvEUSeUYbjGwIOHYsxbvgA5JAIFafhm+s9M0zTRc/aESFQ7W8FtAUct2ZiMkbcDjaevti72BbHQDx34Ru3dU0GSV0OFHlJluM8c80svjXw0XeR9NvYgCqk7I9oyOO/Sh103YNEMuPE2gXEEnk6deNK6soYiPC5BxnnpXC67L4L0WCF30vVL3U5SAWmuAscfQBzjgFe2ByQc0XV9BqVzF8Ga1aQfEy4u7V0g069YKy3kUUhd2I2puACplsntwO5Ars9VtPs+ozpHql/wCV5shiNnE0iFTIxGdpAB7e+Ae9ZYinzWKZ57dR3Gnj7aJVErsGbIGcFiBuxnk9gccZHGcVp6H4s1eYW+kXdtH5Ue4ufKzuQElQq5wMsMc8cDpms50/aQJTMq8S/tNZRr6fa+3fBM+ZFZRnuB83OPbg9c1dn1q7eeK/un33ePOhdShiRTtIBLHA4zgHH48Yl027WAx9Z1LUL8C6ubyS5j8sxq2xE2qxA2KcfyHXn62be81BdOtbS3soIZl3TQt5SefKSAvJx6njIyR06Ct2lyooelzY3Jjtyktk0aKswTYSNrEdSM+vXJPcmqMlvPYS3NxC6TsseDuRQmByPmOCGBAOMZ49cZUbpknQ6b4ktbfTSJLdxefZ2eGeGU53cKFBKll+XA6nAU9yaLnU7HVPsNk84tGlkWOTCKE2cDLMGKnPfIxjd1xWUqdp3Q9zovFdrpdpp8dsLhLdrf5bdN5XoMMqkhio27Dkk8jnjNcfbXdzbC4trho3tg7TyW24uZFKqqrkHAVup4B9eopULyi7iejOnstWmuNMhexF5BZo21WxvCupXlfuqwAYjBJ5x74y9e125OjqttdSzSSlmdzAsZVdx4burBsdumO33ohT5Z2G3ocHdrGl5JGkUU20Bt+WJQAZyfXGehz3HPBFWzuY4JCJrbezkEnfg4JyCB6/0yO9eitiVsbb6hLp2i3NlIFWSSRtuwbCO+TjOQQzDbxtI7dtuLxPfR2aqbiGT9yW8xvm2kEthtvTA459D+GUhcraMyHxhBbtbyrAwkVsMYnCqox8wVSMgE7u/pwMc7Caq+qpPNpis04G6WMyiT5scMq9275wMY471lOi73QcjRV03V9St45I2hcSGBVQkHcQCRnkZByT9eBiujm8OyatGYZ1sJHR9r3Qds7gBvCnYcEYAJB44GatJxZMdyPS9MutG84W6RRvpsw89Fh3LNu5TduA4AZlweu4cZGTN4r0/wAYQ+K9TPhXVdQk0t5ty+TrBi2PgBkKs4IKkY+gAqudN2Zqi5qNtNDrE9tJoSQXMkmXhlCyoqEnAUhVAx8xIJIIbk9KoS6EJbS4u7S2thNPLnZ5WDHngNHxwc8jPFJR5EHUzNQ0++sJ/shv5pnYjcFD4RBhSoJbDDL8gAfeyeDzz+prqdmXhmSeJZmYRFlwWC4XjIBxz1Jx05pqFxiRX6z21rbi3xBJGqSjBw7hgBtJzlsdj6n1Irp7DbGWur28a3tYwqBoASrDdgKcEbBkkAjJHPbphVveyKSKj21rLbpYWdzPPe/vLe3ER2oT02lyBkAY+VehUHjOa5S/jbTJX0+8aQylxHK6SliAv+zjp3/AYq6Um3Zkt6m3H4PvXsmvIWYxM2EuWYKpXBXcFyCOCMgjjBzVQyXGnwqzBJojz5hjw+ScDgnI6Yxx264FSp8z5SJlzW72KeWyJ8l5o0eM/Z18sOuSOQwOSepB4PpzWXp98xW6SaSKI3Iybi4/5ZkknAUdic5IU8gccEVpTVlYSPWPBUs2pT3TabeNdxWXlQxiN3ENzOdxDurZYKA2APlBOThSBWb8UrjQ5r9fs5hN1ErLcy2+V2yg4dWU9OxGTnA4olGxbeh5JeSYYBGEYH7w7M4O4Dg/5PU1Vt2idkWeYrGm5gFXJzgkc9skAfjmt47AndFlLea/KIrAYO590gwo4AYg9F5A59qklO/SjMqMIsiNgOADng5xycBhj8fWhq5UdzPtLSXUbyO1tonknlbCIgzkmu88H+HbjTfFOm296k0kF7BJ5whdlwBuO0spHH7sE88g4pSlYqpqdB4p8JWdvdxvaWbrA7CPywflVcE52RgHaeQWP9M1X0m9um1CeKO4MbRq08kz7jCAEZQAzDPzMSwb/aJxnisqusbnPa7OzsILWC3mR1Et1coVWN4f3TyH7uzgFctkkf3QD15rq/DEX9jaQYCJXeWeSZ5GjhUuWbrj8B159a4Yy982icrquuWWqajp+qStb20y28gkZJFw7jOQvfDDLcZzjGT35V/iBEVijhliiuPN2OsgaRXAOCcocKMnJ7ngZUZx3QvIXU6Wyi0/X4Le5EUM7bNrO+QSx5ZQM+p6n9c5rZuPAuh+J7WKTUXuV2Y2GGQfdzn5iynPI9OlVzWdhopTeAfC+haQxjkviAnlqZblMseSARsGTnp3/ICs/S9E8PzanDp07XNrfR26mGTzVVyx3NlAVPy89zjLHgY4wk1crYw/EPguy0S4N59tvb0ksgjh+/gkkNxnd1HyjHfrk1xFt4dk1maT+0Xa3l2Yi81SHBUZA2hcdEZcZBDDt0qudRhzmctC/HrGp+GNPOmSSXYtwTNBco2wkbQqKQwIKgnkED2rIvJ7q/nhknjkjadG8t2RfnU5wxPU5GTuPJOce1KKvzol7nQa/bRRWn9rqbdpFCM8KJshmPyEGNQwPJHUD1P0xNK/4mOuBI5LRg42p5wXLbWXhASBvIJx1PpyadPVXBHS/D6xnsfEny3EZdY0knRoXyxydiopwzHeVHBXHU421Y1rwprVnYanNItrJeR75J1UNtw4bcR8uC3BGcgZIxmiTu0htXOf8M+Db/xRr0mmfYTHKIA86zlk8pTgq/HXIY4HqvOASRAngsxeIbHQzHdfapRO8zgoCqoZAGCE5T7mTu5wOK2Q4qyPT/CPwb0K5sbq41wTXDrcssCrJ5OIwFxuC/xA7gfpW5cfCDwOSFfS5zsXYD9tcZ70ykV7b4X+DLW7Sa3065hmjIZHTUZNwPtjpReeDtGM1qkQvbaWEs0RW/ZcE4Xkk9OOeO5znmsKztqK9zHvEurKS7kls5V01bYukjDyFc7twDAFTwB/CDkE5xnmKPRU0ieI2RvJridPMeETx+UzcHzI9x5CFuOSOnFZuV4EdTOv9Yur3U0lTzLCxtZ44/NkXzJp5FBLZBO0YKsPmByWHXtoot27zI4vHWKaRY5DhjIpYsGO58jO48YFc7ilIpMyzFp987WF28Ej+Un2gJIZt2ASOQMg7gM567c4GDWbrnh+O20spcQwziDO0W4YhCACdrAZ2ALxnd+lbc3s7RQ+ht+Dp5rG3vRdpdloYwXi2eYfLDcA4PLD7p9Rg89+xvNSuNOeKZiss8LSyxxMG2svKldoztOcEE9M/WlUV3dDRrsI307dMEkuBD501rDchzGBwckY47ZOM4IrzLWXs7e/H9nbwqtgIweNYg5DAouNwXqGIOfbgU5L3ALfiHULqPw6l9Gt1aiZ4xJMZNzIpxnhgu0fe5JHfPFctpUWq2l+pguAcmOQSSSu7zqX+XB3bW6oePUdRmlBfu7BLYw9XuRqV3HKxRpUZt0F0xwSWIEY2jHcewOfujru6ouCkJDTXqXcjOyhVDzAEABdoCgYA6nG4kdPm0WkEZvY52eKWRYjIiIzRowN18jMXIGRuIGDjlunU59KNo82kXEdxCFwi7WO7knOducBlBA6qf4vvY4rSm9LCgemRa5pd3d2Gqf29Z2uoQzBC9pbSxyPATsy8zZRTtU9F79ieGX3xKvdSuLiz0o3FtC4BhaKJbmeVlyUOTjacAEnnBPfByctmWpWOV0/xUYrnU5r7dOtyyx3EDSfvWwP9YHBG1tw5I7Ng8c11nguws9T8bvq01xmMr5sm+Ft8cflFn3dQEK7VJ44Zeua2Gj2nR7O6m0e2mYCM3INywYcqZGLlfw3UXenXDABXQELwC3BGefxxTd1sMh/sSTy8kLkcgBufr/n2rk/Fd7Lpvl20AuZb+ZcQqkDsOSP4gAp/wC+h75rkrRk3dknNa1qULRyWb6rqF7dO4LhrcGNdy7whAA4IOc5PGO3NWIdOs5NJsfE95eSQrDGrRfvmVEwx2qg65b5Rg/e6d6cfhJMZnW30qa5liNrG1uzC4upPKeWXMZyq9cA7ef4uTn039K1Pwpb2rprcVvb6kJXE/lfZ5FkIO0OGkySCAOnHFZ8t9QTsU/CVq2i6UWlj0y2sZlAjZYjH5xdlIJMjnI4GMgMOQOuTNHdWukX9jqVla29xYS3SsiKoYRRt8hl5G4kEFSM/wAQ56g41Xad2a9DotZvV+2z6nM25YEdWxbkJJCCA6scY3ZPGSeMn1rjNf8AFT+JYYDGbWBoGOGmXyXdh0XzAchiN3Ujgtx0NFKo27sl6EvhrxJ4s0vTmaHTrXc8iTunk7HvAy4JDKMYUYJH3ssPob2t31xDqC7tLs/9cN32dVTYW+5vJAGCN/3uSehGBWkqiashoXTdbv7qWSx1FLS10m5GZrZkywyNhQZPADMMqT9Dg8c5d63qdtPdwQ28VwsOyIeZ5ZcMj9pOrDlW4xggDO1cVnGWthSdkc5qqadrd1JdQzG1ndWnl85xzIegAxgE5XHJI256kkUolnivo7jVr2Rt6gGRpd4UqQN2eQejDacjr3wK6o6qxne5Zl1Zry+vNSdIXac+WVdI+eRgKg6cE8n8+OHXnh9L6ya4003FxfW05EaAbkZMAqwJ4yAMlfQ45xkJPlkJfEY9tJeqy6w01tJPclhyFJDFSCSnCjhsDg9eMEVsWfiTXtWmm0231CCK2lVraKO6ijCor5GCNhJ+8RnPcHnbW+7KteR0Phzw5eeFoLiXVLj7F9qQWbOi5MYYfLnDAgHPzFlI+76Vs3vivVbC1+32snnfa1S33parteNCxJYsSMZbg9GzjnrXPKr79jTodhpvjrU7zTkuy0ARQd+IuRt68Z6YrUbxPfzcW8kMu4KyFUB3BgGHf0IqalaV/dGiK58W3kc91ELi3iWCHzGlk2YXkD5gGJH4gd+tY2rfEFU0Z5YtY0+SXgxrEqSOxyRjYWByMHrj8aqM5SWpLOJ/4Sq+1fVNMW/0y1nZIWBMkKSMcnAcbtzEBeNo2kEnr0rQuvEEL/DWbTJo7W1a3YxtBEUBdQeki8Dc64IIzjIwc1WyIOb1fWNa8SXNpeW63r+UqeXJOghRAwQ7fkx+7yoPX368V2HhjSjZaOtvPPbNIrkmSRFLSZAbcTwSee/IxjnGaxqz5Y2AsTWWrXEXltr6FW4x9hHPrzk9awb+2i0GYtIbuPT5gLcSWseWDEZjA456HI4GOATWtWF4mh0qCG20a3nvLm4hgG4RRXG0zAksdo2kFmAVh/jXJTf23qVx5EFmN0cxle3GEWJMnruI+bPXock4Bzz59Ncsgk9CyuoppjafM9ncXar5xSS4gy9vKBhkPJ+QhkOOnXkg0zT9Q1me6t7iTVVjEjSSJbQg713MMsmeGyzNgkkDsK0cdPkLmK+qSyaVe3GuwyxrKz4hjliIjRmORgKQDwxJ4POMDvXPeKtauNQhkm8uIzTRKs3kqy7WUHdnJBHODgj16YrWjDVEN3ZzMENxLHNeLbSzjcfMUDIYHg5PT7zKOB3FblhJYS6euoPE0fksIyZIlaL7hyoyR3G4YVjlgPTPXLYLGJJAklvMkd4IreNCVjMgKyAHJCkgfMeoGM9fTFWrLxANL8xrCH7OyjbI+TvGe+3+6ScEZ/u8jvo43KsWtF+yS6fez3EcQvo5xKshkK71wWIxwWU4ORkHHuQKmm0JtJ0yS5UebOXVHiaNkwpzyoPLDBXHQ/MW6AEZ81pMLHSaRPBe3SWV/fRyXrQ+SzRyFNofgRAk7TICsTE8jIIzjJrvNRtor/SLuwg1SGCY8tdPjy0iBJ37uCeFClh6YPGa4ar/AHiKi9DmrPW5TYta2kkryQNKsa2+ERipY5PJxkYI3Yz8xyK4iTWNTtJyoka3LQpCzQTBgoHBDKnBbKhup6571pBayZEnY0dPuL691SWy/tCWe2Z0kDsrSK6p/CcEMAOmdwGOO4xt6rb2mmW80lhIYbyGLEh+zqNytnaSpO0JwNu7BAYEelEqjjNJCgyPwdqVlcai1ndQWNjFFEJ45fLQszHBUbgu4EAg8AAY5z3y/EEmq3NxbafeGAf6c4lFw4DSTfebaXA3KRsw2RwVHGcHZQTlcpkNrqmvXcwlN2umwzbYJEtbUEgYyF6dTkY5zkfQ1fmg0G7kL3dzdrKvyb7jT5GklA4DMU4J7fh+JTjy7GbPQZSVlhUYwy88fSorZjJaeZIA7wSSiJnUEoPm6E9Og/KtpbGx5zrerX9vaQvHdyh4kd43LZZG8vqCeRV66v7vSbdLuxuZYbjzIj5gbJzIwVjz3wMA9QMgYya42ldEjNLZtSu9XuLw+bLBApjY/wAJMeCePar1zoump4TE8dnFFOuqNCJohsfZnO3cMHGQO/FF7MRyMtvGmmQXGGaRWSNfMcuoUlxgKSR06ccHkc0usW8Utpbh1yPsAmABIAcyshwOw2oox046Zrpp7oSMDSZ5I9TWFSPLntm8zKgkkx7iQeoOR1GD26V2U8Edx4HmMu59uiLcqpc7VkM6AsBnAzVz3GecrK8s0gdsqFyFxwDx2ru9G0ewl0qOV4PnkS3V2DsNwa7CNnB/unH5egq5u1i0aPhLR9Pe+jRrVCsumTM4yeSHxn2444rS0wLdeLdQtJUT7Ppyo1pGihBDkHONuO/P15rik25MHscJbsZdWhuJAryyTysxZQQTuJzjpXod7Gg1S62IsZFysWYxsyjwuzKcYypaNDg8cVnV3M0X006y87xRdm0ha4hBaORkDFSN2MZ/3F+uOepzleMreP7dqsvzboDCsQ3nagkUF8DOBks2frTi9gnsc94QkkZLy1LsYJGZWQscYB7enQcj0HoKiSR5bhoJHZo4oJmRSehEgUH644rVJe0YR+E6LTrG3bwM0oV0kWF7gNFIyEyLI+0naRnGBweOBXSfFbRtOt/h/p99BaRxXUSxRpLGNrbShyDjr+PqfU0m3zopHmulyMb7RLd8SQPIrPFIodGO0nkHIP8A9c+pp+pWsEdwmyGNd6B2AUAZJJP610pamb3P/9n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k6NTEuMzAw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60+60 Viviendas Residencial Alameda</text:p>
          </table:table-cell>
          <table:table-cell office:value-type="string" table:style-name="ce1">
            <text:p>Ortiz Construcciones y Proyectos, S.A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U6C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yOjUwAAAGkAMAAgAAABQAABEckAQAAgAAABQAABEwkpEAAgAAAAMwMAAAkpIAAgAAAAMw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TozNgAyMDIwOjA0OjI4IDA5OjU5OjM2AAAAAAYBAwADAAAAAQAGAAABGgAFAAAAAQAAEZQBGwAFAAAAAQAAEZwBKAADAAAAAQACAAACAQAEAAAAAQAAEaQCAgAEAAAAAQAAPNUAAAAAAAAAYAAAAAEAAABgAAAAAf/Y/9sAQwAIBgYHBgUIBwcHCQkICgwUDQwLCwwZEhMPFB0aHx4dGhwcICQuJyAiLCMcHCg3KSwwMTQ0NB8nOT04MjwuMzQy/9sAQwEJCQkMCwwYDQ0YMiEcITIyMjIyMjIyMjIyMjIyMjIyMjIyMjIyMjIyMjIyMjIyMjIyMjIyMjIyMjIyMjIyMjIy/8AAEQgAwwDD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wN9F/cl/T/GlF4n8KS/p/jU8wxwuv8AplL/AN8j/GoW1W0T78uz/ekX/wCKoDlK0/ibRLb/AFupWqf71wv1/vVQuPHvheFP+QvFL/1wzL+ig0xWKU/xL8OQj91JeTP/ABLHZuvbJ5cKDx71Ql+Lmkp/zCNYdf7yrAv85gaLjaBfi7pLf8wjWf8AyW/pNRJ8X/D8Py3FreW7/wB2Wa2RvyM1HQCnN8c/CML7XS/b/rmsMn/oEhqpL8e/COVZbXWm+b7q28Y/nIPX60xFiy+N/h7UjKlrpGtymKPzG/dwfcHGeZeevaqp/aB8KQu6tpeu53fN+5h6jg/8tfai4Dv+GgvC2zf/AGXru3/rjD/8d9q0l+MOmPJ5X9ga/v8Au7fJgVs8+s3saA3Mv/hobwps/wCQbrv/AIDw/wDx2pV+P3hyb/VaL4gf/dtYm/lLTQG94c+ImleKLSS6sbLUYkjkWH99GisxKlhjDkYI756/nUWn/EbTb/VZLCLSNU3wSKskjLAqxEqGH/LXJ4bsD1PvSA3f+EptU+X7FefL8u7ai/kC2R+NZWp+P9P0+/treaw1FmnkWONo1h6sGPeQEDCHnFMLmpD4ttJoFl+xXi7v4WVN3cdm9qoa146sNJtVuJrLUG3fKqxrDuySqj70gGckH6UhFhfENrIoc2d8uecbYOP/AB4/zoosO5yh0X4jTfuptcgdPu/LIsXuP9XGvP4/n0rzjVPiDqFr8+/WLy1b5fOmupoFc9tqkHPH+eamxZR1vxRqGmXf2V7KKWVo1bc1w8q8kjBACk8qe/eqNlr2sag7/ZdN0xXVVbzGjfcuenzF+CcH8j0oJ5jd8NrqWreKZ9K1CdEgW1N15dpbxRckpgbhGCeGwfQhscjNdP8A2FpKeIF0Z/7TluGh85rj7UVRUzt5VWU53dBjB70xXH6roOk6To11fvZNOkEbTNG0zdhvIU5JHIxg5GGOQQMVe0zQ9PubGK6l0uzgeX5vLjxIq+nzbVJ7ZGMAk444ByicivrsHkztpFpb2EUVzazyTSSQtI6oqc7CGHOCQGbcR+AA8v1TT7f+xp7iKJvNXYys0jOdg4P3ie2T+Ao6lGHpMCTSX38W233frUMukrC8qea3yttz90AgnH9KYjqvA1jEmk61e/vfNWwdVXd2+U8Ac5qnLpdjbeK/suzdF9vZWVmO1v37JjKlWxtXsc/Sq5QO8HhvRPsNj/xJbP8A49523eT3Hk43EjLH5jgkn73WuXhmfzInf7/yt+PWs5MqKMGyt0s/HWnxJLuT+04dq7dvyF1I/Dkg9eld4u/y93m/P5bf7LcqfTGO4+lWiTX+Er7/AA/db3dtslv+QiHA/kB61S8NTXCePdQt4fK8qW8RZtylm/1K7cYIwM55xTJO9BR/41/z+Ncj4vmt4dV0e6luIordbpGaRm+XHlz8/rTA6XTLi3udJguLeVZYpVZlkXPzDJ5wRmsXx6r/APCNrvil/wC+T83zp29fxpDOK861wNsWpbcDH+jSDjHu1FOxJ9FJKiOv72L73/PQdf6/Tivl3VE+0+H1t/m37VZVX7yuACP0yv8AwIHtg43NmdbDdRJJdbLpV3LuX5tvPyDH5Csy7m87Ur5n+bd9n/ectv2rMOp643D61behMVqafgaN5vG0ssSbmWwdf95D5R74z3445PUV0l/b3qfFbTLdN6+Za+XMu75WQvlcsB0yMfifTBE9AluavjPSbiHwZqvmtBt+yPuaNi23grn7o+Ubsk9hk4OMVe8N6bcX+h2cvzW3y7fLuFG8EcchSy84yPm/ixVXJscf8R9Mu4dd0ffulRVlm3KpXhEBfJzx8ueO/A71w7bPL/vJ/FubbuyTkdDjI4x71nMtGbp2hvZT3Sfall/ctGzeX7ggrz6c49qnl0lHnZ/tD/eZtvl9s9OpPTvg9elLmDlNjwvYSpY3lrY/KksLq26MNvdQpwMsCuRz0PTvnFZ91bxPqzXTytv+0O25cf8APZn4GOv498+1Vzi5TpJtYuPLsX+0T/LbyrDtjG7nyjjoRg4H5dq5eL5NuxPk/h/LiolqXHQaYLf7VZ3XlLu3RbW3HdxyOe3Oa2DMjyMm3+H73mM3r6mmhM6/4LQxTeH755Ykbyp4PvN93CA5/DAPvjHfNVNN0pLP4kMs1vF/yFfs6ttDbkSLtxnJ3Djtt96u5B68sFv5a/6PF/e+6G3H1z3+tcn4q01ft+lX+1dyyP8AKsfzMUjcpjJwp+dxnHQj0pDN7w7O02hWz+bv3b/m/wCBnueTzxnkcVk/EK1/tDw2v7+KLy7y3ZpZG+VUMqKxxxnAPIyOlIDyW7mha8mYKsilyVYSjGO36UVpcmxrRwJ9ulb7P93U23Nt+bAfHPdR8pxjg5rmbdHfyItjK/yx/wCrPy8gZwBzz19qwNka10Le5kWW3+1Ku2Lcv2c/fK7geDxkYUr1DISeoFVbiH95F9kivPur5iyW77lPGB3zjpwvrTb0C2pt/D4/2f4ya6vVa3t5bUxxyTxlVdyY1WNNwy7kr91QSTwOcV6Pe6RdXPjOz1KGKL7PbQpHIzSDdhXdsbQfu8g5OOce9CehMtzU16xl1PQr6yRIpXubeWFfM+VfnQgZI5AwcEj1OCKTQbW4tdKSK78v7QrN5m2TcvXjnAAOMEgAc5OOSaq4WOc+IgR4LWJ3VfNhnjjXy2beTsbjaPlA2D5j8oLDNeVf2VffweR8rf8APT0/D3oYkTxaXKm5Jbe1n3bV2ySOrKR0YFVPJ70z+yrj5v3sH8Py7m+XGB14J4Ude+elTY0uaXh62fRrv7RLtZFX5fLt9r5JHVsZIwoyOnTviqJ0mVL5riKVYv3jtHtjLMoydvPI4BA/AUrCuXZLeZ47XzZZf3G7czMWbDbQfvHn7meeBg4wMAZ0ehIm3fdbX/u7Rt+mCwpi2HDQYoYIovtEvy7f4Ru+Xp3qZtNiTc/mtv2/KrMPm4PTNNCZ1fw92aHqUWkafua1vm8xmm+Zl2RnhTgcHGM9etdxF4V0RNWXVfsbte+Z5yzSXErHft2lgCxUHb7elMRt4/d/5+X1qlfaRp+pbftthBdbfmVbmFZFzjHAYEDgkfLjqaYia1tbeygit7eKKC3iXbHHGoVFHXhQMCpJIopvmliVn/h3Lu6/WkUWYLaPyvudz2HqfaincVj5t1efWNPklifyPNX5Wjaz+6+AGGQeR0Ht8vrWBeeKPE1nahriKCJHz8rQjHr/AHj/ACqUUy9rmt63pmrfYopbaXau799CO7MCPpn+tV5NS8UwyS2/+i7oPvbY1298de/FNolM9F0Q/wDE50d0+RGvIvu5+bL8/nXcvr01t4rg0BLBFi8lbhrtrrbtRm2gBNvJ3cY3Dhc89KmI2Sabr99e+IL7S5dNSKCzba1x9q3F+FZMR7AMMpUn5vlLEc4q9rWoXGk6LeX6W7XPkRtIy+YULbRk4O1iDwfUd6ok4Xxnd3Gs6Ppst3B/Z1xL53yxzl/KJWJs7iqsCpIyNp5WvG9ROsWUayvrU8qSsy/u5mXkDuCP0/yAroU7DUNVuYJd2pXnmr8q/vm7rn1HpTbmTWE81f7Xum8rP3ZG7ZOOvNFgcjc8ELd3s999ovJ5Yvs7sqtIW2upT5hk9cP1+tJpljfamL6V9evoPIkl2qrPJ90Ej/louBx6H+lOxKNO78NyppumXS65qKvc2j3EizSGXdtEfCgFSoxKTyT90Vzl1pUqWM8rXks7LHu2tGe3zN/Ge2aGMxdJ06PUNVjs3fykkV23bdzDajMOPfbj8a6Pw5o8VtrMFwkrM6qzbdo7qamRUY3PWfCf/I0aY/8AGqy/+imx+lemzxvNBLFE/lS7VVWX+E8kcHg9O+O9KIpbnB+DPE+p6zfWdvqGpLLdS2c9w0Kwoq4WVY1k+XBA+9lSTnJwa9CPz/Im3f8A71WJHnniibXv+Eonit9X1OzsvsH2pfs2zb5hkSNV+ZWOPvE+pxjvWp4wn1a28IQXWlXc8F1ut42kixuYyFUJbIwACc5x3oEMTT9Vk3sniTVkTzHCqZFyq7jgcD0opAefeOfs82s/aLTfsl/dyfKv+tjwrDg9CCG477vQ443XLSW8svs8SfvdzMvRVz3Ge2VLflUJmjRZ8QRS3viD7RFb7UVU+VmC85U8jcM8EYPcVc1Hyf7RufJ83ylhhX958pbar53DsMsMHuRVuRCR1Xh8/wDE10P5v+XqJd3/AG0rtNbL/wDCxND2ROyeSvzLjbH+9yMgkHn2B6elTEbL6/8AJS/9V97TP9Zxtznpz8358VpeIB/xT+qt/wBOM/p8v7tv85x25PSqJPOPErF9J0dDFLb/AOtXy5lG5SERSflLKMDPzZB+hyK8zvrZ73TWt0T5mXcrf7YGRknpwMZNSV0M6x066hgnSWJ1eX5lVVLcY6E9AR/+qrF5YyvPdOkTN8z/AMP3uuMHtVXJaNXwVE9n9q+0RSp5tvKvyxlv+efdenTvVrw6kVtBq6XasvnzTMv7tmVkKkg5UHAxzzzj2p8wI6TUr7T38N6ZbpuZ/wCzJ49v2d9qvi2IU5XkHBAPTJx1rjIjsk+/u/2l+bcc9QR17n06VLLMXRbKXT/EEcs0Uv2eNpVZsFuCjKDtHPO5R+fpXU27WMM8UUUTLKzbVXyWVWIBOORj398ZpSHF2O78HlP+Eo0zZ/df/wBFvXqsX+si/wB6lEmW55F4BfzviP8A6pk/4lV2rblO2T/TAcrnqCGxkehr1smtBI4Hx1KkPiGOV7W6lT+ymX/RrdpdhMynnaPlyAeTWz4iPnfDuTZbyszR2m2PyzvbMifLs6lu2O+cUCM+PWbMBt2jatKdzfO2hyknk9yuaKRR5hd3tjc/2in2212NcPcW7ecvygsxw3ORwSf+Be1VVsbib54ngba235ZBtU8jGemc5rNIts0L+F72RdkW11jXbIswj/hUEMpUkgYOBnufWqVxYyvH+6RU/h2tIrbcjHDbR1xjGOKLaiT1Ol0H/kK6L/1+QL+PmDj68/z9K7/UtK1C58U6fqMUUX2W2VI5G8wK/DseEHUcjg9/pVITLdvp13/wmrak9rEtr9kaHzPMG/fuGPlHABAz7ZxWjrEEt1o19bxKzSz28sK/VlZRk+mSPzqiDzvxvBLbR6clx+6dvtDbWkDNjagBJXjqMCvN47e7Ta/2Wf73/PM7WPH51DRaLElvceX5SWt1vi3ruZg24E/KcbRt/M1HJb3fzf6LPs/65n/CkmOxseEIXTUmW4i2pLC0bLIpjVtxQYDEjnv3piQaZZeek2q3XzM6szaW6dQynlmG75ueOOcVVxWJNQm0SHRtn2pp7hYWW1kkt3iZs7M/KG+UsQp5/KuTa5iTd/pES7dv3m29wfX0obCxLNcW/nxS+bF+9X+8OwNW4riK51XTnSWBn+0f8s5A38L+hz3qbhY9E8Hr/wAVXpX/AFzb/wBEn/EV6h58MIV5pViRdrMzNtVenUnjuKpBI8j+H88M3xH+SXft0i6VtvzbSbpSOenQjp61647fu9/3fy71RJxPje9tLPVW+0XUEG6w+VZ5hHuxK2evUDIz9RVnxXOp8G6VKJ1ji+2aa3mcKOZU5LZxjH8qYirB4gs1jKpeWu1XYDNzGTwx7miiw7ncq7u8at/e/iYfp79en618qeIZb59Niv8A+2tVnl+Xd5908m0EclST0B455qUgbNQ27v4gltGvdRVFt/M2x3br3b39qr3FtffbrmKLX9TXyvJ27rh23bw5PRh/cFXbQhPU6n4ZWdw/jlYr7Urm8WC3eaGOaZvll/d7W2kkDBc9z1HFesXHiC4h8Vx6H9iVomhW4+0+cf8AVl/LI245Ib3HHNSi2X9f1Z9D0K81T7P5620bTNGsgVmUfMx6HkKCxGOgp2k376npq3T26wbmZdvmb9uDj72BnJ9vQUCOQ8d3Ft/acVvc2VxLOtrNcWrRTbBlACxc5BwM84DNheFNeSan4g1KzS4vYbXTPs/Ee3aztyOeflOMk8kd+RTaGjNsvFmp3Pnq0Vn+4jZvlhPrgA/NyK07fU/EDpu+y2MrfwqszK34ccfSkoi5hNC8SXGspef6BFF5ULyK3mMyvt2/KR/wMHNVf+Ezut7bNJiV1kK7luCvcg9hnpjvRyj5jRn1/UrCO2lfRvkuV8yHy7pW9Acj+E/OnGPz61EnjJ0+T+yr9f8AdY/L7fd6fShxDmGxfEK33+UlhqO/+FVmXqfwp0nja0m/1um6j/vMqs39KfKHMd98OLpPEV/Fq9krRW9jujkjmXazFoyFCgE8c9f9npzXqYP8f/j38/fHT0OQOtJILij50+/uVv73zbuOOvT1wMChm/8AQv4WPXPHuDjn8aAIoIYkkbZFFFu/eNtjHzHHU46nntkcnviodSgt/skt09vF5sULeXIyjcg64UkZX7oPGOcegpiMOLT9JSIJLpuleYvDeZYqWz3ySOtFUK55tceJLi5kunif55dvlsqt/qgSBg7jtznGVx1O1gPkrnk09dWRbP5fm/vfd8vB+i5GMjOC2OrYxWRfKWJx5PiSW4TY3+j+Wy89fmyeQCvzMwwQcFcEkg1WkO++uZXT5JVg/i/uK+7/ANDGKty0sSo6nVfDD/koLf8AXg/84x06dvSu411inxE0Pb95oV3fN/01J6ZyfwB7/WpQ3ub3iZUfwxqqy7WX7BPu3Y28xkHPBIHPYdvrlvhQ/wDFOQNsdX3P97bu+8ey8f8A1vfNMRwnxSufs3iDR9krRbrK8jbyvmZgyYAI5wucEnoAGOeDXm95H9ptJbf+CX92vzfd5O3nngMB+v4JlI5zQ1/eaj97etq357q7exgfy1dP7qsvXbww71omZNHPeBBvgvv4v9DlX7vr5f8AnNZCo/mS/e+WZ/8A0I/41Vwsdj4lCf8ACN+Hv77WUv5kW/Psf06VSEj/AGvf/wBNG+Vfx6Z9uKibKicj9lSy1mBP7twm3/a+YEduflI9OtbOH8xn/vbv6/8A6qa2JbPV/gRv/wCEY1F93/LZPTspHTHPA/U07S1i0nx/Lpvmz/PrbxwbsMuBCj7V4wv+sJx04Xjrul7lnqajZGqfwbdv4euT1rjPGq3EOq6LdRX91FE0zwyQrM0aNtikkXhCDlic5HZVHGDlAdF4eMs2hW0szys7b93mNub77AAkkluBgE5PvWP8Qbi+tvD8Uun3strcNcRW/wC7+beJXVOQQc9frQPoUxHrMJeKLVNUaON2VSVs8kAkDrBmiqMjy43dkTLu1Jl3/vG85mXnC5YtIoLNgqC27JCjrUML2r7vK1e1b+980Trj3y3yn3xzyB3zmb3LJtWmjtWS6iZ4LcWqlsYYBmcYUE7eHxtzjgcDqYv7Lu/M3p5T/d+Vd306Yz/+uk1qNPQ6DwCr6Z4vW6u0X7Pcx/ZYfLbzH8xmjUZA4UZU89q9F1HS9QuvFen6lFLarZRRqrfvm81sMXBCbSpOSMKW7ZqkQ9y94ijuJ9CvLW3t3llntXhX94saqWUqrMSeAM84yfQE5Am0COWHSViu4mil8x9yswZuSTklSVOTk9frg5AYjk/iRZ/abXzYrOVnjtbhZLlYWZUVynBYA8FQ4I6cnPXB8ieX+P8A2l+b+H+Lv3pMpFyy09727l2fY1RY23NcyLGvUdc8kY9PWtnUdFtNGjW4u5dqS7ljntpEk3lcHcNp4G4bvmHcDFCYmjM8LaelzqU9q9u0CNbtHG33erKB0PTIHWsaSxt/LbzYmV/MbcvvznJ3Ak5BB46qeaLhY6TUNPe9tNOt7i9Vbe2t5VhWRRuUjyv3aqMk42jkn0rnUbf8/wDe+bb+BOM/pSbuEUVrrTVmu7W43/OzRfMq+hyCffnH/AauJpyPt/e/Jt/un5Rjnsf1xzjntVp6A4npvwVt3tfD+oo8U8H+kJ8sy7XT5cnIwP7wPTow61Xuo/8Ai7Nr93yv7blZlbO7/j3ReDnHOAOnbrQ9xHqqf6td/wDdrkfG0bumiyxRea0d67bfOC8eTKD8xwBjf0JGM9e1Io2fC7u/huxeWLyHZX3R7hIynzHyNw4NZvxFP/FKfOm5ft9puVfvt+9XhfU+goF0PDtV0CzfV7yQvZp5k7uFeGUEAsSMjyj2I70VrYzNzx3o6WGuywCDbDcqs0arn7j+/wBQVA9FJ6GvP9e0q3s7ZJbSKQKjHdmTdtHQH25wM+pHqKxRqza8Qwok94/y/Krt+OE/LqPyqq+kXCXU8EV+8DQLF5iqzNtdg2RhSNpUrgqeQQc9Kpqwk7npGgnztZ0V9+7deRenzfvB6cY+leiz6vep4oj0tLCD7O0KzLcMx3fM/lldu0A8jdy3oKiISJdO1e5m1y801tP2rBnbM03+tAAK/KQGYYIDH5sNuUnjNXdW1K30axur+43/AGeBd0nlKNygZy2DgcA5OScj6VQjhfHeqf2hp2mXUVrdf8vDLbMpgdyqI4UjnBIyApzliEIJyK8qbxdozv8AvdLlbd/E0cTfjjoPw/lxSKRLFrvh+6TdLEyqrfd+zn9NhU/kfrxV23/seaP91FKqfwq0Ls3PT+FvXp/PFKwE+kXWnwzy3WmXqtKqtub5WVUGCxO9MADjJHTI5wea722mXlxuXVIJJpGZlWO4V+Tz03n9MdCTRYdyxJpVw/3L2X5fl3NH93g+nI+43P8Ast2XiqNHuPM+SWJvm/izu5+u7nJ7D8qAuMTSbvyFifyt67WVlk+VsfUL/P8A+vdsYb6ykaX5VTa3zLGsjc9OrHvjnGfwLAtA0ejeBLz7Gk9le3qyalc7ZI2VdqSON5YJjrjO47sdSAioqgNfwzqc3jmz1T7LttV1F7xmWb7qNEqfMM8tlQCF6YWncg9CX/b+/wDeb/I/lXKeL5f3FmnlTs6yOzeXavLsDROu47VORk9cEDcoIBINAzU8Lzed4bsX+f5ldvmUq2C5PKnBHBB5HcVX8YxNNocXlXEUXkajZTSM2F2gTpk5PAHufSgD551CBp9TupY/NKPM7AopYHJPIIorW5Fza1y+e91K8tbiWWfyLiVlVpjJs+YDIBJwu1enABJ9ayLyKK5g8qX7rbl/P9DgnPPoK50bNF7W7X9//pD/AC3MO5WZR9xiA31wyMM98Cs2CHyXuZXlZpZdjSbv4SAe45JJJOapyuJRsd54cP8AxONDX/p8i/8ARg/OvQNSV/8AhObFlWN0+xIsjeYflDTEjAKndnacglRx36UohImP/JS/9S//ACDfvNtwvfGM53e+Me9aniEb/Desf9eE/wD6Lb/635VQjy3V7jztJs9j7v8ATbv5mU9cICeeQM89D1rzXW1+06asvzStFtZWb72wjHcnnv14pAjHsP8AjxutnzfN/Na7axh/drs/2P1OaqxJh+A4d9pff7VvcL/6Jz/OpdCh/wCJbrH9zzJ2/wB75GxjuDTsK5u662zw34cgRoN9zYvHukjLOuFt2DI46EEZ/h5B9a5a8fVofPuE1edol2t5bTOzYBHO1vlJ4zgk/U9TNguV9M13XtQ1WC1S9lZ5N21dqbuAT12+1dPY3Wt/a4rXU7ddjKzST/ZxuYBTxn+Ee4/KmylI7zwl8/ivSnf7/ly7vwiYdTyfTpXqE1wkMDXEz/uo13SNt+6AOSfQYqIjkVNO1/R9Z+TT9Stbz+LbDIG4Bxn6e9X/APln9/an/oPP+PuKoQ4n+N93975vQevvVO6srS9f97bwTuq7f3kYbaCecZ6ZH64J6UAOi8M6HcRiWTRtP3t97NqnX8RRVk8p4/quiaxDItldxRXjxKvyxyDbgqGyuNjHB7/N71jx6Vbw+b9o0qdUbb/qN3bOdxO4emMYPXOe2TRtcsTHSb3alwl0qRQ+Su1lb5AWIH3cfxH35/AZV7pNp5n/ABLPmX+7cyHev/Agu3P1xjvU2C50fhz5NZ0V/wDp8iXb/wBtcfz/AJj+8M+kXUOoTeKLa4+xSvaeTEsk6tEqq6yOckbt2MOcYXqKuJMhqOX+I73HlXSxf2e0fmSWsqozKQWwzKFI5HfntmtfX9n/AAjesf8AXhOv/jjdfSmI8t1z59Ns2/ha6um3Mw2/dQ9emcfw9fyrgEh+0xxW/wB15V2/Mwj3ZG3A3Y55+71PQAmkxoof2B9j8y3+7u+bazeoK/e6Y/Hriugt7hIYG3o38KrtbuDxwe2OacZkNGZ4PtJbKC8S4X5vJl3eXiTaD5ec7Sf7v6U/RikOk6rFLLtRpJ9q7trOSj42k/eP+yOT6VaYmjV1vyn0bwv86s8VnKvyyBtpCwjseDx0rEKo8bK/zIysrfy/nUPcpLQ5Swjb+044m+98yt9VU967TSb6+89bJ7jdasr7lZRuXCnkHr07UxHpHg//AJGvTN/92VfyR69P8hZtsTfdb5f90EYP1zz+X0qIlyPOfhxaun9nebtV4LW6hb+J9/2gB+nykYHbPWvSdv3f4Pm/h/XrkVRJ53rc93oHie6lfVZdOspbNbxpFaLZ57Osa48xX2rgydcDLL3xWj4n1bWNJ8K6de6fLBK7NCsjTW+9JTJgLjYVwxZv7236cUCJItR8aRps/wCJVJtYruW1lUHBPIBfNFVcDntfu4tcktdS+ytBFcxttjnwzfI2zPBK9R2J4K9M4rLs4tkmx7jyk+Xbum2r1GcZIA4Hv/jLC5pPA7+e+9mRZmVfMUMqgBWAyR0AYN179M5qE6dFNt823tW3bdv7nbuzx2I3H26EHqKVhXZm+Etd0y98SXMSaHPAulW8uof8fgkZvK5C7CqKCcq456quTwSO0g+K3hyaPfKl9B91l8y1LKwZSynMZYcgMP8AgB9shRr2/jbwte+UsWuWfzbV2yN5e0nkAggYP1rbAivYF+SKWJvmXdiRW79e45/U0yjz74haY6f2cmn2UrIsc+5YFHy7tozgKeTjqK8zm0fZui+1SwfKzN51v82CDgn5l7YOCMYPWkwRrBE8tvKaKK3Zm2xyWou1jznAV3ZCowenPLY9M1zpCPY7EvbXcrfu5mhlifknIIBdR1PRuneosNoqtBqGjR/are6g+b9y32aQycHnDfLkA45plva31zG32G3luovmhjVY9z42lR8oOc85J9d3PTLTE0M1EbI7OKW3liuolb93JGY26IejYPRf/Hl61mFv++P6fWm9wWwx7C0+3ebtVfM+bzPqPWrdnF9m1KzeF9+6Ro23ehRs/Q8dKdxWPSfBjf8AFV6Z/wBc2/8ARTV6zB/r4/8AepRHI81+H/27+1VR/Ka38u8aNlZt3/HxxuUrtODno3Q16MW2VRJwPjeNJvFdjE8W5ZdPdfL8kypyzYBAB7859s9sVqeI5IrbwM3+qiiijtf9ZnbGFlTGeOg5ycZx+GQR51L4YsPPlI8Q6LCGdn8uQruXJJwdrEZ57E0UFHS+Hv8AiefCmx1TylWWCSaRdq/wCRw4A7ZA3Y6ZUegrndah/wCJb/29W69trESqeCRwOCR7HHc0o3SFY7HVNKitvGtz8itbrDFcKu04+aSclcf72T+IrjtTXxcmpTtpiX8tuzM25bUTrkO6kklSxwuAcEDoM9adiTE8LW7WUfiaLf5sraJqTNIv8R2DGB2xz09farvjHSYtPvrZ9i7L63S4j/dqq/dw+OOMMckZ/iX1qX0Lj1OPnh/dsn3vl/uj0/T8MGvpjwuP+KU0r/r1i/8AQRTKM/xH8mpQP83+p/75w35857EdK8p8e+LdW8Oa5YxWUsT28tmLpo5oRJukM0q5DZ3DhVXhh90elaW0MLe8c7H8Q2yzX3hvSZ2/ha2UwN3zlhuY/gR6cg4rtLcaTcxrcPpt1A8v/PC4VvpwR/jU2KRetfD9peyS/ZLq8idV/wCWkY6Z9V7Z7cfXjFU5NB3/ACJq9hK//POdtvPcbXzn6qDipcS1IZc+GdYmtPsr2X2y13f6uO4HlLx1CsyDOf7g+oyTWLdeF3h/4+LLUYPm/i3f1BBPuee9RYdxIbDTIfkmtfPeJWVZJLj5l+rfdPoCf54zWl063S7guLSLYkTKzRyMWfGGHDBfm6jrzVDudt4QP/FV6V8/8L7f9r903brXqRneH96kTysv/LNcKzdOm8qvf1oiKRwnhCy1bT9ZWK70i6tUW3n/AH8mxom3yrIBuViA3zdOc7TyRg13zf6tvn/hb19OKog8v+MTrFp14zS7NtlD/F/08jnAPJx6cjPpkja8RTyw+BtH8r5GabT42jXHzAyR5A/Hv78d6Bnjep/YV1a9DadbSHz5Pm+yhs/Me560UwPafAiWWjeGLXRftVq0sTS+Wu4r5oMrkYLE9cgY68/hXPazo8s3n6fp/lSrHMlxCzTbVeJHDYDHIZ1wFwDnGMhc5OUayaKsddrHm3l217FEzJ9lRpP73y7nI2jqQsinrzkAc15T4rj1b7VHdXVndLDLG7Rtt+XDyF2HLbiMbTjGD8vHFPmJKfhhufEedrf8U9fN9fkHBx2xxxXeeLtOTU/CkUu/bdafbxXSqv3vLZcNwB0YLuAHeMUn0Lj1PJ7rYkcu/b8u7cu4/L6j8CQM96+jvC7o/hfTNn8NusbfVRg/qKom5bvdLstQk33CMzqu1WVirL/nrXhnxY0Q/wDCV2cNvcfJFpqfNcfeb9/OfvKAtXzaCseZzwfZp5be4X97F8rbW9hz0989PxFeo6BrNxdWNj5tpa7pV/5ZzFNo37VUA7i2Rz1/wFWJZv8AgPxNY6+949pBPA8Spu85lbdk/wAOMnj0wB/Kn3kaP5u9Nybm/wB3qaGxJGNJB5O5onaJ/wDpmxX+XNR/25rdt8kWq3Sp/d3bvzBzUWLuRy+NtbT/AFsWmXX+zd2v8jGyE/iKrv4v0yaP/TvC0G/7rNaXRj/IFcrz6vRYVzsfBtxol55+v28V/BFpn3lkX5vmABPys+VCkgkngHOflyO1tvFXh+b5E1q13t/z3bZwM/3sDP40WGacO25jSeGWOZNu7zY5Ay+xGMj36jocYzirH/jtAjNvvD2j6m/m32m2t0/zfNJGG25HOD26npVPXNGsbnRvs8qypFbRrJCscxTYY8GMjHTaRkf/AF6BnEN8L9Avne6m1LVRLK7M+b63Jzk9zDmiqIuY8D/O395tzLuUrudeGD7Vxv2levYHAbkVq6XevbXcrfZ7xnlh2+RaKF4PI3AlVKjkZyRyuOpVfJpxcTqbNeOa4jtP9Ht4rxfJ27Vja2bCAlApXKlt+4qCgy3OcjNZeo6XaXP9nW9xLLZy2zM3mWEh/dIYnVmKsiHcH2jABYBiBjmuuVSxCRg6X4V1PSLHXru4utMeKfRbuGGCC4LSsXQlflK/LkDpnqee9dHpniXT5tSlgRFnSK1srdVaSKJchZdwbzXUnl2HyqelNVIz+EErHCeIPCN/ZCf7FcaTPZKzRr/pw3RcFkjYMqDeFIO0Env15Ptvg50fwpY/P95fbpk4/nWzkraGfU3q8W+K/wDyOdts/wCgYn/o2b/H+dS02O55h4hh3yLdJ8275W3eoHyn/vnPP0rtvCWz7Jov/XNP/RnWtYt2JluW/gO6Q2uutKu7/VfLtDbuQOh44JGa7DXbL+z9Vurf+Dd5kf8AuMScf8BJK/RaARz90Kx7gJTSFcyp1+9WdLVBc9R+EVnb3uha/a3Cq0Us3lybvRkZenfIasu/tnSeWK4+aVWaOT6rwTz78/j7VD3Gi54d0qL+1bG9+zr5y3CfvNvzrucA/MPmwRwfUfWup8Tf2hZa1bXVjf3UUU8LK0aybk8xDwdjZXJD8kbc7OppDKMXinXoXXe0E+3+GSMKz+5IbrVpvF13Nay29xYK/mx7d0cxX8htOfcZ570AQxeJPIiWNY9Qwv8AzyUFfww4/lRTuQVJ/C8X/Hvbv5txcxttWRgysEwvlsWzkFpUPQcF8Y34q54f0jydupJftOlzb7o5GhKt5b7XG4liWJULnOMHPY4rljC5umdKsv3fu7G+X/Z6ZPPp7Z9TXm+oXEX9rXPmysrLNO0m7duUHG3fzkDBU5bGcr0Ck1nViUkUzNcJdxW6bdku7avHm/xMCoGWYnJXjPGWXcRSv9nmkie+sIGafa3mSMse4DG3JUqWA+cnaTkMu7rXKqUofAU0a1tqUttY2trFZWcFrbTKywralokkk5OCwyd28gNkcOuCT12LTxQ9tHBFFaq0UX7tlZSrM7HIxk4BzgBeSd4I4Naqq4LUjk1Ldz4rsrzRrn52guGtXkaNZAzJlc84yQcMMZwT0xXC/EiG41nxXFdaZbz3kUVmlrJ9mXe8cgeRjG0Yyw+V1wcd+tdFPEJxJlGxw93pOp3lpLbppF/LL8u2P7HLuyO23bnOeK2vD91/ZP2G11OKezuIl8tluYyjcsxyUPzBcdyD04rrp1FYzluavwcsbvT7HXLe7gltZf3TeRNDsdhvQZ+YBiMgjjjPXtn0/wAa2v8AosF7/wA8/wB227+EP93Pbr8uT/fGeM0Ajzy8lT5k37vy/lWNOd+7Z838Lf7J9/SrRFzMl+f7ibv/AEH8+hrPmdE+/LEv+8w+b9aAPVfgs8U2m6rsdZU+1J8y+vln/GrXjKw+za75u391dx+Yv+0y/LJj/wAcPP8Ae74OIe5aOVdHh8XeGWR23/bIN21iGcb4xjryO/zZ+g4x6Z41keHw+txFvWWK6Ta20Nt69AQQw5I5B6fjSGeYzeK5rBLz7XbxT/ZvP+78m4Rs+ASDgEhcA7T1rrdGuLefxBYxeU/3vMbc27hVLc4UZ9Og6UAaOsW2lrqsweEhvlyBuGPlHYOB+lFTcRqLa3EPiDTInXc3kzt+7bdx5tt3xntznHSszRDs8N6P8+3dp9q33tv/ACxT14I/EVL2LT1L8jS/Ls2/7TMpbcM9CAR2yOWwNxOK5LU/Dt288D/amlllaWSNlYf6zazk5bZsXqfkJ+bGfWsJq5dijLoN9DPs2QNZSyLJJBzGznKkMVIw2MZYOy7sZBAYiqjWsqSNL9nuovlVfMX92rfNtXLKVB2jKguwOJOOQwMrSIXKcX2f7JFKkTS/NLJ8rKrb5Fd8bAcLvLABUYqElXJZS2bM673ukt7iX7RtiXzGXd5CEsTnLfKpwSwBzhMlCDkzOPMUmWrJXupLqwtFdk+wzxx2m7a2AVXaBwpIOFPQZx93kjqTo+pzbd9pZqjfejubje31GEdRnAypH975u5xjTbQSLj6Nd+RsfUtrKySfu42bbtYPgZYDPHXb+FX2id7fyrq4+1Rf887nbIvAxj7o3euDjPTIHNdVONiLFDSdB0fRpLyXT7CK2e7ZWm8ljtfaxYcdFOSeBW5qN1b6haT27xS7GVlbdj5fVuvOOuOOgrdS1E4nluueGPFCTRfYrjTrpZZPL3fMjscZJKv8oX33Hk4wOQOT1LSfFdt+9uLK6WJflVoLcSK2B2wG9PX6VcZxb5WZOBy8sEtzJ+9upZ33bW3SM3r1DdP/AK1RjT9/3E/z/wDr4+vtzWi964j2r4HweTpuq/8AXwjfdP8AcPr1+o4rsfHFj52jLcIjs9tJ5i7fQjaR753ZA6ZFZu6Zaeh5zcr/AMVf4U/6+rf5v73zpzXonjUb/C/3P+XhP/QmqmK54lr3/Hjqv/b1/wChuPr1PpXpfhFX/wCEkWVP4bJtq++EI/Dn+dIcjvZtGsr2ZriZPnbg/hwP0FFIRHbW16+pQXt7Lb5gikhCQqyhg7I2SDnGPL/U+nKaHaPZeHtMsrtV822s4YZP4lUqiqwB6HlTUpaDW5K2l2Uzs+3Zu+7tbZt/DoT9QayNR0x01XTFilRvNabbuj2/8sm6lcZ/Tipcblcwslrdp9+JmT+JV+ZufXvn3wPw61Slt4ppP3qReb833o/mbg/3skY3HhCPvDsKlwGZcui6fc3V55trFKybY1mbKy7HUkqsoKtglycb++ABwBSm8JxPA1ql/PZp92Hd83lEMHGFIVshgDuYsW4B+UAGbWKRf0Pw1Lpk/wBoluFll2+WvkRvtwCCAFkZguAgXPJIHJzyejaWXzPuN+vTtjPXFKKSRRED/ndSEVaYDl/3P++Vp+P3i/Ju3Mv/AALrwPx65pPcGcBJqkr3ctxLKzP5zKzSbYosRkK3zONuw7SfvYVtwJB2htC11678ve7tK7N92eM72TkgnIRtxVWODlchjhUUkcfJJvmRDJNS1HSdQSD+0LW1aJZPmW5jEv8AC443YBO5hngDjHUGoV8KeF7vTp4PKtbOXzpN0yylJozuZkKuxORt52g7SM5HcbwxlrByGz4I0WLwsJ7f+0oJ/PZWboioVGMKNx4IO4c9c9q6bUp4nsZfNTzYpV8llVt33iEPI/3/ANB0rdV1JkuOh5I63Eni7w8ksDRS2V1bx3EbMFMbh04x3HynGM5xkAr81d78QLr7H4Q850X/AI+E2qzDaxLNjkkA+3PcVq2HKeL6zF9p0rU7iK4uvs7faGX9yGib5nP3gflPI4969D0PVrTQ7i5vL24VYvsrL5km5VBChiMkAcqB+Jx1K5ZMjvrbxl4ekgDRa3YupJ+ZJtwJyc4I4POenFFBJLBrmmTfuml8p23blZdjN+fWtZdn30bdu/8A11UoamNLEwmwZEf+BaoTad599a3Hmy7rZn2r/C25dpyevSs9jd3LJi/vRbv91vxH+etEq28yKkqK3+yy/wBKVhmPb2FvNqWp+UzxbWRW2t38tT0I9CP19aQ6NcQyN9nlRl/u/d/DHIPQ8+/QY5C1IoS27w/O8Txf7W3b+oJX8zUFpK7/AGz97u23TqqyfNwuABkdB249c1nYu5YWdPvujf8AAfmX/GnI6P8Axr/31QBIE/2Khupvs0bP5Uuzb/DH5jMOpAUcscdh17gjmhAzzZZX1C7iliZYnnZ5IY1/eOhBU5PyqF2bUG1T0RjvOMO+332UDOkUS/MqrGy7vnBztBU/Mc9Co4+Z9q7RG2duXYzFEL/NL9i824nh+8zFVwQSIgTzu3Nnds6ytkAqyVGl0ieU7o27d5bNG3y4fnGchSGZQAqsQxKltmQjYyo3NIsv29/Kkfzn5d3lqzRjYSQB8u3KjB3KBgFiCFDHDC8mqRJBK/2pYG+WSTy4y3IYgbnH3gG4yE5+6Bn7vPFSpvQbMWafXoZ2l0+6tbqJZnVYJIQromS2zeSAQCNu4MS2csuTWhHqF99nZNT8POsUW5ttvMZWXBBYLE3Rs8Z34XoSSjZ7Y1ee1xo52O50TVvNtbTS3givo0ja5bau/uCyruDH5SzZdQ2zjHQ60/hvxQljsRvtllPGjN5Mizq0RGMFWKMRjIwW4A6tnjqjKyMZbmBB/wAJhYwrbQ2l2UTJ5tmXknJ457k0UibHo1yU8zY6L/u7e/uDzn+VJb3V3ZSf6JdSxf8ATNm3Jj6H09q9Dkuj4eOJnSmbVr4uuE+S7t/PT/npB8zfl/UVt2PiHTNQ+WG6VX/55t8rfiOorCVOx9Dg8zjV3NYfc/h/4DSSKjp86VhY9eDuU7eyt7WeeW3/AHbzSeZJ8xYM+AOeeygDHYAegqdvNT/a/wB3/CpGkAkR/k/j/ut/gaydOs7W5jvH2/eupWVlYq3Udx1osO4S6F/Hb3H/AH8/+KH9aoXFlcQx75Ytyf3lXd9eV+79TUhzFKQ/v7PZK3+sZezcCKRu/JG4A+mRnrTp4Xm/5eJYn+7ugkMTYxnkfdbgHqCewoaKTOcu/BWmXO63t0gtU8tlZVjMG4Hj5vLwrJkZ2kFcqx4LNmOXw7cfa5bhHnbyvlaS7Xz2YbTgmU7vumTHzFTtDAiRG5xcnHckx/7Gu5reVpt91K0Pl3E1o3mNLjIClWYFZA25lUoFJIwSxqjb3Cb9M+yXsTSqzNt+dtqMh4G4Han3UKjduCkkfIpU1HcmgNu+mwS28Tsrbtqxwhl8vD7WU5x1Bxk4ym9VCoAJjC+mzwLKk6LPdbtu3zNpUhyOmG/1kjnzAeT8p3DFOKSepTEkuXtoGtbdXgXy4PmWPdFsxwVlY4Cp8pRXO4EKAyHgW1vYkdUS1Vf3attZnjRXX7mAvyqcA4J+YhflboDzzW1hobd6Lo+p/bF8qCJ5IWVp4Y9u8H51Y5X5m+Xdv4bJPPJymiaJfaHdxeVqiT286+Y3mblbAC+ZtkONoVlbJUtkE5wSN106rkjOW52drqf+jL9o1p7eXndG0kRI565JJOeuenPHFFbc4aFO5X7qb/nXd9773bP5ZH/fQqm//Av9n/GvbifnGKdmNdqcuyb7/wA38O7+7+PWqlG6MqVRxkbGkT3EM6rFcS+V/dk+ZeRxz2+tdMuqyw7fOibZ/e+8v5159SOp9jgMTemi5DqFvO+xW+b73+fT+dW1ZH+583+7WbPXhUTQ113p/eWqkNjFCjeSnlb2aRtv8TsdzEg+pHX3pNlsnIlT+Hd/u/4df1pqTp/f/wA/jU2EZmpvb3OpaVF/rdtw6yLt9YJeOnsaedKt5v8Aj3dovl/u7l9eh5HP5YqmBRm027T/AJZKybvux/Mre+08j8KgX/Xrv+V1+71+XPXAPOKykrmlznrhtng28uERfNit71oZP4kIaYgq2eoxnjNaF7pKPP8AJ8yLuj+zSRjauTycrtYNgkcs2ck9QKloGjm9R8Mzf2l5qJtib5W2ttRgFUAKgOd+UBA+bG0LkqvzVL2y1O5vok3RXXlMqr9khaNlTcZGWaOQsVONrA5G1uSG3Gs27IDML+Td3Fu6tFqFz5TL5se7c5+XkHHnZd87kAG8qThC6o2dZU1WWJGiV1t/lXyyro7szAoAzHDtsJPzNlSAAOabV7ApHUabayzT3nmvsSWPdG20fKSSM7FYhkAbdt3LjhRkV1MOh+SjNsl+yrGytI1wVlyOGwFXkYHDFyRgcHaKKVFWEyTT7Vb2xjuDFsLZBVGEwyCQcOwBbp1IorXkJ5TLnV//AB1tvzBuck8+mc45x0HWs2UfvP7v/Av8a9aLPgcZRdyIj/O4UIP87hWnNocMabcja0z/AF67P+A/MPTA/XrW0E2SK6fw/wAS5Xj39T36cCuOo9T6fBU3GmhgjTz2fYvzN/D8u78uT9eCatNJLDHuR/u/xfd49yM8e3WsWj0YVGkRL4l+zfJexS/L8rNt7/gcfrWpZ6vY3v8Aqrhd3+9/jScTqo4jmL330+T/AOKWmuif3N3+9+lTY6Slc6YlzJFL/wAtYt21vvLyMYIPUc5x0yAe1TKsqbvl83/dYbvxz3oYCpIj/wAX/wAV+HQikmWKaP51V/7u71zwMnnP+FKwXOLutOQeAtalV2Tba3+7+IMMyjk5yfXknkitm5tZftbLtSX5m+78/THUD5hj8cZFS0WpFMhHf5Hbft2/ePT0PcD/AGTwfQ0TQRTR7Li3ili+bavlj5OMZAP3fouPXvWbhdFFK60S0vLS6ibbLFPHta2kXcrY24YjILMMZVidy7QAR0rMk8HxTR7EdbN1j8uOe0mbzVQBNq/cB42kZ35AOCTxhNWsQ0aljoNpp+502q7feWNQqtg8ZA74+vJOO5bqpA/9hTp/y1a3f5vcqfxPJrSCaYmUdF2/2Yv/AF1l/wCWg/56N70VVyrmi+j6c3WziP8AwGoToOlf8+EH/fNdiPEnCL3Qw+H9J/6B8H/fNKvh/Sf+gfB/3zTuZKjC+xPFpGnxsNlnEv0X3qybC0/54J+VZyOykkkAsLT/AJ4J+VPNja7f9Qn5UjWKRWl0XTZ2bzbKF/qtRx+GtFT7umWw+iUBFK5pR2FrAP3UCJ9BUu0elZs6hfLT+6KaY0/uikA14o23ZQGoXtbeRF3wodp3jI6Fc4P4UAVzY2jxy2DW0RtJEbfDsG1vMPz5HvuOfrVoRpvX5R2/TNUA2a0t5n/eRK31FH9lWH/PpF/3zWYxj6XYt1tYj/wGn/2XY/8APrF/3zTYCDTLHzc/ZYs/7tPlijig+RAvzDp74FCGypHo2m20awwWMEcSDCqqDAFFIZ//2QD/4THk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k6MzY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73 Viviendas Valdebebas</text:p>
          </table:table-cell>
          <table:table-cell office:value-type="string" table:style-name="ce1">
            <text:p>Aldesa Construcciones,S.A. Construcciones,S.A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TeU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zOjAzAAAGkAMAAgAAABQAABEckAQAAgAAABQAABEwkpEAAgAAAAM5MQAAkpIAAgAAAAM5M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ToxNwAyMDIwOjA0OjI4IDA5OjU5OjE3AAAAAAYBAwADAAAAAQAGAAABGgAFAAAAAQAAEZQBGwAFAAAAAQAAEZwBKAADAAAAAQACAAACAQAEAAAAAQAAEaQCAgAEAAAAAQAAJecAAAAAAAAAYAAAAAEAAABgAAAAAf/Y/9sAQwAIBgYHBgUIBwcHCQkICgwUDQwLCwwZEhMPFB0aHx4dGhwcICQuJyAiLCMcHCg3KSwwMTQ0NB8nOT04MjwuMzQy/9sAQwEJCQkMCwwYDQ0YMiEcITIyMjIyMjIyMjIyMjIyMjIyMjIyMjIyMjIyMjIyMjIyMjIyMjIyMjIyMjIyMjIyMjIy/8AAEQgAtgC2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DFNK16h5YxkphSqQiJkqJ1q0yWQMtQslaIQzbSFaCRjJTCtVcQ0rRtp3EJto20wDbRtpiDZShaAFCUoSgBwWikI6wrSEVwHYMYVGRWiII2FQstNEsiZaiZa0QiIrTStUSNIppWgQ0rTdtO4g207bTANtG2mIbtp4WgBdlL5dADglFIR1JFMIriOsYRTStWmIiZaYy0xELLUTLVokjK00rV3ENK0wrTJGFaNtAg20baAF20bKHKwWuzoLHwndzRpLcfuotu5V/jb29qiufDN9bQPK/lbFXd97n6fWuf6xdnR9XaRF/YV2ke91Vfl3fM3+FUDFWsanMYyp8ouyirMzoyKaRXIdQwimGmhDCKjK1YiNlqErTRI0rTStXcQ0rUZWmSMK0baoQbaXbQIcsW/5K2dPtbSzu4nuH3OrBvl6ZrKbNKSuzqEvpbz/j3/AIabdpL/AH68+1mene6MW+utmxJUWX/gRrLufn+dItqfw/L97FdlJWOGq7kGyitznN7bTSlcl2mddkNKUwxVSZLGGKmGKquTYYYqiaKmmJoYUppSquTYjK01lpiGFaTbV3ELtpQlAhwWrNrbvcz7ETc7f+O+5qJysi4RuzuNP0/7HB877n/iappgleY5c0j1FFRic/eadFNO77/nrGbf5ezf8i120ndHBWViILRWtzA1NTvrfR54ort9vmruXauRx9KLO+tNSkdLSXzXVdzKqnOPXpXFGupK53yoNE7D95s/j/u9/wAqQrWqaMmmMK1GVq7kWGMtQstNCaGFajK1VyRpWmFaYrDCtJtqrkhtp4WgBQlXrG8ez/1X8VTJXRcXys0ZNdl/uVXfVHm+/WCoW1NnXb0I3upfL2f3qqYrWMeVGU5cwoWinczM/wCI97b2d9p6XEvlbo22/KexHoPem/Dm5t7nVrrypVb/AEf5trf7Qrw1/DPe+2L8QCn9u2//AF7j/wBCNaXgBfOtNQ8797tZNu7nbwenpVczVO4uVOdjM8S6rfWHiC4t7eXbEu3bHtBHKA9+etdFoSf2l4fivpn/AHvz/dxj5SR0/CtViGoIyeHTbKnh2V/ENpLNsWB4mC7eTuyM/hUOr39vo999ku92/aH3KuRg5/HPHpXRHErmaOeWGdieBHubFL2JGa3ZS272BIPHUdDVeOe3m/1VxFL/ALrA/wAq3jViznlRkh+2mla3vGRk1JDClJspaKwnfUXZRsp3YaDttOAp7DsmLigLSuIfigJQK44LRUuQXOQ+Mn/H9o//AFxl/wDQhUfwc/5Dupf9eo/9DFeIv4Z7v2zsvE+mWN/fXUtxbrK8Vmvls38PMlaHhjS7TSpL2K0i2o3lMy+/zVpKNqJEZfvTA8SeHvt+s3V39qlidpki2quR/q055+tdLodk+m+F3tHl814vO+bj5vmPpSqJKkhwbc2Z/gSwuLCxuorh4mdpFb92pAwV9yawfHdtdzeIN8Vq0sSwou5fUk8Y/EVMIP2zRUpe5c6bQQ6fD5PNRldbefcrdV+Z64bwa/8AxVen/I33m+9GR/AfaiPMuYcuV8o3UJ9mrXWyXa/2h/utj+I01NQu0+5cN/31n+ddMJyRzyhFk6a1dp/db/eUf0rqNVuYraxluEiVn85V9NuQcgflTliHzISwycWYya9b/wAcTL/u4P8AhViLVbF/vy+V/vKf6A11e3RySwzL5CJOkTyxK7KHVWYDcD0Iz2NSm2lT59jbP722qjU5jKVJxG+TQErS5Ni1bWctzJsiTdWrbaF9/wC0S7f7vl//AFxWNSpymtOlzFW90+GA4WZmbd+lFJO6FKnZmP4k0HVtbkidEs18pSu3zm+bJ/3aw7Lw9q1tafbreWKDazxN5czI/wAhIIyByMj1rzcP7yserV93UZq8XiGz0a91N5ZWRYdrM0wfr90EE5Iy361c8IeM9PSC6l1jVYonbZtaZdnAznnAHU1pV+HkJp/Fcqax4yt31m4TTL2wubXzFlVlkB52KMZDf7NdnoWppqXht7h3iWWXzWZVb7vJ/GspyfIojh8TZD4Nv01K0upYomi2sq7d2e1Z/ifVLez1nypd2/8AdPuVcjAP554NVCX75scl+7Rs6fOlz4Qllif5GjnZfpuftWbpN5p9zrL+VcQSu1xuj2sM48s5wOuKIvSbCS1ieb6l5v8Awld0nzbGvT/6Mrvruwd47h3t4m3R+x6Z55Hv+lb05e4YTjqclb+CNWeCK4ie6WKXDbvOJGD3xmt3xALubSdSitG/exaiqR7Vz8oQnBHfrXC6j5kdkVozK0fSLi5sZX1C4iiuFkC7doHDAEHGevzVQ1t00S++yf6/5Q25eOtdn2Tme5u+Iba7udS0qWK1lliazg+ZcYXHJzz2BFaHxJeVLvT3TzV/dy/NGreo9KxTfNE0aVmbWsbIbvw+ifuvPuAkirxvG3oareMZf7Esbe4sUVXabY27JGNpPr7U6dd3RNSgrMdeeJH8N6Tptwlqs/26PfJ8xTadqng4PHzGptQ8aW9nfy2j28qvE21mXBFaqpzMjk5VYL28jSzivriQR282DHIVbDZGRjHsO9FdEa6SOaVFtnQVzS3WnpaS2kupLE/2ifzI9yjbukb1GeQa8/CuzsehiNYlfXZbebwbqFvFfxS/Ku2PchdsMOmPpXHaD4eTVZH3xLKkUkW6Bl++C4BXnj862q/Fcxp/Dc3b3wAk19L/AGfYQWMXlrujb+I5bkbd3bFZ8/w6t/Pi/ta33W7Mfmt2JdTtOOgzis3Je1UTRfw2yO28G6hbRv8A2Sl4tr5jeW3nbHYBj15B/Sq154Tvpv8AS7jV7xr1Zli+xSNvLAkDjLE9GzSivebCT91HQaXpOtp4f+zvrkunp5zQeXJboQqlSf4hnkk1U0TwrqdhJ/aFpq9rPLBCJY1kh4yysCG2n/CiPwMcvjMrUdH8XW091cXCadPtmbzPJVxzs8wkZb7uDW+3hy4h3+Tf/dtftH3SOCpO3hvat4oxb0OYi8aX1nAtv9oniRV2+WrBwvsM9q6271P+zbG9vrd/3q343blz8xQjp6YNc80ro6Iy0ZkWHia7vLuVLeJZ5ZczyL5LdABk9fT+tYPiea3udW/4mFxFY3Xkj923ycc4bBPeuj7Jg9zs73xPY20mm2iOs/8Aoar5kcynllC4I9sZ/GtXxlqdvZyWqS7m3K7blXI4GPX1YVh9qJr0ZpalNEk+jo/35bhVj+XPOB37cVU8bPYpptr9ut4p0a8RdrNjaD945/3c/nWSaujRp2Zzfjj/AI8fDESf6poW+76BI8ciuS8W6jdp4y1C3il+T7QF27R3xWkNFcznqz0PXbF7zwZpUHmrFtETbm7/ALs/40Vh7RmvIjq9yf31rmZvCVpeWN1qb3E6y+ZM21duz5XIHbPatsPpIzrPQoar4Nis/C8urJey71hD7WUY5I7/AI1jaGJX0LVUt932ho4lj8vg7jIMYI75rao9TOHU6nwWmpwx3qat9q83cm37RIznbg9Nx6ZzU3jSe9ttJt30/wA37R9oC/u1BONjZ4PbisH/ABTb/l2XPC0txN4ft5bvd9oZn3blAPEh6gVi3PiG+Txsmjpt+yNcRf8ALE55AP3unWiPxS+YPaPyNPxZfy6boz3Fuis32hV2spI5U9hWV4X1iXUrTWHliiXyrcfdUjqH65PtVQ/hEyX7wzbfxi+sfard7eBfNjmn3RyHqsBXGPTAzUh8S2nz79KiX9zs+8P7uM/d/GuiD1Zi1ojgZ9Hlm3ukq/rXba9bSv4f1BE++1+jLu9NhH9KwnujaGzMTwoqabqzy30vlRNbsm5eeSOmMH+VaHinUNMmnZ4ooL52UbWmhGVAj2/xLngnP1FdEXoYPcr+KdD0yz1my0+G1iZG8ndI0amT5nAJ3EccDP51V1XwS8PjO3sbSL/X+a0f7zA2ru69BmuVy0Xob8uvzH6h4b8R22raan2jUd+4tHtuiUUgdfvYU/lVrxFpHiN4LKK71e6ldlMscfD8hf4iy8HnHXuaUd0N7Mq65Z+KZruLSZbhZUsY/wB3H5afKvlk53AjI+Qda5S58Satf3ct3d29hLKzbm2qw5Hpkn0q4EyPU7o6xL4T06DykgdRGyzLLu3qUPGCOMZH5YormOgsT+K7fSr+6t7iy+7M33mUdT1APY1lzeMdJfzU2Ku7d/y0Tu2fWumGhzT2I7zxVpk3h+WxTd5rRlV+ZcZz/vVT0u4uLbw3rVxaPtuIoYnj/wBlhICP1qpbkw6m/wDDfVtb1i01CXXn3XCyKkbKo+7tJ7e5Nb3iTUZdKjsriKWKL/SNrNIuRgxv2BHtWT/im3/Lsn8PXj3+jJdu6s8skzblXAb943IHYVy1z4q1CH4g/wDCPfYImspbqJvtO071OwN1zjqAKI/FL5g9o/I6HVdVSzu/Ke4tYnVd6rJ/FlSPXpz+dZsOrxQ6FcP9os962pRY93LhQ3X5up/rVQ+AmT945nTfFSaxqNxZf2BFYvLaTXHnK33MRlPLxtHXG7r36d6jT4nu8D276Q3zRizX5vQH5vu+9bdWZvZHDz/JI2yu+8Rs6eG9S+dv+Qin8X+xWU90aQ2Zl+Bbf+0vEHlXETXKfZX/AHbNxnHB5OODitfxP4eRNWR4omtotwiZVb7p8vcCBnud2efStvsmT3NbxBpP2/xBb3EUsv7pUVlWPI+VvUj3IrRuLXzvHWn6gkvyeSyeWykFuJDkE9vmrltovQ3vr8x2tJv8ZaE/2iJdu792zHe/0HfHesrxvC9zPpT29wq+UrbvmOVzjpj2yPxpR3Q3sw1aG4fxtcXCSo1q1uy/LMDuxC/G365/OvLPtOnvG++wZflO7a1awM5Hsfij7b/YVj9h/wBblc9Om0+v4UVyHQM8UaFb+IbF5bfa11BlVZf4sdUPv/X614lNYxQ3cqSxLv5+VmX5fqM5H4104eW5hVQRWkXnxbIk38N8rLjjk9D9a7TTJ9mm6hb+b5Xnxom5v+ug/Uf41rU6GcTtvA1j9gj1CL7V9p3MjblxjofSpfHdu95ptlbpL5W68HzNjtG57g+lYP8AiG/2C/4Rhe28L2sTvudWlXd/e/eNXM3Ns7/Ej7R9qg/dXkK+Ru/eN8g6DH+eaI/FL5g9kO+J+lyzab/adpK0F1FIEZl/ij2lsfhgn8a840U6g8FxLcXTS/u90e7/AIEOfyq6fwGc17xv+FoHfzZnuIG22s67Vb5+YjzjPTtn2qFGuH1b7F8uzaW8zntGHx19eK1vqZ9DNk1eVPvxRN+ddrr935Ph/UH8pflv0Xb/AHsoTk8def0rOe6NYbM5rRb17m+/dPFYusZbzvMx+GRjrVy+XU5rvZFe/ad2PmW4bG4ISfxC5H6VqZk3jPU9e0HxR5VvdbreeMSx7pGG3ONwwOOuK2PDeoaheeJNPSW4lliWNvO3N92Ta/A9uAfxrD7PyL+18zf1qCV/GWhSpE2xdys3Zc5x/WuH8X69reiaz5TxefFy0LfKNqsQR2OfT8DUQ3XoXLZluyvb7UtdiluEZkgt5l8zaAF3Qt6fQj8K4dhpjx/fnXr/AC+lbRM2ex+JpbmLQLBrWDzJCV49tp/+tRXJY6bmR4W8TfbJLjzU8p2kLNGufmUnhh7juP8A61cRr2lWNz4k1K4e4ZXluG3bWXHXjtXRSjaTMJyvEz7fRrG233FvKzdW+8pGcEdhWq+n3E2jXVxEkWyCNXbzGwMbgP51rLoZxO4+G9x9psb1/wB0u1kXbH06E+vvVzx7cpZ6TZXH7ptt0Nqychsxv71g/wCIb/YNDwbL53he1l+X5mlb5enMjcCuJvbWL/hcMVx5r+b9qi+Xdx/qwMY/HP4CiPxS+YPZHUfEAp/wjcu/+K4VfzQjj3rivDWyw8N6xLb2qzvbbHkbb8+1jJlv+Ag9uwp0/gImveK1p8RNPhn3pbs37tl+6ehHWqlrPFea7LrCI3zbv3bKcYK4zjtW1tTLoUns7F/n+2r93+8K7bxBHFN4f1BHlVU+3pub+6dp4qJ7o1hszjrazt9+yK483+LavXA+lXY/FFj4bn+z3Flu+Xeu5ST8wxzx7frWpmaN7r1pr1/p8T2C/LIrd/mDHHOB+OK3o9MTTfina/Z3bypbeVvL2/IufM6duNo/OsJ6fcaQ/U3tXvfJ8V6LaeVu89mbduPy7c9hwfxrmPiLAj32j703fu3Xbz83K+n4/nUQ3XoaS2ZlXPi+00TWb3T5dFZZYsxMqsT0VvmzjuDmuavJ9J1WdLi08qzTy9vkKv3jzz255x+FbRMWeqeJ79rDS9Pc2xuUKhSAxGDt4OADkcH6fjRXPFaGz3OHg0nU4ZFeKwuty/8ATFv8K0px/wAUhdebF5T+Y25duNp8zpW8XzMya5Qh/wCSdp/1z/8AZzUWif8AIC1X5N3ywfL/AHv3i8VU9BROz8JIkMl6iW/kfc+XcD2PPFZvxQv/AOzfD9lceUsv+mhdrLkcxydsisL/AL01v7hr+BLn7Z4N0+427fN3ttVcBf3jdsnH51lzCL/hMn/0eDf9ti/ebh5n3F6DHT8aE/eY29EbPibZ9kTekTJ9qH+u4T/VnrWN4d8p9G1JE8j/AI8l3eWwP8L/AHuOvNC/hifxnmmn6D9vvr1EeKKJVldd3Xaqv0HfhRz7iumtIorCS6it3gVGsB/ETuJ3fKOfvdPz6V0PcxWxx81tcPv2RN/3ya7vxHC7+G9SREZt1+jf+Of/AFqme6KjsznfDiPbX2+X9wnksu5lz1B4/WneIobS8vnlS482VVVV+UgMuw/qGxWhFjTOnv4e8UW9vLKrI0at8qkj5jj8+Otd3c3USeNrK0+bzWjZ1XbxjEn8X9K55e8jaKt95V1y4u08deHYkdfssu/zl4yxA+XBx61S8a3SW13or/N92XdtUdCoHGfcj9aiKvJFPqYvifSYb/4g3EUvm7GjLbV/ixAcfrXGW3he+eD/AES3ZkXP+rV359OBWsJWRnKLu7HX+NdVlNpaNp9yLi1VUR2tZA5SQKcqcZxxziisEjW5tt8UfCyf8vV03+7bP/UVxeo69Fc3d1sef7LLMz+Xt45YnkVrT0ZM1crHVf8AQfs6PKsW35V/g/LPrWhZ6j9j0m9tHiaV7uML8v8ABtYHJrV+8ZHT/Di9RPttu/y7tr7mbG7qMVS1PVvEHjOD7JaeHoorWK6O25kvVw23cvQqPXtmo5ffuXf3DbS51vwr4fit0tdLneJTt3XmNxLE45A9f0rgm1/WLnxR/az2FnFKsm5Y1kLjcoAx15HFCjuN7o63x7qN3c6TbxWnkMk7B5N0b5Uqo5BB6fN3H41W8GJcW2harLLKqvOu1VWE4wF4Jy2f4zx7VKX7sTfvmZ4dsLi2nupdQ/eotpMqrHxuYp0z24Y/nTDqOmTRyxRaVLBL5bbZGvC+04ODt2gHmtHuStjjzqup+Zs3/eyv+rHXOB+dWtX8ReIbbfp99cMssrCVl2x46HBGB9apq7REZaMlj/tP7X9ne4XfuVG2+/vWtdaTLZ669vLdbvlDdsYC5xyPX+dAzT8eXH9q6tpux1ieLd80MmzqRjc2e204z6mlivbez1bSruW6aVraFVafzC4zk9fU5c5rHZFuX5k2u6hF4hvonS4VoraMtuXICg4z9TnFGqajaard2rvcLP8AY1Ctt6LkdRgcjcBTty2Kb3KkGv302pf2nLdRSpBhVbyf3nzMQACq5GMn86ilmlhtEt7SX91Eqy+YuRuJJJGD0J2rnvz7VEtEbUJqKdy7pFxZQ6AIZ12EXLMVZCc579PrzRVJGLep5EofzIkd/wDlptb8xX0NeeDdEubR7e3t4oJf4ZFySp7cE8iipKwQ1Ob1TwKmm6TcXb3u7yF3bVhxu/HNc7HOiRv5W7e0LJ82Mc4x/I1VN3JnozV0nV4tNji3xM23P3cdyT/WsURW7/aHdJftDSFo9sgCKCTkEYyT071razI6E8l881o9v9ltVRvl3LH8689jUWlzf2VfPcIiSuylVWRR8uT7Ac8UuRA22Xr7XJb+BIpUiVFXb8ufbrk/7IqRNRvrDTdiXEHlNhPlw5+7j19FqbaFW+0YltqH2CR/s7v+9jMTM2Oh7DPT61YWB/vo6t/ut2+oprcjmZPbadab4pXf97FJvXrjhgcEEcjgVra5Kmsal9rdfK+ULtWMDpn+mPyrCddwFKdi3Y6jd6JGiae8So0Idm+yxF85Octt3H8SadqOo63quk/aLt/NtWbytzQxJubGcAhc5+lS8Q2thSlHscsLGV7tER1VGba3mZ2Lk9SV5/TtXT2/gnREjf8AtDxPaq393yWyvt82D+lOFTmFB6EFzpWg2EcqWPiG1uWb5fLWMgsOmM4x3z17CspI0+yImxdjSBWZerckYPtWrkdEUmXWi3yb/wB1vZvmZuB1BJwB1+UcUgaJLt0iddkShY23YLtx8owDyRxnpkdQOaznrI6pRVO1ib7LJfYIh8yRRyOCQMn0oqdSXTVzz2w09/P+0ebt/jj/AHYc84J4YY/z1FdLb6hL/aT3ct1dL5v3mjZ8JwTjAye4HU9TVVFc5FLlOrTxLp95ptxp7uvlT43SeYcqOM/Ieh6+lYSaX9p1J7TT33Jy0fmNjcvbPv0rSmrGk9Vc3R4GuPsiXEt7FsZd37uNnKgjPTis+LRtEePf/b+5P+mdof8A4qt4rmZzVZcqJP7M8PJ9+61GX/djUfzBpn2bwz5n/Hrqkr/7UygfoBWvsTneKSJJbbw9bR/8gBm3f89Lx/5A1Zj/ALMe03xaBYfuvl2ybpNo/Gj2ehP1h/CXdF1HR/uX2i2a9W3Q24IXGMkrjI6dRn6cV0Nz4Z0HWIPtFoixbvuz2rAfmPun8RmsqkOVnTQqqcTltS8E6nZ73t9t9F/s/I//AHyev4E1zzb4ZGR98Uq/8s5Mgr+B6VhOmplyhcsDWNWT7Q73Usvnrsk8xg4YfRgQPwqvLNLeJbxXDrKkGfLjZVAXcckgBRyT1Nc04qK3IlKXYsQKjxv5twsUvHlxrG7lyT0yPlH4mr2rlbz7Pb29hLLcKu+6vWZZGlYAErhWOAoGB1J4qaStEcF7hVPh9LyC6lRlW3tFRd0zEl5COEHGS2Oe2KratoOoaP5VpLtgdlEu1WDlc+ozwfam5MqqnTkO0uz16/k2Wlg1983zMvybfqT8v610cPw/15/Nl2WcTtjaskxPTrkgH+db09TaFe9rldvDfi7Sx+506FmJwTbYYY/n26kUVfKS6rOG05bSb97cO1sjMVWNvnTBAI54HQn8qvXg0/7I/wBhef7RuVW8zaA4/D1x71BC2G+EzFcxp5sUsqSzHd8xxgnjk8HH0rZ+0RW3jbfF8sXmBV69CSOvfjFbfaL+yen6VL+4eL/nk36HkfzI/CvOfE2lJ4b1Z5bdP9FuZN6rx8ueoH0P6EVpT0mZVo80DS0+yivLGK4/vf496qGxT+1tn/TQKv8A9euhS5mzz50lFRNDWLFHtE2fwsP4fb2qvpluiWlxv/55+x7GkpN0yZpKrymXaskPmv8A3VZfvAdV9f6VftppbOR5beVoJfLDbl/i6/eHRvxBrZwU9zCnVcdmbOl+O0fZFqdvtf8A56Q8hvqvUfhmtxINP8SWO+4t4p4m+6zKMr7Aj5lI9ODXFVgobHrUK6rLQ5nWPBEVtG8un3TKn/POZS4/76UZA+oNcjdQS23/AB8W+1P+ei8p19Rx+HWs+RM0bYyP5/uP/n6GpYZpbCTzbd2gdlKs0LFCwPY47VyTpNMhqzLCa7fQx26RXUCpbSebH/oqZVv7x45OOMmoZ9Qa4mae6naeeRi7M3Vif6e1ZSjOS1Kqz5hpv/seyXfLBu+7J9z8jxUreKNQfZs1W/2N83y3TDcMH/a9cU4RaMVFr4Rk15qk8cbyT3ro2WQzTEg+4z9KKvnXcd7GFaSvqUiW9u6xOqltzL94hTntndjOPfHvVe9R7Od3+0LLtjPyqxwpwT09OPbrXR9o1ejLvheZE0lIvm37j91T398Yq7qB2Xdu6f3T+hGP61r9o1+yem6Pdb5LeX+C5j2/iBuH6bqd4t0qXWNN8q3i811U7f3gGw8HIz16EfjTbsxPaxzPhuy1O2sUT7FP82fvQkd+pyBzitZtD1ObUt/2f91uDfNIMY+nWqhKzZzVqTaiaF3oF3cx7PNiX5h97J/kKba+FHhgdHvfvKF/dw+me5PvVqqlEh4bmnzFf/hE9Ehk/wBIv5f91pkH6YzVoWXhy2+/83y7fvSPuH4cU3KU9iY4WhT3ZXOqeFrD54rKD/gMcef1OadJ4ysYYN8VurJ/s5H54XH61PI+prGpSgv3ZDa+Pbd5HS4tZVTcNrLjv/eUnjHtmtiLUftMCPb28DW8uF3edkfMccgKQfpmolBxNqdRSOev/CtpeSebEkVm+0v/AKPGQM5xyC2PyArAvfDurWG/919si3bd0PX/AL56/lmpfvIpq6MVvKf5P41zuVuq/wCFXfJfy96bl+X7y9a5MSp290ylGxJcX+p3O97jUrqdG+8sipIMeyMNtJdWHhGaeJ5ZdUn3Ya4kW12FuQSqqPu9CPbPFZwrJjjUVT4tC9retx6xdL5MctvY2yiK1hRGG1cDkjgZ498YAorKU3fcynuchAtvD/qt0T/wtyTEe7Dv+HSobuylubG6uPtrXLxQlF3Y+bpwoHcjJr0qcEdbSaNLw9by22jIksTRPuLbW4PJqTVP+Xd/+mm38wf/AK1U/iDodh4duHfQkdPmltm+X/gJyB+I4/Gu1/tOxSNN97Au7DLukAOD7ZpyQIydR8SfY7tIoot0TL8s+1z82SCuMAduuay5PFV88/lRRf8Ajqp6f3i3rTgrmNSdrFa+8Q6gkf32/wC/jDseyBfSsebV72b78q/8CjBPfucntW8I6HLOq0+UZHcyzbke4nbr8qsR2PYfQVCP49/zf3d3Pf3rT3TFORXS1mf7lvK3+6p9K2zpF3NA6fZ/n427uB97Hf3zUSmaQg2QxaL9m2Pd3trAnH3pPr/LFLBeaZps6SprTLL8u7yVyGwe4wQfxqJVLm1Oi4u5Zn8c26f6pJ2+Xb91R1bPfmqE3ji48z91ar8sm795IT+gwKxsonXcw7/V7jUtnmpa/L/zzhAP/fXX9a1rF/OtIt77n2/NUTcWJMnMSVA0Dp/uV59WhZ3MJ0rO4w0VzXMrmNpWkXE0f+iW87fME2yMcZ579Dgd6y9YlvtHki2bV3MG+XnkjoTjbuwORz2r24waO102ka2g3VxeWPm3Dq3X5uM/kBVrVB/oO/8AusrfkRQ/iH0Nbw61uljK9wittk+bcueChx+ore03XrS203Z93buWP5gNw+XA/IDJpyZKNK8+z6xo3yOu9vnh+bPO+Qj356fjXOw6fqDzpK9vt6feb0C8/qKcHYzqQvYs3Ol7/ke4ii+X7vUtweAP89apvFo9tvT7a0r/ADL+5XO4rvzgqD/s/nWiqaEvD8z5iq2uaDbSSpb2U8r8r83HXd/Rl7VG3ivZJ/omlWsXzfLubPOc9gPSp1LVKJRl8VatN8iSxRJ9393GPQDqfYCqM2p6hc/PcXs7bv8Apoe9SUuWJSJ/4FThv/uVnKqkKU9Byxf7dSeWlck67ZFwUJUkbvDJvifb/nvWPNISZqW2po/yS/K/97s3+FXtyV2QkqiN01JELLuorB0NTJ0hNS8RJpFiqw2qRxyuSAi5znPJ5HPPqa4DX7l7tbW4KqgkZyoUYwBgD8cEflXdF6nVXlodJ4a/5A0Y29M5+Y+p6DtWhfrusLhf+mZ/lSluZrYzYpZUjkVTjeozz169ayxqR/e7ix+6PxOQO/QYrORBe/4SjU8W629xsYLtiyowoOemOh596eupai+Ee7lIIBI8w4xxxj8B+VbL4S1sXdFvZkl2w7DIwDvJIpJ2DcSBz3Ax269a6+2nt7TzHSJF8x3QLHEEG/qScHuTn1/IUlI6aPws89luVu/MZ9zBpWALE5BBOe/ck+/NUJJHkZooW27Gw7tkknrxz04rQwZoQ2rxBFebzG9WXNPCLXDWrO7OdhS1yXIDFPH92mMcBTTQwEx/e5qSGeSA4jkZV/udqqD5WM2LS8S5UgRlWXqR3ortjPQ6FLQ/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A5OjU5OjE3LjkwOT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65 Viviendas en Rivas</text:p>
          </table:table-cell>
          <table:table-cell office:value-type="string" table:style-name="ce1">
            <text:p>Arpada, S.A.</text:p>
          </table:table-cell>
          <table:table-cell office:value-type="float" office:value="2016" table:style-name="ce1">
            <text:p>2016</text:p>
          </table:table-cell>
          <table:table-cell office:value-type="string" table:style-name="ce3">
            <text:p>data:image/jpeg;base64,/9j/4AAQSkZJRgABAQEAYABgAAD/4TV6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zOjE3AAAGkAMAAgAAABQAABEckAQAAgAAABQAABEwkpEAAgAAAAM4NAAAkpIAAgAAAAM4N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TowMgAyMDIwOjA0OjI4IDA5OjU5OjAyAAAAAAYBAwADAAAAAQAGAAABGgAFAAAAAQAAEZQBGwAFAAAAAQAAEZwBKAADAAAAAQACAAACAQAEAAAAAQAAEaQCAgAEAAAAAQAAI84AAAAAAAAAYAAAAAEAAABgAAAAAf/Y/9sAQwAIBgYHBgUIBwcHCQkICgwUDQwLCwwZEhMPFB0aHx4dGhwcICQuJyAiLCMcHCg3KSwwMTQ0NB8nOT04MjwuMzQy/9sAQwEJCQkMCwwYDQ0YMiEcITIyMjIyMjIyMjIyMjIyMjIyMjIyMjIyMjIyMjIyMjIyMjIyMjIyMjIyMjIyMjIyMjIy/8AAEQgAvQC9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vYpcV9OfMi4pccUAAGKWkAoFOAoAUClpMYo60tIYYp1ABinUAKOtOFAx2KcBSAdRQMdSigZjgUuK0MhcU7FABilApAKKU0DDFLikCAClpDFxRigBcUoHNADwKeBQUhR1pe1IBR1p2KBCiloAyQOaXbWhAoHNOxQMAKXFJgGKQ8AknAHUntSukJJ3KS6vp8l7DYx3kUl1NIsaInzZJOMZHA/GtW4t5LWdoJV2unUccVlGsublN3ScY87IsUoFW1ZkdNRcUYoEOApcYoGOFOoAKXFAhacKBCin0hoygOaditSAC0oWpYxdtDHYjNnGFJqJOyuVFXdjl3v9WnOHuIbeMc7Io8tj6t/SruteKtNvpvs+nWMwhlXy3MpxkkkE45z1rzZ1m2z1I0UopmdGptthsj9nkUgxyRr9xxyGxjseann8YXaTb9ahT5sL9rg+42MDkfwn9KwjNxlc3nTU48p09tc6bfwhrW83SqAWgYYdh329jWn/AGLPNCtzZsLm3YcEfKx9tp6Een/1666WLu7M46uEsroz5IzE+x1YMOu7gj2xSAV28ylqcLi46C0U0IcBS0wHCloAcKUUCHYHekw/bGPeolqrDhoyjtoArUlDgKULS3HewuMc+lcvqV6NVuTBDJjT42xIw6zMP4R/sg9+5+lc2InyRsdWHhzyuQNwvKjgcE9DXL2EkTT2rtcr5juCEGOea82J6bZ0gf5R6459qQ4cFWxg8GlYdzKngWwl82xuUjwR/o5fK7v9nHKn6V6Fo3i7VNGVINcs55bYgFZoxl1HbP8Af69x+JrOpHqXB3djR1aSPxbp8lz4f1FRJZuFlfyT8+Fz5fqDz1wPTtS6PolzJ4ftrq4keO4YFnRjnjnAOec1pTxDi1FmVTDJptFUAjr1GRS17DcbKx4vvczFpcU7skXFPAovcYtOFMYtOxQBQA5p2KokMUoA6HoaNiWc5repG5mbTrNiI1+W5mVuf+uYPr6nt+NZ2+K3jCjZGo4HOBj2FeXXlzux62GjyRuU59UtkRv3m4+gXiuasC9qF2nzHVixxkgcnjj61jE2ka5udTnbMcewE9MYp39k37xebdTFU3bBg55PPT8KAuXI9FhSGQu7HCM2S2OgruSNatbZA6x3cDRrtEyeWSp6YYDHTPas5R6lKfQ1dCMNlPJqf9mPZuyeWxZgoYZHIIOD9eK6H7bp2p27iQqUlGG2ngg9iy1jL3tjog2lqZE/gxBGf7K1KWJDwsUv71PwP3h+dVLq7bRVt017TIvshIjN1bEkkgcHjB/CtI15LVmcqEHoK66XdWj3ml6glxGgLSRFhvRfXBwfzFULW4hvIWlt38yMNtLKPlB9PrXqUcSpxPLr4ZxloTgU4da6tGctraDgKAOaBoeBzTsUh2KOKdiqsRYMdsZ9qillhgjIklWNscKWxmlKSSdxxg5NNHnK2Go7Nm7yo07L+vT60sejGblmZh7n/wDXXjydmevGOiLK6NAo5HPrjp+dXIbaCNAFQZHTIBzSuaWKkuqwo7Dy2Ow4OBgZqhceIv3PkqkS/Puzuye/ap5rDsRxXF5qQaAb/LZctuXYuPyr18+JrbSmh0m9u4EuFt0DJODtwRxhjxUTYQVtDE8faxY3Fhb4t1+1PIhhmjbKiMcEZ+uD36V2HhWCKfwlYmRUf5DtLDn77dDUS+E0itTMhYS+ITYWtxK0e7Bdyy5PJPAPTt+FZXjuC/tprBlwuleYBKqZkAPdiNvTjrQtdCnpqc8uhwXkaXNg6ygHIeCTK/T5j/UU8XmsaGDb2/ltExzJbyfKG9wT/PmtF7rM78yZPH4rjWFlvbWW2uAMhGAPP+faug0KG41vS0vIXhZHdlZD8rDB4GO3auz61sjhWF3Zbe0uLZY/PidCQMZH500D95+Fdsaikro45QcXZj8UuKqxPMUgKZOxji3Agc859KcnZELV2Ofu9cg+zkPON5Toozznnp+FYv8Aatv5uI9xJPJIrgxE3fQ9LDRSWpckBW3cdgua586zPuZEKDaccDJ6+9cyR1SkVLi/upFYFnOR3YAV0scipbwljhto7+1DRKkcLeSL/a00biR0dztGQBXRWjW9tZxt5UMe0en+TTjC6uQ6lnYvW9ws2MOCDySK7nxF4e0/XfCsOvvKxnaNMqQMYzgfTiolHUuMupyWo+HLcTrLFCMh92Efbk+471614RyvhixzjcqtuHcfMaiqrIulO5x3hCWefxTcySbvLW6ZV3Y68k/zFdrrsLSwoykA7j1GR05rNOzNnqjzfXdJNtY/bpFieZEcNNyjqMjq64Pcdz9K2/CFmur6PMz3GGRlAdo1Y4I78DP45rWTuZQVmQSaBG2pSafMkxkT5gYyrKR1B24wOmelZq+G9W0i5km0fUHEmMsjDYzDsDzg/jUWvoaPTU2oPGEsFh9h8Q2sySjaokVQ0bHON3qmM554osNE1pNcMV1qD3Ni8JeK6EaqCxIwuBwTjv37VrCo4e6YzpKp7xbF1biXykuInYHZkEckew79aslCnEqsCemSRXpRq3R5sqVmUQuTj1rmPGMHmi2fzgmwP8pGR1FVXb5GRQtzq5zg0uEKDJMzcgkKvGPwrPSKNdVljIZVjlQIp5wMDPP1rzeVvVnpOavZHSzNmGTBwNvriuIXm5k+dv8AXfwr700KexJfLmV/lB56sa3tRmdbGJEJQsgO7sOlNuxMEczLb24ufNnutr+mQtSteWzgKGaQDptyah1bI0VK7uSwtLM2yK2fnuw2j9a7ax8e2mn2UWl6pYzIIUCP5ZDg46HFYudzVU7GtDqHhzVCWtr+OGSTGAxKk/g39K7jwukkMMts7B13bojjGF7j696qU7xsKMLSucn4NfOu3Y5+W9k69eldZ4j0yPXFhsUvpba4jlEqvETkZIXnBH96setjZ/CcH4u03xBoVmtpcXkWo2t0+zc0fzJyB1GOh55z0re+GClNIu4i/wB2RFxjrwa2ne1zGEtbEehXbXPje/UjiG5dAfX71U/iBZG48TaWyTIj+SQyn720En+orKL1NnsZlrps9tIf9IXZwOYRnH1rsbibWdDji2fZ7i0z5eHbZsGOMn/PWncSWg77Bo2qL9ourBbS8YZ8yFirfXcuMjp1FXltdato1jsdYimhxwbqAOw/FcZ/GhTaYnBM5LV9SgsNiSTiNihIHf2/rXHaxrEd8E2SbsR4PXrXsV6iSaPGo025JmTJeurkmYIrcbScVn/a4JNRUrOrMZF3KDnJzXDKotjujT6nWtu+yOzLjC/lxXJAR5bgljIx4+tCKkEm0ncyLnvn0rpriC3ntlSeJWTHAxmiQR0OOTToTfT4hVVU4Bxj/wCvW/aRxxW0YCgcdqj2Vyva2LkG0yYGSSOgq9qfhy3vLUTsWikeNGGRmj2VhOsyPUvCi71dIEfGM4GCK9V8BabBYeF7QR26LK27zCRz941jKNjWnO5y/g/zpPEt5KxO37UygFtxGMn8BzS+J/F7aP4qjlaUxWcbmOVxGWywIPQA91pJa3NL6WJbzxBp/iuKKO31K3kaJyyiM4fnnkHn1rX8JQNY3EsTybvMYbeB6GtHUXLYyUbSuZ3h/Z/wlupgdtQlB+tReOIy/irS/L6rAzH6bjWV9TboMVcAEdDitjxpN5Ol2fy7t90idfY/4UirGmG8nQ7WQ23nhVTMee3GT/8AWqhJrVhu2SaIGVfulhjPvwPpWkLMwqXT0Od17wza61IJ5rq4t5Fj2BoSv3ckjqD61w+t+FE0qQRPqEt35o3KcFNvOMEAnPTrxXoYildXODD1VsV00iyjxmEE55LHPP41lW9sBrrMH/di5UoqYx/niuONLqdcqqvY6+4K+RIRn8a4gcs/Dn5z1OB1rRKxFTUfIPnJ2xDHqc10t9cmGOJAoOVz7U3o7ihHoc8fLikd3nUbj0yB/OlN6mMCYMPReah1ClT1JIpppm2RJOTgnIBHau7tfGekx2Vvaala3UckKKkkhTeDgAduaylO5soGzHqWh6lxbajBuboocA9PQgGu08OgRWv2ZBkBSyuPr+lKU7qwRhZnI+Eg669dRsrowvHOGX72Rx9RTvH+i6PeT2Nu6GOee5DvIuRng54/HNKn8Q56R5keT3vhOZGHlFJ1W4VeSAQhyc8454Feo/C7Tmia/F1JOzQyJ5KyTsQMhunr2q6kTOnVc9yzoW9vHGrE/wCrF6wXgdgfT6ipfGSsPFmlSfwG1cde+8Vl1Om1iIJkE1qeLiF07T3LY/0xAPf5WqRlzy0m0O1t2upbd5EXDRKCRgZ6HgjiuV1K91TQr57SRBqCAkpJApQjkj5hnHYdK0jHmVjGU+V3KviTXLaxnNo/m+d5JxtXI5HFcbrGuC/lDpmNQip85zkgnP8AOvSrVOh5dKi27ozH1Tlv3oOTngZPFVbeWOTU42iDbmlU5YEHOef51zc9lY7FS0uzrpyotJOMjH61x6KnB2D8c+tCdxz0RI7JHz8i54BziuouoIJox56Kw68jmnIUH1OKg0+M3M37sBd/GAK6K3jjjgQBcfKP5Vn7O6L9oWoio3NnG1SelXb/AMOpqVut7FMEkkRGBIx2FCp6Eus7jtR8LqWyLaOTkZK9fevVfAunW9l4YswlsscxVw7bcN94/wD1qwlGx0Qnc5TwajN4jvJGbCm7YKPTGf8AGqPjbV4o/FlvdXMeba0lMQXAJJxyefpTjo7g9rMrDWvC9++FuDbEvuHmgoc9uvB/Our8J+Va3ZMV0lxFKAMqRwecHiqnO6JUFe6K2hIY/GusI64H9oyMPcFf/rU7xtEJfFOjZ+4tvIw+u5az6mzdwUYHHQ81oeMhI2g2QibDG6h59sGkh9Dn/FmuzaTpukyxlkWJN8hUDJBJXHNZjeMfDGoSyXE006SO2WDRN/7LkVafKrmMoczsdHqmj6JfyBtQtIJJNoyxyrY7ciuA8R6DpenXwhsIFWI7GO4lvmJOcZ59K9CvSujzsPW5XYrJDHGAQiLyOVArKslWLVGA/inY/wA65VTsdbqXOjujm0k+lcXEMoP3a/VqtGdS9i5O2Ci70GcDC/WtzULgwsqBeozmm9HcUE2mYAUxyM7TBQxzycU8XahQPPU/Rv8ACpc0XGloSR3EkjFYnlZSDkAHBr0O38S+HDZQWt1cvazRRJG4lRkBIAA9jWcqnY2jTsa3mafqS4tb61faB9xwf0BrsPDzBYvsoGXGWDDp1+lRKd0VGFpXON8IFl127RldG+2OQPXsD+lanjC002e4srWWyiZ3uUaR9oBIByRkc0o/EVUdoXR59r/g2KG5jNkvlKoTeDkgtuOefpiuy+HlhbWFxqCtDCJyUKHG4/x9Kqor6mNKo3uO0mPHj7WJiw2m824HsM/1qTxtJHFr+jSOHDMkyAHpglKze503ETkDHQ1e8YMYvDVpIGACXMBOe4yahFMq6zNDF4XtEnihcSHaBKoOPmzivO73wJYJfzsjXFuGYnaAMdSeMj3rpgk0clRtSNrxf4ley1Se1MCKojVd8jYB/i/riuL1HX21G4NwzINxAIj5A6111KvQ5KdC+pWa6mfAVJznpgHn+VQWbNcanG0cbJhzwcde9c3tLs6vZ2OruflsXHB44Brk4kj2IdqqSOlWtyZySVi5HAvysJBnI4UZrfureCZcSorEg9V/rTkTTluzi7exQzTZjUKHwvAHaujtreNIY8Ko+UenpWPsmzVVC5Dgz4XbkDPFS634YmmjF9EVxLsZdwI647/hTVLuJ1bDtS8OjhxaKzBuWUDPvXrvgexitfDFmVtwJ2Vt7Hr94/4CsZwsbQnc5PwdEf8AhIb2ZmxuumUexGT/AFqh441o2niZL6SBpIbSUxCJTyff8cUR3Ke2pFH8RNGmbE32m1YngSR7go/A/wBK6bw1qVldalJNZTidnb94MYKk9+nHX0qnLoTyK90Q6Y4Xx/qse7JN4G79x/8AWqXxmv8AxUmgn/pnP/OOs3uWthiD5BV7xaiyeGLdW6faIP8A0KpRbOd8XaZqF74btLm0ICW0ZbO4cMXP8J68Yrg5fiB4o0mQwTLBM553TQYP9K2inYwk1fU9huri3gBSVQyrgEEZHJx/WvOfFkNsdbZYIo4UVlGEQLk45P616FVcyPPoy5WZu1VON3U+lYenMYdRhAXchlYbsj3rm9nY6XUudBdt/oEgz26VyULERRkGIfWqjuRNXRopdoWSMtkkgcDNamq3rwny4gvmkHG49KG7BCJz1tbyxXXnPIrEH0OPWpN7Bjmc8Dbjj1zS50kNQdya3naMMEkLZUggncSPwr0+C50G70uztm1SKJkRC6eaq4YDHQ1m6hqqdy22kJKgMN7vTOSR83Wuw8NAQ2YtW++oJDZ7bv061nKd1Y0jTszkPByyR67eRTxbSt6zL3yOx/StLxubTNnbS2aMGuo2dii5JBBxUx+IqXwnnF34PikFwy3E8SvdJKqsgwg+b5Vx0HPTtXoHgK1On3F984ZZdmxlB7Z/xqprS5lF2dinpLB/iBrhEbB475YyT0YbFP8AWrHjaSQ67oyiPH+txIVU7h8mQBnisupv0Etn3oSBgB2XBHPBwf1q94wYp4I3AZYSQFR6neuKSK6GR4nv4bPwnZQucLLKe+AFDg5P+e9VHtrW7Pmx31rKp6FXzj8jW8JWRz1Ic7sUfFF14pXVLlbPTp3sw4MTQ2xkyFwQeO+RXCalf6jPeu99Fci5Y/MrxbSGx6HGOK6alSxzQp31K/8ApLuCYHOOTuI/+vUOnNJcX8LKu1d3HP1rL2t2bOlZXOlvvksJMnnbXLRSfIvKLwOM4PStVuZSdkTRy/6XH8/8Q+6vuK6a8t4ZF/eqCxXrjBqZIqmzkIrMyzSlowQrEDcDnFdDbWsCQpmNQdo7Vk6bept7RR0L1vbKzgKqhe+DjipdY0C6nlee3UtuKtgN24zU8lhqrct32jpbMG+z+Sxb7yZXj8K9Z8GW0SeHLSbBM0ituZnLHO4+v0FZuNjWMrnI+DY8eIr2Zhlmu2Xjpxn/ABqh461ea08QLdtF5kdtMY1iz97jr+lUtxS2M0eO9Lk5utOljyc5RQQD+ldl4Vv4by4c6fDOpUr5glToMkdTnt70SlpYlR6lWxWOP4k6uql23XMcjZwQDsUce3FW/Gi/8TfQpAcx5mGfwWs+pfQq23SYdxK2fxOa1PFRC+DA5/he3PT/AKapSRXQyfEGm2d94PE9z5nmorJDs56v39q8uvfAV28260mgEZGQGZh/Q+9bwjdGFSfI7ns17rMdlcPb+XvZCgxv6bjgV5Z4uuYZfEc1xMSAHUFQPRBXVUjdHFTbvcx49QtXZVLMpOTk1S0uaOPUEjTn5m5/A1CRs5X0NvUmI06QDuD/ACrmbZHWJOYh061WzIktB8b5vY1DZPmLnb9a6K+u/LLRjduI7n1pN6jirmKjSxsc+XtPPXmrH2xwoGVHvS5rD5LstW+rvC24Ij4HJPpXqR0i3u4YpYpEQOqNsXnbgeuf6VlOZrCmR3/h+W6bcky8tzuOK63wrC1vYC2k5cBjweoyfb3rKUro1jGxyvhBWj1u5jddrNds6jcD1+lXfiMv2nT4rYQhjvDcfeJApJ6lSXunnN1oqC08+8U29sX2CU8En0FekeC4I7W7u1il3l1UkEcjBq6mqMYXTILFR/wnurHv9qi/9AFO8fQ+dqOgJ/01kb8gD/SsranRe6Ktr9+c+kv/ALKprV8VAv4EuFU7SywgH0y6Uuo2c/4uvLi28G28MI5kZy/HUKQdv45/SuVT4j6TDGiT6XdJIqgEKwA/nWsW0jGSTZn6jfeIL6+lunk2vIwY+WyrgDkD1wM8c1zN8slrxcxZYuEUlgfmPT19vyrSNbmdhTocg23jnk+5bABASzH24/nT9Jzc6hyhUxsQQeo/+tWnNqZOFjb1RsaU4z7foa5tJx5YJ+XPb8aGwhHmHW17GL+2Qv8AelUD866i9tongZyp3KhIIOOgJpJjtyuxyqK0tukhckvEzsCSe+KuS26Bohsxvbk5x2P9cUWuF9TR0aCM2ccjYyQrNz7DNdR4rza6PZvp8yiRpPm8tgTt2nqPrispw1NoS0MPR9Z1s3tp515N5LyhZcDbhcjJPTtXYy+MdX0e/jXTJLe6t/KyxlUsS248bs/Sly6jjIwtF8U6tpmtSXZ0yOQSSh2Ik2jAJP67v/Ha0dZ8UXepa/FfCyBSHG1Fk47cYOPTrS5dRKRoHxh5+VuNMBVm3bTIpx+BFWbPxha2c6yR2UkbkjdtKDjI707BdIop4nEfiW71aO0/d3DpJs8w5+UADPBHbtXSo0/jmO2vYYorQWE7rsL7/M3KPYY61MlZFRd2TW+h3yzXyhA22YA4I4+RTV/WrO4ufCs1nFDIbgpHtAQ84ZT1/Co6llHUBNF4PngEBa4YMpjZDu59sc15PqvhDUru68xdFCJjC+W3X65zz+VaxkkrGMoNu5fVvm+7iuc1+3nugscC7mE24jjoM+v4VlhviudWL0ii3DaCK3H7thMyYJGOpJJ5FVdMsJbaZpJMnzMEknvzXTR+E8+TJ9Yb/QJB7/0NcfCT56lRkhelVMdLW+pPZLJNqlkZFClZAcH613LjzImj55UqT6cdvzogtBzVmZkehwrCiNM7bEKL0xg1Z/sq3Zo/mY7DnqPTHpVEk9raraxCKPd5agAZIP8ASrI4pDFzQTSGhM0ZpWGFLRYAxXpfw2/5A95/18f+yis5v3TSmtTqbD/j91P/AK+F/wDRUdXC6J991XPA3NjJrBPU2F6DBwCfyqIxRE5MKk+tK4HzppviSwvdR+yzW7xFgCJRLlWznv2PWlcpLMzIrCMnK59DnH6VrRVk35GeJnzJE12UQquccf3s1XDjs2a6KPwI456Mp6qSbB8e/wDI1z9vZyFhMvUrjpnvVSWoU52T0LlpZy/b7aSX/lmcdMV0hlEUZZmCqBksegHPWmloNy5tSJNQt2xtkD5UEFR1FO+3QYJYsAB3U0mUSw3cVxCXjf5fofrVE+ItP2hi8mGPGEPbikMfHr9pIG2GVtq7iNuKsW+ow3IPlpJjjOcdxWdSVkNEOp6vFpzxrJHI7OTgp6DFVP8AhI4yufs8+PcimpaAW7DVftrkCLYAuckiq2oa6bK7e2EAk2qGyZMdaYEmm60+oyFfICfMFyG3frXqXgrVBpvhfVrsGORoG3iItt3YUcZ/Cokro0g7Fe1+Ktvb3F7LNYIfOkDBVuQCuEVe6j/Jre1XxHpuoaJpd+Lm2gMs6yGN5lygKOMHn/OazUNS+YhHxa8LGTa88seDjJCH8c7q2rPxt4YurdZxrunoHGdkt1GjDkjlS3HSp5Rpnzdrtn9u0RdS0yGGS4kdVnSzLs0fGecYH6f1qwzNHDZxyK5AXaw2/NkAZ68546VUH7jM6y1RSNwkEszKpaIAkMc8gcD9KTSdQF1qh2rhTF79iP8AGtaL0SMqi0Ze1OQC0Oe4P8jXPzagbaOMefMoYkDb61tN6kwhpct6ff8A+lxr58ku6Qod2euK6C7fFlOPSNv5Uo7CatI52zvDEISF3YjAxjPc1s+cpjLHgsM421k5WdjVK4ujyr9gbHr6+1cvE+4Rj/a54+tWybWLmnzNCsxjdlyjtkNjtj+ta+kzqE85EVQ5VSAOh/x/xrnq62Giv4mk3TWLZxlW5Jwe1UTOUs0RADzlmJzyOa0vYEtDW8PXALPHsGRk7h9RWfrr51zHrGKpbAtC3oj5H0fFY+sN/wATi6/3gf0FC2GtSKbmxtBjPMn/ALLVbofu4oG33AGlzSDmR19r4+1u30x7C58tlKBYjbWcS4AHc7RjnHOc1VlmzcWpeJplkBDEE8E989jyeaiMfdY6ktUVryGJ47j7Oskasc7ZI8kfT0H/ANas7RWFrel5PlUrs3Z9SK0pK1iJu6sd1oWpaFN4b1v+1mHnRoVjHyDqDgDvycdK8wvpjKtuCCSpJJI681MpXkbuKjGJdsLxftcee0jEH04yP5VuPfyXFvcqBuYxZHtla1hsctTczLO8uLWaPMJAKCMMAD3/AP11Zl1Z3ik8sgghlz5fOR/9asZLW5rF6Edhq/2WBYu5Jz9elZcckqRZHIVzx/n61pfQgnjE8UTPt2sT04+7/nFaml6hBZIyybWmlZVUn+EDt9eazkrlIZr8rzvA8fzCIkZXHtioxZXDxKrRsWxkfOP8auwk7I0NKSWycearIW+UEkVo6ta6PLpbXJf/AImRRvvlgvDcY7HinayIkzN0jzbe3UFMgsJAQR/n0rM1YL/as2TycHHHp/8AWqJu0TqwsVKVmNlCf2dbf9dJf/ZKq7UrLmZ6MaFK2obV7UbaXOyvq9ER9JkZYzEQYXUMW2/c9dx/WtF49QNtF5czSOVy+xs/h+XNUqqR40o3Q65N69wyJJIDFtJRupyvP9azZdNvC3mIyjCg4P8AD+nr7VTrJhGJqw6VPHoWrRSM4Vprfa4BO/8A1px7np+lZE1m1yyb1WJwgBVVxn3Oe9Rzo1sQSWD2cKypMMkZ2ZG7rjj86eIr2KJWViC5OFDYbj1FUpkSjqNW2uS25TtYdAW70psblcsGBDMcYcjj/Oa0uIa+n3hUbvuk8fPmontZFOyUyDHKfKahysMmewnEKztgB+Qec/j+VWFF+tiG4a0L7eT0IIGc9annVrisR3lrdQTOhjmMYcsrAHGPUdvxFPW6uo8IqTkqvIzjr3qo1lYJRuNfUZxHhvNG0g/MTx+tLPeyvHGdzNui25Of7xrTnuJRIRdSicCIuNoxnJ7DvU1trEir+8Ku2MAkflSvcaVi3LeH+yopFjU5nkyAvbC1RGpoSR5eABn1oTWw7stpewuFBUDIzyMVJ9ot2/u+tWooXtJR0NwwW8U6/JIVlI+UycDcVz296vWOlWRjRHiZiELE7zzjHavLmzaxcnsrJWTbapubgsxz1OP6026s7O3+T7LGwHydME4JAJ/Ks1J3L5UWYo86PqLB3VEaJ0QNwnyOcD8/0pTYJ9mtv9IvNsiMzp552nGOMVbk7jSFeyiNpBJ1cc5ZEPccZ25/WnN4ftJXTfzy2cIoJx+FJTaY3FMnbwHpksSy+ZNGZD0i2gDOT3BNZN74WgUOiTsFi55XJPJ9629o2iXBJGW2lxfY52jIRY1yykFt2evU8VRiiS4t4pQqr5LFVBXPAFS5uxi0WYbRVlhIK9WHCAdRSWkZB+yuQ8bFgcr6H/61ZybsNIukM0BUMAq/LgDqQOv6D8qqpFvmMrNlvLI7+1NaRGzmr+NXuZ8DaBKRgVFLAGiiAYj5Mfqa7Y/CiCLyMDO8nAxyKlSAfeOD8x4K+9UIuh2/sMKgVQ0+04X1WpJ9KgkdYzhSkWCyKBu4zz+VLqBRl06OGAOjtuJC8065sRZrGPMLlxknGKrndgsj/9n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k6MDIuODM1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59 Viviendas en Barajas</text:p>
          </table:table-cell>
          <table:table-cell office:value-type="string" table:style-name="ce1">
            <text:p>Abeconsa, S.L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S8K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zOjI5AAAGkAMAAgAAABQAABEckAQAAgAAABQAABEwkpEAAgAAAAM4MAAAkpIAAgAAAAM4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Do0NwAyMDIwOjA0OjI4IDA5OjU4OjQ3AAAAAAYBAwADAAAAAQAGAAABGgAFAAAAAQAAEZQBGwAFAAAAAQAAEZwBKAADAAAAAQACAAACAQAEAAAAAQAAEaQCAgAEAAAAAQAAHV4AAAAAAAAAYAAAAAEAAABgAAAAAf/Y/9sAQwAIBgYHBgUIBwcHCQkICgwUDQwLCwwZEhMPFB0aHx4dGhwcICQuJyAiLCMcHCg3KSwwMTQ0NB8nOT04MjwuMzQy/9sAQwEJCQkMCwwYDQ0YMiEcITIyMjIyMjIyMjIyMjIyMjIyMjIyMjIyMjIyMjIyMjIyMjIyMjIyMjIyMjIyMjIyMjIy/8AAEQgAtgC3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txRVkCZpRSAcBUidaRRYAx81BekMTdSZoATNGaACjNABRQAUUAGKDQAlJQAUUAZs1ypB8q6tweB83IHr3p6XMPlqXuI95A3fN3/ABpisOFxb/8APxF/30Kek1uzY8+M+gD0rhYmxmgUwJVbAxT85pDDFGKAExR2oAbnmloASloASjFAATj+LFJuXu6/jQAZTP3x+FBZM/fX8aAAYPIII9qKAOTIOPlOPfbTcSd5ef8AdFZFi/P/AH8/8BqRATgNyDwRt60IGYw8L2JnL/aLtW8zO0S8Z6ivQoU/cRjnhRnNaRIHbOadjHFMBQaXrQAhFRuG7UAMQHPPWpMUAGKO9ADq5bxJpa3t9HJJeXUQCbQkUm0H/GkwK1tYJaaSpSSSVnlyWmbcRweM9hTSp3HaYwM9Cmf5GoLQhV8/ei/79n/GlUN5i7ihHsmKQG7oKgeeQ/GR8vYdf8/hRWi2IZjyD+dFZli44p6dV+tCGxgP78/71dcmfLXHYDt14qo7ky2IYJnlgVyu0njGc9OKl+cirJGc5561ItAD6SgBDSZoAAeDUYNADgaxdaP79P8AcNTPYcSo3/IKh/3z/I1WxzUIsXH+9+FIP9YOv40Abehj91P/ALworRbGbMK7nhtIWmuZYoolPLyttUc46/WqX/CQaITn+1tOH/byn+NRYu4v/CQaGBgavp+T3+1oP61pQNHLHFJE6vGy7lZTkEH0NK1hXGj/AFzfWugsrnahjccKMj6U47jexPZyKbSMnuOvrUxYdq1IuNyueetL5qDikALIGOB0p/Q4oACaMZGaAGbOaU8DFAEbuAOOtYmrEllJ64qJlxISP+JXD/vmqpeNThmUH3aoSB7h5qZ4dcf71AZWkAUgn2aqaC5s6NlYpgeu4d6KpEnFeOE3eELxX9Y+2P4xXjcTJ5q46bhThqKRNI6bpF/2j/OvcdBA/sLTcdPs0f8A6CKJIUS30n/4FUOsb5BbIjzr++GfKmaPPBOMqRx7Hj8qiO5pI6CxP+gW/wD1zX+VWhya1MiQDil2KTzSKHqgzx0p5FACAU6gBD0phXJoAjmHyL9axNX/ANZF9D/OomXEikP/ABK4P+uhryDx7HC3iqUvDGzGKPJKjPSimiZnPLb2wiyLeLJb+6Paup8AW8cPitmEaITYvyBjP7yOtJL3SYs9m0VsRS/UdDRWa2KMHVNPg1ayexuEfypMA7Tg8HPH4isEfDvQQc+VKW68yf8A1qS2KaFb4f6G3BhlG4cHzP8A61dJaW6WdtBbR52RIEXJycDgUxWHc+cCQxAbselcJffESJ9UjjXT2WS3uChZpAVIBI/A9eeaUdxvY37f4iQRwQxHTpCQgGfOHb/gNSJ8Sbdmx/Zsv3tv+uH+FamZOPiHDu402XH/AF2H+FP/AOFhREgf2bL/AN/h/hSAn/4T6Ddzpsuf+ug/wrp9I1FdU06O8SMxLJnCE5IwSP6Uhl0c0tABmmmgCKb7i/71Y2qj5l+hqJFxIXH/ABLIv9+uW1TwbY6zqLX1xJOJNqqArDGBREUioPh9pqYXz7gKemSO/H9K0NO8M22lakLuKeZ3EDRBTjABYH8+KqUtBRiT6rrWoaPNHHZMgWRcnzEDUUlsDNUnGMLn3pxbn7lSWIT/ALH+fypVHzK2MUAM+9Kxx17+v6157d/Dt1nn1CO+MjiRp1hEHLHJO3r/AJzTjuKRTi0bUiy7tMvB7eWf8KnTRb0Op/s+8HP/ADzP+FXczJF0y+3H/QLzr/zzP+FSf2ffDj7FcD6xn/CmBILS/VlAsJyNoz+7PoK9O8Lyxw+G7SOVlhcb8o5AI+duxpDNNp7YtkXUQP8A10FKJ4sf8fEZ/wC2goAZJcQ8fvoj/wADFOFxF3lix/vCgCCTUbT7R9mEq+aV3d9uPr0/Cs/UCkrKAUIC9RUSLiRsVGnRBdudx/iqqSd3OM47NS6B1Fz/ALv4tSfx9vunoaErhexyvi6O7a8tDbws6bGDsqFsc8Dj8aKtEl3xncXFr4UuprWZ4ZlZNrxttYfOoP6Z/OvNo9e1RmGdYvyWOATcNSSBspz+KtchldTqt5hcjPmkmvZ9JeSTQbKSVi8jQRszE5ySookrDUrl4dB/9alxUlB/31+FL/31QIXP+9+lLnjv+NMBuf6VGoyD977x6fWgBG69/wAcU3H+eKQwK8/xfhigDn+L9KAJB07/AI0YoAaB++H+7XF+JNR1K21uSO11Oe3QKmI1RCOnXlSaqCuyZOyM6DU9Zcur61clQRj93H6f7lanhvUtUl8StbXOoSTwmzdwsiIMMHUZ+VQehNW42RCndnYnhsUVkamb4j0yTVdDls4ZI1kkKYLjA4YHt7Vzf/CF3XlBQLHA/wBpv/iaFIlxKs3w/uZ4nj32is4wCpPB/Ku5sbc2Wj29vIVJigVC+cA4GKOa+gKNidZIdo/exdP74p3mRf34j/wIUDDzIv78X/fQpPMh/wCesQ/4EKBi+bF/fiP/AAKjzYv70X/fVAB5qHgOmPZqFZQCC643H+L3NADWePPDR492pu9P78X/AH0KADcn99PwYUKU/vr/AN9UASjZj7y/99Um5B/Gv/fVADQR5hwVIx/erldc0C+v9XkuIfJ8tkUDMnsB6VUHZkzV0UU8L6qpfCwEMw/5aenHpWhoWg31jr7Xl0IRF9leLh8nO5T6dOKuUroiMLM6ktz+HrRWRqH8C849qf8AjmgQdv8A7GorobrKVfVCOlAziI7QpEx54zjJOOn0rLWW43gcct2kJ/pTMnua9jbSyysHZxgenHUVxniOHHiC6RridcLHtCTsB90dgaX2ik9DN+zccXFyf+3hv8aBb/8ATxd/hcP/AI1T2BM3/D1u5iuB5srKJF/1kjE9Oxrv/EdqZpbcq+0orjuOprJ9S+h5EsDlQTdXeSO1w/8AjSPbS4Gy+vE9T578/rWxFxrWtzlfL1O9Ck8jzjz645r0DS7WY+G7OYzuztbISS5JzgVMtwT0KV4b2NYyjznI5+Zv8KZbpePE7GWVQexyd3+FDJTOn8HxMhu2Yks20HPWuo6fz+7Uo1QZ/wA7ab/y0H/xNNi3OS8SpKdRVkjc/KBlXK+tFNGbNrxBqsmi6HLexQLM0QXCltoOWA6846/pXM2vjzULu3WUabbrkdDM3H5LSNAPj2+U4/s62Lf9dyM/+O12NtcG90iKcqymWBXKjtkZoGYTQjZN1+6c5bgcd/auetoY/tEe2e3YbhwGz37fNVIxe5u2UYBbDN90fxe496868cxBvF8wYRkGJMF0yc7R3NH2hrYyYo5YpIiABleyD0p9vFcSyqu/5SckbaGCO+8OJGLa4A6h17ewrstWXLonzfx9PrUdy+h4JLLc+c3lTMo3HA49a0YWuRpU8rvukVlwzKDgc1oRcqwX98ZmTELKvOTFx6V6vpytJ4c09cY32qDpgfdFTLcFsZWqWVvGsBuBAGO4Aybc9vWmaRFbLbziEQMuRuMGzH4471XQlHWeHQI45SBgECqmq+KL7TtWe0h0+OSJFB81rgL1APTaT3qEjV7EMfi6/YybtPtQVIH/AB9HuM/886s6R4kuNQ1p7Ca0jhC25nEkcxfowXH3RVMUZFXxMtqbtDcRWTHaP9fjPf2opoh7lzxnbS3HhO4jt0klkPlYWNdxPzLnAHsDXnmnadqFpp6QPZXW5S2cxMepJ9Kg1JpLK/bDCwuTwB/qT/hXp+mhl8PWqsMMLVQRsxj5aAexgAK91cKbh0+ZvlAXA/MVHFaQCQbrp8g99vt7VZiaei28EkszLKzlSF/h7/8A6qTUPCWk6ldvdXSTNK+AcNwMDHp7VD3NYrQqN4E0Vjki5HbIb/61Oj8D6PFyj3PP+0P8KLi5S7b+GLK1UrG84Bbcdx6/p7Vpz2sVztMjuuC33R1GfpSTKtoYH/CCaIvBWcnv83/1qd/wg+jiNkXz9jfeTcOf0p3JsQj4faGCzItyNw2khh0/KtqLSre0sI4I3m2W8eBkjPA9qB20MW7aO6hj2zOhweuPm/Ws6VFjjkzdtn144/WrZmdF4bAa2yGLDHUr1rA8QBhr91uglK4TDKmQeBUx3LktDKVpUaXEEpDMOTEf7o9q0/Cqyy+KZHeCQRixKkmMjnepxmqbIije1iIvdfLcLGNo42dOvvRTQnubrLhVGCOO9Ox/s5rM2WwbeOmP+BUyYEW7A9CD3oB7GCbOEGaTyoyxB+YqM/yrHhgRpkOX+8OCsef0FWYmjZLLCJRbskW5dzGNRk49fzrifEfiTxVZa/c2tnqMohTZhfLTjKgnqPeoe5rF6Ga3i3xQkhxqku3PB8tPT/dqWDxd4il4bWZsgdo4/wD4mnyiubmh+INeu0uPN1B5QsiqCUQcEDPRRXaa3PewywraTOgYPuwAcnPXnPvUdTToeQnxn4yIYpfzsueD5Kf/ABNWYPF/itkZptSnVkX7vkoPX/Z9avlIuV4vG3jF5dsl9cKpU5YwIAD2/hr03R77Ub3w9b3V1du7S26M+UXBLDnpSe4X0My9iSIIIxhQvASNMfqKWxt4biGQSorZIxvRR+W3j86tmZ0mgIscTIiqqgcBela/f+L8GqDa2guOf4vz/wDr0jffXr909fqKbYrHM+Iiv2wZeRTgdI1I6H1U0Va2MXubeoala6VYNeXcuyCLG9uWxkgDge5FZX/Cc6CYRIty7J0JEMmP/QazNhzeNNEXj7Q+eDzBJ6f7tbCzR3OnrPExaOSMOpI7HmgFsZz8wSDJPycAL/WudiF0t0oaJ9mRyZDxz9K0Wxi9zYtnkRW2sGYqMB1IHUd+9eW+OZp18W3EYaRCyx52Yx9we1Q9yk9DMyzThGlZgM+npVq1gRHPzEZ9apoEzsPDFqgtLo5z+9X+QrudWUebGAQANwyfc/hWXU06Hz5cahcQXEkUcsu1cgfMv/xNaenSS3Fi8ju5ZvUr2B9hVkGfb39zNerG7tjYW/h7dB92vatG3jw3p6R7GDWqYGMvnFJ7hfQq6nBMEiaSOYDoACV/kabpuRHIGMgII4fc/wCRPStCTodI/wBW3KnjuMVX1HxZoek3j2l/qEME6gMUO7OCOOgrPqbdCH/hOfDhUH+0otuOyt/hVvTvEWkavctb6fdJNIsZdgAwwMgZ6etDEmZniYbrgHy7g57wzMB+jCirWxk9yXx2w/4Q26xjnyhz0++tea28n/Eqj6dunT7w/wDr1BZM/wAwB9QK9Z0vcfDdmB2tY/8A0EUDWxktNK0s0fmRhecgg/r2qhFp8Hmo5S0zkYxFjH6VZk9zT0uCSZpMToQmOBnv+GOxrG1r4fjWtZe/lvQjSY+QL0wAP6VL3NFHQrH4aAuXF/gnttqRPh1IhyL5SfdaHIFE07Dwre6erxx3Ebh2BOSV/p7V0F3bzXbo0TDgtnf2OfpUIp7HCf8ACqrdnLyXKlycknNWYfhwIozFHdKEPH3T/nvVCIl+FcCSeat2FcAgkA9//wBddba6Y9lp1tbFkZII1XJPJ249vb+VAraFHXGtdVt41URnYxbEsfHp6VipGbCCVYvIj3EEhAVz9flqmQdNoDGS0DkgkjqMf1ry/wCImk3uoeMZngaJY1RFAZuWO0H0xUI06HMzaTqH2WEFEYxbt20j1BHSux+FSzDW7sSxurfZuBgjjePWrYkdp4itlmu+YoG4H+s6/wDoJoqlsZvc37m1tr21+z3MUc0TgZU9Dgg/zFUv+EY0MHA0yAD8f8azNkOHhfQycHTYOeg5q+ESCw8uNUWOOMKoXsO1CH0OeeyRWnl2sWO45Y9KxY9vnKTPH94DG1uef96tDBmzpDmwS48uAuZMMd7nHGfXPrWFrPxLfSdXew/sXzNuPn8/HUA9NvvWb3NY7EH/AAtIg4OjKfc3H/2FTQ/E3zmx/Y6jnH/Hx/8AY0+UOYuaZ8QX1JJdmlBdkvlkibPbr0rotV1V9LKItuswfeTlsYwfoc1PUrocgPifO3zHRYwT63X/ANhTv+Fmv/Hoqe2Ln/7CmSIPidLv/wCQIo46/a8fh9yuosNcbU9HjuGsxH50AbAl6bh9BT6j6HP3kQtwiAhQM8Fzn/0Km21rHdwTFg7nIH7uT7v61bMTqPD0YgtzEowFHRjk1NdaDpt9cPc3Fqry8bm3sM8Y9az6my2If+EY0fP/AB5L/wB/G/xqa00TT9OujcWlukTtHsdgzEkZBxTAyvEez7V/rkXpwQcjj60Va2MXudHk7EycnH92pN3+dtZmyDfx/wDWqOU5hY+xoQ+hiOyiObO3OD/FyPwrnkcecmJ52+cceUAev+7Whgzas2QMxwGZkAwCAf6V5r40LR+K7oDYu4JwzDP3F9Kl7lp6GG1w5Kr5sI+pz/SmWDHaCXjODngHFO4WO58J2m20uW2h986n5OvQV3utqGeMhXJUOOMev1rPqadDxI6XLJaNKJZFIHypI+P0IqlFpepm2YvdASbwQTIeBzx0+lWjMj/se+82NzOrL1I81v8ACva9I/deFrGPYzZtE5B4+6Px/Sh7jvoUNRPEfzOnB6R8fqtO04KYpCT5nzDmT5fy9apmR0eh4CyAEH6HNa2f87az6m62EJbt/wCg0xmO9ctjg9qYznPEUmLn/XSD2WPP9KKtbGD3E8dSN/whl5h2U5j6Hn76+leQSzzrHNiaYkMORI2ccepqUi76Bdx36zK4u7lUbPWRuPyr3LSVI8L2O4kkWceSTn+EUMImNJdM008YTjnncv8A8UDWelo/mxvum+8OtwPX/fqkQzT07c7ufLZwm3Jxu/kTXOeIfBN7q2uT3yhBG23buVs8KB2HtUlRWhm/8K5vhKJD5XH+w5/pTh4A1GM7kKn2WEj9cUuYfKb+haTfaTbTxzwOS8oOQrHjArp9Udg6LGrNu8z7qFscn2pFHmqeCNU28gD3Mbf4U7/hCNWY7EkiGec+W3uPSnzE8oh8C60VyLhN/GD5bY/l713+kxS2mn2dvcIRJDCokYRHHAwaXUdtCtr6reC3a3l3Bd2TG23068ismEz2sMmQxGRyXB/m1aMzR0vh5zJabiAMjtXmHxDvNQTxrPBaNcgFIyNhIH3cnHGM1ma9DnZNX1K1giDNMXbJ+ZmJGMDtXY/Cy/urvWb555JCRbcAkj+IetUwR2OvxNLc4CycY+7Jjt9RRVLYye5oa3pw1zQ5NPaXyhMF+fbuxgg9M1yg+GUS7gNVbB64tz/8XWakauJJL8NEuE8uXVS2BkA22cf+P12sUIstFS1V8iCBYw2MZ2rj+lDC1kcfPZEXFxJ9qfncQoiyPzzWUnnLMimaUZYc+VVrYyNrQ9QtdHiuXv70qsjJgvF6Zq4fHHh8HnVI/wAUb/Coe5rBaCHxx4e/6CqfhG3+FJ/wnHh7/oKr/wB8N/8AE0rFB/wnfhwEA6vGOe8bf/E0sXjnw4Y8/wBqoeT0jb1/3aYDj458PdtVXH/XN/8A4mk/4Trw9/0FV/79t/8AE0rCuA8d+HM4Oqrxz/q3/wDiasxeKdI1GKSK01DfI6Nt2xt6H1FPqHQ5aeSSCKPE0pBU84x3+lEEb3MMmZ5RyP4a0Zj1Ou8KIYrVkLFsJ1I561R1rwgdU1mXUU1KSCQgKEEZYDgD++PT0rM16Gc/gBmbL6zKzHqfIYf+z1o6D4X/ALC1GW6+2yXPmRCLaUIx82c8sapgjC8a+J7bSdWeGWC6dljRy0LqAc8dCKKLkuJ20c3yL9B/FUscu6QJuI3EAgN1zUW1LZpGazhtTPJB+7jUsxY84HWsu71SGfTmaCBoQ+f+WZJOCR1x0rQg5ueUMkoHnYwc4OB075rl0EX2mLZ5P3h0dcfzqiGT6onmacF/effH3mGOhrz7WLKYalJsWIrtGP3qD+ZqGXHYqxafd+YreUu3P3vMTB9s7qRbS42j5U6driP/AOKpjNPTNLkuIpWlhmcL2tysjdv7pOK0DopV1zDJEUULtk2qeABz0pDucwbS4/55R/8Af+Mf1pwsrlovlijJLgbROhzwf9rr7UBcT7BdLJho0BB6NMgI/wDHq77wzC8MduXBH7k/6th/c9aBdDR1HDvEwVyCD98gnrVjR+IZBiQfMPu7cfjiq6EHVeHroQs3JPHIaMsDz9K6K01G0u7mWIWiLKnOCMbhxyOPep6l9DJ8R6xFpAtpfszrFLOInPmEAKQx3Dg5IwOPemWGrWupqJLeRjgtw3ytxjt6UmOJ5T8VH/4nEoH/ADxi7+5oqCjsfHLf8UTe87eYuM5/jWuB8Kbj4t0nEW3/AEtOfxq4rQlnvWrD/iT3R53eS3Qc9K59nWHT9hKFuSQHyeWJ/rVEnPzTl2lX7LIeDhgW5/IVlLHP56boXxu77vb2qiGPu96wY8iQ/MOhb39q5i+0u5u71pkjIUgYBU5pFx2FXRLtbMJ5WcSbvu+uarf2FegcRNj2WkM0dBtL2z1aFTHKFaQBiF4wfX2ro/FNq326FoYpJFaMj5F77iew96YjjV8N6g5/1JGexU1OnhrUUKgxcB1b7vpQAk3hrUnnkkWEnfyoC966TSLW4g+zJNbSAqmDlT6fSgfQu6tbtPHF5Nu2ec4U/wCFVraKeGN82rFsjHDfyxQyDqNDYJF8ymNioyDnjmtnSowNbmcMG3RHkH1Kj+lT1L6GZ8RRt0uxP/Tyf/QTXF+D2z40vD/04L/6HTYluUfH2mz3/iAgI3lGFBuB9M9qKmxZ3N0i3EH2eX95HkAqwBHByP5VuaBoulaTHHdeQGunUEOqABAew5qkSbd9eRrayNGr5A78Vi2WpS3M00TtICkpA2ucY4x/OkwRPLcusLMHkyqFh859PrUFjePPYwyTFvMkQM21zj+dLmBIW8uSlnPLFu8xIyQWc9R070+C5LQRNJu3MoztY4z19aOYLDrm6eO3kZGcFVLfePXH196ZDfN5Me9nZiuc7j/jRzBYhvbqf9wYZCmZR5medy85FadxIbdkXLZkUsMN0/zmmnoHUz0vZPtzoxzEIlcDJzkn6+1WTOpXcC/PH3j/AI0h2KdtOwvbotJIyllAUk4GF+tWTegKCN+WBOcn0+tHMKwy2u5HSbdztlZVPfHvU73HzYG/OCclqOYLFOy1AmzDTFnbzWQnA6byB/IVfstR3Xm11JTYT1oUtR2LNy1jqNq9tcQvJDJwyOMg/r+tefLpX9h+IrhbSQNaSwhkMijzUO7BXPdeB37VoySe7thcTefJzJjBOetFAz/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wOTo1ODo0Ny44MDQ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65 Viviendas Boadilla del Monte</text:p>
          </table:table-cell>
          <table:table-cell office:value-type="string" table:style-name="ce1">
            <text:p>Construcciones y Promociones Balzola, S.A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TT6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zOjQxAAAGkAMAAgAAABQAABEckAQAAgAAABQAABEwkpEAAgAAAAMzOQAAkpIAAgAAAAMz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DozNAAyMDIwOjA0OjI4IDA5OjU4OjM0AAAAAAYBAwADAAAAAQAGAAABGgAFAAAAAQAAEZQBGwAFAAAAAQAAEZwBKAADAAAAAQACAAACAQAEAAAAAQAAEaQCAgAEAAAAAQAAI00AAAAAAAAAYAAAAAEAAABgAAAAAf/Y/9sAQwAIBgYHBgUIBwcHCQkICgwUDQwLCwwZEhMPFB0aHx4dGhwcICQuJyAiLCMcHCg3KSwwMTQ0NB8nOT04MjwuMzQy/9sAQwEJCQkMCwwYDQ0YMiEcITIyMjIyMjIyMjIyMjIyMjIyMjIyMjIyMjIyMjIyMjIyMjIyMjIyMjIyMjIyMjIyMjIy/8AAEQgAygDK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ZreX+7UflOOK9+MjwJRswVOafsai5CjqSJA71ILX1qXI1jEd5Sjik8qlzXDlDy6TbTDlHbeKQiiwWELqlQSXdUo3MpzsVnumbiojI9bqJzSqXQg61LnihomnLQMVIq1DNLDyvFJlBwaEAb/AEpNzUxNid6WmJO5pSTcVDjfXLHQ9Fq5LHbVYFutDZSiP8rZUbVG5TViIikpozbA0xnUVpElshaXbyKhe4ZuKtIwlUsQNvphFbRRhN3G7eacqc1TZhy3Y8RUoVRxU3uaKNh3mY429KQyNRa4+YbmlFFrCch22lApMNxwWneW/aPNHMluHK3sXvs/NSLEqVyN3PUSJDKiCozc+lCQ27EbXNAk307EqYNt/vVC71aREpERkqIyVSMZSuMJpoFaJGLFEeaeI1/vUxXE+QHC9aaZMcU0S3YjLUmKZk3cUClxTFccBT1Wk2NEgWlO1Blm2f7WcD/69ZSmktTop0nN2RE9wf8Alkh/3m4/Sov9IPPn9ea8uriHJ2Pcw+EVOOpvzOi81TeauyKOOUrEXmUZq0jHmuwHWkY1Vib2Iy1NqrEN3FApCKaIG0wnmtEZtjS1JmmZc1mJRimS3cdjilC0BYcFpypzSY0rkyxU9kWIZZ8ex6ms5zUVc6adFzdiu90TxFHjH8Tj+lQFJJHBc789z2ryK+Ic3ZHv4bCqkuZku3Ax6elG2uZs6nvcus3nqPameXu4YYC87q9rY8G92Uru9t4izTTmJEG8uQQCAR1PQKcY/wBrJ9ObcbwyRq8TB1YAhwe1KMrsJw5VccfzpnetEZSYmKSmQxCaYWq0RJjSajNaIxkxMUuKdrkCgU4JQCTZKsOeakWDmpLUSVYVp7+VAu5zg9geprGdRRWp00qLexWkvGYbY18tT1JHP5VX8vcd2c+/rXlVq7m7Hu4egqauG35xzu9ql2t9K5mdI7YcUYpAXIoipbcc8Yx6VUnkWRvKDEqfm2njzMd/Xb9OT0HHX2Jy0PFhC7II7NrqRhPJHNCD95owGdumAT0A9fy9auDGBgADsFHAp01pcVWV9BCtNxWqOV7gaYTVIlkZNMNaIwbExUNxN9nCfu2fzCRkEALj1pVKnJG46VN1JWK8d1cSyugs1RFIUGSbJb6YH9fwrek0qWCTEu1YiNylcnt3NccMXzOx31MA0rjPLTP3c+9LkDha7Iyujjdk7CqjvTn8m3GZ3Cnso5J/DrWdWfKjSnTc5WIHvXcfuV8tPXHzf4CoApY7iSSeck5JryatRzdke7QoKCuxcoDgdR1pyZf73Suc6B6phjipAFpDEbH8NN2Z5NMC1eEz3RgtSsiHvyN/YdOdufTr06ZNRnS/tERMkf7rq3zn99x6A4C44/w798Z88jznT5IkrIw4GMD0GKaVeu1bHCxhWm7aaMpDWWoilaIykAip/wBn4qrmfKKIW/u1BfIFhV3XofyOKwxMlyM6sJCXtUQzWs9qvmTQyRjqZGGFH49K67Vr7S7zYba8geaVQvyyhsnB64OK8OFWKkj6CdNyizM2xtCoUF8/c2DOR/h/n6xTTW9pw33uyDlvyr2VVja54roScrFR76WQbUXykPfGW/PoKrrCon3E5JGck5zXn1ark7Hq0aKgrkoWneXXOzccI1bg0/bgYHapAay/OKk28UDGSvFFF5kzxoi9WkYAfnWW3iTSlYj7apwcZCMR/KjnsUoXOksdOhnCSzB2iPzAFuZeON3+z6D/ACdSWcSOyjoRxivQoQtqcFWd9DNdVBI9DUJ2f3q7jz57kZKUlNGLGkUgWqIaJVjWpN0ELAvk+5GQPrjp+NRUlZGlOF2QXWv20AKQRLLION2RtH+P4Vg3l5PeyB5mDEHIXGEH4D+teLicQ5XSPfwuFUbSZ6HZss1rbsMbmjUnGPSqupz6VGdl2kVxIP8AlnsDMD/SvLgpOR6F0kc/d38s4PkoLZOQVTJY9B1/Adqp+TtUHJOT1NemnKxwtRUiU9KVUzRcSJwvAo+9x6etQMXbs5pcFhuJwo6k9qBoyr7xDplhMQ1wJZV4CJ8x/wAB/Ouev/Gd1ICtrClup/ib5mP58fp+NKTsWlc5PUdfh81nvLppJvRvmb8PSsr/AISK2PK29wR2Oev61KjcfNY+gH1JmyEzx61ELmZpN3pX0MYWPnp1rsWZnZg3rzUe2rSMZXY9Yc8+tSrCtGw0iZYU/u1KIlPOMY7+lZOVtzWMObRGfeala22VizPNnB29Afc1hXN1PdPmcgR54jB+Uf415WJxPN7p6uFwnLaTIDuKkjtUec8+teY5HrWvqR3er6hJGIGu5BFGNiojBRgcD0/rW3bkvGmc5wM5rWkjKq9CYrSha6Ecguz33e1PA9sUDJAtVbzUbLTl3Xd0kXop5Y/QDmlcaRzV/wCOIU3JZW7NzxJN/RRXK6t4nluFLX2oFU/55g7R+C//AK6mTLMm2vrzU3CaTps86k7RM42oO3X/APVXP3N3fzTSR3E5UKxRlj4GRx+NXCDZLko6stWOhXNwqmCzkkUnPmNwv68VsjwnqZHAhA7Dea6Y0WzlqYhJntox/AtSCGUjOzrXruWp4/s7kqxPjlGqaO0lf/lk1ZyqJGkYExsZU/gb/vmm+Qf4+Kz9sjT2LZRu9UtrTMaMZZQcbV6A+hPSse6vrq5X94dsZ/5ZrwB/jXm4rENuyPTwuEsrsqBxgIi596UxFWBZK81y5j1E0vdGy7nYJH071Jb2qjIf5/6VG8gk7Kxh6jGi38yjuR/IV1domyMfSuim9bGFTYs430eXW5zISaWK0i8yeaOGP/npI20f/XrndR8a6daArbhrl+xX5U/M8/p+NBSOM1bx/f3DPGk3kJ02W3B/FjzXKy6rd3BJXIJOck5JotcexmahJOqxyGWTJbnDGrtgY7PT7S5WytprmcSEzTqX27WAGB0z7mmoakOWh3ejaBqs2saddalefIkocRlsj8hhR+Vadh4V0z7Kl15EX2ib94Xf5iCeeM8V2U4qJ5tes3oi1sAtyCVJB4J6/wD6utQbT3613xscF5M9o/shU/1Q2elN/ss7xvevO9ueo6RcisIk/wCWeff1qwsAU8DA9KxlUbGoWMfX9dj0QRqbZpppQTGo4B5A5PbqK4XUNfv9SlKyyLHCRxHEMJj69TXNOpY7qFLqUV5jyv3R1yKeq7o9wx0rBu52rQj2szBlG3HepihIyTuPeswZSudU0+xKxT3CLI7BVjQZbJ45Har3+rDBm2AnoOpp81h2Me8iRr0NtzyvJrqof9X+FbUWYVtinqGt2ulkJJ5skhXIRE/mTxXLal43uPLbyzBYx92blvzOP0FbOWpmoaXOVl1qXUpC9tBealJz+9IPljnuzdKxdRuNUW6mt5jDbCMgOIsN1AON3fg9qcYtsickkQCDYCaQJxXUomDmUNTX9zH/AL5/lWjGv/El0j6T/wDoYo5bMUpe4ez2hV7m1X7pUj5vU1RstURbG3j2vxGByAR0rsUbtHizqWInbcd3rz0xTK3UbEb6nv2acK8E+gVmGKYwamhNHGePYs29jJ6O6/mAf6VxLr5fCruJ7VzVF7x3UH7qHx79n3dvueoqKaaK3Hm3E4VB1aRsD86yubPcxL7xnY2+RZK91IDgN91B+Pf8K5jUvFOpX4IkmWGM/wAEXyg/j1/WrjG5Jg3GoraosxV2y2N3+11r2hE81QT8oIzn/wDXRKGglO5TvIvLuowOcgfzrpIk+VfpWlFGVV3RzfiQK2ogekS/zNeeeNIUWwtm/wCntR+GDWrjdkKeljOkM17c6jDdXErQwSTBFeTCgA4AAPFeiW9laK+oTm3iMw4ErqC2PKXoTzXZh43ZwYqbijy/zcqFC9BikbpW7VmQtkzO1Afuo/8AfrYg/wCQLov0n/8ARgrN7mrXuHsNkf8AToNvXI/lXLW0rC1jCrztH8q9CktT5/E3UfmXImneP5YmzinZuxx8w9qqT1Cm24nvF7qFpp8e+6uEi9Ax5b6DqarabrNvqazNAkvlxttywA3cZ4Gc18/J2R9LGF2X/OUDB38VHLcosLSZc7f4VBY/kKlTHKkzhfFOsfbrdIG068iSOTeJ502q3VcD69fwrkdQ1S10qNXuS5LghVjUnp+Y7+tZVHdnXQjaByt/4wuJQRbItuP7zfM5/oP1rmrvVEnmL3Ny0twx4BJdj7YFTFXZpJ2M+TUZTHmG0ZT0PmLx+WetTzWbwXckckvmzJtDEoAMkBsADtgjr3zXTTjqYVJ6FPWo0TT4yF2neM4+hr2zTZWfTrO4U5Lwo3OCeVFTiI2CjK6Eug81/A8m/OQR8vvXQqnyjPpUUh1DnNbH/Ey/4AtcF43H/Emh/wCvtP5GuiO5i2YkiZ1PU1/6e5T+pr0u0Zt+qjZnATncBjMK9q66K1ZxYnRI8pEGyL8KiPStmjK90VNSP7iL/e/pXYeFbrw/9h0u2v7Sa9vQzBEVW2puc9eRn9az+0bP+GeqQs4ZQqwxKCMqq5/Xj+VZmlWanSLN/JXLwgg7fvcc1cqvs0ccaTqFpig4Hak84DihyvqX7NrQldmdizkuzHJZjk5+tdf4P/5B9x8//LX+gry6mx7FPc6T7ozvX9KcCx/u1zXsa7mV4nXd4fuPl+7tb/x4V494lXdBA7JxuZf5f4UXuaQ2OTa3zuI7iubtGmivpUhdk/0hyxVsE4I7jmrp7kVdi+8AM0uOnmOPyY1b1mPOvXi+pib/AMgR110fiOer8Ji6zxZKP9tf61674TCSeGNHIXk20an8gKWKDDdTRvF/0q0b1kx/Kt5Y8JisaRpVOS1pUbVZiOqhc/gtcR4zhzokAX7xuUH4kGuiO5zyLR8OWaX13c6hrdrbLPO8ixKd74Pt611+iLFNNrPlfPHsQxsRjKmFcHH0FdkNDhrS5rI8g3P5X4VBmne4ktCrqDbo4x71p+G7n7Hf6c5KoqujOxPQBznjvwc85qG7M6LXpnq0ni7ToiWiiuJypyNsJQMfYtj9RWVH4i1m4tLZLWx2x20C2+WYv0weVGB6d6wrXkkFC0L3Odvp/FUgKtdGBT0WKPYPfkbj+tZBs9RLEtfTFief9IkrRPQ0dmetLqdlLeJbRXAlkcEYUEjgE9fwr0Lwkjppcv8A12P8hXHWfunTDc2n2vwV5p8cXA+SuU3bsU9Zhzol6u3rEx/IZ/pXj3iKJjpiPuxtlHH4GgE7nKmN/wCJ1xXN29pcT6vOlvBJM32iTIjUtj7uOlb0o3ZFWWiNtLqG3uLgDT7WWRJ5RumLk5Dt23AfmKd4iaL+1mninWaWeON5VSIoIWCKAo7HgDntmuuktTmqv3TmNX/5B5/3lr1bwK/n+C9NkVMlImXdnH3WYYrLFovCs1yHmuLTdtwHz1z/ADroD8vPrWNF6GlbRnIa0fM1WY+hH/oIri/Gy/8AEijPpcp+ua6os5m2zBsUQrc7n27WlYfMBk7vf+leieHtXgsjfeZFcP51rAqGOJsbhGFIycAYNauTSOd0+Z6nCDQLqMASzW8OeMFwT+QqWPw5AOJZ3kYdBEmP50nNspU0i0mi2Stg2XmlQM+Y+ccHt0//AF1Yjg8tFESxxKRwY4x/9eiKbKc0lYcbcMx3s77Rn5mx+nSux8K6Fpt1pDXVxaBmebAYEg9B6Ee9FXSIoK7Nq58N2KzRLGbuEOrE7bh+cAepPrUjeHbRWKi6u+DjmRf6rXNzm/KePfDovdeJI5bh5HaNTyzE4+Rq+j/DK/8AEpON3+ub19BSrq0TSnubWxf7zU5Tjjza5DaWo24Hm2s0e/78ZX9K8Z1pGOkS/wCyVb9RTQRVjkWPrXLLqN7b6rqFtBdSxRvLuKxtjJx6/lXVQWrMajuXLi+t0nuXBYhp5WBHIwzsRzTbu8W8maY7OdgOGyRhAv8A7LXZTjqctSV1YydSfdYEe4/nXpnw/vo4/AsEchwFklTLHAGWz9T1rLFI0wz0NdNSs4pYpFe4m2t0SFhx+OBU8vjCMDEdpyP+e86r/wCOru/pWNKnZGlWqrmDeXkt5PLP5jJ5nzbIYc/q309Kp3EEdwFjuIHmQEEid8gc/wB0cZroUTB1UOggMX+oWOAK3PlxAE9KRoxtffI78c7m9vSteVGUql9gKRq2VTjPZeM5pCSwUFOVIPH400kZ8zZEfvb/AO/j+X/1qb5Y2qp6oOPyqroSTuR/KY0J25Krn9P/AK9ej+DY4D4ehR1Vnklc4K9s47/Suau7xOmlubKxWqwbAEDIpI2nDDj27VYAt9ozJCDjkGTkfrXI0dDZ4L8Lc/29MD2iP6DFfRmiXEVjowa4uIoV3vgyEDv71rXi2gptDLvxfpNoCVna4P8A0xTg/wDAjhf1rEuviHwfsViuezSuT+i8f+PVlToXWpcqiRyXiT4i+J7S1W4s5rWMmTaym3BGME9CWPp3ryq/8R+Irzcr6mAjnlI0VB+groWHM/bWMOc3s+fNk35/2qreRKn8FaqPKRzJocktwh43H2qZbsqcujL71pGp3MpU77DzNFcRMnPXPzV6R4HMZ8JXaAMWjuHwQ3TKqaiv7yT8y6Ks7F7yFx8wLnvuOfrShMcKmCvHHv8AStVHQ5nuIQ/T1/pmmScjJb6/p6UNEjfk2D1x83X2pOo4XlOT0osuo0mMLFvkO3gbv1pGO4ZH3m/2e3NFl0CzRGy7X4biPA+97e1RArgKNuBgn8jSKQ0sCrEdCBj9a9O8NMbbQbJjExUIzE8d2PvWFfZG9Hdmj9uAl80pLsZAo4J7+34VeFwuB8tx+Ef/ANauQ3PB/B1tLpWqSGWGJGkhZFeK8jkyxxjhXJ/KuvGGKsBhxnawAUj8Rz+ddztJmErrYFHyFwcseCQuSfxpAvGDvwePvdxn+lJqxNmYHjAldFBO3/Xr1+jVwQetYshpjWPNRSHiquhpNors1Qu+7hulZtI0hdCRn5xXpfw+lzoWrL/ckDf+O4/pUTfur1Lj8RvSH5Mbu+O3TrUbZz/Fn8ev4VrzHM0NO0rgL1HH60FmHROG6fpSckLluMZs4y6ruIbPp04/nUSy5HLAbuSFXpWEsRGG5ssPOfwiOxQNJiVmUc/Qc1zt54utLOd4DbTs6jnOMDP4+9TDExm7RNJYWcFeRtjlQNv3QDzj0po3bN394/0/+tXSjC2o0B1YJnG3Bz9O1eo6JvbRbBERVb7KmDuPdR7eprGvsjWluXktpSPLCxEJj+I//E+1Ok1FI5GRraIlSQT5h/wrkNjjZbK0yHEMBlUHlFXg8/jWDrGs2uiWsNxNHNJvk2gRKBzg9cn2rogZtXOcn+JC7j5GmuRjnfOB+iitPw/qmr+JIJJ4YbW3gjYBflLk5z6sPT0oqVGiowuyfxDpN62notzcyPGz8RgKoyMnsM9M1yz6KoON0v8A31/9asFWaNlSTIW0X/bl/T/CoG0jHG9/++RT+sMfsEVrjSvLjd97NtBOPwrCZ+SfetKdZyZE6XKiRNzIWHavSPhgvmWGpJhi0rAE8cAf/tVdSpaJEIJs7OLQ2uJGAvmiG09Ig386JvBdzLISniO5TPZbWLj9Kzp1XKI6kFFnH3uh6mss0Z1+YqrlQTEFJwfYiuV1iG9sJEWaQXEAAJmZOuT06n0/WpmnYqnuenDTAOEAGOwHSrMWmLgZiye5614Er8zPbVuVDptPSO1m+RvuMf0NeTxwxTeOYIJrdZo5XVTG/Q5XrXZgk+c5MZ8B2RG5d27Hm/p8o96jJYOcfwcfd9v/AK9e+jwxpGVQluowfyzXrFnG0WnQBZGUrboP4ewHqP8AOawrbI2plqBpGfHnMWB5Py9Py9jU32OMnJl5PPauc0OLUZBUp8wyB161wvj0Z0m2UdRcD/0Bq2pkNnncieteo/CRVa11EH0j/wDQpKucdQTOz8Tw7rGEbf8Alr/Q1yTW3z/crGUE2XCTI5LVMnHXvVdrde61m4JGqkytPaqScp8pGD8tZ0mmwr8kVvFu2k5CjJOP/wBVEVZhJ6HGsv7t/pXffDObZJOn94yH8vL/AMa3qL92ZU9ZHqOnptuXKqudp/pWoC+6sqGsS6qtI86vd/2ub/ro38XvXM+Kh/xI5j8v3l/mK0lsJHqqJ8o3KMY/hpcIpzsdfevElH3meqpaISYeZayFH4CNn9a8Y/5qLZf9do/5V1YVWmc+JfuHVB9sBJb5VQfxd8ZpkoXy0z1zz83t/wDqr20eORuyrvJbp935vrXr0ItlCxybdqoijdJxxnHf6VhW2NoEJ8pLmU+YFORj94cdBnv9aas8O0f6RJ0/5+iP61zlnPNGgZfnDbmxhMEY+tcN43Pm6TG3pdD/ANBat6W5M9jz569P+EP+q1H/AHU/9Cf/ABreaM47Hc6+f9Aj/wCug/ka5hlrJoqOiIWSoW4qWirkLrUAH+lR/wCfWosO55sf9W/4/wA67P4bt/xMNm7buEo/RD/Sta3wBS+M9Z04YuWbfnK5/UVp7vmH4Vz0PhNKzvM86uN3mPj+8a5nxXu/sKf/AHl/9CFaMlHriL8i/P2/vVExZGOH715E9Gz04aoGHmWsu/rhsflXi5XHxGsh6TR/yFdGFfvGGJ+E6lX/AHcY+b5AD/47S+bucj1/wr1zy+gzcuFjPsP5ivYGmDN5QVgyOuBxzgg+vtWFY0hsNuGkkEX7mXCMSfu9gR6+9QCZiMhWA99v+NYlnN/Z3EoZV+UnJP8AXrXIeItPk1O0+zq6piYNhu2Mj+RreluTPY5JtATTytxqbCS03AMsDfvGyDjGcd66/wAH+INA0y9Wx0+21EC7YL++ZSin1+8TXS0Y3sjtdacPYx46eYP5GufJqGgUroheTDBfXj+dQyBixPqaVikyBtx+U9T0qExSpdRxszOwG4hVPC8n9M4qWh3PPZrC9DSD7DcLknkxN6/Suk8EJ9k1OGO6gmRt7lWxtUZTBzkewp1fhZcNz1mweMPJKhz8uM/iK0fNbNc9Je6VN3kebSSS4+6tYHih3bQ7gH+8n8xTYI9ahT92mV3fKOKjaNldijOozyp5FeXNHpQeg1hiCQbW6E/pXjwfd8RbFv8AptF/St8KrSMcQ7xOkHMSj++P6UDiTd6Y/lXrHmdB9mN99bc7t80Yx+Ir1e6EsUhuVCbWcAqc5Gf/ANVYVTSGw95pUVYxtO8Md208dPf3/SkCPgcIfz/xrEs5+I5O0cMMgscYHHXpXKXEpFzOCc4kYfrWtHcmotDB8TSbtGx/dkRv1/8Ar1g+Hmxr9gP+mwruic8j1/UWzpyn0df5VkFs81DEm0V5NrSqGbbgE8nH+etRBDKAUIfPI2kH+VLQabZHJFMuFYOmT0bofzp9tcPFrPkkuY2jxsPTIUc//qqZtJGkU2zcaQKVJABxxjNSi5JjydpUdT1x+tcbbasbx0LOnTBZZCNpDKCOlXHkzG59EP8AKtoR90ynL3jzue44rn/EN0JNKmhDL5hwdncgMKco6Fc57NHN+5TLj7o6YqF3VWJ9TXk1EejHZEbzgxSKWbJU4Cnrx0xXkMtjqKeKbfUYtOuJYYHR8AY3Y6gVthnaRnX1ibpO0N8xHlgjB+lInQfUfyr1jzWWtNXfrFiN3/LxH/6EBXqm1nllhaSQpuGOgx06ce5rnqmkNisELRNmZyyqwUluv+cCp9kfcMT6+Yf8axLOV/4SPTQebtckbtjqcf8A6q5W4uYp7id4n3r5rEd8DNbUqbiyJu6MTX7jOmyL6sv/AKEK5W3uHgureSN2R1dSGzjGDXYjK12en/2s0+nun2pnyy7QXB3dc4zz0rOna9WQlpbhBk7cNgkfSo6jsosX/SSVJmnyck/Me+P8KgaC6cblefnj7xFLlbGpJFaXT70pjfM23kjccVpxT3NtqbExt5PnH52wVVMYOCeg5NHs2DqLobaShpyBMPLz2x0/AVfRFG5hITGVJIK8Hg/4Vk6dhKpcrfbLeyiRmtoZFYgABccc/XmtO1S2mt1njg8tZV5XcfWqj2KlHS5FNpFmY8NEoZyFLbRnAIP9KZJ4b0OUDzdJtWIGN3ljP1yKctEKO4azeT2FtG9mtsfmCssqlsjBxjB9v1rAk1/Uzz9ntefRj/UVx06POjrnV5bIjXXL1j+/s42A5+Rhn9TTz4jV8btOuV9wqnt7NWkaHK7mUq10Z3miYeaFKg8gEYI60mef945roWxgXdHVZNc09fSdD+RB/pXp+2BvJm2KdrHJ2E44PoPpWNU0hsRTiASJcJb/AMP3vL65/Cnkw7jmJM5/55CsSzwjzvnPTp/FN/gKsRSFLRfJlQuxJIZs4OT0NdaM4q5VvrW+vUMcUbSu2PlVsmqkfh/yFDapdLCpyTDD88h+vYfnWjloJRSZNZaraW8wj0yyEACsDcyndIeD37dO1Qx6ndw3vnLcS5Y5+/8A5HrWkVpcynuTPrWoDdIl24ZOzBWyPyp48U6mnUxuO2Ux/I0yEotFuHxlIiL59qSc8lZO30I/rXQ2+pWl1bxXQtH/AHvODHll7ZyPzpN2G4J6oRHtF3FdMwSeuAM/iRSB4XE2LRRiMk/vgcdB0z7/AK1k5CUNSJNTcyOkwVImwEjB3c4PUgj2res9bitoEgwy+Wo/5ZjH4fN/jScjo5LotjVoX8h9yld43HDDAIPtWgmpW78C5gLNyVaQA/zqXLQFTadzI8SqBp0cg6NKOn0NcvnC49D/AI1NDYqv8QhlcMVDck/pmgHcCP7oB/nW7MhqNlR/tDNOJz8v90ikBp+Gt0viKxJXlpMjp2Unv9K9SVnRxEyZZlYghhgYI/xrkq7m0NiqhlwbcpEAqrz5hOTz22+3rVV7+eORk2QnaSM7z2/CsijyCUATMAO39azbn7kfspx+tdi2MkdHeAQeHI2hAjLRAkpxk/hXLSs0lrHvJb94PvHNUBUhVRfOAAACe3tXXeE7O2nWVpbaGRghwXQE10R2Oat1Nm2toHuZ0eGNlDYAKAgUlzpen7l/0G26/wDPFf8ACmzji2ivrNtbx6I6pBEqqGICoAAeapWYB0fTzj/lm386zqbHRhnoyU/w/SnxgbbngfcH/oS1gzrW5A0aF4sov3x2rVEaeV9xevpUs3gKnCSAeo/kaaFXyn+UfePb2rORqbfiT/kFwf76/wAjXKSfdf6f41pQ+E56/wAQhA8w8DpShVxF8o6+n1rZmI3/AJbt+FGBubgdf8KBm34Q/wCRisf91/8A0W1elD/Xw/8AXN//AGWuOrubQ2Af624+o/rWLP8A8fMv++f51mUf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A5OjU4OjM0LjM4OD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72 Viviendas Valenor</text:p>
          </table:table-cell>
          <table:table-cell office:value-type="string" table:style-name="ce1">
            <text:p>Arpada, S.A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S7w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zOjU0AAAGkAMAAgAAABQAABEckAQAAgAAABQAABEwkpEAAgAAAAMyOQAAkpIAAgAAAAMy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DoxOQAyMDIwOjA0OjI4IDA5OjU4OjE5AAAAAAYBAwADAAAAAQAGAAABGgAFAAAAAQAAEZQBGwAFAAAAAQAAEZwBKAADAAAAAQACAAACAQAEAAAAAQAAEaQCAgAEAAAAAQAAHUMAAAAAAAAAYAAAAAEAAABgAAAAAf/Y/9sAQwAIBgYHBgUIBwcHCQkICgwUDQwLCwwZEhMPFB0aHx4dGhwcICQuJyAiLCMcHCg3KSwwMTQ0NB8nOT04MjwuMzQy/9sAQwEJCQkMCwwYDQ0YMiEcITIyMjIyMjIyMjIyMjIyMjIyMjIyMjIyMjIyMjIyMjIyMjIyMjIyMjIyMjIyMjIyMjIy/8AAEQgAxQDF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5gClxXunmBijFABjmjFMQYoxSGAFLigAxRtoEIVo28UDG7eaXbSAMUhFIBCtJtoATbQVoAaRzSFaVhjdtFIZdxRjmtiRcUYoAUCjHNIQuKTFIYbaTbQAYpQKBARSYoGAWkI5pAG2kIpgIVpCtABt4ppFABikK0rDE20UgLmKMVoQGKNtIBcUYoANtAWgBSKbijbUL9ByozHA59h1q1aWiS31vDNuMckqq4TAIBOD1rCtWUFobU6bZ2118NovvWl7KqnkLLGp/kf6Vj3HgDVYixjktpR6b9p/UVzRxiaszSVBRaZlXXhjWbRd8mnybR3j+f8AlWdJbyRn95GyNjoykH9a7I1acnoYunJEeM0batuPQl3E20bOKEna4aDSuDSbaYCFeabikAbaKALYWlC1RIbeaXbSANtG2gA20baAFEee3408RqOSSf0Fc9aryo2p07seCMcY/Cp7HnVLE88XCE/99CvOk3LVnWlym58QvGWoQ6q2i6TNNbrAq+dJCcOzsMhQeoHI6dSay7LxJ4j8J3Vt9veW6tpGZZIp5N4facHaxJ2kcY+vTg1jKpTi1B7sy1bcj1WO6t9QtoL21YNBPGsiHGCQfamSxh1wQSD1B6VKUovQ6E1JGfP4b0q6jLPYw7ieWC7T+YIrLuPAmmuMxSSxNjor5/n/AI10QryhuQ6SZkT+Argc215G5HRJF2/qCf5VzM1gltdS2kl5ZxzwuUZJJCucemRiuyGMUjnnRZFNYzRJvZCY/wC8jAqfy4qDaO1dKmmrmNmtBNtNK81YhCKKALgFG3mmQLtpNtA7jxHkUjLg4ot1FcAmaUqFHvXPWrJLQ3p0ru41XcyCljJK8+tec5OTuzsSsh6j5qmtgftlsQM4nTj156VLEzW1fSVg+KbvcrIyTKt1bYjLB22Dg49GVj+A9as+ItP+0aBMbh2j8nBjdgQNw+v97LAn1Za8HHVJRxkOVbWN6MIujO50HgBH/wCEKtPMX+KTYW/u726e3Wt8hxxlW+hr2ZSvqZQXuoVWAX5o2B/Om+agPQj6ip5ihxcOMD6dc15R4iAGvX2eQZTwa1pGdTYxJLdYirxqI2J5KDbkHjn1r0WzghutLtPNgikBgTh1B7D1qpSaZMdiGbw3pcoJ8jy2/wCmTkfp0rMm8IxHPkXbr/suob+Vb08U1oRKkmrlF/CWoBvlkt2HruP+FFdaxKauYuiZ22lC10mA/ZRtVRk0CE8wHgUuF3c+lc9eryKxtSp3YsoBZVHrUTZbIHXPbrXnXd7s7kuVWIxC+fmbH0HNWFQKmAc/jmluMTHt+NS2n/H5b85/er/OkwPV/EHhey8UabFb3QZJU5hmQfMhP9D3Ht64rirD4ew3N9d2TeJUk+zuPtNvbjEgDAEBsk7QRzkjmotG92tjOUJN6HQeLPEum+AdIsXkspXtTKtrHHbkZQBCf4j/ALOOveudg+MPhC5/1/2yAk9ZrbOP++CamSNVojpNK8ZeG9bmS20/WLaWaThIclHbvwpAzW55fAqeUZHJb+YR7V5Z4gi8vXrxPR/6CtaRnU2MW4/1YHq6D82Ar0TSTnRrE/8ATvH/AOginUVyY7FzGaRhgVnawK4wPt4opNO5RwgSkJCjHevorX1PLv0IiXdtobBpWj4yTkjrXNVrLY6KdK+pEOtSd/wrz5O7udcVZWJmVTnOep78U1cKcDH4DFSMY3U0q/6o4+9mgAYjH4c060/4+4P+uq/zpDW57pBnYvTH/wBf+VcFoNrq1p8RLqe5snS01G1mIl8ttuVnOzeSAA2zt6Y9ahDMT47L/wAUvp3/AGEV4/7ZS14HtoKO8+E4H/CXRk9Q6fkd2f6V9EYYcN1FJgI2SMBcmvn/AMd65qFr481iCORTEsylVK56opp0yZK5kWviS4u7q2tp4ogGnjGV6/eB9TXtGhc6LY+0CD9KcyLWL+G5xSc96gYmM0UAcGRTDj8a9irV5NDipU7sbkjrTWY+oAHUmvPk22diXLoZF74i0zT8qZDNN/dj5/XtXNX3ijUL3KxFbWMjHynLn8f8Kko7LS2ZtIsy7FmMEeSTkn5RVnP7v8aBCN90UH7goAVh0+lS2q/6TB/11X+YpAtz3O3X90T6BsH35rzvwld3M/xA1ON7u5+zul20UJlaRG230ib8E/IQBtCgYKioRRnfHaPzPBllIG4XUUPXr8kg/rXz6FweuaCjv/hN/wAjV+Mf82r6KPU/WkwGYy9fOHxJX/i4es/9dI//AEUlOmK5zemHGr2X/XxGf/HhX0D4c/5AVl/1yApzIe5qd6MVACUUAed73Y5qOa5htlL3MyRqB/GcD/P0rolK7uJKysc9eeLoIyy2Eck7epyqf4mudvNS1DUeLi5xGf8AlnH8q/8A16B3KO2JeAoB/nR27/jTA9I00/8AEosv+veP/wBBFWVqGArj5aUoSo9KAFdQqAinQyZnhH+2v8xSewLc91i+WIe5P86868Ca8+ra46vp2nhxbXDmW3t/KeIi4+4zZOd+d59SCcc1mUU/jnFnwJBIP+WV9H/Jh/Wvnf5s4bqKLjO7+FXm/wDCXQ+Wqkb0357L82f6V9G49h/jSkO4mdpFfPXxJiB+IOs53YPknj/rklVETOXt4liv7Nlzj7RH1/3hXvXh3/kX7P8A3T/6EacyDUI4poqAH0UCPDbvxRezBls4ltkPAkflj+HSsOUGV/MuZnkY9TIc/pXUo6Cb1I/9xPl+lNIY9QQP0osK40iMemfamEtjA9aTKR6PpSk6NZKf+eEZ/wDHRVr+DHoahjHDoKMc5oAcPmX7uaRY/LljfGP3i/zpPYOp7kSfLCAcliT+Ga5rwrNpljf6v4a08Xn+hzea8tyFw5kJzsK84BBH3R+PWsyih8U9Oi1LwpDa3DMsclwrHYQDkA4614s3gm0YkreXK5PQhT/ICtFG6IcrM1/CegzaH4lsbi31BvLeeNJEaEfONwGM596938zIFZzKi7iFgSMrn0+teH/ETSby68a39zBAHjkERHzqDxGo6H6U4lM4/wDsrUIrmGV7SRVjkVmORgDPXivb/DRI8PWoJzjfz/wNqcyDVzxSDaX59KgBpwDxRQI+eWU4+Zsfp+tRYQfdG73rsZmNIc9gP50wqM/NnP8AtUikG0dlzSbGJ4GOlJjR6HpcUn9k2XXHkR/T7oq+sa7ecfhWbKE8sZ4pxXbGxoAFbKL9KkQ/MuVBG4fWk9gPaogwLySAgBzgdzz/AI/55rhvB+nSN4o/tGPVdMv0azmS9+x3SzFLmS4MuBgfdAYgE88dulZlF74oXcNh4SN3cvtWOdBkAnBPHH5142fF2hnJFw/XoYm4rSMiXG5q+GdZsdU16zjt5DJtnjJGwjHzDnmvblHz8jnvxWc2OCsIyrnnH415j4ykiTxPcKZUViqHbkZ+6KcAnsc7eYeynAOf3Td/au58On/iRQD0aT/0NqqoRBWRrKV2nPrRuTGKzGMKDPFFAz57wvYbj64o2v8A3ce+c12GQ1k/vOf6Uw+WvAIP0GaRSEMijouT9MVG7O244xwP60mNHo2kkjRbHP8Az7x/+giriN8rVmyhCflFOb7o+lADU/1a/Snp95f94UnsB7euRtbAHH3sV5F8Mba7tfFcRmtZ4xFpNxBK7QsqhzeMyjJABypBHtWZRsfGzd/wrydsYVLiE7D/AL4H9a+aw4I4Uf1oRSOv+Gys3i60cMVVJ4tyn+IbsfzxX04KUh2EI+bd7Yr5++Li48eze9rF/I04bkvVHBJwRX0N4XVW0NSVz+9k/wDQzVTIasa+xPTFJ5QzkVFgEOO5xRRYD58JfHQD603EhGdwA9hXWZEbKueTn8c00hFGefwouUR7weisfqcUjHK9AOexqWNHomln/iTWX/XCP/0EVdi+6f8AeqChrjinN91aAGL90VLGPmX/AHhSA9wVcqoweR2rzrwd4kvdR+IGsWk15NLazJPJFGxJWLyrgxAqTwcqVPHfNZlIf8aQD8NbvjJE0B/8iKP618yc9SMZpoa2Oz+GZ/4quH13x4/77FfTZPzcdO1EhlPU9Rj0218+RWcZwFUdTXkvirR7fxR4gfUZZZIlMKx+Uoz077qIiZjDwPpQA3zXTD08xR/TNdda6hdafa/ZrZlWPczcrk5JyetMgR9X1FjzdMB7AD+VQSXlzIPnuZ2+shqkUU5Msckk/U0UxHn5U92I+vFRlV7uPxOatmYwhB3z/uimts/usf0/xoGNyB0Qf8CJ/wDrUxmfbwAFz2FJgj0LS2/4lFl/17x98/wirq8xv9Kkoa27HFPOdi59aAI8cD6VLFuyMDuOaQHs2oXE9ppM9zAd80ULPGpBILAHAO3nFcxojafHq+lrFpUVsF00yLcCN12PJIC0XPclicHnNZlIpfGb/kmWo8fxw/8Ao1K+YaaGtjsfh3F5niSEs+yJZoTIc4/iJH6j9a+ktQ1Gz0q1a7vphFECAXwzAE9OgokM5fXvE2j6pZJbWOoRyzM+RGI2GeDnqBXPY4oiJkZpFClufQ0yCOQAScelMc1SKImNFMR578nqD+HNNyn+1/3x/wDXq7kWK9xcxQ4BVix9/wD9dP8ANDKpCDkfxE//AFqlsdhPM4/1a/XmqtxeeV8vy8jsoP60rjitT0bS3zo9ifm5t4z/AOOirySYVhz+NA3uGRgeuKCz7B9TQIYjvsHT8c/4U4SHaSdvykHv/hSew0e2CdiARjn0oM7/AN3NYjOL+KkjSfDnVQUGMRDHc5lQcV80eQA7YLj8Ac1cR3Njwvq50HVDcrAZ2yrAFtuMHPpzXv3xAnD+C5XHRnibp7ipluhpnkektu12zP1/ka7g1fUlkTUiH5qZJHJ9+o3PNMoj70UwPKluVVMBXJ95c/0prXkmeEXH1Y/1qLjsQyTmTmSOIgepbP8A6FT1vHwAqouOgOT/ADJpXKsEt1M0eD5H/fpf6giqzSOEy3lde0aj+QouFj1nRUH9gacQuc2sX/oAq4FYDhB+NWjN7h8+fuL+dHPQlV9s0xCCNwcgoV/WkQ5jf60nsNHs8X+pj/3BUymsRnO+N7OC/wDBuo284OyQICR14dT6V4mfCmnBRn7QTnqZB/QVpDYm5PpvhbTU1GKT53COCyu2QRXqfxFVV8GXIVQqiWLAAwPvCpluhwep49pJA1209d5/ka7cs+wfMBx3quo2REyHoVNR75V42qaZI1mlJzsH4Go3Z88p+tMojJc/wUUwPNWh1FTjI3DquUyKQjUlXEkcm31CA/yFZlXIGOoDkJOy+0HH8qiNzdjhldfrAP8ACgY3+0nAwZlyP9hf8KY1/I6MPNBGOgRf8KBHrWh/N4e00/8ATrF/6AKvY+T8a0Wxm9xrffjqOQcg0ASA5/KowPlek9gW57PGuIYn/wBgCn/KTk1iUZHioJ/wjV77ID/48K8kOCoI7itIbESFteLhPrXe/Eb/AJEq8/34v/QxRU3KgeN6Xxrlof8AppXdF1bJPrQMjLgdKSN/m+7mmIZJJhumKjZ+M0xkP2he65opgcdqcMZvriTzpUbcBtMRI6DoQf6VjXMBaIjz4gGyPmV8/wDoJqQKcWjJIDiaEsD2lAqddLugQsd1I3OB5Uu7b+VJjIZodWhZgZdQKrxuJk/rVU3N4oO64nIOQQ5J/Q0hnrugknw5p2Tn/RIv/QBVz/lnWi2M3uDfw1HKOR9aAJB/q1+lMJ+VqT2Bbnsin/R4v9wVJuwBWJRg+MJGHh2dVbG4qD/30K8s5wcnIHStIbESHQ8TR/NjLYrvPiH8vga9XOcGIf8Aj60VNyoHjemMP7atB38z/Gu0LOSaBjCXppcjrTEML/X8BULy4Hf8RTGQb91FMDldVu3jv50aJB04V2BPA6cn+VYc92sc0jYvIFbALhgTntwQvv3qBlYHaWb7Y6y55M1ucHjjJXcelOWeVnDpdWj7eCvneXu+u/bSuOxbje6LrKunec3Z7aTzP/QM06XVfL3i6jvYweCsjH8eDTEek6Q6y6JYuudrW8ZAPb5RVtvufiKtbEPcb3T6mmg/vF/GgCTqgpjcK34UgW57BC6iCLP9xf5VIHHasWWc/wCNriGHwvdyzyrFGhiJdui/vAP6/pXjq+JNHeRY1voiCcDAP+FXFkuNy8mq6KFSQ6xaBxyqhjk4OCCMHH5V6J8QB5ngO+bnnyj/AORFqW7spKx4nZSqNXt1P/PRa7iFhjirQMUsvOaYcEcUxDV71A/3iKYEEiqpGaKQzDfxJZSJ/pdjdQRtwT5YZee2Rz29KYD4Uv8AHz2qbuzHym/pmgCGbwlps4VrOUxg9dkm8H368/nVCbwPJljBdwsPSRNv8iT+lHKK5n3HhDU415gjdT/ErgY/PB/Sqstnq1nbsjrfQxDsC4T/AApDPVNBK/2BpoOMm1iyf+ACtKRBs4q1sQ9yPa2OKTYd6k0APU5jFRuflb8KQ+p63FnyYvTy1/lUoxnj0rFlHKfEg/8AFute/wCvf/2Za+Wx0pxRRc05N97GvPzHHFfSvjthH8P74nOFjj6/7y0MV7nhVjIr6vasvQyCu9ifmrQmLv5NBk7VQhO1RMfmoAjkPIxRSGR6ndTapoiaRdEraxv5oSLAbIOeuD61gy+C9KugDaanNBJ/duogwP0KYI/I0mBmS+DPEFk7y2ai5Cn/AFlnKH/8d4b9Kop4h12xlaKWY7xyYp4xkfhwRQBpWvjd4tv2qyI9WgY/yP8AjWxH4q0S8B8yVIzjBE8eM/Unj9apMVjes5rNoYxaSxmFVCp5bBlAHTpV8nK9c0XFYYDinE5UfjTGR7nGACApHQ0M25M5Bz3FSwPV42/cQ/Nj92v8qUyYGM5rJ7lHL+P98/gTWEjxvaDAHQk7lr5yttIkZv8ASMoRJgr7ck/0pc1ikjY8O6dHHfI0h+aRG4IzsB29fcYFe1+PLmIfDW48wtmeKJEGPvNlT/LJp31FY8N04hdYtACDulU8HOOcYPvxXoIbalaJCIvOHm7R9/GRTg6yHKrkDinclk0fB6Ypjn5qdwIJDyKKBjGX5aiUYakSThirBlYq3tU4vZm/dzmO4jI5jnUOP1pgUbjQdBvSfM0sW7HrJaSFP/HTkVnTeBNIlUi01OeKTsLmMEfoBSsO5Sj+GmqGTfFqOngg/K6O+fzC/wBa6LSvDutacjJeaw8u4/u9pLBMdc7h34oAtk6rAN4S3uYvVWKk9jTf7UaNNs1lPHk54AYfnTAeNStSUIlCkH7r/KanSQSbtrIVGOB9KTA9KkuP9ChVPMQCMFmXsABVKHXlnG8xHy0Qb2JwV6/0HSsW9Sin4qvoJ/Dd5blomE+Iiobnlxzj8DXkb6WgAkif5T84f2//AFfyqZLQOYkiRYp4pGAVQR5mVzgf5FaOqap9qtIrGWWWfGd3mMCMhyBjP+yeg9KlMFLU5oQsmuxSbVChVk8xQfu5x/SunkvoYhHl95k+6Bya35tBSepRN6Dco/GeRsJ7/wCf0q5bXqrlWVgWbHCce/8AKkmItRX8Eh3CVgpPcZFSTBlCy4ZVPRm4FXcCkZPNlYKQcckg4oouMtPHiHNVsZBqibjivzGnqVEi59DQA+MM4OxHYY6qDT/ss7oNsEpxz900cwrDktrmG4BMbq5UMfnCErk9+1QR3V+0zCKdHKNyvDbMZ7hv6CqTVgtqW4tbtEJtLhUjZcxkI+RnpjkY54709dRsydu5pAiIdgIyTg5AA/l9K529S2yUw2Mtusi7C8gOQCB+dZl3Z29nGTCAkjnovy5x6YIPf/PNNSAuz+KY2tVXq2F8o8HCqR1555zWa2rxyXguHnUBsME45wPTP+fxrGauVcW/1Y3MNuFKhFO9CM5J4z14PSqVzfI1vGsccQZIzvdFyOvHGTihOysSV/PXHltw2/aCO3Xn+Z59KgnnVZUlZWdQuUdlBwcEHt9fTk1ktZD2RVu9YeaFooEOI3G2XPIXgYx/P0zTJZ0FyykhtgGXAwB3yfbAFbtGZNHMxeeYtgoSwJPUZAx+vfH9CxL45CSOdqKWZdxbGegI/X8aRRPNc7htQKqkYAAPHbvxVRrtsEFSQp6E5/lRJgiebUT5heNMbiScHkd8fr+tFK4zuNOvLKe0WaaNWKRCRtu5gOG5PtkdMcc1o2cGmSSktHEAFJKD+9jP6VrzhyjBcaRa3VytxHHtVFJ/ecrnnjHcdPyqtceKtMh8qOKJZJFkB+Rc7lPOOfwFLnCxEfGunRx70RYiSGYtGNqDdSan4uS70xrUZjkUjaVXGcHIwPwxilzDscdea/eXaeZLdEyMgjLbip2g9OOg7ms/7VM2942LOSVKrzgYx1/E0m2OKHIF2OjRhmLALlecnOP5047lffx8qAL2yepP8hU3E0XI9RlMitJI4C4GV6gf5/nUct/PLL5jTFnySjyHgZGCcfjQ2CWhTIkZ2LThiuVRc5POentURVvN2huVyTnOMc8U7isLFO6ZQkKeQTk4TBz9emKdYvu+/kRjCgDuPw7Z/nRbQHoX3khfGZTuJXBUg5GCSCM9xj39KoymV7UrbeZ5zHAOQM84+nX+XrWcFZsJCCN7W4eOOZ98mFcKc7M9MepxgceuKEhjI5LBHOeWPQ//AFhWrkIjuoW2iJgRIxDBcEAdeagiRornYQBC/D4/iXFIDRDxrErsvyhAEVWzlsjj2A60zy4owjCRSNwJj2kYPPrxUsEMMkLnKuBjggDGKKSGa0FxJK6oT8ykAt/ewMVLJe3UM8rxzsrOhdyP4jnP9KlP3izMmY+cU/hwSffnFQRyu0e/cQwccjr1rXoRLcfIFkkSFxlS3HPTJFa1y5kvo1X5dq8E/N1yc4PelLYZUuY1Me1gDuGRgY24xjH4cVAkSiRiByVIz9KlDHfdHyjGQT+mKV12WXmKTuJDfoapAQP8pZQMKCcD05qLqcns3T1zR1GRk7JRF1+UZPrxmnRL5zSFWMbDIBHOMVQMrzI9zcrJJM5aQRqx9egq3FGyoib8hg/UcjGf8BT6EdR04BkjkXcu5dpG7jgf/Wp0TgNv2KGmOWIGMc5/rUMXUTy1EhQDgjZ9PmAH5ZzTrcRtmIxrtPI9s8/1o6FFp0D6eZhhQHCbAB3qkY96q4IXEYyAOoDEf1/SoXUbJjCpSVT0J49u9QyxrHLCcZEmQQenFX1IktSpJGrbCwJJXPX8P6UVYj//2QD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g6MTkuMjg5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33 Viviendas en Alcalá de henares</text:p>
          </table:table-cell>
          <table:table-cell office:value-type="string" table:style-name="ce1">
            <text:p>Camporrosso Promotora, S.L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Tnw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0OjA3AAAGkAMAAgAAABQAABEckAQAAgAAABQAABEwkpEAAgAAAAMwMAAAkpIAAgAAAAMw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ODowMAAyMDIwOjA0OjI4IDA5OjU4OjAwAAAAAAYBAwADAAAAAQAGAAABGgAFAAAAAQAAEZQBGwAFAAAAAQAAEZwBKAADAAAAAQACAAACAQAEAAAAAQAAEaQCAgAEAAAAAQAAKEMAAAAAAAAAYAAAAAEAAABgAAAAAf/Y/9sAQwAIBgYHBgUIBwcHCQkICgwUDQwLCwwZEhMPFB0aHx4dGhwcICQuJyAiLCMcHCg3KSwwMTQ0NB8nOT04MjwuMzQy/9sAQwEJCQkMCwwYDQ0YMiEcITIyMjIyMjIyMjIyMjIyMjIyMjIyMjIyMjIyMjIyMjIyMjIyMjIyMjIyMjIyMjIyMjIy/8AAEQgAtQC1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q+XR5dfeXPzS4eXzTtlTcOYNlLsoFcNlHl0BcXy6NlArjglLsqSbhso2UBcULTttTcVxwWjbQK44JS7akm4u2jbRcm4u2ii4XK+2l21pc1uG2jbQK4u2jZQFw2UbKBXF2UbaQrjgtG3igLgFo20BccFpdtRcVxcUoWi4ri7acFqbkXDZTglTcVw8uii4XINtKUFa3exs5PYTbRtouTcNtLtpXFcNtGKdwuG2jFK4XF20u2i4ribaULRcLj9tJspXJuO8unCOpbBseIs1IluSQACSeAB1qJSUUQm5OyNWHw7ezRb9saof7+c/yqi1pIHdNhJjPJXn/IrmjiYt2Outg6lOCkupEYxmitlPQ4G2nqbR8GXQt93nIZsZ8srjHtnPWsO5066tf+PmB48HAJHB/GsaGMU5WPaxeW1cPBSZX8ukMddlzzbh5dLspk3DZRspXC4bKXZSuK4bKXy6LhcPLpQlFwuPWOgx0rk3FEdPEdQ2S2PVDjArstC0i3hjWc4aZx97/CuLG1Go6Hq5NQVavqbvkxj5WGQeoNVr2WDTLJyqLtVflAFeRBycrH11ZU6dKVR9DhLmQz3EkvyLvbdjtRXvKNkfndWqpzckehO2ORVTUIvtVlLb7ULOMAt/DnuK8OGjTP0zERUoOJwUtlcWNyqSoVfO5cdTjvTLmc3cm8oA2OSO+PWvfptTamfn1aFSi5Qn3K+zNG2teZo5r9A20baLjdhNtLtouTcXbRtouFxwTNLs7UnYOZt2RKhMRBB5ByK2dL8Py3376d9kJAOQeTz+lcuIqqnHmid+BwUsTW9n06m4PCund1ZWxx+8PHvWFqWhvYSRrE3mpIcYPXiuKhjG5e8etmWTwpUuej0KkNodyl12g5yPpWpayNaFfKbAQ9PWuirL2h5mDi6Eud7mhJq0mAVIVe9U7q9M8Zjk2jjLD+tc1KlaR6GJzByg0YMoXzDt6UV6J8u2j0Jt9RnqFP3jwK+fUj9XlRfMV9UtJbq2byf9ftIT8cf4Vztt4Runn+0XVyqx5+aALnd1/iz34/Kumni/Z07HlYjKXWxKlP4bP7yrfaDdWm91VDGOQAxyB+NZTLtOG6169HERqRufI43BSw1TlsAXtilAyXA6qAWHdQemfxB/KtJPU4o05NibaNtFzO4bacF5p3C5Zs7F7uQqHVR6HrXQ22i2cDxu537SD6ZNceIqtaI9vLcHGolORfvdNgvFSRMLcJt2sT059O9aEIKRqCVOBgsoxmvNlJuNmfT4ejClUc6ezJGl29Kx7rWkF0YghcAfiTRRp870M8xxcKEPJmc97LKWOAFzwOwWqqs5lZ/Xmu+EbHytaspy5lsP2s3NRzr+7/CmnZmU1eLKZFFbnkt6nSarqDQ2szWkzyPjjyyCF+mK4WLUp4tSku47hzJuGGlkYM3J425K9D6d6+Uqtpo/cqNKMos1pvFerRR7tqPKQM4XADZ6Yznn/OetQ3nj2+aV7S2hgimdCfPDfcA6cE9eRSVVlvDRuSaP4o1S0Di/uftvIVfMj8sxgDB6DknrW1/wmmmzo5uLF2wobgKy/rg1cKyiYVcDCotSH+2fDU+/zLExEAHiPk5Gf4TSR3vh+fTLsQL9nlIB2SgCRyOmDk5/Mj6V1fXJ7XPMqZLQg24x3KUOlSz2bXUUsKxKxXMj4PHajS9O/tC+SJnCxopd12cuB268ckH8MV6lPGqVK63Pja+UTw2LjFr3WVGA3AD8PpSba74u6R85UspNDlJQ/KcHsal8647yvj/eNJxTLp4iUFoaVvrHkw7GjAPbHf60z/hIpnmEaum4LuZC3zbexxXLLDRTbPaWa1OSKpfMV9Uu5Du34YcgL0xULLOx3DgtyauNOMDgq4qtiBssF9NbmOwEbXjr8nnsdmf9rHPSpI7XULZBDdFPtKgLK0GTGG46ZGaxdWPPY6lhZPDe0S1TsWI4Jewdm79ab/wj95qE0d2l/dW3kKT9nVRibpwf5fjWNWtGx05fg6tWfLKPRjZdJvUILWj8+i7j+nSitPrcUcH9iYvrE5GbxLZOShlvi0gEQFxEnyuTgHI79fXg0yOBIdStLxirPErRsM4yfm5yxBP3uo9K8KtNXR+uYajJRLiajYC8kS8V3t2JKFcnZnA4wenBrDm8h/EEK6XKwhMYK5IO3n5iQ/OcetSrcpbUuZnUwyacjbbm4EqsCFZkA5Bxj5QKralHZf2fM8CiWaMYjVSx56dM1dqbMY1K99Yk9vY2LOq/aAGbgfvAF6HOMg49OKzNca30toU2yymdikYRhtBzgZ6YAzj6ZqfZwS5rmkK7vyyNGfw7d2l2ba4QtuRpcbuGABz06HjjIrf8JolvBczSiczITEduWQAgN+FFFuEjDG0oVKbbWxllSHbHXJP4E1JHbvIR9a+qi7RR+NypOVZrzJTYP64pxsiFGwb2qXUN3gxskNrYwS3l9LsEUbiJdwHmPtJwQ2BnA9R1NX9DtLLU9LW8aJIpZiSZGUeYqhuFJ9OvfvXl1sU1NxPq8syiEqUWl0d/mSXdz4fsmxJcD5eGznH6CkXWfD8cPmC5tioGQNwJP4GsZYuUj2KOS0af2CM+MtKhiZkjOVBJCjH06Zp0fjzTbuBY0jmSZwOT0AxnrxXJKpK/MenTwqUOW2lyfTPE8d9cSWzwpEwjDJiTcX5542jGOO/eteyu3cs0iKSFwAKpc0oGTg6U7RReWclRyQ3cjGDz+NFZOMrl/I8P1S61uK9s4EjjuIZTm4kjRxs+vzntWrZG1uYJlnu5IJIuMhgAR1xhv889aUmpSPQhzwp3LD6FpxtYJo9YEZfGVOwZ47nNc6LdLLxCbeJzN+7Lbh06D5RjPShxVghUlJ3ZpwRzSzII4QxIIO58fhnH/wBei7V7NSBaq0rR7lUN5mOT3x1pKETT20rrQbqEZs4NkyyOwJx5YDjgE47e/P8AkRwXbzWnmLAYmZcFSO2T781Lihqquxt32kalp6tPc5wmAdknmHnOMccjg/nnrUvha/mE09ilyc+RJKbZgcPgAF8446jihWjK5M1GdNockuLpLeLVLczyf6sGEqxycjt6ECumtbNT8koKvGBuxjBOOtepRr1Huz5TMMsw9K0oKzLP2KL+9TGtVU4rf2rPMlhYx1Rx3iexvb9LSYyrb2sgQFI5Gbkng4wMdfXtWLF4ein0z7Y+ryvEUVg3lH7v0JrzaqUpXPscG6cKUVYji0zRheQI15dObkZjCRfKDu25PPHSrF/YWWlW80zG7uVjcR7UK7jnuOOBWXIjoc2SW1lpMl99ma3l2h/KLlvlAAzkcdOn41cUaXDqFxZRW77Iod8cvnnHf5frx+tVyIylVkSWUFmuLiaYIzIBhpl6EZrWt9WsrHTXma/iDqG2I1wPm5PAGfbtWiasc9pSbkzS0HxRZX9m09zdQ2rbyojaYA8E8nNFZXL9mzlZ9I1aS2UQyW8XnIN5il5xxgDjvx/Ss288MXlod0oQAjIUS7umScgjn1rONNrU9CWIi7xIJPC1+tjBcO9uiORsG44BwOwHtWVa28lv4ijjDAy+W3zpnkYBJ7VTi7EKpFu6NqeQ2x3TfKu8ZYJkk9urVVGp2USyskjl0BdgEC9/XPvSVGRf1iN1oWLwpp9u08ySxIRuClcbjjPr6D9KjsQ1/p8N8qthgSNuMYBPXr+n4cVDiy1V8jXfRLtImlS7t3RMB/KkZhk5PIA446/hWff2FxphEr3YzNGNjLvJGQTyduB909falyNoIzhsc82qXH9oum2f5FK/ul689unHGB716J4ca1sM6jqOtQqs8MYEU8uGRmAbHJ6jp+dbUk4vc4MY4SoSTV2zrp7ixtIy1xdQQ5XcN7gZHt61wPjvxHEkcP8AZ2pdNpAt59rtuD5Jweg2D/vquqdVHlYTBP2ilLY4PTryW6u1t7i5usKF2shL9u+SMdOPerKGxkSYtd38PljjdGD9cfN7Y5rkaZ70XFK1hBNpC2ySG7ucg4CssYY+n8XtUwXRE077SdQn+fAC/IX/AC3dP8aWonYlkGkRwQ3DS3hWYAjEMeTkdT8/bNW3023vNDe7t7mU5XMYmCAnHHPzGlqNSicxDdz2sptmSDZDwp/ibOM57dh+VMvJBMURrZJWDrs+dlwT8w6H/PFUosmpKMotI6XRNPiuopHmtoz0xl2yOvXnrRWjiZJ6Dppr3dH5Im65GwZII6HgZ7enYVFcz61hRdSXzuFP3mYAqfc9Kwi3Y7JqlcmaHWprbKtqHl8eUVL7cdsZ4P8A9esq0gu18SeXJI/2jyycMMEf1q3sRFU2zduDJaDzbudYxyd8jEJuznuOn+FMF1bQRSO0vmYUNhJMkr0644rPlmzRSplObVLO0kU+dL5j5BX5u2SfTB68+5q/py3WqWQvUjVoT8y5fkcHOcH14Ge1LkK9rHsTX2kNZxsxltrlwm9kg6nngdKqXdmljEkv2xZpZtrlIdrbAc/K3zcHjHTqRRyIXtV2MFbp31domMYjVGCgnZuAxyB9QPzrO8URzXEsYtbqBIkQPIzschwOduBjGTx+FMyqKUoMtQ6td3USHVpTcWsEHl25Mh3jCnaenTP86y/OYszBQ0pVcqNuCcjjOemN35CnBEQfLTSHCYMMBMggFiRu25JH9P1qRr20tbJppFvwVI/1cYwGx25H0rTkVwc3Yvie3j0wah9umCtglWBDYJ9m7ZxU9q1reQu8OpvtUgsJI24B/OpsL2jQyR4zC8w1gOsPIjAfJ/Tii7+3z2I8lp3iyCGPAA5zwDjPB/Whqw04NEtvaSNDvWDzd68yLHzn8vY1SnlghcwyqC67SCfm7Dgn2xipjdsuVkizZXs/lfLMFxgZO7kdR3Hr+tFNt3BKNjrrjxXfQNGoZAiFcq+MnHbp0HrWfqPiW41i4VpreEKivGuxGJUNwe/059TRGasEqCuVbzxDdmytrJlTy4HXysx916d+vWseHU49O1Fb7oIIiyrtz8uD+feiUtAUIpmjc+I01a3Vnhme2B4324VTkcZz71DLq1nbSmJtNVJnXldqjC8gcAnupovNDjyGZH4lA1E6e2kpDJ9zB2/IT36HtjpSnX720v5rK2EKb5BEVjJYK3OcjA9SD+NRZmvO+xviy1K2E0ssmlynyCYo7RQ7A+uSuQao2WNpkDWyOpAfZKu7kdx7H270WYuZ9jO1RfNk823mhimI4JyGGSBzxgCk0+7stD1iK81u2/tGARusluACrE4wcNgfn61cVcyk5q5Lq+v6HqHh2SOHSGsrzzG8qXAVSvyjGR268dBxXPaYImilM6hpNg2FDwzY/XmtEjH2qegv2sQWvypuYD94uCOaj0/U/NkmBiC4jL7Ubr0/Wm4OwudXNOLVoLiFiQ5hiIWRmBPP1z+FXY50mg86GL9ztyxEYwvJ5wfyqbl3TIkmsjGRiAqcbgAAavRXMcNp5DyFExgBXIBAJ6HPualu40oJD31CWLTnhhY+RGuRuJ6jOOeeu4mqLLBdeW77t567G/xpqaTFKDaLKStHAnlKWUnHO0kAYx2opc6F7GRuXcUMqt5bQySZblm5UYAHTIyCDVOFJhGzG6hUNuAKL5pYlSFYZHY846VCtHQ3lGpJEMP2q1vP3FyA4wzloQBKox0+Ygfl3q/p11cWOuR6jJNFcXcaEFJeEOfl6gHoCP1/FuSsTTou/vFvXNfufFOnLZXqW32dXEwjg3oxZc8Zz0wT6VzGraTJdEPaIizeZvd3O0svPy45zjLdPep9raSQ+SEXY56+hup/E8l5FbyvC7j5lQkA8eldXp+m2ttf3VwNRigE0rLKZjhA/J7DOaJM0uoxcn0Lkmn2v2tLayuvt80oLYtLclVAPPzdvxrZbwm7SwR2dpNdXM2d0TXMcWDt3fXqOtZpanJLEt7GxH8ML+8t4zcJp1lMfvsjyTsRx3IAU/TNch40+H994W01bqO6W5VyUaQlYQCegwWLMfbHFbQjO5lzzlszjZtH1e88NR3QuIHgtblYBDGw43AktvJ+b7o6+xqBbC4itgpkjMm3aryRZIP1Hau2nBcpyz9yRls80Uu2XyhlwjMvXpnPIP8AKprrZaS/aPM3RsDHnvjHfAFL3XuaRqN9CuEDJIhfmXa68Z75/wA/St2Fr230wW4RihTa+1t2B15wcnntS5Byqcu5ns4/exNIFJXPzD39D/nmrkepH7CLYykQg4LLg46jGMH17elTJDT0LsGq2v8AZghNtiXJBfjB6+uPX9Kv6VqulIki39qspcEIkm/g4GPuDpwfzqFE1dSbViJ7u1+0SlDCkZPyhiVH4E8n8fainyDVZ2Ons7WG70C21i81KGFp4hN9nVVzuxzjOOTgnn1rN0vZeahD5Ok6xcQL+7VoYSEAI6/dx+ZrgkpORdXFThKx0n9kXi6jKIvDshtQo2T3lwsZkzjJI3DHft3FINP1NbiILH4etkjyCi7p3PUAEBew96fI7mNSrVkro6C5tn1DT54I47yNWUjda2fl4HsW7VhNpenxyQ3FxZ3E8ikIXmn5G7GRhMe1RJe+i6VCpU1MjTdHvLrUjqx1Z1snkPl2cMbKqouUVDk/dHrjJxnua2LzRNPvgVu4FdCAAoXbyO+Rzn3p1J+9oevQwyVO1TqWdK0XTLO6gFvZwpmRVJIJJ59SalurqGwvDFFKIQJWXEZx/e9PpS5na6MpfV6MrMih8UTSQvNHLdqpLDJcgnBPPX2zVPXtSvNasjamGycMhTfPG8jIGHJHzAg0KvNPU8zE4qF/3aMDR9NXTNFm0ac/a0uJjctOcowcYHT0IJ696qzaGv2hbe1mJkIJPnICFHHBwAec/pXRDF2Z506jk7mdeaPPbgGWzEpLbV+zOXZj6bcZ/So73wxdC0WS80+9ghI3Bri3kj2+5OBiu+lVp1tUXGtUtsVU09jbLBbwxT8FYyBub8O9LPoAuI1uJtNu4xGPLE0QIwB29O+Oacmoji29jNk8P2z58q+nRl52yJuB+u3FOHh+7iije1ura4d/vorbSMcD73XI5qdx87sSW9hNDGPttnclsn5ol3gD8DQwto1LwTSu4OHSQbSM568U5K0RUZzc7MktkuL5CT0U8KB0/n6UVjznU2kz3fS9IvZroXCx22nW6RiOGGC3VQgOMrgd8gYNbv8AYsbj/Sbu7m9QZin5bcH8K5rNo1mrq6K1wNG01QrQRvMOild7fXJz+tQRape3RMen2scSDvt4X+n6VDk0+WJ10qHu889jn/Huu3XhXw+13caoReysI4I1TjOfmJxjOBkketcz4M8Sp4l1NrLXJVtIJVDW12F8rzJN2duGJznIAx3B9cC/Zpq8zGWM5Je4dRY2tvDFJoigx61DIZIopcmO5jyWIVgNp6/oM0s/iK3gunkg0mYLMvlXVjOBG8LDgmNxuVjnt+tZNIxrY2TRzWof2hKXOkSmCcn920ihnTv0A6+9crL4Z8Sl2un1P5rktKXZmBct1IwOOvt196VKtGCeh58puV2TaT4bu7WctqF5vt1PywpK21j6kdMe3fPNdDIxyqQy+WqjcAkeSPoSSP0rOpJTldGTmnsadjbavfWojs7OadWUrueJeckZ+bGO1aLeCNShs2mup7W2baSsUZJbPYccCtKdCVQevXQ2LbQdB09UlkS7vZV5JkbYqt9Bj8ua0ZPETqpijURxnGFQbjivaw2A5UeZjM2VD3KRz6G1k127uJVEnmwqgjZQiryc8pgk/KPm61bvNK0PU5FnlinSbghw/mA7fUcZ/PNVXwN9TPC5un8RBb+FbHzcyWujXeZCSwjMMhGDgANkFs/7XSo5vA+kzWvn3WmXFnK3DKwDbfQ7o+MfjXm1IVIH0uHxVKpHuYth4W0i8kdtL1ITvGxUpHOylDzgY6c++aS78F3UisM+Zg/dlhSX+WMfjWKxMubU6FhcPU96GjOcvPCyRzZFpboW6+W7R9OOmBRXQq8LHNPDVFJq57Gk+k6JE0Nv5ca5JKRHcSffr29awdT8YR+Z9nicW4/jYkAgfXtXHXxCgtD0FFUV7SexT0S60zU7xopbwBlbHlkjLsSeM568frXT3Wq2Ok25jQpuA4hX7zH3qaNVKPMyMRjfaxtHY4fUdSl1O4aW4xx90Z+VfpU0eoeHr7w1Npt69rZanGQyfb18tbgEnADYIIxwQAcY6VMJOpL3jyudSl74t34ol1K1tLiO2l03XLH5VkKiW2kA6c5U4P0yMke9Zur6lNrDefJFFYzZzM1o5kEp9fnUbfp796c5k1KiaI7K2vWbbam8mkcYJ3csD2wuOK6b/hFNe1BUeWRxI7bpGuSF2jaoAGBn+E9eeTzSpxnNPQdJe6y7F4H0q2bfqWpvI4HMcHH68n+VaVumj6YA1jpKGQcCWYbiPxbn8q9PD4DqzjrYulh9viG3Ws3TZDyhVPBCHbj0FZL3mHJUZY/xE5zXtUcPGJ83jcyqTfYrTTs5+aoFPy/jXWlY8hyblchX/j7bjP7tf/ZqnD++2hag2+hPHdOowBu+tXrbUWgwRJJGSeQjYrCrShM68LjatN72Na1T+12zLawXIb70skWNv/AgBz+NZPiePTtMhmlsby9t57ueMyyxTBwTkJ/y0BBwCMgY5HJzXh4mlCMrH2+BxM3S9rM4W81jULzVJWVJLlFiQLkqpUZY87vy49KK5FThYbrzk73O11+O28LaZJfXFnfagsSZKwJhR25Pavn678TQXd/cK63kNhJlhbwT5O7+EEt2HQke1KGGTd2epjKzrSSNfwuIrnxBBdHUINyxq0dsHPmA7ec4AGc5yOvHIxyfQDguWbdz/tVzYiPLI8ycbMT5aRba/wBRvILfT4PtEpbLhSBtUkY5PSsYLUm+qOssfh5fy4e+uo4e5RPnb6E1q/8ACLeHtHUG5ikupD/z0bP6cD+dehRwt3qVO1GDlMnGqiBVSztUt4RwEAAB/LFVJ9Rmf/W3B24+7HwK9qjhuQ8PF5o5RahoVDchRiNQp4IY9TxVWS5kc/MzZ9/89K7oQseDWxDkyJjwQPuj+ZqL9K2RyyYh+m737U1By39KZPUjHN10z+7Xp16tUyp8q8+vzelCV02O15JFiGynuZfKggZiR06g10FtodtZhX1B/NlI4tkPX3P+J4FcGIxKjFpbnt5Xl0qs1OeyMXUfGkEUIR0MaTGWKKCJwf8AVs6k++QM44A4Bya5eSzurvw3pT3B8q3jNtEIkOTIpZVDHuOOfwHFeJOXM7n1C95cqLcshsdbmWFdiG1hwq/70nXP1ooUbnZGKSsdp4uv5orWxsIFEbai/ls7oHWNcZIKkjr68/yr58vPhxeLqt5FdajGs0czbgIuDz168DHP5VMqnsy6zULSNTQPClvod4Lk3TzXAUqCRtXn2/8Ar10iO2/5mX/vo/4VwVp88jgnO8h5mOeOq89x+tPhi1DSnt9TSSKMFiYXjOWGMZDfn/jUw0dyoK6bPT/DXimHXTHFIVjvY0IeMHIbpyp/yf51vXVnFdL86/MOjjqK9bD1dLm0oe3pcsjlNUsJraX5gDk8N7VjsGLnPRuvrxXvUZqcbnw2PpexqOMyMkkEr9PWmgDHzV0HnN3E/wB3ke/emDllGc/Mef6U0TIX7y7R2NKq88/e7fzoBbjIY9926gEgpGMDqTlq6Gz8PskJudRnW2t0B3EkDj37CuPEVvZxdj18vwP1iak9jSe9gtLbybTy7WHaSJpcKz4/ug+/c/gD1rhNO8WXk2kwWlkGe+eUmSWbrIu9gOTyDjpnOMY4rwK9VzWm59fGUaVrbEWg6fbpaxXM6eZKJ7lVVgPkIYg4NVJ9RSHwvo7SuW2i1I9AFKHH1/z7URWhUI8q5jGubrUdT1Ka5hlEURRVXGecFuPwzRWUqtnYbqM9KtJU1qWze8t1a/sZP9XHkqhaRQWz7qp/A1ifEOxltr2K/t1+Wb5JCMfeHQ/lx+FViFeJ1V1emcTcLuIJfqPm+XvTImVoWxLkjivPPKluPe9hhZUmmVWIwo3DOfYVeivS1ukZafG8sEfgDgDj8v0q7aGsJcqLcV08UySW7SRSJ8wYdcivRfDnjCPV447O9xFfh1A9JRnqP6j+nTbDTtI1pVLM6ueKOeApKu5Tx9K5TVtFa0LSxKTAw+8o5H4ele1ha3JI4c3wKrU/ardGBMrjcp6HgZpAPvMycjAr2b3R8Q029d0NY++fb0qtd39rZKTNIc8/ux97r9KUpWQ4Q5nZ7FPTdVl1G+mgWMJDFErBScnk4zntXU6fodzeYYpsgHPmMOfw9awnXVODfU9Cjl8q1VKOxftZrDTdevbWwVbm4ht4g/zACMlnPzN0Xt71z3jjVRHoOow3cglnud8cSk7VTCryqnP0z9eleHiK7bufX06NPD0rLYyLqz1PxTrEd+/kW9gE8sIclyq55GeD9as6F9lsNFt9nlqTdNuY9flmIH6CsEteY1pQu7sxo9ctrPTz5koXbdXRbDDJ3SMOP8//AF8O3SbU7W0NxKyW8McYjReAcAdfyqqsvZxuKer5TXjdYkCr0FFeQ5NsZ7QsMVurGIFWc725yScAc/gBWN4hsf7T0i4hOd+A6Y9R0r1pq6PRkrxaPHL9CY+BlgcMFznOcVFZRhj5jKykdhkCuA8ZrUueRFneV+btlcmplj3DJcgejLRfQbV2a2n+E9c1Nw0dokdsBxNcttGD3AIyfyrstB8A6Okkd5LdPeSwvkeW5RAw+nJx9cV0UafU6adK7O2knjgaNZJUUudqKxwWP9aN2ZnjPOFDfmSP6V27O50NX32MTU9Bjl3TWoU5OWjPOfpXI6o8elWFzdzNII4AGkO3k/N0/WvUoV7x1Pksyy7kr80dmctceIpb2HNofIhYZVgcsc8j/d4/Gq2n6bd6nMy28bvnlpCfl/FjW/Np7RnHSw3NP2SOs8P6fYeH/E1wL6cTE2EUiBkJy29+FA5bgVuS6+1/aFpZ1t4Ui8xreJ8TEAc7j/CM56YPA57V5FareTl0PqsLRjQSijz238ST3euaimj2vlLdRwIrK+Cix7s4A7nJ5Pp71d12yK+Gb651ARyXawHb8xIUjHTJyTXJvLmZvCMZU5X2Nc3bSpx+7hBxxwx/D/P9K5BtYgsNEh3rucXDtHH2/wBaa0itbFyfJFM5a33XMxmn+Y73Ij9NxJ/ma1obt4xtz8o6LXPiHz+6Yr+Ysrfpj5vlPpRXL7IZ7o8lVJm3KQecjFeiz0keZeKIPsetuAFEc480Hng9D+ufzFZQdRGCGwQeD61xTjqebUjaYyS5VQWkbgDJ+XH616lo1totloEGs6VZx3Cbd7yztmRR3Az0bt2/GqpxSVx0tznfG/j6/ist+moiwlQSc5Oe46Y6VnaX45uNAMEMcUU1soL3Rz8xznZjjC9QSPU4q4PmfMaznYxtZ+Iep65e27W8ptjC+YzASCx5APPOcMeOc/hV268eeILK0gunkdZ45BiP76zKN24kg8jJ5weBjFdRl7TU9K8H+IrnX9CW/u4PKmLsOAQrL2Iz+X/6xWd8SFt28E6rcBcTBEBZeNwLgcitab5S61L21O7OL0Tw/aNotndz3LEPbRuSuAFyoPzeo/Wum0/WZZ4YrOKO0s4c7Eugh+zv3yg6EnPGTj0J6VVWpdWOShh/ZP2i6mVrc8WgeLXuFeWaZtGf5nfc7t5o6dgeOgwOvWuS0y21DWGG+OYRyr87OSGcDqOe3Tk8DjBrjq+80zoUbto2NC02Hw9rupWcKbiIoWRVOTzvzjPPYcn9OlafiKFv+Ea1SaYhpPs7kKOVXjt7+56egrRu5tCNoNGNq2vfZF8uEeZcHIAPauXtLYTxpLdqxfOQG7cn9P8AGlUlyKxnUfMkTTWKOcxnae2elVH8+2bEo3L2J4FckXcmzRH50jEneijsGTn+dFUI+gXuKrvcHt1rqPSRzvi63F1payx/ftzu/wCAnr+mK4VZPU4/IVzVY6nHXVpAzEghQjfWpbLxNDocbWlzeyCCfkwf7XqAOgIwPyzUxg9jGOjMjWvFME5jn+yPiHzFC5UZYjG71P0xxWLBqbiRHRSquwdBkZ47A44yK6KdPlVga5iLz4VmmVGY7syDPynHqfcfj1609b91RUEu1MkiELgJkDBHocD9MVoJR1PSvC/juLSfD01m0IaaNx5EHnYDLhQ5yx4HVvx9q3vGesxap8ONSuoQG6Ruu4EhlkAPT/PIqlqdHNeGhjWHlWWj2o1ht4ghjVLbZiPaMYbj7+evoPQEVR17xQ99CYLK3kdWb5kU/eHTJH61lUdnYmm+Xcp2Mkr6zm5heQR2+PmOWVS46L/FjB7/AJ9K7mzktltRJbOJFcctuyT/AL309KEtEVTXvsy7aUL4u1hj0NvbZ/8AH6xfFXiFTp93YW/zbkZXb0BppGstItnORJtJdvmJ5JbqfSrAeueq+ZnKlZolE6eQYmRSeu8dakjFuLOaRrvTUIkH+iSzDz5s4GUTOcDHPBzjtg5mnHVnQmpQuZ08EUj5WNUHoF/xoouc57E8rVCZWJxXYdyGygSROjDKspBHtXlgzbXUkCnKxsyfXB61lV2Ma45iSQM47Zrn9bSJblJTErS8qHP4/wCH61MPiRzmC07Ontv49RzW1v8AJKSQZjd1MhPBxuBBA44HUfQkV0MroU7SFp7xZw4UgFypXIYDjH04p7AysUlZnRQpIJ65/lQJmlHK1xbywlmEKWpkKjGSUGQM46cniumupHT4c6nF5kjLiA7WIKglhnAxxnB/PrTQLY3L6b+0tMtLaZRsSFMHuPlFVNHto4Y7ggZKuVB+grORot0OlbGvyH0s1/8AQ2rG8JmS20y6nhlKPHcS7h1WTgHkU+hL+IS81q4Oo3U0YEbXNtbk47cPWXGqs5dhkk5/H1pT0iOb0LAp1chmBORimSQQNtujbxfaBhRIFw2Oe9M1htIUGikZn//ZAP/hMeR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wOTo1ODowMD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17 Viviendas en Las carca</text:p>
          </table:table-cell>
          <table:table-cell office:value-type="string" table:style-name="ce1">
            <text:p>Asentis Plus, S.L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UgG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0OjE4AAAGkAMAAgAAABQAABEckAQAAgAAABQAABEwkpEAAgAAAAM5NAAAkpIAAgAAAAM5N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zozNAAyMDIwOjA0OjI4IDA5OjU3OjM0AAAAAAYBAwADAAAAAQAGAAABGgAFAAAAAQAAEZQBGwAFAAAAAQAAEZwBKAADAAAAAQACAAACAQAEAAAAAQAAEaQCAgAEAAAAAQAANlk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vT6HcJfW9xbysyLHKrMuN3JQjg9c7Tk8ngc1V1jw5q3iHQpUtLdZ3gkWT9221mwDgbW/oSeO1KcuYFG0bHmN002ju1vqFvdWt0rDcsi/Lg+/Y+1dX4b+I+saJGqW9759qv8AyxmzIn0HOV/AilYa1PUdB+L/AIf1KRLfUJf7Mum+X9826Jj7P2/4EB9a75DFcwb0ZJYpF+8uGVgf0IpKXQaOO8S6Hp+lWMUun2q2v7wr5cK7U53McL0Bzzx6mvPNRXT7nWdNf7J5F1c3RW4jZdplQQyEZwdr7WVSGGdp7g1aehLWpupcO6eU97LdfZv3a+dJvdB1Clj8x4OfmJPPWpEkdP46KdR05XCrSVSI/Tb231XxOmgwy7bj7O0zfLuVMdAeepz+XPpm3Pa3elXfk3dvtib7sn3kb6H+h5r0qddTep4dehKmuZFVpkTfsrMup0uY9m9d/wDDXdTi0zycRVUlydB1rM9tPF9odl2r8v8Adb2NdEdUdNm/97E3/jvpU1qadjTCVXCMhWud/wA+/clI2/76PtrHl6HW6vMiJpdn33qCS5d/9ytIxOepUtoVzL/coWtLHG2WD89SIKVzREmyipuFjy3TviXq1hJ9k1iy8/8AvNt8qZR6lSMH8h9a7zQPHuk3+xLTUvIuGx+4n/ds3tz8rH6E18+1Y+1TudZcz6frEH2TW9Niuotu3dt+Zfpnkfga4e9+Cui3l4t3oOqNEn3mtJvm/AMOQPYj8adyH7px1/4H8QaJdXF3e6N9s025kZlmtP3giQk8EL8y447Y461UsPHd74V1K4TSb1ordW/1P3kfvyvQk56jB+lQl7w0emWvjW78YeG7Wa701LVvMMitHJuDgblPykZU57ZYY79qjq3uaJaGVrEVv+6uEi8rUI5oFWdcqzoZlDLkfeXazfKfc46Gp9XvZbCxluEt2lVVO5o8MYzj5DtPLDPpkjjg5OKbUjPWJxPw58RS6d8QP7Tmt5b+WeGVWVWVXbI3EjdgZwvTIH0r6L0/WNJ8Q2sqWsqT/wDPa3kTa6f7yMMjp1Iwe2abeugrRkuVmHqngpfnl0mVYm+80MnzK30OePxz+FcVdWn2O7e3uLKWKVf9nb+I9fqOK9jCYpTWp8tmWCdKXMthpnieREeJn/3q3yIprFf3W3d91mreqmrHLhJc3MV7AeTJ5Xm/Jt+838R+lWp7dEj3xXH/AAHdWcn7x0wVoGfJ5r/Pv/4DRGn7v560ucbblIFSrCRUXBRJ1iqZUqDZIk2UUjXlOP13wzcPd6fDq1hL9nihm/ec7FbMQHzqcA9cDPPNcV4j8MWmj2n26KXdFu8to51DdcnqPp6V4k3dn1dOFolXSPEV9psa/wBmak8US/8ALCT97F9ADyv4Guz0z4jIn/IWsGi/6ebRjIn12/eX9azaNLnsPhe9S/8ADdrdwytLFMpaOTaV3Lk4PIzWT4n+G3hbxVvlvrBIL1v+Xu0+SXPqcDDf8CBpokw7T4fXfh7SorG0n+3RR7vm2hHwWLcjOD97HB5x0HSueurWXRNSsreJ50inuDC1tPltg8l3BUt8w5TGCSMHgCq6CfQ0KrX1vLc2ktvFL5XmKV+aMMvPQkdcjqMH86lPlLa5jy/wirw+NrVPl3r5q/e2r9xhXol9b28PiDSri0SW1uJ2PmNBIY2/1chz8p4bcq5K8kcHI4qzJGtYfFh9K1mXSddia6iiYKt7Go83kA5ZRhW69Vx9DXottc6N4nsVuLeWC8t/7y/eQ+nqp9jg1MJcrCcFNWZi6h4YtLT/AEuH7i43bvrgfWsi6uvJ+Tyl2L91f4a9WjV9q0jwcTh1hLpbFT7V+7+eLcn8P+zUKNs37P4v4WrrUTynU5i1C6P8jpUrQxfwVL3NUuZCrDUyxUXKUB6pUsaVDZSiT7aKm5sddWFrfg3QfEFo1ve2S7Wbd+7+Tn1wOD17g14jep9VLQ8v1/4C/P5vh6/2/wDTGfK/rzk/98ivPdT8H+JtBtJX1C3ntXjbbukX5G5wNrrlT2496GyLFrQvEevaC8w0rxDOv2eQrJbzYaE7TydrZxnB5AHUfh6PoHxwSZF/tjSJfK/iubL5lX3KE9B3IP4UkwPR9F8V6F4jRP7K1SC5Zl3eWrbXxyM7DhsZBGcY4rQvdPtNSRFu7WKfym3R7l5Q4K5U9VOCRkdiaroN9DzLxvo9lol9Fcae7xXUjQs22T74MyI2V6P8vGSCQAORVK+vPsEH2h7dpbdW2yMrDcmeAcHGR9OfY9qcbiUrHjkM7x66t3DF57xzC4VW/i2tu5446fhXplh4z8OeIZLf+0E+x3sDHy/tLfJkgqQH+6R8xGGApyEjT1nwDpOt7ru0umsNSkVdzSMZIZyAACecrkAcj9a5W+0vxR4Ku0vbS3vInVf31zaZkiTJO0E85Qgfx8etTa6Fezsdp4c+Jtx4qsb3SdQsNt1Aq7rmPCr97OGUnIPykZHc9BVyVd8da4aXJNHPjaHtaDT3IFWpV3vXuuSPkFBxLMaVbQVm9zqp6IkUVIq1nc2RMIqkRKlspIftoqblHHaf468XWE8Vve29nf8AmQmRfMYRs+Nob95GOvzDrEvXrXVWnxG0r5U1O3vNLdm27p1EkTH2eMsB/wACC/SvIkuVn0yd1c6mzvrS/g82xuoLqL+9BIJF/SpiN6bH+638NSByes/DXwvrHmu+mpa3EisrTWn7s/NyxxjaTnnJGfeuAn+C+oaOkq6Tewajatn9zc5jdQR06lG984+lKWsQIND8N3Gm+GNP0/W9NeK4gaT5Z4x8p8xiGB5GcEHIP41qW2ueJvDl1a26arFf2s0xhjW9VnZcI0nUnfyqkbt5AIHyc1oldEt2saWq6u+t/Z5biyWCVY9rRrJ5qZBJyCVXP4gVi6lBcXNjLDbuu5oyqxyL8jHHGTjIwehHT0NJPUprmTOI+GOk/wBq/EBLSaVonjt5pNy/NyBt59R8x9Ogrv8Axj8OZbyeydLBZYt224ubRRvVBG+MjGSN23sfwrQzR5vDd6x4V1W9stPu3+xWjLu8z5omyA2NhPy/eAJUg16n8N/HFvrF9Lb3bxWcvlhdvnDZO+eAu7BzjPy+/U1k2WdlP4J0f7dLfWlutndSqFk8tfkYAkjKdB1PTHXnNce+g33hv7QksX+hSXQW3aD5kiQoigY/gG9W46ZI9aroBy3iHxYmm67pWnq/kf6VA11M2Niw5+YZPTtn2r1+50LT9Sj+16fLEvmfMskeGikHrxx+I/WuinXcbHJXwUaidjCn0+4sX2XEW3/a/hb6GkVa9GM1NHguk4PlkTKtWI1pM0ikiVRShf3lQXZsXeBx5iDHbjj9KKgr2bPNZW2alp+/d8tvMv3S3eL0z6frWd4uilv9C8qxdftCzK34cg54yOtcFRXme7Rd4XODi1DWNKn83yp4pV/5b2zHcv4qcj8xXYaN8ZNesNiS3S3kX927j+b/AL6GCT9SayND0HSfjRo9zsTU7WWzf/npG3mp/Rh+ANdvpfiPRtb/AOQfqVrO3/PNW+f/AL5PzD8qW2gGd42/5BNv/wBfH/srV529hvntX+1S7LabzljZg3Oxo/vH5ujdyelWnZA43sR6lshje7t7hluFkgWSNZNysGmVDlDkL8rdQAenNS6pcS2em3FxFE0u2M/6thuU4+U4PUA8nnjHQ03HUlSs2cF8NtZfR/HsV39l+0vJHLGytJsbkbic4OT8vQ4znqK+gdM8caDqUnk/avsd0rBWgu8Rsrn+HcCUZvZWJokCJtf8H6D4kglTU7BWlkXa08f7uXHb5hyfocivL9b+DuraVpVxb+HL2LUYmkEi213iOVcZyA33GJ467ahoZX8Dat420e7u9P1N54PLjVobS9j3rgswOCSGA+XjawHOcGu6l8X2+vaNdWktlPZ3sTR7l/1ibwUfG4f7JB5AHPBNV0A8P+Jeny22pfbn8ryrv/V7fvfKqA7uPpjk9e2K63RtcvdB8qbR7iddtvJcX0O0yQttK4YqRgcHBYEHgcju21oJJps9J8PfEjRdet1hvjHazMv8TboX+jdvx/M1vXOhI/720f738LdPwNa0qzizmxWFVRcyMicfY9z3H7pF+80nyqv4msa58ZaJZ/J9q+1P/dtl3frwv612OZ5VPDtyMO7+IVw/yWNksX+1O25vyGAPzNczqfiTVr//AI+L+XZ/djby1/JcZ/Gs+c7vYJGYGyM0UuYv2aPRvs1jeeVcRSq21SqtG25fmxnpx/CKv2Aitt/mp5qNj5do+XH1riUrM7ZUk4coXej6Dqsm+W3VZePm+63fj9e1cm/wrRJ7h7S9We3kk8xYZl+4c54Izn8hVySmcy5oGXqXwh1hH/tPT4vtUUrGZoYZBu5OcEHH/jpNcd4ktL7w99i3xT2rzbvlnUqylSB0b65rD7R0nonhK9vrzwpaPd391deYzNtuZmdVIZlGNxO3jjA49qvm68mdbe4t5YJZJPLjZsMrkKWOCpP8IJ5x0NaJXTKbtYmkiSbZ5qK235l3KG2nrke9Q3sD3NpLElx5XmxmNt0YZeRjOODx9RSTBrmPMPCi+T4ytUd1+XzF3N8qt8rD8M/1r0bV/n1bR3li/iZW+XduHkyZXOMkZwcdOPatTPsc9H4s8QeHvFcun6Pe+Rp+5fLgkxJb42rkKn8PLchMV3Wj/Ga08z7Jr1h5Eqttae0/eI2OCdrfMB9C1Yvc0Vjrr/XdH17w3cS6ZfwXW3a3yt86fMOdp+ZT9QK4A28tnJvillle5vVkm+UdNgUjgDAwi/jT6Ajz/wCJd/8AabmO08rb9kJ+bd97eqHpjgjHvXdfD7UrfR9d+0XyMsTWZVZ1+ZeWXIIXJHKdx6djQ25JCbsyz4mtPDmsJL/ZlhLp1003mNc2ipGrnnquCGzk/wB055yaNCub3QbB7S01S/dG/wCekm7b/ujGFH+7itowsS5aHG61fXF/q1w93cSzuszKrSSFtoBIwM9KoB/46pSE4o0ZdOvobH7XKqrFx8u75uenAyP1qHTlt7m+2Xb7YvLZvvBfTHP41ojCT0NZB4T8td/2fdgZzO/X/vqiggwr7wZLYT2r6TeytLPG0n3vKddu3PzAgH744wKQa54r8PbHvrqf7P8Ad/0lRKue3zde396uacLM6oNtcxs2PxFlfZ9ot7Wf/ajkMf6HcD+YrdtPG+kv9/7Vav8A7Ue79Yyw/PFZWcTR2keq+Gp/tPh+1mR/NibPlt/eTJx9RWlPDFcwPDcRRSxN96ORQyt+B4pgY58I6IkCxW9ktmq52rbfu1XJzwo+Ucn071jat4Fe5ntZbS9X9xcGbbOv3v3Lx43D/ez07VSdkwavY5fxDpl9okf2h5WV90K+XxIjBplQnpkcHsRz1BqrfXb2Fo939naWKL/WeXjeo9cHGQOSeeAO9NxJUrHkFs0r66lxaRNPKs3nRx7S27ad3Qc9q9Bi8eWjyRJrekXVnKvzRyeXvXoRuHAYZBPIB4NOQR6HV22saD4hgiidLDUfIXbH085BjHGfmX9KW48AaD4thurSG4ns7jaJIZNoZkOTu+o5HG4dT+Gb3JUGUNC+Fup+Fbq6l3LfJIqrHJD99cZydrDIJyeBn6mks76X97FfI0Eq3H2eNZIyrt8isNwxwTk9gOKfQ0Rymsapp9z4gfYkC/Zl2yTNhWZ84Iz3xjH501fEenwyIiStK7Nt+Ve/1OK2TSSMm7sqSeNn8zyre1+f/ayzfpgVLbXmp6lOn2hbzymz+7gbb24yVHr2NPnuUloX7fQ5f7Sd/KWK1WRmjWRtzY52+vPTrV4+Hkudj3d0zPtC/u12/wA800iXIm8U3D/2Sib/APlpGv3ewBx/KuIZt9U9DPl0EoouLlPfJfhzp/25b2K/vEZYTCscm2RFBIPQAH+EdTWV4g+HF3qWmvbw3FrP8wZfMyvIP0YdM1zXOnl904R/g7qDwf6RZS2sq/xWzCXf1OQA3Hp0FcWmhatYSPFcJPA7blX7TG0bLtPPBHPHPH51PQRqSJ4x8N3f+jyz7G+7JaSFd4yME4PHUcVo2fxp8Taa+yWVbz/ZnjDfqNrU9mCdz0jw/wDE/UNS0m3vrvQ4vKkU/wDHpdfPkMV+66gdv79b1j8RvD15Jsllns5f4o7mE/J/vMm5F/FqOXQrms0ZHi250/WLu1uLS4tbyLyflkhkDrkOTjIPYjOPaub1CG4ubG4it5VV5I2VVkX5WyMDPcde3600wa5kcV8MdJTVfiItpcSsvlwzNuj9QNvfqPmPpXrPiD4e3F+9lse1ureGTdJHNld3yOowORnLDuOlU5WI5bnk3i/wdr2g3by2+hz/ANn+Z8u1TKqcAg5Gdoznk1a8JeLPEfhu7V3WC4SddrQ3txIzqM87cHjp7gYHTPOTdij0rw18X9K13zUm0+8tZYVHnMuJUXqOow56HolanijXNEv/AApd30N7az/ZvLm+VgzoAwPQ/MueR0HU1Qz5luFl1K7uJX8pXkYyN+Jz+ma09M0uxtruKa6vXl2tuby4/wCpzzWjRnc6zR4NJfzbi3tdu1tvmTqN3r17VpS67p9t8j3sTP8A3V/efhgZrRWRKiVz4kR7v7PaWU89xz8rYj+6CW6nIwAeo7VmzeLL75NkUESMu773mN+fA/SlzFWLOpok2hPdvrn2y4Vo/wDRljWNV3deMknGetYmlTW8OrWst9F5tqrfvI9u7cMEdD155/CjmuFjtbfWPBq20SyWUJkCAMfsPfHP8NFOwj2Cx8R6DqXyWOtaddP/AHY7pGb8gc1qYrmNrhTXCPHsdNyf3W+7R0FYzrrw9o15/wAfGmwN1+6uzr1+7jNcbqXwc8OXkbpa3F/Yq2d0cciyIcnOcOpOc85BBp7sFGxRbwf/AMIfotpaLe/bIlZlVvL2Hklum4jvjr2rE1C5e51LTU+zz71vDIzNGdqp9ndclhkD5iB17iqi9CZLVFLUNXls9S8pHVkaSJdrL2YqDggg5+bPOak1/W00eBU2Ss88cnltHj5SAMHn3YflSaKTsjkPh3q9xonjaK7it0upZIZY9skxj6jcTuCsf4fQ9a9rtPilo81+1jd291BdLncqqJF464wd7dOyUNXFF2OgsvFWg38/k2mr2v2j/ng0myVf+ANhh+VSal4d0bWJN+oabazy/wAMjRhXUezjDD86hq5Rx178PtH8PWN1faT5sHyhfIZty8txyRu6sepPavL9dtrjTfClxFK6q896v+rbcuwqvHIB6pn8KqIpHAyzbPnTa1T2DXd5dxJFFK0W75tqlhj8OK1bM7F2Dw1rdzP/AKpootx+ZpB/LOf0roLHwncQx/vb1V/2lzI39KFBsGygZ5dN1aV4pd0sbSx7m/iyGUn6kE1Xy7/fosFxyIifPSmbZHTtYLiCbIz5n/j1FPmCx1OjC3vLuKKXfeI0cvmefmRG/wBXgBWJ5GTkgAc1f1e0uLHTl/4R9/7OuPOVf9GkaIYOc8J/nisH2Li/duVbbxV8TLDYkV79s/u7Zopd3Xj58sTweOtWLX45eI7aTZfWFrL/AHt0ZVvTswH6U7LYUZs3rX4+2W/bfaLLE38XlzfN/wB8lePzretPjZ4OuY/30t1a/wDXSMN/6AzH9KljUiXWvE2j+JNKtZdJvfPTzC3+rePjBGfmUdxisCgpdCpcWFpcyJLLFudWDL8x6ggg8HsQKravosOsRp5rsrrlVZVDbd2M9foKdx2PPfDH+jeMrdHlVdrSLub/AHWA79z/ADrbhf8A4uQqbJd/737y/LJ8rHIOffp+tU2REm1rQpby71K7S3ffPt8tvvMuFC9B057d8VlxT+M/D0dv/Zl1qm3bukWNXVEyTtDAfLyBn5qhdRNnXeGfHXiPW7S9sdWvba6iVR92NVlXDHrtxtOVHVa5fxdr0WpWNvaRIy7ZC0m7Hy4GF6E8Hcfyqo7jlsc9pRt0nd5fKXp8zY/rXQxa7p8Lon2pXb+FVy38hW1zKww+NtMR9qJO3/AQq/qc/pUtv4mvr+TZp+m7n2ltrMWbAGScYFLmKsZLCWa+dJU8qVpD5i7T8pySRg8j0pTC/wDyyRpfl3fKu7+VAG9rmiaZYaSl3b3Evmt5a+WzbuSMt9O/X0rE0m+TTdVtb6aJpYoGLMq43NwR3+tSM6mDxZoSQRq+jTFgoBPycnH+9RS5Q5hui6Td2eq/vbWeJVjlVZ/l2t84IGFHy8Y6nnngYrqYbJLn/Wyu23DL9339ufx9aS1kTL3aZTl8L7757iK9li3Y/dqvy/UEHis9vAdx/aX2hL2CWLhlVvve/wDD7etKVN8xlGqacvw38Qaw8V3N/ZU9q3zRr9okjdEJ5yu0qzdP4vbiuZ8SfCbxd8n2SwivIo2+X7PIi7QQCeGYE81L+I3SOl8M+HtY03w3ZW97pt1FLF5m5WjLbcux6jI6H171nao81h420+0TzYLeZZN0bM21sRkgYPA5GePSq+yU/iQl7rVxZ6s9v5UTRbol7q3zFQfbjd6dqt6nq0WleU8qsyNn7rBW4x2JGevrSsPmPLbL7RNrqPYxebL5nnRxt/FtO719BXYr4/uobr7Je6N++/iWObn3+Urx+dU0KJdtvHOjzf61JYH/ALrKv9Gz+ldx4E8UaZNqVwkOpQKkkY3eY3ltvB+UDdjPDN0z2qH1GoneS6dp9/8AvXsrWfd/y08sNu/HGa+ePH9hpkOrarLp9usUUcwjXax28FVbqT3BrSktSKmxwAt3uNy/L/e+arWn6ciX8Ty3SoisNzbf/r1ViLnR6d4b0mbfL5rT/N83zbVXv0A/rXRWOn2lhJvt4vKbaV3bj0PBHJo5Q5i1siSR5fKiV2YszbRuYnkknuTTZNQtIfv3sC/70g/xqgMPX9Usrm0S3t7qKWXzA21W3cAEH+dc8v8Aubv92kMM0UrhY7j/AIWFYqdk2nXyN/dVU/qwqzF470d/vvPF/wBd4wv6hiKxtY2Ui9H4s0Sb7l+v/fLf4Vbj16xf7l/F/wACbb/OkpNB7NHpPha5S58P2v71Zeu3aw+5k7enbFbRV/7lCQ0xKD/cphc858faTYzazZSvFteOMMvl/LyHyM468gVxniDQItegTfK0Usat5bfw84zn1HyigVtDnvhhpEWpfEFLS4dlSOGZt0eOoG3uDx8xr1Q/CTT08Qf23b6reLcfN+7kVWX5gR2CnvVS3JWxh+JPgy+sXf2iLVIllZm3bo9q/dULyMk42nj34xg5wNS+CetppUS2n2CW6hUqvlTFd4OOpZV56n8fyz5h2Mez8K+IfA+larqeraW9t8sccMyzI21mbbkFGJB+YHtXIT3k00cqfaJ2i4+WSQt3Hr7810Q2IluZsk+z/gPy060uXlniiwvzMFo5mI0La61VHeK0llVeW/dx7tx+uK17KC+uZ9lxcai0W0/M29eewx2GaLsCs6W8Osukv/Hus0i7mUtwMgccn0qAiJNqRf3f93dUpu43sWHvrh4Ps/2qdrfhvLbCrx04BI45596l0rUP7K1KK+SLzfLz8u7b1464NNR0Fc6ZPiE8caodHhJUAE+f/wDY0UwuLY217rHiTzdT0O8gi+xjctzbuq+apC5BYf3ce9TeItB0+2015YrKJXVhu+UtxycYz+tYyZaXunGQ6O9zJ+6smZP4dsZXj1+n1qnbaV52pPYy/upVY/eX3xQpJk6k1tpCTX1wifcgmMbbW2tjdtHckn/Pplt9LqeiTqlvrMnzfeW2un+Q+hHykfqPfipUveGmej+F7i+ufDdlcS6vq3mt5m5l1Odd2HYDgOAeABUGkeOfEE19pVv/AG1Psu42aT94ZGQhS2MuWB6elUUXdU8U6g+rJaX2682tHGtzJIqthyP4VUA4LfpRrWppYWj/AN+SOTa390gcH9aB30OO+HmrXGieNori3iildoZI/wB5nbyNxPHP8P616snxZl/tn+yX0VWuOfm+0FUYDJPO1vSqluStht/8adP0q6e31DQ75HX+KGRZEbgHgttJ6jtSQ/HTwpJJsltdYg/2nt0K/wDjrk1HKPmOU+JXxE0fxTpVvp+jyyOqt5knmQsnz5AUc+g3fmK8reuiGxEty1pxt0kd5fK/4Fj+tblvqFknyfaoP+AyCq5kRqWxrWmL968i/wC+q3tLudPmg33EU7Jc4W3nVTs4I3ZPrjgdeazq1FGIGTqXhWV76V4nVU2tMzfMy4JJUdM7sDkeoPYVyZP9/wCX/e+WsqNZSQ1sX7jStQs4PtFxayxRNj5m9xkfpVWFJZpPKiiaWVv4V+9x7VsnoPlLP9j6keRaXGD6LRU3Cx9b7qN1Ym1jgvGXi6xSCWxtL2L7Vu2tGzBWY9RtLMqtk8de9c54R1F9Ek1KXU5ft8TKGs7Zo90voV78KSOfTJ4zisXK0jBv3j0DQltNb0r7Xd6LZxPOx3RtCrbsEgZOOf8A6/40+TwZ4Ub73hnR/wDwAi/+JrWOxqloY3ijRdM0rRrdNPsILVPO27YIxGuCGJGB055rz638O6ZZ30V3bwbJYc+XtY7VyCDx06E/nVXKsS3Ol29zd+a7y79yt8uOqkEdvYUzVtIi1iNEllli25/1eO+M9QfSi47Hn3hspbeL7ffKqorSR7mYf3WUfiTx+NdLHZX3/CcpdvZMtv8AvNtzyy/dbqM8fpVSepEUXtV8NJrF3b3D3DRPGxb5V+Vs49/ar1r8M9M8QJKtxq8tsljCPmjjX5gdxZjk9vb1p30J5Tzw+HYkkfyr1tm75d0fzY7ZwetU7vSvsdo8v2jftx/Dt7j3roUbIy5zJSB5t6Jt/vfNVmxsH+3J88X3hWViuY1IdMsrTTbp7uJrq6kUrGsTFfKP8LhuhHJBUj0x7WUvPtFrvuldomUKqsxxxgbQOmAPYfQ4rGW5LZ0FhqMu9P3u69kh3LPHGY3ZBlioOcEjPDeg74NZX9kQ3/737Qyo33V27uPxNVQjZhcta/e3b6MlvLcebF5ka/6sL0BA6fSsDT9QuNNvoru38rzY87fMUsvPHQEVraxpzG4vjjW1RQv9n7QMD90//wAVRRyiO80740Xt5/rdNsIN2dv75m/nj8qsXfxQ8QP5qWmi2rL/AM9FZmdSSR93BBIx6+lcv2jTmOU1TVNQ1iN31Owil3YVZGhXt0HC5Bzxke346OnXqQ3f+kW9q1xAvy7sScY6nK9sZOQAOOaxmjJrqbkHjWbR4Lq4dLX9x8zeZvVU3YCj5VPGTgAkdu9Qy/FXxGljLdrpuiy+Wu5o0uH3bfX06c/hVQloXCWhnn4jX3jCC3t5beC1/ebv3ClucEAHOeMH0rj18Va3bXcr3cX+iWzfvvLh52ZA4JIHJIH41rH4i+Y2IvGEU33NNvG/756dz1roL+SWw1VrR4Ga3jj8yS7VhsUYLc856DrjHIoHzHlNrZ6hc3cuoafatOls32hvlLbcHcMgc9q6+HxZd3mm/aIktUm3L95Tt544w2c/4inUepMZDrnxJqD2lv8A2elm0rMVk8zO1cDOfvdOvr2qvD4t1i2vtQ0fU7e1s5Z4TbyMqltvILKMMQ2QMZz6/hMXoFzmL/WLuz1K4tNsDeQxXdz82PxqpcancXlq6P5XzYZtudy8giuxTujDkK8Ni00e/wC0RLuXdt5bvj6dqIraV7+K03L+8ZV8zadq5xz+Gai5Vi9cQ/ZpHt9+75tu5V/zjpSMZf8AVNL/AKhWVY41btyf4QM8Vm1qJRG2c/2jaiou1vlVmb/VnpnPpjOfrntXRRjUIYNieR8ud3ynt16Gqi7MfKUdTa+mg2SpFsVt25VPYe/1rEaTZV81wsQ/aeKKOYZ2yeDXh+/f/dYfL5Z/I/MO/NP1Zk0p4kleef8AiZoV7EbfmwwIxt4564rmt7xozOm13TLy7Tfuit/4vmbfjn6qc8duBkc9a07XV9Pe+huP7ftYPJ2+Xut5V3923EpgE+vPTJzmhw0MmtDYa6t7y7vfs+tWf2efHlySX4iTO1emQFLAg8EYq+fC+vWcm+V/NTj5Wv7dfr/EtCjZFxVkU7u3uEkR5vKg253K2p23zflKa5zVH32Mtv8Aaopdy/Mq3CS91/usatJD1K+i2SfvXdG81W+X5j6dMZwa370fb53d3ZnWNo23fwxkEFccZHt2qHLlYX2KcdrFDB5W9VT7yqq/K2eoPPtn8Kgj0a0T90m3+9tWMe2KashpIelnLbTo9vFL+7yvyx+vXoOntVS/hdN8r28u+OMySbl7d26cChCaORVZpt8qRStuz92M96GguPL2Jay/7Xy1vzmdi3Z2MUkb/a7prPZH+73RswY7m4JUHb16kY96sb7dJ7e3liiZ4F8yRlwytkgqpPAYYx3IO7FZuV2DDUNPl+1xfZLVmt927csZXjjHBH4d84qtdHULa7uPNW6W3/eeW0m5V4BPHY81TepSWhSt7m42Psdm2r823+EdgPQfSuy0YRXOko72/my7fvbR6nn68ipuKxS1u2uPt0uy1l8rj7sZ2/dHoKxXtpUk+e1l/wCBRn+opp2KsN8tP+fY/wDfNFMR6vNDdv8AO/zO33t0g/WqkMEv9rXSOi/Lbx7v/Hqyv1NWcbqUcrySyp5Ss2V2x4ZF3ZJPHsMZ9B2qPQ/DT6xqzaf5qxeRIVmkb7qAZ3ZPrwfxFJz0ElqdYfBEV/qV1aaVEr29t5ckcbTBWyVXdkk9Sc49zx1q9a2Xk+Un7qeKT/VyQY3MQSMHAwCDxj171jOpZCe5BA0Xny2l8kTP5jfL5Z83BI2jJGD+FFzbaZDd27xWXkfwsqxhWYZGecYIxj9fXNJVWOU0URCmm30qSo0UTTeYsm0NtHbBAH5deK0rHfNJsdZZXjztkZSyPnoRg9Pb39qU5XQcuxatdF1ZP9Tbz+UynarR/d9Bkn6c5rVsdD1vzP8ASPIVNv8Ae+X9MnpTSbG6bNRNBuP47iL/AICpb/Cs+48DXF5PdSvqq7J4449vk7doBJ67jnOa2Q2ildfDu4SR3iuom3MW+XO7nnsDTP8AhV8rx731KCKVv72W/pVk2OS1TwLqem2kv2t4JX+9D5DM20AjJJ2jAHOO5yemKxbixvtVu/Nvtssq485l+82OASAOuOM98CqUNDNo7SVbSztIre4uoFfaF+XLbsHJ7cVmeM9Clh0bT7t7i1aK7XdHtZmbBXPIKjA+Yd6pLUp6I4uLTP8Aeb/aVfwrpdH1JLCP7PLbt5W0ru2+vfmtPZmPMb8uqWM0krpcbfu/w+gFSG5t5rtPKuFb/gXtik4WL5gMgyf3if8AfQopWGdP4s1rw5f+EYtB8RxLomqtGs3nWiwypHKvVh5bcg8/KcHB+hrjbO2fQdWuLS3vX11PJXc0KmJmBL9NwcLtxjBHO7joa5nUSWg7iax4el1W0tbjSbWW1f8Aigu5F3qecYKqo5AByRkZ71h6f4f1jTd7XdvPE0k25lVd69Ovy7h0J7/40N3iUjtPCmo3019cRRfLt2/Kse1ugUZ754/T0rqtRs4rOCVH8iDzP3m1VG3JPORnHbt9e1c046EdbnNajeWk09pE/wBli6zXk/l7lX0A78sGOBzVnTPt15d6fFL5CvcyN+7W3DKgA3AkH72R0HtnPQVUI3DeR2lvZuk8tpb36xOqr5irbou33PT/ADmrq6Pqf/Qa2/7sa/4VapXRdyxDo+z/AI+L/wA1/wC95YX+pqvcPpln87vLOm4LujYfLkE8+g4HOe4rRe6rFc+gR6non/2TMfx71bM2n/8APKD/AL6FaU1zGbq8okmsW8P8a/8AAfmrE1TX753SXT7qWBI1O5fJVt/oeckge2Dz+XTGiznliFYxP+E01uH5/ttnPt/hktWVm7cbWAzziux0TXnv9Jivrj5Xk+ba0PlMvrkF2/nROi0FGup7le413ydWt4k+ytZNGWmkaTcynGFAA+gpt14rtLOP55W/2VVfl/TP8qlUXIuVaPU43xLqNjr3lb7ddkDFvlmPzZx1wB+tZFroVpNPFs81dzD5dwZcf8CBrqVPlicaqynLc2BoKTbEieJf4fmsLZ1/HMWf1qX/AIQ27vIInTSLDZ5nzeZD5TsmRk8OpBxkY6ZGQOa5+c63HmLP/CutOxzpUWe/70//ABdFRzmnIzhZvH2jw/6qK6l/4Cq+3dqwr3xDcXOpXVxby+Q8kKqqqx7ZIBPX+KvNw9Fr4iYstabPdzWMW+9bzVzu+b5eproop7549j3XyNtX7v0rWd46GiZHpXiWHStdvXuLeWfzI41VlxuwrBs8+wrf1PxL4Z1vRpbd7jyrhVLR+ZmNlcCYrhjxnJTv1NU46D6HETrFZwWV8/kXS3LSeWrRiRsqFZic5wuX4x6Z/i46vTNaeGN9Q81fN87zvszKGZEChWAYcEkZx6Z9OKzT5TOXulu58V27yXDxXqxJdr5cdzzvUNjtjtjPHXPFdRp/iF9StPNSynZ9o+XcG7gDJHc5/Wuim9bEc5ha34qu7bZ/xLZYPLbczbvmUDk5BAOOTn8+K4CXxbfalfOn72VGx80cO7gc7WAx0YZIJ+nrTrxsyac3JGlZTvcx6fcPcM1xIx3Rqu1e/J6e689MdK7e0Ms29P8AX7Yxt3N/PmqwxNRXMe5LpJ86bPm/3u/tVI3H3Nnm9vux+6d8g9/517EYI8ycnew+GFLnY+9ot2f9Yp3LtXcx6noDnrzg05ppfLRN8vlcbf3nqM9OlS0mNSfQe073P7qLz5XX+FY9zfpV6Lwtr2pRon2fyov+nnEf6DJ/SsW1A2VOVXY2bL4dom/7Xf8A3v4YV/8AZm/+Jrobfw1plnH+6t9zqvytI27/AOt+lc1TEX0O2jg4x6g1g8MfyOuxfvL+ta8s8SfI7f8AAf4vyrC51qNiv9oh/uUUrFnyEdLu/wDlr5UX/XSQf0zUyukMm972Bm/6Z5bsB/SmoowuX7bVH/5ZS/5+lbdnrqJHslT/AHv7v6Z6/QUviGkMktbjW7uW40+33JHhdsan5Rg88AnqB29ageGx+W3uHaC6kbayzqzbh0OMcDrnn9M8ZTvYuBHfzW8Vi6wRRfaNqqruqrgLj5em04HAYY6Y9KseGLhL/wAQNZfa2gRlZt0Crtz1IAOcDbkc+n41mo6BWdyc3kSaldeVF5+2QrD5ke3e54wCT9eOOmKu2Xi/VtKtPOilVds26TcobdjnHQgEEen5U+tyIGV4r8XTX92tx8nzY3bm37nJY5HdQOmM/Uc8VtMXW00K3u/tUH2WdjthZdrPj+8SBkcdcntWnKTJHUaKLS5+z2lxLFBcMy7ZGm+7nkLycH+EYzzlulej6XpdvZ2m/wC32vmt95p28tmI4JIzjv60U6kIsixlamfO3o/2DeuG3QTJ83I9/Y8Z7GsODS5byREieD5cfNJMvYoegOf4T27V61PE0ox+I8uth6s5HRaZ4alTZFduvlR24h/cRuzNkHcwLKF6sQPar00Xh/So132Es7KoXdcsPmxwOBx09q554nmeh3UcGkjMf4pWOmyJF/ZCxRf9M5l/kFx+tWofivpLyIn2C8+Ztu5cN/UVg433OuNkjo7HxJY6rG8tpLLsX5W8yM/Kfy/rVn+1Iv8An6/8h/8A1qyZskMF1L5ibN0qf3mVlb9FOaiPlfwSsr/7S7ufpgUCsJhu9/If+ACii4WPCr3wFbzSb4rpYHZv9X5e5fwG7IH4mqv/AAgnk73llaXb/tCIfXHJ/WuFYo5bkB8Ju/yW8UX+8sj7l/ErtP4VDF4Y1vz3iVYmVf8AnoxX8Acc/lWkMUluNSIpbDU7b55bCf5W+9Gu/wDHK5xVu18Xa3YPsi1q8i/6ZyTFtv8AwF8gflXQqiki1MkuPEuoX8m++eC8f+9JCv5fKFyPrUw8Ro8iPcaRpbIv3VjjaLb/AN8tVNKwN3NH/hK9JdFR/B2mfKu39xI0XB6j5R0qddf8PalI8Vx4Og/eN5jf8TGX5j1J+71J71PLpcaGyaX4RuP+ZeaL5dsa/wBoysqn1A4JJ+tWINH0+50q30+9t5Wt45DIsEc21V5zjoc/jnqadyrXNS00bRLbZ9n03am77rTFv5AV0n220f7+m2srs3/LRd386zcYtj5B66pFD9ywsItv92EVxmseOtWS+2RX7wW8f8Mahf6VpGKYpNxNmDXr59GSW4vZfNkx8rSVyfiDWIkjfynaW427V2rSjNXE5WRw91qd3cybPKZJeF2/xflXY+Gba0T7PLqd+8G3/lnHGGZvXPTH61q06mxmnqd3aa1o9h8ljes0X/PNo0Zfrlvm/Wt2DW9Qmg32KWcv935WX9QCKbgaqY0at4jh+eWysJf9lZtrfnk1Sn8SvD8l3ZTwP/0zYSf0o5SuYzj4osic/b9RGe2wf40U+UXMUFb938if8C+9SEv/ALVfPHKIy/u/v/d/4F/n/wCvTnNSIZud/wCDb/vf/WpGRHj2Sosv+ztH1xg1XMwM+XQ9Mm+d7C1Xp92Pb/LGaifw1pL/APLrt2/3ZGX+RrdV5ofMMPhrTP8AnlKv/bZv8aE8O2MMm9HlX/tp/wDWqliZj5i0umRJsfzZflz/ABL/AIVZVPJ/jb5f8+lP60P2gyW8uIdnlJu/2W//AFVnXmv6hDHsTylf/azVxqzYKq2Zk+u6hDB+9ibY3+1/9eqsdu9586aVdTu395Qqt+JGP1rZRchttmrZ6BcJ/rXls0b+Hc0m38EwP1qZvDdjZ/6R9tnvJfvKsmY9v4f4mt6VFIrlKsrpcyIkqQQIv/POEf8A6z+daS+Gkmg8201KCX/ZZdv9TXZflRHJdlObQL6H538rZ/e3f/WqS30+7h/exX8C/wC7Nt/nT5x8hfe+1azg3vqUTJ/syI39DV3TvEOoXP7qKwWd/wCJtw3foVqbXRXtGmbfk3zfMdNugTyen/x6iouaWMUzxf3l/wB79KRZk/v7vyWvnrM5hBL/ALa/99Um9P73/j1KzCxH56fc3p/31/nND3USfflX/vr/APXT5WFhBe27/clVv4Wpyu833LeVnb+7GzfyFUqM2PlJ47W+m+5pt/8A+A7/ANRVlND1t9mzSJV/2mkRf0LA1osNMr2ZYXwnrbyf6q1iT/am3fyUmrsXgm+f/j4v4Iv+ucbP+pIrWOEH7Iuw+CLdP9bf3Tf7qqv9CauJ4P0T/lrZee//AE3kZv0zj9K6I0II2VNIsrbaPpsf7q1s4P8AdjVf6Vk32teHPM/0iKCV1/ux7mrohGw3ZDotV0yaP/j1lii/651Imn6Tcx+bb+aj/wB5s09UBkanbPD8+zzdv96FW/mKyhr9xD8n9m6d8v8AehCt/WtYvnREvdZRn8Ru8j/6FZ7P+mcf3f0FNXxN5KbPs8Hzf9Mf8TWnKRzGbdX9pfyfvYlg/wCucYWq8NrE8nyRXTbf7q7qu1kTdNnRLBBtHN+OOgWT/CiseU25j0+bSdNf72n2jfWFT/Son0LSPL/5BVj97/n3T/CuOyKYsmh6R5af8Sqx/wDAdP8ACgaHpHyf8Sqx/wDAdP8ACkkhEyaPpaXfy6bZr9IFH9KlWxs0+7aQL9IxTSQwg46cfSn1aRSQlIKpgKaKQAaGoAinghdPmiRvqoNZWoWFn5f/AB6Qf9+xVxJkECqlp8qhfoKav38/T+VIaJT/AKuL/drHvFX5vlH3R2oQpHD63xI2OP3g6VmXMj/ZPvt931rrjsjnfU0/DltBcIvnQxyf76A9/eodU/0f/U/u/mP3OPX0oFEoreXO0f6RN0/vmimWf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wOTo1NzozNC45Mzg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24 Viviendas en Parla Fase II</text:p>
          </table:table-cell>
          <table:table-cell office:value-type="string" table:style-name="ce1">
            <text:p>Invexmarfe, S.L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Tki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0OjMxAAAGkAMAAgAAABQAABEckAQAAgAAABQAABEwkpEAAgAAAAM5NAAAkpIAAgAAAAM5N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zoyMAAyMDIwOjA0OjI4IDA5OjU3OjIwAAAAAAYBAwADAAAAAQAGAAABGgAFAAAAAQAAEZQBGwAFAAAAAQAAEZwBKAADAAAAAQACAAACAQAEAAAAAQAAEaQCAgAEAAAAAQAAJ3YAAAAAAAAAYAAAAAEAAABgAAAAAf/Y/9sAQwAIBgYHBgUIBwcHCQkICgwUDQwLCwwZEhMPFB0aHx4dGhwcICQuJyAiLCMcHCg3KSwwMTQ0NB8nOT04MjwuMzQy/9sAQwEJCQkMCwwYDQ0YMiEcITIyMjIyMjIyMjIyMjIyMjIyMjIyMjIyMjIyMjIyMjIyMjIyMjIyMjIyMjIyMjIyMjIy/8AAEQgAvAC9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b8L+IpdfS6aW3WDyWXG1t2c5/wrogwYVVVck+UzpS5oXHUVCdzQKSmBg+JdfbQYbd0hWXznKnc2MYGayLbxxLcNgWsX/fRraFFuNzGVVKVi+nih3/5ZRf8AfRpx8St/zyj/ADpezaNFJMX/AISSX/nlF+tJ/wAJHN/zwj/Wp5RsP+EmfZ/qov1py+I5W/5ZRfrT9mFyK88TXFtBv+zxN/wI1gv8SLiN8Np8X/fw1tSw/PoYVa3IxqfEu4f/AJh8X/fw/wCFXYvGesXM6xWmjxybu/mHH8v5U6mGUNwhVctjqLW5vfI83UEgg/2VYtzUhu5f7qon96RSp/AZz+eK5Op0dCCTVW/5ZIr/AMvxOcU+G8u5vuRL/vc7fz7/AIUAXl83Hzsm7/ZU/wCNV4r2K4mlihuoHeLG8LztznGefY0DRxvw/DPaakIm2v8ALtZlyAcNg471e0Xw9d6Fb2VlcXdpexKqxKv2LYxbALyM25iWYh2PbLD6msb8bZz4b+EjWil23MkFrtjDSbM9lwOSB/eJDDHouT7zw3rq8kYLXLLIQu3AOBgEnoBg7h74rghV6HQXoJluIVlTo397rU1dcdriOI+Iu/7Lp+xN371v/Qa4WO68n7ny/wB6vVw2tNHnV3aoyP7a/mb0fbV6PU3/AI61nSViYVnc07TVUeP560luEmj+/XJKPKzshPmRmTvskqU6vEkH+3/ep+z5hOdjJutbeaP767N22qEemXesSItlEzbvyroj+5jc55R9s+U6/SfAVvZ7ZdVuN7/wxr/nn9fwrrYkis4dsES20X95vvH/AD7n8K8+tWdWR20YKlHlZE10n34k3P8A89JP6f4AU5LO4ufnf7n+1wPwH+NYlllreysYfNunTYv8UrAKPoOlcj4g+K2haO/2e3dru7/hjRT/ACA3foB70DR5/q/jTxd4h3/MulWTf89OuP8AdBx/30TXTfB5bffrnlXlxey5g8ySRsj/AJaYC9gOvSgZ0Xw7H7vUP96P+RrqHkT7bJMzBYrdNuf9psE/pt/M0Y9pTd+5zYX+EjPtLdLeaSd/3aW6Hbu7M3JLerYwTj+9gdOYYrhdOhummuFgbbiPzWG4nGWkb1wDk44UKfevNUFdWOgvHXNIsdK8/wC1Rrbwxr8oP7xflyF2fe3EDhcZJ4xVhtZ01J1ibULbc6uyr5o6JjeevQblz6ZHrXoR2Ecr8QplfTtOlifcjSFlZTkEbcgivOyK9jCfwzycV/EY0rTgdldVrnPcfHP/AH6vw3/kybHf5KyqQujop1FE29iXkG/fWYNHu7y78q3iaX/d/rXLGr7NtM63S9ornQ6f4EtbZ1l1KXzX+8sMfJ/z+ddMrw2EHlRJFaRf3VwWb8en8646tZ1JHRTpKCIxcu77beJldv4m5dv6/ngVYi02Wb55X2/+PH/AfrWRbNGG1ih+ZU+f+83J/Op6Bo+f9Z/tPxD4k1iK41af7PaXBj8iNtpUEAjLdQDyMDHSqyaKlnA8VjFFZu3/AC027j9eep+tLVlaFWWxSb57h3l/3m4Wu8+Gsz2a6mLawnnVjEcQBRt+/wBdzD/INdLilAw5m5nRfD0fu9Q/3o/5GupNhF53m4O7fv56fl0/HrWeLhGVV37kYb+Eh32KLz/Nb5m3bvb0HHTI4568VRuvDmlX8yzXtjbXMu0ozSQglgQVP4bWYY7hj61zqnG+huRp4U0RNrf2das/mGRm8kZZt2d3+9uOc+vNL/wimieWkX9l2fkqoVY/JG0YKkYHQAFVIA44HoKsDn/H0EVvpWmwRIqQxyFVVeigLgAe1cBivXwn8M8jF/xBCKQiutHMNIq5YaRfaq+y0t2b/a7fnWdSqoK7NKcHUdjttK8JRWH/ACELhp5f+eMP8P1Pb/PNb/nw2cflRbIE/wCecPzM31P+frXi1J88rns04OMbEaSXFz8lvFtX+Lb8x/4Ex4/masRaWkX726m27fvfN/Nj/TFS2nsaEumalpl5PLa6fLFJ5KhpPL6c5xz36GtOkIKx9S1+20t9lyGVtu9fRgPQ+vtUTlyoDyGzvYk8QeIriJGlS4mjkj8vHzAIcnOcDn1PrTJ2lmkb7sXX7vzH8zx+hrWk1yiabKPlJ8j/AHn2/eb5ux6en4V2ngHVLLTP7RN3ceV5vl7eM5xuz/MfnW7T5DNP3zoPAH3L/wD3o/5Gu1rOt8bJw/8ADQUVlob6hRS9A9TifiL/AMeVh/11b/0GvPsV6+DV6SR5GKsqrYhFXNP0i91WTbaW7S/7XZfqa2nUVNGUISqM67TfBllbSb9Qf7TKv/LGP7q/7xrdNzFbR+VFtVF/5ZwfKP8AgTcf0/GvIq1XUdz2KVJU42GRwXt59xPKi/2flH54yfwH41cg021hkSGWVHlb5lj+7nHU4zk/U5rI1uWdQle00m6lgCq8MLMny8ZAJHFfPF74h8U+LbuVJdQ+zW8cxj+X5jwSMgcAfgM+9NR1E3Y7/wCD2mxWD6rKjyyyzxwNJJIxYtjfj+Zr1ShqzEncK8d+IE9wmuSwXEzSw+YjR7m4TOeNuMfwnnrWNVXiM5Kwvkh1bUIv+eix/wDs9art9/8AGt6XwgUjMnlps+b5R936Hv0q1pku/wA4bOhH9a2cvdMre8dDbX17Y7vstxLHu+9tb72On86n/t/WP+ghP/31Xb7GDd5HlxrTStEQ69rH/QSn/wC+qP8AhItY/wCgjP8Ap/hT9jSG69UT/hI9b/6CE/6f4U3/AISLWv8AoJT/AKf4Uewpt6IX1iolqVL3Ur2+RVurqWdV+Zd3al07Rr3VZNlpbsyfxN91R+NU5KlDQFTlVmdVp/hKytP3t6/2uVf4V+WJfqe/4VrNfokaRW6Lt+6scfyR/py34flXl1Kkqsj1qVONNEsVhe3P+t/cQ/3en5KP6n8K0rfTre22/JuZf4m7fQdB+FZ+Rp1uedfE/wAa634furew0ryl+0ALu75IJ6+nHbB96wvhjFq03jz7bq2pvPK1tJ+7/hycHPuRjqfWqSuiWz1fxBf2ltpN7FLcKsrW8m2P+JvlPQDmvANGR0nuvu/NdO3f5csaIvUcl7p23gjVn0eO4uERZYmWFZI++CSAVPqM9D19uteuQzJcwJLE+5GXcrUS3JjsSV4z8Sdi65K77v8AWRL8v/Aif0BrOSui0efT+a/iC48pG2SeUy/7R56Z68V1sPhTW9btNkWny/N/FJ8i9Qep6dOwq46Jie51Om/C248tf7Q1BYvlC7YF3HjPc8dz0FdNa+C/D9ghHlNKz9XlkZicZ9OnWhvQVtTittNIr101Y8Vp3Ym2mbatIkQirlho97qT/wCjxfJ/FI3Cr9TUTqKKHTpym7HS2fhvT7BPNvn+0t/tfLEv9W/lWt9reb/R7S33bf4du1V/4D/8VxXmVarmz2KdJU42J49Ilufnu5f+Arz/APWH6/WuS1b4i6Vo88tlo+n3F9er8rNtOFP+0x/kSPasr2NUrmn4C13Vtej1C41XyF2yKsMcPRBg5yccmutuLq3s033E0USf3mbbSuJrU8S+KV1b6l4g097d22x4+ZlK7sA564Pfril8K6k+ka59sVFl2277l+7uAHY+vFaR2FJbHSXs0UOm3F1b/wDHvcRurL3VmBAOevXgg/h058302dEnut7qv+kH731NJblPY0dOn3xxJ83y+Xur27wyP+Kftf8AdP8A6Eapko1zXLan4M0/Vb6W61OWWVWkDLGrbAuAQBkcnqT+JrMpEsVv4c0Es9vZWsErfek2jc2OOSeTUc/itP8Al3idv+A7R+tAzOm1zUJvubYv/HjVUtfT/NvuJPdM4/SmgNe88OW9589ujQOv93o34VXtfDu+0eK7iWJ1+7Iv8X41vGv7pyugrmFf6TLYTuj/ADJ/eWmWWk3d/wD8e8Xyr96RvlVfqf6DmulVvcucboNzOgtdC0yw2Pdv9pl/utnb+C/eb8eK00kurz5bSH90v3Wb7o+g+6P1I9K4qk3Nno04Rggu7a30uxl1LU5ZZFh+ZvL9yBx36ntgVneC/G9l4tu72DTrKWCytY0aOR12+buLDj6Y/XrWZe7ude8iQx73ZVVfvM3ygfWvny6vIv7WvUT5t025dvTG0DOenY0WKi7Hc/DbUlhe7tZ/le4mHk7enCkkMfU544roPHOz7Bau/wAu2T733SvTOD1FFrC3Z4vr1+95Ppru+51Uru/vYHX61CmoxPd2qf3vl+8M9fSncbR6VBpeoal4bS1tLGXe2fmZdi/fPc+1VNL+Etwsksuq6hFB5jFvLg+c8knqQB+hpMOhq6h4H0ewsVeyu5VljxuaRgd+D0xgY/Cu00EbNGt0X+HP/oRqiTTqrfWpubVokdlb+FlbH4H2qQOZTwzdzPvdIov95tx/TNaMHhW3QfvbiVv93Cj+tAGgum6ZZx72iiX/AGpP/r1Ja6jZXTSR2l5by+VjcI3B25zjp9D+VAGGmopc/wCqenxTO8mzf/301XyWQo1Exbie0h/1v71v7vb8f/rkfSpI49QvNuxPs0X8LN1A9hjj8APrSvbQdtbmH4n13SvBSRPd2lxqF1cf6tVXhjzgcn2PXP1FU/inqWsWdjbxaTdy226MyTeWoztGM9fy/GpbsWldkl5q9p/wrG0tftfn3TWVsrL947sITuI4B69a534OSw6c8trM/wA80aJH8vDEZP4e1F9BWsjY8e3cttriMjs6rHE3ls2V+9g4B6EjuMV5n5//ABObhvm+8KEHQ6LwjL53iG1+T5POT5fxHNeq+LdFu9d05bW0eKL726STovHHGOeaciUcnZ/DLRLOOJ9W1OW7eNizeWoiViRg56n8iKTWtD8HzW6Ja2iLNHny5YNxbPu3f8aRTOqGo3r+H7e7hRO6t1wMHAOO/T1rKVNbv/ueft/2V2D8z/jQJMsxeE7ib57h4l/2my7f5/Gun06y+w2KW+/ftz823GcnNAupapaAPINc+MeoW2s3ulaV4cee4tJPLZnk+X2PbFc1eeOfiNqvyQy2eno38KtlvwIH86tQuiHOxgzabq2q/vdW8R387t83y/J+telfB7RbPTTrRgEpeXyN7SOSTjzMfzq+XlQozvInxU6XUqff+aulxujiVRpnQQulj4Ul1KJI1uFVmVmXO35scDtx6Vm+BPEV3eeF9Q1bW7t5WjnLM3l42LsXhVXJAzk+vNcE371j0Iu8Uzgvif4mtNYn0+W0RtsLBlaTHzcMRwDx1+tYvjDxnqGq2kVw7s21tvl8YxnoMAdeeuaGro1i9SHS72Z9Ni3vu/dlW/2gChGa2/ABf/hJ7CB0/ijk+b3P/wBjRayE3oem+JPCia3qT3Fxe+RF5aL8q5bg5NZEGh+DNKnaV4mvrj+LzGL/APjq8fmKQLYfFNo76zay2OjrbSrIPmVQnGcYwPwr0Nl31RDOYuPCbXN27vd/ut3y7su305NW4PDOnQ7Vl3St/dZsfkBzSGaUht9K02WVIttvbxmTavoASce9eZ33xttMzLpOhaje+WSrO2EVSOuf/rGgcVc6DwJ4t1XxPdal/aFpa2ywLH5KwSFj8xbO7I/2R0z3rt6BNWYUooF1PmuUf8V74l/67J/KtGH/AF6f57V0R0ic09Z2IIv9Qn+6P5V6J8MOmq/9sv8A2enN3iTDSZvTaFp82zypZYv/AB8Vg3VjLbTvE6N947W2n5h6iinUvuFShrdHDeJNb1NNZ/s37Q0VrCoVY1yu4MATu9eW/lWz4KS+m8N6/a7GdpLZGWP7xLHpj8DXLNe/c6oK0UjFv/hxr189q8qRWkTSRxs00nT93gkgZOMitmf4e+HIbFEu9blluFwy+RhVznPTDE0yjp9Hj0/S9Gi/sfRFbyW8rzGXLZ2j5skEjP07fStK2TXb/Ure4uLSKKKOQM25cN74yc9PagDp7m2ivLd7eZN0Ui7WWuLvNQ8CeH/+P/WLPev8LXAY59ML/KmhGv4U8RaJ4hiuJdFhZYrdgrSNb+UHyCRtz1HHWujoYHlvxGv9Wj1+0srTVryxt5ITJItswUtggdSCe9Ufh1p8UXi77U8t1PcNbyL5lzcNKe2epwPwpFdD1DXD/wAU/qH/AF6yf+gmvnXTDE+m3USW/lXFvdXHmekuWYgn6DaMegpSV2hRrujquuh6b8KP+PvWP92H+b16aTTvcJaOwZrFm8R28Woy2CxSvcR/wthQ30JPP4CmgR4TIE/4TLxBL/G0iMy9l6jg9+h9KvoX8z/dzWl9DG3vEKzReXFvlX7o/iHofx7V23w+n0sDUftz22cxhPtOP9rO3P8AnpSb90aWptR3D+Z9+tOPUkT7/wDwH/ZpuN1dDUu5m6j4c0yad9ffR21K9mYfKzE7cDA+UcY4HrV7w1pstpdXFw2lRafDJGF2q33sHjI7cewrK3c0I9ftNHtp3utW11bG3Zf9VJOEHoSMnn8qg1mfw54Sgt/tGnz3MsmVjWNQ5bqeckL+dAGneat9k8Hf2vZWiQM0Mc0cEijC7tvDbTjIz2NYHw88V6n4nu9Qe+u7OWJY42hjtISqpknPzFju7flQB3y180JEn/Ce6q+xd/yfw/7Iqo7ky2PV/hZ/yCbr/ej/APQTXa32o2mmx77u4WBG+Vd38R9qJbhHY8o+Il9Fc65DLZMvmxwld0qttIOCeMA9h371J4UuU0rWXurjzdkdudyrtbrjkjr29ako63V9du3029TZAsUkMm1uW3fKeO2Ce3XpXltqtpbWl6mz55L2TduYtv44POcdxih7FRim9TodBvn0qO6e3f7NdM0Kqu7du+fBDDGOhP58V6xZXSXlpFOvy7v5jIP60JaEtEwrzHxhK9t4oeWJ2V/3bf7p+agEeaSO83iTWHd2V28pvlYr1L56VeV0toPtDpu2sfr3HU/WrvoQ1qGmj9xF/wBcU/k1aemjiX/e/qaTeglub6+KIv47Rl/3ZN3bPoKmTxJY/wAaTr/wEf41ftdLClQdrnZR3rp4G+22k3lN5e6ORl+7l8cgg+vpVb4eTatNo11/beoPfagt08cjMoUIQqgqoCrhc5PIzzWbNYxtE474zbHvtH+622Qbv9n7/X0qD4t6taalBpX9n3qS7ZBuaJuMbhkZ75Hal0EMvfGv2nRrXQ7d/wDR47VY5P3e3cV2gc56DHpzTPhfqMOm65FZL8sVxD5XbGeqnr+H41lb3gOz8XeJ9T0XVRBbzItvtjZv3YLctg8nj9K8kjnT/hIbqX+8ybm4Ut0HXFalJXOy8G6xLbara29u77JJtsi7uGGAvI6cZJFdz44/5B1r/wBdv8KfQVrM8c1ie4eS0d7iD5o3X727cMcAAc0+01R5oN/zLLuEbSd3HU5pdSjsb2Z38Ib/AO9lm/77NebRXl28l6++LZ5j/wAPOeeR6dqGCOliuneT+D5mTc23lua9n8O730K1d/v7T/M1S2JZp7a8x8Y213N4gleK3llX5FXbGWHGc9Pr3qQRwMvhTxG+s3txb6Tfsk3l/dtz2yerYH8XrVyPwN4uuYPK/sm8VPvfvJIlHXP9+gZbtvhj4r2Kn2SBNqhd0t4OwYdFVv71b+kfDbXLRJhJLZKztuO2Un1/2aEBy3/AP89f5kflR/n9f6n+VTY6E9Ak8T6xDaf2RDd7bJflWNVXuSx5xnr71s+B7+7ufBviS3uH+7GWZf7rcZI+uf0FMykef+IZX/0eL/rnt/795qHUHf7Db7/ufaEb5un36ZBd0e1vrn96ljK26MfMqlh1J4/P9K6zwPpVxbeINKlmt7qJmYblkhKhcEeo7/0pW1A7Txv4d1PWNS82ytGlXy41+8F6Nk9T6Vx0Hw78UfbpZf7PRUbbt8yZO2D2Yn9KY1oanh3wjrGia7ZS6hFEsSzBd0cm7nj/AAr0jX9H/tiCKLzvKVW3btueeMU+hN9Tzy5+HOlO8P2rxRaxvDn7qj0wer8VSu/BmhWEe+y8RtO/LbfkYZ4x057ep60ijs/7J8OJo0T3FxdNayfL95mDHOTwBxznpisZdJ+H9tv2WNzLuYs26Sc7s8nqwH4UMESXU3hR49trpMsU24bW242nPBPzV22gMj6Nb7P9r/0I01sSzSNU9SuLq2sWltIkkdfmZWz074xSBHHy+MdW/gis1/4Czf8As1VX8Ya3/wA9YF/3Y/8AEmgZCfE2vTfcvv8AvmNf/iaP7V8QSc/brk/RMfyFPqB5y73cMmx76wV/vbWjKnuf71Cy6h99JbOVP9lWx6f3jV+z0BVeh6PoHhjT7/wdaalcaNFfX7M+5VmZAcSMoI+gArc8L+HYdNkvU/sT7Hb3KjcrXBlDnPfJOKztYGw1Xw/K98n2LQdHkgjYSLJLCuc4IweenJptzpfiCa1+zpaaTEjL8yrGB3//AFUCLsdj4l/sbyP7Qt4rtZBtZVG3ytuMfdPOfaq9roniD7dbz3uqxTxRyBmT+9+SjmmB011D9ptJYt7RblKqy9V9xXJnwZfTf63W5W/76b/2akgTsSWXgr7HdRXH9pszxsG/1f3uc/3q640COevPCGn3l3LcO8q+Y25lXGM98cVEPBGk/wB+6/76X/4mgDWTR7RNK+wbWa3/ANpuc5znNVR4V0f/AJ92b/ekb/GgCRfDWjp/y5L/AN/G/wAa0reCK2t0it02xL91f1oAlFFAEAsrT/n3i/79j/CnC3iT7sS/98igCQLTqAsfL2s2F3c6s8sUStF9n8vv97DY/DkfrVrS4ZbbTYopU2yrndt6dTXXfQytqexeHLiW2+GMVxbvtlVZWVuDg+a3rxS+DtV1O+8IXt7e3r3Nwu5o5GjRNv7tSAAoA6knkd65Xuaoq/DfxFqOvR6u2oXcs729x5S7lRduCwONqjjgdcmqXxW8R6xoKab/AGTqD2nnSBZNsaNkFgP4lNIZd8RaxqFh8PNNv01N4LuSGJprvameUyzHK7R3PTFZngrVNZvPEES3WvXl9atEzeXLHFtbg4OVQHqD39aBoT4h+ItY0rxr4dstP1CWC3urq3jmjVVw4Z2DDkE8gAcV0fxH1C+0rwbdXWn3D21wudskeMj5GPcH0FMmx578PvFHiDUvFelW+oardTxSK/mRyYw37tjyAPUA10fxi1rVdF0myl0zUJ7Nnk2s0LY3fOg/kT+dIbVjqvA11cXngnTbi7nlnuJIzukkbLN85HJroqBBRQAUUAFGaAPIvjbdXdt/Yv2e7ng3XG1vImZNwweDgjNeaG9u/wDn+vP/AAIf/wCKpMuCGm4uP+fuf/v83+NewfBt3bQ9SLO7f6UPvOT/AAD1oRUloeValrstnfPapbq22Ezbt23sTjofSrFhfvf2MVw6eU0n8O7dt5I/pXUjl6nruh291d/CXyLJd11JHKsX+95jYqL4f6Jq2j+CtS0/UrR7a48yTyY92/KmNQMYJz82e9c73NEVvhNpuoabBrq6hp8tm8lyJF8yNl353EkZ6jntWT8bG/5BH7pmXcW+VtuCGBHY9aQy549+f4RaavzbZLeJW29cGE9Kx/hnrO7xJZab5Tf8e0m1vZcnn/vqgtFv4mor/EDwxl2XbdW7fd3Z/eMMdeOtdT8VW2eBb3b7/wDoDU0R1PN/hpf3dz4v0dJbhpdyvu3fxfuXP866j43wvNo1ls/56D7zBf8AlpH3PFLqWzsPACbPA2lI+35Y3+6wYffPccV01BD3CigAooAKKAPH/jlM8P8Awj8qIrbbrd8y7h0PWuMsLz7Tv328Hy/9M19/b2okXEvbYv8An0g/79ivQ/hNLusdaTyYo1jvQq+WmMjy1PPvzUjlseOXVjb3l29xKjM7R+X3+7gg/wAzUtsqW0CW8P3F+6u73z3Oe9dpzdT3r4e/8iLp+/8A6a/+jGrp65pbmiA0xlR/vJuqRkNxZ2l5B5VxbQTxf885Iww9Oh4qra6DpVhdJcWmm2sEq5VXhjCFQeo4FAFfVfDOlaxf2l7fW7S3FqyyQssjLtKncOAcHk96wfiwf+KCuv8AeP8A6A9CA8w+Fv8AyOWi/wC6/wD6JevXPHHhFvF+mxWiXa221t25l3fxKemR/do6ls1fDektoPh+10tpfN+zqV8zbjdlien41rUEPcKKACigAooA8a+PP+o0P/r4/wAa4fSP+Wv+8P5GiRcTbm0/UIZEle322vlv5jd92RjI7DG6u/8AhOvl2OtHd969B/8AISVI2VINAsd+yLTLX/gUY/ma049HeGP5Iol/3V4/SqbuFjotNu0s7CK3l3fLn5l9yT/WtFb+3f8Aj/76U0ENDL26RNOuJYpV3LCzL83QhSRXncHjjVofvyxTp/00jH9MVcIqQmakHxCf/l409G/2o5MfoQf51qW/jjSpv9b58H+9HkfoT/KqdO2wrmpBr2lXP+q1CD/dZtp/XFcv8VnR/AF0yNuXd/D/ALj1DgNM8q+Fjv8A8J7oqfw7T/6Ievo6pKkOooJCigApQKAEooA8b+PP+o0L/r4/oa4fQXRJ3ll+4rCRvoASf0FNlxR1M4vksdPe7dtkzbZvowYLn/vpT9cV2vwmbfp+sP8A3rtf/RSVI5LQof2u/wDcX/P408axcUWK6FqPWneDZLcMv8P+eOKpM7/8stQn/wCBfN/PNMmxEy3b71fypU/2oyv8j/SqD6Wn8div/bOTn9QKabWwWIW0y3T/AJ+ov+Alv5ZqM2UX8Gpr/uyYU/0q1J9SXEDZ3Cfclil/z+NZOrQ3dzYy2qRN+8Uq230IIz9eapO4rWM7w7YanoWuWt/FvXyc/et+fuFf7xXof7temW/j6+T/AI+Egl/3lKH+eP0qXERr2/jy3f8A1tpKv/XOQN/PFacHivSph/x8PF/10jP9Mik1YDSg1Cyuf9TdwS/7sgz+VN1HUItNtPtFwr7NwX5evP41IFKPxTo7/wDLwy/70Z/wq3Hq+mTD5L63/wC/gH86LAXEkR/uOrf7tOpAeN/Hn/j00X/r4/oax/hfoen63rN3a3tvvt1t/M27ivOQB0I7E02UnY9cufA2hXezzradvLxtX7TIBx06GtDSdB0/RUnXT4BGs8nmSAsWy2AOMnjgDgVIN3PJw1PWWmWaGnvF8/mpu/u1fS4h/uKtJgBvUo+0P/c/8dpAA2P9+opEt3+TZuouBW/sW0f5/KVX/wBn5f5Uo0tIf9VcTr/203f+hZpqQEqw3afcuIm/66Qj+hFSbbj/AJa2kEv+6xU/kR/WnzAQtDaf8tdMlX/aVQ38jmozb6T/AH5YP97cn8+KdxNEi2FpN/qtQ3f8CVv/AK9E+n6h5GyK43J/dbOP54p3E1coNYamn/LJW/3W/wDrVGUvk+/aS/8AAcN/WrTJcbCLcPD/AASxf8BNWo9fu4fuahOv+z5h/kTT0YrHL+O7q+8Q2llE9x5rQ3Ak+Zgvy85wcdfrW58IoRbeKrtFiuV32ZbdK0TDh14BRie/cDpUygrAe10VmB4WHq3JB5O+J3b7QuP3e3jJx8uc9Rn07Gg1Ltta/v7hElZkh+8yruOM4LYz07/lToYJZpItibvOYrG24LuIxn+YpMB1vC731vE/ypIwVW7/AHivTPqDVuYfc8p/4QzbsLsySADk9eM/Q0gIfIuPn3p8653KzDPHDce3P5H0pyQS+f5Wz5/MEf3h1546+1FgHMdn93/gLbv5UhlosALNU4mSgaHebTg9K4NDXtreb78UTf7yiojpdp/AjRf9c2K/yNVcBPsMqf6q+ul/3mDfzFNK6gn3LuKX/rpH/gadxMie51BPv2kEv+7IV/mKqTX3/PXT5V/3cP8Ayo1ZLRk3S6TN9+Lyv+uke3+ldJ8ObO0h8QXEtu6N/opX5W/21q27IlnqNFQI8IOz/ZrQa/SadLh0/wBI4Zm3feIHBx2JwM8+vAoNLkdrdJbSJL/y1Vg0beZt2kfzB/DpVr+1P3bo6Rbf+Wa/d2fKV/HOc/UCgLjxqLvd290+1njx/wADIOcn3Pepzeo8DpKituUeY27aWK5Cn64JB9frzSC46LVEuZH+0bVlZXXzF6KGJJ4/4Ew69++KWXU0hn3o8DP5wm/ds33uc9QODnp2oY0xks6PGjo/3v7zbj+JqMzp/fWkO40TJ/fWnidP760Bces6f31qX7Qn99KEK49bj/bWpRcJ/fX/AL6phcU3Kf31/wC+qabhP760Bca0yP8Axr/31UDbH/jX/vqmFytOE/vr/wB9Vc0DU7fSNSa6eLduiKfLjPJB/pQJ6nS/8J1Y/wDPvL/30v8AjTh44tD/AMu8v/fS/wCNBFjYn0HSrudri4sIJJX+87Lyai/4RnRP+gZbf98UAL/wjOif9Ay2/wC+KP8AhGdE/wCgZb/98UCuJ/wjOif9Ay2/74o/4RnRP+gZbf8AfFIYf8Izon/QMtv++KP+EZ0T/oGW3/fFMA/4RnRP+gZbf98Uf8Izon/QMtv++KAuH/CM6J/0DLb/AL4o/wCEZ0T/AKBlt/3xQFw/4RnRP+gZbf8AfFH/AAjOif8AQMtv++KAuN/4RvRP+gXa/wDfFO/4RnRP+gZbf98Uh3D/AIRnRP8AoGW3/fFH/CM6J/0DLb/vigVw/wCEZ0T/AKBlt/3xR/wjOif9Ay2/74phcP8AhGND/wCgZbf98Uf8Izon/QMtv++KAuH/AAjOif8AQMtv++KP+EZ0T/oGW3/fFAJn/9n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c6MjAuOTQz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37 Viviendas en Arroyomolinos</text:p>
          </table:table-cell>
          <table:table-cell office:value-type="string" table:style-name="ce1">
            <text:p>Velasco Grupo Empresarial, S.L: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Thc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0OjQyAAAGkAMAAgAAABQAABEckAQAAgAAABQAABEwkpEAAgAAAAM3MAAAkpIAAgAAAAM3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jozOQAyMDIwOjA0OjI4IDA5OjU2OjM5AAAAAAYBAwADAAAAAQAGAAABGgAFAAAAAQAAEZQBGwAFAAAAAQAAEZwBKAADAAAAAQACAAACAQAEAAAAAQAAEaQCAgAEAAAAAQAAJq8AAAAAAAAAYAAAAAEAAABgAAAAAf/Y/9sAQwAIBgYHBgUIBwcHCQkICgwUDQwLCwwZEhMPFB0aHx4dGhwcICQuJyAiLCMcHCg3KSwwMTQ0NB8nOT04MjwuMzQy/9sAQwEJCQkMCwwYDQ0YMiEcITIyMjIyMjIyMjIyMjIyMjIyMjIyMjIyMjIyMjIyMjIyMjIyMjIyMjIyMjIyMjIyMjIy/8AAEQgAxQDG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0REQu6qoZ+WYLgt9ahubyO0MKyLI3nOEURxl+Se+AcD3PFYoBt3JcW7LNGBJCo/eKqlpD6bcdT1qxES8SsylCVBKntVIlkmKjmkeKIukTysCPkTGTz7kD9aaYiTac9OO1G2mMTHNOFUNAaaelAxCeKiaqQiLvSE0mMZUbLmkNEDRk9KrvE2eaaAhaOqzpzVCK7pURTJp3BEbQ57kfSii5R3N3Hcu8AtZVjUSKZCVzkDnA9z0qxnOD61zEC9qUUAKDSg5pgLR2poBh60A1Yxc0x+lAEZpjGgCMmkxmgBCtNK0AMK0oUHrQMDEhGMZphgjxzHmmIhaxjY8ce1Qtp654ouNDPsBzwM/gaKVyjeBenqXrC9xMd83enBaokeFpdtAC4oxVICNqbVgLSNQCImqBjg0DG78GgPuNADWmxxTfNLcA4ouK2ouxupemlM/wAWaCkhQ204p+/IoBq7G7hnmjcvagLCFqKBpGkEXtTwMVzoTFpaokKWrQC02mgENNJwKoBhamMaAREahYE8CgsjMbmjynx0zUsCJ43/ALuKVI3zQFiURvinrG3emhskEdL5YPWmJMaYFPSmG3qWMTyKKAuaANOFYIQ4Clq0iAp1UkAUneqsAhWmlaa0AhmdIIzLK6JGnLM7YUD3NRiNXRSrKwPIKkEY+v407gHk474pfLx/FmlcYu3ikIp3AYaM4pAG6nZ4pjEzS5xQAu7ikPNFguIRRQLcwJPHWjpj/TIxz2z/AIVYh8baFIvN+gOM8hv8K5guD+ONATOb+M/RT/hSx+OfD7jH25f++G/wqkxEF38QfDtn5W+7bEjEblhYjj8K5O++NFpZa00QtjJp6tgyqp8wgex461akBteGfironiL7RtjmtjC3AfBLD1x2rfHi/R3cRiZ2J6AJnNPmAzfEHjuy0aCOf5VjZsO1wCgHpzRpvi86tYi7jWIRsOCjbww4IOad7gZmo+MHkvn08bXO3cybeuCMj8OPzrbhu3uLUSPd3MZ25MYiAwfQH2pNjRRfTglvMmmx3UckrFhLHEv32OWJBGDkDvVxrrVbCzkKWZcKc+bM/bjsB1P4VKZRpx3dzJbxzJaCIuB8k8gUqO+cZ5qM6xardtbTShZQgchFdlwf9rZiqTEy3DJDOf3cqPxnAPNTeXVIQ4JikKjvSGhpCUxpY164/Gi4xvnx9ioppuUH8a0cw7DDdr2dKKXMNI8fl+Dmro6qush2J5bylAQeuPMyayNZ8Gnw/MsFxdalfyFA5Wztht5zxuJIB471zeyZkYn2ScsBb+HdWlBOA097Gmfbhaux6Rqgj+bw5DanO0Pcai5H5KRR7OwdSLUtA1qSBp3W2j8lCwtoGdgxHpuyc/jXEx2mo6reLFAmXLlSxbhWAzgsOO1axVkNo7TQPBx0y6jmOtSJebcMtuB8meMZ5z+ldFehbG3afUNY1QxY3HdKy8fQUnG7BOyM6PUfDjWomS6dxKdpM8rOcj6kkflXRQa1FaaC09sEnQsdhBOMY9cH9aqCsTe5xuma/c3/AIhkElvEkrROVYShjnHpge1dRbeILzQra4vnZo/Lwv7pAWYMQBgVpcdjpvDPi6bxDbG6FxK8ajA3J5Z3A4OQKj17xQ9pdW9ukrKr/fycg+g5/GkMu2OrQFQbwxOSc8h8j8uK3VhnnRWt4LRImOVZwCSO3XOKllIittOewmkkgvLO0lkYtI0cSjeT68U2O4u4tTuJJdWLWrKCyCFmyfVPmwg9tp+oovYqxYOpJF8wuLyVj0DMAPYdM/pWLLJ4ikgluXme0ABcQLG06qOeh2qSfbHahy0Bo4LVvGutWOpyW0lzKFQgB5FaLcCAwwrc96qtr3iPVVb7FNdzbBlvIDOMnsSK55Td7CsO/tvXLdwJjdxdAfNYqP1rSfxPqA8qNLpxzzhhzRGbvZgTjX79Qds0g57sDRVcyGejXlxaQQPP9ou7x0GfKjwC30LkL+Zqlbahaakkdxp0GUIAcqySFXxyp2EjI6cE1umQWZNJnuZN6yupYYwIG/ma57xB4CudatEgaZ02ncAzIM474yaOoHJ6v4B1LRLXz4dT8/ewUQx5Vjn2zg9K5e31ZtF1SET6ZJJ5aMF/c7WG7H+zzwKGVbQ6CPxyhUBLO5jAXChxtH+fpXmPjDUZ7rWpnaWZ0k6BmBUdOlJbkuJgyrJCdkqFDjJU447VvaVqWrPafZkaZrZeNqnoKqRKWpf0pruw1NrydXREjcffDckccfWuhTxdbYk88OyRqCzKnXkDGO/WoTNGtDotE12CXTLi708Boym1A0e3OOuRXGal4g1m51Npo1t5JZN22NV64HTk/wCcVojNHaFLg3CypcfIxVjHyMYHPTj1/OrC300d6yBGjTcArqD8w45/PI/Ck0NHYRagLbTIpXfAWMkknrxXGWeszz6hOZty75Cw27ufbPtzS5Sr6nX2viSSCML5t0Qg7FSB+gP61tRRR30avJqcZBHO1+R35GRUtFcxMLXTVwz3Mzv1+VD1H0qpts4tSuJH81w2NsJkChyepYcZOe59alxSAtrf4H+i2KqfVFycdOmK5CT4dpeXtxdTRbVmlL4WFkIzknl5D+i0WTA5LXfDuoaXqEqWGkXEtqrbBKTFIzMM54Q5xx3AorllTdxHsF9e2y2Mw+yRRKVwWByfyAqBdVlurb7FYYiLxlR5XDKcdRkYB/P6V6BAl3/bem6RsgnbUZoyqkXNwkbsT1yypjj8Km+zl0V7u9WOTHzRqS+w+meO+aljRRvLvRrDy7a5nNzcXBKwxC2J3sPcAgdepNZniG0l1bw9NpmniOORmQxLKdiDDAnkZ7A9KOg07O5xafDHVLtcT6tZohG3bFavMP121Vk+B1+jbrO/l3dQGttiE/hJkf54pLY0qT5jjfHXgPWPDk9rPqEcDG6dlDQyZJ2gZyAMDrUOnL5MKwwabLEMAs7DJP1zih7Ga3LN9sS3YvJlW+X5FHBP51Q0+KzlUTQzzbh1Acrzwe30qE7FPewl4k8ko8mKWTbzuZiecf7VUprHULgM8kAVdpBaRxwP1qovUT00NC78XanFfwzJK0UBIBt0YOpAwMcjjPX8a7Ww1o3caExhQwxkHOMY56e9aGaJPFOpzyWEEFrfPEvl/MIwp3HjPVSf1rktEnvl1m3B1LfF54DxyMoZhgHhcZ/XtTvoVy21OtXRbYar/aCgCUyeazbBkn0yMZ/Grhv7pbxkaHKByFfYTxgdx75/KpA7PTbzytLjbdkAsTzmuPm1yafWLh/m8okAbRu4/wD1UJCudFpetPZocPckMSSsMgUfiMVt2l/DrVwYS2xgu7E75z0H580mikzW/si1ijCy3kca9cKooqLDucvqNxHfy/YZWkKgbn2NtPtzg1f0qztJ2W1RHkbbuDXMpYnHXpx6VqQdD/YKyKp3wxhDn93Hz+eac2lWEXM938xH98CpY0UNUs9LuY47Zbi4EbsBM1vM8bY/3lIIH0qX7ba6bpxjsLL7RJEm2FZpCN+0cbnILf8AAjk5+poGtRieJrlLBJ7+zttPYJudftIlRBng7sDj6ili1a51O28yzkE8J6SW5DKfx6UgirlebT2uyHvY50ZRw/2gAAfRT/SuW8VaRpieF72aztbd7lFGybdz99epA9Pan0BKzPJrXwzqV9O0qsZS5ywhiZ+M+vHtW3/wies2cYf7FOF6KJGRM/QMQf0rOxdtbnPana6hHGReWF1ZIpJ37CVb8cYqvbxSy2vkPIrKP4ijH6dMDpTtbUTV2Ry6Pa/6y481mUfLyFH6UiarLBEqRMIUXJxkkjJHr1qk7ktWLDXC3bMGW7nYH75yB/IgVXtUS01m2ulbbDE+5xuy3Qjt9aL6mtRJRLH9rXlpqzTxX08kPmGTyJDhTkkhR16VvDxpDHe/Z7i2KfMAGEqnIOOo4xjJpmA/U/G0F1p32KzupYHVzG7qincOcHkHiuYhk1cTSfZdRkbYofLFFVuSO/HammTc7axSe/0PTp5pQJgm4kgHk8duKvw+dp+myeZtmkTkck56D3oeo0yxbasXbYj7WAJYxv8ATiikgucr4e12/wBU1TU47q6LvJp0rIiIF2vlcEHHbJ711+gTPbWdxPLczzRJGGCNJv27V3HBPP5+lWB0umax9raELK7xsFbZIM4B5/rW+JY0CkBR0wQMdqXUDB8Ra3LbxJb20MkzsdxiiGWIHOBU1jFqD+VLJZlVxkx3JCj8jzQwSNaW7u2tJYwLFVKYEaZyfbIFQweakEcFuixRqoykK7ct3IA/zzUM0WhObC8nQgQzEsMAv29+eKwdB0m8e6ms5LbUJrdCWGp3JgVGPHyhY8H16j156U0kB1/9kL92a8cqvRRwB0pj22iw/wCs2SN3DN1/KjYLEH2jToTmz0+NWIwCEArz3VPAkmoXFxcB5oppnaU8qygk5PBI7+9K/MF7HCeIfBGr+GreG5muYbuGSUoAgIK8FuVORjj1rC06d5Q6qIFK5z8uG6n0qWrBe4x79JbeWOGRvMG4c55NVYYLlhH5cI6DcxdRz9Aad9BSV0MvLS6iiZ/M3cgGNUJOOnGfp6VgySSvcsZNzSg87h81VBCkT3MCwTqu8vlQWz/L/PpViadUWONBnBHP+fypslHazXs9voulCG9NqY4lDlYw4JwMLg/jWrpGumXFtcyia434EqR7VOSAPl/GkNm5HPC5OQpPfcMf570UWA4jwZeOuvxtI+9fIkAXIGeAR/Kus0XxHpusyzwwW7W140LeaHQZYEgZ3Dg8kVSB7mroMNxZ3qpJFhAqgv5m5SRtHfkfyrev/EemWZP2i+gixnOZBn8qaEcfpvimx1jxdFFFKZJZN4GIyBgKSPbtXT2fiG3nKxw3JWTJURyKc8HHGeKGCZ2drq2lCPHlDzBjdvXqe/tV4a38uILXI9Qwx+lQVcik1O9cZCxRj35/r/Ssea8WxcW8l0d0pMmFH9eo69hScWxoqXlpa67EbCT7W+8hlMMkisCO+5SD+daMmmy2Vo8VvtkEMeIxcT5ZzjOGbk+3Si3QLlTSkubuy83WbaOwm3kLFBcCbeBxuDAAjnPBFXM2sf8AqhcSgdBJIQP8/hRblDc5nxLYprdvBZ3V5FaSrJ5kfIbdkEY25BP4Vx+lfB+S3vDc3fiNERs/JFbMzke+WwPx9aV7jRtWnwr8LWkYUxXt3KwzunuSg/75jxUc3wojmz9j025Cn7uy6z+kgH/oVO1wb0Oe8XeAdY8LaGL6NxdxF1Q2sUR8xQc5JILDt2PevOre7sFcxyLLC5OGXAJ/xocX0ITuWNQ0+B4onsgGyxL+YME56daXWneOCxBj2MIizAKBySO9SimivLPcy2lnFGuURixGcc1p6ZeXsFxHMtj5hJDH5h2NF9STpbPWpTl5I9hOfR88+1FU5DRlT28OnMJLKHyHIbD8lj+JJqnbzub+1YSNlWUAMeRg+tJPUuzOs8OXt+9wsVzqb3Fu8JLRSIu+Mn36kYzwawfEceiWyN9ndPtHX92gjX8u/wBa2WxkQ+En8vxZp7qybGLdBzyjd67OCzubfVY3dHEfnlsphhhnyOnI4P6UhWNm41mS31GaBkRo0SNlG4g5Ytn/ANBFdNotxujkk/vBeD1HWl1GX5roKjMTgAZJrz281W9vPEsAtWGyR9pyMgLg4z6c4596sDsrPTXaNHlv4Y2/i8oFyD+GOa0PsdhwZXurj3LeWD75BzWbZSFgtZWRUVJJAowMZOOcnn6nvVsaNeOA3kqoHOXbH/16ytcpszNb8LPKsMqS2sN+SFiuntVnMPOeA3X8xjr2rWsrKz02zig1O/F9doMSTMmwufXYpwOMVcUrCWo6fX9PsFXiKBWbapdljDH0557VHJq9zMhMflKpHBHzUN2DlM65kWQobubJzwxY4B/CobnRdK1BSt35N2jD7sqK+f8AvrmhaiaPPvHGn6Xod5app1tFaq0JZ1Qnn5sdO1ebSXqS38jbiRnC5ODgVLdii5BdYmUxrGSO20Zq9LpV4YWuLizlhjc53zblBH49qIqzHbQqzebC6w27pJtQbnJ+vb+uaKyk3cmxotp/2q006Q3AaW/UmKAD5wQxHPrn2qkun2cbb9rNhsggkY68DHWtmrM1jJcpi6/qjSuLYAKkR4OOfxzzWXZ73kyTuUDOM4/StFsc17s3/C82zX9MfyycSgcf7pFd6muXlvdytLLbvbC4dMS/KVAbsR7eooRdjRuLRdTZru0uFxKgGGTcjAEkHHHcmtS21W20bTEbULiKBdoTJPBPXAHejqSYWufEKwa0eCx86ZnyCVi2jHflgK5jw94mmuvFtlAbYRxzSFTl8lflPoPpVgdnc+NtJsNan0+8ae3khcAv5ZZWyAeNvI69xXY6H4gt/IE423kMoDRyht3HOcZ/zxUNXBHQr4lR/lhiB443tj9KY+o38/GdnptH9f8A69Q9C7aFV4XlYGeXLA5G5yay31G1W6ktwzMYyMuADnijlb1BOxDdLZamn2a6sUuYW/hmCkfXB/GtWCwtLJVtIDa2dvEgKxJjCr7Acdc0ctg5jPs9P1eHWp7i41eC60hWZjbtaeXIB0UK4bnkjk1pM8St/o1tBASB820E8VN7DWpm3uk22osTeKt3kk4niDjP484rmk8M+BTrf2CeG2a7z/x5x3TKSQM425OOOce1G4HYWFlpukqo0rS7SzC8Kyx7mA9dx5qV4Zrl2kJkYt1b1/Pii9x3M658IaZfSeZeWdo7erQjP5iinZEOR4jc3S6cvh1Jjn7DOwk4/gMg5x7c1h3epRS6hM9qhtoWkJRh3HoQOPzrS1xXtobGl+GNM1fwteau1w4uYbnYxJCqy4BPH/AvX8Kki0OwtgBHG8nGDluuR7VMtClqWZoLe1tmaGBIcAcgcjnrWFNeJ5rEnDls5JwalFXtob+nXLQwq6syEQBFZQeoJ7/jXWi5hvtNiNwZW8xSQEAJYZ78dK0Whmzg9cWx8w/ZYPJUOE656n61U8NRFPF+lkymRftAyB/ukUwOx13RPtOo3lzNaSSRSOrK8Sg4XaoPQ5HIPatuGcaV4PhktCB5CgL5gPd8HIJ+v+FIRpWmqm5ujAY8DnawbIIBx07V1VhNtsYx6FhR1Ajv9QW1s5ZmONo4+vavMU1m4h1eZp5lSEpkFl43Z55/pVAd5pllc6pCs0TQJGwzvZxzz6DJrXTRbKJcXN8056mOKPA/MnH8qiTGkTMlvEVS2haGPHQuTu9//wBVJgghQM/hWb1NFohZIbnIKxKQePmcLj3p8NjbRSPM0MHnycGVYwGwO27rTRLkWVCJyqgH9T+dIzZpiuJniiiwrJnzNqmj6vf6nLdExFpHJdjJgnn34HWlh8B6pfSO+xmQ8Kqc4/E8Vpew7XN23tf+Ea8I6vpN3iKSbLqC+csQB/TtXJw3csCgpOyccgHINFrk3s7GvqFoLrQtNnNxMtzdSyxsuR5ICnAGMA55HU4qGfwXLpt40N1MgmQB2AdSBnGDkEmp5bFbjreYWF5PGLliUX7qrwx5PU8/lVS48U3JWIRXBS3A2YQY7Dg8ZPekncdjHe/Z/NRyGYMCCRx1/wD1VteG59viXTJNpO2dT7DrTJPSf7bnjvb2ExJJHDIqqR1AKITn8WNW7gLq+mNAJPL85QcsudpBznH1HqKYiK2tZ4NVWWa1Vi7DdJDNgcnqVJ/qa6pb2K3slaWRUUZ5Y8Y/QUAcR4o8a6ftW3huBNgZcxLkZ9M9P1rlbHxgkU7ie0mVCcKQAf0qgPS9P1KyGi2F15gSCVEEbY4yx+UfjxW1Fey4zG+8DB5GRUSQ0zYsmSeAyPGpO4jr/SrW4DgbQPQcVFhtjWakLcUydyN5UXar/wAbbR9ev9KrX99DZWsks7bVUMfyU0AVdJ1aPUNOjnWQsoVV3+p2KT07880UhO5wdvK+nwYGn28kgPMm4kZ9cHp+v1NV59Tv7rPmXkir/cTCD9Oao1Mm40u3uTukQFuu88n9etZ0vhC9nzJbW7Sj+8q4xTuSyO9sbuDRNPtvK82S0nlkZQ2PlYKf5g1s3N8jfE+xmSQYfYd2RxmIjr/npTTFY4C9aSad2uS7SFiAz/eIzTtJ0NdWv4rCPP2iYkJvIC8DPXp0BosBrXHhF4pJ7eeNYpUJRyXDYIPtnNaFhpKWTRS/aGdoGAUYA5+p57dKlspRuQ3Wo3XnytHKUMpzJsb72OMn04AH4Uuk30qefKspVmVQG3853etKO45Kx29nqlz9qEEpEikgKSMEZJ71Q8UaPFfO11NKIiiZWTeSQAOyHjPNaGRw00bQhXJMhL43EbW/wNZErt5zIioCRzg5Oeevbr6CgZ6wXWPwTopRlQI1t8zdunuKdaXzxXhD5mZguXjbA6t7f40hnpmmHFmD1/eHk1Z3VDAYzU3cTwOv40COR8Z67NpEdjJEU2GYlgOpO0ge3Uis7xP4li/sGxmhnCR3KOWY8jYI8kH8dtITZ5hpmtatAZIYbySOPJKxoccetFaJKxNz07bVeW2SYbggDD+IjNZo3Lun3lnaqBc2UVu4/wCWqAsre+Tyv8q3d8bxb0dChGQwbIx9elMRzesa14fhkji1K6UozbS8cTSMg7nC9fzrPubz4d28YuNNh1fWLtPmjnRDbxq3+9IAB+OfxrWnG7JbscA2sLLcuLqON1dtzLH8+zJ9gVP1BA/pueH7XTovEFjdW8oRg52oDkNlSOhHHXsauorOwk7knjnU7qLxMPLlVozAjbGUAZOf54rIt9diKbZIzG2eqcjpWTVy1KwyWx1G4s11CCzkazaQos4AKls4I45yKhtBdWTZeIkMMFWBGeam1ht3Oh0y5gNxGy200LA5KqCV/HtUuu6rbyAxIqGQkB3HJPTp/wDro5iVG5yl1KrjA+8rjGTz1rMnOG5+8ck0XuwtY9k0u7tbfwvpf2tlCSQRINykgnZ+nQ1LHolgZPtNm3lHdkmFvl/LpVCO105y1ghZssCR6Y5qyXwKhgRtNjH1qvNOAcnHtmgR5z8Tbo3Gl20cEq+esm4AemP/AK9ee21rcX0dr58zlBCxALe/THbtUSdg5bk8mnkPtGGx0PqPworF1hqB7CXSVNs8RdlHyyKcMv14ww/X3qiyHv69cda6ihm04yAePQdKqT2UMqkbcA8nacAn6ULcZxmveH9YmuPPtXjmVeFXO3jPSqcPg/XtcdJGV1Iz5jM4K7iT90dvoK2VXlViJRuzpLD4cWOnxmbUbwbujYbGfbn/AAq7cWuj26BdLtXDqOHzhf15/KsnLmdxxVkcfrdve3d0s9wcOqBAQOMdR9etYjrJE2GTI9apCe50z3LL4A0kROw/06bhSfU+lbOotDZeEtGu44Fe5unZJZXdmyBu7E47DtSkrhF2ZQvbtIvDem6iZZS+oGULGUBWPY2OueenpXG3l/PvbYvyt8xcHgVPKU5akNvPcXJ8tQWXrxnirgskC4dWBPrzTSsS3c9DEpfRdKjWNnSIozquM42H/GpLO6jOpgxyGPLj5WBQnp2NNMR3drdCOzjycYUnr/tHtVl75UjBDEkjIxWbepSV0cJr/jhba72R8KjEE4JZeMA8e9Z1z44mlRYraBS2ADLIxAxjjAHJ/E9qyqTsgknymJNez30hN3MZgPT5QPwH9adBA91IsNqg+Q8nOFAPck9K5ZTc2VE1bXTLaEEzHzyemVwo+n5dT+lFaqKRqkdlLBLA22QY9D60zt3/AArsMR8UcDjEpKN2kTkfiuBn8DVe4gaN8FlZezKcg/1/lQMrkYOaYEVZvOTKsRgyRsQ304pXEVJLLLtIrGRmOct96oCNp2uCreopgVr8tDNbwFFjackgynAI6Z/Wqmh6bpusiQXdwoZX2hY+MknoPWk5WZD+I1NT8Eu+nLZ20hWGGQyRoq8qx65HesfWrW9HhvT9MUSSSWch3EqF3Ag9B+NVGVyrGVrDmPwX4fhdGSSKW43q2AVy5Nc3Kv70n/aP86sVjU0JTPrVlbysXhlmVHUehP5ivUb3wHptwS9jdzWpHO2RPOQ/jwR+bVLEYk3gzxHYMWsik69R9ncOT/wAjd+lZv8AaFza3cyX1vFvQqSc7WX04PPrSYDYfGN3llSxZ2PzOSx5IPH4e1XptUvrubM1wTA64CwfLyRk7j1GB9ea57nVhaXNK7MvFnuYtDFAD82WOeg5PPbB79cUqWdm05xJGSwOBHIMjGAx6Dpnp/jUTjzI7alBW0GCx2CR7liiryEAIZxnqfTNWr+/+yaWixb7cKcoY1AH4mlGCSscEocqMK31m7L+Z5xkO3aVbOBz/OikkzNTPdiquu1gGGehGazTZmWNp7XLIGK4IwRgkf0rqAq4PO5cN+VIRmmBE8fB+YDHrTZLWaJFkeMiNvuMOQfy/wD10CICKaRnHOMHPH+eKBlPU7EajNDPcSPK0APlMXwVz1Gf8c1j23haC1uEaHUJrN1JZTJgjJGOp4/pUslo6yDV4dPtRBLePfTocYUZP4npWde6xPeoytGsKH+EfMw/H/CqiNHO3mjQz5KksSM4cbv1NYV34edf3igrvG7IOVquomLoNheW+v2Fxt3QRTqzOOgGa9nhvopRuDZJ646elO4i1uDLwAc+tR3dvBfxCO+tobqMDhZ4w4H0J5H4VLV0M5u98CaNdxMLNp7Bic5T9/H+KOc/+PCuZ1XwN4gtW83S3tr5euInEUnA/uvgY9gWrNQ1NqdXkMBdO1uS4ltryxmhkVsyfak2Dac4GDjcOvStP+yrdJxJIrSPty7lyu7nGMdMY7D0pNG8avNqQatdt9rEQZpMY4Gccnj9K1NPtlv0ZbiRWXGGQnGB7+1CRhOV2X9N0Tw5KJdsFvO+87lMhOOnbPr7UU0Z2sejbQVIPQjBz6Vi+G51uF1AoWWNbx1iAUg7ONpOfXrVAbE9vBcj96vzDgEHmsyfTpocmIiRByQRgimBTDZ4Xg9MU6OWS3Y+Q2zIwykZDexHQj60AQSoXbftVc/woMD/AOtVdkxQA3p3xTGwRgpupCuQtbwP/wAsyD6quAKrvaNn5GR/r2poBbS1e7kZFeMMvZzz+C966HTdCs4rWNpw0kwRSS3QHAyNv+PpVMDSksradVDwjaB2GP8A9VZ03h6MtvtmKHtipTArmPVbM/MonUd+9SQ62u7bOjp65GR+nFO4E66vC2piEzrsdQFA67ue+emMdu1aI2t7575z3qugaHMeKF/4m65ICpaxDn6k/wBawzaS3s/7lTggDOMisOpslaxpW3hO2cvLOC8rfeIbpWpF4ctVgMJi8xW4IY5B9quxDXUZb+FdMs5WlitAGcYIBxj86KCGzo5ozdQvAXIR1KkDr+HvS29lFDcG4jLZaJItvQbVzjj8T/KhDLVHOeMfjQBXuLKG4OWGyT+8vWsm4sri3zhRJH/e6EfWgXUrKdw9R60bcnpnHvTQxIvLjDLJBHIrHOGJDfgw6fiDTZoIBGzwybP+mUq8j8Rwf0+lMCrjIDY7YyKQ5xxn8KQDHgjmGXVT+PIqSC5vrQbba43R/wDPKZc/ketAGlB4ijT5b2Brdv7y/MP/AK1a9vdQXcIeCZZV/vA5oAl25B9qguLOG4I82LJx1oAwZfC1u2pGVVePYoZHI3Ybpx74xWjDp17Adxuo5VU87kwSKBFa/wBDkvdSa6uJflCIuwZx8ox070ulxr5txbrJ5ksZ8xSVVWCEnHA7dcHvQUmVNbvTZahaLbMPNIlR3VQ2FK5GfbcFrdtZorq0iniZGDqCD9aAuWAPfH16UUhM57RPF9jqypHIwt7snBiZsqx9jXRg4JyOe/FC2AeG98U4H/azQAppACegyf8APvQLqU7jTre5csPkk7n3/rWZcWk9v/rE3JnAcdKaGQj6/hSMuaYERiqMx0gJBZTPA0scfmqOuzBKfVeoqDg4IOeMGgA47jNRG2jDeZGzRyDkOrEYoAuQ6pqtpgSNHdoezDDD8RWlb+IbOQiOYPayH+GQfKfxHFAGsrKwDIQVPQjp+lLSAguVzC3yO4xyqMQT+IrBt9Mnk177ZG05VAqM2Au7b2PrzQgJNe0g3sZ84F0VSAM89OnUZHv+FT6HYPZRsJI5BJjDO+AW9BwMHHPPPX3phc2Pz/CikiWfPxBWZRuPBrtvDPjO+hvbfTZ0FxE7bVZmwy/jWcQW56WudiNk89jTmb5qtGgBjS5pki5pe2D0PUUAZ95p8RjeRP3ZAzheh/CsjJyAfSmgF60YpgIoO8FGKsOQw6imy3b3cQaVUaQHHmbQHI9yMZ/EZ96AKp60o6H6UgHL92mlVYEMAeO9ADY4Tat5lpNJbtjJ8s4B/DpVqz8R3H26OzuIkkZj/rV+Q/iOn5YpgdMrbpCrAdMginE9u1SITHBpF6Z9DQAYwT70UAf/2QD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Y6MzkuNjk3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42 Viviendas en Alcorcón</text:p>
          </table:table-cell>
          <table:table-cell office:value-type="string" table:style-name="ce1">
            <text:p>Bauen Empresa Constructora, S.A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S0g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0OjU1AAAGkAMAAgAAABQAABEckAQAAgAAABQAABEwkpEAAgAAAAM1MQAAkpIAAgAAAAM1M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joxNwAyMDIwOjA0OjI4IDA5OjU2OjE3AAAAAAYBAwADAAAAAQAGAAABGgAFAAAAAQAAEZQBGwAFAAAAAQAAEZwBKAADAAAAAQACAAACAQAEAAAAAQAAEaQCAgAEAAAAAQAAG3MAAAAAAAAAYAAAAAEAAABgAAAAAf/Y/9sAQwAIBgYHBgUIBwcHCQkICgwUDQwLCwwZEhMPFB0aHx4dGhwcICQuJyAiLCMcHCg3KSwwMTQ0NB8nOT04MjwuMzQy/9sAQwEJCQkMCwwYDQ0YMiEcITIyMjIyMjIyMjIyMjIyMjIyMjIyMjIyMjIyMjIyMjIyMjIyMjIyMjIyMjIyMjIyMjIy/8AAEQgAoACg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/ooAKSgApaACigBDSE0ANLUm+gA8yjzKAG76TzKAEMtN82gBPNpPNoAu0UAFFACUDrQAtJmgBCaidqAK7ygcL1qJpuOaAG/ato2+tJ9poAjXUVLhE+fkhsYwMVMLjeocelAFefVILZN0hwc4AHfNQ3VwZYkaJmRcdR1+nSgCO61a2sLTzbssDuVFWMFncn7owB1PauX1HxvdS3EMWkWvmEOySxvGxckHoo9+vTjjNAHp9FABRQAlJmgAzSE0AQyzKg/w6VTe53kg4x29KAK0wZl3K8qoAc4bqPQDk/yqJpcjZhh7UDM+bUo4nlgt8STRgFkGQoycctzg89KJSpnAmky24FFKgj3G0DdwcckH6c0CJ5IYiS7yYAO5mUbev17fSopbx4kVbUhY+5xwv09aAK97eDETFt8h4GR9R+FZWo6vKkUUSTW8c2GfbMxC8Pt+nXrk/hxkAGYdI1bWdTW5CtZpEcK7kHBB+VsDqenscda3oraw0EO9tGrTEZnuJOGPrz25/hoA9DooATNGaAGmmFwPu9aAGST7F5OD6betV/OZz9z8+n/AOugBSxA2t0PoMmqk0xT5V+U9iRz+vAoAyZr9xdfZo0a5upDhUjGf++2JwBVGaxu7qZoL1kCqu8x28hVAP7rN94n/HOaBly3sIlZjDELaEjqqhcj1wfxPP5UksdvZRiO3jZ5jkbv/sqBFWV99ujzc7e2c1SvtQCW4MfytvCIh4Y7h2zj/JoA5+61X7VFBaRK5Jcu0MzneWIKqMr343e4IGc1o2HhsSW6XGtNJCgIUWzEYxggAkYI4zkdemTQBrTywR2SLb7IbVQUETHYoPXB9ANp7+v4Yg1W8/cWFvDHumnjHzJuQhgrMD6kBkJ9icc4oA9eJpM0AITt5ZuKYZG7Lgdj60AVnmUkkncR1FQm4cn5UwW4CqOW/H/CgBVYJ8krZP8AEF5x9TUmD9E9M9fxpMZQv9Ys7Bijz4dVLGNOWx7isi4m1LU4D84hXftWGP77Dp8xxgDr6/hQhE1np0sMSoXiChjI4JIOTweevIqxI1tbS5CJuxxgc/lTAqXUrzgdlJBx61nT30NvaM6tuOAeOq9OPpSAyb/UVjtoYZZivmyjDxkHbgd8nA4I/wAiqVnp19rHki2u4bmGM7jI0hR0YnuMHBA4HY8cmmB0dpa2Phqydbe48yQkIXc9TnPA/hAyTx70C9W603UZ5ZEcW8TyLgfcIRmHcZxnNTewWuM8PBLq0W4mLTzNht0icAnP3ew5q/qWl2+pwhZWkikQ7o5ozhkPHfv0HB9KpO4WOyaZcVC1wrcBgoHXHWgCI3AX7kROeN7VC0zk7VO5xwcDj86AIfPG4pGrTyZ/1cHIX/eY8Ch/OQ7rq5W2jJCiKAndnryx5/75HegCv9qj2FYn8vaDhR1JHXOTnJyff64qnqEuofZvLjkdAx/5Z5MmO2c9P88eiGV7EyghLW0hSE/JO8U+6Ut7kAknn1/CtXfBDH8ke36HNMRSkv3L7VRgp6n1qrduqfvW5DAjd/SgDK1TWEsoAG37ZAJPk+Yhc/4isLUr4T7beNS9sisxRzhlYrwSRxjG3p7545pAXdI8NvPbx3d88tlCijELRjJTJI+g3HuM/Xg10cSWYt3sdOi8mNQVYKCRgkDOepJH49KYGJczHfP8qxpwBIZQ3OThiufm6dP5Z5bolnNb6fqIvZZZPt0ZXZI4ZIxtYcdNoO7JqbXGjXsJE022itgWk8tdvCj5ec55/wDr1bkvYZYmVZfKkOPnxj9apIjm1OjM8X3JCpPQbqjllihXfkjPGB0NIsrPumCtuMcWeMNjP/16fdWcl1aiNd8SdWdzjIHP3f4vTnHrQBVn1crbiK2hESlBwNrAZzn7vT3qEkSo8zs2WG5C7fM3YcHn8en60AUpJJ7mNTZwx4AG0ic5UjkdMYycDPT361LpNhd20EzXhj5cuFTpyQTk9+3HQUxF53SO1VbaOEEkhVThR+AqlFPIjs0pdgADjtzSAqXVxEs4AJ25yWHReefTIArnb3W5heKGEUluWYfaM7wFyVDgAnuOOOvfPFMDPtl1LXLuVrBSGk2l1J+SHnjnoF5OQMHnuMmutsdFsNDhiuZbeGe7VwBIgIGT3CluMewzxxxQBaiuZL4SxzDy4kAZgvDEbs/Nk8dP0rG+2vFue4aRI5E+UQQHJHYL6nvnpxUsDnVmNxBNLFIzPEUKQyqD5n3txJA9h0x354zUgnMWnpqEEUwUuYuM4GFyMEfe/i6dMc1V7ITZCuv6mrkm8YnP3ZNr5/Mf1qwniW4djBLaxSs2CfLyjAevUgflUqTTM7npDXyKwbjy0OCxx8p745/GnSSl1Zwjgr90kc5/kKZsVy/nTQTSffiO5N2c54z0Ht29TVXW572CCS784iLICq6ncHPHBGfyI/woAbZC5kiKod8+AZHkVSYz/dwOAe+eTVqLS1Ekk88kkjShg4cZ/wDHuv5HFAF0qkCDYBsA/hOcfnzWddSMWzvZojnHr09OM9aYhJbyCFAo2bimTuAz+JrEv73dbzNLOkBJzETNwfbvk45+n6IDAuLnVbW3+zTlpluhuUxjfHLEwwxyOT29O+ccVo6P4Rmu2guL15oIFGEgJxLyScdcBTk+5yeB1pgdPd3LWyxwQLEjFS0hA27e2f8APoKyjfxPE5klNzOkrKiIu4sQvRVHXrjPtQBhS3J0+7aOcW8020HyZJ2K7+o8xtu3jtzjqfeqE1ybv7VJqUf+lsyIlxtI8sjJI9gRj04xx3CA6DSPDrT2gm1m3ETGdXXH+tkABGGx0HQ57459aTX7y21bFrbSK8Vs20qo/dq2DwD/ABcNz70XsJq5zr2Nwvy5LZ7GrejaR593IkkEmxF3yeUmC/IABPpnv27c8ik0JRO4a8cCSM+XdSAlT5WVfjqArHLfgcc060IlAFqqxEn54+Bt/AcZ+mfqKk0LV1bLHGY7aXM8vymQrnb9fSqMGj3kyCG6upZgrmQGVcpzwABnqB6gj6UAzWhhsdPXMUKBgvzH27ZqudQ8+TYsQKnsWwfrigkuIsUUe7cwz6tkfkf/ANVc9rupW1nEZGliVQeXbHH+J+npQByH9u281wVmWUwiZfLdVGdg4Yc+v0qg9pdahemOE3F2JCRC2dzEZGM9NuOpHGOOmaYHd6Do8+kQB7zUDJIQCsIfKxgEDIzznnHGBz3pL694M09wYoSSYlK4dh0+X1zzQBlanrtvFoxgRo/OYxpJHncyE5Y7gOSeMdR1Ge1QWMbalbzvpGqeVOylBFOiBggIIC46Lyeg9OlIDLEN6tuum3VtIGmnYxgLl96rg8A8gBueemCDgc9ZpGjLpFmkepNFcSrKsyRHBWA425z3PX8uB3oGZ93rv9qTM8MTpbjCrNKdjS+uV7L6ZP4VTt4YkgVVwI14XygFAx6Y6fnUiNjS9FnmuYWfzBCQzFJMZ4IOWPPHpz+fSuhijgtY2igTEbMSWP3mP+FWgK8VnAokN0SSScFz+QPr9T0zUb6S9yylziIkBlGBge3+T+FIo0ILaLTbVEmfeCwTO3oMcVM0juMQlR7Yzn/CgGRS27NBulA3Z+6cED8ay5bgRyqmxWcOAQncD/6xoJMXU/E8MLmN/NzGzLsiTOWHBBbpkdDnpxWB/bsdxd2seoWsc2nwyFjDy7fnkZ7dRj+dAF2w8MXGr30t7H/ommyOZY5Mc7Sc4UcYwOM9PTNdTHHY6DBJZWEXkysoG9hne204LNxkj06c0wIb/VMXK+YV+58sYO0EgrkFu33hx9KxZ/ErvqF1bJcLDtcQJvTem4PggnjgZPfOQOQKAM3SFg0vxGsV3cLi3nZUcqMMRwWP93IOc9Dn2rc1LwxJdn+0dGLQyBt6oH2h2PXZ6Ht6dOnIpAatpczW1pFLey280iRZaWEckNk4T1PC88Dj6VzzaxqOpNJPcRLbWhx5MGwtInOdzkEgk56AcetJjIY5rdsokqsysMhhgn0G04J/WtrTtBaW4gmeKNJfMD7R/CB/E3Q9v89lHcR05OwbEO1emR1f/wCtUR68/d7VoBYS0hHzsm7H3WHB/nUzlo4t6ruIqRmPO8sk5eUZjLAbBxjPNW4JYbZWcdJBkZ4/MCgRQvNaJtJ5o0YxwoWc5AIA/wB4/wA/0rzvUdT1CeRGkhaxViJIxzudc8MT0OcH/CmA+2mvdXSLTSstyWkaZAnzOjE8seeR7Ej6iut0fwja2Miy6k8VxcgZWPP7sY/DLnkdu/SgDae7e53JbhWdHJjMTHZt6DcQOfXHbArk9f1i4tbR7i3l81cqBdBCysx9PU8dPQdqAObudVvNUR45o7aKKS489UAztbAUEk8dB6YzXZyaBYXenSFo4oboyGTdbAHycj7oGBkex9T9aTY0jEj8Maqb9NOuLcBNuUuCTtRfUHr6/L16/d61pXurR+G9Pj0izSW71AorxW8rHMXfdIRwi5xhe+Pc0pOyBK7IP7UnvoFjvJU+0cM8aLtGc/wjrj60iIY0crkquMMSTtH+RUp3GzZ03RxcJDcXHlttYngcIBnBxzyfw/Ct/wAyJovkVhEwwQ45J9x2q0IbgKoVRgDgAVFL5EA+1XDsqp/CGOG9Bgcc0wRfjk8zld2R69KWcnyzhvm7fWkBz1/fxWm5/l2rgtITgLzwSawNW12ezDolrLKsczQmZpCih15O3HJGPcZ9hzQI5m61K9upfMmmZWAABQbAuM4Ix6c8+veuqj02/wDGLQ32oJ9jhiVVV1QDzV5Pyg89e5454HHLA6KC3tNK0qQaUqKB8olY5Z2zjcT1OOvXH06VnXP2m4m8xYibgr5aInUg8n2x0oA5q98T3MBmsLdSskMzrmP7o7Dfg8ng9P8A61Ztjqd5azRyGUSxpKJ2jcKFLDAyOPQdR05oAS6/0qSe8hHyyu0ssQALREnpz256/TO3jPS+C49QSYXDQI8QQiHzF/eHp/q/YEjk8DPHek1caZc1DxfbHV2tLNPtUkf+suwR5Vs2MEIcZZuTkjpnvyKy5UuXEjwShy58xlboT6/Ws276FP3dSrNdTwqrXWmNcLnOYRuJ9OMH6Y45rp9E8PriLULgPwMqjOWEee/Xr2z2pwWomdArqseyGIwxocKhXBJPfNUb2/NpIhliHkOfmlLgBK0EWSIprcyyOrwYyGBBU/TtXK65q0tyYlgPQmNAMYQH196Bo6+a4+zjGxt5/u1z+ra1Mo8u1QXc6MA8CyjKg9cjOfw9xxUTlyq4Iy/DGrS6tqF7Zarb25aECaBRGPkHRuvccdfU54rpNU0y01W1a0uc7j8yMvDKRxn8MkenNEHzK4mZuk+FLLTWjn1GdbqUsVhR+IwfQA9T/n3ranvnF6ILcmaVV2NAE43HB3Fu2B296q4jnNSmXT/tEbEvcLECjLFiOJcjj8RmuMj1q/fUPttrI8bbSqyuNzEEY4B4H/1h1HFMDptFik1HRJLW9lgEUs/mqxI3yP8A7RHbrnvk/gbEvhY6nb+Wlsbe8t4wDMQBDLgcZPY+4/I1EpalKOlxnh7wv5F3Hd368xsf3UbjEeBnLkevHyjrnrVvWdTjNvLYW6u6sGUuX2sQT0yvIXtgEHjt1qak3FDjuctbX+m2US2a2y+TGAAYhkKe5HPJ565q1CbaZki06+PmOfliYbj+Ctzj6GsqcuYdTc7DStDcRCe9kBcMGIHRcY4H+Na6yKY1jEbRpGNqjOeB0rpiiBvfjpQ0SSoQ6q0f8e/pTAwdbu4bC0MEUIQEkRW69iRkn0+tYkEE9xExuJVUD7qrxkZ7jigaOvvblbiUKYuACFUHBx+Paucu/DFhcvvtpDbyg8bTgA/7pP8AIionHmVgRSa01fSrhJZ4zepGMK4I81fxI3fzq9Y+JIndVMvzr/yzm4Ye2f8A69RD3VyiZovdC4uQQrJxkgjJU46j06Csf+0nl1VLWD93DPbSK3mA5c8cg+hG7J9q2tpcRvLoWmTW00ckbtHdRqku6RsEDkcZABHX16ZzXKeJ9FlsryS+htlNiyqDtHCHGDuAxjJ5yO9IDH01rs3aQW0QmZz80OTtYd8nsPfI+telapq0Gl6TIbgtY28Cr80WDlsZKR/3vr9T2pNWdyk7qxysvieTV7JWS1ewjLFtjnkg92x3OTx24qOK4tb9Nkrpk8HnB/M4J/WsXUUnZlOPJqU7rQVU7bWc7gCwjkyM+5wMge+PxrqvCfhm30u0+0TYlupGKyyt6A4Cr6D27/kKqFPldyW7nRvceaTvSRFTpnufaoWIX5icY6k9AK3EOj2SqWjdWj6lqw9a8QJAnlRths8LGAxbPfB/yMUgMOGyNxcm7vGuNzcJGzc498VpLuUJGQM9QAv68mgaNRraKRRJbyqQckhssoH49PwxWfPGyKpljbGeoBK/4j8fzpAiZJZlAVGUKRwknzLj2I/z71DeWen3qYv7ZVfoJByPwYc/rSewMSzso7SJ4rVS0MZA5ye2evf+VMvNPS8mglUiCWE7jKMZAwcjP4/TrVR+ERLZ6xHLbMiuJFClQ0TfMp5/z9K1YLuCdERpAzbcFSfvZ6/hQrN2E3YqSWOm6LBcPHbw+TPFloFU7nbJPLE8IAMADjJNchrT2t/rL6lfGSdETZDHK3yRe6Jjg/XOcZ4xWFWoo+6a04XV2Mb+z9TGIbkwOf8Alm/y8++eD+B/Cq76BqUkqW1uIpHbqzHaEGfvN7VnGKeqJlJs73Q/DlvptiYjul38TSSHljjoPT6Dpn1rZaTeoc5VccKa6YqyJIWO75gMClQF2yozgZJ9BVgYut6rBa2jKibYySWJ48xvf1rnrK2muHa4ucnfjEW7GB2z9OtIaNgDDHcEUKPuq3f8OKQgx/KoKuVwd3v9KQE8oMEqwywGJuvK4z+IOKc10bdBtXcAeg+Xr1x6f55oBDW+zPIzqfJfAOACoP8Aj+tOKOXR9qFVzuKfKT+u38MZoYMSLAnxECs2OMKYn98fwtUpw4ZJkSbn5h9yTHuvelrsIyrnw7p93J5lo5tZgeNnykfgeDVCW31zTCQyC9hU5LqMSD8Mf41m4uOo0QSazBdGNJpZIAvyssoJOSe+AeP5VmXdleyEzuguLcDKtbvvUfkQR/npjFcsk5O7Neb3bIpadYXOs3q2lpsUsf3spBKxj29T7fn7epaJpVlpdksEb4hQ/NI7jc7dD9SfXoO3t0UYOOrMm1sa80hbaAMIowo9qgY10iBEaRtoAPGcnoBWZqOorBbTRW8SrEOrDJBPr09ulIDnbWD7fdG4mwVX7o6fia14bb92z/aAP92gaK5V5JNiuAvUlu9I/BIyJM9x2pAdbLdW0jeVexrGRjIkGOp7GqN3oCmYNZzbFcZwx3IT6UyTMuNOubPJuIiEc5Mka8Co4Y5CcxOVUdmIOB9e3Tpx75oGXhGkoQPGoTu2BgfhjH8vxqYWu2ECMLLCBkHdkD6d/wBaQELxRuo8zhscbuCP+BCmruiQqJMjskpyPwP+TTuBVnsbDUSUuoVWTGBvz/6F/wDXrHl8HXAuY2sL17dWOGZQSQvoCCD+YrGVO7uB1NhpduEjaNmW3jyxZfvTNjByR+rdfTjmtKdUkXY8a+UOFUjIHtjtWy2sIhwCoAAAUYAFI0PnDbtbjnK5475oApX90sUH2WBnIx+9fu/tWBGkV07xBkjVfvAuefqKBosQ27RwgJu2g1MUeXcqsqKMZb+L6Uhh9mVbgK0jqCO+cH61IbUDj8lbpQB1iXFtcgCVF3dt3So30+UF2tZiAedj8j86ZIj3JP7m6Roy38YGVNRNo1ncITGTFIP4ohjP4UDM19NurYuxXz1UnDDg/l3qFZJITlAI5W5x0z9QaQFjzRmPz4gsjcjH8X6ZH5kfSpmsYXZ4o22uvLoDyD67T2+hFFrgZ81rLbRStITiJcsq85H0P+eK0dOtEns47hsiEqcRtxuzTuBZ8lkkyjYT/nmF6fQ9qeUoEM2Slwqp5inqB1H/ANaoNQn+zQmGDmY/eYfwigDCaPzSqk4z/FnGKmECQIEERk5zw33z6mgaBbmSUsGjSHacAY6n29aBNcEsTIcgfdCgj8qQyD+0bdVJuIjuH/PMbaZbEaixkETJCrcZ+8frQB0WHQcrViCV1Od+3/Zpkl5ZhIm1wOfXofas5Le7W6ZoxHCAxwsf8S9h1oAui9RZliYHcep9D71NPY2t2MyKGI6MOtAFOXSnHER3ALwG4NVk09llBkaRHA++zFio9B6UAaFurJAfMJdc/KG+8R2qTZ5nPpQAhiqOZHjjLxruI+9QA1JE8tcBgzAEDpVKe0MsjNIWY9hn/OaAKIscSFsYwP72P0o8tkQ/L1555NAyNbUSK+5mXjjOM5+v9Kqw6Qjq7TPOXJI5bAx9BSAcNFtyNpMrKOB83+FW47UW8AhiQKvqSc0wOgMG/ik+yUCHJAyGp0X1oAa9hEz7gNrHkmrC26BQF6gUAOCuOD0FNaNXYB1Tb2z1zQAph9KPL4oAXy6CigY9aAI2tkqF7WgCFraoXs0LAt97tmgZG1l/kU1bPmkBN9j4+VeaDanIylMD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A5OjU2OjE3LjUxMD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PD94cGFja2V0IGVuZD0ndyc/Pv/bAEMAAwICAwICAwMDAwQDAwQFCAUFBAQFCgcHBggMCgwMCwoLCw0OEhANDhEOCwsQFhARExQVFRUMDxcYFhQYEhQVFP/bAEMBAwQEBQQFCQUFCRQNCw0UFBQUFBQUFBQUFBQUFBQUFBQUFBQUFBQUFBQUFBQUFBQUFBQUFBQUFBQUFBQUFBQUFP/AABEIAKAAoAMBIgACEQEDEQH/xAAfAAABBQEBAQEBAQAAAAAAAAAAAQIDBAUGBwgJCgv/xAC1EAACAQMDAgQDBQUE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26 Viviendas en Parla</text:p>
          </table:table-cell>
          <table:table-cell office:value-type="string" table:style-name="ce1">
            <text:p>Invexmarfe, S.L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TkY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1OjA3AAAGkAMAAgAAABQAABEckAQAAgAAABQAABEwkpEAAgAAAAM1NwAAkpIAAgAAAAM1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To1OAAyMDIwOjA0OjI4IDA5OjU1OjU4AAAAAAYBAwADAAAAAQAGAAABGgAFAAAAAQAAEZQBGwAFAAAAAQAAEZwBKAADAAAAAQACAAACAQAEAAAAAQAAEaQCAgAEAAAAAQAAJ2w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azedH/qt3+7g+1eq63e/2N4QvbtP+Xazdl+oTA/XFdUmzPEQUdjjNPsLjT/DGn2/2hlSKFFbavOcc8/XNVHsUf8A5a7d3+zz1Hfr/wDrrem9TkqRSjyFB/Dz/wCtt33fL/31wOfrgHmpGZLmBLTWomZV/wBXcr/rIj9e4rocjkhDl0O58IS6x5lxb3t1FeWUap9nudv7xiSflY9DgAc9eRXVV5tT4j0qKtEMU6oNgooAKKACigAooAKKACigAooAKKAPlaN7tP8AVSsu3+634fzq1DeXdz5VlcXU8VrKw8xdxwy5B24zjnGK7row16nr8t1FNpKfZ5Ypf91gfftWZvlT+D/PFOjHQ5MXdSuLNKn+j70Xe0Y9vSmW/lTTonzbNpbazZHQVo17tzFTvI7zSZ9PtoPsiXFtFLuLNHuAPPQ4z6CtdTv+dPmrzpdz1krC5paRQUgNIBaKYBRSAKKAEJpaACimAUUgCigDw+60DQf44tTtt0Ybcql0UMA3XDc8+tUW8NaTN8lrr8S/7M6jPP4j+VdHtDJIkPg7U0j3291BP/tLIR9en59aZ9i8U2X/AD87OfusJP05NXGdiJx5gfxDrFt8l1Evy/8APe3I/DPHFWLbxVskR3sIt/8AejkI4P19q2UvdMXSV7lfWNa/tPUnuETbuUfL15AxSW2rXdtse3uJYv8AdYj+VJQXKbN3Nq18caxD/wAvsrf9dFD/AMxmti2+JF9/y1t7aX/dUof5ms3RH7Q17f4h2j/8fFlKv/XOQHn6HFalt4z0S5/5eGif/ppGePqRkVlKgylM1bfVdPuf+Pe9gbd/dkGfy61bzWTi0UpBmjNSykLSGnZDsQTS7JLdN33pNv8A46xx+lNutQtNP2PdXEUCtna0jADIxxk96fLf3UQ52XMzNvvFGmW3yRS/bLj/AJ522H/MjgVzF5qut3OpW9w97BbPE26OyVjhvZyOpI454renS5tzKpU0Ow0jW7fVkfykaK4i+WaFvvIf6j3rSBrCUeU2jPmFoqR3PnVvHGrQ3bxebEyRYX5ocjhQOo+lXI/Hvnf8fWm20qfxbWI/nkVpYSRZj8Q+HJvnfSGgf+9Ht/mCDWhDqeiP/qtXvrb/AHmfH5HcKVwtYvw3Dv8A8euv20v+zIq/0IpZbK7m/wBbpumXn+0vB/VT/OtFIl09ChLpFj/y10W8i/64SAj8g39KqyaJpn8F7cwf9d4T/gPp1rVVOhLjYg/sB3/49dQsZ/8Atpg+3HNMl0TU4f8AlyaX/dZT/XNaqoZSiJb6ZqE0j7LKddv3vMXH5Z6/hTnsruH79vOv/ATVcyYIaJXq3DqNxD/qriWL/dkIoaiwUjVg8WaxD/y+yt/10w/8/wAPz9q0oPHmoJ/rYoJen8JH8j7isnRRamasHxAt3j/0iylX/rnID2z3xWlD4x0eb78ssX+9Gf6ZrCVBl84+61zRHjiu21KDbFJu+9zypH3epOCcAVyOqaZ/wlOu/wBp3bzx2UShbe2ZsFsdWI/hye3XHWin+795kVf3i5UaEEUVlH5SRbYtvy+RHxj0OOaing0+b+NYn/2sj+YrX2nNsTKGhV8mWGdJfN+eL/V3cLAsnsR/EvtXoVn5v2SL7Q6tLtG5lXAz9D0rKuVQLFFc9zp5TxR9P0l5Jd+1fmK/Mp7H1qJvDOkzfceD/voVnzM0toQS+BYv+WTsv/Aqqy+DLhP9VcN/wKtVIgqP4b1aH7m2WohZaxbfcilX/rmxH8qvnJ5SxHrfiG2/5a3i/wC98/8A6FmrS+ONWT/j48qX/rpDj/0HFXoLlJx4wtJv+PrSLaX/AHWwf1BqzDr2if8APvfW3/XObj/x1v6UIlo3dMiTU0e4ivb5rVvljWRdnI6kHAJH41oDTLhP9Vfz/wDAtr/zGaXO0PkQySwvv4/s0/8A10h/+vVWTSv+eulxf70ExH+FWqpk6ZUk0e3/AOfe+g/3cOP6nuagOlxfwXu3/rvCU75/oK1VUn2Yf2PK+3Y8E6f7Mn+6P6GoW06+T53t5f8AgPP8qr2hPKQxq9ldpd7NssXyr5i9PUgHvwRmt6DxJ/z8Rf8AAo/8D+NRNcxVN2NWDWNPeNP9IVX5/wBZx/Oratbzfdlib/dYGs1GxbkIltEl3E/lLv3fe2irP/Cd6P8Ax+er/wB3y8lj6cHmiVNyEpcpB/wml1/BoV5t7ZdQcfSip5BcxwjQ797/AN5j+ppnkfvNn+1/WublO/odUNCtE/1SNF/usR3/ANkikbSpU+5dTr/wIH/0IGtlTOTnGtY3yf8ALxE3+9H/APEkVSuzd20G+W1gbb/dZk/oaOQrnK4vbd/v2rf8BYH/AApCNMm+/Ft/3o/8Kyszp5RjaPok3/PL+VMbwnpjxu6Iv3T91vaqUyXA4Sz1e7tv+Pe6ni/3WIH5VsW/jLWIf+Yh5v8A10VT/TNdGjOezNODx/qaf62K2l/4CR/I1oQ/EFP+XjTf+/c39CKFTEpF6Lx3pL/62KeL/gIP8jV+PxNoM3/L0q/9dFI/mKlofMTq2iXv3JbGX/gS5p/9k2/34nZf+uch/wAaNQsiJ9PlT7l7L/wJVP8ASsm7idJ9l08Xby/It/nbByR6dh+dUpGbjYgbT4vvumoRbv4WjBC/TaKY1hb/AMF7Ev8A10jKfqapO4miaG1vk/4971W/653H+NU5NLvkk3/Z5d/+z/PitU0iGrjvL1Icb7v/AL5ailYBif6tPk/hqaAb54v95P8A0KuBbnpP4Tpf7Yskk2PdLE+7b+8Vk5OcD5gPQ1YhvbSb/VXUEv8AuyKevI6H05rqUWef7RXLFZ2qj/QZf93+op8uhUWm0c4YqTZ/n865D0R8afwbKXYn+cVIM5vyNPf5HtZf+AqDUx0XTH/vRf70bf4e4/OtUYT0IW8O2L/6q9X/AL+D+tVLjw9LD9y4/wDHhT53Ey3NbQtMtIbG4+1bWlZf4lztx/8ArFYTaZfQ/wAG5P7y9OlNVdSbdCJku0+/E1EFzqHn7LWKfzfvbY85wO/FbKXMTJWLC+KtYspNjy3kX+zJu/rXS2dzr2p2Pm/aIlf/AHRvx9R3olFJCg7sphNetpPkln/4DMT/ADqwut63D9/c3/XSMGpVjRxHjxL/AM/FhbN/2zI/xq1Frunv/wAurRf9cJv/ANVBNiz/AGvp3/Pa/wD+/o/xopiKkav8n/xNWLTYl3E7/c8xN351yrc7X8JveVE8m+KWJtzJ92QHoSex96ZHp6eZveLd8v8AEoP8LD09671UR5E6UrkB05EjTYir0+6uOiH0xTPJdLG6+dv4PvSMf4Vz94nFKT0HShLnRRJ/2/8AORRXAeyOFK1IGYUVv+8T/e/wrqfs0X9xf84remc1bQrTafE8f+qX7v8ASuN11orK7dEiXZ97d+FXKzObnsZE2uffiR12eXt+VvvdQP5/pW3p+t7Nlu6fvdo+Vs/KOgA/4CB19aydOyuZxq+8X7nVkhj/AHtl/wB8zA/+y03QpkudSeX5YElt3WPcwHJOMe5O08VtTVjSUrnT6bbf61JUbZtH3umc9s1keG55XsX3v6enapqp2LoxuzYzL/Htprf9claudXOpxI1t7R/9b5EX/XRsCnNoVpN9yKJv91hW0ZGMlYh/4Rq3/wCeLf8AfVFPmIIFKfJVmyG++t0+X/WJXMdr2OrMKP8AfRW/4DUTWVv/AM+8X/fNanMN+wp/A8q/7sjf41T1O12WMr/aJWTj5WYEdR6jNFwjuYgT/P40lZHXcUff/wA+ooI2f59qAKqWFwkib0/i/vD2966VYP7ldFM5K+pzuva/aaTG8T/63b8q/kOvrz09M+nPnniXU4tQ8q4t5WV5YxuXcDtPIPfitDglI5TEv8CN8v3ttbFhfXcMib3lW34+6xG309cUS1Qkjq01WKaTyvvbl+6zevTkjp7+1bGjWVvNfRb4op4vJk+VlBDH5z37cVFJ2NG7m1a+GdHmn2fYFg+X71szRlc46bTgdTVHw2iQpcRJ/DIVVfZWZR+gqqmx0YdJyN/NNISuZHWXdNiTz3/3f61cfTrR/v28X/fIraGxzVNyL+yLP/nin5UVRByYP+fwq9pQT+0rf/e/kK5ztex1tJmrOcQmqGrn/iWy/h/MUDW5zfm/559ajZ/8/hUWOgXzv8/jSCX/AD+AosB242eXVLUod9o6W9vulb7rLtG0+uWIFaI5panhPin+04b54tStfKlZht24CEj+LCkruIHOMHpWRa7Jvv8A3933VXp2I+tbfZOHlNlINkiI8XyNn68Ek8n6Co3R7Kxild23y52srdx978Cf5nvzWPPdlpEei6XfahqyRPcLF833pMncBwenJxXrNh4V1CGDel6sVwrHy5413h1PscY69M805O0i6cLj4tE8V2z701eznX+61iqbvxVj/Ko9K0i+0zzXvXileVi26POMlix4Pu1EpaG9Km4yNOgiskdBYs7hIZ97pu3f7Sj0/vECtWO5if5Nkv8A37J/VcitobHNU3HebFnnfnv+6aiqIOH/AM9q0dICPq0X9/5/5Vz9Tseh1IFNxWhzhis3XP8AkGv+H8xQykjl/wDgf+cmkYP/AH/++W9qzub3YEf549agO/8A9l7e1NMWp3oNUtQMrx7Ipdr/AN7bnb6n/wDVj61oc8jxPxYbe21Z4rdJZZdwZmk68nPQ88gjryQQe4rnbWd4Z3l/vMd365x/ntWieljl6m8Eu5oIr5E2+bJ5ca89iDnn1z+tRW8Nw99b28qbfIZ2j8zOziNmYH1wyE/jWZqka3h93e7tHdNsrYmWReqHzGUge2efxr3C03+Qm9FV9v8AD0/D2rN6suMSesvVh/qvx/pTZqtzOzQag1Zasf8Aj7T8f5Vp/Z4n/wCWS/8AfNWZyYn2aL/nin/fFFMmxxBepbC6uP7WTyk3fKd3bjp1/wA9KiGrNKmkTp3nu0+dNrfL9339Ae9QWt5qDwW73EUUUrLuaNoz8h3YxnP93/Jrq5Dh5yWK/uHu0t3ii+ZtrN8w/vf0UfnXBeKPiK9lfXWkvpSt5TJuk849dqseNvvjrQ4FKqYC+Pov47Bv+/mf5ipk8dWP8drL/wB9CsuQ6fbon/4TTTH/AOWU6/8AbMH+tC+KtJf+Nl/2vLI9PTNJRH7ZHdp408OP/wAxe2/4ExH8xUi+JdEm+7q9i3/bZf8AGnYy3OTvtI0/Vtdvb572Bt0flx/vFx06jB/X3rnPEOgRJHElqnyW2fM2tneoO4kY7kMaE9SOXU2prJ7LSbWLerJFCP8AgTKjYP8A6Cfw9qw7XVf3j296isltGbiRmxn94csv/Ai4X8TQawVzc07UEsvs7pFBL5SnayrvDBiTnj/PP0rpYPGdwifvbVdn8Lcj09azW51+zRpR+MbR/v27L/wIVDfa/aXOzYjLt+9ux3xTZChqVf7WtP43/wDHalXUbT/nr/30tKxbiXLG+tPtaP5sX/fXsfWtxbi3f7ksTf8AAhTMZRH+YlFMmxwQ2f3/APOf0q/o0Sfa5X/uwn5vxAB/OlT+Iqr8DLMLXCeV/pHz7k3NtX+85Pb2H5UkGq3b/ZfKuvvRxSN+7X5gxc56cZCjp6V3Hk82pqaZdXE126SurIq/L8oHTGf514T41Xf421V/+njb+QA/pUs0RhNDsjeq1sj3O7b/AA1nc0LP2SX++tQTmWHZv/ioQrEf2p6PtVXylDWuKet0/l7Efb/wGk4jOkg3TXdvfI7N9ptSsi+koXa307EfWodW22VpcbvvXMlvH7lIokJ/8eZfyqbXRSZSW509JN+y8/3o5AN3fnpVldTsf4LrVYv+BA/+zVi07nSquhKmq2ifc1fU1T/ayfbs1TJrcPmf8jDc7P8Aat2P9D6UtblqaJV1x/4NfVv+ulqfr/c/zxVm21e+mkSKLVdPl3YVVaPBzxx0/wA5NDuJVE2aofXk+R4rNv8Aa5/x9TmlF/rCbneytti/9NsdM+/0qOfU29l1G/23qgGBpseB0/0n/wCtRVcwezOtUJ/L1rQ01vs0d1LsX5Yx+rgUUviMK3wMmup/JtJX3r8qoy7l74c+nuao6PM/n2ULxL/yD7Zv9WAP9WzEevG4V3ni9Td0mXffXCfLviX5m29yFOP5V4b40n/4qvUnRPKX7Q//AAIqSKhm7MKObfG7ujN8pX9Gptg6W1pcTSo21WC+/OfWs7GsSwNVsf8Apr/3yKr3Wy9nt0R9u75V3L6kD+dCLsUZI9k7p/dYr+XFN8t6vmJG1Ygi3yUmyrHT6Y3k2mx/ubty/wCyRx+oqlqkv9rars/5YwKVX6k8n8x+grPmsjRR94Yuj1INFesnVVzqVDQq32mPbWju/t/MCsoCtqUlJXOSvBwlYmjj/vNtrQ02yeaRH3su1j8393Azmqm0ZQi7ndeH4rubVrJHv2ubdpPmXzARgDOTjt0/OkfTNTvbSVJb/wA23Vfm+4Q3zAYyP88Vxcmp3+390p/8I3L/AM9Yf++v/r0UWH7Y7gf7ir0+9/n+tW43eHRtSdPvrCn/AKFWlL4iK2kCnr1/cW2k2Xz7fNjLSfKOiwFsYPuQaWKaX/hKLKL5flt13N5a5OLZD1xkfM4rvuePZ8x0Ph/57vUn+X/XP91QDwFHbr0rxXxBZ/afEmpbt21ryf8Ah+7hzgfqPyqDWb0If7Ge2SX/AK4n5l6MGDYznv6/TNZHk7PDF03/AE9Rru/4CamxcGZP2Z0kdP8Annjd+OP8a2obbZf6OjL96SP9Zadi29SlLCj39xv3f65v4f8AaNQTR/vP+Aj+QpCW5EErTs4qmexpDc6GxT94v3aZa6e9tPKkqMrtI8nzfxAk4P0rCTtA6qMbzNWO2/ztqxFbp5dckpHddmb4jg/4k1xsRt3yfd/3hXHWsW/zf+uJb8ua7cM7wPMxjtMkgt98f5/0P9a7bwtZo8dwmz/lsV/NcVdXYxw7u2VtTd7Lyvs7srrGd0fTcDn0rNGo3b2vmu8uxW3fe5AJ7j0zmiSObm1LZ8Q6hk4l47ZaisrGvMejLL/wL/gPt+VWrbUZbbeiRRSo2FZZFyMAZ6fjUR0PRn7ysTvq/nfJcabYyov3d0IO3Iwepx04oOr7JPNTTbHzdu3dtwegGM9egA+grX2jOf2C3IF8TS/J9lsoInlkLMq8bztP3uOOx/AVwD3VpqGrPL5rL59w8nl7cj5iPX/PNXGZlOloO1G4sfsl0iSt5qw+XH8pHzKpHpxkmuS1u3Sysbf7PcefFOom3c+4wynoRiteYjlM3H7+4Tf/ABBW/OukQ/8AEy03em75ovu4zxKMYye/SmJvUiFhaJBLqEtxOsTXRj/dwh9rAKxByy8/Memeh9KoNBpj/wDMSl7fes/YDs59Kka3I/sen+Z8mq/99Wr/ANM1dhiiST91dLL/ALsbD+YqZ7GkNzv/AAX4STxHHcS3F00FvAwX92o3sxGe/QdPzqx4i0BLLVrhPt8W+COJm3QyH5WO1WJVSBk8Yz2rCSurHRCpysznsPJklT7bbM8EgjkX5/lYkBVPy/eJYYHfNTRaXdpsi+1WPm+YYdvnAFnUHK4YD5sAnHXFZSpHRGui34d0e7/t3znvbZd0Lxx+XNG+/wDvcdflIGfxBrzaO0i0/WdQtGl+SD7RDukwN23coz2BJA/OumjHlVjhxL5ncdbWP7vZLLFF1+8xP8I9Afauv8PPFp8FxLLL+685JF287hkHgde3T3p1djKi+Vs5HVxv1byluoJd2F3R525P8/rTEuHh/dOjbNu1vl9B/jzWljltqROA8jMAwDEkfIf8aKixdz14/wCNI/8Auevr6VzO567sYukX+oXMcv8AaUTQRKu5WaPZu9evXoPzrTf/AI+9ivt2qd35gfXsaozWxAi77S32P8/O3d7j9evasyLw9aQ7X33m9ZNv+sTC87T/AAdfrTRE43KzeG7GGOV/tF9vX7qtImeeeyjPJPT2rC8U6XaWySoksu22tUkVtyksxkK/NjjHzdua6FM5/ZOLOZQb57j/AK6D+ZrplT/idaOn/TS33f8Af0VaRlK1x1rBZT6Slve3XkRXt9cx7ljOIn2whGY+gPJ/2S1YN3p1uklxvung2ybZI/s+djcgjIbnoaLFKRWij09H/wCQl/5Ln/4qugsLC0eO3+xP59xO3l7dpG88Djn17e9ZT0RtTWp6H4Ot9Y0nVkil/wBDtZ1PneYyDdgHaQGPXOB9CfbGBra+I7271C4uLBpXn+WRlZQFRG3A8Ng9/wAMVKQVJGHJ4kmmu7iXyoomnmE3yscKwIK9T2x39KZBrOpvq0VxE8rSyzecqxrkmQ55HqTyM1bicntm2ado3jG2kt7iK11BfI3rH/opOwMSWABTuax7vSr57uW7vdLullZjJJJJbuNx6sx4HqSaqMUmTNysMmuH8jykulVV/hXPrycdB247iqoG+fYkv+6smOv+0alInWw/XYUtfEFx5W3buSRfTDIrY4/3sfhUUq/PKn+0dv5uP6CtC0RPZs7swdeST93NFQLlZ7Aovn3v9o2/MPl8mElQRznKZPOe1X4LK4SN3ll81938VvFjH02/yrFSR2u5gX11vnvURPu/ebaOjHHbHtUjf69/vN+7/mx7f1FSdCehEqp/oX8Py/N8v3uB/j3qNWR9n/XY+n95jx3H4UIbaI3l3wXCbG3tInrjI2CsHXYH1O/vbTd5TNaxKvyk9JC39OtVBMio00YyeHJd+/zW/e/N/qz259fetSO3l+3WVx9n83yNjL+8I3bWB/unvXQpHFKk7iRaFcXWjRWLqq/abiaSH95919kQUnjvhl9t1dXp9tL/AGTp9w9rFLdLDIsn7lCZVUqMEkH5go68nqO9EpDSL32q4m1nR/KfyrW5aNdsbEBsFSRx25x26/hVqHxRL/wkHlf2V/oTTfZ/M3N5insxz2/+vWb95nVSWhY1u9fT/FFv8iy2sVum7z2+6XkIzkg4xha0r23im8L6x+6X9/bzfdXlsK3c9eRxWakYyR4CVT5f3Tf5z/n8KWxk2atZPs+7NH97/eFdbRwwspHueg2qTRokvzeUp+8oPLMD+HT8qxfEmtW813cWNvpsW+KQLMzbcOBnIx3BJ/SuemnJnVVasQafo+g6hYXFw+m20XlSeW37lBk4z1HP86qaXpWiX9/b2iWttv2u0itCDsCkYxg++c+1DlYfJobV74a0madEutNs5X4j8zySPlGAOh6gYGKL7w1oNlsT+zYG3fN91u2ck/NWftTdUUInh7wg0akx26EgEqQ/y+33qKXOL2RvQ28Xmb4k+997plsdvrSM7vI0SIzf73G0dxz3p35SErs8On8Qam88uy/n2NIf55H8hUJ8Saw7/wDIQn/76/GuhROZ1WSJq2szfdvZ22/Kv777v61GdQ1hP+Xqf/v8fz61fsxe1GvqOrbPmup/+/x/xqFby78x5ftEu9vl3bjnHpV8pPtCcTag+x/tH/kQ0edqCf8AL1/u/vDRyh7Qab6+hkT/AEqXcv3dsh+X6Uwavqafc1K8XbnbtmbjPXv3p8ok9T0DwiLi9tPD+x2/dNIzMzekoOPy4x9K9CXQtJ/tn+1kstt0zf3uMg/ex0z3ry8XUdN6Hq4SV0ZuqvbvqVkiPK0v2otMqxk7o15wwAP8W0jj17ZpdWm8601BIriX7LLDKy7eUYiMk/T/APXWieiM3uzwjc/+1+tNhP8ApcTf9NF/nXoM8xbnunh+W4STekSyvtfcrNgYDDBHv0rIudEtNQ1l7u6tZ4op8szKrHaw9SB3IrmW51/GtTRi0C0+yPY2T7UbLbWbO446HP0xXJeG0uIfF7xJt83bIrKzEbc8E8dcfrWa6mzfuo7+QJbR+bK6qkX3pJGxz1/rVW4lR9++6gV4vlk3N90tjA/GoUCnMZ/ZGODLGD6c0UvZsv2hsI3kx/uk82Vsssa/19BWfC/7x7h5d3y7m9Gye306fhTkrxMk7M+fyf3n/AqatdsTibRMG2UeYla3MuUQlP71LH/FSuHKKsiUhlR6LhygKjanca3PV/h88SaVp/myxRbo5du5gORJyOe/f8K7xLh/3rvKv2fzkVm3HK8KeO2M/wBa4K0U3qehRlyox5XuIdZuLiy2yu3/ACzbGZV5PB/h+vTkU+5X7To17cWsX2aKeGXcsmM5wwZgFJwc5/EZrPojTqzwqKaVI2/1Tbo9vzc49x71ApfzE+b+Ifzr0Xseatz2jwtO6Xz/ADs33/5KcD8q0dUb7FfI6Oq+b8yt02k8lSemSTkD3Ncy3OuWq0LizP8APFbvF9oaQzL5nTJGeQOQuV/WqdppMSX0uoRbvtvLSKyqEZh1xgZHHfPapXUG9i2jRataP5qbreWT7rcbsAdR9RT5NOtH377dW83Hmf7RXp+VWiWX9zf89KKCjx611jxBqEGoSrrUUH2aMyNuhBd8E8YAz2/UV6LuSHwLLK8qy3FtGZm6b8gZK47Z5/Os2M8CQJs+bd/wH6UoCfw11I5GWFnX/nlHR9oX/nlB/wB81ZmNM/8AsRf98iiNtnz7f9qgfQlN0/8Ac/8AHf8A61J9of8Aut/3zTQhkkrv9+oz/q/4f++eaQI9O+H2kRazY6bFdbWt4PNm2t1c+ZgD6ZIz+Nehw2VvNPcOnzW/mfLGvCZAAzj6g/lXHP4jvh8Jm6lbXD6s72UUW9tnmNJIU4HIAwD60+R3h0bUIrrasrQuy7W4+bIPYZ6+lZ2NOY+ftr/3Kifeld/Q86O567odzFDHF5u7ymU7vmx95T+fNXtT1TybHypbWJotyN8y45UhgPQ/X3rjekjugrxLlhqkWpyeUj+Un3lZuDu5G0YPBGc9e9QX9vfeZLaJKrI2fLbptKgNyMfMSCe4wQadxJOJpWK740S3uPkXHzcEsec59Oe1XvIl/wCfpv8Avlf8KuOwp7kygbRmc9PVaKfKLlR54/hC38v77V1usQW7+BdSR/v/AGeba3fIDdD+FZMo+fgaVa6onIyaN/8AYX/vmpN/+wv/AHzVmZHJJv8A7tNX7n50D6Eonf8AienrN/t00Ihc76jakCPT/h/c3EOm6ekUq/v2khbcudoLk7hjv8uPxz2r0QS3Gn/I8UTRbd21W+7jgkZ6564rjn8R3w+EiMrzTvL8v+yq89B3PTP0qnfrvklTeq/6O+7d/vdv5UWA+f2H+1UTiuvocUdz0TTPNfUrX51/1ZXbx6E59+ldTqljcJH+9ibymYL8rb3yRz069O9cb1O5S5YmRpeu2mkxyxS2/wDD7ErgdMfl/nmqtp4vS5kS0l2/Z4vmh25zvJJAJ75zjA9utOMTJ10zrdFi1B5ItkX8XzL2UEE8Y9Dj8662OzRP9b8z/wB3tWsVoNu7JdyDjb096KomzPO7e9SGOKL7Q0rqo/1nVsfWodX1hHg+w7F8qVT5i9mDfeH45rNRdy00cneaTpT2MrrarE6qWVlYjn0PrXHMmzbWyujCdlqh4jT/AJ7qv/ATTdif89f/AB2qMxCif32/75qS3RX+/wDd5+7TB7EjRW6f3v8AvoU5Raf88m/76oJuMl8r/lkm3/gWaiIT+639KYI9J8Bh00rTZYn2y/bHjX5c9cnOK9B1aD7Naeb8077hu3Yz7Y9OuPxrgrnoUtbEAREniR/Ni3ZXbAuRlQAcZB/iJ5HWocRTWKPK88tw2Y/L3Ac5x0A4Hf8AGiEtBzjY8Fki2SOjuvysV/I1Xda7E0cKvc77T12X1lKnzIyjavvyP616TYDzoPn+b94/uPvH19q5YbnZL4Ui6mn2KSb4rKBX/vLCv+FNMMVlvfyl2M33eBtY8DHpngfhW1jBmt8ltH87qv8AeZmxUiOj/Ojq1OzK0uSYophdnzV/wkep/c+1N+lKutahMmx7htn+6P8ACutUlc43zHR2UDzeF9Vu7qLdFFD8rcb92QFx3xnr2xmuDf8Avfwcqv4VjOaUrHRGlKNO8hUVP+eu3/gNP8pP+erf981JmNdE2fKzM9OhHyUyW9CfbD/zyb/vqmMqf88qom5HTGFIpHofgEJNaWUTt863Rk2+w4/mf0r1u9WF7GXzfuba4Kmsj0KWkUzHkifyLfa+7yv7393jA4qtDFLDPv8As7M7Z+bb75GTU21Lk7nML4Td5Hd9Kiifdu3Mw+apf+EXlSP/AI9bOt1FmTsmSjw9L8myK2idfu7c/KfWrUEXiPT5/wDR4ra5tfveXuwVJ64JxxTUdSJS2L17f+Jt6/YNLsWXb+8a5uCNjegAzn61JZxa3cxxS609jB5Fwk22DcUZAD1Zu+f5VpElnFfEm7TUPE+m2n2pV0/y93mLINmSTuPHfG0c+tc/peoatbeIP7P8N39yytJtj3NlGx1Yg8Bff0raMkzGzue6xHUBDGHnhLbRk5AyaKixt7Q+ZBVu3/18X+8P510S2Fhv4sT0y3VR4BlwoH7kdB715Zd/fT/PpXl0v4rPezdJUYWK61Itdp8yxGqWL7n+fWmiXsPpGqiENFMNBS3O78Bf6yy/4H/6MFeual/yCZfw/wDQhXnT+I9WHwIgtv8AVpUxrSOxEhR/q6jetGZyAUopkoSWsnX/APkX73/d/rTewzwXxB/r0/3RW/8AD2R47q4kjdkfywNynB/OsoFHtySPsX526etFbEn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wOTo1NTo1OC41NzM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57 Viviendas en Fuenlabrada</text:p>
          </table:table-cell>
          <table:table-cell office:value-type="string" table:style-name="ce1">
            <text:p>Gadepra, S.L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T6+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1OjE4AAAGkAMAAgAAABQAABEckAQAAgAAABQAABEwkpEAAgAAAAM3MwAAkpIAAgAAAAM3M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TozOQAyMDIwOjA0OjI4IDA5OjU1OjM5AAAAAAYBAwADAAAAAQAGAAABGgAFAAAAAQAAEZQBGwAFAAAAAQAAEZwBKAADAAAAAQACAAACAQAEAAAAAQAAEaQCAgAEAAAAAQAALREAAAAAAAAAYAAAAAEAAABgAAAAAf/Y/9sAQwAIBgYHBgUIBwcHCQkICgwUDQwLCwwZEhMPFB0aHx4dGhwcICQuJyAiLCMcHCg3KSwwMTQ0NB8nOT04MjwuMzQy/9sAQwEJCQkMCwwYDQ0YMiEcITIyMjIyMjIyMjIyMjIyMjIyMjIyMjIyMjIyMjIyMjIyMjIyMjIyMjIyMjIyMjIyMjIy/8AAEQgAxwDI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KW6iPRutSfIw4NexaxyDfLz/EKa8CHhkH4UkwITaMOY3P0NIWuIT93cB6VVwAXqnhwwpTMr/ddxSSJIWVj90lvxqnLbzSA5fA9BWkXYGZ0+lTyD5Q+31PSqM2jS/wB0EexreNXoZyjcqSaQp2/wnODwaiOgK75E2BnByetaKryozdFNC3FlAlt5b4JHAx2ptnb+RgiIsw5Ge1VGV0Ty8rLqW5uCTIcDPTNZtxFGsjRx856k0oXTHOzIxpQmjJWdUPQndiopdPsIE+a4MjjshrVTb0OeVJbmc8SM+FBHtmnxRYPU1pfQxjC0i5GgJ5zVuK3fPyg81k3odUFqbunW0Mc0QubiOEyH5Q5+9jrRXl18VGnPlO6nS906D7MGXdHInttamxi4UkZLY/2q0tcQDUXik2yZP1q6l8jdalxAl82N8fPg+lSZcHhgRUFCMiTDDID7iqU2mE5MTkH0ppklOS1vYmBXJ96rvLeo3zAcdjWkdQYh1W5iXDRBh6Cs3UvESWllLcvbykxjO1OrZ4xTlG0WyU/esc5p/wAQVl1TyL2y+ziVcQMZN3zejfhWtc6vNKxEcYQE0YWaqJhWvFlMXEgbO1AT3K5qUzXLnBkBB9K7ErGDZVkWVSQZDz2zVco+c5NaKxi7sayuRyx+lNEOSaasmLlkxywgVOka9cUmx2syzHGG6Lya1rKxkZgBHn3zWNR2RtBak3iWyuraxS/gSN2gjKyAtj5SR3+o5or53E4aVSq5HoU5+6YcOqyrgKzD6NWhDrFwesj+/vX0EqRwwma8F8k4AcM31Fa0MUcq5wcduMVzyjY2TLosoViychvUmqwYh8E1nF3KbHLlicbkPYihmvIjkBZF9RSshEkepxD5Jsqfcf1rzH4k69qlvrjwafqL29rHbo4WMAZfk8nqR7dKxrNwVzSGrsbngjWYfGGlytLEYdQtNqzgD5WznDL9cH8ad4r0oQaBeyEsNqA4P+8KtV+am2Ry2meM6tgvH9Cf1r1hbM+UhI6qDU5dLVlYn4UI9sR6/lTWXyl3MQoH8TcV6nNGLucig2VUu7WeV44po5ZEG9lQ7jgVhyeIoWhMkEDFAdvmSHYAfp1rnrYtRjzLroXTo80rMqwazc6lfQWUEsayTyLEvlIcZY4GWbpye1FhcXln4yutI1CZnYM0S7jnDqe3/j1cUcXKdVX7m8qCjF2Ot+yPt4Qn8KnS0k4/dkD6V67kcUYF+3sGyDiugtk8mMFlH1rnqO5rFWK3iN1k8M6mq4/49nPT0BorjnozaOxxjxW7ZKkZ/wBk4qAb0OV3V66Zx7almG7uI8EBqujWb0DCzFaynC5amIdZ1MdbmQr9eKfFqk2ctKxP1qfYpIamalvrALDczfnWzDqkUseA+DWEqTWppGY8iO6BDLn3ryP4hIIdcu4wcgQpz+FceKf7ux00viLnwjuntW1d1AIKxA/+P13Pi3V1n8JalC0eGaMAHH+0KilD9xcU3aaPCdX/ANZH9CM/p3r2rSfEugX2hLe3LrYqj+QRcMqlmVQePXhu1ZYefJJmlWN0c9qk2p6i91d6PfJPpCW73CyQJt+4RujYkZDcqR04xXLfYNUuG3TqigHkzzF2xnn2z1qp1JSYklEf4ntj4P8AHUk9orG2iYLtP8aEDI/z7eldhqOi2K+DZru1kintb/UIrpPl4BMbc/j1qIO9Oz6MUlrdHPWMaW2oWbLtHl3EZ4Ho6moPiRaSad4uuNStwVZLktkeoOf8D+FOtKMZKwU72dzvdMvUvbGC7iYeXMgcHHHNacciq2DJGM9Oles5+6jk6mvBbsydU+gqyLN34IGK55TsVYg1TTY20W+QlcvbSKB7lTRXPOd2aw2PNfs/PK4qRYdpyrMPoa9tnAkTLJKnBXIPrVVkbdmhIbRIiuTjmrcVq8n8IJ9zSlJFJXJfsjqcMAPpSvPaWgDTzxR47O4Ga56lVLRlxi2X9K1O31C3km0+aKdIyVfy+oOO+eR0ry3xJqkmsXFzeyRiNnQAKDnoAP6V5mMmpJWOylGzMrQ9dvdAnN1Zv0dQ8RPySDB+Vvf+Vek6n4q0TW/CM728piu5VC/Z2BJVgRkZ6Eeh9KypVeWLiVOF5pnmGrf6yP8AGtFrtFjis5VXaWMqu3ZioBH5IK5rmx0/gZnFr40iGRG1izlc8Z2nmoJJQEJeRVBGDk100mlcwmryNPxvNpus3tw0dzDIsh3RSq2RnaMg/rXOaRr8mm+FLjQ7mPfEbtJ7dy4ARRnI/M1hGXKauN0VW1uRgPL2gjkFFL4PHPp1FO1HWNQ1pXF4vnl23OzhRk/8BzROfM0KEeUqxXMwiWA3SxQRnHlhmYAZ9CeK6qIxxyxyoq/KQwOPQ5H8qcZvmQ7KzPX0dhEsoACsAw/HmoJtVZDhUP1Br1IQ5jhcrFOXVy6OgHDgqfxFFE6Wooz0M1tIAb7pz7ioTpijrgewFdSqEuJC9igzlvwxVZrRP/r4rRTRLRUvi9oimG1muS524iA4+vpWDba5eapqcOnWMUSzyyCMYV3AIPcnAFcmJxUqbtY2oQuiDSNRvtZ1yz0LVpriGSacRLNbn5TnsyjA7deKTw7pJvfEOnpPKphluUDpGgyy7u7dema4JVHWkzosolPUdOv9B1ebU9HleFWdsmM/KVJ5Vx361lXZAtpF3BWbgZNcjk2rM3S6mdHau0Wzk5IPyr/XpVy3SW3QooVQTkl25FCWoEeoIZWjKlMAYJY4qv8AZmkK75mcjpsXd+vSpuBqWU9/ZQ3MdtJPGtyFWZvMC7gM4B29Rz0NW9J0TU/EF8bOwEUtwELFAy8AEDOW9yKq7SJSudEfh2bNQ2teIdNsV9JLgE/kMUwWXw5005uNbutQkH8Nlb9T9eR+tTuVexInirwjaSoth4QmmJIHnX04GMnGcZINdd448KQahf2f2WxURwQOXSIBFABHUCny2ByuY/hfwdA/ihluLeKOFbWK4aPbkuCzAY/z0rNvoxDqV3EBjZO6BfTk0JW1BncaOJbvRraR5HZfLACqfTj+lTS2hHZvzr3KMvdR5k1qVXgKnJB45/z+dFaTeoo7FS5+IVpFJ5drayTyH5QHATk9vX9Kyv8AhYK6lusGiXTLzzCiy+V5qN/DtIwCv15ryZ4mzPRhRMV11O+vXivLp9q7wSH44UnjHHasiy1vVdCk2yAz2wOdshO3HsRyv+eKzWIcKnMV7Hngej+E9b0XWry3MVyYLtXDC3n+Vmxz8rdGH61z3hWMf2vZ3DOACXlPbHysa6J1lVdzn9m4r5j4JdL03XLHUL9hEYX3LIOeQDgEDrXO6V4js9IvrK7ZWlNuyuVB25x2yea5qUuVs1nG7HT+K4ZVZILSV9wI56CueP2hvmECqPVzgCsjRbDcOx2m4XP92MFjViPTLiX7tvdSZ9fkFAE50o2qh7g2VqD/ABSyc/8A16VIrN2x9tubhuu20tuv49KVgbN7QPCx1y7eCPTJ0CxmTzbuQEcEcYBPrXofhnwz/wAI7rsRPkBp4ZBiNemCv+NMDzG/8PWs+vanO5wftk3CqP7570yDSrQWu7YS4BxljjIz2FdMKStc55VG3YsQwxR2CskManyskhRngepr27OdRtGznzLZ+3uhpV42RdLYzFPl/ER+wm0rP/fMg/8Aiq8719RF4i1FeABO/wDOue9kapXNLRvEFtZaWIZrtlKs2FVSeDz296fceMLcZ2RTyc/xALXdHG0qcLdTm+qucncoTeLJyp8q3jTI43sW6fSiuWeYzbujdYJJAs63uv8A2mWFUnkZGcbe/WsW3s7e41a1mcKjCZX3lsdDnqfpXPUd7M6qdrv1L9xqVhYW88095CWKMAkZLkkjHYY7+tcy+tQupWK3llB4Py8VUveaIhPli0NsNP1u4v47nSNNuI5kPyvErMVOOowD6/rWzB8OfFV0qG7VbOM4A+0zKuPQckn9KafKjKWrM/V/Cl5pWsS6dPm6njQO7iTCc+5AqkLK1gkw95p8DDjCEyN+lMBUNjJN5UUl/dyDtDGIh+ZrvPD/AMPW1TTo72S0itt5I2XDFm4JHI6dqLWA6u1+HdrCvz3XTqsMYUVqweDtGhxugMp/6aOTn8BQBh+MNA0ktp7nToR5W8rgFQPu9fmGfxNUIo496mKJPu4ykYP8g386tIhm94bY/wBpSIzksIiQpb3Hv/Sti5yNf04j+5KP5H+lQylseQ39vc/21qixtEqfbJR8wJP3j74qqunSqgRrlyozwAB/9euxP3Uc7+JklroctxaxiO1uJ8x8ABmBOPy7V7DHlJ9K3JtPkshX0+QcfpWVWV9DSl1M+5IX4gaccf6zTp0/J0Nec+L0KeLNTA4zKG/NQa5KrsjppK7MTaSVJcflQyhfmyR9DxXNfudTt0FB+UZyeepopWZEkzeu7HUxG1ze3QhU/IfuQ5z/AA/Lyc/0qGy0zSbu58qO5+0McsWWF3UYyeXPy1vzuxCj72vUxlttT1ESQxQgRhtoEUOd2ORz0rq/AfhOWLxSk9yJJIbaLzmWXAAL71xjHzdKuE+YidPliYlzrfi3VlWRvEE0FtPPsSO3xFtUkgfcA9PWnaH4bS58RWz3d5cXUkV3FhpGzn7p/iz610Kmc/Nqelpa2t34g8Qz3FvHL5KfKXGdvy9v++a8YGk2Nr4dt72KELcOF+fce/6VMI7jk9jrfD1xb2uiW/nXEUQ5JLSBM8n/AGh/KvUvDsscug2ssTq8bBsMpyD8x70PYFuag54/WmnPUVN7lbHmvxY1S/0+XSUsZdjSiXOI1Y/wdMivP1tfFmsY2xarcA8cK+P5UAd18N/DGtaNrdzealZvBE9sYw0jrkncp6degNd5dlv7b00k8sJvY8r/AI0AQf8ACMaP581wbJXkmkLyB2LZJOemcVdg06ztjmG0gj90jA/+vVOWglEsngHB+Wqd3xe2B9ZHXj3jJ/pU3uOxl6rlfGnh5z/HHcR/+OZ/pXn/AI8Qp4vuzjh0jbP/AAEVlV+E1pfEc4zqi5dwqnuTTfOQqQgkb2VCf1rBJs2bSHrBdMu5LK4ZRySVAA/M0Vbpsh1Vc7nxGzJZRbPvmT5eM8gH8uTVSzEiSyO7OUjgcjcxI6ce3eqpawdx19KySLfhtduiREDOXZj+eK7OyYRX2py5x5Nhbr9NqyN/7NU0Ny8VpBHjFqZv7M0tTKikhWRY0y3Ck55OO/pXSeGbOc+IrItHqDZnWR38vCHHqVGB0716LlZHmJe8drahml8VNGGdzuVVUZLHawA4rzuPwTrt1odnFDpt156qm4TPtVeOeGOPyrGEtzWUdhLP4R+IJpS881jbhjnmQsemOwx+tet+G9LfQ/D1lpzyrIbdMF1BGec9/rU3KtY8xvPFHi24s7m5XWIrWONpAiW9ovRSRyW78V03ggagdZuXvtXvr1vIICXEgKj5hyFAA/GtOW0bmfNeVjuGRGcEoMjoTyR9KfgsMcn2rM0GErv2lxuHOM84+lZ18wGraWwyMvKM4xjKH/CgDi/EPxRk0bWrvS7fQnme3fYZGuAoPGeAFJ71gP8AFDxbd/8AHnpNlCpOM+VLIf6CmlcTZS/4Snx/qKbk1DyY2YjMMMS4xwevPWvTtHmuLjw74fmu5mluSU812blm2spqpRsiYy1DxENviDw1IO15JH/31E4/pXC/EvdD4oT5CzSW8e0DvgsP6Vz1fhOil8RzmlrjUFaaUtuV12/KQDjjGR64ro7GItfQxvLKQ0gQrnHXjoK1w6TRliG1Iqsiup3KG4wNxzRTqaMzidDq9nPdi3MTBFibe5yQSOOB+Rqs9kbLTbqdpAS0DDAHrXJGp+7senOlerzFrQ1K6LbJ6oT+ZNdrpkSTalrQdQ8ZmjiYHoQsKZBz2+ajDrcjEbRL9tpthaKq2llbxKowuyJVwPwqcuqNsZ1DNwFZuT1NdV7nElY53w2wF1rczEBftZJLdsbu5+tX7jxHodoSk2sWCMvBX7QpP5CkMxrj4keE4JPL/tT7Q2cbbeF359MgYz7V0NhqEOp6dBfQiQQ3ChwJBtbHPXH1phcqQ+HdGhiKJYRleeJMsMk57/Wr8VvBbgeTBHHxjEaBaAOT8cnWiLFdK1R7CPLmby03M4+XHKqSOc1yc2lzzSD7Zq2pTKR8wluHx/48y/yqrE3NrwdpNhZa751un70wupYMpJBK9cZ9PWuu1Aj+09KPrPJ/6LakykeeakUTxTrgIHF0pz/wBazILqCI3KySIo89j8xHoK2jflMJP3iCxvraK3ZGmXPmycA5OCx7CvRtEfzPCmlS84FwMZBHWVh0P1pVFaNxwd2M8b3Y06PR79kLi31KJto753Lj9a868Q3F1qOqLqF0D++i2Rrn5Qqt2/OuapsdNP4jPhlWOQSENtDE5A5/WtGz162UxTpbTsyOGALKo4Pt9KijU5Uy61PmaGNrSknFigJ7PMx/oKKbxFxxw6sdfqV+ICbcQyyFomYuuNqdepznJxWPc6rd3On3iz28cMbRgxhZBI2dy9cexrnjD3LnXKp+8sb2kqBp9kg6FE/WtjUrybT/AAz4t1C2kMU6TzFJBwVZUVVP5rWuH6nPiPsnk3m67qUsa33iO/ZXMm7Er4G1gvTcB3rf+H+hWw8VWd6808s6PLgs3oGHcmu3ktG5wKd3Y6W4bHgDxXKed/nfyH+NeXX+k2OnWNu9tD5ckmA7Z5PGfp1qYxvG5cviOy0Gxt/7NtHW0h3FVYssS53cdwhr1LS+NItQf+eY7Y/pSa0Bblvt1NJ0H9PWpKOF+IWsWektYC6Ej+csgwiBuPlB6nHeuHbxnbI/7qym/FkT/wBBT+tVcmx0PgXxNJq/icWptxEnkSNuMzue3au91I4vtMbsLoj/AMhvSZSPOdf00z+LdWJtZJcyJtwjMCPLX0qOLQLraBHpMgyM/wCoK/zreM1ymEo+8XLXwvrI3L9gZMyMcsyj+tdhaWs9h4YgguQolimQ4DA/8tVPUfWs6krxLjG2pW8dwRz6NamVNyLfwZB9N4U/zrnPiTbQ2zaSsK+XGkckahemBg/1rCp8JvT+I4XhiAf5VXsmJgZQOQ7Yz061y20Oq+pOuTxgBhRQloNM6fVrh5vFP2YxARxQbt7Ec5Uj/wBmpmpEfY5vm3AnA/MH+ldKX7kxbviDr9Jj/e2UZHBKD6dP8KTxExHw1118/NcXkygkd2uNtZ4crFHnFtDOXic3CoQkjAhOm5/U/Sut8BWvl+JYh58jhI5W2nbjn6D3r0m1ynmRvzF+9JX4V69IFJMhfoOeStcFqWl389vbpBbXs7DI4QsBwPQVjF2izd6sbZeGPFtyyq9jqaxBjzJuAA+h+te4aJDJYeHLC3uEIlgtVVwcFtwXB/zmsyjkpfilB9lNxbaDfyxjOGd40B5x6k/pWz4c8T3Wu308Nxpa2kcUYZWNx5hPzAYxtGKvk0uZ815WE8VeDbbxY9m1xdz262ocbYkBLZ2+v0rIj+E+gwr+9nvpR7yKB+gqDQ3dG8G6LoN2LqwtpFuNhTzHlLcNx9O1XNXwLnTcY4vO3+61AGgc7epHNBccYp3QaiMAeRVPVuNLnYD7qhvyYGpvcLGT45wPCt0//PKaJ/ykWsX4np/o2muvXzZFH4qD/Spn8JUPiR5vlstwuBnknpVSzkH78Fgp804B6VzJts6nZMsK43Dgk46gH/Ciq5GxKcUegX2krLqP2p5TmUCMKAOBlTnP/Aaydat0t1WFCTuMfJ7/AHqPae5Y09n7/MdrpSf8TO0T0cCtXRLO31HwxbxXsMc0MzPKUcZBJlLjIPvj8quh8LZlivisX4tI0yAARWFrHj0gXj9KsNHHFC5jVFwCeFH9K3bZyKxieDBjw5EeeZWOPxFdBy3rQnZDI2dYgS7KBjkuwAFJIpmhYIeWXCtwBn8KAOCi+Hcg0sWkmpRKNoBZYvfPrXSaNoC6RPLN9oaUyLtxs2981pz+7Yz5bSuN8QeKtL8NLbnUpJl+0lhGsUZbOOv86x5PiZo6yAJb3r56f6sf+zVmaE+j+NrbW9WjsIrGePzFc+Y0i8YXPYn0rZ1XmXTz/wBPiD+Y/rQBwXjHxR4psPE09hpE0CW8cMbjMAZgWBPVuO1c03iPx7cyPGdYaMqBnZFEv8hVqk2rkuaRX+2eMLuSZH8R3o8tsPi4KjkZ7fWu+8Gi8Hg3U4r28lupUlc+ZLIWbGxSAM89SacocqFGd2bnjFfN8E6o3/Ttvx6Y5rF+Ig83wzp8u7pKvT3Q1hP4TaHxHmu4HLHODyc1qwM8a4jZR8xPKKfX1FGGim2PEXRbnmZBCYpsBoULbcLg59qK7KcY2OKc5JmrJq0k8jmKO3wkw2M0xO773UBTt+7WbfTy3l1b+aI9zzID5ZJXt0yAe9eZyWimexGqnUkjvNIIXU45CPuh3P4An+dZ+tanqOj/AA90NtKuVtryfyI/MZQ2AY2Zuv0q8MrxMcY7SOMm1TxnKZt/ilwEhWTESBc7gTjgD0rofA76rJPqVxqOs3N8v2EkRzOxVSSDkZPX8K63TsrnEp3dibWrm4svhRG9pczW0zzoglhk2MMyHOCK861Rr+xKo+s6hceZknzp2bp+P86lRuinKzsdFYeFtN2wSym4ncAsS8oOT+Cn19a9hsI1h0y0hXpHCigfRR7CkxqVywwI+9SfeIBpDOT8aRwyNZrMkLkB9vmKhwfl6bq5sbFKhdgI9Cv9Eq0SzZ8PO51mHLORtfu393/dAro9Y+7Zkf8AP7F/OlLccdjz3xlJHF41uS7oga2hOWI/2qwI7qFbyc+Yu1lTBGTn73pXRC/KYTtzDLe6iW7umJbDMhUqrHPH0rvPBcgn0DWUVG284LIR1i9/pSqXUR07cxva6jXHgy+6/vLFj/45XPeKibj4c6dLjJxbt+a4/rXJL4WdMPiPMTKoRwrKxUZwTUz3cUpW3+0GIFBI0iIW9se31FctOs4KxpWXMZ0mqCWaRcNtC+XvwF4ycFhnJoqfbM5JQ1Ol06fzLmUHEKuzMFbIKnB4xj/aarqANq1koIIE27I9gP8ACul/wInVQX7yTO3tXMUd5Nj/AFVpK/8A47WF8Trg6d4P8PxgchguDwOISv8A7NSw2kS8YryOItNTlvDcr+6VplEWWY4+Vcen+1XdeD/OWx1t5fLwtoFG38a73K8Dzoq0xfFWY/hhpig8tdw/e/66GvOdaEnmwrJsJ24G3j9f8Kyg/dNZr3i9pvjC+uZURba1UbN2XeQ8AE9ya96sstp9rjr5KZx9BUdC+WzLGNvUE01gT1OKQzzP4r6neafJpK2dy8HmCXdsPXGyvNV8S67NKC+pXOz1U9P0poTOq8AX+o3XjOyW5uruaPEvyyMdp+Q9e1esayT9ntie15D/AOh0SBbHF+MNMvbjxQ89vZXEsbW0Sh442IyCxIyPYisUaFrBK/8AEsu+vQxkfzrohNKJjODciRPDer/aZG/su4CkL12j+Zrr/B+mX+nWd/HeW7QCUqV3MvIwQen1pVKicQp03zGqFNx4X2Z5ezCnPumK5XUbqGT4R2geSMSJZ27kFuQMgZx9Aa5ZfCzoWjPLLhkG147jylJIbeDhh/j/AEqvhPtI+Tf8gIcZDemOev0rznrG5rcp3SmJ/kJDB8YZcfifSio5lYxb1O00uWBbqKGd52adSHlZgNjEAde+SOPfNWbKGY+JIVEkaldxyRkjGRg+v6da3c52UTqoxtK53RO3R9YboPsLrj03ZGP1re13wppfiSC2t9TR3W2yY1STZyQFOcfSumh8JOJ+MzYPhv4ZtyGjtrjK9Mzt/jVq80Ww0XQNTayhMfmwneXkZ89h1+tdHMcvKLa6LZaz4X063v7czIirKF3lcOM4PB96ZJ4G8Ny7fN01HYDALO54/OlzaDsLF4I8MQkGLRbYEd8GtPUx5Wh3ixjYqWz425G3CHGO4NJDZ4l5K/2NbyPdTNI3lbiZ2J5Zc559M13PgG2trbVbs2+NxgCn5s8bq3suQxUnzHcvbxTEGWJHx93eganrDCq8RID7IBWF7G24EdtorM1vCWMbE4AuYTngfxigC2b21Uf8fdvz1/er/jTTqFiOt5bD/tsv+NAAdT07I/0614/6bL/jUZ1fTVOW1K1xn/nqpH6fWgCtAJ28N24tNjN5IBDc5UAg45HUfyrz+a2ubzwBbXEiW8Fta27RIZVDvMRJ/CeCh449eaxqvQa3OBAZUkd8RD7g2Enn1welUblZPtASSUN8uPvlcf0rivfQ2ktCMq26NJI9w9FOSR7+1FS42MuQ3XnePT7BmcKSjupVfmUliCf/AB2tbRr+N5pLuW5czwKNqtHu2ru+Zj9QSOuea6JU5Wv5GlOpqej6HB/bel6hAJmBkUL5jR4x8wPT8Ks+KRrNqbzU4782+nQp5jKjnOB1O0DnmtsP/DuFb4zz7/hYSEc6/en3CSf4Uz/hNrW8YQT63fPC5w6mOQ5HfrW9jG52cXxQ8KWsUFrG18VUBIwtuSf51K/xS8OxZ8xNQQgZO+2xx+dNR0E3qFv8VPDt47LBFfuQu7iEKQPzrsz864ZQUYYIOD+fakhs5zxH4g0fwsLX7fZk/aN2wW8CN93H+NYifFPw5Gcx2d6P92FP/iqG2JJEdz8ZfDtuUWS21EF84/doen/Averh+JVgBkaXqOByP9V2x6vVKInI7SOTzI0cDAdQcHqK5D4i67aaLo8cFxDcP9sYqjQruClSCc5+tSUeW/8ACSaUOBDqB/7YqP8A2apU17TJEDGO9HsY0B/9CoAi/wCEk008i01Aj1Ea/wCNOg8UaYs8bSadqMsat8yBVG72/SiwHtGi6hb+I/D1tfwRTW0VwpwhI3IAxXGR9K5fW9E0iLT7qKG4u54WilaC2ikYxCQZLMT0JznjOB6VE43HHc8fkuCqskqROsmSpDdM8fnzVOe6j8uEyRxyRxnBVX5/E9q5FG+xUpWGxzjzS6wAg9F3EYB/zn3oqHpoLnNm5kaVbaPkGONUJPfkn+taOgbjcyDIETR7ZGGAQCR3757fjXfOFoXIpa1Ej2HwQsUNjJCk7S8KFz0VRxge1S/EGTyvAOsHJybfaM+5FKilym9de9Y+fkto7rUZI2yV2MvyjHQAZxn1q2bJLbTH8yNhMG+/+NdNlY43fmKduSNXss7mIcnA57VqXjCXWIsoVG5Bhx7+n+NSnaJTXvHdWccIkO2OEfL2WPP6J/WvSr/UbbSrVZ7pnWNpFjGxCTuYgDgfWpkUjzf4w5D6Pxu2+buyeP4Ov1rk2ltopZg9hYsLWzVpf3WN0jYwBzxguo/4Aai99C+hxmoBWkhVxnhv5CumtLK1a4u98YKqeN3ataaMqjPoO2GLODHTy1x+QrhviWyr/Y8jZ2iWUHgn+ChfEP7BwaXEH2tyx+UoBnaexPtWNqTK+p3Locq0mRWlS3KRTWpo6PdQx6ZCJHUFQcgj3qaC4hSOTdIi4kc8+hNaKyRnq2em+CNTtDo4095QtxbuxlQjAVWJYH0IIP6VU8TXuiSaTJbW7MskMDLAIl2ryMEcda45P3mdSjZJnhCv+7yTuUjAX0HFW50iaQCR2TPAVVzlaxihVtyJpJVs5iXdUX5k3H5iAccD8aKXskmBJrtubbU1hQyNiCHdznkoCa2fBZNtLdyXEIMBEW8uMBfm65Nb1Ze7Yugveuen6F4u0jT57tr3UbOGJpQy7JNzELxyFHStW88feCb23Ntd6jFPA4AeN4JGU46ZytFOn7qCtO8ylDd/DC6kUKNDBYn/AFiCLB/ECtq38K+ELuATW2laZNEeN8OGX9OKqSa0ITQ5vAvhV2z/AGHallHGFx/I0z/hBfDKyK39jwKRyCHcEH67qm9lYdrstp4a0pMvFFNk/LzcSED8Cxrzn4x61Jb6tpNhHdPHhTcMiuw74VuO+R3pvcSM/VvEsfiHw4puG3SrYx5kB+9KrDOa4j6DH4VKjZlMpXuPOgycY3VHLeSKJCLrAYYI5+arUrGco3Z9TaWM6RYtxzbR/wDoIqj4g8OWviGOBLma5h8hi6tbttPI2nqPepT6lW6GB/wrLT8DZq+qDGMfvlP/ALLUMnwo0yRzJLqWoOzfxEoT/KqlPQEtRkfwttYUWOLW79FycAqv19KzLvwbYx+asfiK+LxsAy+Su7J4AGPXj8qpVL6E8ltTb1g6fp2mrZK4gy0cPnKoZpTjA3+vBz7VyVzv2JC4fcgZXLnq2cZX61FSNpGsXeJ5i2V3jkAZXrVSHULhDjzwUAx8w3YqKa1FUJ5r/wA+0kVly6gncf4RxxRTtdszudPdXczBm2l3Yd8Z4GABmnW1xZQQqXjuHlIBIkAO09+/PPrWkKDtdiVSxJcaolwYInR/sqNvdeAWPbqegovdQtby2RVtVSVW3eYEVePTj1rWFNrUmUr6E9nK+j6fNMNJjuGumDrPLb7wgUY2jPvzxV7S/iImi602o21p5cNxtS6t0wquR1cZPDc8Y+lTOPNJs1tZJHqafEHw7IAy3MyA8jMLdKnXxx4ffrqGP96Jx/SsRrQkHi7QXHy6pbj67h/OuQ8ezaPqcdtf2E1rc36kRyFWDN5Yy3fpjnp/erSGrJm7I5PxpDa2moJFpPkCwmt42SOEgsGHLA456nvXJ7GBwEI9sUVdxU27Fa5gkkmhKoSq7tx9KTyVUyloCePlH4VIz6e0s/8AEmsDtP8Ax7Rf+girect0OPfvUlGXqGt2Gmkxs7TT9RBAAzfj/d/HFYkmua3eZNoLKyj/ANsec4+vIAoJbM+W88Qs8wOtnMYBbbDHj6fdrPnutdkPntqMbNEC/meSmQOmcgCgfMc5qX9r3EFujSx3KJMspkSP5uOck544NaMupwFow8QyAFRnbAGD+vWonG84PsXGWh5lNE32uZVQk7m/Q5rOk0W9iG4wnYCRn0qIyUfiYSipJD7a3mgVt8aqsqbW3c5xyPp0oolKN9yHCxq3M8kM0trNIJDC7KSTnPAqLz1PREr1qcrxOdx1A3axRl2Rdq8kLnNWpkv7S2hu7u2hjhkAKqoIKg9CT9DUzqpNRKjHS5q+ItTtLi1sYrWzSJbaEq53YMreuepNcqYXuofOhiLMc5VY3YjB7k8VNT3TSMuax1mmORpVrvYFjEuc/Sri8iuR7mrj1E2j3qtJaI84lDsj4Kk5PI9OtHNZk8t0MWyAmSXIZguB9PrVzJPH9abd9QVkrCbSeDihIWmZtqR4AwWkICj8TUgasFtrPk74dVkjjA6pKxx+pqeKfUBLG0viu48gkhlWYpk4/vdv50AS2k3kwKRqMCTAksyOOR2zmrsV55e4R3dsGdiWw45NBLRHJi8Uk3MbHOQBJ1P/AOqlSIrbtCwhMbA5Aft9aB8pGLUIVMIVG24Uh80NYiWBvOQbyf8AlmM5HuKLjsYk3hslpNkoRXP+rKlVP16iq02n3en2v2mdUNvvCCTBwW7AHpXNiI0mtXqaQg7XKjTwz4WeEbSx5GMj6EdvaiuCMZBIzToETyyzTXE0s0rF3ZlHU+1IfD0f8M35qf6GvaU7GXKQv4dZhgSx8+oOPxFaviK9vta0uCyis5ImXaZS0i7BgAErzk5Iz04zik5ahYz7Sx1C0lSVFg3qCAZFVuv4cH3qf+zrueRGu9QmfaMBF4A/AcH8ac58zQzXgl8mBIgkbKo6sgzUnnoeGtoj9AR/Ks2WptB5luettj6OaN9pjBikH0ejlK9oH+iHvMv1INKEtu1w4+qUC5hfKibpeL/wJcVzU888NrJPJmQRF84ORkdfYUxSehoQaX4k+wLqRur4yukbwCCYbHz1AGcfKME5Heo5L43qeZOpS5R2hnCjgkd6CCPfH2dv++acsmxgUl2t6gEUAIHHXzFznrk1YS6mj5S4xjnh8/zoAnOu2lnGq3iS3dy5ykFvhcD1YjHelg1bTri6WC4trnTJ5DhZG4Un3/z+NAC3N9f2c725uJDjo2chh/kUk2o319CqNOBbqySmJnIRjkckd6yqUeeSZvTxHs4On3ESKwn8uU28ys2SdkpwT7ZFFS6KM3F33HiitrE3Fop2AP50mfWi3UQv8JopjbQnPSjkfhRcd0Bx3pTjFAhjoJI2QkhSMZFZL6MwjdI7k+W/VGHXtSEbVnrd3Y6CdKfSIZYmWQT7AubjcgjX5ycxkADoDnHasG1h1S0jlQRRt5km9sn7p9OtAEouNQA+e0z+Gf6037fKhHmWBx/uAf0oAaNStwTutNvtj/DFPW/sScNCy+m3d7+pNAEnhW0s9Q8SNZzWP9oJfLHAkLzmJlUkbmDDuOWxxwDW5450rT7eCS7tvKvo5C1s1zbXG+OB4uisOxI4oA5xdRjewtBczSS3CxhG4q9bagL1TADsCjGSOcU1ohpLS5qRxWSoqrNKoA7iio1NI1FbYh49aQnH4VRkJR/WgB2aTrQAtHvQA09aXvQAvcCkoGBFA6UCEP3hS96AD3ozQAh2sSCAfqKj8iIk5hQk9PlFAFebTLYujhDHJuyjxnaQfUEdDT5rF5sLd3NzNGDv8t3wC3TJx94/WgCP+zbPH+qHXuxqxFbw2/ESBQetAEo4GBRQB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wOTo1NTozOS43MzA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39 Viviendas en Colmenar Viejo</text:p>
          </table:table-cell>
          <table:table-cell office:value-type="string" table:style-name="ce1">
            <text:p>SRH Construcciones Civiles y Administrtivas, S.A.</text:p>
          </table:table-cell>
          <table:table-cell office:value-type="float" office:value="2017" table:style-name="ce1">
            <text:p>2017</text:p>
          </table:table-cell>
          <table:table-cell office:value-type="string" table:style-name="ce3">
            <text:p>data:image/jpeg;base64,/9j/4AAQSkZJRgABAQEAYABgAAD/4SrU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4OjE1AAAGkAMAAgAAABQAABEckAQAAgAAABQAABEwkpEAAgAAAAMyNgAAkpIAAgAAAAMyNg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ToxMwAyMDIwOjA0OjI4IDA5OjU1OjEzAAAAAAYBAwADAAAAAQAGAAABGgAFAAAAAQAAEZQBGwAFAAAAAQAAEZwBKAADAAAAAQACAAACAQAEAAAAAQAAEaQCAgAEAAAAAQAAGSc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rTeHrKbe/wC9V/7yyZ/9CzWJqmh/YIHl+1KyfdVWXBPsMVzcp08xhMz1HupWGJupN1FgELU3dRYBGl/26he5T/eosIga5f8AgSi3ld7uL/eHyt059fatI7iexYH2iFP9bZ2af3Y+T+mB+tQ7rd5P9beXj/3Y8gf+Oj+tdZykyRSp/qrCCD/amYZ/XJpJZX/5etSVf9mNf6t/hQBCq2r/AOqtby8/2m3Ef0FWEF0n+qt7az/3mGf/AB3mgkjlb/n41X/gMa4/UnNQn7E8fyWt5c/7XzH+WKAJtO2bH2Iyptf5W6jg1bjZ0Ten8P3abKQ+7VU8PxbE27q5aP8AgrngbSJKKsg9WuvGmmw/JEks7/8AfAyPrz+lcvqmvS6lPvf5UX5VVecevPc1z3NrGaZqTfSsMDL/AH6Y1yn+9QURm5f+BKYXlf8AjagBNtHl0CApSxjZIj/3WDfrVLcT2LP2byZH8rTYl2sfmmkB/mSaJJZU/wCPjUIov9mNc/zwP0rrOUhUW833Iry8/PH6YFTotwn+qsra2/2pGGf0yaACfzU/4+tS8rd/DHH1+hNVgLJ/uRXl5/wJsfpgUCLKLcJ/qtNgg/2pGUH+polN15f+kalBF/uqT/PApiG2H8e+Xzflf5l6H5DVhPuUMpGa00rxoju2xflX0FZifwVijSRJRTEdn4ql02/u7e9sHZZZIwt3CykYcAAMDjB3AA8HqPeuSNxskdP7tZGlwF0/8FPWSV/46CiRVp4WpKHhKa0sSfflX/vrn/Gnyk8wsLpNv2fw/wCzUu2lbUa2DbSEU0BJJFE88v8Aot5P8x+8zbRz0HQYpyxSp/qrW2g/2mYZ/QE11HKMlm/5+NUX/djX/E/0pirav9y3vLn/AHt2P0wKoCwIpU/497KCB/70m0H9CSaZK9x/y8alFF/sxrn+ZFBJX3WTyf628uX/ALqscfkoqRYU8v8AdaL/AN/v/sjQA7Tx+8f/AEfyPv8A7v8A4Aasj/V0FIx1qin8H4/1rAtklFUI351+esW5TZO9Z2NBiCpmdIU+eiwyNr9/4EX/AIFz/hURvLh/4/8Avmq5CecjLO/333f73P8AOkxT5TPmNDS/+WqfT+taWP8AP/6qzlubweg0imOKEUPmeJ5Nj3s+/aP3cajIyoOM4NIIEf7lhcy/7UzED9SBXQcpMq3Cfcis7b8if/HR/WopJv8An41X/gMaj+pNUAhFu8f+qvLn/vrH6ACnJE6f6rTYIv8AakZc/rk0Ej2a9/5a3ttEv+zk/wCAqrI9v/y11KVv+ueB/LNAEmlbHnZYpWlRmKqzdeU6HNW5EeGP5k2/57etBSMQGqi/41gWx9FUI6WRayL5P3//AAH/ABqGWiugpbtf3G/+6wamgZSA/wA/5+lA+/VGYoH+foacBQBc0z/Xv/u/4Vq4qJLU1jsNIqvM7p9z7/6D3OP880kNlg3DpBFvv1i/dj5fL56Y7mmZif8A5a3k/wDurgfoK6FsYMd5H9zTW/3ppP8A4pv6VIPtCfc+xwf7vJ/QUgIpJ0/5a6r/AN+1/wDiiajX7K/3EvLn/vr/ANlFADxB/wA8tI/7/Y/9mNTL9t/g+xwf7O7/AAFUAmlCV9SRJfK3tMP9X05wM1b8SaBf6VAkryr9naTa3lyEDOCQSOPSpYHKwxO8nyf+PVZWwf8AjdalIbZJ9h/26KdgNx/uVl6gv3H+q1kzRFNKlkG+B0/2aaBmfErzfcRm/wB3mn/Y7j/nky/73H86ozFNu/mfPLEv/bQd+e2am+x7I/NeVdnHzKrHqCR2HUA/lVAPszEl2mx2Z/u/dAH8zWuBv+4n8zUSWpcXoPFncP8Act5f+/dKbK9hk3yxMsW3724ddwzwOegP50khtlaCV/slv/pFtF+7/wCWi/MOT+n496R7lP49V3f7McY/xNbLYyY0C3f7i6hP+YH6AU77P/c0j/v9IP6saQEi/ak+4ljB/utn/wBBWo5bh/8Alrq8S/7sf+JoAr+bav8A8vV5P/1z4/8AQRT1iif7mm3kv/XRn/qRQA/SAialEiRNB++X5WznqPWvRfGkO/w3cf7LBvyzQyTyiwi3yf8Aj361pkUIbYlFFgNGNP3H8X3R+PAP8iD+NRXFhcTR/Jazy/N/Cp/wrJmhFHoOqv8Ac01V/wB5gP5t/SrSaRL5n2WV1guGjLL025DAckD0cflTQEkfgu9f/j41f/vmNn/mwqZfAVr/AMtb2dv91VH8waLiLSeD9IT76Sy/70h/9lxWdFbxQ6s9q9v5tu0Kr5bc9JCBnPpuH6U0BuR2NrD/AKq1gX/djH+FWAP7lBIYqpqcKPYy/O3y/NQM5VB+4TZ9m+VmXdMvIxjpweKGumT/AJiVtF/1zj/+uKaBjGmif79/eS/9c4x/gaFiif8A5ddQl/3mZf6CmIX7N/c0hf8AttID/NqkVbhPuW+nwf8AAh/RaAGyTXH8epQRf7sZ/wARVdprf+PVWb/dVf65oAk0sp/aUWy4aVPOTazLj+LpXpni0f8AFN3v+6P5ikxPc818P26TSfP7/wAhW8bGL+5VIUtxn2WL+5RQI2bRHttZuIvlVG+baq4HIOAPTAWtY1gzYYawtVRIdSt5dn3mK/jsJ/mopoDcp3/LNqBEVczfnyddt5f+uu78FDD9UpoDaNAqiQqK5H7h0/2aBnGoN8b/ACWzbZC3+kds4PHB9Kd5zp/y9WMX+7H/APqpoGJ9sT+PVf8Av3H/APZU0vE//L1qEv8Aux/4LTEHlRP/AMuuoN/vMw/wo+z/ANzSG/7aSA/zagBRFKn3bCxX/eZf8DTg16n/AC1s4v8Ad/8ArLQBHYl/7Si83yt/nJ80fQ/N1+ten+Kh/wAUve/7q/8AoQpMT3POfDf+s/4Ef5GuhamhS3I6KYjZuR5OsxP/AHlH89v/ALNV8isDcjIrG10bI4pf+ecys30DAn9M0IRpQH9xFv8Av7Ru+uOamQ0wGGuZ1hP9OtX/AL1wqt9CCp/9CpoRrxNvgR/7yhvzGafTEFMmH7t/xoA4xl/eXCbLZv3i/wDHwuR908jg80b9n/LxYxf7sf8A9YU0NiG9/wCorAv+7H/9lSfaUf8A5iU7f9c4x/iaoQhaJ/8Al41Bv+2f+C0myL/n31Bv++h/ICgA8hP+gbct/vSH+rUnkf8AUKX/AIEy/wBWoAZYjZqSf6P5H75Pl3ZH3u1er+Ikd/C+oJ/0xH6MD/TH40noT1PNPDp/eJ/tSH/0E5/z7V0bChCkhmKKdwsbGsHY9u/1/lx+uKvblf50+ZG+7XObDDWXrkXnabLF/eUqv1II/rVIRLptwlzYo6f7zfj839at5pgRymsLV7e4vJIre1TfcMy+X8wGSHUgZPAzimhF+3/1CfIy/wB3d1x2/TFSimIKa/8Aq3oA5OS1uE+0XEqRLE2F3SYddxJIHsdvP4Yqv5yJ/wAvViv/AGxpobD7V/1EoP8AgMP/ANlR9s/6iv8A3zH/APZVQhDOv/P/AHP/AAGMUwsn/P1fN/uxj/4mgBpEX/UQb/tmf6LTdkX/AD73zf8AfY/pQAljs+3bE81f3if6zqnzV7S9ve3Oyyt0g/eMir+8yxUAk8AfL8wX8AeayrSsaU4czOBtvBj2cGz+3LaKXcG8yNc8bSCPvCiXQ4of9b4knb/rmv8A9lWKqmvsyv8A2bbf9BrUP++f/s6KftGHs0b09vqt5s3/ANnsm7d+7Z+o5GcjpkCp1g1L/VRPp+xflXzGlBwOmeMZ+lLmH7NA1rrX9/TP/IpqGWy1d/8Alrp7J/uyD/GjmD2aCHTNShgSK3uLNUVdrL5ZPTgYJA/hA49c1G2l6q/371V/3YXo5hezQw6Fqs3/ADEpf+Awt/jUQ8NX7yfPes3ysvzRsMZUgHr6kUe0YeyRYk8NX7yfJfzxJtXcqxtwQozj5u5yfxqL/hGrr/oK33/fk/8AxdS6zGqaHp4cuk+5qWp/9+G/+Lp58OXryI/9q32/+FpIWOP/AB7ij2jK9mhH8LX7xvvv523L8yyWxfkHg/e9OKg/4RW9/wCesv8A4CAfzar9ozP2aJP+EQvfk/0ptn8W2DGP/Hqk/wCEPuP+fqf/AL9gf1p+0YvZod/wiEvl/wDH1c/8BxUZ8Jv/ABy3n/fxf8KPaMfs0DeEU/5+Lxv+2iD+lOXwrb/xrc/9/h/9aj2jH7NET+FLdJ/NT7T8uPl85cDBz3XP617RoWlRWFpE+z/SGUMzdSCRyAfSpfvD+E5S/gt0nl/0eL7x/hHrWcyJ/BEv/fIrJMoi2p/dWirJOhK/71RKv7xqmwWZIFpCP3lVYLMYFoA/z9aLC1GKlKwouO7GotRon3/xqWkUkyZB+7SmOKrQnUkQUki/vEqtBai7abmndCsxuKglFF0OzIGWmNRdBqQNXpE+o2+laN9tuPuRwhtq8lztztA7niktBbnm8+oalczu8trErtIdyqzEDPzcHbyOevFV3urr/nkq/wDAW/wqFE0Gf2lcJ8hiUleD8rf4UUyTjvOlT7ksv/fRpPtl0n3Lqdf92Zv8aoRlazquqwvE0Wq30XVfluZB6ejVmr4j1xPua1qH/gXIf5mto7GUtyQeLPEKf8xq+/7/AB/rS/8ACY+JP+g1ef8Afz/61MXMOHjPxJ/0Grz/AL6H+FH/AAm3ib/oM3P/AI7/APE0uUOYcvjjxOn/ADF5/wDv2n/xNbU/izX0+5qsq/8AbNP6rUuJaZjjx94pT5f7Xb/vxH/8TS/8LA8U/wDQV/8AJaH/AOJp8pHMSr8R/E6f8v8AE3+9bR/0WpP+Fl+Jv4p7Zv8At2X+lHKHMSj4n+JP71n/AN+P/sq39K8b6veWMUsqW25tyttjOODj+9UzVkXB6mkPFV//AM8rb/v23/xVIfE97/zytv8Avlv/AIqsuY0J7XW9SvJNlvYRS/7u4AfUk4Fa0X2r5EuEiV2UttjYnoR3P19O1FwJDC/+z/31/wDWpNaSXW5IvtEs6pDGIoljmIUcYJIx1OOT+FPmEZK6GmxP9Kvl/wC2/sP9mmtoX/T/AKh/3/8A/rUAOGhygY/tDUP+/wAP8KKYjk5EdJHR0ZXVtrK3BBHBBHY1GRTGZWuR/wCiI/8AdkH6g/8A1q54itY7GMtxtJTJsNpDTuFgrbluIvIibf6fyqWykYj/AOsf/eNNxTuTYKKLhYWut8Nn/iWp/syOv8j/AFqZ6o0huddZaJe3/wA6RbV/56ScD8O5/AV0Nn4WsofnuN1y/wDtcL+Q6/jXNY3NYIiR7ERVRfuqvAH0FV5v9fF/ut/T/CgLAajNOwhKaaAF7UUxFr4geFPOjfWrBP3q/NdRr3A/jHuO/tz2OfMSKszKWqJv02X8G/Ig1ypFaQJkJikxVkjcUmKQBiph/q6QFdhRimAmKMUAGK9M+FMFvNHqHmxKzxtvj3LnGQASKiexUNz0w001zm4wmoJf9Yn40wIzTDQIaaaaYCjpRQI9MryTxx4T/sef7fZJ/wAS+ZvmVf8Alix7f7p7enT0qyDiJ4t8Eqf3lK/mK5ArWkCZDCKaRVkiYo20gDy6dj93SAYVo20wDbSbaAFAr0X4Ut/pepRf3oQ3/jw/wqJ7FQ3PTWphrnNyI1XkZ/MT5Pur83zdc9ccew/P2pgIaaaBDTTTTAiJ5NFAj1KmXFvFcwS29xEssUilZFboQeoqyDxTxV4bl8Pals+ZrWTLQSeo/un/AGh+vWvNLiLZPKn91iv5GtIEyICtJtqyRdn9+ikAmKUrSKEC0u2gB6wb/wCPa/8AdpBBs+d0/wCA85NIQPC/3/K212fwwbZ4guE/vW5/TJqZbFR3PVDTSaxNiI1FN/B/vf0P/wBagCI0lMQ1qaaAGUUCPUBS1ZBR1jSbfW9NlsrpPkb7rd0YdGHuK+avFGkXGieILqwuk+eNg25ejggEMPY5qoEyMbbSVqSJtpQlIB4ip3lUihfKo8ugYAf3k3Ux970gGEV1Xw8bZ4rRP70L/wDoJqZbBHc9apjVibEdRzfcT/e/oaAIjTaYhDUZoASigR6hRVkC14p8Y9OlTxJa3sUTMklmEZlUkAq7dT24Ipw0Ymee2Gl3uqz+Va27Sv8Axeg+p7V10Hw9T7J/pF6y3X+yoKD2I6n860cibGJqPhXUtN3u8Xmxf89IeR+I6j8RWT5NFwsL5VG2gLAVpCtIoZimFaAGkVv+CTs8V2X+0xX8xik9gW569TGrA2Gk0yf/AFH5fzoEQ000AIajNACUUwPUKKszGySpD999tc7rUv2zY6RKsUeV3NJ8xzjooHHSknZgzEC26f6pNv8AeoY/3dtUxChH/uVkal4W02/3u8XkS/8APSHg59x0P40XA4/UPBupWe97dPtkX/TP73/fP+Ga59k2Psf5XX7y+hqrgRkUhFMBpWmlaAIyK1PDLeT4k09/+mwpPYFuex0xqwNhtMm+5/wJf/QhQIippoAQ1GaACimB6cTsqrLe/wAEX/fVMmxTeXf9+qspR/vpuqSilJZW7/cXb/ut/jVSTSXTf9nuG+b+93/POPwq+YmxWNlqSf3f95V/wNRedKnyP9/+L5cf1pki+d/fT/x7+VUNQsdN1L5LqJWf+GTkMP8AgQosFzlr7wTdfPLpsq3Kf889wD/n0P6VzU1rLbSPFcRNFKv3lkUgj8DVKTFchNRtTC5HitLw7E7+ILJE+/5n8gSf0BoYz2aePZJ99fm+Zdrdj0qBm/2/u/erA0Mu71/TbP790rN93bH8xz6ccVLDqNvfwP5W7euGZWUg9eDg9uDzVcouYmoqRjaaaAGUUAdrNO7yfO/+FRh3ouAxpaYWSgBM0Zp2AQtUbhH++m7/AHqZNirJp9u/8G3/AHWrPu9Ed43+zy/8BbqfoarmFymVJot/D8+xm2/xRsD/AC5qnfK9zA9vdIzfKdvmLkoT6E8irUkQcncaBepJ/o/lTp/vbG/Xj9axp2+zSeVcRSwS/wB2Rf8APFUK4zcj/cdat6Y722rWsqbt6zL93rgkAgfUEj8allHsTxW83zvErdNu5QeMcVh63pEs3lPZRLtXPmKu1M5xz2z371gamQnhe/eTfsii/wCujA/yzWtbaG8MbvcXG51UrH5LNGMHBOcEZ5HT61VxcpbFmn/PWdf+2zH/ANCJpTbP/wA/U6/98n+ampGIYbj/AJ+m/wCBRp/QCmmK6/guov8AgUP/ANlQAzZe/wDPzB/4Dt/8VRQB2hoLJQBGx31EEpiJCai8ygBQ2+nUwELUmaQCZpkio/34lb/eXP8AOgChJpNq/wDyy8r/AHWxWde+HYryDyn8qVG/hkX+vaqjIiUTi9V+Htwm+Ww/79tyPwI5/MVyr217o99F9qilgdZFb5uhwQeD0PStLise2wtvgi/65r/IU/FcxuNNNk+43+7/AEp8wiAL/t7v8CeB/SigBDRQA4dBRQBvF6bmmITc1OY0xEZNGKAAPQzvTAbuSnZpAITRuoAY5pmKLBcCarXMUVzH5UsSyp/dkXI/I9adwsMjtreGNEiiVUjXaqqvQe1KVT/d/wCBGpGMY7P7zVE2943+dV6r/q//AK/1pcoxQH/2f5Uwv/ndQAm9KUsn9/8ApQAh6njHtRQB0K/40UwCP/P50PQIYtLTERADzOgqQ/6ygBo/z+dOX/V/l/KmIJf9W9NH+rT/AD2oGNX/ANmNLSAjb/P51XT/AD+VAwf/AFn+fWm/8tP8+9AEQ/z+lEn+f0oAi/5aP+FQy/6hv+uZpgSP/B/vf0qI/wCf1oENopDP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0LTI4VDA5OjU1OjEzLjI2Mj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PD94cGFja2V0IGVuZD0ndyc/Pv/bAEMAAwICAwICAwMDAwQDAwQFCAUFBAQFCgcHBggMCgwMCwoLCw0OEhANDhEOCwsQFhARExQVFRUMDxcYFhQYEhQVFP/bAEMBAwQEBQQFCQUFCRQNCw0UFBQUFBQUFBQUFBQUFBQUFBQUFBQUFBQUFBQUFBQUFBQUFBQUFBQUFBQUFBQUFBQUFP/AABEIAMIAwgMBIgACEQEDEQH/xAAfAAABBQEBAQEBAQAAAAAAAAAAAQIDBAUGBwgJCgv/xAC1EAACAQMDAgQDBQUEBAAAAX0BAgMABBEFEiExQQYTUWEHInEUMoGRoQgjQrHBFVLR8CQzYnKCCQoWFxgZGiUmJygpKjQ1Njc4OTpDREVGR0hJSlNUVVZXWFlaY2RlZmdoaWpzdHV2d3h5eoOEhYaHiImKkpOUlZaXmJmaoqOkpaanqKmqsrO0tba3uLm6wsPExcbHyMnK0tPU1dbX2Nna4eLj5OXm5+jp6vHy8/T19vf4+fr/xAAfAQADAQEBAQEBAQEBAAAAAAAAAQIDBAUGBwgJCgv/xAC1EQACAQIEBAMEBwUEBAABAncAAQIDEQQFITEGEkFRB2FxEyIygQgUQpGhscEJIzNS8BVictEKFiQ04SXxFxgZGiYnKCkqNTY3ODk6Q0RFRkdISUpTVFVWV1hZWmNkZWZnaGlqc3R1dnd4eXqCg4SFhoeIiYqSk5SVlpeYmZqio6Slpqeoqaqys7S1tre4ubrCw8TFxsfIycrS09TV1tfY2dri4+Tl5ufo6ery8/T19vf4+fr/2gAMAwEAAhEDEQA/AMfUvg7oOpefN/pUE/8Az2hud/8A6M3V5v48+Ff/AAiWmz3n9sRTwf6uOGaPY7/7K7a6rXv2nvCum/ubOG61Wf8A78JvX/e+b/x2vFvHnxbvPG2pedN+4gi/dxww/Ps/vfN/E1eRyRPX55FCaeaq3n1jvqVM+1Vnyl8xsefTfPrJe+/57VWm1yH/AK70+Us23mqHz6wX1yb/AJYw1We6vLn/AJbS0uUDpJr7/ptVC51yH/rvWP5NH2Snykk02uTf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50 Viviendas en Alcalá de Henares</text:p>
          </table:table-cell>
          <table:table-cell office:value-type="string" table:style-name="ce1">
            <text:p>Hogar y Diseño, S.L.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data:image/jpeg;base64,/9j/4AAQSkZJRgABAQEAYABgAAD/4TkE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4OjMyAAAGkAMAAgAAABQAABEckAQAAgAAABQAABEwkpEAAgAAAAM0NwAAkpIAAgAAAAM0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Do1MgAyMDIwOjA0OjI4IDA5OjU0OjUyAAAAAAYBAwADAAAAAQAGAAABGgAFAAAAAQAAEZQBGwAFAAAAAQAAEZwBKAADAAAAAQACAAACAQAEAAAAAQAAEaQCAgAEAAAAAQAAJ1cAAAAAAAAAYAAAAAEAAABgAAAAAf/Y/9sAQwAIBgYHBgUIBwcHCQkICgwUDQwLCwwZEhMPFB0aHx4dGhwcICQuJyAiLCMcHCg3KSwwMTQ0NB8nOT04MjwuMzQy/9sAQwEJCQkMCwwYDQ0YMiEcITIyMjIyMjIyMjIyMjIyMjIyMjIyMjIyMjIyMjIyMjIyMjIyMjIyMjIyMjIyMjIyMjIy/8AAEQgAvgC+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1481Aw28bc16KfQ8prqRjG7ptNWoVJbcZM0pDgyYq0qkKckdKisl8/W98o+SygLEkfxucAj3ADD/gVc9b4Tpo/Ea0aeXEz7dpZSNuc9+lUrlp57lbC1fZcyjzZZscQqf4vc9gPUE9Aa4WdyNa1sYNPs0t7dNsSdMnJPcknuSec9+tN+89SUNI4P+e3vTSOf4uvb60DQ0D5e/TuP61IPv/ie/v8ApSYzI1/Pm2fp8/b3FZwI2rj0q47CY4UhxkZbHBpsET6VP9n1Qox2w3QwfaUdD+I4+oFdE6+Y/wA38PWtab0sY1Nzm7zRhc6jFdQsN0UuWQ5AdDwwJHqD0waoa3Fd2ujPFbQzwQSybJYmlV1CscEqc5AOR9M9qShyozNvSLmK9sImjfzGVQku77wYDkEcH34/PrXK3Ut7b3c0d8t7p7Ftwk08Fkl44Oc5/AkmqqLnSYQdmdRnna1DQJIuFrt8zht0KzoU4K5rQ021Wdm3DGBRUdkFOOpPb2zJMdxzk7VGKk023HlSXrKP9IkMmc8EfdU5/wB1VrirTu7HdRhpcffXEqPHDbxh7mbiOJuhx3b/AGR1J+g6kVc07Tk063I3mSZzvllb/lo56k+nYAdgAK52dCJHySSf1qFkJPt+FIY0qAOP88fSmlMt+P8AWgaGkYX8PagHk/73r70hmN4iP72z+snfPpWcvT8auOwmO704imIjkjEibMkHsR1B4wfqDXR2F0byyWdwFmHySqOgcdce3cexFVTepNRaCeX5Cs3945qPyBdwyxsAySKyMD6Y/LvXQ9Vc572OV0V5bPxHJbbcSZaCVGOPMAUlHI98HJH97j7xxrQeIBLbrdta3RAJingij3vHJ1HHdSM/N9B7VmnaNhSWp1F9pPV4xgd6zGtHHC/hW0ZETgMMckZw653U9JRGPLB2+1O9yUrDbqVvLESSESXBEKEdQT1I9wMn8Kv6hKIoERUxHwqRJ1YnoF/kO3POBzXNVWp1UnoX9O082ge4udrXkuN+3pGvZF9h69yScDOKfMWYNkEDJPP/AOqsjUi8kn536E8cZ/pTT/8Aq4IoAiYcH/6/pTGOMj3z0z/npQMhK4BH/svtSr1PXr2XPeoLRjeIvvWnXrJ1H0rNjHX6mtFsQ9ybFLihjQjD+IHkdqsaVcra6gBkiC5G1l7LJ/CfoeVP4UJ6hLY2bsbnEYxgdcetToEiiXufSuh6o5ktTG1CK/km3G0hu4BzEUPlyxn1BJPP+fWspryXR5pL6a3u1F2FLPDGvzHk5IBwCck8cd884EOVlYGj0pirDBqBrZHBOenOKa0Ha5UktgPmAxnmqclusoIIHHc1akRKJSt4Y/7bDSMFhtIGkaQkAKWyAeeOArZ9nrb0+zJl+33MZBIY28LceWCeWP8AtH35A47tWNR3ZrTVkXHkBZlGPwqHbz17Hj/IrM0B1+VuMcf57VA23aufT2oAiIGDhc//AKqjZfm6Y59M96BkZX5e3T0I/l2/+t7Uvr9T2PrUFoxvEP37T/tp2z6f5/8A11mKP84rRbEPcnQVjaxJdQ69pLW/3X3I/wDtKSuf8aGNG7hSPl6DjmoZYw6lCDz3HUf/AF84qRm7pchurZZHI8xPkkA6Bh6ex6j2Iq0y/OGIyF9O1dCZztalFXnj1yNC+baaJiqkfMrgg9uxGfyrO+wS20Qt5meJgxMW112mP0wc9CfTvWcikjsGu1h+V/vHkVHFcSTXClVynRq0toRfUt3CjJ28D0qg8bNnCHj06/h/h/hQgZn6FbPdtJe3AZY3lMsaf89SMBCfYBVx7jI4AroJZAYwO5HFY9TWOxGuFw78kdBj8qiS6huTI0LqwVtrbTkBu4z360hiufk/Gom5U/Qf560wI5P4vp7f1/z+tMI5P1PYHvSYET8A/Q+3Y/596Vfv/wAX3j0YetSWjG8QDmz69ZOpz6en+f0rMj/rVrYhlhRzWfqq5v7D/eb+YpS2KRnrqv8AZ/iy8tp2/wBGlkHP9xto5+nTNdM0fHXPHX1pDJtLmNtqKq7EQzjyzzwr/wAJ/E5H1Iq1DHcW+t3UdzKDayxiWHH8BBO8Y7/eBz7VotjKa1Hai7219azB4jE2RsdQNhAxlT1GQec8dOnWsHVNdaPT18+GJyZAyC4XeADuBwRz/COvPPpgVFSYkegXFjC6KxViwHriqti4jVlAIwe5zW99CLalwOrrzVS+hEkKx78RMf3i4zvXHT6HAz7cVL2KQofaoA6dhjGKPMzWRaMvxHM6aJMUkZGYquU64JHes7wY7toTFzlvOkGfypLcZ0hxknvUbMW5P0/zkf1qgGE4U/Q+tMY5Y8d+vHrSYEXbrnp/ER2P+f8A9VOXqPvdT2B7/wCeD/SpLRj6+P8AjzPHWToMenf/AD61mRnP5+tWtiGWFPP/ANbFU9Rj8y8sztztYn+VDGjkvEbgeIbwkYwy45x/CK6Lw7q5e3a0u0lJjH7s7CSR6YHP41HUZqJNHO00JjmjaP7ysu1gD0YfkfyPpXQtLDe6T590IzJbnLyY5jYdwRyM8HjsRVp6imjmrpLy3mhvd5QRqpEoZTFccEDC/eDjP93nJHHObVm1teQL5s8CyAAyAIhBJAIYdlODyM5yM4wRU8vMSdy1zFJwabGsUblvatiB/nRgDHeqt5OpjUDruH9aT2BblNXIHNOD1maIzPETH+xn9N6/zFU/B7D+xJMf89n/APZaBnQFuTTN3zfhQA3OVb8aD94/U+/egQxunX8Ac/oeo9qTPJ4xwfp1H5/WpZaMrxFyLX/ek/i3enfv/kVmJ/U1aJJgeal2rKoR1yM5H19qGByl5bs2u3LSEsSRlwOTwO4/lW3pEawzqyAAhSRxjJ/zis18Q3sT2c51rQ7bVIYsXI3Ex7t24dGXP1GR7gVpWMUl9p0wgeNlkI3LIpIkAGRyOQfetJ6kRehXtriOK0bQNRdInGEiYsr/ACnJTPr0I6Y4wcVkw6Xc6Tf3F0tjKzSnavlAgBcA8dABnIIGegPfnNpgdwkjg1ZVnI+7mukyH/O3GMVWvUMduGP98fyNS9iluVFOealBrM0RBe2iX9t9nl4QsrZ+h/z6/Q061torRFiiTau0n69OaBkoP86C3B/z/P8Az/OgBCfn/Pj14pv6+/XPNAgP+e/5A0vzc49/4vf0/rUstGP4jB8u2z/eftt9O/8AnNZ6f54xVrYkkHWp4uv4UxGDcJu1WU+9aVgNlxyuQVI/Os+o+hZ8J2i2nhq0jQEFS4492J/wrWsWh0+7eHH/AB9N5iDGEDDrznqeo49a1SujLqT6ppFpq0DR3UaM+0hJAPmQ+x446Z57Cqu7U7MFUSM7jkMFLKfUheqk8ZHTj3pSWhRzMHiN5r3yLmSYQjAlZH4B6cHrj3FdxDct5asvRxuH4/yrOjVbuhONtSYO8tQ3rHyVU/3v6GtnqgW5FGvYcHGcmnIyvnYytg4O1s81m3YtDugydoHqai3xSPgMGKqTkD6UrjEL5JPv65pFOWpgKfun6/0pSef8mkxoa33O34jI6e3Sn9Pm5/P39f8AGpGZWvji0x3du/0HU8enSsqPoPzrVbEsnpwZUwzDPtSBHN3OpXEd7KyWOVDf63I5x+IpV1mdfM8ye0j/AHbEAPvOSOMjBx19ajm1DlOm8PzodMS2V0aYLvZYxwQTnI9e9WdUH7lvlY5ThkxlG3ptI59QK0T0M7WZekvrq302K7kiWRgoMqIwGM9x2z9ccHqKn+2CSFZbaI3AP91gD+nah7DOIe48+W6Se3S4j3rIjAKAABzkf4DPWtux8UaHBbRRQWUlvtXYSIV4x2JBqMLFSuTWlbQ1LfxRpMr+VHcEEdA0Tgn9On0pup65aRQB4ysy54YsFj/76I5/4CCfatqnuoKbuctfa414pR3Mydo1BjjH4Z3P/wACIHqtZkcvlNlYYhzwUj2Y+gUDFcblqdKhoTy+JFsY8z3rRAc7XnJz/wABbdn8KsaN44XU77yVd5beNcs5iAJOeMdM9+MVpETVkdouGUMrBlbkMOhHse9OAqyBG2qpZmVfqQM8VVn1OxgUmadSM9M529elJjRYjlSeJJYwWV13Ak4JyM/1qXb83QD/AMdPX8qkZna2pzbbWCtl+WXHp26CsVBx2Pqf89a1WxLG3d39ig83yZJckLtTrz/KrAPmxA7ShIGA3b2qWCOa1jwzFeTvcx5hmbktGev4dKyYdJ1FJhC0JfPRgO3uM8fyrmb946FH3Se0uJ7C4je3cEK+Sisp5Hoc8V1kfiGPU4VjuFZZVCqzo2ATlT0B9M+2a3gzGasdbbFvs8OGGQgxtOO38qy7u20uO9YTMtpNIu8yq2zzOcdc4J9fwqpbGfUzdKsbS2SaKC7aU7CzKgG1cc5J7npyMdK5z+xdUV2ZIAyliAwccjt+lXhrRWpnWi29C/HDfQRGP+z2Vv4mVN2fwxj8watWegTaldyLN5yuEB82cEg89M8kVFWKbujSk2tGVbjwpq75Ns9oB2LM7Y/DArPPgrVJm/0vV5NvQpD8g/Tms1A1chlx4Z0Pw7bG8vVYq+UD+XvYnGe468dau6Vp1nFp8NxZRusLDaDKwd8D1wT/ADP9K0asTe50emXL26SQtuaJgSpI5U9iP8K57VdS1qNHlW9cKu3CIAOpI4x9P1pPcTIoP9Mt5pZLy4keOMO4Rcj6ck+361C9xGjSCG2uG5IG5Spxnv71mxLY77TCTpNmSCCYE4I6fL61d9evfvkdfSqRoZHiEfuYOn3m6An0rLj6D/HNax+Eze5NjNPUYI9O/wDT/PWgdzIu9X+w37wzfZ/KGNvmSmFuw4ZwEfr2YenUGr9hfW11G0mHjK43iTA+nIJB/AmsnHUuMrFRvDVhPMJ4WeMOdzGE4zn6jFW/+Eb08QzrBNIly6hEJcAsD1BI+gPtjNZ8pUmbWl38VxCbZVaKe3UJJC4O5TUGqRPcSCIW4n3ASIsi5AxkHB6jtwfbHetXqjHqUrxLe1t3t4792YI5WIzKoYDPPQ57fh9Kgt7e3aAFVQ+pbDZPfmsVNuXKjVJbsJLdAp2qo91GP61q+F0eO4nO/IKgYH1/WttUtRO3Q5+xvrqea58+4YrHsdQ3r5oBHP8As5ro3vV79uPpRCV0Z2OQ8e3Al0eDHaf/ANlNWfD/ADodvH/d3H/x41bY7Goq8MfWszVkBtJd3Q+UOP8Aeape5MtixpOrWV1oup2+wtLZQKH3BSTnCn9Qfz/LG1C4t5vtEsfmoGRn2hsge2O1K2oju9HO7Q7E5Y5t0PT/AGfTvV7HJ+Unr1Ge9I0W5k+Ix+5t+MfM3ZvaspPuj7/4LgVrHYmRKDzUgwcA55/I02JHPa7rZuRqOjGFVS3jRw+c7lYo3T860bXFnaXskQVTnIIHA+8aTWgJ6nA2/jXVZGjmdYBJJ0lRCnOB94Zw3HHI71oW3jDX7m4YLND5bSRsB5KgDk4wWHfP+e+Leh0cpvzXuoW8UryyN52xWcY2jPGNjEYOSCQOOeCBinafc3t5cSudWnt5XG5DHJvUqOCCSeo44/nwawdSyDkNfUoLi0s55goRJQWXaRg88/w9eT6dBWPFA95by2k0EgJXEWwb2jXIIwSRgcGo+GdjNq50JNt5TobGF92duIFGP061Z8PKReT9cDIBIwTz3rr5w5bHN2kGWuG6YUEn/gdKY7h22idQT/ezWMqnKzqw1HnTMnxLa3TaYFkkRwr5ATp0NbXhawe4QqsuMRZAOf73FaRneCZFSnaUl5HQSaRLFE0slzCqAZ6kGub1aVJbeSOMgyMYwpDDn5j71pGV3Y46i0KWl2UtrDrW23KPOg8vDcsc9qrf2dqVzbTL/Z1wJPKK4WM8nHY0SQonoGkRmHRLGOVNki26BlYYIO3vV8Y5xt7+vrUmpleIv9Rb/d++3rWMh+UfdreHwkS3Jg3H3QfpTg49FBHrTsI5i80q4n13U7lPIENxDGiFmweAM8Y9vWtmSeJLCU+YhwQH78E//XNNx0Ij8R5DYyxxC2jlAZVK5IH1H8xWvG8VxCqIVWNNpB5O0r1/P+lcr2Z2o3odWmsNOsJopIpIzGyHcM4YE89emMAg8e3NQJr7x/uoYGjlXq8CoA6dgQykZGevBIIrnUbqwzdTWr+8mhtZ7syW8xUFdoAIP0A9az5NbkM3mx3LwxlQiiJucZOM/maVuaVwcbEV3q8sJ3HU7vYCAGec89uoPtXV+Arp5Lq63zPJ8ilQzkg8n1rVCexMukX6wTzm1dUUEnjGep/kRWTHK0kwPzZDAGufEpqSPQyxrklcl1BGlt3DA4UEgn15q/4IDBZtxySh/wDQ2rSD9yK8zOv/ABJehpeL7jydClCzIkrH5FcjDnGMHPsffnHrUXhlrfUtAgmjln4ypbfnOO+Gzj6dPTitk7VGea9bo0305gPlvZR7NBCf/ZM06O0vIWBiu4g2P4rRCf0xWrd0Ty2JYBOIv9JlSWY53Ose0H8O1WPX8f4vepKMfxGf3Ft/11P8RrDU8d/zyK6KexE9x4PuB7ilB/z61pYgCEPzFMt61U1H57NvYqPwLAH9DTewLc8bg+SwRJjjhXBz36itTT591vcKA2WwRg4yc5riZ1Jl/TZjNbizmjJ8194dOXBx+o46fWlu4HsNjSIv71Q6FuQVxjr6gggj1Hes9ikdjpnh2Wa4iuBqMLrC6uwBJkYqQScEeuasSeDI94Y3LFV+bYY8nj8RXnTxnIzBVhk3hfSRe2kGoQSTrMHLOJWB4GcgAgCuw0bStM00O2loFQIFJEjMxHp8xJH412Ua6mkK92W3umjk4UA9wfmNK09m/wDroogx7k4NdE7W1NKfNze6ZmqWdldRBYLlIF/jZlLA+3UAd85p/hvRG0W2w96t2rBj5xUDOWLdvrj8KzXK1obyc07yZz3xAvYfsDRoqMykJuIznOe2DnGOnFHw3u/O066t2ykiuCEc5GPamtW5HJHWR2lxMltGzvxnjJ7nHAFUNI1L7eZ/Mj2FSGUt3B/+vmtEVbUt3bFIw2SQvf161YhcPGGHf2A/U0iuhk+JP9Tbf9dD3P8AOsNRx/n/ACa6qWxjPceFpyoxIAOOvJ9O9akFG41K2s4iZJRIw7KOP16Vzl94gu7jaLaKNUDZI6lvx/LpQ1oNHEf2TdQPGjBgysN2EPTPqfpWpoWjQ3U00FzdC2lDB4TKMRy4I+Rm/hzgc89/UVxzi0rmqZ0HiDw0t1q8B0i2eGKeJnaIRk+Uw9eoCNleRwCTjpWJCZWt/KvIZGjR/k4wytgZHQ+2foKygm9GaJnWW9xJY3KXFuhwOGGeGHoa6azvodQtvNt0kO37yA4ZT6EZrwq1PqcETJ1G9VNWsA6zCOHzS5wSV+XjOM/ma2NAuLW51KSRbpCfLwORzyK1w6cakTeBsSOBJtMsZ9sc/lmmuquNiiHcecSruH8+K92UU7pmsdynLbaghzBFaLjuFwf8/jWR4iGry6eqgXEcg+ZXgbpjntnr056frWbjGMW0O7ZxureabXTbVJT+8j3N5jIMsFORySM8H8h9K3vCV1aeHLOc6pdpveTELr/Hg4yBnv1xzjpURdoGa0kEnjG51oSSR2ivaI+1VBbdwB8x9T+Hatvw7MLm4a4V5LYoATvGdw7j8vpWq2KTuzqbhoZPlWSPp0xz0z+NJGjW3zkfuznPGce+TxSL6FDxFloLZj1Mp5yTn/GsJpIYF3Suq/7xH6Ad666OxjPcpz6uka/InGQd0nFYNxqNxeGTMrMin5V6Lj6VqQRSRSXLK8zkIp6HhasoAG2xiMqexGKQEctqZjtJMfsh4/nVVtKAVszSf7uzOf58VMki0x0Md7ZFGtL+aExfc8tyMD2x7+1WBbzXMk97eC1kkLBSRhHckZLEAgY49D9aycVbQtMmVlkXDpJzwSGAwKjha7sZwYGl8onBTPUfga+ftocJ07mCe0W4gik8wjq0Bfd69DxVvw7La3M9y3lwfJGFKntz7ilho/vUdFNl+6s4/Mb5I3jU/Kiy7P8A9dVZNUkjxHFaRLgYBY5H+fzr3rNtmtys99cOQDIyjsY1xirUd4jqolaXAyN4fBPrn8v0pShdWKjKzuVbrQNG1SZZNhd43D4YYO8DHLfTisSf4czkOsd7byxbhsSYZ2g9B0PvWShZWNG7yuLJod94T0N5LfUvssMbZkSCNCHJKg5LIfwqK50jxa0c0i3Ud3KRtiffs4wcjA4/Qcj8A2tDPqa9lf6/C+680gMn8RjlVSPoCxH5kV0ltfxTptMU1rJt5VwAR9SCVP50kijE8W35s9Mh3TDmT5Wzz0PH41wTXzSNuTa0h6s3Wuuha1mZVFqOVzM4Nwztj+EAEVbFzAowCq46Aj+ldDskZli2aK63RNcW8RI4aRj/AJ/WpJLCewt/ODwPHnhg/X/GpumMoG/kc4Lhc9AKFLsfvbs984qGhrcnEZA5+vXPTpSbQoO77vbjv3prQGwV5JuJISdvABOT/OpPKmkGDJwOgzj8/Wvmnocy3JrS4u7GUNBIwjJw6Kdu78KsPrl1Bc77K0kEw7u24EehHpU05WdzWJYbxTJMQl5bGPI+byFBB+o6/rU1vc2s52QyHLfwyRsp/rXqwxkOW0jRMdLLHD8zTJg91fjNOjubV8bLyLJ6gTLkH862jWpP4WPcshx8qiQNznOVyatxXrwqmPnXn5WXP8qttNlpmJ40vQ3g68/dgMTH03cfvF/zjrXRo6PGABITx91uPyOOf1qRiNMyqNyTFVPRlH9B/n0NQNJFu+WUDaecjGP1/wA+lSUVbyyttQUQztbTohyA/IBPHckDr/8AWpkPh3R0O37DDuU5KjK4/lj8fyq02hON2W20LTivGmp/eDKSv49sD3NVn8NaXIQVhlTPTZKfm/PoP59PSjnaBQKx8H6eyqUuLhBn5eQdx9uB+dVLrwcyqTBeSAk4y0I+Y+3zf5/ke1YchSm8L3sbHbcwsynkHIIP5ULoGpJkbInIXtIP64q1UuLlEfStTWQh7U4BDHDKen0NOhs54nH2jTp5QwJKgYwciiU/dJ5SrIZHJEu0E8DbtZse/aoknMX7otuXPJI3N9OAMf8A1q8Dc5ES/a45xvjTdj5cp6jjFCOScsjqvQbjgn1wc1LTSuWmb9vpGnXlusvm7iBgOMn8M9Kr+UtpceW87JD/AHnG7+f+H/1uFzfNY25dCZ7WaeJlmuEliPIRY8E/lWRe6YkRJtgC3aJR0P0zj8a2hNxYJFDyHYgXcUkLdiRn/wCt+tXBYWpUFDK57kHAz+FdM8Q0roaRm+IZhHoNzB9sYiQxr5W4vnDqec+ldYmtQsApJjAUDeoyBXfSxDUFJ9RpGpDfkwq8ciXCdCS3T8v6VcSaCRR5uVDcKemPr2H4V1pqSuWh40+4Vg0Tqw/hUKC34DsPeoPKTaDNYoVU8Oi5wfb+8femUVZVt0kMcU00Dr8zI5OB7t/n/EILh0XLO00THgjG6U+/HC/59imxolF2krSRJeCJx/riQML/ALI9P/10ouNTQr8kcxl/1fz7CFHXIIx6fiQKQytJqTFGb7EypFlYgHyN2SCc9+ePz9aiS6KNHF824fNI209c/pzz7YoQE0d7GVJLEGZhhTn7uOn5Dp71YguEeeT96BtCqQR0PX+oo3E9jz4Nbv8A6rcqf3zMdufTHrS+fEGUoqzKDhjI3H615bjY81jmFzI+8rCQOR0IUY/ChVncyMwbJJ/g6/h/9epYJli1v1035rl5FjbjA/wrYk1HTprIeTukjxkZHPHqPT/IrmqU1e50RnpYoW8mpyzlYC6Wij7zx4Az6dz7jHrzWuiQQ22EEJUH778gewwc9c/4VhVVtjRMluLKO6UeagJYbcs3NYksF1YYCruTnAQZbHvRCV9GNGdNb6ffpPBNbG4uJAMSxsFMQyD8uQQM459ahv5iJWEdvDaJygt1UBc8knjpk16nOpQUF0E3oNtZ7i2fzlm+yyMck7so3b8uK2ofEwWRYr2J9xGVkQHn3x1NbU6tnYFK5vWeq78m3lWRMfMoODn0PrV9NTMuMHE6jG1uAPoK607o1iPTULK4/deWVYNnyjwWPfd6/wCc5qRoYVJZJAJG+8+3lB2C/wCcfgAKCiuY7Uxox3C3jOVG3O4+v5nj1PPpUqwyjlD+9lPJU7dij07cfzPpSAiltssqN5hS2HKZHU/zAH8xVGRkNoDIjxz3Em1SSBhTxz/wHJqgLC22678tdmYo8/fxwfT8BUUMQkRiEDlnLHj8Bz9BRewnscU4tizSMygIcqD0x2GaSO8jTKw26s3UKi7gv19P/r15UmzzRPnnDS4RUbqcY/KneRcPMF+1IuOcRsQMcVKbGivBpchbE1ypUfxAZ/Ac8CtLT2awu43IeTBIQEHH5Z/n6UVHdFxWp08pdrXzJF8sMcHy+fTjA/pWSUuIo2ktrGUbMZeZd2foO34f1rz+vKzoWiJ4dVtZ3ZZJJVlx825uvtj+v86n3bkAi2KG+UA4JIGO3P6U4w9mCdzOl0xpr5jGh8sg4G4gdef6cVVu9LhZhJ5bKxIILjgZ6nnoc/yrphUsxPYrfYYoY5I2J39S4bjPvj+uf8YSpEIK7PmGd2QQBk5rou2BGGEUhkjkRZBxhScfj6Vdj16W0TN9DuUng8Bsf5+tb06vKy1Kxp2OpWl43n2tzhnH3CdprT+23CLsZyI3A3krkkd8HqP5+ldqtJXLTNODUrWd0WSHy1U/IPwqyLe2bdIHwzcZ9fQf1qGrF7kc1rOiRxwyFw2S7f7I6/marndc34EkSOIFyRgfePsT1wD/AN9U0waK4sP3NxcJAiiSRiMH5l2nAGOnUHvRcWd5a2MQPlMM4+fI9apMlnCxWqpEXRlkkOSxY8Ekjpxnt349qnW2mCKPtCKoXcqKO2O59ck15nOrHn2IZNNklkDGVl+UdMED3Pp/9aj7I6tzMGQDqTkj9T/ntS5k9BMer5cSbhuK5Dg5yPTHPp/+umG6Zd0ckzKx6J0XAx1FJK5cdi7p2rPZyeZDN5kbMR7KPZe/T8a6Qq2oRBmuAkbAt0AJ/wAK4sRHklc2TuilPpcMoI8x5CvRt2O3rzj6gfnSIsERlSVZo1B/hfOfb1/yPpU8/OhxRbtBBLEUiR2AyxDnaB9eDx9fSq15ay3VzIIwUUL3x8+B2PXB5oi7PUtmDLb+bMwEL+Z/ePIPryM8557U5IPKPMkfUcjGfz6f/qrs9orEJXYx0VE3eYkjFjhWGAPp/n86iRGlWRnjZMHO3tVKVlcfLqJJbRtJuTCN14UHHuT/AIVYtdRurJ/mZZoR90FSQR7Z+la06rTuUtC5b67ZzlYS5gcj7rjAP0Pf/PNaYmuoCHBDLtO3aflPFd8HzItMvwa84kaSZQoUYGefl7/jWhbXsE1pJOjqskjb3w3QkYAPvgAfhQ1YadyaO2SO1WGOTcygDdnO73pLuGSRVQHODzSuNnksUt1dxs7PJGrjll6EDsPT8f8A6wlt4nVd0Y4PXcM/TAz/AD9645WSseethXt5f9YZ2KsQrK3HJ6ZH86kjVQBG2CpHzcj5cHof04rNq4kVlvY4k2RIMSjDJuwxI7Yxz345qGWW7ulXCqZEI3YYtlT1J/P14rVJIadiXMqxrGHk3DgqmSfbt/WtLTNc8hhb3Llo2YKql8EeoOR09Tisa1JSjoUp2Oke7N1E3l+UI0b5Mtjdgd2zyfwpBCZJ2MhZUXoFj5+g44HH1715sVyuxpzXdyP7QwlEcYLoDtO/owHB9+n9Ksm4gRHaTOSMsh9eOOee5/OiceYvrckhurdgPLjB3HlsZLE5J6/XtQ9rbXK7Z/LO4+WFC4PTgD61LdlYpGJcWmJGkjKlFI2IRgBvbk5xzVeYkTeXIxjcHOXbhV9QK6YSvoCI32IC0cgKBgELKBx37/UUBfNhzvSTJxknkfrW17B1GG0jzsdN3ynazJwD9en602Ka7hmJimKRjBZC24D+f9K2hUsVfSxoQa1DcTSLMEZ1OCyEY/EVcjj8398j7lAyMHNd1OrfQZbh1CS1KbS397DVfl1eGa3TzBtLHOfz/wAa05b6lX6HBC5SEABAGZsR4UEKPTB7VQn1DeiyBCNx2hs8ng4yOnFcMIX1Z5yJLdXmGZHLIyb9o+UDr0H4GpJYP3bRkBSxwQp7hiOv+fWhqzBDYmBbbGC23lS56DHpyPwqa4me1+aI7Vk+XgD+XT8qJa6DJI3kkzJN98kFdrHjt7YrJikt57kwypIQoJyG5yQD19ORREVjTstRmguo7WI5HDHd7nGfrxXVWqoxZZdzsjsXPGGP5e9cGJgoyuXT1JbiSJYGlcP0yioAAATgc1hoVku+WcuJCoz0JBJ5/Sopq6N2asE0skxT5VIXqPTjp6c5qxGyy/vHGergHuSBzms5rUEVvs7RXyRK2EwGAzmm6nYRuRvAbLA89qIu0hxOekklsFkDFZIygKrjoCMj+dORpGlDqqBXHC56Yz7YrrSugvYfK7mNmLArgIV28cYx/Slhhiii3bCWPAOe/PP5YpFIJ3EJ+TjB546859agWWSIsYJXRiuTg8da3hJoL6mrY63Jc4juI1c7tu7oe9aLW28Bo2KgjOD716FKbeg+lz//2QD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Q6NTIuNDY3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53 Viviendas en Budapest</text:p>
          </table:table-cell>
          <table:table-cell office:value-type="string" table:style-name="ce1">
            <text:p>Castañeda Residencial, S.L.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data:image/jpeg;base64,/9j/4AAQSkZJRgABAQEAYABgAAD/4TWA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4OjQ3AAAGkAMAAgAAABQAABEckAQAAgAAABQAABEwkpEAAgAAAAMwOQAAkpIAAgAAAAMw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NDozMQAyMDIwOjA0OjI4IDA5OjU0OjMxAAAAAAYBAwADAAAAAQAGAAABGgAFAAAAAQAAEZQBGwAFAAAAAQAAEZwBKAADAAAAAQACAAACAQAEAAAAAQAAEaQCAgAEAAAAAQAAI9QAAAAAAAAAYAAAAAEAAABgAAAAAf/Y/9sAQwAIBgYHBgUIBwcHCQkICgwUDQwLCwwZEhMPFB0aHx4dGhwcICQuJyAiLCMcHCg3KSwwMTQ0NB8nOT04MjwuMzQy/9sAQwEJCQkMCwwYDQ0YMiEcITIyMjIyMjIyMjIyMjIyMjIyMjIyMjIyMjIyMjIyMjIyMjIyMjIyMjIyMjIyMjIyMjIy/8AAEQgAuQC5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58pRsr65Hzg0rUZSqJI2TioWSmiWQFOaYVqhDCtMxQUhCtN20ikNK0m2kWNK00rQUmNxRipY7iYpCKQ7iEUhFJjExSYpWHc7wpmm7MUIxaGlKYUqkSxjJULpVozZA8dQMmKtEsjK00rQ9hpjCKbipKTEIpuKGWNIpCKRSYzFGKQ7ibaQrSsMMU3FDGIRTcVNh3PQylMKVCIYwx03y6tEMjMdRMlUmSRMlQslWmQyB0qFkquhIzbSFaQIYVpNtI0TGlaYVpFJhtpNtIdxNtIVpjTGbaMUFXGlaNtIdz0bZmkKVzoTGFKYUq0QxhWo2SqRJA6VCyVSJImjqu8daIiRCyUwrVEoaRTdtIu+gm2kK0mNMQrSFaRVxNtNK0irjdtJtoBPUTbikxSLuel+XSGOuYbGGKozFVIQxoqiMVWiGRtFUDR1fQhkTJUDR00yXsQPFULR1ojMjKYppWm0luNX6DdtAQsQACWPQDvUPu9ilZuyNi08MXtwqyTmOziPeb7x+iDn863LfQ9DgjMTwS3TN96WV9h+qgcD8c14+KzBp2p7Hq4XBKSvUMvUfCcyK02mSG8t+pjIAlX/AICODj1H5CucaMqxB6jgjFd2ExEa0bo5MRRlSlZjCtN211NMxVtxCtJtpDuen7aTZXGasaUppSrQiMpURSqRDImSoWjq7kMhMVRNFTQiJos1A0NaJ2IaIjDRFYzXL7IIpJG9EGaUqkYq8gjGUnaJrQeGwg339wqf9MouWH1PQVeW5sdMXy7OKOOT+8F3yN+NeHicZOvLkpns4bCRoR5qm4ya4luULwXUYuCMtFKfnwPT1+lanhPT7kG/ub+F40ltZEiaY87m6YXtXJpCLXU6tWzLtv7SjgaWRPMjR8CWIYPtVm7gsdVG2/hK3GPlmRNrj/eH8X86mnVdCSlHYdSmq0eWW5zep+HLywiMyAXFsD/roz0+o7VkFe3btX0lCuqsEeFVpOnJobtpNtb2Mrnp+2jbXDc6WNK00rTEMKVGY6q5JE0dQulWiHqQlKZ5dVrsF0iN0wR0x7mpItLnucsse2PvI5Cqv1JrOdeEVaQ405yfulgWNjbf6x/tMg6BcrH+fU/pUyXhkV4kkhtbcLkcFUz6Ej+Zrxq+IlXduh69HDxoR13Y2K0v5TOsUPmyoFZFiYbD77uhq5HoUmoKBMEilJO9dPXO4ejN90Hr+tYK0NTe3Mb2n+GYLMDyoYrYeqje5+rmtq2tra3nWRgC4I/ePyfzNc9SdzeFOxvvpdsWd4kSNpDltqDa3uRXO3nhWzUXkgjEc0sTKsh+ZQfx5H0pQktmKStqjjrmxv8ARpzuEpYf8tEHyt/j/nis280jTtTBYf6JcnnfGPkY/wC0vUfUflW9DEfV536GFaj7eDtucxf6Reaa4FxDhDnZIpDI/rgjr268iqWR/dr6enWU4qUT5+SlCTjJHqRSk2VyHQxhTFNK0xDCtMK1RJBMyRRl5GCoOSxOAKqWkl3q85TStOuLtByZQNqn6E9axrV/Zm9Cjzk72k0beXLA8cndGGD+VPGnMBvlkSJewbr+VOWLShzCWEblYgkuNPtp4dqK82SEM3c+y9KttZajesrKTOm8KDE24L7e30rx6lV1ZM9WnRVJI3NO8JSMpS+SHySTtxkuM+/Tr6g0+58Faet2HWJ7jIBBupMqPoq9aznU5VaJr7Pm1ZoR6ZbQxeXJlkX+FcKg/AcfnWbq3jPw/oKlLi/iDr0hh+dvyFYOTZrGHKji9Q+Kd7eu0eiaYy56T3Hp9BXOXCeJdednv9TlY7SRGn3PyWmoj5h+h/EzxJ4TufstxI9zbI23yLk5GP8AZbqK9h8M/FXw94iVIZZTY3TYXypuAx9A3Q1Ek+g7o62fT4bhfkCBW52Yyp9x/wDWrmr7wcs32poIgssoABds4wexNUpRfxGdpL4Ti57TU9Mlmgu7ciDnesnzI496obNN/wCgVZf99vW8MRUpq0TKdGlUd2jqylNKV7p4zGmOmMlF7E2IylRlKtarUl+Rc0rR7DU7sm/gWZYF3oHPANdI2tWWnELap5xThI4xgD8a8XGNe0sezg0/Z3ZTux4i1weY0X2a3B3D5cYH/oR4qh/wjYadXt3a6jeEHzZCY13HOcj73YVyxbudTSEHgDSX1WLUrsSzSRrhE34Rfw7/AI108MENqmyGJY19EGM02yYoz7/xFpenqwmuVLf3FO5ga4nxN8UWt2SLSrBZZX4DTyAAH/dHJpcvMVflPL/EfizxRqU7Q31+yxFeYofkTn6VzttArzxg/Nlx9etUqdiXO56na2AbYiR7mPAA6mvTvCWgx6e6PIqmd1+bPb2pVJaWKS0ucv4r+DS38011pl2Q80hmMM3qQeAa8b17wnrPh6+aC6s57feflLLkNjngis07qwG34X+IniTw3LHbxStNbj/l2mBZcdeO4/CvaPCXxY0XxIwt5wbC9xtZZPuE/wC92oa0KTO4uLW0v7bbPGs0TLx3H1GKx/8AhDrL/n5f9KnmJaOd8ukKV9GeCxhSmFKpNEtX0I3QBdzOFUdSTiqT6hAr7YY5J26DAwtclfE291HVQw93dkwuZ2AhMapk/dBGPxxW3Z6DKJobqW4ZHUhiFFebVTlLmZ6dNqMeVHSSzvLyWJB7Z4rNvdZ07To911dxRjoEzkn8KixVzD1LxXLBayXNpZ/JGpfdK2OPp1rhJPEHivxMfLsrKfyW/iYmGLH9avl0M1Oxds/hvqN+N+r6kUU/8sbYYB9t3/1ql8T/AA007w9psGq2ck8aRuonVm8zGeMjv14696cXZhJ3R5dq0K3OoNJbq4iwAC64NNsLBGvrcSHePNTIzjuKqUghE+kLSws7VdsFsqA8kqOv41qWPFyhBxjOPyrkerOnZEtp4m0a/uZrWK9jS5jkKNFJ8jZBxwD9O1aFzaW17C0VzAkqOMFXGQf6UbENHFX3wq8PzajHeW8bwkSF3jUjDZUjAzyOufwryHwZ4Nub3XNQSaNo7WG4bMhGNwyen1pOWhUUey67d3vh7wtYSaMv+qnCsnl7xs2nqOvXHSsD/hampf8AQPsP+/j/AOFVGN0Jm3spvl84xk+le83qeElfQp3V1a2oJlkUMP4F+9WZLq0txJtgRIE/56zkD8s1x1q/2YnZRoP4pFiDQbq7uc3aTvxgyu+wD6Dqa39L8M20SGC4ladW+XZt2jB+mDmuRy1udfKefalDeJdsZLoRQxSABLfuM9C3U12eq+MbXTrJ7hYJZIoxgufkVT7960lG8UxKXLJo4qXxf4j8SFk0qyuTC33XjURoffceamsPh5rN/Os2r6iEQ9YYRk56/fbms+W2oN30PQ7bSIYIwrBSfu5PPH1q1sgtl35jjUcFjwABRKY4QMa/8Z6LY5DXPnMOoi5/U8Vi6z4+0rxJoFzotoJBfThQiYDK2GB5I9hUNcxd+U8w1iwbT7028zKXAz8vQe1VLLH2+3x/z2T+Yp2srAnfU+ixVqyz9qU4zxWK3NehyOufD67N897Y+VNucyFeVY5yenQ0txcar4ZtYJLfUJckoslpdrvUE9dpPIHFUSa+g+OE1e9XT7nT57a5cEK6jdE2Ae/bpWJ4UwRqJX7puDisqiHA9Bs0D2SqQCDnIIyDTP7H03/nwtP++auErIlnI39wbS3aQQSS4BJCe1c9BeahruoS2cMwt1UZkWL7/QHGfpXpV6jvZHBQhHdmzZ+FUhlExm4ZRnzAHcf+yittLOxsna5ZI0PXzXI3f/Wrkduh1q/UyNU8caJpofNws8i9kOB+Zqto/iW+8QxLdWX7u33kAIoJOPduMfQU1G4pysc5qDebM32h9jM20sxx+Fd5Dotr5IWeKN8gAbhu/WtZy5YJE8t5XLFzc6dpik3EsECjnLkDH9a5y9+JGg22fs84unBxlDtGfxrHmvoactlcj1HWddurGZ7ErG4QsiRx72bjpu/+tXBxeH/HevTtNczGBJDx9pfdtH+6P/rVXs76maqW0OgsPhIjMH1fULm745RGEaf44/KtvUPh74c8OaX/AGxbrcW32cAnyZN27JA6Pkd6n4WP4jy7xBdQX2pGa2SVY9oAEhBP1rPsv+P+2/67J/MUnqaRVj6NFW7DH2tMjJ6AVh1NehettVsbx3S3u4JJEYo6rINykdsVPNbwzoUmiWVT1V1BBpkmRH4Z0+z1CK/tUaGSNidgbKHIIxg/4iuS8LRW0d1q5tIvKha6yqenHJ/PNTNjgbfiSHUJfD1q+myXUc0U3mbrZsMMK3X1HPTmuL/4SDxj/wA/03/gGv8A8RWkI3RL3OsnSSfdEUVUIwWJrndQ13wz4VlmuLvUITcyMGaKNtzk4wOB/WuitV5paHNRpcsblGf4hajqny6DpM8m4fK2zp75PyitSfw3qWu6bGLy7lt7hsM7H58HuPTrUxWly5b2JtM+Hmh2LLNNCbqYHJe4bfz/ACH4V0cN3pmnzLAZI4m6BV5YfgOgob7Ao9zzbUbC1jupbhV89lbejysWIOc8Z+lbusS+JrvS5PsEhWbAAWMBAfx65+lacicNSXNqWhzMHw68R6vP5mqaoIQ3VFy7fixrpdK+Ffh+ydHmhNzIhyDMdw/LpWdlEd3I7KK0ghiCKhwBhVx29u1Q3GpafYp++uYISOoZxn8hSlNlwgjn9Q+I2hWSECXzXHfG0H8ay7/4i6d4q0aXRbaCZbmfCo3VPvA84+lRZyLuonnWsWYsLzyGlEjbdxIHHNU7PH26DH/PVP8A0IU9lYFq7n0X3P1q1Zf8fUfPf8qw6mnQwfFfh+7umFxZ6fH9oWfeHiID7doGM9exrmYda8U6DOokkmNuHwI7kbh9OeavclHUeH/HZ1fUo9OudOkinYHbIj5QkAnv9KyfCEsco1IxuGAuSDg5xWc0VA9BtHRLOPe4XcSAM8mrWw/88j+lOOxL3PLfGuhXV3p8t0NZv4Y1/wCXaLaiNn1IG79TXnGi+HbSLx7pMU9ri3dSzBxwxAJGd30713SpqMrnNTnzxsetXXiHw7oNviSeKMqMeXCAxA9MfhWdqnjO9TTBe6bpZnV8FRy74PQ4XjH41Fi27HMvH8QvEx2sf7OhJxl3C4+iqD+tdj4Z8Iz6baRw3t0bmYMWaQKEz+A/xoVlqS25aHK3M10t+0UVhJ5YcBnuCFyM4OByT+lejXGoadpkJNxcwRY/vMM/405t8qaHFLmszmNU+Jvh/T9yxSS3Ug7R4A/M/wBK5ab4x3V1IsOn6YyOxwCybz/P+lZJNmjaSOovLHWNUsZEa6mWVkLKWcoA2OmFx+ox9a4+x+FWtXLibUdU8rewLiAscj8QB+QrXkW5ipu50tl8JdDt2Lz+dc+vmzHn8FxWzq/g7w7oWhf2nFYeX9n2n/R2KZyceuO9S5JFcrZ5Dr94moakZ4oWij2hVV5C549Sao2P/H/bf9dk/mKzbubRVj6MFWrH/j7U57HpWJfQ1I5op9zRSJJg7W2tnB9KJYYp02TRRyJ3DjNNEozk8OaZb3sd3BB5EiMT8rfL0I6dO/61x3hfyzcatJFCIke6yEDZxxzUzdyoG34k0O613w/bQWmzzI5TINxwejDj864v/hGfGn/PO6/8CP8A69XHYnqegTRhkwQCPevL/Gulyaz440nS1l8hZ4SPMXgqBuJOfwrsqv8AeHLRXus6Cz+G2hw7WuY2umwoxIcgY9uldC9xpGkwhXnt4Y4xtALdB9Khsvl1Oe1L4maBpzMsUktwV7Rrx/8AqqbRPGF7r1ul3YWyxQs5UboyScfWpV2VJqOxjXvmTmTd8rE4PGM1s3fgu31TT5beYvGsmPmQbTWzdoGOsmR6Z8M/Dtg4c2/nuf45m3H8q6W10ewsk2QWsUf+4gXP5Vk56GsaZNJPZ2q7pZoYsdd7AH9axbnxz4ctWdTqkTsOqxndUOTaNOVGDe/FnRrcZhgllIPpVS5+I6eLNHfR49Nki+0BQsxPyLg56H6UuVsfMkcNrdkthqBgMjSEKDuAx1qnYkf2hbYz/rU6/UUWsC11PohTxVqx/wCPpawRb2OF1TwlqtrqMuoWiTOz3DMfKPITkjke9N/t3xBo7RH7bM4LANHcxhgPocZ/WtESdjput6jcS2sd5aQGK4ACzQyEY+Utyp9gelcx4QmSUaltPzLckMMYIODWUy4Hcf2nZaXYwS3tzHbrI2xGfoTycZ/Ck/tjRP8AoI2v/f2tFsQQy8R15V44ub+18baXNpcHn36wkQpjOSSw7+1dVT+Ic9LSDFvdH8earC5n1EwoVGBHycnJOQMe3euhj8HWeo6PBZ3pl4VSWIKMzLS2dx3uy7p/gTw9piBotPi3dSWXcSfqa3ITp1iyI72sCj7oZguP1FTzqxXJrdnnF/ptp9tluGeWba+75pS68EHgg4/Suj1rxp/ZenPdppszRoOctjP0Aznr61o1eCJckmcVJ8T/ABNqs7QaTo0memVjLfryPzqO3j+I2tTqlzPLbxNkszYTHoMA/wBBUKOupXNods/hZbuzkt5mwHjKFlXBzjrnNYNl8H7OCWN7q7uJmUqQMBQRkGrdloZQu9TpIfh9ocYUvYxOB8xByR+R4q3rnh/RdF8N/bodMgLW4UqsQ8s5Jx1H1qJTSRooPc8Y1y7W/vzOtutuCoAQHPA71Tsf+P8At/8Arsn86zvc2irH0UOtW7L/AI+lrAp7GwetRyQRzoVkjV19GXIqkSVv7MtFeN0iVGjJZNpOAcY6fQmuJ8NSvPc6rNIqKz3fIQYHAAzWU9y4HRapoa69o1vbtL5Xlv5gbGecEf1rk/8AhWF7/wBBC3/75NarYg4Xw78RtW8Q+P7G0e4Is3UholXCnCk5/St7xZqlto/jzSdSvCxgt4GZ9gyT94Dj8RWt+aRmlaNyzdfFJArCw0q4uJAueR6/Q1cv9T8V3ekxT2EESTvsbymTlQceta8pPOYDeHfHusiT7Vq5hTf8gR8bhwe1dV4a8Gz6dZxx3lwbi4DFmkHU98c0kkiW20cze3b/AGuSAWF1IofaXYBQM8Z7GvSE0u1MQDIrZAByo5+uapytEagnuSiC2gX5UVV646Con1PTrbmS6t4/q4zWXO27GnIlqVLnxTpNrA0z3Q2DqyKTmuZm+LnhyJyqC5mb7o2w4yaJbBF6GdefF6OGPMGkT46bpOBQfH1/4r0pdLfTIbaC627ZxJuYAHI4/CptcfNY4vW7OLTr826lnIUElhjn6VRsyDfQYGP3qf8AoQpPRFLU+ie5+tWrEZu056Vity3scRqthqtnfST2cV9EDOzExu2CPp09Kv3WrarpenQ3MGrSzOWUPBcIr4yDnkYPWtGQi3ovifVr3UYbW9sYRHIdvnIxHVSw4+grI8HS+adTAjKbLsgg/n/hWVQqB2dzrFvoulwXFykrRs20+Wm4jrz+lUP+Fg+Hv+fu4/8AAc1pFaE9T5u+HUap8RNJZTyS+f8Avg16rr9pb3nxH0SO7RWgMbFgw443Y/WqjpK5K1izsftGi6emXnsoSoAIDrxiq974x0LT7YXE1ywhJ27kjJDZrbmb0IUbGBc/FTSLSOVY7a7nMHySMseFDA4PJ+orS0Txw+tWsd5aWXlxGQoN+STj8MfrUxTG5JIyb601G7klkhtJ2c8japUD86t6vp3ii706aOxurmK4x8hLqi/Q1e0SXdu6OZh+HXiy+n36prA25HyGd2x+VTwfBgtMr3est8p+4kfJ/EtUXVzSzsdxL4Wje2aJbpx8hGSgIrym88GXen+Ixp0NsZNsYmEhGBgdT+YrOrIcInW+E/C8mow2+o6gokjZn3JKAeQeCPrXX+M9JsIfBVw8VpFHIgTayJgqdwHB+hpRnoDjrY8JuVPmkklj0yxyTTbP/j/tv+uyfzFO9y0rH0UKtWX/AB9LWK3G9jZ45zUbxRSDDxo4/wBtc1oyEVf7MsFkEqW0aOpyGRcc4/8A11wfhKNVOqEfxXRJPvWdQqB2k+lw6rpUcEzyKoYkbDg9x/Wue/4VtpX/AD8Xf/fQrSL0J6ngPw9bf480bHAG/j0+U16N4x0hdc8daRprzSQpNC254xkgDcaqD94UfhNgfCvQpMtcPcyqVCcybcjFdEvhfR/sEdnJZiSCMLtVyeNvIPFaylYmxJZaDpFvH5sWl2aNKd7ssIyzHuT+VaCm3hX+CNR6YAqOZsNCCXV9OhIEl7brnpmUVWuPE2jWkJll1G3VB1OcgU1dj0Mqf4k+FID/AMhWNsf3FzVWL4oeH57lYbY3k0j/AHVSHrStqF7I0rjxV5cJkXTbh2HIBwM8Vwcvxcj+3/aI9CdiVEKh5R3PT9abiEZjZfivrFtEFTQYrdFPAkc1pDxlrXiXR4LK6htY7e9KjMSkuvfjPH8P60uW4OWpyWt6W9pqPkQwXDqEU/NHyM9uBUFhpV/JewFNNnYCRST5bcc9aTVlYuLPfcMDjaeODmp7Q7LlGf5VB5PpUW1Kb0OWv9I8W2l9JPbXdzLA0zFUjuGbCnnoeO+KLm58XabGJhfSzRjaSslqpwCCSMgDp70+Ugt6P4p1C41C1iu7i18mcnJ8vYR8ufWqPheOWC61W3mEe+O6IyjZBBGQaxqW2KjsdHrOvN4e0aC6Fr9oDSbCu/aRwTnofSsL/haNv/z5Tf8Af0VothM8i8AeH9ct/F+n3M+lXENqHZnkK8HKkCu68X6d4m/4Sax1LQdP86SGEoHd12gkns31qo/ETH4SCVPidOQIvIgQoMZMYwcc9M1sX2heJ7vTI44NTeK6+TzWMvX+8OnpWttSbnP3HgHxFeyXF1L4jeKF23RR+YxCr15xjmtHRPD9pBpy2M+rQ3cxYh5GDEnJ96h1EnYGrmkPhxp45+0yfQKOKv3vguy1GzktrqaUxv8A3QB3z/Sr500JRaMqH4S+G42Zn+0yFjn5pcfyrTsfh54d0+5S5hs5DInQvKT1qObUq10bQ0ew3hvs/wA3OfnOPSqsHhXQ4GXy9Ktgy/MD5YJqnIIwL5sbJtpazh9soOKvSW9ukEeyKJfk/hQUuawNakCoiD5QBnrgU/NG5VrBmlB5/GkxXNpD+7X6UNhlOT2x7UbgeX+PPBT+RcX9lEJpZLuMsn9yMIVIH44NYWl+Bbqz8VXEN/K/9nQwmbzFYjIPTGPTH6VzODvcuOxrz+MtJA/sq3thPZws3liZmLZOff6is/8AtbR/+gDH/wCPf41n7W2gjSt/Huj7I4/9IL4UBDHk5qi/xh8NqeFvGPQjyuhFdcbmakRN8ZdAXpZ3p9MRgf1qJvjToqDI0q+YDn+Ef1q7NFJlLVfibaXcUuhw2N5HcbthuN67cDqeDnnpXMxavNpd2s6Yk2Hch3ZwfQr7Vx1U+dMZ0j/GC7sgsUmhCaQDlvtmB+iGq0nx1u4+D4cQZ6ZvSf8A2nXRHYViu3x6ugD/AMU/CPrdk/8Asopw+NurSIGTR7IKemZGNXygRt8Z9cbpp1gPTO//ABqI/GLxCeltYD0xGx/9mp8oETfF/wAUEEL9hX/tiT/Nqr33xm8XIqr5lgML3t8/1pcuoE1l8U/FV3oOp3zXFuJbUoECwAA54Oc/hVKL4neLriFZP7SVNwyQsS8foadguB+IPi4/8xuYZ9I0H/stOh8Y+MbuTYmt3Jbr8oRf6VOw0tS+vi34hRnA1q8wOn+qP8xUy+OviHEQf7SlY5x80MZP8qlSL5blS6+L3jqwvBbyXEDMVDYktgc5/Kp7vxr4v1lGa7NspZAm9INnH4Gib0EosqRma6VvMiRJXzuaNcA4HU81L5mof8+8f6f41w8uo7GjbrDbLFHHf2x3qB5ZPzR5zwfcf4Vy8XhB5JL3OpWaG3zIUZ8M/PQfnXpVJqLMIIrDw8i8m/hyOMF85qN9BiiKrJexM7HBVTUKtd2NbDtS0udfEKuRkNeKAV75cYqe50a+l1e8lSJsW87733Y2Zfb/ADpysxM01RrW01CORk3lxHtbG4cjLevbH41j6tppl0tbtFyYmIc+oqb2ZSWhiafpRvXaNYwxHTnHNbX/AAiupB444kVwRyQc4PpS9prYRaPg3VIivmW08St3dOPr1ph8G6q8RlggaWENgyhhs4989avnCw+PwvfQSK0keS3CbeRmqesaIDp7SKFR4nw3HVT1H8qnn1L5dDW8M+ELy/8AD/iLTNjLeyG3MQbjqfT34qOz8OXVvBcW0tuofTwfP3cYwQKfMSokgs/MBVIWc7clVXPTvUmnQbZ12BRjIwF/z6VMpaFJGqseWZAMsvX5fWgwPj7nXttrCMimro5/xBoFzO5vYZI+MRtEG/eEDknHoK2He2McC2QkTcmcPzn6f5NW2b00vZO4sUNyY5i/ykFVB28cg+/tUX+mf89k/wC+f/r0uVHO9xEFzZW0yK1utu6Ayb8li2MHnjjPasKA/bbjEADzMMswGM4wMtk8H8q9OnBTRyydnYH1B7BFfDSAHGM4HGM/N0P0q4L2XUI5ZLzdBv8AmjEeDmlUpqKuWpXRYtVYSxpLPOIi+wSqTjI5wR1FV72CeXV7lVn8xY2AaSNSQufX8e9c7NoHWR+FtGaFWOszB9oyGQdfzFW4PDWlpbG3fUd6uCB+7XP/AKFXO9xmfb+FdA0i7hhu7ie5tZOGcSCIRc8E4yTz2rYvNJ8DWtv9obN5KgCpCL1syH0Azgdf1q4NLVkNGi8Xgq9sbe41C5tIvKgCRW1yrFouMYLA5bHNWBqXh2Wwt7OwsbTVLWBzMwiVwkPQNswCWYnJ5NF1KPMhtal5YfAruWjs7glBnYltcAfT7uK4fX/DeqTlv7F0RfJmQiVBNhYh/C2HIJ4PPbipYkFm/ifR9YurrVNIkuBcNGjzo67QU9ADSDRNdun1SVLCfy7weYkmMgjO7bjrzx+VDKM77Hreh4u/sDlXJQmSMhSGGDjBHOKx5NO1i3bb/Z92mSM5jbDD8B/nNJq4M07e116UlUsrkYCg/u2yfr7dauHSNecBRY3I9T5ZqOWzBBpvhvVF1CYS20r35g328ckgxycMceoB9R1qe88BeIZ4ofIs2Vo4gGzPGMNuPGM+9X0Hcux+B/EptWgH2dckOFaQEKQCOwqP/hCte/v2n/ff/wBas4g2Y2rf8gpvqK5m3+63+438xXsYf4Tkq/ELqX/Hiv8A18t/6CKg1D/j207/AK4N/OlW2KiWLf8A5AsH/X63/oIrodM/5Bmq/Va42dEDXH+pH0FDdRXOxnN+Iv8Ajyuvqv8AOneF/wDXxf8AXY/zWiXwMnqbPi7/AJBj/wC638xWp4H/AORas/of/QjUUf4aKludzbdqtx9Jvw/rWjJMm6+6v/Xb/Gtq1/5Btv8A7i/ypsaOb8Qf8gKL/ruv/oRrrB/qV/3B/KgHsOH3B+FMuPvLSYdCFf8Aj7H+6f6Vaj6n/e/wo6CHH7/+feq9Qhs//9n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Q6MzEuMDkx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45 Chalets en Alcalá de Henares</text:p>
          </table:table-cell>
          <table:table-cell office:value-type="string" table:style-name="ce1">
            <text:p>Hogar y Diseño, S.L.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data:image/jpeg;base64,/9j/4AAQSkZJRgABAQEAYABgAAD/4T/0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5OjAxAAAGkAMAAgAAABQAABEckAQAAgAAABQAABEwkpEAAgAAAAMwMAAAkpIAAgAAAAMw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Mzo1OAAyMDIwOjA0OjI4IDA5OjUzOjU4AAAAAAYBAwADAAAAAQAGAAABGgAFAAAAAQAAEZQBGwAFAAAAAQAAEZwBKAADAAAAAQACAAACAQAEAAAAAQAAEaQCAgAEAAAAAQAALkgAAAAAAAAAYAAAAAEAAABgAAAAAf/Y/9sAQwAIBgYHBgUIBwcHCQkICgwUDQwLCwwZEhMPFB0aHx4dGhwcICQuJyAiLCMcHCg3KSwwMTQ0NB8nOT04MjwuMzQy/9sAQwEJCQkMCwwYDQ0YMiEcITIyMjIyMjIyMjIyMjIyMjIyMjIyMjIyMjIyMjIyMjIyMjIyMjIyMjIyMjIyMjIyMjIy/8AAEQgAwgDC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4a906WGNPNiilib7rNnH50WN8+mf8eiT23/XOTeP++WyO9Z3PSUeY6bTvH97DY3tpe3ct35q/uWaNQEfJ5baORjbjjtzW1YeN9J0KeX7JK1ymoN9quN0f+qlbh1X7pxnnnPXrQZ/V+Zmzo3jOL7Jcf2hfea/neZDuhEeyPg7Tjgn73Oa19I8Ry3upbJfsH9ntDujnjkO/wAzj5CuemMnOKtVDOrgpRWh0EN9aXM7xRXC+av8PIPPsccU/dD993Vf95q3i4nE6c4C7KyNb1608PwPcXcV00UShmaGPO3JCjOSB1NU5JIShd8poWVxFqFhb3dvv8qeMSR7lwcHkZHap8VaV0S+wtJQtB3urGfq+pppNjLdvbyzpFG0jLHjOFGT171ZtZ0vbS3u0+VJ41kVW6/MM4+tRzJNlcrilYq3mq6fZXcVpLdxLcSsFjj3ctngcdqS5RLmB7eX/VN8rKrEbh9Rgj8MVy4islsdNKi5bmfqV8mmWKeVE0rysI41/vORxn0Xjk9q5690R9ckR9bu2ufKYtHAq7Ikz1xjDN3GWJ6muZVLI7IYfnNWG2ih3+Um3djd+HA/SnXEMU1o8Vx8sTKVb5scHIPX2NZ8x2uPLGx5/b61qfhy7uLHTLtZ7WCT5l2q4YHuO47e2a6Tw58QtP0/Sbex1C3nV4lO6eNQQ3JPK8EV10ZJM5a9D2kfcOt/4TXw9/0FoB7GQ0V1c5531asfOMjS2337jb8237zfN0PODSWs1xc31vaRXe55W2ru6fj8ucZrkOt1OQtXP26y+z+bEuyWMSR/KfmQ5Hr6g9u1UxqieZse3+f/AGf/AK4/rVFwrWZoWWveT8mxm+b7rL/I54/WtuLUNPudn+kQL13bsA+/XH86zasd0a8be8XYb3/n0vm+X/njNn+Rwe1WzrF888Tyv5/lf6vz4x8p55GME9fWovJDcKczdtfHWrQx/OkDbf8AaOO/HJJ/UVLrPjD+2dJlsZbdonl2/vI8FF+ZW9c9h279qp1W0YPAWfMdFofivR7bRrW0uLjypYIVjZmjbZkDHB9K6q3mt7mBJbeVZYmUMskbAhgehB7iuunVujy8RR5JEhRKjleKGPfK6xJ/eZgP51cp2MIQu7GDrd7aXNjcWiOzebG0e5V+7uGOM9T6fzrjrm88TanaJY2+2xsooxGrM2x3QAAbiuTnjoAOuOcEnhlV1Z6VLD8qVxtr4Vfy3+0XbfvceZ5eAVIOcgnP5mtOG8t9GRLd9Qb/AGfPmyW/PkH6VyttbnVyJ7FG88Y6Jpkf72+Znb+719/vYz271g3vxOsYd/2SHzU2/e6/mOB/49VqF0L2qpmNd+PtYvdn2e32p/d3ABs+wyf/AB6sK58R6n57+ckX96RvmJ/MmtPZmTr3IH8SRP8A8fESt838K8/gRUieIreGdU2yz7vl8iWMOOffKsPwaiFNphLEcukST7X/ANOuPYSN/wDEH+Z+tFbc5tzyMC+vnm+//nrUNpcol3E7/Ntz8v1BH9a2SR5DbcizfXPnSfJuZF/2if59Kr2UW+TZsZn5+VevalfQqLftEWQuyP8AiV93uP8AP/16Ri6XaROjL/e7HjJ71lZM9CsrxNDVoIoUSW0dmRs7lZfunnGCfbb+NWBbahbQJL5q/Nj5Y5PXA6Z460rHP7R0x15f6xpMf71J1Tdt3MqkfTocdDxV0axqEMab4ll/2uB2z2/wqHA6KeKepYOuywx/6RYyr/CvXr36itvQvG9xpk++3SVYmYM0bfOHA+mSCR36/WiLaZpOca0dTvW+Jun3sH2e0tJ/7QZj+4252gYy5JwMdeuOnIGRnOvfEujwyM93q0G/d+8bdvOffbn/AOtTrTcvdOfCwjTXMzGl+IOief5Vp5t4/wDCyrgMffPI/KsyPx6+p3a2Vp/o0sittby88BS38XXIHpWHsmbuupM5DXfFfiHzPKlvpWT+709B0H1qCytdQ1aBftEs+5m2rHtIPtwK1jFfEYyqvm5S7pnhDUL2+uIktJWSKQxtuUAKdwX7xwCfx9fSu08F+ErjSfEiXdxYq0S2X3l2vskaRSvHPJVWORwBx14rbnSOZxbOmfwlaanrt7qFxLL80ys0e0f880OCfT9fes7UfBenvPdXCRKztGJFZsj5yWzjqcjA68c9K53K0jZLSxwNz4VtJvNRE8h925V5+Q/Tj9f8axbjwpd2t3byxP5+1hu+YD+eM1dOvcqeFu0XfKvsf6t/yoq9D0rGXLNLp/zxS/uv93J/z0qD+0ftMnz29qzswX5o6ppniNpExniT/W6fB97+FiPftT4NT0eG7ieLT5YpVXb8s2Q3r1NF9C7rmRqJr1i8ex4p/wDvkH+tKuqafcwJFdv6f6xcjIrPlaOyWoSppM0DeU8Xmt93bwe4/HgmoLm1RLG3t03xPyrSKzb264yM446cAURkYVKXMU9avtQe0+zy3byxfLuVsHc4zznGa1Ad9pbu/wDdVt35Zq2xU4rmaHvf3bx/Z7t1nThlZl+dcHJGR2xxXsngDUPD1zptlY2iQLqTW4W42x7Hd1GHJOAW9zz1pxabIrRlGOhsv4A8LO7S/wBiWu9vvMu5C31wRk15H468Gae/jKKx0nav+hNMytJnbt3sTnB6qvH0q5JfEYQnJrlJvD/wrvYY5fttxEry42tGzE7OCeSBzkYwOPeujsvhtpOmXcV87t9oXP3fucgg9c+p/OueUzZJpGwLbw5pM+x3tYpePl3DPr0UZ9D+FcR4h8TafZSXEWg6nLBFFndHbM6Irk9cdiT7VEYv4TS65uY6/wANXP2nwpZXEv8Ax8SyBmbjLfv/AL2PerunXkSalLab/wDSPssDLGqknZ8wzwOBnAyaNxPQ0LFt/wBqfYy7pvmVsf8APNK8n8Wa/wCIYdd1pE1OVbKxZV+zcLu3A+gyeh7+nWhLmKhucU3i24Tb/o6tuX3Hsf5frVp/Elwl8lv5S9l+96+1NUOUtYm7Re/t+TvDGD34NFLlZ6ZyJ1PfJsli82L+6rY9Ohwf5UpuLFI/NiilW4Vgy7pAR26/KM/pXbc+bu2y413pl1J/pH2pU2jb5G0nfjnO4gbc59+lZcMf79NnzMzD0HPSl0GpNyRqR2F2m9Ht2/76BoGmSzQPL91osfKyn5xnkA9AfasLnp1NUXjb/u/kTyvmH3lx3FSX9tfW0lun2izuXaYrH5GfmIIx1xwcinE56kmjP1Zb5N8V9b+RKqhlX2JIz1PcVsxB30232f8APOP+lVJaIKM3zP0IpRdpfeVcRRK/l7l8uQPwTjPHToa9f+GPhDyY7XxG93tdlkVYFj4xkryc9foKmC1FVqvkPTpF/d180eModT0Pxfe/aJUguJd0n7jp5cm4cZ6AruH41q0ctOWpDovjHULlL23+0ai0tzGdsi3Hzq6jI9cqe49M4qPQ5tb/AOEuskuLieWLc3+sk3hj5bYPv8wrKUVE3jJs9URLjzHTZP8Ad2/dI4DP6YB428dOfc1wl5odpbeH7q71D5tdlm8zb5nKpluMEjAA9cn3rCjPlOivC9uU7Lwppcuk2lxEm2W0lvd0cm45x5qKM5A/uk5z1Jq7BYPNrst9byqrRWEMO1lOGzlgcj6GrctTJR0NyxWXyLhHf51kP3c9lWuZ1XwhbzT6rdv5qpcrHI33fmI38cAHAGOp7/nmmaI84uvDdjNH5W9l2sWXaw74GOQQRxn8T+FKXw1F56SpcMzK277o7VSrM0WHWgf2VdL8vnJxx3oo5jv9qc9b+bDBFLFt+Zfm3L7H39qc+tS/PvigZP8Aaj/+vXTc8K6SNaS3sU0Z7uZLVbrbG3kfLl9xwxCg7lxxwRz681kHVbdNmzTLP5cfMuQafUOZKxpf23L/AM+6/wDfX/1qb/baQx/vYv4j91ge+aysd8tIl/7ZvsfNe0lWKVgqt8vUgn19AarXSp5Cfd+WRf4ffmgy5lKJW1UQpA+xF+Zf5Ef/AF6v2779Jt9j/wDLNf0pyloghbmfoNl3+Yjv9/bt3deOuOe2Sfzr0D4Y+LNQm8QWXh55YvsqrI23b8/Tdz+OKcHqRVtyHtrNXzL4+1y48QeJLp7i3ige2Zrddv8AGEZwDn6VsziprU5ixmtNMnSWXb8rBl+UnkcnIFesaT8SPC80drb29pKt7Kp3QxQABSASfmbGRgHH5VjUg2dMJpDL74v6Zp/7r+x7xn/h3MiDj6E1xes+OH8RyPLb6Z5Xyld3nZ/pWMaZv7Tkk0z03wZfRXPhS1t0dmltphHJ6KfNDAc8k7SvIyOa0LHUEh124tPKZpfsVvMrM2B/EAOhOcj0pNakN6GxYF3jlf7u6YttVuOi98e1eG+OrvUP+En1hIb28+z2zL5MbXDMMsoLcEnvkgdhgUU4jZhWGr6lqDwWkVvZu7fKm5SrsecAlWHJPr60Sa7ceetv91m/i3H9Aa2cEOnWeha/ta//AOfl/wDvmisLHrexOa+3SpGkX91fl/UVX8x67ro+abbZq6frsun3cVx9nin8pSvlzrlGyMcjv2P4VFq+q/2nIlw9pawbV27YFxu5J5/OpG7s0DpV2kn34m/P1HtU1pZfuLqKaGKX9zJHHu5KOcbWGRx9fesbnpT96PKCW12kGx0i+Vf73/1qp/YHS7+0Pt8rcWZVY5wc8dMZ5q1I55xdiTUrG0tvnsfP8plZW+0spPX5fugduvv7Va09t+mxf7pX8iamT0CmrN+hcfVbhLCK3dFldtyyNJGDtHGza2SScA9QMYGM9u8+GtxY22raV+6iW9bzo2kWMb3DfdBPUgEnr2Aqo6smpC0T2ksnl14R8Y9d0/Vr7TYrGVZZbbz4bhf7h3IAP/HWrZo5o6s8qjtnmk2J83y/Nubv3xV3SLKXT9Zhu/l2xMflVjlgcg+nOD61EtjSEdT0wfDW38R2kWoRahE0Uqll3KT+BxjoRjFD6RoPhO0+yXGk/abjmRpPOYBuAMY9OPXv1rljJ25TrcVKfMdJ4U0+0h019TtNyxX10Jlj6BMyqMbQdoIAA6Hp1rQtdPt7rUri4dGWVbWCPcsjDcMFsEZwcH27n6hN6i5dDSs4tkDxfe/eFfvY7AVz2teHtMf7bcXcsS+bhl2zDqowcg8dQO3b3pQ6lM8/az0xNnlbPlkMisrD5XOORj6D8hWe+k6T5m/Yquv8Xmfh64o52bwow0E/se2PKu208j5hRU3Ow5Oyim8hpkfayybfX0P9ak/te7T5N/8A46K7LngtpImW+vng83f95S33R2zUD67qCfIkv+18yrQU5JFpNXvnk2eau/8A3RSf2rffvXT5n/2VrOx1N2jzCwajezJvZ4m3L/d/+vUs09x9hffby+V8qtIuMKW6ZqkjJ1lYbqj3EL/ZLu3eKVl3bWYHjp2JqfTF/wCJMj/738zRJaCpu836FeO+Sa7SLymV1Y/Nu46V6B8PNIS512LVotQaKXT7gNJB9nB3oc8B9wIB5/hpJ2Y5S5onrsvia38uVLdPNlVh+7Vh/jXzp43geHxRdSvFLF58hmVWZTtzyV3AkNg8Z9vxOkZ3Odx5Ucwl7N5n7r91/DUunX93JqUFvLcOyNJtZeBTlsTCeprXniHxBo0jWmn6teQRM33Y5COeBVrTxrGuaVd+bFqN9dMyq07SM/lc9MD+9nHUdKiytzGzbU+U9P8AAeqO+my6JL5Sy6bdeW0aqSV/eqcswJGdxccdcVfj1T7N4gurJ7tYEaytZF+4Dk7lJ+YHjp09axcdTTn0OjsG/wBE+/8A8tG+ZsfrXg/ieyNl4n12e3iVpPO/dySLx8w+bGQP7xH4d6VPqNnL/abuFLf/AEieJG/uyEdDQt3LNqKq9xLLEuWXdIT29625YkxlPmRb4PIcY7Yorn5T2TNa4lto9kX8Tbm/z+FQbJX+fY3/AHya7Nj55rmLFvNdw7ERG+X7v7s/Wr+oXmrazGn2i3ZtrbvlhxtJAX8sAcUg/eWJ4tK86CJ381X2/Mv90+nSrFmLiwu5UtLiWBuJN3GeRjuPaoO23uohi0uJPuXEq/8AAh/hSPbRJHL97vu+b72OR9OQDSuS6asNvFS5g+0SyvLLt+83vyf1o00p9h/4Ef6U3sRB++TCK38i3dIttxuPmSbvvZA24HbHzZ+vtWpo2u3GmX1vb/2g0GnyzL9oj28MhIViQB6VElcbdkdvY6hpL6k93aXcqxeWY5FVWw2e+SMj3x/U1594yguP7V+0O6/ZZZD9nXzFJ2DHJUcjIx1qMPFpmVV6HNKLdP8AW/c/z6VZtDZPIvlbd/8AD8vNdZgjWey2SI9xb/Pu+VmjHUHHp610VtNd6fpr6hbvPBF9n/16qOjdOcZIzWcoaHTCpG56f4bvX1Pwpp93cf61phuX/ttjjPbAH6Vc08b55Uf5kWGDb+K8/wAhXK27m3u2L1uUSCX+FFkk+igGuP1jUPD2nx3Dy3axSzt5kP7lhswqqQMDu2T9TSRRwNxrun79m/zU3bv9Wx59elV5tXsX2Oibei/6v078in7xvBRuVjq0YJHlynHpiilynTzHMW6755djsr7d26h7+4h+RLiX/vr/AOtXZueGtIjobq4mjd/tDfK3976VXkv7tPk851+bb95v8aYpVJWHR3tx5ab7iX/v4aSWZ/n+dvu/3qmxvze6hITEiebLWsht5tJl2StE+392u4/Mc9OmAMe9HKZuTsUBC+xH+0Myf3W6cj688mrOmlPIf+/5h/pTa0CD980bHWPssH2d7RJU52txnnqM9euP89Mm5eV9jp/wLbx/nvSsNu6LMWuahDAkW/cm3aqsx+uOCP8AP1NZcszzXbyuiq7fe25/rmqhGzMpvQYsL/wbW/4Dg9/zp9vaul2k2z+L7tUZI6aa8sZrTYljtfzt3+rXpzx+XatC8v7F/D6RRWn8MXmR+WBuCtkgke3+TVS2KVKVy9YeN7j+0tN82JlitpPmZpAR5ZI3ccZPf8B1wK9A8Qa3d2WkvLY6Yt5EsMStPHJ86blB3DjpjuDnnt1rndrnRyuwngm/u7zwvdW93E32i23L82S7BgWGc88dPoBXKeMg97fRPF5rbYWjb92/yk4bHT0I/OudfEdMTz4JcJI8X2eVn/3T3H9P6U9rLUH/AOXRl/3sD+tbc0QipXEOi3JORH1/26Kyud1jEmd4ZP3Xy7lqIQ3Dyf6qVv8AgJrr2PCepIlrd/cSJv0H86cunXzyf6r/AMeH9KYct0X7SzRIP9IRWf8A3h+HFQO1ol386futv8NSbaKI9bi0/wCeS/8AfNPiL3MjpF8qf7TYH5UDvoEkTwwbHmib+HbzmoreG9TekUDSLuPzKwA/Wm9iEveuWhaXTQS+bassu4eX+8Xb77ufpjFU4EuLnfsdV6N83vSTHrflG3NncQx73df+ArTLaGF7e4eW4ZZYlDRx+WW8zkA5bOFwOffpVLYxnCSZX86WGT7/AK1Ot+6ffi3f8CoEpWL+kz3Gp39vY28S+bPII13SABiegJPA5/nV3ULm4sr6XT5Yla4iYwsqtkZBwQDnHWpZ0RmyPZfJBvexXZ/e3D/4quy8J/EW38P2L2moWksqceWytgqBxtxzx3GD61lL3kaR0OqsPip4ceR0lee2RmO5myeTz0C5puseM/C1zY3DRbpVlXzGkkgcbuNoI3ICfu4yOOKxcGVGepwM3ifT3fbbujf7KxsP1IxWfN4k/wCmX3W8tt3TP1BNUqTubPEKx0wPg7HPj6IH0/sO4orT2Zh9YPO5rO4hndJfllWr8Nnqf3P3H937uauUzKELlK4F3DP5T3H8O75cCq3ny/8APw3+z8xqo6kSfK7FO6H7yiFaox1Zdj1S4Sx/s/zW+y+d53l9t+CN31xxV1Jbf+5L93btbB+npQaReti08Nv5ifOrLx83ljP86tLeJD/qt3+623H8s5/HtUPY3S6joL5JpNmxV/2uf6ms7Q2/f7PvOyhVXuxp043M61ZRXMXbtUmj2fwbhUUWiRTO3zyr8vzfMOg59K7VRVjx3jJyYjeGkmk3pd7fm/iXP9aujwzcQ2iJb3e7zf8AWLuIDbenGPc1lKBqsQmdjpfw6vkgt7v7PBKm0s0n2pSOScdSOMdawfFmmJp+s6bsiVU+621lIYiTrwe4I/QVzs9CFREmoqiaTcfh/MVxN0/7zyti/Nlt3es4bHTU0Kj16PrConwi8Pvs+fyJl3d8eZnH05pzM6e553po/wBOT/Zx/MUl6d8dx/18Fv51aepDT5Cl9meiqMbM9X1jRLjUNGt7iKJd+3y9zKI93JIbe5AbIJHXoorJg2P8k0sET/8AXTP6rmufk5kdft1FtGDrOz7cjo+5PL+Vv72DWHnZv/66D+tbw0RhUldjLv8A1n/AaIB+8/4DVGVgVX/uVd8iV4N6fwt823+Htz+NFgJpXd402bl/3f8APShUaaNIpX/iP8R9yP6UrG7YaeU+1xRSorJ/dbkNyK6aw8r7dbpEir++X7qgdx6VvRjoebipu6iZcr1r6Yd8j/8AXGT9FJroucSix0RrYtobi5gi+zxSy/MfuqT6dT2/Gok7EW+ybLB7axt7e42+arN8u5X2jgjoTjvx9ax9V0v+1pLd0l2vA25e/oe/0rnktDswrbqRRWvtJ1aa0eJHtWRv9kg9fXJH6Vzc/hLU3/eu8Cqqnd82QoHfP+elc/wnu25iWXwTcJAkry7k/wBlc++DzxWxfagj+F7LRJoliXT1Kq0i/fDndyPUY/UVEnc0pUWYMFjK86JYxNP8v3YIz6+w/n6Vn32mXdt9ollt5YE3H/WKQM88D9auDV9Sa6jFEJtxuP70nnrRV80Tj9pE9zvr64T4Pabd2iLv2iOTzFBKj51zg8ZB2jvXkDTff/3v4f8ADv8ApTpLQ5Ksn7Rj2FjcxrvilldY9v8ArBHtPPbadw6cZqkLC38zYiNv53bv8jH/ANatVDQPaXZINFR/7zVOujxJ/A1XyGnOVxZ75HSK327W27mXAbg4OfSq5tru2gdHf5GYbtrDpknoT64/KokixkcSeWn+kRb/AO6zY/8ArfrT5LeWH5/mZN23dGuR/wB9ZxUWNUUlOyRHRG3rj7zf0rW0u/l/tK337f8AXL/OqVTlRlPDc7UiBIXf5PNl/wC+f8M1s6N9oSeX51ZPss235gf+WbdutL2jNFhENhubv+O0+99QP5V1+kz79CRPu/6Q25d2R0Xrjg9/yolUuc1XA8vvEMl0n3/m/QURagltJ/pD+UksYZfoeQfyOaiUtAwtG1Yjv/EVp5fyJLK6yL8vTdyOmetSrLq2p2NxLZaf/o6xs0zMwGxACWyGKnoD0zUS1PZikjWufC+pvAj32oRWyKv+rVS5Z8c5KHgZ5yeBTbHw7oMO+4u4p759w8lWYx8bQDnAP8QP4Yrnk7GVXGKGxqW06W0bpp9j5G5hJ+7yNoIwBwRkcdfemnSnvdlvKnmoy7vIbc465+VSzY55rmdZzeh59SrKbNNPCziNR/Z2OBx5ZFFbWkZ+zZTtbK7m+EupWLxSrcQM3lxspBYKVfoecfe/KvFJT+8eu+BnVXvDFardm/79E/g/ut/niuiO5zzlyo1d/wC8pS/yff8An2nb9ccVqcyq+8YJtNTm/wBbLt3f9NP5gU46FcOmy3828uGx+7hhLn3wOScD2rncNLnqwrqUlBA/hHW0g3/2ZP8A3dqrl/8AvkZI/KkTQtZgnR00+++XPzfZnTb+JFYc6PU+qVS/C+rW3m/a9H+0xNtVpLu0Lleww+AwJyO9OvLV0j3/ANiXVtKn3WtmYp9X3Bjn/gQpOaYfV6qMiS4dI/uNv4+99auWmqvDJ8kS/wCrZflXH3gV6jmnc0hfmFjluH3uj/vWx93JP6c10eiaX4hmjdLS0ZvNbcvnKUOR1IHGevP4VmPEQiomm3hTU7m733ErxW88kvl+XcJHtCttOWIOPx6j8xJqfhzZdxRI7eatpFt+YOHCqqD5twyeKl1ORHFGsoybKtvob+XsuImtk3D5Y8Z45yOCvb3q7D4Wif8AevcTyp97bOoKNgg47Kc+w6GsXirmE8RKdzXtPC38cVxf3L8t5f3wp9AoGAPwNdZYeEkSRHvk8iJf4dw+bv0A/wDr1nCMpyMVTS3NMaBY+ZviilZNoXa0hA+uMc1qwxJDH5USKsX91VA/lXdSwqiVzkvlQ/8APJfzoq+QvnOG/wCFlaf9y7sZ1iZf9Ysm/j3XANeDasIk1K4+zuzWvmHyWZcFh2yOxxSgVVp9SkrVctm/eI9dUdzza0bo0Faml/8AP/1q3OJQGC5R4/k+ZP71TW2sPpk6XaIrPF/C3PB4Ppg4NZVPgOzCJ066bL9z8Qvu+Vay/Mx8zdIAOnbHI/OqjePbt/8Alxg+6fmZmL/99E153smfWrHjLrx1qF7B5X2S12bl+6rE8EH1x2rRbxJ4jvd/lWlrArKVZmj5wRg/eJx+VNUWH1xsyNRsb57SW41DUPN2ru29d3frViE+HtPk33CNeIv3o/MP9MCtuU5JVlGR0lh468LW09vLY6J9meDd8si+YGyByWxkYxnoa6RPHWmanfae6Xyr/rVaNcoVyvy4JXnJA7d6wkclWs5GoNFt72Pf+9i6tuWTIbJJI29FJGe/1FbL+C7i6+f7cq/KFjVoclUGOrDPPFYOPOjFxvcs2/gu0hgRLiVZf9pfk7Y6EMe/rVuDQbG2/gaf/rvg/gQAAR9RVU8JcTlGNzQVNkflJtii/uxqEH6U9URP8k/qa7acYwMW2xc0ua1ELiikM+bRMm9N8v8AtfL/ABflVK4tkmj3xJ5T/wC1gD8R+dJxO2+hjC3ldPN8rb821vl4yOtRhnST5/l2t/KnE46lO5Zad/L/AIm/z70xp9kf3K1cjCNNsqwzy+XsRGZFYr933qwljfXv7pIvvf7Wdvft0rJvQ7KdDW4kuhvbPbpcSqvmsPT5QQT69eKtRQ6TbR/vXRvmP3m3/oOlQdatFkdzrdv5Dw28Xysv3uB+g61BP4hvpv41i+b+FcfrRzGUq2pnXFxLNsd3Zuv3uatW2j6he/8AHvaStu/i24H4seBSMX7zuXLPwrrFzIyfYWVFb5mk4H4f3vwzXRQeCdMh2f2hrHm9P3dtGfxG7Jx+I/KrhRlMynUhDqdTpWp2+hweVpkTfe3bp5DJ+GDkflXR2vxEu0+S7tFlT+HyG8vb+GDXTHBKJxPMLs0IviFp6ff0+df9pWU/n0q7D490yb7lvdf9+wf5Gk8ONYpXLKeMdH/jedX/ANq3aqF942sYZPklulT/AGbV33e+QtR7JGkqjtoU0+J2kp8j3e7/AK6Wr/z2jFdXpmt2mp7dlv8A8Cjz+oPSiVNF0qjluam2H/borM1ufM+63tv9bcRRf70g/wD11Xm1uxT5IpWZ/wCFvLwFPb6/Wm2dttCCyl/f3tvsVUW4LfeyFB9P/wBVMSOJJ7hH8r5WDN8uevb/AOtUkJXGGexTZv8Alfb/AMs8/rjiqTahb/vdiNvZj6fhQ2V7sSnHqbpv+RfmkLfNz1pH1e7/AIJmX/rnx/Kob0IVXQqGV3pvz/3qRm7tkyWlxN/qomb/AHVJq9a6Bd3MiI3lRfMd3mN90DGTj05/HBosPkdrmw/huHTLuy813vklkaNlhXBb5SRjkkc4/Kugn190T91bsvlLt/fsZC2B69R075/SuilBSMK0nBEDatcXKJvdtn93dkLntjtSpJ533H3P+v8AjXp0+WB4VZzlImBdP4KkWf8Avpt/WtLXOZOzJ0eJ/v1PE0sL77S4aJ/7ysQf0rJs6aa5kbFp4x16y2JLL56f3Z137vx61vWvju0m/wCPvTNv+1Hj+RrCVJnVSrqDszdtNd8PXv8AHaq/92eFUP6ituGSJ4/3Uq7P9np+lcsos7oyUtib/gdFQaXPjamMd/yVjc9JjreeWy3/AD7Ub6H/APVUXnJvZ33Ss397/E5zTuc8nYGuXf8A2ajET/3KRN7jasQWlxcvsiiaX/aVeM+melJIFFs1rPwtfXMib/l/3fn/AA44/WulsPBsSbPNT/vpt5z9Bx/OqUTeNJRLs+k3Ft9xN0S/d8v/AOJrEvz+8T90zfKfzyvU9u/5VZu2nGxCkN8kkUqXES7ZPl3NvLHtyeTx/Ktm71BHj2ahaMvRVZedvBGdw9+cDjjqaaZwzhdahHp1vdRo9jcfwqrK3XJxxkD9OazrqG4ttSWKVP8AlmWVtw9u4zj9K64V7o4J4ez5i8NRl+RHddn+0v8A7MDj+dPjukePe8TRf+Pjrj6/pXVGWpw1aSmtSZQj/Om1v+BVKjvWu5wuLp7FhGqTKJ/s1DVjeLTFL0+DULiyk329w0T/AOz/AId6iULmiq2NdfF+tbRm+5x/dWis/ZRNfayPDvNi/gRmppMz/P8AdSvIufQTmEkez/Wv8/8Ad/u/X0qvincwvzE8FtLN/qkb+9u56Dqaf9nu3/vbPu/j6fX2pmkY3Oy0nwpF5ETzRJ86j/WfOc/Q8CunttMt7b+Dd/vLx+Q4q0jdNItqNibNlKu+qZN2yQVWudPt5vvp/wACXrSBSsY1z4elT57d9z87v4D6de9V1ubiGP7PcRN8v3dy5P8A3yfvfnQi6kVNaAyWlz5r28rQS7f+WfHOCc44JGe/v61Ue21Cyk+3JKtzFtkj+bgtnjJz1Pf8Peq5eVHN8T5SzHc6Ze+V5qNbS7fm3LsH6/Keo4qWLSdnyW8qy9dvltsPBI+6flOfrW1OrqcuIwra0KkrPDJsdPm2n+HYf++T9aLK9d4Pv7n5Xa3Bbn/PY12KpY82VG0dS8t0n8fy/wC90/Pt+NPM/wDcetlqcMoOOwec/wD+1TUld5E+Tduz97Pt+XX9OlZVJ8pvh6ftNycCQgEvGpPUBun6UVxe1Z6fsUeZiWKFPk+Z/wC81RyXTv8A7P8Au/w/T0rgsdpXJozVjNHTNWl0+dHT+Fvbv1B9q7GzmsdZjd4tsFx/zz4w3+771UTopMv211caf+6lRpUX+Fuq/Q1uW9zFcx74n3f+y/h2rRo1qQ6k5H+9RtpnPfUYRTs7KQ7jx8/+5TZIIpo9josqf3WXNOxClZmPeeG4n+e3fb/st/RuorIktpbL/j4ib733m/oehoOujyzeogCP9/ayN/eXn/61NEDwyb7SVon5+Xdkc/7J4/EVLNZ0rkEuqXFlG73Futyn5hcYGcHJFGgRWmof8vaq6sPlkwezZ+Xr19PaiMnFnmV6OpcuLO7tp5fkbYv8S5KdPT+Gl0zZNq1qj7djMdzLyPuueV/i+7n8K7Z1bwPNjQtUua97Z/6dKkSLv4ZVj5TGBhl/2W+9+NSwadsntd/zfN8y9uo/P6YrlnX906qWHtK51cVs6xIvknhQP9VRXL7Q7eU+b6KdzMWkFMRYEbO7fZ4pdv5n6nA4FLBcywyfI9GxcXY6jTfEaPsiu98qbR838afj1b8f6VuLE6bL6xl+T+GSNvX+8P6H+taKR2U5c8TVtNX3/Jd/LL/eVfkb8O1aqfwf5/WrMakeVj/kppCUGNxDUQ+ST/P5+lUS1qSpN/f2099k0ex9rJ/dbkflQCbvoZlxoFu/z2/7p/zT8s8Vi3dhd2Uf72L5P7y8j8x0/HFSzupV7lG/T/QZXf8Au/L69R2qhDpTzQJcf6hGbau39ef4hx7A1FrsjE7mzJNrGmRyy/urxdoVflwegAHHpjsBUqavZXOsrF9n8q4XdtbaQWxDKGyMcnJXufrzQ20jl5E9TpNMiTVrFLe0TdLbR7Y5GUhEBP3S+DtYZLDvw3HIxqXD6P4T8p7t/wC0NYVflXn5ecjHUL9TluOK45s2ukYR8c60zFt0Iyc/6gf/ABVFRqM8XpK6jmFxUkVvLM+xE3UN2Aafk+Tf/n+tJmgCa2triZ/9Hilldfm/dxklffjpWvpWu3GmSffZf4WVl4bthh2+tM1pysdbBdWmp/8AHu/lXDf8s26N/unp+FWbe8l0+TY/3P7rf54/D1rZM61aUSv4g8VfYoLf7D9+XO5pFyUxjGOx6nn2FYNh4p1C2n815fPRm3SLJyG9cf3fw49qjm1OSUeVnYaf4o0/UJEi3+RK38M+Bz6A5wefXBPpWwz1omQMVabtfzKYiZS9Lnf/AJ/zmgCpd6Vb3Mb/APLJ/wC8v/xJ4rn59Bu7aN9m5k/vQZ/Mp/8AW/Gg6Iz9orMhW5lhj8qX96m75WVcH8R2H0J+lTahfWj3SeUiNcSs3lt028Lw2OV3bj27GpnL3WZyhbU6o3/iC20JLTTNJW22r/rLZg57/cHUt0OeT/Ouc1OJ7nffbPKl3eXdQdDFJg4bb2VgMjsDuHavP0Y78xlYkPIC0U+Yu5wFGK6DmNHTbJZt1xN/x6xfM3+0eyj3P8uanv7pfLZUdfNn/wBYq9EXsgP8/wAKzbvIkyM1ZsDafbovtys1vu/ebc9Pw5/KtChZLhLa+lfT3liTcfLbcQVHbmqskjvIzu25m+Zm757mmNFuy1B7J/7yf3d38q6/T/EdvNHsvn/dfwydXQ+/fFWmb0520K/iHSLiaOK4t9tza/wyR87e5OB+FcoN9tJ/nFTJaiqO7Ee5d/ue9evWF8l1BE8TqybRVwZkaKmngJWghGpoP/AaAF3UB/8AboC93oVbm1t7nfvTa/8AeXg//Xrk9Ws00zWdH/eqyNI3zdDxt6/mKxmvdZrKV4nsVhBvsU8p/wCGq8sVvNJLaahF5qSrt3N1wewPUdjx6V5dmjGLsUV+HullQRPP07kf4UVXMbXPnJaetd5iXCT9liGTjb0qmaiILcQ0yrGLRTAQ1Nb/AOvioKp/Ed54NdvtOoR7js4O3PHX0rE1qNBqUoCKBuPAFOWyNn1MCH+L/d/xr0Pwd/x4/wDbRv504bmfQ6v/AJZ05q1IYn9+mJ/rG/3moERSf8e6f571OKYET/8ALX/dFcd43/5hX/bx/NKyqbAz13wv/wAi/b/7oqXVf4P96vKmZsmX7o+lFIR//9n/4THk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M6NTg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87 Viviendas en Vallecas</text:p>
          </table:table-cell>
          <table:table-cell office:value-type="string" table:style-name="ce1">
            <text:p>Ortiz Construcciones y Proyectos, S.A.</text:p>
          </table:table-cell>
          <table:table-cell office:value-type="float" office:value="2018" table:style-name="ce1">
            <text:p>2018</text:p>
          </table:table-cell>
          <table:table-cell office:value-type="string" table:style-name="ce3">
            <text:p>data:image/jpeg;base64,/9j/4AAQSkZJRgABAQEAYABgAAD/4Tt0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5OjE0AAAGkAMAAgAAABQAABEckAQAAgAAABQAABEwkpEAAgAAAAMxNAAAkpIAAgAAAAMxN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MzozNwAyMDIwOjA0OjI4IDA5OjUzOjM3AAAAAAYBAwADAAAAAQAGAAABGgAFAAAAAQAAEZQBGwAFAAAAAQAAEZwBKAADAAAAAQACAAACAQAEAAAAAQAAEaQCAgAEAAAAAQAAKccAAAAAAAAAYAAAAAEAAABgAAAAAf/Y/9sAQwAIBgYHBgUIBwcHCQkICgwUDQwLCwwZEhMPFB0aHx4dGhwcICQuJyAiLCMcHCg3KSwwMTQ0NB8nOT04MjwuMzQy/9sAQwEJCQkMCwwYDQ0YMiEcITIyMjIyMjIyMjIyMjIyMjIyMjIyMjIyMjIyMjIyMjIyMjIyMjIyMjIyMjIyMjIyMjIy/8AAEQgAtAC0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9/ooAKKACigAooAKKACigAooAKKACigAooAKKACigAooAKKACigAooAKKACigAooAKKACorieK2t5J55UiijXc7uwCqPUk8CgDxvxp8acJJZeEgjtgg6jcAhP+2a9W+p49N3WvWtH1GLV9HsdSg/1V3Ck6/RlDD+dAF+igAooAKKACigAooAKKACigAooAKKACkb7poA4/xd8RdE8IoYp5DcagRlLOEjf7Fj0QfXr2BrxDW/EXiHx7M02oXC2+mI2UhXcLdMHI95H9zx3+WlJ2Q4+9JIhs4bOx0K+uIED3CxyHzpCC3AB46469vzr2T4N6mL/wACR227LWE724/3Dh0/8ddR+FC1Q6sOSdj0KimSFFABRQAUUAFFABRQAUUAFFABSHp3/CgCnqmq2GjWMl9qV5DaWsYy0krbQP8A656Adya8M8WfHC61eaTTvCcU0MPR7vaPOkH+yDwg9z83+6aT0Q1ueQ6vd3VtdMswBnlG9nLlsk9yTyx46nI+tehXMzJpsZuiyRlAVCgKDx6n8fak/eRVPSdzltV8QW9mLi1tmS6EqYby2/dKGAzhu7duBj3Nel/ATUhbaxqGks5Zbi3EkZI4LRNg/msqf9801oiq756lz3qimZBRQAUUAFFABRQAUUAFFABSHp0zQBm6trulaDEsup6hb2ofhRLJhn/3V6sfYCvPNe+MlvBE6aNpks5HS4vP3SA+oQfO30O361LYWOOk8M6z47mTWPGGp3Btz80NpCvlqg6YCZOM+/P1rX1fw9oWkaFClraRWuDwCmGY99x6k0SfMkO1jgLjUvD2mTC7vYku7wAhIwA5BBXGc/dH3q5zX/Emp+Jpjc3bR21sBiNM4UAcYHdj9P0p2sTfoUtDe2fxFpsCQ71e7iV2lGd4LgEAdB+OT79q9R8PWy+A/O1i4R1j0LxG9pMRyfs0sIQtgdf+WTfWqBLWx9CWF7b6jZxXdpNHNbzKHjljbcrA9watUh2swooAKKACigAooAKKACmSyRwxNJK6pGoyzO2AB6k0AcVq/wAUdA04NHZvLqcw4H2UAx/jIcL+WT7V51rnxW1q9V0S4g0yA/w2vzOR7yNz/wB8hT70nsBzJubWSeaWSVprxwN8p3MzemZG+Y/55qeC4it4Q8jBHz94Dkfj1q+S8TWKujsdc8XWGhWcK3NwIQqqyJgmSTnOFTsPc8c15rrfijxF48uIrbTNP8i0jYhXHv13OeM8dB+tTa2gp2sJB4Kt9KCS6jKl3cON3zZ2Kcenf6nj2rF0/Sbh9QuHvbSTfw0XnIw+X5ugPbj8valN6CjG+oxbUweILW/tYDILadJZEU4U7WB4bpzjHevTfHOrW91deL7C0Hmw3FnbX3bBMeFZvqVaP/vnNJPRDS1uct8M/ibc+CL0WV68lxoM7/PHg7rdv7y/1Hf619S2N7a6laQ3llOk9vMoeOVDlWBqjNu7LVFABRQAUUAFFABUU8sVvA8s8iRxIMs7sAAPcnigDgNf+KdhYbodJiF5KOPPdisK/Tu/4YH+1XlHiDxjLqrNLq159q2fMISMRIBz8qDj8Tk+9LcL2OO1DXrm82rbW7FnZY1LHqWJxhfwNbek/DHW9YlV9Sm+zRFhlW5bH0HT8eaFpoKWqNDX7jStKM+n28M738T7XfYVVSMZGWxnIPYenNcs9zql0o+yRCHORujAB/77PH5YrX2llZGkW4x903bDwXbWM9vc6+z3s8hDyopJVQSPvMeSeR+v1rqNYvYXmgt4IfJtbcgBIl2gjqCO3tx+PtjzanTQoLk53szJufEbLLIylJVL42gfLj/ePb6e9Zs09/4huAWWNk2hdsa+XEoHPU/e5JPU/SkjKs7vlj0LZ0y0ttPup5pWnkiiZgq5RF4B+p6+30qO51Wzh8JWusQQo99YSx2kvON8TNIQCB/eULz/ALNVbQwMPTbCxvNJ1zXtySzyLOywsf8AUg5PPuQevp07123hbV9b+Eclj/aAkvfCWqIkyyLz9ndwCcDsw7j+LqOc4p7CbPoS3uI7i2ingkDRSoHRjnlTyOvNFICxRQMjmmjghaWWRI416s5wBWS/ibTVB8pp5mz0igbn8SAP1oArv4jmf/Uaa4HY3Eypn8t1Yup+MbizyJruygkx/qoY2llH68fUigZyGr+OtUkjIhvLiNf77sFb8osD8SxrzzUPE6XDl3M19cBsCSRzJzn34B+lImTsQrZ61q0kltdJJaLJEHjI4LEkAZJ/wFa998OotG8N39/cXRmnEDcKOO2eTkmjYW5f8Q+HrXTfEOhm1tVhhhubVppN2BtDMSST3wa7K98aaTZhksopLyQcYUeWhOPVhnn2XHvSauVBXZ5/r+vPreqLcz2Nsiqm1XjQZx2yWOTj1rKlYmMzEZVOd2Dj8+3/AOqqtyqzPSpUVTg5PqXtf8WW13OLSxhlvSnAW2BIkPuR1HUj+lZ8ln4suY1nudOFpbDHlmYfKPbAyT+PtWbRySr80VCOyMG507Xbm/NrbQz3bhQWZY8qufp0/GvQooZdI1OP7VAzSJGAEIyc8Z/DHpxRU0SKwtnJ8xzmvapa2/2uB5gGniKCJG3MCVAyccCqngmSSfXNHtZbYPY3t+kM25cgtECQPwEpGO9aRd0Y1I2nZGjrXgLUFu9RvvDEMhiSMC5s1HLKw5CjuP8AZ6+nt3mgfEbTNS8OaXHbu1vqGnRrHNbu3OVAAcdiDj8OnHGWtyXE9X8O6rPq+hWt/NbeS8yBtvr7/jRVWQ7Fu71WxseLi6jVuy5yx/Ac1lT+JWYEWllJ04luDsX8hkn9KgSTZzWp6uiutxfXP2iRTwoGI4/90dPxJJ96xb7xZI6hLeJ9uMM7MUHb8ev4e9KxolZXOa1PxI0uWvL9yByIYsxrx9DuP54rn57u9u5I4tKtXKSqXGVAxyQeh9QepoZlKdxJPDt/caTcXeoT5eLcjRsOPvYHTAroLTw7ZWmjaBJb2fmXE08AL43McjP5cU2RZnX6l4Ymv9RtJWlSGKMKfViQ+7AHpVTxHrULRyabEoRd2JXKkng+v+GKNkdFKl1ZxF/NcTTmS4vcXBO397Ick5J4yf5ZqmVmlGVjYYfbvc7Aw79Tn9Klu51TlTitCa3057mWTyZwRnpAOcf7THg/lVo+HkVSNiIxHLN87fhnNYt2kYN86OnEdt4VNnFDBHdMIiZgwGS2eCR+H61B4x1i8utFsiqmBWkYSHPUBV79BjkEewrW/MgqU+SFzitE8e2nhqK8Msf226kZljSNgFA3DBZsH07Vha/461nxJK0kskVtC3/LKABEwOmSeW7d+3SrtocjbMTTYra81mztJXkbzriONivHDMAeT9fSu7svD3iC08ParaWEpjv9I1gyjY4UvIqKoIHuCxHrTZdK6d2bHgLxvHe+J4l1S5Nhq0sgjmMo2xzHP4bHz2PBx1zgVl2XhGXxR8WtctLTUF0qS1mmuvPCZO3zMEYyB/F349eKlLUcpXSPpjTLYWul2tsriQQxLHv27d2ABnHbNFMR5rLr1vabha28aFeVJyz4+g5zmse78RzBj+8Pl9hI2AO/ReeD9KlG8pKKOXvtejMilZmuZc/LtHyr9B0/r71USDWNWmEW1oVCbiT8vUkdT9KuxzSqdB+leGY209bieSSeU3Xl4C8cNj+ldbpdqmm3M/mJ5cRYiJM5ON59D7j060MIQuUr65RnmtRAZbed/MCucY/L3+tT+Hdbittbsmu7hIbWJTGC8gRI1CsO/rwPxpHXKklC5b8Q+K0uWMVkxaE4HmHdEM9yCRuI6dq4q+1mCzjaO7vGG4D5IwUz+I+Y/njipvd2IdRKCMK48QzcyWFpw67w7Ljj+ZqZtG8R6zoP9rxSbbYQyTExnbtCgHGScnv+VK1jDSSuek6f4YMccmt205QRKvmoxPCsvrnsfyrlPEPib7JqCJFqdnPbDlxCoZge6sRnp9B+lJwvIqM+VEd9q+u6+fP0TRZ2hlXEUs7qvmewQHnOD3PX8KYfhv4i1K2mufEWpvBFACTbjBxxngdF/Krpq0rGk6vOlEsab8N7QQafJFa/aJJ1dmaeQFR6DHAzj2NcXrfgvVNL1hbacIXmUuoj5CjcRjpWrWphNcpAmjS6H4h0+eWSMol0kjKjbnVFYEttHOOO1eqX+o7/AIiXN3NZi0s7sRLOzvgechxG2egLKSMY7jvUdTeMVdot+JfB/h7X/Ds+pXzizvoIpDFJHy5wTgMM/MORjv07cV5x8P8AxA3hXxjNPqMU12HRrOXy/ndTvHIHU429OM5qmtDOcbOx9WabdpLpttIquFeNWG7AJGOODgj8aKgR8/alfzwSMlqnI+ct2/Sq9tpU+oXrRX8snyqSFBGD92nEmXvOxt2HhmS21E3X2cW1nHICkkgIDfIo479auRzw295PcFJJJHWNMNwowT2B5PPrQ2bRpXRWku4xa+RE6xqXZgmCM5/2R3yfes+e6ZJFdfkIAb96xUEjr2NTc2cowRmXmt20TbWn3PuyUhGM59Tkn+VZw1a5vlAsbDazP5Idzls/qcc9yKVrHNKpzGifAmv3trNNfXaxBVZtuccge3+NbnhbwJpuo6Fpt9cwkGS3jZthxvIzuYnvkj9KdyErpmp4J02xi8GtcNbRB4xPGJHGThWIAzXM+EdTa08EanZXbykTWWy0XaxBdlYHnGB/D3ppXKs7rl6mHrk1vefZUnmumZIR5y3TGVRJ/sKPlUde4xj3rPjsLOXG6SSQA4wDtX06AZ7U+UqnSnNWPWbG+07R4NJ060iAEbp5YTOQN2Op59epP4Vq3usWdvptyb+4hjeXhI5nG5uP7o5P4ULR3NJ03C3MeaXHi6SwaJopwvkE442Kv0Bye3sf65V54jufEN4siiWeRFEeLaLAC9gWGffqaqUuYzmwitJILWWaVI7VEXcyAZY8Drt479c1eHleKtCstBTFrd+elrPKVyDkt5be/AA/4D71nsS7qNzCmuNY8JzR2WvW/wBsszgQyq+4qAeqn2x91vwxXpvwk1e0Ol6l9jaN5DcvI5fHmhS7lSR2yD15HGM1o5XVipSbsz2WzYS2kUkgyzrkn1oqSTx5NFsrZJxd3vntIx+WLjC54/T+VS217aWupxymCKEYJc5JY8Y5x+H5Ckaxha8iHWtdivJWVCwhxjdKMY+g6n8cfj0rnLzWLcRBhI04JwNpwDj249aXUTq2jYrLdanqMdvJY26Rw3BdAQdzLjPUDAHI71Bp3hy+1nVrq2vroqsSjcB7lh04HbvVWMJXkdD4Z8L6bDcamjQ+cYLvYrSehjQ9OB3qppjQWmt6sFjIQXo2qiFvuyAnp9KVwjHWx3ryXV5askFn5aToVWW4cKMMMblC7jx6HFYM8t14Z8OWNlFqrSLCBArrEo+UegOSPXrS5TZRd7HHO8uwbApiDExxgZwckknOcc85oe5zxNIyF8na5Aye/PcU2+U7YwjRab6FN7KOW43bpJF27o8RsVOfeq/lXUDlkij8tePnbt2wBS5zOVdWbgdFa6J4j8RWEL299DZwSKAFhiLuSOhLEgg+wNV7/wACQ6HJFPqOoXN19qOSrP1YZ3Zx36frS5jllKc37xRuvBEXiPVITpP2e1txb/OXyTkMATjBz1FdrqGgw6G0EMssGwwgrgYB4PH44FOOiFy3ZyXiJR5k0QBgiESkmTr90DH6fpWPoczaatj4wnmaXT7DU0tZookG8/KXVgOhGMjn2pQfMzorRUYI7jX9W0XXdBaXSGW5RFKn5SRtZsBXBGR14/TjmuN8EeFl1b4g31pb6tLpIsmldZbfGWCuF2jJxjB75HHIprczlb2aZ9P6eoTTrdDJ9oKxqPNZAC/HUjH9KKoyPAL3xAkUmzEs0v3fQHv2wO9Vba5vrwxbIRBb3AIBVMHoSMHjuKXLfUHK7sRXeghtO1CS5uZJJIWGB2wQp4z9TW9pOn2fys8KviCOQZGRuYc4H4U+hHK76E9taSx2aqyCMi7Mqkvhdu4nHyg44I4qCOX7Dqd3dq7o9zjdmMcKGJ+U8/3uuKNjaNNuxBJ8/nbC8jSuJHLHcJDgAnHTOB+lOtbyJkMF/IkaKmFGQnODjiobOlRjCSZZk8TzwaUbCKVnEZJEhUp6d2Of0rnbzX4JUInuoQq5fyo3LEDJzyeuM+lHO2TOunIwLrxDbBRHEt1O25Rtclc+nAx7062/4SO+crYackXOcrHk5/D/AOvSjE5ZTd7nRT+HNV0q2uLq4u55lgYRuHZQASeOMZ5qiuokSDEMbAHDA5yDkjv2496airnVTptwTPUrzxDBp2hRmEqboRbY4152nOeRjiuD8QeJbWW0t47/AFKBnhLHanXn2X6VL0dinThGm+bcwrP4jWuhGb7FaPeStuAMmI1wSPTJPT2rO1Xx14l8WTq6IiFF2j7PHt2j3YnP5mrvZHGk3YwGs7+51aC1u5cXVwywq0zls7jgc8+v6V2mhQ3f/CDeIPDU6lZ4bt3ubZxkqwRVQnHYMp59h7ZE76jSavc4iwgvLS8kmt7lreS2JBYHqQenuOOhAFdh4C1e90fxjcXup6ZqNxJcxFZDb2xLAuwYMUA5Xg9PXjNVYi93Y+n9OBl063kVeGjU/vFKMOO4PI/HFFKxoeFQ+Hp3uo5mSOJoZJC/mPk4OQuAM+o9q0baxiUW0Msrn7OmVKAAEhSD6/yqr20HClzM1pE0y3tZZIVR5HUl2lJILbRjrxxgDj0rGv7wSSZ8wMm3jZkqSPpx1qJOxpBKDszNe+EMYd5EVR95XcYHfkAmsy48Q2xbKuZGB48pM4x9cjt/Oi9xVKyjoipJq80x/wBFspSTn5mcjnGfujIpiWniG4s7K5JS2jvWREKqq/eGR/I0JGDqSZNqHg2WDUI7e8vnl3ohbDkjJkx0JA7VreJfAumaP4cuLiFmMowM7R3JB/QmndE26lXXtEsNP8aaTFDGVX7XZqys2R94/wCNetST2VhEWmngtowMAsyoBSkyoK55b4w8XKurX1vbX9pPaXLbg0MwkUj0OBwfmNcPc3N1cHMURDrkAxRZHPQZwaiMXc6HiLU+VHeWfga71bQ7e51e8v8A7TJEXVbm6wI+OygZAGR27mt3S/hvoPzPcWcDtvC5wTnrn72c5+mae7M2pS+Ip+JvCOgreW0dtBaW8qrjaVAyCfTp3rBfR7bw5rckYk+0rLEkvzr907nHHtxUz2LceWMTA1G4ivvF+lyRWxjYajGGIOR98flXReMbmaLVbvXrGMDU5d1pPHEo2Tp5hA+XrkBVH/AQfrVP4RS1OC/ta2uorgykQyyAkoynDH0BHf6+te6X/jKXStC8N/2VcK7/AGBDI6tlM7VABI4JBzW8dTCC1PS9LZ7nSbOebEskkKMzK2BkgdBRQ0aHh11rUaOFkkUP6cuT9QAKzz4hkSSIWqSPIVLJhABjp6Gs+UJVdOUqfbdWu77yBbCORWGS5LN0B4J6U6PSdWvNSuLa4vCFjjVuG6ZJ/u/SnsZOVxmn+HYVskup52kL3bQ4xjjcy961PDumWEWpakZI0kWKRgplxwBI/rTuSokeqXdrFa6okc0QZ7sGIKR84EeCeO3OKufbze6ZotpY2l1cTWskLsqRZB2IQQvrU2LimWdWsfEep6lFdLorWcMagBrq5QBiG3DgHI9OlU9e1DUr+za01G+tfLdgHitYCMHJ/iYnj6eop8tzWNJuDbOfv0ur24+13N7LczAg7ZCMcZweB2HoaEFqT5htgGIAfKln9ep607JHXTwyirPqUtStGNwWt0WOBfnQ7Artxx0H1qkiSrtchi6Zypzx3rWlFWZySpJNnrOra7p8ejWOdV0+3ZF3GKacbmPGDtznrnH1rn1+IGmxxlJdVZ0LE7LdPnx2w3H8j/ji1qdSnTUCXTNQufEN8kmmaCZpnQlJ7zKrLwSoxgcfuyMrhQepFcp4j1vWItW8nUtHuYL1ogvleVtOwMwBABJxkNjnkdOMVLictSfMzGQ31yWZtHk2gElpxjH/AH19a7Hwnraap4l0WzvABeJdIxZmz5mC3X0YA9+vXsaOpCbsdh4p8JeF7fTHaWx8m7mkMUb2iqsjsWI5B+U/U1wPgfwha3/jzU9Il1O7sobSOQloGXLlHC87uCOfQ9sU47jlGyTPpvTraOLTbaKORpI0iVVdlALAAc4AGPyFFVcR82Q6e0onlmhkD+Yywl12BiDjvgdMVr2tvHFqO+CJW3p5axwqS2eOfp15z+lFyFBt3LJ0q6h1R72VDEzgOsR2/wAK45IJPb0prRTpLLcR3cMU0oRWwhYAAnGBkc5J/Si1zVUtTPWILbiOSW4ZFkLlUbCl89cevfFBsrcTqUUyscttlJY5yM8N3oaNo0LEsgiKovkxouBlsAduv9KueGLyDTfEFrdTXCrbrkMysGAO1uuAaz5ipOMUaes+L7KWyX/iYfv0lcg7dgKHgDLY/wAiuBv9W0q4hGLtGKgFUL7sHsPlz/M0+awvbL2fL3IZdctoUt9sLNtjBUrC2GHQnkgc1XvL+WOwS4fSr0Wk6F4ncBA6rgkjr6jP1qOVsn28n8hzXOpOqyXGk5jICg/ae3JHGQO5o8xJBmO0jwD82eo/TP5VfM4mdNucrHb+GfCVndwlZbG2jMf/AC2NuCZM9847Z/SutHwl0LUpIbu4e5x5WxY02xrkk88LnjOeveiMrsVSCUrHcaHoVhodhFZWEZhtIlIWMsXxkg/eYn8umay/F9lfNPHeWsUbRQoWl3KM9P14pt6EpWPO9Qtra21i6chjEbdmIJzy0S/lXE2fhe41T4e6p4htJidW069j2zBiJPKC8hcD725+PYYpdTVtcg3wdf8AjLxlr6aMbiO8+zne7XoYCIBxnLKM5yeN1dLo2geIvBXj27vNZ0i+uo9QSUrNp8DXKli6sSQoyPxH0zVRM5Sukj3WybOn2xw0eYgdsiFWH1B5H0NFMR4h/aCwRhVkSMDliqAVr2unX8dvHqv2drm2AzvtmWUsNpOQOuP/AK9I6OeK0NnS/DMd/JJdX05KzcKkT4kRt2GLDGAe2OtXdb8E2kdrJc2140ComWWUK2/HbdkYJ6UiZ1eZLyPOfDun614rjhlsLOGOwlmaOSWR8hMbuduAT0x1/rXeJ4Gtr6zmsd0tvPE5C3rSiVyeCvy5xgjsRxjrRYydVyOE1r4ea9pcimTVY5oXfmeJRCDnkDjJzwa5P+xpp1MM93KZY77yWbzHYMm7AGMgfjQQzoZ/AumQ21wfMYsImIO0dcH1FUvBeg2mp6WJblnJUIqhCMdO/HvQLlVjT8OaLYT+FhPLEZZFWUDcx4AJx0qnpFyt/wDD29hmhhP2XTWELEAnmPB/VRU3Kvo0ddoUejX/AIR1Cx1S8tbZpBvhaSQBw2OCoPPfoPWvM44HhRguSxYvvK8f5/w96UtTow6UZc56NpPjLQdJ0uG2nvpJPK3F3ETHYNxOM+w/lXp+k6mmpxQyRXkNxEig/ugd3I4DAjKEccHB9enNLYzk+ZtmqZvJzsVmYjgZxmg3Ejw5eH5thJXIIP0Jxn9KZB5/4/8AD8DadeaoLySzZioMYXhwFChEBKjJ469xx78J8NPEVjJaah4Mvlks9QvriNovMUYb7oKsP4XwM4/DjpSA97t9OsdM3GztLeByArMECluwyRz279avEBgNwzmmAjRkn5TgelFO4Hjl/wDCLTrjyZbO/uUuFBV/PwyvxgnplT6YyP511HgfSNR0HTk0ufBiiH3kjXY64xkYA2nIOcjJ5oJ5HzG3qeyKC4MRaN1T5XRA+04PKqOc9etR6dNLO6x3jkxxxR4kcY3tyGJA6c4wOlIrltqWL4WsESsihIo2YFonxsOfmBGcDk9qy9Gs4rKa8Y30l3Fczhk87+BQoIGOhHPUdzzzmncatY02lsryz2G3a5ilYgAxcjgkHGPbAPrXiuvaE+leLpLWyW5nW4nW5hRLcsVxhiDznPFS9hJX0C9Pi/zJII/DjvbtH99pBGxyOQMn0NUtNg1LQLdbX7JPaqcD57iN2BwfRTSWxUKT5jEM+vaej2tncWy2e9tsTF+Qc8k8HnB496XTbh44WhkhjjtSoR4rdn+ZPTk4Ix61Sjob0aHO7MzNSg1G1ume1up7a0kAaFEUBfL7dDj1FNkNykqedeyvDIuBgjP6UKIezav5Hsfh/wAHQ3ek26wyXMjiIEEuvB/L+dep2trGsUbtCVk2jOT6jJ6cZ/wpdTnWiZaaNAR8uKqXKx+W+4qAQQSxwKYjxrxH8T9Qg8TW2g6RbQLF9tijnuZCJ2GXGdpGVA5684+terL4U0J9YGs/2dAb1ijNKwGWdfusePvDPXrzSA2pYywx8h6cOM9DkH65qO2R4yFDs8eCQznkHPT/AD6UwLVFMDH8owswI2ufmwnA/H3qvf6ZFqmnzQXIuPs867SEZuP++eaB3Mu00rTNHtzFbR30yIMNtiO8gDpuPzH6Z5qS206Ox1WcJps/kzquXM+4Bs8HGCcjpu9B7UAT6lobarC6KXtVLsrpGSwkU8E4yOvX3xUsVi1s1vYRWkbWwifzZsgEHjAGPU5/CkNJDk8qCVVRITOxJMa7VeUdcjae3r0/GuH8RST2vixL+V7CxjhYFJDw0pI53HnLYyPwpM0ptJ3MeTxHui/eaxbGaFmEeQ581SeAfcYrndSvrW7aN21GIyqnLhWyxBPXjqRjnA71Kmzpp1qaeqM64urKZWM1/wDOAVK7Tjjpzn0zVY6hpAO19SRMAZCouD7HJH+TVOTZX1mithk9/ot1axRRXkjyImCpCkADns3v6Viy6lpznavm5B3BkhyOpJxz6k002ZzxSaZ6t4D+IFle6laaYEktDhVWST70pPTaoB7jn2zXs8N7FOgeIEqTxwR+Xf8AHpQ2zi5uYiS5uZJXDwpHGAPLkWQlj65G0Y/M0lwiXMLwyByHGCQccUrAeK/Fnw/d6Ff2+taHp1qsd1cL8sMbPO9wMtux0xhARjpg5616N4P8Tal4g8Mpf3GlXKyQtHCYZIQjSsCN0gGeB0IHbB69mJbnYw7iuXUqzc49PrjqagsLm7uHm+0Wf2dFkZYsybmdQzDdjAwCAD36+1Ay/RQBzl3cKbh9zb0bGVcAqvHQd/f61W3oZvOWWT5l27NxVRjuO+aZpymemkQLdm4We5i+QrIolLb/AKk5Pb1FaVlBZWmoea6M3mD7zEke2ATgcY6UBympFLarCFRSiIAsYU5BAHGO3/6hUDRWzw/v5JDiRmXbKUI9sqeeMUiXTZLGYXLFnTy1TB9cHHGSa53xPaW2seG7rRbVdiygfM25+AQeOc9v5U+oKDucVL8NNGE0Bt4Y1syzfaIpGlO/gheSSeDz1FPtPh1oCX9081jpzQts8mIqzFMDDZz6nnr3ptIFGdypqHw+smuS1haaXHbCOTdHnGXwdnGPXFX5fAuiS+H5NMbTNJt757XyvtKxRllk243Z68N3p6JEcjPJPF15NpvimO3n0ay0x4rZY5IbEr5UhPIkXAHXj34p3hubUfEWpXFjaD7VMMvDFuSM7B6ZIz24yTxTUkTKDOl0vQfG2j67DfQ6Gw8oE/OYnDg8YPzH1r1XTPEHieTWdJhuNK8qyLyLdSKwOOMr1OQM8evv2pyaCKsdwmoW7SSRmWNGiTzHXcMqvqR2HB5PpVD/AISjSBdXNt9sAmgcK6lWHJUMMccghhz0rOxZ554118N4m0XUCjfZLOC7lk2uSeI+cYOM+3U9M034f+M77UvD8mp3s6wLcXUUKCMbiu1gCdpPGc4PX1piW56da6lFPfvGJd24fuwenGc4q0sgijO+ZWJbg9PwqRkgmBGVdff5h1ooAyVtosfJHn2wR/SmukAGG+U/71I1uRPYwsweMlAOpAU1F/ZzOXdWG49yvfv1plCyadcuv/Hyu4DkZxVeazuyQAikheMSDn86AuQNY3gUkwE4HQADn8ufrUTwag0QZrV9xXBwO1A7jCt5G7KYpWYcD92VwTxjj3zTkmvjPGTbAx5wc4zjuf0phzFjy7yZdpgHllh1YKD69uvT8qhfTnZMGOMADLgYbgHI7+maQXPG/iB4Mnu/ilptvHIhGqpv2NwkQjB3Lu+i59t1Zfwm0q21jUdW0q4cRziFbiGZQC0TxsQGU57bx9enQ0zLqe7RaMkcatdXxEinLYZlV2xz8vH4c9vSrf2CGHaEupz/ABAKQRx7f/XouWQXOi212NVa7ud0l5apbs5G0bAxOMZ56muSsfC+kXzedEGOWIImz5mVO07vx7fSgmxLqfhOA6PfQwW8M8zwyKsQlUDlTtByR3x3rM8G+GJ9F8MwWeoW0EF0HkaY742yCTg5Bx0C9/yxyXDlO00vT7OC6gmeKAEIwPBOcqQRgcd8U9YgspmIj3u2WfYVJbrnr/nihsaiXotQlVSpCHB6vFk/nRSHylkXg/5aRknsQp/oKY2p26fduNvqrZx+tIOUcLwSLuX5h/svj9KYbnBznHtIM/8A1qYxReyLyoBHsQf6VDLc+bw6dfYn9BQFhUvJUG1fu/3cH+VI17L/AHH/AAXj+dA7CfbpNu4oxz/u02S+k2LtjmU9iEwP0pIlIqpr1nKZEAm3pIY2AU5BFSRxRzAuJrtgf4ZAcVYmtTh/GXhu81rxRpy2s9zay2VlNPDdRxZUS71CoTxnIDZFVfBnhy90y90/XLqxa3vtUedL6GOBVjt0GdhA/hyUHQ8+Z7Uiep6LtTP+uT/voA/yFSPHuG1stnphST+lFiipJDCsUiqJlCjJIDDH44qMCPfHJHG5EwJ8wKSCO2efYc49KAuRRAqjHUIivz7UYh23J/CxO04J7+9Qyx2EqmEx5ttpSQ4Yj0x0Hp1osVcS3jsI7fNqrzqm0MyozMw6fwnPbr7Gr3kwKrSsCigZ3hwMeuQecjrQ0CZiSf2ysrpp6xeWp+c3KsxLdflw3TBXj1zRTFzHTRvubDKCPQkkfzrNvbpoHJjjjUjodtQMdbXczRli5+gOBV/zQ6jMaZ9ec/zpky2H5GHwoHHpTgTt/wCAil1GtivfubeBWj4OaprcPIvzY/KqEmWpmKxbgeQKr2eblH8wkmkV1JZbWK2ia4RQZRsG8gZOTj096kaAQWyz73kYseGwAOT6AUDZiahfzmZUUhFZsHbVfT7htNtUt4kR4o1CIJBnaATgD/Par6GfU6DT7yW6OxvkGCf3ZI7fWp4ty3DMZHfzZGUhjkAAdvSpEyLV4YXt3UwqCjpIjKSCrDkEc+1WI7FJImnZ5CPsyjyjgp9484x15oHP4Tn5vNuL61DXEyBrdrvEbbcOAowMfw8nik0RhO1/aSrvjtmR1Lszli3Pzbic4PSqiVLdjfsi3stxPJI6yWdzJHEyBR8pUgg8c8VLJC4v7xPtEm2Py2UAKuPkU9gO5NVLYmPX5GTqXnreMqXcyBMr0Uk4JGSSDzRUkH//2QD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QtMjhUMDk6NTM6MzcuMTQ0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67 Viviendas en Los Molinos</text:p>
          </table:table-cell>
          <table:table-cell office:value-type="string" table:style-name="ce1">
            <text:p>Ortiz Construcciones y Proyectos, S.A.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data:image/jpeg;base64,/9j/4AAQSkZJRgABAQEAYABgAAD/4TQy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ExOjA5OjI5AAAGkAMAAgAAABQAABEckAQAAgAAABQAABEwkpEAAgAAAAM4NgAAkpIAAgAAAAM4Ng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NDoyOCAwOTo1MzoxMgAyMDIwOjA0OjI4IDA5OjUzOjEyAAAAAAYBAwADAAAAAQAGAAABGgAFAAAAAQAAEZQBGwAFAAAAAQAAEZwBKAADAAAAAQACAAACAQAEAAAAAQAAEaQCAgAEAAAAAQAAIoYAAAAAAAAAYAAAAAEAAABgAAAAAf/Y/9sAQwAIBgYHBgUIBwcHCQkICgwUDQwLCwwZEhMPFB0aHx4dGhwcICQuJyAiLCMcHCg3KSwwMTQ0NB8nOT04MjwuMzQy/9sAQwEJCQkMCwwYDQ0YMiEcITIyMjIyMjIyMjIyMjIyMjIyMjIyMjIyMjIyMjIyMjIyMjIyMjIyMjIyMjIyMjIyMjIy/8AAEQgApACl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1SvFN217p4w0rTStMQm2k20wE21Qnun3/ZrUebN3x0T6+9RN20Kih9tYpB8zEyTty0h/oOw/z2FOmG6KSPGdykfpSklCFwV5SsjmNN0a1udHeWSY28sRCK/LKeAdpUdevSmfb9T+zLZpI9yGON33lUD1bv8ATkcdSMgeVL4j04r3SW9hlstEvLtCwuliLqwzlSPr39PTsBSeF7O1l0K4guAJzPO27zTuLnYpJ57jGaGropOzOVsNAnvbyT7IqMIVUtFnnGByPXrVXXbZfta28ClpuhQDJzXDO8atkd0GpUrsj/smy0vE2tS/viMi0hILn/e/u/j+tU73Xbi7jNtbxJa2eMCCEdf949T/AC9q6k7I5HqyrZiRG3DPl5CnPSr91aSF/mbfIIwfm7Cp3Gmej2/lG1hCksdgY7OcZFFTyl8x25Ximbea988QQim7eaQhCtN281TdhGNdavG9ytlDcxxFslpGIH4L70txvsoTaWEBefaXaRxhQMdWPUn2H6Vzzl1N4Q5lYTR7661K3Y3FssMitsLA8N7j/D2qe+vrbTY2iIL3LjAXufrjP5VzVa/MrHTSoqnuc9plrHeO0BmwoBby9wLMOAWxzxyB6epbt0f2eNVCBAi9gD6Dv/n9K52bpFLUrb7RpV3GEPlGMh3Ixke3r9aqafbWUHh5jIIo4hLgl8dl4Oar7JF/eMnQory0upzASGmARZmySQMZ2jq3PGT0rpdS8H3+nO082A0p2vcBw0jnuCw6fTA+prlqTUZanRTi5R0PLPElgsOvyRKpARFPSseCEvHwM4J4q1qiHozY0/T5pEcDCgsfmYYHQdPWuit9KSS5jmkkUOUALsvp/sjjtWqjoS2bNul/FvFgC8RPBdMflRTsieY78rTSteseaNK03bzQAyQiNC7MqhRklugrNPm6rjZvhsiclicNL9P9n3/yFPVAkSXsVlb6ftuIFNquBs2bsZOOlY2l2V4bBpLO62IHdTFccxlQT68rxXJiHZJHVh43dxsmvvsSztrdY7knGEO8fXI6D3//AF1zd9bzya3HbxTuJxEXLzShVGRkAdyTjnI9OT1PJZHTd7Fvw1czRXvnS2xleSEoXXgjDcex/D1rtBDHcW7SGQOcZ8tBwv19/r+VNIG7FbVdTtYYpYWCytjEgDbVQcfeboteeat4ui4htlSYKchlTbEhH91f4zjufypSlZBCF9TT8EeJbWHX1u7+T940YUSOeNwPr278cCvRvEOq/wBqublG2y44aPocfwns3/1646ivNHVT0R5vqVv9p1q6M8K7CiBm2nbkZ6Z598VDp3hqG2RpZ8J8xw8w5xk4wv8AU12wV4nHN2kaVxBGjx+UknK/8tF5b6CrlrdWiWQtvshuLt1wGVixiw7E5A45BAyeRiiqtEOi7MrXHiS109/Im1CCCReDGgMxH+8VwAaKyNWekFaaRxXs3PIE2nt1qCeWK3iaWZsKo5OM0rgjBu/7UnkS5l04z2GM+RHKFkB/vFTwfpn+XOhZapbamgNruVjwUlUpt/MfoKzU9TVRI9QNrbzhJ5SZtvmKqE5wCPTjGfWuS/tuO2eCKcsbFpGdgP8AWSZbJCrxk88E8dOlcNefNc7KCsdDp6WU8Ml1FaNaPLI7eXIwMgQH5Sx46jB44BOO2axdR0lbrWZJ5TiIxqoTPLY7mooxbLqySZoWU0enLG3loI2LKqMp+b5uwHU1g694rtrSeRYdwYn/AFELfMPZ3/h/3QSfcVVR8ooLmOF1LVrvUf8AWsEhB+WGMFUH4dz7nJ96zs/pzXO3c6lHlRsJoty7QfZgAjR5aRuBz/Out0iabTI1gaeWZB/C33fwHUD861hTu7mM52Ov0mCwvp5GuLiCxVIdySOuTx0AH+FYtzK6zOLSFpChO64lwAoPfceFHQ8BvwNNSs7EuF1c53UPEen2g2yXD6hMOqW7lYvxc8t9Bx9K5m+8S6jexmBXFra9oLYeWp+vc/iTUylccY2MpSQuAcD6UVFzblPqQrTduD1H417J4tijqN/a6ZbGeeREH8I3AZ/E1BZQLeeXqE0sVwxH7oRtujiH58n3pSY4op30Vy+tJcQ3c0MKRKGCZ+bknJGDntWZq3inTdC08QtFE5UMEUY657D+Ign6Due1YVZ8pvShzHll94lv72580yBEzwmc59ye/wDIdgK1tMh1C/uUmSMQyKq5uMZXb12+/XNcMW5SO1xUYnoul+RaWgF0250O4SNwo4Bz7dfrWRr3iGxs2MrP5avyrMMtJ/uLnJHucD61tKXIrGKjzM4HUPEt1fs8cBeCBuCd2ZH+rY4H+yMD2rFzheOg4xXLOV2dcI2RGzda7Gy8O2lpbrPJ+/lbrvUYHGeF/H36VdKFzOrOyOjkhDNZthSqhd4zjnPQ9hUKRw20P2h/LWH/AJ6ynZH+BPLH6elbykoqxhCLk7mTq/jS0RUht7dbto+jOhjiGefu9W/GuQ1LWr/VcG7uGZB92JfljX6KOK52zflsZ2atXtr9l8r/AG13UguVweKKRfMfVePp+Jqnd3XluIYEEl0/Kx9lHqfQV7FzyBILLyGa4lk824f5XlI5P+yo7D2rPbRtPt9Tk1GRY7TCAMIzsXJYjJA6sc+/QdazqSsrmkI3djhvFvjiNbiS309zMwO1nxwMepHX6D8e4rzK4up7qdpp5C0hOcn+np9BXBUqczO6nDlOy0Dwaj2sGoX58xZUWSOFM4IPQt6n2rqtRmttPBx5KxRKFJD7Uj46E46/7Iy3oO9axtGNzKTcpWOP1PxY8zstku7Z0mkTA+qIT7febJ+nSuYld7u48yeV5JZDku7FiT7k1zylzM6YQtG4t1bmydUP3imT+dVS5Jwoyai2pV9CaOyml5EbE9goyTXo73EdhZxm9MdltUYE/LtwOkY+Y/U4FbU5WMKi5jEn8Uxy3AWxgLMOBPd4JX/dQfKv61m6s11MVlu5XmkP8TsSR9PSuepUvI6aVO0bnPzffqE1aM5MB17/AIVu69D+705iQB9lXOfqaszKsGltPH5igkH1orJs1UT6eIrD1jSY1W81O2ubu2u1iaRjFLhXKqcAqQR+Vey1pc8mL1sZEfimPT9Pe9vNTtbyONOAYWikVv6jkjIHPavN/EfjHUNdnkjWV47cjoOGIyfyH5n3xxXHWqOx1UKavcwltcWUk2QF6cg4+lV5LCe51SS0tLd5JM4Cp9P5Vxwd7nbU0sdjL4oOm6Rb2UQWaW3iWI+SSUDAd3A5+i+v3u1cfeahdajKGuZdyrxGgGFQeir0H+etXOV0Z042Y0jCA1ArH7THt67hUx3NZPQ39W0+a+1SCGBSz+WRgDOelalh4Rjtzm/k+br5MWGf8ew/HmnJkRNieH7DpV0dPhFsywuQ4GX4U/xHp+GKxfDehQa9Z3El88zTmQfvtx3HI756/jS5g2Znafoc76iY7ZWl2kkqcBioJGf0rV8Xm1iS3jiIEioA4HY1y1E3UTOqlNcjRxRgkkJYIMeppm2KP7zF29B0rrWxyS3FDSN8sUe3Nb2q2ct1a6VtBLG1HAGepqkiLnU6No1xFpMCyW0qtg5yMZ546+2KKxcTZS0PaNuSBx171yuv+Io4ftenRw/vNpVizDoV54HPQ969epPlR5UIXZn+Gb+xs7a5S9eNBIR95MgDHPY/r/8AqwPEGhafdeIma3tYooHSGR2h/dqEMr7n7AfL39q5alpI6aacWZNzpOnW1vJYi/It5Zt251Acj+EAnjOOpIHsDWPqUV9O88FqqQWg2l1h6yZJA3t1bpn06cVywVrnTUlew6z09v8AhCpyi5kN8FAAycZUdPSrNj4YjvrqKN3EbPIUVV++WyBwPx70NbhF7E2peCJjeSCOQAGRl2AqzKR1GRxxz0qlDoun6VfKby4kkIPMEI5HuzHgj6ZohsOZ0Om3ou9SWGCSKG1MTEonDMcjG5j8x78cD2rfWyVPlC4I9sY/ClIIkN/bGTTrmEFQ0kTIu44GSCBz9aoaFYzaBpLkwm6Y7CwjBATtwT159hTitBS3INKYT63NbQzfZ5J41IjjU54LcdTjr3znNdbrfw/m0+0hmnjSRWwS7tuYH06cfhxUVpJM0pPQ8v8AEei7dUtbZFPMJfaO/OP61BaeDL0jzLvy7O33ZV7hgv5VpDYyqfEWBZaLYCQsJ7y62nAVNsePx6j8K3NO1iC5KxWjRWJCY2ADf1PALZ4x6VrHcylsbsNtuhVnBcnPzSEsTye5zRWMnqbRWhqS+Mb+2v7iGS2t5Y43ZQBuBAzjGc/0qOW1l8WFHayS3jQndK/zAZI+6cDPNdcpcxyxjyjtZXSPD2g3FtHLGlyybTJI3TnuQOB32gZ9jXGTaxYtELpLrM0IgB/dYZ0DtuAUgDIHOeT8wwRWU30NYXepo6F4of7NqGm2Fn9stLy8a5ZXQ7ix9QR6Y5z/AI1oaZ4HjLrNdt5XyBTFA+MkMxznoeCo49OtRCOtypS0sXdXgtNOu7bT7SJZIYkkkeCAgY3YwTIFOzklst12tXITWtjCypdXTuku7MCyYjcgn779WPt0OO3dW94a2Ok09om02MpBGsZ42x5UADp8v/665u+vEsvFVxKYBMht4wUPod4pJXZUnZEnh/ToL5tzW8rQgEAohILA/l6/nXVWmhXsbtL9rlihz/qlIbA/4ECB9ABS5bMfNdHRv4W+xaSNUdUYMODK/wAxPTvjP4ZrmtS1EWWkSC7R3eV1WNIlGeGHReCcdfwrWGsTGTszI0mNtI1CS9vo40h3HyzcOIwfnYg8855HT1rr73WNRv4xvuHMGMqgbcB/wJssfyFYThd3N4T0OVnnkj1NbbzDbrsZmeJMuTkDG9gSBg+1cfcbDrd+rzvJtdQpkcvxtB6nPf3roSukc7fvXJJY5ITHcNDIsRLRg7ccnB79elWrGw0+7jmaWaPbuGHHZsDjnGPxqZ2RUW2y1HcatZgxWUzzwjoXg3Y+hP8AQkUVlc1saOpYXU7vHQTMP1NS6v4zu9O0a3s9Os3LRwhXm2kAYz3HI/DH+8K32MrXPPXl1HWr9FcTT3BJEcapkgHsFHAHfp7mu20f4azzQxy6u/kYYEwwtl2GBwW5x+GfwqF7zLclFWOvSbSfD9q8dskSKn31jI+X/fcnAP1Oa4zW/iUnzRWC+YRkfu2Kx/i/DN+AUe5q5PlRnFczOFvde1C+UNLckIDlY0wqA/7v9Tz7mpJ3uTcQ2hia6YorhFBJJPsKyubcuh3PhXw5rohWGNPscUrbjHL8zZ46AdK6s+HreLY1ynnzA4LSAYHyg4xx61cFqZ1HoXFlhtIU86SKJScAuwGfZc/0o1fxBZW0SytHFDxtDysIVP8A30NxP0FKW5UFoczr/wAVEuLFbNHlnijxhYAYV/76PzfkBXDXHjLU5nb7N5VjnqYE+d/96RssfrUp2VinC5lS3c8sJkvGeTzvlLMSWbGD1NaPh/WI9Iut8dw5hYFTC7kA55yO2aOYOWx1Npe3Gt38bWkUs1467PKiXcWzz6Hnioru4XSryU3UVtYXWfn8/Hm5915Y9vSmpa2JcepUvHutZhQW8F5c7XyJDBsQ8di2T+danh/SNSs4bhTDZIXcHM8fmsmV7DoDx1qZQb1HGSR0VtYSJCFlneZv7zJzRSSG2Yuoqf7Vu93Xzm/mapTKDDIGGQVI/StmZmx4X1K30SK4u7wAR+VtDMwAJBGeev8A3zzWXrnxCmuGkgskO1RvyAUTrjoMM3Q9SoPdTRKdgjC7uc3cfa7/AEia+uJTIsL+Wo+6qZ7KvQdO1crcwmK7eEAna3QVhB3ubzXLY9L8PfDCC40201HUbqSaK4jWVYYhtUZHQt1J5HTFd22n6fo674YoLVCgXex25x2yeT+tbwVjnm2yW18T6fojR3koyVO4NN+6B+m7k/gDXH+IviXb3l/NJEJ5mc7ikI8pM4HV2yx6dlWo5rSNFG8Ti5/GWqTvmEx2aNkZhQl2+sjEufzrGnumd2eR2d26u5JZvxPP51EtdS4qxVeYt8qjJNMSGV8nbQhtnRrod7qej6etrazTNubcUXgfUmtfTvhvqMoV7hoofbJY/l/9emyLncWngu1srW2Z7y8R1dlZreZoNwKjg7T/AJzVk6Bo1k4+xadDHIv3pMFnbPq55pR+IJvQdPCywsCMDIwPzqBE+Rz/ALX9K3bZzpK4qXtmoKm7gyOo3gYoqLGlzn78htTuyM5818YPv/8Arqs1wYVJjt1kIHLO2cfRcAfnmjqBEk87pvl81mGSWY5wvPTHb26VNOLG6vrVpIt4+zwoA42Kzh2wDkEkHdjj1qbXZd+VGhB4Vh1nw7qMq7ba3t7wwTQx5RWcDqBkkgZxyR9K5Y+D2vZZp5g0KSbSrSuEVjvYEDOM8BfzqIK1y5u9jrV8Q39nodhZ2MM91FCot4vsqhRIyfIclgWzlSOEHTrXCX/ijWpbohI/sIy0ZdVJkPOCDIxLdugIq3KyIUbsz75JbeeX7W7NOGwzOSWJ47nn86y3MryfKu5aiPvamkvdNjV7AtdwwxZ5QnA/D/61Mg8Pu5G5WH1pSdhx1L40EJC5IyApOPoK9H8H+H9Ki8O2F0tlAtxLbxs0rJ8xJUE8n3/nVwM5s6MrGsoBbIDNhsY79qmdra1AM8yxA/8APT5apoi5Su9YtPKjFsZbkhjxFGW/XpWLdaxcQktItraL/eupwMfUDFEdNQeuhl6trkNrErX2rMqSgsi2kBO73Df/AF65a58XaMiny9Ovb05+9eT4B/nR7RPYbotalF/Hl0Di20vT4ox/CYy/65FFLmHynYX/ADqNzxnMzZHpya6vRfBdvd6fDfX1yxhkUMI4+MdfvMf6AU2Isa5Poml+G7uz09bdJJY9qPnahP8AtSE8/mT7VwkmraIJYInug7KsKP5KYA2uTuDMOnzenbqKlsaLVpqNtKL4RaubIi5ZlAZdsh2qd4DZ6njIx0rPga8lbzzewu7xKDmMl2Ku57E569ffH8IyXBmvZR6hYlbaSCJY4JDKLhd7FXd8j5UBblnXseoNZkV9d2lw0SW7MGmkZ3LBAfmG4EkE9T6A8/lN7lNbGtqWiWl4vmGOEyOSzFNx29PlyxJP1rlI9CgHiR4dnCQIyfiWH9KmC1KmaltZLNqh3Rk7Y+MCtePThIwEUZfHUINxFVKIosfLpEhicMIohtOWlcLj3x1/SmafrS2OjW9lb3/2mO2gRN1haM5bAwDljt5x6dqqK0JkrszB4ut73UUtfst/IQ2Cbm48sZ91Tj861vGEk/htbb7IYk86MPv8pWI/PPFY1KzjNJG0KKaPNdU8Q6peEBtUuGXuqOVH5CsmJGebe27J6seM/U1beg1BJnb+K4lu/DmjPbaXqMUaQfPczwbY36YKsMgg1yc1kP7Et5v42lfcR3xxWWHTULDryuzN2xrw27NFbmB61qIK6pdgf89n7e5qK+1HVJdPW2ivTGsQKptQMeP94kL/AMBxVskwDo9zeMJZbySaZsfNKSzH2ByTVs/DzxDfxRpDZ7cuD5rHYAuB13YPX2NQykdHpHwkuIEZL/UkBJ5S3QsfzOB+ldbp3gbRLEKfsxuJFXBNwdw6DsML+lSDM7xfLDHaQ22jxxu4jkHkWyA7TujI+UdPumuJn0rUoZI55mis4QjbzczrFhi2eh5z0oghyehs6U9v/ZxH9qw3GCctbkyY/wC+gB+VQuPL1oyQWEs8xiCmaRzHGVBbAGAcHnn61cVqS5XRHYarezTsLbSrJFQlSVwT14+Zsmrd14hkRilxb3DY6rEwcflxUuWpSWgjX4uI8xWkjqRg5+XH1ziodKezi3xaeLJWUAOsDqSv1xu9D3FO4iK1jF54oaJWMklwTFuVAPmUDqG47H1rp/F/w/lgto7i7nS6YgKGLnco9McDH0FY1LKWptBtKx5Vq+jvaSQJbRKDKxXpnoCf6VUg0PWPtC4SePJyr+SV/EVaWhDvc6W/0+8vbKCPVdc1O9RThop7ksq8cbQSe+KyZ9NSDRLe33gqsjMpUb8546ZHpSg9bDqrUoJoe8tviuWYdxFj/GitDI73UABqd16+a4H51TkBZWUAkkEYFU2LodH4Nuv7EeWbUIZI1aIiMum0feHdsD9a19S+I2nQHbFJCMgEHLSEHPHCKVxn/aqG9Skrox7nxpd3OkXGpxSTCKCVYnCKkILEZzzvP6iuKuPGeoXdnfO4tIXhEbRR3EjTs2SBhRISDgHPAqFK6NXBHOXHiXX7lT5up3KJj7sb+WmP91cD9K1bqKODw3DOJoBeNKGO6bdIyFc/6vHI3H72fXiqlYUYxJPDVnfa1qFvbwsFV5ApcgrtPr1rq9Y0260fxhHoDf6YTEJmuI3IGDnjAGeq9zShPUmVOyK7aBqNxKpSwnKZIy0RHf1Nb9x4U1O4t7YQQfZSi4cm4OG56kAmsp35zWFkjsdKEek+FpdLlmsUaYkM+/174OM1xnh7wfpGiLKratPKXVQSsBHT8D61dO9yJJGtbaVolnqq3ccN5LIrlw+4jr7ZFbd7rEF0u02TSDOB58mcfq1Nwu7gp2VijJesSDDbW0GOmFJ/liqM8UlycyyvjuqcCr5TPmK8ml2kuPOXzCOm49Pwpy2NpGNq261aQmyZYY1GFjVR6bRRTuFjk70g6jdEjafMbjFRG5uUh8uOaWID/nm+zP4jrUMXQggG9d3mMWzyxY/1NaD2tzHPbtAzTymCNGRyMqhcbvyGT+FS9zTobVnoVpqGi6rDqC263P2nFszSYCx+4JySTn9K5K38EyS6nIst7LbQkMDLHEWyMAFeDn5uR+FZpbmnqaMHw58PR5eeTU7jI5VTHGuPxGRW3BoGjQIEj0jfiMRlpbtjwMYBAGCOOvWq5GyOaCNKzS2sBiz0ywg91iyatyahePIXE2weiooH6g81UadmKVTQgd5ZPmeeY+wcgfoaYYY3GWTcf9rn+tXyK9yXPSwBQvChQPQLTh0qtCdRe1KBT2DcXFGMUgsRvtK/OQF96i3xZ3O6jb05ppCbD7Rb/wDPZf8AvoUU+UOY5PUD/wATO5HpK386dpMKXWookgJTacgVlYo6BNK09CWFuNw6MRVyK3gT7sS4/wB0VXKTckJiVSAyL7ZH8qglv7K3VTPPDGG+7vcA/SnyjuQnWtKzxqNmDnp565P4ZzVWfxHpdtcSwSzusinnETEcjPYH1ppCZAvjHw+24G/CuB8ymGTI/TFWW8Rae8XmQuZE+YggY6cnt6EULew+gyPxHAyZRSBnBz06f/WoOvxnIXbnHv8A4VpykcwHW8ggyKM8YwfSkbVn3qDKqoykqdvuKfJcnmGvq2xCxugcdgmagfWNrMsks29WOdqHHpwaLWC9xI9XWaZYh9qy3G5uFH1Oary61HGwjaC5lIUHcpypyM0uUbdxINVS5uFi+yzIrZ+Zs4HGfSppplgs5rgxiQpjCk8HJx/WqXwEvcoprsmTttolHpu/+tRRYVyn55CHaVBBXHyj0NPjvpluIgHAJYDgAHr9KnkK5x66jOwQGViD8py1Bv5mh3h8EOAOOxBquUm5G97Pkgy5ypP3R/dz6VUv7h2to28wrIJskqSDyCO30osO5y18xXWGZnLEnuc9z3rf1g51a6Puv/oK1MFqXLY5a4YjVZyP79dXp8jHRIs/89X/AJLWa+MuXwF+Bv8ART/vD+tTQn95+B/lXQYNE9rbPcSJHH99uBXQ/wDCLXE1/c6f9ojEtnbecSVJDf6vj2+/19qxdSzaNo09EYEkTRSFGXBA5pH/ANa/+8f51d7xuRa0rEkAPmLg4Oa6Hwp4V/t9mD3a20YUHITcW/UYrOrPlRUI3bKeq6U2k6pLb+YJFRtokAxuFZN8N1pOP+mP9TRTleA5w945jZuUe1FatmXKW93D/wC6tPVs3Ef/AF1/qKBEg6R/71Nb/j3k/wB9f5NTAjB/fn/rn/7LVS8z9jbHXzl/9BakgW5zd0zLdgn+6P610uqnOpSn6f8AoIqYbly+FHLXB/4mk3+//QV0+mN/xJU/67v/AOgpUR+MuXwGnAf9EP8AvD+tWYOv4H+VbMx6Gppj+XOr+lbkWqbdeurj/ntb7P8A0D/CuWS1Z1p6L1MK+fzJS3qaqv8A61/94/zran8JlU+IlhxvXPSuh0DU3sYE2HHyjmsa6vA2w+kyvqdy1zKZQMtu+Y1lFQbG8J6+Uf8A2aimrU7Ez1qJnMxL+7X/AHRRXTY5nItLYJIkiw3lnKzYwPOMefzBNTf2VexusixBgJN/7uVW7judtA7EZs7lBlrS4TD5+ZA2en9xm9KhdSsEincp3gfvYnj9e7AUySvE6NNlZIXwpUhJlJzt9jUN8HTTn3wsuXGNw68GkgW5zd62bxflx8o/nXS6l/x/v/wD/wBBFTDcuXwo5W4/5CU/1H8q6XSz/wASYf8AXd//AEBaiPxly+A04Jh9nkY9Af61bt5EZga1Zl0JkuFjQM33m5H4AGrMU5kMTjq6kf5/Ks7bmre3qJcybG2/xHmoXZRJJu6hqcdgluTQuCQF69qu2MoNopXoo5+uKmovcNKXxllslWI6j/DNUYWVoZ43JG5OSB65rOD9wqXxIzRokP8AyzvXz/ENvT9aK25jF0zlMA8Gl82SIZjYqR0IODVjJ01jUIkyl3Jx6nNWV8TanHHkyI+OzrUg0bVhqcmoxZuYLd/bZ/8AXrO123t4Fgkgt4YWfO7ykC5xjGcUIiS0ObuYUlvA7jJ2VuaioGpycdk/9BFXHciWxyl0o/tGc+/9K6jQUV9OCt0MzfyWsV8bNX8JtS6bBFA2xpBvxn5veo4LaOKVCuc+prXcx6EEaDfEeeDj9KtIxjsINvZivPpmkWugy3YvetuORgjH4VHMxF86jpgVCLf2R5JSe32/3x/SqrXc8ZCxuUXuF6GrXwkt6kqXUzTRZkJ+YfzqzfyvFIuw4yhz+dJITbuZslxMSP3jdKKod2f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NC0yOFQwOTo1MzoxMi44NjQ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12 Chalets en Boadilla del Monte</text:p>
          </table:table-cell>
          <table:table-cell office:value-type="string" table:style-name="ce1">
            <text:p>Ferbocar Construcciones, S.A.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data:image/jpeg;base64,/9j/4AAQSkZJRgABAQEAYABgAAD/4UV8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4OjE5AAAGkAMAAgAAABQAABEckAQAAgAAABQAABEwkpEAAgAAAAM3OQAAkpIAAgAAAAM3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Nzo1NTo0MgAyMDIwOjAyOjEyIDE3OjU1OjQyAAAAAAYBAwADAAAAAQAGAAABGgAFAAAAAQAAEZQBGwAFAAAAAQAAEZwBKAADAAAAAQACAAACAQAEAAAAAQAAEaQCAgAEAAAAAQAAM9A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80o6V7hwBRQAUUAFFABRTAOaKACigAxRQAUUALijBoAMGkoAKKQCYFGBRYBNoo2e9KwCbaTB9KLAGDSUAWMe1G2mAbaMUxBtJo2GiwXF2Um2gLiYoxTGFGKADFGKACjFABijFABRQAUUWAKMUrAJgUYoEGKMUhhikoAKKAPTNQ+HlrIC1hcPC3ZJPmX8+o/WuU1Dwrq2mgtLatJH/wA9IvmH445H41EKiejEY5XBwQaTA9K2sIWimK4UYosFxMCk2ilYdxdtJtFFhXDYKNgpjuG2k20BcMUm2gdw20m2kFw20u2iwXDbSbaLBcXZRtoC4hFGKVgDFJilYBMUmKQz6FIyKbhWrmAy9Q8OaXqfzXNqhc/xr8rfmOtcpqPw6dWL6ddhl7RzDB/76H+FaQqNaMVjlL/RNR01iLu0kjA/ixlfzHFUNtdKaeqEG2jbTFYMVs6T4S1nWiDa2biI9ZpPlQD6nr+GamUlFXY1G+xBqXh/UdJdhc27eWOkqfMp/H/Gs3aaItSV0DVhMUlVYQUUWEGKMUhhRigLhiigLhRQO4UUAJgUm3mkA7FN20rAJto2c0WHc+gOlFcgw96TtQAEBhggEHqD3rB1DwfpF+GIg+zyH+OH5f06VUZOL0A5TUPAWoW4L2ciXSj+H7rfrx+tczdWVzZyeXcwSQv6OuM11QmpEs9L+HOgaZdaQL+4s4prkSsA8g3AYxjAPFeikAKfpXn1pNzdzeC0OWbB3AjIPHNYGpeDdMv1Z4U+yy/3oh8v4r0/LFXCbi7oTSaOM1TwjqemksIvtEP9+IZx9R1rC2V2wmpK6MWrCbKTZViF2c0bKBCFaTaaAF2+tJikAYoxQFw20mKQwxSYoC4UUBcKKBnpkfiG6hOFYyKO0nP/ANer9v4qjJxcW7L7xnP6GvFp12tJHbOinrE1bfVbG5YCO5QMf4WO0/rVz6V1xkpK6OWUXHcX60fSqEGKiuLaC5i8u4ijlT+66gimBJpaRaPAbezhRISxfaM8E1qJeQyg+Y7KfQ9P8/Ws5wbdy4y6MyHiXkqcfyqHLL1H4ilsUSKwJB681m6n4c0vVgxmgCTH/lrH8rf/AF/xq4yad0Jq5xWqeCL60Zms2F1GOw4cfh3/AArmpIJIZGjlRkkU4ZWGCPwrtp1FNGTjYbtNJtPoa0JCkxSEGKMUAGKMUAFJilYAxTStIBNtJigaDFJigZ2ajvxTwh9K+cuepYdtOelWYLy7tiPKuHXHbOR+VUpOLuhOKaszVg8R3CYE0SSe4+U1qQa7ZSj5maI/7a/4V1QxCekjmnQa1iaCSJKoZJFdT3U5p2Oea6k0zntYKXFMBuB09aYYvQ0mrjTsJs9RSDIPBz9ai1jRO41sbueM+tQ3ulWOpQ7Lu2STjAYjDD6HrTUmndA1c5DVPAjoS+mz7x/zyl4P4GuTurG6sZjFcwPE47MOv09a7adVS0e5jKNivj2owM9K1EGPakwKBBtFG0UBYTaKQrigQmKMUgExRipATAoxQBorpOv2Qxb6jHOo7Srgn+f86f8A2xrNgQL7SjIv9+A7v5Z/XFfNJpnsNNFiDxZpkjbJTJA/pIn+FasN7a3IBhuIpM/3WBp6iTLKgH0qQKMdKBkiFkOUYqfUHFX4dXvIgAXEgH98Z/WtIVJQehE6cZbl+LXomx50TIfVTkVoQ31rcf6udSfQnB/I13U68Z6PRnHOk4ljvRWxkGDn2o2A9qLBewx4yVwAKjRWV8cj+VQ0aJ3HEH7x5+lVp7eC6QxzxJKh6q65pXYzm9R8D20wL2Ephfrsc7lP49R+tcTd2klldyW0oHmRttbByK7aVTm0ZjONiHFJtrYkTbTJGWKNpHJCgVE5csWxrVhuQqCG6jI+lPCMTj+tZ068ZoHGwwMrMygnKgE5FLVwnzq4NWInmRH2tx6EjrSlkVsE4PfNc31pXakrD5BdvpSYrqIsemS+Hr5OUVJB/stj+dUZbC6i/wBZbSLjvtNfMNM9xMoz2dvcqUngjkX0dQf51lXPhfS3GUhaI56xuRihNrYTinuVv7H1O0b/AELV5dvZJxu/X/61TLe+IrJsTWUN4n96FsH8j/QVXMnuRytbEyeLLeMhb21ubUnvJGcVqW+safdY8m7iYntuwfypiuXlG/kYP0qVLR2+6KLg0XrdL+HAjkcAdicj8q04bu8XAmgD+68Gt6eIcdHqjGdBS1RcS4RxyrIf9oVMDnkEGu6FWM9jlnTlDcWlwPSrIGNHkYBxTDCcdAfQ1LiUpdxu0g8c+xryvxCM+IL09P3hrWh8QqmxmbaNtdVzG4yUFYmK9QKyJLmaQ+USNmRwRXFipNSSRtTVwFwI9wZslySVGePaprO7SPcr/K3U5/SuSFRKV30NHHQuwSrMCRHjPrTHlRZAgYZNdsayjT5u5ny3djM1Cb95hsMF7elUhM5fBfeO2TgYry6rcqjbN4r3TYguQwVdpweAas7hjNephqvNC3Y55qzPf/KHtSeVXiXPVsQzafb3H+uhjc+rLzWNqmg2qRboo9pJ7Gk1cexz0mn8kI3QnGR6Nintps6PgANgA8H2NZ3KIzbv5QzGcYweOKzbjw5pdyC0llECTklBs/line2wNJ7mdP4cexQvYajdQAdEZtyiq+la7rEd9c20160nkMqhsdcjNVzX3I5bHe2Wv3UOPNijmX3GD+ldDaeI9LfC3NrJFn+IYYf40NWGmaQvdFmH7q5jyegPB/WoJktxyjAGiLad0DSZQkneMnbhx6GkTUl3Ykidfcciu6liXtM46lBbxLUc8cn3HB9qk4FdkZKSujmaadmIRntXOat4Os9RnkuY5Xhnc5b+JSfpVxlyu5LV0crfeEdTsmJWEXEf96Ln9OtYjxlCwZSpHUEdK6FJNXM2mjJu7tHLIG2MvAPPOfpWa5aSVTKx2E8L644/lXmVZczudUFZEPyMJB91R0APBIpodZd0m/awwK5b6GhJb3pt5N3mllPQVYZjOxYgocZX2NWpPlsJrW5RkQxRhn2ufQdaahV2GXHTC881kyi8kgi3B2br8q7en61oWZkuVZYoncr/AHVzxXZQnyySuYzV1c+kQoNL5YrzbnpihB6Vnayu22yB0oTEzmHj+c49/wD0OrwjXzpOf+WY/wDQTWZRXt4GaEfKTk/0FOuLX90CUByW/maAMrVLVRbSfLtxXAWSY13UwAT86f8AoIqoikdugPGUapvkPGcH34rZoyTI5IqI5J4gNkrr7A0rBc0LXVbiPiRElH+0MH9K27TWtNYYubWSM+q4YVLT6Fpou/bdClGI51B9G4/nUMtxap/q5f1q4TnF3RM4RktSm+rRKcH5h7Gpo9StZekm0+jcV308QpfFocc6LXwloMGGQcg9xVS802yvwRdW0chxjcRg/n1rpT6owaOJ1b4ZW88jT6fdmJ+ojmGQPxH+BrgNX8J6zpO6S6tXwTw6EMn5g8dO9clWm1qjWEuhkm1cxgFowcc/vFIJ/A0n2M7MC4gQ55DFj/IGufkZsSfZ7fZhrhtw/uRZH5kg/pS7YiPmMzY/2wP6VSgA9Xt0PFqr/wDXR2P8iKPP2jbHDDGn90Rhv1bJ/Wq5EFhftc+7cJCGHQgAEU2SeWUYlldx/tMTVBZI+kNN1OHU7cXNpL5sW4ruwRyOvWtdSDjPArzI36nay1Gtpj5pn/75xWfrkdi1i22X5uMDNNuxKuc+9lFlSrhsrn/x6tNbMiSXbt/1Snj/AHGNK5RSgtnWFAFz85H6LSTwtsXKnq/b3agDG1JS1nP74rzywjz4g1T2kT/0EVpDcmZ3kcYIFTfZwR0rpkjniyB7dVzx+VV2jIbgn6UKINjgj9Rg+3SpVf5cFTUSVi4sp3ABPHH4YqGPzEGUkYc9jSSC5dgvHQZlhilx6jH8qefFmiW7eXdWUts4ONzRtsP0bGKl36FKxZi16wnG6yZWHqjg/wAqlXW5g3Khh71rTqygRUpRkW49YhcfOrIfzFcp8SJftPhpRCS/79DhefWuz20ZxOX2UoyPLBaXYTe1tMF/vFCBSrbTN0T9RWDklubJN7D/ALFN3AH409bFz1dR9Oaj2q6FcjH/AGDaRmTPrxioniijViZBg/dbOR+IqfasOUqSXCIcZTcOozkH3BqqbpwOZFCk8MAKXPJj5Ue5+Fdci0rwwoP7yV5XEUK/ekY/yA9f8nq9S1qXT4LV0gWXzVJb5sY6dK5qceaRvKVkZc3jNIE3S2EoHcowNWRqMesaSLuJJFRiQFfrxRUg1IcZXQzZyv8AuirqMwkfDMPlA6/7LVI0OiaWMABz989foKdJNLtXODwe3qTQBl3rF7GYFF+71rzrTUz4h1cY/wCWif8AoIrSG5Ej0C3gQr8yqfqKtfZECkjcD/vE/wA662c6KUsDDPzfmKqmF938J/SmkJsmjhJH3c/Q08wbR8yMP+A5/WpkhxZUliG7qPzqu9vkccH1FOwrgluwU8mmGNcBT268VhU0NqZRufD1reEu6KhP8UaBW/PGazPCUF7ceNdT0lJbm5gt4C0cbsWxhlGf1rGFS7aNZwskzvjoN8gybZ1HvUR0u4HBhb8q1UuxFina2SajC0lsomjDFC0fIyOCPwqC68CC8+cWqo56MCFP6VspOStJXMnFLVM5C9+Gniw30q2k1qLYH5GllGenPQetQ/8ACq/ExGZtYsYsHOfMbI9unSj2aQuZsZ/wqybGLrxTaR85+UE4+mWFPT4Z6GhIuvF8TZ6hAi/zY0Wiuoe92La/D7wVEMy69cSn0SZD+gU1PH4Q+H8Z66rcEdkjlP8AJKXPAfJIytHlEX+lvucwHiPOA3ysTk++AMd812T6lc3tnbzXMvnMpZB5a4HAHT2z0/Ouei/fNJ/CVXuUYFJEwPeuq0GMN4ZXaPl8x8fnV1WnYdNNFyRCqK2PuoOPwqNLr7xMZHOOvsR/WsTWKuTm4jA3Z4Bz/L/CkNxHLwu7KjB4/wA+tCEU77atpIO5GK8/0oE+I9axj/Wp/wCgitIbkT2PQ7eGTHDL+K//AF6veW+wjav1zXVI54mfcI4ySB+dVTjupFUiWSwlQ2OfyNXxsEfJH50pDRnXSqW+Qg/Q1V8pf7tNCJ0tcxsQDiq0kCpligPHeuetsb09y5bYmhXasYO3Ncv4UHlfFTWznB+ykfL/AL6VhSa5jWpex6V5o65NDTADq35V1qRhynI+AZQugzg5/wCP64/9DNbGuyt/Yl2Y2ZHEZKsrYI/Glze6CWpesfBmiz6fayzx3MzyRIzGS7lOSQM/xU9vBXhtTzpNu5/6aAv/ADrnNrEkXhfQIpPk0exXHpAv+FakOk6fEg8uyt19hGKQy0lrAn3YIl+igUTSwQFI3dEaQlUU/wAR9qBNni3gzT9K1PS/JuzIGkug7EHgoo6Aep559Aa7Dxe9vbW+nxwRiOEBlVQMADiop+7JMHqjhNQdkiMkQBOejV3PhF2l8GRM4AYyvwDnvVysJPWxq3C7YifRDWbCqy7jIT1qb6GsU2nYdHEuMDBXH+NSKhVzgbQx7UlcbSTsirqKkwsfT/CuH0df+Kj1vj/lrH/6CK0huZVNj0S0IyBz+VaZQbSef++TXTNmEFoZV5gEjn8qokrj7w/OtI7GctyS3KGQfOv51uC3/wBHz7VM2XBGJcIDIR1qJYvmA/lVrYg04bcfZyefzrOmhB3Dnmuaqb0yC0O35R24rnfDJP8AwtHXsHH+j/8AsyVzU92b1FojvXuAjKrOgZzhQe5xn19AacWJxl1/CtuYzscr4HIGgz/Ng/bZ/wD0M1q6u+dLuhu/5ZNx+Bqrk2IdD8exW1jZ2UyT3LsAvmghdox0wQOlehRRs1vk/N1+Y9+a5Kcm3Z9DonCyUu5Q1OVoUtvKO3dIFbHetC25toyeu0U4Nt6ikrImryPxv4ieD4naXaJMVjt/LEg9CxPP5NWj2MajsiD4eWWlTaTHdX9+kS2m55E83YSSSQSfTAPA61qeML7Rrm0srywuYpIQ7o0ik9eOOfrUpe8X0OH1SYSaeTBIm5z8pJwDjrXp/hW1W08H2ESP5m9PMZs5+ZuSKpit71zVuI90TgDnaw/U1i2yMrMrAj6j3pW0NYtpOxNbZC4KnnsRUpUepzmjYTV2Q3iZtnBOOP6Vwmir/wAVJrg/6bR/+gCrhuZ1Nj0KBNsqAVvrEfIz7VvUeplBaHL6jJicj0qKP5xkVvHYwfxE8afONwreFmn2TcI16elY1WbU0c66KJWJUdfSpPKU8gVr0M+pp2luGspDj7ue9Y5G8NjuK5amxvDoU7QZDsBwh+aud8IkP8U9ePUG24z/ALyVzUpLU6JrRG/4k0zVrjW9HuLGFTb2cvmTMXA6kAjH0B/OtdtUt1PSTk45Q01LUizuzmfAmJ9LlgRv3hu52AI7bzWlq7j7BcKCDuhfn8DWy1I6HD6Fd3N1d6fbW8e5yBvAGGUdNx/nXvtrIP7OUEgtt71x0IKM5WOzE1HOMFLojI1U/JbdeJh/Kta1/wCPWL/dFa092YT2RISBXy/451d7n4jajdr8vlXOwd+Ewv8AStGc9XYfGs8WkqFUBJW5AYc4HH+fer+ohYdB0u0T5nYSTyAvwpLbQB74XP4ijldzUzZi7eTHuUCNAAN3c8mvX/C0sQ8P2MUU6OYzJuVHBx060NDTNtm3SO2epJqJmzGRnnd/QUgHZyeTn/8AVUsdzsGHO4duMYpiIr2ZZbZ0AxnvXnmjIv8Awkuvd8TR/wDoAq4bkz2PRo7dMqSoreEEP9nl9g4FXN3JSscLqAVpyQoHPpUFuwE4U9DXX0OV7m3BChYfKK6ZIoxpDPtXgY6Vy1HqdMFZHH32xCeBkn0p9jGs0GcDI9q2l8NzJfHY1LIxx2V6Gx8q5GaxUH7lDnqOa55bM2juZZv7a3jnVj+8ycAnHesDwg8lr8RdQvLiPZbT223zWPy5yp/pXJBO8jok9rHoH/CSaQbtrePULdpDwFDcH2z0rBuL26nQAqvlqeCKV77Ci4yOO8E69NYarHbeSrxSXUi7hnI3Mea0Nc1m6UC3treN2aNvMZj0B4rV1VBNswbdizpOv3EqRzC0htWjQQOIhgPgfe9jg1qQzvdAIrr5o9Xxmu/DtSgpIwqN9ToxqKXVraW7YFxFIAy5zkAYzTta1n+xbjSj9rjhW6kELiRhg8dR71xezcKjizpc+ammjTl8Qadb6munT3CxzuAU3EYfPYfnXzl4o8NaxHr+oXM1nIIZbl2WTHBy2R/MVn7WP5oVaDVj0aTw1pFpZWsTRDyvtkO+SQ5YruAK59CM1SuPDcM9npCRwLDcSNL5wDH5gVDp19FYD8Kt7miMsaD5ccy3EkUciJ8pZsDcCwI/Er+tdv4c1jQ4tHithd2yXW4swI2nntnvUOSWgnKKdmzoQQSxHT/61UrwSG1lERIbtgZqxs5i212TT5LiK8ZmVcqNx+6o4/nmuSufEFyl4Io5Zf8AWfKxbKnI7/qK0ptGUnoWP+Ekv0jj2TMYwmxw0pbDDJ4/xqXSdWt7Oe+up33yyiN2A6scY/wq20k5EOXc1ZPiXeebmC1gSMHhWBY4+uRXX6J4zXXdLmjTZDOg+aIgnI9RzXLTrOU7SBVL6GZdXByd7qOewxVCS8SIBxKPbkc16t9DCzucZq/ie/v5iWnkSEfciQ7Rj+pq/wCF/HN/pEv2aaZ5rGRhvjYn5R6rzXjOUubmZak07nXa7f8Ak3C+WC6nn756etYreLZrSGSG1iR3bG1iSdvY9cV2yrJrkRsoWbkct/b+oQ3Qm+0SiTOW3SZDD0Oa7dL7Urjw/BexEJuU8lR244/E1xOo6b5XsKl8R5/qE22XeJH3MSTnrmtRSjaWt3JIiM6klGb73b7v4VKvF6Ci7SZz9xcN5m7A9sMDj8q7qy8ZaNHp1ut0J2uBGokKx8bsc10UeVSbkQpNMi06fwor5hsb2Qly4JidsEnPat62t9MmnaaO3u1LDH76J1GP+BCt5YelXjy2eoe0sQXGgpcXKfZJ2QseY/O2A8HnOOvNQt4P1VcFb1355IutmPTA5rqhhpU4qMdkZOvBstJ4F23f2oXdzHJyS8dyQ5P+8DTbvwvqFzJG0xa6WIhkkuJjIykdDTVBp3K9qmrEUnhjUWuRcvbpPKOj52EY6etacOnar5Z86EsSe7lscfSq9iJ1Eyxf2KX2nS2zqGDjv2Pr+HX8KPFE8OnXEOq+WuLaIqo3Y3NgBf54ry5S5Xc7n8NzyrUNWnvrh5pnZmkO4sOAPwqkJyCxyxJ6cCue3c4nrqd54T8YpZW8ltqUrC1RNyykFiuO2Bk4q2njWK/ud9oJpIt2MYAU8ep7+3tV05Pl9Dqpz91Gdql7DfPJIsG3KksyfMQeeufWuXnWSdArfuY0BCkHn2xz17YqaMmm1ccijd3SQr5ET/MzZYg4JI4449Kq4e2tI2IA83ow/ixjP8xXXLSBzvctwP8AL0P4810HhhZptat44QWY53beflwc15snZ3CK95HX65ttIVhaaONzHgkSYOeMfTmuDvbxIw6BgWz8rK59P5f4V00Ksr2ZvOSsYsh3Qr+/hDc5GGyc/QU23mSG9ikn3TRKwLqrY3DPI56VrOKb0Oa522oePtKvISiaDOpKkZN5wOMdNtc4bi8vz/ommylSc/Ipb+lLk5n7pbqtkieGvEF4wZdLn+r4X+ZrcTw34qltEt59TitYEUKIjPgAfRRito4KdR+8jF1Uuoi+BGfm51pSe+yIv/M1dg8DaQhG+S+uG+qqD+ma7aeXX+I5qmMhHqa9t4L0w/6nRfMI7yOzVow+HXtOYNJhiI7x24B/M11Qw9CDOWeMqPZWLFpZXVw4EomjHPTjp9Khe2aE7zECwBPzc1vdJ2SMG5VKfNKQ2LU5UCNHaW6HHJ2E/wBaQ317IeCq89sjFaqK3Zy8srJRdjSiW6SOKWZ9wc424FR6gLqAweXIGEzbQojHy1gqic7dDslQlGldPUbML+K6WBAsg43OI+lVv7cEG6NgfMRiC2OKuHLU2MK0quHer9Dl38C3uP8AStc1iYdwshx+WTWZqvhW007TJ7iD7e10gyrXD9sjPGB2ryqtBKDsfRc7e5xpuRvUAKSOSD3oE5ZhjaeORn34rzLAdV4LksItZiuNSvIbaGMEkvzu9sd677UPEvguWJo31tjwRiK1bB/SphHR3NoTjFanI6jrPhl7e6+yaherK+Nv+jAZweuSc/jXM3mrwGTNpJNtIw3mADufQn1ojT5dhOoraGTJIJJfMZdxB6HkVZutTmu4Y4njhCRjC4Tp+ddHO7WZk2yqskijAYge1aFjpeo6gB9mAYHgAyqufzNTGnzOyQrm/bfDnXLgBpXtoQf78u4/+Og1pxfC1+txqgHqI4if612QwUnu7EOaRbj+HmjW5zPNqExHooVf5f1q7F4d8OwYEekKx9ZXJz+Zrsp4GHqctXFxhuX7eztYMG10uzhI6MkIz+dXjFqJOHZ046Eba6lShDTY5Hiqk/gRJHpU08cjyTEhB7nNV1sAFzsbPuKfOl8KJ9nOT9+W/YSOHB5jHX0qKxZxrVzknAQgDPTkUczkpXBwhBw5V1Llz9oa5tjFI6qrfOFbGR1q79pl/vH8TWb2VjVU05SbKFhczNbs29vvtzn3p1zKzRPnnANaP4zOEV7JFO3ilZIybeTGABtUkV0y2VkYhmJcj3NZ1ajTXKzXD0YyV5ojuiipCu3gMMVKIIJmieXJVBlV9D61hGVlc6J03L3TQBtP4wawJ9CsJbqSUI5DOWwT61rQbi20YYjD+1cVJ6I8km+I2uS/dMSfRT/jWZc+LtcuwQ+oSBT/AAqAK8qWKqPbQ9BRRky3NxPgSysw96j5Pqawbb3KCl/GkAnTuaOcD/GgBe/b86OOeP1oAXPsPxoB4xg8elAFiC+urY5t7iWM9tjkVpW/ivXbUYj1KfGf4m3fzq41Zx+FiaTNG3+IevwP89zHKP7rxL/StSP4oXv/AC30+2ce2Qf610QxtSO+pDppmjF8T7Tb/pGlsD32OP6itez+KGiAAeXcQ/WJSPzBrdY2ElaSMpYeL6Gxb/EXQpxtF9GpY4/eRlatprWl3YxFf2jEjoJBW9OrSfwsylhl0JVgDj5HjYexqjDpVxHqU05ClHUgYb3FdEWtTKdGV426MtG2k/55k/jTTbuOqH8RUmjTM7T4v9Hb18xv51NcxEQucdjWsviOaD/dL0Nq0slis40QNggHk9yKd5LRrtxXE9Wd8XZIikhZ+D2p6LtUL1wKqMLspyHbazda1ux0Cy+0XkmM8JGPvOfQCtpSUI3fQjVs+dec8j6UmCT/AFrwDqHY69eKOM8fyoAXNHb60AJwOMYpelACd+KUjvjHHPpQA4YxmkHTueKADjJHB/GkHPHIoAcvoTnHtTshc7u/egBDtJxg9PWgsB0478UgFznnPOO9Hzddwz60CJ47+9hcGO5lT02uRWhbeKNZtYdkOo3C4OQd5NaRqTjswaTNKD4heJIB/wAfgkxyfMjB/pV+L4q62mPMgtZBjrsIz+RreOLqInkRqW/xYY/8fOlIR6pLj9CK1YfiZoU6YuIJos9VKhq6IY5faRnKkmXrf4i+HX2gXk0WOgeNv6ZrbtvFukXK7otStGHP3m2/zxWsa1GfUh0miyt/bXLZjuoJM9Ajg/yqUDPTkV0RatoFrHM+JPGlhoQeBHWa8x/qx0X6n+leO6jql3qt41ze3DSyMT16AegrzsZW5nyLoawj1Po7+w/D7x+X/ZOnGPpt+zJj8sVg6j4K8GSu2/S1STofsxZP0BxVyoxe6BcyObvvhz4blUm0e/gb+H96jD8sE15dqunvpmpXFqMypE5QSBCMiuarQ5VeJafcoevHWk2jGAxB68VzlC4GT8xzR+JxigAPAxge9GOxA6Z60AKFA5BANKFGB1OP1oEHfIHQ46UA+oJwPwpDD5TyR34OaUDBwDwOnFABgbsknA9KPk3cZ5oAQbTz0xTgOQd2RimAvHc89KTBwTuBxSAMnd3Of0oAAxnGOwoELs47ZpBjA+774FAC5yclT/Ol3fNwMAUwFSV1KmOQqc5BBq7ba1qVk26C/njI7Bzg8U4ycdmBSlmkmkaWRyzMcksckmm/w5GfaluB63a+P7+MYu7eCf8A2l+RqoXvjC/uSxRYYVJ6Bdx/Xj9K9rlJMq51y/nUrLfTbT1UNtH5CsmS9hj/AIhTukK1zNuby0lzmBSfXGD+YrMdk3fJwvpXBiVC3MkWk0NOegGeKUEE4wSPYVxjF5xzjnuKBkHgYpAHQck+lJuXqDwenvTAcCAcZINGSGPcfWkAY3AkdT60qgKMnOOfpTAMBunCkcYNAAx0b0zQAEDPAJz3pcKVONwoAaqkZG856A049OvWkICBuxnkD86UjgYODmgBAM8nnA6mlxz2PHpQA1du7YRx2NOwhH8xQAu0beOM+lNwNpJYkj9KAHbe+Q2OnemYYfd696AN6XUo04BzVGXVXPC17MqltgUSnJeSSH7xqs8pb7zf1rCUy1HsRlz2FRiWfOGZzGv3VzwPXisJybRbVkSoS+CvTFODEHv1wfauVmQ/2YDkZpRjoW56gAikAYILYOO1IEBXYQ2Ac8Hk0wHZ4bII7cUu4dto5yefrSEIc8HBLZ496XIzz3NAwO1ecgdz60BTHjGc/pQAuTwB1Jzj60gDk5IA+vY0AIMhmOACSOOppfmLAbhnHOKAH4GTj64x7Uh45wT6/wBKAEDAKTkr6jFHHBJxzycUhDeuSzcjsR3prqzH5mAx3poYu192AwC9lIqaGGSWQRIV3HpuYAfiTwOBTA6BPCmLRbi41C38uaQQwyQvvXeQTyew4IrI1OzitL+SCG4Z1ViCWXBUg9PeqlFR3Azy/qaZ5gHQc+9dbn2NVHuMaTIxUe7npioLD5j0zTlU53E8Cs5S6GcpdCVTg4IK844pd2CeBjdg57ViZi/LvXJOT+FLtDYGcDNIBygbcnjPHNH8GScc9CelAhrgoAApJ6gY49KMYJyScHknvTGDZGNvTPJ+tL80m4k4P86QBu3KMN82Owp+1+WyOnYYzQAbTu5wD65p0UMs0vkQxmSRjgIo5JoWoEl1aS2VzJBdRNFKrYZW4x7U1VDcjuOp9e1NqwhNmSBn5h14pDkAt049KnqA07uTxjODhu2KTYpcLv57HFMYuACO+enNDhSuGVhR1AVlTIwOM4q1YWDajfR20Qlwx/eOibyi9298DNCTbA6v/hHEtrOeW11NLhEk+SLYV3YAJbrwQelc9rbz/bz5jhxtVlbBAwVBFXNcvW4dDn8nFNyM9zW7djca3GMkBc9uaeoj3E5OAM5IrKUm9iJS7Dsk7toyAQOnXt3/AM8VKqIhYBsg9cmoIJo4JJPljidzjHAzViPR9SdDt0+5PPUQsf6UrMQn9k6ggJlsLmPHrE2D+lVdsiyZYMuGxtYH+VFgDaSMA5BPINJyBkkEgHikApB7ttIHT1ppHJ2p8vXIFAEP2iRofM2k84UAVMjbii5HzDkdx+NU0Ow5Arg5BXA6/pTgMOQAduM5z7elSIVckkFm5z26V1+hz3E+nStb2scUkI2tcqu0xAjghuvJBHFXTeugmZOvXjPK0U6rNJG3E2SpbIB+nasRTls4IwCD35pTetwWxoNpkiaal8ZI1VmAwHyTk+g/zxU0Oi3MsxVGRsoW3BuP88UuRiuUJY2ty8cgXehI9c/jUeMHcARhs+v4VOwwiUS8qe+Txmu9h+H0VzptwbW7e4uSEa3fy/KGP4gynnsR+IralS57gzjbzRdS0sMbm1mRd+3zHQhXIPbPqOajsri4tLlJoH2uDlSvXP0rNpxYHXabFZ3lhJvmvIpdvmMPL4Yg5ITnk4B4+lc9rcqSyqtvHOIEXajXAwxAAA9sdK0klypldDndjO+ByPQdamCAbSf4eQvFTKVxydxyW5kRXIB6Ebjjv71ZggtmOJ5mRcFT5cRcnn0JA/WnGEpBys2IrrwzaQBf7Hvb+UfxXN0Ikz/uopP/AI9U0PiuS04sNE0W054YWnmuP+BSFjXRGkkPlXUt6Z8R9ZsfEdhc6hqY+wiQLNF5aIpU8HhQORnP4V9EPcwRWjXUkqJAqb2kY4UL659K0SsZzWqseU+JPjIILiey0ax810JUTNlt/wBAP8TXnun+Kr7Trj92i38F9IrSLOivtOTwRg44J96rR6GqpWWp1ukDwR4tm8m6tDpV5I5SJ7Zztz0AIPAPbpWD4y+HuqeFWF0WW705jgXEakbfQOO316VzVqSWsTNprRnHrLGhXkk85yf5UDdt+8yruzgHJ/zxXMA/IIG44VQCAP50jqpIVOXDZPT5aAGhdjcEYA59QOtPLFWycDCgAnrR1AXa2PkwXUYwa67TfEMkGgQWUu+fLkAs33Y/QcZHf17VpSlyu4h76dea60hsbSFIRhVVgcnJGQG6YXH6VyNwptLtoXJJUkNkEYx7GnUg1aXRgi1aHc3XKA7yu44YHg49DjP611IuAZ2ljIMmzAiVMDGeOp5I496UNUDMjXBKJ47f7C6NFHku38fcgen056VmLp99dBvKsJyE44X2JH1zipkm5WsNG34d8NXl7BJdzO9mIv8AUSEAjeGG4EZzwOxxXX6dqs1qTZ3Uj3k8bLIbgtkybuhwP4VA9TXVRi6a5n16El/xVFZXdr9hEYurmSTMURY5UHG5+oGQD39ax3+HCy20MMeowxmIZaRYCC2T9ecDPWrqUvaSGU7vRDp91CbK5t7lYGU7kmwXx975c4B6/XP1rJ8VtJciG4l2SHI3SRnt1xj05Hbsea5qml4oroclBbzXV/DBBCZZJBtWOPJYt26V614V+DruUvvEcpTPIs4m59tzdvoPzpU4c71E2ed+KraGw8d6tZ28Yjgik2xoOijA4rMMi5C7huJwB3rqjZGpft9B1u8x9k0a/mz0xCVB/FsCug0/4V+MNQAaW1gsFPaeYFv/ABzI/UVdiHJI6G1+A8k4H9paugXOSsUWT+ZP9K9TTw/Gnhb+wTdTPCLb7OJHILFduBnGP6UupDkeKar8KPFFpNssoIZ4wSRJBOEXAzjKtglj+NU4/hn4kvpMz2720Ui7m825QDfgc/Jk4p62sdPNHc7rwX8NLfRr+K6vLg3JgYSRRY/do3rzyTXpdzBDfWktrcoJIZUKOjdGB60cuhy1ajcj5S1a1j0/XL2yUBlt52jUkckAkZNUx0Xccc9u3+eK856FAsjMcYwDximuVVvMOd3J9/r+tLqBIXWaAJ0JICgf596aJ0xjnhOSevXNCAeJQyBlDEgZ4Oc9K0LS4LygSKCCMHeMjaepx34Hr2pp2YM7C48U2NvZrZ28IaCaEhtrhDGWJB4APbnAz161HBoGjTafH9qIs7maPzATITlBn5sHjJAJrs9yrp0RLujCa3sVjMdqbkkyALK8fDDOOnp3ruNO8NW4t4ruG5Wf92yklMZYA9yQRj/GopU05WTAw9Rt9dt2kvr14vPTHmJboB5aEHBJHUc9vzq3pfjEWVmlu8LOUjZfMkl3bnBJXII4AycCjmlCXvD63Rkt4hlm1MLt8syHEvkIEaRyCOoxnJ/vf/XqvqaXtmqmaGPfEoDGMnJXAxvHYjkcUlNyQdTrvDN1cXujSTX89vIskw8tXlPmCTjgE5JBPvVm/wBX1mwE08Eto8dwf3aoQXhKnBXB68g/ifz3cpKCl1GjkrnVbZ9XhvpbeOGYzK90oG/cOAWAPAPXj3PvW/PLFNoU17Zpp8UUjFHmcFgMnO0pggEN3z2/GsFZ3Y+h2vw/8Iad4ctUklaGbWGX96/BMWc/IP8Avk5PfBruuoxWsIqMUiGcxcfDzwxe6rNqV1pqTXU7bpGdmIY/QnH5Ctmx8P6Rpi4sdNtrf3jjCk/lVeg3JtWLgXaxVECgdMCnKHDHf0wMUXFbQdxSYpisNZNw21UezLH7px9Kaki9bDo7dkGAuKbeTCztmkbG7Hyr6mqunojNxuz5T15vM8Qak/Vxcuc56/Mf8/hVIGPABOMnJ4+uRXnS3ZoAjBQ5LYIwD6HnvQIPMi+9tz34zj0/QUr9RkhIRQc8jjI7jv8ArStbKCG4KkE8Hk+n5Yqb2ELBEUBCthMZyR09acq3HnRKq5B4wOMHPQUXTYFuO4urK5dYpxG6/Kejdf8AI/WtOWCfUrwNLIBKQMnftjVMbSSf4QP61pFu3KI6CTwpqMWn2ktvEftDymMx4LE8ZDBgSCpHpVmTVoDbS75rea5igEhjZCqLJ3AGfvYxnt9K6Ypw3Dqc1/b8uoC1tBGGDBYmUkkkZ/hB4HWmXWgarb2iXEkDYeFpHO8DZ7HPGaxmpzu10DYyFlkhO55GQhCpbHzDjHPr1rYfV3nVZEAlMbKJO5K4Az9DznNZwlpYY1NaktL4z2MaJHE4mjhQ/KrZxjH4E/pVpZX1O7uJ7ySVJbpcmGADABbJwTjOcfrWrlpYPNmXezlVWCfaEQ5STeCXAzwcE+g71t2WuR26PZwxEpLFkiBeVIHcHp6+lK7TuNLQ+h1VV+5Go5zwKkBauuyM9R3NO3kClYZTub4W7ZdGKkcEHvRbXMt0PMEe1SeOeMVXIkrsbelkXQDjmnVmxIeOOaCaRqtileajDbAqDvk/ujt9a5y9uJLgmSRuew7CtYR6iPm7V1I8Q6h8vW4fBJ6c1TwrFC3yge2RXny3EODqjMPm4BOByKkJ2o/ylcYBz0NSIG2M8bBmJI+dWoTzBPGS4MYPQYpbgTMjiFZDG6qCV8wD5e1TxbU/eGIsgIPzZ2k5zipsBtAWxC3Fzb+WHC/KoGcZHI9fy9K6CSaHUYkudImt/tAXzLr5CGRTtBLHpkDtXXC2q6k9DotC1xHBsrTaZY5C4Y4VWjz1wOjDd06HA6Vh+J7n7Dr0Qt5cyXKkSRXAAjiIbIYHkev+eK6HO9O6BamHrP8AZ8UcZE7y3kziWVlALDhfpxnJ6Dr2rXsNXtBqdqs7mSMR78MMxrjIORjvg9xWd0pWBoqeK5LDV4ofssUUTpvJKgAsSAfm7/8A665G0e4R3jQOICOitjd7fX/GsaqXtLxBO5dtLZoUjuxFE8KKw8t13Hrj5gfXr+ddO114bgMkMsoZFBC/MyqOhwe4A7VtFRS94b1MEaba6nfLjzIkJG2JSC3Tnk49BWta+FZbN0mtJRKVZmkCAbsEjHX/ADxUKF1dFdND3Oz1CO4VdxCyY5B6H6Ve3CuklqwuaM0hChEI+ZQfqKfkcUmAoNI8scYzI6qPc4pAU5tbto8iPdIfYYFZNzq9xcAqG8tD2X/GrjDqy7lLzO5qC5l+QjNWHQ+edZJk127fjmZiuTwRuqtlFgUM27GdwHb/ADzXmPVgBURDYQCD8vuaV2kwA3Rh+gzipYgYkTBcqI2Gc56A04sGURoy8nBJPAOaEB28tvpmrRWemQXRmWxgbzmiRYkJGPmOT6gDPOeKi129hnkgia3tSY23MIHBDDA2/d698jjvXW1HlbXUkzYtUeG5TyYgwiUKEYnC9P8AH+ftWlNdyPcefawqiSW/z+X8oRiMlTntx07VN9LCaSNjwyNJuI/9GWZb4BvNY/dYA9OuD2rK11re9vvtNq0l61ygDmbh4z2XtgZP0461b5XTSQ2czbCaO5cGN45Ym2t83IXkY98Edvar1kQ9yxe4MUKN8y4wI2zxk++RWaWupT0K7zB71oVUMyORkNkbc4yD/n8akto5rlkQW0rjeOEA6EgZOR9etK12SXG0nUIpLotFNEUIBE8OxM9fTjoP09aqQ2c9tfQxyxCfzyB5i/PkDn39uo/+vbi72GjqJtChe0jNhtS5XBLvwVUfeGeuazNJ8SCK4Ezo8zfOrbflwgIx1/H8utXUXs2rbFJn/9n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ItMTJUMTc6NTU6NDIuNzg3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291 Viviendas en Los Molinos</text:p>
          </table:table-cell>
          <table:table-cell office:value-type="string" table:style-name="ce1">
            <text:p>Ferbocar Construcciones, S.A.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data:image/jpeg;base64,/9j/4AAQSkZJRgABAQEAYABgAAD/4WJS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4OjA0AAAGkAMAAgAAABQAABEckAQAAgAAABQAABEwkpEAAgAAAAM2MAAAkpIAAgAAAAM2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Nzo1Njo0NQAyMDIwOjAyOjEyIDE3OjU2OjQ1AAAAAAYBAwADAAAAAQAGAAABGgAFAAAAAQAAEZQBGwAFAAAAAQAAEZwBKAADAAAAAQACAAACAQAEAAAAAQAAEaQCAgAEAAAAAQAAUKU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BfFPi+USMt6ECsVAaGPJHY/dqKTxf4uhYLJfLk88Qx/4VhzNGqihH8beK0GGuSvH/Pun/xNM/4T/wARL96+/wDIMf8A8TS9pIOQP+Fha/8A8/3/AJAT/wCJpf8AhP8AX8ZGofh5Ef8AhS9pIOUcvjzxGel+v/flP8KafHniQH/j+BHr5Mf+FP2jQcqF/wCE88S9RfLj/rin/wATUiePPEH8V6D/ANsk/wDiaXtGHKh58ea8AT9tXH/XFP8ACj/hOvEBGRerj/rin/xNHtJByoU+ONfUndegY/6Yp/hQPHOvZ5v1x/1yT/Cl7Vj5EA8b6++cX4Hv5Uf+FIPGviI/8xJR/wBu6f4Ue0kHIhp8Z+JwM/2gn/fhP/iaWDx34hU/vbkOD3EKjH6Ue0kJwLf/AAnOolQP7RcMfSBM/wAqVvHeobGAvssBgZhXGfyq1UJ5Sq3jvXH8sJdtuJGSIo8Z9MYpy+OdeI2m5cOcjJtlxn06U+cFEdB4z15wA2o5IBLH7MoAHQHlR3qc+Ltf80qL9FIG7DRpn9BRzsfKhh8WeIzIQLzjcMYgTvnjpkUw+L/EUTYn1FIwcY/dR8fXjP6UczFykX/Cb64qcakzuPSCMA/T5aa3jrXcZW+IORwYYyMd+1HtB8iEbx1rvVb7844//iac3j3WcL/xMCp74hjP9KPaMOVEP/Cf65lM6iBx837mPj/x2mnx/ruGI1RfUfuI/wAulL2jFymrDcIkAhazIjThSF5I9c1UaaB5mV2Yr2yvI+tUIUQ28qmTJDdiOSahvbmGH93bxh5gMM3VV9vrUuxXM0UFunJ2T20EoJ/ijGAMVt2ekaJqKeYLYxOOoWQj/wCtRy3DmMnVdHsoCv2F5mmLY2ZBx9TUL+Hb57YSsVZiwATaSf0pco73KNzpGp2h/e28m3H8AzUHR9rOVfrhuD/KpaCwCQhTvYhP73Bz+VNLD+GTIB9DxSBJi72xy5JpTMpX5lOfrUjsG4EYwefUVCW/eMQx9xnFArsdvCjh265BzmnefIM/vOtIdwWYADIBz3oMwzyM+hAoHcjLL1A5HPSpRdTRksssgJ7Z/WquxsWEyswKA8HOC3GasbLhJS7OsTEYyD1+o6fpTRLsRuzKSTcOzHrkkVUkyeVcgfSmxpAIHYf6xzjrzSm2yeTz6ZqR2AwjjHPse1O8qPGCgBouAnkxddv1pojG7BQFfpg0wsP03X9SmeO1jnkZiQEV0BQKPU9cYrQhvheXMtzb/Y5DGi75JMoE7c7jg8nsea73TtscikyymvWEkEryRzQsmdzIhKD6HkU2w1CG7thcpIiwuSU8zgsM4JrJUt7lc5tRaW0sauiI8Ui7lYMOaSXbZkRb1UngAnqazUXsW2OVsnfGVJPfg/jVqK+uIW3FmZf7povYGPbVEfLMXjbPOMHNMaayvzsubNXypILgE4H8qTsxp2M+90DSVtvtG6W3Z/uRrzu/A8/rWBLpb7y1tIsi46MNv+fzqJWKUiq8UkQBkiZQeh//AF1C4bkhsezVm1Yt7aDhLLs6LkDt1p4ckbjwMdNtTcBzBWGCinPNPEMfQqF47UwsJ5S7emfrwahlDg4CflQFia1twTueMtjt/jSXwWK7jt44FkmfgANjB9K1prmdiZuyKUk11DKN9vZrjhgLgZ/9CqGa/lBG+ykcHndDNu/StnTXQx52QpqUTyskNyiseRFcgoR7A9Kla6ERVbhWhbsxOQfxrOUGjSMydJ3GD5gKN3HNTB3zjt6ismrGiHcg7expDtA7/hSAbyrYGMe5p24d+3oKoDhntbvTbaznt5p085GWTBOFbOMcdsVprNfLpNwLa+jurdCss0TRFGHbPuBk9+9d6vucjsZ0OtbFDGOVATgujcE/p/Ousi8V6UmhQW8LGW9RSD9pT5eTk49Mex6803K4krESeILxLkSq0kK4+ZLZ9qt6HnOP8/U7Hh5by+lur68v8jcojaRP4sjIxnAAzkn3p8qWqEmbVlqxg8oO8d0s2dsUW3ggkYHGT09e9dGIILq1jkii+VhkYbaR7VzTibRdzMn0+5jy2CyZ7jOKhgV/OZgo3YwP8msluU0OlSWUs/zFumTzVOe3duWQk/TFJ6jtYqCWYXBg2kxkcs4zRdWUB+YNsyP4RTaurCVyte6Jc2qK6SRyg906/lWePNztMZNZSjZlKQokXft3EH0NTo2/gkjHrSaLTH7WCgg5JHcZq/p+kvcDz7hvJtxzuI5P0oKL91BBa6a8jt5Fv1U5ySfxrl2uS7/2i4ICqY4N3Vjzk/hkn8q6qENbnNWnoZbAN2H5VH5EedwGD6itXFHHzsguLNZ0KuA6+jdvx61Uie/0rIt386A/et5uVP0/yKLXVjWEzQsbmwu5AIZjYXLHBt5TlGPsa0WuJ7V/Luo2jA/iI+U/Q1zzgdUJlpZN4BDBs9KRmc9OTWWxruRs3GSAD6GkLtwCMD3FMk83ilRExFezQEH7kinH6Zro9LtNduVkTTtNa/EibHWNNwI9yvSu9Xasc3qdCngO8j0KQasYdMjSQzhfPErg4wRtX27EimaP/YekQ/ZdasLy5Yc7JQgQKeQeF3dPenGKE3Y6W1g0qWOGbTtPihV2UveRp++ChsYXeDxgY4HasLWriyi1FbO2uX8lyN8ZZcMc+npSb1sGrRaunsLKOJ4bmNbqAfuzbjHPviqml3utXV+zWd5NDDtHmOJcBWAxnD/Ke1ZVddjagop+/sdN4f166h1O5h1e+huPkGwpEVYY67h0xzxjPfOK6hLuxmQb3iMmOWI25/Os5WQl5FS9ewEcMgnCq8ohV0O75j2OKmls23oqSqkhBwvXOOvGfelYtPQT7I6gCRVc9yR1pn9jpdtsW1Lt6KKEN2K+o6RBpsS+ddRQsWx5e8FgT/Ks29iitoUupYhNCjDOE5YAgsMnvg1Xs3IzukZ9jpqarDeTmxngVRvgDn7w3Y4454/UUw6dLa/eRzDkbj3A9RWLVtDW1jorXTtOhRXgDyMeQZR/IVS1TXLSwDLIDLKv/LJen4+lEItsmTscxeTXGpMt9qbmK2B/dwr1b/dH8yazLm6NzLu2hEUbUQdFUdq7UklZHHUfQhyRS7qLmNhQx9aXhlwQDRcaKV1p0M4yBtbsR2ptrrE2lgW2pxG6sm455Zfof6UmuZG0JdDSSCOaA3ekXHmRZyYz/UdjUltqSs/kyLtm/u55rkcTrhKxbLLjnJ+tRMR6H8Ki5Y/RdV0DT4Y0uNBhkmA5uZT5xz67W4//AFGuluZpru7tG1cs2jgb/KjDQg5HAIU/oTxXpTtE5Ity3K//AAlGl/2vJp0EMcUJP7uRZQGUYzyDnjtWTrdxo8jTTmUz3GxQp25UbQAOmOwrJe7qVe+hzMuvyzWirCzvGh2KhO1R9BWbd6dqN6LeaWJYZAzZDnaccEcdfXtU26sfoblta3t5PHFa2ktwxIyEUnH1rWMeqXV2dOlkNtMYwYoSpRZCei59T7+lTe2xfLpqSaHLFDFM4tphdrIT9qUkhI8dDjuTmuoTUJJrXyZ45H3j5XjyHPpj1rJ6yLOTUhrKGyuLo299DO7vG5wynYpyR+Fa9hc66rRRkrcSNKNs2/aQhxkYx/WuilHe5lUa0sd34gF3Y22nzWarteISTO4B544IJHHJ6EU2+v72W18q2uIzlQMINiNx14ycZ9c1MtNhxVzzkWfiFfFFuupvuhHzKc7EIz2OP6V3V3rvhnw/YI1+0V7dx3BjjSIB2XOMnBPAwOtWmkrR6kOLTuzMuvHelaneebbXMMPmKoWG63RHBJ284xn29KnttRXUNPa6jtzNDHJ5cpiywU5xxgcj6Vkqdr3NZTvYrpq+mxzGKMyLMPmEWMk4/wBnrms7UVvXvVXSrA3Emo24Yh0boHxnb7FO9VGnbVEuV9GM1LQNSm0m2E0StdJI4kKY4Hy4HvjBrk57O4tXKSxOpH95cVMJ3RNanbYi57inpHJLu8uNn2Dc20ZwPU1dzmsNp2G69qLhYQ1FNGsqFHUMDxginF6itbUyI5Lrw/cfaLU74icMjcg+x/xrrIbfTfF+nC509hb3keCyd1P1/rSqKzudFOV9Coz3FkfJvUcuvUhfm/8Ar1eieKVQ6MGUjqp/nWEopanRGV9GV9e1ewS4UobdgoH7wRYZj78YrEvtduZXDKJJmbBBdievtXRZsxvYpTafqDX9tdyReXlFZ/MIUj8DzWksVxcTpBb2ktw8h+7GpJ/QUmNK+xaEXkWayRosMIuDCywrhlfAznv096muIraG4voYZfOg2gQXABBBypLEfTcKm7ZSVjp7qbXj4bWc3NpptiIcoqlVacY6Ac8n8OtZtxHcSw6VdW0w86GAYBboVdsfzFZw30NJarUl0a4mijS18i6MtxcDzok5T0B4616Zrn2jRNJt7bTISqzRtuliALp07E5PXsc10SgomCk2zzzUvAqXNjFdWzYupuZ4mDjKZz1bkFsc81nXfh/XbHVzJpEF59k37o1jfc+M7jkDPJOB7CmqiuHs3Y9J0a01W50iyfXpVN2keMBQCgP8PHccZ69Kt3F5YaY0aY3SyZCADczEDP4VxVarcuWJ106dldnC+NNSeS4EjwFfKRcKx55xn+f6Vy0uowNJJFNu+Q7fnXeOamneOxpJRa1RE9rYTyb9ihyDgxuVPTHfI4HTjim2mmJbTo0V7NAiyB2GzOQowgO0jPvxzXVGrfRnNOjbVEVy+txaxFfwMtzKqEIVO4scYxt6jr6V2Wl/Fu40m2On3mjRmaMFDOGKHAyzEqRyMk4Gec1ro1ZGDTTuxdP8Z2+qSlYL1oZCdxS5hwMsScAg4/nWzDqb3UE0xtg8cTBZYyMMM5xgn7w47CsowsrM0cm3cxbm/wDDUtwsV/btaStghQu0sPocH9Kyb+2lhjuJtItpYgT9mfzlOSXyBtHfIB6VcaelzNy1Ltp4X1ZdEnhuIoxcNJG+3uoAbI9jyOKyZtI1G1PzW7H2x/jWSle4TpWKrxsj7Zo2jb3GKZJGU5BBB6U09TJxIZ7cvEyTRsFdMgEYyDXO2Vzc+G9ZW5gJ255HZ17g1svejYIux6dqUUPiDREvbQjfs3o3cjHINcho9yA8tsXz82VyME+tYW91o6U9UymPsd62ZYnk8vpltgP174/Kta2tWfVYbHdFYSvHlcjbhdm4fN15GO/ervZWJSuyvHsaxaRlKXQnGAx3Bo8HP45xXYX3iS7TQba50SOGwiaby5IkjUngKcg++T2qGrs0jKydjG1FbfVIUkskK3jxRtIiphd+WDk+5wp445rZsvC9xfTz6jKkGlaeIdk+6QH5ABuKr1ycZ6VajLdkuS6GzFL4ehtkj0az+1SlNsV9dDz/ACj0HyLwvtnFcZP4N8QNrE6yzBrqQlnkWT5lJGTuHUEgAD61cbIh3bM3T9f1jQ7yABR5isGYXKHG4nOCfQDrXrmla5eeL9EtLprJrVE3IoD5WVeBk5HGcdKKr924U462NK30uCBcNjb1KrwoqOTWLK2kSCACQuxQiIcAjrk1wSm5aI7YQs9TLluNQujN9rmSGHzTsWI9Y8dCfWoIXeCGzh02ATDYRE7N8q4X5ST6E4FZN3sjqUeVPuc34yGoi6YXAVpNq7FXBGMjP67q4q6mlV5fMhDpv+XHUitIKJn7xWuJY3aNWyCDlakt7jU7bm0uJ8O/IC7gfb0rohfYyqKLNBtXuVZVurCGVS2GwvlsPfjj9KYdRiMMwk3pEj7CrDcv5VV30MXFIu2t2tpBIkVvbhJjvYquxifqOP0rOurM31485vJUdip2sueFGANw5x07VcZ9zOVO+xRk0/VfO8/ct5KvzKEfeWfP90/NgD2/nXqHw68RylL59Zt4g8bqsBMZViyg7mOeAPm7etaOXu6GXK+bUpXHjqzN/dhNRaJ/tJj3PBujdv8AZ2nOOOp9fetGy8S/2hcQwRPaT+dhYzE5fc3THAGO/X0rKMbaMuTT1K1zqthHMFvYUCNgZkTZzx64Bqu48P38bLHEDKQSqw5BNUoPoQ2luc7daZq73FuipFLCBsHLblVQSSQe3X2rY1jwZ9ufKlIwAPkVOhwAenuKblyOwKPMrk+lWI0WOS1SF2Rn3ZVjgH2B6fmaym8PGPUZrtCfMdiwwCMA+1ZuWrLSI73Uf7T026stL8NraabEd8k6IcnaepbGP1NZr5afT5rmQywSqocqfnRFOzb9cLx+FTFWXc0lqzRsNFvr9dRFhZPNZyNlZ5F2iFFO4Et0Bx1pbG/0pNBksp7xGlWfcQVIXaMrkN0wePSqlB2uiVJJ2ZPBo8hjebTrxoxJ8p5DAfT0r2LSYFPgkxMEd1iO8hepxmt5/CYx3ORFkIdVa9ijG6THmEPjOBgEgjBx+FVrjSdcurt7i11AXZL7zHewh1U5zwwwVrmU9NTo5dbmxZ6LPcIH1uKykIB3QKDImfXLY/LH41aOqwiGFNPiEsRDqhRdqJtHp6Z47VjObm7LY2hHl16mdflr/TFTU5NgBDOI22jINQpOPNEdtASpkZZW6bT3NY2ut9DsVo201IpbaJJGkvZ2m/fF4k/u8H5cDrxmpFE08VsLeX7FA0Z3kja0Y28Y9CDz+FS9h9zifFksf9sTwRXRYCRMuwPJ44/+vXJyeduYxyh8v0PYelbRfdGCT6MZK/7xVKZB/ix0qjdtMJlaOUow+7tbBrana5nVfuvQv22r6ulxHbyzC5jbjbOgcD6Zq7eTpHEu+LzFZsEDtVyWqMIP3WQX0tvLEkMjFQT8vOOf8movtN3Zztc29yQdu1VIBApxuEtdi5Drs0kQ+2afBMcZLRjyz+nFObXoDHD9ne5gVyR5Up3AN7dv0p+grWIHSzusKYYm2Fj+6bYQzdTjkZ6du1V5NKiyGt7mS3ZVCLuXIUdzuXnP4d6tVO5m6a3RL9n1i9mjtBcfaLZ5d2xZgwVFHoeRxntVzwcyWes3HmxP5oTaqKuSBnk4/KtI8q2Mmn1PRtW0gvPZpb3Nzb3c0W1zG2OM5wy/iOKnuobmzupYYrxbhI/kBmTliOrZHTJHpWNRq9zWC6Mxr/X101UW+t8zSNhFhbfkfof0rbkg8oqrnbKAN64ztPcfh0qWla6KW9jGS28S+Jr1LU3sdpY4xJBBFk7SOnHX88V01t4T8PeHTh7GXULxQCTdEBBkf3f/ANf1quRUkLndR3Kt5q974k8zSWt57ezdhB5ceIcE9MjnK/jzjpXIXXw8Sy1V7SS6YWxGGdVONwX5BkZ43YznGatSUV6kON2ctLY6vos6hkubWNeGkTjcOrH0JJ4FeteCbvXbzwyjXcu2Ody6jbsATAABPU8D9aKslyXHCDcjo47CBPnf5yPXhaz7rxHAgmh0+Br2e3kWN4ohgLuP9OelcDk5uyOxR5VctQQakNVvJri5RrJkCwQhcFemSffOapx3aPaLFplr+43ujtjaEwBzj8aiyei2LTfzKEgWPTz9uIk28uQOvPFN8y5lkHloIo1kO4sPvD2/WpVmvI6db26kHmwLPIttGZ5TMRIRyI2x39PSnTmAfZm1BWklCMTbxZPmnb8wA7//AF6V3dX3DTlZxHi0xf8ACQXI+zeWouFUKDjJx1rlD5DNlS0bb/zNbx5jBKNhziTzQQR5eOR3rJvhEbn5nwfp0rWnuZ10+UfY+ZHdb7W4IUDna+MjpWpK84ZCihlJ+fJ/z71pLc54vQhuJYfPjjlTcx5U46VWv7m4iA+zM6Huyk0LcJbXHx+JdUht0+0RwXajgLNGN2PqOammuI7wpMLVYMqD5YJOD+NNqwU3fcqwPCZHmiPzHhjmhrueOSR0uNwIO1Tzg0bsbStoXNKW/wBcvYLGCFDJJkvIThY0HVmPYCvXjo+nafYWtnEBcm3BJuXzudj1IPVR6Ch3iiE7sgvZ4I2jnu7kW8aSBmkUfvHxzgepNZh8UW9xH+4eIy5xslbZx+WKpRcoolys2GlWCy67Jrt/IMRY+yxyYwr9myCRgfhzzXRxXdjeX0tpDMj3CDcVKEZHByD071Mo6jUly3J/hzYf2fqNzK1y8jykIyMc9ic/pW94nLQaxbSNC0lvIo8woRuGDzwevHvV1SaehgC3+aSORxPC+MJLGGIwcgg9vxzWlDp00iruxFH23D+lc8nZam6RdWytYUbeqyZ6mXBH5dKyNQ8RMIJ10qD7VdRlVw3yrycfU4FYOTn6G0Y2surI0kvZZ5JbmfKMoCxDonrUa3zWct2NOsxPehA3l/dDkkDk/jmp0ctDdrlhrua0NneHVjezXkhhMQRLb+FW4yfrxUInubqIi0gEEUcpR94xuQDnH1NJ2Zkr3sZgHkWJ25uSp78ljmmlHZ1a4m8sCTMaKfvegPrSutzp12G5lmaZIo/s6LIQ0hGC3HLD8e9TW8VwkduLJBPIseEnlOQOOpPvUsG9LnA+J5pn8SXgFxHKwuAp2sDhMdPqPSuXfzMqs0GSW6jtW0bIyi2ROsf2nO4iQDkdsVlXTj7UcxbhnnnrW1Pcwr25Qs/Je4LIWSQchSPfmtJ8tcKwmxgfMnrWktzGGw15JftCp5YMRH3vesvVCWlVTIqj+EZxVR3FJ6FWWSWFFUy7+OQwyKvvqBkTzAgGB0UVTVyYOxAJFKFsbQetTaZpV5q19FY6arS3E7hUVf8APT/CkDPXJdHh8J+G59JhspL2a4h/0y6g6ySDnyx3CA4+vNed2uta7ZXCLLeXI2hpJRISQFHbnp0/UVUbPczd0aFp4ue5MaahbhmkDFnToFHcj8DT3uNH1GBXgjEckhwoA2kevHSt42tYyle9zPeJIbxVtp2OTwRwQM+oro4IL6/vLG3N5JHFuZmlaQ5iRRyc9hgVzVZWlY3pwvG47wHqWtQ63b2lncOq48yZWXftX+FRnoen51659kuLl/NvJWBPXcdzfl0FPENIqjFtE5+y6dG0p2xqoyZHPOP8+lY1z4nJvLSKytJJ45yd0+MKgGRk/jXC256nXGNnYrQpefaZprm5aQOcIvZRnj6VTXUYftd1ZWcJ+0RIXb5MKTnpnual+89NjePuRV9yzBFc+as88hB8vaYh0z3P6U5b6ePUpbWytS115BkV3GELdACf89KTs5WQ3dQ13NaK0Y3lrd3dxi5EWwRK3y7sfMR6/h6UjLe3XmecwtYY5wUKnmRBng/U4ournOY0O0WbrY4BUkKW6bu9NVY1nTzC08zSjao52Nj9KnXVdTqeyfQ0F04jMmoTBY/M/dRqcbuDwfU4yce1WNXtI7nRLGC2MsMU4DTJG3lukZQ4HHI5K1cY3V3sc9Sr71keb6p8KTLCRp2oMVDb1inHQ9vmFcne6F4k0Nf9IjkaMd2HmJ+fatlKMlZmC5k7ozBqak7p7Yq3Z4+f0P8AjVWT7TNKZ4m3Rk4B6itIRs7hUqKUbWEtJMyESxhWBHzDj9Ks74GvOARKo69qtrUzjawg8zz2fzcof4PQ1i6i8TXTZck/TgU47insQqHD/I2cdQDV0s2zKLz6U2REntree+nitoIWlnmYIsaDJYntXtfhHQLHwppLNC8c2qTqUubhTkRDPMaH8OT3pO6Vyr62L00m4cnAxx7VgXmuaPdz/ZCbaSaFgGLrkD3z+H506SvuRVdtjKew0hLiQQxWZV12mOVmTIIxgOD06ce1Y2ueF10uNruGWPyfJEcaFySjMBnnHPVq1cknYhK+pqeFvDkcFpdX9zdWji1gAhUSAgSP1LZAwQOBnvjHStwWF1Z6Ze3yrGztbmC1VSDvLcE8+wJrnqq8rnRTdoWJvDnxH0oSNHdaXHpzS5LzwKCGA7v/ABfzrp5fEMl/YNNo4WT59ockMMY+91/nU1qLUuZ7Do1E1yrcV2e5g23JLFlw+T+dUDfRxwBbGISgPswowB3rlinLToei7Qs+pMlvP/aDTvOfLAwkf4U2W5Ed01vBEPPdCwOOM4OM/lS0k7INYxvIgtLK6ae1vNRucXEaMpijbEZJJ7euMD8K0hJcLexxQRgF0P709FODj9cUe65A+ZRd9y00dpbXmnyahOJNQKmKE5PzHuQPx6065hAM82pXINt5qtEgyNuM4/Mn9KTZzpdvmVbeyku4JVKtax5ZQ3Q/UVctVtrUFrRUeOOdEu5pH2hF25LZ78Y4HrThG78iqtSyVjLvtaL3c40eJpg0nmfaZuVhwMfID90YJ5681Ts7eG0vJJZZ5ZLxgC7EncwbuAeg9259BWkrN2WxzJdWVdWh1W6ltZbSYRyKrIqh2XHfr1/E9fas8eIda0r93qVqZVUckpgH/gS5H51Kt0Grop6hJ4R1m2MlzD/Z0/XfGq4J/Dg/55rh4Bb2D3Sxp5kMvCs6gnrwcdq6YX2ZEmii9jbT/fnZphypX5T+X/6qpMLqzjMruTGpwVkHzfmK2M1oMW7gRvOEcgWTksRxWdNKkkzEJhSeopJahJ3QkKgzZjPI9eKvrFLPIkcWTIxwqqMkk9qbFHY9l8O6LZ+ALSG51RT/AGzeRn94ORZKQOMj+Mg/h/PzeTWpo57ue0llihM2IEVyGPOck9+Mf99CnHXQmXc37bxJcrfS2Wo3KvFboGlkeP5kPAIBHUgnFWL6LSbmEzRxxmR13IYzsc5PB4wetawSWhEm2VpbBxDuhuSijjD9T+VVrW9vbi9jeecy+Qd6LJh1B/3Tx+lRVSirjp3ehu2NlJ4gvm0WNBbQttuJ3iU4IAAxgn1J4HetDx/b3QitrbTrWVrW3wC0IJCkKAACPTp+HvXPJ32N0rXMjUvAlzbLKbaYzxN97avz7R0XH4foK0vCWg39npk15lre7uOivkYUHgeo710e1vDUyUWpaHTJqckFtGL+32SglXdD8p9Dnpz+FSI8MNgZrGNZATwqnknjOe/euSdG/wAJ3U6/826F8maee3neQxKqgtH/ALVSzXXk3UMSwM7ynlgOgB6mubRvlXQ6leK5nrcrNZK81vc6hKGlglLwkHAUkAAe/T9avSC7+12ywbBEWPnMeoHGMfr+VJtNpdAs0n3LEf2fTksYMSX03mGJZjh2Uk5Yk9sf0pmqXFnppuLh83VxIAUtywA+XoATwOeaNWYXXUfZa5JdeE557rTDNdS7l+zRkqdp9Se2PSsSS11LW1A1WQ28SKCLOA7VQD1PRR7nk1tKyjyo55K8m2PivY1uVsLOLbsXKSbcAdPuqw6/7TZPoKkudOY3lnevdNGYWbfluGBHfrn8alaIa1JLUajrd8iWnlfZojkz7SO3fPH5Zqn4ouk0SP7PY3i3V3/ErDhT3z/hWsKPMRKdmeSajbzT3Ek1xEytISWZemfp0qnEqK23zsKPbAroStozNu4XE8NvII3Ckkbg1VXmgvB5csjKuejUxE0bLFEIQgZRwCOQahnsrKYnChW/2TimgsjGYCK7KIpYA4Bz1r3PwB4Lj8P20WvarEDq8qbrS3kXP2df77Dpu9Af/wBUvTUS10OjvJBdFvNVX3HJDLnJrldX0HREMD3Ua2jvJmIjpu47cj0qYX3RcuXZnPat4StYI3a21ICCZgzvJ87bgORkAAck/p6VQ1rSLvTp7i/XypYPKWG2eB9wQMuMcdwufxNbp3Ri1rYqrezxz2Vg9w5iWPfctjJ5+YgE9wOPrXRaTozxaLBqF1G0T3sm6FCc7Yh3J9+SPpWdd+6a0FeR13hMfZrXUNV+UM7COJvU8/oM5/Ktq2mWO3ij8qQZzk4yPrn3rCma1RJ54LXVBp1zJ5cxYKMghTzggE8E+1QNqdr5lxG1zHm3dkky2NpBIPWr5WzPmRQsvEFheaitsLhTE0gQ+YuBgnBIJrV1rQbeyvJbezdoVDB1xyuSBk7en5YrWfuxVjOF23cybg3ZtYor5HmMTl/MhcjcMgrnHPXPUEUtt4ns9T3x6a8T3Eb7ZI5nCYHqCeG/CsJ0VP4TrpYhwdpdS7crb2iy3V9KWj3hkU87ewwPxrRexuZ/ImW6+zQxuJJCQPnUdvYVxy0a0Oy6UX3Gm4srLRLn+x5ogyhyrAb/AJ+pyM+teZWB1DVdSl/svzmLuxkbPynJ5yDxj6iumnCyvI4Jz5pWR6dZJLbWSW1zextcE8eWnA9gP/1fhVf+yJtPuvIu76SSEhmjDnOXJHOe/HryO1Qo31Kb6EMk0OnXk7tl1KLtVcE59/8A69Jb2Mt+/wDa9+J4LCNQwikYjcfUeg5HPf8AWinC7uyZSsrFLWPH0PknTtFH2e3X5TKBgn6H+vWuPZ/MJYnOec5r0YJJHO3c5/V/Ea2hNtaqssn8RP3R/jWKNZgmyLuz2E/xwnH5iiTQuZoc9pbaiALW6V2HRG4b6VRutNurRtro4x2NS49guRQmYsfLyuOvOM1Ibgl9sqfN9KkZ6JoPhpfDWjweKdUshLcSuPsFo69P+mrD0Hb866f/AITyw1CYm5lljkbq0oyPpkdBUzV1oODs9Sy+o28kXmROksWPvIwbn8K5K+8WNcXJtrzTzDCjDazYy6DoCDxn1xWlFcquRV95liLVbOORngJtvMALFIVKv/vDr+WK07fVLC30udnNoATvcwjbvwOMg85/xpVL30KhbqcvptrpWt6sh1CG5ha4uFCC32hQhP3SD68c/pXV3GsPrXjWPQ7BIxZWi/vdgI2ADBVSORgEKPrUvsVHuX/EuqpYacqLGqorlBHHwDnrg/Tv7Uyw8XWF1FueVrcnjy5lG0fQj+tRSi2ro0quzSIPEN5d2lgksenlreU7FmlxtDD0HXPfnFctp+jX+sXvlwRPcXDtyB785J/xxWsFZGMtWepeHfhbb2wSfWZPOcci3jOEH1Pf8K1vE0UMV7EkJRdkIUoP4QM4+nFTUd0OC1PP/E2majqEaXelSPHPCpTKtjeD1H4f1rzS/wBPn02GGGcYYFpJeMHPAA/p+JqqbWwpp7nV+FdW1Ox0Rp5Jlm8yVTDFNtIUDP8Ae9TngHsMVuap8T7c6NLaS2McskzGFzExyOOSAfQ444zmplSjOVy41ZQSRXcaT4ntc6Xqy290qhLiKRWQyD0IB+b8M1Jb7NAsza2BMhY5kkIwPbp/Ks2pL3TSNpO5Y0qO5u71ZnV2AOS2cAf59K6HVNTMCs83OeCW7/0xWU2vhRT0dzzjV/E8GnxTxWXyK5BL4y3GeFzyBz1/lXGSeK9WOY4ryWO3zkQ7iU/EdKVJPm5zmk22WofFEUgUXlt83eSI4/StKG7hulY2d0r7h9xuD+Vd8ZXJuYF/p0EE21ZTG7clX5A/EVnSW0sfzMm5AeWQ5FJxEyscZyOPSrEWqXluMCYyL/dk+YUk7MEbc32eTT47iW38hyBuCH8Oldx4J8CRGL/hJdXi82zhBNnaNwbqQDI/4CP1pySsUtdCt498a3GqWMNtGskFzJIDKq8ABcYVfbP8q4uCZpbiVJJB5UMRZ3xzkDt9TgUoLQJPU1PDms2Vg7TXjuqSnaABnGOc/mQK69ruwvtyKUkA4ZHxkfhVx0IlqZFzp9vJM6QloVjQHCcjJ9jWR5LfbFiZ1k+bHSio1FXCmm2b91q11DZ287qjzQyKIZjCu5QFxtzjpyPyr0HTrZ9I0r7bcmNtQlCqxMahy3YEjrgEnnviuVyujpUHexwnim/3XS2qvuaNcN6bj/8AW/8AQq50uwUKyZGMZU1vRVoIis7zZ7wtnBr2kWq6hHvztd1zj5xwRx75FbiR6dpGkeZGkFrFGwZmACjhhn9K5aM25O5tVilFWPNfFHxO1S4vYE0RjaQRu/myMAd6Z4JB5AwCfWs7TPiFp9+dt+rwXDuQrSMXRz7nrnp1roceZaGCdnqdLY3kkzSi7s3RUU5eP50JIJUqR9O4rF16bTpIVjv4VdX4SPbulk/3R2HuajlsU5dCl/YlxqCwxy2q2tmEDRwJwMDoXbuRjoP061zWreAb22mafT3W5jXlUz84Pr7888Zq4y5WQ43RJaeA3utEhSLUEivnbzHjkQgNx8q59Rz+Jq3oNtrNjqF5BrUUjQ2pCeWw3YYgEYYc/d/DmtJ2tqTBu+h3cF7bTWwjs8LIwxGhYAE+zDj88V594r1G50u6IupLr7Z1ETt8q/pgiuKVJqRvzpo89upmuXaSQgseeOMVTZONwIrZK2hk0RtgAdd3fIpu4g5BII7imIsC6EwH2h3Mg4Dsecemat2dxDbz/vpyFZcA44/GrjJ31Gy9JZ29ygZFR/8AbjODUdvYWkM6lg7svzAN0rXlW5Fz0Twd4Ni10HVdWVl0eB+mMG4cH7i+2ep/D1x6HfXnnFfkjjVF2RRxjAjUdAP0rCtLoa0o9TnNTs9Lu3Ed7FD5jcoW+U/ga5a++H1tNFMunXXklvmKyAsDjtkdOvpUQm0OcUzmn8J6rZXtu09i09vGQAsZ3GQjnGBzyawmlnR5riQyJNI5GTwc5yfx6D8a6E+pg10NMajeWslvapIXllVTLvOcE8gfgMVteHNPl1CTUL+U7bWzGwSY/wBZIx4A/AEn0/Goqv3TWkvesdFbWpudQ06zWPzMuGZPXJBx/IV1PiTVEso5JXkV0tUZmx/G59PqeB7Yrii7nY1Z+h4/HdS3EzzzfNJIxYn6mrPnLjnivRWiscN7ts97NxJp9nqBhjWSSBzIiMSNwb5sfqaw7XW7TXJ9v2gi6B+W2uCFK/7vY/zrzaK+87qi00Oe17wh9pjm+xyeVI/30Y/oD2/GuJuPDt7C8xW1lVLOPduYYH1z39eK66cmnY5ZpHUWnii00fQjObzzrvYgigIw2CPmBx27fjXKp4nuL6+tpNUhNxcEeVHLERHIE5A5HB6nr6da3aTMU7M2r/xDO0GmtaXTIbSMxHYMCQbiQWU/X3z2PpJceMrqWzESQpFMRgupzkewPes+S5fNbQf4bvNYbUrdI0kvJDIrLCeW4P8Ae7fjXpeuRiLVpJWhEU8qKzrnPO0D8frSqu6CmranPXWl2s0gmAaGfIIkiIBP1HQ/iKi1JJ5kk+12kV/buSWXaMjPfa381IPtWcZ20ZpKNzl9Q8C6NqVtHcaVctaTSKS0DgsqEHHI++v4g1w+q+FtV0lHee23Q9p4SHT8SOn0ODWluxnsc/IhynT8aa6DfjO3jOKQEWMim0ASRTSQtujdkPqDXf8Agbw4/iGZdT1u4W00e3Yh5n+UzEDOxfX3Paqi3sKyO28XfEC3t/DcS6I6W5UrFbW4XiFRySQepI4z71i+H/Hd1qN/bWN5aK80wyZIm2hB1yyn2GeKnk5ldlc3Kzv7vT4v7MgllMZNy+2KNiD5gGcnH5Vx9z4bmheSTStQmtJCctG53IT/ADFQ/cY17yBTNYzR3Es93ZXir804AkhYkYJ7hc/8Bq7qOgabqVlBJc+VLJ5QZp4hgZPPHXjGOuatzstBKGp5pJYm719oNNWW4mmkKRcfM5PGcfnXp+rTab4Q8O2WgyZlZwVdoAu5n/jk5HrgDPYe1E9UOCs7mzZwxaeY5nhK3rx7g7JtKA4wuAcZA/U15/431IySJp8bjBYSS47n+Eflz+IrGEb1LG8pWpN9zl412jFPkcKnzd67GccT2C18S2euubWbda3qA7rfcF80oegfsM8c+tcbf6tE+oTWniDS5NMuA58uRQSNvY56MOnIrnUEjfnZNN4ku9LgiilvbfULV8GFnbcwA9wc4+ufbFSP4i03WZEW786CEjLQBgY8+x64+v51aiErNXRNf2mgTXlnLdRRTfdjSCN9oKAkknHpkntV/wCJVlp9vZaQITbQyxboo8hQ4jwMYHU4x+tRzyjJRYlFNNnIQeE9Tk0u51SO3IgjKlzM21tuPvAdx7itbwt4Mv8AX7hRbJshz+8upFO1fYep9q2clcyS6ntui6BpHhPTj5exOP3tzMQC31PYe1ctqWqWus6u5hdhtPlhSuGIH8WDjj0rKWppHcq3kP2OaSORgDESCT0GKEtpnXAQh9+3YeCRjO7HpUxg5IqU0rGHr7vFp5uo7ZJvJ+Z1bg7e5BHIPevPdW8VzJBGdOvLlJmf5hJgsoHbcMbgfcdqulcmZm/atP1W5it9TsFScn57q2xEynvlMbTgegB461VPh97ndLo91FqKr/AF2TD/ALZtyf8AgO6rcexmpGQbK4SR42ibzUOGXGGH4VUdSrMrqQwOMEYIqSjsfAHgKfxbftNcMbfSbX57q5IwABzge/FdR4z1Wzu7S1fRxHbaTYReVFabsNuz94r75HPNNPUVro8+nlS8hV5wVYNtUoeOnPH5fnW34PU2XiH7TKyMTATEpbGS2AP0NarsQzo9f1HUL6SJ7+J4xEgjiC/cQD0P61Ttdd1CzI2TiaP+7Lz+v/16zlG+hSZtWniu2k2pdI9u2TuI+Zf8aqa/4jjltIbGylWR5ztZl/hXPSsvZ2Zqp3Rr+EW0ZdTF0mnLbXtpasPOEmU9C5B6NgnkVDa+H5PE3joa09zb3el2xXy44pQ25h9yNlODyeT24PNNu4tkdJ4g1C3iSa53hobeJlLkffbqSB7n+dePXE73t1JPLje7EnHQew9h0pUF7zZpXdoRQKpA4P4Go5WyTzjb71uznR28NxBc3W2YSSSx5AntztmUYwc9mGPXn3qO91HULC2dbu0h1vw8owx5LxfX+KM/p6E1mn3NH5E3g5PCVzp19bwK0V7MrbJLob1QNkAJngemT+dcPqe7S9TktLiN4HVsA4O01a03M27PQ0NIuZiJNqrIFAwM5BB7g07ULefV70ztcTSXHHyOcknoAKhtJ6lpNrQ9t8NCTUPDS2+pxlpV3QzJIOT7H8CK6+3uLXTtOhU7Y4x8ioi9/YVzU53qM3qQtBHk/jrWdV1C42XiNDZxv+6ijbKEjoSR94/yrm4/E8iyRi9U3Cp9yQHEie4Nb/FsYrQ3ra8k1hGEOq+aM7t7j96D0KuOjDmvVfDunrHpMF1MwluZIgWfsPpmrWkCGveueYvO+pl7eDdHD92WYj73Yqp/rXL+IvDOgi+iSO8S0mI+SN/u4HY+n1PWs4ycXoaNcyOTvPD2paRBNKyecJV2rLGNwKnqc+px9eapaVpkuo30NhHNHbu53u8jABfT6nHb3reLT2MGmj1tdLhksrK3uYkuLq0jCrPKMuxByTuyGx25JH1xWTe/B4alrCXFvqbRW1zMWYXCfPs5JII47Hrik42KTudTqmu6R4a8Ix2+kBV0u3XEaBsNdN3LeteWznSfEFqpjvPsNwzktHPwjH0VumB71nG97lyslYxZdJm+1JGQGt4iEZ1IwO5/rj8K1NM8P3lzcWerGLfbPK7LGgJcBOgIOBj6GteYzsdlFq1ncrIgkCyoDvhcbWU+hU81Tn0e1uk/dxCCUj7yHAz7jpVaNXJ2MK/0yeyK7J0mRjjGNp/wq9ocsNvbyC60+C6jmIV1lBDKAR90jofcVjOaWjNYQb1Jo99t4iu9O0mI+VdOqCGRizZH8O7rjOc+1elwW0Xh7R2+zqhfeVD4ADSMMFj9Bx+JrOUktEaQjd2Z5t421QIsGlQHKg+bJzyBztB/nXKR4xj0rWirQFWd52JG3KMj8aryKwYdNuMk981TepCR0Gj6/c6RIoa0Mnm4WRQvz5HofSuouL/S/KW7iujaXZGFVfvsT2K+nv0qXaw9UzJMdjPDJDPaiIOSRPagJJGTycD7pGecY+hFY99aatptixnVdd0ZB/rVB8yAf7Q+8n45HoaIz6CnEr6JFardbrJ8wzJkq/DA9s12vgeaF/E9q7xjcdy4ccgkHFZVlq7GtF7I9FFwbCXVikQdoiJwhON2V5/lWRaa5a6xIfJusXLf8u8+FYD0U9GH059q5aLTOmqna466XzEMU0XGPmR16/hXFa14PE2+bTnCN1MLng/Q9vxroi+VnNJXRleFIbix8RvBdRNHJ5LAqw9wf6V6rdfEnRvC2lWFvdCSaRvldYSCyDk5x3xx+ddHxIx2ep5TrF5b39lDcx6oJAAH+yqSGjJ6YHt7j6VQ8Va1Brepx3VrFMqJAkRaTqxGef1pRVnqN7EOk6jqlhLEkE37qTGY5B8h9uf6V0U8EC3DT/ZIkdl2lIl4wTk5B98flWsKd5XRlOfu2On8E6cl1rUcD3TCJfmNsWyCO2M8jn09K6nxusRu0T94oW3K4iZhgHI6DrWdZ2ZpSR8+6tFcTqbeMtsRydj/ACn8vWsr7M0t1DZj5eQGYj16n8P5CnHYl7mlZST6h4jjjs3dIQQqgHGI1GB+YH5mvQtSvrvQNFtrQyrKxkYjCBSF4zx3zgelTJpOxcU2hsz6N4hMlwtmyK5AWQ/LKu3pz9TVSfTdXsT5lhOt7Cf4JRtkx9e9F3AVlI5W810TShJUaGReCretdVZ6a9s1tHdRlfkWR1PXbjd/KsK71udFBdDV8IWUcniaa8RFNx5ZSNT03E8sfYdz71teINRgiSRi7i2t4iwZj97GefqSc1im2jZpJux4zcXz6lqM95KQXlctjsPp/KnBc4GM+9d8dI2OGTvJseZNqbSSVPaoXlUKVxnPvSauUtC6LtwzCTcQDvUkcEH0+lU7lJL0+basGMXKqvJ4OSPp1OKEkwvbc6DSdQSIxzXqCZQAWUtwD6+9ddbfYdUAvNMufJmH8ScH0wRUJX2HJsxLzTbe2vxuhS2uo2w/k42Pnkgr/Cfp+VR6IJdN8Ti5V0ePzgxUcFTuzj9amTuVFWPQbjUm8Q227w/JAbiUqk7TPgxKDnJXv3HBHWuM1PU/Dl5rVxpq3DR3MLbDO0exXfvwamNNJjdRl6LWdX0dQt4g1OwAADlvnUez/wBDkVuade2GtLjT7gNLgk20p2y59h/F+GabVx+aM7X9NN9pcywkpdwjfEwOCGHbPpjIryTVotQN6q36ygqOrjt1NXRdtGZVF1I9Lt7nUNVUWsLSTFgI417sThV/z6VaFlqEF7cWepQS200J2usibSp9PetZWM1cmuDLIkZjmKGHmIgdMevrWhpepX5lkFztk3L94cBffFEZuIOKkatxq9xDcBbRmiMEm4MDhgw/rW3pXirW9f1iC0mgF7M4CBgNrADuT0wOtTL3lcqLadifxJ4ebV2WWB0SaPI2lOG/HrXAX1hdadOI7uJ4geNxHBU9cH0qIS6Mqcep0GgPoFprdwYblVZ1WOGRgBGR359/6UvjWcSajDGudqwg4znk/wD6hU1dzSiN8O2Mk2qWkCTyLE7DzEzkEDk/TpWh4w1wadA1tA225mHygfwJ0zUKbm0uxc4KCv3MX4f+F11zVm1K+RW02xYNIrH/AFr9VTHoep9vrXW6oQ+u3MbSSC5uVBh3RHEjMRwp6Yx3oqx5tBUZct2bWkae+g2Mru8ZunfYCp4CkjP5gAfjXn/j3Vt9uunwyHzXP7z2UdPzJJ/AVnSV52NZu1NvucZZwlE2sQcDAIq8CVXjFd3Q4kVpJV3HB6cYqAklutSMvRXB8hFf/VtlTkdD2qvLbHc7WchV3+UqHx16g0ktQuSWErmDyplxtO0574rSuJbhiktncyxSoMIUbaVz2GKUdypO6QTG/tDbvK5ztG4Z4rRMzx6zDNGh2XEYJbGQHxjn8hUtWHfWyNH7Kk13DcWN0dOu0bdtdyIn5ycP/D9D+dWdb1HTvPisvGNkonYYjvYl2zAdiezL79Kpe8hNWM9tJ17RIm1DQLxNb0knJRPmZB7r1H4flVXVrHV0t7XWJrJLOO6/1UGdr8d8df8AIp3T0e5Kk07i23jPUPMAu5nuNuARKcsMe9Lr2uyapaCO0giZCPn3DdIp9v8AHmjku/MpvTQvfC2eKHUZIWt4WE74aXbh0wMgA9hkVS8aavp194qvWt7hZFBChgMAkKAcHvyKm7dSwuVKFyDQ/DGpeI5XNqiqiqWVpSVViMZAPc89K9K+HfgRWCapqUY+zIQ9vEw5cj+Nvb0q5S1sSl1NzxJ4f0zWHZ7iBfMY/wCtT5W/P/GpPC/h/TPCOg3F8XL3FxuQSuPmxkgKPyqb6DtqYjA55B61Unt4rmMpNEsid1YBhiudm/Q4LxXo2n6bskt5GR5G4hzkY7kelL4Ut5tekbT3jU2tvG0sk7DPloOfz7Ct0/cuzK1pWRs6Dc2thdy3VyzrGieWrKu4hm6Ej04Nc/feGda1jUvOtAmoieQKJLV94TJwNw6oPqBWFGSuzqxEHZHda1d2ngDwUtpbFXkiGFwP9dOw5b6DB/ACqXwzfVdRsJr+8uJjbySGO3WQ5y3V357KP61r0Oe+vKaFzcJp0V5PI37qFs7jycKe/v8A57V5Jd3L6hfS3Uv3pGzj09B+VTh17zZpiH7kYgqDgjg+tK5IIGRxzmuls5kU5oEM3mrn5eGGarn5W+Unb79qzWxbVmaVlcP5chQZx/DjORnp+VE0CSSCe3k2vgkYP3gafUm+hBbXFyb2UXY3PId+f/1cVcuN9vZsbWMNI3JfPP8An2pW1Kb90iudevtUjjW7UIsfEcSLtQDvgdyT1PU1cGpyRx2cjHaiAxkjOOuRmhq6Fsa2hSwTapJHf321P+WcbcBifft9K62bS5o7cQLHFqFiDuFtcLuCn1Q/wn3BH40NWSaC5y0mjajZai1/4W1GWK5Jy+nzsA59lPCv9Dg1r6j4l0rWdPj03xOpsdRK7ROq7SjAdGB6CnG0hNWRwWqaZqekNm4jF3Zn/VXEZyGX2YfyqpFc7xvhkLY/hPDCr3RCdmdNpvmSab5qzEtKDuB+UnqOo68Vg32hym42xMVPeOTqP8ayUlc1lF2Vj2X4ZSTtpZtZmZ4rdE8reoyM5zXX6nq/mQf2dbNiMDE7jv6qP61h7S8mzZ07RSOZZZrUA2FwYl6+U/zR/QD+H8MVZe+uLqOD7UEQQphY0bKg9z25P8qpS0sTyq9ys5znAzzVK9vI7O1luJWAVFzn+n1qbdBtnll9c3euapna0k07hI41/IKP8969QurK08HeE206BQLu6UG6fOdz4wRn+6vIA9zV1tIWQ8Or1Ls5InGmjj5pZCx+gGB+pan6HMltrdtLIxVUbOVODnt+tclO9z0Kr925Z8XaTrPinV7G2s4vM0xnAE8bBlQnqzAcjj19q7VvL0bTILXTxsj8ry4cY+WFcZb6u2D9Atdk3ZHlwTcrnnnjjVytvBpcbfM4Dz4PPBOB+J5rkYxgCroRtEeIledicUx9pkwe1aMyGSMixnABGO9Zs+OgGMmoSsNu51uopFE0NzAiKjNzsGAM9MVlXEaXassreXKjY3AY5z1/GnbUSasZ73F9DcQrcANEuUDKoG7JJ5I6nnvV90k2+bEWJHGzsf8AGl9q5Sa5Wio+pxXMUdu9oYpolZTITnOTkADt+tWrW4WKwfcoK7xu3cjaeDTeqFaxMYILm9QsB5ZUMBng/jW4PFVzoaxpDH5saEl43Y8jAxg9uc/nRrZCC01abWYPtd3jzHJ+XGABnjFXbh7bVIlttWtlv41XbG5OJ4h/sP1x7HI9qyvZmrjpYx/7D1jR45ZfDt3/AGnp/wB6WxkTMijvmPv9V/SsaM6fqiyTWkYs7zo0Uhyuf9k/41vF3MJRsbWkA2ejQi6b5lYqSR/tGui0G2g1HWLK2mCy27vgg+mD0PauWd1dnVDWyZ6JZvBaX+sSZWKNNiLgAAcEAD9OKzAzbT8xJHV2OSfqa56V7XNqtthHJxkngntUbMF6fd7GtzBkbuArF2/E1574r1z7dcC0t5M28R+Zh0dvX8K0grsiWx1Hw/8ADv8AZdsfEepRGOZgVs43HKjoZMH8h+J9Ks+MpY1RFZsyyEceigf1P8q568m5WR24WC5bs5i8OwQw/wDPOID8T8x/9CqG3ktQJY7xZVDgCOaEBjGfXacZ7dxWdN2ZvVV4tIteDvDV6viFJIdZWXS1BkmaGYo+B2KHkE9MjI5611mp6i0T3V7cMqwxjG0D7ijBwB6Y2iumcruxxxjyxuzyO9uZNRv5bqXiSRixHp6D8BTVyo5H4iuuKtGxxSd5NkwYbcg8VW3AqzHvUlFSaQ5x+NQOTn6CkI9R17wpMEabSY1ltxy9tyD/AMB9/wBfrXNt5d+zwPFjCYOeGBHYjvTVmidUzCvBfWcJhiHmwZDByuWTHoew5q1HvuLdXjZo2xnipluaw2ZUW+hVZLe9tSJWdSjA4XjPJqWyYBphtDrtPynocVTehFrMnnjUwwm1IRcfLzwKotfuiiC8iZsH72M0J6ahbqaNldQvcXDQu0ke/AY8cdsDsK6HS9ag02cM8HmeZ8oZRlh9BWba5jSz5TpRDY6tme1l8ueNuWjOGVvcetYur6ZDcTuNUhBupBu+2QY8xvdx0f68H3NHwkL3tDNlsJV0ZraKSORxwrqSARnP1BwKZ4euLzSoxcxboLmCXKiRQwBx+oqXZ3NIrVHYab4l068uZX1IyWVzM+9m3F4GbnnHVOvuPpXRywCONJQyPC/3HjYFW+hHFSoq10XJtOzKpySAcDBpjEKoI6jt1pCOU8W62tpbNYQsDNKvz8/dX/E1j+B/Dj+IdaDzEpYWmJbiQd8HhR7k/wBTWq92NzN3lJI9WvJzql4wbAhhdSQOhI6L9BxXFeI0M2sxRM5Mj43D+7k8D8sfnXBKTuepTgjFvJPNupHHQscfSqp65pRNJG94ZhlEk92o/wBWAoOcZPXGfy/DNZ3jXVmaCLTAMM5M0oHXBOQPxOPyFb0VzSOPES5Y2OSRfXqetTKK9BnnIbMoIIUDdiqgO6LIqL62LKbnc5IqJs7cnvUiPpeGBY1IxyetZOseG7DUozK8aR3AO4TKMNnHcjk0gep5jrcOq6RL5dzZIqFm2TFdyup4+lc/bzyiQRNIQrHAY9qu3MKMrOw+S8W0nZNRt3lhKMFkQDJyOOfrjmltXjNyvlD93x/hQUWmiiW2ZoFKfvDlc8KenHp0rPku0DtBfpsOeHA4NJPSwNdUSWqxRXDRwSo67QwCHI5Hc+taCSrES7HHGM5qGlzGkW+UzLibUrG/+3WUxV85LKeW/wB71/GrdxruoXF558ruJjy+7vnnpVtX0Zne2qLrapM+jM2wZV1ztBzwc0QXM99Ys8M2WzjOazcUiuZ3J9Et73UdSWzl2rGo3Ox649vU11aW2seH3aTSrlnhJy8JXcrf7yng/Wk1bVFqpfRmhZeJNNvyIb1P7NuenJLQsfr1X8c/Wn+Ibw6HpbzuM+YNsDKQyuT0IPQilbUH7ujPL4Ib7XdXjt4Q013cyBVz1JNe32VjZaHa2+i2KhVRPMmZTnzZOAzknnGTge1FeVo2Hh4807kOCX8y3+aKIMRj+OQkg/5964e4J/tu6mZ9xj3sSf72MD9cVxOWh6UI6mW+Caj6UIqR0S3w0TwnJLIo2yjcAe5PGPxGPyNef3l9NqN9JdXH+skO5gOg7AD6Cu3DRt7x5uLnd2BKlXpXUzlRXaQs7gNtzwGA6UyZCEU4HPXHY1ltIvdFJ42QMc54qHLbNuDt7UEn00zALnPH86ixvbdKQMHhPT6+9ICpqdpFexm2njEkDDJB9a4jXfA1tNaltHh2zpzsZj8/Pr60J2E0cH/pNhctbX0BGx/mhkXkVctIIr57prSMxbJMorHJ2nkZ96t7XQJ9BXihD3G0FJcfMueG98VmXFyit5V5HhGHyvjj8amOxT3uNtraG3niaCRSJFLD5sk8/oOK0HhS4Uo/AqJfEaxelzKuWu9Of5U8yLuD0/8ArVYutQj1CZZI4fKBA+XOT06k9zxWu5lZWuX7WdbbTJJRwwkHXpgkZqeSUW9n50SKjMcsFrOSuxqWhEL17gAxs8MiHLOnUfStqz8cyWRSO+Rri3KjM6jDKcnqPyqoqzsxys1c2dRvdF1HTDdxSRyu/wAsew4bPv8AQVkWep3VhG0ETrJayf6y1nUSRP8AVTx+PWs5Plka0480NTsvBUGjo95qVhpz218yiI5k3xxg9fLz8wzwOSfrW19nYG4mZv30gIUn+Feg/wAa56tVNnVRotRRUkaS3spvIBWNRsjP0yWf+f5VwSMRa3UrcmRwgJ79WP8AIVi2johdlJm70sKmaeOIYy7BRn3qlsEmQeMNX+36klnGMW9kmwAdC3f/AArBRGznOSeTmvRoq0DyK8uabJVbnDDFPYkLgd+KtszKjHBIHBpTIz/eY/hUNXKTsRyYYYPemcZ46AUgPbdJ1eW+3TrbTCBG6kgke4weRW5DJFP+8Q5z2pzg4uzJjJSV0TMFIwRnvikESMMnI/GoKMLWfCdjrKZljImH3ZcnP0PtXnT6ZP4Z1qSO6idIJBhHPIPPXIqovoQ9Hcj1CGE3UUyIfnXAkU8ZPY+1Yt5MbZvKuoCYMlc4zg07WZS2KcVlbxyx3NvMrK7lRz046YrU8rzl8ssRu4yKiS1Nqb0KNzPNYARyxGaHp9B7H/GluLmyuXja0Vh8ihiwwSQPQdKsysXrXyksJWkCum4Aow6gnFJNFDFpzC3LBGfIVj0qXfmHpYq2hmE2I0DA8sScYFWbmCOV/L3L5xUHA64I9O9XuyVorlnR9G+z2txdMcAOFAzgZ/xq5gj3Fc1X4jtpNOOh6B4Lj8nRJZiPvysfwAA/xrT8mWS1keVijXDZf/ZTHT8v51zXV3c6teVWMzxBeSJoD4/d+YPTopOAPqR/WuDmu40tIIPNUtlpGH90nA5/BQfxpct9iovqyqJ0/vCnjU008NcqQZVU+WPRiMA/h1/CtIxbdiJysmznI9zuzN/Edx9/SrSDtXpJWR48ndkwA79PSq0rbWwpwBSaGVWYhunGKUcjr1qRiMy7zyB6U1OfxpDPWrDTS92lx4dumNtKuXgDYWM9uT29u3auiNi6TD7PKCyjls8M3et681JLuc9KDi32LUNyPM8qVdkuMc96t5H+FcxuNkm8vCKN0jdB6fWq11Z29zaPDdQidX+8GXr/AIUBucNqnhM6ajz6VcSSZOTaygEY9AfWuXu4wY5bmRWTKlngkHcVSldAk72OfawgYm8gfARgSuemf51pJtmj+R+oxkdqzludEYOKdylcTzWPyTRNNBnr1wKSSWwkWBrMncUG8bcAHn/Oa0MNS/bRwtZzif5oyQCoPNJJbrBYMscxlQvkbuo9ql35h20K1vIVk8vYX3noB096S7tiQFXjbghehXuMHtV9dBLbU1dMOozacDdTNJDG5CZHJJ6knueOtWsdMVzVH7x100lGyPSdAH2Pwxbuyn7pfA75YkfzqxN56W8YnJbbmSQD+Ik/Kn5n9K5LJu51ttKyPLPiF4ra61WLTYmzDaj96U6NJjn6gdPzrl7e5ZmZmBBJ6H0rsjTtE5JVrzsXllzVe7mBZUogveHWn7jCFcKPXvVha7WeePJ2qTVVuMk96hlFZyTT1+Vc+gqBkZxtyepoLbFy3HYn0oBnuGkaVa6XPNLaOyRTf8sx0X6VrRghSV7+9JgOcw3v7qU7ZB916YHvLRvKkj81DwjqOp9/SkBZtyhQsDufPzZ6g/SlkORj8aAM25tTJL5ik59G6Zrm9Z8PW2uB0dminQZMqnGT7jof51OzuO1zzfVdCvdHkKzLmPPyuvKn/D6GqMUjI4IZl55okjtpVOaPKy5dSSWUedhuLdjyQc4FRtJpzwwNaZ80j5xtxg5P5mtDiaL0KRGzuPPY+WANwXr+FDweTYACbzUZsoxGDj3qW9RrYhtZArsnO5xgY64qG+SbzPNiJEgGCfXH94f5NX1uJaqzNnTp7qXTIRLGI0UnAB++c8mrHeuWbu2dcI2jY9SjJs9GtYwuZfKREU/3sf5Nc9408QtoOms+7M7r5UI9WONz/gOnua54RTkjqqT5U2eJoslzcmRuSzZY1p+SCORXezy46u45Ek8xUj+YscAVXDbrp3blVJUEdPrThHW46kvdsXI8EZFTrWzMENkIZ1T8agdS5Mgb5T2rOT1NUtCuB8/NI7gKB6npSENc5xjIx608r/eGMjPSkM+jB4V1nduF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Rehabilitación edificio Gorbea 1</text:p>
          </table:table-cell>
          <table:table-cell office:value-type="string" table:style-name="ce1">
            <text:p>FCC <text:s/>Construcciones y Contratas, S.A.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data:image/jpeg;base64,/9j/4AAQSkZJRgABAQEASABIAAD/4TY4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3OjQ2AAAGkAMAAgAAABQAABEckAQAAgAAABQAABEwkpEAAgAAAAM4NgAAkpIAAgAAAAM4Ng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OSAxNzo0OTowMwAyMDIwOjAyOjE5IDE3OjQ5OjAzAAAAAAYBAwADAAAAAQAGAAABGgAFAAAAAQAAEZQBGwAFAAAAAQAAEZwBKAADAAAAAQACAAACAQAEAAAAAQAAEaQCAgAEAAAAAQAAJIsAAAAAAAAAYAAAAAEAAABgAAAAAf/Y/9sAQwAIBgYHBgUIBwcHCQkICgwUDQwLCwwZEhMPFB0aHx4dGhwcICQuJyAiLCMcHCg3KSwwMTQ0NB8nOT04MjwuMzQy/9sAQwEJCQkMCwwYDQ0YMiEcITIyMjIyMjIyMjIyMjIyMjIyMjIyMjIyMjIyMjIyMjIyMjIyMjIyMjIyMjIyMjIyMjIy/8AAEQgA/w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4jFOAr1kcQtKKAFxS0xBRigBcUuKYgoxQAtFABRQAUUAFFACYooATFGKAExRQAUhpAJikoGFNNIaHUYoQhcUopgOxRigBcUUxC0UAFGKAFxRimAYoxQAbSTgck9BRilYLBijFMBMUYoAKKAEpMUgDFJigBDRSATFNIoGh2KWkgFpcUwHUUxBilxQAAUuKYBiloAKKACigDp/AEUc3i23SVFdfLkOGGeQpIrL1ix+z3HnRriKQ547H0rHmtVsaWvAzKK2MxMUYoAKTFABikoAKTFIBMUmKAD2pCKQ0LSgUAKBS0wDFLigQuKWmAUUAFFAC4oxQAUUAdV8PAP+Evg4/wCWUv8A6AanlgW8ga3k6HofT0NclV2nc3h8Byl3bNZ3UtvJ96NipPrjvUOK6lqrmD0EopgFFACYoxQAYpKAEopAIRTaGAoFOoQ2LRQIXFLQAUtMAxRigBaMUAGKXBoAMcUYoA6n4ff8jbCc/wDLGX/0A1K1ytqEnlUmMSKjEe+f8K46/wAXyN6WxF4ktre/+06hZg4WYhfdMn/CuVxW1GV4kVFaQmKK2MwxRQAlFABSYoAKQigAxTSKTAWlxQAoFLTAKWgAxS0ALigUAGOaWgApOaADNWLOxutQuFt7SCSaVjwqLn/9VJuyuwtc9K8JeC5dIn/tG8uF+0LG6iGM5C5U9T6/SuN1hyNMZSerDn0PNcXPz1DotywG+H9REtqbOTG4HcM9xjFUdV05rKYSKv7mUnYfp1H61pQfLJxJqLmSZn0mK6zEMUYoAMYpMUAJRQAUUgExSEUmAAUtMBaXFAC0uKADFLQA+GGS4njhiUtJIwVV9SegqS8s7jT7p7a5jMcqHDKanmV7BbS5BRVAFKqvI4RFLMxwFUZJovbVgdpoPw8urxoptWk+xwyfcjH+sfvjH8PHrz7V6Zp+jWGk2bW9jbrCrDDMPvN7k1w1qnM7I3hG25T0aFbeyvIVYlY5ZlBPX7teV6lD9rtVjRwuGDMT0AHXNZRkou5o1dGZp8EMl5MbWSVzAAI5UA2Fu+T7ccDrntXRP5OsaDJEGTzIbhlxnlWx+mcfrThUvO4uS0bHIPG0cjRuMMpwRTcV6ZyhRQAUYoATFFACUlIApDQwFpcUAGOadQAUtABRigDQ0L/kYNO/6+Y//QhXXeKtNXUNQvNuBMkz7D+J4rmqvlqJmsFeLRwbK0bsjghlOCD2NNzXSZG5pPhW91NY7iXFpYscfaJuAeCflHfpXcLYaf4YitxpqxtNLGWN9MMvjphR2rkrVb6I1hDqy7qt3cXd7Z2toJpZoY1lDJxhiOrfh/Ough1BTpi3l3i2AX955p2hT071yuyNUZ9pdpO9ytlauls6yyPNISu5tp5VTzj64ryy80uW6u2N7cF4M5SBPlXH+16n8qzkaxLsUaQxLHEgRF4CqMAV57Hrh0bx1dvIx+zySlJR6D1/CnDRhI7PWrMSRrew4IIG4juOx/z7ViV6tJ3icc1ZhRWhAmKMUAJRQAUUANIpMUmAuKcBQAtJQAuKMUALRQBoaF/yMGnf9fMf/oQrudUb/icXh/6bv/M1yV/iRvS2Zk3/AIYudZkEthGDMMCQk4XHqT2rYsfCOnaFpv8AaUzQ6ndBgoBb9yh/rj3qXW9zlW4OGty7qV3Lf6VYvKsG7zHALcRkDGD7gHt7U4Wd7d2+nSW0MZVY2HmyDKp8x5we9YaIsrat4ttvDNuzWkbX9xcHLTZOzcBjg9xn0+mawIdI8T+L7hbvWbhrOyBBWPGCR7L/AFP600uo9j0i3UKsqjOBA4z/AMBNebXf+tH0rKe5cCHtXj3igFfEd4ccGQ/zpRGztfAWvC9sjpF0wMka/ut38aen4VavrRrO6aP+A8ofUV34aXQ56y6lfFIa6zAKKAE70tADcUUAFNpMBw4paADFGKAFooAKWgDR0BGk8Q6cqKzH7TGcKM8bhXpV5p9mlzcXF+7yCeWTZbw/fYbiMk9hXHiPiRvS2NaSOO/a3sIcW1ikImmUHaSD0U/1rPFjFfW13BYwubI3EQJDcEA/MQa5r2NGU9Xl0jSpLPT55mv5xc7obZXx5YIxhj0xkjg/lWk1pcXvOoSIYlPyWsIKxKPQ93/Hj2pbhsjktev7O38a2huXSO2skRnJHA+VyAB6521IvxP0x7zyzaXCwlsGU4498VqosVzurZhIsjKQVaByCO4215vdf60fQVhM0gQ9q8s8SW/naneY+8JWI/OqpK7aJm7GDZXc2n3sVzAxWWJtymvYYLiHxJocd1BgSEZxnlWHVa1pS5ZCmroxSCDgjBFFekcgUUAIRRQAUmKAExzSEUmA7HvS0AOeN4yBIrLkZGRjIptC1VwsAo70AOwa6zw54C1HW9s0/wDolp/fcfM30X/Gs6lRQRUY8zPV9F8N6ZoEGyygAkI+aVuXb8f6DiuXN7bxXOpxy+cb2V2jtwg5Cknoe3Nec3zO7Om1loLdWFhZ6bZ/2g832pRgQwEeZJls4x+PXjvVrbeXMIhx/Z9iowIIm/eMP9p+30H50twOX0OGLU/EsuowBBYWbfZrZFX5ScElvc+/uK7btViOPh8MLqHiO81HVYw8csuYYG9EG0E/XPSq3xHtLJNEtVSCNbk3CpCEUA4wcj6dP0pp6g0dtpFu1pp0UDnLR2ZQn1ITFee3f+tH0rGe5pAgFeba1/yGbv8A66t/OtcP8RFb4Tnb23IJlXpnmtzwT4g/srUxbzti1uDtbPRW7GnJcswi7xPQNfsRDMlzGoCSKN+Ozev41i130pc0UzmmrSCitSAopDCkoAKaaTAdjiigD0HxDpsV75UTALItvFsfHT5F/SuDuLaW1naGVdrqa56E7qxrUjbUj21raN4d1HXbgRWUGV7yvwi/U/4VtOSirszSbdj1Xw94D0zRds0wF3djB8x1+VT/ALI/qa6Sy+VZfTzW/nXm1JubOqMVFD5ryODaXdV3MFXcQMk9APc1554h17U7Cy26dZbZnaRVkKh5CASSQB0UDufyqUruwyLwn58/h5ry9bzL2aYmSVjljyMAn29Kk8da3/ZOgvFE5W5usxx46gfxH8v51okr2RLehx8V74p0bw/BPHai1sYFGwFFJYk8swPPPPpXf6Zra3fheLWJY2A8kySJGMnjrgfgabQjFsviBpl2fOlimg2sUAYA5B5Bz24BqWzzrurLqs1szxwD/RI5OFB/ve36n2qWrMo6y0EzTSPLISfJfCjgD5TXnV1/rR9KymXAirzTWT/xOrsH/nq2PzrTD/ERV2M/YJI2B5BPNYs8Rt5yD07Gtqy0uRTetj1Lwdro1zSTpt22bi3jCAnq6dAfqP8ACkubdrW4aJ+oPB9RWuGlpYisupFRXWYiYooAKKQxKCKLCFoA5oGeo6oM3wHpFH/6AKyb3Rhq0QjjTM4+4wHT2+lebCXLK51uN0bfh34XxxFLjW3EjA5FvGflH+8e/wBBXceRDaXMEEESRRJE21EXAHIqatV1H5BCCiiSSVUQszBVAyST0Fcy2vST+ZDpUYmy7ZuXyIhz27ufpx71AxLCyB1OG5u5XubkSAiSTonPRR0UfTmq+rcaBqBHa3mx/wB8mmtxdDB8C/8AImQ+8zf+h1WkRNa+JzQXOHh0+DckZ6FuP6t+grTqyTS8bTO2jjT7cbrm7cRKvseCf1rU0uGHRdItdOT9/LDGEYJ03dyfQZz1qWxlQaFYNerI9lbLnLhETgEdD+p7DrW2qKgAAAA6AClfUZNbn55P+uMn/oJrza6/1o+lZzLgQ9q801sZ1i6x181v51phviJq7FSA5VvrVa9tfNDAfeAyp/pXVJXjYwTs7lPStRn0nUorqE4eNun94dwa9hmEGuaDbalZDe7k4A6kYHy/UZNY0XyyNqivEwaWvSONBSUAFFACUhoAdSqMsOKm9kM9oj0N9Rvnld/LhUIp/vE7FrYh06102z8m2jCrvUkk5J+YdTXlN3Os3nkVBz+VczqWvRJqflW8ZurhI9piiYfJkj7zdF/n6A1CLZmyW1zqDCTVJhKoORbxgiIfUdWPuePQCnwABGAAADt/OrRLLdp/x9w/74/nWZq3/Ivagf8Ap2l/9BNNbiMPwMMeDIP+u5/9Dqpr/hS7n8QPqmm33kzyKCyBmVuBjgjseOuBV3s2Iv6V4emsZhcXl289zK2GbceBg9/610axpGMAAewqGMaT/pKY/uN/MVLx9aQE9tnzJP8ArjJ/6Ca83uh+9H0qJlxIa821kY1e6P8A01b+daYb4mTW+EoxcFj2zzUrLnHuK6zn6GNqNvsfzFGM9faus+G3iM2GtW+m3Un+izzKV3HhHJH88D9K5ppxkbwd0dNqtl9muPMRf3MhyD6H0qhivRpy5opnLJWYUVZAlFAwpKTA6bTvB15q1pYzWkif6Ru37zgJgkZ9+BXo/h/wVpuhqsrKLm8xzK44X/dHb69a4qtdtcqN4Q6s3bY/vrv/AK7f+yrVLV9TtrC3XzpQHdgEjXl3OR0HeuQ2My4u9R1XiVms7VhzFG37xx/tMPu/RfzptrBFb3HlwxqiCPoox3p2C5dAqtD91v8Aro38zTAtWf8Ax+Q4/viszUgZNFuoFIMk0Doi92JBAFC3EZegabd6X4dgs5yisJNzbTk8tn8K344kjGFAHr6n603uMZMRvhx/f/oak/WkJkZz9pj4/gb+YqwBQBNb/fk/64yf+gmvN7ofvF+lRIuBBXnesgf2tdj/AKasa0w3xk1vhM6IZDD3p4OCFPTHBrsOdDJ4hIORkEEGsCaJra4IPY8Gsqy0uXTfQ9b8K6rH4n8P/Y53UXkLKrZ79QG/xqnJG0UrRuMMpwRW2GldWJrKzuNorpsYCYooAKTFJgfQXlRW+pQxQxrHGseFVRgDg1YubqG1iaWeVI416s7AAV5B2mFdX2oNdXUFoiwRtJk3D/Meg+6v9T+Rqk9pFBG0nzPM7pvlkO52+YdT/TpQhl6o4/8Aj+b/AK5j+ZpiRaFVI3jSOR5H2qJG/maBlixmklvYBHH5cW8ZLdT+Hb8ar28aCMSAfMw5J5JpdQFuMCJf99f5ipaYEU3MsP8Avf0NS4oEMP8Ax9xD/Zb+lTexoHYlgYCRgepicfX5TXnF4wEin/Z/rUTKgVuT7fWvO9bY/wBuXn/XQitcN8ZNb4SpAuUY9waGXKr64rsRzocvKD1zzVDULbzU+X7wzj/CpkrxaBOzRB4f1mbQdZgvI8kI2JEz95e4r1bUkgv7KPVbRt0cnJI7jsfrWNCXLKxrVV4mPRXpHKFFMQUUmB7bqOpSLfxvYpFcMyEKTJhAeQSSPT2qkLN551uL+Y3UytuTcMJGf9leg+vJ968ax3Mvzf8AH1P/AL5qpdf6n/gaf+hCmHUsVHGVW9kZmCqsQJJ+poEh7XbMdtsuR3kccfgO9V7SHIMjkvIHfDHt8x6elA2aNngXsA6/OKqW/wDx7x9fuikIbcf6of76/wAxU1MCKX/XQf739DU/FAyvPKkVzEzsFG1hz36Uvmzzf6tPLU/xuOfwH+P5UICeyt1jnaQktJ5Mg3scn7prz67Ub1915/M1EyoEFeba4ca7eZ6GQ1phviJrfCVrVsMwPrxUrjofau1bo5yM5Hzdu4pxUMgPvQDMPUbXy5PMQcN1+tdj8PdfAk/sS7bMMrZiLHoe6/j/ADrll7szaL5onRatYNp+oSRFSIyxMfuuSP6YqlXo03eNzlkrMSirJDFJQwPZTGkVxbRxqqosfCqMAdanFeOd3UfL/wAfU/8A10aql1zEP99P/QhQhdRxn3HES7z3OflH4/4VCkJe/YzHeRGhHGAOW6CgZcwBUVp/qT/vv/6EaBF2y/4/YQP74qpbH/RYz/sijqA2f/Vj/fX+YqfpxQBXuJEjeAu2BvwPyPFHmTTY8tfKT++45P0H+P5UDGi3SO7jYlmYq2WY5J5FXOBQIltsmV/TyZP/AEE15xd/fX6f1NRMuBBXm+ur/wATq795DWmG+Iit8JRgJ+YdwatrggZ7iu25gBXCge9RnCjb75FAkRzwiVOR8pGDWDIJLK7VlJV0IKsPXsaxrx6mtN9D2DT9VXxhoNvKDnUIQUmGMfOWY/kQR+NZmMEgjBHaujDSvGxlWVpXCkxXQZBRigD2aQf6ZD7RVIuSfxrxzuGXM4W8uEUF3ErfKvbnv6VWuIneMGZuPMXCL0+8Ovr/ACoAuqFXgDgVAM/2hJ/1yX+bUATVDaDMJ5x87f8AoRoEX7Hi+h/3xVG1P+hxEn+AfypB0G3ciJECzY+df5igNPOMIvlLn7zjk/Qf4/lTGAtUiniblnZjlmOSeD+Q9qucCgGV5CTdx/7rfzFSjrQInthmVz/0yf8A9BNecXf+tX6f1NRMuBX7V53rwP8Abd2R/f8A6CtMN8ZNb4TNj4ZiPWrG7hSPeuxbnOTfeQfWmMuVOfWn0F1FC7VweufzGDWbqNqZU+UfMASPepmuaLQ1ox3hLXn8P65FO5Jt2IWZf9nPX6jrXp+t2iAw31vgw3EYbK9M+v44rPDStKxpVjeNzHxRXoHKFJQwPZZZBFeRBwc+VgADJNIPOmIDExp/dU8n6n/CvHO4sSKPtNwen75/51Xuv9Uo/wCmif8AoQoC5OKrrn+0Zf8Arkn82oYFnHFQWf8AqD/vt/6EaBF6zZRew7iB8/Ge9ZdsZ5LWJY18tdi/O3U8dh/jSGSPapGgc5aQuuWbk9RVwYApgRSn99Dn+8f5GpKBED83cf8Aut/MVOKAJrYfvX/65P8A+gmvOLziVf8Ad/qaiZcCtXnuuH/ieXY/2/6CtMN8ZNX4TNiHL/Wn9Mn1Ndhz9CdDiIH/AGqc33M+9MQ187QR1B/xoZQ6BqYbmBqdsYpfMUfKTz7GvQPh9ra6pZHQr1tzRofIz3Xkkfgea5H7tQ3j70C9dWslncNDKMMMH6gjINQV6cXdXONqzsHeimI9l2BbyMcnEPUnntUg6jHrXjneK/8Ax83H/XV/5mq1zzGn/XRP/QhQLqWhiq6/8hGX/rmn82oYyZ3SNNzsFHucVStpZpIsQoFQsx8xx7noP8aQjQ022VL+GRiXkB++3J/+t+FQ2mBaQ+vlr/KgY65P7sf76/zFPHtTERy/6+D/AHj/ACNS9qAIG/4+4/8Adb+YqbpQBPakec3/AFyf/wBBNec33+tX/d/rUTLgVa878Qca9df7w/kK0w3xkVvhKMHO8e9SFcECu3yOfoKpwuw+uRUq/c59aYC4wPxpn3eOxOaAGXVusseGHDDBrBt57jR9TjnhcpNC4ZWH+e9YV47M0pO2h7J9pg8UaGmr2vDxRKJExzkbVYfmcj2rGrpoS5oGVaNpBSHpW5kezN/x/L/1xH9KUfeH1rxzvBv+Pi4/67P/AOhGoLn7sf8A10X+dAiwXVFLOwUDqSapebJLfS+SoA2KCzg+rdB3oYyeO2UNvkJkk/vN2+npRakeSP8Aeb+ZpAX7Ek3kf1P8qp2v/HrF7IP5UwFnH7sf7y/zFTAUCIpv9dD/ALx/kaf2oAqzSpHdx7j1RsDueRTvMml+4vlp/eYZP5UICzY26pcl2JdxE+Hbk/dPT0/CvP7/AP1o+lZzLgVa888QnGv3SnoSuD6fKK1w/wAZFX4TOh4d/rVjG7BrsOdi7cqPrTgf3ZHfNN7gh68rSMMxnPrVMAzmMA9QTWXqVn5sZdR8y8j3FRNc0LDi7M0vAXiU6LqT2k7Ys7vCPk8I2QQ36YNd7rmn/Yr53jXEEjEpjoO+P1qMLK0rMustLmXRiu45T2R/+P8AH/XEf0p6/eH1rxzvGyMFmuWYgASyEk/7xqncStKqCJeN64dhx17DvQBYS3G7fIS7ep7fQdqRcC/m/wBxP5tQBNz9BUFqf3Ax6n+ZoA0LH/j7jJ9/5Gqlv/x6x/7o/lSGLNzGv+8v8xUw9KYipd3CRzwjO5gSdqjJ6Ug+0Tn/AJ4oew5b/AfrQAC3SK6j2ryUbLE5J5HU1bH0oAntf9c3/XN//QTXnF9/rV+lRMqBVrz7xIo/t25H+7/6CK0w3xk1fhMuAcuvcHg1ZBxs/GuxHOSH7q/WkKFl44NNghYz8mffBqRv9X+NMRGwwFYe9OcBguO4oW4M5rULUwS+Yo+Rz+Rr1DwdrA8S6F/Zl1Lm9tyArN1K4wD+HQ1y/BUN/igJIjRuUcFWHBBplenurnHbU9jkIGoA9MQj+lRpcebIBAu8Z5cnC/n3rxzuBoFe7uHfL4nfAPQfMe1LcYCxf9dBSDqSZ9+KhX/j9lIz9xf60wJwM1DaD/R1+p/nQBoWX/H2n4/yNU7b/j2j/wB0fypDIbm4RBsUl5AynavJ6/p+NO2zzffby1I+6h5/P/CgAMKRTwhVAzn+VWgKYiGU4u4f9xv5rUmaBFi0z5zZ/wCeT/8AoJrzm9/1o+lRMuJVrz/xJ/yHrjPov/oIrTDfGRV+EyovvPj1/oKm3bseo612dTDoTqflXP8Aep6gbSfpTe4kMbIJI6H71SDmP/gVHQGDfcU+5ppG0j0NMCG9t1mhdSP/AK1Y+k6jc+Htbiu4vvwtyp6MvcfjWFdbM0pPoet33k6nZRaxZtugdEDHHfGP0IIrKxmuuhLmpmNSNpHrskXmXy+aA2Igcds4XtVmLAdQPWvMOsjyTLP/ANdpP/QzUc//ACy/3x/I0hko61Eo/wBLl+i/1oEWOgqvZn/RUPtQBasriNr0IhLEAkkDgcHqapQRSy28fmSYXYPkQ47dz1oGSyxpHCqooADLwBjuKmH6UCIZji4h/Gps5oAhcf6bEf8AYb+YqfFMRPbf6x/+uT/+gmvOL3/WD6VEy4lauA8S/wDIeuM+i/8AoIrTD/GTV+Eyosb5Pr/QU8r0I6812nOTKd0a/wC9/Sp05Rvw/nQwQD7rUnCpt9TkUgHf8s1+tI4+UD2qhAPmYq3XvWPq1nvXzUHzL19xU1FzQHF2lc6X4ceIkglk0S8Zfs9wS0bMeFYA/L+OfzFdDdW7W07IQcdVPqKWFluiq6vqesyH/T8/9Mh/JafF/rFx/eFcRsMT/WT/APXaT/0M0yfrD/10/oaAJxUK/wDHzMc9h1oAa11uyIF81vXov5/4ZqC1gaS1jMrllKj5Bwv/ANf8aANSyRUm4AACtwPoagt/+PeMf7I/lQMbcH5B/vr/ADFPySPamIhk/wCPqH6N/SrKgYzS6gRP/wAfkf8AuN/MVMKYE1sf3j/9cn/9BNecX3+sH0qJlQKma4PxMp/tyZu2F/8AQRWmG+Mmr8Jkxf6yT6/4VP2X8f6V29Tn6DcFWyOmeRVmP7j/AIfzoejDceOY2/CgjcmD2xSBCZ/dD2NPIyq/SqQmIwIkyByKYUDrn0prsJnNXsDWN4JIyQM7lI7H/wCtXqukakPE/h2CVfmvoDsmQDkn1/Hr+dcsfcqWN378D1dxm/wR/wAsh/Jamh/10f8AvD+dYdCyKM8ze8r/APoRqK4YL5TEgAPySenBoAPtDPxAm/8A2zwv/wBf8KjSAyTSmdt54yMYXp6f40AWwAB9Khsz/oUJ/wBgUAXbYjcx/wCmb/8AoJqCIfuU+goAjn+6P95f5ipxQBBN/wAfUH0b+lTg4oAr3E0cNzG0jBF2sMk47ij7RLJxDEQM/fk4H4Dr/KncZasYXE8jySs7GJ8Doo+U9v8AHNee33+tH0rOY4lauE8RyBddnjcfKQvPocCtKHxk1fhMeMfvH+tWP4V/H+ldyOccFyoPvTlOzI7GlLcESL91vwp38FNgI6kgsOoNLn5F9MUIGSY/fL+H8qiHy5HY4piKt9Zi4gKnqRkH0NVvCOuP4c8RQyysVgLhJwP7uev1HWsK6s1I1pO+h9MN/wAhI/8AXIfyWpoT+/jycfMOfxrmNCks0jGRY4z/AKx8s3AHzH86SSD95C0rmRt+Oeg4PQUdALgAAqJCBNL7kfyFADyeDioLQf6DD/uD+VMC7b8eYfSJ/wD0E1EnES/QUgI5vur/AL4/nU4NAFO4uI0u4l3bnCk7VGT+VO33MpGAIV98M3+A/WgBscCR3cZ5ZtrfMx3HqKuAAUDJ7Q5mb/rk/wD6Ca84vz+9H0qJjiVq4LxOoOuzD1Vf5VrhvjJq/CZdoB5jxN0PQ1OwwoHua7Fuc/QcD+7H1pwGQfpTYIVfusPyp6H5SKSAf0T/AIFTSCv0NO4Eo/1w/D+VM25VvoKroSNPzbVPUDBrD1izwPtCDkcN/jUVI80CoO0j6bdpHvyYtpzFwzduF7d6ltbcG7iaRjIwcYLduewrhZ0hF904H8TfzNJNjfDn+/8A0NHQRJk9qgjB86b6gfoKAJ8cVFZD/Qbf/rmP5UAXIuEmPpDJ/wCgmq4OIxk8etAFWe5VwggBk/eD5hwv59/wzT/Kmlz5smFP8EfAx9ev8qAEMMcVzAFUKMNwB9KsZ545oAjcH7VGf9hv6VPjFAyezz9obP8Azzf/ANBNecX4/eiomVErCuG8TL/xOZCOu1f5CtcP8ZFX4THi/wBY5+lTh+MH72fzrs63Ocf/AMsz9RUifcb6U3uCDGR9OaVT8h9cigZIOUP1p/BUZpANXImAb8KcOVb6VSIY11wqt6VFIglQ8DHoaoR9Df8AL+3/AFz/AKLU9tj7VH/vD+deadZXQnZx6n+dJKMvD/v/APspo6B1JgKij/183+8P5CgCU9D9Kr20qQ2EBkYKPLGM/QUATQztMJxHGQnkSHe/B+6eg6/nioFtQ5BmZpSDkbug/DpQMfcKAqD/AGxUmTmgRXlP+lQ/7rf0qxz2FAEZH+lx5P8AC38xV3G5Af4h+tHUCS0H+kH/AK5v/wCgmvNr/wD1tRIuJVBrh/Erbddf3Rf5Vrh/jIq/CZESkvIR7U8rkZHUGu050PUkxlT1BFTJ91vpQAqfdP0pCOOKAJEP7vj1qTGQv40gBhk8dRjFIh4f1xTQMU8ov1pjfJJIuOC3FUSfQGf+Jg//AFz/APiasWo/0qP/AHh/OvOOogi/1Q+lJJ/rIf8AeP8A6CaOgdSYH1qqbhI55hks24YReT0FACsbiVGxiFMcHq3+A/Wm2VvGtvFJty5jGWPJ6dM+lHUGX48CG49fIk/9BNQ85PNAyKcjEXf94P61LgkUdREEi4u4f91v6VZFAETj/TI/9xv5irJbDZXp2oAuWmGl3Dj5GyP+AmvML/8A1tRIuJVFcP4oU/2wzdtij9K0w/xkVvhMmBtsr+mBVhhxkDvXd1OZDCOcjtU6kMrY64oe41sKg4b6Uo5U0ALyCcdCeakB+VPx/pQA/q1NYYyQPrR1AX+BPc0jjLSE+v8AWqJR76v/ACEJPZP8Kt2v/H1Hj+8P515x1FWH/Urn0qC4uVW4hiUF5N2do44we9ADtk03+sfaufuRn+vX8sUttEkbzBQAN/b/AHRQBOxHlt9DUVvj7NECf4B/KjqDLURHlXOB0t5P/QTUZ/i+tAyCfgw/9dB/I1YHSjqIgkGbyA/7D/8AstWOATQBEQDexf7rfzFLcXEVscyMR6ADrQNlrTpZZLoHyxHH5bcMcsflPpxXnF9/rv8APoKiRUSqK43xEw/tl4z3RTWlD4yavwmGn+uk9MCrKfdH1ruOYcy4Vj9P50nIPHpTkJEq4wxHpTh90/hUjFHIP1pFJBC9ucUwJx95fejHJoEMb5So7Z4pT1kqog9z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yLTE5VDE3OjQ5OjAzLjg2Mz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202 Viviendas en El Cañaveral</text:p>
          </table:table-cell>
          <table:table-cell office:value-type="string" table:style-name="ce2">
            <text:p>High Innovation Obras y Servicios, S.L.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data:image/jpeg;base64,/9j/4AAQSkZJRgABAQEASABIAAD/4USC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3OjEwAAAGkAMAAgAAABQAABEckAQAAgAAABQAABEwkpEAAgAAAAM5NwAAkpIAAgAAAAM5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ODowNjozMwAyMDIwOjAyOjEyIDE4OjA2OjMzAAAAAAYBAwADAAAAAQAGAAABGgAFAAAAAQAAEZQBGwAFAAAAAQAAEZwBKAADAAAAAQACAAACAQAEAAAAAQAAEaQCAgAEAAAAAQAAMtY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8p0os+pwKGPJPf2NdQySIfmLfXNdlD4TGb1Ey394/nThu/vH863IHDd/eP508bv7x/OnYQvzep/OnDd6n86LCHDd/eP50o3f3j+dAXHDd6n86cN3qfzoC4vzep/Ol+b+8fzoAd83qfzpfm9T+dAC/N6n86X5v7x/OgYvzep/Ol+b1P50AL8394/nSjd/eP507gL83qfzpfm9T+dAB83qfzpfm9T+dAC/N6n86XLep/OmAfN/eP507J9T+dABz6n86Pm/vH86APNdD51m2H+0f5Gu6Ee75ccd65aL90dXcolcMfrSha3Qh4WnBaYmxwWnBaBChadtoAXbTgtACgUu3mgY7bTglAIXbS7KVxi7aXbTANtLtoAXbShaAF20badwF20baAF20u2gA20u2gEeUWMrwXsUiNhlOQfwrsLLXt5EdxFkngMg/pXnQm4uxtOHMizwWP1pwFd6MRwGBk1Sub9redQqq0ZXkd+vrWVSpyySRUY3Vy3bXcFyPkbDd1brVoLWkZcyuQ1YfHC0rhEUsx6AVT8Xw3Wi6favFMUllYlto6YxgfrWGIq8torc2o0+ZOTMrTfE0UxEd6BG/wDz0H3T9fSuhXa6hlIZT0Iq6dTmRnONmO204LWtyR4WnBaBhtp22kAu2jbTAXFAFMBdtLtoANtLtoANtLigBcUbaYC7aMUDPI7WJ5LmNIwSxJwPwrq9MsDCvmyjEh6A/wAP/wBeuCjC8rms3ZWNMCnYAGT0FdbdlcytfQoXd5zsSs+b5ljPsf51x3u7s2eisiIcKSOCD1rc0M39/crbxx+ag+85/hH1rRT5NSVDmdjvbW0t9Mjz96Yjk1xXxFlaW0tCfV8f+O1ySbl77Op2iuVHniozKWCkgdSB0q/p+r3WnN+7fdH3jbp/9atIyad0YNXR2Gma3aakAit5c3eNj1+nrWsFrthJSVzBqzHhaXbViHbaXbQAbaXFABtp22i4gC0u2gYuKMUwDbRtoELtpdtMYYo20DPK9B51y1B/vH+RrvnRW4wN3r6VzUPhHVepBswaz7+5KMYlPTrVVdhweplM2TSuy7Yx7f1rAtGnomivrFwyK4SJMF27/hXfwR2uk2otrOMDHU9eff1NYzfM+U6KceSPMULa+N6Xl2OI92FduN/uPauY8ftmytP95/8A2WiXwi6k/wALLQ3aauhghniKIrxygEHrVrXfh9Yzo8mmO1tcKMtC+Sp+npUr4gfwnnV7p15pdwYrqF4nB4J6H6GtfSvFU9qVivAZ4egb+Nf8a2hJxZjKN0dpZ3dtfw+bbSrIvfHUfUdqtBa7E01dGFrDttG2mAu2jbQAu2l20AG2l20wE20uKBBtpdtMBdtGKADFLigZ5e8MemeMZIYcNHBOyrg9sGuug1C3kOC2xj2auKnUtoaVIOSuiXbyawdSOL2UfT+QrepsRHczyajZqxexotzf8O6t/Z9pfS4JVVBO3rXS6ffi6tLe7YbVkVXI9Kyije9yaFyYY1K7dqgda5fx9/x4Wn+8/wD7LSkrRGndmj8I9YtNIt9amuR1WMLzgfxdTWzaeJLCW4uowxcS/dLHBB9vaog1zWFL4STXorO+iQEJLGYgCGHfJ/WvPtU8KFCZLFsjr5bH+Rrflujnc7SMGKa80u63I0kEy9e2f8RXY6R4whuNsOoARSdBIPun6+lOnNxdmOSvqjqk2ugdWDKRkEHINO211XMg20baAF20u2gA20u2mAbaNtAWF20u2mFg20baLhYNtLtoA8jlbd4qlOc5mb+RrrLKw24llHzfwqe1cNOF5G7laBpBa5vVeNQmH0/kK6amxlHczmNROeKwlsWtzS0KI3EF5ADjzABn0rrbKFbSzht1JKxoFBPfFJGhdQ1y/j1v9DtF75c/+g1FTYtHI6TBdTecLdugBKZxmr32qSB/LuY2jYeornbvKxSVlc2LLX5rdQrMJov7rH+Rrdtr+01JcQybJcf6t+D+HrXRTqX0Zz1YdUXIPDNtrcy2l0GJcHDouTHx1rhvEPhK/wDD7eZJtmtGdlSeM8cHoQeQf85pzepVOPulXSfEF9pLDyZPMhzzE/Kn6eld9o/iKx1dQiN5Vx3hc8/ge9aU59GZzj1RsbaXbXRczDZS7aLgLto20DDbRtp3AAtLtouAbaNtMA20baAPG9Dka48SWssh3NIxYk9zg16KFrCj8JcyWGB55AkalmPauX8QQtbazcwsQWUrnH+6DTnJX5QUXbmMlqgkPFZS2GjY8NMFe4JOAAM12WmW0uplfspRgwZt5PygDGT79RWU5Wjobwjdj4SSiknJIBNcv49/1Fn9H/8AZaJbAVPAVpHcSXjSDO0JgfnXY3+m2l5GYpoUcAcDHI+lZQV6jHJ+4jkdS8Jval3spiVAyI3/AMawiLi3k2TRvGw9a0cLaoyUk9DqfCHjVNO1i2+3XMphVhmRD8yj6+ldL8RLiK98LGezuYLq1+0lhKjc8+oobvuXG1nY8xvdPWKBZYwUY9R2NUFYqQwJBByCO1aTVmZxd0dZovjW4tdsOoAzw9PMH31/xrvLG9tdRgE1pMsqHrjqPqO1a0530ZnKNi1to21qSG2jbQAbaNtABto20AG2l20wDbRigZ4t4eCjxLaovRXcfo1elBaypfCVM2dBiuHWdFTG5xtcjoMVwviyBrbxNewu29lK5bOc/IprH7bZpJ3ikYLVBLTZKNHRV3216vXKYArsvDF3c6NpEEaxr9o8tkIb+DO3n07VnJXRtB2LkI2qo9BiuY8fD/QbU98v/wCy0T2BGR4O12x0c3Qu3IeUoEHbjOcn8RXZLq8c5MysjKf7h6VEPdlcJe9GxI1zHfAiKRC+MFScGqN5ZpNH5U0O9SMEEV1Rs0cc007mK3gNr3zG06TYwGRHIeD9D2rlrhLywlltJvMibgPGTx6/SsZWTsbxu43Lg1JJrRoZF2MQMHqv/wBatLwT9kfXlivCnkyLtIfBB9sd6JO7uOFkZ+s2UcOq6gtntEEEh2qDxjPaq1lqF1p1wJrSZo3Hoev1HektByV2d9onji2u9sGpBbeboJf4G+vp/KuwGGAYEEEZBHeumErmLVhdtG2ruINtJtouAu2jbQAbaNtMA20baAPGdJhWPxtGq8ATOB/3ya9SsoIpHYyttVVzmsaekSpGBrvitdOeSGwmLyHj5TgD61yKTPcRLLI2XbqajmvIaVkNNQTUSGjZ8Lj95Pn0FdQ08cAy7cnoB1NQadC1bJNcnMjfZ4CMhhyx/oK5rx4qR2lpFCT5Q34yc/3e9ZyvfUtNW0Mnwd4ct9fmv1u0Jiht94YNgqdwGf1rG1W1n0HU5La3ncovQN0xSvqK2lx1rr2x1+0Iy4/iU5rrrHxEJIgFmW4TurHn86uMnElxT3N/TvFllp0U7SOEVlG5JOehzxXA+KLq3vtblubZlaGQAqVPooH9KqVm7oUdI8pn29hJc2000TDMXVT3GD/hVVW+UHGM07ElgXU2WLOX3jDbudw966fQ306bwdq1rcmNroEywowBPCnkdwc1LKi9Slpvhi51XSZL63lj3JIUETcFuAePzrvvBltPa+HUguUZJElcbW7DP8qum9SZrQ6HbRtre5kG2l20XANtG2i4Bto20XANtG2ncDxLRFx42gVH8xfOf5s9flNek3lo13atCszw7urJ1rKn8Ni2cbL4VcXZVpy0O7AOOWrOSMwx+URgqxGPxNSocoOV9BDULxSTSLHEhdz0UUpDR0Og6bNbwyPJKFZwCAO1atkq/ayzcgDqahjbN1biIWyJnbhQCDxXGeOWH2OyI+6S4H/jtE0ODOU07V73Smc2U7ReYu18fxD0NMv7+XUrjz5wvmEYJA61Nirl3wva2914l0+G5CGF5QrhxwR71f8AGnh620a9SWxDQh2I2qeKLFdDmczSsNxZ2PTvTgCOowe9UZ2NDTtT+xJLE0QZJRgnuOMVc0S3in89TtZeBhh1rSLu0S9ilLp5VLx0YjyG4UjqP8mqgJHOcY71LVho9L8CXkK+G5oi+JROWHtwK6ezuYmjZXkBIY4I7CppNczQ6kXy3NCP5x1BHYin7a6LmIbaNtMYbaXaaADbRtoATbSYoA8L8Mf8jfbf9dn/APQWr1Z9qrljgCop7FS2OX1HWYLV2CETSbsgDoPrXN7zIu89TyaTld2BRsriVb0Q/wDE/hXsYn/lSY7aG5JfWloirJJukwPkTr+NY99rc8jFIsQR+i9fzrnlLsaRgZ663LaDCTsR/dzkflVzxTcveaDo9w2MyK7HH4U4yb3KcUtTkhThVkF7T5JoLlJrdik0Z3KwAOD+NXtT1i61WFIbqKPzIySHjG3P1Xp+WKAuQ6OscWt2Jm+4J0LfTIrtPiPZWIsrS4t0jFwZSrttwxGO9ZyvzI1jblZl/wDCutRm0ixv7R1drqHzRE42+nQ9D19q5W1vbixcmJsZ+8pGQa0jIznCxP8A2o5WZPLXy5/vr7+oPb9at+Hr2xsr2c3yOYZYHjGznBI4NEtUKOjNnwrpLXWmySwNKkwmKq8Z44A6it+30jX7iRfnhQDpKTjP5UoK8ipO0TrtNs7m1ttl1Os0nqq4A/z+FXdtdFzANtLtouAbaNtABik20AG2kxTA8I8Lj/isLX/rq/8A6C1eqXVlHeQGKUsFP91sGs47FM4+60CFLyaNHbZGwGD3yM1hrynQDBIwPY1CVpFvWIVn38ssE6PDI0b7SMqe1E9hRJtKjnvYLgj5pYwCgA6mrn9hXUkn+lzbOeVXmsFG7NJSsi23hq1WBjG7qTgHdzSeJbQQeHtLj3EiIMo9/u1o1y6omEuZWZyIyK1tGt4bl5llj3BVz9K0jqyWdN4L8KJruufZra6TKk7kc4IHt610vin4bzaHE0sBSeSQ8BTnFT1Ha6ueU3MUsM7JMpRweQ1ON7cvALd55GhByEZsgH29KGB7N4d8SaNcaFo9nHqyR3lvD5bxXHCg+xP09a8w0qGL7XfQSlDhdoDd8elENypvQpaFpI1XVRYtIYwY5X3Dn7qMw/lVnUPDN9aYeCN54SM7gOR+FFybG/4Q8T2ugadNaXYZJzIWCMpBwQBXU6X4usZ4xETsPOA/Gefyp073FU2Oms5VnjLK2R6Z6VZ21o9zNC7aTFA7C4oxQOwmKCKdwsJtpMUXCx4N4XBPjK0wMnzX/wDQWr14KR95GH4Z/lUR2Gzn5lzqV7/vr/6DXI38CW95LFGMKpGPyzSW5T+FFXvS2trBe61BBcLujMbEjOM4oYuh0thbeVHshjVVwOFWr2oQpPqM05dI4mbICLt/TtWWwJOSKkj2zJsSYA56NWR4yYppWnpkHJfp+FXKzWgQTi9TixzU8TvG4aN2VvVTg0DOw8F37w+IrSOOULLLIAzsucn3A616bri39xZrJfKGkki3HnayYPofpSZcNjhfGNhCnjW/t4YlMQRfkC8DIH+NcXq1mkN+scKbAxwFHTrV/ZuZv4rFjW/Dd3oaxySurxucAgEEHGeR/wDXrFyc5B5qEymrM6HwVLt8URM5JJilGT6lCBXpEKyrErMoYdDjkVEX+8G0+Qb4v8M6TqOi2Um5WZictG/zocD2xis7wz4G002jC5uJ7ho3PAbaMHoPX9a3StqZSd3Y7ex06102DybSLy09NxP86tYouFhcUmKLhYMUuKdx2DFJii4CbaQrRcDwHwy23xjZNu24nbJ9sHNe1o0JX5HVj65zUxegNHHX115PiOa22Z81s7s9MLXN6r/yE5/qP5CkinsUaal0lhfx3joXVEK7R70pOyBK5s6f4kF1u8qA4XqAcYretzNfQl4oBt2k5Ubzgda5pNtnTBJIG0YW10UuIiJBgkN1Gea5/wAegC309RwAXwPyq4Ez2LPw88Iad4hs9Vm1IS7LZFZDGeR1z9eldHqvwXkgs3utPvG2hdwSZcHntxV3dyeRctzgtU8G67pF15M1qWfaHXy23Fgc4I/75NQRa7rVh+5lurpVA2mOYkjHpzVdCNUbXjfUvs/jzUXZC4OxeD0+Va5rUNQS6nhnjZg0f8LVV/dsRb3rmr4h8UR67p0cZjkjmRwxDYIPGOtN8CJby+K7ZLpEeEq25XAIPHvU2LvdmhLpdq/xDvLS3XyYF85owg24wjEY/EV6R4c0TVE0tbq0uEMZyDFMpPIA79utRYtblDXdbs9MiZtW00xMDjfbnIJ+lXfCF5b6lpDX1sjpDLKwCv144rRSdrMznFXOg20uKLkhijFO4WDFGKAsGKTFFwsG2kxTuB82WktxFrCvaRtJOJDsVV3Ennt3r0nR9M8RXhWS+ihtIuuHzvP/AAEHj8cVHM0x2ui1dWsTa3dSsuXjZQp9PlrlNXAGqTj3H8hTQ3sUahuU3QNSnsERukRf6JfKAcleMV6h8P4riLw0YRZ3Esr27xhVAGCfUsQBWJvEsa20h1qcyxeU525Tdux8o71xHjoA2Voe+5+f++aroJnSfBli8OqxsA0ACFhnqfmr0K38QRap9uskjIMCD95u+98wHpmnFk30Rl6ouPEVjMWJdI0wW+boX7fiawvEkcWo6ffP9mgTzIzjC4Cn1qhX1Zm33g601nXfEF1qIkHMRtHiY9QpDZ/IV5lqumfYNcn0+JmkEcmxS3U02Ta6NLVvA+u6NG8tzaho0UMzI2cA+xwf0rnAxByCQR3FFxNWOj8HXJ/4SeF5pC37uRcs3qpFe2aJ4ptdKt7e2mYgLIWdkYEMCAMfpUL4yvs3Keq2OleI7topGiaGZ85YYI/DitHTvD9r4atBp1kztCrFxuOSC3JrRqyI3ZbxRipuAYoxTuAYoxSuAYoxTuFgxSEUXCx8+eE5lg8bWUjuqKszbiw4xhq9wS/spBlZYj+NZ1FJvQ0g421OR1W3urjVpTZypHFLKu5xySu3tXKaxbNb6ncRncQpA3Mc54HetIqy1M27szC1NkbMDLjrRLYcdyz4d+WWf8K7rTNfvdNtmhtXRAxyWK5NZ9TZbCPdzXdw008pkkf7zHHP5VzXjk/8S+1P+03/ALLTlsBV8Batcac175Nvcy7ghJhPQc9a6j/hIYYZ3lWS4tJHGGDRkZqU+WVyXrEc3itTNHO99HK8YABYdv09aS48UWl5DLFugTzFIAVjx+dapxZm00bOtauLCzv7hI1cxI7EbiAxGTyR0614/NqH9pa/9t2eUZZAxUtuwfrRJaCi+h7l41Es2i3TLNBMGteWU+i/jXjHhVI5LydZCoUxH7x680luaT6HR+F/Duj6n4W16W+t1NxbGQwvkgriIsPbriuFtI7qW+NvFcyIvzEDORx7UrEvY2dHTxJPp9xe2Ts0NuTvw2OgyTjpXsXgpL8+Ho5NSbNy7tnB42g4GKbl7pNtTocUYrO5VgxSYp8wWCijmCwmKMUXAXFGKfMFj5u0j/kY4eP+WjfyNejxdBXRDYhk65DZziruo3ialZwwT2tviNuGEYBPB6nvTkhpmM+jafJ1t1H+7xVaTw3YyAhfMT6Nn+dJxTBOwy38NR2nmGC6kBfuyg4rd0y3sbeGRL1JJ22MEZTj5j0JHtWUqTexpGpbcqCKRGJGMZ45rmfGku61tkz03Ej/AL5pSi0g5kbXwdvHtL3UFGwLIqKXkg8xF5PXkEfhXpt/daZfW91Yy2NvJciPcZYYsKRn0yT+tZ31sXGzR5j450m1tN8mn2gQ+QhwkZ67nzx+VcgYtmjfaGRRMV53L746VUUZyaud1N8P7/xY2q6lb6ikUcEwRomJ5+RTXAeJPDd74Xvxa3bxM5UMGiJIwfqPaquJrqV7KHW7uGSWxjvZo0yHMIZgPXIH1FZqswG5SQB3FUTqXbPWNQsEkS1vJokkGHVW4bjHNV4riSGbzonKyc8j3pAejeAZ0bwzqULjLSM3y9jkCu70a+MVn5MibAi7l57emPWojq2hvSzNu3lMybuxwRxipsVlJ2di1qgx7UYpXCwYFJgUXCwhqK4nitbaS4mbbHGpZjjtT5gsZFp4lgvdVWyhhYjy97ueNnGcEeo/nxWrBe210A0MocEZHBHfHei4lqfOWksB4ihyePMb+Rr0aF0IChwfoa7YGZYFOJyF/wB7+hqmCHClFADguaTHFIYx84rjPGIO2JsdA38xUVPhGlqdH8HNSWwfVN95cW24R4aJA2T83XINdXb3kMWr6hcXl0C5hKRsRgtkg9MVhHWVkU9FcyfEd5HcMrW7eYpjCnA7/N/iK5W5ErxkbCVQc8Vok0YTd5aHq/hOJZLO+K3i2xLsGU9HyvU8jONuK8x+LokGtwSSTRybowAUXA4z7n1pM2Xwi/DXWbLTrC8S5nhR2c7UeQKTkL0z/u1Z+Fqf6NrNu1sJV3wsW2bsYJ4oZSs7FvTNH0i61nxUt7p8LKm4wh4sFDg4xjpXmElvH/Zksyr+8W52dei4PahEyOm8K6NLeeGNRvo76aE25ciON2G7Cg9iPWu/0Dwik2nxXUmr6kGfJMaygqOSOjA1nKfLdoajzHX2ViljEY0klkz1aQgn9AKs8+9csql3dmqjZWD60nBGRyPY0uYdhDSfjRzBYY5KoSOuOK8z8SeMJ5WSKCSWzmUPFIPQ56kf3SPxq4O5nPRHM6frl1ZXgmSb/URFY+wXdgnj3z/X0r0rwlEstotwspYKMDdIHck8nPHH0FVJ2RENWeH22U1UMOokb+tdRoM8lxrjo5yqDKjHtW9/3iQLY6ycMltKy9VQkflXPQapdfZndzGSpGAR65oxM5JqwQJry/NtZWz7nEk5PIfpXRQqTGueeBzWlGTd7jkkdb4T0G11nTzPOzKwnEeF9Kr65pFrp/iIaXGGKtEZA+eemaJSaZVlexzawyTv5ceA56ZGa5bxtYSQaekkpG7cRgDH93/GlVl0CK6nJaMNbka4TR5JVKoJJtjAfKDgE59z+tLNquvW100dxdSCUdQ+DU7O6FurM9A8O6F4x1bT4bi1SzuUkjEgDgA7dzL19cqao6zP4g0SSWO90u1Plttcq5wD+dCqSG4JFLX/ABBqKG+tILVfs6ja8wzldwB/rXIJbalfwtMkN1cRRnDOFZwv49qu5nYrNFKkhjaN1cdVKnP5VsaF4t1fw7BNDps6xxzsrSBkDZI6fzo3Em0V7vxDqV7qEt81y8c8vLmIlA34CqKtLLJsQO7ufurklj9KdrBds7zwRfQwaDe2ks8UTvIeHcKe3r9K9B0/XrKPT0hW8hMirwFkUjP51hy3k7mmyTNzT7xLmIsrhjxnB71c3j1rgqtKbR0QV43AsMY9ajRhtOBgbjwPrUc+g+UdvFIWFHMHKY2t31n9la1luWheQcOuRsPqT2ryrUVl1LUJlkmjaTAwwXPnY9OK66UZHNVaMcyN5sjqqxsH55wAVA/XPaup8O6/a2VpIh4u2BG9SR8xOcknP8qcrsiLs7nOr4b1CO7EpWPbuJ++K2NDsXstVaaZAoI5bIPaunlfOmHQ6aa5t2hkUSAEqR09qx9PSwQt9oiDKTht4yD1wanERcmmhxtfUztQ8h5bHMIlijZ8rkjb/dP4cV1lreWTFEadBnAq6ScU7lNp2PUtHGiaJp8S2+qROkk6yMWccHFcn4q1C3f4jwSLdRmD7KcsG+XO3iobu9Cut2UvDsVpqOsJCL9YSVJ3xsMjiuc+KlqltCttHem8bcW3t97BC9quom2KL0OG8JahFpFzfSXErwNLb+XG/lbxu3KeR9AaoazcG+1NrgN5m4DLBcZ/Chxdxcyse7eA/EVnoHw60RpT5lxcyPCIQ4Dt++bkZ9M5/GsP4jiby9WkdFEAnAVwhyxI9aU9Ekil3OD1G6Ef9sxO21HWJvuZyw8vAz24yfwqfwR4usdF0DV9OurgxfawCvyFskfQUtbuwlbqENte6x4rgvdIt7u4QR4aVYWAUlMHt68VesfhBrd1eGe+mtrSIvuKs29iM+g4/M1cE+pErHXQ/Cnw7HP51yJrhsf6sN5cf5Lz+tbkGiaXpybLKyht1Ax+6GM/U960SEZup+HNH1MML2ximJ/ibO4fQjkUmkaZYaBYi0tLZfJDlhvO5hn3NRVpc8bLQqMuVmvDe278NIsPswP9BVK616OEssMbSsOjYwv68150cFUlOzOj28UtDGk8R6r5u5fIVR/B5ZI/nmrFv4rZFxc2pznJaM/0P+NdU8BFxtF6mUcQ76lubxTZJaNNGsski/8ALMJg/n0rirr4gT3EszWUboehLPkYwei44575rGlhnB++FSun8Ji3/iWO1MysZJJQo5PzLz1A9B06Vz1lrKLJJDJudJG4Kk4UnvgV22XQ53dm9fyzWUKaasfm288fyGRgCGzzyB796r6MLSwnSe/EMkcinKsdxQeu3rn8ayrLoioWvqejjwzfSxowMW0qD97/AOtSDwpfK2Q0f/fX/wBatx2EfwtfsCMxc/7f/wBaqMvhW9j2xF48yNgfN6An0pMLEMng++OPnj4/2/8A61NfwvqAxtaLI/2//rUwsStpersyea8TohGI92Bx+FR3mk39zfC7cQqwXbtDnGMYpKKTKuyvb6ZqljcCe2ljjkXoQ1VtT0rVdTm865mjeToWLdqqxOpn/wDCMX396L/vql/4Rq+H8UX/AH1VE2NGLT7+OKyQiEi1cuPmPOSD/SrWoadquuPKFEal3LlfNOOfbpUuJd2UJvCupam008Pl+VKdvLY+6cf+y1HB4H1SxDSoYkf+EjB/nUi1NGNPF8GxRq8gRT90OAP5VFK/jAt/yG5QM/3/AP61GoyBm8W5+bXZf++v/rVFNP4phtpWOtO3y55bkfpVWZIscniFYjLPrTlAm44P/wBanad4gubqeOyXUJHlkBKlhQ21oBpfbZvtBgfVk87dt2AgHPpXVi10aezhRn1lbgAb5I4wyE9+tcmLrVKcU4GtKCk7FeTwvFLrtrYx6zGsEkBkJLEOMY4PbNL/AMIbYLa+eNUu7p2yEiVwC3JxjArhqZjWilZGsKCb1OQ1nTH05J45byRJkYK0StkqMZySePyrhppDql1iJ/IaJMEE4Mma9GlOVSKlI5pxUZWRmXl7dXbr9oG1UAQhBjip5fs1ta77cyxSHGA4+/7+1aiLttJqC7LiQCVVUYZ+RtIrTsraKQvI4SaRxuyx6+uKHHmVmSnqe8Wx/wBFi/3F/lUm6qNRpNUboj7XaA/32/8AQDSAHqs5piKsp4OD82OK4a21+Syv2tJY2aRnzMXcnGT2/Com2pKxcUrO51bYqGQ4XPXvjvVymoq7JSu7Ff7REzlA6luwyOax7/V7mBRPBGJYUkAkVULEr7EHGaUqlrFxp3TuNs/FWmX8cgjmMcyqT5Uo2nj9DT/A2pT32tXYlmaQCPIBzxzRNma3Ox0U/wDEtTt87/8AoRq3dkeR97vSGZEpNUJZAOpH51SJKzyrn7w/OqN9IDZzDcD8p71fQRnavNN/ZYS2CvI2AVyOVxzWbYWUVnPb3io3nIpJUyqACfb/AOv2rOba2Ehjw3L3YuvKVZQ+8NvHJ963YNW13zAW1aaGEnmOCQrj6cVnKmp6MqMpRd0ZF3DO90u/Up3ZtzFzktz75/wrVtdQaBFWO71BXChSY7hkB/AGpVGKfvIpzk9jP1ue5ubppLm6bDLlSCGyAOhB5P4muSkaBjNJK3kzgjasa8N+dUtNEZXbY0C3igEwuGaUnDQsvapr7UX1RoUaFI1hXCDAGfxqx9SzZQ3ItFeWCSS2RjlUkC4bH0P8vxrV0uZ3mMd00FuqLnLZYgevGKYj2aHUgLeMCJuEHf2qX+0GPSP8zTNLifbpGOAiZHbdVK6upftNu5UAIWyeuPlNALUY2oZ/5aR/kapTamfMaP7TArLjgkCpc4orkkYl6LmRbu682TzcbYfLbjp+XWuRu9Nu7GP7ZcOzGVgpkJOc4z/SlJWV0TGTvZlu31u8FlC7XLDKku7c9DxUcc8Go3RmuJPMJGAc46HIFZyb5Coy9/QuwWlpbMbi3i8uZg2G3+vBqkUhW2MSo6yMrRmQHHvmsU29zdNHI/2VNvzuwTzyP1r0D4f272N5JNIc+ZFgnHHWt3LY5tpHZ6IZ2iVElUKAWAZQR981qSwSyjDGFx7Aj+RrUChNo0cww8RI9FmcVny+GLHndBL+Fz/iKAK7eFrIn5Y7lfYMpqGbwtaSQunmXaBhjOwHFNaCaIm8NWwGBdTjH96KoG8NRg/8hCMf70ZFJq4IcPDq4O2/iJHsaadAnxxPbE/7+KcVYHcpyeHdQNwjgwMoBBxKKmttBvSn7y2AcHGVcHNO12Loc5rklzazfvLWAm24JA6nrk471zN3cnUbsSS7d7nqBgCsiYk2qyCQw72T5FAwiYPTr/So1vxbo6pHvLfxOOlUMbHM0QDmQncMOinFdVpVnbXNpEX8tnYYAlbsOg9aaV9BI72G/bylGf4RVlL1j3q7FEv2jIweaXeD90FT/snFJpPcabRDKgP8Tc/j/OsWaF1EhwoJY8lMnGfr6VnKlFrQtVJJ6le8uOsrRmKxcIm3PGRnOM1QmiF0hji8llzkLI78f985rOCbha+2gpuz0M+bSr+TcEtrYyBgSvmYG32zjvUK2d/b3AEulyDzmwpj3Yz7Z47UpRexKlZi6xdiwkjCK7Migf5//VWZfXiXIjSeUQrwSG3f0FO2hSlqXVZV0+VowrYjXB3ZBG5umfpTYNelEGEmZGTG4ZIA9+AcihJpK4m03oen+HmIRDkcxdf+BGt3zASMEH8f/rmtwGlip/8Arf8A1qiLg55/Ijj9aAI2ZgMbSRj0PP6GonYAHJGcHg4x/SgCIux+g7jt+RqM8dQevo3PH0NAETMmPnIA4xyP6imBY3biNT17D/GgCNok5zHzx8oQ8flUTwxtkFcc/wB9lx+lAjjtZAllYSTFrWMngKcsR7nqSfb8a4tIPt0822WONQSwDHAP0rPqQIuyS0YNG7yRqcncSvt9O/5023RJY2AQtIcD73LH0AplXJjMOY1EaoGAVWbceAOPp9a3tJu4bS4V2tYpWRs725xn8cEfQU1uSzuol+Vcen9KtRg9/StSi0i9KnVR60gHFOKaYAw5FAyJ9Pt5R88MbZ9VBoXTYf4Y1XHYChJLYTIn0OOTcRNOpPdWHH6VVi8OS2jNJFfylcHKlASfYemen40PYLGUbLX7dJSsSSwA7tjqDnJ9CKreVcyytBL4ehn9SYtufxFTypiuW7fwybqQRS6f9ltZB+8iSQ8dehOfWpJvhjpbn9xc3MQ7LwwqHFlNLob+iQvCdjRsNiYyV/2jW0Tng5NUMjPXIHP0pu4857e5pgQsBydvb0Gf5VG+epP4Zx/WgCNuQSeQM8n/APVURIzwAMHk4FAEeR2J6DnJprSKPlJHfg4/qKAImZeRkLgDoBmo5SxVgMqD/Ec0COK1jToYZCbmVRbcZ+YhifTpgCuMmVDIpjDJH1Oewz1+lQTYnb7RamS3UKfM43AdR65qBQzFpcIvlnkUXEiT+z5H3SJhVXl8nkVbiuJY4JFj2MjABlkzwB0poTkeqQAbI/cetWIzkKOMHIzmtCywhHGe/HXvUwcewz6HofSgZJu//Vn9KcGyOnT3oAN46mnhxQA/fjinhx+VAD1cMMHt60ocdKAF3jODinCVT0pAJ5o7HFIJvUj86LAN8wewphdRg9D7GiwXIndT3xmoSw5yQV9KVguMdlI/pkVDI4HJJ6+nT9aAMKXUjFPIrY6dSQP51j3WssHy78Kfl+lK4my9p+rtO64UAHgu3Q/pWu7qclPn55OAQPyNMEzkvEdgdQuCBPKzBeI1jO0ehJNc7d2ha3/dxHy0QEsWBNZ21I6mZcXrSWsMKDCxkgHJLYycZ/OoFQLGzbwwP8O7BH+NUWSJN5ygFirc7m9at2STKBO0byRklWVgdpA6c/Wgjl1PVoX+WIE/w81Kkvyq3PDVoWS+Z8rAdVOR7VKsmTgH7wyvtQAvndM9D1x2NL53XI5HUf1oGOEnTnOfXvSiUdvz/pQIUTc4z0/T/Gn+cegxQA4T+5+lPE20YNACifjqaQz+lAB549aTz+OvegBrTD5uTxTTPzjOcjIGaAI2myOuM8Uwy4z1465NMCMzHpnHpVO9mZLdpMnaP88UnsBxWq3qpI7EEqTgZrBmuZY0wsvBPKdx/jWLAlsdTdJFIDLj+6cV1Wl6012Sk+zIb5cqOatbC2ZLrctulkrzLuw4KoG25P8AKuY1G/CadHDA4aKYHcpwSOc9RUvcXU5x1GFC9+DVma3njkjU5fdg8jJoQ0OuNOe2mNrkNMSMjac59j3rUt7W3e2RAkcV8pw2XYED1xmmDPQkcHYOMhQD7cfpQrjyeo69dwxWgyZZP3oXHLDpmnLL8jdPkPXIxQA7zRuBP3X9xTg5GR1dBnr2/wA+1ACeau3dn5D3yODThKQ2Cfmx+YoABOCCRnA/Mf5/Cnib/a+909DQA9ZDnqc9cEHNHm/KCW4/vY4/+tQA4zEEDPJGQCDz/jS+dz97GO+D+vpQA0yjgHHPQev09aTzevI9+D/+ugBDJyCMewH+cVGZRzgjj/P1piGNcKBk8AjuRzUqwu6qSVH+FADbqS0sLczXL4ReScE/yrk9U8e2TRm3tLJpVPG5vlH4Cpk7DRx99K87hpS6KTnGMYrP6bnOCG6HPNZIY6MgS4UjHfJrUSWMEMAy4GQU6k0N2REjVtr2C5WRJw87KpKEJkr/AICs2W8ge2KCAeaz7iS/A9ePes76XZKMmYpvZjGANxwBVuwtmvrgsJk3AElZXK+w5rRMtE0EF1JKLcqLh0XaSrZaNc5BHNb1tYG0unlcQspGAx+Vz9fWqQM6JX/epnGccZHP4GnpKVEmG5xzhfmP1HetQDzcwq3GFPQLkfl1FSCT955h6MOCQP0P+NAwEmN0ZGM842gE/wBDSrLkDn5k5xtGMeuOo/CgBRLklhkqeG4HH49fzpd42lS2IyODgY/Ht+lIQqyknniQdscH9f5GnrJkcBiDyy5wf58/jmmA4S4wDkqp+X/Z/Dt+VOE3O453dN2Tg/jn/CgBVfPy4z/sk4/LnH6ml8wk43MSO+45H+foaAELkITkbepIJ2n/AOv+VJ5nPcf3QWOfw9PzoAY0m3gnJ7qD/PjB/KmCXn7wOOMjJA/w/AigCOXy5oXjdVMbcnJ+9+PH65qh9hkthm0vJICeibiV/X/CmIU32qWxxJHHcjHVDg/5/Cqj3WkXsgN7pyRyA/eePnP1AzSavuMr3/h6z1NN1nf7TnO1n3Afh1rCvPBeqW4LQmKZf9g4P61HJ2C5jy6bf2hzNbSoPXbxVdWYYHOBzUtdxuzLcc6gbcsGdcMB/F+VNYqVyCD+NQ4kNEU5BXkgkjINLGxVQvGT1xS6D6FmKYwSiSFmRyMFgcEj8Kt/2xeKVzNvPcNzikpMSudoj7pAN2OOVb+Yp6ScsoJOB91uo+hrqKHI5ZWGWJXnGcMKVpMxcMSQcHHB/EUABkG0SAn328/mKdvGQy5Kn0O4e/0oAPMwcH/Vnod2R+fal3LkhycY4bdwP+BUAP354Y4YcKScA/jT8nOD8j+hOA34dDQA7fzlRg45jbqfoP8ACjeTnClsdU/iFAD1JO5VAZeh29QffvTQ+70YDOGUZAoABPk5GOn+sAyCP6U0P1I2queWPIP49KAEL/KQdqp/dJGD+PSmM/ygkKEHRc8/rTERmXDbzgk/gBR5jKeAuTwSTx+HegBhOf3YUAHkknGfp61E+2VVDxqdvQMBk++KBFV9Phcl1RkbPAQ800DUbVR5Nw0gJ+6TnH1osFyUa1cxDbdWuQepAx/9aoJW0PUBiW2RGPfbj9RS0e4ynN4S0+4GbS6Kt2G4MKyp/CWoQ5MbRyAejYJqHDsFzLu9Ou7cN5ltMoHQlcioFcAH1xismnYfQerADkZ75B6ULKORk4PXFTZk2O7trpZn2EuGX+FgAy/4j3FWkYhhkl0I+VsgEf411lCqWZsFiysOHHBFOVjjBO/dyHU4P+f84pACszrgsSDyrqcZ/D/61ORiy7S2eMq6Hr/wH/61ACRv5kfO4kfddD1/4Dz/AJ9KUN5ikkneB1Qkk/8AAeaAFVtyFtzbxxuRi2fw5x+f41KjGRCyllcdTESxP1X/AOvQAsZLLuTIZTkiLLhvqo4H507dlCy4GOqJmQH6r0H50ALlSikYAA5jyZF/oF/PFI5ULubawGMxFy4H4/w/XmgBJWB+ZvmHAEbSElT9R0/r601ztf52LHPC78sD/wCg/wCetADS5SVQ+WfopDZcfgfl/kKbuKyYJYzHgbTuYfgcgfhTENYlDtAYTHqUIY4989PzpvO/Ym9ZDyQCGP4k9KBDcMSY41fPVghyT9W7UhVQfKTfx95VAB/E/wD6qYDWUl9iglV/gVcAfU0bd0hBy6jjaq4UfX1/P8KBCAeY+Cd4Xttwq1A1nFcbiEy/98AhaLAVv7McHzIJyxA5JGB+BFSJe6lbpnLPGO5G4f40rDuWItc3gCe2B90/wNJNBo+onEsEasf4iu1vzpWTHYy7rwhBjzLSaXHZSM1j3Hh69ibgBlPoMH9al0+wuY/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Mi0xMlQxODowNjozMy45NzM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56 Viviendas en Alcorcón</text:p>
          </table:table-cell>
          <table:table-cell office:value-type="string" table:style-name="ce1">
            <text:p>Construcciones Otero, S.L.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data:image/jpeg;base64,/9j/4AAQSkZJRgABAQEAYABgAAD/4Tze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2OjUxAAAGkAMAAgAAABQAABEckAQAAgAAABQAABEwkpEAAgAAAAMwMAAAkpIAAgAAAAMw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ODoxMDo1MAAyMDIwOjAyOjEyIDE4OjEwOjUwAAAAAAYBAwADAAAAAQAGAAABGgAFAAAAAQAAEZQBGwAFAAAAAQAAEZwBKAADAAAAAQACAAACAQAEAAAAAQAAEaQCAgAEAAAAAQAAKzI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p4FGB6V7FjgF2j0pu32osAbaXA9KQ0w49KT8BQO6D8BR+AoC6D8BR+X5UBdBgUmBQFwwKMCgAwP8il/L8qAQfl+VLj2FAwx7CjHsKADHsKMewoAT8KXigVwwKMD0oC6DijA9KBNhgelLgelAhaKuwgopAFGKVgG4oxQAYoxQAYoxSAMUtA0FFA7hRQFwooC4UUBcKKAuGM0mKYhQKXFFhBiiiwBRTSAdigCrANtG2kAYpMUAGKSiwBRU2AKKLAFFFgCiiwBRRYAoosAUUWAKKdgClxQgDFLtpgG2jbQAbaUCgB2KTFMm4YoxQFwxSYoC4YpMUDFxRikAYpNtAw20baADFGKADAowKADbRtoANtGKAFxRigQYooAKXFOwBijFABilxQK4+kxTEGKNtABtpMGkAYNGKADFJigA20baADbSYoGgxRigYYoxQAYoxQJi7aNtAMNtLigGGDRg0CDBo20ALto20AFLQBJikxVAIVo20gDbRtoAQrSbaLAG2jbRYA20baBhto20hBtoxQNBRimAYo20AG2jbQAbaMUWAMUuKLCDFLtoGg20bfeiwDsUYosSdz/wrl/+gkP+/P8A9ej/AIVy/wD0El/78/8A1683+0V/Kdf1R9xD8OX/AOgmv/fn/wCvS/8ACuX/AOgmP+/P/wBej+0V/KP6q+5y2raVJpN7JAz+YqnAkAwDVDFehTmpxUkcs4uLsworRkXCkPAzSA7K1+H73VnDcf2iF8xA+3ys4yM+tS/8K4f/AKCY/wC/P/1686WYJO1jsWFbV7i/8K4k/wCgmP8Av1/9ej/hXEn/AEEx/wB+v/r0v7Rj/KH1V9w/4VxJ/wBBMf8Afr/69J/wrd8/8hMf9+f/AK9H9or+Uf1V9w/4Vw//AEEx/wB+f/r1yur6YdJ1SayMvm+Xj5sYzkZrbD4pVpcqRlVo8iuUttG2uswDbRtoANvpXYWPgKS9sILn+0AnmoG2+XnH61hiK6opNrc2o0+e5P8A8K5f/oJj/vz/APXo/wCFcP8A9BNf+/P/ANeuX+0V/KbfVX3D/hXD/wDQTX/vz/8AXpf+Fcv/ANBNf+/P/wBej+0Y/wAofVX3D/hXT/8AQTH/AH5/+vR/wrl/+gmP+/P/ANel/aK/lD6q+5zOvaWmgX5tpblXUKG8wjaOe1ZokieYxJIrOBkhTnFd0KqlFPucsqbTaOs/4TTWv+elt/37o/4TTWf+ett/37rwOQ9cP+E01n/ntbf98VueFvEGoatqUsF28TIsW4bFwc5o5UIqazbx3N9dxSDKlz+FcbdWj2kxjfnuD2Ir1cDU05GcWJhpzEO00bDXoHEJtoYfIfpQB6bqOo3OleD7S6tCgkVIgd4yMEc1zQ8a6yRnzrb/AL91844pyZ7MfhQHxprP/Pa2/wC/dJ/wmutf89rb/v3U8oxf+E11n/nrbf8Afuj/AITTWv8Anta/98UKAGt4a8S6jqmsra3MkLRmNm+RcHIrnPF4/wCKouz/ALv/AKCK7cArVX6HLi/gMTFG2vYscFw20baVguXNOt/Nm8wj5U/nXodxfT6b4KiurZlWVI0wXGRycV5OOleaR6GGVo3OU/4TbWv+e1t/3xR/wm+tf897X/viuLkOkT/hN9a/57Wv/fFH/Cb63/z3tP8AvijkQB/wm+t/897T/vitPw94p1fUdbt7a5eAwSAk7I8HoaORAzkPjLNGt8tuzBXmEe0ntjJzXnnhjUrwa3DYq6Mkj/vBjIGM8iujmaqU3HfRHNypxlc7IeILAji4j/74NH9u2H/PxF/3wawOkX+3LA8C4i/74Ndd8O9QtrzXblIZEZhb5IVSP4hQ9h2NvUBnVbn/AH6y9QtEnjKOMHqp9DWtGbjJNGU4qUbHOSxNDIUcYI/WmYr3U7q6PKas7MTbSMvyn6UxHomuJv8ABNuh7pGP/Ha8pbW7W2na3mkjV07FDXzz3Z7Mdh412wJ/4+I/++DQNesP+fiL/vg1Ixf7dsP+e8X/AHwaDrtiP+W8f/fBoGdL8P8AUre98VeXDIjMtu7EKpHpT/Fq/wDFS3X/AAH/ANBFdmB/iv0OTFfAYu2lxXrnni7aAuTgdaG7AbVjCEtyPTrXQ+ILiO1+HRlkYKipHkkZ/iFeDXlzSv5nrU1ZJHl48Qaft/4+Iv8Avg0n9v6ef+W8X/fBrM1smL/bthnieLP/AFzNJ/b9hj/XRcf9MzSCyLdtOLyNZVCGFx8pC4zXTeExjxHaf8C/kapLRks4z4qSHWPHdza28QM1nbqMA8vxkj261zNtfRaNaCWCIrNuWNjjBAxz9f8A69XTny+/5fkZyjdNFqOIAgY7U/yRt5qbGnMPSBSF4967r4VIE8S3mB/y7H/0IUpLQLnZXo/4mlz/AL9aWm2FtdQv9ohEmCMZrO7AsSeHdJlIMljG2OnJ/wAaZ/wjGi/9A+P8z/jWkcVVirJmcqFOTu0H/CMaL/0D4vzP+NH/AAi+if8AQPj/ADP+NV9crdxfV6fYr+JI0i0JYkG1FdVUeg5rwjWYAuu3HHoP0rOF2a7FZYgVU9KUQrvAIq7BccYAsecd6DHlQCq/hRYVzsvhXGE8Zy4GP9Eb+Yr1i50HS724a4uLNJJW+8xJ5pe0lTleJMoRmrMi/wCEX0T/AKB8X5n/ABo/4RfRP+gfF+Z/xp/XK3cn6vT7B/wi+if9A+L8z/jSjwxoqnIsI/zP+NDxdZq1xqhTTukckqR+deiJdkazEKo7Crfi8Z+GMg/2I/8A0MUpbotbHinkDnpTkt1YD5RnNVyhcUxbJCAAaY8AKsSBRyhc6vSEC6ZbgD+AV1HhXjxJaf8AAv5GjowZ55r9vqa+K/El1f2589wXgYvtxgjbg+oHb0rNRUtLW01me3eZxAdgdfkLdAzf4Vxuck9OhfKrHUR+EdUBzshz/wBdBUv/AAiWqBSPLi/7+Cur2sSXFir4V1QZ+SL/AL+Cus+HuiXum67cTXKoFa32ja2eciiVSLWguVm/e/8AIVuP9+tvSP8AUSfUVk9imaNFSAUUAYXik40f/tqv9a8o1Tw1fX2qS3MCx+W+MbnwenNaQkoq7C1yEeEdUx/q4eP+mgpW8JaqG/1cX/fwVftYicWKfCWqngJEQB/z0FN/4RLVSM+XF/38FHtYi5Wbnw9sptP8czW9wFEqWrbgDnrivXh93NZ1HdjQUVAwoFAHn0X377/rsa0vEFnNffD428AUyOiY3HA+8K1k9RI8yHhDVsH93D0/56ClXwlq2fuRe37wVftYhyMQ+ENWzkpDn/roKgvPDGpWlpLcypGIo1yxEgJxQqkW7C5GaWmLjSrc/wCwK6Hwt/yMlqP97+RpvZgSfETwZcatYTanbamC1rE4milHyugGRnH8QqDQ/D+l6ZpWk32pSfa5by3ghS2AwnA9OcmuXS5peyLR1SybIEp4JHEbf4UDUrQjmZuv/PNv8KSiVcqJ4isZJliWK+Xc2N8lsyqMe9dN4XvILjU5VicsRFk5QjuPUVXK0JsL041S4/361NPvILLTbm6uZNkMWGdsZwKp7EEI8ceGzyNVhIP1pY/Gnh6WVIk1OJndgqgA8k8ClYFc36KQGD4q/wCQOf8Arqv9a5f7TBa2sbTNty2AdpP8qb+EqO5EdUs88TN/37b/AAqO41zT7dN7tcyAnGIYGY/lxxU8o7iwa5YzoXVriMZI2ywMrflUg1Wy7yt/36b/AAo5R3IfCc0Nx8SLmSBtym1IPBHI2+td3qfiTSNGnjg1C9SCSRdyqwPIzWklsZFL/hO/DX/QVh/I1f0vxDpWtSSx6deJO0QBcKDxmotYepp0o60Aefw8Pff9djW5dzRweDkkkJCBFyQCf4varmJHLLq1jg5nb/v0/wDhVRfE+mNN5RW+Dbtu/wCyts+ufSoUGaXLf9rWP/Pcn/tk3+FUdb1PT5NFuohcfNJHtUFGGT+VEY6oG9DL00AaTbDH8Fb3hjJ8RWwzjO4cf7prpezMjk7nxFqPh+bxJ4a1iUlpWlkSfcfm3L8vGOhB6+orQ0qfX/EEOi3jQJb28E0a27MApKgYAUdyetcZqkrXGW+kXeqaldrBfCBUCMQ0pUcr2rRj8KX6nnV4jx/z8GtoyinqS0+hFceG74Xtrbf2iGMu8ApO2BgA84+ldT4M8P3Wk6rNNcXRlVoSoBkZscj1q3KFmRaRa1D/AJCdz/v1OuG8NakGGQVwQazZRz9j4Os3s4JPPcb0BwEHHFXYPCFpFdQyLO+UkVh8g7GhVNByid5RUiMHxV/yBj/11X+tcjcR3E2mxxWc6QTs+BI5G0c9809LK40RDS9dxg63Zf8Afaf4UHTddHzf21ZYHJAdOf0rS8OxPvGWr61yTrJ57eQn+FKZNa7awf8Avwn+FO0B3Zc8Eeb/AMLAm86XzZjaEvJgDceOeK67xNoVvq9/byTS7DHGQOBzk+9TN8sk0JK5kf8ACGWP/Pyf++VrS8K6ZDpWuX0EL71MCNnAHc+lJzurDtY6+gdagDgIvvX3/XY1t3tidS8GpaCTy96L82OmGzWsnZiRyR8Dy7T/AMTA8j+6f8ay9O8GtNPe2z3u77NIBuYHnI+vtTdSN9g5XbctTeAN6ALfheeoVv8AGuT8Q6EdD1BIjdGbMO7PI6sPf2pc0ZSskNJpamvpX/IKtv8AcFbvhuaKHxNZiSRVJ3EAnrwauWiZJ554t1k3/iDVpILhZLaWQLIrn5sdMr6jj9av6pr8Op3WjR6ZI9isQjVpVf8AdHaQMsPUHuO1cLma9CeJ3bxpcQ7z5ZtVYpnjPHNbSRjceB+VdHVA9izZXMFlq9o8pIUFidoyfu+ldvoGrWd/qEkNu0hdY9x3JgYzQ11J0Kmo/wDITuf9+p4v+Rb1H6Chh0Myy8T6PFZQRvdEOsaqR5bcHH0q3F4m0eS4ijS7JZnCgeW3JJ+lQotlM7KimQYPir/kDf8AbVf61x11zpyqR/F/UU+iGjEklhjlIfqeadBLDLLsQc4zWttCSxt9qNtIos+C8f8ACw5/+vQ/0q98SW26hYckfum/nQ9ZIlHF+af7x/Ou5+GrbrvUOc/Iv86UloB6JQOtZjPP4fvX3/XY1ravn/hBeCQdidD/ALVaS3Etjzm6aRUQh2+9/eNbfhTULS2F4txOEZihwQT6/wCNTLexaWlzZvfEmjWMAmub5Y4ywQMVbqenauH8dXdvdapFJbyB18jGcHqG5/nRBNS1E9h+lc6XbD/YFcN421C4sPE8M0UzKqwgK0bfd6g59DV1U2mkSnY46aeULJI8wyVDZIzk1d02aWV4GlKFAQxBOM89APwrmkko3K6ntdpYWb6/M8gWN/JAD4OT07+lXBbxZPy9PRjXc4RuZKTsU3t4Rfg7OdvXJ9K6nwVaMmpXFwseI/K2bs98inUSUbii3csah/yErn/fNTx/8i1qP0FcrNjywDBFWrAf8TSz/wCu6f8AoQq47BI90PWjNZiMLxQFOkfMMjzV/rXEPIhZUZWMZ52g5K4rWmk1qRJtGfc2tukgQIGUZAYjrzUthbQCZyIlGEOMfUV08q5TNSdyXKZ/1f6mn/uBjcoXPTJNQ4IrnZq+E7eFfFEsixqJPJxu74xVP4nE/wBoaf8A9cm/nWctJlQ1icIXcdK734VyeZc6n6qqj9aJW5RnpdL3rAo8/h+9ff8AXY1qa023wHk9Aif+hVpLcS2POZJEZSv3se/FQW86rdSR7cZGTjqaate5XQp+IpRPo5SKNpZFuISFC7jjdzxTNXtbt72FEtZpco3yqpJ6rRF3aYPRWNOwtzFbRwyJJHKgwyFyCp9Otef+KtPgfWriGJmcKhndQ33M9evWnV8iUjm185mSCO2YhsGFAn+tIP612GlfDzxTqtvGfsaWkUx2b53CYGcYGefyrmcBrU9RtZY457rfCJCygKd+NvApVmG5tqE89iK7L6maWg+OO0MzGWe4iXHAKBmz36dq6PwtLbNqEi2t7JMixEFGXAByOfrUzelhqIX/APyE7kf7ZqwoP/CN6j9BWPQ06Hlo5ZOasWAxqtoM/wDLdP8A0IVpHYT3PczyaSsgMTxMM6SRjP7wf1rmVeIWsS3BjjhJO+THzD6VrCVkJrUh1JNJuIDLbXLvOvUnoRWdaR/f3xM4KH5Q23uO9aqd46mbhaQ+NQcghhjp0PPvVu1t7ZpG+2Ru6hflWM8lu1DloHKXPCaNH4ikVwQwjIIPbisz4pTxQ6jp/mMBmFv51nNrnuXBaWOGWWOVdyNkZruvhJIj3mtBDnYUB+vNOTvEbWp6hSjrWAzz6L719/12Na2rrG/gZFlSRoyse8R/exuHSrkJbHn1/bRxXDJZQT/Z+NnmAlj9aoR27pcSOY5dzAADy+n41PMaKJsaJpkZ+03N1cNa7lCBXXBPvnNZgs0sNRd11CadJAUUlR0yM/StKVVJWInC7I4riWO6lWYqGLnaPVc8H8RXI3lkl1qGqz3USLDJKI1difMjIHVV7im1eN2dFKleW2hk2+nX6XFr5jRmGOTZCxxtPp+ddv4e8RXhv45dbuJRDZxkQQxyBsOOhOeRwa53TlfQaw89j20WGgBmZbfTwzdSFXmnCz0JckQWAz1wFqjn1Q77Lom/f5VjuxjOFzinWlvpFlIz2sdlC7dTHtUn8qBmHdjzNSuGQhgX4IOa2tKgRrWaOVAVbAKt0NDE9h40HRv+gbaf9+xSroekK6uunWoZSCCIxkGmnIRo5FJkeo/OlZgU55bGQNDcSW7DPKSMP5Gqc1l4fuIhDPBp0kY5COFI/KgZA2j+F2GGstKIAA+4nbpU0dn4ej4jh01eP4QlAWQotNAXpDpwJ64VKlji0WJw8aWKuOjLtBFILCxRaRb3Ul1AtlHcScPKu0M31NOu9J0nVvLlvLO2uyowjSKGwPajUCFPC+gxjCaPZKPaEVZsNH07SzIdPsYLYynLmKMLu+uKd2Iu8+lKOtIDz2IHN8QP+WxrqbGaxl0a3guJrdlMYDI7DH4itJhHYQ2nh9jkw6cT9Epv2Dw7kn7PpuSck4SsyhGsPDsh+e30xuAOVToOleX+J7e3Os3cMdrbmBZCY9ka9CBwCO3Fb4dR5veM6rlbQx5vN8kMkmxkGAGJwe2OPT0rntTEqzv5kgW5d18uFOF545HY8d/WuiorL3T1KSkqaa/pldY47OK6a8imjljIZI2YHA/2T6e/tWnZNZiS3lYSTK7DerL1PXBPXk5PvWMY2TvubQjHl5ZLU1vssf8AzzX8qGtY9hPlj8q5zySs8MYikITBCkg1M4kldlkYsuUJGe+00yiaG3QPwuPxNdDpVsjQO0ig84HHSgll2W2h8qT92MhfesgIoCsoYMBkHJ60tQSRo3huZYLxbiVXQag2QC33vLHTnpUFnBE0xyufl7k03cFsVNcs7fzoyIEyV5O2sZrSL/nmv5UW0GiIWsQZWWMAg8HFTTQmVcSgMoc8H1pDIls4c/6pfyqQWcX/ADyX8qerAHghjjLMiAdBnjmnxajLayxSQYHkMGXHIOKl3QmbM+ryaperPFd3Co8YZlSVkAYsc/oamAfn/S7zoT/x9t6ULVXEM3SeZt+13mMZ/wCPtqMvx/pd5/4FtTHYwpJpxNKizy4395Dz9fWoWt1kkd5FDOWOTj3oGhotIsf6pfypPskX/PJfypgJ9kh7xL+VULy5+wILmDaIg0e8bsdSR+FCVwt1KaXKxalNcNdu1wrsoKttAbJ6Z4xjH51FqF5FdK0M4iaYOAhboBx6fjW7TcNDupyTpWRW16byWhguUJhSPMTowYsAf4hnpweKqrrD3sMUUcsVm5IjO1eqnuT61cd2P2tqko9TqTd3O59rshOD14py6jNwAACxw3PH5Vxcp5qHPIDDKAvAQ5J5PSl04W121v8AfR3iQoDyNuDn8c1SuM0FsCz4Vhx61etrRI4tsiq7Z602NGbdWwWaXYWVdxOM8dahkh/cuQ38J70rj2EDbJAjDJCjqDT/ADUBwyA49qG7hYZJJbsR+7Gfb/8AXUTSWytzG3sRRcLIUtCQwAPIqKKL51Y/88lHNO+gWJmCnPHA9qY4jHCjHHcUJiaHthYsjPTnFQ4l8mYW5Im2Hy8cEN2/Wl1EaNlkWX7y3aOXyV81M9XyM4p4KuQqwyAngEsaCkC2s5lMZ2lgM/eNK9pMiF224A5wxpDKeMLKDk881VszCbOMqHwc4ycnrT6AOdEY8ZFM8kZOMfjRcQvlAKyeasbYyDnp71z00sNk000tpHK28FQ7YLZP3vQj0zWtLVmlNa3tcga3OoyPK0kEEYJcZbAPfj14pltJfrm5KQxjkiBlBVhjpgcg49a1imkdFPmj7xcu7i4WBhHHbQ20kfkSM8m9s4x0HOBzWbBZGziV7hVktnA23ATA5/rSi3ITblO72OscskhDsOBlee1PZArqhCB8gY9fXNcpwkkw2wTdOEI9MVFpQxqFgUQxRi3QBGPKk5ppjZ0kGfMP0NW1z702UZN3IqSzBs+v61V3h7aTH901Ix0sO+6dycA4A/KknQIM+3ekmBTGPao5MeZ261QDx97oOlWliCXjQ5JVUwM/jQxIidmAPSiKNpHXcPkzg4pDL2qpFAqxxIFJUE5NZ0buqyPFJ5cgTKv/AHT2NO5KLdtPdNaXTT3DSTIoHmfivT8SfzqFLu4aRQ08hHuaB9BYrq4zv8593TOecVM11Ow2tK5B7E0hkIJMcxJyc/0qpYtnT4T1yP60B1JiP3Rf/bx+lKuMrk4z1NJgVLi4jiuMTws6yoY8IeR7/jWU1lv0iaW6hbcJUy8gG4oHOAB6+vtVU6seW5futWKl9ZXMl0ljG6xtduWAkj2+WuevqOf0xVuwtI9NaW2e6lna6UwyQxKudw4GGPTJzXQpLY3gmndvyK9ze39np8VnLp9nawZI3SEMztzlj69cUXHiOe5sJNOSJnUjark8IeOQBwMDP602+VjdWVP3XG19DomjKTsPPADHsCe5qdIBjzZWCMxO0bu/piuU4SO4JMDqSCSp6fjVfTlka+sZJMO5tkBAI5PNUgZ00JG88djVtMEcL+tIox7wqLiYscDaf51VkV4IWV1Ibacg+hpDQ7zgNXSMLmNF3koeueg/SnXb+ccKCoA6GpirCRT+ZTzxTpLW5GJDC4Tg5K8VYxhByQc5xV0n/iZSEdCp/kaAK7pJJ8qZyOafGHW5jD8Mf4aAJ9VZXu2yMFFVV/z+NUWwIZi2dvlknBGelDViSTSyX0m4+fcxQZJI6/L1xTIwRKoOOnagaFj4Ucd6m/CkMBlY5QwIz0/KqVghWwiG7kDHXPegCcn/AEcjuJcfpVT7ePKn2lQ8B2tnHQ96T2C5TluHgtisuHKx7g6jk84x9RzUrTyCGSRypilhG0gc9BmuC60aBSsUEvri4LTM7vEuArSfex/dGPpUE9vYW+vW6vMsSOfMb95gqT/Ku+nPnlZbo2TU7X6NFnUdsSPaTX8TxRCR4slc7vQ55rF0pVN9DNNE/kSOAgRuN3ufw6V12Td9zSpFSqJ72OubduJXIz90CrULK6xksZOGATgEe9czOIZJjyHBOQFPJ+lV9BXF/pmVwwtEB9epprYDpoz85/GrSuyQSOojyrLgvnHIPvUlGVcXtwzZn0y3w/y7iGHHqOal8z7ZFO00CAJF8pIPNAxbhoor+YiBFdpMKwXkDHA+lQmGSWUbY8nq2OtCA6QaTY5Q/Y0z1+8f8akugPsk/wAg/wBUaAONulYO7BWIAPQVKd39pyHYcbcZx0OOlO6Amt7toX2xWwYsMD6+tWbO1jCNeXjKWBJIzy34UXSE02Zd/NHLLuiQIHbPXJAqtuRYJmdQ6hDlT0IpsRsPZWtra/Z7CQSQm3Uow7jcB/ICo4dPxH5mdz4Pykd6m9ykNSx2IxbIcDJUdBzVyzs4JIt7IzHce9FwIZlA1JV28F0yD9RUWtwiLXNRjijCRrcOFCjAA3dqQGcb4afC8zKpVXBLMM4B46VROoxHXMNbQFZ4ssyqfn5PGM47U2vdZLauUlnEwuNObeJVLSQADsQcg/SsmK6b7HbwTMWaSPYB1HBI/wABXHThv95NzV05H+yeRKrKyOVWPOcHoCRVCaGbTruW4AgVBlOFDNKfb0NVQqctV2NIScVzdR8Nik8V5qV5CtzGG2gu+xlJHOR6Co9P1GK002OJ7R/LLkiYNnPqR7jivSUrHSpKk02un5nUWwXcQSynsyscgd6fGjGQRbCqqx+dT3FYN9zjJbqIJDJ+83ZQgn8Kq6R5SX1kxJ8xbZOD/d5/rSuHU6KIEyHA7GrnlqbWQOqn5l4K59aLloxriK4M8jRpKEJ+XJ6DP6Cl2Tmyu9wPFuQoB9xRoJlOKC8BjaRJU2Rqrk/3sHOfetOxuYVfYZMkgndjOaBofPqN212BAN0QwCS3Oe9WHu1ZGHzEFSKAKTybwqxbVcuANwyPyq1fRzQJJHI6MRdOGZU2liAM/h7UnFdRpsqC4iDqrxq/puGQDUc0oiVgLYSEDhVj4/MdKLINbGQX8x1Yrtz2z0qzEMkjyvOyP9Xkjf7cevSmyFqzRspxPGzNp/2RVRVMLZJxkdc8nrj8KnnV1gzCozn7oHGKRRTV7kEFoye+Nvar6jb90kA84paDKb5+1g853r/Sr17KkdxcSSqcedJk7cn7xobsrgrX1OYu7n7RdLbq+6K4PQjPy5zgZ6HisbUYLm0EL2iAqpYIxcEFcnjnp16Gp54y0fU6JUqUo2pu8ihNBK1xHJNcpazqVVSEOGHru/Oorr9z4gUb3ZAQ0TgHkZzke3aoi9eVLocU4uLszckuVgubi5uFg8vYGIjYgqxJ6Z5z3qFvOjt2v7KCKXnChHJLr64781jTpt+hrCDkmluYN3rklxB9ixiPzC5cKcyZ7n6VYg1nOlNZ3EUf2bPl/aPKBkwTyV9cc/nXp3fKkN15vTysdkLO6+b/AEG4yR/cb/CnIuop8n2WYgnq0R4rFq5kSzQzLbTr5Eu4oQp2H0qnaW7G5gdbSbctsig7G4HOR+dRLm6DNPbdrysFx+CGkIuz1t7o/wDbNqzkpCFH2nHMNyM+qNTJROIZP3M2dp/hNOMZWGhYZZp2YPFO6vGGyVbr3z71LHDIkrsLObbztwhrSKtFXHcdHIyuS9lcFfQRN/hSeaxkwbS4CenlH/CqtcLkRaRJhI0MvlqQx+Q5xmrV/crdSkwQTsrSvMMROMq2MdR7Umne47lSSK5DqwspnB6YQ8fpSSxXwhKCGdg4yGEZH4EUNXRLZRjtbwMN1rPxwcxmrcVpdSM0UcFx5jKdojU7zjqV96b1Wgi9Gt1b2sgvFuUkESkG4UhyMjnn8arG45wZG596ys7K5VxPO77iKBLj+Jh+NFmAqMXL4yzbhj1J4rl9eu9Zto9l9ZXtrC5b5pYmXeDnue9VyOTKi0pq5CtvbaxBbLbrc25TZGryuMqx5GO5GM8/SoRctOoL5kAYx8r93GP/AK9TbSz3R24VLm5nuEm0WU4dWdUj2jHPOTjAp92IhbWk0NxCAxUvJOnzLjjAHpWbWqM8dBJ3RJNIUt7qV57eXzLsmdYWXgHoVHUj+VaGn3FzbTXCrYp9nUlkdpQB8vGcdPyrOVPmVtjihFydomL4ggt2nt7d7dUmQZcwDqhyQSenNZF48+nlI4pPNtwCygjpkc/zrtpSvBJvcJy5db6n07/wry5/6DR/78Ckb4czsOdY/wDIIoC6KLfCq7kkDS+IflB4RLYL+fPNW/8AhWswkUjWSEAwV8rJJ9c5p3BOxKvw7kX/AJiv/kIU/wD4V9Nj/kK/+QhSHzEbfDmVjzq5H/bIVTufhbcXDqBrpjjBBKiAZb8c9KaYrosL8NJFJzrBPPH7kcD86kHw6lXpq5/78ilcd0O/4V7Oeur/APkEUxvhxI3XVj/36FFwuivcfC1poyq6wVJI58rPf61MPhq4/wCYsSe/7of40XYrki/DqVemrH/vyKU/DyY/8xY/9+RRcd0Rt8Nnc86qf+/QqGH4ZT22sWmowa4yPbMGC+T945+vcZH400xNmp4y8Oy6jok0kZT7VEPkPqMjI5rzT/hEdYIH7uPH+8v+NQ2VFXQf8IlrWAuxMDtuX/Gl/wCET1kE/In/AH0v+NK6HZkN3oWqabbpNNGoVriMFg68AsPf2rrLfVZ4I2gmRLq1PDQzjcuPbNb00nEmWjGX3wk03XVg1TSL6fR2lUMYo/nTHsp6fgaqxfA1YVXGtmRg5ZjJD97P41lJLZGtCv7Nt23JrX4LvA8hfV43VznaISMfjmtGH4VhEMcl1asvIB8nkg+tc9Si5O6Yq1Z1HsY6fAi2hU+RqyxOVZM/ZgRg9Op6+9Tx/B+8WW2DaxE8cSGNsRsu5STn5c4zjitZR5lvqZqXLbl+ZGfgdFi4xrXMwwT5HIHYdap3XwCW6Cg+ISuAQcW3Y9utUlZ3JcbntdFMQUUAFFAC4+lGKBiUUCCigAooAKKACigCjrGf7JuNpAO3gke9cYFm/wCeoH/AKzluaw2FxP8A89lP/AKNk3/PYf8AfFIsyvEdmbrRJnluin2Y+epVf4l6A+1ZdlMbrT4LggZkTJA9a6aL90zlueraB/yALEf9MhWjUPclBRSAKKAEopMaH0opkBikoAKa5dY2MahnA4DHAP40AyuJ9S/59Lf/AL/H/wCJp0bXbzq08MUaKDykhYk/kKYkixRSKsFFAgooGFFAgooGUNYXdpFwuSPl6g+9cb5C4/1sv/fVRLc0hsIbcf8APWX/AL6pTbj/AJ7S/wDfdSWRy2MNxFJDOzyROMMjHgiuVsY47LU9R0yBm8i3dfKVjkqCM4+lbUW9URM9e0H/AJANj/1yFaBFD3IQAUYpCAig0DQlJSGjK/4SSx/uzf8AfNKPElj6S/8AfNFw5GH/AAk1j/dm/wC+aT/hJLH0l/75/wDr0XDkYf8ACSWPpL/3x/8AXpP+ElsfSX/vmi4cjF/4SWw9Jf8Avmj/AISSx9Jf++f/AK9Fw5GA8SWPpN/3x/8AXo/4SSx/uzf98/8A16OYOVh/wkll/dl/75/+vR/wklj6Tf8AfNFw5GH/AAklj6S/98//AF6P+EksfSX/AL5/+vRcOVh/wklj6S/98/8A16P+Eksf7sv/AHzRcORh/wAJLY/3Zv8Avmj/AISWx/uzf980XDlZR1bXrS70ye3iEm+RcDK8da5TDf5NJ6suKaGnOetHNFig596q3GnxzyiZB5dwv/LRR1HofUU07O4mrnb6Tr9paaVa20vmeZGgVtq8Zq6fE1hjpN/3z/8AXpt6mfKw/wCElsPSb/vn/wCvQPElj6Tf98f/AF6nmDlYf8JJYek3/fP/ANej/hJLD0m/75o5g5WB8S2HpN/3x/8AXpP+ElsPSb/vmi6Hys47zDSeZTLDeaPMNAB5ho3n8aQB5ho3mmAu/wBKQyGkAeZxS+ZQAhko8zvTATzKXf60AJ5hpN59aAQm6m5zQAhpKAFzQKAQu4jpTt5pDuKHNHmGlYA8w0u85osAnmGk3k0AMzS96uwgzjvRmiwBmjNIBM0tOwATSZosAtGeaQCZFA6UIAJ96M0AIDS59KAEP1ooAKTigAz9KOlAC9+tJ06UAL2oB560AGaKADPrRkUguHSgmqAM5ozmgBfbFJ/OgBe9IT9aAD3o96ACj9KAEOOKXNAAT7UdqADpmk70AGaOM5oAOtH4UAJ165pQRQAe+KT8KAF6HigEUrABNH50WAT60tAAW560ZGOaYC5ye1GQO9ACZ560uRQAAjvikyM9aADNLkdqAEyPUUZHrQAd+1LkZ6igDO1TV49LVC0Zcv0wag0fXV1J5IpQElB+UDuK1VO8OYjm96xsAgGm557VkWOyPWm5BHBoAUHijj2oAQn3H50ZHrQAu4Y60ZHtxQAme+aM88GgA3DsaN3uPzoAOO5o3D1FAH//2f/hMeR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Mi0xMlQxODoxMDo1MD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52 Viviendas en Herreria</text:p>
          </table:table-cell>
          <table:table-cell office:value-type="string" table:style-name="ce1">
            <text:p>SJ8 Promociones y Obras,S.A.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AYABgAAD/4UZA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2OjM0AAAGkAMAAgAAABQAABEckAQAAgAAABQAABEwkpEAAgAAAAMyOQAAkpIAAgAAAAMy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ODowNDo0NQAyMDIwOjAyOjEyIDE4OjA0OjQ1AAAAAAYBAwADAAAAAQAGAAABGgAFAAAAAQAAEZQBGwAFAAAAAQAAEZwBKAADAAAAAQACAAACAQAEAAAAAQAAEaQCAgAEAAAAAQAANJMAAAAAAAAAYAAAAAEAAABgAAAAAf/Y/9sAQwAIBgYHBgUIBwcHCQkICgwUDQwLCwwZEhMPFB0aHx4dGhwcICQuJyAiLCMcHCg3KSwwMTQ0NB8nOT04MjwuMzQy/9sAQwEJCQkMCwwYDQ0YMiEcITIyMjIyMjIyMjIyMjIyMjIyMjIyMjIyMjIyMjIyMjIyMjIyMjIyMjIyMjIyMjIyMjIy/8AAEQgA9gD2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6F7h2Xdt4qk18QSNtfQQp3PHnUsC6gR1FSDUh6Yq/ZEKpoXYNWjAAxzVj7dH/eGfSsXSszZVborPc7gWXrUAuiV4JFXGGhEpaj1uWB+ZjinPcKeFNPkDmM65uC+QDmqJJLVvFWRzyd2ISQabz61ZmJ+NLuHpTAaWPrTcmgA3GjJoC43NGaAFzRvPqRSsO4nmEdyaTz2zRYLi/aT3pftdJxDmD7V+VOF36E4qXAtTHren60VHIVzm88gEWQxweOKzJEBckc+5FTTViqgzbTliLdATWzdjHcmW3ZRuKnFTJHyxCkNjpWbkmapNEkspWMArjjqBVVHAkzk0JaCk9SckbTyOaiOCCCcU0rA2V3XB4NRFQOe9aJmQ3aTzQVwKYhmKaapCEIpMUCENJTAKUUgF20MOOlIZGQPSmkVQhhFJigQ08U3JpDFBNFSM6jBA4wajZMnkcmsUdDJ47JHA+Y5PbFb1ppVvCobGXx0NY1qlka0ad2WLqzQqCq8dxiqR04xksBjj+KsY1DaULGRdoUYrwRmqz25dSykZHauyL0OOS1K3I4JpyitDIVkPXrTDGT2NFx2EYbahwTVIkXYfSmlD6U7isMI9aTHFMQw5pKqwhOaAaVgHg0E0rDuIeaacUAMIFNIpiG4ppApiCikB1O09qkCnqeTXKdZYtWERJYc9q0RqKIobbzWE4cxvCfKOfW02EqpBPrVaTWA4C5OO/FTGiOVYrCaCZWGAO/TrWZLlXbBIBrppxsc9R31ISKVVrUyJlUjpTxyORU3KRXlhd2+UZqSKzb7zDGPWhysg5dRJUIGFX8qgaGUDcwwKpMlorsexFRE88VojJjTzSYqrgJtNLsNFwFxikJFIQ2k4oADTSKAG4ppFMBMUUAdaAafjiuI7BcGjaTQMjdPaoWTmrRDECkUeXmmTa44Wxbmp4tPdqUp2RShcupph2/N+lBs1j7fjWHtNTZU9CEpHGSfSq09woXArSKciJNIpPcHPFRyXTNwe1bKJg5ETTgjG0GoGXe2QK0SsZt3JEtyeSKk+z+1JyGogYQKhdQBQmDRCQc9KZg5rQgQ/Sm0CHYOKTFAIQimkUAJj3ooA7PySO1KI/auC532FCA07YPSi47CeXntUbQCmpEtEbRhanhgVvvD8qHLQFEvwWKsQQPlq6loFXA4rmlO50wiMkfyR93NZN7cM44BFXTV2RUdkZ5kfHWqzjINdcdDklqV2Q0zYc9K1uZNCrBk9KsR24AziplLQcYk4TA6UFPas7mliu61Aye1WiJETJUbLWqMiMikCGqEO24puPagBpFIRQITFFAHpP2Zf/wBVRtaDPH615Ckew4jGtiOdtRGI+lXzENWE2Fe1IFXPIxTckldiSu7WF8hScYzSqtvC6JJPHGzfdDOAT9KiVaCVy40pc1rGrCFEYIYEeoOajmlA4yfwrKMoSehtKMo7lOWXK4zVCbnrXTTSRyzvsyqYieMH8qrvGw6g/lW6ZhKJHszzimhBnpWl9DKxMiCpgBjis2aJC7RTHwO9JDZWfHrURIrVGTInqBhzWiM2NIoAqiAIppFMbExSUaon0G4opheR6aN3U0px3rxNz29hciq88ttCu+aWOJfVmAolNRRcYc7scBqfijWZrmWGyjt4IAxCyH5iw9ax/s95dSrPfajPNtYMFzhSR7V5NfFt+6j38Jl8YWlJGo+oXTwvEJnRXXbuRiCM1k2enLa6kl6ZpZHHUOck5HrXJ7WdrHo/V4J3SOgj1NVORvU+xq0msv2uXHseamNWcHcVTDU6mjRrWV/BcQ/vLiPfnoWAq2Y43GVYH3BzX0GGrKUE2fJ4zCShVkraEOxgcA/pSSREqeCfwrtUtTgcWkUHiIJ7VHswa1T0MGiRRTsEUmUIzYFQuxPamiWyBs0witEZMjYVGVq0QN20mKskMUhFF0hWb2IZZY4hulkRB6uwH86VCsqB42DKehU5H51m60U7Gyw9RxukLtoq1Z9TK0loLp3jXXby/aW7RILbblUWPv8AjzWs3i+6HCxI3uwx/KvkJYuSnaJ93Ty+k4JtamZeeLL2QENdrCp/hiwD+fWsmS/SRXmaRpGGSdxzWdWpUnuX+4w691amDceJByIgPTjJrb07UTd2EUo0u7kUDb5iyDnHtUyhCMbjjiKs5e7sWDe2o/1lvfxH/agyPzpv2/TCcG/VD6SIwP8AKs+WL1N1ipR3RKj2sv8Aq761YH0kGfyqYW0pXcoUqehDjB/WlydjSOKh1A28wOPKk/BSRTQ7RtwzKw9yDQlOJpzU56vUmTULuP7tzJ9N2atx69foMGRXH+0tbwxdSPU5qmBw9RbEo1+Un95DG304qQa1A3+sgIPsRXbTzNrSSPOq5InrFk0eq2R6ll+oqU31rL92VQPriuyGPhLc8yrldWGyONm8T6nHqUokgVbaMsR+7PIA45qvoHiHUNS1qOOeVTEVY7FUAdOPeuKtj6jbUWenQyumopyR2O7PVR+VJww+VTn608FmFWVVU5GOYZTTp0pVIdCIqR2qncX8EMhQh2YdQor3qtaFKPNNnzeHwtSvLlgio2p5/wBXbuf944qJ7+6b7qRIPclq8yrm6Xwnt0MhlL3pkJnvH63G3/cQD+eaiZGkPzzTP7GQ4/IcV5tTMatTqevRyrD0uhF9ngj+byo19WKjNRaRcNb6jJp/zPHJ+8hK/Nt7kHFc/NUetzr5aUOhvMzxnDbgf9qitoYuqo2Mp4DCTfMzlH8QyP8A8e8BPbOKo3GoalIOdyhj0qUop2W5zzxDm9dEUZYNRkZ5pRKsKrlmbgVoaNqNsZ/soLtJcERq23IXt3oqRl1OOpJdNTrJfhLqgGYr61cHsQQf5Vuaf4N1iy0NbNJo4pg5PmKQe+ehFTOCasdVHEqO5XbQfFduu8zJcKrgFdi5YZwTwB9a1ZNOuNuHtW+hTNY1KbWx2UcVCa94xJdOMt1PB/YlvJsAKs8eM5zxkjr/AI1XtdE0u7t1n+weQ7ZBVJGUggkfwkVMoyjG6HCVOcmmjLnn0q1nkh+26pAY2IwJWZfyOaZqOoSW1nBLBqtxcQuy5V9uVBB7jntQ+cyqxhGm3Fk8Osym2VlmtHPTBiBb8fSr8bXcq7ktLKXI/wCWc7D9KFJfaJw86ktmLunH39KnB/6ZyqQKabmJfv296h9DDkfmKa5H1On2lWPxK437bZA/NcbP9+Ngf1FPS4tZPuXduf8AtoM0OPZlLEraSJhGzgsuGA7hs/1pkdosV+l4YG85ARuAIyD61NpI1VWMuo2/8UWunSbJIJye2Fxn8aq3nxERrGGKx01Y5I/9ZK5GWH4fhWuHTpyUzlxlqseRvQrxeJHntlkurry3Y/cBA/lVdtbsVJ/fZ/rW9arOt8WxhhIUcNG8dyvJ4itl+6pNV38SgcpD+GDWSpxRvLEzeiRA/iK5O4qir7nH+FRf2jfzDdvCoepDZ/lVqy6GM6s+rK8j37MgWQuZBldg6/nWv4Y0u4utRP2p7qAGEvG0b7SeQP605tqN0RCMZSszrBpd9CuIdZuEXPRo1b/CiuZVHY6XhYXMyDR7K1GFjLH1Zs//AFqteUigBUUfQCvYVNLY8Bz5ncpatGZtLuEAzlOlc1omltHrNkxQjDBvy/8A11FWN5XBbH0cPujg/nSdhjcK5WbJrYOhPzH8QKM8nkUWW5WnQTAIXoaQxRscGND+ApWGpWd0UJtA0e5cSXGl2ruerNCufzxVKbwV4dljkjbTIwrnJCMy89ex96Gh8zZWX4f+H45S8cEsZHHEhPH40W/gjTLO5861eWNihUgncDyDz9KhwurFU6sqcrlHVvA097Ms1tqrQFVxjYRn8QasWHhS+tLNYpr1LiRckuxOT+dZOl7p2wxvve8VNY8P62IF/s5IWkzltxXp+NUbfQtWezkbU9JheZW+VY0U5GB7n3qfZNI0+t05PVGMumXAbFx4aMeWPzKpUj8qn1PToNMsVufK1FASBthmckEj0J9qbTTRKqU5JnN6hcyT+EBPd75JjdbI2lPzKOf6DH41gRA7lHksytwQAfUVcU3EVWUVHQs3mmXBeNYreR1C+h9ahXQdVfOyJI8AY8zqfpW0IOxzQqJRRMPDmpOqBpUj+XkjB5q4vheQRhPtWcjksMnPtWvsrkus76GRq0L2101u0SupIIPPP4VFB5huI4WiXYw24GRkfnWTg72OepOUpXO0hsLWMRlYsMgO0ljxkfWpY2+ytuhHlkLtyOCB1xXV7ONtSlWnayO+8FBbjTrhp0EpEuMuM9qK5ZwhzD9rV7nCajq9vYbjIshK9lx/U+9SW96Lqw+1JGVBBIVjXfzq9kc/JZJjbO4N5YRzuoXzFyQO1TW6KLqIgYw2B+Yo3Qup66QTEQuQSODmvO2n8a298bUarBI6zLDgxJjce+dorhcbs6YONtS9pniDWHhlW7ljaeKZom2oMfLx2H1p994l8QW7RPa2dnPE7bNzAg7uePve3pWEJNz5TtqYaCp89xth4x1aSeGK90qGJZVYo4kPzbDg9vWrt54vubXy2TRpbhWO0tHL909h93qefyq+b3+UyWHj7PnQyy8cRXVysEulXcDlC437SCAcHHI7mn3XjrTLS4eGe2vg2M5EYII49D70762IeHfLzIvWPizTL+JpYmmC7tp3RnOat/21ZZAMrrxxlCPT2oU9yXRkrLuRzeINJt8LPqEERZflEhwTU0WraddKzQ3sEi46qw/xpqWhLpSTJmu7YdZ4RkH+MVIJYm5WRW57MDTurE8sk9h3vz39KQqrDDAN9Vo0FrY5PxvcwwWdtaCOPdNJuPyjgAf/AFx+VcjsVQMAD6AVvBKwnJvQXnb3qF+T94D6mrVrDSewxmij+9NGPqwphurWNN7XMQXuSwxRzpAoSvoZl3/Zl/Osou42ZDztOaiefRor2PMpLoMbQhPPbtWfMg9lJR5jdxlvbFZsOrLcXYt47G6OWILlRtGDgnOe1atrqRZ9T0zwMMadc8f8tf6UVzzUeYpHk3in7s2B2Pb2Herfhv5vDduhbGQw4OccmuiOs2KSfskzWtbdbWzS3ViyxjAJqSD/AI+oz/tf1rToZXuz17/lnwWBx1rz+Wy1QaiZRPqGPtSOsjWZPAx8xwvUen864kzeIzT7K9QXJmgmLtcSPvaMruyfvYPTNSX6XqxWyRSBFWcMVeFmxwRuyO3auammqvMenWnF0LIoxfa3uNOE7RusaXGPLQgrl8/NnrnqP61qm6urWOJYFt8faI2InYg8H27c8/hVa+1uReP1e3UzBNcXGqWZnjiUJayBTC5b/loOvTB9Pam6nNOrsq20br9lkG7zQO6E8Edu3rVRuqlyKnL9XVh2lMzNeF0CMbliVznB44yOv1q6VCzqQACQefszRdx3Jway1tI2bjzU2YvijymsoMwM7iUEuOgTnIz+tS6Kbfzr02sZjh3JhSMY+QZ4+v8AOod/Z2NY2da6MbxsZUms/KRD8rFsnGBkVpeDpJH0Tc7EkzNjDfT3obagioxvUZz8+pahF4llSO5mVPtRXAc4xu+tek+O7q5tNEtJbW9ktpDMAWRiCQVOf5CuiL908+vG1RHA3eo3N7Kn2i7e68lmRJHOSQCa5+G7uHeVzqEj4kZRGW+7jvXRPSCMKKTqak8TIbKKVLuSSZyfMUvnbyax9KmZ55Azs/y5ySeOawb0O2EFZWJtRmW3McjQpNwwAcEjp14IqzcyLJbrMluiBgjCJFwvbgDPSlfQ0cffkWWuXuIQsmnRWflySj5B94lzkH6dKl0rUms7mdFsVnDXEJ8wuFxweOeef6U09TGUX7FI6An94WIxntmsvS9buI5I7L7LEIyJovMMh6FwemOvHrXXJaI89Hp3gfP9n3PT/W+ntRWFT4hrY8m1nI1CcvwnHXp0Fa2kbf7KjbK7QW57da2g/wB4zarb2KLaypJCrxuGU8gjoadaf8fMef7w/nW72OM9eJAiJJIAXkmsH/hNfDhI/wCJtCD7gj+lcD3ubqN0XbfX9Kuo/NgvUkjP8SqSP5U2fxHo9s+241KGFm6CRtp/Wp502aOlJK7Fg8RaNcsEg1W0kf8AurKpP86fPrWkQFfP1Oyj3ZwJJlGfzNO6uJU5JN9BsOq6LcMFhv7CRupCSqf5Gmy3miBmWW408OOoZkz29TTTVxcsrX6EkUmkOpMMlkVzxsK/0px/s5yuXtjx3Yf41OlmP39GV5rXRpk2zJasNvRnH+NLHpukAs0UFvluSQw5/WhpWL5qildEV54e0W82m5tYH2g7cvRa+HtItIfKtoEjj3ZAVzScU1YcatRSuUZPBPh2a7Nw1qPOLl8iU/ezn1qPx1aW9xoafaSRHE5cYPopolorIKblOouY8p07JtUYknLsc/jWbFEqTykfxMc9PWtqj9xGmGjH2rv0LCF1jWLexRTkKT0qGG1ht3LRLyRzzXNc71GKtYfNBFMAJVVgOmacyp5YU42D34FMbQiBAp2H64Of896biATKX8vfkdcZpr4iJJctjrTknj04xVYT2XnbFnt/MzgKGXdn6Cu88bqz0TwN/wAg64zj/W9/pRXPPcFseSeKGwkvP8J7/TtV3w3I83hqNnyzHeOnua3XxsJfw0WtOjeLS4I5FKMqkFT2q7bDFxH/ALw/nWnQze565IcWznk4SvAI9TnW8SSWG1eESBmjEYGcds9ga5ErnTSv0Ot8LO0mkb2CgtKxIU8DpxxWV4wv7m1vLdIYYHwhbMigkt2HJHvXFH+LY9aafsQ8NXQuby3DRRpOqyFygGCDtI6dcHcPyrc1m70q3+zrqCBmMgK5GflB+b+dXdKrqZcrdCxn6Rc6dcaxF9gUJtt3833y4x354q1rc/h+KeFbpF+1PA4kyp4fKlfY8Z6VSa9q2jOSfsEWtKa0LXpsMC0Ny3ldRhf5/nVwyb7gASxtgHhbkSEcjtjis1tIuSbnTOU8ZeX59uJG/wCWbbeQOe3X8Kn8GjNpc52keYMdD2qW37NI2iv3poa3b6S6RNfllkCvs2q3p7D1pdDWBbe5FtzALmQRcZ+UHj9KJN8iJhG9VmLdPajxTeKJpAihDGNzf6z5d2fbJb9Paul+KpX/AIR/T1kMm17j5tgOcbD2HvXRDVI4MReM9DhNN8oWaiEMIw5ChgQcZ9xWNbGEXs+3zPNLNnOQMZ9/xrpq25TPDt+0LtokC2EcsayeazHeWRgDyehIxUNmtmIwYfM84ou/cpA9+a5bHbFvRDrgWrSgXSuU8tyoVSTuxxwBRqAhWyYRKVi2rgEHgcdsUdDS7c2U9HwYpsdd3oa07RLB7ib7XCzyCeEKRGzYGDnkD6d6a3M6l/ZpHVkqG46Y4rhbMwHxXH8vJmbPynrn6V0z2RwQerPcvBH/ACDrj/rr6e1FRP4jM8i179/fTwv/AKvA6e4Fa2gxLBo8UaA4Bbr9a0i/3jNqsLUUXW6ipLf/AI+Iv94fzrZ7HKeuEBoSpJwVxxXGf8K10Y4JkuOTzyP8K5OaxtFtao1NP8IWGm232a3eYRg5wef6VBqHgPR9UmWW6E7Mi7QQ2Pf0rFQ15jf6zNx5RLDwHo2nzrNbrcB8bcl+35VNqHgnR9TeM3STuUBC4kA649vYVTgr3YvrE+XlGaf4F0TTZ/PtYplkZdpJkzx/kVLe+DtHv5EkuY5XaL/Vkv8Ado5FzXQvbTceUsW/hvTrYOI0kG5y7ZbPJqw2j2jlcox2jHUe1Ll0YnWno+xRvfCOjX5Vrq18xlX5SXPGaktPC+k2COtrbeWrHcQGPWjkVrFe2qKVyabw/p02PNgZgASPnI6/Q1HHo2kWoZUijXcxc5kPJPU9e9DirAqtTm5iu+jeHPtTSvHbec/DM05yQMYHX2HHtXn3xR1Jbi7itmcLBbPhfmxlivPOa0iiYtuacjnNLAOnRlCCMn371moIftkpRlL7jnDdOfrVVdYI1wqTqsmhKKCkTfKDkruyAfzojREJEbHoAfnOOPxrmWh6KilZkjxCTGd3GehIODSyIJU8tiSOnU0X0Hyq9xkUEdupEYKg8n/P41JCXjk3JI6BnViFPBI6flmqT94iUE4nVFcnOcnGfeqSaXbwXCzoCHBPOB3PPau210jxnoei+CAf7PuOv+t/pRWMtxHk/icNErSqu3cD84BGeB3rR0nzk0KJpEMcjJvHfqMg/ka1XxlylemkPsJ3uLCGWQ7nZeTVyDm5j/3h/OtL6GL3PXiW8k7cbscZFeYyeL/Fg1v+yibNbkuFx5fGT+NcUnY6KUU07mtpXiHVp7aT7TKgmjmeJtigDK8f406+vfEc0kDWF9HHHLJ5WGQH5iCe49qwjUblZHdPDxjTUjPsdY8Qpe2q3epb4545GVVjUY2tt9Kp+KvE2s6fJarbX8qb1YsVC9se3vQ5y57AqMHS5min4Z8Taze6q8FzfzuiwFgGOOcgDp+NV/EXiHV4NYmhg1K6RFCYQSkYyvtVKT57MHSpqlexseFtV1G80oy3N7cvJ5jDLTMf61rvNdecvmSzFcHAdCo7dyxzS5tJBKEOeml1OS8ZXV3FNbLFLKqlSW2uR+gNTeD5JZrS4MzM2JBjcSe1ZuT9mjojBOpoL4uitPItGkIWbzcHA6pjn9cVf0JIEt7pbX/UC7kEef7ueKUm3AUY2qs5qUQf8JRfmRHIVty8H5W3DLH9az/HE6TyiZhvV52PJ/2TXZR+BnnYm/OrCaQ2dKhIXAyeM+9ZKbTqMzKiqcfNgjk7jW1S3IjPDp+1Q3S8fviFwS/X86safAFiaT7NIm4KRKykA5zXMzvi27BfoshRfLMnysQACe3XinTJ5WmhDuUhFBzwQe+am2ho3ebRHpiOsUhds5YgfMDjB+vFXLbT/tt47fajGUljTZ5u3ggk4GfYU1uZ1JWpJnWBCrYzwPWsKwstZn1Bbg3ZNnueQqz/AMKnBGMe4rrlpY83qeq+B+dPuf8Arr6+1FZy3EeV+J7n7bCLDYFaEn5yeDuAPIq7oyr/AGJBEYggCbGVWJyRwT689fbpVQfvs0nC1JMnSKO2jWKFdsaj5RnOKmtiTdRf7w/nW72Od7nsLEiEkEZA4rxmS112XxeL4W8m7zAftKQNt477cVwy1OmjbW50ei6dqK203n20vmvO7klcZyeuO3rVi/0rWZTB9lF3Fsk3YQLgcHnr15x9KwjBqd0d9StF0lErad4a1pLy3lnEjoiSA+a4+Xc2Rjn86TxD4L1rVpLc20kUOwMGywOc4/wquSXNczjiEqfKGg+AtV0288+4u4GBjKY/Eeg9qfqXw5utQ1CW5bUIkDADaAeMDFXyPmuyHiU6fKaukeDG020aA3vmAuW3bfX8a0R4atxIrLKVbByQp5zj1NCho/MzliXeLXQpaj4F03VSjXctwdi/LsIHX6g1Y0/wZpelxSJbfaMMdzbnHX8hRyK3KDxM+a6JrzwxpF2ii7gaVEO4BpWUA/gRT4dK0W2DCJIhlyzFpiSWPUnJ6+tDiuWwlVqOVzG1x/C1jZXTCPTGumBUZVWYsT+deV+IpIo7eIy7cF+OB1xW8PgZnGT9onIXTHVtLRkGAWyAB71kRyRteSouCyscjHvTq/AjXDyXtWTQNBvfydgOfm2gdfep4mULsjlJUcbQ5IGPbNc2x6MbOzJTuDh0d0fBGUJB5GCKJmluHLyys0jHcXPJz2PNJMbhd3Jp7u5uY1W4m8zazspKAcsdx6Ad6ZayvayuyRW0gd0Y+dDvPy+hz0OeaafvGc6Xucp1JILdunYcVgW2jXVtqCT7rcxKxJCghiCc12NXSPJW56r4I40644P+t/pRWU3qI8l8RAW8slwASx68jHAFaOjyo2jxyA7l+Y8fWtIr32azlekkWYpUuoUmjzscZGRVi3GLmP8A3h/OtDnPYMgR5JAAFZUniXRYseZqdsCP9oVzM0Sk9h0PiHTLhDJBdrLHnhkH/wBaqV/4z0bTXCTyTbmGVCxk1mppuxt9XqW5ivZ+OtMvZ1ighuTlSVZkwDj6ml1DxebQxiHS55/MOAQQMHsD9f6UufXlGsNLk5mUrPxvc3N4tu+kfZ90RkVnlznBx0x9fyqhqvj3VLS8uobe1tCsUYkLOGJIP0I9aOfWxf1ZKHMybQvGGp6xp5uJlihYuV2pHjGP94mrz61fPKqC5AXByEKk9v8AZH86n2mki3QipwXc5/xRqupW9rDLDqlxCWJTy0cjOB1yD9Kk0m4ui9zHLfz3YXyyJJJSx5QMRn6n9KzlL3LnRClT9rZLYxfGMhFxabmYgq+cE57Vf8LMH0uQrkL577QTyBxxSk3yGkFBVGcNr6MNfmc42i5OFz7/AP1xT/E6NJbW+xc4kPbPY+ld1G7pnl4lr2t0SaYHGmRhxhwen4+9Y6LN/aMzMhC84wD6/StKqfKjOg0qlxdMPzS5UKd3Xj3qXT7GeJTcvBIkTgbXYcHOf8DXLJPU74SXuotNBFdTLHNKIlEbsGyRggcdKnvreKBmtre4zGrBVlz68Zqehrz++15FifSxp8EbjUDd+ZJIoOPuhGwD1PXrTLPS76/kke3uYo445Y49si/3snrj2pxXvESqP2NzogMS7Tzjis+3vNQmuUU2MfkMTiQSjIUHBOMfSutuyR51uZ6Hpngr/kH3H/XX+lFZT3J5mtDzLxZbm50mEWsJeZd/mbV5OcY/lTtGST+woI2YFxHs5TZjAxg/Tpnv1rWK1G3eKJ7CB7awhhkxvQEHHSrUP/HxHz/GP51fQhnrsnNs4yB8h5/Cvnl9K3y5fUtozsPlRk9f4h61xzOrD3O08KxeTo/lhy4WVgGIxnHFL4mhSe2tENvK7CX7ykAEY6Z/DNcsH756VRfudyLS350iHyGiEMM6hmYNv+f+nv1raub2e3iiEP2Y/v0YmZjkEew7ev4Vdv3lzLT2GrM+zF9d6laySQqypbOgMUbKFy+cHPU96ZqmgareX8jw212UaLblVCjPHc/TmqUffuZupFUuU1tE8OapawSpNAU3SlgXdS2Pf3rXPh+5Z1bz84B4lYcdOgVR/OmqfxIzniI80H2KeqeCP7XiRJr1YghLZSLLH8Sf6Vb0/wAHWenrIBczsXwTtVVHAx0xR7P3bClipOfMkWLrwjo946NdQSTeWDt3SEfyqa20nRbBfJhgt4xnOxm7n6mr5Uo2MnWlKVzm/F1/4bt9IlSO409bguMBCu7O7mvN7rXdOtgpkmPzDK7VJz/nNdNKSUbHPNOV2UR4gtZl3RpIQD12j/GrFn4gsZXMW91ZRyGX0q/aJ6DjTehfg1LTLkPiWBto+YHHrjv71cS30+UYRYSDz8rYz+VToxxk4kg0u2WQSRiSJ9pG5H55GD1qvfaPHe+YXuZhJJyWIU4P4YqHBNGqqtO/cpWvhuS283beiXc2fnQrjr7mqd34a1R70TQyxeWCpKrIQePwpez1KdX93yHVKMPzngc//rrFsPtkWoRrJM6rlwUe3OMFgcBs/wCcVc1oRSdmz1fwWP8AQLjp/rfT2oqJLUyunqeUJrNrcyJI0s0JT+E421rRXMM6gxyI/wBDWqepJJ+dPh/4+I/98fzpgevEZiI4GR1rkU8Bw7sy6lPy4fEUarhh+BrmcbmsJ8pp2PhTT7KJo1adwzFzvfkk9emKsSeHNKmI820EgX7u9i38zUKmrmksTKSsSw6PptqFMNlbx46EKOKskW0bZIhX8BTdkQvaS0RG+o2cS5a4j4HY1zdz8SvDNszr9sllcHkRwt1+p4/WiMk2Eqco6yMm4+L2kJn7Pp97L/v7EH8yah0r4pyatq8VlHpKQKytlnn3ngZ6AD0py0VxU480lE5q++K/iFpZEhSzhAJUbYycdu5IpmgePPEWqeI7a3utQJhkJ3KqBQeCR0pS+G46cb1OU5e613XtQvHh/tG7kYsQq+aR3+tWfDLXq+LrWO6aYnJ++xPr70pSXLYdOyq6nNXMM89+ypGzEyMeh9aXVEcpACpAXIOe3SqUldCbST9TfsNEsD4csL06iiyS3Qhlgxl0Hd/pwPzqlqumQaN4murS3vI7tVjyZIhhcnGQKrSwQd2jnxK0bSqOknyt7jOf5ipIpdh4Z0z3VulUtjNvU63T9cGli2efzJYmhCgM3/66vaZ4mtFjkW9uSzNIShCnAXsM1KbNqmkjXXWtPeNmgnVnxwDxn9KS21gSzRwtBt38bg2ccZ9KftbOxVOlzwcjSwM5yKimlit498sqooIBLHFaKd9zC3RHaeDr+0j06cyXUKgycEsOeKKydmwlFpnhEMubecg9Av8AOpIHZmHl7i3bbWjdiDQg1W8gwBKSBxhxmtS08QETx+fDn5hyh9/Q00wPUJPHdsoxFZSt0HzOF/xqjJ49uWH7m0iXjPzMTWO4ynJ401aQ4V4owSBwnvVB/Eurzqpa9kAYD7vHXH/16NR37FN9QvJnHmXUzfN3c+prp87jkkk+9c1dtHo5dFtu42X/AFL/AENeLzyATyDP8R/nRhysfookY3y8RozH/ZBrb8KI1v4jgnk4VYnJHI65UfzrapJcrR59KXLNMpf2PcTXExmIhUOxIIycetbej6XDpOpR3u55HjJxnscEEEAVjUq+7YXtOWpzFPQrf7HrMiSR+ZMZM7s42jt175rbtZoiDcJLHjds3led2OR7c9P/AK/GdS7ehm5PmuZSyhYgcxhkO4NyQSR2Pp/jUHiCSBbNFMS72k3AAdfUg/XiqjGXMiW2U7qXfDbLBtB8k5TI4Iz1Hbr/ACrFjsrqO5eRl3BgeRXXSg+UqDs0UZLSdGbfE456kGmrDIW2hea1asg3ZfvCWtrVQD8iAH8qqbsetTHY2q6yLVi+LyE/7Qrd1GRlstysQQRyKzklzI6aDtRZnR6pex/duZB/wI1NJrV5dKttNIXVzzn25q2tDlp/ErnQtqzaRosDrGH3zMOTjsKKxjex01klNnL6da3d1Z3Xk200rAJgIhY9fStHR4ZI9SCSq0cidVYYP5VpWdoM8++gXI8u8lT0YjpRF/rU/wB4VUL8qv2Gjsu54/i/rTF+6Pw/lUXsih6Rs7jbjggnJx3FRhWEaZU9F/kKdxCoP3i/739TXXDoPpXLiOh6uXrRiSDMTDnoa8vl0u0iuJCXUksThxx1ow+48wWiJonWIKLdUcA/OIByOa0bTzPLVdm0sTu+Xvzx/KipHU8h7lE2j3dyIzHJHIX+Vievr16V1Fp4Z1K5tt0ZiBMYXL5XPqeh9ap072KtcbF4J1hb37S8lmfmDKA7Dbj0wPTituw8F2kNp5dxu3EknynOOfwq+QfKX7XwrYWrIQ0r7BgCR9wI9MGrsujadOAJbG3cDpujH+FVawWMrUfDOi7rdhp0CtJMqFlXBwe3H0qBPBuhXgkMEUibHKHbJkcVcZ2Hy3IJfh1aN/qruRfZlBrIvfhfPIP3N3ATnqyFf5Zq/a3GoWMa4+GWuxk+WsMy/wCxKB/PFYlz4O1uxJWTTZ9g7iMuPzWjSxXUpjQ9QFzGq2UvmbvuhCD+oq9/ZV/cRPC8SK2RhXkVCevTcaylo0bwlaLRp6V8OL/U42lkmW2RW2/OuSeByMcHr69q37f4U28Tq8moSSMvTagA/rQ5XRzp2dzWs9Bsr64voLmyjnSGb5VJ4XIH0orJHVUleVzQtrfVLPTJYNN1GS5ljH7tBEQsR6/MUHQj1Fcprt7e6pbQXd/PbvdQMEJjhwxB6/N6enGK0xFRKNmefJWRgLptvNPeTTyvHj5geMLkA8msqA5lTByN2Mg+9TQk2tQR3/2aMHnJ59fes7VSIooERcF2BJz6Y/xp1HaLG9i+iBgo2/M2M4+tSRaVfOF8mCUjjnbgdu54pxd0ho1G8P3M0MAESROu0sWPJx1raTSjxvkHHHAzUVIcx14et7NMmNhax7VlcksdoBOMnFVZfC2jzHcbNA3XcGIP86cIcoq1f2jKh8D6NlmVZ1c9GWQ5B9qs6f4Zs9OKOGeR1YtmTnJ5qpK5zWNnAHbP0qtcR3bN/o80aLjo6Z5qgsEC3o4neKT/AHVIqzhu6n86GUoth8o6nA9SCKBJFt++uPqKVilCxl30v2jV9Pso9ozIspcjPTPFM0u2kg1m8CriHcwfp8zg+mfem4gnqbft6UGhF3DnHSihJhYiktoJwBNFHIB/fUH+dVf7GsMY+zoB6DOPy6UAiWLT7e3j2Qq0a54CscCnfZmBykz/APAgD/Si2pLV0VrTTPsk9zN5pka4cOcqOOMf0oqVEbZ53Zanf6dCxtdcEUD5TLrlmHbOeuBTtP0x9cJt7fUFkCcsWXYhJJ9B159e1OrDmRzLU6+Pwkj2SW12tnIuMORCS7DOeW4NZ2o/D3SoIZLmw86KSNd6puypI56f/XpQ91WNoxLmh6fDrGmx387MzyHLKvAyDWL470+3sIbGaFSGLMpGeowD/SpqK8WiJxsdPoF1ZtptqiPEJmT7oxmtnHfFODi1oJbB3ox39e1WUcX40v3j1XTLePOVbze/PYc/nXYbyfKUMqs3JDHtjn8azi/eZK3CK4iufM8qQNsYq2OxqQ9PX8a0KAHilBA9RQNMfkHuKREkWIPJJG/mEsm0HhSeP8+1I0TuL+VQTWdtdYNxAkmOhZQSKYyvBpFla3cdzCjLIhyPmJHp3rRdyxyT+lNu4rDPaikMDijNAADmj6UAIenWjtQAnPvRTA8n0+BLuSOF4A6u24A+h7/lzXcpa6Ra6f5MK3JdTnBkAUt68D+tJy0OZqxPFdXbW8ZiuEDqMHeuVb09xTJ9U1COGRZ9N8xSpAkt3z29DzVRszRSMuw1O2tfDz2iSG2u+dqSgrzXP+Ibtp9OsbeR2lkWYnOC2zjp79xWFanJvQUncg0rXNO0ySO4kllMyctEowqfj6V1UHjRLlRLAsTJ3+bmnSp8kRRNvTtYtdRO2N/3gHK5H6etXmYopYKW/wBkVoPqeYeMbwt4thfLKohQAMuCpDMf8PzrvBMJbKymicSMvUk/7JPOPy/E1i9JMmHxC6LDNDDMJ1wWkLDkngnP4dq1DjNbLYp7iY7VXlnnifAtjIvqjDP5GnYQxL+N8q0csbDs6Efyo03z0sUEswlYDAIHQelFhp2Lm/1GacGBoLTF/EGgmixQA+tICefSgYuRScUAHbg0c0AL060meaYBmigDgB4RMU0T22rXMaRoqAbFJ2jpyRWjBoEEbBp7i8uSpziac4/IYH6VL1OexqooUYUYHQYqK5tYruPy5lJHbDEfyoRRnXln9i06X7BbLLJkARzAyg+2D0rz/UJ5kknbUR9neLayxwoVHXqa0WqJbKZitriFnjfKsvJBqXS7aEKA8qqo5w3JP4UmyopHQaMyWWp2d1GsyrvwCcj2xxgHj2r1UDK5HNJ6saijzP4gqreJLVT1FqM98guece2P19q6vRNMtptGtbj5xKY/vg/06fpWEdKjIXxG1CqxgoJd+enPOP8AIqTvWqWhTDtQBTATOc96ABjHT6UCF6H1pMED3oAU9Of5Ubj68e9A0x27PB/SlyM4zigtSF/Klxx6UFXE5oPSgYA5ooAKKAMXy3WIEhgv3TkUoPpzSRiKOeufzo6/Ue9AACCDVW90601GPZdQJIvbPb8eooV0ByV38P0S8W4065Me1gwjfp9Ce9Pj8Iag948zm2SFySApJZfw/wA96qUriimmap8MiS3WO+1K6m8sDbtYRqmPQVmSa02jsRb6/JMityhTLLg469KcNWxO6M7WdYj1p4bk2+66RSokcgAr1x9M5pdP1vUI7cROT5K8KmT8vTpz7ilyJajbuzasbq8vJVS1Us/JGOtdRaXtxCsSaijIWHDkAfgaTetijUzkZ4oHuaZIgyccdqXnB5/AUgExnIIyKO/X8KAFxwcjke9HagQmOPXNFABu2ninBj1JyPTFBSkLvH0pc5HB/WgtMO3P86MUFicHvRQAyJoL3S0LALJ3wfut3BqhJbPGeOU9RQY2Ks0qwx+YwOMjp71MTx9eBikITGBnFLznGOPrQMO2B/OgOexxQBBqFsl/ZSWshPzrjcGwQe1cJc+D7/TLmK6tyL6JfvKgw4/A9a0hKysTJGCNVjhuJIbmGS3IY4DrxjPH0/8ArVc89BF5sTbh0BTnJ9OKfmI0NNv7mGQPC7ozcZVsH8q6VdkioWlnllPJ3LjH455qepp0udPpCTCxzOpQBvl8zjitSK0luAGj27T3zxSaJZM2kzhQUKt6qCR/SqskMkJ2yKV+oosBF1zj0oA5PORSAXn6+1HHYUANH3uoPvTs569KAG9eRzS9s0AJ9O1LyaADcRx/WgybeooGnYeGHU0UGnOZGlKi3E8qS747l2kUdQK1pF3IcNtPrigLXMfUrO5mt2iSNHYsMsrbeh7g/wBDT2jeNyHXB70jNqwnPf8AnS54780AIQRnHJ7mlyP8aADgDtilC5HtQBS1HSdP1SMpe2kcvo3Rvzrln+Hy214lxpV6U2sG8ifoefUVSkKxz+uy6jompGLyIvm+dRu3ED9PStXwl4nubaaa7uYBNk7BGjBdgGDkEjk8jA9q1UdLktt6HWau8/iKyV7PUTaMwyrlScjsOOn5GsW1t/G2jR7reaW6APWGQSqfqDz+lJgjuPCPi3U9Umez1XSpbaZFz5uwqrfgelTav400uKOSO3hkvpfu7fuKD/vH+lQtwKulX76jYR3MttJA7llKHpkYzg456j86vHjHOPpSe5Qfw+vPrSD/ADzSAQAbuDk+uKVu+eaAAdOlB9yRQAZ69/wpByc5/CgA5xgjP40hGe1ACHI4AP5UUCGxWFrA4aOFEZRgFRVnNB0AKZJGrDawBHvQRIo3Fv5R3Kfl/WoOigUiBBz0/GkztGOelAD19etAzge9MBT1pOTzmkwKGp6TZ6qkS3SFgvIxwcema5q98Ito5lvtNuAYkUs8E2eg54Yd+PStYy0IaMHS/G01q62lxAGTeQpTtkn1+td7Yao02Nm9GGDx6mtEhF3SvFN1rD3VhaKsd1bniSYAqwBwc45rovD2h2k/nXF7YWrS7925SWyScnIPHWsG7SNoxTp3NvU4YDY5WMAx4VMDGAcZ/kKwCvPXrQStUGOcegpgORxxxSEIRgcevNAAzzz9aAF7AjigUAIx2uBQxI5oARfm5pemBmgAzxwTRQB//9kA/+Ex6Gh0dHA6Ly9ucy5hZG9iZS5jb20veGFwLzEuMC8APD94cGFja2V0IGJlZ2luPSfvu78nIGlkPSdXNU0wTXBDZWhpSHpyZVN6TlRjemtjOWQnPz4NCjx4OnhtcG1ldGEgeG1sbnM6eD0iYWRvYmU6bnM6bWV0YS8iPjxyZGY6UkRGIHhtbG5zOnJkZj0iaHR0cDovL3d3dy53My5vcmcvMTk5OS8wMi8yMi1yZGYtc3ludGF4LW5zIyI+PHJkZjpEZXNjcmlwdGlvbiByZGY6YWJvdXQ9InV1aWQ6ZmFmNWJkZDUtYmEzZC0xMWRhLWFkMzEtZDMzZDc1MTgyZjFiIiB4bWxuczp4bXA9Imh0dHA6Ly9ucy5hZG9iZS5jb20veGFwLzEuMC8iPjx4bXA6Q3JlYXRvclRvb2w+V2luZG93cyBQaG90byBFZGl0b3IgMTAuMC4xMDAxMS4xNjM4NDwveG1wOkNyZWF0b3JUb29sPjx4bXA6Q3JlYXRlRGF0ZT4yMDIwLTAyLTEyVDE4OjA0OjQ1LjI4Nj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202 vvdas El Cañaveral Fase 2</text:p>
          </table:table-cell>
          <table:table-cell office:value-type="string" table:style-name="ce2">
            <text:p>High Innovation Obras y Servicios, S.L.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ASABIAAD/4USC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2OjE3AAAGkAMAAgAAABQAABEckAQAAgAAABQAABEwkpEAAgAAAAM5NwAAkpIAAgAAAAM5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ODowNjozMwAyMDIwOjAyOjEyIDE4OjA2OjMzAAAAAAYBAwADAAAAAQAGAAABGgAFAAAAAQAAEZQBGwAFAAAAAQAAEZwBKAADAAAAAQACAAACAQAEAAAAAQAAEaQCAgAEAAAAAQAAMtY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8p0os+pwKGPJPf2NdQySIfmLfXNdlD4TGb1Ey394/nThu/vH863IHDd/eP508bv7x/OnYQvzep/OnDd6n86LCHDd/eP50o3f3j+dAXHDd6n86cN3qfzoC4vzep/Ol+b+8fzoAd83qfzpfm9T+dAC/N6n86X5v7x/OgYvzep/Ol+b1P50AL8394/nSjd/eP507gL83qfzpfm9T+dAB83qfzpfm9T+dAC/N6n86XLep/OmAfN/eP507J9T+dABz6n86Pm/vH86APNdD51m2H+0f5Gu6Ee75ccd65aL90dXcolcMfrSha3Qh4WnBaYmxwWnBaBChadtoAXbTgtACgUu3mgY7bTglAIXbS7KVxi7aXbTANtLtoAXbShaAF20badwF20baAF20u2gA20u2gEeUWMrwXsUiNhlOQfwrsLLXt5EdxFkngMg/pXnQm4uxtOHMizwWP1pwFd6MRwGBk1Sub9redQqq0ZXkd+vrWVSpyySRUY3Vy3bXcFyPkbDd1brVoLWkZcyuQ1YfHC0rhEUsx6AVT8Xw3Wi6favFMUllYlto6YxgfrWGIq8torc2o0+ZOTMrTfE0UxEd6BG/wDz0H3T9fSuhXa6hlIZT0Iq6dTmRnONmO204LWtyR4WnBaBhtp22kAu2jbTAXFAFMBdtLtoANtLtoANtLigBcUbaYC7aMUDPI7WJ5LmNIwSxJwPwrq9MsDCvmyjEh6A/wAP/wBeuCjC8rms3ZWNMCnYAGT0FdbdlcytfQoXd5zsSs+b5ljPsf51x3u7s2eisiIcKSOCD1rc0M39/crbxx+ag+85/hH1rRT5NSVDmdjvbW0t9Mjz96Yjk1xXxFlaW0tCfV8f+O1ySbl77Op2iuVHniozKWCkgdSB0q/p+r3WnN+7fdH3jbp/9atIyad0YNXR2Gma3aakAit5c3eNj1+nrWsFrthJSVzBqzHhaXbViHbaXbQAbaXFABtp22i4gC0u2gYuKMUwDbRtoELtpdtMYYo20DPK9B51y1B/vH+RrvnRW4wN3r6VzUPhHVepBswaz7+5KMYlPTrVVdhweplM2TSuy7Yx7f1rAtGnomivrFwyK4SJMF27/hXfwR2uk2otrOMDHU9eff1NYzfM+U6KceSPMULa+N6Xl2OI92FduN/uPauY8ftmytP95/8A2WiXwi6k/wALLQ3aauhghniKIrxygEHrVrXfh9Yzo8mmO1tcKMtC+Sp+npUr4gfwnnV7p15pdwYrqF4nB4J6H6GtfSvFU9qVivAZ4egb+Nf8a2hJxZjKN0dpZ3dtfw+bbSrIvfHUfUdqtBa7E01dGFrDttG2mAu2jbQAu2l20AG2l20wE20uKBBtpdtMBdtGKADFLigZ5e8MemeMZIYcNHBOyrg9sGuug1C3kOC2xj2auKnUtoaVIOSuiXbyawdSOL2UfT+QrepsRHczyajZqxexotzf8O6t/Z9pfS4JVVBO3rXS6ffi6tLe7YbVkVXI9Kyije9yaFyYY1K7dqgda5fx9/x4Wn+8/wD7LSkrRGndmj8I9YtNIt9amuR1WMLzgfxdTWzaeJLCW4uowxcS/dLHBB9vaog1zWFL4STXorO+iQEJLGYgCGHfJ/WvPtU8KFCZLFsjr5bH+Rrflujnc7SMGKa80u63I0kEy9e2f8RXY6R4whuNsOoARSdBIPun6+lOnNxdmOSvqjqk2ugdWDKRkEHINO211XMg20baAF20u2gA20u2mAbaNtAWF20u2mFg20baLhYNtLtoA8jlbd4qlOc5mb+RrrLKw24llHzfwqe1cNOF5G7laBpBa5vVeNQmH0/kK6amxlHczmNROeKwlsWtzS0KI3EF5ADjzABn0rrbKFbSzht1JKxoFBPfFJGhdQ1y/j1v9DtF75c/+g1FTYtHI6TBdTecLdugBKZxmr32qSB/LuY2jYeornbvKxSVlc2LLX5rdQrMJov7rH+Rrdtr+01JcQybJcf6t+D+HrXRTqX0Zz1YdUXIPDNtrcy2l0GJcHDouTHx1rhvEPhK/wDD7eZJtmtGdlSeM8cHoQeQf85pzepVOPulXSfEF9pLDyZPMhzzE/Kn6eld9o/iKx1dQiN5Vx3hc8/ge9aU59GZzj1RsbaXbXRczDZS7aLgLto20DDbRtp3AAtLtouAbaNtMA20baAPG9Dka48SWssh3NIxYk9zg16KFrCj8JcyWGB55AkalmPauX8QQtbazcwsQWUrnH+6DTnJX5QUXbmMlqgkPFZS2GjY8NMFe4JOAAM12WmW0uplfspRgwZt5PygDGT79RWU5Wjobwjdj4SSiknJIBNcv49/1Fn9H/8AZaJbAVPAVpHcSXjSDO0JgfnXY3+m2l5GYpoUcAcDHI+lZQV6jHJ+4jkdS8Jval3spiVAyI3/AMawiLi3k2TRvGw9a0cLaoyUk9DqfCHjVNO1i2+3XMphVhmRD8yj6+ldL8RLiK98LGezuYLq1+0lhKjc8+oobvuXG1nY8xvdPWKBZYwUY9R2NUFYqQwJBByCO1aTVmZxd0dZovjW4tdsOoAzw9PMH31/xrvLG9tdRgE1pMsqHrjqPqO1a0530ZnKNi1to21qSG2jbQAbaNtABto20AG2l20wDbRigZ4t4eCjxLaovRXcfo1elBaypfCVM2dBiuHWdFTG5xtcjoMVwviyBrbxNewu29lK5bOc/IprH7bZpJ3ikYLVBLTZKNHRV3216vXKYArsvDF3c6NpEEaxr9o8tkIb+DO3n07VnJXRtB2LkI2qo9BiuY8fD/QbU98v/wCy0T2BGR4O12x0c3Qu3IeUoEHbjOcn8RXZLq8c5MysjKf7h6VEPdlcJe9GxI1zHfAiKRC+MFScGqN5ZpNH5U0O9SMEEV1Rs0cc007mK3gNr3zG06TYwGRHIeD9D2rlrhLywlltJvMibgPGTx6/SsZWTsbxu43Lg1JJrRoZF2MQMHqv/wBatLwT9kfXlivCnkyLtIfBB9sd6JO7uOFkZ+s2UcOq6gtntEEEh2qDxjPaq1lqF1p1wJrSZo3Hoev1HektByV2d9onji2u9sGpBbeboJf4G+vp/KuwGGAYEEEZBHeumErmLVhdtG2ruINtJtouAu2jbQAbaNtMA20baAPGdJhWPxtGq8ATOB/3ya9SsoIpHYyttVVzmsaekSpGBrvitdOeSGwmLyHj5TgD61yKTPcRLLI2XbqajmvIaVkNNQTUSGjZ8Lj95Pn0FdQ08cAy7cnoB1NQadC1bJNcnMjfZ4CMhhyx/oK5rx4qR2lpFCT5Q34yc/3e9ZyvfUtNW0Mnwd4ct9fmv1u0Jiht94YNgqdwGf1rG1W1n0HU5La3ncovQN0xSvqK2lx1rr2x1+0Iy4/iU5rrrHxEJIgFmW4TurHn86uMnElxT3N/TvFllp0U7SOEVlG5JOehzxXA+KLq3vtblubZlaGQAqVPooH9KqVm7oUdI8pn29hJc2000TDMXVT3GD/hVVW+UHGM07ElgXU2WLOX3jDbudw966fQ306bwdq1rcmNroEywowBPCnkdwc1LKi9Slpvhi51XSZL63lj3JIUETcFuAePzrvvBltPa+HUguUZJElcbW7DP8qum9SZrQ6HbRtre5kG2l20XANtG2i4Bto20XANtG2ncDxLRFx42gVH8xfOf5s9flNek3lo13atCszw7urJ1rKn8Ni2cbL4VcXZVpy0O7AOOWrOSMwx+URgqxGPxNSocoOV9BDULxSTSLHEhdz0UUpDR0Og6bNbwyPJKFZwCAO1atkq/ayzcgDqahjbN1biIWyJnbhQCDxXGeOWH2OyI+6S4H/jtE0ODOU07V73Smc2U7ReYu18fxD0NMv7+XUrjz5wvmEYJA61Nirl3wva2914l0+G5CGF5QrhxwR71f8AGnh620a9SWxDQh2I2qeKLFdDmczSsNxZ2PTvTgCOowe9UZ2NDTtT+xJLE0QZJRgnuOMVc0S3in89TtZeBhh1rSLu0S9ilLp5VLx0YjyG4UjqP8mqgJHOcY71LVho9L8CXkK+G5oi+JROWHtwK6ezuYmjZXkBIY4I7CppNczQ6kXy3NCP5x1BHYin7a6LmIbaNtMYbaXaaADbRtoATbSYoA8L8Mf8jfbf9dn/APQWr1Z9qrljgCop7FS2OX1HWYLV2CETSbsgDoPrXN7zIu89TyaTld2BRsriVb0Q/wDE/hXsYn/lSY7aG5JfWloirJJukwPkTr+NY99rc8jFIsQR+i9fzrnlLsaRgZ663LaDCTsR/dzkflVzxTcveaDo9w2MyK7HH4U4yb3KcUtTkhThVkF7T5JoLlJrdik0Z3KwAOD+NXtT1i61WFIbqKPzIySHjG3P1Xp+WKAuQ6OscWt2Jm+4J0LfTIrtPiPZWIsrS4t0jFwZSrttwxGO9ZyvzI1jblZl/wDCutRm0ixv7R1drqHzRE42+nQ9D19q5W1vbixcmJsZ+8pGQa0jIznCxP8A2o5WZPLXy5/vr7+oPb9at+Hr2xsr2c3yOYZYHjGznBI4NEtUKOjNnwrpLXWmySwNKkwmKq8Z44A6it+30jX7iRfnhQDpKTjP5UoK8ipO0TrtNs7m1ttl1Os0nqq4A/z+FXdtdFzANtLtouAbaNtABik20AG2kxTA8I8Lj/isLX/rq/8A6C1eqXVlHeQGKUsFP91sGs47FM4+60CFLyaNHbZGwGD3yM1hrynQDBIwPY1CVpFvWIVn38ssE6PDI0b7SMqe1E9hRJtKjnvYLgj5pYwCgA6mrn9hXUkn+lzbOeVXmsFG7NJSsi23hq1WBjG7qTgHdzSeJbQQeHtLj3EiIMo9/u1o1y6omEuZWZyIyK1tGt4bl5llj3BVz9K0jqyWdN4L8KJruufZra6TKk7kc4IHt610vin4bzaHE0sBSeSQ8BTnFT1Ha6ueU3MUsM7JMpRweQ1ON7cvALd55GhByEZsgH29KGB7N4d8SaNcaFo9nHqyR3lvD5bxXHCg+xP09a8w0qGL7XfQSlDhdoDd8elENypvQpaFpI1XVRYtIYwY5X3Dn7qMw/lVnUPDN9aYeCN54SM7gOR+FFybG/4Q8T2ugadNaXYZJzIWCMpBwQBXU6X4usZ4xETsPOA/Gefyp073FU2Oms5VnjLK2R6Z6VZ21o9zNC7aTFA7C4oxQOwmKCKdwsJtpMUXCx4N4XBPjK0wMnzX/wDQWr14KR95GH4Z/lUR2Gzn5lzqV7/vr/6DXI38CW95LFGMKpGPyzSW5T+FFXvS2trBe61BBcLujMbEjOM4oYuh0thbeVHshjVVwOFWr2oQpPqM05dI4mbICLt/TtWWwJOSKkj2zJsSYA56NWR4yYppWnpkHJfp+FXKzWgQTi9TixzU8TvG4aN2VvVTg0DOw8F37w+IrSOOULLLIAzsucn3A616bri39xZrJfKGkki3HnayYPofpSZcNjhfGNhCnjW/t4YlMQRfkC8DIH+NcXq1mkN+scKbAxwFHTrV/ZuZv4rFjW/Dd3oaxySurxucAgEEHGeR/wDXrFyc5B5qEymrM6HwVLt8URM5JJilGT6lCBXpEKyrErMoYdDjkVEX+8G0+Qb4v8M6TqOi2Um5WZictG/zocD2xis7wz4G002jC5uJ7ho3PAbaMHoPX9a3StqZSd3Y7ex06102DybSLy09NxP86tYouFhcUmKLhYMUuKdx2DFJii4CbaQrRcDwHwy23xjZNu24nbJ9sHNe1o0JX5HVj65zUxegNHHX115PiOa22Z81s7s9MLXN6r/yE5/qP5CkinsUaal0lhfx3joXVEK7R70pOyBK5s6f4kF1u8qA4XqAcYretzNfQl4oBt2k5Ubzgda5pNtnTBJIG0YW10UuIiJBgkN1Gea5/wAegC309RwAXwPyq4Ez2LPw88Iad4hs9Vm1IS7LZFZDGeR1z9eldHqvwXkgs3utPvG2hdwSZcHntxV3dyeRctzgtU8G67pF15M1qWfaHXy23Fgc4I/75NQRa7rVh+5lurpVA2mOYkjHpzVdCNUbXjfUvs/jzUXZC4OxeD0+Va5rUNQS6nhnjZg0f8LVV/dsRb3rmr4h8UR67p0cZjkjmRwxDYIPGOtN8CJby+K7ZLpEeEq25XAIPHvU2LvdmhLpdq/xDvLS3XyYF85owg24wjEY/EV6R4c0TVE0tbq0uEMZyDFMpPIA79utRYtblDXdbs9MiZtW00xMDjfbnIJ+lXfCF5b6lpDX1sjpDLKwCv144rRSdrMznFXOg20uKLkhijFO4WDFGKAsGKTFFwsG2kxTuB82WktxFrCvaRtJOJDsVV3Ennt3r0nR9M8RXhWS+ihtIuuHzvP/AAEHj8cVHM0x2ui1dWsTa3dSsuXjZQp9PlrlNXAGqTj3H8hTQ3sUahuU3QNSnsERukRf6JfKAcleMV6h8P4riLw0YRZ3Esr27xhVAGCfUsQBWJvEsa20h1qcyxeU525Tdux8o71xHjoA2Voe+5+f++aroJnSfBli8OqxsA0ACFhnqfmr0K38QRap9uskjIMCD95u+98wHpmnFk30Rl6ouPEVjMWJdI0wW+boX7fiawvEkcWo6ffP9mgTzIzjC4Cn1qhX1Zm33g601nXfEF1qIkHMRtHiY9QpDZ/IV5lqumfYNcn0+JmkEcmxS3U02Ta6NLVvA+u6NG8tzaho0UMzI2cA+xwf0rnAxByCQR3FFxNWOj8HXJ/4SeF5pC37uRcs3qpFe2aJ4ptdKt7e2mYgLIWdkYEMCAMfpUL4yvs3Keq2OleI7topGiaGZ85YYI/DitHTvD9r4atBp1kztCrFxuOSC3JrRqyI3ZbxRipuAYoxTuAYoxSuAYoxTuFgxSEUXCx8+eE5lg8bWUjuqKszbiw4xhq9wS/spBlZYj+NZ1FJvQ0g421OR1W3urjVpTZypHFLKu5xySu3tXKaxbNb6ncRncQpA3Mc54HetIqy1M27szC1NkbMDLjrRLYcdyz4d+WWf8K7rTNfvdNtmhtXRAxyWK5NZ9TZbCPdzXdw008pkkf7zHHP5VzXjk/8S+1P+03/ALLTlsBV8Batcac175Nvcy7ghJhPQc9a6j/hIYYZ3lWS4tJHGGDRkZqU+WVyXrEc3itTNHO99HK8YABYdv09aS48UWl5DLFugTzFIAVjx+dapxZm00bOtauLCzv7hI1cxI7EbiAxGTyR0614/NqH9pa/9t2eUZZAxUtuwfrRJaCi+h7l41Es2i3TLNBMGteWU+i/jXjHhVI5LydZCoUxH7x680luaT6HR+F/Duj6n4W16W+t1NxbGQwvkgriIsPbriuFtI7qW+NvFcyIvzEDORx7UrEvY2dHTxJPp9xe2Ts0NuTvw2OgyTjpXsXgpL8+Ho5NSbNy7tnB42g4GKbl7pNtTocUYrO5VgxSYp8wWCijmCwmKMUXAXFGKfMFj5u0j/kY4eP+WjfyNejxdBXRDYhk65DZziruo3ialZwwT2tviNuGEYBPB6nvTkhpmM+jafJ1t1H+7xVaTw3YyAhfMT6Nn+dJxTBOwy38NR2nmGC6kBfuyg4rd0y3sbeGRL1JJ22MEZTj5j0JHtWUqTexpGpbcqCKRGJGMZ45rmfGku61tkz03Ej/AL5pSi0g5kbXwdvHtL3UFGwLIqKXkg8xF5PXkEfhXpt/daZfW91Yy2NvJciPcZYYsKRn0yT+tZ31sXGzR5j450m1tN8mn2gQ+QhwkZ67nzx+VcgYtmjfaGRRMV53L746VUUZyaud1N8P7/xY2q6lb6ikUcEwRomJ5+RTXAeJPDd74Xvxa3bxM5UMGiJIwfqPaquJrqV7KHW7uGSWxjvZo0yHMIZgPXIH1FZqswG5SQB3FUTqXbPWNQsEkS1vJokkGHVW4bjHNV4riSGbzonKyc8j3pAejeAZ0bwzqULjLSM3y9jkCu70a+MVn5MibAi7l57emPWojq2hvSzNu3lMybuxwRxipsVlJ2di1qgx7UYpXCwYFJgUXCwhqK4nitbaS4mbbHGpZjjtT5gsZFp4lgvdVWyhhYjy97ueNnGcEeo/nxWrBe210A0MocEZHBHfHei4lqfOWksB4ihyePMb+Rr0aF0IChwfoa7YGZYFOJyF/wB7+hqmCHClFADguaTHFIYx84rjPGIO2JsdA38xUVPhGlqdH8HNSWwfVN95cW24R4aJA2T83XINdXb3kMWr6hcXl0C5hKRsRgtkg9MVhHWVkU9FcyfEd5HcMrW7eYpjCnA7/N/iK5W5ErxkbCVQc8Vok0YTd5aHq/hOJZLO+K3i2xLsGU9HyvU8jONuK8x+LokGtwSSTRybowAUXA4z7n1pM2Xwi/DXWbLTrC8S5nhR2c7UeQKTkL0z/u1Z+Fqf6NrNu1sJV3wsW2bsYJ4oZSs7FvTNH0i61nxUt7p8LKm4wh4sFDg4xjpXmElvH/Zksyr+8W52dei4PahEyOm8K6NLeeGNRvo76aE25ciON2G7Cg9iPWu/0Dwik2nxXUmr6kGfJMaygqOSOjA1nKfLdoajzHX2ViljEY0klkz1aQgn9AKs8+9csql3dmqjZWD60nBGRyPY0uYdhDSfjRzBYY5KoSOuOK8z8SeMJ5WSKCSWzmUPFIPQ56kf3SPxq4O5nPRHM6frl1ZXgmSb/URFY+wXdgnj3z/X0r0rwlEstotwspYKMDdIHck8nPHH0FVJ2RENWeH22U1UMOokb+tdRoM8lxrjo5yqDKjHtW9/3iQLY6ycMltKy9VQkflXPQapdfZndzGSpGAR65oxM5JqwQJry/NtZWz7nEk5PIfpXRQqTGueeBzWlGTd7jkkdb4T0G11nTzPOzKwnEeF9Kr65pFrp/iIaXGGKtEZA+eemaJSaZVlexzawyTv5ceA56ZGa5bxtYSQaekkpG7cRgDH93/GlVl0CK6nJaMNbka4TR5JVKoJJtjAfKDgE59z+tLNquvW100dxdSCUdQ+DU7O6FurM9A8O6F4x1bT4bi1SzuUkjEgDgA7dzL19cqao6zP4g0SSWO90u1Plttcq5wD+dCqSG4JFLX/ABBqKG+tILVfs6ja8wzldwB/rXIJbalfwtMkN1cRRnDOFZwv49qu5nYrNFKkhjaN1cdVKnP5VsaF4t1fw7BNDps6xxzsrSBkDZI6fzo3Em0V7vxDqV7qEt81y8c8vLmIlA34CqKtLLJsQO7ufurklj9KdrBds7zwRfQwaDe2ks8UTvIeHcKe3r9K9B0/XrKPT0hW8hMirwFkUjP51hy3k7mmyTNzT7xLmIsrhjxnB71c3j1rgqtKbR0QV43AsMY9ajRhtOBgbjwPrUc+g+UdvFIWFHMHKY2t31n9la1luWheQcOuRsPqT2ryrUVl1LUJlkmjaTAwwXPnY9OK66UZHNVaMcyN5sjqqxsH55wAVA/XPaup8O6/a2VpIh4u2BG9SR8xOcknP8qcrsiLs7nOr4b1CO7EpWPbuJ++K2NDsXstVaaZAoI5bIPaunlfOmHQ6aa5t2hkUSAEqR09qx9PSwQt9oiDKTht4yD1wanERcmmhxtfUztQ8h5bHMIlijZ8rkjb/dP4cV1lreWTFEadBnAq6ScU7lNp2PUtHGiaJp8S2+qROkk6yMWccHFcn4q1C3f4jwSLdRmD7KcsG+XO3iobu9Cut2UvDsVpqOsJCL9YSVJ3xsMjiuc+KlqltCttHem8bcW3t97BC9quom2KL0OG8JahFpFzfSXErwNLb+XG/lbxu3KeR9AaoazcG+1NrgN5m4DLBcZ/Chxdxcyse7eA/EVnoHw60RpT5lxcyPCIQ4Dt++bkZ9M5/GsP4jiby9WkdFEAnAVwhyxI9aU9Ekil3OD1G6Ef9sxO21HWJvuZyw8vAz24yfwqfwR4usdF0DV9OurgxfawCvyFskfQUtbuwlbqENte6x4rgvdIt7u4QR4aVYWAUlMHt68VesfhBrd1eGe+mtrSIvuKs29iM+g4/M1cE+pErHXQ/Cnw7HP51yJrhsf6sN5cf5Lz+tbkGiaXpybLKyht1Ax+6GM/U960SEZup+HNH1MML2ximJ/ibO4fQjkUmkaZYaBYi0tLZfJDlhvO5hn3NRVpc8bLQqMuVmvDe278NIsPswP9BVK616OEssMbSsOjYwv68150cFUlOzOj28UtDGk8R6r5u5fIVR/B5ZI/nmrFv4rZFxc2pznJaM/0P+NdU8BFxtF6mUcQ76lubxTZJaNNGsski/8ALMJg/n0rirr4gT3EszWUboehLPkYwei44575rGlhnB++FSun8Ji3/iWO1MysZJJQo5PzLz1A9B06Vz1lrKLJJDJudJG4Kk4UnvgV22XQ53dm9fyzWUKaasfm288fyGRgCGzzyB796r6MLSwnSe/EMkcinKsdxQeu3rn8ayrLoioWvqejjwzfSxowMW0qD97/AOtSDwpfK2Q0f/fX/wBatx2EfwtfsCMxc/7f/wBaqMvhW9j2xF48yNgfN6An0pMLEMng++OPnj4/2/8A61NfwvqAxtaLI/2//rUwsStpersyea8TohGI92Bx+FR3mk39zfC7cQqwXbtDnGMYpKKTKuyvb6ZqljcCe2ljjkXoQ1VtT0rVdTm865mjeToWLdqqxOpn/wDCMX396L/vql/4Rq+H8UX/AH1VE2NGLT7+OKyQiEi1cuPmPOSD/SrWoadquuPKFEal3LlfNOOfbpUuJd2UJvCupam008Pl+VKdvLY+6cf+y1HB4H1SxDSoYkf+EjB/nUi1NGNPF8GxRq8gRT90OAP5VFK/jAt/yG5QM/3/AP61GoyBm8W5+bXZf++v/rVFNP4phtpWOtO3y55bkfpVWZIscniFYjLPrTlAm44P/wBanad4gubqeOyXUJHlkBKlhQ21oBpfbZvtBgfVk87dt2AgHPpXVi10aezhRn1lbgAb5I4wyE9+tcmLrVKcU4GtKCk7FeTwvFLrtrYx6zGsEkBkJLEOMY4PbNL/AMIbYLa+eNUu7p2yEiVwC3JxjArhqZjWilZGsKCb1OQ1nTH05J45byRJkYK0StkqMZySePyrhppDql1iJ/IaJMEE4Mma9GlOVSKlI5pxUZWRmXl7dXbr9oG1UAQhBjip5fs1ta77cyxSHGA4+/7+1aiLttJqC7LiQCVVUYZ+RtIrTsraKQvI4SaRxuyx6+uKHHmVmSnqe8Wx/wBFi/3F/lUm6qNRpNUboj7XaA/32/8AQDSAHqs5piKsp4OD82OK4a21+Syv2tJY2aRnzMXcnGT2/Com2pKxcUrO51bYqGQ4XPXvjvVymoq7JSu7Ff7REzlA6luwyOax7/V7mBRPBGJYUkAkVULEr7EHGaUqlrFxp3TuNs/FWmX8cgjmMcyqT5Uo2nj9DT/A2pT32tXYlmaQCPIBzxzRNma3Ox0U/wDEtTt87/8AoRq3dkeR97vSGZEpNUJZAOpH51SJKzyrn7w/OqN9IDZzDcD8p71fQRnavNN/ZYS2CvI2AVyOVxzWbYWUVnPb3io3nIpJUyqACfb/AOv2rOba2Ehjw3L3YuvKVZQ+8NvHJ963YNW13zAW1aaGEnmOCQrj6cVnKmp6MqMpRd0ZF3DO90u/Up3ZtzFzktz75/wrVtdQaBFWO71BXChSY7hkB/AGpVGKfvIpzk9jP1ue5ubppLm6bDLlSCGyAOhB5P4muSkaBjNJK3kzgjasa8N+dUtNEZXbY0C3igEwuGaUnDQsvapr7UX1RoUaFI1hXCDAGfxqx9SzZQ3ItFeWCSS2RjlUkC4bH0P8vxrV0uZ3mMd00FuqLnLZYgevGKYj2aHUgLeMCJuEHf2qX+0GPSP8zTNLifbpGOAiZHbdVK6upftNu5UAIWyeuPlNALUY2oZ/5aR/kapTamfMaP7TArLjgkCpc4orkkYl6LmRbu682TzcbYfLbjp+XWuRu9Nu7GP7ZcOzGVgpkJOc4z/SlJWV0TGTvZlu31u8FlC7XLDKku7c9DxUcc8Go3RmuJPMJGAc46HIFZyb5Coy9/QuwWlpbMbi3i8uZg2G3+vBqkUhW2MSo6yMrRmQHHvmsU29zdNHI/2VNvzuwTzyP1r0D4f272N5JNIc+ZFgnHHWt3LY5tpHZ6IZ2iVElUKAWAZQR981qSwSyjDGFx7Aj+RrUChNo0cww8RI9FmcVny+GLHndBL+Fz/iKAK7eFrIn5Y7lfYMpqGbwtaSQunmXaBhjOwHFNaCaIm8NWwGBdTjH96KoG8NRg/8hCMf70ZFJq4IcPDq4O2/iJHsaadAnxxPbE/7+KcVYHcpyeHdQNwjgwMoBBxKKmttBvSn7y2AcHGVcHNO12Loc5rklzazfvLWAm24JA6nrk471zN3cnUbsSS7d7nqBgCsiYk2qyCQw72T5FAwiYPTr/So1vxbo6pHvLfxOOlUMbHM0QDmQncMOinFdVpVnbXNpEX8tnYYAlbsOg9aaV9BI72G/bylGf4RVlL1j3q7FEv2jIweaXeD90FT/snFJpPcabRDKgP8Tc/j/OsWaF1EhwoJY8lMnGfr6VnKlFrQtVJJ6le8uOsrRmKxcIm3PGRnOM1QmiF0hji8llzkLI78f985rOCbha+2gpuz0M+bSr+TcEtrYyBgSvmYG32zjvUK2d/b3AEulyDzmwpj3Yz7Z47UpRexKlZi6xdiwkjCK7Migf5//VWZfXiXIjSeUQrwSG3f0FO2hSlqXVZV0+VowrYjXB3ZBG5umfpTYNelEGEmZGTG4ZIA9+AcihJpK4m03oen+HmIRDkcxdf+BGt3zASMEH8f/rmtwGlip/8Arf8A1qiLg55/Ijj9aAI2ZgMbSRj0PP6GonYAHJGcHg4x/SgCIux+g7jt+RqM8dQevo3PH0NAETMmPnIA4xyP6imBY3biNT17D/GgCNok5zHzx8oQ8flUTwxtkFcc/wB9lx+lAjjtZAllYSTFrWMngKcsR7nqSfb8a4tIPt0822WONQSwDHAP0rPqQIuyS0YNG7yRqcncSvt9O/5023RJY2AQtIcD73LH0AplXJjMOY1EaoGAVWbceAOPp9a3tJu4bS4V2tYpWRs725xn8cEfQU1uSzuol+Vcen9KtRg9/StSi0i9KnVR60gHFOKaYAw5FAyJ9Pt5R88MbZ9VBoXTYf4Y1XHYChJLYTIn0OOTcRNOpPdWHH6VVi8OS2jNJFfylcHKlASfYemen40PYLGUbLX7dJSsSSwA7tjqDnJ9CKreVcyytBL4ehn9SYtufxFTypiuW7fwybqQRS6f9ltZB+8iSQ8dehOfWpJvhjpbn9xc3MQ7LwwqHFlNLob+iQvCdjRsNiYyV/2jW0Tng5NUMjPXIHP0pu4857e5pgQsBydvb0Gf5VG+epP4Zx/WgCNuQSeQM8n/APVURIzwAMHk4FAEeR2J6DnJprSKPlJHfg4/qKAImZeRkLgDoBmo5SxVgMqD/Ec0COK1jToYZCbmVRbcZ+YhifTpgCuMmVDIpjDJH1Oewz1+lQTYnb7RamS3UKfM43AdR65qBQzFpcIvlnkUXEiT+z5H3SJhVXl8nkVbiuJY4JFj2MjABlkzwB0poTkeqQAbI/cetWIzkKOMHIzmtCywhHGe/HXvUwcewz6HofSgZJu//Vn9KcGyOnT3oAN46mnhxQA/fjinhx+VAD1cMMHt60ocdKAF3jODinCVT0pAJ5o7HFIJvUj86LAN8wewphdRg9D7GiwXIndT3xmoSw5yQV9KVguMdlI/pkVDI4HJJ6+nT9aAMKXUjFPIrY6dSQP51j3WssHy78Kfl+lK4my9p+rtO64UAHgu3Q/pWu7qclPn55OAQPyNMEzkvEdgdQuCBPKzBeI1jO0ehJNc7d2ha3/dxHy0QEsWBNZ21I6mZcXrSWsMKDCxkgHJLYycZ/OoFQLGzbwwP8O7BH+NUWSJN5ygFirc7m9at2STKBO0byRklWVgdpA6c/Wgjl1PVoX+WIE/w81Kkvyq3PDVoWS+Z8rAdVOR7VKsmTgH7wyvtQAvndM9D1x2NL53XI5HUf1oGOEnTnOfXvSiUdvz/pQIUTc4z0/T/Gn+cegxQA4T+5+lPE20YNACifjqaQz+lAB549aTz+OvegBrTD5uTxTTPzjOcjIGaAI2myOuM8Uwy4z1465NMCMzHpnHpVO9mZLdpMnaP88UnsBxWq3qpI7EEqTgZrBmuZY0wsvBPKdx/jWLAlsdTdJFIDLj+6cV1Wl6012Sk+zIb5cqOatbC2ZLrctulkrzLuw4KoG25P8AKuY1G/CadHDA4aKYHcpwSOc9RUvcXU5x1GFC9+DVma3njkjU5fdg8jJoQ0OuNOe2mNrkNMSMjac59j3rUt7W3e2RAkcV8pw2XYED1xmmDPQkcHYOMhQD7cfpQrjyeo69dwxWgyZZP3oXHLDpmnLL8jdPkPXIxQA7zRuBP3X9xTg5GR1dBnr2/wA+1ACeau3dn5D3yODThKQ2Cfmx+YoABOCCRnA/Mf5/Cnib/a+909DQA9ZDnqc9cEHNHm/KCW4/vY4/+tQA4zEEDPJGQCDz/jS+dz97GO+D+vpQA0yjgHHPQev09aTzevI9+D/+ugBDJyCMewH+cVGZRzgjj/P1piGNcKBk8AjuRzUqwu6qSVH+FADbqS0sLczXL4ReScE/yrk9U8e2TRm3tLJpVPG5vlH4Cpk7DRx99K87hpS6KTnGMYrP6bnOCG6HPNZIY6MgS4UjHfJrUSWMEMAy4GQU6k0N2REjVtr2C5WRJw87KpKEJkr/AICs2W8ge2KCAeaz7iS/A9ePes76XZKMmYpvZjGANxwBVuwtmvrgsJk3AElZXK+w5rRMtE0EF1JKLcqLh0XaSrZaNc5BHNb1tYG0unlcQspGAx+Vz9fWqQM6JX/epnGccZHP4GnpKVEmG5xzhfmP1HetQDzcwq3GFPQLkfl1FSCT955h6MOCQP0P+NAwEmN0ZGM842gE/wBDSrLkDn5k5xtGMeuOo/CgBRLklhkqeG4HH49fzpd42lS2IyODgY/Ht+lIQqyknniQdscH9f5GnrJkcBiDyy5wf58/jmmA4S4wDkqp+X/Z/Dt+VOE3O453dN2Tg/jn/CgBVfPy4z/sk4/LnH6ml8wk43MSO+45H+foaAELkITkbepIJ2n/AOv+VJ5nPcf3QWOfw9PzoAY0m3gnJ7qD/PjB/KmCXn7wOOMjJA/w/AigCOXy5oXjdVMbcnJ+9+PH65qh9hkthm0vJICeibiV/X/CmIU32qWxxJHHcjHVDg/5/Cqj3WkXsgN7pyRyA/eePnP1AzSavuMr3/h6z1NN1nf7TnO1n3Afh1rCvPBeqW4LQmKZf9g4P61HJ2C5jy6bf2hzNbSoPXbxVdWYYHOBzUtdxuzLcc6gbcsGdcMB/F+VNYqVyCD+NQ4kNEU5BXkgkjINLGxVQvGT1xS6D6FmKYwSiSFmRyMFgcEj8Kt/2xeKVzNvPcNzikpMSudoj7pAN2OOVb+Yp6ScsoJOB91uo+hrqKHI5ZWGWJXnGcMKVpMxcMSQcHHB/EUABkG0SAn328/mKdvGQy5Kn0O4e/0oAPMwcH/Vnod2R+fal3LkhycY4bdwP+BUAP354Y4YcKScA/jT8nOD8j+hOA34dDQA7fzlRg45jbqfoP8ACjeTnClsdU/iFAD1JO5VAZeh29QffvTQ+70YDOGUZAoABPk5GOn+sAyCP6U0P1I2queWPIP49KAEL/KQdqp/dJGD+PSmM/ygkKEHRc8/rTERmXDbzgk/gBR5jKeAuTwSTx+HegBhOf3YUAHkknGfp61E+2VVDxqdvQMBk++KBFV9Phcl1RkbPAQ800DUbVR5Nw0gJ+6TnH1osFyUa1cxDbdWuQepAx/9aoJW0PUBiW2RGPfbj9RS0e4ynN4S0+4GbS6Kt2G4MKyp/CWoQ5MbRyAejYJqHDsFzLu9Ou7cN5ltMoHQlcioFcAH1xismnYfQerADkZ75B6ULKORk4PXFTZk2O7trpZn2EuGX+FgAy/4j3FWkYhhkl0I+VsgEf411lCqWZsFiysOHHBFOVjjBO/dyHU4P+f84pACszrgsSDyrqcZ/D/61ORiy7S2eMq6Hr/wH/61ACRv5kfO4kfddD1/4Dz/AJ9KUN5ikkneB1Qkk/8AAeaAFVtyFtzbxxuRi2fw5x+f41KjGRCyllcdTESxP1X/AOvQAsZLLuTIZTkiLLhvqo4H507dlCy4GOqJmQH6r0H50ALlSikYAA5jyZF/oF/PFI5ULubawGMxFy4H4/w/XmgBJWB+ZvmHAEbSElT9R0/r601ztf52LHPC78sD/wCg/wCetADS5SVQ+WfopDZcfgfl/kKbuKyYJYzHgbTuYfgcgfhTENYlDtAYTHqUIY4989PzpvO/Ym9ZDyQCGP4k9KBDcMSY41fPVghyT9W7UhVQfKTfx95VAB/E/wD6qYDWUl9iglV/gVcAfU0bd0hBy6jjaq4UfX1/P8KBCAeY+Cd4Xttwq1A1nFcbiEy/98AhaLAVv7McHzIJyxA5JGB+BFSJe6lbpnLPGO5G4f40rDuWItc3gCe2B90/wNJNBo+onEsEasf4iu1vzpWTHYy7rwhBjzLSaXHZSM1j3Hh69ibgBlPoMH9al0+wuY/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Mi0xMlQxODowNjozMy45NzM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65 Viviendas en Velilla de San Antonio</text:p>
          </table:table-cell>
          <table:table-cell office:value-type="string" table:style-name="ce1">
            <text:p>Invexmarfe, S.L.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AYABgAAD/4UwY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1OjU1AAAGkAMAAgAAABQAABEckAQAAgAAABQAABEwkpEAAgAAAAMyNQAAkpIAAgAAAAMyN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Nzo0Nzo1OQAyMDIwOjAyOjEyIDE3OjQ3OjU5AAAAAAYBAwADAAAAAQAGAAABGgAFAAAAAQAAEZQBGwAFAAAAAQAAEZwBKAADAAAAAQACAAACAQAEAAAAAQAAEaQCAgAEAAAAAQAAOms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pyW7INxHB71Fsr7xO6PkrahspdvtTuAm2nqApyVyKTYCuELZQED0NKzM0YTsDmkO4zZ7UbPancQ4Rk9AamihkDhgCMVLasNJsvMGfYgJHcnNakemrLCRnYVGcnk1yTnypWOqEebc56W3/fEbgeasW9jO5wgLewrdzXLdnOo66GvZ+XBL5VwVBHbNZupJG9yxhyEzwDWEL89+hrUtyWKqIUbBB5q9BC77mAzgVpN9TOCdyrPDt3EEDHYUyHy+S7FWHQinvEnaRdjv/spD2sjiQdSRwavW/im7Vv3sh/2iF61z1MOpq73OiNdwdlsdBaeMIXRERWL9MtW1aXuoSO26MMpPAC9q8qthlTvzHo0q7mvdNRL4xZEsTx4/iI4q7DdKwGSOelefOHVHdGfcnYhlrGv5JYQ7R52g9StKiruzHUbSujmr+PW9UAa3cwWuME9Mj1FaWj6FHbQ7biRps8gt1r0KlWEKfJDc44U5SnzSPO7q0AnG4GMZwYz2p9xoLtGslmpkU9RkV7XtlGzex5Xsr3sUZdLu4ULyW0qKOpK8Cq3l10QqRmrxZhKLjuGz2pdlUSGygJQCF21MiGbESKMk1LfUpa6GnZ6cI/8AXssatwNx5NammWcLyMP3bY9O9cVWq2m0ddOCVkye9SxsSqiFZbnHyp2FZF3cahggjy1bsB/Woorm1mOq2tImTl/M3dTU/wBsm8vYhKZ6kdTXa4pnGpNEXzs25iSfelG5ZNzDr60O2yEm1qzQSWxAxIHbPpUcl3FE7eTHlT0yc1ioSb1NnOKWhTw80hI6nsBSvYzKCSh468dK15lHQzUW1cRbafaFUdecV0eh+HfPOJuVPVa5sTXVON0b0KLlNXOv07w9aadlool3HqzDJrdgWNR2zXz9erKo7s9yjTjTVkTkIwwwBqheWUMgG1mQqdw2nFYwk0zWaTRLaTF4+SCRx1zVlyNhzjp3pSXvAndFCSNmZUCgR96l8s7eMGtG9CbanOf2QotvNNsFdyWLHlgDVbTrIQ3LC3V5FJyWdcDPtXoKteLTZwulaSL2o6dcXMLR+ciBhg4Fc5qnhSKK0eW3djLGuSoXhq0w2J5GkiK+HU7tnMvYypD52w7CcE+lQbK9qM+ZaHkyi4ibKXbVCDbUkLmGUOB09RSaurAnZ3LL3jzE7lLE9M9qkgvZrZwFUAZz71i6atY1VR3uXJLmJ51drgmQ8fKuQBWk0lvPaBGYuD6nB/KuWcZKx0QkncyrqWyh/dxwEMvXFZrKHJdfl56V1Uk0rs56rTdkWYFSMqzncc0txJFMCEjwc0tXK4rrlsVljzled3pimtHjqDV31Itpcs21uzgyJMqFRk5rb0qwv7xw8o/d55461zYipGKbZ00YSbSR1sGkQRruMK5x/dqzEqwNmOLAPtXhzqOe7PXhTUNSy7zOuI0XcRxmo7eO4c4kOxh1xWWiRr7zZYa3fGDIRz1FTxwp2rOUtC1Ea1uIiWjAGTkgVm6vqZ0+284gYBGQaulH2kkiakuSLZU0vWn1ZS6RBUBxnNafmTMSpTC9j61rUpqEnHsRTm5xUhRmTiRwD6CobiJ448QyBQepI6VMXZ26FSWl+oy3iiEZkWYSuf4ic1nXk5BP7xR7VtTu5bHPUfLBHD6sSbtwH3ITkY6VnbK+gpaQR4tTWTDy+KTZWlzOwbKNvtRcAx7UbaLgSLEQNxBA9akSaRe+SOhqXaRSvEQQyTNvPfqzHArQ0rTE1DJidZ/LbDqhzj8RWFbERpq1zWlRlN3JL+zCTeVHGkeOoJqvFps7LlcfexnPSiNVKN2KVNuWhd/sa8iTd5YcdivNWV0KW6ADKI+OCfWsJYmK95M2jQlsxth4dlF88EoPykHeDxiu6sNOjtIQokZ27ljXDjcRzaI7cFQ5dWWJIpR9zB9icVy+p31zFqiQXDeRFkFQvzMwH06VzYZRlLzOjEOUYo34LyMBT5gxiriSQytuVwfoaxlFp3NozTViX5SMg81XdmVtwNRHzLYj3pztAO7HcVkpYSa28g1GJTFG3yBTwTW1O1NOfUymnNqPQuWWkR2B2264QDGDV5wwHO3ionPnldlQhyKyMqFDcyB2bgDqpxmrjW8DriQ/KRjGetaTbT0M4WkrvqLbwW1vHshXCg1FdabbT5YIque+KlVJKXMU4RcbHJavosMKykbpZSfkEbdB7iuensJbZVaTb83QA8ivdw1dyirni16XLJ2JLe1V0JKO3+6OKbLZMhOVIBGRjn8629ok7Mz5Lq5WMeDgim7Oela3Mg2e1GzmncViXcfJ8vHGc1c0/TXvG5IRM8msqkuSNzSEXKVi5ruj6fbeH74rI0k4hORnIGax/htJDps14Y4seagyF74PH868OvKVaquY9eio0qTsd07WE0ouJrYBvVhVqOfR7W2eWVreKMcszkAD8TTqKoo76CpOm5bFqzbTL2Iy2c0MsZOC0Thhn8Kq3r29k4YN5hH8CHn8qxpylJ2NaqjFXJVlt7iHeu9Djk44/Gs2DxhpP9sHSlv0kvEfYY0Un5sZxnGM/jSnZaSKg76xOkRvNwfMIHtTPstlDcCcIDMeN7HJrK7TtE1ai9WPmitZXWRolYqCPzqWOK3CYjVUGP4eKTcrFJRvcrKyLMyeaufTPNV21K0ivBF9oTd/EpNaxhKT0RnKpGK1ZpieKVAVII9qnTaFwuAPaueSa0ZsmnqOIzVS6sxKvyuynPY0oS5XcUldWOBg1gouxlO361N/biBCAGznjJzivflhru54ar6Df+EjnVAF3FhSWuo6nqExXzMKASecYpPDU4JyY/rE5NRRpWdvaWoZ7yYuzdQTxWRrV5aXLBLSFAgHLbefwqKKnKrzbIurKEafL1J9CIAHnSIsYPCsM5rcm1TTLddoKOccKi5rPEQnOp7ppQnCNO8jmNQ0+e7klvI4lEfXauMgfSsgxEGvRo1E48q6HBVi737ieWcUuwbTxz61tcyHxQqWy5wo61qW17bwxEywqIl43GsKycka03ZmP4i8UaU2nzWdvdxNLMmzZH8x/HGcfjXM6brE2j25lhthO8h2AM+0L79DXjVqkYVFJa2PWpU5SpuL0uE/inxDdRshu4LeM/wwRbm/76bP8qxLtp7on7XdXN0AoYCWUsMhgRx0x+FctSvOfodFPDwhsXLbxDqdkwFhcvZoeqQnapPrg8VftvHXiC1YyJdROx6mSBDn9BUKpKOiNHTi9WakHxT16EkyW1hKO+I2Un8jj9KzPDmuMNSvddkhywvTcGMHGehwM03O+4cttjsG+KcFw/zQTW6/7MYf+RqWXx1pEsWV1Sbf12SWzLg/XFdNOrSTSaOWpTqtNjbTxrH54b7fC0Z6pvArch8VWw3bXJz0AINdkqNKfwM5Y1akPjRHbXllNdGZ5nEucrnpWZqdxHPdu5DFhwCOMVvShJT1MKlSLjoPtdZuLZY1jlYbex6Gt6x8TvJMqyqAp75qK+EUldGlHFOOjNxdetVX95KvXHFaUFxDcxh4nV1Poa8ipRlBXZ6lOtGbsjyfZS7a+mufOhtq3btHGMmSRWx/DUT1VkVF6kcrM55ZiPemCEEZ3ChaIT1Y8FlwF4x6VJHCHJZlYdyRUydilqaFvOYI2UyhY26jq1YtwY0dmLhUznLHFRS91tsqb5kkjHuvEOk2rbTdLM/9yAGQ/wDjtZ83ih2X/RdOc56NO4QfkMmsa2PhDSOrN6OBnPV6IzpNX1ecfPdRwqf4YI8H82zVGaETsDcyzXBz/wAtpCw/LpXlVsVUq7nqUsNTprTcpyX8cN1HaR20vzEDckeFX8a0CQbdUzyCSfpXObtalaW7trcMZZY0AzkFuffA6+h6VQk1uzMhRGL5VlLAAAc9efXrSGRDUID/ABEfhn+VSpd27DIkAPctx796AJBNER/rEJx1DD/Pep45ZFUqspCNwQD1oAbjI/x+lO+lACnmjav90A/lTTa2E0nuTRzzxH93cTp7CVgPyzVqPV9QTpeSH/eAP8xW0MRVhszKeHpy3ROniDUl/wCWkT/70X9Qatw+KrpeZLWJ/dXK/wAwa6oZjNfErnLLL4P4XYuJ4uDLh7aUeuHBH64rZ0z4hQWRVSJ0jHX92W/lmtJYulVjyyVjOOFq05cydy/so2V6dzyw2HHSl2UXAXy6a5jiXdJIqL6scVLkluNRvsZdz4n0i1bYt0LiT+7bqZP1HH61n3HjK4Zdtnp+AejTyBR+S5P8q4quNhHRas7qODnLWWiMqbWdYudxe8WEHtBGBj8Tk1nPbrK5edpJ3PeZy/6GvNq4idTdnpUsNTp7IeAqD5QAO1NkkSMfO6r6ljj/AD0rA3KE+tafA21pwxB6Lz+vSqUniJGXFvayyNjgt8oHSgCs2p6pK3yLHFz2HuahaG9n5ubt9uO52jpj6U7dxXIfs1mh+eVWP1Lf/WrS0u4sbO5Er2DXUYBBQjaP60NpbCs2a76l4WmH77RbiI/7Lf8A16jx4Lm6i8gP0pcwWYf2R4Vn/wBTrs0RPaRSR/Snf8InZyDNr4is3PbcVU/zoug1F/4Q3VRzBqNvIO22Y0xvDPiaHpGko/2XX+tPQdyvJYeIIOX06U464Tf/ACqubrUYT++sZOPVCv8AjRYOZCf2uF4e2kT8Cf6CpF1i2P8AeB9yKQXJF1S0PJcj/gB/nzUy3dsx4niz7sM/rQMmWRG6Mp/HNPzn/GgD1fy6ZI0UCF5pEjUdS7ACvo3NLc+Yim3ZGTceKNIhYpHcNcP6W6Fx+Y4/Wsy58XTniz08L/t3EmP/AB1c/wA65KuNjHSOp3UsDOestDNm1nV7kEPfeUD2gjC/qcms9rdHffMXnc/xTOXP65rzatedR6s9Klh6dPZDsBB2A/Kq0+o2duMS3USn0zk/lWJuZ8viW0HEMcszdtq4H/1qqSa7fSHEFqkYP985P+elOwrkEsuqXIzLdGNT2QbR37/jVVra33bp7kyN3+Yn+VGi3C7ZKiQLxDaySH127R+dTLDek/Jbxp/vHNLmvsK3csJpd7MP3lyVH91BirMXh5CcyBmPuaOVsOZIvwaLAmMRqPwq8unKkbEIDhScVpGmQ5mLJc3MWBNpA5BOUmB6DntVvTrWDVrBLtIdqSEgBhyMHFJ0+jBTT1TJZPD8BPMS8+1YtxBpEM7wvL5ciHawwwwal0ylO5LbaVbXSFrS5LgHBKPnBqf+zL6E/ub25T/dc0uVj5kSrL4gtxmPVJz7Od386mXXPE0XBuIpR/tRD/Clqh6MU+I9Zx++0+ylHfMdRtr8bj/SvDFo49Y/l/pRdoVkQm/8OS8z+H7mH/rm5P8AhTP+KOlBBXUID9KfMOzA6Z4WlP7nWp4ienmxlqf/AMI5ZSAG18S2hPbc3l07oV2jorjWdWulKvfNGp7W6BP15P61n+QhO6TdK/XdIxc/mcmtKledTdmdLDwp7IJZoIFzJJHGvT5mArOl8QadHwsrSt6RqTWRsVJfEcjEi2smI7NIcfp/9eqz6jrEwzvjgU/3V/qadhXKUqeZn7RfPIT1G8n+VCQQAjy7eSQ+pXA/M0XSDVlpLa6bAS3jT/eJNTPY3AA867CA9AmFzSu2LQki0m2Mbu8hkKZJ+bOMVJY25vIBNp+mySxngSNtRT+fNPlC7LdtYapcxiRVtLeMAn5iWbikljMt1GkhmELPhhDwcfX60ppxIvfY0LJo5PuqwCnADdfxrRWOuhLQzbY8GJPvOo+prV0fS31iSdIS6IkbM0nlFgOOBVOyVydzj7+6tXePbMvCODnjHy10XgHw3dah4OtbmKS3Cs8gCvKFbhyOhoqNJ3CnF20Oik8Hat/BBHIP9mVT/WuD1axa3v54LiILJHOoYHBx81ODTvYJporeBbKWa21Exwu6rcYJVSQOK6drNkODGR9RWaSsW7kTWq4xtrmdZsGF5JKlzcREFBtR+OcdvxqlBMnnaIfCMtxqMd4t1IZfLYBSwHHWpNWjvbR3kheHytwUI0fP1zms1C6Lc7Mb4ckfWLGWaaNAySbPlHbANVNSuxp2pJby2KtHK+EcP9O2Pep5NLl82ti/qGmQwIJPszy5ONsagmsmFNPvL77EsMkdxg/K6bcd6TgCndD31nVJQTHDDCuerZJH9Koz3VzMcXGpMc9VjOB+QpWtuVcjS2ib5lt5pm9XGP1NWo7K7P3LaKMf7RJov2D1LB0y5ETSz3RjjUZYqAoAqGGDTZA7h5Z9qM5baSCFGTjPFHK2K6LGm+TeFZILPy7YDLSOwBxyOn1FaH23TE+USbyDg7Vzih8sVqS5N6FOztzqGr3izzTNbJgxLG5UY/CtCCytIZZFis03q/35OSB6AnNN7FoqW8KpJdsSAWj6fgan0C6KacLUFkVSSoViBjP+NUiXsatrs+xqCAcryT1qjLp11MrXCZ8uMclRgCpkmHoV7SORNQRBI+xlJIHtiuhigjwCV3f7xLfzraGxlPcuQwb3WOKMb2OFCjqa9T0PTE0vTPs45kMbNI3q2KdTYIK7PGriWDy5A0bdCOVr074OgD4cWa4wFmmGP+2hqa7u0VQvqd0Yoz1jQ/Va8F8V6fBN4x1jMZ4mz8rEenpSoJXY67tE3fgbbRnT9eRi/wAt2vIcj+H2NermxiPRpPxct/6FmsnuarYibSrdx8yI3+9Eh/pXjfxH04xeKJIrfyY4zFG20R45/D6VpSbbsZVUlG5V+C+hWuqNryXcKOY5I9pJYYzu9CPSofiJph07XZrO1hxCESTiQntz1p0227CqRVrj/g74bg1vQdReVpw0dyFHl7ehUHvXM/EPT49O8Y22nK7nypgCzgZ+bae1JS92xTjrc6XxDZNZ2izWpeaIEfPJHsznpgAn9cVxGlsj+JpLyV40BB+dsgD5f/rU5S90UYWZej8PxcNJuf3Y5qlYt591cLDaxJFbyeWxJ+YnnBHH+zWfJ3K5rknhuafU5HedlCIdoRUGPz611QtUB6DitYx0M5PUpa15K6NfAMufJfgHnpWBpYVtFtV2sQsEwY7eOT0zTtYV7okaIQac0ca7VcbQfTk1NFpYQqgCIxbdnGT1rBxb3NGWbCN4NVvC0T7TgAhDirKR3AupHFu21j1JAptaFJj4rEr5u4qodNvHaqUNrZ6eFEmoxqyk9wM5/GmIQ6npMC7TeSSD0XP9BU9t4t0hQ1vIJvIcc/Jxn165pSmNRZsaRpumaveB7LU4VVFJIduRn2612Nv4Stto3Xc75/5525A/M1UJ6Gco6mxp2g2unzrcxWt1LKucGQqAP1roLR75rhf9HgVeespJ/wDQacncIqzLrwzPnfY2j/V//safDut49kdgEXOdsRXH9KyNyT7Q/e2mH/fJ/kayJtB0ia7mvGsJ1uJv9ZIjOC31AOKabWwnFPcZ4f0DRvDC3K6Zb3EQuXDyBldskDHpWz9utl+9ME/3/l/nSGKt7ascLcwn6OK5LxL4KHiLVft8WopEfLCbDHu6Z5zn3qoS5XciceZWGeAfAs3g261OSS+juVvChUIhUrt3f41R8a+CdV17WXvbM2/ltCqYdyDkZ9qqEuWVxTjzRsP+FPhDV/CGn6jbaqkKmaVGjMUm4HC4Ncd8TfA/iDU/Fj6pp1g9xb8MWUqNuAvvk9D+VQmXYpeJdftJfCsdrZ3Mb3eI/lHOMdc/rXM+FbBNQ1SUXrRkCMttPQ8YHp0Jz+FNvQV9bmlLdSxRZCIccc1zGi3IXUNStywHmTFhx1I3+/1rVu9jNK1y54LhR7Z23Nnedyg47cV2AgjB+4D9RmtI7GUt2QapZzXOkXUFrEZJJImVVUdSRVfRvCusjRreCbS7nKKwcbcdSe9JgtjJ15J9GaJbjSb2GNDkmRflbn1yaxZvEEs92s8Vm4C42rkkcVzuVjoUbj38Ra3LxFCkefRR/Wq7XmuTnD3ZX1w2P5Co5mVZERs7ybmW7ds+5NH9mRIA0s5A92AoC4qx2EYKCRZATyA26pBZqZysYTC8bQOW+lRLQLnsXw00eO00+TUTHiSc7VyOij/6/wDKvREPrWqMm9SUHipYSQxIODtOPyqxLc8am8YeMrWVRHr8jqWOQ9rCcDBP92vR/hj4g1LxL4Nj1HVZEkujPJGzIgUYB44FFSCiVTm5HY15h4o+JGsaB4gu7KDT7KeCF1VS7urHIHXt1NTGLlsXKXKjY+HfjufxsmpfaLCO0eykWP8AdyFg2c+oHpXb1JSEKK3VQfqK5bxF4x0PwzfLa6hazlmjEm+K3DqASRzz14ppXE2luO8NeLPDviye6h0rc8trjzlkhKFckjv9Kl1jxL4b0G8W11O8FrKyBxlXxgnHUDHakMm0XWtB8RLM2j6p9r8nHmeVO/yZzjIJ9jUWsaxpFjHdWlx4ggt7oQsfIluYw/I44bnmgD5svNPdWOJnC54PFUzpr5GJ2JpSuSmdfaXmmatPFaxC5iklYKA0fcmuysPhZo9tcm58q7kmYklmkCjnOeMn1ParjO5ElY3tP8DaRp42wadBGP8ArozfyxWtHoltF9yC2T6Q5P6k1pzMiwXgtNK0+e9u7mVba3QySMAF2gdT8gBrmR4+8NTwSSwLd3CLC028xthlXg4LH1NQ5WHZ2ucPqXipfEqz/ZdO8m3WRQ0hYA7ccDArm5bVQ/OMU7c0bjTsVdLgm1PUL6AS+UlvjGxASfzqxcaZHDaOxmuZJDIUUbgAOOpwKXKrXKu72My1NwUnWTftEfBYY/WtXwxHZHR1Sa2V7lGO4lQxIPSnC19RSu1oaVpcRrp3lCHghgSB2Oa563hme7iKuvySDdjuARnNFVJtMmF9Uz3fw5qlh/Z1taQsd8cSgoI29Oe3rXRpcJ2jlP8A2zNSgH/aJf4bOX6kqB/OpIHuzJ/qIlGD1lOen+7VdBrc8x1GxtGkUxoiqI3Z9tyrZ44/n0ro/g5I6eBiqQmRReTYIYDuPWnUbdrionoPnyf8+sv5r/jXiPjgbvGN+xG3LKcN1+4KVJ6sqqro0fgkwhufESYLZljPyDPZvSvXvtKf3ZB/2zP+FQ9zSOwfaY++8fVG/wAK8o+KCpda3Bt+dTbKDj/eNVT+Iir8Jm/BfZa+K/EayER71VhuOM/O1aPxS2Ta5AnDK1umSp/2zTh8Qp35TN/Z/AS48QoO/kt+r1g/HPB8VKPJI+VCJMcN8vSpW7LZmzJE8EZlCsny5BGRXPEW6+JBLGgihVRtAAxkfQ1dRLkMot3PSfAWjrPryzMmVt135I79B/n2qtoWqa1d+ItTW71S6kSKadI0MhAC+W5HA47CotZ2K3JfhG1w2p3c9/dSSuqsm+eQkjketet/bbYk7Z0Y+iNuP6VWliZbmR4slim8J6nHhiHt2U/Ie9eO6XF5egMhhWRVsJYjuHy5Lj/69J7lR2MrT3ksdOkgjiURlhuIPUjNOnmWMsGLtjB+Vc9aE7Kw2tSGw/0XV5WDMd0m11UEZ+vrU011auJ2RsruytK5VjPtsYm/3Km0m4eAKyKOpU5PUE0MEaiySmzhVFXkEEAEkVb8J6fLNcNMI22ljxt7gYpt6CtZno/hq2jGpNM0hEiqU8ojtnk/59K7VQducVKJluOHXpU0PMgx1wRj8KslHmVzonixhIn9lxupyB+5jrqvhZpGo6J4Re01O1e3n+1yOEbGdpxg8U6kk0rDpQcb3O2rxvxxpOoTeLb6eGwuZIW2YkSJip+QdwKKTSlqOsm46Fr4M2N5ZX3iAXVrNAHeMr5iFd33uma9arN7mkdgrzL4lRhtaszgH/R8f+PGqp/ERV+Ewfg+uPG3iBDyPJB5/wB81q/E1FTXrQqoXNt2/wB404W5yZ35DF+BqrNrPiETASHbHy3PRnFYXx03x+LIIVCrD5CsAD1PQ/yqepr0OWt0EuCRuKjoTVWKA3+tLHEqp8vRjwcVctiI7nq/hyA2tlHKskivcTKvDkcZ+v1rmNGEzeNbxFRmiMUxPykjPltio3YzpvhpY3EOrXTXNpIi4Yo8kRHBI7kV6hVLZGb3M3xBaz32g3ttbpvlkjKqucZNeX3Og3uk6Y8d7CsSFcf6wHBJ46H60W1GnocwY9OghaF9RiG5tx5Gaglk0Mks+o5Jx93Hb8KV0VZsEvtAimeUTSSSOdxIVjz+VMGpaHEhSKynYH/pmf6mp5kOzAa3p8fEWkynPqoFC+IFQfudHC46cgf0o50PlZseG9fup9etY/sSIp3878/wmuj0/WtdXxBLZyabAunDcAdpxt7HPqf60nK6GkdP4Ov57+1umSBFSKZkUliQRniu0YXLjEckaHHRkJH86ESxpS7FuvlzRhifmZYv/r1LHBL9qhdrqQHB3Kqrg/pmr6ErcuG3m7Xsv4on+FAiuR0ugfrGKg1HbLr/AJ7Rf9+j/wDFUbbntLCf+2Z/+KoATF0P4oT/AMBP+NL/AKV/0x/WgBM3X92E/if8KgmtmuSDPZWcpHALnP8ANaAEgs1tJGkt9Os4nYYZojtJH/fNMu7GK9cPd6XBOyjALEMQPxFAWIrDTLLSppJbDQ0t5JQBI0IRS2PXmsrxT4Z0/wAQ2dy91oPn33kMkMshTKtg453etNPUT2PnCZZrK4lidHBVyML2qXSdUXTdTW7k095gFK44zzRKXQlRO08Narq2p6xZ2jxwhPMDcBsKByTjNelxa3pspZI9csyYwzOImX5Qoye56AURv1FLyHabrGmavM0en659rdV3ERFDgdOy+9an2cHrLMf+BkfyrQzKmqXFno+l3Go3jzC3t0LyEOzED6ZrynxB4t07VIGntorowBGuCzrjco4GATTjuDTsczDNBqkH2iKxYRDq7he/45qqbKMP8qAfhUyV9S4u2hXsUfUby5t4URDbnBLsefyFXTpcqW0s0ksKLGSDwTnFR7PS5XMZkV2sqS4i2lE3cmtPw/pra1pouzdRxNuKsix5xj6mhRHc3fDelxW9/b3txfOqrvyAgx0I9M1m63reo/2nbWtvfzJa3N0yHbwShYdCRkcGqcBc2p7F4LsG03w7BEScyfvTnrz0/TFdMJnx940IgfGTzhto96mhDGRWJOeeKYLc8k1vTdUuZRGLkmNS0rhXKjAB4475/lXSfBWaebwbdfaJ5JnS+kUNI5YgYXjJomlbQqm3fU9Irxr4iXupQ+KbuOz1C8gysexY7h0UfKOwOKUEm9R1G0tC18INV1S+13xFBf39zcxRbDCs0pfYNzA4z9K9bqXuVF3QV518TNW1fTJrU6XqE9rmFyVjC4ZgeM5BpxSbsxSbSujF+F/ivxDq/jXUtN1bUZLq2hti8auijDblGcgD1NdD8R9b1jRzbNpV+1sTE7FRGjbiMY+8DTUbysJyajcxfhZ411/xF4m1fT9Xu0nhtY8xYiVDkPjJwBUHxX+Imv8Ag/xDb2elvb+RLarIRLDu+YswPOfQCptqVfQ82YPfWsVyxUSzIrMccAn2rI1N7nS7kQl4ZAyhgShBxnHrTqLTmIjLWx6p4GjtoZ7i8nkVSF8uPPcnr/T865Pw4sNtqOqW24bnNzIF/wBkxMP609ExLY2/g/GtleXStk4jYfKCf4l9K9a+1Jn7sv8A36b/AAquiIe7Od8e3KnwRqqhH+aHaS6EDBIFeJFGbRFQRtt+xmPcBxnNC6g9kZkl3Na2cFvaSPGM7nwAQ3oMVq288kkYby23Ec9B/WopSbjZlOJW0iT7HrN6zZPnH7uOhzV26u1mgZdhIWYt+Jq+b3bDS94yrW3IE4BHMeDk/WrWkedor7DG/PyuCwwfQ9f85qblGrBestuq+We55I47+tLFo51a6tCX2mFt6sp6Hjrx7VXNdE2s7nqmiaxdtJb6bsh+SEfPyThQByPeumUXZGfNh/79H/4qpQmrEytN5e0vHnjoh6/nU0Jna4XEwAIOQE74+tOwkzjb+5vJJIW8m52wB8kWowxIxzzyME0fBzzpPDWotGY4gdRk+TZkDhfeiatYqnK7Z6Lsuv8AntF/36P/AMVXk3jWASeNzHcSKu8RbnC4AGB2zRTvfQKvw6kfwmDDxj4kS3ZAu1eqkg/O/TmvXttz/fi/74P+NQ9zSOwYuf70X/fJ/wAa88+JUUkl1YrIU+aNwNv1FOG5M9tTlPhcGj+KOppGBk2LE7j/ALaf411PxPjd5NP8zaMrIAVP0ql8YpfAcn8IMp8QdaWLBzbsTu/66UfHtokms1kiX7TJGu11bPyhm4I+pqVoyraHB2uosumwIYx8kajO7rxWZq10uqanbyBWRVTacYORmrlrGxEV7x7JpcSQ29hArKZWkDOARwc//qrI0zwRrtvrt5eyWyCKW3mRf3q5JZcDvULVjbtudB4C8NaloV3dPfQKiyBtpEgbkkHHH0ruwfWr6Gb1ZzfjyCe88E6nb2yhppIwqg/7wryFLS6GkJaSRgSpHsLbuCapLRsV+hmSaNdm2ZVgywbIww5/WprexvkUbrcjj+8v+NZRVjVvQbBpd9FfNOYcqxzgOP8AGpRp15slBhxuOQN4/wAabQJlaHS79d+6DG4Y+8v+NPGlXwIzCGwB/GKLAmW5LW8eCOJYANqgMSwIPQ4/Sut8Nw20ds/nTqlwSMAqThR9B/nFJ7Be50Xh+LOtiTeD8jjA7fdx/KuzXPrREme4/dgVNatm5jHqatkrc5Cf4f6zJLI6arGFZiQNz8A1u+APClz4R0i6s7m4inaa5aYNGDwCAMc/SplK5pCHK7nWVxeu+Eb7UfFEerQSwCNCh2OSCdv4Uoy5Xcc48ysReDfBd94d8S6vqd1NbvHfKNqREkqd5bnIHrXdUm7spaISuW8XeHLzXZrN7R4V8kMG8xiOuPQH0pxdncUldWMLwf4B1PQPG1zrd1PatBNbNFsjZiwJZT3A4+Wtzxl4au/EJtDaSQoYd27zCRnOPQe1ClaVxON42MDwL8PdU8L+Lb7Vbu5tZILmFkCxMxYEtu7io/ix4E1PxdHbz6fLbRi1jJbzmIJ74GAaL6ldDwuPdb5t5ACUUI2OnSm2OmS3N9bxQFDIWwAeM1T10ITJNO1DWDqC/wDEzunVBnIlIz+tbEXijVXEhF5qCiMkHM55I9Pm9qhOw2rj4PFWoSpuOp30YPTdcH+h9qs/8JBqm0ONXvChHBE7f40c4rFabxVqX2fdHqd6+4HA89v8a52W91GNTIb2YufmI8wk4PtQqgrIi+36u0Rf7XKFH+3z+VVTq+rg/wDH5P8AnQ5X2LSRLb6hrc7MFvZwqkbmJ4XNDX2uBci/lJzjG7mpcrMLIR9Q1lIi/wDaMjHOCqnn+VJ/aeubN32qf+tHMGg/7freExeyEt2z0+tS/wBp65AqPFqMrb8Llex9OlJzDQ19I1jXoppJJtUuEI+UYl2/XkVtr4k1ltwGs3hK8EC4b/GqUhPUd/wkWt4/5C16B6mdv8ams/EetC9izq1597/ns3+NVzXJsjX/AOEzvc7f7fm3dMfaTn+dSx+KtSljMket3LKDgkXDcfrUt2KJP+Ek1ftq13g/9N2/xqvP4xv7U7ZtbuVcDds89skfTNAbjU8a30ziOHXLmSU9I1uDn+fFW/8AhIdZxzql5/3+b/GhO4DG8S6smN+r3i59Zm/xqOfxbqFuuZdcuUA65nb/ABobC5W/4Te6kDLF4huWcf3bhv8AGmf8JlqkMaSyazfMsjbVxM/XPPeplKw12Jk8ZX0udmu3fy53f6Qwx+tNuvFt9EirNrd4FmHyjznIYU+ZAeU37Ti6nkjmcoXO3nqOxqrFqF7bzrLDcyJKhyCOoNO9xpI6vT7R7eMmVSHOB3PAoFvJ9tO1G8rzN24jtzn+dJpiRVawkjBZQTjgDg55P9KnhjI05VljJABBU8HrmiwmZLRs0Uhkil3Kfk4x8tQyGRj9xyF4GB+eahrUaHRZjRmdD1G0KOB1pkikn7m38KqN7gJ2kA6kqP0pQ3zxuoCZPAFDWoMs6FYvqepGHaGd/mZj2GeT+tOurKbTdYvLCR1Y27yRA9M4BGfoaLdQtoURNgFG3FsFlweP88VJFJMpALBTzycYHtSkrgiTz1eZChEbDDbjn1OeKn06URXU+5y7kH5ge/8AWpiDSJ5ryMRh/NfIYZTqfxqx/aoSWF1SQHIz6E+n86bb6E2Eu7K54kkglRWDOrYwD3plszrJFCWlj8xt21sjceM5/WnLUbOokO2OPG4AkfeHvWJqkyx6kU43NHkcfWmtYjRHpEqf2iJdjFtmB7nP+FdUvmnBZVGeoB6Uot2BozdSd/tEaqG+VdzAdxXN3zM1pG8YbazkEMe+BQ9xET7re5lARmjXcq59MDv/AJ6VbuhMNKtM5Mf/ADzjPI75NJ2GtyxZ2ojs55p0SRWZoVYk/KwweR9KoX85kaKCMNtSJSAX/wA47VKVtxsqCIGJhNjI5wp/Ssydka+kCKAAT1NaRBHtT+ANWUcNbt9HP+FV28E62o4t42+kq/1rQi5Xk8Ka3Gfm09z/ALrKf5Gqz6DqqHDabcj/ALZE0AQPpt4n37OcfWM1CbaRfvRMPqtAERhTPMa/iKQ28R6xJ/3zTsguIbaHp5S8+1M+xW+c+SufpSAqXPlaXNDLBAQ8pMYZDt2E9DmrL2EEshkkUtIc5ZjknPWlyjvpYgOh2Jbd5RB9jR/Y1qMYL5HQ55ocUwuRnw7bY+eVlXuGbpnvgc/pT7Xw9pbT5i1qNHQ8r5Uvy5/4DVKkS5mpH4C0+7bMWv2LStzs85Q35Eg/pW5a/C3UiYZoZ4XSEhiCSufcZHP4Gh0rCUxuoaU0Mq289xbeYoOEWdWbpjpnIrFHhVftCzG6kJAxWbgXe5e/smZlUPqEzBTkblU45z6Uyfw+lw+6S5k3bduQo/wppBcZY+HILCVpIpWZiuz5h0Faggbu4/75/wDr0krDuV7rSYbwqZS2VBHGO9V/+EcsxCIhJOqg5+WTGeMdqLaiQN4a09wA6yMPRpCaLjS9PCKjSFTGuFBbp9aOVMLkC2VjYqcJPsmZeGYFMgfe65HDHNWm0PSrmVp/IDFsgkOenpRyoL3Q7+wNOxg24PsTTP8AhGdH3l/sERY9SRTSsF2dUur3ox8yHHomP5VMviC+XnKn6s3+NUKyJo/E10vEkSt/utj+YNTL4pyMGGRffcrf0FAWRIPE8RI+V/xi/wDsqnj1+CZseVu9cRN/9egVizFcWd2T/oQYerRt/VaG03TZm+fS7f6tGg/nilYdmU7nRtBjG6XTVVfVV/wNZv8AYWjXDEW1vGwz0Pmrj8eaonUq6x4KsbqyWC0SOKSR13tJOcIoIJwCAScfSor3wroWjWVv9p1C4ZiuDL5ikDA5Zjg4FCV2F2ZGgw+E9fv2tLPXS045WNk2bx/skgZravfBHlyxxafeRnzgys06EmMY+8pBHP1rWMEyJTa0ZA/w4ZfLQa0qs/B22uRn8G4/GktvhTPBFIv9tJI7vvLeVtyf++qbgJVNCnN8LL6a786LVrNtmUfcuPT3NbPhfwP4l0O6aCe6tLzRrobLq0Zn2sp/iXjhh+tGyswvrdGF4h8Gp4c16S3s9c02O1lAkWG9ZhIoPbKj8jW1F4emFnDJFqEF40+GhSEH7uOSWOM/lWUmpao25JQSb2ZKPDOp94VH/bQU4eFdSb+GMfV6gLocPCmonqYh/wACp48J3x/5aQj8T/hQFx48JXneaH9f8KcPB9yT/wAfMQ/A0WFcZJ4UuIzgS7+Oqr/9es2XwleSFgI7jduLL8ibTn+9lu1OwmyMeBbiG4V3E10FI3NhAcEODgE9sr+da2n+D1Z3klluEi2Kq+YoDMRnJI7dQPw+lKw7mmPCFmOs85/Ef4U4eEbL+/Of+BD/AAosFyu+hDYESyuBgf6xm3j8kB/nVVPD6iT97dIq+hVkP/jwFMZbHhu1LZjnaQf3QY2z+Tg1Mui2cT7ns5PxEmP/AEBh+tA7FhLOwD7ohDG/rvA/qtWPKdeREko9REG/lvpARPcW6MBK7W7HoGdk/QqtRG8j8wJG5uCeyQeb+oY/ypgTYuSctp7xx/8APRplgx+BANVJbxIXIkv7NV9A7zsPy4oGU5dcsIkIa5u5j/0xhSH9eTXm/wAQ/FEGopaaXG5it2kX7QJZ2diu4Hk4AxxQtxHL6zHFp+n299b7Yru1mAwsgJRvvDHHI68jjiuzg8f2UkSMb1lYjJGVOP8Ax6tFKzIlG6LK+N4GHy3cp/7Z/wD16sr46RBk3IP1XH9arnJ5DhdX1vU/GmszBL147C3ZY44lk2bs9SM8E8E/kK0fCvjG/wDBerDT9TvJJdJn3dTvMRHQjHT3FRfW7L5dOU7tviT4Bvdp1CFr+4UbUZrLcQPQFqhHxH0+W5SPRdDlJyFDNhFUeuFz/MUNoLS0udmviXTe86D/ALZvUv8AwkWkHGLke/yP/hUXCwqa/pH8V0P++H/wpT4g0cE4uc+nyN/hRdhYP+Eh0cA/6Qc9sRtSf8JLpAPMzkf9czQFhjeKNIB4Ezc9o/8A69NfxdpgH7u2nJ91Uf1pWHZEL+M4MfJpzH3MgH/stQv40lIwllGPrIT/AIUWDQgbxlfY2rb24B/3j/Wmf8JdqXaOAf8AAT/jRYLmm9xZM+37Rp2/0mtHgb81qObU4LHrJu/69L92H5EEUxkUniKzeLg3TN/dmgicfn1qkutSSyFUsLdj2KAxn/x0igVxGvddQ7lW7jXsp3sv/j2az7ie8nk3zmQt6kYoArsWY5Ykn3oSWWLmOV0/3SRQIa7ySHLOzH3Oabj2pgIY93BWqlxpttOuJoUcf7S5pBcz7jwvpc4AeziIHQbelZs3gLSZOluV/wB1iKLDUik/w7sP+WbzJ9Gqu/w+K/6m+mWlYfMS6b4T1PSZJTDNFNHJgkMNjKwzhlbBwRk9u5qprvhnXdXvEnMdtGUQLw/LYGNxOAM/hVX0sF1e5mQ+B9fimDBoh2yXzXXaRpWuWnFzdrIoH3AowPxqbBc6KJJgBvqwoI60yWSjGOTTsL6igBMCjaPSmAuAKXA9qQEsNrPcnEELyY67VJoNsyzmKZkiYdd5P9M0AI8USMoEyyA9Sinj88VI/wBiCkRrOz9mZgo/LB/nQB1cvh7TpiSVnQ+olz/MGqUvhOD/AJY37qewki/qDVWJuVH8K6gD+7lt5fo5H8wKqXGialajdLZS7R/Eg3D9KQyvDf3Vo37m4miI/uuRV3/hIbuQAXAim/2iNjfmuDQMkTVLSTiVrqE+oYTD8m/xp8ctvNMFe/shGf4pLEBvyUf1pD0Lzr4Vt4z58huZPW3Rk/risG+uNNYkWNpcRjs0soP6Y/rQDM/e3+RT+T3oEG36fnSY9qAHpbl5FU4Td0Z/lH51LPaWsMJxe+bPnhIoyV/76OP0FMCptPrmjb9KQDgg7in7AKADGOhpCB3oAQqKTaKAF21btNNu70MbeF3VRlm6KPxPFAEsMWnxws11PM83IEUSjGfdj/QU2C/a1RhDBAGP8bxh2H4nj9KAKrSOxYlz8xyccVHjHagA5+lOzTsB6Lx03H8qUKG9fyqjMRt68DpSo7q2QxB9jQA6VLW8Upe2sUynq2AGH41i6h4LLr52lTAqefKlP8j/AI1LRa1OTu7S4sbgwXUDRSDsw6/T1qEEUhi5pc0ALkd6cCo6H9KYGlHpOyJZ7+5jtImGQG+aRvoo/riq8N6LKWQ2yRSnoks0QLD6DJAoAguLq4un3zzPI3qx6fSoqYCe+KTd7UmAokxS+aM9KQB5mT0pNwPUUALxS1QG5DZ6XYWYub+dLudx+7toJOB/vMKyJLuZgY0Z44CciIOSo/M0gINzUb29KQCZPpSgjvQA7PpRg1QHoYJzin5PamZhkt1I/Cl2AdXoAQhc9z9Ku6a2GdOQCM8mhjW5PqOl2usWbW9woPHyuOqH1FeTX1nJp9/NZzH54mwT6+h/KoTNWtLkHPrSc+tMks2sEL3KpeTtbRd22Fj+Aq7eX1jHA1pp1ivlnrcTgNI307LQBl04emaYC5PY0c+1AC5PpTSfagBOM9BRjPSgA2rnrQOKAHgk8c57DFdDayDw7ayG80xzezAiJpgCgH0pAjn3cu7O2CWOTjim5BNMQY9zQKBhn2oz7UALuxSgjHrQB6NuHak8zBORTMxNwfoKPLPUUAOIfbwOlaGmoVjaRv4jgcdqT2GtyxZXP2ie62/cicRg+pAyf515748CJ4jBUfM0Clvrk/0xULc1exzY3MMhSQK3LG/0rS7ZZobZ7rUD0M6gJH7gAnNVYlGdeX9zqFw091KZJD69B7AdqrfnTAcCKXr6UCAHHamlh1oAN2e9HPrQMWk/SgQbhSBh60DNfQrW7uL4XFpZrctbEOUZsD2put6rcapqLSXKhGjHliMHIXHX9c0dR9DNLD1pMigQdutHUUAL260mKACjdigD03+HOOajZAeTTMxuMcA80oJ7tQBZt42mkC546mrWo3g0+yGwAyt8kSDu1Sy4on0y0Nlp0cLHMmNzn1Y8mvOLkWev+Kby4u9QitrVX2gk/MwHA2/lUq5o9h2qeIYltjpujRfZrEcNJ/HL9f8AOa57I9qtIhiZFODcdaBC7+MUhagBNxNLQIMijPpQMM/Sk60ALgCjNAHQ+HNebQ7S4YWEkwlbPmg4AwOnSucLMWLM2WJyT70IbegmT2o60AKDg07d6UCDcT2pc0AGaXI9KAPS/MA6/l6Um/cvAGKZAwhycY/AU6KOSVxGOp7GgDYCwWNo0juqog3O7Vj6Qr61qJ1SVSttEdtun9ahmqRJ4w1kaXozxo2Li4BjTHUDua8pUU4jluPFH5UzMXPoRTSTmgBQeetFAC8+tLzQAZxwRRketABS9qAFzngmkOKAO/8ACbxSeDLqAyJvYyjbuGeR6V54vKg0kW9kOopkgelAoEKOKfmgAJxTetAHpmDjoBil464pkj48uwRBkt0FasEIt0J3KWxyaTKRxPiLWZtWvU06y3GENyR/y0P+ArOfULgSx2FndSwwQAl5BIQPc/SnEq9jH1PUJtSuvMlleREGyPecnb/9frVMcUgY7NGaCQwOtFAC9qTPvQAc54NJuYCmA4H1p+FpAHHakP1oAaTTc5oA3vDvhr+34rhhdCF4WAwUzkHv19qyrq3azvJrVxlonKE+uKEynsRZo460EiHFJQAZHrSgnPWgB2TnmkLCmB//2QD/4THoaHR0cDovL25zLmFkb2JlLmNvbS94YXAvMS4wLwA8P3hwYWNrZXQgYmVnaW49J++7vycgaWQ9J1c1TTBNcENlaGlIenJlU3pOVGN6a2M5ZCc/Pg0KPHg6eG1wbWV0YSB4bWxuczp4PSJhZG9iZTpuczptZXRhLyI+PHJkZjpSREYgeG1sbnM6cmRmPSJodHRwOi8vd3d3LnczLm9yZy8xOTk5LzAyLzIyLXJkZi1zeW50YXgtbnMjIj48cmRmOkRlc2NyaXB0aW9uIHJkZjphYm91dD0idXVpZDpmYWY1YmRkNS1iYTNkLTExZGEtYWQzMS1kMzNkNzUxODJmMWIiIHhtbG5zOnhtcD0iaHR0cDovL25zLmFkb2JlLmNvbS94YXAvMS4wLyI+PHhtcDpDcmVhdG9yVG9vbD5XaW5kb3dzIFBob3RvIEVkaXRvciAxMC4wLjEwMDExLjE2Mzg0PC94bXA6Q3JlYXRvclRvb2w+PHhtcDpDcmVhdGVEYXRlPjIwMjAtMDItMTJUMTc6NDc6NTkuMjUwPC94bXA6Q3JlYXRlRGF0ZT48L3JkZjpEZXNjcmlwdGlvbj48L3JkZjpSREY+PC94OnhtcG1ldGE+DQ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Rehabilitación en Sorgo 14</text:p>
          </table:table-cell>
          <table:table-cell office:value-type="string" table:style-name="ce1">
            <text:p>Ares Residencial, S.L.</text:p>
          </table:table-cell>
          <table:table-cell office:value-type="float" office:value="2018" table:style-name="ce1">
            <text:p>2018</text:p>
          </table:table-cell>
          <table:table-cell office:value-type="string" table:style-name="ce4">
            <text:p>data:image/jpeg;base64,/9j/4AAQSkZJRgABAQEAeAB4AAD/2wBDAAIBAQIBAQICAgICAgICAwUDAwMDAwYEBAMFBwYHBwcGBwcICQsJCAgKCAcHCg0KCgsMDAwMBwkODw0MDgsMDAz/2wBDAQICAgMDAwYDAwYMCAcIDAwMDAwMDAwMDAwMDAwMDAwMDAwMDAwMDAwMDAwMDAwMDAwMDAwMDAwMDAwMDAwMDAz/wAARCAN7A3wDASIAAhEBAxEB/8QAHwAAAQUBAQEBAQEAAAAAAAAAAAECAwQFBgcICQoL/8QAtRAAAgEDAwIEAwUFBAQAAAF9AQIDAAQRBRIhMUEGE1FhByJxFDKBkaEII0KxwRVS0fAkM2JyggkKFhcYGRolJicoKSo0NTY3ODk6Q0RFRkdISUpTVFVWV1hZWmNkZWZnaGlqc3R1dnd4eXqDhIWGh4iJipKTlJWWl5iZmqKjpKWmp6ipqrKztLW2t7i5usLDxMXGx8jJytLT1NXW19jZ2uHi4+Tl5ufo6erx8vP09fb3+Pn6/8QAHwEAAwEBAQEBAQEBAQAAAAAAAAECAwQFBgcICQoL/8QAtREAAgECBAQDBAcFBAQAAQJ3AAECAxEEBSExBhJBUQdhcRMiMoEIFEKRobHBCSMzUvAVYnLRChYkNOEl8RcYGRomJygpKjU2Nzg5OkNERUZHSElKU1RVVldYWVpjZGVmZ2hpanN0dXZ3eHl6goOEhYaHiImKkpOUlZaXmJmaoqOkpaanqKmqsrO0tba3uLm6wsPExcbHyMnK0tPU1dbX2Nna4uPk5ebn6Onq8vP09fb3+Pn6/9oADAMBAAIRAxEAPwD9v9Y1i7i1e6Vbu4ULM4AEjAAZPHWqv9uXu7/j8uv+/rf40a4P+J1ef9d3P/jxqqDurs6bHnu6ZZbXr3/n8uvwlb/Gg67egf8AH5df9/m/xqm3B4pG6GlZFJst/wDCQXw/5e7r/v63+NJ/wkN7/wA/l1/39b/GqZPyijH86LBqWm8QX3/P5df9/m/xpD4ivs/8fl3/AN/m/wAaqGkK0Cuy4PEN83/L5d/9/m/xpE8QXx/5fbv/AL/N/jVTbgelJjArWFthSvYu/wBv3+f+P27/AO/zf40v9v33/P7d/wDf5v8AGqa9KBwK25V2OZuSLf8Ab19n/j9u/wDv83+NH9v3+f8Aj8u/+/zf41Voo5V2FzS7lptfv8f8fl3/AN/m/wAab/b9/wD8/t5/3+b/ABqvSZ60cq7BzS7ln+37/H/H7d/9/m/xpP8AhIL/AP5/bv8A7/N/jVYjn8aTbRyrsHNLuWx4hvwf+P27/wC/zf40f8JDf5/4/bv/AL/N/jVPbRt5o5V2Dml3Lg1+/P8Ay+3f/f5v8aDr9+P+X27/AO/zf41TAzQTRyrsHNLuW/8AhIL/AP5/bv8A7/N/jR/wkF//AM/t3/3+b/GqlFHKuwc0u5b/AOEgv/8An9u/+/zf40f8JBf/APP7d/8Af5v8aqUUcq7BzS7lv/hIL/8A5/bv/v8AN/jR/wAJBf8A/P7d/wDf5v8AGqmeKKOVdg5pdy3/AMJBf/8AP7d/9/m/xo/4SC//AOf27/7/ADf41Uoo5V2Dml3LZ1+/x/x/Xn/f5v8AGga/f/8AP9ef9/m/xqpR2o5V2Dml3LX9v3//AD/Xf/f5v8aP7fv8/wDH9ef9/m/xqrRRyrsHNLuWW8Q3/wDz/Xn/AH+b/Gk/4SHUP+f28/7/ADf41V280h6Ucq7BzS7lv/hIdQ/5/rz/AL/N/jR/wkN//wA/15/3+b/GqgHFJRyrsHNLuXP+Eh1D/n+vP+/zf40h8Q6hj/j+vP8Av83+NVKQjIo5V2FzSLg8Q6h/z/Xn/f5v8aafEWoZ/wCP68/7/t/jVXpTSMUcq7BzS7lw+ItQ/wCf68/7/N/jSf8ACRahn/j/AL3/AL/t/jVTPFJRyrsJzl3LZ8R6jn/j+vP+/wC3+NH/AAkeon/l/vP+/wC3+NVCaQ0cq7E88u5aHiPUT/y/3v8A3/b/ABoPiXUf+f8Avf8Av+3+NU9vFJ3o5V2HzS7l3/hJNRx/x/3v/f8Ab/Gj/hJNR/5/73/v+3+NU/4aSqsuw+Z9y7/wkmo/8/8Ae/8Af9v8aP8AhJNR/wCf+9/7/t/jVKg9KLLsLml3Ln/CSajj/j/vf+/zf40DxLqJ/wCX+9/7/t/jVLqKTAqrRFzS7l3/AISXUf8An/vv+/7f40n/AAkmpf8AP/ff9/2/xqp1pA1Foj5pdy7/AMJJqK/8xC9/7/t/jQfE2o/8/wDef9/2/wAapbcikIo5V2Fzy7l0+JtRx/x/3v8A3/b/ABo/4SXUT/y/3v8A3/b/ABqjilA5o5V2Dnl3Ln/CTaj/ANBC9/7/ALf40HxNqR/5iF9/3/b/ABqlRRyrsHPLuXf+El1LH/IQvf8Av+3+NH/CS6jj/kIXv/f9v8apGkzS5V2Dnl3Lo8S6kT/yEL7/AL/t/jS/8JNqR/5iF9/3/b/GqR4op8q7Bzy7lz/hJ9SOf9Pvv+/7f40L4m1LH/IQvf8Av+3+NUjSHijlXYOaXcuf8JPqWP8AkIX3/f8Ab/Gj/hJtSx/yEL7/AL/t/jVI9eaOlHKuwc8u5d/4SfUv+ghff9/2/wAaP+En1L/oIX3/AH/b/GqTUh60cq7Bzy7l3/hJ9Sz/AMhG+/7/ALf40HxPqWf+Qhff9/2/xqjjgUoFHLHsHNLuXv8AhJ9S/wCghff9/wBv8aT/AISjUv8AoIX3/f8Ab/GqNIvAo5Y9iby7l/8A4SfUv+ghff8Af9v8aafFOp4/5CF9/wB/2/xqmKaF+YUuWPYHKXcvf8JRqZH/ACEL7/v+/wDjS/8ACSanj/kI3/8A4EP/AI1SA29KMbqjlXYqMpMur4n1PH/IQvv/AAIf/Gnf8JNqZ/5iF9/3/f8Axqj0o80L2xRaJqlIu/8ACS6kP+Yhf/8Af9/8aYfFOpA/8hG+/wDAh/8AGqUk2ageXikkuxdn3NM+LNSU/wDIRv8A/v8Av/jTG8X6n/0Eb7/wIb/Gstps1GZOadkVsajeMdUP/MRvv/Ah/wDGmHxfqn/QTv8A/wACH/xrKZ8Co2ko5V2I52a7eMdU/wCgnqH/AIEP/jTG8ZaqP+YnqH/gQ/8AjWQ0nNIWzRyrsL2sjWbxpqx/5ieof+BD/wCNNPjTVh/zFNQ/8CX/AMayicfWkJxRyrsHtZGp/wAJnqw/5impf+BL/wCNJ/wmmrf9BTUf/Al/8ayxzSBsmjlXYPaS7mqPGmr/APQU1H/wJf8Axpp8aav/ANBXUv8AwJf/ABrLzmgnNHKuxPPLuaf/AAmur4/5Cmpf+BT/AONKPGerk/8AIV1L/wACn/xrMzxQFo5V2Dml3NT/AITHWD/zFdS/8CX/AMaUeMNX/wCgrqf/AIEv/jWckTN0FSLbsByMe1L3TWKl1NBPF2rkf8hTUv8AwJf/ABqZfFmrD/mKaj/4EP8A41nJHtAqXcoqHbojRXLw8Wasf+YnqH/gQ/8AjQfFuqqP+QnqHJ/5+H/xrPa4wOKhe43ClZdiuZmkfGOrZ/5Ceof+BD/41G/jHVs/8hTUf/Al/wDGswvxTWbmnyolyZpt4z1YD/kKaj/4Ev8A403/AITTVj/zFdS/8CX/AMaynOWpM1fIieZmmfGesZ/5C2pf+BT/AONIfGmsAf8AIV1L/wACn/xrMIyKaeOtPlXYzlUZpHxrrP8A0FtT/wDAp/8AGvU/gjqlzq3hS4kurie5kF2yhpZC5A2IcZPbk/nXjBOfSvX/ANn/AP5E25/6/X/9AjrHEJcmhphJt1LMqa3zrN5/12f/ANCNVCOa8H+MP7ell4O+Iev6Ta+Hru5n0nUri0lkluEjjcxyshIxk9R3FeY6p/wUh16+MsdppXh7S2R9ubu5eU44JIwVzwfzrw6nEWX0/ddS7XZN/ofSUuFszqrnVOyfVtI+wyKQ4A/nmvgzxV+2z8QNYWTytc+ywYADWGmdTzna5DZ+vSuM1T4veMvFf/H/AK34iuYmXOZdQ8rJPIx5Z5H1rza3GGEWkISfrZf5nq4fgXGzV5zivS7/AER+jF9rthpaF7i9tIFHUyTKoH5muP8AGX7Ufw8+Hum3F5qvi7Rbe3tI2kmdZ/N2Ko3Nwm48DtX55z6s91cxG8lhAU5xNdF3fgg5J6jP8q5j4+6h5vwZ8WRSB0tW0m6Dy29o6Er5LZw5BAHvXnz4ym3anSS9Xf8AKx6tPgOC/i1r+it+dz9WfA/jrRPid4WtNb8ParYa1pGoRiW3u7KdZoZlPcMpxWvs25r+YP8AYl/4KSfFD9hDxhFfeE9Ye50Nnzf6FeOZLK9TPOUz8rdcOmGHuOD+6H/BPj/grv8ADL9vXSobG1vI/DPjYRBp9Cv5gHl9Wt3OBMPYfMO6gc19Tgc0pV/deku3+R8lmuQ1sJecfeh3XT1Pqs0hUZ6VLjNNxXqHgkRjxSg8U8DB/WmsuK1jLozOUL7DScCgGgmjGfwqzBpoWk7UEcUZpiDFGOaWigBuMUAUpGaMUAJspSuRSYxSmgBrDaaSn44pOlADaKcBj3oP3qAGgZNSeXhfSmrTs5oAjPWjGakSLNPHy0rotQbIKKnlXctQEYNCdxSVgooopkiEe9G3NLQRmgBpG0U2njijbigBlGKfikK0AMAwaaRkU8rikoAYaKcV60hXJoFYSkP0pT1ooJsN3baTGKcRmkA20ANzRTyMimlcUAJSHmlooKEHAozS0mKBWDFHakIzSjH+TQHmIaQn/OKdtoIzVokAMUY96AMdqQil6DBs009KdjNBFFx2Gjk0Uvb/AOvSj5aV2A1hg0g4pxWmleaaYgPWg0jDNKeRVCEPSkFKWIFN60gFzzSGgnJo7UtQCjOKKMUKwCUd6UCpFgxzScki4xb2GBPf9KkCBRSqNpoaUD61i5HRCkkJtpGHHWmPOSOlQvKWouyuVdCRnC1DLcc1HIGZqikU00A6S4/GoXueaZIMVERitBEjXOajaXrSEc01utBnK4b6QtRR1oMxC2BTSc07bgUFcigBnSgnNKE5oZcUAHf0oUfNSlaMbOaADbikNLty3enrFlqBpNiKhOPyzViGAL15qPbtpwciol2N4pIsA7R/9agyZ71B5mRSM+az1L0JDJxUZfmmk0hP+c1SQrgzYphalJ5qMtkVVhCs5IpuaKRmqkiHJIM4pG5akU02WdUGSQv1NMyvccTg01zWZqvjTSdFTdeapp9qAOTNcogH5muR8QftU/D/AMMqTdeKNMIXr5LGYfmgIrmrYzD0f4tSMfVpHRRwGKr6UacpekW/yPQAc17B+z+c+Dbn/r9b/wBAjr4w1H9v/wAAW/8Ax6SanqI5O62tGZR+Pb8q+nP2DfjVY/HX4Sapq2n21za29trMtnicYZysED7sen7wD8DXA83wdZ+xo1FKXlrt+B6ccjx+GXt8RScY93pv+J+f/wC03bQn9oXxvmTTbST/AISTUX/ey7mkzcS9U469evauGg092hdpBe28ayKwe3sGh3DggsZAVxnPpXoH7RMgH7SvjT95eeZH4l1EosNuAu7zphyWHzHaT0Pauene5uoJ/tUV9LahwAHnADDjhlBH8VfkuIinWl6v8z9vws2sPC3Zfl5GbFZyRyyvIL64j2qRvuBGSec/KuFxjHaq8ElolypA0yFkHEUk24juCV78e/40+bUrVLqZoE0yR/lRYsm5ORnJC4zz09sVdsr17qKJzLMku3cIra0EapwNww4JJrm1R1XW5n2+pSCdW8mVW3/KILNotxIIBy+Rjqax/jTHcXnwR8Xy3dvcGAaTdswebGU8lsgqDg9+MDtXULbyzywGeK8lLsdoaUBWOCeQDx3rk/jdqMFn8IPF+xtOZxpd0dhl85l/ctlQvHOR+tCTuO+lv8/+Cj8apkZJcqTwOB6fSrmh65e+HNWt9Q067uLG8snWSK4gcxvGw5DfLypB7iqq3InlPTqcg9D/AIVJJK1uRxyRwO/4HvX1SPBZ+pv/AATh/wCDhzW/hrDYeEvjWtz4i0YbY7bxDD81/aJ6TL/y3Uf3uHGMHcen7D/CT4w+GPjt4EsPE3hDXNO8Q6HqKb4LuzmEiN6g45VgeCpwQQQQCK/knW5BhYrtHIGP4fx7g17L+x3+3n8Sv2HvHC6n4H16e3tpXV7rTLg+dZ3yg9JI84bI/iXDDsRXuYHOalP3K2q/H/gny2Z8N0q96mG92Xbo/wDI/qYJyaQrkV8cf8E9f+C0fw0/bdt7LRb6eDwZ48mVUOk3twPKvZO4tpTjeT2QgP7HGa+yTzX1FGtCrHnpu6Pg8RhqtCfs6ysyJkpm0g1MRSBcCuqJySI8UGnlKTYaswY0Dmg04nFDdBQIaDmlopyxFu1Axg4petOaPDUm3mkGo0HmjFLtzRjFMQUnWjpRQAm3Ap6t7ZpvSnIdppDW48g0hoMm40Y3gCsrM6roaxyKi7VMwwKYwyKuGxlV7jKKKKsxCijpRQAUE4oooAaT9fyo3c806kxmgBN4pOp/+tS4x/8ArpvSgBcU3oaduozQAxlzSEU/NIeKAGAZoxS7c0g6UCE70NyKWigTRGRijHFOZc0m2gBKKXbik20BcKTFLRQUFFFFAAaQjIpaKACkzS0hOKAEFBGTS7qXNADO9DCnEUgH+c0Axu3mjFOHWkxk0XJsIRg0hX5acQKTHNFwsN2ZoC4NO25pRHtHSgpK4zbkUKmak28UowBmpcrItU+4qKEpd3FR7+aBLn6Vje50JJaIczYqFzu/+tSsflqOR8f4UtxjZG70x35+lBbnP9ahdsHitEJj2mANQyybyaa5xUbNiqRIO2RUZXdSlqax4qxCEU0inZFFBMlcZ1//AFUYp2MGgDNBlZjSuaTFSpAz9vxqQwBRSK5GVgM0MMVPge1NPBplchGFoEZp4HFKBk0mx8iGhcUucUAU4pxUXLGk5pCeKXpTZDwaBC7vrQzYFfE2v/tjeOr6eVYdRRArEbbXT9yrzjl88fiK5PXvj34x1m58m61zWdsgZWZLgIuBj7u3BH4nua+KrccYSDtCEn9y/Vn32H8PsbUV51IpfN/5H39cajDaITLPFGFGWLsAAKwNV+MHhfRs/afEGkof7oukZvyBzX50+IdYvLqWSa8uZp13bl+0XTyKFwM5JJOc5/MU63ukeSMRSCeTaR5aQm444PsRj+teZPj2ctKNFet7/grHsw8NoRV61d37KNvxd0fcmtftj+ANI84f2z9paB9jLDCxO7AbAyBngj865XU/2+fDsa/6Do+t3j9drxC347HLkDH+NfK9jcPcCX7RFdCNZMJgKqldqnO0jd1JHXtVGWPzGhW3/dQhcHdKTvXHHc47fgK82rxvmEnpyx9F/mejQ4Ay5K0uaXq//kT6I8Sf8FGLm3by7DwugkxnNzd9M5xwq89D3rlNY/4KAeLrtoo0j0WxklAyI4yXXjk4cnjNeRNqFldbgklm7A4Hlp9pDcdAODn6dM+9VbCCWKOMxSTKp4KoEjUgDrhhnPpg151XiXNKnx1Wl5WX4xPWo8KZPTVoUE353f4SO71/9q7x3riuj69qoEmDutLX7MAPm4U7SvPr0+WsO98f6xrVnC2q6lrVxMAd3mX7KOpwcIwB4x2xyaw7WGWWa4Pky4Pl+cxkw38e3jp/f6VBHpaRTFRPZ+arMQu/zCuWJAKHHQH17V5NTH4mrpUqSl6u/wDkezSy3CUV+7pxj6K337ofrRivPLffBbl8ktPPl5PxNZF5EbPDGaMRKdodbViFXrw4OOprfttLtUuCr3d1uYZVbeD7PvBPfeGBHfg0y40G1tI2lkiuZFxk7ptpx7gcZP8AKuSXm/6+e53U52Vo/kn+TTRl2dhHetv33Uyld4EkqrnpjlMH86/S7/gj1GIP2aNdQLt2+J5x9/fn/RLQ9a/OC7trCNIFgNvZvI+RvlIZxjpjp3/Sv0i/4I/2ptP2atdUvFIP+EnnKtHGUUj7JadPX6ivpuEk/r6dujPlON5f8JjTfWOn/Dr9T5C/aZs5Y/2ifG0twr+X/wAJJqHlvJcmONR50vORkjjPavPZbSK5uHe3NhOwkUbMPeMgGAecjA6nn1rv/wBo65hs/wBpDxsA+ngP4m1FZZBalzF/pErDcQeTuA/EiuR+3zGKRbS4v55HkVjiARgngenAwK5cRb2svV/mdWEUnRhbsvyK5W4k81IprsylVGY7YRqg52gA8jv3q3BbmK0jE0Ny05UZM13tjUjqSQSf0NNu4TMXdluBLgBnurzyePm242k55z1FVtHEdvIoc2G7q8giMx+pbPJJrCy3Orpb+vxAaeZJosvYsc4Z8tdMMZOOxA7fjWJ8X4Zv+FM+LVtnmP8AxKbrGyDbGMwsAMNyK6WPZDMhju710JO8rCBnAPI49cCuZ+O2p/afg74sWJbyOT+ybpfMluBGsZMLfMdpOSOOMUJ6oSi3/X+R+McYEM3cMmc564/rViSXdD0G0nj0/wDrVCSsxPRs54P9KkjlBfa+QDzu7g+9fVo8HYWBflJw3P8A31/9enQxhRuBDDoFJ4z1/A1AUKnGTsJxjt9QasxARrjcdx/i9R1wR3/yaVxr0LNrcT2NxHcwSSwzQMHVkO10IOc+/wBR6Zr99f8Ag3l/af8AHH7SX7LPiEeNtcudfl8MaqmnWNzckPMIfKDBWf7zYz/Fk+9fgKkvmw9iccDPv2Pav2//AODXnB/Zh+IR4/5GOMHjB/491617GRyksUlfdM+b4opxeAcmtU1b7z9OiM//AKqaeDT+AaQtk/8A16+1PzJjcZo6U48j/wCvSbaq5DiNK5oKjFLijbmmRZjSnNORitGKCKNyloK0g+lIDk0hoIz/APqosVcM56U5E4yaav3akA+Wk2NRRFKctmmU9xzTSvFMye4hoNLRTENzk09W2ik61JHFuNJlR3Ed8ioyDmp9oXtTTyf8KhSNXHuQFKSrGFNIzADgCrTuQ4EBoHNSE5pPL30yLMZRT/IppXFK4WYnWiiimITHNNK/5xTjQx5oAYRiinZ4/wDr02gBKGPH4UtNPWgBN2KCc0pFJjFACUUdqKACiiigVhCMik6H9KcRmigBuyhlxSk4o3UBYZ1opWbNJQAUUUUDCiiigAxSdKMZpaAE5pDmnYxSEZoATPPb3oPJpxoWLNADdnFLswOn6U8FVNIW3CpZoodxRhR+FN8zcaXyix54pyp5ZrNs1SImBPtSbMVK5xUTAA+1S3pYqw3IyeKRnwOKbI+2oXn296SQx7zGopJdpqGW5LNxVdpD+laKNxXLDXHp+VQvPk02GLzG+9jHNOks9oLZ4H61dkSRs+famhuKb3oqhCk0lFJ3oE1cCOf/AK1SxQbhk9KjAyasRyBUx+FSwSGi3Cjk0KgU0hb5qQZqOa5diUyYWoZHJobmmnrVK1hAD8tKqgimk4FIr7T+PSlewbkyrigCow549/amTahFbH946p8u7LHA64rCVWC+KS+82jSm9EiwF20jVzh+Lnhv+3rTSl17SJNSv8/Z7VLuNppcZyQoOSBg/lW409FKrCqr02mvIdWlOm7VFa/ce55qOQ5Q/SmySc8VHI/7s5roszmckfmnLqk1zf3KxGZj57jJYLg+pxjPaodQkhs5x5mzcV3YaYhsZUH26kd+1V72+tYL6ViLeWMzswEaeeD7gHBz70sFwL53Qu8Nt5bMVhTHzArgEHrwT+VfztNe87/180f1BTtypx/r5NXJ9LUWiu1tAJHdyyutts2EAcK2SD06+pq1c3MkUu6eO6yOQC6qe2eRgVRgkELTR2r3Ktvy7b1A3bV7demO1NUPIoiklsLgtlWUzGYDGCSVYD2qF7zstfu/U1aUVzbL59/mi3HrCTbg7pu3HYJptuF2jgEdeQarajdWM1om8QQu5G1Y4ssCV6M/9MdqLGwj0l51N5tklk3ARReUwBVRtA5wOM/8CqrPollqDwNIbqWdH3Km4LtbBz6Z6kU3daL/AC/Bi5Kbd5K6+/8AFWsaVh9mZJDPJO6jADFhlsdcYAIqxMkH2SBo4o4oY1Rx5suEVCM8kZPSs99KitblivkgEKcTXDK465IAyMc+vam7YVihfatvIMECK22EDHC7ujflRFaX/r8DOck5Wi36PT8/8yX7YjyOnmW2U2nfsa53E7sAHIIxgn8akivbdbTakksgXOMLhRliT156k9+1ZV1fPN5z3IvF+5s3YV3+9nnj0X86pXV9ASv3URcgvLKVHXnG3PJOetHNf3f6/E09i7835L/I6FZIbhlHlTKzoyrmXqBjPuB0qs+2SOQCSzk2/MEUm48s9MBTgk/41Qa8iwJY0tWJBOFiM546Zbgjr6Up1W4cFlMx/wCA5VeBgDIyO1L1/r7gevwv+vnYkwMOkjXEbYI8uGPyzk4wSGyOK/SX/gjhu/4Zk13JkP8AxVFwBvHI/wBEtP65r8yWvLoT/vIpW3AqN0gAPfqDkdK/S/8A4IxXC3H7MGvlTEceKrgERymUKfslnkEkA5r6XhN3zBej/rufL8bU+XKm0vtR7/8ADHyl+0Zpd5e/tEeNVtzqDQf8JNqTShFRBj7RNwC3X5sfhXF3OkRpJNAF+ztu/eNc6gy5yASSg+UjGB1rrv2j2nX9pLxy8lxarFB4i1GQJNcNIhHnyjmM4A6g8d65W2lj1awbzJLW1VZFRRbWhYyYKkZxzjPFc2IX76Vt7v8AP1OnCy/cQvtZfl6EduLexu9gm0+ERxn97FbHrgggHOOg/WpfIljSIWzX86AAZWJYiAehy2AaTU7e5FxmM6jc24A37I44gOoIw+D78VDc2zYiUeSkJT/VXOoOdw/h3JyPw5rm16nRpvEiNq8xWXy5I0H3vtN6Yt+ARgBcjr1/rXK/G7TbOX4PeKsJpVvjSbpd8Ue9kBhY5V+Oc85xXV2FhBHKs7zWFu3XENuS7dRj3+ntXL/HnVJl+EPi6LfdS2q6RdBglsIgU8lsk7ugxnoQfSmr3HZPQ/GcKwcv028f/rq3HL9oRScblGSV4waiYt17eh7/AONRLMEbgd8NxwPw7V9Za58+pJehOJCszJw49cf0p8LAKPM9e/UH2NVo38s9z6BT0+hqxJMsS+ufvcfzFKxV7IsAm1QtjcG5bj+Y/r+Nft//AMGt4X/hlz4gFT8p8RpxuyB/o69K/D2F90YOR6bSev0NfuH/AMGuKJH+zB8RNuMnxHHnjBH+jr1H+Ferkv8Ava9GeBxM/wDhOl6r80fp/gE008Ht+VOpCMivtz8vAjmik6D/AOvS5GKAE/z0oxkf/WpWNIOlABtoxkUpJA/+vSE5FArCbd1IRilPP/66MYNFxWFVBSs3FNPNGM0+o3sJmkIpc8UZqiLXGhaNlOopisMUZNSI2DTetA4pPVDWjJJDgf8A1qjyOtBkyKaWxUqJblcU8dBQnPXFNzRnirIHrGM8/hT9noKh3Uu8iolFstSSJSuKikAJxmguTUZelGNgc1awh60UUVZiFIRk0tFMBpFNqSmEcUAJSd6WigQlIenNOooAYy4FJ0p5FIwwKAG0UucikIxQAneg0tFADc8Ugpx4NIwyKAG9KKUjFFACGilxg0hoAKKKKAADNFKCVpKACiiigADYoJzRQBuPFAxMVLGvekEew9aVzt7VjOS6G1OLW4pPNITim7sGo5JsCsTUJZKhduKSR8mmufm/lTQEUjVXmbNTuV9e2evaoJO9P2kVuyuST2REWpFj8xsDrVLWfFukeH5Majqmn2HP/LxcpHn8yKwNd/aN8A+FcreeKtDtjtzua6U5HbpWbxtCO8kaxwdeXwxZ2UluIVBzUMku8V4t4p/4KJfB/wAJOyX/AI1tI2U4/d200in0+YIV/M15z4h/4LK/BfSNVjsoLzVNRmuLhbaBrdYGjkcsFXkSFgCSOdtc0s5wkd5nbTyHH1NY0mfVWMCkr47u/wDgsL4cvZimk+Gbu/UscPFcO7L6ZQxr/wChVzPiT/grTrqROll4ShjHlSMryoyMCqMwGGY9SAPxrz3xZgL8sXd+R3w4RzF/FFL1Z91Bs/zpdh9PSvyl8Sf8FlfjPrryW2jeH9DsZBHuG+e3iljUEDcfNYDqQOneuSsf27Pjz47u7seIfHenaPAYf9GjhvnhcSb16vZJgjbu6nriuarxdRir8tvXT87HfDgjFP4pr5a/5n7E7MD05xWZq3jrRfD5IvdV021YDlZbqNCPwJr8fda+O3ikaJe3mpeMvEniAQKgdUtJdR3bjgbHnfcOfavLfHfxa1/4i+HLnT4LH4jvC88cjMs3lKAA427dvyg7s9f4a858YVJ/BTsu/wDwzZ30+CIL46v9fOx+1vir9qL4feDImbU/F2h2iqduWuARn8K8/wDEX/BTX4NeG7ffJ4o+0qXaNHt7OWRJGUAkBtu3oy9+4r8bPC/wjOpWM0+p6Xd20onCKl5r0SZTbkuUyGznjiukvf8AhDvhr4atHvG8OpA15P5KKL27l84JD5nyuPLPy+X3x6d65KnFWIbagunT+kd9Pg3Bq123/Xlc/TfxD/wWP+F2k2261tdevHJOMiBUHpkrIzAH/dNeZ+Nf+C4dppNvGdM8DyX/AJ7OIpLW8kuz8uAd0flRevZjXwZJ8ZtOlsYRoulavBMrMXmsvDNvaNKCfl/eoxPHqRWhBJrHjXRobm9Pipo5HdDFeXyqkQGOckcZyfyrhqcQ5jZuT09H+jZ3U+GMuhb3b/P/AIY+qtU/4Lf+PtZtgmk/DSUMQQZpYHg3YJ6K+/6deoP0rmfGn/BVP476lpGnzWlppWmTXEDSzxvLbwvbN5siqpLkA/Iqt0/irw/QtDstG0XT7eRNPWGNJvJkutZE3mAzysxKxNu4kLjp2qr4us5ZorQ6PqvhKBfJIukisJ76R5PMf7q3Ee3Gwp/EOQa4Kmb4mcpKU7euj+6yO+llGDjblpL7m/1Zr/FP/goZ8drt0TV/iXpuhPLAkqRw31zEwRlyrbrVCpJBB6/lVv4BfHu9+LXxB0ye88S6x4hvtIsftNxdXttvjaaKLcWSeVzIwaVfu7Rw3OOlebeIvh34in1KBX8QeId0lpFIp07SE01ERkBVNyMRwMDpxiu98NTHwB4XnvrwaxcyW2m29iDe3AaWYny1EgOO4XJ9d1RjsXJ0nFyd/n2+46aOFpppQivuXl5JmF+1L+0Nqf7N37Svws8XR3NvDbaOYpSIyisY8mSTKLgDmY9R2r9ufh743s/iP4H0rXbCRZbPVbWO5iZTkYZQf61/N7/wVU8aR658dhpfMMejaXBGVPzbZGyWX8Aqfp61+tP/AAb/AH7Tq/Gv9jeDwzeXJl1fwTJ9jYO2XaAjKH+lfZcHy9lRjTl9r9NvwPgONaXtX7aP2bJ+n/Dn3iXpshOw/SjNJIdqH6V90fnXU/NPXr1G1C7+0SXRV3YYdApYD3PA7/lWVqMHlMFi27VB/wCPi4MSgkjGCmc9/ao/FN9ANfuQP3sUkrnYbhmP0ZSMevTinW9xDZ3okinBdoSu23gIyCVySOemMfjX841Irmdv+B+Gp/V9HmjBXvfTy7d1Yj0+BbtHZo4Y3U8y+WZt2AM/PwQMED8KvxXiRSxkTzOq5AyuVHpjimz6peeTi3iuWjLFSNqREjAyTvI7596o6faIt2krxx5UZIluGXcccABTt+uae6t0/ruTv70vwXn5f5GraXNuyXE7207u0pRnaRcFwqehyOCvaqjavFJJEDHZT72Azg3Kg4OSFOMdMZ96gvLjJkjSGzjVXPMdsOpVSSW7np19KS1nuf3WRM6ou1pGjwdoHBB7ngfnRe23+XTug5G473Xrfr2ZJNeSefL5TbVwEKRQ4QYzjK8+v8qfbXfkxwT3Xnt9wkKVAViP7uc1HCguryRGtrjzNqvIHuFUBecZZCcd+lMuY4bUxJJFbyqzhNxka4xkdcHp9am3Nq9yr8q5V+oupXtjdXOVxxghJbh9zfeySMEenAqDZb7E8sxWpPH7uDyiuDgYwSP/ANdS2kEcSSgtII22fLHF8q7d2OOeuf8Ax2marZFLZLuWC7CiTAJZAn3iB3z0waOb+tf+GNOVX+/s/wArMmuvNZTs+0v/ABEBRGT7ZOB61RME9xFMBtjK/Kz3F0Y8EgHI2ZyeR+VaN5ol1o+izapd2jjTLaMtKfPkkIHHzEc/kCeDVzQvDF14g0NtR06LTobXyfOSRE8slcZ4xkDjPXFTzwXVf16FKjWleXK7L+uqMWSyA01ZA9oxwN2I/NZsY5LZz+hr9L/+CMUnm/sva6fMaT/iqJwMjG3/AEOz4Ht/jX53fD7wa/j/AE9nE8loiseqqSxHuM/yr7//AOCIV/cXf7M/jKK4ChrLxxeWy4bJKrZ2WM+/NfScI1lPMFyvo+/6o+W46wU6WVy542ace36P9D5h/aIl8z9o7xuWBRo/E+ohNlkz5PnzD7wGD8pJ/KuPe5uIopBdx6o8DSq6DdFHnGMbipDD5ufpj6V3v7Scdw37QfjLzjcOg8R6j5IacRBT58x+Xbz93P3q87v7iGzfdIlmcyLgSyl2GcDknk1z4iyrSt3f5lYS7oRXkvyJ5hFJJK0i20qKnyrcXTXG3qTjP4flVeOQxrGUW3SUruEcFqX+pOM1oacY7W4laCaO4leMDdFYO6LjOMMMr3/SkkvLiaWMXEWqPLt3AbooQvTPzKQcfrWLT+0zZNXtFDrWO61Kyh+0pqeZDjZHHHEq8HGN2G6ZPeuP+OuiW+l/CDxgz28kw/sm6ZYZ9TklOBC3BQllJJzx0rqIdQyYo7mOJ8sVaS4umkVBgnjPT0rk/jlb/ZvhJ4qa2ks5HbSbplit4WmwwhbuPu/U9zRHdWNLST97T+vM/Gl/3a5zxnHsagDEvwfm6Adz+NXfsxclSeedzY6/UVRbT8v/AHl756E+1fWaHzurJVTZkrgdMjHA+op5jNwgIUF1OM55H0ot1SVCvKyJ0z1P40tpIB1+fs2On4j/AAo9BhJMN/Hy884HB+or9yP+DWqUyfsu/EP72B4jjwSeP+PdelfhusIcY3ZXPHPI+h/z+dfuL/wa4DH7L/xD6f8AIxx5wCP+Xdevb8q9TJnbFL5ng8Sq+Xy9V+aP1EBzQeKjV8HmnZLLX2akfmfKDHIphbFBWmkbe/WtIszcWO3c0A4FNOQaPvd6rQWqHh9wozxTCppQuKLILseTmlznrTRRuoaFdi9BSZ5pAc0uMU7AFAUk00nbTo23UPyBeY4xEf4UyRdtO83PSo2O40lcNBw5FNK0gOKd5nFMBoGTiniMmkiIDc09pR6mpk3fQaEaHC1GeDT2kpjHNON7ahK3QTOKTdk0hOaSqMrjt2KbRRSY4hRRRUFBSdBS0UAJniilpCM07sVgNJjFBHP/ANegjFIdhOKSlPA70datMhqwhoxQRiimIbt5pNuBT6TpQAzPFGKeRmmlcUAJQOaXbg0h4oATFGKJJVTqQPrUbXka/wAa9cdelS5JbspRk9kSEYpGGapXviCy06LdPcxRL/ekYKP1xWNqXxh8M6LD5l1rukW6dA0t5Ggz6ZzWMsXRjvJfebxwdeXwwf3HTbaMcV5P4q/be+GPgpGOoeLtJRRzviZrhceuY1YV5n4s/wCCvXwd8OzhLXWpNYJYKDZeUclsYGJJEbPI7cVyTzfBx3mjupZFj6nwUn9x9RsMUhOa+JNW/wCC2XgmO6aOx0jU7tY3aN9zbJQRwfl2EcH0auS1n/gs5qt/IRongmS6wksm12lZsJG74+UEEnaB9SK4J8UYCMuRSuzvp8I5lJXlCy8z9CDwKaZFHcV+Vd7/AMFm/jJrk08Nh4DsLTIBDXcf2J4xzg7p5Np9sjtXPa7/AMFGvj3r2iXP2rW9C0SZpUEULXEL5jIbcfMs0JBzt/irjq8X4WHT79PzPQpcD4uXxSX5/lc/XMXkQXJcfhVLUfGulaKCbm9trcDj97IseT9WI9a/Df4mftb/ABd1HTIpNV+Jd79muJ5Y1htYZr2PKhC3M2Gx8wx+Ncnb/HDxHqeiWcUdt4/1y4SMrNcW2nuI7ltzHdgAgcHH4VyVeLJOPNThf+vU9OjwLy/xKv8AXzsfutr/AO0J4M8NKWvvE2h2qgbt0t9Gox69a4vxR+398J/CTkX3jPSkwcMyCSVB9WRSo/E1+MHiyHW57OVX0rVGt5LdGme58RWtvtygLBoyQ/GSOOeKwPFV/pz/ABFlfxLY+FIbj7eDqMMVzqVxNjzAZFUbvKJxuAwce9ee+KsQ9LJa9z0KfBmFWspN+n/Ds/XjXP8Agr58HrDUBZ2etyapcTZWH7IInDtgnoZAwxj+7XM6h/wWE8JXY/4lej32oqy/IUkZXz7qYx/6FX5seCPEnheTxNZW2j6THb3srkRXMHhyGKWP5T/y0+90/nXVWuu6iL9gkfiWf9w8YjlZbVFBxltzccV5lbiXHTtyXW/S/wCTO+nwrl8Hqm/V/wDAPtfUv+CsWuahb3Z0vweWMCqw8yOTcSWC8c44zn8K4bxf/wAFS/iXHYu0cGiaKmQDJcCG3dCQeB5z7c/hXzTapc3RuDqtvbQW6xAwNd68t0JH3DIK2x3gbdx6VkeLLvwvpuky+dFos8PnLvS2sp78l9pxxc+2elec85x1RpTqPbo1f8Ujvp5HgYfBSXzv+aZ6J8UP+CnHxL1jShH/AMLL0iyuPOYGPzTHsjwMYksYc5zn+I15xrH7S/xQ8d6PZSah8S9T1CyulkaHy7KW/TCyMpy05D5yDjOeCPpXB6/4rsbnTxbaHp2tRypMzmTS9FjtcoQAFIQc4wfzqxoXgptY8OWl5qd/4jtZZy4MF7q8GnPGA7AcS+oGfxrWdfEOF23+P6XudkMHQg1yxS+S/wAtDttE1jVLzTocyeMtRYRbJWhgMUcxyfm2jgdf0qt431rWdId4LLQmuLcQozzXevW8QBKjcCm4Nx0wOarDxLp/gjRbW3nTw7H5UOLeW+1O4vJJVyfmLWpKdc9q5Pxx8bkkj22OraUtusCh/svh+O5AfaNxDygPyc45rg9lKpNufvPz3+52OqEWkuVWX4fgRa/4M1bxb4la7vLfwNY3chjMwNxf3MgXauAEO6I/LjvivQbf4f2w8RRNpdrYacJLtRbSWfheCGaAF/kPnDD/ACjBzntXN2mgeINZ8p5/FviidWSGRhZ220HcisFCg8YyBx6V3qwW82tyNdSakq3F4WnS41qC1MIL5b5HwflGeBVV5zvZbX7Nfe1df1cz069vL/gGJLpmvyajBJIfGN39ncsonlEMTYBz8zcYxXm2s+GdAN4h1O8tfs7LIWa88RC5UEI2wBbY7+X2jp3NdhJ4n1261cQ22meC7GZSwje5vbmduh5JR5Izx7VwPhzxXZ2fiKG4vYdKvLWLzN0dp4chcsxRgu2QqG4Yqcn0qsNGyTk779mv0ZbvrbT71/mhPh7pcMOvTJ4cvvCEV01s7SCCwutRYxbkyMXaEZztPB7V6X4U0XXdMN5Jc6zq8wntxGken6THpywnerFhsOOgI7feqt4T8bzayJEstP8AElmiQNIJBaiNJTuUbAR065/4DWkNMXxXa31pLclxc2wE8UniO0UxRiRDkoTvHzBR+NKbqNq6aVn3f+dibR1v+n/AKvibxTPoOl3cxh1K4uIgnlf2hq0dr5uTg8vxx1riLP4m6rqcd4P7O8IW0JlhMj3WrSXbB8SbBm2kP+3/AA9q2df+Cnhqw0i6a3Ph1dRAQwPPe30+Dn5sqMxHj2rz3X9ngHSLyZ9dsNOjSSLd9g0KKOS4b58FZAATt59/n961w8cO1ZWcmvJ/fsyatVQjzSfKvO6+7oem+F/Gsq2ksN7qXhie5E4aNdP0JbwJFt5BM6K2c/X61oeIPiANC8OW90k3iC/Sa5miWC1t1tBGVWMlggyPmDAcf3K+cNV/aEtIfDk9tHrXiG/ladLomWQIxTbjy15Jyc/h+FchJ8cYtSvzNeW2o3MeXD28ly3luOCAOVIH40pUJX0V1bpdfqzwK/E2Cpy5Yvmaf9a6Hvvir4kXOq21s3/CO6vEkJkCSXuprZefk5P+sCg4+tP8OeLdBt/DqyatF4ds9TaVw0VxqNzdbUGNpzbM6c89a8z0X9obw9BptnZyeDNIjMDO3mSXc1wE3YJ+V3cN9AK77wp410vxbZRtZLaaPeW5P2i3s9BjSQBsbPnUL2z2706nsrWlHtq0vL0Z14PO8JiZKNKevbVfmb178aYNJ0rTlt30yWGaGU2h07w7HdGNBPKrfPKqyZ8wOe/XrVrw98dtYm0GztYbHxrfSwRusskcRhW4JlkcHZz0DKvX+Cr9t4f1a/0ywkZvFlxFNHIyL9nEaxBZpExu5xnaW/4FV3VLHTdHsNPbVri2he3tmWJNQ8R2/wC8QyyMWMa7ZD8zMOP7vtSnZpx5X/5M/wBGepG11t+H/AMrxZqniS9WFIvD2oOs9pFI7XerRWu13QMykSEfdJx17Vt/CnSta+Iugx2uoR2Frp9vqVnDNFFdRuiRQQ/vCHDEufL8snBIB9K4H4gfFK0g1iKHw3q3gyC2MESuTb3t1IZSg8wAToyH5s47V9EeEfCOn/Df4OvI7s+7R77VL3CJARJMptjtCjao2IjDjj0rnxLjRSWmttn/AMC/U1i5bv8AG5+Wn7T3jW5+JPxz1/U724nuPtF0QZGkywKnbjn0/r/s19U/8EF/2nH/AGef237LSru78vQvG8Q051LfIknPln+Y+mK+H/E2prresTXn3ZLx5GETnkkk9fTv/wCPH0qx4G8X3/gnxLZatp8rLfWF5HdQP0ZGVgy/TkY/E+lffYZSowhbeNvwPiMZCOI54vaV/wAT+vPdlf1pjnKt9K8o/Ye/aFtP2of2XPCHjK1lWU6pYR+fg8rKoAcH3zVr9pr47p8H/DEVtaESa9q5MNjGVLbPWRsA8DPHqfoa+sxWYUMPhXi6rtBK/wDwPXofnOAyjE4zHRwGHjecnb/gvyW78j4F1W9mF3chQ7jz2KnyjtUntu6Dp+tSeXNHgG3umjkjKiQuoyu5SSChBHIHXnFdl8eNGh0T4XW+m2cWzUdenS381MCXB+8x83pwOuB161oP4Vg8KfCX7JDwwhW2iaTCs2e+eFbPX+I/Sv50ni7yvbzP61pZX+7Xvdbade73OH8PW8mq283l28d8iPuGGeZVAA4Ibqcg/nVnS/DU/iwN/ZyJB5LFWKR+UG9Qc4H6133hvRR4T+HFw5YvKLcshO0fM3QZTkHn+I8+/SovhZoX/CNfD2SeVB5gjedsAMc4OM4yw57r+dZrEzlyra5tLK8PTU5avlsl5v5Hnngjwrd+NbzUYBclF0+byPunEjd+NpPXPoMYq5ong06j45utK8yW3gs8BnV5G81uBt2qWAHPUeldz8BdBNh4X+2Pl3u5JbhyxPT/AIGdvb0JPvUXwd0Uah4k1a9YfPNMxVsy8855IwAOnU1kq1RpWe7OqeDw8JTvG/LHu9zjYPC8dr8WJtKAUWltAskjqE8x2J7nv1Hqfar/AIv8H22l/EPRrSzhfyhGGny28Oc/xGQ5/wA962fAdgmufFrxBdlf9XKsTMMHpkYAHPb+Hg1b8RA3vxvWJAhFvAAMvHwcd9/P/fXNROcnGTv1sb0qFOFWCUVflu9PI5j9oCzXT9Q8LwW8CxF7vLeUojZgvsuBjnquTW98ZrAwfDS0Xly91GG69DnqUyT/AMCNR/Gdh/wtjwraRx+awjaQlR83VRn5uMf7vFa/xteSDwHpihPlN0ASP4OOC3l8fnzTktZeSClJclC3WTf4md8SLZbP4EathWZVtgGchmx90YG7Mg/4CMevep/hLp003woVZceb9hOQC+wKVOOHwvQ/X0q9458tvglq7O5BW2DHduQHGOm/5yfZc+9WfgxNHffDy3VVZUlsivzK5KjaR/FlB+OKcF70EZ1pv6vW/wARzn7OWnFdIliZwD5jZOG3du6jJ/4F/KvuH/gjNaPY/An4gxPCsJXx9e4CgDcPsViQeOK+KfgBJMby7HVUmcRkMq+3RDuPT3r7u/4JOxRxfCb4g+X5mG8cXLHcu3n7BYZxwOPrz1r6rgf/AH5ekj4nxOm/7PqLu4fmfHn7TVsLP9oXxw4ksm83xLqBYjMrRjz5SSUHPbHHc1wyQXLb47N7neZVZ0jsvL646mQEABefrXpX7ThuG/aC8Yi2l1CQDxDf+YoiQKg86X7pYZPzY7964UQXN6jLGsyN5oWQvdY6YJyM91x+daYqK9tL1f5nl4Kb+rw9F+XkGmeZHNJG/wDaPnbFBaSdYeBuxwnHr1p09nBDLGJfse9iW3TTkk+pJqpf6japJLGE01WVQd5lMuOufl7ng9+9WdPnuzCkcKSeXjH+j2JRiMcZL5Hv2rHS1matu90PgvPsflrbtbFizAyR2LyADB6MDg46VzHxvt7y7+Eni2WJ9Rf/AIlFyWD+VGu7yWwWxhh24447VvQwylUbF7tyQS8ojwBnpt98da534630Enwc8WxkQ2rPpN0nmS3JDhjA3I7EjPr2oXxJAlpdfqfjALl/NZGwHxxk9foaetuOc9xyCMfmDTXXFyVYqXByPQ0XEYlcc/UHjH0NfVngq9xpIDe2RnPT/wDXUojCS5Q5Pb1qH7KHlyxKFec/xH6ilIIPbaeD6f8A1qY1/X9f19w5olZsrxnkg9M+9fuJ/wAGt4z+y78Qzzz4kj464/0dehr8O0UnCjORyMnn8D3r9xP+DW5Av7MHxF4AP/CSR9AR/wAu69q9LJ/96XzPB4l/3CXqvzR+oBPNPA+T+VNPFGa+yR+ZigE0MOP51G0bZ4NMcMo61e60FcmUZNOGFFU2dx3ppYmj1Au4GfT6GgJmqQnKmpY7zaKeorInaMgUw80v2jetITk1pFvqRJdgHNLnApM5o5zVkBu5o680E80lAChsCkzRSEZPegBaQtxQTijHNAADQW5pCcUm/mlcZJ5JZc0wkikMhPc0hNLmCwUZozRmi4rBRRRU3BBRRmo3u4ox80iDqfvDtSvYa12JKKrNrFvGufNGMZyO9Z+tfEPR/D1qZ77UrSzgXrJPOsa/mSBWMsTSjvJfeaxw9WWii/uNmlUZavNdc/a5+HWgQPJN4t0OURglhbXa3LgD/Zj3H9K8+1P/AIKjfCOzN0LTxEmptYlVuEtojmIvu27vM2YzsfHrtPpWFTMsLBXlNHZSynF1Pgptn0nEETtmklClf5V8da//AMFkvhrpkLPb/wBp3OASV8lUZcfiQfzrzvxh/wAF2dD0u5ii0rwlrGrTTQxXKwpIfM2yIHXhUbnaRxXnf6w4C94Tv6anp0+GMxnp7O3rofoAy4/+vTSQD2r80W/4LRfEHxTrkUWn/DW80e1lMjC41m2lt0QBGI+d3RTkgDp36Vmal/wUu+KWtRSn+0NH0j5Qzp51tMsQJ4wY0LfmTXJX4uwtLo2ddPgrGy+JpfP/ACP08a7iGfnXjqAagu9btrKJnklVUXqTwK/JbxL+2z4+1G3b7T45a2Z5MlbeWd0ZMeh46+grzf4h/HXxXqkFuxu/HerLcwmQNZaZNLCq73Xn5gOqk8joRXA+Noy/g02/mv8AM76fAcv+XtVL5P8AyP2b1f4qeHtARWvdZ0uyVjtUz3cce49ABlu9cR4o/bb+GPhJM3HjHRrgrnK2MhvmXHXIgDkV+I/iXWZNf8b202qf8JFo0UjwJcE+ILOyaGP5QzmIoz525bHU0zwo2gt4ij+zLo13fsHVZJ9QvJnxtOSQCEJxntWFbi+utor9fxO+lwLhvtTb/L70fsPqP/BUD4WQJMbTVrjUPKAJEdsYWP0Wcxk/lXnfj7/gs34F8HWLXa6dq1xAZjEqgKjlgoYjHzDoRzmvz7tbO/vdLuotPl01buSILAbPSfNlhIZSTkgE8Ajr3rkNe8Ba/eQE6z4q1m2RZiPLmgg0vA2r86vK565x07V5seKsdV95Oy8k3+R6NPg/LYO0k38/+Afb+v8A/BfzT7hiPD/gLWtWkAI8pWYuDz2RTmnX3/BW7x/qlrbPB4W0nSFureGbbqSNaunmIr+XullVSyltp+XqDxXx/wCG/D+nWHhWys31WbUI41cxtf6+tys2ZGJObdR0Ykde1WdW8JaULuAWQ0OGJlhBZluLsebtXcf3hbjfnHtiuDEcQYqT5XUfTrZ/dJHfS4fwMNY0l+L/ACZ7x47/AOCqPjbTLlor3xfo2m4k/eQM0M/l4P3Q9tESMf71eGa3/wAFCPi58V9RnsLf4lC2TyWmkS3hlmiKBlU4MoJzlh6VwmqMr+IGFrpGrahLFeESHTPDokjnYPyB06n2pngv4calr2rPHexeL9HhSBpPMfVLbSzI25cIY3QkZBJ69qn6zXUOacn13/8AtdDuhgsLT0hTXTov1R3Phe88bav9rl1nxT4r1hbgxlWhsXMMQG7P8QUbsjt2q9rcuqaDoUcumW9/f3MlxKk0Muv2lssahYyrlPv/ADEsMA5/d1i2vhjw98P9Kv5pW0yYbovPkvdRuZ5Fb5tvMZVD/F2rkfHvxvs00mG30nWdNsrwXErSNHpQZniKxiNVJGThhIc/7Qrz/fryu5X06/5HZGly/Cra9v8AIf4w8K6r4+vobm80LwfFci3EcTvqGoTOFBOCVVzGTnPaug8MeArDTJLFEttNku1it0kNpoiGQTBEEjhiM4L7j171zNi/iLV9MgubvxB4uS3lh8wMulCBEUkjHm7sL0J/Gu0tPGunaVbaeuoXF+0CW1tEzXniKCRXjWJFEnloA+XUBvfdWleFWOj8tlJfiroUbPVO+/b9SvP8QNd07xF5Vt4T8VzC1nbEtxbLp8MxBPIkdSDnrWXpuo3usanENYighsHWRma98RLd8iNigAtcMAX2g+xNUdV+MEt74oS10IeE4Q1w0VtKBPO5HOCVlLL09q5zwT46vF8XWzs8N/BEJla00zRlMju0TqnG0D5XZW/4DTVBOOy69eZfox2sr+ndP/I9Q0OHRdMju57ddDQ4jWfyILi93ZJ2/wCvJ756Vo6tp174q0V7XSrrVIJfOV/N07RlXCYIK4XHUkflXLr4h8SzaVeTLpvimHygm2OWBNJE2SeQ75B249O9UrHXvFNrDdPJpdo0V1LGzPq2urdlXCttC/ZipGQT1HasFh6kVzS0dut/+CkNWb0/T/hyxqfwB1G+ige/1bxVl5ZEYS6pbaYygBMNslDddxH/AAGt22vPDnwr8O6fZag2i747c+Q99f3d1LIhdjuLW5EZ+YnsOnSs25j1zVNDhKXnhewuPOkMwjilul8vamz/AFoYjnfnHtXJeNdJ1KGS0SfVb3VHMAkiXSdDEyxIWbjbx3B7d6tL214XT22s1+jDqm9N+6/zRF8UvjELrUrp9K1rSbbSvKXy449DSU5CDcA7rvOWz1Ndhpvwq8QP4nF3fa34i1WSC8SWX7NpJdLllcEjd2DYx071jjxnqmlRA2ngrxXHMIY0Rrm4i0cSEIBnbJHj5sZ6969Cn8RWNlrkULW+jyuL5IrR7vVJZ5Jm8wCMloG29cdsVrUlUg1GOmv9aNNE3utO3k/xVjgrv4c6C2pINQ17Vjbli0qP4ktYwgwTzFjfycDAqLwlc+F/DuqzT6Rb+HTewW8jPJJcXs7iPjdhWJiJ6dq62LwB4dSbzvsXhxBtcEG0e5AYg4O5wT1xXJL8MPFFtaXVza6jqrrDbu5GmaDvWQZA2Dkdc+naoozhWajF3eva/wCFindLXy72/G5atf2gLezurkORcF4lWCO00SNHRt6ksCFB+6CPxrZtviBrfijRp5oPDfjCRIpkQRyWJgV8g/N5mCMe+O9cR4L1HX7Wa/h+weJbqaWFRMtzrtvYmJQ6kFonUlQTgde9dPb63qkOlyl7DwrZ3vmKqCfULiZ9u05JMblCc47U6tGEElK23VtdfNNMN/h7+T/J6GV46i1rUPD0X9q6YtrY/aXdX1DxDbyLuKrldkWJMAYOOvNY2jX3w50jRbZtRbQhqOX+0C3e/uv4jtwszFPu4rVvNM1rx9ZFLnVvDUdtBMVGNKDhJCoztYpk8Y6mur8OfDaLTfD9nv8A7Sv5oA4mntNFQrMS7MPmzkYBA6dqHUg48vWy2tf5NWC3f9f1MeDW/DWr2lqlkhKvAPs62uiojqhJwOPfNZfjD4ex6zqv2uV/FthD5KIqPAmmRAqoGfMcFecZ/GvRY/EWk6fpcUVzc3ke+PJguPENtb+VyeDEyhh+feuX8daR4a8R38s8tp4eW88iPYZL66bC7RsPDmM5GO1QqjhJ3bS06t/jJNCittPy/Sx5/wCKLLS/B2vKkQ0/WYUKeXc6p4lju9zYB+7aOrdeOnarN98Qv7O8an7YPCdoi6hvv4LSzmvmfEmZF/fhuT8w4anat4KFx4j/AOJTe+GLO1d0EBGmBpFbA6NsLHnPeokufElj43V2g8X6wbLUA0htdBJjvGSTkeYOzEYyR36V3Lkqfw9dfJ/k0J3S959PT8ztvCXxZttd8SW2n6VHqAmuZNqvZaMkIi69QMVpro091eI9w+vWJMcq4mni0sAGN1Y5kBHAJP4V5eYY/EevRx6tc6zZ2rSEyrceKLOMQjnrEyl+vGBzWVo9rG2vpFp0HhMXeyUI0l7dyEL5T7+NxjJ2b+1YrDqLWrXzd/ukmN6p2X9fI627+HXgDSrx31XWbK8BjZla88Qm83PkYGbPBxjP5CpNJ1zwP4UsNWutEl0CA21nun8mznvdyGRAB/pOT98p0IrndK+HsKw3L3N54bgL27CCSPTMvFJuUhs7R0UMOvesLxJol94e0y+nHiC8uIFs/O2LpvkLdAsAAGD5I7j3A7VHNRaspfdZP8GjkxmJhh6cqlTp8/uTMrxf+0xe+HLZI4bmSe2kQxvtWO3lgPXKKABjHHI/kTXkniz48T+JLnzX+230DAjFwSUbgZx+nbvUPxI8WXN9q6lnnlijQpH9sYy4GQUC5GAMk9PU9K4JtYikhS4u7SNSoZjKAVAbA4I/Dn6V04bCR5U2m/mfk2a5pUxE3FfD2LVlffbkh221wLpnyAArIcfhgYBHp+FZvifW9VW0uhHH5WQciRBGUK9cBgG9PrWPq/j3/SZktreS93kncMrhu2Rx60864davn+0wx2rGJI5C4LEgDrtHHb06Hp0x68MM4vmaPISfUb4b+Ko0WV2uJZleQshBJwjHGcZ5GMDvXs3wa/aPiudaJa4nRpDtaSPUFtTIv8KF5AVwuOM5714rr2ladL4fizaNHDbBikh5MZcZCnBz2br/AHfeubtLe3t4Ga32qQob96ceaO4AzyR61vPB0a8W7NP5HpYHMq2HmqkOh+guk/FPwrpem2L6vcae010JGm+1apLfCNvNYRr5llwN0fltg8/MfQ41/FPjbwJcWGlTXX9hXCSWrGzFvZTXoEfnSgg+fz9/eeeefTFfCPhPxhLPbR/u4iki+Wz+QSy7NpBBOduCoGfc5IzXpvgH4m6pbCCytZZYvtBwEsyDI0mSME843YPcHkHHNePWwPs2+VW9NPysfb4LiZ1JpVo6fN/mmfT/AIb8ZeHfEPivS7TRbSSCLbDHKYtLitoAwA3u5yFUHBOa7r9qD4s3nhj4SfE1X1FktLPSrbR7WISB08yQKjFcZB6M3vXnmheKtU8S6ZoNnJput2wuobW2g+3azFO0u7aqEwhFcbs5yeKl/wCCk9ha+C/2fBHZz3ckviXxE7kShVLJBH8mAM8ZlOOeqiuD2anjIxl37vb5+qPqpVEsM5pbrT+vkfnr4rvhZToV/wBcrEjjIX6/57D1qtbeIB9v4+6+C4PODj/P5e9M1SVJA7HLSK2SFP3cgZA/z6elU9A05tWuI4bRTJPK+2MKcFunT29T249K+/jGPJqfEynN1LR6n68f8G/n/BSjR/gp8D/G3g3xPPOw0mUX+k24BZpnkJUxDsAWHJOAMV6J8ZP+CjkHi79oC3utR0K8naKPaixSs6wn0BXjv29K+E/2M/AkPguyOoFLXP8ArLmbBwR1A3Z2jHbIrrvCc/8Awnvxeu75JgyLJn76zfdz2UAnqeh7V8FxBmssb/sqf7uP4v8ArY/W+EOGKOWyljpq9aa1fZPov1Pq342/tx+HLn4ueGoby11O2s4IGuFgieL/AFnGN24lunY812Hjv9tbwY/h+wlme+srcEPJIYMYx0+/n814r4U1e/uPHXxlvLtmaO0tMW0IOEJIPYsp46Dv9a2viRdyXup2ejtC1xAcbsRPjoOTg4P5fhXy9TDQb33Pt6CSUU/s3/r7z7s8Wftd+A9b+Fpa11r5JnRWkaFiY1GP7i7f0zW7e/tD+C5vgfeG08Saaxa2EQV5QrvnHRAA/c+o9a/P34lpHovh3TdNDxBpiNwcjj8AVx9CM0vjoHw/8LIrb+LUJQiLny8jp/Fkn6g49qSoK916A6UXFR7yufo18OfiX4db4UyTLrWlwmO0I2xzgAg5xlnJGfZSDVr9n3V7C38HvOLizuH3O7+VJ5hA45IVzjp/EMV+ffwr0CTxB4bubbT7qzF9IPJZWuV3pzz3/wDZc19Afs4fsrWXw88NXOoeINT1bU9Vnjb7PbR2k8Vur8kDcUX892KhUJRcfLyMcTOioVXKVudrqj3f4EQ/a9d1LURMJY7y4dUR5IgAMk9MAk8449OKvW0C6v8AGTUJFR08seV8kbDpxyWBx/wI1i/Ba+fwNoUEL6RdRMQ8hKtGM59TvcHOP7v5VDZeIb/QPEVzf/2TYq9wS6rLcPyM8glfqKx9jPkt1vcyqY3DrEScZX92ytqXviZdxX3xq0aJlE/2aEspwxwx54MeAenatj42zCLRtEt5fkW4nDBZOOQOOGwwH+8a8+13WLzxN8RU1g6lpOmXcIVVheH7Tjg46tGe/p+dbHiWO48Zx6fJq+varby2+JI47KzjghLN/wBdI5D+T4rdYWc+dp7/ANdLnHPNaFH2Ckn7u6+/u0dR8WoEg+B+qA7Ahj+Yr90jcMAsxZcj/ZINSfBq9gm+GUciuu37GQgZ1aQgKRkKmPTupFchrvgtte0d7O7/ALYvYnT51n1BkEhDKVBCOFx1JyP8KjsPA8Frb/ZxbW4243LJOXUAjAGPwx0q1heVxl2X9b2OSWbwlSnTUdZSvr/wLlz4IeLNP003El1qNva5mYfvZIY0cDrl3UDP0Ir7+/4JMazYa98GfHFzpt5bX9s3jO4Hm28hkj3CwsAQGyQfqCRX56W/hbTdKnVbSXSLGVEEbLDAu9mAGOhU9efxr9E/+CTuR+ztreXaU/8ACSXALtE0e7/RrXkZ6j36V9Rwdh/Z45W7M+M4/wAz+s5fLS2sdPn8j44/aW1Bbf8AaJ8aSv8AJGniPUUfzrrYsg+0SgAdcfNg/hXB3T22rQLsbTrQySBjtia5kkwQc7gQcduRXY/tH6QT+0t42l3pD/xUuoumyzYSOTPMCN2SG4OenOM1zS6ZcMsjXX9o+XE6+UqosYbJGCTgd6yxF/azv3f5hhbKhB+S/InF1c2oeOL7YYsDLJaqgOQQQAwzgcVBBqV0ojDJd/ZApXiYKWXHHfIqZbC6hWeS8ExiT7pnvPLVRzk5XPXjFVLu2tbi1jcJpMbkZ2OWunPcAgYIxXPr0Otu+4xNVsbgplNOiIOfLlui+GAOAUI981zXxlu0m+Dni4OYYoDo13ua1sWQyKYWydx3ADk9u1dXp8raiYMOwMZ+RLe02Kpwc43Z5P1rE+NyXMfwb8XieO+mgOkXeSxVRt8ls5X8+lUrt6menzPxVUeW7Ny316//AF6ZneC285HQ4yCKs3cyBMAD254/OoXYOvLfMT+P/wBevq1qeBJWegW7JcqufTHB9PelYhH28k9QQPX+dRwKiFgrAN3GOD+FOKBIAVAz2H+FA1sWIWJgGVGzP3u34+lfuH/wa5Fm/Zg+IW5WX/io4+T3/wBHXoe9fhzZzlSN271PPzE/1r9yP+DXNWH7L/xB+6R/wkcZGBj/AJd1616WT/70vmeHxEv+E+XqvzR+nxGBTe9OaTYKhkuOeM19hqfm1l1Jd3NBwR9arNKxFRmRif8A61XHch+RYdFBqF2wabk98/lTlHHrV7iIyM+lNKk1N5fHf86UR4NGqJZCpbHepI5mU08Jz0pwjqk2IWOapPOyMCoxFg05Y6ZNg+9RQooxitBC0jLmlxikJoEIaMUuKD0oAQmmkZ9KULxRWdmXcbRSlcUuynYLja8J/az/AG8/C37JmoJba1HeXMn2RryUWqI3kIDtG/cwwSSAB3zXrPxQ+IWn/CnwHqWv6nIIrTTYTK3q57KPcniv51/+Cy37b0vjDV9V06WW5bxR4imNxcGKZdllAOFjMe3J2r8uAwwWY44xXzud5nOjOngsP/En+CXX5/5n0nD2WU6/PisV/Dh+L6L+vI/UXwR/wXc8IfGDQ3uvCug6vqBileJ4JJBHOCjlT8qI/Uqce1cX8VP+C3Xi/wAOa+9lpnw5uo8GMK2oRyRxyllBwsrPGCecfd6ivw8/Z7+NX/CG+G9JsdQ1m6j0r5x9kbWGSBhvPIQDI/E5r658EeIvhnrt3p02mXmmXM8rQCNXkurnE2Fz2I+/n8K+YxuPx1KbjKTavp0/4c+1y/JsuqU1NU1e39dT7Juf+Csnxr8Z/aTHBpHh0mMtCvnWs8Zfcoxja7/dLfxdR+Fc5rP7dPxe1DTLiS+8d2lgm9EkME8n3mDYACggDg9BXmtt4bnvNGuxZi/sBJAVSeHw6skUJ3qd+53XHAIyf71cnqujyaFYSNceL/EE581IykWv29rEwIbLGNQxGMAYB714U8biq3xza37/AJrQ92nluEg/cpr7v8ztfH/xY+I3j2wh+zeMfGxCRsJ2sNOubiKY7mI6yIPulR+FV/C/gvWH1/R77UPEHiq/vIprWdEGq21iskmUZYnjIdsbsKRn16Vg+F5LeTQ7adV0eW3XzFhup9Rmmdx5rlsgHn5iw6dq6fw94ktL7XrCCyvNMklkuLaONrLT3neGVii7zuAAUOc9egrkliK0pckZXd111+5nTGhCKulZen+R574zPhGO7uZbm5tL6YRyYa51K6lkEmOMhCqnnrxWX8IdO1TxzDrcPhW70SOKKS1F2trpUtxK7EXHlkZXnaFl/i/jFevt4f0TTfOkKSxTmFwf+JdbaZKpI+/vJZuOtZOufEvTtB8N3oguRdXkMkEdvBqOs+csiFZfMb90EA2lY8c/xmnGbUbJa676fkrG929F5ef4Mz9R+G2r+GtEt11rxDfWc4LsXksbfR3nyRgK8rsTjp0rk/FVxFY6jZw22sT6udkD41XxH9ojWUqpKAQKgwrZHXtT9b/tH4nWNlPLa+FooQ0kdv5kssq/eBbJG89cV6T4M+D9lZ6Pp0sejxeasMQlltNAN1EZgqh3BcrxvBIP8qr2nLvq9NNP+AS0lv590ef2vxo/snxEiavceG7a3DyCeGGCa43NtYKAzbv48Hr2rrvBGpXfj03H9mLqsEKRB2lt/DgkhkG7AAYuv15qzL4h13RfEL/YfDesZtxNmRL63sUkGxgWMe0kADLde1cZc+PEvUvXvZNGW4VV8ky6pI7s2fm3bTg8e1Zyoxa0jZ69Wv8ANMrf8OzPVdBs59IguR9q1i7m81WcjWba1WI7ThTGFYr3OM1zXj2bVpVja3s/DhzETPJc308ro29uwbafl2np3NcN4V1XV9fWddK1rw5GrXKqwis5pZjJtOMApg4Hv3rtpvAOqS6LZnUPEGrwSwoyzONDitPPYyOQRMz8fKVXp/DUulaXNJp6Lon+VgVovTz7/qeaeI76S2+IVn/bV74cmlhmtpbi3s9L82aWABDsGQBymB1rs/Dt7Ib7zbPRvE9tGqu6zDQ005cAE4FwdwGemffvWXruoTeH/G2nxWNzrOuzxXdvJbte+IoXt55gUZU2IA2N2F+927Vp6H4l8T6lfYl0vwrp1sQ53/aZZiGwcfKWY9cdq6a0krXt821+moWb1/S/5Gf4v8X6o2lX7XOl6qbaS1Eczatr63ESJ5iEELCEYHcFH41x/hLUfC5tLiTVLfQornzvlEclxdL5W0YyGZgDuzXrF3pt7d6NeyzLpV5FHApni0zSHu3kG9QBhwo6kHr2rkPEWs3Om6IILTR9f01vO3/aUtYNALfKo2AndnHXr/FRSvUppW6b6d+ltQuk7frbp5nX+CtXtJtAtRounSPbtE7wtpuiGcIvmMDnO3qwY/jU3iHw3rviXXo5Te+KtKtJUgXyYpItIKgRqpcK+4Hdgt079+teUa3E2p6fbSXlxLczyozSpqviEXBjIdgADEE/hAP41v3vj/UfCg0+3vrvwvp0EdrabV2TXObcRR+XlsN1j296zlRcJNwfbd3/APSkLl/r/hgvfB+q6B45huY0trqS0vM202r6wZnch/lYmHavYcYqLTfjZZaddumsat4fjhMTLFHDaSS7Zdy4O4gk8Bh1711mgfEfRfEWqxiyF9eLJc4jaz8PpcRRgnjJdwf0qpbfGqHRbiX7D4U1+3xEyEm+g0vYN6fN5XlHHIAzn+KrVOcleUO+ttPwd/mJy1tft1/zNz4farafEmxuzbWWtXdrEIy5Tw4ssUpO4Ahi3GMHkjvU/j3TNFtvC0FvcPq2mRJczOGTWrWzEzlIQY2TZn5QFOAePM965KX43JqemXcklhoyXkbIIUutTkkd1O7cWYMFOMCub1bVr7xxoNqZm8HR2X224SFXhkcrMI4DJyFYn5TF19DWcYSTveyt3v8A+lIrl1u+/a35MyvGdr4btMfYYtBuf3W6SS41G4dlfJ4wG2txjtWvpXgLXvFSabKLrwlBE1paPCkWmtJMLfykMaj5MH93tHJrrPCfgyG00W2le0lkZISJJLfw0ksTtk8h2KkDGOcdq7618bxaXDZxNq2pHENvIsY1uCBVJRD5ZiwxG0nZgH+GnUrNfAu2tv8AIHJt/f8A1qjIsvA8/hq/ima31G1iaYlZf7Ejs1iU5584txx7Vn3ni+HXI1gP2k7kmUwzeJreWMKYn35SNQ3C7j+FYWv/AAj8Pz+KJ7u9FofPuGluPN1R9yZJJ4U4PPtXF2WjSaVr6LaX3hiO4ZJ/LENtNNMEEMhcAbMElAw5Peph7OcrKXvXfa/3SJasrtdvT70eg2OkaTBayNu0GGQbRE32q5nyOd2UZiPTtVq88YaB4O0UytcWc6tcJF5NhpoknaTaxBw23sD3rkfDGrXujrdTz2XiW/VgnlyDw1HaJDgkn9+WbGeO3augvvjfdWvhqZorO9WVZkjW2vfEcLxMhU5YoiqwwQBjPes/YOLV9recfxTKcr7fo/zM3xb4p1PxVY2ZsNN+IVpBC8haWDTxpaTbguAZQHXjH/j1NPw607UtKtLjVptXmMsBkmXVvEMdyIW3EbcRKjdAD+NQ2PifxF4z0KOSCw8JwWSXcwST7dLJ+92xbwVLtnA8vtXR6Ppls9lbC4fRLm7WI/aEsbCS4kd9x6KwC4xgdauriHFcia6aXTf4oFpr69zTmh0n+z1SOHQIZVtY1jJea4+XyxsyHJ7YrL1XwdrHiLxg58O6pp9tZTXim0j07SzNJAC42EjaOnBzntVjxT4+vPCd3LZWvh7xbPshT/SodHj0pACgP+uww4BA/Cq+sftA32r+KPK1bSrvTbaa8UXMeo+IElFohcBwFRVI2jPBHaojTqwne3Xrp+KbJvzLTt5P8GYOiap430XX4ZbhPHt6FLbYWt/7FRztI6uXBxnPTtWZ/wAIJJ4kvbiTVre7UCEyRvqmvx3BaTIwMwBSBjP6V2+l+P8Aw3c6zAltLoQvMsYj58844U54ye2e1cxf/EnSdRiurfSvKuLqaEpF/ZujtdukmQd22Tb0ANXTr1alopaedn/kyrWu/Tuv+ARaVb6H8L7fUrkf2BZo8MYujvnvN6+YuANxb+LB49KY3xFtPGOlvbaEb6e480OJNK8P/alCgEEEFlPX+VUPCmia/qk999r1bxVp8UEaP89jDoSzZcDAYswOM7unauxsPhvY+JNHuLW61PUdUj81JJJL/wARJcbG2kBQYguMjNaTiqVpVLt2/vf8MhKTe3fyMLR/DN62myT6hrnjDTczFfsxuINCYjA+fZJv69OnameJrfQNP0LSo9QkhngjSU202p661xJMDK5bL25UH59w6Dp+NXPFXwK0nStLj/s2LQo7kyN5vn3U90CmF29S3fPSubvvhzeX1vptsdS0cwvHI1rFpuj/AGsxgSuGyJAv8YahVFWWktLbe6/+CNe7q/1/4I+w8Q/DnTNOha5bQPOwTKvlT3K7snjLZ7Yr0SwsovEllG2lLcSCS3jaN7Dw8LhUUqCo5KngYrD0Lw1H4PsoPMk8Q28ixBWdbOLRFkOTl8ncD/8AWq/r2uaJA3+lXhuojCr+bqOuLOQSuSv7rb06Vz14q7cb7/3l+FrCj739Jj/EXhpItZY6j4h8U6ajlFNoNUttIMYAAP7uQN9enevJb6b7P8RY006x0e7nj1FUsZtR1uSeSZvMAjYtCwTk47V63rHw98P6ze/brm10KN7lY5HLTyzhkKLt4ycZXFS6b4Z8OWvi1F0i30zdJfKtr/Z+lm5eHL/IWDgYxwfwqoYhc1m+Z320v+aJtaOmmnnb9Tzbwx8LJD4iguNTtvB0Nksu+4iEMlyWHoGIJ6+9dfpvgO8tXWXS4rhdqSssmm+GxOqgRsSo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53 Viviendas en Río Ebro</text:p>
          </table:table-cell>
          <table:table-cell office:value-type="string" table:style-name="ce1">
            <text:p>Castañeda Residencial, S.L.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AYABgAAD/4Uwy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1OjI0AAAGkAMAAgAAABQAABEckAQAAgAAABQAABEwkpEAAgAAAAM5NgAAkpIAAgAAAAM5Ng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NzozMzozMgAyMDIwOjAyOjEyIDE3OjMzOjMyAAAAAAYBAwADAAAAAQAGAAABGgAFAAAAAQAAEZQBGwAFAAAAAQAAEZwBKAADAAAAAQACAAACAQAEAAAAAQAAEaQCAgAEAAAAAQAAOoU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mxRtya+mPnB6pjtUgjHepbGkLsHal2D0pXKsO2L6U3YPSlcLCgAdqcFBp3HYkEWRTTHjtU3GKsY61KmenH40nYpaF+1hVj8wI+nStSCFUGVyPxrmqS6HTCPUuLhRlT81OWZj1JyO9YWNkxyzMDyTStdjHNLluPmsVmuFZuvNOWaSNuScVXKLmILm+KYK9c9qPtqlMeYTTUCXIrtdnPDZqMXr5xn86pRJ5i1Bevn5gCPQ1eW5hkG1lx7VnKOppGRj6nYrKzFDhcVzVxpUsRLICy11UZ2VjmrU76lvSyVRo3br1BrUjkijPDqPY0VFdhTehgGH0FPWAntXVzHIkOWBs/dqdbVm6LUORaiTLY8c4p32VB1OahyLUANtGRxmmG3TuP0o5g5RhijHam+TFnoafMLlHhEFG1N3Q0rhYlQRngKRV2G2ixl/zqJNo1iky4nlxj5cH8KU3Ma8cj6Vi1c1TQn2leuTTPt6L3oUA57DDquRt4NRG6BOQcH61ShYTmC3Bzk8/Snee553H8aOUOYbvYnLVGy7un6U0TuRnep60u5WIDDDetNgOJeIZHIqxbziQhZOh9aiS0Ki9S2VKkjOV96bJGs0e1R9RWaNGY9xamNydtVXizyCQa6Yyuc8o2Zb+yoOtO8tV6VXMyOVIci5PSpwo9KhsuJGwHYimHI9KaQMbuxTWOe4p2JuRkD1pRgHOaokQnNCpk0gJ0QCpfN2DAIP1qWrlp2Qx5lPt9Ki3t1DZ+tCQNiO7kdPyNQFiTzmqSJbuJn0NKMnpTESKSo681Mkn94VLLTJlbPSnbe44NZljX3Y5GajAyaYEynaMEZFSCFWHyjFQ9CkOEkqDDduhNN8x/vAflSsO4jzGQYkXcP1pj2QkG+NhxTWgnqRqu7qacFwea2ZiiZSuOlRTO2OKm2pT2KjF++ajYtjpWiSM22RksKUZJq9CB4XaOTTWbsKkdwDYp3mgUWC4wzOe9J5jfWnYXMxvmNTd5p2DmF81qTzGp2FcN5JqRWPrSaRSZKrHvUilT3rNotMmVlA60u/3NQ0WmKHJ4FPGMfdqShVIAINOWQZpFXHltw7GmFDn5eKWwCqT0YVKECjOTQxoPs69gKYYecVSZnYUQetNMB7CncOUYbUmo/suDzmmpEuI77GOpFNa2GafOHIN+xqe9H2JaakLkGmyHY1GbXHempEuJG1se1MNu/pVcyJ5RPIk/u0n2d/7tPmQuVieS392k8s+lO6CzHCM/3adIogKCXCF/uhuM1nKaW5cYNjuPSpVCnFFxpDyo+tSBcLnHFSUh2VBBx+FTBlYc8VDuWrC7Q3TtR5aHoMGpuVYTyypyKk6kUmNCsv94ZFKEyMKxH1pXGWfIfPSpFtieoocgUR/wBmNH2Y4x1qeYfKKLZR97FRtGg6Cmm2DSRA4OelMI9qsgTYtHlqehFFwE8mj7OMUXCwfZwP/wBVIYf84p8wuUYbYmk+xt2NPmFyCG1Zeo/Sq13NDZCMzj77bRgdKmdVRsVGk5bFlII2GdoqTUdGh1JIlCldv3mcYP4VyYmpqjow8LJnIzJJY3cscE7r5bFQGO5Tg1ct9ZePAubZWHd4D/Srp1mkE6MXqdElskqKwyAwyOKf9jI6EVvzmHIRm0OOlNFsRT5hcooUoeamXawGcUmNASp4OMUFUxxUlCBgOD0phk54PFOwrnQLGMcin+UvcgVg2zZIbtjH8VMYJ2emrhoQNGrH7/61F5Kj/wDXVpkNCeWuelJ5S9xT5ibAYE/u0eQOwNFw5Rphb0qMxPninzCaEaOUCmhX7immKzIL27+xWzzOrMqYyFFSWl5FcwJKjj5hu29W/IVl7WLv5Gnsmi4qM3JTH+9xWB4xBTTLfBwRJyRx2rlqVOeSSOmEORDPCBO65yxPyr1P15rquDWVSVpmkPhPP9TH/Eyuf+urfzqka3jsZst22q3tpgRzkqP4X+YfrV1/EsslnLBMDHLIpVJIuMEjircnaxPKrljw7qdxLJJDf3KOAo8stgEn+tdH8mMjBrWLujGSsxjoGFVZIiDxWiZmyuQ/oab8/vVkah8x6mkJxVaCdzojeoegqNrpT2/WudQNnMZ5+e1HmAiq5RXE3oOv86VZN3TpTsK4/dSeYPSlYdw80e1O3ntStYaYjSEDJwB71XgvoLsMbeRZNhw2OxpJrZjs7XRKJTnGM/QZpw8wjhQv+9/gP8ayqVlHY0p0m9WZviQEaBdf7o6D3Fc14N/5CH/bI1zrWDbN3o0juWkjhQySOqIo5ZjgD8ayPEWl3urWUC2Nu02X3ZXAGMdcnisob3Le1hbbwNqbWwja/SyVyN/lAsxH6c0++txo+pRQrNNKkaAsXblzWVPDylJymwcrI5vULeWWeadFyrsWGDyKwi80UyRu2dzYIYYIrvUdDFkskixJvc/L9KhkkSRoSjBhvHINMRYNXrDVZ7GVTvZ4h1jLcU09RNXR0dp4isZyA7NC3o44/OtQyQtF5qsGQ/xLyKt1ElczULlSyvrLUUc20m7YcMCMEVM0ajpitIu5ElbQhIX0quxUtitUZMnLgdDUbSMelWkZtiB5ccGnDzvWnoLUMSZyQaeHZOp4pWTKu0Sidexp4kBPJqHFlpoerJ65qVWycKCSPQVlUmo7msYuWw9UZ87wNo6DrXAafNMmstGkjKjXABUHg81x8/NJs6lFxSTPQJJIreMvI6RooyWYgAVg3XjbRLZxGlw1zKxwsduhYk+3auWUkn5mrdtjIv8AVte1y3ktYNHW0hkxmS5fBAz6dfTtWNeeHL7TtOku/wC2Z4p48Y+zjYBkjr60RUpESd9TvPCkmn654ftrTUJZXmZAJBI3+sOc5z7kdK7pUWKIRoMIgwo9AK25bMadxfT8K4nxP/yGD/1zX+tVBK4pbGL/AAVWvLGG7ZWkB3Ichga3MynNpLbGEThsjGGFZN5YTwX8ki27CIvGQyrxwvPT3p6WJ6iTysgXYyg88HvTftKCGOSVgm/16ZpWKTJM0j3lxZqHgleM5H3TRypgXrHUpLEyMqhvNwW7c/5Na0WuxPjeSh/2q2pyWzMKkG3dFo3jFVYA7WGVPqKga6YnsK6oxT2OSTa3NlbGRuhz9KU2cy9qnnRXIwWCXPI/SpTG/rik5IpRaGmOTHb86ha2cnnP40KVtROLYqWrtjaD/SrMdkertj2Fc1bFW0idFLDX1kWUt40HTJ9TUpwq5yAo/KuCUnLVnbGKirIb5sflBxIpQ9GB4NedtouryX80kNxFawmTcr43P17Cp1tZCkXU8MQSTK+pXl1ftycSyEKOnYf41q29laWakW1tFF2+RAKIwS2Eict861k+JT/xIbr/AID/AOhCtFuD2IvCv/Hhb9vlFeoi9t7ayhe5uI0yg++2M8VpMUGZ0/ivTo3MUHm3Ei4yEXA5AI5PHQj865TxBqkkmoiZ7RhGUUfKwJUnPGO9KC1CT0M2LUrSRceaFPPDjaatEg5III9RWpIH734Gk7Gi4iKW1gnRkkiUhgVPHOD71mXGhxPZSwRSFQy7Ru5xgg/0piscjrR1Oz1TyVlQRkBkwevaqjaperG6XEYdUOQyj71TaS1C5pQeILN0AkYxsAOMZ61rI6Om5GBB7g0KVwHpI8ZyjFfpVhL+VR8+H/nW1Oo4MzqUlNHoISQdhmnkt93d82M4zzWkpJGUU2Zbav5c7RPDONrYyFyDT5dXskkEUl1Gj4yVc7SPrmspV4JGvsZMswyQ3W3ZOjZXI2HmrIhRf4c/U1y1K8pbbHRTpRiOkmiiZRJIiljhQTjJ9qqXOpeRdraQ2s9xOV3BY14x7ms0rmly7DZapdWUpeFLOYg+XuYNjjgmrFt4ZjFtJFfXU900ybZNzYXHsO1OwhmsWdvY6TBDbxBERwqgemDXNknZ+J/nQJik/OPof6VHJPDCP3sqJk4G5gM80hFWfV7WNlClpG7BRj9TxWbrl4brw7eSKoUKyjHXPIqkgZnaFqdwtlEkYRNvGcZP/wBauz0+JLm6aSdQ5KxZYjp8in8Oc1o9yVsMVYk1W4kLADzkIxzn5E7D6Vn+JJiJf9VJtIQ7sZxweDirpv3kKexj6Y8T3KK7KQXYkN34NRWt3cW8ISNl2gnCkcda0mTEtJrpVlWe3IJONyNkVdXULWT/AJbKpPZ+KgqxaBDYKkEe1Nf7pouI4bxOT/a8J/2P61mdc5Fax2MpbjHijkKllBIOc45rU015bmT7KqBi5LcNtPH/AOqhxW41I0BFdQ28peNwyElfM9B70nn4iSRlbDDJwM4qLFns8lzZIdsUTSH1xgfrXAeI7mWy8SwT2x8tymcjnGSawU3JmnKkjrYo1GJNo3kcnvXJeNLe4uLJ1dLVlPMGDiXIHb1+lc803saEHgnQNZtbA3bWY81VYJEy4ZyeQdxOAOg/Cu803StSaMvqMsKs+CEiH3PUE55pxiF7FiHwzpkd+180HmXLkHe56YGOPStdURFwiqo9AK0EKe9LnkUAYHiy5S30oOxzsfcVB5wAa4NtZ3L+7iAJ5G4/5H60Ce5zera1qiXbKl0VUL91Bt/+v+tZNjJqNxqcREXzPIC0jZJbkdzyaXK2Gh0sg2QKynapGWZep/L/AAp1/hfCN1tUKNy4Ax/eHpWliWzM0I/6Mh9z/OvR9K02a5eN2hlMYWMq2OB8i8im7AtjSTw1MdRkuPMRI2lVgCSSVCqMfpWR4ltCuoSRoVwVVsEdOtOEveCS0OesrERM63MSvGxOeMjr6VkohQFGU8E8N9a1k7sySILgbJbcbGTMh75B4/z6VPIu8AfKcnGGpte9YaelyGwZkWUxM0eJCCFPHFWTqd/buok2SRu+0bh689R7eoqLDuYPiCcS6jG7DZhOmc55NZ/mrk5ojUSdmKUG9UKCGwQc1reHf+QzF9G/ka2bTV0RZ3O34OQRxjkVVm062mGDGF46rxWRodb/AGlbNdJbRM00rgMBEpYYJxnI7ZBrO1jwxqeqazDNDEqwrHhnkbHc9utcsNGbSN6Pwy01uI9QvpJQJfM2xfINuMBDjqOa1otMsofK2W0eYhiMsMlfpmnawi2O1KOi0ARyzw28e+aVI0HVnYAfnWQfFektL5VtcG6k7LAu4H8en60AZWo+LtQhu47W20yNXlUsrTyjgDrkDj9ajuZtSuNMluLjUZQxhLbICEQHHYjk/nQwObFsv/CNtdsS00tud7uxJPB7n/PFY8LDa3Ixj73QH8ehq7C6kbxqWUrGOUJzt69as2llcPNC4iYIrckjA61omkjN3L40kuI/OlUYGMKM/r2qDXrdIPDdxErMQCpyTyfmFZXLaIfDNhbfYYZJFzkZO48V6SviK1traO3gt5ZnijRcJgKPlGOSaqauKOxQm8VXzzTRQW8EXlFQS5LE5UN7eorntavrx79ZXmDM0aZDIMc/SnCOoSloUre+nlUZtg2XKAo3ORz0NPRrO+TzBt3Y5ycMPrV2syU7kN1o8dxJCyyMpjJYDGc9qjbTH5DBJF9DVJ3kK1o6GXbWlxbLKJoXTMrEZHbtTr9HjhgO4FWnHGMEfL/9ajuIxdSkSXUYrdkB3LjPpVR9MAK9CoGD+dR7Lm1K57aCJb+XMIcYXBapNKvXsLsXO3zNgPy5xnPFWlZWJvd3O2XWIAoMqSR5HpuH6VahuoLld0MyOMdjUlHo+kvDNYxTRRRpkbfkXGMdqvisGap3GvIka7ndVGOrHFVbbV7C8umtrW6inlRSzCNtwA6dRxSAxde8UXOmapFp1rZRyyyR7xJJJgD8Mf1rO8RX+rRaejLqLR7pkQiGMJwTzzyf1o7AP06zi+zbpVM0m45klO5j+JrJ8LH5Bwmd8gJCDJ+Y9+tHcOxPq8e7X7QkDi3k6j3Fbf2OefSmjjjLM0JAwPak/hQ+plTaLLZ+GYYrmPy2IEbDOT0NY621lbDeQu4cZc/06VbepBVudf0yzmCFvmA/hTH61nv4vie5jhhjRVdwoZ3+Y5PoP55qHIdixPqd0UVkcKpHLYxj6df51DqDF/C927szsXU7mJP8Q/zxV2EzO0Mk2qZJIBOMn3r0DSXWOQ7hn5YjgD/YWqYlsQSMDe3m1SxLpuDHbj92v1z+lZ+sJIZk8vYdsacNkfrVwvdClaxV0syhA3kOyrMxbZg9iP61kwqHAyOrH+dUyY7Ekyy2RheC4mUNMUKl8jGAehqy2qXcajAjk553DH8qTWug09Ce31pJlbzYGjZTg7SGH9KVr3TLv91K8e4HIWQbTn2zQmOyOT8QJHb6zA0PHyZBznvVcXL9DggEHpWkLJGcg80NcrIfl+Uj1qmgKK+RjI9abEjrooxKyqQ5HGdozVWyVZYE3gYbOe3rUIs9E0HxK76O62dpv8kks8r7R68AZJqTTNY1TWbbz5rlLeNgCq2yjOD6k5/SuaXU2Rm6HF9puJ5bqR7h1kkUGdy+AG461peCwg1C+2gBhJIPu843DvQHQq+KIvN8aWg25P2c9s1o6zpF3f2SRQwkkToxyccA5ofQEadlo0kUGyV1Ukk4HNRWHh7TtDhLS3JPzM26Vgo5OaO4dBLnXvD1pMpMkUswU7PLiLtjvg4ptx4okSykuoNOcQohfdPIF4HsM0ugHK6h4h1DW9GeaZLeO2MZkjEZ+bOD75/SuV80RgvLIQvQdev1H9aqwipe6c1zIJDIo3L6Z6VHZaFDFe27Ftx3j+dUqd9SXLU1JWDW0TAZ+XtxT9SwvhO4ZuASpH5ihgzN8Nn7RAqRKzkZPCn1r1jRdMCSKHmXzWiSQxbT8o2KOT09KHoOOpo/8I3ZNcS3EhkZ5SGYZwBgAf0rnPEVhBFqflxqUURqBg59aISdwlFWMaxZIRLHA+/a5LBh3P8A+qsk2E8MuCpdc53KOOTWt7kJWIdQgMMdqS7nM5+Vj/s9afHGZOAitgjO760+otolSEYluQV24mYbc9KfetGYoRxu88cY7bMVIzG1e3L3ClH2/LjHrWSY58qMgFhk8Vm1LdF6NWZNCkuQjEFuTx6Vc0ea3/tBftSr5ODuDDI6Gtk246mTSTO2gWz81XhdN3YK39KrRaOINirIGUHJDCkmOxd8AxyT6XqyIjMRIFwOf+WY/wAa6jwxpF7BpcMdxEYmCgEPx61zvdm0dkXdK8NGwLtLMp3O7/IMfeOataVZaVY3Uy2U6yXEhZ5B5gY8kZ4HTtQCK+reJbXSNRW1FlPNdOm4eWo6fXOf0qnrXiPU9PshNFb2q5kVPmLPjJxntQwG2sl9dweZd6hOzEkbYyI1/wDHef1rA8PW0d1Kt5cb5pizqHlfd0OO/P60u4FnV1B8Q2QPT7PIOnuKtalO8OiMFtjJG0Db8nheO/Wk9kHU5uOUHwrCoVVZoMIueScdBXPvb3EiqHgaI7hh5Op+mKtko1rizKFY0cyyhSCo649f1p9nBCrK0+UmDZVCeD71XM0rCtdks91BavGIII5MDqMcVU1i8jvNButnJGwOP7pyOOakGUvDGoxWzMqRO5WPGBgDIrutP8Q6nqF41vHDBZusSDcEy5BC9z9f0qnqNaFS51nUpLidY5p7mFWUBo5No+4pIOPc1m3zyvKJTbyJKAihQ5Bb/OacFqKTdjM037Y17MsbyKZLhkfOGCAbuvf9asf23OsSlrUzSE4Ow4/SqFcmi1iynCJdDyZskGKVDkH+VWk+xsxMbR7j/dNNMLEDaRFvkdJHDSOXOcEZqK/06S4t4VjZMxyByW7jGKZJyWqRvba1A0uFAHTOSakaeCQdV3ZHUY71cFpqTN66ETBftq7cFdh6VTtyf3vLcIc0NWQI6qGKCYhZ1QjjAb1z2qtYT3Asowk8oOMdc1FizvPC/ik3Giyrp9mgjtmIYyvt7Z4AFXNO1jVdZg8+S5W2iYAqlsvPPqWz+lc8nuzVGfpHm6i1x9umluVWV1CyuSMBuOOn6Ve8FQxx6hfMqIpEkiggEHG4cemKOoEHiWMt4wt2Ha29cY5qTxJBNNpiLFGzN9ojICjPeiW6BdTWsbC5+z4aJl5ON3FVtE8NXNjEDcNGjbnztOerEjml1YdjQuPDdtcXsV1LNJmJCu1cAHPrUeqz6NZ6TPDLcQDEZG1pATR0sM4/XdT019D0waagYW58xykRVQo98Yrlr7WPtMKJCI8hwx2tu9f89KaRJkaxf341JpY7p4VKAA4wPfmqFk2oXmp20ssxmCyDkgtxnpk0mmCNy6Z5I1zKbYAEDJxv9+aFAXw7qIUgjcnI6H5qslkPh3/XSfSu90USHXpvKXLeRHjPf5EpjWxXu0CX9wIL6G3TeAUjIwTsXJ6/h+FMmJurhfMWWJ1VADnG73qobilsUtHtZkvLsm42f6S/liVPvnLD2z17VieY5m2GQwBHPzn+LntTZKHXbg6kg80yN5jHcRgkYFadtbw3BZZo1cZTGR6sBRa4NlSFpIZrhI5ZFVJmVRuPA9Kc2oXsDqDNuDNjbIv/AOqmM57xFdM+pQs6/MI8jb35NZwvB3Q8jjFSqri7A4X1LEU28Bk3DrxV3SrdL29+zl8b1YEjnHGa15k0Z2szr49M8ssCVdWXGCtZ9jpdzbxxJKuQv3ijZpJjaNf4eQSzaHqQSF/mkIXg8/LXW+H9Hu7bTIEmiMZEaghyMiuaS3NokujeGprF53nmjPmSu4Cc8E//AFq0tN0m102WUxTFnkZmIJHGTmjzGVtT1LQrHUk+2JvvinygQs7bfbjFR3/iiPT7UTf2fcMCwUZ2rknp3Jo6gRW+t6rfReatvBZrnAWQM7f0FZul6nq2rwmW4vXjXcwxCoXoxHXGewpdwe5naxa7tatYHmuZEeF3bdMTkgj1zWpLZwLoUsawqFMDZHf7p70m/dQLc5l4kHhZFAx/o+0jnpg9/wA65uGzgAYmMKQMgbtxP9a1ILUkEU8UYkiyNpPzAg55qS0thDNB5URC7wWIUkDnv1xVrlSJdx0mjtcRRrKF3KMcMR+opuo2S2Xh+4jjUbiV3EE/3hUXKY7w1o3mW6TF1VpOuBnivV9N0TTrOOO6Ef79oVDyFzz8o7Zx2FEtBxGSad4dt8mQWqNnJzNyenvXO6/eWD6mBHImwRqF3AgfmamO45bGUIrVysisu5CWXY3f14qncaJbyuDkhVbODn+dakBqOlrObc2sSo0bktlz0xUlhZCOR/tUSlccZ55zTE0ZAgeOe5AjdV85tuVPTNM1VTH9hO8tvkz83b5aYGLfzh9Xgt2jQhx94jkdaJNNjXayuflwuCPU0KPMJysyMQeTdBDz8pPH+FV4CVMpDYYJkFTg07WQr3dzqY5bwriGaUkdvvfoc1JZ6ne3CKF8p2bOCwI/lU2KOx8P+IrmTSJFsrSFFgyS0sh54z91R/Wr2lavqmp2UdzLcJD5gBCwxDjPuc1hLqzVdDM0xrrVLiaS+vrmdFkdBGXKpwcDgED9KveDI0W/vSuNwkkX3ADD8aOodCr4mQN40tM/8+57VJ4lQvpkYx/y8x/zofQEaFhG32bAUdT0FVPDGnzpphDRyKfMc4ZcZ+Y+tK2rAs3mgXlzq1vcKiCNIWUlm6EkVqf2M0lkYGlVS0ewkDOOMUbxSDqc/rmhwaZoUKNMZACI2JG0EYP+etcsrWkKYQxDnGRyfz61VyWitca3Y202xyxIHOE/r+FVx4psnlSOMMzMwAyfU1LYWbRPJqsgVWEaqMcfNn/CotTuHn0C4kbrleg9xV2JItAv7lbKNVk2heBhRXcadEt7KxuMyE+Vy3OPlU8elNjQkVvGdVufkGBcIOnQbEqPUXiW82M6A70OCe1ONrhLYxrOKCW9KsiMhuJOozxhqy7e6uI02pKwXJ4wCOtWyUP/ALVvo3QF42DNg7kwas/2xKgw0Cvn+62KWwx8etQybswyLtOD0NEuo2D4WcbTnCiWI9fbj0p3A5LxAYhq0LQFFXZksmM9fWqq3MgGBKSBzgnPT61UWkRJO47z2acSsMttxwcCls7V7mdoowGd0IAwB0qmI6+wspFuB52+MADlW96o6RBJ5kEZyjFiMlenWoKOh8CWVw2k6ltgfDuAh2kBvkHSuq0LSbm30e2jkjZJAgDK3aueW7Nl0HaV4dms/MMzxAtI7fLknBOR2q5o+hjSZriUTlzM7PjbgDOP8KAQzUIdDGppd391CtwqbVV5gvH0zSXWr6DHCrTsjx7hg+SzDPbtQA4eIYimLSwupF7HaqL+pz+lZ9n4sutRfFvpnloSR5ksmRx9BSAraj4h1mDUYbSNrVfNiZ9yxkkY7cn3qa4m1BtOlnfUrjeIi2IwqDOPYUX6j8jmr1rifw0tzPczzPJFkmSVm5w3vXKwlGLjcGYL90HJ/WtEjNsZPprXADgqm5f4h6fQ0y00NI7qFnlyQwxtHHXNPkvqHNYuz8WsZY4GO5/xp14wPhqbByMj+YoewivoP/Hqv1P869F0a2eUj5XCkR8gcY2L+dJlLYnXRrg6nM3lSGMzqQSP4QqDj8jUGpxxW+pSxzR/KQNoK54oi1fQUtjBsba3+0TtNEFBkcqxGOM8c1iRKRJtHGHOM/WtGSixq0UqLamRlbNwf4cHO2q1lPFczGLy8ycHY/BxnPFHUOhFHxPdDaVxOw256c9Kt6sR9ltRtYbp1IJUjI8sD+lAHOatHDJcqpAMhTAUHk1nHTmG3cjgEc9euahwd7lKSJ7a3VHEWeME4J5qWwuZrK6M0eC6KSNw4rRbGb3Ovg1C6nBCwxMQOcsR/j60yDXo5oFma3kXIyApBP8ASkUdN4U8VXN/o87QWsaLbOR+8YkscZ7VoabrOq6xaidriG2VgCv2ePJ59d2awk9WapFfRri+vhO93f3M2yV4wN+wcHj7uKn8IiSXU7ySWeWTa0iKruWAAYetHUCp4mhWXxfbhlDKLfOCMg89/wA6k8SjOnRcf8vMf86HuhLqasKFYgNhXrxXO+F1xDkr8wkkGT/vGl1Y+xPqsbHxFZEL1gkAOM9xWy9pPJpbosbszQkD5fal9lB1Of1HTJrfwjBHLE0chATa/GOD1rl002RVIeYL2/dgn+f+Fap2Ie5YWyKhEEhOFIyRyf8AOaelqEZXJDFTkcf/AF6OYVrjvslqoULCigD3P881T1rYNImQEbRtwB9RSTBlnw2LBLCEt5IYjJya9Mg13T47SKJXZikaAiOMnHAxTkOJG/ie2EjRx21y7xsFYbQMEgHqT7iuc1y+mudR81bN8FVXG9cg+lKK1G2Zcd4JCUEM27cVxtzyOo4+lRm7sZiWLx5/2hg1qSOcWV6UUvHLsO5Qr9D+BqIaVZrK0qRBZO7DrS8wKkWmKJ50eZjIX35I6g9/zzVvVLZ760toVKp5DhsnPOBincVjidXgaz1y3diGKrwBU/8AaMbDaUcfMpzxjjH+FVHYmQ1543uw6sNpTHIIqlGP9bhQMxnpTEddpqyM8nl4BCZ5+orM0dfNt7ddobcOATxUlHT/AA8sL3+wtS32rrvlOzKkbht966nw7pF7a6TBFPCY3VQCrEZHWueXU2TLWkaFNaW8yTbA7zO4IOeCTVnRdGk0ySaRpEYyO7AAepB/pQA680OG71RL+WdlKx+WEAGPzrD1TUbWK/8Aseo6ZcfZPNUx3EUgIJ9SOwzQwN1dT0Qxqy3duwxxh8n8utU7bXfDsR8mx2u2SdsNux+vOKQBc+LrCzlVHtbwO6kqPKAJH4mpH8Ry/Yzcx6dIYwhf55VU4xnoM0AcvrniO41TRlkNokKY81T5hYng8dBXIRalcShsMvAzwMfzFWkQyleX155m4XDpkcAYqlbXV/LfQo88pBcZG33qWncpWsbEwYRqSSMjrkc/ypb1Qvh2XB6kH9RV2MyPQQPsqfU/zr0LRiisxcjafLP/AI4tDKWwkTINUuWJ/wCXhD0P9xKiv3f7W+2GRwHRsrjt+NEXqgdjHsZwLxnMcuFuJGPyHjIYdvc1hxAMPqT/ADrQlDb22SCSDmNw0pXj2FW7WFJSwYHAZehI6sBRYLmfDLMk8h8+T5ZmQZcnA7D9KnmudQg2EzyBWcL8ygjpn09KQzD1xLme7SbcGKrxxjvWXvuuBtQ7hnmpcpIfKmWLdZpBh1UNz0PFXNLvI7S+E06ExopyFGev1rRSutSGjr49QtMM4BXA5+WoIbnTEf8AdeUipyCGxjmsJV0p8paV1c6fw74h1C50mb7MlpGsBJO8M56Z7EVc0XXdT1aEySXUKYAO2GLpnPrmlLqUiDSdcvtQvZ7ae8mDIz42qoBAOPTrzVzwrNd3WoXbXN5PMiM6LG7ZAww5pdR9DP8AFECz+LbaFgdhgyVDYzg07xFbQR6dF5cMaf6TH91QO9N9ARZSNLSFbheFDbZQOhUnGT9M5+map+F4V+w+cUG/zJBv2jP3iOvXpil0Ydh2pqT4itOoxbycg4xyK07kf8SmbPJMLfypPZD6nnA1kXWmy6cbd1aCE/vC/DDHpj+tZenSIwkVFkCgcbQwGa1iZtamtGq+Qm5T908Mc9zUlusa3EexEU55KqB3qlYl3IHgmkiRfLkzjo2QP1pNTiaLQpI2QK3BIUg9x6UroA8PWVzJZxlYSQckEkCvTNN0i5tbUzyIrhkRxGG5OFAx+lTPQuJlT3MImW5hmgEl1cjELEbl+UDnJx26HHWl1a/isrxpSUaOVVcENjGc8VlGuk230KlEwtH1AGe4lwpR2LqM4YZJ4qgLC5ViQiuNxbKsMda3pz543M2rEeqR3FzcWpSzkURuSxC5yMe1WLG2BlYToVAHGcjnNWhGRFG4FxuVh/pDYyOo3cVo6xEqWVm6yElplLAnj7tFgMC5vJv7SgtP+WLnLCpXsLfGVVvlIA59TTSTE20RNCsF7tUHbtzndisxmAD43fd70aISOtsYY5bjynRnyoIAYDuM8k1g+V5E8MrxOYTznB9R171xV5K6ZrHsegeCNNvV0rUd9vIokcbMjG4bAP58VueGtEvLLTwk8RjY4G0gcYHtWsupS6DdI8O6la6hJLIoWJzIdu/PVsjj86vaDouoaXqd1NK8BtpS7BVJL5JGO2MYB/Ok9w6El/oMl/r8V+Jo1SKIoV6kE1NqGgrf26RmfZtkWTO3PQ5ptgSTaTD/AGfNG0hZWjbOR1yDUejaXa2OlQxrKzB13kuR1PP86EA670zSJphLcyKGVCgzLgYPXv7U4yaJHbeS11amPbtIMwOR+dKwHKeIYvDcGmo2mpZear/M0QBbbg9/SuTTU7WRfklzg9gaadiGncin1m1hmwwkJA6hP8+lQx+I7SSVYUWUs7bR8vqcUXCzLj3wUKwhfHsBUGpzNLpEz7cAkdfqKqwmW/DuqGOwhTyclRjlq7K68TX40xlt0jjKKi5UnfgqCSOMcZqKr925cTzrU9T+03pcSIC0ocugIO7PL8nGefXsKq3l9MIJC0zzFyC27OFzzgjP41519CzOOqSq7+XkqAQAgI+tbej+InCCB0iIzhVUnIOec5z611UJtNJkNGudbZShe0I3OUBD9/ypz6yijm3kOfQj/Gu1NkEM2rw3EGBHIu11zuA7Ee9Ty6pbIq+dHIu5tqs0fBOM/wAjTuI5DxHdxf2nC6E7duThSO5rNF7ADkSY7jg1XMloJxbJ47syfvEkY9t2eauaWsd3d/Z5JFUSAjeQGIxyMZpT96LsCVmW7i8+wyDfONyr8p2ghu3APp1qrb3qTfIrvvHLbh8ox0rym77mx6H4W8W3c+lzIpt08kFlyjNu9e9aXh/xPqutpM0jW0WwIRsjJ+9nPU+1dfPdXHYj0zxDqWoanNavqKoYy4CRwLnggdSCKfpWuahJeXSz3zTmEuFiZFUcMBnIA9elDlowOc17xfPHqrSwXc6ROgJRHxg4xj35FRax4uibdBa3dwdrY8wTP8478E1yuq0M2NEngvdHlkmkLvlgvmOSTgVmeFbKS6ubW4lDPAEkVg4JUnIx2+tdFOV4XBrU0ddtbZNZs41totrRP8o+UE54ra8mNNBb91GpEB+6dwHHY96pvQEjzq5vGislhKR7HX/WA4PfjNY1tttxK2wHjIyCO/Nc0qzTCxGbmGZtsr7GIJ+6D/XiltYoBe2pFznzJAFIHfcPaumnNNEtM12mhktIn85Rkc521JfEDQHKnOSORj1Fb9DJhoI/0RPqf511yvG8bWjhG3qjsrjI2hVHPtn8qxrO0TSJ55f2jqJWtrcth/nCsTnHoKyJ9QlmjaIqsZA6Y6c9K4VG+hTZnQyrLKsfnHYRglj0x6Vf012a6jTbL8pyFHJz/StloxHTi5M0UCFCuyc5yeh2jiriyww7XnUshlRPzYCu+LujMrPhHuwFKgTkAHtyOKuaydttZhkZd06lSe4EYH9DVCMm6nhaRLUlvNc/KNvHQ96oHSpl2ZjHygKee9JxuxqViWG3NvPsfCHBOOKigRZnkPmA7E4we54qZvkg5CvdlmedMZWEnaT5ivj9P04rPhItW328ZZR74K8579+K8xyTbsjZIfo1wUJh2lpGcbWDcr2x716T8P7e+33iTRsI2WMxk4HQHI/WummrwC+pe0Pwxq9n4murydNtrIH2AuO7Dtn2rOv47/w9eX920scasjERlgS2XB6e4z+lE9IsZ5tqd8t5MxQ7GZiQC3PX19KxJWkhmZi2QO2f4u4rmigOh8MeIbuKVoDI7RSgq3qPof8AP416F4R0GVbyDUvtFuY/JZNik7hk/T/Oa6KcXytBezNvWPDMniC6t5be7iiEC7skEk5rcGimLSDbPMvywlCQCB0q3F2BM8X8Rae9kqhJjIsnzHZ2wT2P+ea5q7vz5UeBtyNhPtXGldgUhKzqcenPYVr6KqPdwNIxIhcOvPfINdVFboiTsdRDYQIsaK8pVenzD/CpNTwNKkjXoMfzFbpmbdzR8N6VHJYQuZXy4zgAVsa7YQyxRxxRXKqAqs7DG9hx8vqeDj/9VZYn4UawRxWvRi3hCrHNFI3+sLjBYjjoOMYrmp7bzBtQbSF+Zcck/n9K4oNtluxLY6TFJEqrG5LkkHqQQO/p34qNLcx3G1I3PlDceR2Pp+VbJNbkM7LT7OK9tlcyNuSQs2FAycD09sVYutGjuYwpmdNrhgQB1HSvQj8JmR3tiI0mlMhJlmDHjplhVnULU3sNuhkCC3bcMDOeMVQjkNYT7FrdvKG3lVyAeM1SuvFMyBgIFALDPOcEYobshxXMyrp+uyGTdOS7NnJwOK2tGm8+7GxP3zKQu/gYxyDWc05waQ2uWRoXVlN57GF4nmP3x0J/P8KqQQrJKkrtGpbIbnIPrkevWvPppc1i5FXTpLO3vlnuDiPOAFTOD2rrtJ8e6fp1wpzOw3YIEfWumk7RsNrU6pPiZp8NwEuILjaw3AqgJA6jv7isXXPGegeIiIbdrhJzhQsluuW+hzSq6xsCPM9QsN12yRoUZQSyuRxVZrGRrcSlHIJ++c9a5YvQZPoiPFcFiCUJwT1ruNO8QxWaRhfN3KB0A/xrroy0E0dBaeOrW3uGcQzlT0G0d+vetO7+INuultImn3UryAqgEYYH14BrSeqEjzfWxLOrGCJ3Vpd7/Kcg/jXPXNuFZN6AkHOCOMduPxrzo9i2EumySQgrCcg/Mw6HPNVF823k/dxycHggV105OL1Icbo2LXVL65u4ovKkiO3Bcrx+Nb8vnXFi0LAGQ4+YdODW/OmiOQtaX4mi0u0igaznkMYwSpGDW3d/ESy1C1jtzoc7MiY3SsNo461FR3iXFWMTUNUttQRjNpuAVXaU4IfBzgEkYPf8K53VYXgdVAlIk5AIGRj1964qScn6Fst6PdNYmSOW3ZmIzu6dvU/XtVe51nT4rqRf7HnZu7xNx/nmuum1KJDLdr4shGyJNNuUXkc44p9z4vjt7h4Tp90+0j5lAIPANdCeliWiJ/FEd9G0YsrmMoBJlwMHBBxSr4whkYJ9guxuPUgAD9aaZLiYGt6j9p1JSttN8nyHjrXN3TfvGAVlBPQ0pyui6cbMjt3McucEgdhXS6PqiQX8btbXAAyPu+vFFOVgqK50n9p2d9HPI0bRvF8nz8Ekd8j69awb3U7WNVuoy8aPyME8nuMH3/pXHV5faWj0BLTU6mfwyIYM+WJVLZ+QnI5rPl0WwCb1Vsod3LYzitoxKZNJbwTTZ5wEUA7u20VoaDoOj3d7G3lTLcQupJ38Nk5pzjoKL1OlvvDNpd38gQC3jjYAiJQMjaMAfnUNp4U09rB7eYSOvmMPvYHDHnHTNc/s0noWZOqeGEsIWeFSYRyCO1c+/wBit5YIJp2SaZQVQ988enrXRTjoSy4LKMd3/P8A+tWvBY6kFtjHZXLxpnBEZPXv0rVrQhPU0P7FNywkaKSEA5KgEZzzn2qGfQI7vUpkkh/diFOAD1JYZ/IVwqnZs2voZ02gzadYT/uj5SMPmzxzXJhD5p+tbKNkSaNpA7yMFUs2OAK1rWKXz33oQMcZHWrUdbktlGMcd+tS4yMc1bA6KfSkuYY/JQpIMYwAAfasLxJayQXECyxsjAE4IrKCWqKZlwSEyEuSeOfwqlNtyoDMSAOW5z710QSUbGTeoz+E9Kkuf+Ph+nb+VVYQ2IfLNwPuf1FV26fdoSBjrgZnkOO9UrjT47kADKt2NKSHF2I4dNWGQliCQewq2owR7EURVgk7mXq9xPHNLHExCPwwU/e571nyW13NEhcFljG0AjkCsZRvK4LY9+1PU9H0uBpXnka6VtjlgApOfvDg4OetcjqXiOxvZ3g+yPGz5PnB8g5XOSMVSWlynfYvxaLqCQRqLQkhQD8yn+tWNG0vVbLWZrlrKTa5jIOVxgDHb6U5Si1YlRle52ZRvPuHZdqswYE9MbRUNmN0b7ef3jnj/eNYGyK+sQLJpVz5hZQsbMD9BXmuqaQl3qWgMzoPNKKGyO5XHPUck1pBks9L0TRNDvIBcWt5ciSNxvMiBT6ggdh6VtTXOkaRf2z3F/dvLKNqKWLKMFeTjp6fjTbbFY4zX9LsLrWLmYum0yFtiMoyTzkkjP5GtDRnLzXCmbzSkcQ3Egkj5uuO9Ka0CLdyTXyF0C8Jx0Tn8a8jWVTM2DnmpiUzf0SXbqGcfw45JHatuWSNfmQhlIwVJ5BrVJmbZzsco2CtDTZ4Uul80IUP97mhxdhpq519uFMibQMbh0U1jePQp1WENkYjzWEFeWpctjgrm/jtFkYEngjFYl9rM6TxlQNrRocEZxlRW9SXLojFalQ67dqcHbz7VZm8RtLGGWMCU/e9BioVTQdixo2qy3M8ySgbREWJA9CK1j9n27t4x/vVrSkpbkyGPc2e8l548nr8wpn9oacCP3y/rVucF1FZhLqNgsjqzfMCc8HrWbd6iWX/AEKIyt2wDxS9or2Q2rbj9P8AD2o6hcRyarK9pDJ8y7x8789h/U139r4O0yHTZ2eCSV0KqnmSNk+ucY44pU6bauxOaEljsJvJMlpLtjBCqJuOTk8EHNVJdM0eS4ilks51aNtwKTqoznuAgz+NeN9fl1R0GwLyyKgmK5J74kTH/oIqcXmk8Ze+Rj1AVT/UU1jYvdDHi50tvu312nuY/wD7KgT2f8Or3Kgf3oW/o1X9apMdxj3EbfKuquy9MneBTFcY2jVI8H1Z8fqKpYmkII7Qx3TzxatbKzoqbWlUKAucYBHv/KoJdDu5XunbWYJPtEZRQ1whEee6jPHetlXhvcVjOm8By3sbBbgM7kHzRP5jH6Zc10ek6PrOj2UdtaQ2m1ECljCu58d2OeT1q+dSWgJGgw16WMxzW9rKjfeUxZB/Wqh0mfdl9KsV99rD+VTewxraWMktZWS+uJXXH+FNawsTzJHbdMErdPmrU5IVkRx6P4dTh4l56YuGNSDTPDSHI3/hMafPIFFF6C80a2QKnmttPG52qlrTaPrdwk1xLcIVG3EY7flUKVncpq6sc/L4V8JTZ82XVCc5yGFMl8G+EJm3Nc6iMKFHA4AGB2ptuTuRyoqv4E8MH/VXtyBn+Mn/AOJqI/D/AEEL8mqlT7oT/SkHKJF4LtLLzWt9RhlZ02ANlcZIJ5/D9aaPh7bPGpXWrVW/iDtTaTQcojfDoniPVbI/SQUg+GV63KajYn2L0reYuVhL8MNXkkaT7VpzFjkjzyP6Vaa3vINLklhxClrGcIkagcZ68bmJCkk56/jW9GXs3zIiUGzO/tFLmJWnuouRnaz9P0qWO/2Z2XsOD6yD+tet7WL1ZzOm0ag6/K249MGkbCrzwfUGvhDuECg8naT3OKcNpGeg96BiblU8HjOBgGkLon3mG49M8UxCCTc3ygFj0yOn6U5m2tgYUjrnBosA1WcH5mB98UpMaHrzjGADgflQAobK5HBprXHlHP2gq3cbiKav3GTpPKoLLcOMjsaFvrl+fPcADGWYinzS6MLksesX8WVjvJ+ePvnAp39s6oWx9tlxjoX/APrVaq1O4XJl8Q6iq7BOjEdN0ak/qKl/4SW7UfvYrRiRxmECrWIqICI+IpWwWtbE57eSpFSNr8L4xpdl05wp/pWixc10ASPV7NwxbS4Wbtsd1/rTf7W04sN+lBR7XDVSxj6oRIl9pDctYXCr6pcA/wBKka68PBuBfg/Va0jjVbYYef4eI+a5u4+f40U4pwTQZcbNTlx6+QMfpWixcGASWGkBQy60nPQeSSaiFnprHC6zBn0eJhVfWIAK1jZryNWs8YzzuH9Kjl0aLUbOW3GrWhhcYdVuCuR6HjOKpVqd9GBTuvh6b1VV51kCDChbocD0qdfBGqW8Sxxz3CxqMKBMmB+daqr5i5UZIuC6jC5/4EOP1qYMrA+o7k5rwAEZJNmG2Kx5Ck8/yxSAheG2t2xjFGgB5iIvloAvfCocUrMDl3jPI4JH+FHUAcg/cUZ7g8fzpV8xUI/ib8P60wEYvgqWGTwcE/0qPJBKl12KMn72cUkA4yxOpC8gjBIpU2xoAQ+RnAXvRqgGeaGbBDLz0LU7IyfmO0HqeaYDkYFiCMgD7xFMzgKqZ574/wDr0gE3Lv43A+1OKkncSqEdjyT+VMY3ZG0ZbapY9cpjNKgx1f5ewGMCgQMhPIfqc4J4phE+8qbcbQfvbwM0xMcQdpUKevTPWnYbbkoMDv3poYxkVsrIgZf9pC1CBEGIoTtPH3dtSwJHLBQu1h3yMVFyT80ntyAKAHJsZshufTNCZSRtoGSKbYAMt6DPQ9QKRpp/MAkcS4xw5xgfnTTdgP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Mi0xMlQxNzozMzozMi45NTU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86 Viviendas en Cañaveral</text:p>
          </table:table-cell>
          <table:table-cell office:value-type="string" table:style-name="ce1">
            <text:p>Promociones y Construcciones PYC, S.A.(Pryconsa)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AYABgAAD/4UW0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1OjA0AAAGkAMAAgAAABQAABEckAQAAgAAABQAABEwkpEAAgAAAAMwMAAAkpIAAgAAAAMwMA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NzoyODozNAAyMDIwOjAyOjEyIDE3OjI4OjM0AAAAAAYBAwADAAAAAQAGAAABGgAFAAAAAQAAEZQBGwAFAAAAAQAAEZwBKAADAAAAAQACAAACAQAEAAAAAQAAEaQCAgAEAAAAAQAANAc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8zCU8JXpJHnseFp4SrIbHBacFqkiR4WnAVVhDttKFqkTcXbRinYBcUYoAMUuKLAGKXbRYVxNtG2gY7eQoHp0q1pgL3QQsFU/eJqWhpkeqCE3LCGIquep71WJRVCQr856mptoVcegNsn77vyFqtPO0p6YA7UrDuVCtMK0hpjCtRlaloaYxlqIrUNF3NIJUgSrSIbHhKeEq0QxwSnbaqxNxdtDYRGY9AMmm9EC1Zv/ANifa9Ftby3H74xBnT+9x/OsUxsvVSOccisMNV51Z7o2xFLkd1sG2jbXScwkTeZO8aru2JubHalK4NYwqc03E3nTtBSDFOxW5gGKMUALtpNtABtoUlPu8H1pDuDDcMs5LdhUWwryQfakO4x8tyxJNRlaVh3GFKYUqWikRlKjK1JVyNlqNlqGikzUCVIEq0iGPCU/ZVpEihKcEqkQxfKZSQQRjsap6k/l223u5xUVXaDZpSV5pHougr/xILH/AK4r/KlvtJt7qF12BXY7tw9cAf0rxYzcJXR68oKSszipoTDPJE3VGKn8DUUh2RM3oM17t/dueJb3rC+E/wB7qsxbnMZz+daWp6d9mfzIxmJj2/hNeTCpy1bnq1KalTsZ2OaMV7Cd1c8l6aC4pcUxBijFABimkUrANxzxQS3QkmkO4wrTCtAxpWmFaloaZGUpjJUtFpkRSomSoaKTNYJTwlWkQPC08LVolihKuabaG61CCAD77gH6d/0pSdotijrJI9dbR9OuLo+Zaxs0tttkOOoyMfjxXh/jS2trHxLcWNpIzwwELk9iRkj8M4/CvLjVk04s9V0opqSPQdAH/Egsf+uK/wAqvla5HudC2M6fR7C8ulluhKq4O8w43H068VSl0DwvcxtGmuXUJPBElscj26V2QxUlDlOWWFi585FZeGLLTLhrvTNRN9CFKS7oyhQ8Y+o61R07UvtLPYXpVpcHy5AOJl/xHcVzN3dzpWmhU1C0a2mHH7sjCn+lU8V6+Fqc0LHk4mHLMXFGK6jmFxRigAxTSKQCEU3bSsMTbSbaAuNK00rSGhhWo2SpaKREyVEy1DRaNYJUipVolseEp2yqIbHBK6Hwna79RaYjiNOPqf8AJrOs7QZpRV6iO9k1BbOO7vZMbILctyfTFfPN7cyXt9PdSnMk0hdifUnNeVFanqs9d8Pj/in7D/riv8qvkcVzvc1REwrK1TTRcoZIsLOBwezexoTAy9D1L+z7sw3P3T8k8eecHr/jWNqWntZXrWshO1S0qSpwQMbldT9K2hZpoiWjNiwd9R0sfagjPkqWXo2O/tWZPavbuVbkZ+U+tbYSpyTszDE0+eF0Q4pcV7B5AuKTFABikxQAhFJtpDDbSbaAEK03bSGNK1GUpDTI2SoXSoZaNgJTwlNEseEpwSqJY4JXZeFrby9PaUjmRv0FYYl2pnRhVeoZ/j7VlstDeyRx510QhUHkJnJP6Y/GvJu9eej0mezeHx/xT1h/1wX+VX2HFcr3NUcZZ+LfJ1260vVQIsTusEx4UrngH8O9dQSGGRzmhqwIytT0uG+XcY080DhiOtZcTwXVrFpl45RlBFvcZztB6qfVefw60c/K0TItadaTWVs0E6bHVz3yD7g9xTrq3S4iKN+B9DVp63C11Yw3ieJ2RxyO/rTcV7lCfPBM8WvDkm0GKMVsYhikxQAhFGKQw20baQCbaTbQO40rTClSBGy1EyUmWmbISnhKEJjwlO2VRIoSuq0nVWtore1vbYxpIq/Z54hlWz0Deh561xYyVkkduCWrZ5t4z1EX/iKYhspGfLT8K5+uRHaz2jw8P+Ke0/8A64L/ACq+wrle5stjA8ZaZo+oWGnSCJDc+YY5scN07/41ynh7Wb/TdQj0q7R7i2kbbFKOSnYZ9q2cbxuQnaVjuXrkNWsxb6irxyHa4yVboMenp2rlqfCOa0N2x1KCTSrO2uIfKYF0+0DoSMEZ9uTn04qZ7OcLI3lNtj+8wHAzV05c0bii7oyLhYroyRK4E0eMjuPSs/aRwwwwOCK9LBVLPlZx42ndcyEbCqSeAO9MRt6g7WUNnaSOtehKootI8+FNyi32H4oxWhmJik20DFxRtpAG2k20AIVphWkyhjLUTLUsaZuCOniOkgY4R0uyqJIrj93Ax6Z4rp5LoWXhuO4OAUtlK57naMV52Nd5JHpYJe62eJXkzPqqqST8xYk9yc1NWCOlntPh7/kXdP8A+uC/yq+1cr3NlsUL6wivEG8YdeUcdQa537D9gSOOUAym8jKOB95e/wD+qtIztFxJcdUzfasPVYEv4W8pw4jJDqOSCOccd+P1rJq6KaujGcG2aJHkO1hkAj5R279//r16X4O1C1ubFLOUIrbSmxv4/wA+9Y03yz5TFaOxzfi/wvNpepRalaBzbtIFLL/yzBIyreqnt6HFZF1AZBuXh1/WuyEuWSaKlHmi0yfRvD0urSie7VorNTwvQyf/AFq7bVtE0+58KkPstzbv+4kUfdPTH0NdFWs5S5jGlRUY8p51PbvbzvE+Ny+nQjsaixXq05c8VJHk1I8knETFGKsgXFLtoANtG2gBpWmlaRSGFaiZaljN8JTxHUjHbKNlMkqXWxn8lhlvLaQexGMfzp3iLV7KTQbC2sryO4DIN+w8qVGMEdua8zEu9Q9XCq1M8+u7Eoba95/eNJGR6FcH/wBmplZo2Z7V4e/5F3T/APrgv8q0GFcr3NlsQNUEihhggHnPNAELjrXG6rZ3+lalLqViwKytmVCPlb2b0+v500DNS5tTdWCvGAkpUP8AU46Gstmuo4/PjJUxnJA4YY7jPpWFSF3dGclqdpoPiyRz9n1VvOhlG1iw6VT8XaJcaZGl/pxEtoW3Dvkf3T/Q1rB3jdlLYv6drdmBaWYcGQxDOOxA6Vd8WzXEPgWeW2wWWdMqejLuGRVxkmK9zlltJL/TIJGikSZovNg3jBdD/D+f6/WsjbXq4GpeLh2PNx0LSU+4hWjbXccAoWl20ALtpNtACbaQrSKuMK1Gy1LGjoRH7U8R1KGO8ujZTEY+sf6KtxcrkyNaOigdjkc/rXIyW5F3pcanaoVA49cvg5rzKyvUPWofwkVJy/mmNnLJGzbQfc8n8cD8qjFQaHtXh7/kXdP/AOuC/wAqvv0rke5ujim1y/0jUbkXYN5p5mbDxj54eTwR3AroLW+tr+3We1lWWNuhU0AmOfvVeRQQQRkHqDQBUuRIts4t1zKFOxcd+1Ydjq0Wpxvb3EXk3gUh4nHX1x6iqtoJl6OBY4fLx8oPHNdN4f1gRxCwvis9lMCFPUe//wBcUW0F5HLeJfC974c1cX9iz3FhcSBo3HJQ/wB04/Q16ZpTxHwp/wATWNVjddsiHpzWcIuMmSlZj77SrRvCqrFJxaQmSGUDJAAJ/HivOLmMXNut+gwJGw2PuscZyD713YSVqqMMXG9JlEpSbK9k8UNtO20ALto20AIVpu2kO40rUbJSKTOlEdPCVmixfLo8umSYmtAMZoxyRauT9Mj/AA/WsS10x7zVdLjk3oWYNyMYG7NebWdps9Wj/DRgaiqRalcxqMKszKo/E1WqDU9r8Pf8i7p//XBf5VfauR7m62Oc8RW9ii2ctqZIrtnKzqR94evoR/niuZsE8nVYri1Z7Z3lVZo05jlBOOR0BrZxvHmRClaVmdq1QPWKLGRSrBcxzMMhGDHn0rkdR09dW1BWtyUuWciF1bBVixx/OtqaumiZGhpz3T2m282/aI2KOVHBIroPBWiW19Pq6uZAH2MoDfKjZPzAetSkDOltriXSpjpuqqHgf7j44I9R71H4x86x8GzPZssmZkIB5DqTyKS3DzKfh++nXSVs70Sw21/ATE79V3DB/EVT1DSJNH8LQWcoG9bp2LL0YEcEexrfDfxUYYn+EznClN217Z4Qu2jZQMNtG2gA20m2kMaVqMrSGjqBHTxHWNzRi+XR5dO4jF1S3VL2S5lYCIWciEE++T+laun+JFltrSDW9DkglES/ZruJd6kYBGSOVPSvMxGs2eth/wCGjx/VC0+qi7AIt55JGjz1Jz0/Ij86bQjQ9q8Pf8i7p/8A1wX+VX2rke5utircQxzoUlQMvv2rFk0gwCNLcK0f2hZTuPzKB2HrVRm0mu5Lir3L71xlz4jvNJ1uaC/t3ksnk/dSIvKD6dxSirg3Y6TeJI1dTlWGQaoPbeXdR3UHySRuGIxw2Dmqi7MGrkVuXY3Duu0vMzYPvXoXhCTTZA8lqPJuWQJNF2Yj+IUAaXisIPDl3MYUleJQyBm285HftXNaJqqNp629/G76dcghTKuCPUH3B/xFDEdNeabaL4VeFR5sdvAzwsDg8AkYNclpt6uv6SthcTEOvzW0jjHP91vT0q6cuSSkRUhzwcTFntpIJWilQq6nBB7VDsr3U01dHz7TTsw2UbKYg20baAE20hWgYwrTGSkUjrRHThHXObWHeXSGP2p3JscpfXEV9Pdq7EpGJI1VTjpt/rmuu050j0u0eT7iwoW+mBXmVtWexSVopHjmq3UUz/ZYYwI4bmWRXxyQ2AAPwFZ9UlYZ7T4e/wCRd0//AK4L/Kr7VyPc3WxA/eoXpAV371Su7WG6TZMgYdj3H0NNCIZQYbUrFjciYXd04Hesu21VZnEFzGYLnsjHhv8AdPeqEW2q/wCGrTULy4upLd4/NtsMhHylgSflI6ZGOtMGdtb6hb6zZy6ZqKtHKw2OD8p//XWX4gsp9C8CtBD5czwzLt3jhlLdPY4oV9hNDNCv5rfTIY9Qjk/s++i+UseVDDBBI6GjVNIXTdDsbe3ZZVa+ASXo2xvf1HH1x2oA3Na8Nw3kKTRl/NiXDHqXA9feuAaPaxHoa9TB1HKPK+h5ONpKMuZdRuzNGz2rsucQbPak2e1AhpSkKUDGFaYVpDR2Ijp3l1z3Olod5dIU4ouKxyesRIdXuWQL8tsVIAx8xIJJ9eNtdSNOni0CIsAyG2GSvptFcFe11Y9Sjfk1PEL0f6dcY/56N/OoBVDPaPD3/Iu2H/XBf5VfbpXE9zoWxxmoQ+JdBvGuY2F1ZXMjPHFMegJzhW7fSp9M8V2GpSi2cta3ZOPJmGCT7HvWkoWV0QpdGa71A9ZoojQoJk8xd6bhuXPUelc1eRwTeZGyBoQxOwnleTjB7GtYR5k0S3Ym01na0w8jybWIVpOWx7nvXo/hDR5tOaad2VormNGRh265B/Op20BlvxdbwRaPPqXlOZ7dQQYvvEZAx71l6H4ittU01bfUds1rOuElYdfrnuPzFHmB0N1ZQW/hae3jRZoobdzGGPBwCRzXJeHdYYaZE2oW8n9nyybV8wZ8qRT2P8j3pAafiTxjcaXqkMVkqSReXlw/Rs4IIPsM/nVW50+18SRrqVhM0MZ/4+YlHKtWtKo4O6M6lJTVmVk0eztNTjtPtJEToGw3VCff0Na91otjHb5jZdw5JJrtp15SSRw1cPGLbOamRRIQmMA9hUOz2rtWx573GmOmlKYhpjqNkoGjtRHTvLrkudYvl1i61f8A2W/0qzQ/Pc3S7v8AdHJ/XFRUdoMukrzRl+J5DDqL+SgLmzJAA77sZP6VYs7e8ttHja21S5SNrcGSKXEinK9s8jPsePSuJ6xiej1Z4/dSOt/5LEszMSzY6/5NPFaok9n8P/8AIvWH/XBf5VfauN7nQtih4kv1udMsLdYZVa3c7iR8pGOoIrmEtIHtre8MYMy3iIGI6Dg10xa9kzFp850DmsY63Z/bJLWVzDKrbR5gwG+h6Vzo1LTkEVmXNhG+Wj+Rz6dDVwlyu5MlcjsoZIIWVwAd5Ix6V1fhvxNJArQ+Z9ogiOHH8UX19P5UmB2lwttr2kzW6TYSVcFh1Xv0rm9Y06TSPA32cmMywyja23IOW/TNNO6sJm74ZjH/AAjNu0+SssZZ1Z9wAPb6YrP1PSov7ItY9Ky1ut6sjiM52qeG+o9qQyp4i0zTpdfLXzuu+MCJVwFOBXP29xeeFNU8yMebbycFT92RfT2NC3Gb0sFlqdnfa5ZuwKxrtjPVcZBUj0OabPp18I8yE7cd3rrwkkm7nFjItxVjOeEocHH4UwpXp3PJsNKU0x0AMKVEyUDPQl0u6I/1LfjTHs5Yhl0IrhU0zvdOSWpF5dcBr0c0vxF07acxwCNmBPQFscfiRU1X7jLoL3yXxID/AGvJhcD7Flm9fmOB/OtWDd/YcW1cn7MMZ/3f84rk+zE7erPKNTig+yW7FwLpbmYFF6leOT7ZrPxWyJPZfD//ACL1h/1wX+VX2rje5utiu/IIqhNZQOQdpXa4fCnAJHQkdKE2DIBcKzzEswC4+Vlxj/GsO9062vriZ920YBIccE/jVJ2JepcWXbaBEHzomAr/AC5wKzo9Yjf91cq9pM3CiQfKT7HoaAH+cwibe7ZDld4X0Nd54dltFuG22rMTZxLLsizubc/XHtimDF1wLoU7XtnLJbRRrulUoSnJHI9ueat6f4osNVhFrqCJiUffPMTj69KNtULfQ3JrZbTw/cW9rv2pbuIwpyfunGK4fRL670fS7XUGmjZLifyGiYbQzdvYE/z/ACp9ANjx5pFxq9hp0kSvHJDOGLoeUzwfwrG02Q6ve32hXcTl7aUxh8dcZwwP0pAmXbbSLvRBcXBZJLaGJRInRZUJOefUcVJPqEt3vw58vcRtI6e1dWFScnc48Y2oqxU8sk0hjr0rnl2GmOmlKLhYjKVEyUXHY9b+3W4H+tFVZ7yNzhChH+0teVGLuexKasVZEV1+XyfwGK8r8VJ5fxP0sZHIjPH1NXP4bGdNe/cteImUX7b2Cr9lJJP1NXINe0S40mKB/tNpcfZxsSeJkEny8EHkEfjWD+GJ09WeQXRR72eRCCGckEdxmou9bkHsmgf8i/Yf9cV/lV5zXE9zoWxXZhzyKhc0gM2aB2mnbHBZGXnriq0kUs7S708vcoA5B6HNUhEBiYRSOQySbSoLtu4rJsrOS6vYLdlBjkPlkSMGXJPp2reCTi7mcnZoktrVoLW4tlXGydgADwACOme1ej6FqFtdGFbeMwXKoEZi4AbHcj+Ksiza13TZtQtHjh2l3Ty+TgDJBz+lcbqej3Om+DxE1ptlilG1gw2DL+g/nTWqsSdp4bPl+HbeaR2O6Pe2WLAfSori3sPEFrF9jmRTFcrcEAdWB7j39aWw9yr4o8WtoVzFbxQJcF42LjPKHjbn2PNW9Et7S4t59RtRmS7QSMODtcg5wfxpJu4jGs5Z7GKawu45jY+SnnsRzEzD+WRVG2sr63vLw3JQ28kpeBlOdyk5z9K3w9/aKxz4pXpl6NAD1x70Sxd94bNelfU8y2hCY6jKU7kjGT2qJkouB3WIyBwc+1OSNWPYfWuK56NkWo4Iv4pQPwry7xhBB/ws+xIn5SOJkH987sY/Ik/hWU27GtNJMr+JlSTUpFILE2nOegG7+v8AStGDH9ixjH/LuMZ7/LWf2Ym3VnkF0ypdyLkDLkAU0VuQexaCf+JBY/8AXFf5Vdc8Vwy3OhbHGalZSWOos0c91aSXDNIpVsq2T1weKLTWNRSaNJ2truF3VDLGdjrk4yRyD+lVYVzdc9ars4JOCDzSQEL8giqnkokqSqoDKwOOxrSMnElq5EqbHlPA3yFwB2z2rq/DWitdSTJeSykGFJYSCMqCSODjPboaQzfkk1PQ4jI8iXVonUudrKKtwatp2rwtbzqFLfeimFGwty5NYpHoc9lbKdvkPGi59QcDNcbHYS6NpNjJG9wt29ysLsz8jcAecjnB4p6WER+KtImvdeYefEp8tcGRsFsD0FY+m6vqXhm8ZVGUJ+eJvuv7j/GkuxR2Wk6i/iPTru3miWO5kiG6YDCkZOM+neo5YpdKWOKZDJb3EjhIwPmhI7j/AGcVUG1JWIqJOLTGrtfJUg4JBx60pjr1E7nj2GGOmFKdxWImSomSncVjswtPC1xHfYdivK/F3HxP0z6R/wAzUz+Fl0/iLHiH/j5lwOfs3X/gRrRitZxo0StA/MCjeOc/L0GORWL+GJ0dWeR6jpoBS/jGVM0sTc9MYI/maqDrWydyWj1/QTjQbH/riv8AKrrGuJ7m62MjxB9p1KTT2WAhbRCnyv8Ae564rk7Wzntr2PzYipMseMjB+8K0Uly2Is7nWua5O80S6Gpz3lvPLHvYsPKfBJ9weDSi11HJPobO6RbUFhukCDIzjJxWV/bcCtsuo5Ldv9sZX8xxQgLkc0cyh4nV0PRlORXp3h7TxbW8VwrZEtuikEk4wSf60wZb162ku9DuoIk8x3TAXA55HrXNX2nLY+EQIIIvPin2IZFIOC+PqOKaSZNzo9Ck8jw5FcTsQREZH3SZAx7ntUUOsaRraRxXACMGDoJDjkdCp70mM434huJvENoUzFJaLkOjEFw2Dg+3FVre6sNRSG2upDCxyZJZnyPbB7UnsPY6zRrKzl0C6h026Ms8kWwg4BGCccfjWZr17d6Vo8bXE2NryLayNyyY4IYd+O9OL6oTXc5jwz4hni1OOynKvDclpN5OMOTzz6e1eg7BXXh5tpp9Dzq8FGWgwpTGSum5hYiaOomjouKxrXPiTSLSBJXvYmV8FQjgkg98Va07WtN1T/j0u45D/dBwfyNcHtI3tc7+VmrsXHevIPEN1bz/ABMiDSxzspRIjH/yzYMMhvfG4fjTk9CoL3iDxnqY02cyGT5nt9sceOrZPJrL8M+NdShRW1jUgtqhAVPJDFlHUcdOKzfwJm2zOYub6WcGFX/0cStIq46k+v5VXHWtkQeuaEf+JFY/9cV/lV1jXG9zoWxA5qB8UAQOagY00IrTfNGwPcYrClhVyUXshXjBxye1UgJ9OUJbsoUABzwB7Cu18M6nrFwjxWTtIsAG6K4UAY/2WBPH6+1Ajol8TfZ28vUrKe2b++BuWtGO70zWLcos0U8ZwSpPP5UJklhrJV0uSzg+VTEyJk9Mg1yVzoc1hodhbCJQyXqGQogYFT1PTpmncZB4zSw07VLe5vrSSSC4xEjR9EIHoKwptCivN7aXOs+0kPAT8y+1IaOs0DTrjTPD092kZS4aAKuRllIJrO8XzveeHimpDYylhBOMbXI4IYdjTEed20RV4nTBHyr+Gea9nCcdK6aPU5MSthpSoyldFzlsMaOomjpXCx4hDMkaCMNu3DlXXn/9dSRaybSc+VM8bJ0wcFfxrw9Wz1DqtN+ImtWdqLZ7iKYryGcbmx+dYlvfyX/jq0upUiV5JkJMS4DH+8cdzXRTqN6MlRSZ0nja4sIWt5BcxSXQhZBCV3YLEdfTgV5tctnCtyzHj25qnryoUviHRgswUDknAq9s09bNiLl3vM4EezAHrXQ5WshpHpuhn/iR2X/XFf5VcW4tmJRm+YHBwa5XubIcyW7g7ZiPqM1nahPa2EXmXF3EiE4BY9TSHYrpMk8SyxnKOoIPqKJIpE+8jD3IqhFVxkEHoe1UZbOJzkgg1SENggFvGUDE5Oea1tB1p9BkuGihWXzgAdxxgjOD+tAhk2vTzJdveSuxkTam3jbyD/TtVmDUrCbw6PKVV1GKQAvMxJYEnocgn+lYqTg+V9SNnZnfaDK6+H7eUktJIpPzOWAOfftVZPFLQl/tlmxjEzQrLEc7mB6YPOfpmtix9+dN8Rpbol7HHJDIHEcg5PsQaNN8NRWOpaleiELLcOzoyt1znt+NO+grDNOF5pNlcyOZW8q2RhFI3G8j5u3r6VieMZ4tU8OnzozaSxF9oIykh6HDUhnnNqjo0bKcr8oxn35/SvcFRSo57V0U2c9dbAY0pjLGoJPatbnPyo4vXvHNppt3HbWghui332E2Nn6VwOreM7qy1LfHfm+53q2CoQ/3QOhxWE6j6G0IKxmCJ5zv4jbsQc/nUJ0+5aRpRIXYcA+Wcn64rz07HSNa0m2iV+cY4QDd+XWlttSe3nkdFUO6hNwBGwhgcj8qunqxMqSOXmkckkk9SevFRpueTcwwB0FdUIqyMy5bf8fUP++P51e8QWP2HxDMAP3cn7xPof8A6+ap/EilsejaMf8AiR2X/XFf5V5b4kZl8SXzKzKfNPIOKxW5r0K8Gr6nb/6u/uAPQyEj8jU1xq1/qMaRXk5lRG3DKjr07U7aiuz0DTWP9lWueP3S/wAqvaN4thu7FZrmSK3YsV2tIB0+tRJFI2VubG8Td5cEoP8AEAD+oqKTTbCUcQlf91zSTY7HDtqkcurzWcUDIsbsm5mBztroYvD1xcW8c0csZ3rnDZFW3Ym1ytP4f1CND+4Dj/ZYH9KyXsZYI40mhePy2BG5cdOKiUVJomUTQttY1CyAWC7lRB0TdlfyPFWT4kumgWOWON1WcXHC4JYVo9tBj9W8brqC2k1xYCNFYFyihiR3HIrrNI8Q2GppNJp2rNbug3eVN90j0APT8KxhUvuSpXNTTtclvYZVvYYHQRo3yMPm3dFweM1geMWsNT8PtHazCGSBnbyJVKsxPXGevfpmtUxnmkKSKFIcbQFGPbPP6V6foviHS7fRE86/iRIcIC0iliO3ArSMknqZ1Ytoo3/xG0q0u3hjDzqnDSLwKRfiDoGoSmyhvjDNIpCySptRTg8knirVZSdjH2bR4jrkFxbarcxG6judjk+bEwIf34/lVGN8qxkD7gPTpWLsbI6N4HymyZ3UDO1WwRU8puHu/LjUyBRwxOCOK5m1a5oWJreaTbJBOpKDY4YD8TWXqEXk3JX1FVRfviaKyROIWaNCypjd7AnGamktJYfJmJzFKm4D0OSP6V2XJsSQlftce3P+sB/Wug8a4Oq2h/6Yf1NJ/EhrZnX6Of8AiSWf/XJf5V574g0u9l1y8mS2kZGkJDBCc1lG19S3sZP2C6Q828o9yhpqxspzj8a03JPR9Nz/AGVa4wf3S8fhXlN7M7XccJI2I2R+JqEUzVtvFF9pC+RAoaMfN19auL8RNVDqqpHz13ZNLlTDmZNpFw11q32h/vy7nbHqRmtWLx7NpE88F4WkiVtsKooyAOv9KGrgmakHxKsJAAwZGP8AC/X9K5vUtf8A7f1GO6SN4VGE2F8jr1qYxaZTdzsYNf0Sy01I73y98Yw3y5NYuvazYSJbyaSseyTO/KkEfhT1uLQu2+laVqOkrA9+I59uWXI+X8KzdDiW8mktIHO5MkvKNufyzUqKTuTy63LYeWO/NlFLuuEOSiHuOajutY1TVV/s26l8yFS5ICjKHceePwoldfCErkdnoGqznbbwSOoAAJ4Hv1rPPw/8XOgdNNSR1OT5cyNj0yM1bVxMzb7wr4osY2mvdNnhQZJY8KKwTbygyTSxH91guMYz2qVZaImxnvN8zbARu96sWs0ihlLAZHcEmrA9Jv8Aw8ybJIJ47hSQZCHUEDvjnNdJYJZpZwq4h3AY+bGTWXKkjVIs+Tp3TyrbnnG0VzfjKxtv7Pge0to/NMwBMSc7cH07U4WUhtaGBp+mXirMjRBEmXZlzyOfSnm1ElzDZSyqY4W2KEHzEbu5/Gtrq5FiD7PbxXoVY3+WXA+b8a2PEkcVzqloJQ2SgXKnHBJovqmFtDrNPjWHTreNc7VQAZqaKZsuuBgN3FYs0Kd427fkDlT/ACrzx7SDI+eT/vkVcNiZHbWsaxWUMYz8qAZwea4XxJYxS6/uDFCAowFGOtC3B7Gbc2Id9omxnjlarrpQ3r+/GQf7poWhNjpNEtfLulcSAhU9MdsVl65pplvHPmAEsSOKdx9Ch/ZMpcMrAkD0NaNlavBhXx8r0dRWKuq2jyazNIp+UsO2ewq3ZxSLdu2c7sY4pgQ6vbyfbmcSbRkZA+lWpfOhsJHhneJwR8yEg0ALbS3QgMwupRcMuPODHf1Hf9Kv6VqL6W0r+Qtw8pG5pSefqOh59azk2noJt3NqDxrPGWMunQTZIwGkkGPyYU231HU9R1K6uormTTYFiLMsUjKucHABJJyTUychxTbsjDvNW1C9jMV1qGoTRN95JLlip/CqRhAtnnjVuVCOCxPcY/T+VKzYtyvaWZmuVaKMLIgL7l4Ix6Uy7m+0SXDOkZZpMMdgz3rSMZWFZ2O2i1PfbQgpyOePwP8ASlS5AIXYxxjPFY+1VjRFsXo3Rt5b/K27pTdSk+3QRqo27JA5zznAI/rWft0mMjT/AFn4is5LC6/tYzGCQR+bndjjGa6osTEbRdQe88xbRyvm7s47Voa1pl9PqVnJHaSuildzKucYY9aq+ojqrWyuvssY+zy8D+4amh0u93Ofss3LZH7tv8KzLGT6Dqcw+Szn5BH3G/wrlT8PvEzMP+JcxA759/eqjoiWdXD4R1swqv2HGFA5dB/WqNz8LdRvr5bqbKYIym5SMD3zSGJN8IbqWXcsyxr/AHSwrMt/h2GGWuV4JUgvjocentTuKxZtvBjWrMyXUGCuAPmJp8nhOGViXnXfkAlVHf3ouNEE/hVI7eWWOSSSQKSFAJycelPi8FW8q/8AH55Mg5dWj4z9c+1NCZPP4HsjJuaaKVv7wOM1n33hSGB7doQq7p0iCg9ckD+tFx2NN/BVyt41xJaWEkW0ApIG/Pp17VNY+GLy2W5QadZSwTdUdzj9VqG5CsUrrwnqclwskOm2EUa9EUgDH/fPNTz6HcXVpFBdaPGzRZKGGcJwex45p3kFjGi8L31vdvKdKWSE/cRpQSPTnitWT+0Lq0jtrzR5HhiBA8udP15oV7ajV4u6M+6W+htpLWz0Hy4JEAYsys2e5B3VzjaTfqkqyWVyTIO/OTmpbncnUhgtLqxl8wWNxlkKndGT1rEu7a5SVvLtJgGOSWWqhKo3qJnWItwwAS2kI7YFWxb3rOqpZzMT6Kf8K4fZNlFyPSNZkA2adMT/ALtWR4c15ulltP8AtGhYdgWIPCmuKpPkRlz3L8Cum03w6LSylutSRXuY2EkQRvlGOefXmuumpLRgdjbz27Qo4iUblB4UUl5dvHaMYBiTgKfqcVr1sBLHeCSJXC8MAetP+0n0FKwCfaH9qPtD9j+lAB5sh6Z/Ko3uNhw8qr7MwFNJsTkluyGW6tyhLzIVHUhs/wAqzc6Mg3KkZB5yqmrjSk9kc88ZRh8UhPtukx52Qq2OwQf1qFtdsE+7bKMeuB/IGtI4aT3OOpm9GK93Uhl8TryEhVQOhYk/4VRuPEMhVljkVD0JQfyzmtVh0jklm05fCjOufEV40pIdduOhgU/zFRp4hu12Era7t3BaJRz68Cm6ERxzKp1L8XizVDIVK2bgDORG2f8A0Klh8bSO7I9tbFl6/vdv+NZSoI7aePcnaxDL8Q4klMJ09C4PabP/ALLQnjiBot8lm4H/AEzK/wBTUeySOuNZvoNTxppMrYaCbcOoIBI/WpR4m0h3EaQ3Ds38KQFj+lL2bLVUmFxaXU8cSRSIGGcvEyn6e1MjtIWlnaZDtWT5OvSpehad9TB1m+tY43trcBmOdz54HsPeuSnhDZPmPzWsVyoTdz1qPaGHyjp6Vchby12phR7CuZFk6TOf4jUqMxOOtMCdYmqK8VY7VvMcIG+XO0n+VNLUltJXZj2/iSzgtUjlz5ijBBZR+XOf0ouPEEMoVVhmDZyME/4YNbKlJs4Z5hRjpcfp+tv9hUPAokXggsan/tqQj7sSn2UsP5itFh76s5KmbKOiRA+uXPOJFA9VjA/nmqLa7ct9+4lb3D7f/QQK3hho9Ty6+b1r2iNN87nJkdwezsWH/j2az7i/8t8qyxqP7pC/yrWFOKZxYjE1px3KcurIMBpiQeB1x+dL9pmkGVR9vqf/AK1XoYKnNrmkNjuJS+DgUgSWQvlnIz1XipehtBXSSFWz44kbdjI3c1UuDJAxMmwKBkljtqU1c6JRukOGo2xjzgtnkbeayNR1mRWjEMKqPVhk1mpanpU8C2ryKH2+Rk82SbJZcYGB/Kq9hHNvkcLJyOu04qGejCEY2SJEt5JJ2kKbtuN209K0IdJu7uLFnbTySAkn5eAKzk0bJM3tI8FQQy+fql7sYjmIZX9TXZ21pp1nEFtI0Rcf8s25P1Oeayk2zeKshJWAHDuP+BZ/nXH614gJ329rMSp4aTjn6YohHmZUtEcrJLuJHp1qrJJ71tIhHrSv8y1aRq4zYmDY5/OrCMO1AFuKbs1WRgjB700SzIvfD9vcEyW+IZOuAPlNc5f29zZTL56FcZGf4T+Nd1Ctze6z5fM8v9m3VhqmV/tcaAlpVXPJGaqvq8TsfKkDjOPlNdEVd2POmpKPMkRPfSEZVM+5NRGZ2x82098CtUjjcle5aBLRYdz0qoLcFRhTnPLAZqVobTbkkkW44P3YV1JB9RTfsaLnynMY9uR+VZyep14fSNmZj3slndN9oVGhGfnQ8/lVldetPK3Ro7ccZAAoqOyN8LhXUd47FC41+eRB5YVV9BXN6ncNcTqzuSRwQTnFZxep7CoQhEng+0eUm3fg/dABOat3ei6gVLsgZlXc0Y5YD1pXVzoSbRTaNwIoBGFLDI3HJJ9Pauo0Dwvc3qyNJAArAhZGxisZyshwjeR22n+GLKzjIkCykgZ+XA4/WtbCQx7VVUUdAornbudSVivJPngCqFx9n2lnRMDqxHSkizitY1iOR2gtNyxdGbcfm/8ArVzssnHGcnoK7IR5YmLd2V2bAxVaV+DUyGj1pX+ZfrV1HrjNiwripY3AO3JwelAFlW/zmrEU+OG6UCLQYVBdS2flGO7eHYeqyEc1Ub30JnFSjZnJ6holjIP+JUrMSOYwhII9ia87v4rrQdYbfEyxuclSOCPUV6FCpffc+exuEcE4r4WbMUglRWHRhwKmAK+5PrXWfLtNOzLRcLFj5mwOcd6Ip7dLUSlwsYP8R5rKTPQowcrOKKc/iG1iU+UfMb0HFZFzrtzdKVQ+UoP8P+NZ3PaoYS2szm5p5GuWJYvk8sTnNXbeSWVFjt0d2HUKvT9KcttTtpxUdImjLoN9FblpEVnI3+WzfNz7dqx2gl8vcYAoztIbOQfaoTT1RpKL2Ou0HSUsrddRkWWV8YjTZ0b6VoW+k31sv9oXBkV5d6kvlWJPOSv0Fc0pXbZ0RjZJHYWvh3ToI0DwLNIo+9Io4qZtJt1/1Jkh/wCublayUma8qIGGoQj9xdpMOwlT+o5qpLqN5EC09mWA7xPn9DVe6x6ornXLUj94ZIf+uiEZrlta1574mGElbcHt1b61dOm73ZMpaHPyOMHnFV85yxPXpW7IInPpVWY/I30rOQ0erh8gHnrV6Nq4zcl+0wxDMkqIB6sBUf8AbFmTsiaSZ+wiQmmosVx8Wp3E6qYrMjJ2gyuBz9BU4bUZPMDTRR7R/Amf51Vktw1JEg3PEZ7q4lSQYK+YVGfwxVu3traBN8UEYeJsMQvLD60XFYuKOdinBHzRn29KrX+n2Wp2xW7t1liP3lI5Q+o9DQpNO6JlBSVmchceELnSlb7AWvIwcpExG7b6DscVmSI/323A4yQ3DD2x616NGtz7nyeZ4D2Lc47MguNVtLOPY86Fh6HJrnNSu4bmZpbclQ3J3EAVU2a5ZQqQ957GXLM+3IJVc8Ed6r+cW5LMW9c0JHrOXcQnjl811vhLTo44H1m8B+zw58tcE7mHfHfFZ1XaJpSV5Is2TXV94mXUJptqPlY1APK4OB6e9SrYLdTQSiYNdXD8xbcD6sT0FYt20Rso3V2em2VlDZwRIiDcqY3Y5Pr/AJFUteQyW8AH8Mh6f7rVzdTotoaDSKowOSOcDtVd5C30Jz14z/I0hpEDyhck9e/qf6/yqpdXcUELTTyBEA4Of09/woSu7DvY4TWNZk1CQqo2QA8L6+5rGdh6V3Rjyqxg3dlZ2DttzwOtMY+hpMCuxOelV5mOw81mxo6ga9f3d2I7dtqlvlGM4rpvszmJRLdTSO/GN2B+lZSSjojRO5cis7VJ40WJSVG5i3JNXoXGZ5FGAOB+FZt3KHIWT7Kcjk5NXYm3XMw3cFRSARXH2EN3jb+Rq2s/l3KOOUlGDQBOh3K0Sn54juQ+1SiUAC4X7jcSL6e9ADmCoQjH905+Rgfums/VdHt9XhaCcFLgDKyIdpYeuaqMnF3RnUpRqR5ZI8s13wLqWnB57UG8tVPJQfvE/wB5f6iuOaR1buD0+ld8JqaOKUHB2GvKzdycUhJ25PetUZyLOlWTahfLFuCRfekkPRFHU12b6hFqHl2tlI0VtAMKqj07mueq9TektCTR9Klj1GG6c5w4X5Acc9yT3qu+ia5cShtJUFmkVmZ/uhCvf8ayTT1ZrqtEd7pGl6npmloJ9WEtzjJR0zF9AetPbUJ3mSC9szEQeHU7lP41lK0tjdJotZz7H0H+cj8jTGlYH5TuPcH/AB/xxWZRSvL+Kyhaa4YAdu4P0/ya4XVdXl1KYljtjH3Uz0roow+0zOo+hlMeOGNV5ZCoxwSeBXQzMh5UY/Oomf3qGMhZz61Xmc7ahlHZaDaeVAbmQAM3QegroreQSymUn5EGF/rXPN3k2aRWhZtpgI5bhu+cfQVKJtmndeX/AK1Iyz5h+1W6Dsp61LbybdSljJ6oCKALNrjFxEcfeP60qOZdOIz+8iOBn1FAEpu8xRXkQJ2j5h6jvVxJlSYNkGGfqOwb/wCvQIljIRzaS/NGw/dk+np+FHVhbSsQ45ik7n/69ABuaRzjCXSDkHo4/wAP5Vy/iHwXpviEPcwRm2vB/rNgA59x0NXCbg7oicFJanAj4daw1+IFeHyWPyzs2AT6Y6g+1Mu/BUlqpgZ5PtijLRsv3h6r6iu2NZN2Ryui7amPDa3kKyW0SYL9Wz15rsfD2kW9nCGuJEaRiBycD86mo9LEpuLUTsp7T7HYK8jKrIyEIOhG4cg96t6VIq6dBChVpFQHb91x9D3FcjdzrpQ5VqWN5ZjgkuOuBh/xXofrUe7IJXBx94KuR+KHkfhUmpA0isv7v7oPJA3oPw6iqF/qUOmW3nSncD9wht24+zDkfrTiruwN2OD1HVJdSuDJI/A+6voKz3au6K5VY527shZ8DOcAVX3l23n8KTYIYz+tQu2RUsZC59DVeZjgfWs2Uf/ZAP/hMeR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Mi0xMlQxNzoyODozNDwveG1wOkNyZWF0ZURhdGU+PC9yZGY6RGVzY3JpcHRpb24+PC9yZGY6UkRGPjwveDp4bXBtZXRhPg0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67 Viviendas en Cañaveral</text:p>
          </table:table-cell>
          <table:table-cell office:value-type="string" table:style-name="ce1">
            <text:p>Construcciones Lobe, S.A.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AYABgAAD/4UwU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0OjUxAAAGkAMAAgAAABQAABEckAQAAgAAABQAABEwkpEAAgAAAAM4NwAAkpIAAgAAAAM4Nw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NzoyNzo1MwAyMDIwOjAyOjEyIDE3OjI3OjUzAAAAAAYBAwADAAAAAQAGAAABGgAFAAAAAQAAEZQBGwAFAAAAAQAAEZwBKAADAAAAAQACAAACAQAEAAAAAQAAEaQCAgAEAAAAAQAAOmc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5rFJivaPHDFNxQAYpMUxCYoxQAYpMUgDFGKACkxQAUYoAXFLigYYoxQAuKMUAFFAC0YoAKMUAFGKAFxS4oAkxSYoEJikxQAmKTFACYoxQAYoxQAmKMUAWbDT7jUr2O0tk3SuePQe5o1DTLvTLgwXcLROPUcH6Go9pHn5Opfs5cvP0KuKXFWQLip5rK5t4Y5ZYJEjlGUZl4YUrrYaTepBilxTAMUYoAXFGKACjFABiigAooAWigRLikxQAmKTFACYoxQAmKMUAJijFACYoAoA9R8HaCNLsxczKPtc2N3+wv8Ad/xrpdQ0201O3MN3AsiH1HI+hrxqlRyqOSPXp01Gmos8617wHdWW6fTt1xAOTH/Gv+Ncf5b+Z5e1t5O3bjnPpj1r0qNZTjd7o8+tRcJWWx6v4S8Gw6dYmbUYUkup1wyMMiNT2+vrWj4i0yabw7c2lvAtwAmIlwNyY9K82VVyq83mehGly0+U8akieKRo5EZHU4KsMEU2vYTTV0eS1Z2YYoxTEFLigYYoxQAYoxQAYoxQIXFLigCXFJigBMUm2gBMUmKADFJigBQpZgqgkk4AHetjU/Cur6VCs1xakxMoYvH8wXPY+lZzqxhJRfU0hTlOLa6GLiuq8G+H2v7xbyVMxo37sEcFvX6D+dRiJ8lNsqhDmqJHqX9mQ7FMRMUoH3x/F/vDvTGeSA7blAvpIv3T/h+NeOj1iTjGc8VSh0Own1NNVe0jEyD92+OT/tH+lUpNbCaT3NXcu/bkbuuKdUlGFr3hXT9djLSL5NyB8syDn8fUV5ZrXh3UNCn2XUeYifkmTlW/wPtXdhK9vckcWKo39+JlYor0TzwxRigYYpcUAGKMUAG2lxQIMUuKAJcUmKAExSYoATFJimAmKMUAdh4E0L7Zf/2jOmYbc/ID/E//ANavVVAaIAgEEcg15GKnzVX5Hq4aPLTT7nMaz4C0zUyZbdfsk5OT5Y+VvwrX03TYtIsFTCIEXkjooFZSqylFRfQuNKMZOS6mZoXjzw5r93NaWOoxtcROU8t/lLYPVc9RXTEBhggEHsag0Kv9nRBwUZlj7xj7p/wrL8VeJ7LwtpTXVyd0rfLBAv3pG9B7eppAcP8ADXVLrWPE2rX15KXkkjH0Az0HtXqNAwqOe3huoGhnjWSNxhlYZBoEeeeIfADRbrnScunUwE8j6HvXCvE8TskilWU4KsMEV62Gre0jZ7o8zEUfZu62G4pcV0nMFGKAFxRigAxS4oAMUuKAJMUYoATFJigBMUhFACYqxY2Mt/exWsIy8jYHt70pS5U2xxXM0j0TxHrVn8PvBbTKFMiL5dvGeskp/wA5NeceGvjB4j0uCM67Zm/s2/5aoNsij+teHe7u+p7SVlZdD2Dw3440DxREDp18hlxzBIdsg/D/AArzr4y/ED7LE3hnS5v9IkH+lyKfuL/c+p70Jag3oeHIRHtaNmSRDlXU4IP1r0Twn8ZNa0Ix22qZ1KyHGWOJFHse/wCNPcWx66vxW8LS+HZtWjvgfKXm2biXd2GP614jqHiW/wDFuqT6nf8AALYgiHSNPQVL2KW56H8IUI1LUWAOBGAT2HNet0hhXjVr8XLzRPEd5Y6/bGXT/tDrFcRj5kXJxkdxQhM9Y0vVrDWrJLvTrqO4gYZDIen1Has/XfC1hraFmQRXOPllUc/j61UJuEuZEzgpxszzHWfD99ok225jzGT8sqj5TWVivap1FUjzI8ipBwlysXFFWQGKXFABilxQAuKMUASYpMUAGKTFACYo20AJivQfBOjrZ2b6rdAKzqdhbjag6muXFz5adu504WPNUv2PIfGniB/Hfi5vLLf2TYkxxDOA3XLfUkflUoMflSJwRmvJn2PVj3Mm8sIklNxbloJwcq8TbSDXO6hYXp1NTukuJbluHPLMx/rThLoxSidnqXwl8R2GkQXotDMGjDyLAdzxn0Zf8K4K5tp7YsJEOAcE46fX0/GqTuS0XNJshNBJJKMq3AFdt4N8MXviS9FtaqUgXHmzkfLGP6n0FTJ3diloj6B0TQ7LQNPSzsY9qDlmP3nPqT61p0AFfM+qRre+J7u0kHyNNOTkf3QxpMaE0XVL7QUS7024eCVF5C/dYehHQivUfBvxe0rX3Sx1Tbp2on5QHP7uQ+xPQ+xprUT0PQ5oIbqFopo0ljcYKsMg1wHiDwC8W650jLp1NuTyP909/pW+HrOnLXYwr0faR03OIeNo3ZHUqynBBGCDTcV7Cd1dHku60YuKXFMQYpcUAGKXFIZLikxQAYpMUAJikxTEavh/SG1fVI4cHyl+aQ+grQ+J3iiKwtYvDNk4Wa5T99tP3Ih2/H+VeZjJ3mo9j0sHG0HLucP4Q8JS6ld2tlDujgkHmyyj+GPJB/E9BXsuofD7w/qNpGiWv2SRECLLb/KcAYGR0b8ea4Vqdux5x4h+GOuWAaWz238A5zEMOB7r/hW98PPBBi8vWtVg2unNvFIPu/7R/pStqFz0DS/EGkas8sVhqNvcSQuUkRJASpB9KzvEfgPQfEys93aCK6I4uYflf8f7341RJ5u/wb1O31OK3guIH09m+adRtZB7r6/SvWdF0Sy0DTI7CxiCRIOT3Y9yfelYd9Ce+ZksbhlJVhGxBHbivGvD/wASdX0mQQaju1G29Wb94o9iev0P50wPVdD8T6T4hh32F0rSD70L/K6/UGsnxD8P9M1iR7u0/wBA1Ag/volG1iRg7l6c5PIwaQHkeu+FtV8NxNFewExgELOnKN+Pb6GuHhVZb9d6D5cYyKENnoekfEjUvB6wxyh77TS20wO3zRD/AGG/oePpXsnhvxdo3iuyFzpd2shH34m4dD6EU1tcT3sGu+F7HW0LsvlXIHyzIOfx9RXES+Br6CC5eWeFWhUsq8/vFHJINdmHxPIuWRx18NzvmicxilxXqHmi4oxQAuKXFICXFJigBMUmKADFAQkgAZJoA72KS18D+EJ9SvcCXZvYdy38KivCrX+0PEmvS6lOGmvLyT5EHbPQD2rxKk+aTl3Papw5YqPY9iuLuy+FngUzTFZdRmGFUnmSTHA/3R/nrXKeHvjD4jsYEbXNNF7bHrLCNsij3HQ1mkrFvc9R8O/ELw34kCraX6RznrBP8jj864L4t/EtbRZPDmizj7Q423U6H/Vj+6D6+tUlqJvQ8UtZ3tJUntZ5IJ05WWNyrD8RXpHhr41a1pOyDWEXUrYceZ92UD+Ro3FtseyeGfHug+LI8addf6QBlreQYdfwroSc1LKKeof8g+5/65N/KvmhW3ybvakNE8TvDKs0MjxSocrIjbWH4iur0H4x32lzC18RWzXFrnC3cQ+cD/aHeiPYcj1rTdX0fxPp3mWc8N3byL8yHB491NcT4m+E1neObzRWFvODkwt91voe1MR5N4r0y/0oiG8tZI5F3dRweOx71B4emlslW4tZGgmUKyvGcEHFLZD6npng/wCMqTXC6b4jj8qXO1LtB8rf7w7V6wrWupWe5Gjnt5V4KnIINU9Cdzhde8DPFuuNLy6dTCeo+nrXGtG0blHUqwOCCORXrYat7SNnujysRR9nK62ExS4roOcXFO7cCgY/FGKQCYpMUxBiprQf6ZD/AL4/nSew1uM8Qa5Y+NPHiaVPKf7D05iJCrYEsuP5A8Vt+EPD2maDBc+JboeTbRI3lGTso6t+PQV4T0Vj3F3PMdc1m48eeJZNSucrp8JKW8JPRecfjxk1eDp5cigggmon2KiY9/aW8jF1QLJ2deCK57UdIuFu0MAeXzjwTyc+9VCXRikjob/4ceItO02G8l0+donQOXjG7b9VHIrkZ4Z4QcqSB1I7fX0/GrTuS0etfAW1X+19QuXALmEBSewzzXvo6VD3GthpAbKkZB4INcZrnw10jUmeeyH2K4POUHyE+4pDR5trfg/WNCLNcW5kgH/LeIbl/H0rkrRBd6ktvID5ZWTOe+EJpJFFvTby506CO5spngnRcq8ZxXc+FfjW3nR2PiS1IYnC3UC5B/3l/wAKcdSWeovHovivS+fs99auOowcf1BrzfXvhVNYebc6Gxnhbk27n5l+h70MEeSizurPWXiuoHidT911wRzXQWXjXWvCOpRtp0gktmx5lrJyrfT0NPS4dD2/wv480vxJHHHu+y3rAH7PKfvf7p7/AM6yviDbxJc2cqRqruG3MB1xjrXRhf4qOfFL90zjMUuK9c8kXFLtoAlxRikMbijFMAxUNyha2lAZlyp+ZTgj6UpbDW6MvwD4OOp67LwRpykSTNnv/dH1q58QvGaarrKeHdMP/Eus/wDXMn3XcdB9BXhXvqe3axF4W8J/23La28DbbfZ5lzKo/wBUMsNv+8e3516ve/D3w9f2sca2n2Z0QKsludrcDv2J+tQtSmzgdc+Emr2+6TTLiK+jHIRv3cn+B/MVveBvADWax6lrMIE68xW7c7Pc+9FtQuei29xb3CMIZY5QrFGCMDgjqD71ga94A8O+Isvc2SxXB6XFv8jj8R1/GqJMvwh4Am8I6xcSx3cd1ZzR7VJTY6kHvjg/Wuvv7610yyku72eOC3jGXkc4AosM5bwt41HinWr6C3tvLtIEBjdvvvz1PYV19ACEBgQQCD1Brkdc+HWjas7XFsp0+8IP723GAcjByvQ9fakB5drvgTWvD1s+6D7VbKDieAZH4jqP5e9ef28UqXqtKpHTH50LqNm8+uar4fmiu9IvGtps/Nj7rgdmHQj616h4P+MEOpwLF4gtfscwOPtEWWib3I6r+o+lNWsJ7nZ6t4d0PxZZpLMkU2RmK6hI3D3DDrXjvjT4YazpsovLT/TbOM5LRr86j3X+oo6gYEGVt4+oYKPqDXU6Zrmo6zYJHf3DXH2Y7Y3flsH1Pfp3rfB/xUYYv+Ey1tpQteweQLtoxSAl20FcUDE20YoEJtp6WU94wt4EJkkGFzwPr9KmckotsuCbkkix4u1eLwP4bh8M6O4bVbpP3kg6qD1Y/wAhXnXhbw/c6pqS6fbLmdzukkPQDuTXh9LHt7s9i1jVtJ+F3hFY4lWS5YERRfxTSd2PtXK6H8XvEdtAH1rRUuoB1ktjsdR7qev6UaJahq3oegaH8TfDGtssaXwtbg/8sbobGz+PBrifif8AFlLLzNE8PzhrkjbPdociP2U+vv2qktSW9DxbTta1DSrr7Vp99cW05OS8chBb6+v416T4f+Our2W2LWraO+iHBlT5JP8AA/pT3J2PQ0+NHhOTR5b1LiXzox/x6smJCfQdvxryfWvGOpeMrtp7791bRvmC2U/Kg9T6n3qWrItO7O3+Dy7dRvz6xD+Yr16pGwryEfGG60nXLuz1rTfMs0ndY7i2+8qgnGVPWmI9G0XxRo3iG3WXTr2OXcM+WeGH1B5rL8QfD3Q9ezL5P2W66iWEYyfdehpDPJ/GPw413T4C8MX2q3TJ8yEZ4x3HUVy2mxtDC8bghlCgg/Sl0sNbj/DPibWvDurn+zNQdIS2ZLd/mjbn0/wr2nQfitpN7PHZasVsLxhwzH92/wBD2/Gq6k9DU1/wHpHiBDc24W1uXGRNCPlf6jofqK8/j8L6h4ZeWC+VCHbMciHIcDv+tb4T+KjDFfwmPxS4r1zyRcUYoAm20YpAJir2k6W+q3y26kqvV2x0FTOfLFyLhHnkom9J4GmSdTHOskOfmBGGxW/cR/YdKmuUtkVraFjGr4XJA4GewrzK1d1LHp0aCp3PnfSby8v/ABpcTapAb26vWwFGeQem30xXsNpbaZ8OvDkt9dANdy9VH3nbsgrnerOhaHjdzeXvivW5Na1jJySIYf4UXBwPwraguYtkw3D5myKipqXBWK1/FaXbSbokbI645ri9U0R1lWS1QsrnBUdjRSk07MKkb6osXvgzWtPs4rm4sLpInXcJPKJUj8On41hSW8y/w7h6rzWyaZi0a+lWai1aSQZZ+x7Ct/QtLvdWuBbWFu8sjHoo4HuT2rOTuzRbHungbwc/hmKSW4nEl1OuGVfuoPT3rsaBBXzFdx/aPGV5HKCY/PuTj1wrEUDRXtpHgtUlhdo5EUlXQ4I/Gug8NfF3xBplzHaaiqalb5xuY7ZFH170REz2DRfHWh61tjS5FvcN/wAsZztJPsehpdc8EaNrgZ3gEFww/wBdCMH8R3o3DY8j1v4U6tod213Zj7bbZ5Mf3gPcVw2uxn7bFHJGeuGBHShbj6H094O/5EzRf+vKL/0EVi+Pfv2P0f8ApXRhf4qObE/wmcdijFeueSLijFAE/BHBB+lG2pTTV0NoNuTgVv3urweBdAhnkRZNQvHAjiPf6+wFcuLlaHL3OvBxvPm7DtP+Kmny4W/s5oG/vRkOP6H+dc18R/HketQx6Podw/kbke5k2lTJ3CDPOOOa8xM9Oxq+F9CsvCWjyeJNc2xTrHlQ45jX0/3jXmGueJ77xh4ha/mJjsosrbw54A9frTWiE9WdR4W8NP4kW2SFXhtIl/0qfGMtlvlX3wRz2r026+Hnh28tUjFn5DKgUPC209Op9T9alLQbepx+qfCK8Tc+laikg7RzjB/Mf4Vq+EfhwunbL3WQktyvKQjlUPqfU0KNmPm0PQtiNHsZVK+hHFcvrfw68M64WefT0hnP/LaD5G/TrVEnEXnwhttOnWV9bK6dn5hIg8z6AjqT9K7Tw42g6Pp6xadaPDB3n2iTcfVipJH44pAdB9tga1e6ikSaJVLZjYEHHvXOaV8R/D+pFUluDZSH+G4+Uf8AfXT88UwOsSRJY1eN1dGGQynINcprPw70PVZJLiOJrS6kJJlgOMk9cjpSBHnesfDHW9MtnFmFv4QDgx8P/wB8n+lecnS7jTrxBco0chOCjrhl57g0LQe5JruBBESSCCSCDg5xXUeDvHfiDRrVU+2td264IiufmABHQHqKL+6FtT0zw78XPDutSi1u5Dp14TjZP9xj7N0/PFbmueDdB8TQb7i3TzGGVuISA31yOtNok19KsE0rSbTT0cuttEsQY9SAMVzHjv79l9H/AKVvhf4qMMV/CZx+KMV655IuKXFAE0ceF5Oeads9qyprlgkXLVmvoVlE0kl/dkLaWq73ZumRXnktzqPxI8dNNbHbApMVurjhIx1Y+ma8/FTvO3Y9LCwtC/c27/4deILPLRwR3SjvC+T+Rwad4U8FS/2hNq+vRvZ2Nid5WYbC7AZ79hXGlqddznvEfiz/AIWB4kNkJxbaTbMRCkmQJW/vN/SrXhLwHcavq0glOzT4SA8kbcH/AGR71b7ELuej+J/FejfD3Q47eGNGnCYtrNDy3u3oPU1yGk/GXXIYlOr6DFNH3e1cowH+6c5/MUaJahd30O00n4seFdSISW7exlPVLtNmP+BdP1rkPiD8aILPzNM8MyLNPjbJejlU/wBz1Pv0qkhXPJtM8c+I9LuWns9Yu0Z2LOGkLqxPUlWyCfwr07wx8YfEd66Wtzo8V/M4wjQgo5PqRyMflTaQlc72DQb3WJlvNflJ4+W0U8Aehx29h+JNb8mi6dOiZtURkXaskWY3UegZcEfnWaLMy98MzMsjWt2Gd1K5mG1+nTzEwSP94NXkWp+B/EWkEtPYGeEf8tbc7h9cf/qoAz9O1rUtFlzYX1xZsDzGDhT9VPyn8q6rS/jXdWsvka5pXnIDj7RacN+KHj8iKEEj0bRfG3h/XkQ2d+gkcZEU3yP+R6/hWhqeh6XrcOzULKG4XszL8w+jdRQB554j+DkF6hbS70pjJENxyOR2Yf1BrgLjwnrPh0PHf2MkaAALIvzIcD+8OKT2GtzkrRW/tRt69OmR710UPjDX/C99F/ZN8Uib71tKN0Tfh2+owarqLoesaB8V7K8jiTWLY2crAZliy8Z/qP1+tXfFl7a6hHYz2dxFPEQ2HjYMO3pW+F/io58Uv3TOZ20ba9c8gXbS7aQwsp/tUAk5696tba5cNJumrm1RWkZHjTxCz6bZ+F9LYCSXEl4ynnBPC/U/yq0LyH4c6JbRRRRNr1/hmUjPlp7159X42erT0gjQsvivOmBfaejju0TYP5Gud8e+PZfEqx6dYiW1skZHlyeZT1wfYfrWSka8pneFvAUniPWUvWLQ2Uf+uYcbz6CvRPE/i3TfBWnx6VpiRNflMRQDon+03+eaa1Jeh4oI73Ub+TVtVlNzdyknL9B16e1WJZ3xkIcHrilJ3GlYy7ibzEG9epxgiqmq6KWVbi2XqBvUfzpxdmJq51Pg34V6lrZS5uB9ntScmV16j/ZHevd/D/hbSvDdsIrGAByPnmbl2+ppt3BKxn+JfHuj+Hd0LSi5vsfLbREE/ie1c/p/xgiWNTqmmPEp/it234+o6/lSA6/SfHPhzWgBaapDvP8AyzkOxh+BroVZXUMpBU9CDT2EnfYzNS8OaPq4P22whkY/x7cN+Y5rh9R+D1g03n6ZeSREBsQzfMnIx16ikO5xOqeA/EGkW7CSxM8ag4kt/m/SsbRfGfirQL1YIdRlaFT80F0C2Pz5H50IHqel2HxhtIRGmt2jQbjjzofmX8R1rudL8RaJ4ht82F9bXSNwU3DP0INPpcOtjH1n4beHtVczR232O4PO+DgZ916V5p4n+E2twTC4stt7EnOEOG/I0gOcNtPaKsNxE8UijBV1wRW54Nyba656Ov8AWt8H/FMMX/CZ022lC1655Au2jbQBj2EU1qGUTZUn7rHkV0ESsYlLdcV5eEcuffSx11bWMuy0rT9E1DUPF+pqBFE2y3jJ/wBdL2/I/wCeK53Q9H1Xx34qmvL3cskjb3l/hiTsBWFR+8z0aa91HYXvwq1BMmzvYZfQOCppNB+GRinnvPELJHCnyogfg8dSaysaX0L3ivxnZ+FrUaB4fjSTUQmAicrAPVvevF4/tFxqU11eyPNdO2XdjnrWmyI3Z6L4Z8IXviS2s2uYzaWECbTJ/HN8xPHtz1r0O4+HPhu6tkQWZiYIF3xuQT9fWp6FXOX1L4MRSgmw1Nh3CTpkfmK1PDfwxtdMKXGqut3Ov3Y/+Wa/40rBc6TXNf0jwzY/aNRuoraIDCJ/E3sq968i8SfE7UdbjeHSS1jZMCA4/wBa4+vaqEcJDbxxIrvue4YkvKzZLVqwSCJ4HPQHv9DUN3KSsVr+G1ltHPlqH3Ehl4P3s1r6Xr2raXHG1lqFxFwPl3kqfwNCbsFkdhp3xW1S3wuoWkN0o6snyN/hXX6b8SvD99tWaWSzkPadOM/UZ/XFUmJo6q2u7a9iEtrcRTxn+KNww/SqGp+GtH1hSL7T4JSf4tuGH40COE134O2l5GTpd89u3JEcw3r/AI1xU3gHxF4b3MLNpFXpNaMT+OOtD2GM0X4k+KtIvRazXC3cKnBjul+ZR6Z616Np3xd0OSRYNVV7CUj7xG5PzHIp7vQnZHXXOm6T4gskkmghuoJVDJJjqD0INcXqHhSw8NSf6AZAlySxRznbj0/Ot8N/FRhiv4TKe2jbXqnkhtpdtIZW0PR3v58XBFvCD83PIA6/QGu6t7nwrfIscN3YsQMALKFY/wAjXhUpSij2FTi1qjyrxY1/4q8ex6BaxE2VqdlqIn3Jkfedj61u61r0fgyzt/DmgOr6hw1zccEp/wDX9uwqm+rNNtCC0+JXiC2ZUmW3uf8AfjwT/wB84rB8YeM9X8TvFCytZ2kDK6pCx+Zxzlj356CoUy2kcUkWo2WvLLZGS4muG3hiSXz9e/WvaPDXgJp7hdW1+GMTMAVtVHA929/arvdXJtY0/F3xB0fwhF9lGLnUCv7u0hP3fTcf4R+tYWmfGKfy0Gp6HtPc28/I/wCAkf1o2VxatnU2HxQ8MXZAkupbRz/DPER+q5H61zvi74sLb30+kaHCTcRDEl3KvyL/ALo7/U8fWi4zyfVZZdUlae/nkuZpDlpJGyf/AK1QgBUwOlTcdjQsdC1PUpo47OzlmZxuG0ZGPUnt+NdFffDrxNb2sbCwE4ABIhkDEcdMdaQ7nJahp15YsUurS5t2H8MkZH86sw/6lP8AdFAIdSHpSGV9PebTNQEtndTwu6Bi0chXB/Cu10/4k+ItPAEs0V7GP4bhOcf7wwfzzVXFY6TSfjZod0RHqlpdafJnaWC+amfqOf0rvNN17SdYXNhqFvcHGSiuNw+qnkfiKpogj1Pw3o2sLi+0+CVv75XDD8RzXBa78GbK9PmaZfvAw5EU670/PqKQzrNHe/0DRrKwvbUOttCsRkiB2/KMcHn8221R8S6hbXZtDG+CQ2A3GenQ9D+BNb4Z/vFcwxKvSdjEIAGT0o216l1ex5Vna4u2jbTEZmvX9zZ6PJpVop+2X77DKq8iPvg+p6VVg8AapJpq3EbwFVGCu75hXgSdny9j24MsS6hb+AdBFvbbZfEF6MMw58hCev8AnqaxfD+hyalNHJe3GI3JPnfxyknkfWh6pFdTem8KW7zKlvcSLjA3MARk9uoPt0pmmeHrCKC9u9TvoZPLQmKFTt3NyBkH8OKzsrg2XdAsdN0G4hmkZHusb5JX+UIvoAelUPFfxOuZ5ZNN0b9wOQ90OWx/s+n1rSDE2edQ6U1sFvJi7zT5kEznJblgTn86t2lne6ldC3s4nuJGGNqDv71b11KWh6HovwkmmtvM1LUGt5+CqQjIX6+tGtfCjVp7+a7s721kEhz5bqVP5/8A16Vguc1J8NvFZvFgfTkVGOFlWQFfqfSu20P4TWdoFl1ec3Ljnyk4UfU9TRYLneWtla2EAgtII4Yx0VFwKur90UxDZYYp4zHNGkiHqrqCP1rAvvA3h2/yX05ImP8AFAdn6Dj9KLBc5q++E1o4JsdRljPZZlDD8xj+Vczf/DTX7QExRxXSjvE/P5HmpsVc5O50XU9PvF+12NxDiMAlkOM1C/3G+lAzF+ztbRxmTGZgXA7gA45rTuojKIlQuHLjaUJDA+xFNvUk2NL8aeKNAlmgGqzzLEceVefvMexJ5/WutsPjhHBtTWtOA9ZLWTP/AI6f8TTWomrHd6L4/wDDWvRq1nqUas3ASX5Gz9DWpd6PpeqIWmt4pN3/AC0Tgn8R1pptPQTSaszmdW8ASyoh0rUmgZHDBJgWUj04x/KqUmnalZbvt1uFQHCyIchvr6V10K3vWfU5K9H3bx6DNtG2u6555h3WprbRfaD5b3gJSJc52E9TVDzvEVnF9y9VHGdu0kHPrXgVffqO57FJe6hmgeEZvEWsPqWoPLFaqf8ASJX43EdufarPiPxhZ3F/HpOgRiO1tVMfnIMFj6LVWfKX5GG+pTRkOZnI6ZY4IJ61R1LU5J5oJixaJHUjYMfN1yfrxWSvcTLWp6/cazLGtwXTCgKi8Db7nuazbSyWeXagbzT/AA4JNXzMEzv/AA54KutZs4l1JjFbQkhQB82M5x+pr0jTNH0/RbbyrK3SJQPmbufqa0WxRUk8a+HbK9a2n1SFZB1wcgfiK1rXW7G5yVmVYzjy5HIVZPdc9aoS1L5nhWMuZUCgZJLDAHrXF698StA0gSJFM17OoP7u35Gf97pQM8u1P4sa/rUjRWka6dbNkZTmT8+1Uo/FviDTLVZLXVrlTkZ3tvB/Ok2C2NWy+MfiW1Ci6t7O8x7FDj8K7Kx+LtpIq/bdNmiyMlo2DD8utF0CTOis/iD4bvMD7f5LHosyFTW9bahZXoza3cE3/XOQN/KmBO6JIpV1VlPUMMisa/8ACGg6iD5+nQhj/Eg2n9KQHK6z8I9M1Ao9reTWzIu1VIBB+tZEXw11bTtSiuFlhnijJOVHOcHHBpNDucN4g0LW7a+v7i406dPMcsG8skdfauPk0mee5SW5QxoyhuRgmnF2E1c1tKRUtnQD5QxAFauha3qmlGQWWoXEQDZC7yR+R4pNlWO40/4q6ragC/t4rpB1Zflat2P4maH4gspLRRPbXJwdkycfnV03aSZlVXutGVceJNJt45WN5GTGpJUHk1lW3j7SppkidJomfG3cvWuyeKjGSS1PMVKTReKWGmW631yRI0Z/dQn7zv2/AU+L4j3kc6SvaQuoHKA4FeXJe97p6dJOxjeI/HVzrMIsrezaztpGzIEb/WnPr6dKueHPAT3s8N3PG1sqqGEb8Fz6+wq7llrV9A01ZJLNYjFtk/esjFgo5yee+Bmsq58MW+jiRjPDJbBUcmVsGMsAQCO7e1ZrUTRV0zwnqOqLG0Y8lJnwTID3xjFd5pnhK20m0lXyAsvlFJJC+Sx7nParSY7amQ3xN0zw7aywhGvbvO1UhYFePVq4fW/iFruuuY7jfDbs2Fgt22jHv6/nWkVZak7nPrdwxTxtKD94EqBuP44r0DxFqupeKfDsA0/T52ktmGxWjEaBcEHGTk9BQ9Nyl5GEIdSTw21reNcwyNIsgUBlXsCuc49fUdOlZVxHHBGCG+RiQMc5xWfMr2Q76lJhHC4d5Ait93cCM1ZuRvs1GM5I4qgKDR7TnBHFbVujvEm0Z+UUN2WoLQc0bAHKnApqO0fMbMhHOVOKSfYrcu6V4u8R6fc7YdZunjK5CSNuVfwNdZafFXW7cf6TDbXKjqSpU/px+lVcmxpaf8cNJnIW+0u8tznbujIkH9K6618f+GLoD/iaxQE8YuAY8fieP1qhG9Bc2l/Fvt54biM/xRuHH6VQ1Dwxoupj/S9OgkPTdtwR+NKwHLXXwm0RgxsZZ7Usc4Dbl/WuXufhJq1mZGs7qC5UnIByjf4UmhpnO6j4W1zTkf7TplwAAfmVdw/MVz+tXZO2WMmNxaxoxZSvIwDSQS1RgCQ7gzO3zHJFamliCe/h+0eYxDDaq4+Y9hnNGzujllseqx2Wn69bw3upSx2tna5eeUN95R2H41sJq3w6uo1D2kca4wD9nZT+a0209TemmlYoX2h+F9Msn1wXqpFK26xhGeAPQNyScd65OfxPquoQSRhpVhL5SLILsvv/AIVElYb3IZL66jiHl3LRqecxORz781mT3D3GtQzX9y8yiSMkynICj2qYjPSb7xnpsfmrpxWaaMlgy8KMejDHb0rkNZ1vWNdLG+maK2J+WJZPk49QDz+NU3YRgSaK+YxaRNcSSDcUTnbyepH9cVqWfga8uQpv51to/wDnnH8zf4fzqlLS5SVzp9O8N6VpmDDbK0g/5aSfM3/1vwrctg25wDwV4HvUNtl2stDmNTmdPJQIfmhXKk8gjK/5/CtDRbGKdrk3cUMzfKp3KDzj0rGL94zXxFu48L6Jdf63T4eOmzK4/LFULjwNpUybUkuYgOgVwQPzBNb3ZdjCl8FRtHceXqG1bd9nzLy3Q8nPvisw202nyvBI43RkICgPPQg1nOWljKeiJEWRnaMOWJX+I1EbNiF2qcOxAbB7VMJWCEjLRNl7tzkBcZx1qw/3G+lbmqMeeyNk8A8wP5sbM4HQENgfpWx9gl1OaG0iUMzv36AepqmyUioYX0a+vIopjFJC5UyRsV5BxkHtUsfxL8XaVcLFZaxPKvGFnImB/wC+sn8jVR1epL0O60L4xa7JbBtSsLKdlOD5e6Mn8ckfpXT6Z8YdIvFP2uwvLRlOCfldR+IOf0pXQ7HS2vjbw/eShI9QiGR1kOzH51zvxXg0658AX13FDbTTKY9kiAFvvjoRzSjJS2F0PnJZEfKScKecg81p6beSWb5hVJGIwu89PeiSdrGElodtMq3qLbxIUUNl9rYB9zXYWngHS7vTFuYtZKkL8yMg4P51jSk5LU3g7I4mfwvqd34kW1tpJbhoVCMHb5UXg8eg55rvNP8ABtlZqrajNHJJCgyQdsYz0Ge5rTcZi6npEMkttFBHHhpQrSBhgZ6/UDGah0+DRorI3ckaTuCzIGOGzjG3HcZDY+tSkIwYdLuGdpfL8qOUDhlIPX0rTtdGV0jyzsN20hhgg/4VL13BI6ezt0trZEVQMDnAxU9UjVCVPbHAY49KGM4/Wz9n1CWJmJ5+XnnnkD8M1o6DcSRNL5oZUeMucjnIOKwjpIwXxHTxnMannp3qtdX8dq5RhyApyenLba2bsjVs4y81B5xMysY1lfcw9ayftLXDF2AKF9rFjjtxXNuc7dyKCXEsgjzzwCDXaaOGTQiWAzI+F3D1b0rRFQNuTT7KYfvLWB/cxiqM3hnSJgc2gUnurEVtc3sZ+oeB9Pv2jYzzxmNdq4Ixim2nhA2V6lwlz5oQHCnKHkY6inzBY5+/8E6xNPcS7opTMxYkP6n3rMuvB1zY+Q8NlNI/lDzX25w3fFVzE8pTs7O5t45Fmt5EO4/eUiiyXeJV5B3LSnsJ7GjNlLF0KruY43E96xdSiWxgMQLojwRtKoY4J4zUUn0IWxzqiPGSCQOADU3nbIM5wenB7Vu9zJndh5VmEYYxqw+bAwTmugg8HeIpoRLawu0bD5SJMZrkop3NoOxHqnimbw/Bb6PBbTR6lEQLx5MYbqcAjr1BrInv9R1qdRNK0m9vlG7Cr+FbtD6mrpvh55GYS3LbmOFSM/dzxyfxpdD1PS4JZrZFVUgBcyPyQS2CP5Ur6BdJ6mvqUsN3CESYKvGDn8c/Tmqthd2kAZpZ18xeMbs5qG1cd1cuS6hG/leUwKt8x57YzVObV5v7RtIrWNJLeZwkkhJyn4U1OLHzI5fWbjxBJdzKLuYWokZE8lcZA9cV3mhyomlW/mSgNsUEs3JP+NOUlsCeupm6/aeZqiFVXLgHJ9f8irVm66dZ3E94igoSNwxz7CsY/EyV8TM2fxYx1AfZ5FW3C/cZeW9cUy78QwX0UrLGcmLYrEcA9QfzFbTTtsazWmxim5S5MqqGJCgjAyBiq32XyWJkIaNsMQD/ACFRGl1M40r2ZoWn2e1HmyqEV1Jjcg4waX+35rabZCPPaI70B/z3zXQ6Tcbdv8zolT9xLquhr/8ACW3kUaPPYxkMM/IxqaHxraudr27Kcc4cHFL2beqFyPoWk8YaM33rpEP+0w/xq3b+IdJu5RFBfRSSHoqnJ/Ss7MzujK1fxalm/lwR725Dc/dqraeKLlUUzYbd93Pas22ZOo7l6TxJaxMwmHmJkgZHSsO41vTtUtXMNtHHMrZBC4zQ3dBKeljOMKXMTRgbgRu69Dmn6poun31gzwyyJIIwpJIwSP1NFOXKyY7HMLotsGObr5Rk429DVOazgdiijgHr61tGbbMzfNw8+ppECQqAcMenvXZ6J4x8QzX66Ta3fkQohbzHhViR7Z+tZQ0djWO5pzaRYSXkt/fYuLqT5mlmI447DoKppf6XFepDDJGHYgbmwq5xxz6VUpWNG0nYq31xdtcOXgNlNbsGEoPyMoOefX1zWe2lWz6tqiODHbqxlkIHzeWVDgDseCMe596jm5tUZyWupiajq6T6lKGAjbfgIh+6BwBVuxaO4tpFiWNZP4srnP49qU00R1LbmBLXzoZXDgeUUZcjd97g9Pai1ijklVo7pVbA/do4ySPTOOMY5rHWwhJ3mltFdAgVHxkkk/kKfHeNbnZJ/qy2cngg444otcCWC+mubQSymSTDFd5fGB6+3FQ6lqc1xpWfM3xEDCbS3I4ycU6fxlRepi2102yN2hXarYXqC30HpW4Ft9WjSMhY40yT5bbSPwI/X/GvWTvHvc9SElKNt7/kVZppbOSNI3G2Q4jkVeevQjvweelOvbm4hTYIVmk6GPyyrH357VLny3jGyFKo43UbIpfZtQuYGmC3UKxn7iSeZn246UWoCrFHDNsnK+Yhki/dvjoNxOR0Papu4Ruvn5EXdON+r/Abe+fb3PmNHEhBBaOIl9vrnPTnNMuNVtAvkW0QvHmiwoiXlWP8/pWUZytp95z+1lFaIdofw2u7oC51aT7LB94xj75Hv6V11ydG8LaOy6abeGUjAJGWf8e9EpOWiISsrs83W8d7qZhuKyE5x1Fa1jLMblF2IUTJ3Bevp9KiUGYrcWaz1CbVVeO3uJLcnDEIT+OMVoW3h+SOV3WO6w/8ItyuPzpqmxq3UuW+h3UU8kvk3Tlxj5jGoH65q8NMvZAFNnGFHQNL/gDTdFPcd4kX/CHyuxIgtI9xyfnZv6CpovBITkmzU+1vn+tXypD07HPNpogLzPFJDhApwPve/vUeiSS2WrS3NussgKnDy9cegFczbTdiW7PQbqOo3V9JK80hBYD92uQKsacllJcKjQyR4CtuAyCfcd6Ur2uKOsrs63xTqKwzW6rOp/0fqxK8f5ArI8Q7rLT/ALRaswOoQRu7REfLHEijPsSwHP8AsmlSVldm9dNVJI8+mnt2ncQoQin5D3I+tdZYvttzHB/rGjAwDubnrVVVornOiB1NxqaW5M52Y3LKCeT1GPoTyKuTzxQTW9jbQj5XKbdoLbsY6/8A16zavoA6eeS1sCgRi5JHznBTn0NTWFnN5UshYTSEDgDOc8ZzSSGlqdBcCdH8qGw35GSQh5OB7UwaXqs0DpHpcjB+CBEeldHKux0WQkPgXUHjRTpU+EJ2hyeM/WtSDwLqaBfL0+JMYzlgP61a5ugKajsXP+Ff3MxfzbW2G/73zdfrirf/AAr+Z4ljaS2jRfuhC3H6UuRi5h//AArwlADqBjI6FAxx+vNPPw2tH/12o3Lc5+UbP5VbV1ZlSquSsydPhxou9nle5lZvvFmHP6U+28AeG9Ll8+2s2jlx94SEfyqm23dilUlJ3Y99FsHJCwsV7hpXI/U1DNomlxqP9Atjj+9GDj86lEXKctpax/6q1hUj+7GBVRyRwePaqRlIiNMOaogbUsS7jQNGjBbk9Bmrq2BIy1S2bJHQyWUJCtsiYDjBQU6LT7NgzPZQZP8A0yH+FKwwGlacx50+1+hhX/Cq97pemQwvIthbK23A/dDOe3apklZjjujm7zRnS2uUvo4LgbhIrPGCwU/wg+groNH0fS7vSIGmsLdyFMfMY6AnilTiuWw6msrlv/hFtAPXR7Lkf88Vp8fhrQ4v9XpVqn+7GBWjimZjv+Ed0fzPM/s633/3tnNIfDei53f2bb7gc52c5pckewDG0bTN2f7PtifeIGpltLaP7lvEv+6gFFkhkqgDgAD6U+mDFpDQISkoGJSUANdwgyazrmcuaTAq+cY0ORWfLO0j4pAyCZ1RazXyzZqkZyIyAKYT6VRIgQntVu0iJcAikyoo6K3SKJOcUS3SAYWpNTGjh1JeBq94fqV/+Jq5Gmqp/wAxW659Sv8A8TS5ZmTrx7BImo9X1e6GPRl/wpoW7ZcNqt0+ehYqcfpQ6c2JYmK1sF5bz3lp5M2pXO3jLBhuP44osrWa3hEEGr3oXOQPMH+FHJNB9YT6F4fawQp1S7/76H+FOP2oHH9qXXHv/wDWqlCYniEug12u0Qv/AGpdED/apzec67Tq92ue4NHJPuH1hdis0FweV169/Mf4VEYL/wDh168/EL/hS5JgsTF9Bhj1VemvXHPqif4Uf8Trtrkx/wC2Sf4UrSK9rAaz64vP9tyjPTMKUw3Gvg4Gtt+Nsppe8NVIEZvPEY6a2n42a003/icf8xmD8bKlzMrngRnU/FI6axZn62Zph1fxUP8AmL6Z/wACtiP60czDmj3IpNY8VsMf2to5+sRH9arNqvitBn7forfnT5h3j3KFz4h8UL9+XTW/3Qazn8S+Jd3EVkfoSKpWE2u5Ede8UMc/YrRv+Bmo38ReJV4bTbP/AL+mqVibFdvE/iEHnTLT/v8AU0eKtdB50q2/7/U7Csu5MvjDXF/5g9uf+2v/ANerC+OtcX/mCRfhJ/8AXpWKQv8Awnuu99EB+j//AF6cPH2s558POfo3/wBeixR163j+aBuBGfStBrraqHA9+K6kjzHfQZdXLFGIxj6VEl0zRqRj/voUNajgtCR7kGDBzyKqxXgEoG4DHUZqZboumlZlh7pN4O8Ag1IbxkYbWU5HdqaJcVpYa13MYGIaMk8daa11KChG0564J/xptIj3miNbyTcQVBFAvGE4UgDr60rIPeFN3I2eF4Oeh5/SpILhtznYpGPUijlQc0mid5wYo+ce+6mCUeYgySTx1qXFFwk7EqOd3X82peSTzz7Emp5TTmYoc8ZI9OhNVy6eZzJge4IpOmCqrqLtiMbEuCBzkg4qhcxw7cgKfpSdMFUTKBijkVvlUn0xVRoEDf6tfypezQ3MozqMY24rPZATg0/ZojnY77GjmomtFBp+zEqogtVzSi1UnGW/A1LpsuNQn/syNlzvcfiKQadGejsfxFLlkWpo6PzW8z+LrVoyMwxzx+VdWxgrsN7lSG6Y79KI87CNuPYGi4KLBmbbtywxUAkMbZLHHorVM9S6elx7TuFzkDPXJApGvCcAOB7g1aWhnKTuOkux5YQSAk9wc0x7hsqOCBRYluy0EMzctuXr0LU37RIZAcqQDQ0ieZ3JBO67sbQT6GnR3EgcthVyOxxTsieZ6j2ux5YEmG9xSx3ERZBgtjtmk0xqUbaklvcQ+bhRt6/xZqQTq0hABz6iizsJyV9Cx5sqgAgY7ZaohcS+aMDgH1zUtIpOSdhxuZdzjavT1qnLM7xFig+lFkPmkt0VISx3g9cetQO5B7/nRYG2zOkc8/Wqh5aiw7lpF+YY6UOuCcg07Gd9Rm0Z6g1EWKN/9ak4lxkXI51eHHIx7UgbI7ke1JxKUzVWWHG4yMPbFSGYFPkkH0quV9UWpx6MiLAtgyfjijzJEUhWGPWnpsxa3uiLc79X/Ooih+tO6IswwBgYb8KR5EH3V4HZjmq1ZLsiMy4JIRfpinCZmOcqpxjgUWIb6Cq4B7Gnk5PQCmSh2/OMgCnBgGzxQSyXOYsbB9cUm4oykDFOwrsSJ2SXORyfWpJJGLdBihIic2mP851bO6ozMwbgkc9jSaCEmHnEytyScd6al2u0o6nnvmptY2vdkHm7ZTjByMVAZMt3qWaRKrk5NQ5Oc4zSsVcsxyHctSu2W6CqtoZt6isny52jFVZF+b7hpMaJYPLYEMD+FHkAtlJE+hNFhaN6E8UxOARVndxRe5uotIaWXHWmFvSqE2hCTjpTdx6dKZLuNfPqajMZz94U0Q1cYd4GCpNAY9ximQ79R64P8QH1qTIA4bJoFZWFBPrUqAnpTIs2yQEjg5obkd6BSTGgc5xmrKhnGMDHvQRyvoiX7NKwyF3D2I/xquyBGJIwanmT2L9m46yIC37zOOKryEb8jNQzaCuMLndkc0v8XSkaoY6gk5AFQNEDyXUfjSKsTJGOMbT+NW1ttygnA/GnchxTHm2wuVb9aqTGQZDHI9zQ9RK8diOFCXOMYpxT5uQPyq0tDmk9T//ZAP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Mi0xMlQxNzoyNzo1My44NjY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76 Viviendas en Vallecas</text:p>
          </table:table-cell>
          <table:table-cell office:value-type="string" table:style-name="ce1">
            <text:p>Ferrovial Agroman, S.A. Agroman, s.a.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ASABIAAD/4VZkRXhpZgAATU0AKgAAAAgABgALAAIAAAAmAAAIYgESAAMAAAABAAEAAAExAAIAAAAmAAAIiAEyAAIAAAAUAAAIrodpAAQAAAABAAAIwuocAAcAAAgMAAAAVgAAEUY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V2luZG93cyBQaG90byBFZGl0b3IgMTAuMC4xMDAxMS4xNjM4NAAyMDIwOjA0OjI4IDA5OjE0OjMwAAAGkAMAAgAAABQAABEckAQAAgAAABQAABEwkpEAAgAAAAM0OQAAkpIAAgAAAAM0OQAAoAEAAwAAAAEAAQAA6hwABwAACAwAAAkQAAAAABzqAAAAC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MjAyMDowMjoxMiAxNzoyNzoxNQAyMDIwOjAyOjEyIDE3OjI3OjE1AAAAAAYBAwADAAAAAQAGAAABGgAFAAAAAQAAEZQBGwAFAAAAAQAAEZwBKAADAAAAAQACAAACAQAEAAAAAQAAEaQCAgAEAAAAAQAARLgAAAAAAAAAYAAAAAEAAABgAAAAAf/Y/9sAQwAIBgYHBgUIBwcHCQkICgwUDQwLCwwZEhMPFB0aHx4dGhwcICQuJyAiLCMcHCg3KSwwMTQ0NB8nOT04MjwuMzQy/9sAQwEJCQkMCwwYDQ0YMiEcITIyMjIyMjIyMjIyMjIyMjIyMjIyMjIyMjIyMjIyMjIyMjIyMjIyMjIyMjIyMjIyMjIy/8AAEQgBAAEAAwEhAAIRAQMRAf/EAB8AAAEFAQEBAQEBAAAAAAAAAAABAgMEBQYHCAkKC//EALUQAAIBAwMCBAMFBQQEAAABfQECAwAEEQUSITFBBhNRYQcicRQygZGhCCNCscEVUtHwJDNicoIJChYXGBkaJSYnKCkqNDU2Nzg5OkNERUZHSElKU1RVVldYWVpjZGVmZ2hpanN0dXZ3eHl6g4SFhoeIiYqSk5SVlpeYmZqio6Slpqeoqaqys7S1tre4ubrCw8TFxsfIycrS09TV1tfY2drh4uPk5ebn6Onq8fLz9PX29/j5+v/EAB8BAAMBAQEBAQEBAQEAAAAAAAABAgMEBQYHCAkKC//EALURAAIBAgQEAwQHBQQEAAECdwABAgMRBAUhMQYSQVEHYXETIjKBCBRCkaGxwQkjM1LwFWJy0QoWJDThJfEXGBkaJicoKSo1Njc4OTpDREVGR0hJSlNUVVZXWFlaY2RlZmdoaWpzdHV2d3h5eoKDhIWGh4iJipKTlJWWl5iZmqKjpKWmp6ipqrKztLW2t7i5usLDxMXGx8jJytLT1NXW19jZ2uLj5OXm5+jp6vLz9PX29/j5+v/aAAwDAQACEQMRAD8ApaMn/E1t/wDeP8jXdIlUyUec6rJq3h7xRd3mnybRK5le3k5jlHr7H3FdZPfnU9F0+9MJgM8Zcxk5K9OM0hmYRXfWC/6Bbf8AXJf5CqlsSiO91ax0y7s7a8nEL3hZYWfhSwxxnsTnj1qzeafBfwGKZc+jDqp9qUXZ3QNXVjkbnR7nTLnn54m6OBwahkti/AQbj0ruU09TjcWnZkL2cwOAA30p0duCNrxsGxxVX00JsTLZSHAZcAdCB1qcWVxtBQA+meKlyRSiyAq88ipJG+FOCcdKtQ2ESy5k3EY6YobtsNK+44WcMwxG+MHjJqn88bvGQdoPPvSTvowemxHNudSE3lDyRnOKhx0ySatEMRUHSpNvHrQBEVGeU4qrJC2Tg9e3amgK7QN6VC0RHaqERtH7VEyUANAKmpEcZywpNDTGuMnrULRjuKgo3NEX/ib2/wBT/I13aJXAztRy+oIj+IJ/OQMq2zERSsPm+b+E/h0P6UIuPDmkjp+5P86SGV9vpXf2K/6Bb/8AXNf5U2Scf8SYIp7awhmUMjGTIP8AwGtP4fSXEnhkLcXMlwYp3jjaQ5IQYwM9Tj3p20BbnUvEkqFHUFT1BrDvdJ8o7k3Mh/iz0q6craE1I31KYhiQbcFfXFOFnEYyVC7uoJzW12Y2RE7SIqjduIPI44pFu2D7XkCH6Zp2TFexTmj/AH5fzhtbklDigvKseRdAjpzV6PoR8ykjShtwzx3FSO7HBJ/OqsiU2NM8i5AYAd+KgbHXNNITY0MvQk0u8Do5qrAOXzycr8w+lPKM0e5ojx1Geal2HqVWChsEHnsKhZYs8gjFPUQzy42OFzTWtAT1xUyqKO5UYORWeHDEYqPy8Gq3RL3GMpBzUbCk0NHQaGv/ABOLf6n+RrvESvOZ3IzLrQLa7uHu4AguCpjYP8yPzkgjsc9x+OaoXVjJZaVp9rNjzIoirbTkde1IZnEeld/ZA/Ybfj/lmv8AKm9hHGfEu1uJLXT544naGIyeY6jhM7cZ9M4NaPw5H/FL+/2h/wClV9kOpo+KtWvtD06G/s7ZblEmAuIicFoyD90+ucYq5outWHiHTRd2Mm+MkpIjjDRt3Vh2PNSMqanp80EbS23zp1Knqv8A9aseO+lG0M6cnnuRXVC00c07xYTy+Y+QBnvx1qA7iCp4z7VolYzbuyF7c4z5mTUHzrwy5FWtSLEybMAjK/SpiC4xuBz2K1LKRCbXrx196RrRwuAKfMTYgNlKfuqDzVq20ScurSABfrTlUSQ4wbNuGzWGPYEFNlihjjJk2qD3Y4rlctTo5TDvHty/7kAn+9is8xJnJGar2rSshezTd2GMcAAU0iszQgdV3nOevpTGSNv9muxbI43uQtD6EGoGix2ouM3dCX/ic231P8jXeqteczuR5pdNeWXii9m8P6i0Nw0zme0nGYpXz6ZwSeemDXTXV7JqGk6beTxLFLPAHdFbIUnqAaBmceelegWY/wBCgH/TNf5UMRma54k07QLizh1MOlvdh188rmNCMcP6A7uvTir+l2NhZWm3TUjW2lYyqIzlPm/u+30pDM/xcZl0dPKj8wGeIMo+9jeMY980zwmbZ11Z7RAkT3xIAXbz5ceePXNPoBsNqNmmprprXCLdvH5qRE4LLkjI9cYrJ1bw+HLXNkgEnVox0b6e9aUp8kjOrDmRghJC2GBBB5HpU6ocY6j3rqZyoVljxyMGoWRW4ADD60IbGraYb5twBqZ4nwNpJx6027isNEjD5WXkVIZFI9KVgTHWhTf8w5J9K1POReCMDsaymtTWD0KeoXTpaO0bbWyMEVz7u8jFnYs3qxzWb0NER0mPQUDGke9Nx6CkMkNqSMk4yM1E9ofTNdkZaHG1qVpLYjsarPFiqvcRt6Cv/E6tvqf/AEE13qrXms70eK+IHYeI9UXqPtT/AF+8a7gD/in9G/69FpIZAR6V6DaA/Y4f9xf5UxGD4ySzuNMSzuPL86Z1EW4c/fUHB9cGsvTXk8MeEbkaXCkgt9RlRYpWIDJ5hyMjocdDjHtR0Gaunaxp/jGyCRPPa3cBSZoJBh42ByCR0Zcj/wDUa0tGsriza/NysYM1z5imM8MNiLn25U8fzpAcj47uIBr+nQT24ZwqPBMh2yRP5nUH04xj3rtdR1ay0lYHvp1gjnlEKu/3QxBIye3TqfamwI9Q0tLoeZHhZvXs31rnpFeByjoQynkGuilK6sc9WNncgdw3Y1XZHJypNdCMH5EZMy9DSGWbqSc1VkTdifaHJ+Y5xUkc7k/LHmhxQKTLOZCucbKFU7tzlnPYZrPQsW7T/RGkyeSAAT0rKIFYT3OiGxy+q+Irq18QRabBFEEMkatI2SSGxnHp1966Uj1qbFEM9zBarumkVAem49aoNrlpvCRlnJOOmBUt2GkdHFCGto5S330DYx04qOTavTiqdRtWJVNJ3ZUkPPrVaRFY+lb0vhManxGjoI/4ndt9W/8AQTXeqtcbOpHOa14I0zWHkuISba6cktInKs3+0v19MVDe2DWFjp9pIys0FuEJXocUhmc3tXoFr/x6Q/7g/lTYjK8TQ+fp2w2ryruUl0UMY/nXt16Z6A9Oa5yby7bwTciF/MiGoSBG3btw3nHPejoMb4AO/Wr59uD9mjXJHP3mruNR1C10mwkvbyTy7ePG99pO3JAzx2yaQzlfFGgTa9dWGrabNDcRx+X8qsPmUPu3Kc4PHb+dJ8TcHw3CpGVa5AIxn+BqpO5J0fh8BfDelgDAFpEP/HBWbrspS+GFz+7Hb61pS+Izq/CZDXIzzGacroR3H1rqsctyTylccNj8KRtOdkyuGx2pc1h8tym1s6t80bflVqGN9vEbD8KcmmSk0x5tLhueAPrVK5aWCUx7sYHJxWc56aGsIXepVZyx+ZiSfU0lYG5wms28svjeFo43cCSEsVUkDp1ruPwqmByvjN3RLEIoJZn6nHQA1S0XS9Q1KCG7gtj5DANvYgD3xnr6VjLc0Wx3nnTJbRRfIpRAuc56CsLVtctbKNvMvF3njarDI/Ac0XsA/RGa8iNwVIDKNuep/wA8VpGMA8kV10vgOSr8Rb0Af8Tu2+rf+gmu9UVyM60eXaqt9pHibUJ9Nv59PlZ3meNvnil3NwccjnnnAx61011eTX2m6bdXAQTz2qSOIwQu48nGe1IDOOa9Btv+PaH/AHB/KmxIxvEPiJvDsltJJp09zZSZE00HLRHIx8vcHJ7546GleLTfFeg7rC5X7PLJvEsaY+cHB3A4PXqODRqMreHdGvdM1m6a4jTymt0RJEbIYhmJ46jqP/r1p+IvJ/4R2/8AOUMhhYY25yT0/XFJaAZvgyztbC11K3ssfZlvSUwcgZRDx+JNQ376d40gutG86a0vrOUsY5EwwxlQ2P4kOex7jOKfW4HRabbNZ6XaWrlS8MKRsVPGQAOKbe2Au13KcSAY56GnGVncUldWMK60+2t4W+1O8UmflRV3bh69aYvh+6MSyxSRsrKGCkkHmulV11OaVB9CGXT761QySRFVHUggj9KjS7kUetaLlmrozfNB2Y7+1WHBQEUNqpxwhrOXLE0hzSKsmpXDfdYIPYVxfjTVby2tbdra5dDK7K7A8nGO/b8KybubRSRi+CppZ/EEzzSvI32dvmdiT95fWu/NShshS3RJDJglz1Y1Lj3pgcn41IWOwJGRvk/9Bp1hrFzZ+D7O0tmEUkRVXcgHAbeeM98gfrUyQ07FOZp72T97LcTnH3S52n/gIwP0qvB4dumZmisggY9WAH8+a1UIxWpDbZ21hE8EXlsVJA7U6eeGMnzJo1PoSM/lWkJJRuzGcW5WRf8AD6/8Tu2z/tf+gmu9ArkZ1o4bVht1jV3kDBvsexVZS4KsznOf4eQPpmpWH/En0cf9OUf8qSGyq1eg2/FvH/uD+VNko4vx7qd1p13p5t5Sqsrl0IyrYKkZH1pumxzah4CM9vPLYSLcy3Ae142YdjgDuPY/rT6IOpqeFtV1i5ubnT9YW3kkt4o5FuYfl8wMWHK9iNvt9K3dSt5LvTbm3iKCSWNkXf05HelsMo6BZyWY1BXtvs6vdl0TjBXYoyMdsg1heHZriTxpfJO28RwyBGI52mQcZ6kD3pXGT6N4nvbjxde6JdRRyRK8pgnQ7WUKfusO/XqPTn1rcjnl/wCEkkt/MPlC3DbO2c9aGrCRS8QjM0f+5/Wti1/49If+uY/lTewdSbAPBAIPWuX1+GC3ulCBY1KZIHAzk04trQmST1ZgyTIuOvJxnFc9o/icazqb20dt5cSxlwzPljgjtjA6+pq7MV0W9euvs2jXbKSHMLhSCQRweRXLLo93rXhnTFttnyySs7SNjGW/Oi2gGr4d8MSaNdNczXKSSNGU2IpwOQc5P09KzLK5nk8cmKS4lZVuJQqNISAAGxgdBQkDZ2+Pek4oAzdekEenpiyluZjJ+7WMZwcd/b/61YNlZard3ks9xYrDE9zbOyPjBREZW49en51nLmbsh6F6fxHbWs0lvDZy7o2K87UUkcfX9Kz5vFF86MY47eHGfVz/AE/lWtmK6OpPz2uX7qCaypZbeLIDIvsK5ql+Y7aNlA6rw8v/ABO7bP8Atf8AoJrvAK0ZyozbnRYZpLiaGaWGedNjsDvUjnGQenU9MdayNSs/sMFlal9/kW6R7sYzjjOKS3AyXzmvQYeII/8AdFNiOV8aaBfawbWazRJPIVgybsMc46Z47eopui6deReB/szNJZzq8xIdMEgs3BB7EGndWsFtS3oS3SeIr9LxYxIlpAoaPO1huk5wen0q54rnuLbw3dTWtw1vOmwpIoBwdw7Hgj2qWUiPwnql3q2jtNfeUZ45WiLRKVDgAc4JODzTtN0izh1ebVbO781JUaNkDBgG3ZOD7EEYNLQNjk9Dglh+KN550boW8913DGVLDBHsa75LIDVWvQ/LReWUx75zVMRla+Mzp/uf1NVPFGu3fh/RbK5tI4HZ5FjZZQSMbSeMEc8U0r6A9NTf064a8061umUK00KSEDoCQDXNeKt8WpwXH2hI4wgVwwGSPmPHFLVbBp1OZvrlLu7sUt23qsu+XaOg2tjPtXCaZBeaKb6/liaIfZZVjYkZ3Abhx/wE1otFqQ9zY1PUbbUoJsXCeSQULBh8ox/9es7Ur2TT/Delppt26xO0uXjcfNhvUfU0X0BbieCppZ9enlnleR/s5yzsSfvL61r2GiT/APCTS6m0iCISO6qAcnII/DrTTBnT0nNIBPxpDjFAHDanaL/bF6Szf69+B/vGqyww7iiqGc/w9SfwrosktTK7bOq8QSSW+kb4yAylRgjPUgf1rm7SGW8M/wBouHARAy+WAM5z9fSuWUFuddOb+E9L8Or/AMTu3z/tf+gmu7AqWQjzDUIIrfX9Qm0jXp9OuGkleRGbYjS7ueD8rZ5xkV0F3cy3Fhps0775pbON3bAG5iMk4HSkncbRmtk16HFnyU/3RTZJz3ifXdT0S4s5LOxjvLaTKyRklX3dsNyBxngjn2qW31zSdX8PQahfhLS2ncxhbxlXa4JGM5xng4OaLaXGaNnpsVreTXaTyyGWNUw7BgqqWIwep+8epNVfFCxv4euElbajFBnPq4xUvYa3KngyPytJuF64un5/AVg+CZBJ4t1lljSMkNv8vIDnzDgkZxnHehbAzo7HWZbjxBNp15ppjeMyG3ukYOjqCM89VbDDj61vUxGfqdg93h4yNyjG096xvF2h3ms6LbW1oqmWKQOQzY/hI/rVRdmD2N7TIjaaXawzYVoYER+eAQADWF4gkt7iUf6qcKmQvBGeaS3A5ib+0J7ZRGttauSd6uDKAO2Mbar3uiw6jaxQ3kjtszuMXyBsqVPH0NVuSyK38M6NaEGLToCw/ikG8/8Aj2ap+I/D82si0SCSKKOEtu3A98YwB9KdtLCuM0HwuNFunuGujM7JswI9oHIPr7VnWGoXcvjNreS6laMTSgRlztwA2OOlNIGzsaxNY1mWwmaGKKIkIreZI5xySOn4etCVwLek3Mt3ZmWZonfeRujXCn9T/Orp6UAZ90dKe8lZbKWWUyMWJgI+bJzgvgflVOfUTaxTXEWnHbApY+bMF6DPAUNUuRXIat7bRXVqY5V3KSDj6HNZbWcC5GwYxg5Pb/JrKcmnY6qMI8t2jrPDo/4nUH0b/wBBNdyOlUzmR5F4igVtbmUfxTSsc9ju/wDr11Fxxpukj/pyi/lUwZUika9Ej/1a/SrZC3MTxBPJDPp7C2kljSbeTHyeAeAPpz+Fctqzqfh6jbcrJfS/Kw9Xk7U47jY/4Zkrc6rEhZYVWErEGOxT8+SB0BPGceldtquoQaXpst3cxySQJjzBGm8gE4Jx3A6mlLcS2ItDuNLu9O+06Rs+yyOSdilQG6H5TjB46YrF8OeG7vRvEOo3UpjeC4T5GQ99xOCD9aQyWCKZPGiu0sUkUkc7AoMEEGMYPY4xil17XdP02eYpeeVfw7DJGc/MpB2jaeGzjHHP0pDLHhnxKviCKT/R3ieMAlipCtnuAeay/iJd3VnpdpJaXU1u5uMFopChI2ng46iqhqyXsXL2R5dD0x5HLO8SsxPUnaMmscjJYAEkDJxzgU0BUlu4olLEPgf7B/rVG71UwpC0cSHzEZ/3smwAKVHXB/vU1qIw5fE0/wC833NpENgKhELtk54znH6Vla3rN7/Zlm8GoTkSSShpBhCwG3H3QOmTVONkJO4eCZ5ZdbuGlldyLckl2J/iWtTTdIuR4ol1EmMQeZIwHchsgfzojsDOq7Vw/jGMNq8R3Ff3K9P94047iZveGUZNEjBBGWY8/Wtc9DSe4I5qZrx7077iNUMhxtXqOe9Mu7Eva3JeSRlZGBGePu01BFOTNTXruaz08SQJvYuqhd23qQBz+NcnNNqsjSZjhTYu473Lcc+n0rJwblc2jVtGx6l4cH/E5i5/hb+VduKGZIw77wjpWoSPNtlimckmSOQnk9eDkfpVLWLZbQWlspLCG3SMMepxxSSGzHbNeiLnYv0psSKV/b3U0tvJbmIiJixSTI3ZBH3hnHX0Ncx4m028/wCET8kW7ySi+eZliBfCszsDx/vCiO43sUvhqCLzVxgghYQQRjH366HxvK8XhW5eNmRt0YypwcbxmiW4LYg8AzSXHhhZpW3u88hLYxnmovCmpT3eqX0DapJeW6LuRJYwGhO9hjdj5uAPWkMv2GsabfeIbi0Fo8OoQF1DtGP3iAgMQwzxyvBwfbivJfircTDxVqEAOIylu2PXg0LUNjsPhNNNPaXzTMxIkwuR0HHA9q6jxVp+nalZxQ6jqEdmgkyjO6ruOOnNNaPQT1G6rGkOnWUUb70RNqt/eAAGa4LW7u7tPEOnm1uXhaSORTsP3hjoR0I570boOpx11rN5rVlYl5ZIWYzGQoWIO0A5wP5e9dHe2cT+GbNCDNIq7UKqQSCQScfgKqG6uKWxiLpM4+5afoAf1rSu/C91qWnWUfmxwmIuWDZP3iMdPpW1SSasjOKd7l7QvDC6JcyXDXXnM8ZQjy9oHIPqfSqdhql7P4sktJLgmBJZVCYAGBnHQVnFXKbOq5rB1W7t7S9/fW9xM5C5dNuFycAcnPWhCNSymE9qriPyxyAuc9KnOMGgDIv59Gjnb/TwV3HAjLMB7fLVdr7SooWu1jmuUjBLFYCOn+9ii7Gaup2S3tp5Zcrh1cEeoIP9Kx30tSzl5WJcbWwMZH+TWMqjTsjpp0YyjdnbeGx/xOI/91v5V2wBNNmKPBdRubq01jUGsby5tGa6kJ+zzNGCdx5IB5/GvSdQlke205pHLu1pGzM3UnHJNCBmccmvRF+6PpTYI4Lx94p1fw/qdkumyxBHiZ5Ipogytg/gfyNa1l4qmPg6z1y606WZ5SRLFZLuKgFvmAJ6fKO/ekNmhofiDTte857NZUniCiaOWIo6g5wCeh6HoTU+uaUutaVLYtKYg5U7wu7GDnpQIg8NaNJoWkCxklWXbIzK6jGQTnkdq5/wXZT2es6iJ4JYnaNTiRCM/Mc49aT3HpYNFhKePrmTIIdLkg/9tErP8dLaWmqG9u4Lk7tqxkBSj8c4OcgjHTHelGVlcJl74c30d/HeSRRGJFwoUtk+vPpTviWhfSrXA6TE/pWkHd3Iexo33GkaaPSEf+grXD+K7iytRZySuq329vIycfLj5vbutCGceG0ixsomlm3J84Uh8k7gA3T2rqorsHS7GSz8ra8DOrSoz8KVAGMj+9+lPS9kK+mplrrlw921uLhklGMCOFAuc89cmq3ii/v7e3svLvJ1ZjLuZX27sFcdMVTjYSd2M8ETzT61ctNM8hFueXYn+JfWtLTNLuB4quL8oogMkjA55IOcURegM6mud1+FpLpNrKoJi5Iz0enHclmrpoZbFQxBbLZKjA6mrdJ7jOV1OB5bXYCobOefrSQW+PD89sz8ujjIHrW/LoZ31NrXNR/s2x87Y7AnHygE9gO/vXKSeI52DFYLjgZOYxxXFKDcrndTqqMEj1Dw0P8AicL/ALjV2ozTMEeBakxbVbvIBzNIenua9L1HP2fTx6Wkf8qEN7Gec16KM4psSPL/AIobDq1juUk/ZyBz/tUtzqM+lfCrSJbaYxM9x5bEDOVPmZH6Ui9DV+H2q3Os3Wp3N2yNIEhQFRjIG/8AxrpvEKF9EuAJrmE4GHtpNjg54wf50CI/DJn/ALIKXN1LdPHPLH5soG4hXIGcemKq+HPEkut3V3BLbQReRgrJDciUOCSORgbemeexoEP0260C78QXAsnA1KDzI5EIdTjcN5APB+bHI9ad4q0Jde0hoNoM6fNET0DcUpRurA1cf4X0KLQtKWBdpkb5pGxg5PaoPFOo6Vp1tC2q2b3MTuQoRFbBx7kU4RaskLRIbrDIbSzMalYypKjHQYGK4/WvD1jrsts96JCbcOECNj7wAOfypoCrF4O0KGGOL7Csix52iR2bGevU1NqEUNvZR29vAoKLtRUUAKvp7DgflVxte5L2MBLG4+0NIIgMnPUVY1Lw1PrFvab50gMW/cMFvvEY9PStJyTVkTFWdybQvC40W6lm+1ed5kezb5e3HIPqfSotO1O9m8STWjyDyEkkUIEA6E45xmoS0KbOkPTpWLqZtVuN15PtYbcAIzY546d80ITNCzMLWiG3z5XONykHrzweetT/AONIDIvrKzt5CkupRKqn/lpMgqvF/ZP8WpQyRjkhJ8j9Kv2j2FyI0NcsXv7Dy0YBg6sM+zA/0rnH0O4bzQZIx5gwevFZOryux0RoOSTuekeGR/xNv+2Z/pXaDNSZowbnwVoN27u9jskYkl0kYHn2zj9Kq65CsE0MKZ2xwqi564HFA2YxznpXofamxIwNf8KWniCaOeaaWKWNNilcEYznkf8A16ztV8GTXfg+z0SC6j3203miSRSob7/GBnH3v0pFC+B/DV74da/W88oiby9hjbION2ew9RW7r0Cz6TJGwcgumdnUfMOfyoAh8Mqi6U4jcuguZsMW3EjzG7964/4YoVv9WyBnbGMj/gQ/pQI1tDIPiyX9zsw17l+Pm/ex/jxWV4wv4bXxVtVtQtpjAmZ7WYgEZzgrxnjPU96LjF0nxXqcMVmjXn25Z7pYS9xEFZQQmR8uO5PJzWl8QLOe90+3WCGSUq7EhFLY49qqG5Mth3iu+/srQbe6aIv5UYymdv8AdH9a4628R3Oo23m2tqkbbZWw7F/ubPTH9/8ASkgLKXeom6EMk0GTP5RKwEcbd2eXNR61ePZ28En2hoS8TEskasWYbcdQeOTTjqElYwW10lWH2q+kb5cYCqOvPTHaqniHUrtbHT3gubqFZBIWBlYE4bHPNXJWREXdkngaaWXVLoySu/7nq7E9xWlplhMvim5vDDiFnkIfjnJ4ojsOW51B+tcv4mEvmny1J/1bbsjHDZ/pTiSzb03P2BN64bLZGc9zVrv+NLqM52G3uFuIBHtjUht2Op6VNc2sxsZom+8+/GT7mmo6j5lymlql9FYW3mTMFUnqzYrm5fEtrgkFTj0Jb+QrmnFuR2U5pQSPRvDAP9qn/rkf5iuyGas5keQ3/he5gutWaGfyjbqJC0UjKcMCeMd66/Vmb/RAST/o6ZJOT0oQMzRkuPrXodAI5HxXbapLremf2fq1xZiVXQojfKSAWyR0/So11TVI/Adhff2rbx33JeW6VcTkbvlxxycDpzxRcdjT8Oarf6hcXsN9Lp83kiMxyWW7ad2c5yTzxV/WdTGkaa94YWmCkDYrYJycUmwsLo2qJrOmR3scMkKuzLskxkFWKnoSO1UNAvNAu7i7OjQrFKu0Thbdos8kDqADyD0piH6fb6SNalls9QSa5Xzd9uk6PsLMC5wPmHIHU8VmeIvB02s6sNQhvVjIUL5bJxx75/pQBkWPgbVbE2u6a3mEV6J2Kuc7fl9R14Nbvi/XrvQbaGa0SB2ctuEqkjgexFOKuwb6lDx5bz6h4eEECB5pE4XOP4lPeuM0eyuNL0lYbiDbc+cTgFW+Q7cjPodvT2oQmbias3mDNixHnMchUztxhcc9araorz2ccCQgOMEjOQvHTNVDRik7oyDpl0TxGPzP+FGpeF5dUt7RTcJC0SsCNpbqc+1aTlzKxEVZk+g+Gv7FuJpGuhP5ibdoj245+ppdN1S4uNamtXSFY0ZxhEweDgd6hIps3T06Viapa/apWEswhUgDBdRwPrTTsJmlZosdoiJL5q8/PkHPPtU45YD3pAUjYX1u23erY4J2df1oNrcyuPN2ovcge/1quYLFbxJbS3OnKIoy7LIpwOuAQf6Vyrafess4FrIPMGFzj0xUe0itGaKlKSuj1jwuP+Jo/wD1yP8AMV2IqAR5/f212Drq/JuSNd7ec5yNpPc8/jWlq4O+39oE/lSQ2Zqg+Yv1Fehc0xI5vX7S6udZ08wXYh2xyMoKA4IHX8QcVyPi5DD8O9FTIJjvAck46CSlcpIt/CUAWuq4HHmx/wAjXV+LCP7CZSB88saDPqWApS+EF8Q3weuzw1CPSWb/ANGNXOfDOVppNSZmY4SHAJ6feNNbCNfSoYk8WyMloYHaO4LMY9u/MkfOe/f86yPGenofEFrNHLJHNc7IyyMVxzx0poTKdnc3+lz6dbRapczLLfhXMkrPlSsRx8xPHJ/Oun8WaJc65axxW7RBkLE+YSOo9gaadmJq6M3x9dT6foHn27hJo1+VsA4+ZR3rgbXXdSbSVupWklJ8xfkRQd2UC9vc8UDLp1OaW5SIfaQTO0eAcZ2qSenbNXNSimmsoJEmuUxbscxyMpLYXGcEZPXr7046sT0M+S0mw2Jb0YZACbmQ5+YZ7+hrH8WTXNn9ijhuZ0Gxs4kbJ+bvzT6C6k/ga4mnvLzzZ5ZAsa43sTjmr2k20g8S3U/lsI2MhDkcctxTWwmdRXJeIZvL1Er5Qckxvu256H/61NCZuaQ/m6XFIRt3FjjH+0auHp1oA4P7JcM6boJCNpzlT7UsOmv5sZ+ynIkHOzp81VYVzt7ydIIsuTz6VjvqNuD1b8q45r3j0aTtBHb+Fx/xNJP+uJ/mK7AZrU4kZb6FpcjTF0cmYYk/0mT5x05+bmszXkVLpUX7qxgDntQMyEB85P8AeFegc0Aild6ZBeXEc8plEkalVKSFcA9eBVS+8NabqOmQafcxyNbwvvQCQgg89/xNA7jtD8O6f4ejmTT1dVmIZwzluRVvUbGPULXyJZHjXcG3IQDkfUGgOtw06wi02wW0gd3jVmYFyCcsxY9B6k1neHvDdr4fNx9lnklEwQHfjjbnHT60CLkFiy6n9re5WQqjoEVMYDMDzz221Q1jQf7T1CK5N+sPklWVPLzyPX5hQtAKMPg5BLaSNqW829yJhiIDdhUG373+wPzqn8RL6SxsrZo7x7Zm8wApIU3HA9Ka3An8bWI1LTFs2l8oSL9/GcYZT0/CuRttHbT9NjsUk84JOJvMK7eQQcYz7frQJslhtbiK6SYICVllkxj/AJ6Hp+FWJY5ksorSNNyogUsR1wMVS0Ym7kLJdEEeUOcc4Pas/V/DLaz9neS68l41IIEe7OTn1FD2sLrcl0Lw4NFkuGNz54lULjy9uMfiaj0fWJLvUpLZltlChsiMENwcetCB6m/XP6pYS3t6ZEDAABR8h5qkJmpYW7WllHCxDMoOSB6nNWQMkADqcUAZclneRkZiTOOzH/Ckhgu2mQGFAu7JO49Pyp8wrEfiqBZtPjLRbwsgz8ueMiuNltbfy7vFsucHy/3X+yOnHrUXRooy6Hs3hcH+05P+uJ/mK67nFQCPB55dIljm2aQF86PYMzZ2kd/u89f0r0zWci5iA6eSn8qENlCIEzx/7w/nXfc0AjyL4pQibxNCWTdssFKn38xv6V0B0az1H4Z6dFcR7kghDoM9+n8jSGavhLS7TSL3WLezj2RCWI49/LB/rV7xRa2l5oxivdhh86PO44H3h/TNHQBnhaGG28LxxWwAhR5wgHTHmPiuU+E8cccOqFFVc+RnH0amBH8P40/4S7VHCqCUkyRj/noKf450zTZPFOnzTBjPcfuz6dsfyoAppa2tnqGlQWYxCNUJA+qwGun8Z2Hh+/jtE17URZqrP5OZVTeeM/eBzjj86BGb8Tv+Rbk+i/8Aoa159YWP2nwzGfLV2dnhTPZiwx/KmBd03Q3fU42eyRoxdTZBUEYAI/LPSrniK1hXT4pZo1wkRjUkfdOM8en/ANahCZxloYjqk4aT5AflXJxjeP6Vc8QXMkUVj9mnkRNj42OR/GaEN7mp4EuZ55b7zp5JAqpje5OPvetZ3hWyvIvHeoXEltKkDrLtkMeFOXBHNMk9D7VxfiG+uoNVljhvZY/nTCiUgAYGeM03sJbnRaLK82lRO0jOxLfMzZJ+Y96uuSEJBxjpzTEeYHV9XWZd2qXbKQSf9IJPStGx1DU31G0Bv7p0aZQytIcY3gVkpM2cUd9dyRxwkyuqr1yxxWS9za7d/mxhc43FhjPasqj946qTSgjs/C//ACEpf+uJ/wDQhXW/wmtUcSPnsOxXGR91ug9q9a1pT9tX/rkv8qaGyhAD9pj/AN8fzrvKAR5j8REkfxHBtPH2Rf8A0Nq6PTILCXwTo41EpsEKEb5NuT+dIq5d8NQ2sU+pfZCnktJGQUOQT5Yzz9c1e1qIy2KIITMfPjO0Lu4DAn9M0dBdRmjWktrogt5I/Lk3SkJxwGdiOnsRWR4J8O3ugRXn20xbpymBG2cYBzn86Yh/hvwnJoeqXV69ykvnqRsVMYy2afr2l6VdahFdalqaWxiwY1MiJg/8C60DK8Fv4Wjks2F8ly5uiYHSTd+9wgx8nHQJ19a5f4xRiWLRs9pJe3slAHQeOGsVsR/aXNrj5xz/AHhj7vPXFcla3mm2tkg0268m1bJA8tmGc85LA4pk6lxbuYyrt1GPOSu0hRk/TGciqutQx3sEdpNdpGoG4EyKGbjGeaasJmFH4Pj8xpre5ZmbqQysOuatXfg5ru2tYjfBGhVgf3Wc5Yt6+9Fguy54f8PHRTc77gTicKMBNuMZ9/es7w14rOq6vPp7WccJRGcsjk5wQOh+tNA1c6zNczqsRm1KSREDLwM+uBQ1dWQk7M19JieDTIo5F2MNxK+mWJ/rVthvG0Hk8CmHU89fwjqkJw3kPjOM9atabouoRX9sXgBVZkdiHHADA5xmsnB9DRyVjofFbvHZQlHdPnwzJnIH0AORXHWLR3CSJNcSRyBlUN2IY+mM9+vbOe1Y13roHM7WPZvC+f7Sl/65H+YrrgMitkSjFbRfDenjM1vZQgf89mH/ALMaq64F+3HGPujGPpTGZkIP2qL/AHx/Ou6oBGZqMmhQ3CvqkmnpNs+U3LIG289N341BfeIdC0uwtLmeeMWs4zbtFGXDDGfl2g+tAEuheIbHxDDPNYiby4ZPLLSJt3HAPA9Oah8V67L4f0dbyCBJpGmWMK7EAZBOePpQBJoWq3GqeGYdSnWNJpEdiIwdowSB1+lYnw/1fU9Wj1BtSvDctG8YTKKu3IOfugUAZnw+uby48Qaj9qu7mfEXHnSs+Pn7ZPFT+LbeOHxNazqkWbjAlJiVj8oAHJB9aAKDxqms6WqLhP7UO3p0xBXf3djaXpX7VawT7M7fNjDbc+mfpQM4r4oAnw+w/wB3/wBDFcp4ds7e48MB7i5SAfOMuQB19zTEaHlwWt1DI04l86QyRY/2hjP05FYfivVJbKeNIFA8+0KsSOg5x/M0AcdB/bd3G729s1yRgkRwhun0FaWqtf2tlpaXPmQXHkEun3SCXbt9KSA3vAtzNN9u82eRwvl43sTj71ZPg22aLxfeSmCaPdFJy4wD86+1PUR6HniuK1vxHc6frtxbifbGhTanlKQAVBPPXrmqbsKx0ukXr32lQ3LkFpAeQMdyOlW2kKIWXgryDQFjy4+OPEO45v8Afg94U/8Aia0NG8caxc6xZ2sv2d0mmSNj5WGwSAcYpXKsbuvXU8l7PCInVUGA2B+fPXAyeO5rAsI5Xmm3Hz5Ix8wQjO3qRjvx/X2rhqS95gey+F8/2jL/ANcj/MV12MqR612ISPLdT8NWtrZ6sSwL2sceCFAD5yefzrq9Z/4/yM/wL/KkimUbcf6XD/vr/Ou36DJ7UxI5TW4dHu9Wsb24FtIQHRnkIwAFPBzx1Nc34hs1uvCnhfdKsaxxbsE4J+VelK4zb+G8CW2l38SNvVbrGSc/wKe31p3xOZl8MQlQCftacE4z8r0xF7wnuPgG1wBuMEnA+rVk/DKzu7Wxv2u4JIi7pt3jrgHpQMn8E+Fb/QLq6ub6SNjOu0KGyRzn6frW5feH7bUL77VdzSsFxtjUhQvAzyBnt60gIre68N2NzDaRXFs9y0nyKG81w5wOvJHQenSr17fW9hGslzII0d1jUnuxOBQ3ZXYHOeMtSg0qBLu5D+Si4YoMkc1wc3iPwxfje96uOmHiYY/NapCsSRnRdSaNYtQglKD5FEg3KPYZyKnv9Gt9RuYp3CM0S7UBJxj3HQ/jVWTENu7C9miSKO6eBEJIW2IjH6AVT1HwudTSAzahKZYk2l3G4tyTzz74/ClyJO6C7JtC0D+xlulefz1n29E24xn3961ooo4c7FxnrTWgmP3VxHiOHztWnbylZTt+byAxPyjvjNNJPcmTaXunR6EvlaJbIBtAU4GCO57VfbcylR1PAoKWxwVjpmq2erJJfWJlh5DBiHAyOuDmqq2F2PElrMllIn+lI4aOEKB83sMAfpUve6GtEaer3sklw10ksilWKuEY4GMZx0P44HT2zXOwXMkV42yZoJZuA6rgYP8ALkfkTXG1q2wZ734Wz/aMv/XI/wAxXXclSK6UCOG1jTgdM1aSaUNLEQFIQAt8q9zk/r61qayv+nsf9lR+goiUynaqftcP/XRf511GpXJt7GYowWTYdpPrg4py2EjhtOvbQ3C+fAjyhGJMkeWJMnHb6/rVnWPC9zrnhrQbZUljmt4cNwBsJVc5BI9Kzjqhm14N8P3HhzTJra4ljkaSbzAU+gH9K2NR0y01W3WC9hEsSuH2kkcgH/GtBEsENvZwJbwIsUS8Ki9BXMeLfiDpXg+WKC8gupbiWMyRpEgwRnHJJGOR70hmDD8Q9U1a4SO0tIbWMnLMxMjY+vA/SvO/iVqWsXnjPUtN+3XbWQlVI4TK3lj5VPTp1NDdguW/C9yvh/TYb50WW6gk3CHdjcA2ev05rsNabWfGdvYW2mWkkiwXRkmmYFY8dsMTyQCfzrJyU1ZDTTQ7Uvh54p1SOaGTUIpI3/hluHK9c9MGuG1H4aeIrDckmjysgbO+A7wfyrW4GbpdjdaBqouJLKVWVSpSVSBzS+JbltWkt5Ei+ztGCPk5z/LFF9BdTLS91eC38tNRuVIbj983Ard8L69qf9p+Xql6Ta+Wcb8H5uMc9fWmmB28d/azcR3MTH0DjNTbs981ZNgyarta25OTEKdxWJMgdBSpKscqOeQrAmkMht/Eum6vcJFFbSpJJnG9Fx0z2NM1mWTT7B7qzjHmR8ldm7I9Oox9ealvQLGHB4tt7qxubeaHM5+dSFCjIOcZzj161zVxPbPfQ+fDJJCDsbJAGR8vXGSAMen9a5Zu7uX9lHsWk6kNNumleMuGXacNjHNdVba9p1yMC48okdJRt/Xp+tdCILEGmacpEqW8LE8iRsOT75OagvNLN5dPIZVVTjGBk9KZQsGjW8RVi0jupzknA/Ksjxddy2RjmD4h2mOQ5+5u6HqOv9KUnoBzPhi4aLVot7BkTewAOMHODwP9o/rmu2v/ABdoWmsyT6jCZVJUxxHewPoQOn41FN6COa8R/E1NJu5LK0sDJMgxvmbaoJAI4HUc+orzTXviN4v1CeRI71rW3GMCzTZ2/vct+tWM9n8Elh4ajeWR5HZizu5yzHAySa83+K9oNd8Q2M1lNBJBHbbHlEgIU7icfkRSckldgLpqzRRJb6dbPc3TEMQqEgjGe3Xg9s10P/CDy6jevqWtRW1vLcNulk3ndkjsO2PqOnSsVN1FoCszTu9G8L+E7aIvp0d3O33RPhycd8Y9faucfxbr76x9riujbW+ABb43KAB0x0rKpNUvdiS7I2o/iFqqAborJhnn5GGf/HqguviBr07OIfskKEYXbCSR75Lf0qPrUrbBcy01aRCGIKv/AHkake7srli08Ebt3aSIMfzwa0hiYvRiuYmr2+mPbyNBYxLIBnzBuGfwzj9K577LGQSFK8djXUWNezGMrIw47j/CkSG5ibMU+09irFTVWJuTLf6wh/d3Ez+nz7qeviTWIx8xR8dd0f8AhindoY7/AITO6iBM8ELAf3cr/M1GfHiyRsHsyNwwCJKLgVdE1uztdQhlLsApPBBPYj0rotZ8RxajYC10/YZbndESSCEAU/MfTpnmge5mPpMdw9pLcSKpn2qXYYCt0yR6Zwfzpt5ol9Ff3GnxgzNDj7kZIcEDBI7/AI+lYTjroNaHazalBbFBct5O9toL9M/XpU6TJKgeNlZGHDKcg1qjM77QiP7Ftvof5mr011BbLunmjiU93YD+dMtGFdeN9JgysLyXDjjCJgZ+px+ma4jxR4hk120iL2wtGDkLhiWwM9TjBGMnpUTegGNoZ+0TiLeWEWVxuJA4GcfjWvNpOltJ5lwqRdywOCf8amn3AxfENpDq2sy3sU7bZCNy7MYwAODn29KpwaXDFgiPe3YtzVgdfYWXjG+0yKx06EQWLZLSStsVgSevGSMY6ZroNN+GNioU6hNNclWyYY22RfQ9yO/UViouTvIDsFs00yyZbOyGxBkRwgAt+ZGa5hNautV1X7JLai3jjIk8twd+R65/wpylyyUUtxHn3iS4ube8urWBlmvVd8Fm3MQDjP8AP8q4yS/1VZ0NzPcQRlgGfyyAB9MDNckIL7Qmj0uPwJe3+iW2o+HPEFvrLsAXhlAjyD6YOVI9Cf8ACr1nrNpoejvo/jXwzcaZubb/AGlDAHjJJ+U+YufmH410KjFPyHYy9UtNIiYSaRr0GoxtjCopJQHnkj5c+o4PtWbnJ2jJJ7Cop0FGVwSOy0bwTHLb+fq0WRIPktixU/Vscj6Uy/8ABPhaJVle5urZZGKqIm3qD+RP611Ri5OyFOcYK8jJl+HtncA/YvENtJu+6ki7T9Dyf5Vn3Pwz8Qwk+SsFwOxjlA/9CxQ+aOjBcstUzBuPCuvWchSbS7rC9SIiy/mMiseZZ7ckOGUjgg9qakDiZdze7xtYA49qqfun6ooyeuK0VidURIkcU6SqA2052t0P1qDdGdwYBevQn3oehcXcX7bOISgkdcZIIY17l4e1NNX0KC4Db5VHlyn/AGh/iMH8ahlGH4mj+02ixQnfIjhynfGCOB3/AAri7d7rTnVoZ5IGJ5VenTuOlSJRdjcs/GOvQ2jSJqEgBYKYx93gen8OfbFSx+KRcndeq4Y9XU7vz71QGhFcWsq+ZBOjr1K55H4daz7/AFVHS4S1G4qAGb+FcYP6gkVnPYB2mySKJHimDF2I3IeeCQfp2+taVpYXl/JsggkmkOM7VJ/OnC1gOq07wBcyfvNQnS3Tuqnc3+A/P8K6nTdC0PToRNBHDJt6zysH/XoPwp3SA2bS/srtSbe4jkCnDYbpVwMp6EH6UKSkroCGbUrGCdYJbyBJmYKELjdn6Vy/xC0vVp7e2uNPtjOkX3liBL5JHpkkY9Ae9Z1VzRaiB5/p+pra3SX3irTbhZtMjZbZLdCTKj5HzKR/DyecZyRzWtear8OdW04z2N1cLMwI+ypCztn3VuAPxArJxpzhvsN7anHHR7bzhLYNNYzZyJLWQxt+nH6VrGbUJ4o4tR1S6vwowPtDbh+XTvWVOU5rkexAQwPLMlrZw7pGOFSNa9F8N+EotLC3d5tlvDyAeVj+nqff8q7FsUjoLudIUwwBbsDXHyWS+V5Tp5i+Y7jHAG5iePzrvwsLLmfU8TMq95qEehTOjRyFihkX27VElneW5P2W8dPTaSv8q6mk9zjp4iUWTjV/ENtgidnVRjBCtn65Gar6l4na7g8nVLKBkIwRs259vmBrnnhYPVaHpUcfJ6PU4jU9O0G6OYbXZk/dUDgexBFYupaBpxffYyXCKeQjdFPpz1/OsXRnHY7Y14S8jGl0K4Q4WZW+oxVmSwzBDmJVYRhWI7kDGaydzZNPYrtp0Dfei5PpUunQwiVrFtS+yA85kUhQRyMkf56Uii1PrkstyJ3kyyjC57A5xmrVhPHe+XFKgm3kvuYckfXqByahHS0krIvt4fT7MY7SXALbwsn06A1jXNhc2sTLPEy/L17fmKo5imxZHJQkMG4IpsUu2Tey/P03f570mriO18K65o323brMbeWWyCRhF577eT9fYetdNqHxEEF6YdEiiSwjHARAPM9/Qe361jJuEdB3Kl74o1XVoAfPeJHIPynaMenHX8az59fhtU8m61EYB3eWTkj8OtcU5Sm7Ilsxn8X2YchYpmQ8ZAH9TmpU8UaZLLEuJ4zuGWYAKPyJNL2ElsCOutfAreMLRzFfPEY13CRH+Qt/CCO/1qxGfil4YCpFJ/atqg+5cxbm47blyfxJrrjGVFJWuhpWINW8Y69r1sltf6dbWKgDdEvzsWz13EfKOOg/PtXPLGPNYhBuJyxx1rmqy9pP3RNlnaqDoB0yRVmxsLrV7xbazjLHu3QKPU+grrpw5Y2Gkem6D4dtdDg+TElww+eUjk+w9BWjdXS26ZPLdhW9ODnLlIrVY0oOb6GBNdNJIcnPrg1A84DDI7V7FklZHyjk5Nye7CNwytjg+hpkQw7gjpwOKQDnijlXa6BlI6VzWteH1uFVoVkYIMeUp/xpW0NaU3GRyd1pNzDIV8gpnopPIH1qhLY3sTH5W4565qD1Iyi0UZXuI2IdT75HNX4Le4e0WfKqiKMZcZJ9h14yKwrfCdVH4tCC8tTFOySAJIMEjPc88YGKx9SsvnScEP2YEmuQ6yez0uzhaRpZPOk28gnAZTyPpWlZ2MSSPLbo21Cq5JBA4IIx+HT0rjlUbH7RsvzXclmF3OW3DG3BDZx6en/1qorqP2q2DhsvLhdrgMCScZx3qU5OxD3Ng+HLOeENCfKkYhifvBiOfqM+x/CsLVPDl7Azyqu9PvMy8j/6344rttoNMyWhkRdrrtOckkc0qPJA2+Nypz95Tj6VDYzSj8RXyRFJAko24BYYOfwrBmjMszy+b5jMSTvO0n+n61kqKi24iGLa3BnSJYmMrkBVx1J6Yr1+L4GyXPhSOZdTCa4w3lCwMA/2CQCcj1Gee3eqjG7GkGkeEPiX4StdmjXcZRiGe3co0e72yc/oK1/+E6+IGi+Wuu+FbeWN22CeOXy1zjPPX09KFNxV5IZg3+oXOr3TXWoyrJO44CAgKPQA9BVUnEYDfeI5UVnShrzvdiNHRtCu/EFyyx/u7VTh5SOB6jHc16hpulWuk2ot7WPaOrMeWc+pPetyiW5uFgU8jcaxLmVmJYnLEV34WnZczPCzSvzSVJdNyoQRnnpUMwJ+bBxXYeWLCdqtkHk+vWljbqCBgeh6UhkhPfvnrVdn59h2oAWSOOaLZIisDj5SKxNesYV06aeNVi8tCDs9KTRvRm1JI89kbczZbOD3r0nwbp1nqfhALPBGXWZx5hQEg8YPP1rkxHwHuYf4jn/E/hY6Zam6W5ieLzcYUAHnqfboOOa4y6gH2Z1DZOMjPqK5Vqdg7+zJYdQLRq0gZcZUbSPc+v4fp0rZtrRbQN5pkj3NkkNnd/UjH5V505pk2Fe3t55o2IiZeVwT8wOPzqK00iKAlS4KZ4AG3b+VRztKwM2IJxHtijRmA6DPNXHvIoo/MZsc9M4NdVHEJrle4rFefTLDUgxaMAk/M0RwSe+exrAvvCk0fz25Ey/KTt4Ix1+U9fbB/Culq+oJnO3FpPbO6TRsrL94EYKntmq+3ufp+PNRsUAeRFIB4zwCMiuq0H4leItAt2tobvzYjxGk4Mipj0yc9O2cU0B0Vp8avEpfbJpWmXP+5KYj/wCPGreteJb/AMSG1nuLdLYxIQIkfcoJ6nOBnoKJaqwzG+0RrhS2Zsdq6Pw14SudVZbu/wAx2wPysOGf6e3vSA9AhEFuYrKFRFGoIVEbaR7+/epXvBHbI5ILsBn8q0hBzaRnWqqlBzfQxpp3eTcxGT0yarynJ5649MV60UkrI+TlJzk5vdkJJH5Z6UjTbHwTx0ORzTAkB3cjtxkDOaii4dmHpng0hkue+c1Wf72AOM+nWgCQEYA4DdzWJ4mnC6RLEQw8whc7Tj16/hSextRV5o88lT5hzz712/gqZZdEuLP7Qiv5xZVYEclRyCOR0rkr/Ae7Q+NGf4kjv4Ytt3EdrH5GZy546855/KuOlBOfQ1zLY6zpIsBjkkBemadKYCq7lJYdCa8bW4CIUAysSgY6mpVQMhIwepLUmIki3hh5aliBn6UkzRuAZEUsTkKRwv8AhS2d0D2Ft5ks1ZIsHJJwTnB+tXra7Mg2ygK4OOAcfnXfQxF7RkTYfPa292nl3ESSr6MOn0PUfhWBfeEopAXtZSG2n5JO5553AfzH411tXGmcxfaPeWJfz4WUL/EcbW+h6H8KzmUg8jHX8ajYoafu/lyasW2q3lmxEUzBB/AxyPyqkB1Xh/xVptvdpLrOmmWJT/ywbv7qe3417HpHi3w/rcax2WoRb2GBEx8tx7AcfpSaHcZ4qkNtossayllc42v1HXv/AI1VsZP+JbbFmyFiHeu/Cpctzwszm3LlvoPd+cnpjsajcgD/ADxXUeWRFh0z9Dimybt2cfUZ60DFiyFbjoSc4pImzk5weoGOgpDH7gB29aqmXD4z16kUDJSwwpHXHeuW8XSsiQASfKxJx6Ed/wBamWx0Yb+Ijiy2WyWB5/z713fw4eOVNRjdQ3KEAj61zVvgZ7NH40J4p0SfzJJIEkFu3JEfIz2yM/8A1q8/mBVirAhgcEHtXLF6HYzajYuSXJVQetSKVwAM7j3NeOxE+xBjLds89aliaNGXcdxxxk1O4aEry56YVD7Y/WkMSz4UMQFHUDrU7D3GxxlJCIl37e+eafJPI557DhSKNxbIkhmlVdxJPPKkdKtJcowyTgZ713UMT9mYrEp2suGAZW6gjINYmoeG7C6DFFNvIQeY/u59cdvwxXbuCZx11pM1ndoQ0dzArfO0fI46gg4qK5sxDfu0aqIVjVwHPqKxVRcw76lQn90D3z36j/GlBZSGHdc5B5rcqxp2ni3WbSJYftjz2+f9VMd6/ryBXaaV8TbQwxW1/ZtBtG3zYzuX6kdR+tdFKty6PY87F4FVfejozsLLV7HUk32V5FOD12t8w+o7fiKsvu28dQMgc12KSaujw505QfLJWZEDwQCQB+NOZ/3nABI688VRIu4EMep296jhB3HGcYxnHWkA8tjnJ4HXNVXGX9vT1pDHggL354Jx0Ncf4tmLXkKc8Rjv7/8A1qmWx1YVfvDlZASWPPXnvXQeDNSFjf3JMojWSLG5umc8VhV1i0evT0kjo5Nfvo4Xl+0wOCeFddvHqD3+uDXC6vcC71GeUoqFj0UcVxxR2ssRoWPXAx1PerPKMMFSe2O1eSyUPQq/JGWPIyacMmUDazYGcCpCxaQLGCJAST156Unmcn+77cVIxnmoJF27ywPTPT/GpmilkIkY5b+LqcCjYViOLz8nGWVeD3qxLJGFRGXll6EY/Sk/Ia8xJb1UkxCAeMYHTNON8vlkuNpAyeeK7cPXa92ZL3OMuL+3khuZCrf6z+HqM5+vv1qxK8UtnCxiLo6mMYOG3E8df5H1pyTUhEEukzPpyuhhKBf9Wwwwz0I49APzqlLHbvFGEfcFi/iPXliTnt0xXTB6HTTinEx2VhIEP3gxBGfb1pQcle3J6/h3rW5m0SRyvG6yRuyOMkMpwR+IrotN8dazYqqSTC6iGBibk4/3hz+dXCbi7o562HhVVpI6/TfiDpd0VS6V7NyP4huQfiOf0rpobi3vYw9tNHNH2dGzk1206qmeFiMJOi7vVdywpyuDjOOecUiseRtOPrxWhygWJxx27dqhZ8HaCCcZyRzQUkRyzhIj8wDnlQxxk15/q1zLNeStIqiQNjrxUSOzCJXuZTyjceRycjArW8NpLPqvlQiMySIdomXKggZ6fhWU/hZ6UPiRo31lrVijyyRxtHuOdvOzPXjsDXMzKcFgCRkjp0/GuNW6Haz/2f/hMehodHRwOi8vbnMuYWRvYmUuY29tL3hhcC8xLjAvADw/eHBhY2tldCBiZWdpbj0n77u/JyBpZD0nVzVNME1wQ2VoaUh6cmVTek5UY3prYzlkJz8+DQo8eDp4bXBtZXRhIHhtbG5zOng9ImFkb2JlOm5zOm1ldGEvIj48cmRmOlJERiB4bWxuczpyZGY9Imh0dHA6Ly93d3cudzMub3JnLzE5OTkvMDIvMjItcmRmLXN5bnRheC1ucyMiPjxyZGY6RGVzY3JpcHRpb24gcmRmOmFib3V0PSJ1dWlkOmZhZjViZGQ1LWJhM2QtMTFkYS1hZDMxLWQzM2Q3NTE4MmYxYiIgeG1sbnM6eG1wPSJodHRwOi8vbnMuYWRvYmUuY29tL3hhcC8xLjAvIj48eG1wOkNyZWF0b3JUb29sPldpbmRvd3MgUGhvdG8gRWRpdG9yIDEwLjAuMTAwMTEuMTYzODQ8L3htcDpDcmVhdG9yVG9vbD48eG1wOkNyZWF0ZURhdGU+MjAyMC0wMi0xMlQxNzoyNzoxNS40ODk8L3htcDpDcmVhdGVEYXRlPjwvcmRmOkRlc2NyaXB0aW9uPjwvcmRmOlJERj4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stación de colmenar</text:p>
          </table:table-cell>
          <table:table-cell office:value-type="string" table:style-name="ce1">
            <text:p>Construcciones Rico, S.A.</text:p>
          </table:table-cell>
          <table:table-cell office:value-type="float" office:value="2019" table:style-name="ce1">
            <text:p>2019</text:p>
          </table:table-cell>
          <table:table-cell office:value-type="string" table:style-name="ce4">
            <text:p>data:image/jpeg;base64,/9j/4AAQSkZJRgABAQEBLAEsAAD/4T2ARXhpZgAATU0AKgAAAAgADgALAAIAAAAmAAAIwgEAAAMAAAABG68AAAEBAAMAAAABBnYAAAECAAMAAAADAAAI6AEGAAMAAAABAAIAAAESAAMAAAABAAEAAAEVAAMAAAABAAMAAAEaAAUAAAABAAAI7gEbAAUAAAABAAAI9gEoAAMAAAABAAIAAAExAAIAAAAmAAAI/gEyAAIAAAAUAAAJJIdpAAQAAAABAAAJOOocAAcAAAgMAAAAtgAAEkA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FdpbmRvd3MgUGhvdG8gRWRpdG9yIDEwLjAuMTAwMTEuMTYzODQAAAgACAAIAC3GwAAAJxAALcbAAAAnEFdpbmRvd3MgUGhvdG8gRWRpdG9yIDEwLjAuMTAwMTEuMTYzODQAMjAyMDowNDoyOCAwOToxNDoxMgAADYKaAAUAAAABAAAR5oKdAAUAAAABAAAR7pAAAAcAAAAEMDIyMZADAAIAAAAUAAAR9pAEAAIAAAAUAAASCpIBAAoAAAABAAASHpICAAUAAAABAAASJpIKAAoAAAABAAASLqABAAMAAAABAAEAAKACAAQAAAABAAAHhKADAAQAAAABAAADV6QFAAUAAAABAAASNuocAAcAAAgMAAAJ2gAAAAAc6gAAAAg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AUAAAABAAAACQAAAAEyMDA3OjEwOjE2IDE4OjQ3OjE5ADIwMDc6MTA6MTYgMTg6NDc6MTkA/9yR+AAPQkAACayBAAGGoDuaygAEnI39O5rKAAScjf0AAAAGAQMAAwAAAAEABgAAARoABQAAAAEAABKOARsABQAAAAEAABKWASgAAwAAAAEAAgAAAgEABAAAAAEAABKeAgIABAAAAAEAACraAAAAAAAAAGAAAAABAAAAYAAAAAH/2P/bAEMACAYGBwYFCAcHBwkJCAoMFA0MCwsMGRITDxQdGh8eHRocHCAkLicgIiwjHBwoNyksMDE0NDQfJzk9ODI8LjM0Mv/bAEMBCQkJDAsMGA0NGDIhHCEyMjIyMjIyMjIyMjIyMjIyMjIyMjIyMjIyMjIyMjIyMjIyMjIyMjIyMjIyMjIyMjIyMv/AABEIAQABAAMBIQACEQEDEQH/xAAfAAABBQEBAQEBAQAAAAAAAAAAAQIDBAUGBwgJCgv/xAC1EAACAQMDAgQDBQUEBAAAAX0BAgMABBEFEiExQQYTUWEHInEUMoGRoQgjQrHBFVLR8CQzYnKCCQoWFxgZGiUmJygpKjQ1Njc4OTpDREVGR0hJSlNUVVZXWFlaY2RlZmdoaWpzdHV2d3h5eoOEhYaHiImKkpOUlZaXmJmaoqOkpaanqKmqsrO0tba3uLm6wsPExcbHyMnK0tPU1dbX2Nna4eLj5OXm5+jp6vHy8/T19vf4+fr/xAAfAQADAQEBAQEBAQEBAAAAAAAAAQIDBAUGBwgJCgv/xAC1EQACAQIEBAMEBwUEBAABAncAAQIDEQQFITEGEkFRB2FxEyIygQgUQpGhscEJIzNS8BVictEKFiQ04SXxFxgZGiYnKCkqNTY3ODk6Q0RFRkdISUpTVFVWV1hZWmNkZWZnaGlqc3R1dnd4eXqCg4SFhoeIiYqSk5SVlpeYmZqio6Slpqeoqaqys7S1tre4ubrCw8TFxsfIycrS09TV1tfY2dri4+Tl5ufo6ery8/T19vf4+fr/2gAMAwEAAhEDEQA/AIxT8jFegYgGpCcmgli5pwPFUhC8UbB60xBtIpQDigYUoBoAlCmnbfWgQoWjHNO4rBxS54paseiDcaTJqkiXISimQJSZoHYM0m6kNIC1JvxSZQm+m5osDDOKTJNUIrZoB4rE2YZpaZLHingUxDgKcFoAXFOxxTEIE56VIoA5pMYuaTJoSE2HNLzVWE2JRmncncTIo3Ci4+UbupN9LULCbqMmmgYYpKYhDSfWkMKXFMBaT8KBFMA0oU1ibjglSBKBNDgvNSheM1RI4LTttCAAKWmSLijFOwXCkpiCkJxQAwtTS3FSUJupM0AGaUAkU0Ji8Cl3elMQUoHtQIXafSm7T3pNjSF2j1oOKLjEopiKoGO1KKxNxyqalXr0pohskCetOxVEi0tMQ3nNOoQMBRTAKaTii4WG5NJzSARqjNA0FABJ4oAlWLuaad2cAUkwaFWM55p+wDqadwsL8vpTsHstJjXkG09zQQoFK4W7kZdR2phkFNAM3UfMaZI/y6TaAeKgu44L7U8DFUhDqKYhaKQBT0hkc4VCaLpBZvYtpp52Zd8H0FKbSJR1J/Gs3UfQ2VJLcrTQhOVPFQFCeatO6M3GzGhDSEY4ppktDWpuM0wHCMd6kUBWwMZPHJxUtjS1K8N6s8xAV9uSM4wBjuc4PPtnse9TSNgfIy5yOozxnn9KlXLdgDZpwI9KogfuwKaZPekURNLUZkpoljN2aWqEG7FG+gVyxQBzUlD1QscKCTU32SY5HlkEetJyS3Got7CeRJ/d/Wk8mTIGxuenFHMg5GXRpnyZaTt6VC1rHHjdJk9SBUe0uaOkluyTciL8oAP0pFuCD1qdytthxuietQvcc8UJBchaTd1oL/LirJGB8HkUkjqaZPQhLUbvQVRAu4kelOgybqEDqZF/mKAMG98R6PphYSXSvLnBji+dvccdPxIrl9Q8f3MhK6fbJCueJJfmbHbjoP1rGdVLSJcYN6s5q71G+1FvMurqWVg25dzcKfYdB+Fdf4H1S/uZ7mK6vZpokQMqyENzn1Iz+Gazg3zlyS5TtDMTTd7E11WMbic0uKoTCjNAhN1MzTA20gtpEX5ijEZ65phhiilAaTOemBXOpvY6HCO5bs2jMZwOh4zVlpUx8xFZSvc1jaxAbqMfcXNKso4Jp2FcSW5CrjOTVBpMnIqoqxMnqRmT3qMy+9USJ5vvSeZ70xCeZSebTsK4hlpu80yWJnmnbgKYhpkFea+LL6+OtT2ZvJ3gTbtjzgcgHGABnr3rOr8JUFqUbLwzq98FaKydY26PJ8gx689R9K6Wy+Hn8V9fD/cgXr+J/wAK5HJI6YwbN6PwpotpblVslkbbgvKSxPv6A/QCm2Oi2Om3Lz2kRjLrtZQxK/XnvSjNp3KlTTVjUBUe1Lweld1OrGZyTpyhuFFamQhzSYNAC7D34pdqjvTuBobNpwDyO9QkkyZJ6VzJnS0TRPsU4OM0F+fvUg6AswBxSm496B3IHuCaiM3vVJEtkZlz3phfmqSJbDzeKTzKdhNjfNNJ5hp2JuAkp3mUAJ5hJwoyfapBFK3UYHvUynGG5UYSlsPFuP4mJ+lNSytY7lrlLeMTsMGUIN2PTPWuSpVc9DqhSUdSxg+mKOg5NYmo18bWwOcdaq4BHHH6UDAg8c/nRyOcflQITe24YP4EU8vjGa6aeIa0lqc86CesQ3g+lOya64yUldHLKLi7MKKsgsGbNQmU9RXMjqZGZWz1o81sdaqyJuL5ppPMJp8oXG7mzSHNUkQ2MOaaQ3oaokMN6GnbG9DQAeW3oRQYmDKCr5YbhhSeM4znp2NJtJXYJN6IlWzYn5iAPzqdbOJRlst9TgVy1MR0idMKHWROqhRhVA+gxUTudxAFc129WdKVtgi53FualySOBSATb6mj5QBjn0x/jQAyQnYeOMVW5x0oGJ8vy84PbtS4PrQITnHIH4UhVSRyR6YNADShHoakyc9CKpSad0S0mrMXPFITXZRrcz5WclWioq6Gb2PrRhjVpCbFEZ7mnCL1NMm48IKXaKYg20m2gQbR6UHCpuPC5xk9M/5B/KmAIu9QV5B7ipRD6n8qynWjHzNYUZS32JPLjUcjJ96ZvGcCuOU5T3OuMIwWg76n8qXI7A1BY7nHXH0pmE3dMn160CDJ7L+dBJ9ePagYnGemTR83pj60CGyA7DyelVucdfzpDE5x0/Kl4HtTEL9DRzjkUAJkfSlH1zQID9KaeDW+H+NGNf4CSlrrOYKWgQUtMBryJHt3uq7uBuOM09UZhkDj1qZTjFajjCUnoPEXqfyqRWVF2qe+ePX/ACTXJUruWi0OuFBR1YpyeSaMD0JrE3AjIx0FN2IpzyfxoELnA4FNPuaADjjvj1o5PtQAmPVqPlzwMmgBefTFJ2yT9aBDJNvlknkY+tVvl45x6c4pDDB9fzo5piF4ByQc+uKO/BoAOfrR3zigQufemt2rfD/xEZV/gZJmjNdZyhmlGT0BPsBmhuwD1jc9tv8AvcVKsC/xHPtXPPEJaROinh29ZD96xrtXNR7nbha5XJt3Z1KKSshwiYjn9TRsAOCaAF/An60pJxyQBSAQn6mk5piEPpmj8PxoAXnHYUmB0ySaADGD93g96OfYUAHA+83X3ppZR2JxQAyWTKMAO1VdrP6ce9IDvbTwRo17pVnM8MsU0kKM7wzOhyVGTwaxtP8ABkmoW8kseqSRvFKY9rRKysMA89D39a5lWkr3MOZplM+F9aN3dQQC0uGtyP4jHuBJwR97+6eKo3VnqFpP5Nxp1wHUZbZtYAfgefwreNSL0H7VdSi13bI7K8ojKHDbwU2n3zjH41YTDjcrbgRkEcitC009hTkUxyOK2w/8RGVf4GOGWOFGfpUwt5COQBz3NbzqRhuYwpym9CVbdB1JanKyjhFx71x1Ksp+h206UYDGcknBp8PAOSB9azNBDsJ4GSTSquxs5HNADuSD1NAUn0FMQ3v1z9KMegoEHbk4pMDB4JpgJu9qbubGGYA+woEPA3L0J+tBYoMbaAI2l9WAPtTd4bjJOe1AhQrdgB9TRsOeWH0xQMY6LsbJ7fSq4cIeG69qQHpelXOoR6dZkfZbmPyU2J5bRMvyjq2WB/IVT0K8v47W68vTJZlNycmGVDg7V/vFa5ORanI5q7sMGqNb6relo7mN2WPeFgd8HL/3AR3o+22smogy3cO5oWzvcBs5XAIPI/8ArVoo2d0ZSuReEYoJPiPqqMiOps8jIB7x/wCNLeeHNKurrVS1jDvju8qwXBUHf0PboOlbS0/ryHe0U0cZdxfZbmSFXkZUYgF2LH8zUBJOM10Yb40bVv4RQ+32m3LTxjjPJp41S0HAvoR7eaP8av2kH1JtJFiO78wfu7neP9l81KLiQDlx+IFHLBj55oeLiXrwfwpxunOPlT8BUujHoWq0hwusYzHn/gVSLegMSY8Z64NS6HZlKv3Q/wC3Q9xL+Cj/ABo+3Rdkf8QP8an2MilWiJ9rhJALlSf9gn9elPEsTLuEg/E4qXCS6FKcX1GC5tjJtFxBuPbzBn8qmII4Y4z0qditxojAyNpPrmmhD0wAKdxD8lR1AAqKQZfJyeKAEHHAXFIdw6BRQIDJjq3WnAZGNrc9iDQMVoz5TfKBgGqRUngrnHqalAdlp/jSCzsra2a38vyoVQv5ZckgY4Ax/OqUXiO4sbW4FldxxrJPuIZRnlAMjPPYVKhrqccoNXdhkl5c3QM8NzuZoQZikoBbk+/PfpWpoI8wxK3zFoJc55z860SSUVYzaZB4dsbU/EnUbcwgRCzLKqEqFOY+RjGDyenrWpDYiG/1dYLm5QLImA0vmcEv/f3elObsLm904S9BGoXCPJuYOfmIAzVVu3SunD/Ejpqfwzj5hewS+TKLdH/uscH+dBTUMEi3ib6An+teSsU9Lne8MuhBELyaRlFgHK8sqqSf5cVKBMhy+nsoxxg//WrWWJUWjOOHctgEzJ/yzuE/3Gx/UU9NRmj6SXf/AAJ938zTji4+gnhZFu2u727k2Q3FwWPRVjyR+hqWe8v7KXZNcNuHVZIsf0FarF+Zm8PLsMGuzk4EltnHcEf1qQa7LngWz+yv/wDXNbLFLuZui10Jk1uVhn7IpHTKy5/pU39srtybeT8CK0VdEezYJrkDcPbzoPcKR+hqUanYY+99R5Tf4VXtYvdC5X0JE1a1HC3bKB6llFTJqkLEbL6JvbeppWpspSmiwL/IyrQn6H/69PF0SMtGB7Kc0vZdmUqvdB56dfnB9Cuf5ULLExP7wcdQTj9DUODW5opxZYUpjKYYe1SKpbpj86hlIleIrbyEnop7VlnP0/Cpi7jYDcew/Og5HbP0qiRMBuq/mKfHM0JDRTSwsOA0bsh/MUxNJ7ktpqF1Z6g19b3cgunTy2lLb2K8cc59B+VXrbxDqcE00pmSdpseZ5sY5xnH3ceppNJ7mbowZmXEklxPJK20M7ZIAOBVd1K+nNb4fSaRNZWps5/UrWZ9XikmVi7gcSAAjr7VdmtrlpYrK3QyXk5Coi+/+f618w1zzhDpb8D3IS5Kcp9TtNK8F6vo9sY4mg+Y7pGezfJP13jgduBVttKupYzHPHazL3BQqPrzurzMS06vtZRlFv8AryNqUmqfJFpozxpE0WtwRx2toqLbOBH5pAPzLyTs6/h3/O5NptyB82m2bfSYn+aCoq1fejJVGtO3/BFTdk4uCZlJFqeh3gv7G3aB1BU7HUrgjqfTp1+mcHk4niPVrnW8XEsTm7V1jkeVV47Yx1HPt616dCs6qjaV113OepDku+WzMixtUnhV5olkZh2XH8qG0qO9uBb2lozleZJI0eTYPXC5rWFW9R9luVONoebNtPCWmsyDF8FAH3rGUEnHqVx+lMtPCOn3EDSb5om8xlHQDAYj09BWEsZVac+W78nf8rjVKmmo3K+paHHYx/u9TkKdcLKCQOMnAPXnpxxyM/NtsWtl4atLdpNRvb24ymVNuyA59welddHEzutGrmNSlCzatoYiW/2nLW80iKTkCSNR/jSXFlcRIG8yEsenB5/KtVipqXLcl4eny3sXB4X1kCFJ7aJHmBdY3Izj354PPemSeHr6xI821ijAA5WRV4PA5zih5lHn5VqJYNOHM2WoNM1KS7S2Je3JIwZrsKv5nA7fpU2r6TqOiXCRzXHmMy7h5E/mD8weOldMcd7vN09TJ4ZOXKn+BltO0H+kzrPlDw6xpuH0PWum0BpbuA3DNN5bn5PNOWPv3rR1+eNyPZODsbU6gW0vJzsPf2rByucZ5+tXRd0KZhy3+qw3kyxxSTRK5C4h7fUCpo7jXrj/AFNgqnP/AC2XHGB6lf8AIrZ8phzSuX7U6oci5s4gfUS4H/s1StFKkbPIEGOysT/QUrroVdkQlB6AjFKrruywyPpmr5WHMiUTRbeCR+GKjlZDjDD860o6TVzOrrBpGl4u01m1xhb+XA0Nt5iAJ8q7SOMfQmuu+GujWVrp0WuXLmbULpSASpPljOCB7nH5cCvGpKEYxqNanXUnNx5FsekZyKjeCKT78aN9VBrpqRjUVpI5E3F3Ri3GnWz+IIQYlCtCchRjn8KsyaFbOPlZ0+h4ry6mW0a2uzOqOKqQt1M+58LF0PlzqW9GXH61xXiDw9FplhdOVBkd41ORwuHzgHGcc/h0HGBXPRwEsLVT5rpnS8Wq0LWs0c3oHhbWdatprS0tvK8iYQSzO67VGAc9c9DnAHpz2r1fSPA+maPYJbQBy+MyS8ZkbuT/AIdq7p4CMqbp33dzKpjJc6aWxdbw+oB2ykY6ZWuf0fw/LPYzBdmBcSdevJz/AFrz55PNR5IPfv5f8OaU8brzSWwXPhy9VXRrctERg7Tn+RyP51xOq+GzHZ3lzK4IKhgueQc55HY/Tr7VGFw1fD1OWorI6K1elVjeLMDSLNri0VLW2e5nU7PLjG4hs9MDn+nv3r0jw78OXs0W+1WKCe+YZWI4ZIf0wW9+g7ep7Y4OvyylHd7eRjXxUNIrYsaloJXVbRRbBCQ4AjQc8E9vpWZqfhaGRGE0VzGpBwxlkUD8M4rzayxFGza230X5m1GVOel/xOP1zw1d2WkXlxOrpFCF8sM7EcsBgZ6ryMfWs+K+sYrFWFxHM4AGyJwxz746V28tSrGKgt2KE4RcpSY+10mXUJ1ur1T5Y/1cTZxj3Gf8966eJHVQFCqo4ACjFd6jGKUI7I5JTcnzMedz8eZx0IBAz+VM8gDPGPwreLtojJ6jGj9ATTfLIGcEmtEyLETZ/u/kc1Tum/cSAuoArSL1EzMD9t6H6VIMbev6V1GYws23G0fiaQBupA/A0xHZ+Kbm1vfEkz2rFkNk4OUK85HYgGtvwZf6ZB4XsFubu4SRVbKLE5UfM3cL6Y715XIvZpM3d7aHWDxJpAXH2vAH96Nh/MU0eK9BJx/a1qPrIBWnN2MeRlOXX9HbWrWZdUszGI3DN5y8Ht3rSHiLRP8AoMWH/gSn+NTBa6jkmSjXdH/6Ctj/AOBCf41yvjq/0y58OTm3vrWWYOhCxzKzH5hngGrqxhK1nsEFJPYZ4GvbO0l1tLi6ghY3akCSQKT+6T1rsBq2mnpf2p+ky/41aaQTTcnoPGoWTD5buA/SQf41m6DcQRQXSvPED9oYjLjphaOZe0i/X9AUXys1XubZ1x9piHuHFcV4wihi0e9ZJI23KSNrA1hi4XlGa7l0Ha6Zo+Bnii0q8Quin7Y5wSB/CtdT5sZ6SJ/30K7abXKZT+JmbeYOtaewIxuYdf8AYatIgEVzqHNzev8AkOXQ4Px5pwXw3e7R8r7c8f7QNeY6Dp8RiV/KBb+8a4qScabXmdMWpO50ywAAZANShcY4UU4lsfswMnHNNZTn7/bpxW0SGiIqp7E/TJpnl5B+Q4HqP8a0RLI2UL92PP0FQXYJtJcrj5e9aR3RLMT8KaW+b7hrrTMwyMD92f0/xppxnPl/oKYj0TxyoHiyIf3rFv8A0I10nw9/5EbTcekn/oxq89fCXL4UdFdD/RJv9xv5VxXg7RNNv9Mu5LyyimlW8kQM45wAvH61H2hJ2iJqOiabF420m0jtI1tpo3MkYyAxCsR/IflVnxX4d0m08M3tzbWUccyBdrgnI+YD1q4q6uHM7o6XQv8AkX9Nz/z6xf8AoIrD+ISBvCF5J12YP61db4EiY/EU/ADL9o18Ej/j6jP/AJCWuzYRHqFOfUUnUppWb1CafMNMUHeJP++RWH4ct7c2V0Gt4223L9UB7A1jKcHJWXf9Co35Wa7afYt96xtj9Yl/wrnfGuk2CeE9QmisreOSOPcHSJQRyO+Kt2ktFYUZO+rK3g+0sLyDUEuLOCaRLrO6WJW4KrgZI+tW7m58OWs0kTaRAzoxU7bWPqDU25mXLmUrJmdcXOkvNb3UWk24iSQo0RjUB/lPXA+n5VLDdaNdXsNv/wAI/YDzXC7jGpxn/gNOFNWlfoEpS01JvFegaXB4fmkttOtIZQy4eOFVPJA6ge9eeeHrYPYIwJ6kHms38LKptvc3fscYAxI2f98mpVsAw5LEe9ZJnRYemnqp4UD6IamFgTz1/DFaKQuUcbAj+H8jTDp4w3yHn1x/jVpkuJWewP8AdwKoanbBNOnbbyFzWsHqiZR0OSVz1xS8mu05xAc8UYJHWmI9E8b8+MbUetl/Nmrb+H8zJ4H00AA/K/X/AHzXl1ajpwujS14pG/czuYJBxgqf5Vxuj6w+i6JeSJD5xfU5Iwm7b1QH0PpXNCrOo3rYrlSRU/t+XUfFWl3UkHktG/lAB933uM5wP71X/FmrzvpYtVSPyrqF2Y5JI2njB/D0rRxfPGLY+VWuY+h+KdUlv7PTt0S2sTwwfKnJBxwT9Aa6/wAcfN4G1L/riP8A0IU1FRqWREuhkeBTi/8AEA/6awH/AMhiu3QgqKzqv96xSH54rF8OHbbXmTjFy2f++VqluC+Fm3npWL4yw3g7VBkf6g11U+pC3Rh+EJZYbi7UN+6a6wwxwP3SHOfyqprH/IRutj4JkYhsA9/eoXM3KxtZcxUMi/YRypInB2k9RtNR6XJHb6hZtPcDbHKpaSVx03ZyT/npVxWrdwabVkjq/EOsaXd6RJDBqFrLI0keFSVWJ+cZ6GvPvCEaCFdxX5iw59QayfwsdJNbnWtEM/KfypyqB17e1Yo6ETKY/wC909jTiRjIBPvWkYt7A2luV5b+0gOJ7m3i/wCukyr/AFqode0YHB1ax+gnU/1rZUam7iyHKPcZ/a1jKQIZhNn/AJ5qz/8AoKms/VruJ9OuUEdwG8s8fZJvzzsAFXCL5l/miW1Y4YyKvaT/AL9NTGuMdFc/8Bx/Wu9R8zmImvDErSGCTaBkn5eP/Hqf9qfHNvKPoAf5GnyruTc9E8Ux3EfjS1iuLk3B+yghigUjLPxx9P1rQ8GWdzL4RsWj1O5gXacRxpEQPmP95Cf1rxsRK1JaG8dkbkmm3PlPnWb44B42xf8AxFcvDapL4fvIpbmOMR6iz75f4iI+nA6muejJSe1tiuhj6YjNr9hJlgi3CgKBx1U5/T9a2dbsZ4bG1WUoDHFMCPMB68jHc1vO/tY/MpNeza63X6mDolpAdaiL3PzNJF8iAq3OO4H9a7rxZpsA8IX0sct0x8oEBrqRlPI7FsGnKT50ZvoZvg+zjudU1rzGmGDAR5czx/wEc7SM9O9deukWuAT9oJ97mQ/+zVFRy9poTJtEn9k2mP8AVyH6yuf61jeHtOtLi3uzNAshW4ZRu54wKpKVwU3ys1m0TSSedOtWP+1EDWR4r0XTYfCt/Jb6faxSrHlXjhVWHI7gVtFau5KnK61GeELW3lh1F5IInYXQAZkBOPKjrA1mBU1e7VECqJDgAcCrhbmKbd2Z90rQ6LI8Z2t56nPHp9KbDHKt5bjzWDeanqTncPQjnn2pxaSl6jfQ39btLyLTXeUzsquh+Z3OPmHrcH+X5da47w/JKNODF512uwzHLsHUj++P5VPMrO3l0/4A6ep0izRzIGNxLgjpJeH/ABNUry1gd7fLWrBpsHcyvkbHPOU9hUxqzT3ZokkINNtUcY+xKT02xQj/ANp1oQRJGOJYsegnjT+SCk5N7lWQyExjX7v5kwbSD/l7Y875e4xn6f41afcfuT4+kc8n8nqn/WxKRFmUE7rmc/Sxuf57jWXqgjaC43iVybdvv2so6f71XDSQpbHGeVCx/wBSg99goMK87Tj6Ba7rmFirfK4sZx5jkeW3GFx0+masIhZfneRvZlX+gp30Ja1PSfGQH/CZ2Tf9OwH6t/jVrwZKE8KWKeY4O1gAI2P8R9BXj1481NI3jokdEZFIlRi44P8AA3p7iuVtYvP06+jS58h/tu8MQ3Ix0yB1rClCzeo76FQ2K2msWckl8s2ZldnIYbACOuRWz4insL2FGhvIHeOOQEHcCcjAA/8Ar10OHM1L+vyJvqN0nQZJYdOuopYVysbsPsWDgYP3wOfrmtbxCCfCF4rDkxnj2zxRUi1JPuTzXaON02aWC/vDFeC2DrGWJkK5wDitVNWU7A+sjJC5/fjAJ/4FnvTqVJKXLFN/kV7Hmd7lk3Bxk6tGfcXGR/OsuC5tVW4FzfRx5mJUYJyMDngeuaUp2fvP8TNQdmjR0zXNHsboym8LjaRhYn/qBT9f8WadqGjXVnAJy8qFVJQAfzrL6xRhq5oai7lHQPFVnpKXkc0FxIZpxIhjVcY8tF7kHqp7VT1DWYby7knitpfnbOHIX+tRLMcPF3T/AALtq2Z91cS3WmyWq26Auc7jIPQj096j2sJo5ksYN0bBhl1wSDkcbaw/tWjqmmMsXN/fTwmI29koc5OIlB65/u1nWST2ds0O8AFiQQwPBYn+76UlmVHl2f8AXzKTiloalvfygqsl2yKM9/8ABafPeK1xCTes0aPvJw2R8rLxx7j9av69Q3/QfMiQT2IkVvtRwv3Rsbg4xxxxxUq6larIxN7tTA25iJ55/wBn6VrHF0H9ou6tuQ22ownULi5a/Xa8SRqBESflLn+7/tVOdUtW3f8AEwIx6xSj+RFdMK0JLRgot7MrSajZsSP7RYY68XI/lJWRdyxXMkii+AQxsi7mm+bIHUGQ8Zz+XQ1rGokxOmzJTSscrd25x2Bf+tb2leH7C5Tdfaxb2yEfI56E+nOPeqni1flWg40Gld6mdqei26TTQR6gmBkB9mayXtJE+VLqBh0yQ4/kKqGLuvhCWH63Oo1DVrzU9SivrgRCWNdoCKQMc+59adp+s6tpdilnaXhS3jztURo3U56keteCs1layijCytYsf8JR4gYlTqHsf3S/0FZi3k4LFo4GYnJYg5/nSWZ1W72RNtLDmvJTzmJMf7J/rUbXtwRtE8HvlBmlPMa8ttPQSjbqPSaQqEadSAMABu1JIkTEFtpPrurknjMRLeTL6ABE3Ocn3b/GjdH6Z/EGsXVqN6tgH7gncVyffpTt1v1VVFS3NgNFwo6qufrxUf2zaMgj6YFUoNivYQXrHOQOPbNJ9scYwBT9kkHMxp1Ej7yjNR/2onrt/GmqF9g5gOqIev8A+ukOpR46jOO9WqLQcyIjdDnG0/8AAhULXDZOCV+hq40+4myM3Mg6Mfaomu5wOCa2jCJLbGNezd8/lUT3bHglhn6irUF0FcZ9ulBI81x9TmmG7mLcyY/4AK2i2tmP2kl1JI9RmjHDq2f7yUt1ftdWf2adCybw+VYhsiq55p3uaxxE0rE6a5KsjM4ZgQBjA4/Sof7eCXAk29AQVbmrjN32NHi31Rqs8argFiRSC446H2xXjpNrUyF+1bcEBz9KDqCdNje1P2bYhn24jgbsHk4x/hTG1AYy8bDnk4zWiptibAXwCZ2fhxSf2iCOAw57sKPZMLiNqDDgtx/vCmrqI/vc0/Y6C5g/tFucY/Gl/tJj0xwafsQ5hTfNjn+Qpn9oNn7uecfdoVEGw+2bhnaPyqN7zHO7H49apUxNkLXgGclgPxqBr0FuGBH41vGnYlsY10AOgPr1qP7YcnHH4kVagibii+Kjpn8aUX7HopodJD5mH23HLMFHuaRrwN0mTj8f60vZ9g5hguR3kQ/UEUhvR0GP1p8jFcqyXMr5KTY/CmLcXSdZYnB/CtlGNtRXYpvJccpj6SZphu5Mf6tz+NUqaFcb9pPUkgemKPtIIwf1p8gXOkadifut+DYpn2gg9G59wa85RRvcQXCkdW/Faebnjk9+p4o9mwuNa4XHH50zzlJJBB7YzVKLQrg8wwfkFNLMM9cfSi3cGyNmbbkLu9jUP2hwcGBuP7pzWkYp9Sbi+erHGJOfVafnHZufQU3GwC+cw4BcY9qX7RJk+vbK0uVDuxGknblTUe+UMc7Tx3OKaUULUaSep2/jTt425GHP+9/jVARFgpwwQA+rGkMgwQqA/Q07CImJyeSPqaZnP/LUfQLV2QhDtIwXJz7U0LD2KjPoBT1EG1B3P4Cm5XIw2apXEIDjkgUjSRg5KH8qdmIbviJ7qaMr2cgCmMUBiQRKPxBpcMD/AKxTRcRcad92EfjPJ7UzfMwzvx7jrWCjFbmuo5Z2RcM2cUNdhR945z9aHBPYLkRvmPICuPyNC34bgxuv4VXshXHG7wpxIR3+6KabyT/nrjHej2fdBcct5MQRuBx+Boa5mY/xcdxS9nELieaSAWcgnuaCe+9W/E0coC+aw6ED/gVP8492H0zScQDzmzhQfzpRNJj7vH160cqC4Kw7oQfrQXTux49hRYBvmxjPzD8qY0o6g/kapJ9RXI/MfGd/HtzTGmj7lvrirS7CuNE0ee59sVHLKhPygn8apRdxNjPMjJ5DAjnrSfuzgK+Pqau1iQA+b/WCl+7x1/GgB25+OPrzmk8zHVQfqaLIBfNGMYz+NN8yLk5PX2osIdskzkM1PAbjLd6h2NkPOdp4AzTcgDO0nPpUoBuVABIIyM5zUnmgAZOfbrTaYCghhwEP4U4ZCn5Vx2IFSAzdOxIUwgZ64oD3IPzDtnrVe4TqHnPkAhfy4o8wZwYwc85FFuwXF88A/wCrIPYZpDMWJ2K9LlHcdvbbnB56krTCJM8MD+lCSAQGdWHzZ5709pCmd3NDiugrjN+8Z2H86N59GH4ZqrCEZVH3mwfpSfLt4INNAKUVscKPrR5KdOaLgIYI+hAA+uKYYIt+cnj3pqTCw8rGOD2o2J1OKE2IYEXORj86QoxHA4xQn3FYTY+PvE/UCozEuSWQnPX5TVxl2FYuCNiTxxSuAvX6Csbo2I2dAMByAT2p2cgAMB60W0JHYQ8sykjvTdsYGMdKV2O47eD0U9PSlE5/vYAHTFJx7hcf5ue6mm5R1JZsZ460krDuN2ITwxwfQ00wLnPzcccGrUmhaCeUoIO0njvSNIAMY2jHrRqwDzkUDGfwNN88MvPOeRT5eorjt3yg4HPfFJuGCST9aBDCVPUmkO3jJYYqhArL0BJIo87nG4H6Cna7C4B/mwV7Upk45U/nSsACdeeGxntR5ydMkc96OVhcaWU8q4NACk/04xT2ENEe7jZx6g0pUKP4h9KLgNIPH7w/iKT5j0fNUrCHCdhlTyf50C4LDk+4A/z7VPItzS47JySArU19+D81JWAiMRc/f9utAQoTtkcex6VpdbWESjzOobjrml81lX7p/wAKhpMYnns3Cg/jTtzsMMox7etLlSEOV1RcAH2o84qAATnpz3o5bgO81yMnoTTvNz1x06VPL2HcZnLHIHI9aDt2/MNv40/QRG3Tjp1PNAlOOmO9VbQQhn4Py8D0pjTvjt78U1EVxfN5P55FITnocHqc07WC4nlvnr9MU8LJ74A7UNoNRcsuQT+lLubPTNSAm89xQWGD8goSC43dyCBt46ZppdxyP0qrAIzuOABmkDN/EAOO1VZCHFvm5AIx1xQCdxCJzjOMVNixBgtjoMA5zUgwoB3HHfJoYDkx/EckAZNPBQHGah3GND8dj6mlBPPy+9FgAHPGzbnj/P60jNKh+VSaElezEJubGWXPYkD/AD7U0yAdRjsaduwCNOcE8kD0pfMPORnPtTcbCuN81cYPbpT1ZSfmb8KLMLjt6N/FjNDYyMNj0qbMY0RsTjjGOooZeDgAincQ0qoJJ4z2pBtUdCfqaq7EOWXbyRgCl84t09Knl6hcTJxknH40xkLfdb2PNNaAR7JN3UYHvTfnUjrkirVmLUcrHnn86k47j64NJgL5mD16dzS7iBng8+nSlYBMJtxuPWhdgIyTkjr6GlqaC7oxkkEnoPakYoDg4yOv5UK4hjFcA55Ix/jTRKF/L171VriAXORjgd+KkExJ49P8P/r0OAXHecTkE8579Kb5pD4yTx1zU8oXF+0FeDyT3pPN3Y7ZPenyWC45drnKhcn296UoTnrkd80m7bj3GMvHA5/lUfpnbn6VSYmBC4AOAR1oYOD9elP1FYVpXHRMjp0oVi44yOfSi1kBIRwRn86i285yAO+R0oiDA9AevHPtSgsOgHWh7CGs7LyUOentS7iynAPA5/GiwC7WBxu+tBRlPBBwaV0ArfL0Hb0oy2Rk4zQA0/dIx+VOwuM7adxDTuAJPPOM0oy2OOBil0NBOcEnOB2zS7VJ6/5xQBFjLfJkCkYkkCrQhCRkqBj8KD/s9e1MQgYhhnPXrS+ZlvmycjmiwhykMelOyh69cZpajHKRg9hyCB1pCW5w49z6VNtRgvmAAZ4A4zTHlKnleuapRTegmx6uQGO3B6nPenGVxwFBHak43C4nnfKNykH0oMwByx5zS5QuH2lMA7jkmlUI3AbBHaizQrisVJPBz060LlVwOOB3otpqMkOQevbk0zzMgFemaSACcqAR070hGV4OMdSO9ABnjr+FG35s9skUCAgEcCkxwep4oA//2f/tFKRQaG90b3Nob3AgMy4wADhCSU0EBAAAAAAAHxwCAAACAAAcAjcACDIwMDcxMDE2HAI8AAYxODQ3MTkAOEJJTQQlAAAAAAAQvcsHpsYQEmU69aDRroqMIDhCSU0EOgAAAAAA5QAAABAAAAABAAAAAAALcHJpbnRPdXRwdXQAAAAFAAAAAFBzdFNib29sAQAAAABJbnRlZW51bQAAAABJbnRlAAAAAEltZyAAAAAPcHJpbnRTaXh0ZWVuQml0Ym9vbAAAAAALcHJpbnRlck5hbWVURVhUAAAAAQAAAAAAD3ByaW50UHJvb2ZTZXR1cE9iamMAAAAMAFAAcgBvAG8AZgAgAFMAZQB0AHUAcAAAAAAACnByb29mU2V0dXAAAAABAAAAAEJsdG5lbnVtAAAADGJ1aWx0aW5Qcm9vZgAAAAlwcm9vZkNNWUsAOEJJTQQ7AAAAAAItAAAAEAAAAAEAAAAAABJwcmludE91dHB1dE9wdGlvbnMAAAAXAAAAAENwdG5ib29sAAAAAABDbGJyYm9vbAAAAAAAUmdzTWJvb2wAAAAAAENybkNib29sAAAAAABDbnRDYm9vbAAAAAAATGJsc2Jvb2wAAAAAAE5ndHZib29sAAAAAABFbWxEYm9vbAAAAAAASW50cmJvb2wAAAAAAEJja2dPYmpjAAAAAQAAAAAAAFJHQkMAAAADAAAAAFJkICBkb3ViQG/gAAAAAAAAAAAAR3JuIGRvdWJAb+AAAAAAAAAAAABCbCAgZG91YkBv4AAAAAAAAAAAAEJyZFRVbnRGI1JsdAAAAAAAAAAAAAAAAEJsZCBVbnRGI1JsdAAAAAAAAAAAAAAAAFJzbHRVbnRGI1B4bEBywAAAAAAAAAAACnZlY3RvckRhdGFib29sAQAAAABQZ1BzZW51bQAAAABQZ1BzAAAAAFBnUEMAAAAATGVmdFVudEYjUmx0AAAAAAAAAAAAAAAAVG9wIFVudEYjUmx0AAAAAAAAAAAAAAAAU2NsIFVudEYjUHJjQFkAAAAAAAAAAAAQY3JvcFdoZW5QcmludGluZ2Jvb2wAAAAADmNyb3BSZWN0Qm90dG9tbG9uZwAAAAAAAAAMY3JvcFJlY3RMZWZ0bG9uZwAAAAAAAAANY3JvcFJlY3RSaWdodGxvbmcAAAAAAAAAC2Nyb3BSZWN0VG9wbG9uZwAAAAAAOEJJTQPtAAAAAAAQASwAAAABAAEBLAAAAAEAAThCSU0EJgAAAAAADgAAAAAAAAAAAAA/gAAAOEJJTQQNAAAAAAAEAAAAHjhCSU0EGQAAAAAABAAAAB44QklNA/MAAAAAAAkAAAAAAAAAAAEAOEJJTQQKAAAAAAABAAA4QklNJxAAAAAAAAoAAQAAAAAAAAACOEJJTQP1AAAAAABIAC9mZgABAGxmZgAGAAAAAAABAC9mZgABAKGZmgAGAAAAAAABADIAAAABAFoAAAAGAAAAAAABADUAAAABAC0AAAAGAAAAAAABOEJJTQP4AAAAAABwAAD/////////////////////////////A+gAAAAA/////////////////////////////wPoAAAAAP////////////////////////////8D6AAAAAD/////////////////////////////A+gAADhCSU0ECAAAAAAAEAAAAAEAAAJAAAACQAAAAAA4QklNBB4AAAAAAAQAAAAAOEJJTQQaAAAAAANBAAAABgAAAAAAAAAAAAADVwAAB4QAAAAGAHAAYQBuAG8AMgAzAAAAAQAAAAAAAAAAAAAAAAAAAAAAAAABAAAAAAAAAAAAAAeEAAADVwAAAAAAAAAAAAAAAAAAAAABAAAAAAAAAAAAAAAAAAAAAAAAABAAAAABAAAAAAAAbnVsbAAAAAIAAAAGYm91bmRzT2JqYwAAAAEAAAAAAABSY3QxAAAABAAAAABUb3AgbG9uZwAAAAAAAAAATGVmdGxvbmcAAAAAAAAAAEJ0b21sb25nAAADVwAAAABSZ2h0bG9uZwAAB4QAAAAGc2xpY2VzVmxMcwAAAAFPYmpjAAAAAQAAAAAABXNsaWNlAAAAEgAAAAdzbGljZUlEbG9uZwAAAAAAAAAHZ3JvdXBJRGxvbmcAAAAAAAAABm9yaWdpbmVudW0AAAAMRVNsaWNlT3JpZ2luAAAADWF1dG9HZW5lcmF0ZWQAAAAAVHlwZWVudW0AAAAKRVNsaWNlVHlwZQAAAABJbWcgAAAABmJvdW5kc09iamMAAAABAAAAAAAAUmN0MQAAAAQAAAAAVG9wIGxvbmcAAAAAAAAAAExlZnRsb25nAAAAAAAAAABCdG9tbG9uZwAAA1cAAAAAUmdodGxvbmcAAAeEAAAAA3VybFRFWFQAAAABAAAAAAAAbnVsbFRFWFQAAAABAAAAAAAATXNnZVRFWFQAAAABAAAAAAAGYWx0VGFnVEVYVAAAAAEAAAAAAA5jZWxsVGV4dElzSFRNTGJvb2wBAAAACGNlbGxUZXh0VEVYVAAAAAEAAAAAAAlob3J6QWxpZ25lbnVtAAAAD0VTbGljZUhvcnpBbGlnbgAAAAdkZWZhdWx0AAAACXZlcnRBbGlnbmVudW0AAAAPRVNsaWNlVmVydEFsaWduAAAAB2RlZmF1bHQAAAALYmdDb2xvclR5cGVlbnVtAAAAEUVTbGljZUJHQ29sb3JUeXBlAAAAAE5vbmUAAAAJdG9wT3V0c2V0bG9uZwAAAAAAAAAKbGVmdE91dHNldGxvbmcAAAAAAAAADGJvdHRvbU91dHNldGxvbmcAAAAAAAAAC3JpZ2h0T3V0c2V0bG9uZwAAAAAAOEJJTQQoAAAAAAAMAAAAAj/wAAAAAAAAOEJJTQQUAAAAAAAEAAAAAThCSU0EDAAAAAALnQAAAAEAAACgAAAARwAAAeAAAIUgAAALgQAYAAH/2P/tAAxBZG9iZV9DTQAB/+4ADkFkb2JlAGSAAAAAAf/bAIQADAgICAkIDAkJDBELCgsRFQ8MDA8VGBMTFRMTGBEMDAwMDAwRDAwMDAwMDAwMDAwMDAwMDAwMDAwMDAwMDAwMDAENCwsNDg0QDg4QFA4ODhQUDg4ODhQRDAwMDAwREQwMDAwMDBEMDAwMDAwMDAwMDAwMDAwMDAwMDAwMDAwMDAwM/8AAEQgARwCgAwEiAAIRAQMRAf/dAAQACv/EAT8AAAEFAQEBAQEBAAAAAAAAAAMAAQIEBQYHCAkKCwEAAQUBAQEBAQEAAAAAAAAAAQACAwQFBgcICQoLEAABBAEDAgQCBQcGCAUDDDMBAAIRAwQhEjEFQVFhEyJxgTIGFJGhsUIjJBVSwWIzNHKC0UMHJZJT8OHxY3M1FqKygyZEk1RkRcKjdDYX0lXiZfKzhMPTdePzRieUpIW0lcTU5PSltcXV5fVWZnaGlqa2xtbm9jdHV2d3h5ent8fX5/cRAAICAQIEBAMEBQYHBwYFNQEAAhEDITESBEFRYXEiEwUygZEUobFCI8FS0fAzJGLhcoKSQ1MVY3M08SUGFqKygwcmNcLSRJNUoxdkRVU2dGXi8rOEw9N14/NGlKSFtJXE1OT0pbXF1eX1VmZ2hpamtsbW5vYnN0dXZ3eHl6e3x//aAAwDAQACEQMRAD8AdmyuuAJd3JTb3eAUWgnzUiQ0cK0WMfYvud4qLnnxUHOJUQHOPiEEsi/zlIF08KbWtAlxj8EWuoPB2gHvyP4oqRNDiiivxVhmMdgfvYAe06/gnfUysDe+SeWtHH9oo8Q7rTE9kAYJUphT9XGa2AzcfElCL6/miJBBiVGwBNvJQrbqqa33W6MraXuPJho3O9o+ks53V+r5DS7pnTXuYJIyMyKWkcwyrczd/I/SpSyCO5UIE7B1vcUxDu6gzItdW0loreWgvaDMOI97f7Lkxc4nWSUQb1CCK0ZmPFNooS4+QSgd0ULyzxCYvaONSmhqaQklfcT3hJNKaUlP/9CBdrpolBPcqr9ruLC4U2lrXBhcK3kbjxXIr/nP+DSdl31mLMe5h4G+mxsnwG5jVIOYxfvj7Ve1P90tra3xI8+UU3s2hsNEcwImFQvznY1rqMqp9NrPp12MLXDTd9E/yVBvVMEalwHxR93Gf0h9qOCQ/RLpOyQ4AFs7dRKTsguENYAPgAqA6tg/6Vo+f+xTHUcMmDa0ePj/ANLanCUP3h9qjxdm2LLv3gPBM7e787VCbmYJ4tBPmQB9wKO3IxnHSxoHgP8AzFA5ANokpGMneQDAY9h5cR8VJuO0H3OcR9yIH1/muH4hKQfokH5qOWWZ/q/RfHFAf1vqsGta6WiI8OZ/rJPJIJOpjlO4xwJ81F25zTHge3koyb3X1SGAeUu/K08d/Rjg0NyKqnZDWPDxte1+71A9nqXs2fSp3bH7v+CTnp2Fa2+ylz27amW1sbYywDcMt7mP9T9J7fs9Pt370oyI7jxWSnHYj8HLLk25RLp10UZV6BuMSewas9JSHiWe5MXKMppCchlKaU0ppStT/9HoOhfsTHx8sXV1uuZlWek9/uIYf5t7C/ftc1vs3/zli06c7odJdU/Ibb+kbG6yNsOb7/zdm36ay+gs9YZloa5zTkbtu0ahzQ4T727Ud2HNd9roG3LYCC0SJtpbP0v5SzjOInXCLFAf4TZIsfNuvY36v5V/pWWh9YJLb2PDTW4T76rGHc1+1ZHROm9Pxs26/LLrWV3urqslmjX7rnO97t7rLnO/Svp/kLaqxKW5WQAJILPeza3R1e1zfc9qH07HN9vUWO3hjMx8M3AAEjb9H1Gt3KOoVIiFfKa/vLuM/vsD0/pWbeLMZrWmxpLG37QzaSzu1zrP85Zv1h+rmJa+jKpyW2WZOSxlwsh8OcPSda9x3W2MZ/o9zKbP+D/nFudH2Y+c91FbxVT6tJrcWwCz0/dV7/a1Rz+rO6jgYeR6Bp9PqFIDS4H6D3f1fp/1UseHETZBjLbhH+N+j6f30yy5AQAbHctV/wBSPqxVRUxj6y9pYC6z0i50ub6rnloZ+85Z3W/qZi00VfYX0Gu3IrbsAa07rD6Wt7Wutro2/TZ+kZ/hNi3ur32ftFh9Ct/rOxKyHQ4w26+xuw/yne16rNycp+Fcy6quurF6lU6qBsAa6/1bS/dub/OusZ7VKMeIniHEL7SlWv8AV4lnuZANSD5gNJn+LrCrrqacgW3PLvUcHPY0HaXbaw17nNrZtVFv1JzbOoOwa8htVdLGusyBY8mHuftc5jnu9W3az2bG01f6Rdxbl1epS4up0e6SHz+Y/mGKl1F2RVk5t1IFbxiY/wBA6623Q5vtH8rcnwhrxRlkH9XjP8orfcJFERPjwxeW6n9V8jpWN9u9ey7GYdtjPU95l/osczaz3O13IODiZVdVgybDY+wQ0OIJYIjVw+m/978z8xa2VmWW9Nz6LXbpfRsD3iWxaHO9Jh+n7v5xFbbi7gW0hwcJHuHYhv7vml64165Tv96VrxR/RjH+6HBd097Xl32izb2rArAHzcxz/wDpKrcDXaWxO2ImDyAV1o22bmsprG3SS49w1/5rD+8uY6my1/UbhUyeNGBzgNrQHOGn8lWMciTr2WSjWzWLnOcSR9yawllT7YJFbS4geSgyx8j6O467dZ0SvyQ/CvpG0utY5gaHEOnj2+1WPcmBQOzDwQJshru6kz/B1vcJiSI1Pb27kA9Zay01PAD2g72k7SP+r/zVT+w5lgLGVuE+NomT/a2qienh1p9S0Ds7Y3eQRp7tzqm/9NDjyk6H8AnhxgaQH1Jekxsh11jBY6miuyCHveSGtP5zvTG5WepijEzjRiZVeZQ0SbWNcD/UM+3d/UXNDApFRfZbc1gE7/QEQBO7+kK+44p/TVueCWGHejII/eY6t+57U3iy3fET4JAxm/QI6eb/AP/SuYf1nfgev6ddW3IsNrw5jyASNu2vY5mypv5qhZ9ZXv3y+qLHixzGtIh0tPt3Pc78z99cu3PvAMvE/HsovznES50R3BH5YKxayn9I/wAv8Fm4vF6un6x3VOc5tkl8STM6D2/ntQD1YvsteXjde42WOLG/SP7s7mtXLuzXni57f6v/AJk1N9re4fTLvjokIZf35DyUZ3ub89Xpz1hrtd7HBun0WGPwSd1u41ir1Zra8WtY0NAD2/Rsln7q5V19h5siPMaKJuLjraD5af8AkURiyf52f+NJbxeD1tn1gyrHGx99j3EAEl/IB3N4/dcUN3Xch1Yre99jAdwY6xxbM7p2Tt+l7lyrrREF0D5/kanFtZ5d8/8AzpI4ZEazmfrJHE9L+3nnQz83O0/zkN3Vu4br20n/AL6ue9TTRwI89E5td/dCH3aJ8fNXGXcd1rJH0SPIGP7kJ3WsjuXD+q4hYxyHR9L79FH1h3J+R/uTo8tAfoj6I4z3dV/V8giPVsnt7/7ihs6znVg+nc9pOhLbCP8AzJZss7T8CdExcPh81KMYGiOOQ2JHk6TurZrid1nJmCGnX/N3IbuqZrtNwg8jaIKzvUH73Pmn36cwFILGxIUckjvIn6tw9SymxOwnXUjlDdn2khzqKHHSZHPPuhV9PEpwPP5Ep4yTH6RW8R7pznaFpx64IgBpIA0g+2HJq8uqtziyq2kkQDVc5pH+bsag/DVMWnz+SIzz7qsv/9PjSWExr93+1OCBxM+Wp/IubSWd9qXoiRyZPhI0TF5gf3LnkkdFavQhzj2Py0SJMagz3lc8kjop6HcQNAfnqm9Wzuwx8CufSS9PVD0O9x/NI8OUnOcON2niJXPJJelGr0Be7vE+Y/uSBcT7OfILn0kdFPQO3cO/GZTARwsBJBD0EujWfuTSe0H8AsBJFT0MviTMeSYT5rn0kFPQEujUFLc4a7SfgufSR0Vq/wD/2QA4QklNBCEAAAAAAFMAAAABAQAAAA8AQQBkAG8AYgBlACAAUABoAG8AdABvAHMAaABvAHAAAAASAEEAZABvAGIAZQAgAFAAaABvAHQAbwBzAGgAbwBwACAAQwBDAAAAAQA4QklNBAYAAAAAAAcABAAAAAEBAP/hNv5odHRwOi8vbnMuYWRvYmUuY29tL3hhcC8xLjAvADw/eHBhY2tldCBiZWdpbj0i77u/IiBpZD0iVzVNME1wQ2VoaUh6cmVTek5UY3prYzlkIj8+DQo8eDp4bXBtZXRhIHhtbG5zOng9ImFkb2JlOm5zOm1ldGEvIiB4OnhtcHRrPSJBZG9iZSBYTVAgQ29yZSA1LjYtYzE0MiA3OS4xNjA5MjQsIDIwMTcvMDcvMTMtMDE6MDY6MzkgICAgICAgICI+DQoJPHJkZjpSREYgeG1sbnM6cmRmPSJodHRwOi8vd3d3LnczLm9yZy8xOTk5LzAyLzIyLXJkZi1zeW50YXgtbnMjIj4NCgkJPHJkZjpEZXNjcmlwdGlvbiByZGY6YWJvdXQ9IiIgeG1sbnM6cGhvdG9zaG9wPSJodHRwOi8vbnMuYWRvYmUuY29tL3Bob3Rvc2hvcC8xLjAvIiB4bWxuczp4bXA9Imh0dHA6Ly9ucy5hZG9iZS5jb20veGFwLzEuMC8iIHhtbG5zOnhtcE1NPSJodHRwOi8vbnMuYWRvYmUuY29tL3hhcC8xLjAvbW0vIiB4bWxuczpzdEV2dD0iaHR0cDovL25zLmFkb2JlLmNvbS94YXAvMS4wL3NUeXBlL1Jlc291cmNlRXZlbnQjIiB4bWxuczpkYz0iaHR0cDovL3B1cmwub3JnL2RjL2VsZW1lbnRzLzEuMS8iIHhtbG5zOnhtcFJpZ2h0cz0iaHR0cDovL25zLmFkb2JlLmNvbS94YXAvMS4wL3JpZ2h0cy8iIHBob3Rvc2hvcDpMZWdhY3lJUFRDRGlnZXN0PSIwMDAwMDAwMDAwMDAwMDAwMDAwMDAwMDAwMDAwMDAwMSIgcGhvdG9zaG9wOkRhdGVDcmVhdGVkPSIyMDA3LTEwLTE2VDE4OjQ3OjE5IiBwaG90b3Nob3A6Q29sb3JNb2RlPSIzIiBwaG90b3Nob3A6SUNDUHJvZmlsZT0iTmlrb24gc1JHQiA0LjAuMC4zMDAxIiB4bXA6Q3JlYXRlRGF0ZT0iMjAwNy0xMC0xNlQxODo0NzoxOSIgeG1wOk1vZGlmeURhdGU9IjIwMTgtMDQtMTJUMTk6NDM6MzQrMDI6MDAiIHhtcDpNZXRhZGF0YURhdGU9IjIwMTgtMDQtMTJUMTk6NDM6MzQrMDI6MDAiIHhtcDpDcmVhdG9yVG9vbD0iV2luZG93cyBQaG90byBFZGl0b3IgMTAuMC4xMDAxMS4xNjM4NCIgeG1wTU06RG9jdW1lbnRJRD0iYWRvYmU6ZG9jaWQ6cGhvdG9zaG9wOjM3YjcwMWUwLTA3NzEtMDg0My05MzM4LWFiOWRkZTE2YjJhMyIgeG1wTU06SW5zdGFuY2VJRD0ieG1wLmlpZDo5MGExYjc2MS1iNWQwLTIyNGMtOGE1YS1lYjZjNjMzMzZkNGEiIHhtcE1NOk9yaWdpbmFsRG9jdW1lbnRJRD0iYWRvYmU6ZG9jaWQ6cGhvdG9zaG9wOmIyMjRkNWYzLThjOGEtMTFkYy1iNTE3LWZhODFlOTVmMmQ3MyIgZGM6Zm9ybWF0PSJpbWFnZS9qcGVnIiB4bXBSaWdodHM6TWFya2VkPSJGYWxzZSI+DQoJCQk8eG1wTU06SGlzdG9yeT4NCgkJCQk8cmRmOlNlcT4NCgkJCQkJPHJkZjpsaSBzdEV2dDphY3Rpb249InNhdmVkIiBzdEV2dDppbnN0YW5jZUlEPSJ4bXAuaWlkOmM3NTNiMDAzLWRiMzAtZDM0Zi1iMzMwLTYxMGY5YWFjMmZiOSIgc3RFdnQ6d2hlbj0iMjAxOC0wNC0xMlQxOTo0MzozNCswMjowMCIgc3RFdnQ6c29mdHdhcmVBZ2VudD0iQWRvYmUgUGhvdG9zaG9wIENDIChXaW5kb3dzKSIgc3RFdnQ6Y2hhbmdlZD0iLyIvPg0KCQkJCQk8cmRmOmxpIHN0RXZ0OmFjdGlvbj0ic2F2ZWQiIHN0RXZ0Omluc3RhbmNlSUQ9InhtcC5paWQ6OTBhMWI3NjEtYjVkMC0yMjRjLThhNWEtZWI2YzYzMzM2ZDRhIiBzdEV2dDp3aGVuPSIyMDE4LTA0LTEyVDE5OjQzOjM0KzAyOjAwIiBzdEV2dDpzb2Z0d2FyZUFnZW50PSJBZG9iZSBQaG90b3Nob3AgQ0MgKFdpbmRvd3MpIiBzdEV2dDpjaGFuZ2VkPSIvIi8+DQoJCQkJPC9yZGY6U2VxPg0KCQkJPC94bXBNTTpIaXN0b3J5Pg0KCQk8L3JkZjpEZXNjcmlwdGlvbj4NCgk8L3JkZjpSREY+DQo8L3g6eG1wbWV0YT4N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ICAgICAgICAgICAgICAgICAgICAgICAgICAgICAgICAgICAgICAgICAgICAgICAgICAgICAgICAgICAgICAgICAgICAgICAgICAgICAgICAgICAgCiAgICAgICAgICAgICAgICAgICAgICAgICAgICAgICAgICAgICAgICAgICAgICAgICAgICAgICAgICAgICAgICAgICAgICAgICAgICAgICAgICAgICAgICAgICAgICAgICAgICAKICAgICAgICAgICAgICAgICAgICAgICAgICAgICAgICAgICAgICAgICAgICAgICAgICAgICAgICAgICAgICAgICAgICAgICAgICAgICAgICAgICAgICAgICAgICAgICAgICAgIAogICAgICAgICAgICAgICAg</text:p>
          </table:table-cell>
          <table:table-cell table:number-columns-repeated="16379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ubén Rodríguez Fernández</meta:initial-creator>
    <dc:creator>Rubén Rodríguez Fernández</dc:creator>
    <meta:creation-date>2020-04-28T07:02:35Z</meta:creation-date>
    <dc:date>2020-04-28T11:46:32Z</dc:date>
  </office:meta>
</office:document-meta>
</file>